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2.595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0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0" calcext:value-type="float">
            <text:p>0</text:p>
          </table:table-cell>
          <table:table-cell office:value-type="float" office:value="-0.1853816" calcext:value-type="float">
            <text:p>-0.1853816</text:p>
          </table:table-cell>
          <table:table-cell office:value-type="float" office:value="0" calcext:value-type="float">
            <text:p>0</text:p>
          </table:table-cell>
          <table:table-cell office:value-type="float" office:value="1242.81" calcext:value-type="float">
            <text:p>1242.81</text:p>
          </table:table-cell>
          <table:table-cell office:value-type="float" office:value="0.8920156" calcext:value-type="float">
            <text:p>0.8920156</text:p>
          </table:table-cell>
          <table:table-cell office:value-type="float" office:value="167.0682" calcext:value-type="float">
            <text:p>167.0682</text:p>
          </table:table-cell>
          <table:table-cell office:value-type="float" office:value="0.1511535" calcext:value-type="float">
            <text:p>0.1511535</text:p>
          </table:table-cell>
          <table:table-cell office:value-type="float" office:value="0.1598112" calcext:value-type="float">
            <text:p>0.1598112</text:p>
          </table:table-cell>
          <table:table-cell office:value-type="float" office:value="0.1681474" calcext:value-type="float">
            <text:p>0.1681474</text:p>
          </table:table-cell>
          <table:table-cell office:value-type="float" office:value="0.1831591" calcext:value-type="float">
            <text:p>0.1831591</text:p>
          </table:table-cell>
          <table:table-cell office:value-type="float" office:value="0.2691922" calcext:value-type="float">
            <text:p>0.2691922</text:p>
          </table:table-cell>
          <table:table-cell office:value-type="float" office:value="0.2769177" calcext:value-type="float">
            <text:p>0.2769177</text:p>
          </table:table-cell>
          <table:table-cell office:value-type="float" office:value="0.3351102" calcext:value-type="float">
            <text:p>0.3351102</text:p>
          </table:table-cell>
          <table:table-cell office:value-type="float" office:value="0.354635" calcext:value-type="float">
            <text:p>0.354635</text:p>
          </table:table-cell>
          <table:table-cell office:value-type="float" office:value="0.3745142" calcext:value-type="float">
            <text:p>0.3745142</text:p>
          </table:table-cell>
          <table:table-cell office:value-type="float" office:value="0.3885998" calcext:value-type="float">
            <text:p>0.3885998</text:p>
          </table:table-cell>
          <table:table-cell office:value-type="float" office:value="0.4331745" calcext:value-type="float">
            <text:p>0.433174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6121" calcext:value-type="float">
            <text:p>0.3556121</text:p>
          </table:table-cell>
          <table:table-cell office:value-type="float" office:value="0.3472902" calcext:value-type="float">
            <text:p>0.3472902</text:p>
          </table:table-cell>
          <table:table-cell office:value-type="float" office:value="0.3133453" calcext:value-type="float">
            <text:p>0.3133453</text:p>
          </table:table-cell>
          <table:table-cell office:value-type="float" office:value="0.1728407" calcext:value-type="float">
            <text:p>0.1728407</text:p>
          </table:table-cell>
          <table:table-cell office:value-type="float" office:value="0.02301647" calcext:value-type="float">
            <text:p>0.02301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847182" calcext:value-type="float">
            <text:p>7.847182E-05</text:p>
          </table:table-cell>
          <table:table-cell office:value-type="float" office:value="-1.351816" calcext:value-type="float">
            <text:p>-1.351816</text:p>
          </table:table-cell>
          <table:table-cell office:value-type="float" office:value="-0.9603218" calcext:value-type="float">
            <text:p>-0.9603218</text:p>
          </table:table-cell>
          <table:table-cell office:value-type="float" office:value="-0.7026049" calcext:value-type="float">
            <text:p>-0.7026049</text:p>
          </table:table-cell>
          <table:table-cell office:value-type="float" office:value="-0.4163082" calcext:value-type="float">
            <text:p>-0.4163082</text:p>
          </table:table-cell>
          <table:table-cell office:value-type="float" office:value="-0.03947472" calcext:value-type="float">
            <text:p>-0.03947472</text:p>
          </table:table-cell>
          <table:table-cell office:value-type="float" office:value="-0.03320239" calcext:value-type="float">
            <text:p>-0.03320239</text:p>
          </table:table-cell>
          <table:table-cell office:value-type="float" office:value="-0.02582737" calcext:value-type="float">
            <text:p>-0.02582737</text:p>
          </table:table-cell>
          <table:table-cell office:value-type="float" office:value="-0.0165281" calcext:value-type="float">
            <text:p>-0.0165281</text:p>
          </table:table-cell>
          <table:table-cell office:value-type="float" office:value="-0.009807891" calcext:value-type="float">
            <text:p>-0.009807891</text:p>
          </table:table-cell>
          <table:table-cell office:value-type="float" office:value="-0.006894323" calcext:value-type="float">
            <text:p>-0.006894323</text:p>
          </table:table-cell>
          <table:table-cell office:value-type="float" office:value="7.442326" calcext:value-type="float">
            <text:p>7.442326</text:p>
          </table:table-cell>
          <table:table-cell office:value-type="float" office:value="0" calcext:value-type="float">
            <text:p>0</text:p>
          </table:table-cell>
          <table:table-cell office:value-type="float" office:value="-2.788946" calcext:value-type="float">
            <text:p>-2.788946</text:p>
          </table:table-cell>
          <table:table-cell office:value-type="float" office:value="0.002172984" calcext:value-type="float">
            <text:p>0.00217298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63231" calcext:value-type="float">
            <text:p>2.36323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5.6" calcext:value-type="float">
            <text:p>5.6</text:p>
          </table:table-cell>
          <table:table-cell office:value-type="float" office:value="-0.4013494" calcext:value-type="float">
            <text:p>-0.4013494</text:p>
          </table:table-cell>
          <table:table-cell office:value-type="float" office:value="0" calcext:value-type="float">
            <text:p>0</text:p>
          </table:table-cell>
          <table:table-cell office:value-type="float" office:value="1247.791" calcext:value-type="float">
            <text:p>1247.791</text:p>
          </table:table-cell>
          <table:table-cell office:value-type="float" office:value="1.727813" calcext:value-type="float">
            <text:p>1.727813</text:p>
          </table:table-cell>
          <table:table-cell office:value-type="float" office:value="179.7854" calcext:value-type="float">
            <text:p>179.7854</text:p>
          </table:table-cell>
          <table:table-cell office:value-type="float" office:value="0.1601475" calcext:value-type="float">
            <text:p>0.1601475</text:p>
          </table:table-cell>
          <table:table-cell office:value-type="float" office:value="0.1665228" calcext:value-type="float">
            <text:p>0.1665228</text:p>
          </table:table-cell>
          <table:table-cell office:value-type="float" office:value="0.1727057" calcext:value-type="float">
            <text:p>0.1727057</text:p>
          </table:table-cell>
          <table:table-cell office:value-type="float" office:value="0.1865875" calcext:value-type="float">
            <text:p>0.1865875</text:p>
          </table:table-cell>
          <table:table-cell office:value-type="float" office:value="0.2695284" calcext:value-type="float">
            <text:p>0.2695284</text:p>
          </table:table-cell>
          <table:table-cell office:value-type="float" office:value="0.2765728" calcext:value-type="float">
            <text:p>0.2765728</text:p>
          </table:table-cell>
          <table:table-cell office:value-type="float" office:value="0.3346501" calcext:value-type="float">
            <text:p>0.3346501</text:p>
          </table:table-cell>
          <table:table-cell office:value-type="float" office:value="0.3543288" calcext:value-type="float">
            <text:p>0.3543288</text:p>
          </table:table-cell>
          <table:table-cell office:value-type="float" office:value="0.374439" calcext:value-type="float">
            <text:p>0.374439</text:p>
          </table:table-cell>
          <table:table-cell office:value-type="float" office:value="0.3884195" calcext:value-type="float">
            <text:p>0.3884195</text:p>
          </table:table-cell>
          <table:table-cell office:value-type="float" office:value="0.4315079" calcext:value-type="float">
            <text:p>0.431507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6159" calcext:value-type="float">
            <text:p>0.3466159</text:p>
          </table:table-cell>
          <table:table-cell office:value-type="float" office:value="0.3405312" calcext:value-type="float">
            <text:p>0.3405312</text:p>
          </table:table-cell>
          <table:table-cell office:value-type="float" office:value="0.3086004" calcext:value-type="float">
            <text:p>0.3086004</text:p>
          </table:table-cell>
          <table:table-cell office:value-type="float" office:value="0.1713783" calcext:value-type="float">
            <text:p>0.1713783</text:p>
          </table:table-cell>
          <table:table-cell office:value-type="float" office:value="0.02523136" calcext:value-type="float">
            <text:p>0.025231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026295" calcext:value-type="float">
            <text:p>7.026295E-05</text:p>
          </table:table-cell>
          <table:table-cell office:value-type="float" office:value="-0.9494755" calcext:value-type="float">
            <text:p>-0.9494755</text:p>
          </table:table-cell>
          <table:table-cell office:value-type="float" office:value="-0.7466151" calcext:value-type="float">
            <text:p>-0.7466151</text:p>
          </table:table-cell>
          <table:table-cell office:value-type="float" office:value="-0.5968652" calcext:value-type="float">
            <text:p>-0.5968652</text:p>
          </table:table-cell>
          <table:table-cell office:value-type="float" office:value="-0.3718188" calcext:value-type="float">
            <text:p>-0.3718188</text:p>
          </table:table-cell>
          <table:table-cell office:value-type="float" office:value="-0.03918772" calcext:value-type="float">
            <text:p>-0.03918772</text:p>
          </table:table-cell>
          <table:table-cell office:value-type="float" office:value="-0.03345968" calcext:value-type="float">
            <text:p>-0.03345968</text:p>
          </table:table-cell>
          <table:table-cell office:value-type="float" office:value="-0.02617256" calcext:value-type="float">
            <text:p>-0.02617256</text:p>
          </table:table-cell>
          <table:table-cell office:value-type="float" office:value="-0.01666574" calcext:value-type="float">
            <text:p>-0.01666574</text:p>
          </table:table-cell>
          <table:table-cell office:value-type="float" office:value="-0.009826794" calcext:value-type="float">
            <text:p>-0.009826794</text:p>
          </table:table-cell>
          <table:table-cell office:value-type="float" office:value="-0.006925053" calcext:value-type="float">
            <text:p>-0.006925053</text:p>
          </table:table-cell>
          <table:table-cell office:value-type="float" office:value="14.85628" calcext:value-type="float">
            <text:p>14.85628</text:p>
          </table:table-cell>
          <table:table-cell office:value-type="float" office:value="0" calcext:value-type="float">
            <text:p>0</text:p>
          </table:table-cell>
          <table:table-cell office:value-type="float" office:value="-2.355438" calcext:value-type="float">
            <text:p>-2.355438</text:p>
          </table:table-cell>
          <table:table-cell office:value-type="float" office:value="0.002133453" calcext:value-type="float">
            <text:p>0.00213345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4447065" calcext:value-type="float">
            <text:p>4.44706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7.499997" calcext:value-type="float">
            <text:p>7.499997</text:p>
          </table:table-cell>
          <table:table-cell office:value-type="float" office:value="-0.5006625" calcext:value-type="float">
            <text:p>-0.5006625</text:p>
          </table:table-cell>
          <table:table-cell office:value-type="float" office:value="0" calcext:value-type="float">
            <text:p>0</text:p>
          </table:table-cell>
          <table:table-cell office:value-type="float" office:value="1248.994" calcext:value-type="float">
            <text:p>1248.994</text:p>
          </table:table-cell>
          <table:table-cell office:value-type="float" office:value="2.524266" calcext:value-type="float">
            <text:p>2.524266</text:p>
          </table:table-cell>
          <table:table-cell office:value-type="float" office:value="178.2505" calcext:value-type="float">
            <text:p>178.2505</text:p>
          </table:table-cell>
          <table:table-cell office:value-type="float" office:value="0.1808481" calcext:value-type="float">
            <text:p>0.1808481</text:p>
          </table:table-cell>
          <table:table-cell office:value-type="float" office:value="0.1782549" calcext:value-type="float">
            <text:p>0.1782549</text:p>
          </table:table-cell>
          <table:table-cell office:value-type="float" office:value="0.1797647" calcext:value-type="float">
            <text:p>0.1797647</text:p>
          </table:table-cell>
          <table:table-cell office:value-type="float" office:value="0.1919397" calcext:value-type="float">
            <text:p>0.1919397</text:p>
          </table:table-cell>
          <table:table-cell office:value-type="float" office:value="0.2714989" calcext:value-type="float">
            <text:p>0.2714989</text:p>
          </table:table-cell>
          <table:table-cell office:value-type="float" office:value="0.2791255" calcext:value-type="float">
            <text:p>0.2791255</text:p>
          </table:table-cell>
          <table:table-cell office:value-type="float" office:value="0.339548" calcext:value-type="float">
            <text:p>0.339548</text:p>
          </table:table-cell>
          <table:table-cell office:value-type="float" office:value="0.354405" calcext:value-type="float">
            <text:p>0.354405</text:p>
          </table:table-cell>
          <table:table-cell office:value-type="float" office:value="0.3743919" calcext:value-type="float">
            <text:p>0.3743919</text:p>
          </table:table-cell>
          <table:table-cell office:value-type="float" office:value="0.3882639" calcext:value-type="float">
            <text:p>0.3882639</text:p>
          </table:table-cell>
          <table:table-cell office:value-type="float" office:value="0.4299487" calcext:value-type="float">
            <text:p>0.42994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6929" calcext:value-type="float">
            <text:p>0.3236929</text:p>
          </table:table-cell>
          <table:table-cell office:value-type="float" office:value="0.3287704" calcext:value-type="float">
            <text:p>0.3287704</text:p>
          </table:table-cell>
          <table:table-cell office:value-type="float" office:value="0.3012942" calcext:value-type="float">
            <text:p>0.3012942</text:p>
          </table:table-cell>
          <table:table-cell office:value-type="float" office:value="0.1680677" calcext:value-type="float">
            <text:p>0.1680677</text:p>
          </table:table-cell>
          <table:table-cell office:value-type="float" office:value="0.02541953" calcext:value-type="float">
            <text:p>0.025419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53344" calcext:value-type="float">
            <text:p>6.53344E-05</text:p>
          </table:table-cell>
          <table:table-cell office:value-type="float" office:value="-0.4512981" calcext:value-type="float">
            <text:p>-0.4512981</text:p>
          </table:table-cell>
          <table:table-cell office:value-type="float" office:value="-0.4927591" calcext:value-type="float">
            <text:p>-0.4927591</text:p>
          </table:table-cell>
          <table:table-cell office:value-type="float" office:value="-0.467503" calcext:value-type="float">
            <text:p>-0.467503</text:p>
          </table:table-cell>
          <table:table-cell office:value-type="float" office:value="-0.3129641" calcext:value-type="float">
            <text:p>-0.3129641</text:p>
          </table:table-cell>
          <table:table-cell office:value-type="float" office:value="-0.03750359" calcext:value-type="float">
            <text:p>-0.03750359</text:p>
          </table:table-cell>
          <table:table-cell office:value-type="float" office:value="-0.0314689" calcext:value-type="float">
            <text:p>-0.0314689</text:p>
          </table:table-cell>
          <table:table-cell office:value-type="float" office:value="-0.0227344" calcext:value-type="float">
            <text:p>-0.0227344</text:p>
          </table:table-cell>
          <table:table-cell office:value-type="float" office:value="-0.0166329" calcext:value-type="float">
            <text:p>-0.0166329</text:p>
          </table:table-cell>
          <table:table-cell office:value-type="float" office:value="-0.009838765" calcext:value-type="float">
            <text:p>-0.009838765</text:p>
          </table:table-cell>
          <table:table-cell office:value-type="float" office:value="-0.006951733" calcext:value-type="float">
            <text:p>-0.006951733</text:p>
          </table:table-cell>
          <table:table-cell office:value-type="float" office:value="22.24322" calcext:value-type="float">
            <text:p>22.24322</text:p>
          </table:table-cell>
          <table:table-cell office:value-type="float" office:value="0" calcext:value-type="float">
            <text:p>0</text:p>
          </table:table-cell>
          <table:table-cell office:value-type="float" office:value="-1.430485" calcext:value-type="float">
            <text:p>-1.430485</text:p>
          </table:table-cell>
          <table:table-cell office:value-type="float" office:value="0.002054312" calcext:value-type="float">
            <text:p>0.00205431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7560011" calcext:value-type="float">
            <text:p>7.560011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0" calcext:value-type="float">
            <text:p>4012000</text:p>
          </table:table-cell>
          <table:table-cell office:value-type="float" office:value="22.40003" calcext:value-type="float">
            <text:p>22.40003</text:p>
          </table:table-cell>
          <table:table-cell office:value-type="float" office:value="-0.6675782" calcext:value-type="float">
            <text:p>-0.6675782</text:p>
          </table:table-cell>
          <table:table-cell office:value-type="float" office:value="0" calcext:value-type="float">
            <text:p>0</text:p>
          </table:table-cell>
          <table:table-cell office:value-type="float" office:value="1263.311" calcext:value-type="float">
            <text:p>1263.311</text:p>
          </table:table-cell>
          <table:table-cell office:value-type="float" office:value="3.274206" calcext:value-type="float">
            <text:p>3.274206</text:p>
          </table:table-cell>
          <table:table-cell office:value-type="float" office:value="228.0277" calcext:value-type="float">
            <text:p>228.0277</text:p>
          </table:table-cell>
          <table:table-cell office:value-type="float" office:value="0.1882421" calcext:value-type="float">
            <text:p>0.1882421</text:p>
          </table:table-cell>
          <table:table-cell office:value-type="float" office:value="0.184878" calcext:value-type="float">
            <text:p>0.184878</text:p>
          </table:table-cell>
          <table:table-cell office:value-type="float" office:value="0.1862036" calcext:value-type="float">
            <text:p>0.1862036</text:p>
          </table:table-cell>
          <table:table-cell office:value-type="float" office:value="0.1982762" calcext:value-type="float">
            <text:p>0.1982762</text:p>
          </table:table-cell>
          <table:table-cell office:value-type="float" office:value="0.2751279" calcext:value-type="float">
            <text:p>0.2751279</text:p>
          </table:table-cell>
          <table:table-cell office:value-type="float" office:value="0.2829133" calcext:value-type="float">
            <text:p>0.2829133</text:p>
          </table:table-cell>
          <table:table-cell office:value-type="float" office:value="0.3479918" calcext:value-type="float">
            <text:p>0.3479918</text:p>
          </table:table-cell>
          <table:table-cell office:value-type="float" office:value="0.3546248" calcext:value-type="float">
            <text:p>0.3546248</text:p>
          </table:table-cell>
          <table:table-cell office:value-type="float" office:value="0.3743592" calcext:value-type="float">
            <text:p>0.3743592</text:p>
          </table:table-cell>
          <table:table-cell office:value-type="float" office:value="0.3881229" calcext:value-type="float">
            <text:p>0.3881229</text:p>
          </table:table-cell>
          <table:table-cell office:value-type="float" office:value="0.4284579" calcext:value-type="float">
            <text:p>0.428457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1897" calcext:value-type="float">
            <text:p>0.3181897</text:p>
          </table:table-cell>
          <table:table-cell office:value-type="float" office:value="0.322235" calcext:value-type="float">
            <text:p>0.322235</text:p>
          </table:table-cell>
          <table:table-cell office:value-type="float" office:value="0.2948622" calcext:value-type="float">
            <text:p>0.2948622</text:p>
          </table:table-cell>
          <table:table-cell office:value-type="float" office:value="0.1642448" calcext:value-type="float">
            <text:p>0.1642448</text:p>
          </table:table-cell>
          <table:table-cell office:value-type="float" office:value="0.02350564" calcext:value-type="float">
            <text:p>0.023505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1869" calcext:value-type="float">
            <text:p>6.1869E-05</text:p>
          </table:table-cell>
          <table:table-cell office:value-type="float" office:value="-0.3520155" calcext:value-type="float">
            <text:p>-0.3520155</text:p>
          </table:table-cell>
          <table:table-cell office:value-type="float" office:value="-0.3936328" calcext:value-type="float">
            <text:p>-0.3936328</text:p>
          </table:table-cell>
          <table:table-cell office:value-type="float" office:value="-0.3767757" calcext:value-type="float">
            <text:p>-0.3767757</text:p>
          </table:table-cell>
          <table:table-cell office:value-type="float" office:value="-0.2566695" calcext:value-type="float">
            <text:p>-0.2566695</text:p>
          </table:table-cell>
          <table:table-cell office:value-type="float" office:value="-0.03458603" calcext:value-type="float">
            <text:p>-0.03458603</text:p>
          </table:table-cell>
          <table:table-cell office:value-type="float" office:value="-0.02868173" calcext:value-type="float">
            <text:p>-0.02868173</text:p>
          </table:table-cell>
          <table:table-cell office:value-type="float" office:value="-0.01792153" calcext:value-type="float">
            <text:p>-0.01792153</text:p>
          </table:table-cell>
          <table:table-cell office:value-type="float" office:value="-0.01653715" calcext:value-type="float">
            <text:p>-0.01653715</text:p>
          </table:table-cell>
          <table:table-cell office:value-type="float" office:value="-0.009847058" calcext:value-type="float">
            <text:p>-0.009847058</text:p>
          </table:table-cell>
          <table:table-cell office:value-type="float" office:value="-0.006975987" calcext:value-type="float">
            <text:p>-0.006975987</text:p>
          </table:table-cell>
          <table:table-cell office:value-type="float" office:value="29.60487" calcext:value-type="float">
            <text:p>29.60487</text:p>
          </table:table-cell>
          <table:table-cell office:value-type="float" office:value="0" calcext:value-type="float">
            <text:p>0</text:p>
          </table:table-cell>
          <table:table-cell office:value-type="float" office:value="-1.094483" calcext:value-type="float">
            <text:p>-1.094483</text:p>
          </table:table-cell>
          <table:table-cell office:value-type="float" office:value="0.001989878" calcext:value-type="float">
            <text:p>0.00198987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6111804" calcext:value-type="float">
            <text:p>6.111804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22.40003" calcext:value-type="float">
            <text:p>22.40003</text:p>
          </table:table-cell>
          <table:table-cell office:value-type="float" office:value="-0.6249542" calcext:value-type="float">
            <text:p>-0.6249542</text:p>
          </table:table-cell>
          <table:table-cell office:value-type="float" office:value="0" calcext:value-type="float">
            <text:p>0</text:p>
          </table:table-cell>
          <table:table-cell office:value-type="float" office:value="1262.583" calcext:value-type="float">
            <text:p>1262.583</text:p>
          </table:table-cell>
          <table:table-cell office:value-type="float" office:value="3.959493" calcext:value-type="float">
            <text:p>3.959493</text:p>
          </table:table-cell>
          <table:table-cell office:value-type="float" office:value="224.1084" calcext:value-type="float">
            <text:p>224.1084</text:p>
          </table:table-cell>
          <table:table-cell office:value-type="float" office:value="0.1911084" calcext:value-type="float">
            <text:p>0.1911084</text:p>
          </table:table-cell>
          <table:table-cell office:value-type="float" office:value="0.1899848" calcext:value-type="float">
            <text:p>0.1899848</text:p>
          </table:table-cell>
          <table:table-cell office:value-type="float" office:value="0.1917231" calcext:value-type="float">
            <text:p>0.1917231</text:p>
          </table:table-cell>
          <table:table-cell office:value-type="float" office:value="0.2048926" calcext:value-type="float">
            <text:p>0.2048926</text:p>
          </table:table-cell>
          <table:table-cell office:value-type="float" office:value="0.2800385" calcext:value-type="float">
            <text:p>0.2800385</text:p>
          </table:table-cell>
          <table:table-cell office:value-type="float" office:value="0.2855204" calcext:value-type="float">
            <text:p>0.2855204</text:p>
          </table:table-cell>
          <table:table-cell office:value-type="float" office:value="0.3429518" calcext:value-type="float">
            <text:p>0.3429518</text:p>
          </table:table-cell>
          <table:table-cell office:value-type="float" office:value="0.3550206" calcext:value-type="float">
            <text:p>0.3550206</text:p>
          </table:table-cell>
          <table:table-cell office:value-type="float" office:value="0.3743502" calcext:value-type="float">
            <text:p>0.3743502</text:p>
          </table:table-cell>
          <table:table-cell office:value-type="float" office:value="0.3879923" calcext:value-type="float">
            <text:p>0.3879923</text:p>
          </table:table-cell>
          <table:table-cell office:value-type="float" office:value="0.4270497" calcext:value-type="float">
            <text:p>0.42704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5647" calcext:value-type="float">
            <text:p>0.3135647</text:p>
          </table:table-cell>
          <table:table-cell office:value-type="float" office:value="0.3171288" calcext:value-type="float">
            <text:p>0.3171288</text:p>
          </table:table-cell>
          <table:table-cell office:value-type="float" office:value="0.2895969" calcext:value-type="float">
            <text:p>0.2895969</text:p>
          </table:table-cell>
          <table:table-cell office:value-type="float" office:value="0.1609598" calcext:value-type="float">
            <text:p>0.1609598</text:p>
          </table:table-cell>
          <table:table-cell office:value-type="float" office:value="0.01998451" calcext:value-type="float">
            <text:p>0.019984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80162" calcext:value-type="float">
            <text:p>5.80162E-05</text:p>
          </table:table-cell>
          <table:table-cell office:value-type="float" office:value="-0.3211079" calcext:value-type="float">
            <text:p>-0.3211079</text:p>
          </table:table-cell>
          <table:table-cell office:value-type="float" office:value="-0.3330675" calcext:value-type="float">
            <text:p>-0.3330675</text:p>
          </table:table-cell>
          <table:table-cell office:value-type="float" office:value="-0.3150448" calcext:value-type="float">
            <text:p>-0.3150448</text:p>
          </table:table-cell>
          <table:table-cell office:value-type="float" office:value="-0.2099594" calcext:value-type="float">
            <text:p>-0.2099594</text:p>
          </table:table-cell>
          <table:table-cell office:value-type="float" office:value="-0.03078336" calcext:value-type="float">
            <text:p>-0.03078336</text:p>
          </table:table-cell>
          <table:table-cell office:value-type="float" office:value="-0.02688452" calcext:value-type="float">
            <text:p>-0.02688452</text:p>
          </table:table-cell>
          <table:table-cell office:value-type="float" office:value="-0.02065462" calcext:value-type="float">
            <text:p>-0.02065462</text:p>
          </table:table-cell>
          <table:table-cell office:value-type="float" office:value="-0.01635898" calcext:value-type="float">
            <text:p>-0.01635898</text:p>
          </table:table-cell>
          <table:table-cell office:value-type="float" office:value="-0.009849368" calcext:value-type="float">
            <text:p>-0.009849368</text:p>
          </table:table-cell>
          <table:table-cell office:value-type="float" office:value="-0.006998513" calcext:value-type="float">
            <text:p>-0.006998513</text:p>
          </table:table-cell>
          <table:table-cell office:value-type="float" office:value="36.94233" calcext:value-type="float">
            <text:p>36.94233</text:p>
          </table:table-cell>
          <table:table-cell office:value-type="float" office:value="0" calcext:value-type="float">
            <text:p>0</text:p>
          </table:table-cell>
          <table:table-cell office:value-type="float" office:value="-1.095384" calcext:value-type="float">
            <text:p>-1.095384</text:p>
          </table:table-cell>
          <table:table-cell office:value-type="float" office:value="0.001927875" calcext:value-type="float">
            <text:p>0.00192787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5974434" calcext:value-type="float">
            <text:p>5.974434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0" calcext:value-type="float">
            <text:p>6012000</text:p>
          </table:table-cell>
          <table:table-cell office:value-type="float" office:value="22.40003" calcext:value-type="float">
            <text:p>22.40003</text:p>
          </table:table-cell>
          <table:table-cell office:value-type="float" office:value="-0.7510768" calcext:value-type="float">
            <text:p>-0.7510768</text:p>
          </table:table-cell>
          <table:table-cell office:value-type="float" office:value="0" calcext:value-type="float">
            <text:p>0</text:p>
          </table:table-cell>
          <table:table-cell office:value-type="float" office:value="1262.071" calcext:value-type="float">
            <text:p>1262.071</text:p>
          </table:table-cell>
          <table:table-cell office:value-type="float" office:value="4.598724" calcext:value-type="float">
            <text:p>4.598724</text:p>
          </table:table-cell>
          <table:table-cell office:value-type="float" office:value="221.4917" calcext:value-type="float">
            <text:p>221.4917</text:p>
          </table:table-cell>
          <table:table-cell office:value-type="float" office:value="0.1815231" calcext:value-type="float">
            <text:p>0.1815231</text:p>
          </table:table-cell>
          <table:table-cell office:value-type="float" office:value="0.1900956" calcext:value-type="float">
            <text:p>0.1900956</text:p>
          </table:table-cell>
          <table:table-cell office:value-type="float" office:value="0.1958517" calcext:value-type="float">
            <text:p>0.1958517</text:p>
          </table:table-cell>
          <table:table-cell office:value-type="float" office:value="0.2113666" calcext:value-type="float">
            <text:p>0.2113666</text:p>
          </table:table-cell>
          <table:table-cell office:value-type="float" office:value="0.2828524" calcext:value-type="float">
            <text:p>0.2828524</text:p>
          </table:table-cell>
          <table:table-cell office:value-type="float" office:value="0.2864313" calcext:value-type="float">
            <text:p>0.2864313</text:p>
          </table:table-cell>
          <table:table-cell office:value-type="float" office:value="0.3411676" calcext:value-type="float">
            <text:p>0.3411676</text:p>
          </table:table-cell>
          <table:table-cell office:value-type="float" office:value="0.355156" calcext:value-type="float">
            <text:p>0.355156</text:p>
          </table:table-cell>
          <table:table-cell office:value-type="float" office:value="0.3743511" calcext:value-type="float">
            <text:p>0.3743511</text:p>
          </table:table-cell>
          <table:table-cell office:value-type="float" office:value="0.3878703" calcext:value-type="float">
            <text:p>0.3878703</text:p>
          </table:table-cell>
          <table:table-cell office:value-type="float" office:value="0.4257015" calcext:value-type="float">
            <text:p>0.42570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5872" calcext:value-type="float">
            <text:p>0.3245872</text:p>
          </table:table-cell>
          <table:table-cell office:value-type="float" office:value="0.3165374" calcext:value-type="float">
            <text:p>0.3165374</text:p>
          </table:table-cell>
          <table:table-cell office:value-type="float" office:value="0.2859503" calcext:value-type="float">
            <text:p>0.2859503</text:p>
          </table:table-cell>
          <table:table-cell office:value-type="float" office:value="0.1585977" calcext:value-type="float">
            <text:p>0.1585977</text:p>
          </table:table-cell>
          <table:table-cell office:value-type="float" office:value="0.01531396" calcext:value-type="float">
            <text:p>0.015313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43699" calcext:value-type="float">
            <text:p>5.43699E-05</text:p>
          </table:table-cell>
          <table:table-cell office:value-type="float" office:value="-0.4370466" calcext:value-type="float">
            <text:p>-0.4370466</text:p>
          </table:table-cell>
          <table:table-cell office:value-type="float" office:value="-0.3308244" calcext:value-type="float">
            <text:p>-0.3308244</text:p>
          </table:table-cell>
          <table:table-cell office:value-type="float" office:value="-0.2762983" calcext:value-type="float">
            <text:p>-0.2762983</text:p>
          </table:table-cell>
          <table:table-cell office:value-type="float" office:value="-0.1735292" calcext:value-type="float">
            <text:p>-0.1735292</text:p>
          </table:table-cell>
          <table:table-cell office:value-type="float" office:value="-0.02870712" calcext:value-type="float">
            <text:p>-0.02870712</text:p>
          </table:table-cell>
          <table:table-cell office:value-type="float" office:value="-0.02630168" calcext:value-type="float">
            <text:p>-0.02630168</text:p>
          </table:table-cell>
          <table:table-cell office:value-type="float" office:value="-0.02172892" calcext:value-type="float">
            <text:p>-0.02172892</text:p>
          </table:table-cell>
          <table:table-cell office:value-type="float" office:value="-0.01629842" calcext:value-type="float">
            <text:p>-0.01629842</text:p>
          </table:table-cell>
          <table:table-cell office:value-type="float" office:value="-0.009849142" calcext:value-type="float">
            <text:p>-0.009849142</text:p>
          </table:table-cell>
          <table:table-cell office:value-type="float" office:value="-0.007019652" calcext:value-type="float">
            <text:p>-0.007019652</text:p>
          </table:table-cell>
          <table:table-cell office:value-type="float" office:value="44.25711" calcext:value-type="float">
            <text:p>44.25711</text:p>
          </table:table-cell>
          <table:table-cell office:value-type="float" office:value="0" calcext:value-type="float">
            <text:p>0</text:p>
          </table:table-cell>
          <table:table-cell office:value-type="float" office:value="-1.6068" calcext:value-type="float">
            <text:p>-1.6068</text:p>
          </table:table-cell>
          <table:table-cell office:value-type="float" office:value="0.001889571" calcext:value-type="float">
            <text:p>0.00188957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1410954" calcext:value-type="float">
            <text:p>1.410954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0" calcext:value-type="float">
            <text:p>7012000</text:p>
          </table:table-cell>
          <table:table-cell office:value-type="float" office:value="23.80005" calcext:value-type="float">
            <text:p>23.80005</text:p>
          </table:table-cell>
          <table:table-cell office:value-type="float" office:value="-0.7519624" calcext:value-type="float">
            <text:p>-0.7519624</text:p>
          </table:table-cell>
          <table:table-cell office:value-type="float" office:value="0" calcext:value-type="float">
            <text:p>0</text:p>
          </table:table-cell>
          <table:table-cell office:value-type="float" office:value="1262.878" calcext:value-type="float">
            <text:p>1262.878</text:p>
          </table:table-cell>
          <table:table-cell office:value-type="float" office:value="5.192482" calcext:value-type="float">
            <text:p>5.192482</text:p>
          </table:table-cell>
          <table:table-cell office:value-type="float" office:value="218.8026" calcext:value-type="float">
            <text:p>218.8026</text:p>
          </table:table-cell>
          <table:table-cell office:value-type="float" office:value="0.17945" calcext:value-type="float">
            <text:p>0.17945</text:p>
          </table:table-cell>
          <table:table-cell office:value-type="float" office:value="0.1902251" calcext:value-type="float">
            <text:p>0.1902251</text:p>
          </table:table-cell>
          <table:table-cell office:value-type="float" office:value="0.1985469" calcext:value-type="float">
            <text:p>0.1985469</text:p>
          </table:table-cell>
          <table:table-cell office:value-type="float" office:value="0.2173536" calcext:value-type="float">
            <text:p>0.2173536</text:p>
          </table:table-cell>
          <table:table-cell office:value-type="float" office:value="0.2841599" calcext:value-type="float">
            <text:p>0.2841599</text:p>
          </table:table-cell>
          <table:table-cell office:value-type="float" office:value="0.2872308" calcext:value-type="float">
            <text:p>0.2872308</text:p>
          </table:table-cell>
          <table:table-cell office:value-type="float" office:value="0.3405144" calcext:value-type="float">
            <text:p>0.3405144</text:p>
          </table:table-cell>
          <table:table-cell office:value-type="float" office:value="0.3551842" calcext:value-type="float">
            <text:p>0.3551842</text:p>
          </table:table-cell>
          <table:table-cell office:value-type="float" office:value="0.3743516" calcext:value-type="float">
            <text:p>0.3743516</text:p>
          </table:table-cell>
          <table:table-cell office:value-type="float" office:value="0.3877556" calcext:value-type="float">
            <text:p>0.3877556</text:p>
          </table:table-cell>
          <table:table-cell office:value-type="float" office:value="0.4244319" calcext:value-type="float">
            <text:p>0.424431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3204" calcext:value-type="float">
            <text:p>0.3273204</text:p>
          </table:table-cell>
          <table:table-cell office:value-type="float" office:value="0.3168883" calcext:value-type="float">
            <text:p>0.3168883</text:p>
          </table:table-cell>
          <table:table-cell office:value-type="float" office:value="0.2839595" calcext:value-type="float">
            <text:p>0.2839595</text:p>
          </table:table-cell>
          <table:table-cell office:value-type="float" office:value="0.1575846" calcext:value-type="float">
            <text:p>0.1575846</text:p>
          </table:table-cell>
          <table:table-cell office:value-type="float" office:value="0.009867923" calcext:value-type="float">
            <text:p>0.0098679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963627" calcext:value-type="float">
            <text:p>4.963627E-05</text:p>
          </table:table-cell>
          <table:table-cell office:value-type="float" office:value="-0.47026" calcext:value-type="float">
            <text:p>-0.47026</text:p>
          </table:table-cell>
          <table:table-cell office:value-type="float" office:value="-0.3299542" calcext:value-type="float">
            <text:p>-0.3299542</text:p>
          </table:table-cell>
          <table:table-cell office:value-type="float" office:value="-0.254199" calcext:value-type="float">
            <text:p>-0.254199</text:p>
          </table:table-cell>
          <table:table-cell office:value-type="float" office:value="-0.1462481" calcext:value-type="float">
            <text:p>-0.1462481</text:p>
          </table:table-cell>
          <table:table-cell office:value-type="float" office:value="-0.02780119" calcext:value-type="float">
            <text:p>-0.02780119</text:p>
          </table:table-cell>
          <table:table-cell office:value-type="float" office:value="-0.02579408" calcext:value-type="float">
            <text:p>-0.02579408</text:p>
          </table:table-cell>
          <table:table-cell office:value-type="float" office:value="-0.02213894" calcext:value-type="float">
            <text:p>-0.02213894</text:p>
          </table:table-cell>
          <table:table-cell office:value-type="float" office:value="-0.01628573" calcext:value-type="float">
            <text:p>-0.01628573</text:p>
          </table:table-cell>
          <table:table-cell office:value-type="float" office:value="-0.00984902" calcext:value-type="float">
            <text:p>-0.00984902</text:p>
          </table:table-cell>
          <table:table-cell office:value-type="float" office:value="-0.00703958" calcext:value-type="float">
            <text:p>-0.00703958</text:p>
          </table:table-cell>
          <table:table-cell office:value-type="float" office:value="51.54981" calcext:value-type="float">
            <text:p>51.54981</text:p>
          </table:table-cell>
          <table:table-cell office:value-type="float" office:value="0" calcext:value-type="float">
            <text:p>0</text:p>
          </table:table-cell>
          <table:table-cell office:value-type="float" office:value="-1.688145" calcext:value-type="float">
            <text:p>-1.688145</text:p>
          </table:table-cell>
          <table:table-cell office:value-type="float" office:value="0.0018536" calcext:value-type="float">
            <text:p>0.001853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770685" calcext:value-type="float">
            <text:p>2.770685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23.80005" calcext:value-type="float">
            <text:p>23.80005</text:p>
          </table:table-cell>
          <table:table-cell office:value-type="float" office:value="-0.7920128" calcext:value-type="float">
            <text:p>-0.7920128</text:p>
          </table:table-cell>
          <table:table-cell office:value-type="float" office:value="0" calcext:value-type="float">
            <text:p>0</text:p>
          </table:table-cell>
          <table:table-cell office:value-type="float" office:value="1262.365" calcext:value-type="float">
            <text:p>1262.365</text:p>
          </table:table-cell>
          <table:table-cell office:value-type="float" office:value="5.745743" calcext:value-type="float">
            <text:p>5.745743</text:p>
          </table:table-cell>
          <table:table-cell office:value-type="float" office:value="216.114" calcext:value-type="float">
            <text:p>216.114</text:p>
          </table:table-cell>
          <table:table-cell office:value-type="float" office:value="0.1699808" calcext:value-type="float">
            <text:p>0.1699808</text:p>
          </table:table-cell>
          <table:table-cell office:value-type="float" office:value="0.1867198" calcext:value-type="float">
            <text:p>0.1867198</text:p>
          </table:table-cell>
          <table:table-cell office:value-type="float" office:value="0.2004438" calcext:value-type="float">
            <text:p>0.2004438</text:p>
          </table:table-cell>
          <table:table-cell office:value-type="float" office:value="0.2230081" calcext:value-type="float">
            <text:p>0.2230081</text:p>
          </table:table-cell>
          <table:table-cell office:value-type="float" office:value="0.2847115" calcext:value-type="float">
            <text:p>0.2847115</text:p>
          </table:table-cell>
          <table:table-cell office:value-type="float" office:value="0.2875329" calcext:value-type="float">
            <text:p>0.2875329</text:p>
          </table:table-cell>
          <table:table-cell office:value-type="float" office:value="0.3403241" calcext:value-type="float">
            <text:p>0.3403241</text:p>
          </table:table-cell>
          <table:table-cell office:value-type="float" office:value="0.3551785" calcext:value-type="float">
            <text:p>0.3551785</text:p>
          </table:table-cell>
          <table:table-cell office:value-type="float" office:value="0.3743502" calcext:value-type="float">
            <text:p>0.3743502</text:p>
          </table:table-cell>
          <table:table-cell office:value-type="float" office:value="0.3876511" calcext:value-type="float">
            <text:p>0.3876511</text:p>
          </table:table-cell>
          <table:table-cell office:value-type="float" office:value="0.4232202" calcext:value-type="float">
            <text:p>0.423220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7851" calcext:value-type="float">
            <text:p>0.3367851</text:p>
          </table:table-cell>
          <table:table-cell office:value-type="float" office:value="0.3203918" calcext:value-type="float">
            <text:p>0.3203918</text:p>
          </table:table-cell>
          <table:table-cell office:value-type="float" office:value="0.2837432" calcext:value-type="float">
            <text:p>0.2837432</text:p>
          </table:table-cell>
          <table:table-cell office:value-type="float" office:value="0.1577435" calcext:value-type="float">
            <text:p>0.1577435</text:p>
          </table:table-cell>
          <table:table-cell office:value-type="float" office:value="0.003859974" calcext:value-type="float">
            <text:p>0.0038599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735803" calcext:value-type="float">
            <text:p>4.735803E-05</text:p>
          </table:table-cell>
          <table:table-cell office:value-type="float" office:value="-0.6570967" calcext:value-type="float">
            <text:p>-0.6570967</text:p>
          </table:table-cell>
          <table:table-cell office:value-type="float" office:value="-0.3695618" calcext:value-type="float">
            <text:p>-0.3695618</text:p>
          </table:table-cell>
          <table:table-cell office:value-type="float" office:value="-0.2397105" calcext:value-type="float">
            <text:p>-0.2397105</text:p>
          </table:table-cell>
          <table:table-cell office:value-type="float" office:value="-0.1249685" calcext:value-type="float">
            <text:p>-0.1249685</text:p>
          </table:table-cell>
          <table:table-cell office:value-type="float" office:value="-0.02742427" calcext:value-type="float">
            <text:p>-0.02742427</text:p>
          </table:table-cell>
          <table:table-cell office:value-type="float" office:value="-0.02560697" calcext:value-type="float">
            <text:p>-0.02560697</text:p>
          </table:table-cell>
          <table:table-cell office:value-type="float" office:value="-0.02226012" calcext:value-type="float">
            <text:p>-0.02226012</text:p>
          </table:table-cell>
          <table:table-cell office:value-type="float" office:value="-0.01628817" calcext:value-type="float">
            <text:p>-0.01628817</text:p>
          </table:table-cell>
          <table:table-cell office:value-type="float" office:value="-0.009849358" calcext:value-type="float">
            <text:p>-0.009849358</text:p>
          </table:table-cell>
          <table:table-cell office:value-type="float" office:value="-0.00705782" calcext:value-type="float">
            <text:p>-0.00705782</text:p>
          </table:table-cell>
          <table:table-cell office:value-type="float" office:value="58.82128" calcext:value-type="float">
            <text:p>58.82128</text:p>
          </table:table-cell>
          <table:table-cell office:value-type="float" office:value="0" calcext:value-type="float">
            <text:p>0</text:p>
          </table:table-cell>
          <table:table-cell office:value-type="float" office:value="-2.266087" calcext:value-type="float">
            <text:p>-2.266087</text:p>
          </table:table-cell>
          <table:table-cell office:value-type="float" office:value="0.0018388" calcext:value-type="float">
            <text:p>0.001838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151355" calcext:value-type="float">
            <text:p>2.151355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0" calcext:value-type="float">
            <text:p>9012000</text:p>
          </table:table-cell>
          <table:table-cell office:value-type="float" office:value="23.80005" calcext:value-type="float">
            <text:p>23.80005</text:p>
          </table:table-cell>
          <table:table-cell office:value-type="float" office:value="-0.9322194" calcext:value-type="float">
            <text:p>-0.9322194</text:p>
          </table:table-cell>
          <table:table-cell office:value-type="float" office:value="0" calcext:value-type="float">
            <text:p>0</text:p>
          </table:table-cell>
          <table:table-cell office:value-type="float" office:value="1261.996" calcext:value-type="float">
            <text:p>1261.996</text:p>
          </table:table-cell>
          <table:table-cell office:value-type="float" office:value="6.254739" calcext:value-type="float">
            <text:p>6.254739</text:p>
          </table:table-cell>
          <table:table-cell office:value-type="float" office:value="212.4986" calcext:value-type="float">
            <text:p>212.4986</text:p>
          </table:table-cell>
          <table:table-cell office:value-type="float" office:value="0.1787693" calcext:value-type="float">
            <text:p>0.1787693</text:p>
          </table:table-cell>
          <table:table-cell office:value-type="float" office:value="0.1894786" calcext:value-type="float">
            <text:p>0.1894786</text:p>
          </table:table-cell>
          <table:table-cell office:value-type="float" office:value="0.2027136" calcext:value-type="float">
            <text:p>0.2027136</text:p>
          </table:table-cell>
          <table:table-cell office:value-type="float" office:value="0.2303913" calcext:value-type="float">
            <text:p>0.2303913</text:p>
          </table:table-cell>
          <table:table-cell office:value-type="float" office:value="0.2821247" calcext:value-type="float">
            <text:p>0.2821247</text:p>
          </table:table-cell>
          <table:table-cell office:value-type="float" office:value="0.2872401" calcext:value-type="float">
            <text:p>0.2872401</text:p>
          </table:table-cell>
          <table:table-cell office:value-type="float" office:value="0.3402533" calcext:value-type="float">
            <text:p>0.3402533</text:p>
          </table:table-cell>
          <table:table-cell office:value-type="float" office:value="0.3551645" calcext:value-type="float">
            <text:p>0.3551645</text:p>
          </table:table-cell>
          <table:table-cell office:value-type="float" office:value="0.3743464" calcext:value-type="float">
            <text:p>0.3743464</text:p>
          </table:table-cell>
          <table:table-cell office:value-type="float" office:value="0.3875523" calcext:value-type="float">
            <text:p>0.3875523</text:p>
          </table:table-cell>
          <table:table-cell office:value-type="float" office:value="0.4221031" calcext:value-type="float">
            <text:p>0.422103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9893" calcext:value-type="float">
            <text:p>0.3279893</text:p>
          </table:table-cell>
          <table:table-cell office:value-type="float" office:value="0.3176221" calcext:value-type="float">
            <text:p>0.3176221</text:p>
          </table:table-cell>
          <table:table-cell office:value-type="float" office:value="0.2830807" calcext:value-type="float">
            <text:p>0.2830807</text:p>
          </table:table-cell>
          <table:table-cell office:value-type="float" office:value="0.1574783" calcext:value-type="float">
            <text:p>0.1574783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144266" calcext:value-type="float">
            <text:p>4.144266E-05</text:p>
          </table:table-cell>
          <table:table-cell office:value-type="float" office:value="-0.4841966" calcext:value-type="float">
            <text:p>-0.4841966</text:p>
          </table:table-cell>
          <table:table-cell office:value-type="float" office:value="-0.3386894" calcext:value-type="float">
            <text:p>-0.3386894</text:p>
          </table:table-cell>
          <table:table-cell office:value-type="float" office:value="-0.2239255" calcext:value-type="float">
            <text:p>-0.2239255</text:p>
          </table:table-cell>
          <table:table-cell office:value-type="float" office:value="-0.1025619" calcext:value-type="float">
            <text:p>-0.1025619</text:p>
          </table:table-cell>
          <table:table-cell office:value-type="float" office:value="-0.02916773" calcext:value-type="float">
            <text:p>-0.02916773</text:p>
          </table:table-cell>
          <table:table-cell office:value-type="float" office:value="-0.02577537" calcext:value-type="float">
            <text:p>-0.02577537</text:p>
          </table:table-cell>
          <table:table-cell office:value-type="float" office:value="-0.02230428" calcext:value-type="float">
            <text:p>-0.02230428</text:p>
          </table:table-cell>
          <table:table-cell office:value-type="float" office:value="-0.01629431" calcext:value-type="float">
            <text:p>-0.01629431</text:p>
          </table:table-cell>
          <table:table-cell office:value-type="float" office:value="-0.009850321" calcext:value-type="float">
            <text:p>-0.009850321</text:p>
          </table:table-cell>
          <table:table-cell office:value-type="float" office:value="-0.007075059" calcext:value-type="float">
            <text:p>-0.007075059</text:p>
          </table:table-cell>
          <table:table-cell office:value-type="float" office:value="66.07219" calcext:value-type="float">
            <text:p>66.07219</text:p>
          </table:table-cell>
          <table:table-cell office:value-type="float" office:value="0" calcext:value-type="float">
            <text:p>0</text:p>
          </table:table-cell>
          <table:table-cell office:value-type="float" office:value="-1.583376" calcext:value-type="float">
            <text:p>-1.583376</text:p>
          </table:table-cell>
          <table:table-cell office:value-type="float" office:value="0.001803363" calcext:value-type="float">
            <text:p>0.00180336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3768364" calcext:value-type="float">
            <text:p>3.768364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0" calcext:value-type="float">
            <text:p>10012000</text:p>
          </table:table-cell>
          <table:table-cell office:value-type="float" office:value="39.70008" calcext:value-type="float">
            <text:p>39.70008</text:p>
          </table:table-cell>
          <table:table-cell office:value-type="float" office:value="-1.086266" calcext:value-type="float">
            <text:p>-1.08626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5.781" calcext:value-type="float">
            <text:p>1275.781</text:p>
          </table:table-cell>
          <table:table-cell office:value-type="float" office:value="6.910148" calcext:value-type="float">
            <text:p>6.910148</text:p>
          </table:table-cell>
          <table:table-cell office:value-type="float" office:value="211.8008" calcext:value-type="float">
            <text:p>211.8008</text:p>
          </table:table-cell>
          <table:table-cell office:value-type="float" office:value="0.1945429" calcext:value-type="float">
            <text:p>0.1945429</text:p>
          </table:table-cell>
          <table:table-cell office:value-type="float" office:value="0.1977153" calcext:value-type="float">
            <text:p>0.1977153</text:p>
          </table:table-cell>
          <table:table-cell office:value-type="float" office:value="0.208316" calcext:value-type="float">
            <text:p>0.208316</text:p>
          </table:table-cell>
          <table:table-cell office:value-type="float" office:value="0.2414501" calcext:value-type="float">
            <text:p>0.2414501</text:p>
          </table:table-cell>
          <table:table-cell office:value-type="float" office:value="0.2909231" calcext:value-type="float">
            <text:p>0.2909231</text:p>
          </table:table-cell>
          <table:table-cell office:value-type="float" office:value="0.3397799" calcext:value-type="float">
            <text:p>0.3397799</text:p>
          </table:table-cell>
          <table:table-cell office:value-type="float" office:value="0.4264905" calcext:value-type="float">
            <text:p>0.4264905</text:p>
          </table:table-cell>
          <table:table-cell office:value-type="float" office:value="0.357073" calcext:value-type="float">
            <text:p>0.357073</text:p>
          </table:table-cell>
          <table:table-cell office:value-type="float" office:value="0.374371" calcext:value-type="float">
            <text:p>0.374371</text:p>
          </table:table-cell>
          <table:table-cell office:value-type="float" office:value="0.3874589" calcext:value-type="float">
            <text:p>0.3874589</text:p>
          </table:table-cell>
          <table:table-cell office:value-type="float" office:value="0.4210799" calcext:value-type="float">
            <text:p>0.421079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01709376" calcext:value-type="float">
            <text:p>1.709376E-06</text:p>
          </table:table-cell>
          <table:table-cell office:value-type="float" office:value="0.3121977" calcext:value-type="float">
            <text:p>0.3121977</text:p>
          </table:table-cell>
          <table:table-cell office:value-type="float" office:value="0.3093935" calcext:value-type="float">
            <text:p>0.3093935</text:p>
          </table:table-cell>
          <table:table-cell office:value-type="float" office:value="0.2797973" calcext:value-type="float">
            <text:p>0.2797973</text:p>
          </table:table-cell>
          <table:table-cell office:value-type="float" office:value="0.1541795" calcext:value-type="float">
            <text:p>0.1541795</text:p>
          </table:table-cell>
          <table:table-cell office:value-type="float" office:value="9.500709E-016" calcext:value-type="float">
            <text:p>9.500709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155874" calcext:value-type="float">
            <text:p>4.155874E-05</text:p>
          </table:table-cell>
          <table:table-cell office:value-type="float" office:value="-0.2898981" calcext:value-type="float">
            <text:p>-0.2898981</text:p>
          </table:table-cell>
          <table:table-cell office:value-type="float" office:value="-0.261264" calcext:value-type="float">
            <text:p>-0.261264</text:p>
          </table:table-cell>
          <table:table-cell office:value-type="float" office:value="-0.1897368" calcext:value-type="float">
            <text:p>-0.1897368</text:p>
          </table:table-cell>
          <table:table-cell office:value-type="float" office:value="-0.07704141" calcext:value-type="float">
            <text:p>-0.07704141</text:p>
          </table:table-cell>
          <table:table-cell office:value-type="float" office:value="-0.02390986" calcext:value-type="float">
            <text:p>-0.02390986</text:p>
          </table:table-cell>
          <table:table-cell office:value-type="float" office:value="-0.008251625" calcext:value-type="float">
            <text:p>-0.008251625</text:p>
          </table:table-cell>
          <table:table-cell office:value-type="float" office:value="-0.002457276" calcext:value-type="float">
            <text:p>-0.002457276</text:p>
          </table:table-cell>
          <table:table-cell office:value-type="float" office:value="-0.01548626" calcext:value-type="float">
            <text:p>-0.01548626</text:p>
          </table:table-cell>
          <table:table-cell office:value-type="float" office:value="-0.009844325" calcext:value-type="float">
            <text:p>-0.009844325</text:p>
          </table:table-cell>
          <table:table-cell office:value-type="float" office:value="-0.007091427" calcext:value-type="float">
            <text:p>-0.007091427</text:p>
          </table:table-cell>
          <table:table-cell office:value-type="float" office:value="73.38447" calcext:value-type="float">
            <text:p>73.3844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760435" calcext:value-type="float">
            <text:p>0.00176043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223534" calcext:value-type="float">
            <text:p>2.23534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0" calcext:value-type="float">
            <text:p>11012000</text:p>
          </table:table-cell>
          <table:table-cell office:value-type="float" office:value="40.4001" calcext:value-type="float">
            <text:p>40.4001</text:p>
          </table:table-cell>
          <table:table-cell office:value-type="float" office:value="-1.274627" calcext:value-type="float">
            <text:p>-1.27462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4.254" calcext:value-type="float">
            <text:p>1274.254</text:p>
          </table:table-cell>
          <table:table-cell office:value-type="float" office:value="9.326108" calcext:value-type="float">
            <text:p>9.326108</text:p>
          </table:table-cell>
          <table:table-cell office:value-type="float" office:value="205.8585" calcext:value-type="float">
            <text:p>205.8585</text:p>
          </table:table-cell>
          <table:table-cell office:value-type="float" office:value="0.2041331" calcext:value-type="float">
            <text:p>0.2041331</text:p>
          </table:table-cell>
          <table:table-cell office:value-type="float" office:value="0.2053898" calcext:value-type="float">
            <text:p>0.2053898</text:p>
          </table:table-cell>
          <table:table-cell office:value-type="float" office:value="0.2161825" calcext:value-type="float">
            <text:p>0.2161825</text:p>
          </table:table-cell>
          <table:table-cell office:value-type="float" office:value="0.2631017" calcext:value-type="float">
            <text:p>0.2631017</text:p>
          </table:table-cell>
          <table:table-cell office:value-type="float" office:value="0.3204514" calcext:value-type="float">
            <text:p>0.3204514</text:p>
          </table:table-cell>
          <table:table-cell office:value-type="float" office:value="0.3330699" calcext:value-type="float">
            <text:p>0.3330699</text:p>
          </table:table-cell>
          <table:table-cell office:value-type="float" office:value="0.3875502" calcext:value-type="float">
            <text:p>0.3875502</text:p>
          </table:table-cell>
          <table:table-cell office:value-type="float" office:value="0.3591054" calcext:value-type="float">
            <text:p>0.3591054</text:p>
          </table:table-cell>
          <table:table-cell office:value-type="float" office:value="0.3744343" calcext:value-type="float">
            <text:p>0.3744343</text:p>
          </table:table-cell>
          <table:table-cell office:value-type="float" office:value="0.3873716" calcext:value-type="float">
            <text:p>0.3873716</text:p>
          </table:table-cell>
          <table:table-cell office:value-type="float" office:value="0.4201285" calcext:value-type="float">
            <text:p>0.420128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3995" calcext:value-type="float">
            <text:p>0.3023995</text:p>
          </table:table-cell>
          <table:table-cell office:value-type="float" office:value="0.3017097" calcext:value-type="float">
            <text:p>0.3017097</text:p>
          </table:table-cell>
          <table:table-cell office:value-type="float" office:value="0.2756818" calcext:value-type="float">
            <text:p>0.2756818</text:p>
          </table:table-cell>
          <table:table-cell office:value-type="float" office:value="0.1499822" calcext:value-type="float">
            <text:p>0.1499822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050344" calcext:value-type="float">
            <text:p>4.050344E-05</text:p>
          </table:table-cell>
          <table:table-cell office:value-type="float" office:value="-0.2148674" calcext:value-type="float">
            <text:p>-0.2148674</text:p>
          </table:table-cell>
          <table:table-cell office:value-type="float" office:value="-0.2069134" calcext:value-type="float">
            <text:p>-0.2069134</text:p>
          </table:table-cell>
          <table:table-cell office:value-type="float" office:value="-0.1513106" calcext:value-type="float">
            <text:p>-0.1513106</text:p>
          </table:table-cell>
          <table:table-cell office:value-type="float" office:value="-0.04570656" calcext:value-type="float">
            <text:p>-0.04570656</text:p>
          </table:table-cell>
          <table:table-cell office:value-type="float" office:value="-0.01205501" calcext:value-type="float">
            <text:p>-0.01205501</text:p>
          </table:table-cell>
          <table:table-cell office:value-type="float" office:value="-0.009189573" calcext:value-type="float">
            <text:p>-0.009189573</text:p>
          </table:table-cell>
          <table:table-cell office:value-type="float" office:value="-0.00631304" calcext:value-type="float">
            <text:p>-0.00631304</text:p>
          </table:table-cell>
          <table:table-cell office:value-type="float" office:value="-0.01466099" calcext:value-type="float">
            <text:p>-0.01466099</text:p>
          </table:table-cell>
          <table:table-cell office:value-type="float" office:value="-0.009828425" calcext:value-type="float">
            <text:p>-0.009828425</text:p>
          </table:table-cell>
          <table:table-cell office:value-type="float" office:value="-0.007106747" calcext:value-type="float">
            <text:p>-0.007106747</text:p>
          </table:table-cell>
          <table:table-cell office:value-type="float" office:value="82.51937" calcext:value-type="float">
            <text:p>82.51937</text:p>
          </table:table-cell>
          <table:table-cell office:value-type="float" office:value="0" calcext:value-type="float">
            <text:p>0</text:p>
          </table:table-cell>
          <table:table-cell office:value-type="float" office:value="-0.7568491" calcext:value-type="float">
            <text:p>-0.7568491</text:p>
          </table:table-cell>
          <table:table-cell office:value-type="float" office:value="0.001703167" calcext:value-type="float">
            <text:p>0.00170316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5142065" calcext:value-type="float">
            <text:p>5.142065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0" calcext:value-type="float">
            <text:p>12012000</text:p>
          </table:table-cell>
          <table:table-cell office:value-type="float" office:value="40.4001" calcext:value-type="float">
            <text:p>40.4001</text:p>
          </table:table-cell>
          <table:table-cell office:value-type="float" office:value="-1.06413" calcext:value-type="float">
            <text:p>-1.0641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1.691" calcext:value-type="float">
            <text:p>1271.691</text:p>
          </table:table-cell>
          <table:table-cell office:value-type="float" office:value="11.67902" calcext:value-type="float">
            <text:p>11.67902</text:p>
          </table:table-cell>
          <table:table-cell office:value-type="float" office:value="202.601" calcext:value-type="float">
            <text:p>202.601</text:p>
          </table:table-cell>
          <table:table-cell office:value-type="float" office:value="0.2114313" calcext:value-type="float">
            <text:p>0.2114313</text:p>
          </table:table-cell>
          <table:table-cell office:value-type="float" office:value="0.2125079" calcext:value-type="float">
            <text:p>0.2125079</text:p>
          </table:table-cell>
          <table:table-cell office:value-type="float" office:value="0.2268201" calcext:value-type="float">
            <text:p>0.2268201</text:p>
          </table:table-cell>
          <table:table-cell office:value-type="float" office:value="0.2892276" calcext:value-type="float">
            <text:p>0.2892276</text:p>
          </table:table-cell>
          <table:table-cell office:value-type="float" office:value="0.304205" calcext:value-type="float">
            <text:p>0.304205</text:p>
          </table:table-cell>
          <table:table-cell office:value-type="float" office:value="0.3130569" calcext:value-type="float">
            <text:p>0.3130569</text:p>
          </table:table-cell>
          <table:table-cell office:value-type="float" office:value="0.3665029" calcext:value-type="float">
            <text:p>0.3665029</text:p>
          </table:table-cell>
          <table:table-cell office:value-type="float" office:value="0.3594195" calcext:value-type="float">
            <text:p>0.3594195</text:p>
          </table:table-cell>
          <table:table-cell office:value-type="float" office:value="0.3745253" calcext:value-type="float">
            <text:p>0.3745253</text:p>
          </table:table-cell>
          <table:table-cell office:value-type="float" office:value="0.3872911" calcext:value-type="float">
            <text:p>0.3872911</text:p>
          </table:table-cell>
          <table:table-cell office:value-type="float" office:value="0.4192424" calcext:value-type="float">
            <text:p>0.419242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5533" calcext:value-type="float">
            <text:p>0.2945533</text:p>
          </table:table-cell>
          <table:table-cell office:value-type="float" office:value="0.2945929" calcext:value-type="float">
            <text:p>0.2945929</text:p>
          </table:table-cell>
          <table:table-cell office:value-type="float" office:value="0.2717427" calcext:value-type="float">
            <text:p>0.2717427</text:p>
          </table:table-cell>
          <table:table-cell office:value-type="float" office:value="0.1454991" calcext:value-type="float">
            <text:p>0.1454991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711906" calcext:value-type="float">
            <text:p>3.711906E-05</text:p>
          </table:table-cell>
          <table:table-cell office:value-type="float" office:value="-0.1732312" calcext:value-type="float">
            <text:p>-0.1732312</text:p>
          </table:table-cell>
          <table:table-cell office:value-type="float" office:value="-0.1679658" calcext:value-type="float">
            <text:p>-0.1679658</text:p>
          </table:table-cell>
          <table:table-cell office:value-type="float" office:value="-0.1128788" calcext:value-type="float">
            <text:p>-0.1128788</text:p>
          </table:table-cell>
          <table:table-cell office:value-type="float" office:value="-0.0246657" calcext:value-type="float">
            <text:p>-0.0246657</text:p>
          </table:table-cell>
          <table:table-cell office:value-type="float" office:value="-0.01728996" calcext:value-type="float">
            <text:p>-0.01728996</text:p>
          </table:table-cell>
          <table:table-cell office:value-type="float" office:value="-0.01415767" calcext:value-type="float">
            <text:p>-0.01415767</text:p>
          </table:table-cell>
          <table:table-cell office:value-type="float" office:value="-0.01085732" calcext:value-type="float">
            <text:p>-0.01085732</text:p>
          </table:table-cell>
          <table:table-cell office:value-type="float" office:value="-0.01453194" calcext:value-type="float">
            <text:p>-0.01453194</text:p>
          </table:table-cell>
          <table:table-cell office:value-type="float" office:value="-0.009805497" calcext:value-type="float">
            <text:p>-0.009805497</text:p>
          </table:table-cell>
          <table:table-cell office:value-type="float" office:value="-0.007120947" calcext:value-type="float">
            <text:p>-0.007120947</text:p>
          </table:table-cell>
          <table:table-cell office:value-type="float" office:value="91.66213" calcext:value-type="float">
            <text:p>91.66213</text:p>
          </table:table-cell>
          <table:table-cell office:value-type="float" office:value="0" calcext:value-type="float">
            <text:p>0</text:p>
          </table:table-cell>
          <table:table-cell office:value-type="float" office:value="-0.6405593" calcext:value-type="float">
            <text:p>-0.6405593</text:p>
          </table:table-cell>
          <table:table-cell office:value-type="float" office:value="0.001651231" calcext:value-type="float">
            <text:p>0.00165123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4940666" calcext:value-type="float">
            <text:p>4.940666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40.4001" calcext:value-type="float">
            <text:p>40.4001</text:p>
          </table:table-cell>
          <table:table-cell office:value-type="float" office:value="-0.9528531" calcext:value-type="float">
            <text:p>-0.952853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0.151" calcext:value-type="float">
            <text:p>1270.151</text:p>
          </table:table-cell>
          <table:table-cell office:value-type="float" office:value="13.10742" calcext:value-type="float">
            <text:p>13.10742</text:p>
          </table:table-cell>
          <table:table-cell office:value-type="float" office:value="200.6793" calcext:value-type="float">
            <text:p>200.6793</text:p>
          </table:table-cell>
          <table:table-cell office:value-type="float" office:value="0.1834638" calcext:value-type="float">
            <text:p>0.1834638</text:p>
          </table:table-cell>
          <table:table-cell office:value-type="float" office:value="0.2109821" calcext:value-type="float">
            <text:p>0.2109821</text:p>
          </table:table-cell>
          <table:table-cell office:value-type="float" office:value="0.23678" calcext:value-type="float">
            <text:p>0.23678</text:p>
          </table:table-cell>
          <table:table-cell office:value-type="float" office:value="0.2961983" calcext:value-type="float">
            <text:p>0.2961983</text:p>
          </table:table-cell>
          <table:table-cell office:value-type="float" office:value="0.3008214" calcext:value-type="float">
            <text:p>0.3008214</text:p>
          </table:table-cell>
          <table:table-cell office:value-type="float" office:value="0.3048289" calcext:value-type="float">
            <text:p>0.3048289</text:p>
          </table:table-cell>
          <table:table-cell office:value-type="float" office:value="0.3563315" calcext:value-type="float">
            <text:p>0.3563315</text:p>
          </table:table-cell>
          <table:table-cell office:value-type="float" office:value="0.3586232" calcext:value-type="float">
            <text:p>0.3586232</text:p>
          </table:table-cell>
          <table:table-cell office:value-type="float" office:value="0.3745778" calcext:value-type="float">
            <text:p>0.3745778</text:p>
          </table:table-cell>
          <table:table-cell office:value-type="float" office:value="0.3872225" calcext:value-type="float">
            <text:p>0.3872225</text:p>
          </table:table-cell>
          <table:table-cell office:value-type="float" office:value="0.4183684" calcext:value-type="float">
            <text:p>0.4183684</text:p>
          </table:table-cell>
          <table:table-cell office:value-type="float" office:value="0.5112635" calcext:value-type="float">
            <text:p>0.5112635</text:p>
          </table:table-cell>
          <table:table-cell office:value-type="float" office:value="0" calcext:value-type="float">
            <text:p>0</text:p>
          </table:table-cell>
          <table:table-cell office:value-type="float" office:value="0.0000002104163" calcext:value-type="float">
            <text:p>2.104163E-07</text:p>
          </table:table-cell>
          <table:table-cell office:value-type="float" office:value="0.3231521" calcext:value-type="float">
            <text:p>0.3231521</text:p>
          </table:table-cell>
          <table:table-cell office:value-type="float" office:value="0.2961356" calcext:value-type="float">
            <text:p>0.2961356</text:p>
          </table:table-cell>
          <table:table-cell office:value-type="float" office:value="0.2704341" calcext:value-type="float">
            <text:p>0.2704341</text:p>
          </table:table-cell>
          <table:table-cell office:value-type="float" office:value="0.1403483" calcext:value-type="float">
            <text:p>0.1403483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73993" calcext:value-type="float">
            <text:p>3.73993E-05</text:p>
          </table:table-cell>
          <table:table-cell office:value-type="float" office:value="-0.4027101" calcext:value-type="float">
            <text:p>-0.4027101</text:p>
          </table:table-cell>
          <table:table-cell office:value-type="float" office:value="-0.1743854" calcext:value-type="float">
            <text:p>-0.1743854</text:p>
          </table:table-cell>
          <table:table-cell office:value-type="float" office:value="-0.08646338" calcext:value-type="float">
            <text:p>-0.08646338</text:p>
          </table:table-cell>
          <table:table-cell office:value-type="float" office:value="-0.02089535" calcext:value-type="float">
            <text:p>-0.02089535</text:p>
          </table:table-cell>
          <table:table-cell office:value-type="float" office:value="-0.01872046" calcext:value-type="float">
            <text:p>-0.01872046</text:p>
          </table:table-cell>
          <table:table-cell office:value-type="float" office:value="-0.0170595" calcext:value-type="float">
            <text:p>-0.0170595</text:p>
          </table:table-cell>
          <table:table-cell office:value-type="float" office:value="-0.01426761" calcext:value-type="float">
            <text:p>-0.01426761</text:p>
          </table:table-cell>
          <table:table-cell office:value-type="float" office:value="-0.01484201" calcext:value-type="float">
            <text:p>-0.01484201</text:p>
          </table:table-cell>
          <table:table-cell office:value-type="float" office:value="-0.009792199" calcext:value-type="float">
            <text:p>-0.009792199</text:p>
          </table:table-cell>
          <table:table-cell office:value-type="float" office:value="-0.007133076" calcext:value-type="float">
            <text:p>-0.007133076</text:p>
          </table:table-cell>
          <table:table-cell office:value-type="float" office:value="99.87716" calcext:value-type="float">
            <text:p>99.8771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650876" calcext:value-type="float">
            <text:p>0.00165087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3830691" calcext:value-type="float">
            <text:p>-3.830691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0" calcext:value-type="float">
            <text:p>14012000</text:p>
          </table:table-cell>
          <table:table-cell office:value-type="float" office:value="40.4001" calcext:value-type="float">
            <text:p>40.4001</text:p>
          </table:table-cell>
          <table:table-cell office:value-type="float" office:value="-0.8081816" calcext:value-type="float">
            <text:p>-0.808181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69" calcext:value-type="float">
            <text:p>1269</text:p>
          </table:table-cell>
          <table:table-cell office:value-type="float" office:value="14.11467" calcext:value-type="float">
            <text:p>14.11467</text:p>
          </table:table-cell>
          <table:table-cell office:value-type="float" office:value="198.9616" calcext:value-type="float">
            <text:p>198.9616</text:p>
          </table:table-cell>
          <table:table-cell office:value-type="float" office:value="0.1518966" calcext:value-type="float">
            <text:p>0.1518966</text:p>
          </table:table-cell>
          <table:table-cell office:value-type="float" office:value="0.1866616" calcext:value-type="float">
            <text:p>0.1866616</text:p>
          </table:table-cell>
          <table:table-cell office:value-type="float" office:value="0.2306509" calcext:value-type="float">
            <text:p>0.2306509</text:p>
          </table:table-cell>
          <table:table-cell office:value-type="float" office:value="0.3009261" calcext:value-type="float">
            <text:p>0.3009261</text:p>
          </table:table-cell>
          <table:table-cell office:value-type="float" office:value="0.3017847" calcext:value-type="float">
            <text:p>0.3017847</text:p>
          </table:table-cell>
          <table:table-cell office:value-type="float" office:value="0.3035521" calcext:value-type="float">
            <text:p>0.3035521</text:p>
          </table:table-cell>
          <table:table-cell office:value-type="float" office:value="0.3520729" calcext:value-type="float">
            <text:p>0.3520729</text:p>
          </table:table-cell>
          <table:table-cell office:value-type="float" office:value="0.3575062" calcext:value-type="float">
            <text:p>0.3575062</text:p>
          </table:table-cell>
          <table:table-cell office:value-type="float" office:value="0.37457" calcext:value-type="float">
            <text:p>0.37457</text:p>
          </table:table-cell>
          <table:table-cell office:value-type="float" office:value="0.3871567" calcext:value-type="float">
            <text:p>0.3871567</text:p>
          </table:table-cell>
          <table:table-cell office:value-type="float" office:value="0.4174921" calcext:value-type="float">
            <text:p>0.4174921</text:p>
          </table:table-cell>
          <table:table-cell office:value-type="float" office:value="0.5112637" calcext:value-type="float">
            <text:p>0.5112637</text:p>
          </table:table-cell>
          <table:table-cell office:value-type="float" office:value="0" calcext:value-type="float">
            <text:p>0</text:p>
          </table:table-cell>
          <table:table-cell office:value-type="float" office:value="0.0000001638082" calcext:value-type="float">
            <text:p>1.638082E-07</text:p>
          </table:table-cell>
          <table:table-cell office:value-type="float" office:value="0.354719" calcext:value-type="float">
            <text:p>0.354719</text:p>
          </table:table-cell>
          <table:table-cell office:value-type="float" office:value="0.3204587" calcext:value-type="float">
            <text:p>0.3204587</text:p>
          </table:table-cell>
          <table:table-cell office:value-type="float" office:value="0.2765638" calcext:value-type="float">
            <text:p>0.2765638</text:p>
          </table:table-cell>
          <table:table-cell office:value-type="float" office:value="0.1366492" calcext:value-type="float">
            <text:p>0.1366492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360008" calcext:value-type="float">
            <text:p>4.360008E-05</text:p>
          </table:table-cell>
          <table:table-cell office:value-type="float" office:value="-1.299904" calcext:value-type="float">
            <text:p>-1.299904</text:p>
          </table:table-cell>
          <table:table-cell office:value-type="float" office:value="-0.3676237" calcext:value-type="float">
            <text:p>-0.3676237</text:p>
          </table:table-cell>
          <table:table-cell office:value-type="float" office:value="-0.101296" calcext:value-type="float">
            <text:p>-0.101296</text:p>
          </table:table-cell>
          <table:table-cell office:value-type="float" office:value="-0.01868471" calcext:value-type="float">
            <text:p>-0.01868471</text:p>
          </table:table-cell>
          <table:table-cell office:value-type="float" office:value="-0.01831887" calcext:value-type="float">
            <text:p>-0.01831887</text:p>
          </table:table-cell>
          <table:table-cell office:value-type="float" office:value="-0.0175857" calcext:value-type="float">
            <text:p>-0.0175857</text:p>
          </table:table-cell>
          <table:table-cell office:value-type="float" office:value="-0.01604455" calcext:value-type="float">
            <text:p>-0.01604455</text:p>
          </table:table-cell>
          <table:table-cell office:value-type="float" office:value="-0.01529323" calcext:value-type="float">
            <text:p>-0.01529323</text:p>
          </table:table-cell>
          <table:table-cell office:value-type="float" office:value="-0.009793997" calcext:value-type="float">
            <text:p>-0.009793997</text:p>
          </table:table-cell>
          <table:table-cell office:value-type="float" office:value="-0.007144687" calcext:value-type="float">
            <text:p>-0.007144687</text:p>
          </table:table-cell>
          <table:table-cell office:value-type="float" office:value="107.6488" calcext:value-type="float">
            <text:p>107.648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721133" calcext:value-type="float">
            <text:p>0.00172113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494404" calcext:value-type="float">
            <text:p>-4.94404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41.50011" calcext:value-type="float">
            <text:p>41.50011</text:p>
          </table:table-cell>
          <table:table-cell office:value-type="float" office:value="-0.7043868" calcext:value-type="float">
            <text:p>-0.7043868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69.314" calcext:value-type="float">
            <text:p>1269.314</text:p>
          </table:table-cell>
          <table:table-cell office:value-type="float" office:value="14.79772" calcext:value-type="float">
            <text:p>14.79772</text:p>
          </table:table-cell>
          <table:table-cell office:value-type="float" office:value="208.585" calcext:value-type="float">
            <text:p>208.585</text:p>
          </table:table-cell>
          <table:table-cell office:value-type="float" office:value="0.1471813" calcext:value-type="float">
            <text:p>0.1471813</text:p>
          </table:table-cell>
          <table:table-cell office:value-type="float" office:value="0.1713779" calcext:value-type="float">
            <text:p>0.1713779</text:p>
          </table:table-cell>
          <table:table-cell office:value-type="float" office:value="0.2182249" calcext:value-type="float">
            <text:p>0.2182249</text:p>
          </table:table-cell>
          <table:table-cell office:value-type="float" office:value="0.3014627" calcext:value-type="float">
            <text:p>0.3014627</text:p>
          </table:table-cell>
          <table:table-cell office:value-type="float" office:value="0.302659" calcext:value-type="float">
            <text:p>0.302659</text:p>
          </table:table-cell>
          <table:table-cell office:value-type="float" office:value="0.3040635" calcext:value-type="float">
            <text:p>0.3040635</text:p>
          </table:table-cell>
          <table:table-cell office:value-type="float" office:value="0.3511352" calcext:value-type="float">
            <text:p>0.3511352</text:p>
          </table:table-cell>
          <table:table-cell office:value-type="float" office:value="0.3565485" calcext:value-type="float">
            <text:p>0.3565485</text:p>
          </table:table-cell>
          <table:table-cell office:value-type="float" office:value="0.3745649" calcext:value-type="float">
            <text:p>0.3745649</text:p>
          </table:table-cell>
          <table:table-cell office:value-type="float" office:value="0.3870908" calcext:value-type="float">
            <text:p>0.3870908</text:p>
          </table:table-cell>
          <table:table-cell office:value-type="float" office:value="0.4166767" calcext:value-type="float">
            <text:p>0.4166767</text:p>
          </table:table-cell>
          <table:table-cell office:value-type="float" office:value="0.5112634" calcext:value-type="float">
            <text:p>0.511263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7264" calcext:value-type="float">
            <text:p>2.257264E-08</text:p>
          </table:table-cell>
          <table:table-cell office:value-type="float" office:value="0.3594332" calcext:value-type="float">
            <text:p>0.3594332</text:p>
          </table:table-cell>
          <table:table-cell office:value-type="float" office:value="0.335742" calcext:value-type="float">
            <text:p>0.335742</text:p>
          </table:table-cell>
          <table:table-cell office:value-type="float" office:value="0.2889901" calcext:value-type="float">
            <text:p>0.2889901</text:p>
          </table:table-cell>
          <table:table-cell office:value-type="float" office:value="0.135695" calcext:value-type="float">
            <text:p>0.135695</text:p>
          </table:table-cell>
          <table:table-cell office:value-type="float" office:value="9.500712E-016" calcext:value-type="float">
            <text:p>9.500712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107827" calcext:value-type="float">
            <text:p>5.107827E-05</text:p>
          </table:table-cell>
          <table:table-cell office:value-type="float" office:value="-1.581427" calcext:value-type="float">
            <text:p>-1.581427</text:p>
          </table:table-cell>
          <table:table-cell office:value-type="float" office:value="-0.6232548" calcext:value-type="float">
            <text:p>-0.6232548</text:p>
          </table:table-cell>
          <table:table-cell office:value-type="float" office:value="-0.1419471" calcext:value-type="float">
            <text:p>-0.1419471</text:p>
          </table:table-cell>
          <table:table-cell office:value-type="float" office:value="-0.01844597" calcext:value-type="float">
            <text:p>-0.01844597</text:p>
          </table:table-cell>
          <table:table-cell office:value-type="float" office:value="-0.01795024" calcext:value-type="float">
            <text:p>-0.01795024</text:p>
          </table:table-cell>
          <table:table-cell office:value-type="float" office:value="-0.0173795" calcext:value-type="float">
            <text:p>-0.0173795</text:p>
          </table:table-cell>
          <table:table-cell office:value-type="float" office:value="-0.01646616" calcext:value-type="float">
            <text:p>-0.01646616</text:p>
          </table:table-cell>
          <table:table-cell office:value-type="float" office:value="-0.01569686" calcext:value-type="float">
            <text:p>-0.01569686</text:p>
          </table:table-cell>
          <table:table-cell office:value-type="float" office:value="-0.009795338" calcext:value-type="float">
            <text:p>-0.009795338</text:p>
          </table:table-cell>
          <table:table-cell office:value-type="float" office:value="-0.007156341" calcext:value-type="float">
            <text:p>-0.007156341</text:p>
          </table:table-cell>
          <table:table-cell office:value-type="float" office:value="115.1205" calcext:value-type="float">
            <text:p>115.120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796407" calcext:value-type="float">
            <text:p>0.00179640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6386664" calcext:value-type="float">
            <text:p>-6.386664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0" calcext:value-type="float">
            <text:p>16012000</text:p>
          </table:table-cell>
          <table:table-cell office:value-type="float" office:value="44.80013" calcext:value-type="float">
            <text:p>44.80013</text:p>
          </table:table-cell>
          <table:table-cell office:value-type="float" office:value="-0.7117895" calcext:value-type="float">
            <text:p>-0.711789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2.189" calcext:value-type="float">
            <text:p>1272.189</text:p>
          </table:table-cell>
          <table:table-cell office:value-type="float" office:value="15.23044" calcext:value-type="float">
            <text:p>15.23044</text:p>
          </table:table-cell>
          <table:table-cell office:value-type="float" office:value="228.0189" calcext:value-type="float">
            <text:p>228.0189</text:p>
          </table:table-cell>
          <table:table-cell office:value-type="float" office:value="0.1512528" calcext:value-type="float">
            <text:p>0.1512528</text:p>
          </table:table-cell>
          <table:table-cell office:value-type="float" office:value="0.1707405" calcext:value-type="float">
            <text:p>0.1707405</text:p>
          </table:table-cell>
          <table:table-cell office:value-type="float" office:value="0.206617" calcext:value-type="float">
            <text:p>0.206617</text:p>
          </table:table-cell>
          <table:table-cell office:value-type="float" office:value="0.3006115" calcext:value-type="float">
            <text:p>0.3006115</text:p>
          </table:table-cell>
          <table:table-cell office:value-type="float" office:value="0.3024396" calcext:value-type="float">
            <text:p>0.3024396</text:p>
          </table:table-cell>
          <table:table-cell office:value-type="float" office:value="0.3039988" calcext:value-type="float">
            <text:p>0.3039988</text:p>
          </table:table-cell>
          <table:table-cell office:value-type="float" office:value="0.3507124" calcext:value-type="float">
            <text:p>0.3507124</text:p>
          </table:table-cell>
          <table:table-cell office:value-type="float" office:value="0.356547" calcext:value-type="float">
            <text:p>0.356547</text:p>
          </table:table-cell>
          <table:table-cell office:value-type="float" office:value="0.3745506" calcext:value-type="float">
            <text:p>0.3745506</text:p>
          </table:table-cell>
          <table:table-cell office:value-type="float" office:value="0.387025" calcext:value-type="float">
            <text:p>0.387025</text:p>
          </table:table-cell>
          <table:table-cell office:value-type="float" office:value="0.415939" calcext:value-type="float">
            <text:p>0.41593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3585" calcext:value-type="float">
            <text:p>0.3553585</text:p>
          </table:table-cell>
          <table:table-cell office:value-type="float" office:value="0.3363775" calcext:value-type="float">
            <text:p>0.3363775</text:p>
          </table:table-cell>
          <table:table-cell office:value-type="float" office:value="0.3005979" calcext:value-type="float">
            <text:p>0.3005979</text:p>
          </table:table-cell>
          <table:table-cell office:value-type="float" office:value="0.1373017" calcext:value-type="float">
            <text:p>0.1373017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829157" calcext:value-type="float">
            <text:p>5.829157E-05</text:p>
          </table:table-cell>
          <table:table-cell office:value-type="float" office:value="-1.34142" calcext:value-type="float">
            <text:p>-1.34142</text:p>
          </table:table-cell>
          <table:table-cell office:value-type="float" office:value="-0.6399598" calcext:value-type="float">
            <text:p>-0.6399598</text:p>
          </table:table-cell>
          <table:table-cell office:value-type="float" office:value="-0.1985579" calcext:value-type="float">
            <text:p>-0.1985579</text:p>
          </table:table-cell>
          <table:table-cell office:value-type="float" office:value="-0.01880805" calcext:value-type="float">
            <text:p>-0.01880805</text:p>
          </table:table-cell>
          <table:table-cell office:value-type="float" office:value="-0.01803704" calcext:value-type="float">
            <text:p>-0.01803704</text:p>
          </table:table-cell>
          <table:table-cell office:value-type="float" office:value="-0.01740281" calcext:value-type="float">
            <text:p>-0.01740281</text:p>
          </table:table-cell>
          <table:table-cell office:value-type="float" office:value="-0.01665964" calcext:value-type="float">
            <text:p>-0.01665964</text:p>
          </table:table-cell>
          <table:table-cell office:value-type="float" office:value="-0.01569742" calcext:value-type="float">
            <text:p>-0.01569742</text:p>
          </table:table-cell>
          <table:table-cell office:value-type="float" office:value="-0.00979893" calcext:value-type="float">
            <text:p>-0.00979893</text:p>
          </table:table-cell>
          <table:table-cell office:value-type="float" office:value="-0.007167994" calcext:value-type="float">
            <text:p>-0.007167994</text:p>
          </table:table-cell>
          <table:table-cell office:value-type="float" office:value="122.383" calcext:value-type="float">
            <text:p>122.383</text:p>
          </table:table-cell>
          <table:table-cell office:value-type="float" office:value="0" calcext:value-type="float">
            <text:p>0</text:p>
          </table:table-cell>
          <table:table-cell office:value-type="float" office:value="-0.3662873" calcext:value-type="float">
            <text:p>-0.3662873</text:p>
          </table:table-cell>
          <table:table-cell office:value-type="float" office:value="0.001853583" calcext:value-type="float">
            <text:p>0.00185358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3590249" calcext:value-type="float">
            <text:p>-3.590249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0" calcext:value-type="float">
            <text:p>17012000</text:p>
          </table:table-cell>
          <table:table-cell office:value-type="float" office:value="44.80013" calcext:value-type="float">
            <text:p>44.80013</text:p>
          </table:table-cell>
          <table:table-cell office:value-type="float" office:value="-0.5910763" calcext:value-type="float">
            <text:p>-0.591076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1.677" calcext:value-type="float">
            <text:p>1271.677</text:p>
          </table:table-cell>
          <table:table-cell office:value-type="float" office:value="15.62244" calcext:value-type="float">
            <text:p>15.62244</text:p>
          </table:table-cell>
          <table:table-cell office:value-type="float" office:value="226.5165" calcext:value-type="float">
            <text:p>226.5165</text:p>
          </table:table-cell>
          <table:table-cell office:value-type="float" office:value="0.1466156" calcext:value-type="float">
            <text:p>0.1466156</text:p>
          </table:table-cell>
          <table:table-cell office:value-type="float" office:value="0.1676589" calcext:value-type="float">
            <text:p>0.1676589</text:p>
          </table:table-cell>
          <table:table-cell office:value-type="float" office:value="0.1986118" calcext:value-type="float">
            <text:p>0.1986118</text:p>
          </table:table-cell>
          <table:table-cell office:value-type="float" office:value="0.2989469" calcext:value-type="float">
            <text:p>0.2989469</text:p>
          </table:table-cell>
          <table:table-cell office:value-type="float" office:value="0.3015801" calcext:value-type="float">
            <text:p>0.3015801</text:p>
          </table:table-cell>
          <table:table-cell office:value-type="float" office:value="0.3034535" calcext:value-type="float">
            <text:p>0.3034535</text:p>
          </table:table-cell>
          <table:table-cell office:value-type="float" office:value="0.3503976" calcext:value-type="float">
            <text:p>0.3503976</text:p>
          </table:table-cell>
          <table:table-cell office:value-type="float" office:value="0.3565453" calcext:value-type="float">
            <text:p>0.3565453</text:p>
          </table:table-cell>
          <table:table-cell office:value-type="float" office:value="0.3745362" calcext:value-type="float">
            <text:p>0.3745362</text:p>
          </table:table-cell>
          <table:table-cell office:value-type="float" office:value="0.3869616" calcext:value-type="float">
            <text:p>0.3869616</text:p>
          </table:table-cell>
          <table:table-cell office:value-type="float" office:value="0.415256" calcext:value-type="float">
            <text:p>0.415256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9969" calcext:value-type="float">
            <text:p>0.3599969</text:p>
          </table:table-cell>
          <table:table-cell office:value-type="float" office:value="0.3394596" calcext:value-type="float">
            <text:p>0.3394596</text:p>
          </table:table-cell>
          <table:table-cell office:value-type="float" office:value="0.3086031" calcext:value-type="float">
            <text:p>0.3086031</text:p>
          </table:table-cell>
          <table:table-cell office:value-type="float" office:value="0.1409468" calcext:value-type="float">
            <text:p>0.1409468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695761" calcext:value-type="float">
            <text:p>6.695761E-05</text:p>
          </table:table-cell>
          <table:table-cell office:value-type="float" office:value="-1.61973" calcext:value-type="float">
            <text:p>-1.61973</text:p>
          </table:table-cell>
          <table:table-cell office:value-type="float" office:value="-0.713291" calcext:value-type="float">
            <text:p>-0.713291</text:p>
          </table:table-cell>
          <table:table-cell office:value-type="float" office:value="-0.252811" calcext:value-type="float">
            <text:p>-0.252811</text:p>
          </table:table-cell>
          <table:table-cell office:value-type="float" office:value="-0.01953924" calcext:value-type="float">
            <text:p>-0.01953924</text:p>
          </table:table-cell>
          <table:table-cell office:value-type="float" office:value="-0.01839374" calcext:value-type="float">
            <text:p>-0.01839374</text:p>
          </table:table-cell>
          <table:table-cell office:value-type="float" office:value="-0.01761898" calcext:value-type="float">
            <text:p>-0.01761898</text:p>
          </table:table-cell>
          <table:table-cell office:value-type="float" office:value="-0.01680443" calcext:value-type="float">
            <text:p>-0.01680443</text:p>
          </table:table-cell>
          <table:table-cell office:value-type="float" office:value="-0.01569799" calcext:value-type="float">
            <text:p>-0.01569799</text:p>
          </table:table-cell>
          <table:table-cell office:value-type="float" office:value="-0.009802515" calcext:value-type="float">
            <text:p>-0.009802515</text:p>
          </table:table-cell>
          <table:table-cell office:value-type="float" office:value="-0.007179248" calcext:value-type="float">
            <text:p>-0.007179248</text:p>
          </table:table-cell>
          <table:table-cell office:value-type="float" office:value="129.6256" calcext:value-type="float">
            <text:p>129.6256</text:p>
          </table:table-cell>
          <table:table-cell office:value-type="float" office:value="0" calcext:value-type="float">
            <text:p>0</text:p>
          </table:table-cell>
          <table:table-cell office:value-type="float" office:value="-0.1013739" calcext:value-type="float">
            <text:p>-0.1013739</text:p>
          </table:table-cell>
          <table:table-cell office:value-type="float" office:value="0.00191627" calcext:value-type="float">
            <text:p>0.0019162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6043119" calcext:value-type="float">
            <text:p>-6.043119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0" calcext:value-type="float">
            <text:p>18012000</text:p>
          </table:table-cell>
          <table:table-cell office:value-type="float" office:value="44.80013" calcext:value-type="float">
            <text:p>44.80013</text:p>
          </table:table-cell>
          <table:table-cell office:value-type="float" office:value="-0.5346704" calcext:value-type="float">
            <text:p>-0.534670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1.268" calcext:value-type="float">
            <text:p>1271.268</text:p>
          </table:table-cell>
          <table:table-cell office:value-type="float" office:value="15.97541" calcext:value-type="float">
            <text:p>15.97541</text:p>
          </table:table-cell>
          <table:table-cell office:value-type="float" office:value="225.3033" calcext:value-type="float">
            <text:p>225.3033</text:p>
          </table:table-cell>
          <table:table-cell office:value-type="float" office:value="0.1451546" calcext:value-type="float">
            <text:p>0.1451546</text:p>
          </table:table-cell>
          <table:table-cell office:value-type="float" office:value="0.1643071" calcext:value-type="float">
            <text:p>0.1643071</text:p>
          </table:table-cell>
          <table:table-cell office:value-type="float" office:value="0.1911477" calcext:value-type="float">
            <text:p>0.1911477</text:p>
          </table:table-cell>
          <table:table-cell office:value-type="float" office:value="0.2960717" calcext:value-type="float">
            <text:p>0.2960717</text:p>
          </table:table-cell>
          <table:table-cell office:value-type="float" office:value="0.2998809" calcext:value-type="float">
            <text:p>0.2998809</text:p>
          </table:table-cell>
          <table:table-cell office:value-type="float" office:value="0.3023631" calcext:value-type="float">
            <text:p>0.3023631</text:p>
          </table:table-cell>
          <table:table-cell office:value-type="float" office:value="0.3499627" calcext:value-type="float">
            <text:p>0.3499627</text:p>
          </table:table-cell>
          <table:table-cell office:value-type="float" office:value="0.356545" calcext:value-type="float">
            <text:p>0.356545</text:p>
          </table:table-cell>
          <table:table-cell office:value-type="float" office:value="0.3745219" calcext:value-type="float">
            <text:p>0.3745219</text:p>
          </table:table-cell>
          <table:table-cell office:value-type="float" office:value="0.3868993" calcext:value-type="float">
            <text:p>0.3868993</text:p>
          </table:table-cell>
          <table:table-cell office:value-type="float" office:value="0.4146178" calcext:value-type="float">
            <text:p>0.4146178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457" calcext:value-type="float">
            <text:p>0.361457</text:p>
          </table:table-cell>
          <table:table-cell office:value-type="float" office:value="0.342811" calcext:value-type="float">
            <text:p>0.342811</text:p>
          </table:table-cell>
          <table:table-cell office:value-type="float" office:value="0.3160671" calcext:value-type="float">
            <text:p>0.3160671</text:p>
          </table:table-cell>
          <table:table-cell office:value-type="float" office:value="0.1477261" calcext:value-type="float">
            <text:p>0.1477261</text:p>
          </table:table-cell>
          <table:table-cell office:value-type="float" office:value="9.500709E-016" calcext:value-type="float">
            <text:p>9.500709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715204" calcext:value-type="float">
            <text:p>7.715204E-05</text:p>
          </table:table-cell>
          <table:table-cell office:value-type="float" office:value="-1.723578" calcext:value-type="float">
            <text:p>-1.723578</text:p>
          </table:table-cell>
          <table:table-cell office:value-type="float" office:value="-0.8078862" calcext:value-type="float">
            <text:p>-0.8078862</text:p>
          </table:table-cell>
          <table:table-cell office:value-type="float" office:value="-0.3197089" calcext:value-type="float">
            <text:p>-0.3197089</text:p>
          </table:table-cell>
          <table:table-cell office:value-type="float" office:value="-0.02088916" calcext:value-type="float">
            <text:p>-0.02088916</text:p>
          </table:table-cell>
          <table:table-cell office:value-type="float" office:value="-0.01912368" calcext:value-type="float">
            <text:p>-0.01912368</text:p>
          </table:table-cell>
          <table:table-cell office:value-type="float" office:value="-0.01806123" calcext:value-type="float">
            <text:p>-0.01806123</text:p>
          </table:table-cell>
          <table:table-cell office:value-type="float" office:value="-0.01700559" calcext:value-type="float">
            <text:p>-0.01700559</text:p>
          </table:table-cell>
          <table:table-cell office:value-type="float" office:value="-0.01569859" calcext:value-type="float">
            <text:p>-0.01569859</text:p>
          </table:table-cell>
          <table:table-cell office:value-type="float" office:value="-0.009806105" calcext:value-type="float">
            <text:p>-0.009806105</text:p>
          </table:table-cell>
          <table:table-cell office:value-type="float" office:value="-0.007190355" calcext:value-type="float">
            <text:p>-0.007190355</text:p>
          </table:table-cell>
          <table:table-cell office:value-type="float" office:value="136.8484" calcext:value-type="float">
            <text:p>136.8484</text:p>
          </table:table-cell>
          <table:table-cell office:value-type="float" office:value="0" calcext:value-type="float">
            <text:p>0</text:p>
          </table:table-cell>
          <table:table-cell office:value-type="float" office:value="-0.6030717" calcext:value-type="float">
            <text:p>-0.6030717</text:p>
          </table:table-cell>
          <table:table-cell office:value-type="float" office:value="0.001988469" calcext:value-type="float">
            <text:p>0.00198846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603497" calcext:value-type="float">
            <text:p>-6.03497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44.80013" calcext:value-type="float">
            <text:p>44.80013</text:p>
          </table:table-cell>
          <table:table-cell office:value-type="float" office:value="-0.4713062" calcext:value-type="float">
            <text:p>-0.471306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0.898" calcext:value-type="float">
            <text:p>1270.898</text:p>
          </table:table-cell>
          <table:table-cell office:value-type="float" office:value="16.28325" calcext:value-type="float">
            <text:p>16.28325</text:p>
          </table:table-cell>
          <table:table-cell office:value-type="float" office:value="223.938" calcext:value-type="float">
            <text:p>223.938</text:p>
          </table:table-cell>
          <table:table-cell office:value-type="float" office:value="0.1463942" calcext:value-type="float">
            <text:p>0.1463942</text:p>
          </table:table-cell>
          <table:table-cell office:value-type="float" office:value="0.1637075" calcext:value-type="float">
            <text:p>0.1637075</text:p>
          </table:table-cell>
          <table:table-cell office:value-type="float" office:value="0.1864676" calcext:value-type="float">
            <text:p>0.1864676</text:p>
          </table:table-cell>
          <table:table-cell office:value-type="float" office:value="0.2922739" calcext:value-type="float">
            <text:p>0.2922739</text:p>
          </table:table-cell>
          <table:table-cell office:value-type="float" office:value="0.2976139" calcext:value-type="float">
            <text:p>0.2976139</text:p>
          </table:table-cell>
          <table:table-cell office:value-type="float" office:value="0.3007976" calcext:value-type="float">
            <text:p>0.3007976</text:p>
          </table:table-cell>
          <table:table-cell office:value-type="float" office:value="0.3492679" calcext:value-type="float">
            <text:p>0.3492679</text:p>
          </table:table-cell>
          <table:table-cell office:value-type="float" office:value="0.3565436" calcext:value-type="float">
            <text:p>0.3565436</text:p>
          </table:table-cell>
          <table:table-cell office:value-type="float" office:value="0.3745093" calcext:value-type="float">
            <text:p>0.3745093</text:p>
          </table:table-cell>
          <table:table-cell office:value-type="float" office:value="0.3868406" calcext:value-type="float">
            <text:p>0.3868406</text:p>
          </table:table-cell>
          <table:table-cell office:value-type="float" office:value="0.4140335" calcext:value-type="float">
            <text:p>0.4140335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2151" calcext:value-type="float">
            <text:p>0.3602151</text:p>
          </table:table-cell>
          <table:table-cell office:value-type="float" office:value="0.3434097" calcext:value-type="float">
            <text:p>0.3434097</text:p>
          </table:table-cell>
          <table:table-cell office:value-type="float" office:value="0.3207471" calcext:value-type="float">
            <text:p>0.3207471</text:p>
          </table:table-cell>
          <table:table-cell office:value-type="float" office:value="0.1572512" calcext:value-type="float">
            <text:p>0.1572512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077583" calcext:value-type="float">
            <text:p>8.077583E-05</text:p>
          </table:table-cell>
          <table:table-cell office:value-type="float" office:value="-1.6389" calcext:value-type="float">
            <text:p>-1.6389</text:p>
          </table:table-cell>
          <table:table-cell office:value-type="float" office:value="-0.8272448" calcext:value-type="float">
            <text:p>-0.8272448</text:p>
          </table:table-cell>
          <table:table-cell office:value-type="float" office:value="-0.3724854" calcext:value-type="float">
            <text:p>-0.3724854</text:p>
          </table:table-cell>
          <table:table-cell office:value-type="float" office:value="-0.02284136" calcext:value-type="float">
            <text:p>-0.02284136</text:p>
          </table:table-cell>
          <table:table-cell office:value-type="float" office:value="-0.02015413" calcext:value-type="float">
            <text:p>-0.02015413</text:p>
          </table:table-cell>
          <table:table-cell office:value-type="float" office:value="-0.01872138" calcext:value-type="float">
            <text:p>-0.01872138</text:p>
          </table:table-cell>
          <table:table-cell office:value-type="float" office:value="-0.01733306" calcext:value-type="float">
            <text:p>-0.01733306</text:p>
          </table:table-cell>
          <table:table-cell office:value-type="float" office:value="-0.01569952" calcext:value-type="float">
            <text:p>-0.01569952</text:p>
          </table:table-cell>
          <table:table-cell office:value-type="float" office:value="-0.009809276" calcext:value-type="float">
            <text:p>-0.009809276</text:p>
          </table:table-cell>
          <table:table-cell office:value-type="float" office:value="-0.00720083" calcext:value-type="float">
            <text:p>-0.00720083</text:p>
          </table:table-cell>
          <table:table-cell office:value-type="float" office:value="144.0498" calcext:value-type="float">
            <text:p>144.0498</text:p>
          </table:table-cell>
          <table:table-cell office:value-type="float" office:value="0" calcext:value-type="float">
            <text:p>0</text:p>
          </table:table-cell>
          <table:table-cell office:value-type="float" office:value="-3.004886" calcext:value-type="float">
            <text:p>-3.004886</text:p>
          </table:table-cell>
          <table:table-cell office:value-type="float" office:value="0.002048698" calcext:value-type="float">
            <text:p>0.00204869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4668254" calcext:value-type="float">
            <text:p>-4.668254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0" calcext:value-type="float">
            <text:p>20012000</text:p>
          </table:table-cell>
          <table:table-cell office:value-type="float" office:value="45.00013" calcext:value-type="float">
            <text:p>45.00013</text:p>
          </table:table-cell>
          <table:table-cell office:value-type="float" office:value="-0.4899159" calcext:value-type="float">
            <text:p>-0.489915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0.852" calcext:value-type="float">
            <text:p>1270.852</text:p>
          </table:table-cell>
          <table:table-cell office:value-type="float" office:value="16.54908" calcext:value-type="float">
            <text:p>16.54908</text:p>
          </table:table-cell>
          <table:table-cell office:value-type="float" office:value="223.9003" calcext:value-type="float">
            <text:p>223.9003</text:p>
          </table:table-cell>
          <table:table-cell office:value-type="float" office:value="0.1490282" calcext:value-type="float">
            <text:p>0.1490282</text:p>
          </table:table-cell>
          <table:table-cell office:value-type="float" office:value="0.165579" calcext:value-type="float">
            <text:p>0.165579</text:p>
          </table:table-cell>
          <table:table-cell office:value-type="float" office:value="0.1855382" calcext:value-type="float">
            <text:p>0.1855382</text:p>
          </table:table-cell>
          <table:table-cell office:value-type="float" office:value="0.2889916" calcext:value-type="float">
            <text:p>0.2889916</text:p>
          </table:table-cell>
          <table:table-cell office:value-type="float" office:value="0.2948936" calcext:value-type="float">
            <text:p>0.2948936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3482994" calcext:value-type="float">
            <text:p>0.3482994</text:p>
          </table:table-cell>
          <table:table-cell office:value-type="float" office:value="0.3565423" calcext:value-type="float">
            <text:p>0.3565423</text:p>
          </table:table-cell>
          <table:table-cell office:value-type="float" office:value="0.3744974" calcext:value-type="float">
            <text:p>0.3744974</text:p>
          </table:table-cell>
          <table:table-cell office:value-type="float" office:value="0.3867948" calcext:value-type="float">
            <text:p>0.3867948</text:p>
          </table:table-cell>
          <table:table-cell office:value-type="float" office:value="0.4135001" calcext:value-type="float">
            <text:p>0.41350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5774" calcext:value-type="float">
            <text:p>0.3575774</text:p>
          </table:table-cell>
          <table:table-cell office:value-type="float" office:value="0.3415332" calcext:value-type="float">
            <text:p>0.3415332</text:p>
          </table:table-cell>
          <table:table-cell office:value-type="float" office:value="0.3216742" calcext:value-type="float">
            <text:p>0.3216742</text:p>
          </table:table-cell>
          <table:table-cell office:value-type="float" office:value="0.1678546" calcext:value-type="float">
            <text:p>0.1678546</text:p>
          </table:table-cell>
          <table:table-cell office:value-type="float" office:value="9.500709E-016" calcext:value-type="float">
            <text:p>9.500709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38761" calcext:value-type="float">
            <text:p>7.38761E-05</text:p>
          </table:table-cell>
          <table:table-cell office:value-type="float" office:value="-1.468008" calcext:value-type="float">
            <text:p>-1.468008</text:p>
          </table:table-cell>
          <table:table-cell office:value-type="float" office:value="-0.7716534" calcext:value-type="float">
            <text:p>-0.7716534</text:p>
          </table:table-cell>
          <table:table-cell office:value-type="float" office:value="-0.3844167" calcext:value-type="float">
            <text:p>-0.3844167</text:p>
          </table:table-cell>
          <table:table-cell office:value-type="float" office:value="-0.02470069" calcext:value-type="float">
            <text:p>-0.02470069</text:p>
          </table:table-cell>
          <table:table-cell office:value-type="float" office:value="-0.02148133" calcext:value-type="float">
            <text:p>-0.02148133</text:p>
          </table:table-cell>
          <table:table-cell office:value-type="float" office:value="-0.01962342" calcext:value-type="float">
            <text:p>-0.01962342</text:p>
          </table:table-cell>
          <table:table-cell office:value-type="float" office:value="-0.01780193" calcext:value-type="float">
            <text:p>-0.01780193</text:p>
          </table:table-cell>
          <table:table-cell office:value-type="float" office:value="-0.0156997" calcext:value-type="float">
            <text:p>-0.0156997</text:p>
          </table:table-cell>
          <table:table-cell office:value-type="float" office:value="-0.009812288" calcext:value-type="float">
            <text:p>-0.009812288</text:p>
          </table:table-cell>
          <table:table-cell office:value-type="float" office:value="-0.007209007" calcext:value-type="float">
            <text:p>-0.007209007</text:p>
          </table:table-cell>
          <table:table-cell office:value-type="float" office:value="151.2257" calcext:value-type="float">
            <text:p>151.2257</text:p>
          </table:table-cell>
          <table:table-cell office:value-type="float" office:value="0" calcext:value-type="float">
            <text:p>0</text:p>
          </table:table-cell>
          <table:table-cell office:value-type="float" office:value="-2.941076" calcext:value-type="float">
            <text:p>-2.941076</text:p>
          </table:table-cell>
          <table:table-cell office:value-type="float" office:value="0.002083519" calcext:value-type="float">
            <text:p>0.00208351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3795139" calcext:value-type="float">
            <text:p>-3.795139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45.00013" calcext:value-type="float">
            <text:p>45.00013</text:p>
          </table:table-cell>
          <table:table-cell office:value-type="float" office:value="-0.3907429" calcext:value-type="float">
            <text:p>-0.390742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0.522" calcext:value-type="float">
            <text:p>1270.522</text:p>
          </table:table-cell>
          <table:table-cell office:value-type="float" office:value="16.77943" calcext:value-type="float">
            <text:p>16.77943</text:p>
          </table:table-cell>
          <table:table-cell office:value-type="float" office:value="222.5234" calcext:value-type="float">
            <text:p>222.5234</text:p>
          </table:table-cell>
          <table:table-cell office:value-type="float" office:value="0.1459845" calcext:value-type="float">
            <text:p>0.1459845</text:p>
          </table:table-cell>
          <table:table-cell office:value-type="float" office:value="0.164053" calcext:value-type="float">
            <text:p>0.164053</text:p>
          </table:table-cell>
          <table:table-cell office:value-type="float" office:value="0.185055" calcext:value-type="float">
            <text:p>0.185055</text:p>
          </table:table-cell>
          <table:table-cell office:value-type="float" office:value="0.2855811" calcext:value-type="float">
            <text:p>0.2855811</text:p>
          </table:table-cell>
          <table:table-cell office:value-type="float" office:value="0.2924044" calcext:value-type="float">
            <text:p>0.2924044</text:p>
          </table:table-cell>
          <table:table-cell office:value-type="float" office:value="0.2967064" calcext:value-type="float">
            <text:p>0.2967064</text:p>
          </table:table-cell>
          <table:table-cell office:value-type="float" office:value="0.3473289" calcext:value-type="float">
            <text:p>0.3473289</text:p>
          </table:table-cell>
          <table:table-cell office:value-type="float" office:value="0.3565403" calcext:value-type="float">
            <text:p>0.3565403</text:p>
          </table:table-cell>
          <table:table-cell office:value-type="float" office:value="0.3744855" calcext:value-type="float">
            <text:p>0.3744855</text:p>
          </table:table-cell>
          <table:table-cell office:value-type="float" office:value="0.3867491" calcext:value-type="float">
            <text:p>0.3867491</text:p>
          </table:table-cell>
          <table:table-cell office:value-type="float" office:value="0.4130031" calcext:value-type="float">
            <text:p>0.4130031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6257" calcext:value-type="float">
            <text:p>0.3606257</text:p>
          </table:table-cell>
          <table:table-cell office:value-type="float" office:value="0.3430643" calcext:value-type="float">
            <text:p>0.3430643</text:p>
          </table:table-cell>
          <table:table-cell office:value-type="float" office:value="0.3221596" calcext:value-type="float">
            <text:p>0.3221596</text:p>
          </table:table-cell>
          <table:table-cell office:value-type="float" office:value="0.1787412" calcext:value-type="float">
            <text:p>0.1787412</text:p>
          </table:table-cell>
          <table:table-cell office:value-type="float" office:value="9.500712E-016" calcext:value-type="float">
            <text:p>9.500712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953094" calcext:value-type="float">
            <text:p>6.953094E-05</text:p>
          </table:table-cell>
          <table:table-cell office:value-type="float" office:value="-1.662331" calcext:value-type="float">
            <text:p>-1.662331</text:p>
          </table:table-cell>
          <table:table-cell office:value-type="float" office:value="-0.8151743" calcext:value-type="float">
            <text:p>-0.8151743</text:p>
          </table:table-cell>
          <table:table-cell office:value-type="float" office:value="-0.3903547" calcext:value-type="float">
            <text:p>-0.3903547</text:p>
          </table:table-cell>
          <table:table-cell office:value-type="float" office:value="-0.02682193" calcext:value-type="float">
            <text:p>-0.02682193</text:p>
          </table:table-cell>
          <table:table-cell office:value-type="float" office:value="-0.02277714" calcext:value-type="float">
            <text:p>-0.02277714</text:p>
          </table:table-cell>
          <table:table-cell office:value-type="float" office:value="-0.02058418" calcext:value-type="float">
            <text:p>-0.02058418</text:p>
          </table:table-cell>
          <table:table-cell office:value-type="float" office:value="-0.01828698" calcext:value-type="float">
            <text:p>-0.01828698</text:p>
          </table:table-cell>
          <table:table-cell office:value-type="float" office:value="-0.01570031" calcext:value-type="float">
            <text:p>-0.01570031</text:p>
          </table:table-cell>
          <table:table-cell office:value-type="float" office:value="-0.009815264" calcext:value-type="float">
            <text:p>-0.009815264</text:p>
          </table:table-cell>
          <table:table-cell office:value-type="float" office:value="-0.007217176" calcext:value-type="float">
            <text:p>-0.007217176</text:p>
          </table:table-cell>
          <table:table-cell office:value-type="float" office:value="158.3769" calcext:value-type="float">
            <text:p>158.3769</text:p>
          </table:table-cell>
          <table:table-cell office:value-type="float" office:value="0" calcext:value-type="float">
            <text:p>0</text:p>
          </table:table-cell>
          <table:table-cell office:value-type="float" office:value="-2.09649" calcext:value-type="float">
            <text:p>-2.09649</text:p>
          </table:table-cell>
          <table:table-cell office:value-type="float" office:value="0.002128839" calcext:value-type="float">
            <text:p>0.00212883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5816109" calcext:value-type="float">
            <text:p>-5.816109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0" calcext:value-type="float">
            <text:p>22012000</text:p>
          </table:table-cell>
          <table:table-cell office:value-type="float" office:value="45.00013" calcext:value-type="float">
            <text:p>45.00013</text:p>
          </table:table-cell>
          <table:table-cell office:value-type="float" office:value="-0.2993686" calcext:value-type="float">
            <text:p>-0.299368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0.236" calcext:value-type="float">
            <text:p>1270.236</text:p>
          </table:table-cell>
          <table:table-cell office:value-type="float" office:value="16.97354" calcext:value-type="float">
            <text:p>16.97354</text:p>
          </table:table-cell>
          <table:table-cell office:value-type="float" office:value="221.3183" calcext:value-type="float">
            <text:p>221.3183</text:p>
          </table:table-cell>
          <table:table-cell office:value-type="float" office:value="0.1429995" calcext:value-type="float">
            <text:p>0.1429995</text:p>
          </table:table-cell>
          <table:table-cell office:value-type="float" office:value="0.1609326" calcext:value-type="float">
            <text:p>0.1609326</text:p>
          </table:table-cell>
          <table:table-cell office:value-type="float" office:value="0.1826816" calcext:value-type="float">
            <text:p>0.1826816</text:p>
          </table:table-cell>
          <table:table-cell office:value-type="float" office:value="0.2816494" calcext:value-type="float">
            <text:p>0.2816494</text:p>
          </table:table-cell>
          <table:table-cell office:value-type="float" office:value="0.2898144" calcext:value-type="float">
            <text:p>0.2898144</text:p>
          </table:table-cell>
          <table:table-cell office:value-type="float" office:value="0.2944601" calcext:value-type="float">
            <text:p>0.2944601</text:p>
          </table:table-cell>
          <table:table-cell office:value-type="float" office:value="0.3461492" calcext:value-type="float">
            <text:p>0.3461492</text:p>
          </table:table-cell>
          <table:table-cell office:value-type="float" office:value="0.3565399" calcext:value-type="float">
            <text:p>0.3565399</text:p>
          </table:table-cell>
          <table:table-cell office:value-type="float" office:value="0.3744736" calcext:value-type="float">
            <text:p>0.3744736</text:p>
          </table:table-cell>
          <table:table-cell office:value-type="float" office:value="0.3867033" calcext:value-type="float">
            <text:p>0.3867033</text:p>
          </table:table-cell>
          <table:table-cell office:value-type="float" office:value="0.412531" calcext:value-type="float">
            <text:p>0.412531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108" calcext:value-type="float">
            <text:p>0.3636108</text:p>
          </table:table-cell>
          <table:table-cell office:value-type="float" office:value="0.3461852" calcext:value-type="float">
            <text:p>0.3461852</text:p>
          </table:table-cell>
          <table:table-cell office:value-type="float" office:value="0.3245333" calcext:value-type="float">
            <text:p>0.3245333</text:p>
          </table:table-cell>
          <table:table-cell office:value-type="float" office:value="0.1912424" calcext:value-type="float">
            <text:p>0.1912424</text:p>
          </table:table-cell>
          <table:table-cell office:value-type="float" office:value="9.500712E-016" calcext:value-type="float">
            <text:p>9.500712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215406" calcext:value-type="float">
            <text:p>7.215406E-05</text:p>
          </table:table-cell>
          <table:table-cell office:value-type="float" office:value="-1.88647" calcext:value-type="float">
            <text:p>-1.88647</text:p>
          </table:table-cell>
          <table:table-cell office:value-type="float" office:value="-0.9168282" calcext:value-type="float">
            <text:p>-0.9168282</text:p>
          </table:table-cell>
          <table:table-cell office:value-type="float" office:value="-0.4222393" calcext:value-type="float">
            <text:p>-0.4222393</text:p>
          </table:table-cell>
          <table:table-cell office:value-type="float" office:value="-0.02952038" calcext:value-type="float">
            <text:p>-0.02952038</text:p>
          </table:table-cell>
          <table:table-cell office:value-type="float" office:value="-0.02422451" calcext:value-type="float">
            <text:p>-0.02422451</text:p>
          </table:table-cell>
          <table:table-cell office:value-type="float" office:value="-0.02169672" calcext:value-type="float">
            <text:p>-0.02169672</text:p>
          </table:table-cell>
          <table:table-cell office:value-type="float" office:value="-0.01889525" calcext:value-type="float">
            <text:p>-0.01889525</text:p>
          </table:table-cell>
          <table:table-cell office:value-type="float" office:value="-0.01570121" calcext:value-type="float">
            <text:p>-0.01570121</text:p>
          </table:table-cell>
          <table:table-cell office:value-type="float" office:value="-0.00981827" calcext:value-type="float">
            <text:p>-0.00981827</text:p>
          </table:table-cell>
          <table:table-cell office:value-type="float" office:value="-0.007225361" calcext:value-type="float">
            <text:p>-0.007225361</text:p>
          </table:table-cell>
          <table:table-cell office:value-type="float" office:value="165.5009" calcext:value-type="float">
            <text:p>165.5009</text:p>
          </table:table-cell>
          <table:table-cell office:value-type="float" office:value="0" calcext:value-type="float">
            <text:p>0</text:p>
          </table:table-cell>
          <table:table-cell office:value-type="float" office:value="-1.730683" calcext:value-type="float">
            <text:p>-1.730683</text:p>
          </table:table-cell>
          <table:table-cell office:value-type="float" office:value="0.002197023" calcext:value-type="float">
            <text:p>0.00219702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7117633" calcext:value-type="float">
            <text:p>-7.117633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0" calcext:value-type="float">
            <text:p>23012000</text:p>
          </table:table-cell>
          <table:table-cell office:value-type="float" office:value="45.50014" calcext:value-type="float">
            <text:p>45.50014</text:p>
          </table:table-cell>
          <table:table-cell office:value-type="float" office:value="-0.2579144" calcext:value-type="float">
            <text:p>-0.257914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0.965" calcext:value-type="float">
            <text:p>1270.965</text:p>
          </table:table-cell>
          <table:table-cell office:value-type="float" office:value="16.70422" calcext:value-type="float">
            <text:p>16.70422</text:p>
          </table:table-cell>
          <table:table-cell office:value-type="float" office:value="223.5596" calcext:value-type="float">
            <text:p>223.5596</text:p>
          </table:table-cell>
          <table:table-cell office:value-type="float" office:value="0.143534" calcext:value-type="float">
            <text:p>0.143534</text:p>
          </table:table-cell>
          <table:table-cell office:value-type="float" office:value="0.1600678" calcext:value-type="float">
            <text:p>0.1600678</text:p>
          </table:table-cell>
          <table:table-cell office:value-type="float" office:value="0.1803894" calcext:value-type="float">
            <text:p>0.1803894</text:p>
          </table:table-cell>
          <table:table-cell office:value-type="float" office:value="0.2765233" calcext:value-type="float">
            <text:p>0.2765233</text:p>
          </table:table-cell>
          <table:table-cell office:value-type="float" office:value="0.286666" calcext:value-type="float">
            <text:p>0.286666</text:p>
          </table:table-cell>
          <table:table-cell office:value-type="float" office:value="0.2923974" calcext:value-type="float">
            <text:p>0.2923974</text:p>
          </table:table-cell>
          <table:table-cell office:value-type="float" office:value="0.3449427" calcext:value-type="float">
            <text:p>0.3449427</text:p>
          </table:table-cell>
          <table:table-cell office:value-type="float" office:value="0.3565562" calcext:value-type="float">
            <text:p>0.3565562</text:p>
          </table:table-cell>
          <table:table-cell office:value-type="float" office:value="0.3749105" calcext:value-type="float">
            <text:p>0.3749105</text:p>
          </table:table-cell>
          <table:table-cell office:value-type="float" office:value="0.3872279" calcext:value-type="float">
            <text:p>0.3872279</text:p>
          </table:table-cell>
          <table:table-cell office:value-type="float" office:value="0.4120953" calcext:value-type="float">
            <text:p>0.4120953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0713" calcext:value-type="float">
            <text:p>0.3630713</text:p>
          </table:table-cell>
          <table:table-cell office:value-type="float" office:value="0.3470446" calcext:value-type="float">
            <text:p>0.3470446</text:p>
          </table:table-cell>
          <table:table-cell office:value-type="float" office:value="0.3268241" calcext:value-type="float">
            <text:p>0.3268241</text:p>
          </table:table-cell>
          <table:table-cell office:value-type="float" office:value="0.2058759" calcext:value-type="float">
            <text:p>0.2058759</text:p>
          </table:table-cell>
          <table:table-cell office:value-type="float" office:value="9.500709E-016" calcext:value-type="float">
            <text:p>9.500709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19081" calcext:value-type="float">
            <text:p>7.19081E-05</text:p>
          </table:table-cell>
          <table:table-cell office:value-type="float" office:value="-1.847936" calcext:value-type="float">
            <text:p>-1.847936</text:p>
          </table:table-cell>
          <table:table-cell office:value-type="float" office:value="-0.9491206" calcext:value-type="float">
            <text:p>-0.9491206</text:p>
          </table:table-cell>
          <table:table-cell office:value-type="float" office:value="-0.4564519" calcext:value-type="float">
            <text:p>-0.4564519</text:p>
          </table:table-cell>
          <table:table-cell office:value-type="float" office:value="-0.03345873" calcext:value-type="float">
            <text:p>-0.03345873</text:p>
          </table:table-cell>
          <table:table-cell office:value-type="float" office:value="-0.02612718" calcext:value-type="float">
            <text:p>-0.02612718</text:p>
          </table:table-cell>
          <table:table-cell office:value-type="float" office:value="-0.02278007" calcext:value-type="float">
            <text:p>-0.02278007</text:p>
          </table:table-cell>
          <table:table-cell office:value-type="float" office:value="-0.01954189" calcext:value-type="float">
            <text:p>-0.01954189</text:p>
          </table:table-cell>
          <table:table-cell office:value-type="float" office:value="-0.01569454" calcext:value-type="float">
            <text:p>-0.01569454</text:p>
          </table:table-cell>
          <table:table-cell office:value-type="float" office:value="-0.00971949" calcext:value-type="float">
            <text:p>-0.00971949</text:p>
          </table:table-cell>
          <table:table-cell office:value-type="float" office:value="-0.007141499" calcext:value-type="float">
            <text:p>-0.007141499</text:p>
          </table:table-cell>
          <table:table-cell office:value-type="float" office:value="172.1689" calcext:value-type="float">
            <text:p>172.1689</text:p>
          </table:table-cell>
          <table:table-cell office:value-type="float" office:value="0" calcext:value-type="float">
            <text:p>0</text:p>
          </table:table-cell>
          <table:table-cell office:value-type="float" office:value="-3.405515" calcext:value-type="float">
            <text:p>-3.405515</text:p>
          </table:table-cell>
          <table:table-cell office:value-type="float" office:value="0.002265115" calcext:value-type="float">
            <text:p>0.00226511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6009359" calcext:value-type="float">
            <text:p>-6.009359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45.90014" calcext:value-type="float">
            <text:p>45.90014</text:p>
          </table:table-cell>
          <table:table-cell office:value-type="float" office:value="-0.2596512" calcext:value-type="float">
            <text:p>-0.259651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74.886" calcext:value-type="float">
            <text:p>1274.886</text:p>
          </table:table-cell>
          <table:table-cell office:value-type="float" office:value="13.18436" calcext:value-type="float">
            <text:p>13.18436</text:p>
          </table:table-cell>
          <table:table-cell office:value-type="float" office:value="224.096" calcext:value-type="float">
            <text:p>224.096</text:p>
          </table:table-cell>
          <table:table-cell office:value-type="float" office:value="0.149782" calcext:value-type="float">
            <text:p>0.149782</text:p>
          </table:table-cell>
          <table:table-cell office:value-type="float" office:value="0.1641381" calcext:value-type="float">
            <text:p>0.1641381</text:p>
          </table:table-cell>
          <table:table-cell office:value-type="float" office:value="0.1816025" calcext:value-type="float">
            <text:p>0.1816025</text:p>
          </table:table-cell>
          <table:table-cell office:value-type="float" office:value="0.271879" calcext:value-type="float">
            <text:p>0.271879</text:p>
          </table:table-cell>
          <table:table-cell office:value-type="float" office:value="0.2837819" calcext:value-type="float">
            <text:p>0.2837819</text:p>
          </table:table-cell>
          <table:table-cell office:value-type="float" office:value="0.2899714" calcext:value-type="float">
            <text:p>0.2899714</text:p>
          </table:table-cell>
          <table:table-cell office:value-type="float" office:value="0.3435646" calcext:value-type="float">
            <text:p>0.3435646</text:p>
          </table:table-cell>
          <table:table-cell office:value-type="float" office:value="0.3567423" calcext:value-type="float">
            <text:p>0.3567423</text:p>
          </table:table-cell>
          <table:table-cell office:value-type="float" office:value="0.3786279" calcext:value-type="float">
            <text:p>0.3786279</text:p>
          </table:table-cell>
          <table:table-cell office:value-type="float" office:value="0.3919843" calcext:value-type="float">
            <text:p>0.3919843</text:p>
          </table:table-cell>
          <table:table-cell office:value-type="float" office:value="0.4118669" calcext:value-type="float">
            <text:p>0.4118669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8188" calcext:value-type="float">
            <text:p>0.3568188</text:p>
          </table:table-cell>
          <table:table-cell office:value-type="float" office:value="0.3429675" calcext:value-type="float">
            <text:p>0.3429675</text:p>
          </table:table-cell>
          <table:table-cell office:value-type="float" office:value="0.3256056" calcext:value-type="float">
            <text:p>0.3256056</text:p>
          </table:table-cell>
          <table:table-cell office:value-type="float" office:value="0.2205431" calcext:value-type="float">
            <text:p>0.2205431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386019" calcext:value-type="float">
            <text:p>6.386019E-05</text:p>
          </table:table-cell>
          <table:table-cell office:value-type="float" office:value="-1.426834" calcext:value-type="float">
            <text:p>-1.426834</text:p>
          </table:table-cell>
          <table:table-cell office:value-type="float" office:value="-0.8155011" calcext:value-type="float">
            <text:p>-0.8155011</text:p>
          </table:table-cell>
          <table:table-cell office:value-type="float" office:value="-0.4387634" calcext:value-type="float">
            <text:p>-0.4387634</text:p>
          </table:table-cell>
          <table:table-cell office:value-type="float" office:value="-0.03711422" calcext:value-type="float">
            <text:p>-0.03711422</text:p>
          </table:table-cell>
          <table:table-cell office:value-type="float" office:value="-0.02802711" calcext:value-type="float">
            <text:p>-0.02802711</text:p>
          </table:table-cell>
          <table:table-cell office:value-type="float" office:value="-0.02413877" calcext:value-type="float">
            <text:p>-0.02413877</text:p>
          </table:table-cell>
          <table:table-cell office:value-type="float" office:value="-0.02030946" calcext:value-type="float">
            <text:p>-0.02030946</text:p>
          </table:table-cell>
          <table:table-cell office:value-type="float" office:value="-0.01561635" calcext:value-type="float">
            <text:p>-0.01561635</text:p>
          </table:table-cell>
          <table:table-cell office:value-type="float" office:value="-0.00884067" calcext:value-type="float">
            <text:p>-0.00884067</text:p>
          </table:table-cell>
          <table:table-cell office:value-type="float" office:value="-0.006352396" calcext:value-type="float">
            <text:p>-0.006352396</text:p>
          </table:table-cell>
          <table:table-cell office:value-type="float" office:value="175.4216" calcext:value-type="float">
            <text:p>175.4216</text:p>
          </table:table-cell>
          <table:table-cell office:value-type="float" office:value="0" calcext:value-type="float">
            <text:p>0</text:p>
          </table:table-cell>
          <table:table-cell office:value-type="float" office:value="-3.057475" calcext:value-type="float">
            <text:p>-3.057475</text:p>
          </table:table-cell>
          <table:table-cell office:value-type="float" office:value="0.002300927" calcext:value-type="float">
            <text:p>0.00230092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261236" calcext:value-type="float">
            <text:p>-2.61236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0" calcext:value-type="float">
            <text:p>25012000</text:p>
          </table:table-cell>
          <table:table-cell office:value-type="float" office:value="49.90015" calcext:value-type="float">
            <text:p>49.90015</text:p>
          </table:table-cell>
          <table:table-cell office:value-type="float" office:value="-0.3278063" calcext:value-type="float">
            <text:p>-0.327806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2.236" calcext:value-type="float">
            <text:p>1282.236</text:p>
          </table:table-cell>
          <table:table-cell office:value-type="float" office:value="9.903218" calcext:value-type="float">
            <text:p>9.903218</text:p>
          </table:table-cell>
          <table:table-cell office:value-type="float" office:value="238.8563" calcext:value-type="float">
            <text:p>238.8563</text:p>
          </table:table-cell>
          <table:table-cell office:value-type="float" office:value="0.1510179" calcext:value-type="float">
            <text:p>0.1510179</text:p>
          </table:table-cell>
          <table:table-cell office:value-type="float" office:value="0.1666561" calcext:value-type="float">
            <text:p>0.1666561</text:p>
          </table:table-cell>
          <table:table-cell office:value-type="float" office:value="0.1845091" calcext:value-type="float">
            <text:p>0.1845091</text:p>
          </table:table-cell>
          <table:table-cell office:value-type="float" office:value="0.2689925" calcext:value-type="float">
            <text:p>0.2689925</text:p>
          </table:table-cell>
          <table:table-cell office:value-type="float" office:value="0.2808952" calcext:value-type="float">
            <text:p>0.2808952</text:p>
          </table:table-cell>
          <table:table-cell office:value-type="float" office:value="0.2876859" calcext:value-type="float">
            <text:p>0.2876859</text:p>
          </table:table-cell>
          <table:table-cell office:value-type="float" office:value="0.3424571" calcext:value-type="float">
            <text:p>0.3424571</text:p>
          </table:table-cell>
          <table:table-cell office:value-type="float" office:value="0.3570021" calcext:value-type="float">
            <text:p>0.3570021</text:p>
          </table:table-cell>
          <table:table-cell office:value-type="float" office:value="0.3818295" calcext:value-type="float">
            <text:p>0.3818295</text:p>
          </table:table-cell>
          <table:table-cell office:value-type="float" office:value="0.3962487" calcext:value-type="float">
            <text:p>0.3962487</text:p>
          </table:table-cell>
          <table:table-cell office:value-type="float" office:value="0.4119101" calcext:value-type="float">
            <text:p>0.4119101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5845" calcext:value-type="float">
            <text:p>0.3555845</text:p>
          </table:table-cell>
          <table:table-cell office:value-type="float" office:value="0.3404535" calcext:value-type="float">
            <text:p>0.3404535</text:p>
          </table:table-cell>
          <table:table-cell office:value-type="float" office:value="0.3227009" calcext:value-type="float">
            <text:p>0.3227009</text:p>
          </table:table-cell>
          <table:table-cell office:value-type="float" office:value="0.2330334" calcext:value-type="float">
            <text:p>0.2330334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664136" calcext:value-type="float">
            <text:p>5.664136E-05</text:p>
          </table:table-cell>
          <table:table-cell office:value-type="float" office:value="-1.355722" calcext:value-type="float">
            <text:p>-1.355722</text:p>
          </table:table-cell>
          <table:table-cell office:value-type="float" office:value="-0.7420368" calcext:value-type="float">
            <text:p>-0.7420368</text:p>
          </table:table-cell>
          <table:table-cell office:value-type="float" office:value="-0.3980358" calcext:value-type="float">
            <text:p>-0.3980358</text:p>
          </table:table-cell>
          <table:table-cell office:value-type="float" office:value="-0.03963883" calcext:value-type="float">
            <text:p>-0.03963883</text:p>
          </table:table-cell>
          <table:table-cell office:value-type="float" office:value="-0.03008516" calcext:value-type="float">
            <text:p>-0.03008516</text:p>
          </table:table-cell>
          <table:table-cell office:value-type="float" office:value="-0.02549481" calcext:value-type="float">
            <text:p>-0.02549481</text:p>
          </table:table-cell>
          <table:table-cell office:value-type="float" office:value="-0.02095332" calcext:value-type="float">
            <text:p>-0.02095332</text:p>
          </table:table-cell>
          <table:table-cell office:value-type="float" office:value="-0.01550775" calcext:value-type="float">
            <text:p>-0.01550775</text:p>
          </table:table-cell>
          <table:table-cell office:value-type="float" office:value="-0.008154013" calcext:value-type="float">
            <text:p>-0.008154013</text:p>
          </table:table-cell>
          <table:table-cell office:value-type="float" office:value="-0.005726179" calcext:value-type="float">
            <text:p>-0.005726179</text:p>
          </table:table-cell>
          <table:table-cell office:value-type="float" office:value="178.6731" calcext:value-type="float">
            <text:p>178.6731</text:p>
          </table:table-cell>
          <table:table-cell office:value-type="float" office:value="0" calcext:value-type="float">
            <text:p>0</text:p>
          </table:table-cell>
          <table:table-cell office:value-type="float" office:value="-3.172139" calcext:value-type="float">
            <text:p>-3.172139</text:p>
          </table:table-cell>
          <table:table-cell office:value-type="float" office:value="0.002328001" calcext:value-type="float">
            <text:p>0.00232800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2791639" calcext:value-type="float">
            <text:p>-2.791639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0" calcext:value-type="float">
            <text:p>26012000</text:p>
          </table:table-cell>
          <table:table-cell office:value-type="float" office:value="51.60017" calcext:value-type="float">
            <text:p>51.60017</text:p>
          </table:table-cell>
          <table:table-cell office:value-type="float" office:value="-0.341963" calcext:value-type="float">
            <text:p>-0.34196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6.226" calcext:value-type="float">
            <text:p>1286.226</text:p>
          </table:table-cell>
          <table:table-cell office:value-type="float" office:value="7.627308" calcext:value-type="float">
            <text:p>7.627308</text:p>
          </table:table-cell>
          <table:table-cell office:value-type="float" office:value="241.9375" calcext:value-type="float">
            <text:p>241.9375</text:p>
          </table:table-cell>
          <table:table-cell office:value-type="float" office:value="0.1542077" calcext:value-type="float">
            <text:p>0.1542077</text:p>
          </table:table-cell>
          <table:table-cell office:value-type="float" office:value="0.1702637" calcext:value-type="float">
            <text:p>0.1702637</text:p>
          </table:table-cell>
          <table:table-cell office:value-type="float" office:value="0.1876992" calcext:value-type="float">
            <text:p>0.1876992</text:p>
          </table:table-cell>
          <table:table-cell office:value-type="float" office:value="0.2638471" calcext:value-type="float">
            <text:p>0.2638471</text:p>
          </table:table-cell>
          <table:table-cell office:value-type="float" office:value="0.2816427" calcext:value-type="float">
            <text:p>0.2816427</text:p>
          </table:table-cell>
          <table:table-cell office:value-type="float" office:value="0.2860851" calcext:value-type="float">
            <text:p>0.2860851</text:p>
          </table:table-cell>
          <table:table-cell office:value-type="float" office:value="0.3413253" calcext:value-type="float">
            <text:p>0.3413253</text:p>
          </table:table-cell>
          <table:table-cell office:value-type="float" office:value="0.3570037" calcext:value-type="float">
            <text:p>0.3570037</text:p>
          </table:table-cell>
          <table:table-cell office:value-type="float" office:value="0.3837826" calcext:value-type="float">
            <text:p>0.3837826</text:p>
          </table:table-cell>
          <table:table-cell office:value-type="float" office:value="0.3990894" calcext:value-type="float">
            <text:p>0.3990894</text:p>
          </table:table-cell>
          <table:table-cell office:value-type="float" office:value="0.4122001" calcext:value-type="float">
            <text:p>0.412200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4039" calcext:value-type="float">
            <text:p>0.3524039</text:p>
          </table:table-cell>
          <table:table-cell office:value-type="float" office:value="0.3368551" calcext:value-type="float">
            <text:p>0.3368551</text:p>
          </table:table-cell>
          <table:table-cell office:value-type="float" office:value="0.3195162" calcext:value-type="float">
            <text:p>0.3195162</text:p>
          </table:table-cell>
          <table:table-cell office:value-type="float" office:value="0.2434976" calcext:value-type="float">
            <text:p>0.2434976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265374" calcext:value-type="float">
            <text:p>5.265374E-05</text:p>
          </table:table-cell>
          <table:table-cell office:value-type="float" office:value="-1.189851" calcext:value-type="float">
            <text:p>-1.189851</text:p>
          </table:table-cell>
          <table:table-cell office:value-type="float" office:value="-0.6503807" calcext:value-type="float">
            <text:p>-0.6503807</text:p>
          </table:table-cell>
          <table:table-cell office:value-type="float" office:value="-0.3584083" calcext:value-type="float">
            <text:p>-0.3584083</text:p>
          </table:table-cell>
          <table:table-cell office:value-type="float" office:value="-0.04452929" calcext:value-type="float">
            <text:p>-0.04452929</text:p>
          </table:table-cell>
          <table:table-cell office:value-type="float" office:value="-0.02958689" calcext:value-type="float">
            <text:p>-0.02958689</text:p>
          </table:table-cell>
          <table:table-cell office:value-type="float" office:value="-0.02651848" calcext:value-type="float">
            <text:p>-0.02651848</text:p>
          </table:table-cell>
          <table:table-cell office:value-type="float" office:value="-0.02163273" calcext:value-type="float">
            <text:p>-0.02163273</text:p>
          </table:table-cell>
          <table:table-cell office:value-type="float" office:value="-0.01549983" calcext:value-type="float">
            <text:p>-0.01549983</text:p>
          </table:table-cell>
          <table:table-cell office:value-type="float" office:value="-0.007753999" calcext:value-type="float">
            <text:p>-0.007753999</text:p>
          </table:table-cell>
          <table:table-cell office:value-type="float" office:value="-0.005339033" calcext:value-type="float">
            <text:p>-0.005339033</text:p>
          </table:table-cell>
          <table:table-cell office:value-type="float" office:value="182.735" calcext:value-type="float">
            <text:p>182.735</text:p>
          </table:table-cell>
          <table:table-cell office:value-type="float" office:value="0" calcext:value-type="float">
            <text:p>0</text:p>
          </table:table-cell>
          <table:table-cell office:value-type="float" office:value="-0.2680679" calcext:value-type="float">
            <text:p>-0.2680679</text:p>
          </table:table-cell>
          <table:table-cell office:value-type="float" office:value="0.00234622" calcext:value-type="float">
            <text:p>0.002346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2705492" calcext:value-type="float">
            <text:p>-2.705492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0" calcext:value-type="float">
            <text:p>27012000</text:p>
          </table:table-cell>
          <table:table-cell office:value-type="float" office:value="51.60017" calcext:value-type="float">
            <text:p>51.60017</text:p>
          </table:table-cell>
          <table:table-cell office:value-type="float" office:value="-0.2536819" calcext:value-type="float">
            <text:p>-0.253681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4.673" calcext:value-type="float">
            <text:p>1284.673</text:p>
          </table:table-cell>
          <table:table-cell office:value-type="float" office:value="9.092607" calcext:value-type="float">
            <text:p>9.092607</text:p>
          </table:table-cell>
          <table:table-cell office:value-type="float" office:value="240.6556" calcext:value-type="float">
            <text:p>240.6556</text:p>
          </table:table-cell>
          <table:table-cell office:value-type="float" office:value="0.1501384" calcext:value-type="float">
            <text:p>0.1501384</text:p>
          </table:table-cell>
          <table:table-cell office:value-type="float" office:value="0.1682993" calcext:value-type="float">
            <text:p>0.1682993</text:p>
          </table:table-cell>
          <table:table-cell office:value-type="float" office:value="0.1885354" calcext:value-type="float">
            <text:p>0.1885354</text:p>
          </table:table-cell>
          <table:table-cell office:value-type="float" office:value="0.2547466" calcext:value-type="float">
            <text:p>0.2547466</text:p>
          </table:table-cell>
          <table:table-cell office:value-type="float" office:value="0.2843941" calcext:value-type="float">
            <text:p>0.2843941</text:p>
          </table:table-cell>
          <table:table-cell office:value-type="float" office:value="0.2870555" calcext:value-type="float">
            <text:p>0.2870555</text:p>
          </table:table-cell>
          <table:table-cell office:value-type="float" office:value="0.340665" calcext:value-type="float">
            <text:p>0.340665</text:p>
          </table:table-cell>
          <table:table-cell office:value-type="float" office:value="0.3565338" calcext:value-type="float">
            <text:p>0.3565338</text:p>
          </table:table-cell>
          <table:table-cell office:value-type="float" office:value="0.3818088" calcext:value-type="float">
            <text:p>0.3818088</text:p>
          </table:table-cell>
          <table:table-cell office:value-type="float" office:value="0.3970747" calcext:value-type="float">
            <text:p>0.3970747</text:p>
          </table:table-cell>
          <table:table-cell office:value-type="float" office:value="0.4124091" calcext:value-type="float">
            <text:p>0.4124091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4743" calcext:value-type="float">
            <text:p>0.3564743</text:p>
          </table:table-cell>
          <table:table-cell office:value-type="float" office:value="0.3388205" calcext:value-type="float">
            <text:p>0.3388205</text:p>
          </table:table-cell>
          <table:table-cell office:value-type="float" office:value="0.3186803" calcext:value-type="float">
            <text:p>0.3186803</text:p>
          </table:table-cell>
          <table:table-cell office:value-type="float" office:value="0.2525983" calcext:value-type="float">
            <text:p>0.2525983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952936" calcext:value-type="float">
            <text:p>5.952936E-05</text:p>
          </table:table-cell>
          <table:table-cell office:value-type="float" office:value="-1.401397" calcext:value-type="float">
            <text:p>-1.401397</text:p>
          </table:table-cell>
          <table:table-cell office:value-type="float" office:value="-0.6973651" calcext:value-type="float">
            <text:p>-0.6973651</text:p>
          </table:table-cell>
          <table:table-cell office:value-type="float" office:value="-0.3484149" calcext:value-type="float">
            <text:p>-0.3484149</text:p>
          </table:table-cell>
          <table:table-cell office:value-type="float" office:value="-0.05519013" calcext:value-type="float">
            <text:p>-0.05519013</text:p>
          </table:table-cell>
          <table:table-cell office:value-type="float" office:value="-0.02764655" calcext:value-type="float">
            <text:p>-0.02764655</text:p>
          </table:table-cell>
          <table:table-cell office:value-type="float" office:value="-0.02590796" calcext:value-type="float">
            <text:p>-0.02590796</text:p>
          </table:table-cell>
          <table:table-cell office:value-type="float" office:value="-0.02204511" calcext:value-type="float">
            <text:p>-0.02204511</text:p>
          </table:table-cell>
          <table:table-cell office:value-type="float" office:value="-0.0157029" calcext:value-type="float">
            <text:p>-0.0157029</text:p>
          </table:table-cell>
          <table:table-cell office:value-type="float" office:value="-0.008148124" calcext:value-type="float">
            <text:p>-0.008148124</text:p>
          </table:table-cell>
          <table:table-cell office:value-type="float" office:value="-0.005604762" calcext:value-type="float">
            <text:p>-0.005604762</text:p>
          </table:table-cell>
          <table:table-cell office:value-type="float" office:value="190.5253" calcext:value-type="float">
            <text:p>190.5253</text:p>
          </table:table-cell>
          <table:table-cell office:value-type="float" office:value="0" calcext:value-type="float">
            <text:p>0</text:p>
          </table:table-cell>
          <table:table-cell office:value-type="float" office:value="-0.05524728" calcext:value-type="float">
            <text:p>-0.05524728</text:p>
          </table:table-cell>
          <table:table-cell office:value-type="float" office:value="0.002391828" calcext:value-type="float">
            <text:p>0.0023918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4298054" calcext:value-type="float">
            <text:p>-4.298054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0" calcext:value-type="float">
            <text:p>28012000</text:p>
          </table:table-cell>
          <table:table-cell office:value-type="float" office:value="51.60017" calcext:value-type="float">
            <text:p>51.60017</text:p>
          </table:table-cell>
          <table:table-cell office:value-type="float" office:value="-0.1775673" calcext:value-type="float">
            <text:p>-0.177567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3.427" calcext:value-type="float">
            <text:p>1283.427</text:p>
          </table:table-cell>
          <table:table-cell office:value-type="float" office:value="10.2629" calcext:value-type="float">
            <text:p>10.2629</text:p>
          </table:table-cell>
          <table:table-cell office:value-type="float" office:value="239.4681" calcext:value-type="float">
            <text:p>239.4681</text:p>
          </table:table-cell>
          <table:table-cell office:value-type="float" office:value="0.148693" calcext:value-type="float">
            <text:p>0.148693</text:p>
          </table:table-cell>
          <table:table-cell office:value-type="float" office:value="0.1661955" calcext:value-type="float">
            <text:p>0.1661955</text:p>
          </table:table-cell>
          <table:table-cell office:value-type="float" office:value="0.1870992" calcext:value-type="float">
            <text:p>0.1870992</text:p>
          </table:table-cell>
          <table:table-cell office:value-type="float" office:value="0.2454118" calcext:value-type="float">
            <text:p>0.2454118</text:p>
          </table:table-cell>
          <table:table-cell office:value-type="float" office:value="0.2861258" calcext:value-type="float">
            <text:p>0.2861258</text:p>
          </table:table-cell>
          <table:table-cell office:value-type="float" office:value="0.2881748" calcext:value-type="float">
            <text:p>0.2881748</text:p>
          </table:table-cell>
          <table:table-cell office:value-type="float" office:value="0.3406467" calcext:value-type="float">
            <text:p>0.3406467</text:p>
          </table:table-cell>
          <table:table-cell office:value-type="float" office:value="0.3565333" calcext:value-type="float">
            <text:p>0.3565333</text:p>
          </table:table-cell>
          <table:table-cell office:value-type="float" office:value="0.3802377" calcext:value-type="float">
            <text:p>0.3802377</text:p>
          </table:table-cell>
          <table:table-cell office:value-type="float" office:value="0.3953384" calcext:value-type="float">
            <text:p>0.3953384</text:p>
          </table:table-cell>
          <table:table-cell office:value-type="float" office:value="0.4124955" calcext:value-type="float">
            <text:p>0.412495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9198" calcext:value-type="float">
            <text:p>0.3579198</text:p>
          </table:table-cell>
          <table:table-cell office:value-type="float" office:value="0.3409245" calcext:value-type="float">
            <text:p>0.3409245</text:p>
          </table:table-cell>
          <table:table-cell office:value-type="float" office:value="0.3201167" calcext:value-type="float">
            <text:p>0.3201167</text:p>
          </table:table-cell>
          <table:table-cell office:value-type="float" office:value="0.2619331" calcext:value-type="float">
            <text:p>0.2619331</text:p>
          </table:table-cell>
          <table:table-cell office:value-type="float" office:value="9.500712E-016" calcext:value-type="float">
            <text:p>9.500712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854933" calcext:value-type="float">
            <text:p>6.854933E-05</text:p>
          </table:table-cell>
          <table:table-cell office:value-type="float" office:value="-1.489257" calcext:value-type="float">
            <text:p>-1.489257</text:p>
          </table:table-cell>
          <table:table-cell office:value-type="float" office:value="-0.7537717" calcext:value-type="float">
            <text:p>-0.7537717</text:p>
          </table:table-cell>
          <table:table-cell office:value-type="float" office:value="-0.3649778" calcext:value-type="float">
            <text:p>-0.3649778</text:p>
          </table:table-cell>
          <table:table-cell office:value-type="float" office:value="-0.06932924" calcext:value-type="float">
            <text:p>-0.06932924</text:p>
          </table:table-cell>
          <table:table-cell office:value-type="float" office:value="-0.02650199" calcext:value-type="float">
            <text:p>-0.02650199</text:p>
          </table:table-cell>
          <table:table-cell office:value-type="float" office:value="-0.02521896" calcext:value-type="float">
            <text:p>-0.02521896</text:p>
          </table:table-cell>
          <table:table-cell office:value-type="float" office:value="-0.02205957" calcext:value-type="float">
            <text:p>-0.02205957</text:p>
          </table:table-cell>
          <table:table-cell office:value-type="float" office:value="-0.01570343" calcext:value-type="float">
            <text:p>-0.01570343</text:p>
          </table:table-cell>
          <table:table-cell office:value-type="float" office:value="-0.008477441" calcext:value-type="float">
            <text:p>-0.008477441</text:p>
          </table:table-cell>
          <table:table-cell office:value-type="float" office:value="-0.005845405" calcext:value-type="float">
            <text:p>-0.005845405</text:p>
          </table:table-cell>
          <table:table-cell office:value-type="float" office:value="198.1089" calcext:value-type="float">
            <text:p>198.1089</text:p>
          </table:table-cell>
          <table:table-cell office:value-type="float" office:value="0" calcext:value-type="float">
            <text:p>0</text:p>
          </table:table-cell>
          <table:table-cell office:value-type="float" office:value="-0.06339896" calcext:value-type="float">
            <text:p>-0.06339896</text:p>
          </table:table-cell>
          <table:table-cell office:value-type="float" office:value="0.002447535" calcext:value-type="float">
            <text:p>0.00244753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4267786" calcext:value-type="float">
            <text:p>-4.267786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0" calcext:value-type="float">
            <text:p>29012000</text:p>
          </table:table-cell>
          <table:table-cell office:value-type="float" office:value="51.60017" calcext:value-type="float">
            <text:p>51.60017</text:p>
          </table:table-cell>
          <table:table-cell office:value-type="float" office:value="-0.1104386" calcext:value-type="float">
            <text:p>-0.110438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2.372" calcext:value-type="float">
            <text:p>1282.372</text:p>
          </table:table-cell>
          <table:table-cell office:value-type="float" office:value="11.25129" calcext:value-type="float">
            <text:p>11.25129</text:p>
          </table:table-cell>
          <table:table-cell office:value-type="float" office:value="238.1605" calcext:value-type="float">
            <text:p>238.1605</text:p>
          </table:table-cell>
          <table:table-cell office:value-type="float" office:value="0.1509632" calcext:value-type="float">
            <text:p>0.1509632</text:p>
          </table:table-cell>
          <table:table-cell office:value-type="float" office:value="0.1669033" calcext:value-type="float">
            <text:p>0.1669033</text:p>
          </table:table-cell>
          <table:table-cell office:value-type="float" office:value="0.1860276" calcext:value-type="float">
            <text:p>0.1860276</text:p>
          </table:table-cell>
          <table:table-cell office:value-type="float" office:value="0.2360204" calcext:value-type="float">
            <text:p>0.2360204</text:p>
          </table:table-cell>
          <table:table-cell office:value-type="float" office:value="0.2873866" calcext:value-type="float">
            <text:p>0.2873866</text:p>
          </table:table-cell>
          <table:table-cell office:value-type="float" office:value="0.2892174" calcext:value-type="float">
            <text:p>0.2892174</text:p>
          </table:table-cell>
          <table:table-cell office:value-type="float" office:value="0.3409516" calcext:value-type="float">
            <text:p>0.3409516</text:p>
          </table:table-cell>
          <table:table-cell office:value-type="float" office:value="0.3565324" calcext:value-type="float">
            <text:p>0.3565324</text:p>
          </table:table-cell>
          <table:table-cell office:value-type="float" office:value="0.3789687" calcext:value-type="float">
            <text:p>0.3789687</text:p>
          </table:table-cell>
          <table:table-cell office:value-type="float" office:value="0.3938394" calcext:value-type="float">
            <text:p>0.3938394</text:p>
          </table:table-cell>
          <table:table-cell office:value-type="float" office:value="0.4125247" calcext:value-type="float">
            <text:p>0.4125247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6485" calcext:value-type="float">
            <text:p>0.3556485</text:p>
          </table:table-cell>
          <table:table-cell office:value-type="float" office:value="0.3402162" calcext:value-type="float">
            <text:p>0.3402162</text:p>
          </table:table-cell>
          <table:table-cell office:value-type="float" office:value="0.3211881" calcext:value-type="float">
            <text:p>0.3211881</text:p>
          </table:table-cell>
          <table:table-cell office:value-type="float" office:value="0.2713245" calcext:value-type="float">
            <text:p>0.2713245</text:p>
          </table:table-cell>
          <table:table-cell office:value-type="float" office:value="9.500709E-016" calcext:value-type="float">
            <text:p>9.500709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790524" calcext:value-type="float">
            <text:p>7.790524E-05</text:p>
          </table:table-cell>
          <table:table-cell office:value-type="float" office:value="-1.359093" calcext:value-type="float">
            <text:p>-1.359093</text:p>
          </table:table-cell>
          <table:table-cell office:value-type="float" office:value="-0.7352861" calcext:value-type="float">
            <text:p>-0.7352861</text:p>
          </table:table-cell>
          <table:table-cell office:value-type="float" office:value="-0.3782102" calcext:value-type="float">
            <text:p>-0.3782102</text:p>
          </table:table-cell>
          <table:table-cell office:value-type="float" office:value="-0.08801609" calcext:value-type="float">
            <text:p>-0.08801609</text:p>
          </table:table-cell>
          <table:table-cell office:value-type="float" office:value="-0.02570545" calcext:value-type="float">
            <text:p>-0.02570545</text:p>
          </table:table-cell>
          <table:table-cell office:value-type="float" office:value="-0.02459463" calcext:value-type="float">
            <text:p>-0.02459463</text:p>
          </table:table-cell>
          <table:table-cell office:value-type="float" office:value="-0.02187102" calcext:value-type="float">
            <text:p>-0.02187102</text:p>
          </table:table-cell>
          <table:table-cell office:value-type="float" office:value="-0.01570371" calcext:value-type="float">
            <text:p>-0.01570371</text:p>
          </table:table-cell>
          <table:table-cell office:value-type="float" office:value="-0.008754209" calcext:value-type="float">
            <text:p>-0.008754209</text:p>
          </table:table-cell>
          <table:table-cell office:value-type="float" office:value="-0.006062351" calcext:value-type="float">
            <text:p>-0.006062351</text:p>
          </table:table-cell>
          <table:table-cell office:value-type="float" office:value="205.6003" calcext:value-type="float">
            <text:p>205.6003</text:p>
          </table:table-cell>
          <table:table-cell office:value-type="float" office:value="0" calcext:value-type="float">
            <text:p>0</text:p>
          </table:table-cell>
          <table:table-cell office:value-type="float" office:value="-0.3183028" calcext:value-type="float">
            <text:p>-0.3183028</text:p>
          </table:table-cell>
          <table:table-cell office:value-type="float" office:value="0.002495914" calcext:value-type="float">
            <text:p>0.00249591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2821907" calcext:value-type="float">
            <text:p>-2.821907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0" calcext:value-type="float">
            <text:p>30012000</text:p>
          </table:table-cell>
          <table:table-cell office:value-type="float" office:value="53.00019" calcext:value-type="float">
            <text:p>53.00019</text:p>
          </table:table-cell>
          <table:table-cell office:value-type="float" office:value="-0.1717895" calcext:value-type="float">
            <text:p>-0.171789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3.002" calcext:value-type="float">
            <text:p>1283.002</text:p>
          </table:table-cell>
          <table:table-cell office:value-type="float" office:value="12.08245" calcext:value-type="float">
            <text:p>12.08245</text:p>
          </table:table-cell>
          <table:table-cell office:value-type="float" office:value="243.1104" calcext:value-type="float">
            <text:p>243.1104</text:p>
          </table:table-cell>
          <table:table-cell office:value-type="float" office:value="0.1534325" calcext:value-type="float">
            <text:p>0.1534325</text:p>
          </table:table-cell>
          <table:table-cell office:value-type="float" office:value="0.1686657" calcext:value-type="float">
            <text:p>0.1686657</text:p>
          </table:table-cell>
          <table:table-cell office:value-type="float" office:value="0.1861553" calcext:value-type="float">
            <text:p>0.1861553</text:p>
          </table:table-cell>
          <table:table-cell office:value-type="float" office:value="0.2276594" calcext:value-type="float">
            <text:p>0.2276594</text:p>
          </table:table-cell>
          <table:table-cell office:value-type="float" office:value="0.2884971" calcext:value-type="float">
            <text:p>0.2884971</text:p>
          </table:table-cell>
          <table:table-cell office:value-type="float" office:value="0.2901664" calcext:value-type="float">
            <text:p>0.2901664</text:p>
          </table:table-cell>
          <table:table-cell office:value-type="float" office:value="0.3413358" calcext:value-type="float">
            <text:p>0.3413358</text:p>
          </table:table-cell>
          <table:table-cell office:value-type="float" office:value="0.3565309" calcext:value-type="float">
            <text:p>0.3565309</text:p>
          </table:table-cell>
          <table:table-cell office:value-type="float" office:value="0.3779773" calcext:value-type="float">
            <text:p>0.3779773</text:p>
          </table:table-cell>
          <table:table-cell office:value-type="float" office:value="0.3926234" calcext:value-type="float">
            <text:p>0.3926234</text:p>
          </table:table-cell>
          <table:table-cell office:value-type="float" office:value="0.4124243" calcext:value-type="float">
            <text:p>0.41242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1782" calcext:value-type="float">
            <text:p>0.3531782</text:p>
          </table:table-cell>
          <table:table-cell office:value-type="float" office:value="0.3384535" calcext:value-type="float">
            <text:p>0.3384535</text:p>
          </table:table-cell>
          <table:table-cell office:value-type="float" office:value="0.3210604" calcext:value-type="float">
            <text:p>0.3210604</text:p>
          </table:table-cell>
          <table:table-cell office:value-type="float" office:value="0.2796855" calcext:value-type="float">
            <text:p>0.2796855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525453" calcext:value-type="float">
            <text:p>8.525453E-05</text:p>
          </table:table-cell>
          <table:table-cell office:value-type="float" office:value="-1.231259" calcext:value-type="float">
            <text:p>-1.231259</text:p>
          </table:table-cell>
          <table:table-cell office:value-type="float" office:value="-0.6896102" calcext:value-type="float">
            <text:p>-0.6896102</text:p>
          </table:table-cell>
          <table:table-cell office:value-type="float" office:value="-0.3767219" calcext:value-type="float">
            <text:p>-0.3767219</text:p>
          </table:table-cell>
          <table:table-cell office:value-type="float" office:value="-0.1097674" calcext:value-type="float">
            <text:p>-0.1097674</text:p>
          </table:table-cell>
          <table:table-cell office:value-type="float" office:value="-0.02502586" calcext:value-type="float">
            <text:p>-0.02502586</text:p>
          </table:table-cell>
          <table:table-cell office:value-type="float" office:value="-0.02404181" calcext:value-type="float">
            <text:p>-0.02404181</text:p>
          </table:table-cell>
          <table:table-cell office:value-type="float" office:value="-0.02163571" calcext:value-type="float">
            <text:p>-0.02163571</text:p>
          </table:table-cell>
          <table:table-cell office:value-type="float" office:value="-0.01570407" calcext:value-type="float">
            <text:p>-0.01570407</text:p>
          </table:table-cell>
          <table:table-cell office:value-type="float" office:value="-0.008977639" calcext:value-type="float">
            <text:p>-0.008977639</text:p>
          </table:table-cell>
          <table:table-cell office:value-type="float" office:value="-0.006245045" calcext:value-type="float">
            <text:p>-0.006245045</text:p>
          </table:table-cell>
          <table:table-cell office:value-type="float" office:value="213.0159" calcext:value-type="float">
            <text:p>213.0159</text:p>
          </table:table-cell>
          <table:table-cell office:value-type="float" office:value="0" calcext:value-type="float">
            <text:p>0</text:p>
          </table:table-cell>
          <table:table-cell office:value-type="float" office:value="-0.9366229" calcext:value-type="float">
            <text:p>-0.9366229</text:p>
          </table:table-cell>
          <table:table-cell office:value-type="float" office:value="0.002532052" calcext:value-type="float">
            <text:p>0.00253205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1825392" calcext:value-type="float">
            <text:p>-1.825392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0" calcext:value-type="float">
            <text:p>31012000</text:p>
          </table:table-cell>
          <table:table-cell office:value-type="float" office:value="55.5002" calcext:value-type="float">
            <text:p>55.5002</text:p>
          </table:table-cell>
          <table:table-cell office:value-type="float" office:value="-0.3179042" calcext:value-type="float">
            <text:p>-0.317904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4.959" calcext:value-type="float">
            <text:p>1284.959</text:p>
          </table:table-cell>
          <table:table-cell office:value-type="float" office:value="12.77149" calcext:value-type="float">
            <text:p>12.77149</text:p>
          </table:table-cell>
          <table:table-cell office:value-type="float" office:value="247.429" calcext:value-type="float">
            <text:p>247.429</text:p>
          </table:table-cell>
          <table:table-cell office:value-type="float" office:value="0.1604453" calcext:value-type="float">
            <text:p>0.1604453</text:p>
          </table:table-cell>
          <table:table-cell office:value-type="float" office:value="0.173041" calcext:value-type="float">
            <text:p>0.173041</text:p>
          </table:table-cell>
          <table:table-cell office:value-type="float" office:value="0.18768" calcext:value-type="float">
            <text:p>0.18768</text:p>
          </table:table-cell>
          <table:table-cell office:value-type="float" office:value="0.2212076" calcext:value-type="float">
            <text:p>0.2212076</text:p>
          </table:table-cell>
          <table:table-cell office:value-type="float" office:value="0.2894171" calcext:value-type="float">
            <text:p>0.2894171</text:p>
          </table:table-cell>
          <table:table-cell office:value-type="float" office:value="0.2909976" calcext:value-type="float">
            <text:p>0.2909976</text:p>
          </table:table-cell>
          <table:table-cell office:value-type="float" office:value="0.3417988" calcext:value-type="float">
            <text:p>0.3417988</text:p>
          </table:table-cell>
          <table:table-cell office:value-type="float" office:value="0.3565309" calcext:value-type="float">
            <text:p>0.3565309</text:p>
          </table:table-cell>
          <table:table-cell office:value-type="float" office:value="0.3772537" calcext:value-type="float">
            <text:p>0.3772537</text:p>
          </table:table-cell>
          <table:table-cell office:value-type="float" office:value="0.3915815" calcext:value-type="float">
            <text:p>0.3915815</text:p>
          </table:table-cell>
          <table:table-cell office:value-type="float" office:value="0.4122911" calcext:value-type="float">
            <text:p>0.41229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1497" calcext:value-type="float">
            <text:p>0.3461497</text:p>
          </table:table-cell>
          <table:table-cell office:value-type="float" office:value="0.3340616" calcext:value-type="float">
            <text:p>0.3340616</text:p>
          </table:table-cell>
          <table:table-cell office:value-type="float" office:value="0.3195284" calcext:value-type="float">
            <text:p>0.3195284</text:p>
          </table:table-cell>
          <table:table-cell office:value-type="float" office:value="0.2861342" calcext:value-type="float">
            <text:p>0.2861342</text:p>
          </table:table-cell>
          <table:table-cell office:value-type="float" office:value="9.500712E-016" calcext:value-type="float">
            <text:p>9.500712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347885" calcext:value-type="float">
            <text:p>8.347885E-05</text:p>
          </table:table-cell>
          <table:table-cell office:value-type="float" office:value="-0.9386393" calcext:value-type="float">
            <text:p>-0.9386393</text:p>
          </table:table-cell>
          <table:table-cell office:value-type="float" office:value="-0.5902818" calcext:value-type="float">
            <text:p>-0.5902818</text:p>
          </table:table-cell>
          <table:table-cell office:value-type="float" office:value="-0.3586171" calcext:value-type="float">
            <text:p>-0.3586171</text:p>
          </table:table-cell>
          <table:table-cell office:value-type="float" office:value="-0.1309504" calcext:value-type="float">
            <text:p>-0.1309504</text:p>
          </table:table-cell>
          <table:table-cell office:value-type="float" office:value="-0.02447805" calcext:value-type="float">
            <text:p>-0.02447805</text:p>
          </table:table-cell>
          <table:table-cell office:value-type="float" office:value="-0.02356863" calcext:value-type="float">
            <text:p>-0.02356863</text:p>
          </table:table-cell>
          <table:table-cell office:value-type="float" office:value="-0.02135516" calcext:value-type="float">
            <text:p>-0.02135516</text:p>
          </table:table-cell>
          <table:table-cell office:value-type="float" office:value="-0.01570416" calcext:value-type="float">
            <text:p>-0.01570416</text:p>
          </table:table-cell>
          <table:table-cell office:value-type="float" office:value="-0.009144515" calcext:value-type="float">
            <text:p>-0.009144515</text:p>
          </table:table-cell>
          <table:table-cell office:value-type="float" office:value="-0.006406307" calcext:value-type="float">
            <text:p>-0.006406307</text:p>
          </table:table-cell>
          <table:table-cell office:value-type="float" office:value="220.3595" calcext:value-type="float">
            <text:p>220.3595</text:p>
          </table:table-cell>
          <table:table-cell office:value-type="float" office:value="0" calcext:value-type="float">
            <text:p>0</text:p>
          </table:table-cell>
          <table:table-cell office:value-type="float" office:value="-2.060901" calcext:value-type="float">
            <text:p>-2.060901</text:p>
          </table:table-cell>
          <table:table-cell office:value-type="float" office:value="0.002539074" calcext:value-type="float">
            <text:p>0.00253907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07939525" calcext:value-type="float">
            <text:p>7.939525E-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56.50022" calcext:value-type="float">
            <text:p>56.50022</text:p>
          </table:table-cell>
          <table:table-cell office:value-type="float" office:value="-0.3721944" calcext:value-type="float">
            <text:p>-0.372194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5.428" calcext:value-type="float">
            <text:p>1285.428</text:p>
          </table:table-cell>
          <table:table-cell office:value-type="float" office:value="13.35672" calcext:value-type="float">
            <text:p>13.35672</text:p>
          </table:table-cell>
          <table:table-cell office:value-type="float" office:value="248.8035" calcext:value-type="float">
            <text:p>248.8035</text:p>
          </table:table-cell>
          <table:table-cell office:value-type="float" office:value="0.1641849" calcext:value-type="float">
            <text:p>0.1641849</text:p>
          </table:table-cell>
          <table:table-cell office:value-type="float" office:value="0.1775424" calcext:value-type="float">
            <text:p>0.1775424</text:p>
          </table:table-cell>
          <table:table-cell office:value-type="float" office:value="0.1904103" calcext:value-type="float">
            <text:p>0.1904103</text:p>
          </table:table-cell>
          <table:table-cell office:value-type="float" office:value="0.2174038" calcext:value-type="float">
            <text:p>0.2174038</text:p>
          </table:table-cell>
          <table:table-cell office:value-type="float" office:value="0.2901527" calcext:value-type="float">
            <text:p>0.2901527</text:p>
          </table:table-cell>
          <table:table-cell office:value-type="float" office:value="0.2916954" calcext:value-type="float">
            <text:p>0.2916954</text:p>
          </table:table-cell>
          <table:table-cell office:value-type="float" office:value="0.3422575" calcext:value-type="float">
            <text:p>0.3422575</text:p>
          </table:table-cell>
          <table:table-cell office:value-type="float" office:value="0.3565318" calcext:value-type="float">
            <text:p>0.3565318</text:p>
          </table:table-cell>
          <table:table-cell office:value-type="float" office:value="0.3766709" calcext:value-type="float">
            <text:p>0.3766709</text:p>
          </table:table-cell>
          <table:table-cell office:value-type="float" office:value="0.3906935" calcext:value-type="float">
            <text:p>0.3906935</text:p>
          </table:table-cell>
          <table:table-cell office:value-type="float" office:value="0.4121535" calcext:value-type="float">
            <text:p>0.412153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4227" calcext:value-type="float">
            <text:p>0.3424227</text:p>
          </table:table-cell>
          <table:table-cell office:value-type="float" office:value="0.3295732" calcext:value-type="float">
            <text:p>0.3295732</text:p>
          </table:table-cell>
          <table:table-cell office:value-type="float" office:value="0.3168025" calcext:value-type="float">
            <text:p>0.3168025</text:p>
          </table:table-cell>
          <table:table-cell office:value-type="float" office:value="0.2899402" calcext:value-type="float">
            <text:p>0.2899402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678723" calcext:value-type="float">
            <text:p>7.678723E-05</text:p>
          </table:table-cell>
          <table:table-cell office:value-type="float" office:value="-0.8100774" calcext:value-type="float">
            <text:p>-0.8100774</text:p>
          </table:table-cell>
          <table:table-cell office:value-type="float" office:value="-0.5034011" calcext:value-type="float">
            <text:p>-0.5034011</text:p>
          </table:table-cell>
          <table:table-cell office:value-type="float" office:value="-0.3282358" calcext:value-type="float">
            <text:p>-0.3282358</text:p>
          </table:table-cell>
          <table:table-cell office:value-type="float" office:value="-0.1456958" calcext:value-type="float">
            <text:p>-0.1456958</text:p>
          </table:table-cell>
          <table:table-cell office:value-type="float" office:value="-0.02405188" calcext:value-type="float">
            <text:p>-0.02405188</text:p>
          </table:table-cell>
          <table:table-cell office:value-type="float" office:value="-0.02318031" calcext:value-type="float">
            <text:p>-0.02318031</text:p>
          </table:table-cell>
          <table:table-cell office:value-type="float" office:value="-0.02108082" calcext:value-type="float">
            <text:p>-0.02108082</text:p>
          </table:table-cell>
          <table:table-cell office:value-type="float" office:value="-0.01570441" calcext:value-type="float">
            <text:p>-0.01570441</text:p>
          </table:table-cell>
          <table:table-cell office:value-type="float" office:value="-0.009281392" calcext:value-type="float">
            <text:p>-0.009281392</text:p>
          </table:table-cell>
          <table:table-cell office:value-type="float" office:value="-0.006547392" calcext:value-type="float">
            <text:p>-0.006547392</text:p>
          </table:table-cell>
          <table:table-cell office:value-type="float" office:value="227.6534" calcext:value-type="float">
            <text:p>227.6534</text:p>
          </table:table-cell>
          <table:table-cell office:value-type="float" office:value="0" calcext:value-type="float">
            <text:p>0</text:p>
          </table:table-cell>
          <table:table-cell office:value-type="float" office:value="-1.924855" calcext:value-type="float">
            <text:p>-1.924855</text:p>
          </table:table-cell>
          <table:table-cell office:value-type="float" office:value="0.002528284" calcext:value-type="float">
            <text:p>0.00252828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06030314" calcext:value-type="float">
            <text:p>-6.030314E-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56.50022" calcext:value-type="float">
            <text:p>56.50022</text:p>
          </table:table-cell>
          <table:table-cell office:value-type="float" office:value="-0.2633215" calcext:value-type="float">
            <text:p>-0.263321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7.688" calcext:value-type="float">
            <text:p>1287.688</text:p>
          </table:table-cell>
          <table:table-cell office:value-type="float" office:value="10.98804" calcext:value-type="float">
            <text:p>10.98804</text:p>
          </table:table-cell>
          <table:table-cell office:value-type="float" office:value="247.4181" calcext:value-type="float">
            <text:p>247.4181</text:p>
          </table:table-cell>
          <table:table-cell office:value-type="float" office:value="0.1545645" calcext:value-type="float">
            <text:p>0.1545645</text:p>
          </table:table-cell>
          <table:table-cell office:value-type="float" office:value="0.1730504" calcext:value-type="float">
            <text:p>0.1730504</text:p>
          </table:table-cell>
          <table:table-cell office:value-type="float" office:value="0.1901108" calcext:value-type="float">
            <text:p>0.1901108</text:p>
          </table:table-cell>
          <table:table-cell office:value-type="float" office:value="0.2144711" calcext:value-type="float">
            <text:p>0.2144711</text:p>
          </table:table-cell>
          <table:table-cell office:value-type="float" office:value="0.2909513" calcext:value-type="float">
            <text:p>0.2909513</text:p>
          </table:table-cell>
          <table:table-cell office:value-type="float" office:value="0.2924098" calcext:value-type="float">
            <text:p>0.2924098</text:p>
          </table:table-cell>
          <table:table-cell office:value-type="float" office:value="0.3427096" calcext:value-type="float">
            <text:p>0.3427096</text:p>
          </table:table-cell>
          <table:table-cell office:value-type="float" office:value="0.3566491" calcext:value-type="float">
            <text:p>0.3566491</text:p>
          </table:table-cell>
          <table:table-cell office:value-type="float" office:value="0.3791873" calcext:value-type="float">
            <text:p>0.3791873</text:p>
          </table:table-cell>
          <table:table-cell office:value-type="float" office:value="0.3937978" calcext:value-type="float">
            <text:p>0.3937978</text:p>
          </table:table-cell>
          <table:table-cell office:value-type="float" office:value="0.4120282" calcext:value-type="float">
            <text:p>0.412028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0479" calcext:value-type="float">
            <text:p>0.3520479</text:p>
          </table:table-cell>
          <table:table-cell office:value-type="float" office:value="0.334069" calcext:value-type="float">
            <text:p>0.334069</text:p>
          </table:table-cell>
          <table:table-cell office:value-type="float" office:value="0.3171051" calcext:value-type="float">
            <text:p>0.3171051</text:p>
          </table:table-cell>
          <table:table-cell office:value-type="float" office:value="0.2928738" calcext:value-type="float">
            <text:p>0.2928738</text:p>
          </table:table-cell>
          <table:table-cell office:value-type="float" office:value="9.50071E-016" calcext:value-type="float">
            <text:p>9.50071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149886" calcext:value-type="float">
            <text:p>8.149886E-05</text:p>
          </table:table-cell>
          <table:table-cell office:value-type="float" office:value="-1.171117" calcext:value-type="float">
            <text:p>-1.171117</text:p>
          </table:table-cell>
          <table:table-cell office:value-type="float" office:value="-0.5873643" calcext:value-type="float">
            <text:p>-0.5873643</text:p>
          </table:table-cell>
          <table:table-cell office:value-type="float" office:value="-0.3309339" calcext:value-type="float">
            <text:p>-0.3309339</text:p>
          </table:table-cell>
          <table:table-cell office:value-type="float" office:value="-0.158289" calcext:value-type="float">
            <text:p>-0.158289</text:p>
          </table:table-cell>
          <table:table-cell office:value-type="float" office:value="-0.02359743" calcext:value-type="float">
            <text:p>-0.02359743</text:p>
          </table:table-cell>
          <table:table-cell office:value-type="float" office:value="-0.02279068" calcext:value-type="float">
            <text:p>-0.02279068</text:p>
          </table:table-cell>
          <table:table-cell office:value-type="float" office:value="-0.02081445" calcext:value-type="float">
            <text:p>-0.02081445</text:p>
          </table:table-cell>
          <table:table-cell office:value-type="float" office:value="-0.01565566" calcext:value-type="float">
            <text:p>-0.01565566</text:p>
          </table:table-cell>
          <table:table-cell office:value-type="float" office:value="-0.00871623" calcext:value-type="float">
            <text:p>-0.00871623</text:p>
          </table:table-cell>
          <table:table-cell office:value-type="float" office:value="-0.00607717" calcext:value-type="float">
            <text:p>-0.00607717</text:p>
          </table:table-cell>
          <table:table-cell office:value-type="float" office:value="231.9496" calcext:value-type="float">
            <text:p>231.9496</text:p>
          </table:table-cell>
          <table:table-cell office:value-type="float" office:value="0" calcext:value-type="float">
            <text:p>0</text:p>
          </table:table-cell>
          <table:table-cell office:value-type="float" office:value="-0.1391477" calcext:value-type="float">
            <text:p>-0.1391477</text:p>
          </table:table-cell>
          <table:table-cell office:value-type="float" office:value="0.002558988" calcext:value-type="float">
            <text:p>0.00255898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513414" calcext:value-type="float">
            <text:p>-3.513414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0" calcext:value-type="float">
            <text:p>3022000</text:p>
          </table:table-cell>
          <table:table-cell office:value-type="float" office:value="56.50022" calcext:value-type="float">
            <text:p>56.50022</text:p>
          </table:table-cell>
          <table:table-cell office:value-type="float" office:value="-0.1899862" calcext:value-type="float">
            <text:p>-0.189986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9.854" calcext:value-type="float">
            <text:p>1289.854</text:p>
          </table:table-cell>
          <table:table-cell office:value-type="float" office:value="8.748767" calcext:value-type="float">
            <text:p>8.748767</text:p>
          </table:table-cell>
          <table:table-cell office:value-type="float" office:value="246.2809" calcext:value-type="float">
            <text:p>246.2809</text:p>
          </table:table-cell>
          <table:table-cell office:value-type="float" office:value="0.148516" calcext:value-type="float">
            <text:p>0.148516</text:p>
          </table:table-cell>
          <table:table-cell office:value-type="float" office:value="0.1662369" calcext:value-type="float">
            <text:p>0.1662369</text:p>
          </table:table-cell>
          <table:table-cell office:value-type="float" office:value="0.185877" calcext:value-type="float">
            <text:p>0.185877</text:p>
          </table:table-cell>
          <table:table-cell office:value-type="float" office:value="0.210106" calcext:value-type="float">
            <text:p>0.210106</text:p>
          </table:table-cell>
          <table:table-cell office:value-type="float" office:value="0.2915591" calcext:value-type="float">
            <text:p>0.2915591</text:p>
          </table:table-cell>
          <table:table-cell office:value-type="float" office:value="0.2930991" calcext:value-type="float">
            <text:p>0.2930991</text:p>
          </table:table-cell>
          <table:table-cell office:value-type="float" office:value="0.3431721" calcext:value-type="float">
            <text:p>0.3431721</text:p>
          </table:table-cell>
          <table:table-cell office:value-type="float" office:value="0.3566118" calcext:value-type="float">
            <text:p>0.3566118</text:p>
          </table:table-cell>
          <table:table-cell office:value-type="float" office:value="0.3813866" calcext:value-type="float">
            <text:p>0.3813866</text:p>
          </table:table-cell>
          <table:table-cell office:value-type="float" office:value="0.3966823" calcext:value-type="float">
            <text:p>0.3966823</text:p>
          </table:table-cell>
          <table:table-cell office:value-type="float" office:value="0.4121341" calcext:value-type="float">
            <text:p>0.412134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971" calcext:value-type="float">
            <text:p>0.3580971</text:p>
          </table:table-cell>
          <table:table-cell office:value-type="float" office:value="0.3408836" calcext:value-type="float">
            <text:p>0.3408836</text:p>
          </table:table-cell>
          <table:table-cell office:value-type="float" office:value="0.3213392" calcext:value-type="float">
            <text:p>0.3213392</text:p>
          </table:table-cell>
          <table:table-cell office:value-type="float" office:value="0.297239" calcext:value-type="float">
            <text:p>0.297239</text:p>
          </table:table-cell>
          <table:table-cell office:value-type="float" office:value="0.0001271667" calcext:value-type="float">
            <text:p>0.0001271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215158" calcext:value-type="float">
            <text:p>9.215158E-05</text:p>
          </table:table-cell>
          <table:table-cell office:value-type="float" office:value="-1.498697" calcext:value-type="float">
            <text:p>-1.498697</text:p>
          </table:table-cell>
          <table:table-cell office:value-type="float" office:value="-0.7516654" calcext:value-type="float">
            <text:p>-0.7516654</text:p>
          </table:table-cell>
          <table:table-cell office:value-type="float" office:value="-0.3794695" calcext:value-type="float">
            <text:p>-0.3794695</text:p>
          </table:table-cell>
          <table:table-cell office:value-type="float" office:value="-0.179397" calcext:value-type="float">
            <text:p>-0.179397</text:p>
          </table:table-cell>
          <table:table-cell office:value-type="float" office:value="-0.02325579" calcext:value-type="float">
            <text:p>-0.02325579</text:p>
          </table:table-cell>
          <table:table-cell office:value-type="float" office:value="-0.0224224" calcext:value-type="float">
            <text:p>-0.0224224</text:p>
          </table:table-cell>
          <table:table-cell office:value-type="float" office:value="-0.02054512" calcext:value-type="float">
            <text:p>-0.02054512</text:p>
          </table:table-cell>
          <table:table-cell office:value-type="float" office:value="-0.01566446" calcext:value-type="float">
            <text:p>-0.01566446</text:p>
          </table:table-cell>
          <table:table-cell office:value-type="float" office:value="-0.00823521" calcext:value-type="float">
            <text:p>-0.00823521</text:p>
          </table:table-cell>
          <table:table-cell office:value-type="float" office:value="-0.005658147" calcext:value-type="float">
            <text:p>-0.005658147</text:p>
          </table:table-cell>
          <table:table-cell office:value-type="float" office:value="236.1511" calcext:value-type="float">
            <text:p>236.1511</text:p>
          </table:table-cell>
          <table:table-cell office:value-type="float" office:value="0" calcext:value-type="float">
            <text:p>0</text:p>
          </table:table-cell>
          <table:table-cell office:value-type="float" office:value="-0.06389944" calcext:value-type="float">
            <text:p>-0.06389944</text:p>
          </table:table-cell>
          <table:table-cell office:value-type="float" office:value="0.002617558" calcext:value-type="float">
            <text:p>0.00261755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4672911" calcext:value-type="float">
            <text:p>-4.672911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0" calcext:value-type="float">
            <text:p>4022000</text:p>
          </table:table-cell>
          <table:table-cell office:value-type="float" office:value="56.50022" calcext:value-type="float">
            <text:p>56.50022</text:p>
          </table:table-cell>
          <table:table-cell office:value-type="float" office:value="-0.1057011" calcext:value-type="float">
            <text:p>-0.105701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88.608" calcext:value-type="float">
            <text:p>1288.608</text:p>
          </table:table-cell>
          <table:table-cell office:value-type="float" office:value="9.911711" calcext:value-type="float">
            <text:p>9.911711</text:p>
          </table:table-cell>
          <table:table-cell office:value-type="float" office:value="244.9725" calcext:value-type="float">
            <text:p>244.9725</text:p>
          </table:table-cell>
          <table:table-cell office:value-type="float" office:value="0.1487175" calcext:value-type="float">
            <text:p>0.1487175</text:p>
          </table:table-cell>
          <table:table-cell office:value-type="float" office:value="0.1642267" calcext:value-type="float">
            <text:p>0.1642267</text:p>
          </table:table-cell>
          <table:table-cell office:value-type="float" office:value="0.1815939" calcext:value-type="float">
            <text:p>0.1815939</text:p>
          </table:table-cell>
          <table:table-cell office:value-type="float" office:value="0.2047198" calcext:value-type="float">
            <text:p>0.2047198</text:p>
          </table:table-cell>
          <table:table-cell office:value-type="float" office:value="0.2914441" calcext:value-type="float">
            <text:p>0.2914441</text:p>
          </table:table-cell>
          <table:table-cell office:value-type="float" office:value="0.2935399" calcext:value-type="float">
            <text:p>0.2935399</text:p>
          </table:table-cell>
          <table:table-cell office:value-type="float" office:value="0.3435182" calcext:value-type="float">
            <text:p>0.3435182</text:p>
          </table:table-cell>
          <table:table-cell office:value-type="float" office:value="0.3565287" calcext:value-type="float">
            <text:p>0.3565287</text:p>
          </table:table-cell>
          <table:table-cell office:value-type="float" office:value="0.3798942" calcext:value-type="float">
            <text:p>0.3798942</text:p>
          </table:table-cell>
          <table:table-cell office:value-type="float" office:value="0.3949896" calcext:value-type="float">
            <text:p>0.3949896</text:p>
          </table:table-cell>
          <table:table-cell office:value-type="float" office:value="0.4122323" calcext:value-type="float">
            <text:p>0.412232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8945" calcext:value-type="float">
            <text:p>0.3578945</text:p>
          </table:table-cell>
          <table:table-cell office:value-type="float" office:value="0.3428933" calcext:value-type="float">
            <text:p>0.3428933</text:p>
          </table:table-cell>
          <table:table-cell office:value-type="float" office:value="0.3256224" calcext:value-type="float">
            <text:p>0.3256224</text:p>
          </table:table-cell>
          <table:table-cell office:value-type="float" office:value="0.3026253" calcext:value-type="float">
            <text:p>0.3026253</text:p>
          </table:table-cell>
          <table:table-cell office:value-type="float" office:value="0.001508634" calcext:value-type="float">
            <text:p>0.0015086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036364" calcext:value-type="float">
            <text:p>0.0001036364</text:p>
          </table:table-cell>
          <table:table-cell office:value-type="float" office:value="-1.487499" calcext:value-type="float">
            <text:p>-1.487499</text:p>
          </table:table-cell>
          <table:table-cell office:value-type="float" office:value="-0.8109266" calcext:value-type="float">
            <text:p>-0.8109266</text:p>
          </table:table-cell>
          <table:table-cell office:value-type="float" office:value="-0.4378847" calcext:value-type="float">
            <text:p>-0.4378847</text:p>
          </table:table-cell>
          <table:table-cell office:value-type="float" office:value="-0.2102583" calcext:value-type="float">
            <text:p>-0.2102583</text:p>
          </table:table-cell>
          <table:table-cell office:value-type="float" office:value="-0.02331553" calcext:value-type="float">
            <text:p>-0.02331553</text:p>
          </table:table-cell>
          <table:table-cell office:value-type="float" office:value="-0.02218595" calcext:value-type="float">
            <text:p>-0.02218595</text:p>
          </table:table-cell>
          <table:table-cell office:value-type="float" office:value="-0.02034608" calcext:value-type="float">
            <text:p>-0.02034608</text:p>
          </table:table-cell>
          <table:table-cell office:value-type="float" office:value="-0.01570555" calcext:value-type="float">
            <text:p>-0.01570555</text:p>
          </table:table-cell>
          <table:table-cell office:value-type="float" office:value="-0.008551409" calcext:value-type="float">
            <text:p>-0.008551409</text:p>
          </table:table-cell>
          <table:table-cell office:value-type="float" office:value="-0.005895079" calcext:value-type="float">
            <text:p>-0.005895079</text:p>
          </table:table-cell>
          <table:table-cell office:value-type="float" office:value="243.7582" calcext:value-type="float">
            <text:p>243.7582</text:p>
          </table:table-cell>
          <table:table-cell office:value-type="float" office:value="0" calcext:value-type="float">
            <text:p>0</text:p>
          </table:table-cell>
          <table:table-cell office:value-type="float" office:value="-0.3290429" calcext:value-type="float">
            <text:p>-0.3290429</text:p>
          </table:table-cell>
          <table:table-cell office:value-type="float" office:value="0.002675337" calcext:value-type="float">
            <text:p>0.00267533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916211" calcext:value-type="float">
            <text:p>-3.916211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60.30022" calcext:value-type="float">
            <text:p>60.30022</text:p>
          </table:table-cell>
          <table:table-cell office:value-type="float" office:value="-0.1786753" calcext:value-type="float">
            <text:p>-0.178675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91.51" calcext:value-type="float">
            <text:p>1291.51</text:p>
          </table:table-cell>
          <table:table-cell office:value-type="float" office:value="10.88304" calcext:value-type="float">
            <text:p>10.88304</text:p>
          </table:table-cell>
          <table:table-cell office:value-type="float" office:value="258.3242" calcext:value-type="float">
            <text:p>258.3242</text:p>
          </table:table-cell>
          <table:table-cell office:value-type="float" office:value="0.1495775" calcext:value-type="float">
            <text:p>0.1495775</text:p>
          </table:table-cell>
          <table:table-cell office:value-type="float" office:value="0.1636943" calcext:value-type="float">
            <text:p>0.1636943</text:p>
          </table:table-cell>
          <table:table-cell office:value-type="float" office:value="0.179005" calcext:value-type="float">
            <text:p>0.179005</text:p>
          </table:table-cell>
          <table:table-cell office:value-type="float" office:value="0.1997946" calcext:value-type="float">
            <text:p>0.1997946</text:p>
          </table:table-cell>
          <table:table-cell office:value-type="float" office:value="0.2906998" calcext:value-type="float">
            <text:p>0.2906998</text:p>
          </table:table-cell>
          <table:table-cell office:value-type="float" office:value="0.2933786" calcext:value-type="float">
            <text:p>0.2933786</text:p>
          </table:table-cell>
          <table:table-cell office:value-type="float" office:value="0.3437101" calcext:value-type="float">
            <text:p>0.3437101</text:p>
          </table:table-cell>
          <table:table-cell office:value-type="float" office:value="0.3565274" calcext:value-type="float">
            <text:p>0.3565274</text:p>
          </table:table-cell>
          <table:table-cell office:value-type="float" office:value="0.3786896" calcext:value-type="float">
            <text:p>0.3786896</text:p>
          </table:table-cell>
          <table:table-cell office:value-type="float" office:value="0.3935318" calcext:value-type="float">
            <text:p>0.3935318</text:p>
          </table:table-cell>
          <table:table-cell office:value-type="float" office:value="0.4122713" calcext:value-type="float">
            <text:p>0.4122713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0328" calcext:value-type="float">
            <text:p>0.3570328</text:p>
          </table:table-cell>
          <table:table-cell office:value-type="float" office:value="0.3434249" calcext:value-type="float">
            <text:p>0.3434249</text:p>
          </table:table-cell>
          <table:table-cell office:value-type="float" office:value="0.3282111" calcext:value-type="float">
            <text:p>0.3282111</text:p>
          </table:table-cell>
          <table:table-cell office:value-type="float" office:value="0.3075504" calcext:value-type="float">
            <text:p>0.3075504</text:p>
          </table:table-cell>
          <table:table-cell office:value-type="float" office:value="0.004365551" calcext:value-type="float">
            <text:p>0.0043655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126727" calcext:value-type="float">
            <text:p>0.0001126727</text:p>
          </table:table-cell>
          <table:table-cell office:value-type="float" office:value="-1.439384" calcext:value-type="float">
            <text:p>-1.439384</text:p>
          </table:table-cell>
          <table:table-cell office:value-type="float" office:value="-0.8279301" calcext:value-type="float">
            <text:p>-0.8279301</text:p>
          </table:table-cell>
          <table:table-cell office:value-type="float" office:value="-0.4783531" calcext:value-type="float">
            <text:p>-0.4783531</text:p>
          </table:table-cell>
          <table:table-cell office:value-type="float" office:value="-0.2440842" calcext:value-type="float">
            <text:p>-0.2440842</text:p>
          </table:table-cell>
          <table:table-cell office:value-type="float" office:value="-0.02372915" calcext:value-type="float">
            <text:p>-0.02372915</text:p>
          </table:table-cell>
          <table:table-cell office:value-type="float" office:value="-0.02226785" calcext:value-type="float">
            <text:p>-0.02226785</text:p>
          </table:table-cell>
          <table:table-cell office:value-type="float" office:value="-0.02023555" calcext:value-type="float">
            <text:p>-0.02023555</text:p>
          </table:table-cell>
          <table:table-cell office:value-type="float" office:value="-0.01570596" calcext:value-type="float">
            <text:p>-0.01570596</text:p>
          </table:table-cell>
          <table:table-cell office:value-type="float" office:value="-0.008816405" calcext:value-type="float">
            <text:p>-0.008816405</text:p>
          </table:table-cell>
          <table:table-cell office:value-type="float" office:value="-0.00610797" calcext:value-type="float">
            <text:p>-0.00610797</text:p>
          </table:table-cell>
          <table:table-cell office:value-type="float" office:value="251.2636" calcext:value-type="float">
            <text:p>251.2636</text:p>
          </table:table-cell>
          <table:table-cell office:value-type="float" office:value="0" calcext:value-type="float">
            <text:p>0</text:p>
          </table:table-cell>
          <table:table-cell office:value-type="float" office:value="-1.61339" calcext:value-type="float">
            <text:p>-1.61339</text:p>
          </table:table-cell>
          <table:table-cell office:value-type="float" office:value="0.002725798" calcext:value-type="float">
            <text:p>0.00272579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2651941" calcext:value-type="float">
            <text:p>-2.651941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60.30022" calcext:value-type="float">
            <text:p>60.30022</text:p>
          </table:table-cell>
          <table:table-cell office:value-type="float" office:value="-0.1030031" calcext:value-type="float">
            <text:p>-0.103003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90.622" calcext:value-type="float">
            <text:p>1290.622</text:p>
          </table:table-cell>
          <table:table-cell office:value-type="float" office:value="11.6949" calcext:value-type="float">
            <text:p>11.6949</text:p>
          </table:table-cell>
          <table:table-cell office:value-type="float" office:value="256.927" calcext:value-type="float">
            <text:p>256.927</text:p>
          </table:table-cell>
          <table:table-cell office:value-type="float" office:value="0.151586" calcext:value-type="float">
            <text:p>0.151586</text:p>
          </table:table-cell>
          <table:table-cell office:value-type="float" office:value="0.1651468" calcext:value-type="float">
            <text:p>0.1651468</text:p>
          </table:table-cell>
          <table:table-cell office:value-type="float" office:value="0.1785023" calcext:value-type="float">
            <text:p>0.1785023</text:p>
          </table:table-cell>
          <table:table-cell office:value-type="float" office:value="0.1965136" calcext:value-type="float">
            <text:p>0.1965136</text:p>
          </table:table-cell>
          <table:table-cell office:value-type="float" office:value="0.2896316" calcext:value-type="float">
            <text:p>0.2896316</text:p>
          </table:table-cell>
          <table:table-cell office:value-type="float" office:value="0.2927861" calcext:value-type="float">
            <text:p>0.2927861</text:p>
          </table:table-cell>
          <table:table-cell office:value-type="float" office:value="0.3436625" calcext:value-type="float">
            <text:p>0.3436625</text:p>
          </table:table-cell>
          <table:table-cell office:value-type="float" office:value="0.3565266" calcext:value-type="float">
            <text:p>0.3565266</text:p>
          </table:table-cell>
          <table:table-cell office:value-type="float" office:value="0.3777761" calcext:value-type="float">
            <text:p>0.3777761</text:p>
          </table:table-cell>
          <table:table-cell office:value-type="float" office:value="0.3923669" calcext:value-type="float">
            <text:p>0.3923669</text:p>
          </table:table-cell>
          <table:table-cell office:value-type="float" office:value="0.4121599" calcext:value-type="float">
            <text:p>0.412159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235" calcext:value-type="float">
            <text:p>0.3550235</text:p>
          </table:table-cell>
          <table:table-cell office:value-type="float" office:value="0.3419721" calcext:value-type="float">
            <text:p>0.3419721</text:p>
          </table:table-cell>
          <table:table-cell office:value-type="float" office:value="0.3287135" calcext:value-type="float">
            <text:p>0.3287135</text:p>
          </table:table-cell>
          <table:table-cell office:value-type="float" office:value="0.3108313" calcext:value-type="float">
            <text:p>0.3108313</text:p>
          </table:table-cell>
          <table:table-cell office:value-type="float" office:value="0.00839952" calcext:value-type="float">
            <text:p>0.008399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118113" calcext:value-type="float">
            <text:p>0.0001118113</text:p>
          </table:table-cell>
          <table:table-cell office:value-type="float" office:value="-1.32477" calcext:value-type="float">
            <text:p>-1.32477</text:p>
          </table:table-cell>
          <table:table-cell office:value-type="float" office:value="-0.7839391" calcext:value-type="float">
            <text:p>-0.7839391</text:p>
          </table:table-cell>
          <table:table-cell office:value-type="float" office:value="-0.4868319" calcext:value-type="float">
            <text:p>-0.4868319</text:p>
          </table:table-cell>
          <table:table-cell office:value-type="float" office:value="-0.2702459" calcext:value-type="float">
            <text:p>-0.2702459</text:p>
          </table:table-cell>
          <table:table-cell office:value-type="float" office:value="-0.02434131" calcext:value-type="float">
            <text:p>-0.02434131</text:p>
          </table:table-cell>
          <table:table-cell office:value-type="float" office:value="-0.02258029" calcext:value-type="float">
            <text:p>-0.02258029</text:p>
          </table:table-cell>
          <table:table-cell office:value-type="float" office:value="-0.02026125" calcext:value-type="float">
            <text:p>-0.02026125</text:p>
          </table:table-cell>
          <table:table-cell office:value-type="float" office:value="-0.01570587" calcext:value-type="float">
            <text:p>-0.01570587</text:p>
          </table:table-cell>
          <table:table-cell office:value-type="float" office:value="-0.009023686" calcext:value-type="float">
            <text:p>-0.009023686</text:p>
          </table:table-cell>
          <table:table-cell office:value-type="float" office:value="-0.00628431" calcext:value-type="float">
            <text:p>-0.00628431</text:p>
          </table:table-cell>
          <table:table-cell office:value-type="float" office:value="258.6884" calcext:value-type="float">
            <text:p>258.6884</text:p>
          </table:table-cell>
          <table:table-cell office:value-type="float" office:value="0" calcext:value-type="float">
            <text:p>0</text:p>
          </table:table-cell>
          <table:table-cell office:value-type="float" office:value="-2.304268" calcext:value-type="float">
            <text:p>-2.304268</text:p>
          </table:table-cell>
          <table:table-cell office:value-type="float" office:value="0.00275286" calcext:value-type="float">
            <text:p>0.0027528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2307352" calcext:value-type="float">
            <text:p>-2.307352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0" calcext:value-type="float">
            <text:p>7022000</text:p>
          </table:table-cell>
          <table:table-cell office:value-type="float" office:value="60.70023" calcext:value-type="float">
            <text:p>60.70023</text:p>
          </table:table-cell>
          <table:table-cell office:value-type="float" office:value="0.03010504" calcext:value-type="float">
            <text:p>0.0301050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91.941" calcext:value-type="float">
            <text:p>1291.941</text:p>
          </table:table-cell>
          <table:table-cell office:value-type="float" office:value="10.64332" calcext:value-type="float">
            <text:p>10.64332</text:p>
          </table:table-cell>
          <table:table-cell office:value-type="float" office:value="256.461" calcext:value-type="float">
            <text:p>256.461</text:p>
          </table:table-cell>
          <table:table-cell office:value-type="float" office:value="0.1551251" calcext:value-type="float">
            <text:p>0.1551251</text:p>
          </table:table-cell>
          <table:table-cell office:value-type="float" office:value="0.167765" calcext:value-type="float">
            <text:p>0.167765</text:p>
          </table:table-cell>
          <table:table-cell office:value-type="float" office:value="0.179292" calcext:value-type="float">
            <text:p>0.179292</text:p>
          </table:table-cell>
          <table:table-cell office:value-type="float" office:value="0.1950819" calcext:value-type="float">
            <text:p>0.1950819</text:p>
          </table:table-cell>
          <table:table-cell office:value-type="float" office:value="0.2882858" calcext:value-type="float">
            <text:p>0.2882858</text:p>
          </table:table-cell>
          <table:table-cell office:value-type="float" office:value="0.2920634" calcext:value-type="float">
            <text:p>0.2920634</text:p>
          </table:table-cell>
          <table:table-cell office:value-type="float" office:value="0.3434141" calcext:value-type="float">
            <text:p>0.3434141</text:p>
          </table:table-cell>
          <table:table-cell office:value-type="float" office:value="0.3566132" calcext:value-type="float">
            <text:p>0.3566132</text:p>
          </table:table-cell>
          <table:table-cell office:value-type="float" office:value="0.3788903" calcext:value-type="float">
            <text:p>0.3788903</text:p>
          </table:table-cell>
          <table:table-cell office:value-type="float" office:value="0.3936736" calcext:value-type="float">
            <text:p>0.3936736</text:p>
          </table:table-cell>
          <table:table-cell office:value-type="float" office:value="0.4120563" calcext:value-type="float">
            <text:p>0.4120563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4829" calcext:value-type="float">
            <text:p>0.3514829</text:p>
          </table:table-cell>
          <table:table-cell office:value-type="float" office:value="0.3393517" calcext:value-type="float">
            <text:p>0.3393517</text:p>
          </table:table-cell>
          <table:table-cell office:value-type="float" office:value="0.3279225" calcext:value-type="float">
            <text:p>0.3279225</text:p>
          </table:table-cell>
          <table:table-cell office:value-type="float" office:value="0.3122619" calcext:value-type="float">
            <text:p>0.3122619</text:p>
          </table:table-cell>
          <table:table-cell office:value-type="float" office:value="0.01309768" calcext:value-type="float">
            <text:p>0.013097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046879" calcext:value-type="float">
            <text:p>0.0001046879</text:p>
          </table:table-cell>
          <table:table-cell office:value-type="float" office:value="-1.14654" calcext:value-type="float">
            <text:p>-1.14654</text:p>
          </table:table-cell>
          <table:table-cell office:value-type="float" office:value="-0.7116492" calcext:value-type="float">
            <text:p>-0.7116492</text:p>
          </table:table-cell>
          <table:table-cell office:value-type="float" office:value="-0.4740342" calcext:value-type="float">
            <text:p>-0.4740342</text:p>
          </table:table-cell>
          <table:table-cell office:value-type="float" office:value="-0.282773" calcext:value-type="float">
            <text:p>-0.282773</text:p>
          </table:table-cell>
          <table:table-cell office:value-type="float" office:value="-0.02513989" calcext:value-type="float">
            <text:p>-0.02513989</text:p>
          </table:table-cell>
          <table:table-cell office:value-type="float" office:value="-0.02296988" calcext:value-type="float">
            <text:p>-0.02296988</text:p>
          </table:table-cell>
          <table:table-cell office:value-type="float" office:value="-0.02040194" calcext:value-type="float">
            <text:p>-0.02040194</text:p>
          </table:table-cell>
          <table:table-cell office:value-type="float" office:value="-0.0156708" calcext:value-type="float">
            <text:p>-0.0156708</text:p>
          </table:table-cell>
          <table:table-cell office:value-type="float" office:value="-0.008782041" calcext:value-type="float">
            <text:p>-0.008782041</text:p>
          </table:table-cell>
          <table:table-cell office:value-type="float" office:value="-0.006095573" calcext:value-type="float">
            <text:p>-0.006095573</text:p>
          </table:table-cell>
          <table:table-cell office:value-type="float" office:value="264.2829" calcext:value-type="float">
            <text:p>264.2829</text:p>
          </table:table-cell>
          <table:table-cell office:value-type="float" office:value="0" calcext:value-type="float">
            <text:p>0</text:p>
          </table:table-cell>
          <table:table-cell office:value-type="float" office:value="-2.196091" calcext:value-type="float">
            <text:p>-2.196091</text:p>
          </table:table-cell>
          <table:table-cell office:value-type="float" office:value="0.002761071" calcext:value-type="float">
            <text:p>0.00276107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2149027" calcext:value-type="float">
            <text:p>-2.149027E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0" calcext:value-type="float">
            <text:p>8022000</text:p>
          </table:table-cell>
          <table:table-cell office:value-type="float" office:value="60.70023" calcext:value-type="float">
            <text:p>60.70023</text:p>
          </table:table-cell>
          <table:table-cell office:value-type="float" office:value="0.129431" calcext:value-type="float">
            <text:p>0.12943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92.538" calcext:value-type="float">
            <text:p>1292.538</text:p>
          </table:table-cell>
          <table:table-cell office:value-type="float" office:value="9.9469" calcext:value-type="float">
            <text:p>9.9469</text:p>
          </table:table-cell>
          <table:table-cell office:value-type="float" office:value="255.1044" calcext:value-type="float">
            <text:p>255.1044</text:p>
          </table:table-cell>
          <table:table-cell office:value-type="float" office:value="0.1499892" calcext:value-type="float">
            <text:p>0.1499892</text:p>
          </table:table-cell>
          <table:table-cell office:value-type="float" office:value="0.1644084" calcext:value-type="float">
            <text:p>0.1644084</text:p>
          </table:table-cell>
          <table:table-cell office:value-type="float" office:value="0.1782352" calcext:value-type="float">
            <text:p>0.1782352</text:p>
          </table:table-cell>
          <table:table-cell office:value-type="float" office:value="0.1941119" calcext:value-type="float">
            <text:p>0.1941119</text:p>
          </table:table-cell>
          <table:table-cell office:value-type="float" office:value="0.2871667" calcext:value-type="float">
            <text:p>0.2871667</text:p>
          </table:table-cell>
          <table:table-cell office:value-type="float" office:value="0.2910838" calcext:value-type="float">
            <text:p>0.2910838</text:p>
          </table:table-cell>
          <table:table-cell office:value-type="float" office:value="0.3430776" calcext:value-type="float">
            <text:p>0.3430776</text:p>
          </table:table-cell>
          <table:table-cell office:value-type="float" office:value="0.3565259" calcext:value-type="float">
            <text:p>0.3565259</text:p>
          </table:table-cell>
          <table:table-cell office:value-type="float" office:value="0.3794606" calcext:value-type="float">
            <text:p>0.3794606</text:p>
          </table:table-cell>
          <table:table-cell office:value-type="float" office:value="0.3944626" calcext:value-type="float">
            <text:p>0.3944626</text:p>
          </table:table-cell>
          <table:table-cell office:value-type="float" office:value="0.4121348" calcext:value-type="float">
            <text:p>0.4121348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6206" calcext:value-type="float">
            <text:p>0.3566206</text:p>
          </table:table-cell>
          <table:table-cell office:value-type="float" office:value="0.3427109" calcext:value-type="float">
            <text:p>0.3427109</text:p>
          </table:table-cell>
          <table:table-cell office:value-type="float" office:value="0.3289809" calcext:value-type="float">
            <text:p>0.3289809</text:p>
          </table:table-cell>
          <table:table-cell office:value-type="float" office:value="0.3132331" calcext:value-type="float">
            <text:p>0.3132331</text:p>
          </table:table-cell>
          <table:table-cell office:value-type="float" office:value="0.01820781" calcext:value-type="float">
            <text:p>0.018207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067647" calcext:value-type="float">
            <text:p>0.0001067647</text:p>
          </table:table-cell>
          <table:table-cell office:value-type="float" office:value="-1.412853" calcext:value-type="float">
            <text:p>-1.412853</text:p>
          </table:table-cell>
          <table:table-cell office:value-type="float" office:value="-0.8050983" calcext:value-type="float">
            <text:p>-0.8050983</text:p>
          </table:table-cell>
          <table:table-cell office:value-type="float" office:value="-0.4910705" calcext:value-type="float">
            <text:p>-0.4910705</text:p>
          </table:table-cell>
          <table:table-cell office:value-type="float" office:value="-0.2914556" calcext:value-type="float">
            <text:p>-0.2914556</text:p>
          </table:table-cell>
          <table:table-cell office:value-type="float" office:value="-0.02582558" calcext:value-type="float">
            <text:p>-0.02582558</text:p>
          </table:table-cell>
          <table:table-cell office:value-type="float" office:value="-0.02350879" calcext:value-type="float">
            <text:p>-0.02350879</text:p>
          </table:table-cell>
          <table:table-cell office:value-type="float" office:value="-0.02059559" calcext:value-type="float">
            <text:p>-0.02059559</text:p>
          </table:table-cell>
          <table:table-cell office:value-type="float" office:value="-0.01570675" calcext:value-type="float">
            <text:p>-0.01570675</text:p>
          </table:table-cell>
          <table:table-cell office:value-type="float" office:value="-0.008645756" calcext:value-type="float">
            <text:p>-0.008645756</text:p>
          </table:table-cell>
          <table:table-cell office:value-type="float" office:value="-0.005971079" calcext:value-type="float">
            <text:p>-0.005971079</text:p>
          </table:table-cell>
          <table:table-cell office:value-type="float" office:value="270.1011" calcext:value-type="float">
            <text:p>270.1011</text:p>
          </table:table-cell>
          <table:table-cell office:value-type="float" office:value="0" calcext:value-type="float">
            <text:p>0</text:p>
          </table:table-cell>
          <table:table-cell office:value-type="float" office:value="-2.116314" calcext:value-type="float">
            <text:p>-2.116314</text:p>
          </table:table-cell>
          <table:table-cell office:value-type="float" office:value="0.002799772" calcext:value-type="float">
            <text:p>0.00279977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14787" calcext:value-type="float">
            <text:p>-3.14787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0" calcext:value-type="float">
            <text:p>9022000</text:p>
          </table:table-cell>
          <table:table-cell office:value-type="float" office:value="64.50025" calcext:value-type="float">
            <text:p>64.50025</text:p>
          </table:table-cell>
          <table:table-cell office:value-type="float" office:value="0.03979404" calcext:value-type="float">
            <text:p>0.0397940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295.525" calcext:value-type="float">
            <text:p>1295.525</text:p>
          </table:table-cell>
          <table:table-cell office:value-type="float" office:value="10.84977" calcext:value-type="float">
            <text:p>10.84977</text:p>
          </table:table-cell>
          <table:table-cell office:value-type="float" office:value="262.4377" calcext:value-type="float">
            <text:p>262.4377</text:p>
          </table:table-cell>
          <table:table-cell office:value-type="float" office:value="0.163277" calcext:value-type="float">
            <text:p>0.163277</text:p>
          </table:table-cell>
          <table:table-cell office:value-type="float" office:value="0.1696041" calcext:value-type="float">
            <text:p>0.1696041</text:p>
          </table:table-cell>
          <table:table-cell office:value-type="float" office:value="0.1788293" calcext:value-type="float">
            <text:p>0.1788293</text:p>
          </table:table-cell>
          <table:table-cell office:value-type="float" office:value="0.1934517" calcext:value-type="float">
            <text:p>0.1934517</text:p>
          </table:table-cell>
          <table:table-cell office:value-type="float" office:value="0.2856255" calcext:value-type="float">
            <text:p>0.2856255</text:p>
          </table:table-cell>
          <table:table-cell office:value-type="float" office:value="0.2898436" calcext:value-type="float">
            <text:p>0.2898436</text:p>
          </table:table-cell>
          <table:table-cell office:value-type="float" office:value="0.3426446" calcext:value-type="float">
            <text:p>0.3426446</text:p>
          </table:table-cell>
          <table:table-cell office:value-type="float" office:value="0.3565263" calcext:value-type="float">
            <text:p>0.3565263</text:p>
          </table:table-cell>
          <table:table-cell office:value-type="float" office:value="0.37835" calcext:value-type="float">
            <text:p>0.37835</text:p>
          </table:table-cell>
          <table:table-cell office:value-type="float" office:value="0.3931098" calcext:value-type="float">
            <text:p>0.3931098</text:p>
          </table:table-cell>
          <table:table-cell office:value-type="float" office:value="0.4121587" calcext:value-type="float">
            <text:p>0.41215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3067" calcext:value-type="float">
            <text:p>0.3433067</text:p>
          </table:table-cell>
          <table:table-cell office:value-type="float" office:value="0.33738" calcext:value-type="float">
            <text:p>0.33738</text:p>
          </table:table-cell>
          <table:table-cell office:value-type="float" office:value="0.3283026" calcext:value-type="float">
            <text:p>0.3283026</text:p>
          </table:table-cell>
          <table:table-cell office:value-type="float" office:value="0.313885" calcext:value-type="float">
            <text:p>0.313885</text:p>
          </table:table-cell>
          <table:table-cell office:value-type="float" office:value="0.02381973" calcext:value-type="float">
            <text:p>0.023819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004339" calcext:value-type="float">
            <text:p>0.0001004339</text:p>
          </table:table-cell>
          <table:table-cell office:value-type="float" office:value="-0.8473325" calcext:value-type="float">
            <text:p>-0.8473325</text:p>
          </table:table-cell>
          <table:table-cell office:value-type="float" office:value="-0.6687631" calcext:value-type="float">
            <text:p>-0.6687631</text:p>
          </table:table-cell>
          <table:table-cell office:value-type="float" office:value="-0.482126" calcext:value-type="float">
            <text:p>-0.482126</text:p>
          </table:table-cell>
          <table:table-cell office:value-type="float" office:value="-0.2978057" calcext:value-type="float">
            <text:p>-0.2978057</text:p>
          </table:table-cell>
          <table:table-cell office:value-type="float" office:value="-0.02680507" calcext:value-type="float">
            <text:p>-0.02680507</text:p>
          </table:table-cell>
          <table:table-cell office:value-type="float" office:value="-0.02421455" calcext:value-type="float">
            <text:p>-0.02421455</text:p>
          </table:table-cell>
          <table:table-cell office:value-type="float" office:value="-0.02084642" calcext:value-type="float">
            <text:p>-0.02084642</text:p>
          </table:table-cell>
          <table:table-cell office:value-type="float" office:value="-0.01570682" calcext:value-type="float">
            <text:p>-0.01570682</text:p>
          </table:table-cell>
          <table:table-cell office:value-type="float" office:value="-0.008892843" calcext:value-type="float">
            <text:p>-0.008892843</text:p>
          </table:table-cell>
          <table:table-cell office:value-type="float" office:value="-0.006171335" calcext:value-type="float">
            <text:p>-0.006171335</text:p>
          </table:table-cell>
          <table:table-cell office:value-type="float" office:value="277.5751" calcext:value-type="float">
            <text:p>277.5751</text:p>
          </table:table-cell>
          <table:table-cell office:value-type="float" office:value="0" calcext:value-type="float">
            <text:p>0</text:p>
          </table:table-cell>
          <table:table-cell office:value-type="float" office:value="-1.699728" calcext:value-type="float">
            <text:p>-1.699728</text:p>
          </table:table-cell>
          <table:table-cell office:value-type="float" office:value="0.002798729" calcext:value-type="float">
            <text:p>0.00279872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3494788" calcext:value-type="float">
            <text:p>3.494788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0" calcext:value-type="float">
            <text:p>10022000</text:p>
          </table:table-cell>
          <table:table-cell office:value-type="float" office:value="70.80025" calcext:value-type="float">
            <text:p>70.80025</text:p>
          </table:table-cell>
          <table:table-cell office:value-type="float" office:value="0.1183425" calcext:value-type="float">
            <text:p>0.118342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1.276" calcext:value-type="float">
            <text:p>1301.276</text:p>
          </table:table-cell>
          <table:table-cell office:value-type="float" office:value="11.3205" calcext:value-type="float">
            <text:p>11.3205</text:p>
          </table:table-cell>
          <table:table-cell office:value-type="float" office:value="290.0015" calcext:value-type="float">
            <text:p>290.0015</text:p>
          </table:table-cell>
          <table:table-cell office:value-type="float" office:value="0.1606642" calcext:value-type="float">
            <text:p>0.1606642</text:p>
          </table:table-cell>
          <table:table-cell office:value-type="float" office:value="0.1738562" calcext:value-type="float">
            <text:p>0.1738562</text:p>
          </table:table-cell>
          <table:table-cell office:value-type="float" office:value="0.182693" calcext:value-type="float">
            <text:p>0.182693</text:p>
          </table:table-cell>
          <table:table-cell office:value-type="float" office:value="0.1952771" calcext:value-type="float">
            <text:p>0.1952771</text:p>
          </table:table-cell>
          <table:table-cell office:value-type="float" office:value="0.2843978" calcext:value-type="float">
            <text:p>0.2843978</text:p>
          </table:table-cell>
          <table:table-cell office:value-type="float" office:value="0.2887187" calcext:value-type="float">
            <text:p>0.2887187</text:p>
          </table:table-cell>
          <table:table-cell office:value-type="float" office:value="0.3420964" calcext:value-type="float">
            <text:p>0.3420964</text:p>
          </table:table-cell>
          <table:table-cell office:value-type="float" office:value="0.3565331" calcext:value-type="float">
            <text:p>0.3565331</text:p>
          </table:table-cell>
          <table:table-cell office:value-type="float" office:value="0.3778248" calcext:value-type="float">
            <text:p>0.3778248</text:p>
          </table:table-cell>
          <table:table-cell office:value-type="float" office:value="0.3923749" calcext:value-type="float">
            <text:p>0.3923749</text:p>
          </table:table-cell>
          <table:table-cell office:value-type="float" office:value="0.4120775" calcext:value-type="float">
            <text:p>0.412077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9471" calcext:value-type="float">
            <text:p>0.3459471</text:p>
          </table:table-cell>
          <table:table-cell office:value-type="float" office:value="0.3332629" calcext:value-type="float">
            <text:p>0.3332629</text:p>
          </table:table-cell>
          <table:table-cell office:value-type="float" office:value="0.3244493" calcext:value-type="float">
            <text:p>0.3244493</text:p>
          </table:table-cell>
          <table:table-cell office:value-type="float" office:value="0.3120593" calcext:value-type="float">
            <text:p>0.3120593</text:p>
          </table:table-cell>
          <table:table-cell office:value-type="float" office:value="0.02883745" calcext:value-type="float">
            <text:p>0.028837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707155" calcext:value-type="float">
            <text:p>9.707155E-05</text:p>
          </table:table-cell>
          <table:table-cell office:value-type="float" office:value="-0.9197313" calcext:value-type="float">
            <text:p>-0.9197313</text:p>
          </table:table-cell>
          <table:table-cell office:value-type="float" office:value="-0.5708772" calcext:value-type="float">
            <text:p>-0.5708772</text:p>
          </table:table-cell>
          <table:table-cell office:value-type="float" office:value="-0.4226842" calcext:value-type="float">
            <text:p>-0.4226842</text:p>
          </table:table-cell>
          <table:table-cell office:value-type="float" office:value="-0.2812698" calcext:value-type="float">
            <text:p>-0.2812698</text:p>
          </table:table-cell>
          <table:table-cell office:value-type="float" office:value="-0.02762055" calcext:value-type="float">
            <text:p>-0.02762055</text:p>
          </table:table-cell>
          <table:table-cell office:value-type="float" office:value="-0.02487856" calcext:value-type="float">
            <text:p>-0.02487856</text:p>
          </table:table-cell>
          <table:table-cell office:value-type="float" office:value="-0.02117071" calcext:value-type="float">
            <text:p>-0.02117071</text:p>
          </table:table-cell>
          <table:table-cell office:value-type="float" office:value="-0.01570398" calcext:value-type="float">
            <text:p>-0.01570398</text:p>
          </table:table-cell>
          <table:table-cell office:value-type="float" office:value="-0.009023031" calcext:value-type="float">
            <text:p>-0.009023031</text:p>
          </table:table-cell>
          <table:table-cell office:value-type="float" office:value="-0.006291941" calcext:value-type="float">
            <text:p>-0.006291941</text:p>
          </table:table-cell>
          <table:table-cell office:value-type="float" office:value="284.6797" calcext:value-type="float">
            <text:p>284.6797</text:p>
          </table:table-cell>
          <table:table-cell office:value-type="float" office:value="0" calcext:value-type="float">
            <text:p>0</text:p>
          </table:table-cell>
          <table:table-cell office:value-type="float" office:value="-0.4288614" calcext:value-type="float">
            <text:p>-0.4288614</text:p>
          </table:table-cell>
          <table:table-cell office:value-type="float" office:value="0.002789804" calcext:value-type="float">
            <text:p>0.00278980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043097" calcext:value-type="float">
            <text:p>-3.043097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0" calcext:value-type="float">
            <text:p>11022000</text:p>
          </table:table-cell>
          <table:table-cell office:value-type="float" office:value="74.50018" calcext:value-type="float">
            <text:p>74.50018</text:p>
          </table:table-cell>
          <table:table-cell office:value-type="float" office:value="0.08460039" calcext:value-type="float">
            <text:p>0.0846003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6.813" calcext:value-type="float">
            <text:p>1306.813</text:p>
          </table:table-cell>
          <table:table-cell office:value-type="float" office:value="9.517158" calcext:value-type="float">
            <text:p>9.517158</text:p>
          </table:table-cell>
          <table:table-cell office:value-type="float" office:value="299.8994" calcext:value-type="float">
            <text:p>299.8994</text:p>
          </table:table-cell>
          <table:table-cell office:value-type="float" office:value="0.156612" calcext:value-type="float">
            <text:p>0.156612</text:p>
          </table:table-cell>
          <table:table-cell office:value-type="float" office:value="0.1710837" calcext:value-type="float">
            <text:p>0.1710837</text:p>
          </table:table-cell>
          <table:table-cell office:value-type="float" office:value="0.1828325" calcext:value-type="float">
            <text:p>0.1828325</text:p>
          </table:table-cell>
          <table:table-cell office:value-type="float" office:value="0.1964868" calcext:value-type="float">
            <text:p>0.1964868</text:p>
          </table:table-cell>
          <table:table-cell office:value-type="float" office:value="0.2835973" calcext:value-type="float">
            <text:p>0.2835973</text:p>
          </table:table-cell>
          <table:table-cell office:value-type="float" office:value="0.2880706" calcext:value-type="float">
            <text:p>0.2880706</text:p>
          </table:table-cell>
          <table:table-cell office:value-type="float" office:value="0.3415982" calcext:value-type="float">
            <text:p>0.3415982</text:p>
          </table:table-cell>
          <table:table-cell office:value-type="float" office:value="0.3565258" calcext:value-type="float">
            <text:p>0.3565258</text:p>
          </table:table-cell>
          <table:table-cell office:value-type="float" office:value="0.3795995" calcext:value-type="float">
            <text:p>0.3795995</text:p>
          </table:table-cell>
          <table:table-cell office:value-type="float" office:value="0.3946453" calcext:value-type="float">
            <text:p>0.3946453</text:p>
          </table:table-cell>
          <table:table-cell office:value-type="float" office:value="0.4121215" calcext:value-type="float">
            <text:p>0.4121215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9986" calcext:value-type="float">
            <text:p>0.3499986</text:p>
          </table:table-cell>
          <table:table-cell office:value-type="float" office:value="0.3360356" calcext:value-type="float">
            <text:p>0.3360356</text:p>
          </table:table-cell>
          <table:table-cell office:value-type="float" office:value="0.3243837" calcext:value-type="float">
            <text:p>0.3243837</text:p>
          </table:table-cell>
          <table:table-cell office:value-type="float" office:value="0.3108577" calcext:value-type="float">
            <text:p>0.3108577</text:p>
          </table:table-cell>
          <table:table-cell office:value-type="float" office:value="0.03343004" calcext:value-type="float">
            <text:p>0.033430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847021" calcext:value-type="float">
            <text:p>9.847021E-05</text:p>
          </table:table-cell>
          <table:table-cell office:value-type="float" office:value="-1.078307" calcext:value-type="float">
            <text:p>-1.078307</text:p>
          </table:table-cell>
          <table:table-cell office:value-type="float" office:value="-0.6302028" calcext:value-type="float">
            <text:p>-0.6302028</text:p>
          </table:table-cell>
          <table:table-cell office:value-type="float" office:value="-0.4203845" calcext:value-type="float">
            <text:p>-0.4203845</text:p>
          </table:table-cell>
          <table:table-cell office:value-type="float" office:value="-0.2707527" calcext:value-type="float">
            <text:p>-0.2707527</text:p>
          </table:table-cell>
          <table:table-cell office:value-type="float" office:value="-0.02816995" calcext:value-type="float">
            <text:p>-0.02816995</text:p>
          </table:table-cell>
          <table:table-cell office:value-type="float" office:value="-0.0252717" calcext:value-type="float">
            <text:p>-0.0252717</text:p>
          </table:table-cell>
          <table:table-cell office:value-type="float" office:value="-0.0214705" calcext:value-type="float">
            <text:p>-0.0214705</text:p>
          </table:table-cell>
          <table:table-cell office:value-type="float" office:value="-0.01570686" calcext:value-type="float">
            <text:p>-0.01570686</text:p>
          </table:table-cell>
          <table:table-cell office:value-type="float" office:value="-0.008615402" calcext:value-type="float">
            <text:p>-0.008615402</text:p>
          </table:table-cell>
          <table:table-cell office:value-type="float" office:value="-0.005944616" calcext:value-type="float">
            <text:p>-0.005944616</text:p>
          </table:table-cell>
          <table:table-cell office:value-type="float" office:value="289.4217" calcext:value-type="float">
            <text:p>289.4217</text:p>
          </table:table-cell>
          <table:table-cell office:value-type="float" office:value="0" calcext:value-type="float">
            <text:p>0</text:p>
          </table:table-cell>
          <table:table-cell office:value-type="float" office:value="-0.9121876" calcext:value-type="float">
            <text:p>-0.9121876</text:p>
          </table:table-cell>
          <table:table-cell office:value-type="float" office:value="0.002811013" calcext:value-type="float">
            <text:p>0.00281101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28524" calcext:value-type="float">
            <text:p>-3.28524E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0" calcext:value-type="float">
            <text:p>12022000</text:p>
          </table:table-cell>
          <table:table-cell office:value-type="float" office:value="74.50018" calcext:value-type="float">
            <text:p>74.50018</text:p>
          </table:table-cell>
          <table:table-cell office:value-type="float" office:value="0.1666354" calcext:value-type="float">
            <text:p>0.166635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5.833" calcext:value-type="float">
            <text:p>1305.833</text:p>
          </table:table-cell>
          <table:table-cell office:value-type="float" office:value="10.41534" calcext:value-type="float">
            <text:p>10.41534</text:p>
          </table:table-cell>
          <table:table-cell office:value-type="float" office:value="298.6707" calcext:value-type="float">
            <text:p>298.6707</text:p>
          </table:table-cell>
          <table:table-cell office:value-type="float" office:value="0.1521168" calcext:value-type="float">
            <text:p>0.1521168</text:p>
          </table:table-cell>
          <table:table-cell office:value-type="float" office:value="0.1673205" calcext:value-type="float">
            <text:p>0.1673205</text:p>
          </table:table-cell>
          <table:table-cell office:value-type="float" office:value="0.1813375" calcext:value-type="float">
            <text:p>0.1813375</text:p>
          </table:table-cell>
          <table:table-cell office:value-type="float" office:value="0.1965204" calcext:value-type="float">
            <text:p>0.1965204</text:p>
          </table:table-cell>
          <table:table-cell office:value-type="float" office:value="0.2830465" calcext:value-type="float">
            <text:p>0.2830465</text:p>
          </table:table-cell>
          <table:table-cell office:value-type="float" office:value="0.2875204" calcext:value-type="float">
            <text:p>0.2875204</text:p>
          </table:table-cell>
          <table:table-cell office:value-type="float" office:value="0.3411613" calcext:value-type="float">
            <text:p>0.3411613</text:p>
          </table:table-cell>
          <table:table-cell office:value-type="float" office:value="0.356525" calcext:value-type="float">
            <text:p>0.356525</text:p>
          </table:table-cell>
          <table:table-cell office:value-type="float" office:value="0.3784574" calcext:value-type="float">
            <text:p>0.3784574</text:p>
          </table:table-cell>
          <table:table-cell office:value-type="float" office:value="0.3932539" calcext:value-type="float">
            <text:p>0.3932539</text:p>
          </table:table-cell>
          <table:table-cell office:value-type="float" office:value="0.4121415" calcext:value-type="float">
            <text:p>0.4121415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4934" calcext:value-type="float">
            <text:p>0.3544934</text:p>
          </table:table-cell>
          <table:table-cell office:value-type="float" office:value="0.3397988" calcext:value-type="float">
            <text:p>0.3397988</text:p>
          </table:table-cell>
          <table:table-cell office:value-type="float" office:value="0.3258789" calcext:value-type="float">
            <text:p>0.3258789</text:p>
          </table:table-cell>
          <table:table-cell office:value-type="float" office:value="0.3108248" calcext:value-type="float">
            <text:p>0.3108248</text:p>
          </table:table-cell>
          <table:table-cell office:value-type="float" office:value="0.03808894" calcext:value-type="float">
            <text:p>0.038088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972893" calcext:value-type="float">
            <text:p>9.972893E-05</text:p>
          </table:table-cell>
          <table:table-cell office:value-type="float" office:value="-1.294213" calcext:value-type="float">
            <text:p>-1.294213</text:p>
          </table:table-cell>
          <table:table-cell office:value-type="float" office:value="-0.722584" calcext:value-type="float">
            <text:p>-0.722584</text:p>
          </table:table-cell>
          <table:table-cell office:value-type="float" office:value="-0.4418344" calcext:value-type="float">
            <text:p>-0.4418344</text:p>
          </table:table-cell>
          <table:table-cell office:value-type="float" office:value="-0.2703534" calcext:value-type="float">
            <text:p>-0.2703534</text:p>
          </table:table-cell>
          <table:table-cell office:value-type="float" office:value="-0.02855061" calcext:value-type="float">
            <text:p>-0.02855061</text:p>
          </table:table-cell>
          <table:table-cell office:value-type="float" office:value="-0.02560887" calcext:value-type="float">
            <text:p>-0.02560887</text:p>
          </table:table-cell>
          <table:table-cell office:value-type="float" office:value="-0.02173722" calcext:value-type="float">
            <text:p>-0.02173722</text:p>
          </table:table-cell>
          <table:table-cell office:value-type="float" office:value="-0.01570684" calcext:value-type="float">
            <text:p>-0.01570684</text:p>
          </table:table-cell>
          <table:table-cell office:value-type="float" office:value="-0.008868612" calcext:value-type="float">
            <text:p>-0.008868612</text:p>
          </table:table-cell>
          <table:table-cell office:value-type="float" office:value="-0.006149656" calcext:value-type="float">
            <text:p>-0.006149656</text:p>
          </table:table-cell>
          <table:table-cell office:value-type="float" office:value="296.8814" calcext:value-type="float">
            <text:p>296.8814</text:p>
          </table:table-cell>
          <table:table-cell office:value-type="float" office:value="0" calcext:value-type="float">
            <text:p>0</text:p>
          </table:table-cell>
          <table:table-cell office:value-type="float" office:value="-1.334489" calcext:value-type="float">
            <text:p>-1.334489</text:p>
          </table:table-cell>
          <table:table-cell office:value-type="float" office:value="0.002844833" calcext:value-type="float">
            <text:p>0.0028448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322493" calcext:value-type="float">
            <text:p>-3.322493E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0" calcext:value-type="float">
            <text:p>13022000</text:p>
          </table:table-cell>
          <table:table-cell office:value-type="float" office:value="80.30013" calcext:value-type="float">
            <text:p>80.30013</text:p>
          </table:table-cell>
          <table:table-cell office:value-type="float" office:value="0.05949596" calcext:value-type="float">
            <text:p>0.0594959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2.62" calcext:value-type="float">
            <text:p>1312.62</text:p>
          </table:table-cell>
          <table:table-cell office:value-type="float" office:value="9.535117" calcext:value-type="float">
            <text:p>9.535117</text:p>
          </table:table-cell>
          <table:table-cell office:value-type="float" office:value="318.1568" calcext:value-type="float">
            <text:p>318.1568</text:p>
          </table:table-cell>
          <table:table-cell office:value-type="float" office:value="0.1512562" calcext:value-type="float">
            <text:p>0.1512562</text:p>
          </table:table-cell>
          <table:table-cell office:value-type="float" office:value="0.1661699" calcext:value-type="float">
            <text:p>0.1661699</text:p>
          </table:table-cell>
          <table:table-cell office:value-type="float" office:value="0.1799256" calcext:value-type="float">
            <text:p>0.1799256</text:p>
          </table:table-cell>
          <table:table-cell office:value-type="float" office:value="0.1957191" calcext:value-type="float">
            <text:p>0.1957191</text:p>
          </table:table-cell>
          <table:table-cell office:value-type="float" office:value="0.2822556" calcext:value-type="float">
            <text:p>0.2822556</text:p>
          </table:table-cell>
          <table:table-cell office:value-type="float" office:value="0.2868906" calcext:value-type="float">
            <text:p>0.2868906</text:p>
          </table:table-cell>
          <table:table-cell office:value-type="float" office:value="0.3407529" calcext:value-type="float">
            <text:p>0.3407529</text:p>
          </table:table-cell>
          <table:table-cell office:value-type="float" office:value="0.3565537" calcext:value-type="float">
            <text:p>0.3565537</text:p>
          </table:table-cell>
          <table:table-cell office:value-type="float" office:value="0.3792966" calcext:value-type="float">
            <text:p>0.3792966</text:p>
          </table:table-cell>
          <table:table-cell office:value-type="float" office:value="0.3943003" calcext:value-type="float">
            <text:p>0.3943003</text:p>
          </table:table-cell>
          <table:table-cell office:value-type="float" office:value="0.4120653" calcext:value-type="float">
            <text:p>0.4120653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3544" calcext:value-type="float">
            <text:p>0.3553544</text:p>
          </table:table-cell>
          <table:table-cell office:value-type="float" office:value="0.3409497" calcext:value-type="float">
            <text:p>0.3409497</text:p>
          </table:table-cell>
          <table:table-cell office:value-type="float" office:value="0.3272907" calcext:value-type="float">
            <text:p>0.3272907</text:p>
          </table:table-cell>
          <table:table-cell office:value-type="float" office:value="0.3116263" calcext:value-type="float">
            <text:p>0.3116263</text:p>
          </table:table-cell>
          <table:table-cell office:value-type="float" office:value="0.04318852" calcext:value-type="float">
            <text:p>0.043188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95668" calcext:value-type="float">
            <text:p>9.95668E-05</text:p>
          </table:table-cell>
          <table:table-cell office:value-type="float" office:value="-1.340079" calcext:value-type="float">
            <text:p>-1.340079</text:p>
          </table:table-cell>
          <table:table-cell office:value-type="float" office:value="-0.7538109" calcext:value-type="float">
            <text:p>-0.7538109</text:p>
          </table:table-cell>
          <table:table-cell office:value-type="float" office:value="-0.4635155" calcext:value-type="float">
            <text:p>-0.4635155</text:p>
          </table:table-cell>
          <table:table-cell office:value-type="float" office:value="-0.2771504" calcext:value-type="float">
            <text:p>-0.2771504</text:p>
          </table:table-cell>
          <table:table-cell office:value-type="float" office:value="-0.0291084" calcext:value-type="float">
            <text:p>-0.0291084</text:p>
          </table:table-cell>
          <table:table-cell office:value-type="float" office:value="-0.02600038" calcext:value-type="float">
            <text:p>-0.02600038</text:p>
          </table:table-cell>
          <table:table-cell office:value-type="float" office:value="-0.0219895" calcext:value-type="float">
            <text:p>-0.0219895</text:p>
          </table:table-cell>
          <table:table-cell office:value-type="float" office:value="-0.01569527" calcext:value-type="float">
            <text:p>-0.01569527</text:p>
          </table:table-cell>
          <table:table-cell office:value-type="float" office:value="-0.008692136" calcext:value-type="float">
            <text:p>-0.008692136</text:p>
          </table:table-cell>
          <table:table-cell office:value-type="float" office:value="-0.006003305" calcext:value-type="float">
            <text:p>-0.006003305</text:p>
          </table:table-cell>
          <table:table-cell office:value-type="float" office:value="302.6052" calcext:value-type="float">
            <text:p>302.6052</text:p>
          </table:table-cell>
          <table:table-cell office:value-type="float" office:value="0" calcext:value-type="float">
            <text:p>0</text:p>
          </table:table-cell>
          <table:table-cell office:value-type="float" office:value="-1.355271" calcext:value-type="float">
            <text:p>-1.355271</text:p>
          </table:table-cell>
          <table:table-cell office:value-type="float" office:value="0.00287595" calcext:value-type="float">
            <text:p>0.0028759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3536697" calcext:value-type="float">
            <text:p>-3.536697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0" calcext:value-type="float">
            <text:p>14022000</text:p>
          </table:table-cell>
          <table:table-cell office:value-type="float" office:value="87.7001" calcext:value-type="float">
            <text:p>87.7001</text:p>
          </table:table-cell>
          <table:table-cell office:value-type="float" office:value="-0.1245195" calcext:value-type="float">
            <text:p>-0.124519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9.886" calcext:value-type="float">
            <text:p>1319.886</text:p>
          </table:table-cell>
          <table:table-cell office:value-type="float" office:value="9.853167" calcext:value-type="float">
            <text:p>9.853167</text:p>
          </table:table-cell>
          <table:table-cell office:value-type="float" office:value="337.9556" calcext:value-type="float">
            <text:p>337.9556</text:p>
          </table:table-cell>
          <table:table-cell office:value-type="float" office:value="0.1539038" calcext:value-type="float">
            <text:p>0.1539038</text:p>
          </table:table-cell>
          <table:table-cell office:value-type="float" office:value="0.1667073" calcext:value-type="float">
            <text:p>0.1667073</text:p>
          </table:table-cell>
          <table:table-cell office:value-type="float" office:value="0.1791786" calcext:value-type="float">
            <text:p>0.1791786</text:p>
          </table:table-cell>
          <table:table-cell office:value-type="float" office:value="0.1947763" calcext:value-type="float">
            <text:p>0.1947763</text:p>
          </table:table-cell>
          <table:table-cell office:value-type="float" office:value="0.2812824" calcext:value-type="float">
            <text:p>0.2812824</text:p>
          </table:table-cell>
          <table:table-cell office:value-type="float" office:value="0.2861394" calcext:value-type="float">
            <text:p>0.2861394</text:p>
          </table:table-cell>
          <table:table-cell office:value-type="float" office:value="0.3403241" calcext:value-type="float">
            <text:p>0.3403241</text:p>
          </table:table-cell>
          <table:table-cell office:value-type="float" office:value="0.3565236" calcext:value-type="float">
            <text:p>0.3565236</text:p>
          </table:table-cell>
          <table:table-cell office:value-type="float" office:value="0.3787473" calcext:value-type="float">
            <text:p>0.3787473</text:p>
          </table:table-cell>
          <table:table-cell office:value-type="float" office:value="0.393648" calcext:value-type="float">
            <text:p>0.393648</text:p>
          </table:table-cell>
          <table:table-cell office:value-type="float" office:value="0.4121349" calcext:value-type="float">
            <text:p>0.4121349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6962" calcext:value-type="float">
            <text:p>0.3526962</text:p>
          </table:table-cell>
          <table:table-cell office:value-type="float" office:value="0.3404029" calcext:value-type="float">
            <text:p>0.3404029</text:p>
          </table:table-cell>
          <table:table-cell office:value-type="float" office:value="0.3280348" calcext:value-type="float">
            <text:p>0.3280348</text:p>
          </table:table-cell>
          <table:table-cell office:value-type="float" office:value="0.3125667" calcext:value-type="float">
            <text:p>0.3125667</text:p>
          </table:table-cell>
          <table:table-cell office:value-type="float" office:value="0.04879064" calcext:value-type="float">
            <text:p>0.048790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9463405" calcext:value-type="float">
            <text:p>9.463405E-05</text:p>
          </table:table-cell>
          <table:table-cell office:value-type="float" office:value="-1.208401" calcext:value-type="float">
            <text:p>-1.208401</text:p>
          </table:table-cell>
          <table:table-cell office:value-type="float" office:value="-0.7403666" calcext:value-type="float">
            <text:p>-0.7403666</text:p>
          </table:table-cell>
          <table:table-cell office:value-type="float" office:value="-0.4757613" calcext:value-type="float">
            <text:p>-0.4757613</text:p>
          </table:table-cell>
          <table:table-cell office:value-type="float" office:value="-0.285496" calcext:value-type="float">
            <text:p>-0.285496</text:p>
          </table:table-cell>
          <table:table-cell office:value-type="float" office:value="-0.02981168" calcext:value-type="float">
            <text:p>-0.02981168</text:p>
          </table:table-cell>
          <table:table-cell office:value-type="float" office:value="-0.02647629" calcext:value-type="float">
            <text:p>-0.02647629</text:p>
          </table:table-cell>
          <table:table-cell office:value-type="float" office:value="-0.02225765" calcext:value-type="float">
            <text:p>-0.02225765</text:p>
          </table:table-cell>
          <table:table-cell office:value-type="float" office:value="-0.01570776" calcext:value-type="float">
            <text:p>-0.01570776</text:p>
          </table:table-cell>
          <table:table-cell office:value-type="float" office:value="-0.0088035" calcext:value-type="float">
            <text:p>-0.0088035</text:p>
          </table:table-cell>
          <table:table-cell office:value-type="float" office:value="-0.006090674" calcext:value-type="float">
            <text:p>-0.006090674</text:p>
          </table:table-cell>
          <table:table-cell office:value-type="float" office:value="309.4658" calcext:value-type="float">
            <text:p>309.4658</text:p>
          </table:table-cell>
          <table:table-cell office:value-type="float" office:value="0" calcext:value-type="float">
            <text:p>0</text:p>
          </table:table-cell>
          <table:table-cell office:value-type="float" office:value="-2.266059" calcext:value-type="float">
            <text:p>-2.266059</text:p>
          </table:table-cell>
          <table:table-cell office:value-type="float" office:value="0.002897392" calcext:value-type="float">
            <text:p>0.0028973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1646113" calcext:value-type="float">
            <text:p>-1.646113E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0" calcext:value-type="float">
            <text:p>15022000</text:p>
          </table:table-cell>
          <table:table-cell office:value-type="float" office:value="88.60001" calcext:value-type="float">
            <text:p>88.60001</text:p>
          </table:table-cell>
          <table:table-cell office:value-type="float" office:value="-0.1297648" calcext:value-type="float">
            <text:p>-0.1297648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0.494" calcext:value-type="float">
            <text:p>1320.494</text:p>
          </table:table-cell>
          <table:table-cell office:value-type="float" office:value="10.15137" calcext:value-type="float">
            <text:p>10.15137</text:p>
          </table:table-cell>
          <table:table-cell office:value-type="float" office:value="339.386" calcext:value-type="float">
            <text:p>339.386</text:p>
          </table:table-cell>
          <table:table-cell office:value-type="float" office:value="0.1571785" calcext:value-type="float">
            <text:p>0.1571785</text:p>
          </table:table-cell>
          <table:table-cell office:value-type="float" office:value="0.1692275" calcext:value-type="float">
            <text:p>0.1692275</text:p>
          </table:table-cell>
          <table:table-cell office:value-type="float" office:value="0.1801909" calcext:value-type="float">
            <text:p>0.1801909</text:p>
          </table:table-cell>
          <table:table-cell office:value-type="float" office:value="0.1947466" calcext:value-type="float">
            <text:p>0.1947466</text:p>
          </table:table-cell>
          <table:table-cell office:value-type="float" office:value="0.2802794" calcext:value-type="float">
            <text:p>0.2802794</text:p>
          </table:table-cell>
          <table:table-cell office:value-type="float" office:value="0.2852688" calcext:value-type="float">
            <text:p>0.2852688</text:p>
          </table:table-cell>
          <table:table-cell office:value-type="float" office:value="0.3398406" calcext:value-type="float">
            <text:p>0.3398406</text:p>
          </table:table-cell>
          <table:table-cell office:value-type="float" office:value="0.3565058" calcext:value-type="float">
            <text:p>0.3565058</text:p>
          </table:table-cell>
          <table:table-cell office:value-type="float" office:value="0.378316" calcext:value-type="float">
            <text:p>0.378316</text:p>
          </table:table-cell>
          <table:table-cell office:value-type="float" office:value="0.3930998" calcext:value-type="float">
            <text:p>0.3930998</text:p>
          </table:table-cell>
          <table:table-cell office:value-type="float" office:value="0.4120622" calcext:value-type="float">
            <text:p>0.412062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424" calcext:value-type="float">
            <text:p>0.349424</text:p>
          </table:table-cell>
          <table:table-cell office:value-type="float" office:value="0.3378852" calcext:value-type="float">
            <text:p>0.3378852</text:p>
          </table:table-cell>
          <table:table-cell office:value-type="float" office:value="0.3270225" calcext:value-type="float">
            <text:p>0.3270225</text:p>
          </table:table-cell>
          <table:table-cell office:value-type="float" office:value="0.3125953" calcext:value-type="float">
            <text:p>0.3125953</text:p>
          </table:table-cell>
          <table:table-cell office:value-type="float" office:value="0.05455495" calcext:value-type="float">
            <text:p>0.05455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761892" calcext:value-type="float">
            <text:p>8.761892E-05</text:p>
          </table:table-cell>
          <table:table-cell office:value-type="float" office:value="-1.060584" calcext:value-type="float">
            <text:p>-1.060584</text:p>
          </table:table-cell>
          <table:table-cell office:value-type="float" office:value="-0.6752233" calcext:value-type="float">
            <text:p>-0.6752233</text:p>
          </table:table-cell>
          <table:table-cell office:value-type="float" office:value="-0.4598069" calcext:value-type="float">
            <text:p>-0.4598069</text:p>
          </table:table-cell>
          <table:table-cell office:value-type="float" office:value="-0.2858572" calcext:value-type="float">
            <text:p>-0.2858572</text:p>
          </table:table-cell>
          <table:table-cell office:value-type="float" office:value="-0.03056066" calcext:value-type="float">
            <text:p>-0.03056066</text:p>
          </table:table-cell>
          <table:table-cell office:value-type="float" office:value="-0.02704142" calcext:value-type="float">
            <text:p>-0.02704142</text:p>
          </table:table-cell>
          <table:table-cell office:value-type="float" office:value="-0.02256423" calcext:value-type="float">
            <text:p>-0.02256423</text:p>
          </table:table-cell>
          <table:table-cell office:value-type="float" office:value="-0.01571504" calcext:value-type="float">
            <text:p>-0.01571504</text:p>
          </table:table-cell>
          <table:table-cell office:value-type="float" office:value="-0.008910973" calcext:value-type="float">
            <text:p>-0.008910973</text:p>
          </table:table-cell>
          <table:table-cell office:value-type="float" office:value="-0.00618159" calcext:value-type="float">
            <text:p>-0.00618159</text:p>
          </table:table-cell>
          <table:table-cell office:value-type="float" office:value="316.372" calcext:value-type="float">
            <text:p>316.372</text:p>
          </table:table-cell>
          <table:table-cell office:value-type="float" office:value="0" calcext:value-type="float">
            <text:p>0</text:p>
          </table:table-cell>
          <table:table-cell office:value-type="float" office:value="-2.090465" calcext:value-type="float">
            <text:p>-2.090465</text:p>
          </table:table-cell>
          <table:table-cell office:value-type="float" office:value="0.002903807" calcext:value-type="float">
            <text:p>0.00290380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1266599" calcext:value-type="float">
            <text:p>-1.266599E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0" calcext:value-type="float">
            <text:p>16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2317979" calcext:value-type="float">
            <text:p>-0.231797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359" calcext:value-type="float">
            <text:p>1331.359</text:p>
          </table:table-cell>
          <table:table-cell office:value-type="float" office:value="9.687734" calcext:value-type="float">
            <text:p>9.687734</text:p>
          </table:table-cell>
          <table:table-cell office:value-type="float" office:value="366.6564" calcext:value-type="float">
            <text:p>366.6564</text:p>
          </table:table-cell>
          <table:table-cell office:value-type="float" office:value="0.161174" calcext:value-type="float">
            <text:p>0.161174</text:p>
          </table:table-cell>
          <table:table-cell office:value-type="float" office:value="0.171486" calcext:value-type="float">
            <text:p>0.171486</text:p>
          </table:table-cell>
          <table:table-cell office:value-type="float" office:value="0.1815514" calcext:value-type="float">
            <text:p>0.1815514</text:p>
          </table:table-cell>
          <table:table-cell office:value-type="float" office:value="0.1954367" calcext:value-type="float">
            <text:p>0.1954367</text:p>
          </table:table-cell>
          <table:table-cell office:value-type="float" office:value="0.2794885" calcext:value-type="float">
            <text:p>0.2794885</text:p>
          </table:table-cell>
          <table:table-cell office:value-type="float" office:value="0.2844698" calcext:value-type="float">
            <text:p>0.2844698</text:p>
          </table:table-cell>
          <table:table-cell office:value-type="float" office:value="0.3393218" calcext:value-type="float">
            <text:p>0.3393218</text:p>
          </table:table-cell>
          <table:table-cell office:value-type="float" office:value="0.356492" calcext:value-type="float">
            <text:p>0.356492</text:p>
          </table:table-cell>
          <table:table-cell office:value-type="float" office:value="0.3786144" calcext:value-type="float">
            <text:p>0.3786144</text:p>
          </table:table-cell>
          <table:table-cell office:value-type="float" office:value="0.3934897" calcext:value-type="float">
            <text:p>0.3934897</text:p>
          </table:table-cell>
          <table:table-cell office:value-type="float" office:value="0.4121234" calcext:value-type="float">
            <text:p>0.412123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4212" calcext:value-type="float">
            <text:p>0.3454212</text:p>
          </table:table-cell>
          <table:table-cell office:value-type="float" office:value="0.335619" calcext:value-type="float">
            <text:p>0.335619</text:p>
          </table:table-cell>
          <table:table-cell office:value-type="float" office:value="0.3256591" calcext:value-type="float">
            <text:p>0.3256591</text:p>
          </table:table-cell>
          <table:table-cell office:value-type="float" office:value="0.3119018" calcext:value-type="float">
            <text:p>0.3119018</text:p>
          </table:table-cell>
          <table:table-cell office:value-type="float" office:value="0.06015987" calcext:value-type="float">
            <text:p>0.060159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8103644" calcext:value-type="float">
            <text:p>8.103644E-05</text:p>
          </table:table-cell>
          <table:table-cell office:value-type="float" office:value="-0.912916" calcext:value-type="float">
            <text:p>-0.912916</text:p>
          </table:table-cell>
          <table:table-cell office:value-type="float" office:value="-0.6234238" calcext:value-type="float">
            <text:p>-0.6234238</text:p>
          </table:table-cell>
          <table:table-cell office:value-type="float" office:value="-0.4392841" calcext:value-type="float">
            <text:p>-0.4392841</text:p>
          </table:table-cell>
          <table:table-cell office:value-type="float" office:value="-0.2798089" calcext:value-type="float">
            <text:p>-0.2798089</text:p>
          </table:table-cell>
          <table:table-cell office:value-type="float" office:value="-0.03116525" calcext:value-type="float">
            <text:p>-0.03116525</text:p>
          </table:table-cell>
          <table:table-cell office:value-type="float" office:value="-0.02757291" calcext:value-type="float">
            <text:p>-0.02757291</text:p>
          </table:table-cell>
          <table:table-cell office:value-type="float" office:value="-0.02289887" calcext:value-type="float">
            <text:p>-0.02289887</text:p>
          </table:table-cell>
          <table:table-cell office:value-type="float" office:value="-0.01572074" calcext:value-type="float">
            <text:p>-0.01572074</text:p>
          </table:table-cell>
          <table:table-cell office:value-type="float" office:value="-0.008833312" calcext:value-type="float">
            <text:p>-0.008833312</text:p>
          </table:table-cell>
          <table:table-cell office:value-type="float" office:value="-0.006114405" calcext:value-type="float">
            <text:p>-0.006114405</text:p>
          </table:table-cell>
          <table:table-cell office:value-type="float" office:value="322.4716" calcext:value-type="float">
            <text:p>322.4716</text:p>
          </table:table-cell>
          <table:table-cell office:value-type="float" office:value="0" calcext:value-type="float">
            <text:p>0</text:p>
          </table:table-cell>
          <table:table-cell office:value-type="float" office:value="-1.985624" calcext:value-type="float">
            <text:p>-1.985624</text:p>
          </table:table-cell>
          <table:table-cell office:value-type="float" office:value="0.002905455" calcext:value-type="float">
            <text:p>0.00290545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07497147" calcext:value-type="float">
            <text:p>7.497147E-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0" calcext:value-type="float">
            <text:p>17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1261547" calcext:value-type="float">
            <text:p>-0.126154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551" calcext:value-type="float">
            <text:p>1331.551</text:p>
          </table:table-cell>
          <table:table-cell office:value-type="float" office:value="9.390555" calcext:value-type="float">
            <text:p>9.390555</text:p>
          </table:table-cell>
          <table:table-cell office:value-type="float" office:value="365.0448" calcext:value-type="float">
            <text:p>365.0448</text:p>
          </table:table-cell>
          <table:table-cell office:value-type="float" office:value="0.1618854" calcext:value-type="float">
            <text:p>0.1618854</text:p>
          </table:table-cell>
          <table:table-cell office:value-type="float" office:value="0.1740862" calcext:value-type="float">
            <text:p>0.1740862</text:p>
          </table:table-cell>
          <table:table-cell office:value-type="float" office:value="0.1837771" calcext:value-type="float">
            <text:p>0.1837771</text:p>
          </table:table-cell>
          <table:table-cell office:value-type="float" office:value="0.1969563" calcext:value-type="float">
            <text:p>0.1969563</text:p>
          </table:table-cell>
          <table:table-cell office:value-type="float" office:value="0.2786974" calcext:value-type="float">
            <text:p>0.2786974</text:p>
          </table:table-cell>
          <table:table-cell office:value-type="float" office:value="0.2839862" calcext:value-type="float">
            <text:p>0.2839862</text:p>
          </table:table-cell>
          <table:table-cell office:value-type="float" office:value="0.3389148" calcext:value-type="float">
            <text:p>0.3389148</text:p>
          </table:table-cell>
          <table:table-cell office:value-type="float" office:value="0.3564058" calcext:value-type="float">
            <text:p>0.3564058</text:p>
          </table:table-cell>
          <table:table-cell office:value-type="float" office:value="0.378821" calcext:value-type="float">
            <text:p>0.378821</text:p>
          </table:table-cell>
          <table:table-cell office:value-type="float" office:value="0.3937477" calcext:value-type="float">
            <text:p>0.3937477</text:p>
          </table:table-cell>
          <table:table-cell office:value-type="float" office:value="0.4120594" calcext:value-type="float">
            <text:p>0.412059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7231" calcext:value-type="float">
            <text:p>0.3447231</text:p>
          </table:table-cell>
          <table:table-cell office:value-type="float" office:value="0.3330328" calcext:value-type="float">
            <text:p>0.3330328</text:p>
          </table:table-cell>
          <table:table-cell office:value-type="float" office:value="0.3234382" calcext:value-type="float">
            <text:p>0.3234382</text:p>
          </table:table-cell>
          <table:table-cell office:value-type="float" office:value="0.3103866" calcext:value-type="float">
            <text:p>0.3103866</text:p>
          </table:table-cell>
          <table:table-cell office:value-type="float" office:value="0.06527907" calcext:value-type="float">
            <text:p>0.065279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49039" calcext:value-type="float">
            <text:p>7.49039E-05</text:p>
          </table:table-cell>
          <table:table-cell office:value-type="float" office:value="-0.8829618" calcext:value-type="float">
            <text:p>-0.8829618</text:p>
          </table:table-cell>
          <table:table-cell office:value-type="float" office:value="-0.5673074" calcext:value-type="float">
            <text:p>-0.5673074</text:p>
          </table:table-cell>
          <table:table-cell office:value-type="float" office:value="-0.4076126" calcext:value-type="float">
            <text:p>-0.4076126</text:p>
          </table:table-cell>
          <table:table-cell office:value-type="float" office:value="-0.2668942" calcext:value-type="float">
            <text:p>-0.2668942</text:p>
          </table:table-cell>
          <table:table-cell office:value-type="float" office:value="-0.03178474" calcext:value-type="float">
            <text:p>-0.03178474</text:p>
          </table:table-cell>
          <table:table-cell office:value-type="float" office:value="-0.02790389" calcext:value-type="float">
            <text:p>-0.02790389</text:p>
          </table:table-cell>
          <table:table-cell office:value-type="float" office:value="-0.023167" calcext:value-type="float">
            <text:p>-0.023167</text:p>
          </table:table-cell>
          <table:table-cell office:value-type="float" office:value="-0.01575721" calcext:value-type="float">
            <text:p>-0.01575721</text:p>
          </table:table-cell>
          <table:table-cell office:value-type="float" office:value="-0.008797466" calcext:value-type="float">
            <text:p>-0.008797466</text:p>
          </table:table-cell>
          <table:table-cell office:value-type="float" office:value="-0.00608459" calcext:value-type="float">
            <text:p>-0.00608459</text:p>
          </table:table-cell>
          <table:table-cell office:value-type="float" office:value="328.7811" calcext:value-type="float">
            <text:p>328.7811</text:p>
          </table:table-cell>
          <table:table-cell office:value-type="float" office:value="0" calcext:value-type="float">
            <text:p>0</text:p>
          </table:table-cell>
          <table:table-cell office:value-type="float" office:value="-2.031711" calcext:value-type="float">
            <text:p>-2.031711</text:p>
          </table:table-cell>
          <table:table-cell office:value-type="float" office:value="0.002901148" calcext:value-type="float">
            <text:p>0.0029011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1383014" calcext:value-type="float">
            <text:p>-1.383014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0" calcext:value-type="float">
            <text:p>18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07630683" calcext:value-type="float">
            <text:p>-0.07630683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284" calcext:value-type="float">
            <text:p>1331.284</text:p>
          </table:table-cell>
          <table:table-cell office:value-type="float" office:value="9.607756" calcext:value-type="float">
            <text:p>9.607756</text:p>
          </table:table-cell>
          <table:table-cell office:value-type="float" office:value="363.7481" calcext:value-type="float">
            <text:p>363.7481</text:p>
          </table:table-cell>
          <table:table-cell office:value-type="float" office:value="0.1556609" calcext:value-type="float">
            <text:p>0.1556609</text:p>
          </table:table-cell>
          <table:table-cell office:value-type="float" office:value="0.1709416" calcext:value-type="float">
            <text:p>0.1709416</text:p>
          </table:table-cell>
          <table:table-cell office:value-type="float" office:value="0.183751" calcext:value-type="float">
            <text:p>0.183751</text:p>
          </table:table-cell>
          <table:table-cell office:value-type="float" office:value="0.1979471" calcext:value-type="float">
            <text:p>0.1979471</text:p>
          </table:table-cell>
          <table:table-cell office:value-type="float" office:value="0.2782913" calcext:value-type="float">
            <text:p>0.2782913</text:p>
          </table:table-cell>
          <table:table-cell office:value-type="float" office:value="0.2836709" calcext:value-type="float">
            <text:p>0.2836709</text:p>
          </table:table-cell>
          <table:table-cell office:value-type="float" office:value="0.3386682" calcext:value-type="float">
            <text:p>0.3386682</text:p>
          </table:table-cell>
          <table:table-cell office:value-type="float" office:value="0.3563343" calcext:value-type="float">
            <text:p>0.3563343</text:p>
          </table:table-cell>
          <table:table-cell office:value-type="float" office:value="0.3783902" calcext:value-type="float">
            <text:p>0.3783902</text:p>
          </table:table-cell>
          <table:table-cell office:value-type="float" office:value="0.3932305" calcext:value-type="float">
            <text:p>0.3932305</text:p>
          </table:table-cell>
          <table:table-cell office:value-type="float" office:value="0.4120876" calcext:value-type="float">
            <text:p>0.412087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9492" calcext:value-type="float">
            <text:p>0.3509492</text:p>
          </table:table-cell>
          <table:table-cell office:value-type="float" office:value="0.336178" calcext:value-type="float">
            <text:p>0.336178</text:p>
          </table:table-cell>
          <table:table-cell office:value-type="float" office:value="0.3234658" calcext:value-type="float">
            <text:p>0.3234658</text:p>
          </table:table-cell>
          <table:table-cell office:value-type="float" office:value="0.3093982" calcext:value-type="float">
            <text:p>0.3093982</text:p>
          </table:table-cell>
          <table:table-cell office:value-type="float" office:value="0.0700674" calcext:value-type="float">
            <text:p>0.07006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7240762" calcext:value-type="float">
            <text:p>7.240762E-05</text:p>
          </table:table-cell>
          <table:table-cell office:value-type="float" office:value="-1.123599" calcext:value-type="float">
            <text:p>-1.123599</text:p>
          </table:table-cell>
          <table:table-cell office:value-type="float" office:value="-0.6336914" calcext:value-type="float">
            <text:p>-0.6336914</text:p>
          </table:table-cell>
          <table:table-cell office:value-type="float" office:value="-0.4076298" calcext:value-type="float">
            <text:p>-0.4076298</text:p>
          </table:table-cell>
          <table:table-cell office:value-type="float" office:value="-0.2587351" calcext:value-type="float">
            <text:p>-0.2587351</text:p>
          </table:table-cell>
          <table:table-cell office:value-type="float" office:value="-0.03211078" calcext:value-type="float">
            <text:p>-0.03211078</text:p>
          </table:table-cell>
          <table:table-cell office:value-type="float" office:value="-0.02811902" calcext:value-type="float">
            <text:p>-0.02811902</text:p>
          </table:table-cell>
          <table:table-cell office:value-type="float" office:value="-0.02333027" calcext:value-type="float">
            <text:p>-0.02333027</text:p>
          </table:table-cell>
          <table:table-cell office:value-type="float" office:value="-0.01578747" calcext:value-type="float">
            <text:p>-0.01578747</text:p>
          </table:table-cell>
          <table:table-cell office:value-type="float" office:value="-0.008883727" calcext:value-type="float">
            <text:p>-0.008883727</text:p>
          </table:table-cell>
          <table:table-cell office:value-type="float" office:value="-0.006153176" calcext:value-type="float">
            <text:p>-0.006153176</text:p>
          </table:table-cell>
          <table:table-cell office:value-type="float" office:value="335.5643" calcext:value-type="float">
            <text:p>335.5643</text:p>
          </table:table-cell>
          <table:table-cell office:value-type="float" office:value="0" calcext:value-type="float">
            <text:p>0</text:p>
          </table:table-cell>
          <table:table-cell office:value-type="float" office:value="-1.697412" calcext:value-type="float">
            <text:p>-1.697412</text:p>
          </table:table-cell>
          <table:table-cell office:value-type="float" office:value="0.002922638" calcext:value-type="float">
            <text:p>0.00292263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2819579" calcext:value-type="float">
            <text:p>-2.819579E-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0" calcext:value-type="float">
            <text:p>19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01687707" calcext:value-type="float">
            <text:p>-0.0168770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633" calcext:value-type="float">
            <text:p>1331.633</text:p>
          </table:table-cell>
          <table:table-cell office:value-type="float" office:value="9.19938" calcext:value-type="float">
            <text:p>9.19938</text:p>
          </table:table-cell>
          <table:table-cell office:value-type="float" office:value="362.2729" calcext:value-type="float">
            <text:p>362.2729</text:p>
          </table:table-cell>
          <table:table-cell office:value-type="float" office:value="0.1550791" calcext:value-type="float">
            <text:p>0.1550791</text:p>
          </table:table-cell>
          <table:table-cell office:value-type="float" office:value="0.1693018" calcext:value-type="float">
            <text:p>0.1693018</text:p>
          </table:table-cell>
          <table:table-cell office:value-type="float" office:value="0.1826493" calcext:value-type="float">
            <text:p>0.1826493</text:p>
          </table:table-cell>
          <table:table-cell office:value-type="float" office:value="0.1979192" calcext:value-type="float">
            <text:p>0.1979192</text:p>
          </table:table-cell>
          <table:table-cell office:value-type="float" office:value="0.2779264" calcext:value-type="float">
            <text:p>0.2779264</text:p>
          </table:table-cell>
          <table:table-cell office:value-type="float" office:value="0.2833468" calcext:value-type="float">
            <text:p>0.2833468</text:p>
          </table:table-cell>
          <table:table-cell office:value-type="float" office:value="0.3384303" calcext:value-type="float">
            <text:p>0.3384303</text:p>
          </table:table-cell>
          <table:table-cell office:value-type="float" office:value="0.356246" calcext:value-type="float">
            <text:p>0.356246</text:p>
          </table:table-cell>
          <table:table-cell office:value-type="float" office:value="0.3786451" calcext:value-type="float">
            <text:p>0.3786451</text:p>
          </table:table-cell>
          <table:table-cell office:value-type="float" office:value="0.3935679" calcext:value-type="float">
            <text:p>0.3935679</text:p>
          </table:table-cell>
          <table:table-cell office:value-type="float" office:value="0.4120956" calcext:value-type="float">
            <text:p>0.412095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5239" calcext:value-type="float">
            <text:p>0.3515239</text:p>
          </table:table-cell>
          <table:table-cell office:value-type="float" office:value="0.337813" calcext:value-type="float">
            <text:p>0.337813</text:p>
          </table:table-cell>
          <table:table-cell office:value-type="float" office:value="0.3245665" calcext:value-type="float">
            <text:p>0.3245665</text:p>
          </table:table-cell>
          <table:table-cell office:value-type="float" office:value="0.309426" calcext:value-type="float">
            <text:p>0.309426</text:p>
          </table:table-cell>
          <table:table-cell office:value-type="float" office:value="0.07498957" calcext:value-type="float">
            <text:p>0.074989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817876" calcext:value-type="float">
            <text:p>6.817876E-05</text:p>
          </table:table-cell>
          <table:table-cell office:value-type="float" office:value="-1.151818" calcext:value-type="float">
            <text:p>-1.151818</text:p>
          </table:table-cell>
          <table:table-cell office:value-type="float" office:value="-0.6729949" calcext:value-type="float">
            <text:p>-0.6729949</text:p>
          </table:table-cell>
          <table:table-cell office:value-type="float" office:value="-0.4229348" calcext:value-type="float">
            <text:p>-0.4229348</text:p>
          </table:table-cell>
          <table:table-cell office:value-type="float" office:value="-0.2589014" calcext:value-type="float">
            <text:p>-0.2589014</text:p>
          </table:table-cell>
          <table:table-cell office:value-type="float" office:value="-0.03240284" calcext:value-type="float">
            <text:p>-0.03240284</text:p>
          </table:table-cell>
          <table:table-cell office:value-type="float" office:value="-0.02834261" calcext:value-type="float">
            <text:p>-0.02834261</text:p>
          </table:table-cell>
          <table:table-cell office:value-type="float" office:value="-0.02348874" calcext:value-type="float">
            <text:p>-0.02348874</text:p>
          </table:table-cell>
          <table:table-cell office:value-type="float" office:value="-0.01582508" calcext:value-type="float">
            <text:p>-0.01582508</text:p>
          </table:table-cell>
          <table:table-cell office:value-type="float" office:value="-0.008826328" calcext:value-type="float">
            <text:p>-0.008826328</text:p>
          </table:table-cell>
          <table:table-cell office:value-type="float" office:value="-0.006102573" calcext:value-type="float">
            <text:p>-0.006102573</text:p>
          </table:table-cell>
          <table:table-cell office:value-type="float" office:value="341.7323" calcext:value-type="float">
            <text:p>341.7323</text:p>
          </table:table-cell>
          <table:table-cell office:value-type="float" office:value="0" calcext:value-type="float">
            <text:p>0</text:p>
          </table:table-cell>
          <table:table-cell office:value-type="float" office:value="-2.468785" calcext:value-type="float">
            <text:p>-2.468785</text:p>
          </table:table-cell>
          <table:table-cell office:value-type="float" office:value="0.002945016" calcext:value-type="float">
            <text:p>0.00294501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2279412" calcext:value-type="float">
            <text:p>-2.279412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0" calcext:value-type="float">
            <text:p>20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05528158" calcext:value-type="float">
            <text:p>-0.05528158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92" calcext:value-type="float">
            <text:p>1331.92</text:p>
          </table:table-cell>
          <table:table-cell office:value-type="float" office:value="8.950616" calcext:value-type="float">
            <text:p>8.950616</text:p>
          </table:table-cell>
          <table:table-cell office:value-type="float" office:value="360.9103" calcext:value-type="float">
            <text:p>360.9103</text:p>
          </table:table-cell>
          <table:table-cell office:value-type="float" office:value="0.1563161" calcext:value-type="float">
            <text:p>0.1563161</text:p>
          </table:table-cell>
          <table:table-cell office:value-type="float" office:value="0.1696559" calcext:value-type="float">
            <text:p>0.1696559</text:p>
          </table:table-cell>
          <table:table-cell office:value-type="float" office:value="0.1822437" calcext:value-type="float">
            <text:p>0.1822437</text:p>
          </table:table-cell>
          <table:table-cell office:value-type="float" office:value="0.1976381" calcext:value-type="float">
            <text:p>0.1976381</text:p>
          </table:table-cell>
          <table:table-cell office:value-type="float" office:value="0.2774252" calcext:value-type="float">
            <text:p>0.2774252</text:p>
          </table:table-cell>
          <table:table-cell office:value-type="float" office:value="0.2829684" calcext:value-type="float">
            <text:p>0.2829684</text:p>
          </table:table-cell>
          <table:table-cell office:value-type="float" office:value="0.3381869" calcext:value-type="float">
            <text:p>0.3381869</text:p>
          </table:table-cell>
          <table:table-cell office:value-type="float" office:value="0.3561448" calcext:value-type="float">
            <text:p>0.3561448</text:p>
          </table:table-cell>
          <table:table-cell office:value-type="float" office:value="0.3787358" calcext:value-type="float">
            <text:p>0.3787358</text:p>
          </table:table-cell>
          <table:table-cell office:value-type="float" office:value="0.3937049" calcext:value-type="float">
            <text:p>0.3937049</text:p>
          </table:table-cell>
          <table:table-cell office:value-type="float" office:value="0.4120852" calcext:value-type="float">
            <text:p>0.4120852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2854" calcext:value-type="float">
            <text:p>0.3502854</text:p>
          </table:table-cell>
          <table:table-cell office:value-type="float" office:value="0.3374568" calcext:value-type="float">
            <text:p>0.3374568</text:p>
          </table:table-cell>
          <table:table-cell office:value-type="float" office:value="0.3249711" calcext:value-type="float">
            <text:p>0.3249711</text:p>
          </table:table-cell>
          <table:table-cell office:value-type="float" office:value="0.3097058" calcext:value-type="float">
            <text:p>0.3097058</text:p>
          </table:table-cell>
          <table:table-cell office:value-type="float" office:value="0.08014739" calcext:value-type="float">
            <text:p>0.080147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6135111" calcext:value-type="float">
            <text:p>6.135111E-05</text:p>
          </table:table-cell>
          <table:table-cell office:value-type="float" office:value="-1.097988" calcext:value-type="float">
            <text:p>-1.097988</text:p>
          </table:table-cell>
          <table:table-cell office:value-type="float" office:value="-0.6647837" calcext:value-type="float">
            <text:p>-0.6647837</text:p>
          </table:table-cell>
          <table:table-cell office:value-type="float" office:value="-0.4288509" calcext:value-type="float">
            <text:p>-0.4288509</text:p>
          </table:table-cell>
          <table:table-cell office:value-type="float" office:value="-0.261168" calcext:value-type="float">
            <text:p>-0.261168</text:p>
          </table:table-cell>
          <table:table-cell office:value-type="float" office:value="-0.03280943" calcext:value-type="float">
            <text:p>-0.03280943</text:p>
          </table:table-cell>
          <table:table-cell office:value-type="float" office:value="-0.02860588" calcext:value-type="float">
            <text:p>-0.02860588</text:p>
          </table:table-cell>
          <table:table-cell office:value-type="float" office:value="-0.02365197" calcext:value-type="float">
            <text:p>-0.02365197</text:p>
          </table:table-cell>
          <table:table-cell office:value-type="float" office:value="-0.01586827" calcext:value-type="float">
            <text:p>-0.01586827</text:p>
          </table:table-cell>
          <table:table-cell office:value-type="float" office:value="-0.008806019" calcext:value-type="float">
            <text:p>-0.008806019</text:p>
          </table:table-cell>
          <table:table-cell office:value-type="float" office:value="-0.006082243" calcext:value-type="float">
            <text:p>-0.006082243</text:p>
          </table:table-cell>
          <table:table-cell office:value-type="float" office:value="348.0655" calcext:value-type="float">
            <text:p>348.0655</text:p>
          </table:table-cell>
          <table:table-cell office:value-type="float" office:value="0" calcext:value-type="float">
            <text:p>0</text:p>
          </table:table-cell>
          <table:table-cell office:value-type="float" office:value="-2.533699" calcext:value-type="float">
            <text:p>-2.533699</text:p>
          </table:table-cell>
          <table:table-cell office:value-type="float" office:value="0.002960097" calcext:value-type="float">
            <text:p>0.00296009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1674052" calcext:value-type="float">
            <text:p>-1.674052E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0" calcext:value-type="float">
            <text:p>21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1393732" calcext:value-type="float">
            <text:p>-0.139373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2.146" calcext:value-type="float">
            <text:p>1332.146</text:p>
          </table:table-cell>
          <table:table-cell office:value-type="float" office:value="8.808636" calcext:value-type="float">
            <text:p>8.808636</text:p>
          </table:table-cell>
          <table:table-cell office:value-type="float" office:value="359.6526" calcext:value-type="float">
            <text:p>359.6526</text:p>
          </table:table-cell>
          <table:table-cell office:value-type="float" office:value="0.1582725" calcext:value-type="float">
            <text:p>0.1582725</text:p>
          </table:table-cell>
          <table:table-cell office:value-type="float" office:value="0.1710291" calcext:value-type="float">
            <text:p>0.1710291</text:p>
          </table:table-cell>
          <table:table-cell office:value-type="float" office:value="0.1827177" calcext:value-type="float">
            <text:p>0.1827177</text:p>
          </table:table-cell>
          <table:table-cell office:value-type="float" office:value="0.1976814" calcext:value-type="float">
            <text:p>0.1976814</text:p>
          </table:table-cell>
          <table:table-cell office:value-type="float" office:value="0.276777" calcext:value-type="float">
            <text:p>0.276777</text:p>
          </table:table-cell>
          <table:table-cell office:value-type="float" office:value="0.2822029" calcext:value-type="float">
            <text:p>0.2822029</text:p>
          </table:table-cell>
          <table:table-cell office:value-type="float" office:value="0.3379939" calcext:value-type="float">
            <text:p>0.3379939</text:p>
          </table:table-cell>
          <table:table-cell office:value-type="float" office:value="0.3561029" calcext:value-type="float">
            <text:p>0.3561029</text:p>
          </table:table-cell>
          <table:table-cell office:value-type="float" office:value="0.378713" calcext:value-type="float">
            <text:p>0.378713</text:p>
          </table:table-cell>
          <table:table-cell office:value-type="float" office:value="0.3936969" calcext:value-type="float">
            <text:p>0.3936969</text:p>
          </table:table-cell>
          <table:table-cell office:value-type="float" office:value="0.4120792" calcext:value-type="float">
            <text:p>0.412079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3291" calcext:value-type="float">
            <text:p>0.3483291</text:p>
          </table:table-cell>
          <table:table-cell office:value-type="float" office:value="0.3360838" calcext:value-type="float">
            <text:p>0.3360838</text:p>
          </table:table-cell>
          <table:table-cell office:value-type="float" office:value="0.3244964" calcext:value-type="float">
            <text:p>0.3244964</text:p>
          </table:table-cell>
          <table:table-cell office:value-type="float" office:value="0.3096616" calcext:value-type="float">
            <text:p>0.3096616</text:p>
          </table:table-cell>
          <table:table-cell office:value-type="float" office:value="0.08540549" calcext:value-type="float">
            <text:p>0.085405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5506047" calcext:value-type="float">
            <text:p>5.506047E-05</text:p>
          </table:table-cell>
          <table:table-cell office:value-type="float" office:value="-1.017172" calcext:value-type="float">
            <text:p>-1.017172</text:p>
          </table:table-cell>
          <table:table-cell office:value-type="float" office:value="-0.6328171" calcext:value-type="float">
            <text:p>-0.6328171</text:p>
          </table:table-cell>
          <table:table-cell office:value-type="float" office:value="-0.4221872" calcext:value-type="float">
            <text:p>-0.4221872</text:p>
          </table:table-cell>
          <table:table-cell office:value-type="float" office:value="-0.2608578" calcext:value-type="float">
            <text:p>-0.2608578</text:p>
          </table:table-cell>
          <table:table-cell office:value-type="float" office:value="-0.0333037" calcext:value-type="float">
            <text:p>-0.0333037</text:p>
          </table:table-cell>
          <table:table-cell office:value-type="float" office:value="-0.02914562" calcext:value-type="float">
            <text:p>-0.02914562</text:p>
          </table:table-cell>
          <table:table-cell office:value-type="float" office:value="-0.02378258" calcext:value-type="float">
            <text:p>-0.02378258</text:p>
          </table:table-cell>
          <table:table-cell office:value-type="float" office:value="-0.01588666" calcext:value-type="float">
            <text:p>-0.01588666</text:p>
          </table:table-cell>
          <table:table-cell office:value-type="float" office:value="-0.008811118" calcext:value-type="float">
            <text:p>-0.008811118</text:p>
          </table:table-cell>
          <table:table-cell office:value-type="float" office:value="-0.006083427" calcext:value-type="float">
            <text:p>-0.006083427</text:p>
          </table:table-cell>
          <table:table-cell office:value-type="float" office:value="354.5082" calcext:value-type="float">
            <text:p>354.5082</text:p>
          </table:table-cell>
          <table:table-cell office:value-type="float" office:value="0" calcext:value-type="float">
            <text:p>0</text:p>
          </table:table-cell>
          <table:table-cell office:value-type="float" office:value="-2.459749" calcext:value-type="float">
            <text:p>-2.459749</text:p>
          </table:table-cell>
          <table:table-cell office:value-type="float" office:value="0.002969505" calcext:value-type="float">
            <text:p>0.00296950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1280569" calcext:value-type="float">
            <text:p>-1.280569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0" calcext:value-type="float">
            <text:p>22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1779427" calcext:value-type="float">
            <text:p>-0.177942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2.23" calcext:value-type="float">
            <text:p>1332.23</text:p>
          </table:table-cell>
          <table:table-cell office:value-type="float" office:value="8.763659" calcext:value-type="float">
            <text:p>8.763659</text:p>
          </table:table-cell>
          <table:table-cell office:value-type="float" office:value="358.1574" calcext:value-type="float">
            <text:p>358.1574</text:p>
          </table:table-cell>
          <table:table-cell office:value-type="float" office:value="0.1599936" calcext:value-type="float">
            <text:p>0.1599936</text:p>
          </table:table-cell>
          <table:table-cell office:value-type="float" office:value="0.1723348" calcext:value-type="float">
            <text:p>0.1723348</text:p>
          </table:table-cell>
          <table:table-cell office:value-type="float" office:value="0.1835572" calcext:value-type="float">
            <text:p>0.1835572</text:p>
          </table:table-cell>
          <table:table-cell office:value-type="float" office:value="0.1981195" calcext:value-type="float">
            <text:p>0.1981195</text:p>
          </table:table-cell>
          <table:table-cell office:value-type="float" office:value="0.2760937" calcext:value-type="float">
            <text:p>0.2760937</text:p>
          </table:table-cell>
          <table:table-cell office:value-type="float" office:value="0.281547" calcext:value-type="float">
            <text:p>0.281547</text:p>
          </table:table-cell>
          <table:table-cell office:value-type="float" office:value="0.3377133" calcext:value-type="float">
            <text:p>0.3377133</text:p>
          </table:table-cell>
          <table:table-cell office:value-type="float" office:value="0.3560775" calcext:value-type="float">
            <text:p>0.3560775</text:p>
          </table:table-cell>
          <table:table-cell office:value-type="float" office:value="0.3785854" calcext:value-type="float">
            <text:p>0.3785854</text:p>
          </table:table-cell>
          <table:table-cell office:value-type="float" office:value="0.3935519" calcext:value-type="float">
            <text:p>0.3935519</text:p>
          </table:table-cell>
          <table:table-cell office:value-type="float" office:value="0.4120821" calcext:value-type="float">
            <text:p>0.412082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6068" calcext:value-type="float">
            <text:p>0.3466068</text:p>
          </table:table-cell>
          <table:table-cell office:value-type="float" office:value="0.3347768" calcext:value-type="float">
            <text:p>0.3347768</text:p>
          </table:table-cell>
          <table:table-cell office:value-type="float" office:value="0.3236565" calcext:value-type="float">
            <text:p>0.3236565</text:p>
          </table:table-cell>
          <table:table-cell office:value-type="float" office:value="0.3092226" calcext:value-type="float">
            <text:p>0.3092226</text:p>
          </table:table-cell>
          <table:table-cell office:value-type="float" office:value="0.0905963" calcext:value-type="float">
            <text:p>0.09059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896755" calcext:value-type="float">
            <text:p>4.896755E-05</text:p>
          </table:table-cell>
          <table:table-cell office:value-type="float" office:value="-0.9526443" calcext:value-type="float">
            <text:p>-0.9526443</text:p>
          </table:table-cell>
          <table:table-cell office:value-type="float" office:value="-0.6041735" calcext:value-type="float">
            <text:p>-0.6041735</text:p>
          </table:table-cell>
          <table:table-cell office:value-type="float" office:value="-0.4105642" calcext:value-type="float">
            <text:p>-0.4105642</text:p>
          </table:table-cell>
          <table:table-cell office:value-type="float" office:value="-0.2573783" calcext:value-type="float">
            <text:p>-0.2573783</text:p>
          </table:table-cell>
          <table:table-cell office:value-type="float" office:value="-0.03381158" calcext:value-type="float">
            <text:p>-0.03381158</text:p>
          </table:table-cell>
          <table:table-cell office:value-type="float" office:value="-0.02962095" calcext:value-type="float">
            <text:p>-0.02962095</text:p>
          </table:table-cell>
          <table:table-cell office:value-type="float" office:value="-0.02397315" calcext:value-type="float">
            <text:p>-0.02397315</text:p>
          </table:table-cell>
          <table:table-cell office:value-type="float" office:value="-0.0158974" calcext:value-type="float">
            <text:p>-0.0158974</text:p>
          </table:table-cell>
          <table:table-cell office:value-type="float" office:value="-0.008839697" calcext:value-type="float">
            <text:p>-0.008839697</text:p>
          </table:table-cell>
          <table:table-cell office:value-type="float" office:value="-0.006104965" calcext:value-type="float">
            <text:p>-0.006104965</text:p>
          </table:table-cell>
          <table:table-cell office:value-type="float" office:value="361.0483" calcext:value-type="float">
            <text:p>361.0483</text:p>
          </table:table-cell>
          <table:table-cell office:value-type="float" office:value="0" calcext:value-type="float">
            <text:p>0</text:p>
          </table:table-cell>
          <table:table-cell office:value-type="float" office:value="-2.539376" calcext:value-type="float">
            <text:p>-2.539376</text:p>
          </table:table-cell>
          <table:table-cell office:value-type="float" office:value="0.002976068" calcext:value-type="float">
            <text:p>0.00297606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0.00000007380731" calcext:value-type="float">
            <text:p>-7.380731E-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0" calcext:value-type="float">
            <text:p>23022000</text:p>
          </table:table-cell>
          <table:table-cell office:value-type="float" office:value="98.9" calcext:value-type="float">
            <text:p>98.9</text:p>
          </table:table-cell>
          <table:table-cell office:value-type="float" office:value="-0.3342302" calcext:value-type="float">
            <text:p>-0.334230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2.315" calcext:value-type="float">
            <text:p>1332.315</text:p>
          </table:table-cell>
          <table:table-cell office:value-type="float" office:value="8.835355" calcext:value-type="float">
            <text:p>8.835355</text:p>
          </table:table-cell>
          <table:table-cell office:value-type="float" office:value="353.7772" calcext:value-type="float">
            <text:p>353.7772</text:p>
          </table:table-cell>
          <table:table-cell office:value-type="float" office:value="0.1680601" calcext:value-type="float">
            <text:p>0.1680601</text:p>
          </table:table-cell>
          <table:table-cell office:value-type="float" office:value="0.176502" calcext:value-type="float">
            <text:p>0.176502</text:p>
          </table:table-cell>
          <table:table-cell office:value-type="float" office:value="0.1854639" calcext:value-type="float">
            <text:p>0.1854639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2754282" calcext:value-type="float">
            <text:p>0.2754282</text:p>
          </table:table-cell>
          <table:table-cell office:value-type="float" office:value="0.2809842" calcext:value-type="float">
            <text:p>0.2809842</text:p>
          </table:table-cell>
          <table:table-cell office:value-type="float" office:value="0.3373846" calcext:value-type="float">
            <text:p>0.3373846</text:p>
          </table:table-cell>
          <table:table-cell office:value-type="float" office:value="0.3560274" calcext:value-type="float">
            <text:p>0.3560274</text:p>
          </table:table-cell>
          <table:table-cell office:value-type="float" office:value="0.3783452" calcext:value-type="float">
            <text:p>0.3783452</text:p>
          </table:table-cell>
          <table:table-cell office:value-type="float" office:value="0.39327" calcext:value-type="float">
            <text:p>0.39327</text:p>
          </table:table-cell>
          <table:table-cell office:value-type="float" office:value="0.4120722" calcext:value-type="float">
            <text:p>0.412072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5322" calcext:value-type="float">
            <text:p>0.3385322</text:p>
          </table:table-cell>
          <table:table-cell office:value-type="float" office:value="0.3306008" calcext:value-type="float">
            <text:p>0.3306008</text:p>
          </table:table-cell>
          <table:table-cell office:value-type="float" office:value="0.3217456" calcext:value-type="float">
            <text:p>0.3217456</text:p>
          </table:table-cell>
          <table:table-cell office:value-type="float" office:value="0.308184" calcext:value-type="float">
            <text:p>0.308184</text:p>
          </table:table-cell>
          <table:table-cell office:value-type="float" office:value="0.09552133" calcext:value-type="float">
            <text:p>0.095521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4326804" calcext:value-type="float">
            <text:p>4.326804E-05</text:p>
          </table:table-cell>
          <table:table-cell office:value-type="float" office:value="-0.707159" calcext:value-type="float">
            <text:p>-0.707159</text:p>
          </table:table-cell>
          <table:table-cell office:value-type="float" office:value="-0.5228503" calcext:value-type="float">
            <text:p>-0.5228503</text:p>
          </table:table-cell>
          <table:table-cell office:value-type="float" office:value="-0.3856775" calcext:value-type="float">
            <text:p>-0.3856775</text:p>
          </table:table-cell>
          <table:table-cell office:value-type="float" office:value="-0.2493945" calcext:value-type="float">
            <text:p>-0.2493945</text:p>
          </table:table-cell>
          <table:table-cell office:value-type="float" office:value="-0.03431457" calcext:value-type="float">
            <text:p>-0.03431457</text:p>
          </table:table-cell>
          <table:table-cell office:value-type="float" office:value="-0.03003502" calcext:value-type="float">
            <text:p>-0.03003502</text:p>
          </table:table-cell>
          <table:table-cell office:value-type="float" office:value="-0.02419895" calcext:value-type="float">
            <text:p>-0.02419895</text:p>
          </table:table-cell>
          <table:table-cell office:value-type="float" office:value="-0.01591877" calcext:value-type="float">
            <text:p>-0.01591877</text:p>
          </table:table-cell>
          <table:table-cell office:value-type="float" office:value="-0.008893861" calcext:value-type="float">
            <text:p>-0.008893861</text:p>
          </table:table-cell>
          <table:table-cell office:value-type="float" office:value="-0.006147234" calcext:value-type="float">
            <text:p>-0.006147234</text:p>
          </table:table-cell>
          <table:table-cell office:value-type="float" office:value="367.71" calcext:value-type="float">
            <text:p>367.71</text:p>
          </table:table-cell>
          <table:table-cell office:value-type="float" office:value="0" calcext:value-type="float">
            <text:p>0</text:p>
          </table:table-cell>
          <table:table-cell office:value-type="float" office:value="-2.108376" calcext:value-type="float">
            <text:p>-2.108376</text:p>
          </table:table-cell>
          <table:table-cell office:value-type="float" office:value="0.002966756" calcext:value-type="float">
            <text:p>0.00296675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1830049" calcext:value-type="float">
            <text:p>1.830049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0" calcext:value-type="float">
            <text:p>24022000</text:p>
          </table:table-cell>
          <table:table-cell office:value-type="float" office:value="102.8999" calcext:value-type="float">
            <text:p>102.8999</text:p>
          </table:table-cell>
          <table:table-cell office:value-type="float" office:value="-0.6161965" calcext:value-type="float">
            <text:p>-0.616196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6.473" calcext:value-type="float">
            <text:p>1336.473</text:p>
          </table:table-cell>
          <table:table-cell office:value-type="float" office:value="8.959739" calcext:value-type="float">
            <text:p>8.959739</text:p>
          </table:table-cell>
          <table:table-cell office:value-type="float" office:value="352.5826" calcext:value-type="float">
            <text:p>352.5826</text:p>
          </table:table-cell>
          <table:table-cell office:value-type="float" office:value="0.184385" calcext:value-type="float">
            <text:p>0.184385</text:p>
          </table:table-cell>
          <table:table-cell office:value-type="float" office:value="0.1846355" calcext:value-type="float">
            <text:p>0.1846355</text:p>
          </table:table-cell>
          <table:table-cell office:value-type="float" office:value="0.1893745" calcext:value-type="float">
            <text:p>0.1893745</text:p>
          </table:table-cell>
          <table:table-cell office:value-type="float" office:value="0.2013986" calcext:value-type="float">
            <text:p>0.2013986</text:p>
          </table:table-cell>
          <table:table-cell office:value-type="float" office:value="0.2751372" calcext:value-type="float">
            <text:p>0.2751372</text:p>
          </table:table-cell>
          <table:table-cell office:value-type="float" office:value="0.2813813" calcext:value-type="float">
            <text:p>0.2813813</text:p>
          </table:table-cell>
          <table:table-cell office:value-type="float" office:value="0.3486294" calcext:value-type="float">
            <text:p>0.3486294</text:p>
          </table:table-cell>
          <table:table-cell office:value-type="float" office:value="0.3560227" calcext:value-type="float">
            <text:p>0.3560227</text:p>
          </table:table-cell>
          <table:table-cell office:value-type="float" office:value="0.3780867" calcext:value-type="float">
            <text:p>0.3780867</text:p>
          </table:table-cell>
          <table:table-cell office:value-type="float" office:value="0.3929631" calcext:value-type="float">
            <text:p>0.3929631</text:p>
          </table:table-cell>
          <table:table-cell office:value-type="float" office:value="0.4120663" calcext:value-type="float">
            <text:p>0.4120663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4771331" calcext:value-type="float">
            <text:p>4.771331E-05</text:p>
          </table:table-cell>
          <table:table-cell office:value-type="float" office:value="0.3222239" calcext:value-type="float">
            <text:p>0.3222239</text:p>
          </table:table-cell>
          <table:table-cell office:value-type="float" office:value="0.3224753" calcext:value-type="float">
            <text:p>0.3224753</text:p>
          </table:table-cell>
          <table:table-cell office:value-type="float" office:value="0.3177593" calcext:value-type="float">
            <text:p>0.3177593</text:p>
          </table:table-cell>
          <table:table-cell office:value-type="float" office:value="0.3059374" calcext:value-type="float">
            <text:p>0.3059374</text:p>
          </table:table-cell>
          <table:table-cell office:value-type="float" office:value="0.09975257" calcext:value-type="float">
            <text:p>0.099752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854252" calcext:value-type="float">
            <text:p>3.854252E-05</text:p>
          </table:table-cell>
          <table:table-cell office:value-type="float" office:value="-0.4020806" calcext:value-type="float">
            <text:p>-0.4020806</text:p>
          </table:table-cell>
          <table:table-cell office:value-type="float" office:value="-0.3973686" calcext:value-type="float">
            <text:p>-0.3973686</text:p>
          </table:table-cell>
          <table:table-cell office:value-type="float" office:value="-0.3397065" calcext:value-type="float">
            <text:p>-0.3397065</text:p>
          </table:table-cell>
          <table:table-cell office:value-type="float" office:value="-0.2329648" calcext:value-type="float">
            <text:p>-0.2329648</text:p>
          </table:table-cell>
          <table:table-cell office:value-type="float" office:value="-0.03454691" calcext:value-type="float">
            <text:p>-0.03454691</text:p>
          </table:table-cell>
          <table:table-cell office:value-type="float" office:value="-0.02981545" calcext:value-type="float">
            <text:p>-0.02981545</text:p>
          </table:table-cell>
          <table:table-cell office:value-type="float" office:value="-0.01791044" calcext:value-type="float">
            <text:p>-0.01791044</text:p>
          </table:table-cell>
          <table:table-cell office:value-type="float" office:value="-0.0159242" calcext:value-type="float">
            <text:p>-0.0159242</text:p>
          </table:table-cell>
          <table:table-cell office:value-type="float" office:value="-0.008952456" calcext:value-type="float">
            <text:p>-0.008952456</text:p>
          </table:table-cell>
          <table:table-cell office:value-type="float" office:value="-0.006193445" calcext:value-type="float">
            <text:p>-0.006193445</text:p>
          </table:table-cell>
          <table:table-cell office:value-type="float" office:value="374.4106" calcext:value-type="float">
            <text:p>374.410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977157" calcext:value-type="float">
            <text:p>0.00297715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4817827" calcext:value-type="float">
            <text:p>4.817827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106.2999" calcext:value-type="float">
            <text:p>106.2999</text:p>
          </table:table-cell>
          <table:table-cell office:value-type="float" office:value="-0.5700322" calcext:value-type="float">
            <text:p>-0.570032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40.176" calcext:value-type="float">
            <text:p>1340.176</text:p>
          </table:table-cell>
          <table:table-cell office:value-type="float" office:value="8.610229" calcext:value-type="float">
            <text:p>8.610229</text:p>
          </table:table-cell>
          <table:table-cell office:value-type="float" office:value="351.3719" calcext:value-type="float">
            <text:p>351.3719</text:p>
          </table:table-cell>
          <table:table-cell office:value-type="float" office:value="0.1973356" calcext:value-type="float">
            <text:p>0.1973356</text:p>
          </table:table-cell>
          <table:table-cell office:value-type="float" office:value="0.1927806" calcext:value-type="float">
            <text:p>0.1927806</text:p>
          </table:table-cell>
          <table:table-cell office:value-type="float" office:value="0.1944728" calcext:value-type="float">
            <text:p>0.1944728</text:p>
          </table:table-cell>
          <table:table-cell office:value-type="float" office:value="0.2048085" calcext:value-type="float">
            <text:p>0.2048085</text:p>
          </table:table-cell>
          <table:table-cell office:value-type="float" office:value="0.2820671" calcext:value-type="float">
            <text:p>0.2820671</text:p>
          </table:table-cell>
          <table:table-cell office:value-type="float" office:value="0.2950033" calcext:value-type="float">
            <text:p>0.2950033</text:p>
          </table:table-cell>
          <table:table-cell office:value-type="float" office:value="0.3591604" calcext:value-type="float">
            <text:p>0.3591604</text:p>
          </table:table-cell>
          <table:table-cell office:value-type="float" office:value="0.3568256" calcext:value-type="float">
            <text:p>0.3568256</text:p>
          </table:table-cell>
          <table:table-cell office:value-type="float" office:value="0.3785805" calcext:value-type="float">
            <text:p>0.3785805</text:p>
          </table:table-cell>
          <table:table-cell office:value-type="float" office:value="0.3935683" calcext:value-type="float">
            <text:p>0.3935683</text:p>
          </table:table-cell>
          <table:table-cell office:value-type="float" office:value="0.4120739" calcext:value-type="float">
            <text:p>0.412073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4814" calcext:value-type="float">
            <text:p>0.3084814</text:p>
          </table:table-cell>
          <table:table-cell office:value-type="float" office:value="0.3143365" calcext:value-type="float">
            <text:p>0.3143365</text:p>
          </table:table-cell>
          <table:table-cell office:value-type="float" office:value="0.3127394" calcext:value-type="float">
            <text:p>0.3127394</text:p>
          </table:table-cell>
          <table:table-cell office:value-type="float" office:value="0.3025295" calcext:value-type="float">
            <text:p>0.3025295</text:p>
          </table:table-cell>
          <table:table-cell office:value-type="float" office:value="0.1030558" calcext:value-type="float">
            <text:p>0.10305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769947" calcext:value-type="float">
            <text:p>3.769947E-05</text:p>
          </table:table-cell>
          <table:table-cell office:value-type="float" office:value="-0.2643289" calcext:value-type="float">
            <text:p>-0.2643289</text:p>
          </table:table-cell>
          <table:table-cell office:value-type="float" office:value="-0.3047981" calcext:value-type="float">
            <text:p>-0.3047981</text:p>
          </table:table-cell>
          <table:table-cell office:value-type="float" office:value="-0.2887312" calcext:value-type="float">
            <text:p>-0.2887312</text:p>
          </table:table-cell>
          <table:table-cell office:value-type="float" office:value="-0.2102863" calcext:value-type="float">
            <text:p>-0.2102863</text:p>
          </table:table-cell>
          <table:table-cell office:value-type="float" office:value="-0.02932837" calcext:value-type="float">
            <text:p>-0.02932837</text:p>
          </table:table-cell>
          <table:table-cell office:value-type="float" office:value="-0.02146133" calcext:value-type="float">
            <text:p>-0.02146133</text:p>
          </table:table-cell>
          <table:table-cell office:value-type="float" office:value="-0.0131921" calcext:value-type="float">
            <text:p>-0.0131921</text:p>
          </table:table-cell>
          <table:table-cell office:value-type="float" office:value="-0.01557937" calcext:value-type="float">
            <text:p>-0.01557937</text:p>
          </table:table-cell>
          <table:table-cell office:value-type="float" office:value="-0.008840898" calcext:value-type="float">
            <text:p>-0.008840898</text:p>
          </table:table-cell>
          <table:table-cell office:value-type="float" office:value="-0.006102503" calcext:value-type="float">
            <text:p>-0.006102503</text:p>
          </table:table-cell>
          <table:table-cell office:value-type="float" office:value="380.6024" calcext:value-type="float">
            <text:p>380.6024</text:p>
          </table:table-cell>
          <table:table-cell office:value-type="float" office:value="0" calcext:value-type="float">
            <text:p>0</text:p>
          </table:table-cell>
          <table:table-cell office:value-type="float" office:value="-0.8707879" calcext:value-type="float">
            <text:p>-0.8707879</text:p>
          </table:table-cell>
          <table:table-cell office:value-type="float" office:value="0.002889062" calcext:value-type="float">
            <text:p>0.00288906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406988" calcext:value-type="float">
            <text:p>4.06988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0" calcext:value-type="float">
            <text:p>26022000</text:p>
          </table:table-cell>
          <table:table-cell office:value-type="float" office:value="106.2999" calcext:value-type="float">
            <text:p>106.2999</text:p>
          </table:table-cell>
          <table:table-cell office:value-type="float" office:value="-0.7796424" calcext:value-type="float">
            <text:p>-0.779642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9.981" calcext:value-type="float">
            <text:p>1339.981</text:p>
          </table:table-cell>
          <table:table-cell office:value-type="float" office:value="9.015018" calcext:value-type="float">
            <text:p>9.015018</text:p>
          </table:table-cell>
          <table:table-cell office:value-type="float" office:value="342.7656" calcext:value-type="float">
            <text:p>342.7656</text:p>
          </table:table-cell>
          <table:table-cell office:value-type="float" office:value="0.206644" calcext:value-type="float">
            <text:p>0.206644</text:p>
          </table:table-cell>
          <table:table-cell office:value-type="float" office:value="0.1988126" calcext:value-type="float">
            <text:p>0.1988126</text:p>
          </table:table-cell>
          <table:table-cell office:value-type="float" office:value="0.1990995" calcext:value-type="float">
            <text:p>0.1990995</text:p>
          </table:table-cell>
          <table:table-cell office:value-type="float" office:value="0.2086757" calcext:value-type="float">
            <text:p>0.2086757</text:p>
          </table:table-cell>
          <table:table-cell office:value-type="float" office:value="0.2927055" calcext:value-type="float">
            <text:p>0.2927055</text:p>
          </table:table-cell>
          <table:table-cell office:value-type="float" office:value="0.3073432" calcext:value-type="float">
            <text:p>0.3073432</text:p>
          </table:table-cell>
          <table:table-cell office:value-type="float" office:value="0.3742205" calcext:value-type="float">
            <text:p>0.3742205</text:p>
          </table:table-cell>
          <table:table-cell office:value-type="float" office:value="0.3572302" calcext:value-type="float">
            <text:p>0.3572302</text:p>
          </table:table-cell>
          <table:table-cell office:value-type="float" office:value="0.3783748" calcext:value-type="float">
            <text:p>0.3783748</text:p>
          </table:table-cell>
          <table:table-cell office:value-type="float" office:value="0.393285" calcext:value-type="float">
            <text:p>0.393285</text:p>
          </table:table-cell>
          <table:table-cell office:value-type="float" office:value="0.4120712" calcext:value-type="float">
            <text:p>0.41207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5133" calcext:value-type="float">
            <text:p>0.2995133</text:p>
          </table:table-cell>
          <table:table-cell office:value-type="float" office:value="0.3083037" calcext:value-type="float">
            <text:p>0.3083037</text:p>
          </table:table-cell>
          <table:table-cell office:value-type="float" office:value="0.3081136" calcext:value-type="float">
            <text:p>0.3081136</text:p>
          </table:table-cell>
          <table:table-cell office:value-type="float" office:value="0.298663" calcext:value-type="float">
            <text:p>0.298663</text:p>
          </table:table-cell>
          <table:table-cell office:value-type="float" office:value="0.1056287" calcext:value-type="float">
            <text:p>0.1056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600175" calcext:value-type="float">
            <text:p>3.600175E-05</text:p>
          </table:table-cell>
          <table:table-cell office:value-type="float" office:value="-0.1992174" calcext:value-type="float">
            <text:p>-0.1992174</text:p>
          </table:table-cell>
          <table:table-cell office:value-type="float" office:value="-0.2523491" calcext:value-type="float">
            <text:p>-0.2523491</text:p>
          </table:table-cell>
          <table:table-cell office:value-type="float" office:value="-0.2500244" calcext:value-type="float">
            <text:p>-0.2500244</text:p>
          </table:table-cell>
          <table:table-cell office:value-type="float" office:value="-0.1875657" calcext:value-type="float">
            <text:p>-0.1875657</text:p>
          </table:table-cell>
          <table:table-cell office:value-type="float" office:value="-0.02272381" calcext:value-type="float">
            <text:p>-0.02272381</text:p>
          </table:table-cell>
          <table:table-cell office:value-type="float" office:value="-0.01618825" calcext:value-type="float">
            <text:p>-0.01618825</text:p>
          </table:table-cell>
          <table:table-cell office:value-type="float" office:value="-0.008851815" calcext:value-type="float">
            <text:p>-0.008851815</text:p>
          </table:table-cell>
          <table:table-cell office:value-type="float" office:value="-0.01542206" calcext:value-type="float">
            <text:p>-0.01542206</text:p>
          </table:table-cell>
          <table:table-cell office:value-type="float" office:value="-0.008897785" calcext:value-type="float">
            <text:p>-0.008897785</text:p>
          </table:table-cell>
          <table:table-cell office:value-type="float" office:value="-0.006153716" calcext:value-type="float">
            <text:p>-0.006153716</text:p>
          </table:table-cell>
          <table:table-cell office:value-type="float" office:value="387.567" calcext:value-type="float">
            <text:p>387.567</text:p>
          </table:table-cell>
          <table:table-cell office:value-type="float" office:value="0" calcext:value-type="float">
            <text:p>0</text:p>
          </table:table-cell>
          <table:table-cell office:value-type="float" office:value="-0.6142555" calcext:value-type="float">
            <text:p>-0.6142555</text:p>
          </table:table-cell>
          <table:table-cell office:value-type="float" office:value="0.002849233" calcext:value-type="float">
            <text:p>0.0028492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3923196" calcext:value-type="float">
            <text:p>3.923196E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0" calcext:value-type="float">
            <text:p>27022000</text:p>
          </table:table-cell>
          <table:table-cell office:value-type="float" office:value="106.2999" calcext:value-type="float">
            <text:p>106.2999</text:p>
          </table:table-cell>
          <table:table-cell office:value-type="float" office:value="-1.28646" calcext:value-type="float">
            <text:p>-1.2864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40.083" calcext:value-type="float">
            <text:p>1340.083</text:p>
          </table:table-cell>
          <table:table-cell office:value-type="float" office:value="9.420084" calcext:value-type="float">
            <text:p>9.420084</text:p>
          </table:table-cell>
          <table:table-cell office:value-type="float" office:value="329.0619" calcext:value-type="float">
            <text:p>329.0619</text:p>
          </table:table-cell>
          <table:table-cell office:value-type="float" office:value="0.2145983" calcext:value-type="float">
            <text:p>0.2145983</text:p>
          </table:table-cell>
          <table:table-cell office:value-type="float" office:value="0.2039987" calcext:value-type="float">
            <text:p>0.2039987</text:p>
          </table:table-cell>
          <table:table-cell office:value-type="float" office:value="0.2033604" calcext:value-type="float">
            <text:p>0.2033604</text:p>
          </table:table-cell>
          <table:table-cell office:value-type="float" office:value="0.2126474" calcext:value-type="float">
            <text:p>0.2126474</text:p>
          </table:table-cell>
          <table:table-cell office:value-type="float" office:value="0.3112913" calcext:value-type="float">
            <text:p>0.3112913</text:p>
          </table:table-cell>
          <table:table-cell office:value-type="float" office:value="0.3314217" calcext:value-type="float">
            <text:p>0.3314217</text:p>
          </table:table-cell>
          <table:table-cell office:value-type="float" office:value="0.4009293" calcext:value-type="float">
            <text:p>0.4009293</text:p>
          </table:table-cell>
          <table:table-cell office:value-type="float" office:value="0.3591206" calcext:value-type="float">
            <text:p>0.3591206</text:p>
          </table:table-cell>
          <table:table-cell office:value-type="float" office:value="0.3786049" calcext:value-type="float">
            <text:p>0.3786049</text:p>
          </table:table-cell>
          <table:table-cell office:value-type="float" office:value="0.3935955" calcext:value-type="float">
            <text:p>0.3935955</text:p>
          </table:table-cell>
          <table:table-cell office:value-type="float" office:value="0.4120775" calcext:value-type="float">
            <text:p>0.4120775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1944676" calcext:value-type="float">
            <text:p>1.944676E-05</text:p>
          </table:table-cell>
          <table:table-cell office:value-type="float" office:value="0.2919782" calcext:value-type="float">
            <text:p>0.2919782</text:p>
          </table:table-cell>
          <table:table-cell office:value-type="float" office:value="0.3031139" calcext:value-type="float">
            <text:p>0.3031139</text:p>
          </table:table-cell>
          <table:table-cell office:value-type="float" office:value="0.3038544" calcext:value-type="float">
            <text:p>0.3038544</text:p>
          </table:table-cell>
          <table:table-cell office:value-type="float" office:value="0.294693" calcext:value-type="float">
            <text:p>0.294693</text:p>
          </table:table-cell>
          <table:table-cell office:value-type="float" office:value="0.1076571" calcext:value-type="float">
            <text:p>0.10765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552015" calcext:value-type="float">
            <text:p>3.552015E-05</text:p>
          </table:table-cell>
          <table:table-cell office:value-type="float" office:value="-0.158171" calcext:value-type="float">
            <text:p>-0.158171</text:p>
          </table:table-cell>
          <table:table-cell office:value-type="float" office:value="-0.2155272" calcext:value-type="float">
            <text:p>-0.2155272</text:p>
          </table:table-cell>
          <table:table-cell office:value-type="float" office:value="-0.2196287" calcext:value-type="float">
            <text:p>-0.2196287</text:p>
          </table:table-cell>
          <table:table-cell office:value-type="float" office:value="-0.1671389" calcext:value-type="float">
            <text:p>-0.1671389</text:p>
          </table:table-cell>
          <table:table-cell office:value-type="float" office:value="-0.01489611" calcext:value-type="float">
            <text:p>-0.01489611</text:p>
          </table:table-cell>
          <table:table-cell office:value-type="float" office:value="-0.009607816" calcext:value-type="float">
            <text:p>-0.009607816</text:p>
          </table:table-cell>
          <table:table-cell office:value-type="float" office:value="-0.004538305" calcext:value-type="float">
            <text:p>-0.004538305</text:p>
          </table:table-cell>
          <table:table-cell office:value-type="float" office:value="-0.01465936" calcext:value-type="float">
            <text:p>-0.01465936</text:p>
          </table:table-cell>
          <table:table-cell office:value-type="float" office:value="-0.008836337" calcext:value-type="float">
            <text:p>-0.008836337</text:p>
          </table:table-cell>
          <table:table-cell office:value-type="float" office:value="-0.006099216" calcext:value-type="float">
            <text:p>-0.006099216</text:p>
          </table:table-cell>
          <table:table-cell office:value-type="float" office:value="394.4985" calcext:value-type="float">
            <text:p>394.498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835033" calcext:value-type="float">
            <text:p>0.0028350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1982371" calcext:value-type="float">
            <text:p>1.982371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0" calcext:value-type="float">
            <text:p>28022000</text:p>
          </table:table-cell>
          <table:table-cell office:value-type="float" office:value="106.2999" calcext:value-type="float">
            <text:p>106.2999</text:p>
          </table:table-cell>
          <table:table-cell office:value-type="float" office:value="-1.33934" calcext:value-type="float">
            <text:p>-1.3393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8.036" calcext:value-type="float">
            <text:p>1338.036</text:p>
          </table:table-cell>
          <table:table-cell office:value-type="float" office:value="11.51922" calcext:value-type="float">
            <text:p>11.51922</text:p>
          </table:table-cell>
          <table:table-cell office:value-type="float" office:value="319.6092" calcext:value-type="float">
            <text:p>319.6092</text:p>
          </table:table-cell>
          <table:table-cell office:value-type="float" office:value="0.2190986" calcext:value-type="float">
            <text:p>0.2190986</text:p>
          </table:table-cell>
          <table:table-cell office:value-type="float" office:value="0.208299" calcext:value-type="float">
            <text:p>0.208299</text:p>
          </table:table-cell>
          <table:table-cell office:value-type="float" office:value="0.2072567" calcext:value-type="float">
            <text:p>0.2072567</text:p>
          </table:table-cell>
          <table:table-cell office:value-type="float" office:value="0.2166088" calcext:value-type="float">
            <text:p>0.2166088</text:p>
          </table:table-cell>
          <table:table-cell office:value-type="float" office:value="0.3298738" calcext:value-type="float">
            <text:p>0.3298738</text:p>
          </table:table-cell>
          <table:table-cell office:value-type="float" office:value="0.3398868" calcext:value-type="float">
            <text:p>0.3398868</text:p>
          </table:table-cell>
          <table:table-cell office:value-type="float" office:value="0.3932882" calcext:value-type="float">
            <text:p>0.3932882</text:p>
          </table:table-cell>
          <table:table-cell office:value-type="float" office:value="0.3610275" calcext:value-type="float">
            <text:p>0.3610275</text:p>
          </table:table-cell>
          <table:table-cell office:value-type="float" office:value="0.3785639" calcext:value-type="float">
            <text:p>0.3785639</text:p>
          </table:table-cell>
          <table:table-cell office:value-type="float" office:value="0.3934378" calcext:value-type="float">
            <text:p>0.3934378</text:p>
          </table:table-cell>
          <table:table-cell office:value-type="float" office:value="0.412087" calcext:value-type="float">
            <text:p>0.4120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815" calcext:value-type="float">
            <text:p>0.286815</text:p>
          </table:table-cell>
          <table:table-cell office:value-type="float" office:value="0.2988131" calcext:value-type="float">
            <text:p>0.2988131</text:p>
          </table:table-cell>
          <table:table-cell office:value-type="float" office:value="0.2999591" calcext:value-type="float">
            <text:p>0.2999591</text:p>
          </table:table-cell>
          <table:table-cell office:value-type="float" office:value="0.2907325" calcext:value-type="float">
            <text:p>0.2907325</text:p>
          </table:table-cell>
          <table:table-cell office:value-type="float" office:value="0.1092013" calcext:value-type="float">
            <text:p>0.10920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510862" calcext:value-type="float">
            <text:p>3.510862E-05</text:p>
          </table:table-cell>
          <table:table-cell office:value-type="float" office:value="-0.1390883" calcext:value-type="float">
            <text:p>-0.1390883</text:p>
          </table:table-cell>
          <table:table-cell office:value-type="float" office:value="-0.1896493" calcext:value-type="float">
            <text:p>-0.1896493</text:p>
          </table:table-cell>
          <table:table-cell office:value-type="float" office:value="-0.1955345" calcext:value-type="float">
            <text:p>-0.1955345</text:p>
          </table:table-cell>
          <table:table-cell office:value-type="float" office:value="-0.1492903" calcext:value-type="float">
            <text:p>-0.1492903</text:p>
          </table:table-cell>
          <table:table-cell office:value-type="float" office:value="-0.009904972" calcext:value-type="float">
            <text:p>-0.009904972</text:p>
          </table:table-cell>
          <table:table-cell office:value-type="float" office:value="-0.007997833" calcext:value-type="float">
            <text:p>-0.007997833</text:p>
          </table:table-cell>
          <table:table-cell office:value-type="float" office:value="-0.005473609" calcext:value-type="float">
            <text:p>-0.005473609</text:p>
          </table:table-cell>
          <table:table-cell office:value-type="float" office:value="-0.01392788" calcext:value-type="float">
            <text:p>-0.01392788</text:p>
          </table:table-cell>
          <table:table-cell office:value-type="float" office:value="-0.008844979" calcext:value-type="float">
            <text:p>-0.008844979</text:p>
          </table:table-cell>
          <table:table-cell office:value-type="float" office:value="-0.006122144" calcext:value-type="float">
            <text:p>-0.006122144</text:p>
          </table:table-cell>
          <table:table-cell office:value-type="float" office:value="403.1339" calcext:value-type="float">
            <text:p>403.1339</text:p>
          </table:table-cell>
          <table:table-cell office:value-type="float" office:value="0" calcext:value-type="float">
            <text:p>0</text:p>
          </table:table-cell>
          <table:table-cell office:value-type="float" office:value="-0.3492355" calcext:value-type="float">
            <text:p>-0.3492355</text:p>
          </table:table-cell>
          <table:table-cell office:value-type="float" office:value="0.002776664" calcext:value-type="float">
            <text:p>0.00277666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345055" calcext:value-type="float">
            <text:p>3.45055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0" calcext:value-type="float">
            <text:p>29022000</text:p>
          </table:table-cell>
          <table:table-cell office:value-type="float" office:value="106.2999" calcext:value-type="float">
            <text:p>106.2999</text:p>
          </table:table-cell>
          <table:table-cell office:value-type="float" office:value="-1.189702" calcext:value-type="float">
            <text:p>-1.18970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5.828" calcext:value-type="float">
            <text:p>1335.828</text:p>
          </table:table-cell>
          <table:table-cell office:value-type="float" office:value="13.57763" calcext:value-type="float">
            <text:p>13.57763</text:p>
          </table:table-cell>
          <table:table-cell office:value-type="float" office:value="313.2302" calcext:value-type="float">
            <text:p>313.2302</text:p>
          </table:table-cell>
          <table:table-cell office:value-type="float" office:value="0.2224755" calcext:value-type="float">
            <text:p>0.2224755</text:p>
          </table:table-cell>
          <table:table-cell office:value-type="float" office:value="0.211764" calcext:value-type="float">
            <text:p>0.211764</text:p>
          </table:table-cell>
          <table:table-cell office:value-type="float" office:value="0.2107387" calcext:value-type="float">
            <text:p>0.2107387</text:p>
          </table:table-cell>
          <table:table-cell office:value-type="float" office:value="0.2203002" calcext:value-type="float">
            <text:p>0.2203002</text:p>
          </table:table-cell>
          <table:table-cell office:value-type="float" office:value="0.3279592" calcext:value-type="float">
            <text:p>0.3279592</text:p>
          </table:table-cell>
          <table:table-cell office:value-type="float" office:value="0.3339256" calcext:value-type="float">
            <text:p>0.3339256</text:p>
          </table:table-cell>
          <table:table-cell office:value-type="float" office:value="0.3844694" calcext:value-type="float">
            <text:p>0.3844694</text:p>
          </table:table-cell>
          <table:table-cell office:value-type="float" office:value="0.3621379" calcext:value-type="float">
            <text:p>0.3621379</text:p>
          </table:table-cell>
          <table:table-cell office:value-type="float" office:value="0.3787116" calcext:value-type="float">
            <text:p>0.3787116</text:p>
          </table:table-cell>
          <table:table-cell office:value-type="float" office:value="0.3934528" calcext:value-type="float">
            <text:p>0.3934528</text:p>
          </table:table-cell>
          <table:table-cell office:value-type="float" office:value="0.4120924" calcext:value-type="float">
            <text:p>0.412092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4263" calcext:value-type="float">
            <text:p>0.2834263</text:p>
          </table:table-cell>
          <table:table-cell office:value-type="float" office:value="0.2953489" calcext:value-type="float">
            <text:p>0.2953489</text:p>
          </table:table-cell>
          <table:table-cell office:value-type="float" office:value="0.2964772" calcext:value-type="float">
            <text:p>0.2964772</text:p>
          </table:table-cell>
          <table:table-cell office:value-type="float" office:value="0.2870418" calcext:value-type="float">
            <text:p>0.2870418</text:p>
          </table:table-cell>
          <table:table-cell office:value-type="float" office:value="0.1101505" calcext:value-type="float">
            <text:p>0.11015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424224" calcext:value-type="float">
            <text:p>3.424224E-05</text:p>
          </table:table-cell>
          <table:table-cell office:value-type="float" office:value="-0.1266202" calcext:value-type="float">
            <text:p>-0.1266202</text:p>
          </table:table-cell>
          <table:table-cell office:value-type="float" office:value="-0.1714149" calcext:value-type="float">
            <text:p>-0.1714149</text:p>
          </table:table-cell>
          <table:table-cell office:value-type="float" office:value="-0.1765695" calcext:value-type="float">
            <text:p>-0.1765695</text:p>
          </table:table-cell>
          <table:table-cell office:value-type="float" office:value="-0.1346173" calcext:value-type="float">
            <text:p>-0.1346173</text:p>
          </table:table-cell>
          <table:table-cell office:value-type="float" office:value="-0.01027462" calcext:value-type="float">
            <text:p>-0.01027462</text:p>
          </table:table-cell>
          <table:table-cell office:value-type="float" office:value="-0.009053083" calcext:value-type="float">
            <text:p>-0.009053083</text:p>
          </table:table-cell>
          <table:table-cell office:value-type="float" office:value="-0.006829348" calcext:value-type="float">
            <text:p>-0.006829348</text:p>
          </table:table-cell>
          <table:table-cell office:value-type="float" office:value="-0.01352012" calcext:value-type="float">
            <text:p>-0.01352012</text:p>
          </table:table-cell>
          <table:table-cell office:value-type="float" office:value="-0.008811983" calcext:value-type="float">
            <text:p>-0.008811983</text:p>
          </table:table-cell>
          <table:table-cell office:value-type="float" office:value="-0.006119888" calcext:value-type="float">
            <text:p>-0.006119888</text:p>
          </table:table-cell>
          <table:table-cell office:value-type="float" office:value="411.7543" calcext:value-type="float">
            <text:p>411.7543</text:p>
          </table:table-cell>
          <table:table-cell office:value-type="float" office:value="0" calcext:value-type="float">
            <text:p>0</text:p>
          </table:table-cell>
          <table:table-cell office:value-type="float" office:value="-0.3402402" calcext:value-type="float">
            <text:p>-0.3402402</text:p>
          </table:table-cell>
          <table:table-cell office:value-type="float" office:value="0.002743987" calcext:value-type="float">
            <text:p>0.0027439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3182795" calcext:value-type="float">
            <text:p>3.182795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108.6998" calcext:value-type="float">
            <text:p>108.6998</text:p>
          </table:table-cell>
          <table:table-cell office:value-type="float" office:value="-1.193152" calcext:value-type="float">
            <text:p>-1.193152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6.43" calcext:value-type="float">
            <text:p>1336.43</text:p>
          </table:table-cell>
          <table:table-cell office:value-type="float" office:value="15.37973" calcext:value-type="float">
            <text:p>15.37973</text:p>
          </table:table-cell>
          <table:table-cell office:value-type="float" office:value="311.3755" calcext:value-type="float">
            <text:p>311.3755</text:p>
          </table:table-cell>
          <table:table-cell office:value-type="float" office:value="0.2256301" calcext:value-type="float">
            <text:p>0.2256301</text:p>
          </table:table-cell>
          <table:table-cell office:value-type="float" office:value="0.2147495" calcext:value-type="float">
            <text:p>0.2147495</text:p>
          </table:table-cell>
          <table:table-cell office:value-type="float" office:value="0.2138602" calcext:value-type="float">
            <text:p>0.2138602</text:p>
          </table:table-cell>
          <table:table-cell office:value-type="float" office:value="0.2236266" calcext:value-type="float">
            <text:p>0.2236266</text:p>
          </table:table-cell>
          <table:table-cell office:value-type="float" office:value="0.3213905" calcext:value-type="float">
            <text:p>0.3213905</text:p>
          </table:table-cell>
          <table:table-cell office:value-type="float" office:value="0.3264443" calcext:value-type="float">
            <text:p>0.3264443</text:p>
          </table:table-cell>
          <table:table-cell office:value-type="float" office:value="0.3842139" calcext:value-type="float">
            <text:p>0.3842139</text:p>
          </table:table-cell>
          <table:table-cell office:value-type="float" office:value="0.3625967" calcext:value-type="float">
            <text:p>0.3625967</text:p>
          </table:table-cell>
          <table:table-cell office:value-type="float" office:value="0.3789178" calcext:value-type="float">
            <text:p>0.3789178</text:p>
          </table:table-cell>
          <table:table-cell office:value-type="float" office:value="0.3935483" calcext:value-type="float">
            <text:p>0.3935483</text:p>
          </table:table-cell>
          <table:table-cell office:value-type="float" office:value="0.4120942" calcext:value-type="float">
            <text:p>0.4120942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09732654" calcext:value-type="float">
            <text:p>9.732654E-06</text:p>
          </table:table-cell>
          <table:table-cell office:value-type="float" office:value="0.2809374" calcext:value-type="float">
            <text:p>0.2809374</text:p>
          </table:table-cell>
          <table:table-cell office:value-type="float" office:value="0.2923642" calcext:value-type="float">
            <text:p>0.2923642</text:p>
          </table:table-cell>
          <table:table-cell office:value-type="float" office:value="0.2933559" calcext:value-type="float">
            <text:p>0.2933559</text:p>
          </table:table-cell>
          <table:table-cell office:value-type="float" office:value="0.2837158" calcext:value-type="float">
            <text:p>0.2837158</text:p>
          </table:table-cell>
          <table:table-cell office:value-type="float" office:value="0.1105037" calcext:value-type="float">
            <text:p>0.11050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356093" calcext:value-type="float">
            <text:p>3.356093E-05</text:p>
          </table:table-cell>
          <table:table-cell office:value-type="float" office:value="-0.1162543" calcext:value-type="float">
            <text:p>-0.1162543</text:p>
          </table:table-cell>
          <table:table-cell office:value-type="float" office:value="-0.1573379" calcext:value-type="float">
            <text:p>-0.1573379</text:p>
          </table:table-cell>
          <table:table-cell office:value-type="float" office:value="-0.1613688" calcext:value-type="float">
            <text:p>-0.1613688</text:p>
          </table:table-cell>
          <table:table-cell office:value-type="float" office:value="-0.1228145" calcext:value-type="float">
            <text:p>-0.1228145</text:p>
          </table:table-cell>
          <table:table-cell office:value-type="float" office:value="-0.01182227" calcext:value-type="float">
            <text:p>-0.01182227</text:p>
          </table:table-cell>
          <table:table-cell office:value-type="float" office:value="-0.01064124" calcext:value-type="float">
            <text:p>-0.01064124</text:p>
          </table:table-cell>
          <table:table-cell office:value-type="float" office:value="-0.006884602" calcext:value-type="float">
            <text:p>-0.006884602</text:p>
          </table:table-cell>
          <table:table-cell office:value-type="float" office:value="-0.01335901" calcext:value-type="float">
            <text:p>-0.01335901</text:p>
          </table:table-cell>
          <table:table-cell office:value-type="float" office:value="-0.008765833" calcext:value-type="float">
            <text:p>-0.008765833</text:p>
          </table:table-cell>
          <table:table-cell office:value-type="float" office:value="-0.006105507" calcext:value-type="float">
            <text:p>-0.006105507</text:p>
          </table:table-cell>
          <table:table-cell office:value-type="float" office:value="420.1076" calcext:value-type="float">
            <text:p>420.107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732212" calcext:value-type="float">
            <text:p>0.00273221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1003464" calcext:value-type="float">
            <text:p>1.003464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108.8998" calcext:value-type="float">
            <text:p>108.8998</text:p>
          </table:table-cell>
          <table:table-cell office:value-type="float" office:value="-1.252467" calcext:value-type="float">
            <text:p>-1.25246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4.933" calcext:value-type="float">
            <text:p>1334.933</text:p>
          </table:table-cell>
          <table:table-cell office:value-type="float" office:value="17.13556" calcext:value-type="float">
            <text:p>17.13556</text:p>
          </table:table-cell>
          <table:table-cell office:value-type="float" office:value="310.3472" calcext:value-type="float">
            <text:p>310.3472</text:p>
          </table:table-cell>
          <table:table-cell office:value-type="float" office:value="0.2250441" calcext:value-type="float">
            <text:p>0.2250441</text:p>
          </table:table-cell>
          <table:table-cell office:value-type="float" office:value="0.2173726" calcext:value-type="float">
            <text:p>0.2173726</text:p>
          </table:table-cell>
          <table:table-cell office:value-type="float" office:value="0.2166819" calcext:value-type="float">
            <text:p>0.2166819</text:p>
          </table:table-cell>
          <table:table-cell office:value-type="float" office:value="0.2266432" calcext:value-type="float">
            <text:p>0.2266432</text:p>
          </table:table-cell>
          <table:table-cell office:value-type="float" office:value="0.3170359" calcext:value-type="float">
            <text:p>0.3170359</text:p>
          </table:table-cell>
          <table:table-cell office:value-type="float" office:value="0.3198631" calcext:value-type="float">
            <text:p>0.3198631</text:p>
          </table:table-cell>
          <table:table-cell office:value-type="float" office:value="0.3674975" calcext:value-type="float">
            <text:p>0.3674975</text:p>
          </table:table-cell>
          <table:table-cell office:value-type="float" office:value="0.3630024" calcext:value-type="float">
            <text:p>0.3630024</text:p>
          </table:table-cell>
          <table:table-cell office:value-type="float" office:value="0.3789672" calcext:value-type="float">
            <text:p>0.3789672</text:p>
          </table:table-cell>
          <table:table-cell office:value-type="float" office:value="0.3935111" calcext:value-type="float">
            <text:p>0.3935111</text:p>
          </table:table-cell>
          <table:table-cell office:value-type="float" office:value="0.4120978" calcext:value-type="float">
            <text:p>0.412097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7543" calcext:value-type="float">
            <text:p>0.2787543</text:p>
          </table:table-cell>
          <table:table-cell office:value-type="float" office:value="0.2897419" calcext:value-type="float">
            <text:p>0.2897419</text:p>
          </table:table-cell>
          <table:table-cell office:value-type="float" office:value="0.2905345" calcext:value-type="float">
            <text:p>0.2905345</text:p>
          </table:table-cell>
          <table:table-cell office:value-type="float" office:value="0.2806996" calcext:value-type="float">
            <text:p>0.2806996</text:p>
          </table:table-cell>
          <table:table-cell office:value-type="float" office:value="0.1103536" calcext:value-type="float">
            <text:p>0.11035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261022" calcext:value-type="float">
            <text:p>3.261022E-05</text:p>
          </table:table-cell>
          <table:table-cell office:value-type="float" office:value="-0.1180417" calcext:value-type="float">
            <text:p>-0.1180417</text:p>
          </table:table-cell>
          <table:table-cell office:value-type="float" office:value="-0.1460558" calcext:value-type="float">
            <text:p>-0.1460558</text:p>
          </table:table-cell>
          <table:table-cell office:value-type="float" office:value="-0.1489246" calcext:value-type="float">
            <text:p>-0.1489246</text:p>
          </table:table-cell>
          <table:table-cell office:value-type="float" office:value="-0.1131426" calcext:value-type="float">
            <text:p>-0.1131426</text:p>
          </table:table-cell>
          <table:table-cell office:value-type="float" office:value="-0.0129843" calcext:value-type="float">
            <text:p>-0.0129843</text:p>
          </table:table-cell>
          <table:table-cell office:value-type="float" office:value="-0.01219842" calcext:value-type="float">
            <text:p>-0.01219842</text:p>
          </table:table-cell>
          <table:table-cell office:value-type="float" office:value="-0.01058927" calcext:value-type="float">
            <text:p>-0.01058927</text:p>
          </table:table-cell>
          <table:table-cell office:value-type="float" office:value="-0.01320987" calcext:value-type="float">
            <text:p>-0.01320987</text:p>
          </table:table-cell>
          <table:table-cell office:value-type="float" office:value="-0.008754906" calcext:value-type="float">
            <text:p>-0.008754906</text:p>
          </table:table-cell>
          <table:table-cell office:value-type="float" office:value="-0.006111047" calcext:value-type="float">
            <text:p>-0.006111047</text:p>
          </table:table-cell>
          <table:table-cell office:value-type="float" office:value="428.4363" calcext:value-type="float">
            <text:p>428.4363</text:p>
          </table:table-cell>
          <table:table-cell office:value-type="float" office:value="0" calcext:value-type="float">
            <text:p>0</text:p>
          </table:table-cell>
          <table:table-cell office:value-type="float" office:value="-0.2918705" calcext:value-type="float">
            <text:p>-0.2918705</text:p>
          </table:table-cell>
          <table:table-cell office:value-type="float" office:value="0.00268348" calcext:value-type="float">
            <text:p>0.002683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970919" calcext:value-type="float">
            <text:p>2.970919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0" calcext:value-type="float">
            <text:p>3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9130917" calcext:value-type="float">
            <text:p>-0.913091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3.26" calcext:value-type="float">
            <text:p>1333.26</text:p>
          </table:table-cell>
          <table:table-cell office:value-type="float" office:value="18.56888" calcext:value-type="float">
            <text:p>18.56888</text:p>
          </table:table-cell>
          <table:table-cell office:value-type="float" office:value="306.5065" calcext:value-type="float">
            <text:p>306.5065</text:p>
          </table:table-cell>
          <table:table-cell office:value-type="float" office:value="0.2289841" calcext:value-type="float">
            <text:p>0.2289841</text:p>
          </table:table-cell>
          <table:table-cell office:value-type="float" office:value="0.2196589" calcext:value-type="float">
            <text:p>0.2196589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0.2293684" calcext:value-type="float">
            <text:p>0.2293684</text:p>
          </table:table-cell>
          <table:table-cell office:value-type="float" office:value="0.3107289" calcext:value-type="float">
            <text:p>0.3107289</text:p>
          </table:table-cell>
          <table:table-cell office:value-type="float" office:value="0.3128614" calcext:value-type="float">
            <text:p>0.3128614</text:p>
          </table:table-cell>
          <table:table-cell office:value-type="float" office:value="0.3613867" calcext:value-type="float">
            <text:p>0.3613867</text:p>
          </table:table-cell>
          <table:table-cell office:value-type="float" office:value="0.3623804" calcext:value-type="float">
            <text:p>0.3623804</text:p>
          </table:table-cell>
          <table:table-cell office:value-type="float" office:value="0.3789832" calcext:value-type="float">
            <text:p>0.3789832</text:p>
          </table:table-cell>
          <table:table-cell office:value-type="float" office:value="0.3934655" calcext:value-type="float">
            <text:p>0.3934655</text:p>
          </table:table-cell>
          <table:table-cell office:value-type="float" office:value="0.4120963" calcext:value-type="float">
            <text:p>0.4120963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9029" calcext:value-type="float">
            <text:p>0.2769029</text:p>
          </table:table-cell>
          <table:table-cell office:value-type="float" office:value="0.2874562" calcext:value-type="float">
            <text:p>0.2874562</text:p>
          </table:table-cell>
          <table:table-cell office:value-type="float" office:value="0.2879866" calcext:value-type="float">
            <text:p>0.2879866</text:p>
          </table:table-cell>
          <table:table-cell office:value-type="float" office:value="0.2779748" calcext:value-type="float">
            <text:p>0.2779748</text:p>
          </table:table-cell>
          <table:table-cell office:value-type="float" office:value="0.1097798" calcext:value-type="float">
            <text:p>0.1097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181824" calcext:value-type="float">
            <text:p>3.181824E-05</text:p>
          </table:table-cell>
          <table:table-cell office:value-type="float" office:value="-0.1061087" calcext:value-type="float">
            <text:p>-0.1061087</text:p>
          </table:table-cell>
          <table:table-cell office:value-type="float" office:value="-0.1369977" calcext:value-type="float">
            <text:p>-0.1369977</text:p>
          </table:table-cell>
          <table:table-cell office:value-type="float" office:value="-0.138639" calcext:value-type="float">
            <text:p>-0.138639</text:p>
          </table:table-cell>
          <table:table-cell office:value-type="float" office:value="-0.1051585" calcext:value-type="float">
            <text:p>-0.1051585</text:p>
          </table:table-cell>
          <table:table-cell office:value-type="float" office:value="-0.01493275" calcext:value-type="float">
            <text:p>-0.01493275</text:p>
          </table:table-cell>
          <table:table-cell office:value-type="float" office:value="-0.01423537" calcext:value-type="float">
            <text:p>-0.01423537</text:p>
          </table:table-cell>
          <table:table-cell office:value-type="float" office:value="-0.01245663" calcext:value-type="float">
            <text:p>-0.01245663</text:p>
          </table:table-cell>
          <table:table-cell office:value-type="float" office:value="-0.01342674" calcext:value-type="float">
            <text:p>-0.01342674</text:p>
          </table:table-cell>
          <table:table-cell office:value-type="float" office:value="-0.008751509" calcext:value-type="float">
            <text:p>-0.008751509</text:p>
          </table:table-cell>
          <table:table-cell office:value-type="float" office:value="-0.006118009" calcext:value-type="float">
            <text:p>-0.006118009</text:p>
          </table:table-cell>
          <table:table-cell office:value-type="float" office:value="436.4327" calcext:value-type="float">
            <text:p>436.4327</text:p>
          </table:table-cell>
          <table:table-cell office:value-type="float" office:value="0" calcext:value-type="float">
            <text:p>0</text:p>
          </table:table-cell>
          <table:table-cell office:value-type="float" office:value="-0.2451645" calcext:value-type="float">
            <text:p>-0.2451645</text:p>
          </table:table-cell>
          <table:table-cell office:value-type="float" office:value="0.002655037" calcext:value-type="float">
            <text:p>0.00265503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779998" calcext:value-type="float">
            <text:p>2.779998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0" calcext:value-type="float">
            <text:p>4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7476966" calcext:value-type="float">
            <text:p>-0.747696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863" calcext:value-type="float">
            <text:p>1331.863</text:p>
          </table:table-cell>
          <table:table-cell office:value-type="float" office:value="19.80072" calcext:value-type="float">
            <text:p>19.80072</text:p>
          </table:table-cell>
          <table:table-cell office:value-type="float" office:value="302.6941" calcext:value-type="float">
            <text:p>302.6941</text:p>
          </table:table-cell>
          <table:table-cell office:value-type="float" office:value="0.2295873" calcext:value-type="float">
            <text:p>0.2295873</text:p>
          </table:table-cell>
          <table:table-cell office:value-type="float" office:value="0.2216707" calcext:value-type="float">
            <text:p>0.2216707</text:p>
          </table:table-cell>
          <table:table-cell office:value-type="float" office:value="0.2215462" calcext:value-type="float">
            <text:p>0.2215462</text:p>
          </table:table-cell>
          <table:table-cell office:value-type="float" office:value="0.231844" calcext:value-type="float">
            <text:p>0.231844</text:p>
          </table:table-cell>
          <table:table-cell office:value-type="float" office:value="0.30662" calcext:value-type="float">
            <text:p>0.30662</text:p>
          </table:table-cell>
          <table:table-cell office:value-type="float" office:value="0.3086601" calcext:value-type="float">
            <text:p>0.3086601</text:p>
          </table:table-cell>
          <table:table-cell office:value-type="float" office:value="0.3582023" calcext:value-type="float">
            <text:p>0.3582023</text:p>
          </table:table-cell>
          <table:table-cell office:value-type="float" office:value="0.3613164" calcext:value-type="float">
            <text:p>0.3613164</text:p>
          </table:table-cell>
          <table:table-cell office:value-type="float" office:value="0.3789151" calcext:value-type="float">
            <text:p>0.3789151</text:p>
          </table:table-cell>
          <table:table-cell office:value-type="float" office:value="0.3933183" calcext:value-type="float">
            <text:p>0.3933183</text:p>
          </table:table-cell>
          <table:table-cell office:value-type="float" office:value="0.4120983" calcext:value-type="float">
            <text:p>0.412098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479" calcext:value-type="float">
            <text:p>0.276479</text:p>
          </table:table-cell>
          <table:table-cell office:value-type="float" office:value="0.2854468" calcext:value-type="float">
            <text:p>0.2854468</text:p>
          </table:table-cell>
          <table:table-cell office:value-type="float" office:value="0.2856702" calcext:value-type="float">
            <text:p>0.2856702</text:p>
          </table:table-cell>
          <table:table-cell office:value-type="float" office:value="0.2754993" calcext:value-type="float">
            <text:p>0.2754993</text:p>
          </table:table-cell>
          <table:table-cell office:value-type="float" office:value="0.1088552" calcext:value-type="float">
            <text:p>0.10885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126058" calcext:value-type="float">
            <text:p>3.126058E-05</text:p>
          </table:table-cell>
          <table:table-cell office:value-type="float" office:value="-0.1043961" calcext:value-type="float">
            <text:p>-0.1043961</text:p>
          </table:table-cell>
          <table:table-cell office:value-type="float" office:value="-0.1295514" calcext:value-type="float">
            <text:p>-0.1295514</text:p>
          </table:table-cell>
          <table:table-cell office:value-type="float" office:value="-0.129999" calcext:value-type="float">
            <text:p>-0.129999</text:p>
          </table:table-cell>
          <table:table-cell office:value-type="float" office:value="-0.09847002" calcext:value-type="float">
            <text:p>-0.09847002</text:p>
          </table:table-cell>
          <table:table-cell office:value-type="float" office:value="-0.01638675" calcext:value-type="float">
            <text:p>-0.01638675</text:p>
          </table:table-cell>
          <table:table-cell office:value-type="float" office:value="-0.01564294" calcext:value-type="float">
            <text:p>-0.01564294</text:p>
          </table:table-cell>
          <table:table-cell office:value-type="float" office:value="-0.0135696" calcext:value-type="float">
            <text:p>-0.0135696</text:p>
          </table:table-cell>
          <table:table-cell office:value-type="float" office:value="-0.01381139" calcext:value-type="float">
            <text:p>-0.01381139</text:p>
          </table:table-cell>
          <table:table-cell office:value-type="float" office:value="-0.008766502" calcext:value-type="float">
            <text:p>-0.008766502</text:p>
          </table:table-cell>
          <table:table-cell office:value-type="float" office:value="-0.006140034" calcext:value-type="float">
            <text:p>-0.006140034</text:p>
          </table:table-cell>
          <table:table-cell office:value-type="float" office:value="444.2199" calcext:value-type="float">
            <text:p>444.2199</text:p>
          </table:table-cell>
          <table:table-cell office:value-type="float" office:value="0" calcext:value-type="float">
            <text:p>0</text:p>
          </table:table-cell>
          <table:table-cell office:value-type="float" office:value="-0.2446902" calcext:value-type="float">
            <text:p>-0.2446902</text:p>
          </table:table-cell>
          <table:table-cell office:value-type="float" office:value="0.002628812" calcext:value-type="float">
            <text:p>0.00262881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5648" calcext:value-type="float">
            <text:p>2.55648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0" calcext:value-type="float">
            <text:p>5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7235249" calcext:value-type="float">
            <text:p>-0.723524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31.066" calcext:value-type="float">
            <text:p>1331.066</text:p>
          </table:table-cell>
          <table:table-cell office:value-type="float" office:value="20.5738" calcext:value-type="float">
            <text:p>20.5738</text:p>
          </table:table-cell>
          <table:table-cell office:value-type="float" office:value="298.554" calcext:value-type="float">
            <text:p>298.554</text:p>
          </table:table-cell>
          <table:table-cell office:value-type="float" office:value="0.2297184" calcext:value-type="float">
            <text:p>0.2297184</text:p>
          </table:table-cell>
          <table:table-cell office:value-type="float" office:value="0.2234095" calcext:value-type="float">
            <text:p>0.2234095</text:p>
          </table:table-cell>
          <table:table-cell office:value-type="float" office:value="0.2236483" calcext:value-type="float">
            <text:p>0.2236483</text:p>
          </table:table-cell>
          <table:table-cell office:value-type="float" office:value="0.2341111" calcext:value-type="float">
            <text:p>0.2341111</text:p>
          </table:table-cell>
          <table:table-cell office:value-type="float" office:value="0.3050912" calcext:value-type="float">
            <text:p>0.3050912</text:p>
          </table:table-cell>
          <table:table-cell office:value-type="float" office:value="0.3082364" calcext:value-type="float">
            <text:p>0.3082364</text:p>
          </table:table-cell>
          <table:table-cell office:value-type="float" office:value="0.3617846" calcext:value-type="float">
            <text:p>0.3617846</text:p>
          </table:table-cell>
          <table:table-cell office:value-type="float" office:value="0.3606284" calcext:value-type="float">
            <text:p>0.3606284</text:p>
          </table:table-cell>
          <table:table-cell office:value-type="float" office:value="0.3790346" calcext:value-type="float">
            <text:p>0.3790346</text:p>
          </table:table-cell>
          <table:table-cell office:value-type="float" office:value="0.3934713" calcext:value-type="float">
            <text:p>0.3934713</text:p>
          </table:table-cell>
          <table:table-cell office:value-type="float" office:value="0.4120969" calcext:value-type="float">
            <text:p>0.412096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4055" calcext:value-type="float">
            <text:p>0.2764055</text:p>
          </table:table-cell>
          <table:table-cell office:value-type="float" office:value="0.2837102" calcext:value-type="float">
            <text:p>0.2837102</text:p>
          </table:table-cell>
          <table:table-cell office:value-type="float" office:value="0.2835675" calcext:value-type="float">
            <text:p>0.2835675</text:p>
          </table:table-cell>
          <table:table-cell office:value-type="float" office:value="0.2732318" calcext:value-type="float">
            <text:p>0.2732318</text:p>
          </table:table-cell>
          <table:table-cell office:value-type="float" office:value="0.1076672" calcext:value-type="float">
            <text:p>0.10766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080975" calcext:value-type="float">
            <text:p>3.080975E-05</text:p>
          </table:table-cell>
          <table:table-cell office:value-type="float" office:value="-0.1040699" calcext:value-type="float">
            <text:p>-0.1040699</text:p>
          </table:table-cell>
          <table:table-cell office:value-type="float" office:value="-0.1235065" calcext:value-type="float">
            <text:p>-0.1235065</text:p>
          </table:table-cell>
          <table:table-cell office:value-type="float" office:value="-0.1226981" calcext:value-type="float">
            <text:p>-0.1226981</text:p>
          </table:table-cell>
          <table:table-cell office:value-type="float" office:value="-0.09277662" calcext:value-type="float">
            <text:p>-0.09277662</text:p>
          </table:table-cell>
          <table:table-cell office:value-type="float" office:value="-0.01699791" calcext:value-type="float">
            <text:p>-0.01699791</text:p>
          </table:table-cell>
          <table:table-cell office:value-type="float" office:value="-0.01583084" calcext:value-type="float">
            <text:p>-0.01583084</text:p>
          </table:table-cell>
          <table:table-cell office:value-type="float" office:value="-0.0123224" calcext:value-type="float">
            <text:p>-0.0123224</text:p>
          </table:table-cell>
          <table:table-cell office:value-type="float" office:value="-0.01407766" calcext:value-type="float">
            <text:p>-0.01407766</text:p>
          </table:table-cell>
          <table:table-cell office:value-type="float" office:value="-0.008750315" calcext:value-type="float">
            <text:p>-0.008750315</text:p>
          </table:table-cell>
          <table:table-cell office:value-type="float" office:value="-0.006125862" calcext:value-type="float">
            <text:p>-0.006125862</text:p>
          </table:table-cell>
          <table:table-cell office:value-type="float" office:value="451.5424" calcext:value-type="float">
            <text:p>451.5424</text:p>
          </table:table-cell>
          <table:table-cell office:value-type="float" office:value="0" calcext:value-type="float">
            <text:p>0</text:p>
          </table:table-cell>
          <table:table-cell office:value-type="float" office:value="-0.2449954" calcext:value-type="float">
            <text:p>-0.2449954</text:p>
          </table:table-cell>
          <table:table-cell office:value-type="float" office:value="0.002603944" calcext:value-type="float">
            <text:p>0.0026039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96062" calcext:value-type="float">
            <text:p>2.596062E-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5234644" calcext:value-type="float">
            <text:p>-0.523464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9.815" calcext:value-type="float">
            <text:p>1329.815</text:p>
          </table:table-cell>
          <table:table-cell office:value-type="float" office:value="21.62514" calcext:value-type="float">
            <text:p>21.62514</text:p>
          </table:table-cell>
          <table:table-cell office:value-type="float" office:value="288.7636" calcext:value-type="float">
            <text:p>288.7636</text:p>
          </table:table-cell>
          <table:table-cell office:value-type="float" office:value="0.2307639" calcext:value-type="float">
            <text:p>0.2307639</text:p>
          </table:table-cell>
          <table:table-cell office:value-type="float" office:value="0.2251895" calcext:value-type="float">
            <text:p>0.2251895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236237" calcext:value-type="float">
            <text:p>0.236237</text:p>
          </table:table-cell>
          <table:table-cell office:value-type="float" office:value="0.309063" calcext:value-type="float">
            <text:p>0.309063</text:p>
          </table:table-cell>
          <table:table-cell office:value-type="float" office:value="0.3189632" calcext:value-type="float">
            <text:p>0.3189632</text:p>
          </table:table-cell>
          <table:table-cell office:value-type="float" office:value="0.3803809" calcext:value-type="float">
            <text:p>0.3803809</text:p>
          </table:table-cell>
          <table:table-cell office:value-type="float" office:value="0.3608542" calcext:value-type="float">
            <text:p>0.3608542</text:p>
          </table:table-cell>
          <table:table-cell office:value-type="float" office:value="0.379022" calcext:value-type="float">
            <text:p>0.379022</text:p>
          </table:table-cell>
          <table:table-cell office:value-type="float" office:value="0.393481" calcext:value-type="float">
            <text:p>0.393481</text:p>
          </table:table-cell>
          <table:table-cell office:value-type="float" office:value="0.4121006" calcext:value-type="float">
            <text:p>0.41210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366" calcext:value-type="float">
            <text:p>0.275366</text:p>
          </table:table-cell>
          <table:table-cell office:value-type="float" office:value="0.2819303" calcext:value-type="float">
            <text:p>0.2819303</text:p>
          </table:table-cell>
          <table:table-cell office:value-type="float" office:value="0.2815911" calcext:value-type="float">
            <text:p>0.2815911</text:p>
          </table:table-cell>
          <table:table-cell office:value-type="float" office:value="0.2711061" calcext:value-type="float">
            <text:p>0.2711061</text:p>
          </table:table-cell>
          <table:table-cell office:value-type="float" office:value="0.106319" calcext:value-type="float">
            <text:p>0.106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047907" calcext:value-type="float">
            <text:p>3.047907E-05</text:p>
          </table:table-cell>
          <table:table-cell office:value-type="float" office:value="-0.1012282" calcext:value-type="float">
            <text:p>-0.1012282</text:p>
          </table:table-cell>
          <table:table-cell office:value-type="float" office:value="-0.1176531" calcext:value-type="float">
            <text:p>-0.1176531</text:p>
          </table:table-cell>
          <table:table-cell office:value-type="float" office:value="-0.1162664" calcext:value-type="float">
            <text:p>-0.1162664</text:p>
          </table:table-cell>
          <table:table-cell office:value-type="float" office:value="-0.08778502" calcext:value-type="float">
            <text:p>-0.08778502</text:p>
          </table:table-cell>
          <table:table-cell office:value-type="float" office:value="-0.01558865" calcext:value-type="float">
            <text:p>-0.01558865</text:p>
          </table:table-cell>
          <table:table-cell office:value-type="float" office:value="-0.01251772" calcext:value-type="float">
            <text:p>-0.01251772</text:p>
          </table:table-cell>
          <table:table-cell office:value-type="float" office:value="-0.007563427" calcext:value-type="float">
            <text:p>-0.007563427</text:p>
          </table:table-cell>
          <table:table-cell office:value-type="float" office:value="-0.01399888" calcext:value-type="float">
            <text:p>-0.01399888</text:p>
          </table:table-cell>
          <table:table-cell office:value-type="float" office:value="-0.008753119" calcext:value-type="float">
            <text:p>-0.008753119</text:p>
          </table:table-cell>
          <table:table-cell office:value-type="float" office:value="-0.006124408" calcext:value-type="float">
            <text:p>-0.006124408</text:p>
          </table:table-cell>
          <table:table-cell office:value-type="float" office:value="459.1283" calcext:value-type="float">
            <text:p>459.1283</text:p>
          </table:table-cell>
          <table:table-cell office:value-type="float" office:value="0" calcext:value-type="float">
            <text:p>0</text:p>
          </table:table-cell>
          <table:table-cell office:value-type="float" office:value="-0.2424747" calcext:value-type="float">
            <text:p>-0.2424747</text:p>
          </table:table-cell>
          <table:table-cell office:value-type="float" office:value="0.002578792" calcext:value-type="float">
            <text:p>0.00257879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93733" calcext:value-type="float">
            <text:p>2.593733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0" calcext:value-type="float">
            <text:p>7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5865009" calcext:value-type="float">
            <text:p>-0.586500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8.433" calcext:value-type="float">
            <text:p>1328.433</text:p>
          </table:table-cell>
          <table:table-cell office:value-type="float" office:value="23.06959" calcext:value-type="float">
            <text:p>23.06959</text:p>
          </table:table-cell>
          <table:table-cell office:value-type="float" office:value="280.7822" calcext:value-type="float">
            <text:p>280.7822</text:p>
          </table:table-cell>
          <table:table-cell office:value-type="float" office:value="0.2321248" calcext:value-type="float">
            <text:p>0.2321248</text:p>
          </table:table-cell>
          <table:table-cell office:value-type="float" office:value="0.226907" calcext:value-type="float">
            <text:p>0.226907</text:p>
          </table:table-cell>
          <table:table-cell office:value-type="float" office:value="0.2275049" calcext:value-type="float">
            <text:p>0.2275049</text:p>
          </table:table-cell>
          <table:table-cell office:value-type="float" office:value="0.2383243" calcext:value-type="float">
            <text:p>0.2383243</text:p>
          </table:table-cell>
          <table:table-cell office:value-type="float" office:value="0.3169418" calcext:value-type="float">
            <text:p>0.3169418</text:p>
          </table:table-cell>
          <table:table-cell office:value-type="float" office:value="0.3264329" calcext:value-type="float">
            <text:p>0.3264329</text:p>
          </table:table-cell>
          <table:table-cell office:value-type="float" office:value="0.3844078" calcext:value-type="float">
            <text:p>0.3844078</text:p>
          </table:table-cell>
          <table:table-cell office:value-type="float" office:value="0.3616838" calcext:value-type="float">
            <text:p>0.3616838</text:p>
          </table:table-cell>
          <table:table-cell office:value-type="float" office:value="0.379086" calcext:value-type="float">
            <text:p>0.379086</text:p>
          </table:table-cell>
          <table:table-cell office:value-type="float" office:value="0.393542" calcext:value-type="float">
            <text:p>0.393542</text:p>
          </table:table-cell>
          <table:table-cell office:value-type="float" office:value="0.412104" calcext:value-type="float">
            <text:p>0.412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0821" calcext:value-type="float">
            <text:p>0.2740821</text:p>
          </table:table-cell>
          <table:table-cell office:value-type="float" office:value="0.2802129" calcext:value-type="float">
            <text:p>0.2802129</text:p>
          </table:table-cell>
          <table:table-cell office:value-type="float" office:value="0.2797112" calcext:value-type="float">
            <text:p>0.2797112</text:p>
          </table:table-cell>
          <table:table-cell office:value-type="float" office:value="0.2690189" calcext:value-type="float">
            <text:p>0.2690189</text:p>
          </table:table-cell>
          <table:table-cell office:value-type="float" office:value="0.1049062" calcext:value-type="float">
            <text:p>0.10490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011615" calcext:value-type="float">
            <text:p>3.011615E-05</text:p>
          </table:table-cell>
          <table:table-cell office:value-type="float" office:value="-0.09765793" calcext:value-type="float">
            <text:p>-0.09765793</text:p>
          </table:table-cell>
          <table:table-cell office:value-type="float" office:value="-0.1123102" calcext:value-type="float">
            <text:p>-0.1123102</text:p>
          </table:table-cell>
          <table:table-cell office:value-type="float" office:value="-0.1105108" calcext:value-type="float">
            <text:p>-0.1105108</text:p>
          </table:table-cell>
          <table:table-cell office:value-type="float" office:value="-0.08318663" calcext:value-type="float">
            <text:p>-0.08318663</text:p>
          </table:table-cell>
          <table:table-cell office:value-type="float" office:value="-0.01309878" calcext:value-type="float">
            <text:p>-0.01309878</text:p>
          </table:table-cell>
          <table:table-cell office:value-type="float" office:value="-0.01064937" calcext:value-type="float">
            <text:p>-0.01064937</text:p>
          </table:table-cell>
          <table:table-cell office:value-type="float" office:value="-0.006829013" calcext:value-type="float">
            <text:p>-0.006829013</text:p>
          </table:table-cell>
          <table:table-cell office:value-type="float" office:value="-0.01369244" calcext:value-type="float">
            <text:p>-0.01369244</text:p>
          </table:table-cell>
          <table:table-cell office:value-type="float" office:value="-0.008737232" calcext:value-type="float">
            <text:p>-0.008737232</text:p>
          </table:table-cell>
          <table:table-cell office:value-type="float" office:value="-0.006113716" calcext:value-type="float">
            <text:p>-0.006113716</text:p>
          </table:table-cell>
          <table:table-cell office:value-type="float" office:value="467.1075" calcext:value-type="float">
            <text:p>467.1075</text:p>
          </table:table-cell>
          <table:table-cell office:value-type="float" office:value="0" calcext:value-type="float">
            <text:p>0</text:p>
          </table:table-cell>
          <table:table-cell office:value-type="float" office:value="-0.2394204" calcext:value-type="float">
            <text:p>-0.2394204</text:p>
          </table:table-cell>
          <table:table-cell office:value-type="float" office:value="0.002553776" calcext:value-type="float">
            <text:p>0.00255377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65794" calcext:value-type="float">
            <text:p>2.565794E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0" calcext:value-type="float">
            <text:p>8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772496" calcext:value-type="float">
            <text:p>-0.77249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6.595" calcext:value-type="float">
            <text:p>1326.595</text:p>
          </table:table-cell>
          <table:table-cell office:value-type="float" office:value="25.09355" calcext:value-type="float">
            <text:p>25.09355</text:p>
          </table:table-cell>
          <table:table-cell office:value-type="float" office:value="267.5643" calcext:value-type="float">
            <text:p>267.5643</text:p>
          </table:table-cell>
          <table:table-cell office:value-type="float" office:value="0.2337912" calcext:value-type="float">
            <text:p>0.2337912</text:p>
          </table:table-cell>
          <table:table-cell office:value-type="float" office:value="0.2286185" calcext:value-type="float">
            <text:p>0.2286185</text:p>
          </table:table-cell>
          <table:table-cell office:value-type="float" office:value="0.2293115" calcext:value-type="float">
            <text:p>0.2293115</text:p>
          </table:table-cell>
          <table:table-cell office:value-type="float" office:value="0.2403633" calcext:value-type="float">
            <text:p>0.2403633</text:p>
          </table:table-cell>
          <table:table-cell office:value-type="float" office:value="0.3294733" calcext:value-type="float">
            <text:p>0.3294733</text:p>
          </table:table-cell>
          <table:table-cell office:value-type="float" office:value="0.3456836" calcext:value-type="float">
            <text:p>0.3456836</text:p>
          </table:table-cell>
          <table:table-cell office:value-type="float" office:value="0.4051168" calcext:value-type="float">
            <text:p>0.4051168</text:p>
          </table:table-cell>
          <table:table-cell office:value-type="float" office:value="0.3628823" calcext:value-type="float">
            <text:p>0.3628823</text:p>
          </table:table-cell>
          <table:table-cell office:value-type="float" office:value="0.3790495" calcext:value-type="float">
            <text:p>0.3790495</text:p>
          </table:table-cell>
          <table:table-cell office:value-type="float" office:value="0.3934433" calcext:value-type="float">
            <text:p>0.3934433</text:p>
          </table:table-cell>
          <table:table-cell office:value-type="float" office:value="0.4121069" calcext:value-type="float">
            <text:p>0.412106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5608" calcext:value-type="float">
            <text:p>0.2725608</text:p>
          </table:table-cell>
          <table:table-cell office:value-type="float" office:value="0.2785015" calcext:value-type="float">
            <text:p>0.2785015</text:p>
          </table:table-cell>
          <table:table-cell office:value-type="float" office:value="0.2779047" calcext:value-type="float">
            <text:p>0.2779047</text:p>
          </table:table-cell>
          <table:table-cell office:value-type="float" office:value="0.26698" calcext:value-type="float">
            <text:p>0.26698</text:p>
          </table:table-cell>
          <table:table-cell office:value-type="float" office:value="0.1034636" calcext:value-type="float">
            <text:p>0.10346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999018" calcext:value-type="float">
            <text:p>2.999018E-05</text:p>
          </table:table-cell>
          <table:table-cell office:value-type="float" office:value="-0.09348047" calcext:value-type="float">
            <text:p>-0.09348047</text:p>
          </table:table-cell>
          <table:table-cell office:value-type="float" office:value="-0.1072653" calcext:value-type="float">
            <text:p>-0.1072653</text:p>
          </table:table-cell>
          <table:table-cell office:value-type="float" office:value="-0.1052907" calcext:value-type="float">
            <text:p>-0.1052907</text:p>
          </table:table-cell>
          <table:table-cell office:value-type="float" office:value="-0.07896328" calcext:value-type="float">
            <text:p>-0.07896328</text:p>
          </table:table-cell>
          <table:table-cell office:value-type="float" office:value="-0.01003829" calcext:value-type="float">
            <text:p>-0.01003829</text:p>
          </table:table-cell>
          <table:table-cell office:value-type="float" office:value="-0.007145464" calcext:value-type="float">
            <text:p>-0.007145464</text:p>
          </table:table-cell>
          <table:table-cell office:value-type="float" office:value="-0.004082019" calcext:value-type="float">
            <text:p>-0.004082019</text:p>
          </table:table-cell>
          <table:table-cell office:value-type="float" office:value="-0.0132628" calcext:value-type="float">
            <text:p>-0.0132628</text:p>
          </table:table-cell>
          <table:table-cell office:value-type="float" office:value="-0.008736723" calcext:value-type="float">
            <text:p>-0.008736723</text:p>
          </table:table-cell>
          <table:table-cell office:value-type="float" office:value="-0.006121333" calcext:value-type="float">
            <text:p>-0.006121333</text:p>
          </table:table-cell>
          <table:table-cell office:value-type="float" office:value="475.6455" calcext:value-type="float">
            <text:p>475.6455</text:p>
          </table:table-cell>
          <table:table-cell office:value-type="float" office:value="0" calcext:value-type="float">
            <text:p>0</text:p>
          </table:table-cell>
          <table:table-cell office:value-type="float" office:value="-0.2050811" calcext:value-type="float">
            <text:p>-0.2050811</text:p>
          </table:table-cell>
          <table:table-cell office:value-type="float" office:value="0.002529187" calcext:value-type="float">
            <text:p>0.0025291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51824" calcext:value-type="float">
            <text:p>2.551824E-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0" calcext:value-type="float">
            <text:p>9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1.102721" calcext:value-type="float">
            <text:p>-1.10272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4.203" calcext:value-type="float">
            <text:p>1324.203</text:p>
          </table:table-cell>
          <table:table-cell office:value-type="float" office:value="27.81567" calcext:value-type="float">
            <text:p>27.81567</text:p>
          </table:table-cell>
          <table:table-cell office:value-type="float" office:value="250.3377" calcext:value-type="float">
            <text:p>250.3377</text:p>
          </table:table-cell>
          <table:table-cell office:value-type="float" office:value="0.2357153" calcext:value-type="float">
            <text:p>0.2357153</text:p>
          </table:table-cell>
          <table:table-cell office:value-type="float" office:value="0.2303514" calcext:value-type="float">
            <text:p>0.2303514</text:p>
          </table:table-cell>
          <table:table-cell office:value-type="float" office:value="0.2310797" calcext:value-type="float">
            <text:p>0.2310797</text:p>
          </table:table-cell>
          <table:table-cell office:value-type="float" office:value="0.2424364" calcext:value-type="float">
            <text:p>0.2424364</text:p>
          </table:table-cell>
          <table:table-cell office:value-type="float" office:value="0.3577921" calcext:value-type="float">
            <text:p>0.3577921</text:p>
          </table:table-cell>
          <table:table-cell office:value-type="float" office:value="0.3723208" calcext:value-type="float">
            <text:p>0.3723208</text:p>
          </table:table-cell>
          <table:table-cell office:value-type="float" office:value="0.4251601" calcext:value-type="float">
            <text:p>0.4251601</text:p>
          </table:table-cell>
          <table:table-cell office:value-type="float" office:value="0.3651987" calcext:value-type="float">
            <text:p>0.3651987</text:p>
          </table:table-cell>
          <table:table-cell office:value-type="float" office:value="0.3790505" calcext:value-type="float">
            <text:p>0.3790505</text:p>
          </table:table-cell>
          <table:table-cell office:value-type="float" office:value="0.3933391" calcext:value-type="float">
            <text:p>0.3933391</text:p>
          </table:table-cell>
          <table:table-cell office:value-type="float" office:value="0.4121105" calcext:value-type="float">
            <text:p>0.4121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7633" calcext:value-type="float">
            <text:p>0.2707633</text:p>
          </table:table-cell>
          <table:table-cell office:value-type="float" office:value="0.2767688" calcext:value-type="float">
            <text:p>0.2767688</text:p>
          </table:table-cell>
          <table:table-cell office:value-type="float" office:value="0.2761367" calcext:value-type="float">
            <text:p>0.2761367</text:p>
          </table:table-cell>
          <table:table-cell office:value-type="float" office:value="0.2649071" calcext:value-type="float">
            <text:p>0.2649071</text:p>
          </table:table-cell>
          <table:table-cell office:value-type="float" office:value="0.1020649" calcext:value-type="float">
            <text:p>0.10206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3004966" calcext:value-type="float">
            <text:p>3.004966E-05</text:p>
          </table:table-cell>
          <table:table-cell office:value-type="float" office:value="-0.08891538" calcext:value-type="float">
            <text:p>-0.08891538</text:p>
          </table:table-cell>
          <table:table-cell office:value-type="float" office:value="-0.1024254" calcext:value-type="float">
            <text:p>-0.1024254</text:p>
          </table:table-cell>
          <table:table-cell office:value-type="float" office:value="-0.1004586" calcext:value-type="float">
            <text:p>-0.1004586</text:p>
          </table:table-cell>
          <table:table-cell office:value-type="float" office:value="-0.07492469" calcext:value-type="float">
            <text:p>-0.07492469</text:p>
          </table:table-cell>
          <table:table-cell office:value-type="float" office:value="-0.00568372" calcext:value-type="float">
            <text:p>-0.00568372</text:p>
          </table:table-cell>
          <table:table-cell office:value-type="float" office:value="-0.00426762" calcext:value-type="float">
            <text:p>-0.00426762</text:p>
          </table:table-cell>
          <table:table-cell office:value-type="float" office:value="-0.002553899" calcext:value-type="float">
            <text:p>-0.002553899</text:p>
          </table:table-cell>
          <table:table-cell office:value-type="float" office:value="-0.01247614" calcext:value-type="float">
            <text:p>-0.01247614</text:p>
          </table:table-cell>
          <table:table-cell office:value-type="float" office:value="-0.008736799" calcext:value-type="float">
            <text:p>-0.008736799</text:p>
          </table:table-cell>
          <table:table-cell office:value-type="float" office:value="-0.006136913" calcext:value-type="float">
            <text:p>-0.006136913</text:p>
          </table:table-cell>
          <table:table-cell office:value-type="float" office:value="484.8638" calcext:value-type="float">
            <text:p>484.8638</text:p>
          </table:table-cell>
          <table:table-cell office:value-type="float" office:value="0" calcext:value-type="float">
            <text:p>0</text:p>
          </table:table-cell>
          <table:table-cell office:value-type="float" office:value="-0.1996944" calcext:value-type="float">
            <text:p>-0.1996944</text:p>
          </table:table-cell>
          <table:table-cell office:value-type="float" office:value="0.002504718" calcext:value-type="float">
            <text:p>0.0025047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91405" calcext:value-type="float">
            <text:p>2.591405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0" calcext:value-type="float">
            <text:p>10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5947639" calcext:value-type="float">
            <text:p>-0.5947639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1.017" calcext:value-type="float">
            <text:p>1321.017</text:p>
          </table:table-cell>
          <table:table-cell office:value-type="float" office:value="30.49427" calcext:value-type="float">
            <text:p>30.49427</text:p>
          </table:table-cell>
          <table:table-cell office:value-type="float" office:value="247.6764" calcext:value-type="float">
            <text:p>247.6764</text:p>
          </table:table-cell>
          <table:table-cell office:value-type="float" office:value="0.2353275" calcext:value-type="float">
            <text:p>0.2353275</text:p>
          </table:table-cell>
          <table:table-cell office:value-type="float" office:value="0.2319665" calcext:value-type="float">
            <text:p>0.2319665</text:p>
          </table:table-cell>
          <table:table-cell office:value-type="float" office:value="0.2327991" calcext:value-type="float">
            <text:p>0.2327991</text:p>
          </table:table-cell>
          <table:table-cell office:value-type="float" office:value="0.2445204" calcext:value-type="float">
            <text:p>0.2445204</text:p>
          </table:table-cell>
          <table:table-cell office:value-type="float" office:value="0.3523668" calcext:value-type="float">
            <text:p>0.3523668</text:p>
          </table:table-cell>
          <table:table-cell office:value-type="float" office:value="0.3568456" calcext:value-type="float">
            <text:p>0.3568456</text:p>
          </table:table-cell>
          <table:table-cell office:value-type="float" office:value="0.3977398" calcext:value-type="float">
            <text:p>0.3977398</text:p>
          </table:table-cell>
          <table:table-cell office:value-type="float" office:value="0.3669455" calcext:value-type="float">
            <text:p>0.3669455</text:p>
          </table:table-cell>
          <table:table-cell office:value-type="float" office:value="0.3793362" calcext:value-type="float">
            <text:p>0.3793362</text:p>
          </table:table-cell>
          <table:table-cell office:value-type="float" office:value="0.3934783" calcext:value-type="float">
            <text:p>0.3934783</text:p>
          </table:table-cell>
          <table:table-cell office:value-type="float" office:value="0.412115" calcext:value-type="float">
            <text:p>0.4121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8575" calcext:value-type="float">
            <text:p>0.2688575</text:p>
          </table:table-cell>
          <table:table-cell office:value-type="float" office:value="0.2751537" calcext:value-type="float">
            <text:p>0.2751537</text:p>
          </table:table-cell>
          <table:table-cell office:value-type="float" office:value="0.2744175" calcext:value-type="float">
            <text:p>0.2744175</text:p>
          </table:table-cell>
          <table:table-cell office:value-type="float" office:value="0.2628232" calcext:value-type="float">
            <text:p>0.2628232</text:p>
          </table:table-cell>
          <table:table-cell office:value-type="float" office:value="0.1006151" calcext:value-type="float">
            <text:p>0.1006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944142" calcext:value-type="float">
            <text:p>2.944142E-05</text:p>
          </table:table-cell>
          <table:table-cell office:value-type="float" office:value="-0.08981965" calcext:value-type="float">
            <text:p>-0.08981965</text:p>
          </table:table-cell>
          <table:table-cell office:value-type="float" office:value="-0.09813543" calcext:value-type="float">
            <text:p>-0.09813543</text:p>
          </table:table-cell>
          <table:table-cell office:value-type="float" office:value="-0.09600336" calcext:value-type="float">
            <text:p>-0.09600336</text:p>
          </table:table-cell>
          <table:table-cell office:value-type="float" office:value="-0.07110079" calcext:value-type="float">
            <text:p>-0.07110079</text:p>
          </table:table-cell>
          <table:table-cell office:value-type="float" office:value="-0.006228718" calcext:value-type="float">
            <text:p>-0.006228718</text:p>
          </table:table-cell>
          <table:table-cell office:value-type="float" office:value="-0.005701051" calcext:value-type="float">
            <text:p>-0.005701051</text:p>
          </table:table-cell>
          <table:table-cell office:value-type="float" office:value="-0.004934276" calcext:value-type="float">
            <text:p>-0.004934276</text:p>
          </table:table-cell>
          <table:table-cell office:value-type="float" office:value="-0.01191184" calcext:value-type="float">
            <text:p>-0.01191184</text:p>
          </table:table-cell>
          <table:table-cell office:value-type="float" office:value="-0.008673968" calcext:value-type="float">
            <text:p>-0.008673968</text:p>
          </table:table-cell>
          <table:table-cell office:value-type="float" office:value="-0.006116125" calcext:value-type="float">
            <text:p>-0.006116125</text:p>
          </table:table-cell>
          <table:table-cell office:value-type="float" office:value="494.1059" calcext:value-type="float">
            <text:p>494.1059</text:p>
          </table:table-cell>
          <table:table-cell office:value-type="float" office:value="0" calcext:value-type="float">
            <text:p>0</text:p>
          </table:table-cell>
          <table:table-cell office:value-type="float" office:value="-0.2017247" calcext:value-type="float">
            <text:p>-0.2017247</text:p>
          </table:table-cell>
          <table:table-cell office:value-type="float" office:value="0.002479586" calcext:value-type="float">
            <text:p>0.00247958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0002500601" calcext:value-type="float">
            <text:p>2.500601E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0" calcext:value-type="float">
            <text:p>11032000</text:p>
          </table:table-cell>
          <table:table-cell office:value-type="float" office:value="108.9998" calcext:value-type="float">
            <text:p>108.9998</text:p>
          </table:table-cell>
          <table:table-cell office:value-type="float" office:value="-0.3447815" calcext:value-type="float">
            <text:p>-0.344781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8.273" calcext:value-type="float">
            <text:p>1318.273</text:p>
          </table:table-cell>
          <table:table-cell office:value-type="float" office:value="32.98792" calcext:value-type="float">
            <text:p>32.98792</text:p>
          </table:table-cell>
          <table:table-cell office:value-type="float" office:value="244.2371" calcext:value-type="float">
            <text:p>244.2371</text:p>
          </table:table-cell>
          <table:table-cell office:value-type="float" office:value="0.235216" calcext:value-type="float">
            <text:p>0.235216</text:p>
          </table:table-cell>
          <table:table-cell office:value-type="float" office:value="0.2334109" calcext:value-type="float">
            <text:p>0.2334109</text:p>
          </table:table-cell>
          <table:table-cell office:value-type="float" office:value="0.2344135" calcext:value-type="float">
            <text:p>0.2344135</text:p>
          </table:table-cell>
          <table:table-cell office:value-type="float" office:value="0.2464138" calcext:value-type="float">
            <text:p>0.2464138</text:p>
          </table:table-cell>
          <table:table-cell office:value-type="float" office:value="0.3375756" calcext:value-type="float">
            <text:p>0.3375756</text:p>
          </table:table-cell>
          <table:table-cell office:value-type="float" office:value="0.3407916" calcext:value-type="float">
            <text:p>0.3407916</text:p>
          </table:table-cell>
          <table:table-cell office:value-type="float" office:value="0.3835486" calcext:value-type="float">
            <text:p>0.3835486</text:p>
          </table:table-cell>
          <table:table-cell office:value-type="float" office:value="0.3674175" calcext:value-type="float">
            <text:p>0.3674175</text:p>
          </table:table-cell>
          <table:table-cell office:value-type="float" office:value="0.379577" calcext:value-type="float">
            <text:p>0.379577</text:p>
          </table:table-cell>
          <table:table-cell office:value-type="float" office:value="0.3935579" calcext:value-type="float">
            <text:p>0.3935579</text:p>
          </table:table-cell>
          <table:table-cell office:value-type="float" office:value="0.4121143" calcext:value-type="float">
            <text:p>0.412114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6726" calcext:value-type="float">
            <text:p>0.2666726</text:p>
          </table:table-cell>
          <table:table-cell office:value-type="float" office:value="0.2737095" calcext:value-type="float">
            <text:p>0.2737095</text:p>
          </table:table-cell>
          <table:table-cell office:value-type="float" office:value="0.2728032" calcext:value-type="float">
            <text:p>0.2728032</text:p>
          </table:table-cell>
          <table:table-cell office:value-type="float" office:value="0.2609302" calcext:value-type="float">
            <text:p>0.2609302</text:p>
          </table:table-cell>
          <table:table-cell office:value-type="float" office:value="0.09898169" calcext:value-type="float">
            <text:p>0.098981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883306" calcext:value-type="float">
            <text:p>2.883306E-05</text:p>
          </table:table-cell>
          <table:table-cell office:value-type="float" office:value="-0.09009586" calcext:value-type="float">
            <text:p>-0.09009586</text:p>
          </table:table-cell>
          <table:table-cell office:value-type="float" office:value="-0.09447829" calcext:value-type="float">
            <text:p>-0.09447829</text:p>
          </table:table-cell>
          <table:table-cell office:value-type="float" office:value="-0.09202827" calcext:value-type="float">
            <text:p>-0.09202827</text:p>
          </table:table-cell>
          <table:table-cell office:value-type="float" office:value="-0.06782113" calcext:value-type="float">
            <text:p>-0.06782113</text:p>
          </table:table-cell>
          <table:table-cell office:value-type="float" office:value="-0.008423558" calcext:value-type="float">
            <text:p>-0.008423558</text:p>
          </table:table-cell>
          <table:table-cell office:value-type="float" office:value="-0.007882929" calcext:value-type="float">
            <text:p>-0.007882929</text:p>
          </table:table-cell>
          <table:table-cell office:value-type="float" office:value="-0.007017199" calcext:value-type="float">
            <text:p>-0.007017199</text:p>
          </table:table-cell>
          <table:table-cell office:value-type="float" office:value="-0.01177194" calcext:value-type="float">
            <text:p>-0.01177194</text:p>
          </table:table-cell>
          <table:table-cell office:value-type="float" office:value="-0.008630677" calcext:value-type="float">
            <text:p>-0.008630677</text:p>
          </table:table-cell>
          <table:table-cell office:value-type="float" office:value="-0.006112096" calcext:value-type="float">
            <text:p>-0.006112096</text:p>
          </table:table-cell>
          <table:table-cell office:value-type="float" office:value="503.1581" calcext:value-type="float">
            <text:p>503.1581</text:p>
          </table:table-cell>
          <table:table-cell office:value-type="float" office:value="0" calcext:value-type="float">
            <text:p>0</text:p>
          </table:table-cell>
          <table:table-cell office:value-type="float" office:value="-0.203159" calcext:value-type="float">
            <text:p>-0.203159</text:p>
          </table:table-cell>
          <table:table-cell office:value-type="float" office:value="0.002454888" calcext:value-type="float">
            <text:p>0.00245488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526212" calcext:value-type="float">
            <text:p>2.526212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0" calcext:value-type="float">
            <text:p>12032000</text:p>
          </table:table-cell>
          <table:table-cell office:value-type="float" office:value="114.6998" calcext:value-type="float">
            <text:p>114.6998</text:p>
          </table:table-cell>
          <table:table-cell office:value-type="float" office:value="-0.02593888" calcext:value-type="float">
            <text:p>-0.02593888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21.033" calcext:value-type="float">
            <text:p>1321.033</text:p>
          </table:table-cell>
          <table:table-cell office:value-type="float" office:value="35.60802" calcext:value-type="float">
            <text:p>35.60802</text:p>
          </table:table-cell>
          <table:table-cell office:value-type="float" office:value="243.5522" calcext:value-type="float">
            <text:p>243.5522</text:p>
          </table:table-cell>
          <table:table-cell office:value-type="float" office:value="0.2417056" calcext:value-type="float">
            <text:p>0.2417056</text:p>
          </table:table-cell>
          <table:table-cell office:value-type="float" office:value="0.2349888" calcext:value-type="float">
            <text:p>0.2349888</text:p>
          </table:table-cell>
          <table:table-cell office:value-type="float" office:value="0.235973" calcext:value-type="float">
            <text:p>0.235973</text:p>
          </table:table-cell>
          <table:table-cell office:value-type="float" office:value="0.2481386" calcext:value-type="float">
            <text:p>0.2481386</text:p>
          </table:table-cell>
          <table:table-cell office:value-type="float" office:value="0.3374889" calcext:value-type="float">
            <text:p>0.3374889</text:p>
          </table:table-cell>
          <table:table-cell office:value-type="float" office:value="0.3494751" calcext:value-type="float">
            <text:p>0.3494751</text:p>
          </table:table-cell>
          <table:table-cell office:value-type="float" office:value="0.404663" calcext:value-type="float">
            <text:p>0.404663</text:p>
          </table:table-cell>
          <table:table-cell office:value-type="float" office:value="0.367873" calcext:value-type="float">
            <text:p>0.367873</text:p>
          </table:table-cell>
          <table:table-cell office:value-type="float" office:value="0.379586" calcext:value-type="float">
            <text:p>0.379586</text:p>
          </table:table-cell>
          <table:table-cell office:value-type="float" office:value="0.3933994" calcext:value-type="float">
            <text:p>0.3933994</text:p>
          </table:table-cell>
          <table:table-cell office:value-type="float" office:value="0.4121173" calcext:value-type="float">
            <text:p>0.412117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5633" calcext:value-type="float">
            <text:p>0.2645633</text:p>
          </table:table-cell>
          <table:table-cell office:value-type="float" office:value="0.2721316" calcext:value-type="float">
            <text:p>0.2721316</text:p>
          </table:table-cell>
          <table:table-cell office:value-type="float" office:value="0.2712437" calcext:value-type="float">
            <text:p>0.2712437</text:p>
          </table:table-cell>
          <table:table-cell office:value-type="float" office:value="0.2592055" calcext:value-type="float">
            <text:p>0.2592055</text:p>
          </table:table-cell>
          <table:table-cell office:value-type="float" office:value="0.09719853" calcext:value-type="float">
            <text:p>0.097198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863563" calcext:value-type="float">
            <text:p>2.863563E-05</text:p>
          </table:table-cell>
          <table:table-cell office:value-type="float" office:value="-0.07626073" calcext:value-type="float">
            <text:p>-0.07626073</text:p>
          </table:table-cell>
          <table:table-cell office:value-type="float" office:value="-0.09067063" calcext:value-type="float">
            <text:p>-0.09067063</text:p>
          </table:table-cell>
          <table:table-cell office:value-type="float" office:value="-0.08837077" calcext:value-type="float">
            <text:p>-0.08837077</text:p>
          </table:table-cell>
          <table:table-cell office:value-type="float" office:value="-0.06498794" calcext:value-type="float">
            <text:p>-0.06498794</text:p>
          </table:table-cell>
          <table:table-cell office:value-type="float" office:value="-0.0084734" calcext:value-type="float">
            <text:p>-0.0084734</text:p>
          </table:table-cell>
          <table:table-cell office:value-type="float" office:value="-0.006612688" calcext:value-type="float">
            <text:p>-0.006612688</text:p>
          </table:table-cell>
          <table:table-cell office:value-type="float" office:value="-0.004137458" calcext:value-type="float">
            <text:p>-0.004137458</text:p>
          </table:table-cell>
          <table:table-cell office:value-type="float" office:value="-0.0116305" calcext:value-type="float">
            <text:p>-0.0116305</text:p>
          </table:table-cell>
          <table:table-cell office:value-type="float" office:value="-0.008619309" calcext:value-type="float">
            <text:p>-0.008619309</text:p>
          </table:table-cell>
          <table:table-cell office:value-type="float" office:value="-0.006127927" calcext:value-type="float">
            <text:p>-0.006127927</text:p>
          </table:table-cell>
          <table:table-cell office:value-type="float" office:value="512.2871" calcext:value-type="float">
            <text:p>512.2871</text:p>
          </table:table-cell>
          <table:table-cell office:value-type="float" office:value="0" calcext:value-type="float">
            <text:p>0</text:p>
          </table:table-cell>
          <table:table-cell office:value-type="float" office:value="-0.1730563" calcext:value-type="float">
            <text:p>-0.1730563</text:p>
          </table:table-cell>
          <table:table-cell office:value-type="float" office:value="0.002430799" calcext:value-type="float">
            <text:p>0.00243079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477318" calcext:value-type="float">
            <text:p>2.477318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0" calcext:value-type="float">
            <text:p>13032000</text:p>
          </table:table-cell>
          <table:table-cell office:value-type="float" office:value="114.6998" calcext:value-type="float">
            <text:p>114.6998</text:p>
          </table:table-cell>
          <table:table-cell office:value-type="float" office:value="0.5979426" calcext:value-type="float">
            <text:p>0.597942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8.08" calcext:value-type="float">
            <text:p>1318.08</text:p>
          </table:table-cell>
          <table:table-cell office:value-type="float" office:value="37.93697" calcext:value-type="float">
            <text:p>37.93697</text:p>
          </table:table-cell>
          <table:table-cell office:value-type="float" office:value="239.4014" calcext:value-type="float">
            <text:p>239.4014</text:p>
          </table:table-cell>
          <table:table-cell office:value-type="float" office:value="0.2410945" calcext:value-type="float">
            <text:p>0.2410945</text:p>
          </table:table-cell>
          <table:table-cell office:value-type="float" office:value="0.2365717" calcext:value-type="float">
            <text:p>0.2365717</text:p>
          </table:table-cell>
          <table:table-cell office:value-type="float" office:value="0.237503" calcext:value-type="float">
            <text:p>0.237503</text:p>
          </table:table-cell>
          <table:table-cell office:value-type="float" office:value="0.2498438" calcext:value-type="float">
            <text:p>0.2498438</text:p>
          </table:table-cell>
          <table:table-cell office:value-type="float" office:value="0.333992" calcext:value-type="float">
            <text:p>0.333992</text:p>
          </table:table-cell>
          <table:table-cell office:value-type="float" office:value="0.3371372" calcext:value-type="float">
            <text:p>0.3371372</text:p>
          </table:table-cell>
          <table:table-cell office:value-type="float" office:value="0.3810304" calcext:value-type="float">
            <text:p>0.3810304</text:p>
          </table:table-cell>
          <table:table-cell office:value-type="float" office:value="0.3687935" calcext:value-type="float">
            <text:p>0.3687935</text:p>
          </table:table-cell>
          <table:table-cell office:value-type="float" office:value="0.3798569" calcext:value-type="float">
            <text:p>0.3798569</text:p>
          </table:table-cell>
          <table:table-cell office:value-type="float" office:value="0.3935478" calcext:value-type="float">
            <text:p>0.3935478</text:p>
          </table:table-cell>
          <table:table-cell office:value-type="float" office:value="0.4121199" calcext:value-type="float">
            <text:p>0.41211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814" calcext:value-type="float">
            <text:p>0.262814</text:p>
          </table:table-cell>
          <table:table-cell office:value-type="float" office:value="0.2705488" calcext:value-type="float">
            <text:p>0.2705488</text:p>
          </table:table-cell>
          <table:table-cell office:value-type="float" office:value="0.2697138" calcext:value-type="float">
            <text:p>0.2697138</text:p>
          </table:table-cell>
          <table:table-cell office:value-type="float" office:value="0.2575005" calcext:value-type="float">
            <text:p>0.2575005</text:p>
          </table:table-cell>
          <table:table-cell office:value-type="float" office:value="0.09533505" calcext:value-type="float">
            <text:p>0.095335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812521" calcext:value-type="float">
            <text:p>2.812521E-05</text:p>
          </table:table-cell>
          <table:table-cell office:value-type="float" office:value="-0.07746016" calcext:value-type="float">
            <text:p>-0.07746016</text:p>
          </table:table-cell>
          <table:table-cell office:value-type="float" office:value="-0.0870195" calcext:value-type="float">
            <text:p>-0.0870195</text:p>
          </table:table-cell>
          <table:table-cell office:value-type="float" office:value="-0.08494497" calcext:value-type="float">
            <text:p>-0.08494497</text:p>
          </table:table-cell>
          <table:table-cell office:value-type="float" office:value="-0.06232077" calcext:value-type="float">
            <text:p>-0.06232077</text:p>
          </table:table-cell>
          <table:table-cell office:value-type="float" office:value="-0.009045972" calcext:value-type="float">
            <text:p>-0.009045972</text:p>
          </table:table-cell>
          <table:table-cell office:value-type="float" office:value="-0.008470176" calcext:value-type="float">
            <text:p>-0.008470176</text:p>
          </table:table-cell>
          <table:table-cell office:value-type="float" office:value="-0.007468683" calcext:value-type="float">
            <text:p>-0.007468683</text:p>
          </table:table-cell>
          <table:table-cell office:value-type="float" office:value="-0.01135003" calcext:value-type="float">
            <text:p>-0.01135003</text:p>
          </table:table-cell>
          <table:table-cell office:value-type="float" office:value="-0.008563002" calcext:value-type="float">
            <text:p>-0.008563002</text:p>
          </table:table-cell>
          <table:table-cell office:value-type="float" office:value="-0.006107813" calcext:value-type="float">
            <text:p>-0.006107813</text:p>
          </table:table-cell>
          <table:table-cell office:value-type="float" office:value="521.1646" calcext:value-type="float">
            <text:p>521.1646</text:p>
          </table:table-cell>
          <table:table-cell office:value-type="float" office:value="0" calcext:value-type="float">
            <text:p>0</text:p>
          </table:table-cell>
          <table:table-cell office:value-type="float" office:value="-0.1748902" calcext:value-type="float">
            <text:p>-0.1748902</text:p>
          </table:table-cell>
          <table:table-cell office:value-type="float" office:value="0.002406545" calcext:value-type="float">
            <text:p>0.00240654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465677" calcext:value-type="float">
            <text:p>2.465677E-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0" calcext:value-type="float">
            <text:p>14032000</text:p>
          </table:table-cell>
          <table:table-cell office:value-type="float" office:value="115.8998" calcext:value-type="float">
            <text:p>115.8998</text:p>
          </table:table-cell>
          <table:table-cell office:value-type="float" office:value="0.5560775" calcext:value-type="float">
            <text:p>0.556077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6.961" calcext:value-type="float">
            <text:p>1316.961</text:p>
          </table:table-cell>
          <table:table-cell office:value-type="float" office:value="40.29744" calcext:value-type="float">
            <text:p>40.29744</text:p>
          </table:table-cell>
          <table:table-cell office:value-type="float" office:value="233.595" calcext:value-type="float">
            <text:p>233.595</text:p>
          </table:table-cell>
          <table:table-cell office:value-type="float" office:value="0.2450766" calcext:value-type="float">
            <text:p>0.2450766</text:p>
          </table:table-cell>
          <table:table-cell office:value-type="float" office:value="0.2381185" calcext:value-type="float">
            <text:p>0.2381185</text:p>
          </table:table-cell>
          <table:table-cell office:value-type="float" office:value="0.2389708" calcext:value-type="float">
            <text:p>0.2389708</text:p>
          </table:table-cell>
          <table:table-cell office:value-type="float" office:value="0.2514139" calcext:value-type="float">
            <text:p>0.2514139</text:p>
          </table:table-cell>
          <table:table-cell office:value-type="float" office:value="0.328907" calcext:value-type="float">
            <text:p>0.328907</text:p>
          </table:table-cell>
          <table:table-cell office:value-type="float" office:value="0.3361672" calcext:value-type="float">
            <text:p>0.3361672</text:p>
          </table:table-cell>
          <table:table-cell office:value-type="float" office:value="0.388288" calcext:value-type="float">
            <text:p>0.388288</text:p>
          </table:table-cell>
          <table:table-cell office:value-type="float" office:value="0.3689649" calcext:value-type="float">
            <text:p>0.3689649</text:p>
          </table:table-cell>
          <table:table-cell office:value-type="float" office:value="0.3799381" calcext:value-type="float">
            <text:p>0.3799381</text:p>
          </table:table-cell>
          <table:table-cell office:value-type="float" office:value="0.3934984" calcext:value-type="float">
            <text:p>0.3934984</text:p>
          </table:table-cell>
          <table:table-cell office:value-type="float" office:value="0.4121237" calcext:value-type="float">
            <text:p>0.412123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9841" calcext:value-type="float">
            <text:p>0.2609841</text:p>
          </table:table-cell>
          <table:table-cell office:value-type="float" office:value="0.2690021" calcext:value-type="float">
            <text:p>0.2690021</text:p>
          </table:table-cell>
          <table:table-cell office:value-type="float" office:value="0.2682461" calcext:value-type="float">
            <text:p>0.2682461</text:p>
          </table:table-cell>
          <table:table-cell office:value-type="float" office:value="0.2559306" calcext:value-type="float">
            <text:p>0.2559306</text:p>
          </table:table-cell>
          <table:table-cell office:value-type="float" office:value="0.09334963" calcext:value-type="float">
            <text:p>0.093349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789287" calcext:value-type="float">
            <text:p>2.789287E-05</text:p>
          </table:table-cell>
          <table:table-cell office:value-type="float" office:value="-0.07006861" calcext:value-type="float">
            <text:p>-0.07006861</text:p>
          </table:table-cell>
          <table:table-cell office:value-type="float" office:value="-0.08362122" calcext:value-type="float">
            <text:p>-0.08362122</text:p>
          </table:table-cell>
          <table:table-cell office:value-type="float" office:value="-0.08180312" calcext:value-type="float">
            <text:p>-0.08180312</text:p>
          </table:table-cell>
          <table:table-cell office:value-type="float" office:value="-0.05997701" calcext:value-type="float">
            <text:p>-0.05997701</text:p>
          </table:table-cell>
          <table:table-cell office:value-type="float" office:value="-0.01008756" calcext:value-type="float">
            <text:p>-0.01008756</text:p>
          </table:table-cell>
          <table:table-cell office:value-type="float" office:value="-0.00864138" calcext:value-type="float">
            <text:p>-0.00864138</text:p>
          </table:table-cell>
          <table:table-cell office:value-type="float" office:value="-0.006200002" calcext:value-type="float">
            <text:p>-0.006200002</text:p>
          </table:table-cell>
          <table:table-cell office:value-type="float" office:value="-0.01129887" calcext:value-type="float">
            <text:p>-0.01129887</text:p>
          </table:table-cell>
          <table:table-cell office:value-type="float" office:value="-0.008542945" calcext:value-type="float">
            <text:p>-0.008542945</text:p>
          </table:table-cell>
          <table:table-cell office:value-type="float" office:value="-0.006113128" calcext:value-type="float">
            <text:p>-0.006113128</text:p>
          </table:table-cell>
          <table:table-cell office:value-type="float" office:value="530.0411" calcext:value-type="float">
            <text:p>530.0411</text:p>
          </table:table-cell>
          <table:table-cell office:value-type="float" office:value="0" calcext:value-type="float">
            <text:p>0</text:p>
          </table:table-cell>
          <table:table-cell office:value-type="float" office:value="-0.1479988" calcext:value-type="float">
            <text:p>-0.1479988</text:p>
          </table:table-cell>
          <table:table-cell office:value-type="float" office:value="0.00238286" calcext:value-type="float">
            <text:p>0.0023828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44705" calcext:value-type="float">
            <text:p>2.44705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0" calcext:value-type="float">
            <text:p>15032000</text:p>
          </table:table-cell>
          <table:table-cell office:value-type="float" office:value="116.5997" calcext:value-type="float">
            <text:p>116.5997</text:p>
          </table:table-cell>
          <table:table-cell office:value-type="float" office:value="0.48737" calcext:value-type="float">
            <text:p>0.48737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5.403" calcext:value-type="float">
            <text:p>1315.403</text:p>
          </table:table-cell>
          <table:table-cell office:value-type="float" office:value="42.62442" calcext:value-type="float">
            <text:p>42.62442</text:p>
          </table:table-cell>
          <table:table-cell office:value-type="float" office:value="233.5952" calcext:value-type="float">
            <text:p>233.5952</text:p>
          </table:table-cell>
          <table:table-cell office:value-type="float" office:value="0.2464751" calcext:value-type="float">
            <text:p>0.2464751</text:p>
          </table:table-cell>
          <table:table-cell office:value-type="float" office:value="0.2396522" calcext:value-type="float">
            <text:p>0.2396522</text:p>
          </table:table-cell>
          <table:table-cell office:value-type="float" office:value="0.2403996" calcext:value-type="float">
            <text:p>0.2403996</text:p>
          </table:table-cell>
          <table:table-cell office:value-type="float" office:value="0.2529216" calcext:value-type="float">
            <text:p>0.2529216</text:p>
          </table:table-cell>
          <table:table-cell office:value-type="float" office:value="0.3233232" calcext:value-type="float">
            <text:p>0.3233232</text:p>
          </table:table-cell>
          <table:table-cell office:value-type="float" office:value="0.3263341" calcext:value-type="float">
            <text:p>0.3263341</text:p>
          </table:table-cell>
          <table:table-cell office:value-type="float" office:value="0.3735771" calcext:value-type="float">
            <text:p>0.3735771</text:p>
          </table:table-cell>
          <table:table-cell office:value-type="float" office:value="0.3685759" calcext:value-type="float">
            <text:p>0.3685759</text:p>
          </table:table-cell>
          <table:table-cell office:value-type="float" office:value="0.3799607" calcext:value-type="float">
            <text:p>0.3799607</text:p>
          </table:table-cell>
          <table:table-cell office:value-type="float" office:value="0.3934015" calcext:value-type="float">
            <text:p>0.3934015</text:p>
          </table:table-cell>
          <table:table-cell office:value-type="float" office:value="0.4121251" calcext:value-type="float">
            <text:p>0.412125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34" calcext:value-type="float">
            <text:p>0.25934</text:p>
          </table:table-cell>
          <table:table-cell office:value-type="float" office:value="0.2674685" calcext:value-type="float">
            <text:p>0.2674685</text:p>
          </table:table-cell>
          <table:table-cell office:value-type="float" office:value="0.2668174" calcext:value-type="float">
            <text:p>0.2668174</text:p>
          </table:table-cell>
          <table:table-cell office:value-type="float" office:value="0.2544231" calcext:value-type="float">
            <text:p>0.2544231</text:p>
          </table:table-cell>
          <table:table-cell office:value-type="float" office:value="0.09125874" calcext:value-type="float">
            <text:p>0.091258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758779" calcext:value-type="float">
            <text:p>2.758779E-05</text:p>
          </table:table-cell>
          <table:table-cell office:value-type="float" office:value="-0.06767224" calcext:value-type="float">
            <text:p>-0.06767224</text:p>
          </table:table-cell>
          <table:table-cell office:value-type="float" office:value="-0.08039993" calcext:value-type="float">
            <text:p>-0.08039993</text:p>
          </table:table-cell>
          <table:table-cell office:value-type="float" office:value="-0.07887291" calcext:value-type="float">
            <text:p>-0.07887291</text:p>
          </table:table-cell>
          <table:table-cell office:value-type="float" office:value="-0.05782221" calcext:value-type="float">
            <text:p>-0.05782221</text:p>
          </table:table-cell>
          <table:table-cell office:value-type="float" office:value="-0.01132904" calcext:value-type="float">
            <text:p>-0.01132904</text:p>
          </table:table-cell>
          <table:table-cell office:value-type="float" office:value="-0.01061715" calcext:value-type="float">
            <text:p>-0.01061715</text:p>
          </table:table-cell>
          <table:table-cell office:value-type="float" office:value="-0.009032523" calcext:value-type="float">
            <text:p>-0.009032523</text:p>
          </table:table-cell>
          <table:table-cell office:value-type="float" office:value="-0.01140959" calcext:value-type="float">
            <text:p>-0.01140959</text:p>
          </table:table-cell>
          <table:table-cell office:value-type="float" office:value="-0.008538045" calcext:value-type="float">
            <text:p>-0.008538045</text:p>
          </table:table-cell>
          <table:table-cell office:value-type="float" office:value="-0.006127621" calcext:value-type="float">
            <text:p>-0.006127621</text:p>
          </table:table-cell>
          <table:table-cell office:value-type="float" office:value="538.8962" calcext:value-type="float">
            <text:p>538.8962</text:p>
          </table:table-cell>
          <table:table-cell office:value-type="float" office:value="0" calcext:value-type="float">
            <text:p>0</text:p>
          </table:table-cell>
          <table:table-cell office:value-type="float" office:value="-0.1456721" calcext:value-type="float">
            <text:p>-0.1456721</text:p>
          </table:table-cell>
          <table:table-cell office:value-type="float" office:value="0.002359241" calcext:value-type="float">
            <text:p>0.00235924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405141" calcext:value-type="float">
            <text:p>2.405141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0" calcext:value-type="float">
            <text:p>16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0.8947901" calcext:value-type="float">
            <text:p>0.894790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7.224" calcext:value-type="float">
            <text:p>1317.224</text:p>
          </table:table-cell>
          <table:table-cell office:value-type="float" office:value="44.89604" calcext:value-type="float">
            <text:p>44.89604</text:p>
          </table:table-cell>
          <table:table-cell office:value-type="float" office:value="229.7563" calcext:value-type="float">
            <text:p>229.7563</text:p>
          </table:table-cell>
          <table:table-cell office:value-type="float" office:value="0.2480881" calcext:value-type="float">
            <text:p>0.2480881</text:p>
          </table:table-cell>
          <table:table-cell office:value-type="float" office:value="0.2411695" calcext:value-type="float">
            <text:p>0.2411695</text:p>
          </table:table-cell>
          <table:table-cell office:value-type="float" office:value="0.2417885" calcext:value-type="float">
            <text:p>0.2417885</text:p>
          </table:table-cell>
          <table:table-cell office:value-type="float" office:value="0.2543662" calcext:value-type="float">
            <text:p>0.2543662</text:p>
          </table:table-cell>
          <table:table-cell office:value-type="float" office:value="0.3334774" calcext:value-type="float">
            <text:p>0.3334774</text:p>
          </table:table-cell>
          <table:table-cell office:value-type="float" office:value="0.3401879" calcext:value-type="float">
            <text:p>0.3401879</text:p>
          </table:table-cell>
          <table:table-cell office:value-type="float" office:value="0.3900692" calcext:value-type="float">
            <text:p>0.3900692</text:p>
          </table:table-cell>
          <table:table-cell office:value-type="float" office:value="0.3695788" calcext:value-type="float">
            <text:p>0.3695788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934677" calcext:value-type="float">
            <text:p>0.3934677</text:p>
          </table:table-cell>
          <table:table-cell office:value-type="float" office:value="0.4121286" calcext:value-type="float">
            <text:p>0.412128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7282" calcext:value-type="float">
            <text:p>0.2577282</text:p>
          </table:table-cell>
          <table:table-cell office:value-type="float" office:value="0.2659513" calcext:value-type="float">
            <text:p>0.2659513</text:p>
          </table:table-cell>
          <table:table-cell office:value-type="float" office:value="0.2654287" calcext:value-type="float">
            <text:p>0.2654287</text:p>
          </table:table-cell>
          <table:table-cell office:value-type="float" office:value="0.2529784" calcext:value-type="float">
            <text:p>0.2529784</text:p>
          </table:table-cell>
          <table:table-cell office:value-type="float" office:value="0.08914638" calcext:value-type="float">
            <text:p>0.089146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76091" calcext:value-type="float">
            <text:p>2.76091E-05</text:p>
          </table:table-cell>
          <table:table-cell office:value-type="float" office:value="-0.06502527" calcext:value-type="float">
            <text:p>-0.06502527</text:p>
          </table:table-cell>
          <table:table-cell office:value-type="float" office:value="-0.07735515" calcext:value-type="float">
            <text:p>-0.07735515</text:p>
          </table:table-cell>
          <table:table-cell office:value-type="float" office:value="-0.07614269" calcext:value-type="float">
            <text:p>-0.07614269</text:p>
          </table:table-cell>
          <table:table-cell office:value-type="float" office:value="-0.0558433" calcext:value-type="float">
            <text:p>-0.0558433</text:p>
          </table:table-cell>
          <table:table-cell office:value-type="float" office:value="-0.009162821" calcext:value-type="float">
            <text:p>-0.009162821</text:p>
          </table:table-cell>
          <table:table-cell office:value-type="float" office:value="-0.007955874" calcext:value-type="float">
            <text:p>-0.007955874</text:p>
          </table:table-cell>
          <table:table-cell office:value-type="float" office:value="-0.005932731" calcext:value-type="float">
            <text:p>-0.005932731</text:p>
          </table:table-cell>
          <table:table-cell office:value-type="float" office:value="-0.01111992" calcext:value-type="float">
            <text:p>-0.01111992</text:p>
          </table:table-cell>
          <table:table-cell office:value-type="float" office:value="-0.008508105" calcext:value-type="float">
            <text:p>-0.008508105</text:p>
          </table:table-cell>
          <table:table-cell office:value-type="float" office:value="-0.006117744" calcext:value-type="float">
            <text:p>-0.006117744</text:p>
          </table:table-cell>
          <table:table-cell office:value-type="float" office:value="547.6523" calcext:value-type="float">
            <text:p>547.6523</text:p>
          </table:table-cell>
          <table:table-cell office:value-type="float" office:value="0" calcext:value-type="float">
            <text:p>0</text:p>
          </table:table-cell>
          <table:table-cell office:value-type="float" office:value="-0.1301595" calcext:value-type="float">
            <text:p>-0.1301595</text:p>
          </table:table-cell>
          <table:table-cell office:value-type="float" office:value="0.002336322" calcext:value-type="float">
            <text:p>0.0023363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98156" calcext:value-type="float">
            <text:p>2.398156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0" calcext:value-type="float">
            <text:p>17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1.58965" calcext:value-type="float">
            <text:p>1.5896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4.215" calcext:value-type="float">
            <text:p>1314.215</text:p>
          </table:table-cell>
          <table:table-cell office:value-type="float" office:value="47.20989" calcext:value-type="float">
            <text:p>47.20989</text:p>
          </table:table-cell>
          <table:table-cell office:value-type="float" office:value="225.7178" calcext:value-type="float">
            <text:p>225.7178</text:p>
          </table:table-cell>
          <table:table-cell office:value-type="float" office:value="0.247443" calcext:value-type="float">
            <text:p>0.247443</text:p>
          </table:table-cell>
          <table:table-cell office:value-type="float" office:value="0.2425451" calcext:value-type="float">
            <text:p>0.2425451</text:p>
          </table:table-cell>
          <table:table-cell office:value-type="float" office:value="0.2431301" calcext:value-type="float">
            <text:p>0.2431301</text:p>
          </table:table-cell>
          <table:table-cell office:value-type="float" office:value="0.2558043" calcext:value-type="float">
            <text:p>0.2558043</text:p>
          </table:table-cell>
          <table:table-cell office:value-type="float" office:value="0.3259708" calcext:value-type="float">
            <text:p>0.3259708</text:p>
          </table:table-cell>
          <table:table-cell office:value-type="float" office:value="0.3285986" calcext:value-type="float">
            <text:p>0.3285986</text:p>
          </table:table-cell>
          <table:table-cell office:value-type="float" office:value="0.3741035" calcext:value-type="float">
            <text:p>0.3741035</text:p>
          </table:table-cell>
          <table:table-cell office:value-type="float" office:value="0.3692047" calcext:value-type="float">
            <text:p>0.3692047</text:p>
          </table:table-cell>
          <table:table-cell office:value-type="float" office:value="0.3801976" calcext:value-type="float">
            <text:p>0.3801976</text:p>
          </table:table-cell>
          <table:table-cell office:value-type="float" office:value="0.3934776" calcext:value-type="float">
            <text:p>0.3934776</text:p>
          </table:table-cell>
          <table:table-cell office:value-type="float" office:value="0.4121303" calcext:value-type="float">
            <text:p>0.41213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9252" calcext:value-type="float">
            <text:p>0.2559252</text:p>
          </table:table-cell>
          <table:table-cell office:value-type="float" office:value="0.2645757" calcext:value-type="float">
            <text:p>0.2645757</text:p>
          </table:table-cell>
          <table:table-cell office:value-type="float" office:value="0.2640872" calcext:value-type="float">
            <text:p>0.2640872</text:p>
          </table:table-cell>
          <table:table-cell office:value-type="float" office:value="0.2515407" calcext:value-type="float">
            <text:p>0.2515407</text:p>
          </table:table-cell>
          <table:table-cell office:value-type="float" office:value="0.08698473" calcext:value-type="float">
            <text:p>0.086984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718855" calcext:value-type="float">
            <text:p>2.718855E-05</text:p>
          </table:table-cell>
          <table:table-cell office:value-type="float" office:value="-0.06607694" calcext:value-type="float">
            <text:p>-0.06607694</text:p>
          </table:table-cell>
          <table:table-cell office:value-type="float" office:value="-0.07470828" calcext:value-type="float">
            <text:p>-0.07470828</text:p>
          </table:table-cell>
          <table:table-cell office:value-type="float" office:value="-0.07360782" calcext:value-type="float">
            <text:p>-0.07360782</text:p>
          </table:table-cell>
          <table:table-cell office:value-type="float" office:value="-0.05394949" calcext:value-type="float">
            <text:p>-0.05394949</text:p>
          </table:table-cell>
          <table:table-cell office:value-type="float" office:value="-0.01070077" calcext:value-type="float">
            <text:p>-0.01070077</text:p>
          </table:table-cell>
          <table:table-cell office:value-type="float" office:value="-0.01011512" calcext:value-type="float">
            <text:p>-0.01011512</text:p>
          </table:table-cell>
          <table:table-cell office:value-type="float" office:value="-0.008915452" calcext:value-type="float">
            <text:p>-0.008915452</text:p>
          </table:table-cell>
          <table:table-cell office:value-type="float" office:value="-0.01122391" calcext:value-type="float">
            <text:p>-0.01122391</text:p>
          </table:table-cell>
          <table:table-cell office:value-type="float" office:value="-0.008487108" calcext:value-type="float">
            <text:p>-0.008487108</text:p>
          </table:table-cell>
          <table:table-cell office:value-type="float" office:value="-0.006116271" calcext:value-type="float">
            <text:p>-0.006116271</text:p>
          </table:table-cell>
          <table:table-cell office:value-type="float" office:value="556.5029" calcext:value-type="float">
            <text:p>556.5029</text:p>
          </table:table-cell>
          <table:table-cell office:value-type="float" office:value="0" calcext:value-type="float">
            <text:p>0</text:p>
          </table:table-cell>
          <table:table-cell office:value-type="float" office:value="-0.1479636" calcext:value-type="float">
            <text:p>-0.1479636</text:p>
          </table:table-cell>
          <table:table-cell office:value-type="float" office:value="0.002312987" calcext:value-type="float">
            <text:p>0.00231298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88842" calcext:value-type="float">
            <text:p>2.388842E-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0" calcext:value-type="float">
            <text:p>18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2.156361" calcext:value-type="float">
            <text:p>2.156361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11.672" calcext:value-type="float">
            <text:p>1311.672</text:p>
          </table:table-cell>
          <table:table-cell office:value-type="float" office:value="49.18628" calcext:value-type="float">
            <text:p>49.18628</text:p>
          </table:table-cell>
          <table:table-cell office:value-type="float" office:value="221.7448" calcext:value-type="float">
            <text:p>221.7448</text:p>
          </table:table-cell>
          <table:table-cell office:value-type="float" office:value="0.2470468" calcext:value-type="float">
            <text:p>0.2470468</text:p>
          </table:table-cell>
          <table:table-cell office:value-type="float" office:value="0.2437863" calcext:value-type="float">
            <text:p>0.2437863</text:p>
          </table:table-cell>
          <table:table-cell office:value-type="float" office:value="0.2444014" calcext:value-type="float">
            <text:p>0.2444014</text:p>
          </table:table-cell>
          <table:table-cell office:value-type="float" office:value="0.257122" calcext:value-type="float">
            <text:p>0.257122</text:p>
          </table:table-cell>
          <table:table-cell office:value-type="float" office:value="0.3171629" calcext:value-type="float">
            <text:p>0.3171629</text:p>
          </table:table-cell>
          <table:table-cell office:value-type="float" office:value="0.3190574" calcext:value-type="float">
            <text:p>0.3190574</text:p>
          </table:table-cell>
          <table:table-cell office:value-type="float" office:value="0.3657407" calcext:value-type="float">
            <text:p>0.3657407</text:p>
          </table:table-cell>
          <table:table-cell office:value-type="float" office:value="0.3677968" calcext:value-type="float">
            <text:p>0.3677968</text:p>
          </table:table-cell>
          <table:table-cell office:value-type="float" office:value="0.3801844" calcext:value-type="float">
            <text:p>0.3801844</text:p>
          </table:table-cell>
          <table:table-cell office:value-type="float" office:value="0.3934393" calcext:value-type="float">
            <text:p>0.3934393</text:p>
          </table:table-cell>
          <table:table-cell office:value-type="float" office:value="0.4121331" calcext:value-type="float">
            <text:p>0.412133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8728" calcext:value-type="float">
            <text:p>0.2538728</text:p>
          </table:table-cell>
          <table:table-cell office:value-type="float" office:value="0.2633346" calcext:value-type="float">
            <text:p>0.2633346</text:p>
          </table:table-cell>
          <table:table-cell office:value-type="float" office:value="0.2628161" calcext:value-type="float">
            <text:p>0.2628161</text:p>
          </table:table-cell>
          <table:table-cell office:value-type="float" office:value="0.2502231" calcext:value-type="float">
            <text:p>0.2502231</text:p>
          </table:table-cell>
          <table:table-cell office:value-type="float" office:value="0.08469115" calcext:value-type="float">
            <text:p>0.08469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76523" calcext:value-type="float">
            <text:p>2.676523E-05</text:p>
          </table:table-cell>
          <table:table-cell office:value-type="float" office:value="-0.06673363" calcext:value-type="float">
            <text:p>-0.06673363</text:p>
          </table:table-cell>
          <table:table-cell office:value-type="float" office:value="-0.07241005" calcext:value-type="float">
            <text:p>-0.07241005</text:p>
          </table:table-cell>
          <table:table-cell office:value-type="float" office:value="-0.07129624" calcext:value-type="float">
            <text:p>-0.07129624</text:p>
          </table:table-cell>
          <table:table-cell office:value-type="float" office:value="-0.05227897" calcext:value-type="float">
            <text:p>-0.05227897</text:p>
          </table:table-cell>
          <table:table-cell office:value-type="float" office:value="-0.01294647" calcext:value-type="float">
            <text:p>-0.01294647</text:p>
          </table:table-cell>
          <table:table-cell office:value-type="float" office:value="-0.01241759" calcext:value-type="float">
            <text:p>-0.01241759</text:p>
          </table:table-cell>
          <table:table-cell office:value-type="float" office:value="-0.01109742" calcext:value-type="float">
            <text:p>-0.01109742</text:p>
          </table:table-cell>
          <table:table-cell office:value-type="float" office:value="-0.01164142" calcext:value-type="float">
            <text:p>-0.01164142</text:p>
          </table:table-cell>
          <table:table-cell office:value-type="float" office:value="-0.008489743" calcext:value-type="float">
            <text:p>-0.008489743</text:p>
          </table:table-cell>
          <table:table-cell office:value-type="float" office:value="-0.006121987" calcext:value-type="float">
            <text:p>-0.006121987</text:p>
          </table:table-cell>
          <table:table-cell office:value-type="float" office:value="565.0133" calcext:value-type="float">
            <text:p>565.0133</text:p>
          </table:table-cell>
          <table:table-cell office:value-type="float" office:value="0" calcext:value-type="float">
            <text:p>0</text:p>
          </table:table-cell>
          <table:table-cell office:value-type="float" office:value="-0.1489534" calcext:value-type="float">
            <text:p>-0.1489534</text:p>
          </table:table-cell>
          <table:table-cell office:value-type="float" office:value="0.002289858" calcext:value-type="float">
            <text:p>0.00228985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77201" calcext:value-type="float">
            <text:p>2.377201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0" calcext:value-type="float">
            <text:p>19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2.512806" calcext:value-type="float">
            <text:p>2.51280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9.654" calcext:value-type="float">
            <text:p>1309.654</text:p>
          </table:table-cell>
          <table:table-cell office:value-type="float" office:value="50.84765" calcext:value-type="float">
            <text:p>50.84765</text:p>
          </table:table-cell>
          <table:table-cell office:value-type="float" office:value="211.7937" calcext:value-type="float">
            <text:p>211.7937</text:p>
          </table:table-cell>
          <table:table-cell office:value-type="float" office:value="0.2542183" calcext:value-type="float">
            <text:p>0.2542183</text:p>
          </table:table-cell>
          <table:table-cell office:value-type="float" office:value="0.2451331" calcext:value-type="float">
            <text:p>0.2451331</text:p>
          </table:table-cell>
          <table:table-cell office:value-type="float" office:value="0.2456386" calcext:value-type="float">
            <text:p>0.2456386</text:p>
          </table:table-cell>
          <table:table-cell office:value-type="float" office:value="0.258336" calcext:value-type="float">
            <text:p>0.258336</text:p>
          </table:table-cell>
          <table:table-cell office:value-type="float" office:value="0.3163629" calcext:value-type="float">
            <text:p>0.3163629</text:p>
          </table:table-cell>
          <table:table-cell office:value-type="float" office:value="0.3255216" calcext:value-type="float">
            <text:p>0.3255216</text:p>
          </table:table-cell>
          <table:table-cell office:value-type="float" office:value="0.3845968" calcext:value-type="float">
            <text:p>0.3845968</text:p>
          </table:table-cell>
          <table:table-cell office:value-type="float" office:value="0.3669303" calcext:value-type="float">
            <text:p>0.3669303</text:p>
          </table:table-cell>
          <table:table-cell office:value-type="float" office:value="0.3801889" calcext:value-type="float">
            <text:p>0.3801889</text:p>
          </table:table-cell>
          <table:table-cell office:value-type="float" office:value="0.393493" calcext:value-type="float">
            <text:p>0.393493</text:p>
          </table:table-cell>
          <table:table-cell office:value-type="float" office:value="0.4121373" calcext:value-type="float">
            <text:p>0.412137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8114" calcext:value-type="float">
            <text:p>0.2518114</text:p>
          </table:table-cell>
          <table:table-cell office:value-type="float" office:value="0.2619878" calcext:value-type="float">
            <text:p>0.2619878</text:p>
          </table:table-cell>
          <table:table-cell office:value-type="float" office:value="0.2615788" calcext:value-type="float">
            <text:p>0.2615788</text:p>
          </table:table-cell>
          <table:table-cell office:value-type="float" office:value="0.2490092" calcext:value-type="float">
            <text:p>0.2490092</text:p>
          </table:table-cell>
          <table:table-cell office:value-type="float" office:value="0.08230993" calcext:value-type="float">
            <text:p>0.082309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58286" calcext:value-type="float">
            <text:p>2.658286E-05</text:p>
          </table:table-cell>
          <table:table-cell office:value-type="float" office:value="-0.05600886" calcext:value-type="float">
            <text:p>-0.05600886</text:p>
          </table:table-cell>
          <table:table-cell office:value-type="float" office:value="-0.07001586" calcext:value-type="float">
            <text:p>-0.07001586</text:p>
          </table:table-cell>
          <table:table-cell office:value-type="float" office:value="-0.06912824" calcext:value-type="float">
            <text:p>-0.06912824</text:p>
          </table:table-cell>
          <table:table-cell office:value-type="float" office:value="-0.05079425" calcext:value-type="float">
            <text:p>-0.05079425</text:p>
          </table:table-cell>
          <table:table-cell office:value-type="float" office:value="-0.01323762" calcext:value-type="float">
            <text:p>-0.01323762</text:p>
          </table:table-cell>
          <table:table-cell office:value-type="float" office:value="-0.01083252" calcext:value-type="float">
            <text:p>-0.01083252</text:p>
          </table:table-cell>
          <table:table-cell office:value-type="float" office:value="-0.00678566" calcext:value-type="float">
            <text:p>-0.00678566</text:p>
          </table:table-cell>
          <table:table-cell office:value-type="float" office:value="-0.01191408" calcext:value-type="float">
            <text:p>-0.01191408</text:p>
          </table:table-cell>
          <table:table-cell office:value-type="float" office:value="-0.008488715" calcext:value-type="float">
            <text:p>-0.008488715</text:p>
          </table:table-cell>
          <table:table-cell office:value-type="float" office:value="-0.006113979" calcext:value-type="float">
            <text:p>-0.006113979</text:p>
          </table:table-cell>
          <table:table-cell office:value-type="float" office:value="573.1776" calcext:value-type="float">
            <text:p>573.1776</text:p>
          </table:table-cell>
          <table:table-cell office:value-type="float" office:value="0" calcext:value-type="float">
            <text:p>0</text:p>
          </table:table-cell>
          <table:table-cell office:value-type="float" office:value="-0.1083461" calcext:value-type="float">
            <text:p>-0.1083461</text:p>
          </table:table-cell>
          <table:table-cell office:value-type="float" office:value="0.00226705" calcext:value-type="float">
            <text:p>0.0022670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63231" calcext:value-type="float">
            <text:p>2.363231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0" calcext:value-type="float">
            <text:p>20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2.798976" calcext:value-type="float">
            <text:p>2.798976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7.332" calcext:value-type="float">
            <text:p>1307.332</text:p>
          </table:table-cell>
          <table:table-cell office:value-type="float" office:value="52.8836" calcext:value-type="float">
            <text:p>52.8836</text:p>
          </table:table-cell>
          <table:table-cell office:value-type="float" office:value="204.386" calcext:value-type="float">
            <text:p>204.386</text:p>
          </table:table-cell>
          <table:table-cell office:value-type="float" office:value="0.2560265" calcext:value-type="float">
            <text:p>0.2560265</text:p>
          </table:table-cell>
          <table:table-cell office:value-type="float" office:value="0.2466092" calcext:value-type="float">
            <text:p>0.2466092</text:p>
          </table:table-cell>
          <table:table-cell office:value-type="float" office:value="0.2468822" calcext:value-type="float">
            <text:p>0.2468822</text:p>
          </table:table-cell>
          <table:table-cell office:value-type="float" office:value="0.2595676" calcext:value-type="float">
            <text:p>0.2595676</text:p>
          </table:table-cell>
          <table:table-cell office:value-type="float" office:value="0.3225961" calcext:value-type="float">
            <text:p>0.3225961</text:p>
          </table:table-cell>
          <table:table-cell office:value-type="float" office:value="0.33037" calcext:value-type="float">
            <text:p>0.33037</text:p>
          </table:table-cell>
          <table:table-cell office:value-type="float" office:value="0.3851036" calcext:value-type="float">
            <text:p>0.3851036</text:p>
          </table:table-cell>
          <table:table-cell office:value-type="float" office:value="0.3669812" calcext:value-type="float">
            <text:p>0.3669812</text:p>
          </table:table-cell>
          <table:table-cell office:value-type="float" office:value="0.3801245" calcext:value-type="float">
            <text:p>0.3801245</text:p>
          </table:table-cell>
          <table:table-cell office:value-type="float" office:value="0.3934618" calcext:value-type="float">
            <text:p>0.3934618</text:p>
          </table:table-cell>
          <table:table-cell office:value-type="float" office:value="0.4121363" calcext:value-type="float">
            <text:p>0.412136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9462" calcext:value-type="float">
            <text:p>0.2499462</text:p>
          </table:table-cell>
          <table:table-cell office:value-type="float" office:value="0.2605118" calcext:value-type="float">
            <text:p>0.2605118</text:p>
          </table:table-cell>
          <table:table-cell office:value-type="float" office:value="0.2603353" calcext:value-type="float">
            <text:p>0.2603353</text:p>
          </table:table-cell>
          <table:table-cell office:value-type="float" office:value="0.2477776" calcext:value-type="float">
            <text:p>0.2477776</text:p>
          </table:table-cell>
          <table:table-cell office:value-type="float" office:value="0.07994144" calcext:value-type="float">
            <text:p>0.079941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47651" calcext:value-type="float">
            <text:p>2.647651E-05</text:p>
          </table:table-cell>
          <table:table-cell office:value-type="float" office:value="-0.05363548" calcext:value-type="float">
            <text:p>-0.05363548</text:p>
          </table:table-cell>
          <table:table-cell office:value-type="float" office:value="-0.06749173" calcext:value-type="float">
            <text:p>-0.06749173</text:p>
          </table:table-cell>
          <table:table-cell office:value-type="float" office:value="-0.06702605" calcext:value-type="float">
            <text:p>-0.06702605</text:p>
          </table:table-cell>
          <table:table-cell office:value-type="float" office:value="-0.04933857" calcext:value-type="float">
            <text:p>-0.04933857</text:p>
          </table:table-cell>
          <table:table-cell office:value-type="float" office:value="-0.0115672" calcext:value-type="float">
            <text:p>-0.0115672</text:p>
          </table:table-cell>
          <table:table-cell office:value-type="float" office:value="-0.009780832" calcext:value-type="float">
            <text:p>-0.009780832</text:p>
          </table:table-cell>
          <table:table-cell office:value-type="float" office:value="-0.006714175" calcext:value-type="float">
            <text:p>-0.006714175</text:p>
          </table:table-cell>
          <table:table-cell office:value-type="float" office:value="-0.01190343" calcext:value-type="float">
            <text:p>-0.01190343</text:p>
          </table:table-cell>
          <table:table-cell office:value-type="float" office:value="-0.008507728" calcext:value-type="float">
            <text:p>-0.008507728</text:p>
          </table:table-cell>
          <table:table-cell office:value-type="float" office:value="-0.006122988" calcext:value-type="float">
            <text:p>-0.006122988</text:p>
          </table:table-cell>
          <table:table-cell office:value-type="float" office:value="581.7195" calcext:value-type="float">
            <text:p>581.7195</text:p>
          </table:table-cell>
          <table:table-cell office:value-type="float" office:value="0" calcext:value-type="float">
            <text:p>0</text:p>
          </table:table-cell>
          <table:table-cell office:value-type="float" office:value="-0.1056427" calcext:value-type="float">
            <text:p>-0.1056427</text:p>
          </table:table-cell>
          <table:table-cell office:value-type="float" office:value="0.002244255" calcext:value-type="float">
            <text:p>0.00224425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74873" calcext:value-type="float">
            <text:p>2.374873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0" calcext:value-type="float">
            <text:p>21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3.022265" calcext:value-type="float">
            <text:p>3.022265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4.773" calcext:value-type="float">
            <text:p>1304.773</text:p>
          </table:table-cell>
          <table:table-cell office:value-type="float" office:value="55.21868" calcext:value-type="float">
            <text:p>55.21868</text:p>
          </table:table-cell>
          <table:table-cell office:value-type="float" office:value="194.1628" calcext:value-type="float">
            <text:p>194.1628</text:p>
          </table:table-cell>
          <table:table-cell office:value-type="float" office:value="0.2581677" calcext:value-type="float">
            <text:p>0.2581677</text:p>
          </table:table-cell>
          <table:table-cell office:value-type="float" office:value="0.24809" calcext:value-type="float">
            <text:p>0.24809</text:p>
          </table:table-cell>
          <table:table-cell office:value-type="float" office:value="0.2481158" calcext:value-type="float">
            <text:p>0.2481158</text:p>
          </table:table-cell>
          <table:table-cell office:value-type="float" office:value="0.2608095" calcext:value-type="float">
            <text:p>0.2608095</text:p>
          </table:table-cell>
          <table:table-cell office:value-type="float" office:value="0.3295242" calcext:value-type="float">
            <text:p>0.3295242</text:p>
          </table:table-cell>
          <table:table-cell office:value-type="float" office:value="0.3409753" calcext:value-type="float">
            <text:p>0.3409753</text:p>
          </table:table-cell>
          <table:table-cell office:value-type="float" office:value="0.3971242" calcext:value-type="float">
            <text:p>0.3971242</text:p>
          </table:table-cell>
          <table:table-cell office:value-type="float" office:value="0.367269" calcext:value-type="float">
            <text:p>0.367269</text:p>
          </table:table-cell>
          <table:table-cell office:value-type="float" office:value="0.3800136" calcext:value-type="float">
            <text:p>0.3800136</text:p>
          </table:table-cell>
          <table:table-cell office:value-type="float" office:value="0.3933538" calcext:value-type="float">
            <text:p>0.3933538</text:p>
          </table:table-cell>
          <table:table-cell office:value-type="float" office:value="0.4121388" calcext:value-type="float">
            <text:p>0.412138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8386" calcext:value-type="float">
            <text:p>0.2478386</text:p>
          </table:table-cell>
          <table:table-cell office:value-type="float" office:value="0.2590287" calcext:value-type="float">
            <text:p>0.2590287</text:p>
          </table:table-cell>
          <table:table-cell office:value-type="float" office:value="0.2591025" calcext:value-type="float">
            <text:p>0.2591025</text:p>
          </table:table-cell>
          <table:table-cell office:value-type="float" office:value="0.2465365" calcext:value-type="float">
            <text:p>0.2465365</text:p>
          </table:table-cell>
          <table:table-cell office:value-type="float" office:value="0.07760859" calcext:value-type="float">
            <text:p>0.077608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40781" calcext:value-type="float">
            <text:p>2.640781E-05</text:p>
          </table:table-cell>
          <table:table-cell office:value-type="float" office:value="-0.05097148" calcext:value-type="float">
            <text:p>-0.05097148</text:p>
          </table:table-cell>
          <table:table-cell office:value-type="float" office:value="-0.06506578" calcext:value-type="float">
            <text:p>-0.06506578</text:p>
          </table:table-cell>
          <table:table-cell office:value-type="float" office:value="-0.06501366" calcext:value-type="float">
            <text:p>-0.06501366</text:p>
          </table:table-cell>
          <table:table-cell office:value-type="float" office:value="-0.04791951" calcext:value-type="float">
            <text:p>-0.04791951</text:p>
          </table:table-cell>
          <table:table-cell office:value-type="float" office:value="-0.01000709" calcext:value-type="float">
            <text:p>-0.01000709</text:p>
          </table:table-cell>
          <table:table-cell office:value-type="float" office:value="-0.007854945" calcext:value-type="float">
            <text:p>-0.007854945</text:p>
          </table:table-cell>
          <table:table-cell office:value-type="float" office:value="-0.004976578" calcext:value-type="float">
            <text:p>-0.004976578</text:p>
          </table:table-cell>
          <table:table-cell office:value-type="float" office:value="-0.01181552" calcext:value-type="float">
            <text:p>-0.01181552</text:p>
          </table:table-cell>
          <table:table-cell office:value-type="float" office:value="-0.008530777" calcext:value-type="float">
            <text:p>-0.008530777</text:p>
          </table:table-cell>
          <table:table-cell office:value-type="float" office:value="-0.006138406" calcext:value-type="float">
            <text:p>-0.006138406</text:p>
          </table:table-cell>
          <table:table-cell office:value-type="float" office:value="590.5527" calcext:value-type="float">
            <text:p>590.5527</text:p>
          </table:table-cell>
          <table:table-cell office:value-type="float" office:value="0" calcext:value-type="float">
            <text:p>0</text:p>
          </table:table-cell>
          <table:table-cell office:value-type="float" office:value="-0.1025866" calcext:value-type="float">
            <text:p>-0.1025866</text:p>
          </table:table-cell>
          <table:table-cell office:value-type="float" office:value="0.002221439" calcext:value-type="float">
            <text:p>0.00222143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2388842" calcext:value-type="float">
            <text:p>2.388842E-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3.046634" calcext:value-type="float">
            <text:p>3.046634</text:p>
          </table:table-cell>
          <table:table-cell office:value-type="float" office:value="1.613554" calcext:value-type="float">
            <text:p>1.613554</text:p>
          </table:table-cell>
          <table:table-cell office:value-type="float" office:value="1302.287" calcext:value-type="float">
            <text:p>1302.287</text:p>
          </table:table-cell>
          <table:table-cell office:value-type="float" office:value="57.68076" calcext:value-type="float">
            <text:p>57.68076</text:p>
          </table:table-cell>
          <table:table-cell office:value-type="float" office:value="173.886" calcext:value-type="float">
            <text:p>173.886</text:p>
          </table:table-cell>
          <table:table-cell office:value-type="float" office:value="0.2694478" calcext:value-type="float">
            <text:p>0.2694478</text:p>
          </table:table-cell>
          <table:table-cell office:value-type="float" office:value="0.2496013" calcext:value-type="float">
            <text:p>0.2496013</text:p>
          </table:table-cell>
          <table:table-cell office:value-type="float" office:value="0.2493503" calcext:value-type="float">
            <text:p>0.2493503</text:p>
          </table:table-cell>
          <table:table-cell office:value-type="float" office:value="0.2620946" calcext:value-type="float">
            <text:p>0.2620946</text:p>
          </table:table-cell>
          <table:table-cell office:value-type="float" office:value="0.3513276" calcext:value-type="float">
            <text:p>0.3513276</text:p>
          </table:table-cell>
          <table:table-cell office:value-type="float" office:value="0.3697031" calcext:value-type="float">
            <text:p>0.3697031</text:p>
          </table:table-cell>
          <table:table-cell office:value-type="float" office:value="0.4336937" calcext:value-type="float">
            <text:p>0.4336937</text:p>
          </table:table-cell>
          <table:table-cell office:value-type="float" office:value="0.3689676" calcext:value-type="float">
            <text:p>0.3689676</text:p>
          </table:table-cell>
          <table:table-cell office:value-type="float" office:value="0.3801315" calcext:value-type="float">
            <text:p>0.3801315</text:p>
          </table:table-cell>
          <table:table-cell office:value-type="float" office:value="0.3934796" calcext:value-type="float">
            <text:p>0.3934796</text:p>
          </table:table-cell>
          <table:table-cell office:value-type="float" office:value="0.4121422" calcext:value-type="float">
            <text:p>0.4121422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1127145" calcext:value-type="float">
            <text:p>0.001127145</text:p>
          </table:table-cell>
          <table:table-cell office:value-type="float" office:value="0.2455467" calcext:value-type="float">
            <text:p>0.2455467</text:p>
          </table:table-cell>
          <table:table-cell office:value-type="float" office:value="0.2575175" calcext:value-type="float">
            <text:p>0.2575175</text:p>
          </table:table-cell>
          <table:table-cell office:value-type="float" office:value="0.2578681" calcext:value-type="float">
            <text:p>0.2578681</text:p>
          </table:table-cell>
          <table:table-cell office:value-type="float" office:value="0.2452514" calcext:value-type="float">
            <text:p>0.2452514</text:p>
          </table:table-cell>
          <table:table-cell office:value-type="float" office:value="0.07535796" calcext:value-type="float">
            <text:p>0.075357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46449" calcext:value-type="float">
            <text:p>2.646449E-05</text:p>
          </table:table-cell>
          <table:table-cell office:value-type="float" office:value="-0.04777316" calcext:value-type="float">
            <text:p>-0.04777316</text:p>
          </table:table-cell>
          <table:table-cell office:value-type="float" office:value="-0.06269386" calcext:value-type="float">
            <text:p>-0.06269386</text:p>
          </table:table-cell>
          <table:table-cell office:value-type="float" office:value="-0.06307007" calcext:value-type="float">
            <text:p>-0.06307007</text:p>
          </table:table-cell>
          <table:table-cell office:value-type="float" office:value="-0.04650138" calcext:value-type="float">
            <text:p>-0.04650138</text:p>
          </table:table-cell>
          <table:table-cell office:value-type="float" office:value="-0.006480061" calcext:value-type="float">
            <text:p>-0.006480061</text:p>
          </table:table-cell>
          <table:table-cell office:value-type="float" office:value="-0.004524217" calcext:value-type="float">
            <text:p>-0.004524217</text:p>
          </table:table-cell>
          <table:table-cell office:value-type="float" office:value="-0.002184643" calcext:value-type="float">
            <text:p>-0.002184643</text:p>
          </table:table-cell>
          <table:table-cell office:value-type="float" office:value="-0.01130592" calcext:value-type="float">
            <text:p>-0.01130592</text:p>
          </table:table-cell>
          <table:table-cell office:value-type="float" office:value="-0.008501275" calcext:value-type="float">
            <text:p>-0.008501275</text:p>
          </table:table-cell>
          <table:table-cell office:value-type="float" office:value="-0.00611597" calcext:value-type="float">
            <text:p>-0.00611597</text:p>
          </table:table-cell>
          <table:table-cell office:value-type="float" office:value="599.481" calcext:value-type="float">
            <text:p>599.48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470885" calcext:value-type="float">
            <text:p>0.00347088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1127379" calcext:value-type="float">
            <text:p>0.0011273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0" calcext:value-type="float">
            <text:p>23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2.953114" calcext:value-type="float">
            <text:p>2.953114</text:p>
          </table:table-cell>
          <table:table-cell office:value-type="float" office:value="2.812474" calcext:value-type="float">
            <text:p>2.812474</text:p>
          </table:table-cell>
          <table:table-cell office:value-type="float" office:value="1297.909" calcext:value-type="float">
            <text:p>1297.909</text:p>
          </table:table-cell>
          <table:table-cell office:value-type="float" office:value="60.95307" calcext:value-type="float">
            <text:p>60.95307</text:p>
          </table:table-cell>
          <table:table-cell office:value-type="float" office:value="148.7918" calcext:value-type="float">
            <text:p>148.7918</text:p>
          </table:table-cell>
          <table:table-cell office:value-type="float" office:value="0.2706228" calcext:value-type="float">
            <text:p>0.2706228</text:p>
          </table:table-cell>
          <table:table-cell office:value-type="float" office:value="0.2508972" calcext:value-type="float">
            <text:p>0.2508972</text:p>
          </table:table-cell>
          <table:table-cell office:value-type="float" office:value="0.2505654" calcext:value-type="float">
            <text:p>0.2505654</text:p>
          </table:table-cell>
          <table:table-cell office:value-type="float" office:value="0.2635015" calcext:value-type="float">
            <text:p>0.2635015</text:p>
          </table:table-cell>
          <table:table-cell office:value-type="float" office:value="0.3949105" calcext:value-type="float">
            <text:p>0.3949105</text:p>
          </table:table-cell>
          <table:table-cell office:value-type="float" office:value="0.4108793" calcext:value-type="float">
            <text:p>0.4108793</text:p>
          </table:table-cell>
          <table:table-cell office:value-type="float" office:value="0.4595904" calcext:value-type="float">
            <text:p>0.4595904</text:p>
          </table:table-cell>
          <table:table-cell office:value-type="float" office:value="0.3717891" calcext:value-type="float">
            <text:p>0.3717891</text:p>
          </table:table-cell>
          <table:table-cell office:value-type="float" office:value="0.3803145" calcext:value-type="float">
            <text:p>0.3803145</text:p>
          </table:table-cell>
          <table:table-cell office:value-type="float" office:value="0.3935449" calcext:value-type="float">
            <text:p>0.3935449</text:p>
          </table:table-cell>
          <table:table-cell office:value-type="float" office:value="0.4121426" calcext:value-type="float">
            <text:p>0.412142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1708121" calcext:value-type="float">
            <text:p>0.001708121</text:p>
          </table:table-cell>
          <table:table-cell office:value-type="float" office:value="0.244372" calcext:value-type="float">
            <text:p>0.244372</text:p>
          </table:table-cell>
          <table:table-cell office:value-type="float" office:value="0.256222" calcext:value-type="float">
            <text:p>0.256222</text:p>
          </table:table-cell>
          <table:table-cell office:value-type="float" office:value="0.256653" calcext:value-type="float">
            <text:p>0.256653</text:p>
          </table:table-cell>
          <table:table-cell office:value-type="float" office:value="0.2438446" calcext:value-type="float">
            <text:p>0.2438446</text:p>
          </table:table-cell>
          <table:table-cell office:value-type="float" office:value="0.07323526" calcext:value-type="float">
            <text:p>0.073235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68073" calcext:value-type="float">
            <text:p>2.668073E-05</text:p>
          </table:table-cell>
          <table:table-cell office:value-type="float" office:value="-0.04646885" calcext:value-type="float">
            <text:p>-0.04646885</text:p>
          </table:table-cell>
          <table:table-cell office:value-type="float" office:value="-0.06073397" calcext:value-type="float">
            <text:p>-0.06073397</text:p>
          </table:table-cell>
          <table:table-cell office:value-type="float" office:value="-0.061222" calcext:value-type="float">
            <text:p>-0.061222</text:p>
          </table:table-cell>
          <table:table-cell office:value-type="float" office:value="-0.04500449" calcext:value-type="float">
            <text:p>-0.04500449</text:p>
          </table:table-cell>
          <table:table-cell office:value-type="float" office:value="-0.002878931" calcext:value-type="float">
            <text:p>-0.002878931</text:p>
          </table:table-cell>
          <table:table-cell office:value-type="float" office:value="-0.002199811" calcext:value-type="float">
            <text:p>-0.002199811</text:p>
          </table:table-cell>
          <table:table-cell office:value-type="float" office:value="-0.001241668" calcext:value-type="float">
            <text:p>-0.001241668</text:p>
          </table:table-cell>
          <table:table-cell office:value-type="float" office:value="-0.01053634" calcext:value-type="float">
            <text:p>-0.01053634</text:p>
          </table:table-cell>
          <table:table-cell office:value-type="float" office:value="-0.008472604" calcext:value-type="float">
            <text:p>-0.008472604</text:p>
          </table:table-cell>
          <table:table-cell office:value-type="float" office:value="-0.006114824" calcext:value-type="float">
            <text:p>-0.006114824</text:p>
          </table:table-cell>
          <table:table-cell office:value-type="float" office:value="609.188" calcext:value-type="float">
            <text:p>609.18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030528" calcext:value-type="float">
            <text:p>0.00403052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1708336" calcext:value-type="float">
            <text:p>0.0017083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0" calcext:value-type="float">
            <text:p>24032000</text:p>
          </table:table-cell>
          <table:table-cell office:value-type="float" office:value="121.0997" calcext:value-type="float">
            <text:p>121.0997</text:p>
          </table:table-cell>
          <table:table-cell office:value-type="float" office:value="3.225697" calcext:value-type="float">
            <text:p>3.225697</text:p>
          </table:table-cell>
          <table:table-cell office:value-type="float" office:value="2.812474" calcext:value-type="float">
            <text:p>2.812474</text:p>
          </table:table-cell>
          <table:table-cell office:value-type="float" office:value="1293.678" calcext:value-type="float">
            <text:p>1293.678</text:p>
          </table:table-cell>
          <table:table-cell office:value-type="float" office:value="64.91107" calcext:value-type="float">
            <text:p>64.91107</text:p>
          </table:table-cell>
          <table:table-cell office:value-type="float" office:value="125.7774" calcext:value-type="float">
            <text:p>125.7774</text:p>
          </table:table-cell>
          <table:table-cell office:value-type="float" office:value="0.2712204" calcext:value-type="float">
            <text:p>0.2712204</text:p>
          </table:table-cell>
          <table:table-cell office:value-type="float" office:value="0.2520304" calcext:value-type="float">
            <text:p>0.2520304</text:p>
          </table:table-cell>
          <table:table-cell office:value-type="float" office:value="0.2517473" calcext:value-type="float">
            <text:p>0.2517473</text:p>
          </table:table-cell>
          <table:table-cell office:value-type="float" office:value="0.2649483" calcext:value-type="float">
            <text:p>0.2649483</text:p>
          </table:table-cell>
          <table:table-cell office:value-type="float" office:value="0.4193624" calcext:value-type="float">
            <text:p>0.4193624</text:p>
          </table:table-cell>
          <table:table-cell office:value-type="float" office:value="0.4462077" calcext:value-type="float">
            <text:p>0.4462077</text:p>
          </table:table-cell>
          <table:table-cell office:value-type="float" office:value="0.4607856" calcext:value-type="float">
            <text:p>0.4607856</text:p>
          </table:table-cell>
          <table:table-cell office:value-type="float" office:value="0.3881566" calcext:value-type="float">
            <text:p>0.3881566</text:p>
          </table:table-cell>
          <table:table-cell office:value-type="float" office:value="0.3807499" calcext:value-type="float">
            <text:p>0.3807499</text:p>
          </table:table-cell>
          <table:table-cell office:value-type="float" office:value="0.3934689" calcext:value-type="float">
            <text:p>0.3934689</text:p>
          </table:table-cell>
          <table:table-cell office:value-type="float" office:value="0.4121464" calcext:value-type="float">
            <text:p>0.4121464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2704384" calcext:value-type="float">
            <text:p>0.0002704384</text:p>
          </table:table-cell>
          <table:table-cell office:value-type="float" office:value="0.2437743" calcext:value-type="float">
            <text:p>0.2437743</text:p>
          </table:table-cell>
          <table:table-cell office:value-type="float" office:value="0.255089" calcext:value-type="float">
            <text:p>0.255089</text:p>
          </table:table-cell>
          <table:table-cell office:value-type="float" office:value="0.2554713" calcext:value-type="float">
            <text:p>0.2554713</text:p>
          </table:table-cell>
          <table:table-cell office:value-type="float" office:value="0.2423977" calcext:value-type="float">
            <text:p>0.2423977</text:p>
          </table:table-cell>
          <table:table-cell office:value-type="float" office:value="0.07113344" calcext:value-type="float">
            <text:p>0.071133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70655" calcext:value-type="float">
            <text:p>2.670655E-05</text:p>
          </table:table-cell>
          <table:table-cell office:value-type="float" office:value="-0.04583412" calcext:value-type="float">
            <text:p>-0.04583412</text:p>
          </table:table-cell>
          <table:table-cell office:value-type="float" office:value="-0.05908257" calcext:value-type="float">
            <text:p>-0.05908257</text:p>
          </table:table-cell>
          <table:table-cell office:value-type="float" office:value="-0.05948495" calcext:value-type="float">
            <text:p>-0.05948495</text:p>
          </table:table-cell>
          <table:table-cell office:value-type="float" office:value="-0.04352246" calcext:value-type="float">
            <text:p>-0.04352246</text:p>
          </table:table-cell>
          <table:table-cell office:value-type="float" office:value="-0.001882318" calcext:value-type="float">
            <text:p>-0.001882318</text:p>
          </table:table-cell>
          <table:table-cell office:value-type="float" office:value="-0.001206507" calcext:value-type="float">
            <text:p>-0.001206507</text:p>
          </table:table-cell>
          <table:table-cell office:value-type="float" office:value="-0.001196779" calcext:value-type="float">
            <text:p>-0.001196779</text:p>
          </table:table-cell>
          <table:table-cell office:value-type="float" office:value="-0.007041393" calcext:value-type="float">
            <text:p>-0.007041393</text:p>
          </table:table-cell>
          <table:table-cell office:value-type="float" office:value="-0.008372142" calcext:value-type="float">
            <text:p>-0.008372142</text:p>
          </table:table-cell>
          <table:table-cell office:value-type="float" office:value="-0.006117601" calcext:value-type="float">
            <text:p>-0.006117601</text:p>
          </table:table-cell>
          <table:table-cell office:value-type="float" office:value="619.54" calcext:value-type="float">
            <text:p>619.5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572059" calcext:value-type="float">
            <text:p>0.00257205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2706514" calcext:value-type="float">
            <text:p>0.00027065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0" calcext:value-type="float">
            <text:p>25032000</text:p>
          </table:table-cell>
          <table:table-cell office:value-type="float" office:value="129.2997" calcext:value-type="float">
            <text:p>129.2997</text:p>
          </table:table-cell>
          <table:table-cell office:value-type="float" office:value="2.797658" calcext:value-type="float">
            <text:p>2.797658</text:p>
          </table:table-cell>
          <table:table-cell office:value-type="float" office:value="9.338702" calcext:value-type="float">
            <text:p>9.338702</text:p>
          </table:table-cell>
          <table:table-cell office:value-type="float" office:value="1291.57" calcext:value-type="float">
            <text:p>1291.57</text:p>
          </table:table-cell>
          <table:table-cell office:value-type="float" office:value="69.12064" calcext:value-type="float">
            <text:p>69.12064</text:p>
          </table:table-cell>
          <table:table-cell office:value-type="float" office:value="105.141" calcext:value-type="float">
            <text:p>105.141</text:p>
          </table:table-cell>
          <table:table-cell office:value-type="float" office:value="0.2722037" calcext:value-type="float">
            <text:p>0.2722037</text:p>
          </table:table-cell>
          <table:table-cell office:value-type="float" office:value="0.2531851" calcext:value-type="float">
            <text:p>0.2531851</text:p>
          </table:table-cell>
          <table:table-cell office:value-type="float" office:value="0.2529103" calcext:value-type="float">
            <text:p>0.2529103</text:p>
          </table:table-cell>
          <table:table-cell office:value-type="float" office:value="0.26636" calcext:value-type="float">
            <text:p>0.26636</text:p>
          </table:table-cell>
          <table:table-cell office:value-type="float" office:value="0.4185351" calcext:value-type="float">
            <text:p>0.4185351</text:p>
          </table:table-cell>
          <table:table-cell office:value-type="float" office:value="0.4460636" calcext:value-type="float">
            <text:p>0.4460636</text:p>
          </table:table-cell>
          <table:table-cell office:value-type="float" office:value="0.4609317" calcext:value-type="float">
            <text:p>0.4609317</text:p>
          </table:table-cell>
          <table:table-cell office:value-type="float" office:value="0.4041573" calcext:value-type="float">
            <text:p>0.4041573</text:p>
          </table:table-cell>
          <table:table-cell office:value-type="float" office:value="0.3820403" calcext:value-type="float">
            <text:p>0.3820403</text:p>
          </table:table-cell>
          <table:table-cell office:value-type="float" office:value="0.3934255" calcext:value-type="float">
            <text:p>0.3934255</text:p>
          </table:table-cell>
          <table:table-cell office:value-type="float" office:value="0.412149" calcext:value-type="float">
            <text:p>0.41214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2781275" calcext:value-type="float">
            <text:p>0.002781275</text:p>
          </table:table-cell>
          <table:table-cell office:value-type="float" office:value="0.2427909" calcext:value-type="float">
            <text:p>0.2427909</text:p>
          </table:table-cell>
          <table:table-cell office:value-type="float" office:value="0.2539342" calcext:value-type="float">
            <text:p>0.2539342</text:p>
          </table:table-cell>
          <table:table-cell office:value-type="float" office:value="0.2543085" calcext:value-type="float">
            <text:p>0.2543085</text:p>
          </table:table-cell>
          <table:table-cell office:value-type="float" office:value="0.2409862" calcext:value-type="float">
            <text:p>0.2409862</text:p>
          </table:table-cell>
          <table:table-cell office:value-type="float" office:value="0.06904434" calcext:value-type="float">
            <text:p>0.069044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34898" calcext:value-type="float">
            <text:p>2.634898E-05</text:p>
          </table:table-cell>
          <table:table-cell office:value-type="float" office:value="-0.04481857" calcext:value-type="float">
            <text:p>-0.04481857</text:p>
          </table:table-cell>
          <table:table-cell office:value-type="float" office:value="-0.05745612" calcext:value-type="float">
            <text:p>-0.05745612</text:p>
          </table:table-cell>
          <table:table-cell office:value-type="float" office:value="-0.05783178" calcext:value-type="float">
            <text:p>-0.05783178</text:p>
          </table:table-cell>
          <table:table-cell office:value-type="float" office:value="-0.04213044" calcext:value-type="float">
            <text:p>-0.04213044</text:p>
          </table:table-cell>
          <table:table-cell office:value-type="float" office:value="-0.001880585" calcext:value-type="float">
            <text:p>-0.001880585</text:p>
          </table:table-cell>
          <table:table-cell office:value-type="float" office:value="-0.001216098" calcext:value-type="float">
            <text:p>-0.001216098</text:p>
          </table:table-cell>
          <table:table-cell office:value-type="float" office:value="-0.001204728" calcext:value-type="float">
            <text:p>-0.001204728</text:p>
          </table:table-cell>
          <table:table-cell office:value-type="float" office:value="-0.004766851" calcext:value-type="float">
            <text:p>-0.004766851</text:p>
          </table:table-cell>
          <table:table-cell office:value-type="float" office:value="-0.008106491" calcext:value-type="float">
            <text:p>-0.008106491</text:p>
          </table:table-cell>
          <table:table-cell office:value-type="float" office:value="-0.006124139" calcext:value-type="float">
            <text:p>-0.006124139</text:p>
          </table:table-cell>
          <table:table-cell office:value-type="float" office:value="630.1464" calcext:value-type="float">
            <text:p>630.146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061659" calcext:value-type="float">
            <text:p>0.0050616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2781496" calcext:value-type="float">
            <text:p>0.0027814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129.2997" calcext:value-type="float">
            <text:p>129.2997</text:p>
          </table:table-cell>
          <table:table-cell office:value-type="float" office:value="2.872586" calcext:value-type="float">
            <text:p>2.872586</text:p>
          </table:table-cell>
          <table:table-cell office:value-type="float" office:value="9.338702" calcext:value-type="float">
            <text:p>9.338702</text:p>
          </table:table-cell>
          <table:table-cell office:value-type="float" office:value="1287.023" calcext:value-type="float">
            <text:p>1287.023</text:p>
          </table:table-cell>
          <table:table-cell office:value-type="float" office:value="73.59251" calcext:value-type="float">
            <text:p>73.59251</text:p>
          </table:table-cell>
          <table:table-cell office:value-type="float" office:value="90.81026" calcext:value-type="float">
            <text:p>90.81026</text:p>
          </table:table-cell>
          <table:table-cell office:value-type="float" office:value="0.2645283" calcext:value-type="float">
            <text:p>0.2645283</text:p>
          </table:table-cell>
          <table:table-cell office:value-type="float" office:value="0.2543968" calcext:value-type="float">
            <text:p>0.2543968</text:p>
          </table:table-cell>
          <table:table-cell office:value-type="float" office:value="0.2540635" calcext:value-type="float">
            <text:p>0.2540635</text:p>
          </table:table-cell>
          <table:table-cell office:value-type="float" office:value="0.2677289" calcext:value-type="float">
            <text:p>0.2677289</text:p>
          </table:table-cell>
          <table:table-cell office:value-type="float" office:value="0.4077552" calcext:value-type="float">
            <text:p>0.4077552</text:p>
          </table:table-cell>
          <table:table-cell office:value-type="float" office:value="0.4206764" calcext:value-type="float">
            <text:p>0.4206764</text:p>
          </table:table-cell>
          <table:table-cell office:value-type="float" office:value="0.4548598" calcext:value-type="float">
            <text:p>0.4548598</text:p>
          </table:table-cell>
          <table:table-cell office:value-type="float" office:value="0.4317418" calcext:value-type="float">
            <text:p>0.4317418</text:p>
          </table:table-cell>
          <table:table-cell office:value-type="float" office:value="0.3846838" calcext:value-type="float">
            <text:p>0.3846838</text:p>
          </table:table-cell>
          <table:table-cell office:value-type="float" office:value="0.3934771" calcext:value-type="float">
            <text:p>0.3934771</text:p>
          </table:table-cell>
          <table:table-cell office:value-type="float" office:value="0.4121493" calcext:value-type="float">
            <text:p>0.41214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4315" calcext:value-type="float">
            <text:p>0.2414315</text:p>
          </table:table-cell>
          <table:table-cell office:value-type="float" office:value="0.2527231" calcext:value-type="float">
            <text:p>0.2527231</text:p>
          </table:table-cell>
          <table:table-cell office:value-type="float" office:value="0.2531553" calcext:value-type="float">
            <text:p>0.2531553</text:p>
          </table:table-cell>
          <table:table-cell office:value-type="float" office:value="0.2396175" calcext:value-type="float">
            <text:p>0.2396175</text:p>
          </table:table-cell>
          <table:table-cell office:value-type="float" office:value="0.06695516" calcext:value-type="float">
            <text:p>0.066955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40675" calcext:value-type="float">
            <text:p>2.640675E-05</text:p>
          </table:table-cell>
          <table:table-cell office:value-type="float" office:value="-0.04389241" calcext:value-type="float">
            <text:p>-0.04389241</text:p>
          </table:table-cell>
          <table:table-cell office:value-type="float" office:value="-0.05579524" calcext:value-type="float">
            <text:p>-0.05579524</text:p>
          </table:table-cell>
          <table:table-cell office:value-type="float" office:value="-0.05624363" calcext:value-type="float">
            <text:p>-0.05624363</text:p>
          </table:table-cell>
          <table:table-cell office:value-type="float" office:value="-0.04082967" calcext:value-type="float">
            <text:p>-0.04082967</text:p>
          </table:table-cell>
          <table:table-cell office:value-type="float" office:value="-0.002262944" calcext:value-type="float">
            <text:p>-0.002262944</text:p>
          </table:table-cell>
          <table:table-cell office:value-type="float" office:value="-0.001818431" calcext:value-type="float">
            <text:p>-0.001818431</text:p>
          </table:table-cell>
          <table:table-cell office:value-type="float" office:value="-0.001346943" calcext:value-type="float">
            <text:p>-0.001346943</text:p>
          </table:table-cell>
          <table:table-cell office:value-type="float" office:value="-0.0025152" calcext:value-type="float">
            <text:p>-0.0025152</text:p>
          </table:table-cell>
          <table:table-cell office:value-type="float" office:value="-0.007600285" calcext:value-type="float">
            <text:p>-0.007600285</text:p>
          </table:table-cell>
          <table:table-cell office:value-type="float" office:value="-0.006125304" calcext:value-type="float">
            <text:p>-0.006125304</text:p>
          </table:table-cell>
          <table:table-cell office:value-type="float" office:value="640.9629" calcext:value-type="float">
            <text:p>640.9629</text:p>
          </table:table-cell>
          <table:table-cell office:value-type="float" office:value="0" calcext:value-type="float">
            <text:p>0</text:p>
          </table:table-cell>
          <table:table-cell office:value-type="float" office:value="-0.07887629" calcext:value-type="float">
            <text:p>-0.07887629</text:p>
          </table:table-cell>
          <table:table-cell office:value-type="float" office:value="0.002114384" calcext:value-type="float">
            <text:p>0.00211438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01899898" calcext:value-type="float">
            <text:p>1.899898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0" calcext:value-type="float">
            <text:p>27032000</text:p>
          </table:table-cell>
          <table:table-cell office:value-type="float" office:value="131.1997" calcext:value-type="float">
            <text:p>131.1997</text:p>
          </table:table-cell>
          <table:table-cell office:value-type="float" office:value="2.775292" calcext:value-type="float">
            <text:p>2.775292</text:p>
          </table:table-cell>
          <table:table-cell office:value-type="float" office:value="9.338702" calcext:value-type="float">
            <text:p>9.338702</text:p>
          </table:table-cell>
          <table:table-cell office:value-type="float" office:value="1284.165" calcext:value-type="float">
            <text:p>1284.165</text:p>
          </table:table-cell>
          <table:table-cell office:value-type="float" office:value="78.44837" calcext:value-type="float">
            <text:p>78.44837</text:p>
          </table:table-cell>
          <table:table-cell office:value-type="float" office:value="75.8138" calcext:value-type="float">
            <text:p>75.8138</text:p>
          </table:table-cell>
          <table:table-cell office:value-type="float" office:value="0.2646662" calcext:value-type="float">
            <text:p>0.2646662</text:p>
          </table:table-cell>
          <table:table-cell office:value-type="float" office:value="0.2533772" calcext:value-type="float">
            <text:p>0.2533772</text:p>
          </table:table-cell>
          <table:table-cell office:value-type="float" office:value="0.254774" calcext:value-type="float">
            <text:p>0.254774</text:p>
          </table:table-cell>
          <table:table-cell office:value-type="float" office:value="0.2689243" calcext:value-type="float">
            <text:p>0.2689243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4030029" calcext:value-type="float">
            <text:p>0.4030029</text:p>
          </table:table-cell>
          <table:table-cell office:value-type="float" office:value="0.447303" calcext:value-type="float">
            <text:p>0.447303</text:p>
          </table:table-cell>
          <table:table-cell office:value-type="float" office:value="0.4509895" calcext:value-type="float">
            <text:p>0.4509895</text:p>
          </table:table-cell>
          <table:table-cell office:value-type="float" office:value="0.3875112" calcext:value-type="float">
            <text:p>0.3875112</text:p>
          </table:table-cell>
          <table:table-cell office:value-type="float" office:value="0.3933813" calcext:value-type="float">
            <text:p>0.3933813</text:p>
          </table:table-cell>
          <table:table-cell office:value-type="float" office:value="0.4121878" calcext:value-type="float">
            <text:p>0.412187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4036969" calcext:value-type="float">
            <text:p>0.0004036969</text:p>
          </table:table-cell>
          <table:table-cell office:value-type="float" office:value="0.2503329" calcext:value-type="float">
            <text:p>0.2503329</text:p>
          </table:table-cell>
          <table:table-cell office:value-type="float" office:value="0.2537443" calcext:value-type="float">
            <text:p>0.2537443</text:p>
          </table:table-cell>
          <table:table-cell office:value-type="float" office:value="0.2524441" calcext:value-type="float">
            <text:p>0.2524441</text:p>
          </table:table-cell>
          <table:table-cell office:value-type="float" office:value="0.2384217" calcext:value-type="float">
            <text:p>0.2384217</text:p>
          </table:table-cell>
          <table:table-cell office:value-type="float" office:value="0.06482675" calcext:value-type="float">
            <text:p>0.064826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2660162" calcext:value-type="float">
            <text:p>2.660162E-05</text:p>
          </table:table-cell>
          <table:table-cell office:value-type="float" office:value="-0.05358928" calcext:value-type="float">
            <text:p>-0.05358928</text:p>
          </table:table-cell>
          <table:table-cell office:value-type="float" office:value="-0.05719103" calcext:value-type="float">
            <text:p>-0.05719103</text:p>
          </table:table-cell>
          <table:table-cell office:value-type="float" office:value="-0.05529076" calcext:value-type="float">
            <text:p>-0.05529076</text:p>
          </table:table-cell>
          <table:table-cell office:value-type="float" office:value="-0.03973131" calcext:value-type="float">
            <text:p>-0.03973131</text:p>
          </table:table-cell>
          <table:table-cell office:value-type="float" office:value="-0.003046303" calcext:value-type="float">
            <text:p>-0.003046303</text:p>
          </table:table-cell>
          <table:table-cell office:value-type="float" office:value="-0.002468587" calcext:value-type="float">
            <text:p>-0.002468587</text:p>
          </table:table-cell>
          <table:table-cell office:value-type="float" office:value="-0.001611193" calcext:value-type="float">
            <text:p>-0.001611193</text:p>
          </table:table-cell>
          <table:table-cell office:value-type="float" office:value="-0.001653648" calcext:value-type="float">
            <text:p>-0.001653648</text:p>
          </table:table-cell>
          <table:table-cell office:value-type="float" office:value="-0.007075288" calcext:value-type="float">
            <text:p>-0.007075288</text:p>
          </table:table-cell>
          <table:table-cell office:value-type="float" office:value="-0.006131052" calcext:value-type="float">
            <text:p>-0.006131052</text:p>
          </table:table-cell>
          <table:table-cell office:value-type="float" office:value="652.1335" calcext:value-type="float">
            <text:p>652.133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602748" calcext:value-type="float">
            <text:p>0.0026027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4039246" calcext:value-type="float">
            <text:p>0.00040392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0" calcext:value-type="float">
            <text:p>28032000</text:p>
          </table:table-cell>
          <table:table-cell office:value-type="float" office:value="170.1995" calcext:value-type="float">
            <text:p>170.1995</text:p>
          </table:table-cell>
          <table:table-cell office:value-type="float" office:value="3.002013" calcext:value-type="float">
            <text:p>3.002013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95.641" calcext:value-type="float">
            <text:p>1295.641</text:p>
          </table:table-cell>
          <table:table-cell office:value-type="float" office:value="82.84747" calcext:value-type="float">
            <text:p>82.84747</text:p>
          </table:table-cell>
          <table:table-cell office:value-type="float" office:value="71.4627" calcext:value-type="float">
            <text:p>71.4627</text:p>
          </table:table-cell>
          <table:table-cell office:value-type="float" office:value="0.2663898" calcext:value-type="float">
            <text:p>0.2663898</text:p>
          </table:table-cell>
          <table:table-cell office:value-type="float" office:value="0.254422" calcext:value-type="float">
            <text:p>0.254422</text:p>
          </table:table-cell>
          <table:table-cell office:value-type="float" office:value="0.2557835" calcext:value-type="float">
            <text:p>0.2557835</text:p>
          </table:table-cell>
          <table:table-cell office:value-type="float" office:value="0.2701313" calcext:value-type="float">
            <text:p>0.2701313</text:p>
          </table:table-cell>
          <table:table-cell office:value-type="float" office:value="0.396805" calcext:value-type="float">
            <text:p>0.396805</text:p>
          </table:table-cell>
          <table:table-cell office:value-type="float" office:value="0.4092787" calcext:value-type="float">
            <text:p>0.4092787</text:p>
          </table:table-cell>
          <table:table-cell office:value-type="float" office:value="0.4506859" calcext:value-type="float">
            <text:p>0.4506859</text:p>
          </table:table-cell>
          <table:table-cell office:value-type="float" office:value="0.4649743" calcext:value-type="float">
            <text:p>0.4649743</text:p>
          </table:table-cell>
          <table:table-cell office:value-type="float" office:value="0.4004232" calcext:value-type="float">
            <text:p>0.4004232</text:p>
          </table:table-cell>
          <table:table-cell office:value-type="float" office:value="0.3939406" calcext:value-type="float">
            <text:p>0.3939406</text:p>
          </table:table-cell>
          <table:table-cell office:value-type="float" office:value="0.4121586" calcext:value-type="float">
            <text:p>0.412158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450526" calcext:value-type="float">
            <text:p>0.00450526</text:p>
          </table:table-cell>
          <table:table-cell office:value-type="float" office:value="0.2486101" calcext:value-type="float">
            <text:p>0.2486101</text:p>
          </table:table-cell>
          <table:table-cell office:value-type="float" office:value="0.2527003" calcext:value-type="float">
            <text:p>0.2527003</text:p>
          </table:table-cell>
          <table:table-cell office:value-type="float" office:value="0.2514351" calcext:value-type="float">
            <text:p>0.2514351</text:p>
          </table:table-cell>
          <table:table-cell office:value-type="float" office:value="0.2372151" calcext:value-type="float">
            <text:p>0.2372151</text:p>
          </table:table-cell>
          <table:table-cell office:value-type="float" office:value="0.06264603" calcext:value-type="float">
            <text:p>0.062646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5136136" calcext:value-type="float">
            <text:p>-0.05136136</text:p>
          </table:table-cell>
          <table:table-cell office:value-type="float" office:value="-0.05574999" calcext:value-type="float">
            <text:p>-0.05574999</text:p>
          </table:table-cell>
          <table:table-cell office:value-type="float" office:value="-0.05396665" calcext:value-type="float">
            <text:p>-0.05396665</text:p>
          </table:table-cell>
          <table:table-cell office:value-type="float" office:value="-0.0386573" calcext:value-type="float">
            <text:p>-0.0386573</text:p>
          </table:table-cell>
          <table:table-cell office:value-type="float" office:value="-0.002741261" calcext:value-type="float">
            <text:p>-0.002741261</text:p>
          </table:table-cell>
          <table:table-cell office:value-type="float" office:value="-0.002210643" calcext:value-type="float">
            <text:p>-0.002210643</text:p>
          </table:table-cell>
          <table:table-cell office:value-type="float" office:value="-0.00148596" calcext:value-type="float">
            <text:p>-0.00148596</text:p>
          </table:table-cell>
          <table:table-cell office:value-type="float" office:value="-0.001226084" calcext:value-type="float">
            <text:p>-0.001226084</text:p>
          </table:table-cell>
          <table:table-cell office:value-type="float" office:value="-0.005199693" calcext:value-type="float">
            <text:p>-0.005199693</text:p>
          </table:table-cell>
          <table:table-cell office:value-type="float" office:value="-0.006048959" calcext:value-type="float">
            <text:p>-0.006048959</text:p>
          </table:table-cell>
          <table:table-cell office:value-type="float" office:value="662.7349" calcext:value-type="float">
            <text:p>662.734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650819" calcext:value-type="float">
            <text:p>0.00665081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0.004505398" calcext:value-type="float">
            <text:p>0.0045053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173.6995" calcext:value-type="float">
            <text:p>173.6995</text:p>
          </table:table-cell>
          <table:table-cell office:value-type="float" office:value="2.91316" calcext:value-type="float">
            <text:p>2.91316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91.825" calcext:value-type="float">
            <text:p>1291.825</text:p>
          </table:table-cell>
          <table:table-cell office:value-type="float" office:value="90.25252" calcext:value-type="float">
            <text:p>90.25252</text:p>
          </table:table-cell>
          <table:table-cell office:value-type="float" office:value="65.26323" calcext:value-type="float">
            <text:p>65.26323</text:p>
          </table:table-cell>
          <table:table-cell office:value-type="float" office:value="0.2650792" calcext:value-type="float">
            <text:p>0.2650792</text:p>
          </table:table-cell>
          <table:table-cell office:value-type="float" office:value="0.2567091" calcext:value-type="float">
            <text:p>0.2567091</text:p>
          </table:table-cell>
          <table:table-cell office:value-type="float" office:value="0.2570123" calcext:value-type="float">
            <text:p>0.2570123</text:p>
          </table:table-cell>
          <table:table-cell office:value-type="float" office:value="0.2713595" calcext:value-type="float">
            <text:p>0.2713595</text:p>
          </table:table-cell>
          <table:table-cell office:value-type="float" office:value="0.3876228" calcext:value-type="float">
            <text:p>0.3876228</text:p>
          </table:table-cell>
          <table:table-cell office:value-type="float" office:value="0.3965877" calcext:value-type="float">
            <text:p>0.3965877</text:p>
          </table:table-cell>
          <table:table-cell office:value-type="float" office:value="0.4324819" calcext:value-type="float">
            <text:p>0.4324819</text:p>
          </table:table-cell>
          <table:table-cell office:value-type="float" office:value="0.4626553" calcext:value-type="float">
            <text:p>0.4626553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.3940965" calcext:value-type="float">
            <text:p>0.3940965</text:p>
          </table:table-cell>
          <table:table-cell office:value-type="float" office:value="0.4122663" calcext:value-type="float">
            <text:p>0.4122663</text:p>
          </table:table-cell>
          <table:table-cell office:value-type="float" office:value="0.5112638" calcext:value-type="float">
            <text:p>0.5112638</text:p>
          </table:table-cell>
          <table:table-cell office:value-type="float" office:value="0" calcext:value-type="float">
            <text:p>0</text:p>
          </table:table-cell>
          <table:table-cell office:value-type="float" office:value="0.00000009028253" calcext:value-type="float">
            <text:p>9.028253E-08</text:p>
          </table:table-cell>
          <table:table-cell office:value-type="float" office:value="0.2411692" calcext:value-type="float">
            <text:p>0.2411692</text:p>
          </table:table-cell>
          <table:table-cell office:value-type="float" office:value="0.2504135" calcext:value-type="float">
            <text:p>0.2504135</text:p>
          </table:table-cell>
          <table:table-cell office:value-type="float" office:value="0.250207" calcext:value-type="float">
            <text:p>0.250207</text:p>
          </table:table-cell>
          <table:table-cell office:value-type="float" office:value="0.2359878" calcext:value-type="float">
            <text:p>0.2359878</text:p>
          </table:table-cell>
          <table:table-cell office:value-type="float" office:value="0.06047793" calcext:value-type="float">
            <text:p>0.060477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4303369" calcext:value-type="float">
            <text:p>-0.04303369</text:p>
          </table:table-cell>
          <table:table-cell office:value-type="float" office:value="-0.05271054" calcext:value-type="float">
            <text:p>-0.05271054</text:p>
          </table:table-cell>
          <table:table-cell office:value-type="float" office:value="-0.05239747" calcext:value-type="float">
            <text:p>-0.05239747</text:p>
          </table:table-cell>
          <table:table-cell office:value-type="float" office:value="-0.0375983" calcext:value-type="float">
            <text:p>-0.0375983</text:p>
          </table:table-cell>
          <table:table-cell office:value-type="float" office:value="-0.003211164" calcext:value-type="float">
            <text:p>-0.003211164</text:p>
          </table:table-cell>
          <table:table-cell office:value-type="float" office:value="-0.002736044" calcext:value-type="float">
            <text:p>-0.002736044</text:p>
          </table:table-cell>
          <table:table-cell office:value-type="float" office:value="-0.002194936" calcext:value-type="float">
            <text:p>-0.002194936</text:p>
          </table:table-cell>
          <table:table-cell office:value-type="float" office:value="-0.001281121" calcext:value-type="float">
            <text:p>-0.001281121</text:p>
          </table:table-cell>
          <table:table-cell office:value-type="float" office:value="-0.003233001" calcext:value-type="float">
            <text:p>-0.003233001</text:p>
          </table:table-cell>
          <table:table-cell office:value-type="float" office:value="-0.006027468" calcext:value-type="float">
            <text:p>-0.006027468</text:p>
          </table:table-cell>
          <table:table-cell office:value-type="float" office:value="676.0083" calcext:value-type="float">
            <text:p>676.008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032394" calcext:value-type="float">
            <text:p>0.00203239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1201964" calcext:value-type="float">
            <text:p>-1.201964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0" calcext:value-type="float">
            <text:p>30032000</text:p>
          </table:table-cell>
          <table:table-cell office:value-type="float" office:value="173.9996" calcext:value-type="float">
            <text:p>173.9996</text:p>
          </table:table-cell>
          <table:table-cell office:value-type="float" office:value="2.911038" calcext:value-type="float">
            <text:p>2.911038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84.717" calcext:value-type="float">
            <text:p>1284.717</text:p>
          </table:table-cell>
          <table:table-cell office:value-type="float" office:value="97.66235" calcext:value-type="float">
            <text:p>97.66235</text:p>
          </table:table-cell>
          <table:table-cell office:value-type="float" office:value="56.31409" calcext:value-type="float">
            <text:p>56.31409</text:p>
          </table:table-cell>
          <table:table-cell office:value-type="float" office:value="0.2704589" calcext:value-type="float">
            <text:p>0.2704589</text:p>
          </table:table-cell>
          <table:table-cell office:value-type="float" office:value="0.2585244" calcext:value-type="float">
            <text:p>0.2585244</text:p>
          </table:table-cell>
          <table:table-cell office:value-type="float" office:value="0.2581317" calcext:value-type="float">
            <text:p>0.2581317</text:p>
          </table:table-cell>
          <table:table-cell office:value-type="float" office:value="0.272513" calcext:value-type="float">
            <text:p>0.272513</text:p>
          </table:table-cell>
          <table:table-cell office:value-type="float" office:value="0.375987" calcext:value-type="float">
            <text:p>0.375987</text:p>
          </table:table-cell>
          <table:table-cell office:value-type="float" office:value="0.3837566" calcext:value-type="float">
            <text:p>0.3837566</text:p>
          </table:table-cell>
          <table:table-cell office:value-type="float" office:value="0.4228336" calcext:value-type="float">
            <text:p>0.4228336</text:p>
          </table:table-cell>
          <table:table-cell office:value-type="float" office:value="0.4453352" calcext:value-type="float">
            <text:p>0.4453352</text:p>
          </table:table-cell>
          <table:table-cell office:value-type="float" office:value="0.4262656" calcext:value-type="float">
            <text:p>0.4262656</text:p>
          </table:table-cell>
          <table:table-cell office:value-type="float" office:value="0.3946345" calcext:value-type="float">
            <text:p>0.3946345</text:p>
          </table:table-cell>
          <table:table-cell office:value-type="float" office:value="0.4123792" calcext:value-type="float">
            <text:p>0.4123792</text:p>
          </table:table-cell>
          <table:table-cell office:value-type="float" office:value="0.5112633" calcext:value-type="float">
            <text:p>0.5112633</text:p>
          </table:table-cell>
          <table:table-cell office:value-type="float" office:value="0" calcext:value-type="float">
            <text:p>0</text:p>
          </table:table-cell>
          <table:table-cell office:value-type="float" office:value="0.000001102481" calcext:value-type="float">
            <text:p>1.102481E-06</text:p>
          </table:table-cell>
          <table:table-cell office:value-type="float" office:value="0.2357982" calcext:value-type="float">
            <text:p>0.2357982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490879" calcext:value-type="float">
            <text:p>0.2490879</text:p>
          </table:table-cell>
          <table:table-cell office:value-type="float" office:value="0.2348346" calcext:value-type="float">
            <text:p>0.2348346</text:p>
          </table:table-cell>
          <table:table-cell office:value-type="float" office:value="0.05822735" calcext:value-type="float">
            <text:p>0.058227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3728533" calcext:value-type="float">
            <text:p>-0.03728533</text:p>
          </table:table-cell>
          <table:table-cell office:value-type="float" office:value="-0.05028896" calcext:value-type="float">
            <text:p>-0.05028896</text:p>
          </table:table-cell>
          <table:table-cell office:value-type="float" office:value="-0.05099474" calcext:value-type="float">
            <text:p>-0.05099474</text:p>
          </table:table-cell>
          <table:table-cell office:value-type="float" office:value="-0.03663199" calcext:value-type="float">
            <text:p>-0.03663199</text:p>
          </table:table-cell>
          <table:table-cell office:value-type="float" office:value="-0.003975356" calcext:value-type="float">
            <text:p>-0.003975356</text:p>
          </table:table-cell>
          <table:table-cell office:value-type="float" office:value="-0.003442498" calcext:value-type="float">
            <text:p>-0.003442498</text:p>
          </table:table-cell>
          <table:table-cell office:value-type="float" office:value="-0.002727828" calcext:value-type="float">
            <text:p>-0.002727828</text:p>
          </table:table-cell>
          <table:table-cell office:value-type="float" office:value="-0.001846787" calcext:value-type="float">
            <text:p>-0.001846787</text:p>
          </table:table-cell>
          <table:table-cell office:value-type="float" office:value="-0.002838614" calcext:value-type="float">
            <text:p>-0.002838614</text:p>
          </table:table-cell>
          <table:table-cell office:value-type="float" office:value="-0.005949354" calcext:value-type="float">
            <text:p>-0.005949354</text:p>
          </table:table-cell>
          <table:table-cell office:value-type="float" office:value="689.1835" calcext:value-type="float">
            <text:p>689.183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008644" calcext:value-type="float">
            <text:p>0.00200864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1552698" calcext:value-type="float">
            <text:p>-1.552698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0" calcext:value-type="float">
            <text:p>31032000</text:p>
          </table:table-cell>
          <table:table-cell office:value-type="float" office:value="173.9996" calcext:value-type="float">
            <text:p>173.9996</text:p>
          </table:table-cell>
          <table:table-cell office:value-type="float" office:value="3.032852" calcext:value-type="float">
            <text:p>3.032852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77.215" calcext:value-type="float">
            <text:p>1277.215</text:p>
          </table:table-cell>
          <table:table-cell office:value-type="float" office:value="105.0428" calcext:value-type="float">
            <text:p>105.0428</text:p>
          </table:table-cell>
          <table:table-cell office:value-type="float" office:value="37.08816" calcext:value-type="float">
            <text:p>37.08816</text:p>
          </table:table-cell>
          <table:table-cell office:value-type="float" office:value="0.4064591" calcext:value-type="float">
            <text:p>0.4064591</text:p>
          </table:table-cell>
          <table:table-cell office:value-type="float" office:value="0.2851599" calcext:value-type="float">
            <text:p>0.2851599</text:p>
          </table:table-cell>
          <table:table-cell office:value-type="float" office:value="0.2634764" calcext:value-type="float">
            <text:p>0.2634764</text:p>
          </table:table-cell>
          <table:table-cell office:value-type="float" office:value="0.2744906" calcext:value-type="float">
            <text:p>0.2744906</text:p>
          </table:table-cell>
          <table:table-cell office:value-type="float" office:value="0.3766657" calcext:value-type="float">
            <text:p>0.3766657</text:p>
          </table:table-cell>
          <table:table-cell office:value-type="float" office:value="0.3856732" calcext:value-type="float">
            <text:p>0.3856732</text:p>
          </table:table-cell>
          <table:table-cell office:value-type="float" office:value="0.4264284" calcext:value-type="float">
            <text:p>0.4264284</text:p>
          </table:table-cell>
          <table:table-cell office:value-type="float" office:value="0.4343848" calcext:value-type="float">
            <text:p>0.4343848</text:p>
          </table:table-cell>
          <table:table-cell office:value-type="float" office:value="0.4282364" calcext:value-type="float">
            <text:p>0.4282364</text:p>
          </table:table-cell>
          <table:table-cell office:value-type="float" office:value="0.3951929" calcext:value-type="float">
            <text:p>0.3951929</text:p>
          </table:table-cell>
          <table:table-cell office:value-type="float" office:value="0.4126562" calcext:value-type="float">
            <text:p>0.4126562</text:p>
          </table:table-cell>
          <table:table-cell office:value-type="float" office:value="0.5112621" calcext:value-type="float">
            <text:p>0.5112621</text:p>
          </table:table-cell>
          <table:table-cell office:value-type="float" office:value="0" calcext:value-type="float">
            <text:p>0</text:p>
          </table:table-cell>
          <table:table-cell office:value-type="float" office:value="0.000002199506" calcext:value-type="float">
            <text:p>2.199506E-06</text:p>
          </table:table-cell>
          <table:table-cell office:value-type="float" office:value="0.0998756" calcext:value-type="float">
            <text:p>0.0998756</text:p>
          </table:table-cell>
          <table:table-cell office:value-type="float" office:value="0.2219662" calcext:value-type="float">
            <text:p>0.2219662</text:p>
          </table:table-cell>
          <table:table-cell office:value-type="float" office:value="0.2437435" calcext:value-type="float">
            <text:p>0.2437435</text:p>
          </table:table-cell>
          <table:table-cell office:value-type="float" office:value="0.2328574" calcext:value-type="float">
            <text:p>0.2328574</text:p>
          </table:table-cell>
          <table:table-cell office:value-type="float" office:value="0.05578908" calcext:value-type="float">
            <text:p>0.055789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2220175" calcext:value-type="float">
            <text:p>-0.002220175</text:p>
          </table:table-cell>
          <table:table-cell office:value-type="float" office:value="-0.0268652" calcext:value-type="float">
            <text:p>-0.0268652</text:p>
          </table:table-cell>
          <table:table-cell office:value-type="float" office:value="-0.04496691" calcext:value-type="float">
            <text:p>-0.04496691</text:p>
          </table:table-cell>
          <table:table-cell office:value-type="float" office:value="-0.0350454" calcext:value-type="float">
            <text:p>-0.0350454</text:p>
          </table:table-cell>
          <table:table-cell office:value-type="float" office:value="-0.003936793" calcext:value-type="float">
            <text:p>-0.003936793</text:p>
          </table:table-cell>
          <table:table-cell office:value-type="float" office:value="-0.003325993" calcext:value-type="float">
            <text:p>-0.003325993</text:p>
          </table:table-cell>
          <table:table-cell office:value-type="float" office:value="-0.002496538" calcext:value-type="float">
            <text:p>-0.002496538</text:p>
          </table:table-cell>
          <table:table-cell office:value-type="float" office:value="-0.002352883" calcext:value-type="float">
            <text:p>-0.002352883</text:p>
          </table:table-cell>
          <table:table-cell office:value-type="float" office:value="-0.002713265" calcext:value-type="float">
            <text:p>-0.002713265</text:p>
          </table:table-cell>
          <table:table-cell office:value-type="float" office:value="-0.005869229" calcext:value-type="float">
            <text:p>-0.005869229</text:p>
          </table:table-cell>
          <table:table-cell office:value-type="float" office:value="702.257" calcext:value-type="float">
            <text:p>702.25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830084" calcext:value-type="float">
            <text:p>0.00183008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004637855" calcext:value-type="float">
            <text:p>-4.637855E-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0" calcext:value-type="float">
            <text:p>1042000</text:p>
          </table:table-cell>
          <table:table-cell office:value-type="float" office:value="173.9996" calcext:value-type="float">
            <text:p>173.9996</text:p>
          </table:table-cell>
          <table:table-cell office:value-type="float" office:value="3.199571" calcext:value-type="float">
            <text:p>3.199571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69.612" calcext:value-type="float">
            <text:p>1269.612</text:p>
          </table:table-cell>
          <table:table-cell office:value-type="float" office:value="112.4785" calcext:value-type="float">
            <text:p>112.4785</text:p>
          </table:table-cell>
          <table:table-cell office:value-type="float" office:value="14.55866" calcext:value-type="float">
            <text:p>14.55866</text:p>
          </table:table-cell>
          <table:table-cell office:value-type="float" office:value="0.5062473" calcext:value-type="float">
            <text:p>0.5062473</text:p>
          </table:table-cell>
          <table:table-cell office:value-type="float" office:value="0.4009108" calcext:value-type="float">
            <text:p>0.4009108</text:p>
          </table:table-cell>
          <table:table-cell office:value-type="float" office:value="0.2831112" calcext:value-type="float">
            <text:p>0.2831112</text:p>
          </table:table-cell>
          <table:table-cell office:value-type="float" office:value="0.2793718" calcext:value-type="float">
            <text:p>0.2793718</text:p>
          </table:table-cell>
          <table:table-cell office:value-type="float" office:value="0.3789343" calcext:value-type="float">
            <text:p>0.3789343</text:p>
          </table:table-cell>
          <table:table-cell office:value-type="float" office:value="0.3878644" calcext:value-type="float">
            <text:p>0.3878644</text:p>
          </table:table-cell>
          <table:table-cell office:value-type="float" office:value="0.4273742" calcext:value-type="float">
            <text:p>0.4273742</text:p>
          </table:table-cell>
          <table:table-cell office:value-type="float" office:value="0.4293122" calcext:value-type="float">
            <text:p>0.4293122</text:p>
          </table:table-cell>
          <table:table-cell office:value-type="float" office:value="0.42758" calcext:value-type="float">
            <text:p>0.42758</text:p>
          </table:table-cell>
          <table:table-cell office:value-type="float" office:value="0.3956661" calcext:value-type="float">
            <text:p>0.3956661</text:p>
          </table:table-cell>
          <table:table-cell office:value-type="float" office:value="0.4130614" calcext:value-type="float">
            <text:p>0.4130614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000449037" calcext:value-type="float">
            <text:p>4.49037E-06</text:p>
          </table:table-cell>
          <table:table-cell office:value-type="float" office:value="0.00000001526122" calcext:value-type="float">
            <text:p>1.526122E-08</text:p>
          </table:table-cell>
          <table:table-cell office:value-type="float" office:value="0.1061956" calcext:value-type="float">
            <text:p>0.1061956</text:p>
          </table:table-cell>
          <table:table-cell office:value-type="float" office:value="0.2241056" calcext:value-type="float">
            <text:p>0.2241056</text:p>
          </table:table-cell>
          <table:table-cell office:value-type="float" office:value="0.2279756" calcext:value-type="float">
            <text:p>0.2279756</text:p>
          </table:table-cell>
          <table:table-cell office:value-type="float" office:value="0.05275183" calcext:value-type="float">
            <text:p>0.052751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2555483" calcext:value-type="float">
            <text:p>-0.002555483</text:p>
          </table:table-cell>
          <table:table-cell office:value-type="float" office:value="-0.02852471" calcext:value-type="float">
            <text:p>-0.02852471</text:p>
          </table:table-cell>
          <table:table-cell office:value-type="float" office:value="-0.03127867" calcext:value-type="float">
            <text:p>-0.03127867</text:p>
          </table:table-cell>
          <table:table-cell office:value-type="float" office:value="-0.0037719" calcext:value-type="float">
            <text:p>-0.0037719</text:p>
          </table:table-cell>
          <table:table-cell office:value-type="float" office:value="-0.003196161" calcext:value-type="float">
            <text:p>-0.003196161</text:p>
          </table:table-cell>
          <table:table-cell office:value-type="float" office:value="-0.002447626" calcext:value-type="float">
            <text:p>-0.002447626</text:p>
          </table:table-cell>
          <table:table-cell office:value-type="float" office:value="-0.002635968" calcext:value-type="float">
            <text:p>-0.002635968</text:p>
          </table:table-cell>
          <table:table-cell office:value-type="float" office:value="-0.0027525" calcext:value-type="float">
            <text:p>-0.0027525</text:p>
          </table:table-cell>
          <table:table-cell office:value-type="float" office:value="-0.005802162" calcext:value-type="float">
            <text:p>-0.005802162</text:p>
          </table:table-cell>
          <table:table-cell office:value-type="float" office:value="715.3574" calcext:value-type="float">
            <text:p>715.357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503608" calcext:value-type="float">
            <text:p>0.00150360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0004869768" calcext:value-type="float">
            <text:p>4.869768E-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0" calcext:value-type="float">
            <text:p>2042000</text:p>
          </table:table-cell>
          <table:table-cell office:value-type="float" office:value="175.1996" calcext:value-type="float">
            <text:p>175.1996</text:p>
          </table:table-cell>
          <table:table-cell office:value-type="float" office:value="3.158017" calcext:value-type="float">
            <text:p>3.158017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63.46" calcext:value-type="float">
            <text:p>1263.46</text:p>
          </table:table-cell>
          <table:table-cell office:value-type="float" office:value="119.8714" calcext:value-type="float">
            <text:p>119.8714</text:p>
          </table:table-cell>
          <table:table-cell office:value-type="float" office:value="4.26237" calcext:value-type="float">
            <text:p>4.26237</text:p>
          </table:table-cell>
          <table:table-cell office:value-type="float" office:value="0.4633616" calcext:value-type="float">
            <text:p>0.4633616</text:p>
          </table:table-cell>
          <table:table-cell office:value-type="float" office:value="0.4988933" calcext:value-type="float">
            <text:p>0.4988933</text:p>
          </table:table-cell>
          <table:table-cell office:value-type="float" office:value="0.3138386" calcext:value-type="float">
            <text:p>0.3138386</text:p>
          </table:table-cell>
          <table:table-cell office:value-type="float" office:value="0.2865398" calcext:value-type="float">
            <text:p>0.2865398</text:p>
          </table:table-cell>
          <table:table-cell office:value-type="float" office:value="0.3713447" calcext:value-type="float">
            <text:p>0.3713447</text:p>
          </table:table-cell>
          <table:table-cell office:value-type="float" office:value="0.3784178" calcext:value-type="float">
            <text:p>0.3784178</text:p>
          </table:table-cell>
          <table:table-cell office:value-type="float" office:value="0.417775" calcext:value-type="float">
            <text:p>0.417775</text:p>
          </table:table-cell>
          <table:table-cell office:value-type="float" office:value="0.4241352" calcext:value-type="float">
            <text:p>0.4241352</text:p>
          </table:table-cell>
          <table:table-cell office:value-type="float" office:value="0.4260082" calcext:value-type="float">
            <text:p>0.4260082</text:p>
          </table:table-cell>
          <table:table-cell office:value-type="float" office:value="0.3960439" calcext:value-type="float">
            <text:p>0.3960439</text:p>
          </table:table-cell>
          <table:table-cell office:value-type="float" office:value="0.4133871" calcext:value-type="float">
            <text:p>0.4133871</text:p>
          </table:table-cell>
          <table:table-cell office:value-type="float" office:value="0.5112604" calcext:value-type="float">
            <text:p>0.5112604</text:p>
          </table:table-cell>
          <table:table-cell office:value-type="float" office:value="0" calcext:value-type="float">
            <text:p>0</text:p>
          </table:table-cell>
          <table:table-cell office:value-type="float" office:value="0.000004745337" calcext:value-type="float">
            <text:p>4.745337E-06</text:p>
          </table:table-cell>
          <table:table-cell office:value-type="float" office:value="0.04292376" calcext:value-type="float">
            <text:p>0.04292376</text:p>
          </table:table-cell>
          <table:table-cell office:value-type="float" office:value="0.008237165" calcext:value-type="float">
            <text:p>0.008237165</text:p>
          </table:table-cell>
          <table:table-cell office:value-type="float" office:value="0.1933818" calcext:value-type="float">
            <text:p>0.1933818</text:p>
          </table:table-cell>
          <table:table-cell office:value-type="float" office:value="0.2208086" calcext:value-type="float">
            <text:p>0.2208086</text:p>
          </table:table-cell>
          <table:table-cell office:value-type="float" office:value="0.04911384" calcext:value-type="float">
            <text:p>0.049113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08724904" calcext:value-type="float">
            <text:p>-0.0008724904</text:p>
          </table:table-cell>
          <table:table-cell office:value-type="float" office:value="-0.0005539971" calcext:value-type="float">
            <text:p>-0.0005539971</text:p>
          </table:table-cell>
          <table:table-cell office:value-type="float" office:value="-0.01391807" calcext:value-type="float">
            <text:p>-0.01391807</text:p>
          </table:table-cell>
          <table:table-cell office:value-type="float" office:value="-0.02622792" calcext:value-type="float">
            <text:p>-0.02622792</text:p>
          </table:table-cell>
          <table:table-cell office:value-type="float" office:value="-0.004333036" calcext:value-type="float">
            <text:p>-0.004333036</text:p>
          </table:table-cell>
          <table:table-cell office:value-type="float" office:value="-0.003793551" calcext:value-type="float">
            <text:p>-0.003793551</text:p>
          </table:table-cell>
          <table:table-cell office:value-type="float" office:value="-0.00306262" calcext:value-type="float">
            <text:p>-0.00306262</text:p>
          </table:table-cell>
          <table:table-cell office:value-type="float" office:value="-0.002958491" calcext:value-type="float">
            <text:p>-0.002958491</text:p>
          </table:table-cell>
          <table:table-cell office:value-type="float" office:value="-0.002850563" calcext:value-type="float">
            <text:p>-0.002850563</text:p>
          </table:table-cell>
          <table:table-cell office:value-type="float" office:value="-0.005749221" calcext:value-type="float">
            <text:p>-0.005749221</text:p>
          </table:table-cell>
          <table:table-cell office:value-type="float" office:value="728.4266" calcext:value-type="float">
            <text:p>728.426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254337" calcext:value-type="float">
            <text:p>0.00125433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3011819" calcext:value-type="float">
            <text:p>3.011819E-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177.8996" calcext:value-type="float">
            <text:p>177.8996</text:p>
          </table:table-cell>
          <table:table-cell office:value-type="float" office:value="3.117692" calcext:value-type="float">
            <text:p>3.117692</text:p>
          </table:table-cell>
          <table:table-cell office:value-type="float" office:value="32.23674" calcext:value-type="float">
            <text:p>32.23674</text:p>
          </table:table-cell>
          <table:table-cell office:value-type="float" office:value="1259.071" calcext:value-type="float">
            <text:p>1259.071</text:p>
          </table:table-cell>
          <table:table-cell office:value-type="float" office:value="127.0004" calcext:value-type="float">
            <text:p>127.0004</text:p>
          </table:table-cell>
          <table:table-cell office:value-type="float" office:value="0.7706445" calcext:value-type="float">
            <text:p>0.7706445</text:p>
          </table:table-cell>
          <table:table-cell office:value-type="float" office:value="0.5150632" calcext:value-type="float">
            <text:p>0.5150632</text:p>
          </table:table-cell>
          <table:table-cell office:value-type="float" office:value="0.507043" calcext:value-type="float">
            <text:p>0.507043</text:p>
          </table:table-cell>
          <table:table-cell office:value-type="float" office:value="0.3504728" calcext:value-type="float">
            <text:p>0.3504728</text:p>
          </table:table-cell>
          <table:table-cell office:value-type="float" office:value="0.294465" calcext:value-type="float">
            <text:p>0.294465</text:p>
          </table:table-cell>
          <table:table-cell office:value-type="float" office:value="0.353717" calcext:value-type="float">
            <text:p>0.353717</text:p>
          </table:table-cell>
          <table:table-cell office:value-type="float" office:value="0.3600655" calcext:value-type="float">
            <text:p>0.3600655</text:p>
          </table:table-cell>
          <table:table-cell office:value-type="float" office:value="0.4115247" calcext:value-type="float">
            <text:p>0.4115247</text:p>
          </table:table-cell>
          <table:table-cell office:value-type="float" office:value="0.4146008" calcext:value-type="float">
            <text:p>0.4146008</text:p>
          </table:table-cell>
          <table:table-cell office:value-type="float" office:value="0.4225112" calcext:value-type="float">
            <text:p>0.4225112</text:p>
          </table:table-cell>
          <table:table-cell office:value-type="float" office:value="0.3962927" calcext:value-type="float">
            <text:p>0.3962927</text:p>
          </table:table-cell>
          <table:table-cell office:value-type="float" office:value="0.4136604" calcext:value-type="float">
            <text:p>0.413660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1708141" calcext:value-type="float">
            <text:p>0.001708141</text:p>
          </table:table-cell>
          <table:table-cell office:value-type="float" office:value="2.619013E-015" calcext:value-type="float">
            <text:p>2.619013E-15</text:p>
          </table:table-cell>
          <table:table-cell office:value-type="float" office:value="0.000000006900207" calcext:value-type="float">
            <text:p>6.900207E-09</text:p>
          </table:table-cell>
          <table:table-cell office:value-type="float" office:value="0.1567243" calcext:value-type="float">
            <text:p>0.1567243</text:p>
          </table:table-cell>
          <table:table-cell office:value-type="float" office:value="0.2128809" calcext:value-type="float">
            <text:p>0.2128809</text:p>
          </table:table-cell>
          <table:table-cell office:value-type="float" office:value="0.04517696" calcext:value-type="float">
            <text:p>0.045176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5005622" calcext:value-type="float">
            <text:p>-0.0005005622</text:p>
          </table:table-cell>
          <table:table-cell office:value-type="float" office:value="-0.006520579" calcext:value-type="float">
            <text:p>-0.006520579</text:p>
          </table:table-cell>
          <table:table-cell office:value-type="float" office:value="-0.02174016" calcext:value-type="float">
            <text:p>-0.02174016</text:p>
          </table:table-cell>
          <table:table-cell office:value-type="float" office:value="-0.006079544" calcext:value-type="float">
            <text:p>-0.006079544</text:p>
          </table:table-cell>
          <table:table-cell office:value-type="float" office:value="-0.005397214" calcext:value-type="float">
            <text:p>-0.005397214</text:p>
          </table:table-cell>
          <table:table-cell office:value-type="float" office:value="-0.003694845" calcext:value-type="float">
            <text:p>-0.003694845</text:p>
          </table:table-cell>
          <table:table-cell office:value-type="float" office:value="-0.003682475" calcext:value-type="float">
            <text:p>-0.003682475</text:p>
          </table:table-cell>
          <table:table-cell office:value-type="float" office:value="-0.003082947" calcext:value-type="float">
            <text:p>-0.003082947</text:p>
          </table:table-cell>
          <table:table-cell office:value-type="float" office:value="-0.005714493" calcext:value-type="float">
            <text:p>-0.005714493</text:p>
          </table:table-cell>
          <table:table-cell office:value-type="float" office:value="741.2275" calcext:value-type="float">
            <text:p>741.227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28253" calcext:value-type="float">
            <text:p>0.0022825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1709518" calcext:value-type="float">
            <text:p>0.0017095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0" calcext:value-type="float">
            <text:p>4042000</text:p>
          </table:table-cell>
          <table:table-cell office:value-type="float" office:value="200.4997" calcext:value-type="float">
            <text:p>200.4997</text:p>
          </table:table-cell>
          <table:table-cell office:value-type="float" office:value="3.636653" calcext:value-type="float">
            <text:p>3.636653</text:p>
          </table:table-cell>
          <table:table-cell office:value-type="float" office:value="37.54016" calcext:value-type="float">
            <text:p>37.54016</text:p>
          </table:table-cell>
          <table:table-cell office:value-type="float" office:value="1268.517" calcext:value-type="float">
            <text:p>1268.517</text:p>
          </table:table-cell>
          <table:table-cell office:value-type="float" office:value="134.3288" calcext:value-type="float">
            <text:p>134.3288</text:p>
          </table:table-cell>
          <table:table-cell office:value-type="float" office:value="0" calcext:value-type="float">
            <text:p>0</text:p>
          </table:table-cell>
          <table:table-cell office:value-type="float" office:value="0.4672242" calcext:value-type="float">
            <text:p>0.4672242</text:p>
          </table:table-cell>
          <table:table-cell office:value-type="float" office:value="0.4967524" calcext:value-type="float">
            <text:p>0.4967524</text:p>
          </table:table-cell>
          <table:table-cell office:value-type="float" office:value="0.3855826" calcext:value-type="float">
            <text:p>0.3855826</text:p>
          </table:table-cell>
          <table:table-cell office:value-type="float" office:value="0.3019541" calcext:value-type="float">
            <text:p>0.3019541</text:p>
          </table:table-cell>
          <table:table-cell office:value-type="float" office:value="0.3897423" calcext:value-type="float">
            <text:p>0.3897423</text:p>
          </table:table-cell>
          <table:table-cell office:value-type="float" office:value="0.4039529" calcext:value-type="float">
            <text:p>0.4039529</text:p>
          </table:table-cell>
          <table:table-cell office:value-type="float" office:value="0.452454" calcext:value-type="float">
            <text:p>0.452454</text:p>
          </table:table-cell>
          <table:table-cell office:value-type="float" office:value="0.4186044" calcext:value-type="float">
            <text:p>0.4186044</text:p>
          </table:table-cell>
          <table:table-cell office:value-type="float" office:value="0.418629" calcext:value-type="float">
            <text:p>0.418629</text:p>
          </table:table-cell>
          <table:table-cell office:value-type="float" office:value="0.3963775" calcext:value-type="float">
            <text:p>0.3963775</text:p>
          </table:table-cell>
          <table:table-cell office:value-type="float" office:value="0.4138498" calcext:value-type="float">
            <text:p>0.4138498</text:p>
          </table:table-cell>
          <table:table-cell office:value-type="float" office:value="0.5112631" calcext:value-type="float">
            <text:p>0.5112631</text:p>
          </table:table-cell>
          <table:table-cell office:value-type="float" office:value="0" calcext:value-type="float">
            <text:p>0</text:p>
          </table:table-cell>
          <table:table-cell office:value-type="float" office:value="0.00474962" calcext:value-type="float">
            <text:p>0.00474962</text:p>
          </table:table-cell>
          <table:table-cell office:value-type="float" office:value="0.04781528" calcext:value-type="float">
            <text:p>0.04781528</text:p>
          </table:table-cell>
          <table:table-cell office:value-type="float" office:value="0.01037523" calcext:value-type="float">
            <text:p>0.01037523</text:p>
          </table:table-cell>
          <table:table-cell office:value-type="float" office:value="0.1216348" calcext:value-type="float">
            <text:p>0.1216348</text:p>
          </table:table-cell>
          <table:table-cell office:value-type="float" office:value="0.2053812" calcext:value-type="float">
            <text:p>0.2053812</text:p>
          </table:table-cell>
          <table:table-cell office:value-type="float" office:value="0.04114303" calcext:value-type="float">
            <text:p>0.041143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09327413" calcext:value-type="float">
            <text:p>-0.0009327413</text:p>
          </table:table-cell>
          <table:table-cell office:value-type="float" office:value="-0.0005704132" calcext:value-type="float">
            <text:p>-0.0005704132</text:p>
          </table:table-cell>
          <table:table-cell office:value-type="float" office:value="-0.003339068" calcext:value-type="float">
            <text:p>-0.003339068</text:p>
          </table:table-cell>
          <table:table-cell office:value-type="float" office:value="-0.01823879" calcext:value-type="float">
            <text:p>-0.01823879</text:p>
          </table:table-cell>
          <table:table-cell office:value-type="float" office:value="-0.003129632" calcext:value-type="float">
            <text:p>-0.003129632</text:p>
          </table:table-cell>
          <table:table-cell office:value-type="float" office:value="-0.002440554" calcext:value-type="float">
            <text:p>-0.002440554</text:p>
          </table:table-cell>
          <table:table-cell office:value-type="float" office:value="-0.00144249" calcext:value-type="float">
            <text:p>-0.00144249</text:p>
          </table:table-cell>
          <table:table-cell office:value-type="float" office:value="-0.003368474" calcext:value-type="float">
            <text:p>-0.003368474</text:p>
          </table:table-cell>
          <table:table-cell office:value-type="float" office:value="-0.003369088" calcext:value-type="float">
            <text:p>-0.003369088</text:p>
          </table:table-cell>
          <table:table-cell office:value-type="float" office:value="-0.005702527" calcext:value-type="float">
            <text:p>-0.005702527</text:p>
          </table:table-cell>
          <table:table-cell office:value-type="float" office:value="754.2122" calcext:value-type="float">
            <text:p>754.2122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626364" calcext:value-type="float">
            <text:p>0.0056263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4745278" calcext:value-type="float">
            <text:p>0.0047452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200.6997" calcext:value-type="float">
            <text:p>200.6997</text:p>
          </table:table-cell>
          <table:table-cell office:value-type="float" office:value="4.440112" calcext:value-type="float">
            <text:p>4.440112</text:p>
          </table:table-cell>
          <table:table-cell office:value-type="float" office:value="37.54125" calcext:value-type="float">
            <text:p>37.54125</text:p>
          </table:table-cell>
          <table:table-cell office:value-type="float" office:value="1258.87" calcext:value-type="float">
            <text:p>1258.87</text:p>
          </table:table-cell>
          <table:table-cell office:value-type="float" office:value="143.3717" calcext:value-type="float">
            <text:p>143.3717</text:p>
          </table:table-cell>
          <table:table-cell office:value-type="float" office:value="0" calcext:value-type="float">
            <text:p>0</text:p>
          </table:table-cell>
          <table:table-cell office:value-type="float" office:value="0.3861803" calcext:value-type="float">
            <text:p>0.3861803</text:p>
          </table:table-cell>
          <table:table-cell office:value-type="float" office:value="0.3906281" calcext:value-type="float">
            <text:p>0.3906281</text:p>
          </table:table-cell>
          <table:table-cell office:value-type="float" office:value="0.3996835" calcext:value-type="float">
            <text:p>0.3996835</text:p>
          </table:table-cell>
          <table:table-cell office:value-type="float" office:value="0.3079999" calcext:value-type="float">
            <text:p>0.3079999</text:p>
          </table:table-cell>
          <table:table-cell office:value-type="float" office:value="0.3796958" calcext:value-type="float">
            <text:p>0.3796958</text:p>
          </table:table-cell>
          <table:table-cell office:value-type="float" office:value="0.3871738" calcext:value-type="float">
            <text:p>0.3871738</text:p>
          </table:table-cell>
          <table:table-cell office:value-type="float" office:value="0.4228059" calcext:value-type="float">
            <text:p>0.4228059</text:p>
          </table:table-cell>
          <table:table-cell office:value-type="float" office:value="0.4254535" calcext:value-type="float">
            <text:p>0.4254535</text:p>
          </table:table-cell>
          <table:table-cell office:value-type="float" office:value="0.4169056" calcext:value-type="float">
            <text:p>0.4169056</text:p>
          </table:table-cell>
          <table:table-cell office:value-type="float" office:value="0.3963718" calcext:value-type="float">
            <text:p>0.3963718</text:p>
          </table:table-cell>
          <table:table-cell office:value-type="float" office:value="0.4140129" calcext:value-type="float">
            <text:p>0.4140129</text:p>
          </table:table-cell>
          <table:table-cell office:value-type="float" office:value="0.5112582" calcext:value-type="float">
            <text:p>0.5112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1544" calcext:value-type="float">
            <text:p>0.1011544</text:p>
          </table:table-cell>
          <table:table-cell office:value-type="float" office:value="0.02102517" calcext:value-type="float">
            <text:p>0.02102517</text:p>
          </table:table-cell>
          <table:table-cell office:value-type="float" office:value="0.09286075" calcext:value-type="float">
            <text:p>0.09286075</text:p>
          </table:table-cell>
          <table:table-cell office:value-type="float" office:value="0.1993178" calcext:value-type="float">
            <text:p>0.1993178</text:p>
          </table:table-cell>
          <table:table-cell office:value-type="float" office:value="0.03729147" calcext:value-type="float">
            <text:p>0.037291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351316" calcext:value-type="float">
            <text:p>0.000351316</text:p>
          </table:table-cell>
          <table:table-cell office:value-type="float" office:value="-0.003221469" calcext:value-type="float">
            <text:p>-0.003221469</text:p>
          </table:table-cell>
          <table:table-cell office:value-type="float" office:value="-0.002989778" calcext:value-type="float">
            <text:p>-0.002989778</text:p>
          </table:table-cell>
          <table:table-cell office:value-type="float" office:value="-0.002556016" calcext:value-type="float">
            <text:p>-0.002556016</text:p>
          </table:table-cell>
          <table:table-cell office:value-type="float" office:value="-0.01589547" calcext:value-type="float">
            <text:p>-0.01589547</text:p>
          </table:table-cell>
          <table:table-cell office:value-type="float" office:value="-0.003705562" calcext:value-type="float">
            <text:p>-0.003705562</text:p>
          </table:table-cell>
          <table:table-cell office:value-type="float" office:value="-0.003232162" calcext:value-type="float">
            <text:p>-0.003232162</text:p>
          </table:table-cell>
          <table:table-cell office:value-type="float" office:value="-0.002729208" calcext:value-type="float">
            <text:p>-0.002729208</text:p>
          </table:table-cell>
          <table:table-cell office:value-type="float" office:value="-0.002874168" calcext:value-type="float">
            <text:p>-0.002874168</text:p>
          </table:table-cell>
          <table:table-cell office:value-type="float" office:value="-0.003507188" calcext:value-type="float">
            <text:p>-0.003507188</text:p>
          </table:table-cell>
          <table:table-cell office:value-type="float" office:value="-0.005703575" calcext:value-type="float">
            <text:p>-0.005703575</text:p>
          </table:table-cell>
          <table:table-cell office:value-type="float" office:value="768.9987" calcext:value-type="float">
            <text:p>768.9987</text:p>
          </table:table-cell>
          <table:table-cell office:value-type="float" office:value="0" calcext:value-type="float">
            <text:p>0</text:p>
          </table:table-cell>
          <table:table-cell office:value-type="float" office:value="-0.03243869" calcext:value-type="float">
            <text:p>-0.03243869</text:p>
          </table:table-cell>
          <table:table-cell office:value-type="float" office:value="0.001126977" calcext:value-type="float">
            <text:p>0.00112697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509068" calcext:value-type="float">
            <text:p>-0.05090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204.5996" calcext:value-type="float">
            <text:p>204.5996</text:p>
          </table:table-cell>
          <table:table-cell office:value-type="float" office:value="5.245934" calcext:value-type="float">
            <text:p>5.245934</text:p>
          </table:table-cell>
          <table:table-cell office:value-type="float" office:value="37.54125" calcext:value-type="float">
            <text:p>37.54125</text:p>
          </table:table-cell>
          <table:table-cell office:value-type="float" office:value="1252.818" calcext:value-type="float">
            <text:p>1252.818</text:p>
          </table:table-cell>
          <table:table-cell office:value-type="float" office:value="152.5182" calcext:value-type="float">
            <text:p>152.5182</text:p>
          </table:table-cell>
          <table:table-cell office:value-type="float" office:value="16.63615" calcext:value-type="float">
            <text:p>16.63615</text:p>
          </table:table-cell>
          <table:table-cell office:value-type="float" office:value="0.1260174" calcext:value-type="float">
            <text:p>0.1260174</text:p>
          </table:table-cell>
          <table:table-cell office:value-type="float" office:value="0.3301667" calcext:value-type="float">
            <text:p>0.3301667</text:p>
          </table:table-cell>
          <table:table-cell office:value-type="float" office:value="0.336841" calcext:value-type="float">
            <text:p>0.336841</text:p>
          </table:table-cell>
          <table:table-cell office:value-type="float" office:value="0.3073536" calcext:value-type="float">
            <text:p>0.3073536</text:p>
          </table:table-cell>
          <table:table-cell office:value-type="float" office:value="0.3549705" calcext:value-type="float">
            <text:p>0.3549705</text:p>
          </table:table-cell>
          <table:table-cell office:value-type="float" office:value="0.3608856" calcext:value-type="float">
            <text:p>0.3608856</text:p>
          </table:table-cell>
          <table:table-cell office:value-type="float" office:value="0.4044776" calcext:value-type="float">
            <text:p>0.4044776</text:p>
          </table:table-cell>
          <table:table-cell office:value-type="float" office:value="0.4161102" calcext:value-type="float">
            <text:p>0.4161102</text:p>
          </table:table-cell>
          <table:table-cell office:value-type="float" office:value="0.4149161" calcext:value-type="float">
            <text:p>0.4149161</text:p>
          </table:table-cell>
          <table:table-cell office:value-type="float" office:value="0.3962909" calcext:value-type="float">
            <text:p>0.3962909</text:p>
          </table:table-cell>
          <table:table-cell office:value-type="float" office:value="0.4136721" calcext:value-type="float">
            <text:p>0.4136721</text:p>
          </table:table-cell>
          <table:table-cell office:value-type="float" office:value="0.5112611" calcext:value-type="float">
            <text:p>0.511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0803" calcext:value-type="float">
            <text:p>0.3800803</text:p>
          </table:table-cell>
          <table:table-cell office:value-type="float" office:value="0.09670268" calcext:value-type="float">
            <text:p>0.09670268</text:p>
          </table:table-cell>
          <table:table-cell office:value-type="float" office:value="0.1054486" calcext:value-type="float">
            <text:p>0.1054486</text:p>
          </table:table-cell>
          <table:table-cell office:value-type="float" office:value="0.1999627" calcext:value-type="float">
            <text:p>0.1999627</text:p>
          </table:table-cell>
          <table:table-cell office:value-type="float" office:value="0.03450886" calcext:value-type="float">
            <text:p>0.034508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4109512" calcext:value-type="float">
            <text:p>0.0004109512</text:p>
          </table:table-cell>
          <table:table-cell office:value-type="float" office:value="-3.797324" calcext:value-type="float">
            <text:p>-3.797324</text:p>
          </table:table-cell>
          <table:table-cell office:value-type="float" office:value="-0.009587999" calcext:value-type="float">
            <text:p>-0.009587999</text:p>
          </table:table-cell>
          <table:table-cell office:value-type="float" office:value="-0.008391798" calcext:value-type="float">
            <text:p>-0.008391798</text:p>
          </table:table-cell>
          <table:table-cell office:value-type="float" office:value="-0.01611738" calcext:value-type="float">
            <text:p>-0.01611738</text:p>
          </table:table-cell>
          <table:table-cell office:value-type="float" office:value="-0.005924696" calcext:value-type="float">
            <text:p>-0.005924696</text:p>
          </table:table-cell>
          <table:table-cell office:value-type="float" office:value="-0.005280725" calcext:value-type="float">
            <text:p>-0.005280725</text:p>
          </table:table-cell>
          <table:table-cell office:value-type="float" office:value="-0.004186822" calcext:value-type="float">
            <text:p>-0.004186822</text:p>
          </table:table-cell>
          <table:table-cell office:value-type="float" office:value="-0.003552132" calcext:value-type="float">
            <text:p>-0.003552132</text:p>
          </table:table-cell>
          <table:table-cell office:value-type="float" office:value="-0.003670025" calcext:value-type="float">
            <text:p>-0.003670025</text:p>
          </table:table-cell>
          <table:table-cell office:value-type="float" office:value="-0.00571436" calcext:value-type="float">
            <text:p>-0.00571436</text:p>
          </table:table-cell>
          <table:table-cell office:value-type="float" office:value="783.9394" calcext:value-type="float">
            <text:p>783.939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543285" calcext:value-type="float">
            <text:p>0.00154328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4829722" calcext:value-type="float">
            <text:p>-4.829722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0" calcext:value-type="float">
            <text:p>7042000</text:p>
          </table:table-cell>
          <table:table-cell office:value-type="float" office:value="206.6996" calcext:value-type="float">
            <text:p>206.6996</text:p>
          </table:table-cell>
          <table:table-cell office:value-type="float" office:value="5.126909" calcext:value-type="float">
            <text:p>5.126909</text:p>
          </table:table-cell>
          <table:table-cell office:value-type="float" office:value="37.54125" calcext:value-type="float">
            <text:p>37.54125</text:p>
          </table:table-cell>
          <table:table-cell office:value-type="float" office:value="1247.33" calcext:value-type="float">
            <text:p>1247.33</text:p>
          </table:table-cell>
          <table:table-cell office:value-type="float" office:value="160.2249" calcext:value-type="float">
            <text:p>160.2249</text:p>
          </table:table-cell>
          <table:table-cell office:value-type="float" office:value="7.888412" calcext:value-type="float">
            <text:p>7.888412</text:p>
          </table:table-cell>
          <table:table-cell office:value-type="float" office:value="0.4078272" calcext:value-type="float">
            <text:p>0.4078272</text:p>
          </table:table-cell>
          <table:table-cell office:value-type="float" office:value="0.38813" calcext:value-type="float">
            <text:p>0.38813</text:p>
          </table:table-cell>
          <table:table-cell office:value-type="float" office:value="0.3414086" calcext:value-type="float">
            <text:p>0.3414086</text:p>
          </table:table-cell>
          <table:table-cell office:value-type="float" office:value="0.3082489" calcext:value-type="float">
            <text:p>0.3082489</text:p>
          </table:table-cell>
          <table:table-cell office:value-type="float" office:value="0.3411407" calcext:value-type="float">
            <text:p>0.3411407</text:p>
          </table:table-cell>
          <table:table-cell office:value-type="float" office:value="0.3459745" calcext:value-type="float">
            <text:p>0.3459745</text:p>
          </table:table-cell>
          <table:table-cell office:value-type="float" office:value="0.392262" calcext:value-type="float">
            <text:p>0.392262</text:p>
          </table:table-cell>
          <table:table-cell office:value-type="float" office:value="0.4064023" calcext:value-type="float">
            <text:p>0.4064023</text:p>
          </table:table-cell>
          <table:table-cell office:value-type="float" office:value="0.4111524" calcext:value-type="float">
            <text:p>0.4111524</text:p>
          </table:table-cell>
          <table:table-cell office:value-type="float" office:value="0.396202" calcext:value-type="float">
            <text:p>0.396202</text:p>
          </table:table-cell>
          <table:table-cell office:value-type="float" office:value="0.4140302" calcext:value-type="float">
            <text:p>0.4140302</text:p>
          </table:table-cell>
          <table:table-cell office:value-type="float" office:value="0.5112635" calcext:value-type="float">
            <text:p>0.511263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88182" calcext:value-type="float">
            <text:p>2.188182E-08</text:p>
          </table:table-cell>
          <table:table-cell office:value-type="float" office:value="0.09391358" calcext:value-type="float">
            <text:p>0.09391358</text:p>
          </table:table-cell>
          <table:table-cell office:value-type="float" office:value="0.09981621" calcext:value-type="float">
            <text:p>0.09981621</text:p>
          </table:table-cell>
          <table:table-cell office:value-type="float" office:value="0.1062456" calcext:value-type="float">
            <text:p>0.1062456</text:p>
          </table:table-cell>
          <table:table-cell office:value-type="float" office:value="0.199069" calcext:value-type="float">
            <text:p>0.199069</text:p>
          </table:table-cell>
          <table:table-cell office:value-type="float" office:value="0.03146269" calcext:value-type="float">
            <text:p>0.031462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3478412" calcext:value-type="float">
            <text:p>0.0003478412</text:p>
          </table:table-cell>
          <table:table-cell office:value-type="float" office:value="-0.002845183" calcext:value-type="float">
            <text:p>-0.002845183</text:p>
          </table:table-cell>
          <table:table-cell office:value-type="float" office:value="-0.00424479" calcext:value-type="float">
            <text:p>-0.00424479</text:p>
          </table:table-cell>
          <table:table-cell office:value-type="float" office:value="-0.008152528" calcext:value-type="float">
            <text:p>-0.008152528</text:p>
          </table:table-cell>
          <table:table-cell office:value-type="float" office:value="-0.01581238" calcext:value-type="float">
            <text:p>-0.01581238</text:p>
          </table:table-cell>
          <table:table-cell office:value-type="float" office:value="-0.007809539" calcext:value-type="float">
            <text:p>-0.007809539</text:p>
          </table:table-cell>
          <table:table-cell office:value-type="float" office:value="-0.007076331" calcext:value-type="float">
            <text:p>-0.007076331</text:p>
          </table:table-cell>
          <table:table-cell office:value-type="float" office:value="-0.005650301" calcext:value-type="float">
            <text:p>-0.005650301</text:p>
          </table:table-cell>
          <table:table-cell office:value-type="float" office:value="-0.004456881" calcext:value-type="float">
            <text:p>-0.004456881</text:p>
          </table:table-cell>
          <table:table-cell office:value-type="float" office:value="-0.004003813" calcext:value-type="float">
            <text:p>-0.004003813</text:p>
          </table:table-cell>
          <table:table-cell office:value-type="float" office:value="-0.005726823" calcext:value-type="float">
            <text:p>-0.005726823</text:p>
          </table:table-cell>
          <table:table-cell office:value-type="float" office:value="797.4713" calcext:value-type="float">
            <text:p>797.4713</text:p>
          </table:table-cell>
          <table:table-cell office:value-type="float" office:value="0" calcext:value-type="float">
            <text:p>0</text:p>
          </table:table-cell>
          <table:table-cell office:value-type="float" office:value="-0.005931899" calcext:value-type="float">
            <text:p>-0.005931899</text:p>
          </table:table-cell>
          <table:table-cell office:value-type="float" office:value="0.001242512" calcext:value-type="float">
            <text:p>0.00124251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6674209" calcext:value-type="float">
            <text:p>-0.066742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0" calcext:value-type="float">
            <text:p>8042000</text:p>
          </table:table-cell>
          <table:table-cell office:value-type="float" office:value="224.2996" calcext:value-type="float">
            <text:p>224.2996</text:p>
          </table:table-cell>
          <table:table-cell office:value-type="float" office:value="5.474426" calcext:value-type="float">
            <text:p>5.474426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3.469" calcext:value-type="float">
            <text:p>1253.469</text:p>
          </table:table-cell>
          <table:table-cell office:value-type="float" office:value="169.3849" calcext:value-type="float">
            <text:p>169.3849</text:p>
          </table:table-cell>
          <table:table-cell office:value-type="float" office:value="7.9487" calcext:value-type="float">
            <text:p>7.9487</text:p>
          </table:table-cell>
          <table:table-cell office:value-type="float" office:value="0.2173246" calcext:value-type="float">
            <text:p>0.2173246</text:p>
          </table:table-cell>
          <table:table-cell office:value-type="float" office:value="0.3646151" calcext:value-type="float">
            <text:p>0.3646151</text:p>
          </table:table-cell>
          <table:table-cell office:value-type="float" office:value="0.3697308" calcext:value-type="float">
            <text:p>0.3697308</text:p>
          </table:table-cell>
          <table:table-cell office:value-type="float" office:value="0.3085344" calcext:value-type="float">
            <text:p>0.3085344</text:p>
          </table:table-cell>
          <table:table-cell office:value-type="float" office:value="0.3710222" calcext:value-type="float">
            <text:p>0.3710222</text:p>
          </table:table-cell>
          <table:table-cell office:value-type="float" office:value="0.3793246" calcext:value-type="float">
            <text:p>0.3793246</text:p>
          </table:table-cell>
          <table:table-cell office:value-type="float" office:value="0.4208958" calcext:value-type="float">
            <text:p>0.4208958</text:p>
          </table:table-cell>
          <table:table-cell office:value-type="float" office:value="0.4071267" calcext:value-type="float">
            <text:p>0.4071267</text:p>
          </table:table-cell>
          <table:table-cell office:value-type="float" office:value="0.4070232" calcext:value-type="float">
            <text:p>0.4070232</text:p>
          </table:table-cell>
          <table:table-cell office:value-type="float" office:value="0.3958591" calcext:value-type="float">
            <text:p>0.3958591</text:p>
          </table:table-cell>
          <table:table-cell office:value-type="float" office:value="0.4138341" calcext:value-type="float">
            <text:p>0.4138341</text:p>
          </table:table-cell>
          <table:table-cell office:value-type="float" office:value="0.511263" calcext:value-type="float">
            <text:p>0.511263</text:p>
          </table:table-cell>
          <table:table-cell office:value-type="float" office:value="0" calcext:value-type="float">
            <text:p>0</text:p>
          </table:table-cell>
          <table:table-cell office:value-type="float" office:value="0.0000008513488" calcext:value-type="float">
            <text:p>8.513488E-07</text:p>
          </table:table-cell>
          <table:table-cell office:value-type="float" office:value="0.2905412" calcext:value-type="float">
            <text:p>0.2905412</text:p>
          </table:table-cell>
          <table:table-cell office:value-type="float" office:value="0.1392301" calcext:value-type="float">
            <text:p>0.1392301</text:p>
          </table:table-cell>
          <table:table-cell office:value-type="float" office:value="0.1128612" calcext:value-type="float">
            <text:p>0.1128612</text:p>
          </table:table-cell>
          <table:table-cell office:value-type="float" office:value="0.1987771" calcext:value-type="float">
            <text:p>0.1987771</text:p>
          </table:table-cell>
          <table:table-cell office:value-type="float" office:value="0.02856583" calcext:value-type="float">
            <text:p>0.02856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5539419" calcext:value-type="float">
            <text:p>0.0005539419</text:p>
          </table:table-cell>
          <table:table-cell office:value-type="float" office:value="-0.1245651" calcext:value-type="float">
            <text:p>-0.1245651</text:p>
          </table:table-cell>
          <table:table-cell office:value-type="float" office:value="-0.004857778" calcext:value-type="float">
            <text:p>-0.004857778</text:p>
          </table:table-cell>
          <table:table-cell office:value-type="float" office:value="-0.004418361" calcext:value-type="float">
            <text:p>-0.004418361</text:p>
          </table:table-cell>
          <table:table-cell office:value-type="float" office:value="-0.01570224" calcext:value-type="float">
            <text:p>-0.01570224</text:p>
          </table:table-cell>
          <table:table-cell office:value-type="float" office:value="-0.004366848" calcext:value-type="float">
            <text:p>-0.004366848</text:p>
          </table:table-cell>
          <table:table-cell office:value-type="float" office:value="-0.00373298" calcext:value-type="float">
            <text:p>-0.00373298</text:p>
          </table:table-cell>
          <table:table-cell office:value-type="float" office:value="-0.002839809" calcext:value-type="float">
            <text:p>-0.002839809</text:p>
          </table:table-cell>
          <table:table-cell office:value-type="float" office:value="-0.004391071" calcext:value-type="float">
            <text:p>-0.004391071</text:p>
          </table:table-cell>
          <table:table-cell office:value-type="float" office:value="-0.004411237" calcext:value-type="float">
            <text:p>-0.004411237</text:p>
          </table:table-cell>
          <table:table-cell office:value-type="float" office:value="-0.005773911" calcext:value-type="float">
            <text:p>-0.005773911</text:p>
          </table:table-cell>
          <table:table-cell office:value-type="float" office:value="812.4313" calcext:value-type="float">
            <text:p>812.431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665612" calcext:value-type="float">
            <text:p>0.00166561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6030077" calcext:value-type="float">
            <text:p>-6.030077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224.2996" calcext:value-type="float">
            <text:p>224.2996</text:p>
          </table:table-cell>
          <table:table-cell office:value-type="float" office:value="6.043821" calcext:value-type="float">
            <text:p>6.043821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4.677" calcext:value-type="float">
            <text:p>1244.677</text:p>
          </table:table-cell>
          <table:table-cell office:value-type="float" office:value="177.6089" calcext:value-type="float">
            <text:p>177.6089</text:p>
          </table:table-cell>
          <table:table-cell office:value-type="float" office:value="6.299414" calcext:value-type="float">
            <text:p>6.299414</text:p>
          </table:table-cell>
          <table:table-cell office:value-type="float" office:value="0.1861919" calcext:value-type="float">
            <text:p>0.1861919</text:p>
          </table:table-cell>
          <table:table-cell office:value-type="float" office:value="0.3130481" calcext:value-type="float">
            <text:p>0.3130481</text:p>
          </table:table-cell>
          <table:table-cell office:value-type="float" office:value="0.3245624" calcext:value-type="float">
            <text:p>0.3245624</text:p>
          </table:table-cell>
          <table:table-cell office:value-type="float" office:value="0.3082498" calcext:value-type="float">
            <text:p>0.3082498</text:p>
          </table:table-cell>
          <table:table-cell office:value-type="float" office:value="0.3487539" calcext:value-type="float">
            <text:p>0.3487539</text:p>
          </table:table-cell>
          <table:table-cell office:value-type="float" office:value="0.3533048" calcext:value-type="float">
            <text:p>0.3533048</text:p>
          </table:table-cell>
          <table:table-cell office:value-type="float" office:value="0.3955812" calcext:value-type="float">
            <text:p>0.3955812</text:p>
          </table:table-cell>
          <table:table-cell office:value-type="float" office:value="0.4025562" calcext:value-type="float">
            <text:p>0.4025562</text:p>
          </table:table-cell>
          <table:table-cell office:value-type="float" office:value="0.4035511" calcext:value-type="float">
            <text:p>0.4035511</text:p>
          </table:table-cell>
          <table:table-cell office:value-type="float" office:value="0.3954284" calcext:value-type="float">
            <text:p>0.3954284</text:p>
          </table:table-cell>
          <table:table-cell office:value-type="float" office:value="0.4137093" calcext:value-type="float">
            <text:p>0.4137093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2727" calcext:value-type="float">
            <text:p>0.3212727</text:p>
          </table:table-cell>
          <table:table-cell office:value-type="float" office:value="0.19392" calcext:value-type="float">
            <text:p>0.19392</text:p>
          </table:table-cell>
          <table:table-cell office:value-type="float" office:value="0.1219822" calcext:value-type="float">
            <text:p>0.1219822</text:p>
          </table:table-cell>
          <table:table-cell office:value-type="float" office:value="0.1990629" calcext:value-type="float">
            <text:p>0.1990629</text:p>
          </table:table-cell>
          <table:table-cell office:value-type="float" office:value="0.02582224" calcext:value-type="float">
            <text:p>0.025822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5753735" calcext:value-type="float">
            <text:p>0.0005753735</text:p>
          </table:table-cell>
          <table:table-cell office:value-type="float" office:value="-0.3220606" calcext:value-type="float">
            <text:p>-0.3220606</text:p>
          </table:table-cell>
          <table:table-cell office:value-type="float" office:value="-0.0138449" calcext:value-type="float">
            <text:p>-0.0138449</text:p>
          </table:table-cell>
          <table:table-cell office:value-type="float" office:value="-0.01095456" calcext:value-type="float">
            <text:p>-0.01095456</text:p>
          </table:table-cell>
          <table:table-cell office:value-type="float" office:value="-0.01580249" calcext:value-type="float">
            <text:p>-0.01580249</text:p>
          </table:table-cell>
          <table:table-cell office:value-type="float" office:value="-0.006690276" calcext:value-type="float">
            <text:p>-0.006690276</text:p>
          </table:table-cell>
          <table:table-cell office:value-type="float" office:value="-0.006111559" calcext:value-type="float">
            <text:p>-0.006111559</text:p>
          </table:table-cell>
          <table:table-cell office:value-type="float" office:value="-0.005200903" calcext:value-type="float">
            <text:p>-0.005200903</text:p>
          </table:table-cell>
          <table:table-cell office:value-type="float" office:value="-0.004885498" calcext:value-type="float">
            <text:p>-0.004885498</text:p>
          </table:table-cell>
          <table:table-cell office:value-type="float" office:value="-0.004788907" calcext:value-type="float">
            <text:p>-0.004788907</text:p>
          </table:table-cell>
          <table:table-cell office:value-type="float" office:value="-0.005834383" calcext:value-type="float">
            <text:p>-0.005834383</text:p>
          </table:table-cell>
          <table:table-cell office:value-type="float" office:value="826.6116" calcext:value-type="float">
            <text:p>826.6116</text:p>
          </table:table-cell>
          <table:table-cell office:value-type="float" office:value="0" calcext:value-type="float">
            <text:p>0</text:p>
          </table:table-cell>
          <table:table-cell office:value-type="float" office:value="-0.8453048" calcext:value-type="float">
            <text:p>-0.8453048</text:p>
          </table:table-cell>
          <table:table-cell office:value-type="float" office:value="0.001805174" calcext:value-type="float">
            <text:p>0.00180517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0.000005900743" calcext:value-type="float">
            <text:p>-5.900743E-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0" calcext:value-type="float">
            <text:p>10042000</text:p>
          </table:table-cell>
          <table:table-cell office:value-type="float" office:value="224.2996" calcext:value-type="float">
            <text:p>224.2996</text:p>
          </table:table-cell>
          <table:table-cell office:value-type="float" office:value="7.373357" calcext:value-type="float">
            <text:p>7.373357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35.995" calcext:value-type="float">
            <text:p>1235.995</text:p>
          </table:table-cell>
          <table:table-cell office:value-type="float" office:value="184.962" calcext:value-type="float">
            <text:p>184.962</text:p>
          </table:table-cell>
          <table:table-cell office:value-type="float" office:value="0" calcext:value-type="float">
            <text:p>0</text:p>
          </table:table-cell>
          <table:table-cell office:value-type="float" office:value="0.3557879" calcext:value-type="float">
            <text:p>0.3557879</text:p>
          </table:table-cell>
          <table:table-cell office:value-type="float" office:value="0.3618127" calcext:value-type="float">
            <text:p>0.3618127</text:p>
          </table:table-cell>
          <table:table-cell office:value-type="float" office:value="0.370035" calcext:value-type="float">
            <text:p>0.370035</text:p>
          </table:table-cell>
          <table:table-cell office:value-type="float" office:value="0.3149101" calcext:value-type="float">
            <text:p>0.3149101</text:p>
          </table:table-cell>
          <table:table-cell office:value-type="float" office:value="0.3322527" calcext:value-type="float">
            <text:p>0.3322527</text:p>
          </table:table-cell>
          <table:table-cell office:value-type="float" office:value="0.3364438" calcext:value-type="float">
            <text:p>0.3364438</text:p>
          </table:table-cell>
          <table:table-cell office:value-type="float" office:value="0.3832073" calcext:value-type="float">
            <text:p>0.3832073</text:p>
          </table:table-cell>
          <table:table-cell office:value-type="float" office:value="0.3954015" calcext:value-type="float">
            <text:p>0.3954015</text:p>
          </table:table-cell>
          <table:table-cell office:value-type="float" office:value="0.3998929" calcext:value-type="float">
            <text:p>0.3998929</text:p>
          </table:table-cell>
          <table:table-cell office:value-type="float" office:value="0.3949585" calcext:value-type="float">
            <text:p>0.3949585</text:p>
          </table:table-cell>
          <table:table-cell office:value-type="float" office:value="0.4143864" calcext:value-type="float">
            <text:p>0.4143864</text:p>
          </table:table-cell>
          <table:table-cell office:value-type="float" office:value="0.5112586" calcext:value-type="float">
            <text:p>0.511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14413" calcext:value-type="float">
            <text:p>0.08214413</text:p>
          </table:table-cell>
          <table:table-cell office:value-type="float" office:value="0.0167376" calcext:value-type="float">
            <text:p>0.0167376</text:p>
          </table:table-cell>
          <table:table-cell office:value-type="float" office:value="0.08710528" calcext:value-type="float">
            <text:p>0.08710528</text:p>
          </table:table-cell>
          <table:table-cell office:value-type="float" office:value="0.1923869" calcext:value-type="float">
            <text:p>0.1923869</text:p>
          </table:table-cell>
          <table:table-cell office:value-type="float" office:value="0.02182826" calcext:value-type="float">
            <text:p>0.021828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4687033" calcext:value-type="float">
            <text:p>0.0004687033</text:p>
          </table:table-cell>
          <table:table-cell office:value-type="float" office:value="-0.005647279" calcext:value-type="float">
            <text:p>-0.005647279</text:p>
          </table:table-cell>
          <table:table-cell office:value-type="float" office:value="-0.005064279" calcext:value-type="float">
            <text:p>-0.005064279</text:p>
          </table:table-cell>
          <table:table-cell office:value-type="float" office:value="-0.004355746" calcext:value-type="float">
            <text:p>-0.004355746</text:p>
          </table:table-cell>
          <table:table-cell office:value-type="float" office:value="-0.01362783" calcext:value-type="float">
            <text:p>-0.01362783</text:p>
          </table:table-cell>
          <table:table-cell office:value-type="float" office:value="-0.009373904" calcext:value-type="float">
            <text:p>-0.009373904</text:p>
          </table:table-cell>
          <table:table-cell office:value-type="float" office:value="-0.008586708" calcext:value-type="float">
            <text:p>-0.008586708</text:p>
          </table:table-cell>
          <table:table-cell office:value-type="float" office:value="-0.007072725" calcext:value-type="float">
            <text:p>-0.007072725</text:p>
          </table:table-cell>
          <table:table-cell office:value-type="float" office:value="-0.005803086" calcext:value-type="float">
            <text:p>-0.005803086</text:p>
          </table:table-cell>
          <table:table-cell office:value-type="float" office:value="-0.005225931" calcext:value-type="float">
            <text:p>-0.005225931</text:p>
          </table:table-cell>
          <table:table-cell office:value-type="float" office:value="-0.005901345" calcext:value-type="float">
            <text:p>-0.005901345</text:p>
          </table:table-cell>
          <table:table-cell office:value-type="float" office:value="839.9673" calcext:value-type="float">
            <text:p>839.9673</text:p>
          </table:table-cell>
          <table:table-cell office:value-type="float" office:value="0" calcext:value-type="float">
            <text:p>0</text:p>
          </table:table-cell>
          <table:table-cell office:value-type="float" office:value="-0.03920014" calcext:value-type="float">
            <text:p>-0.03920014</text:p>
          </table:table-cell>
          <table:table-cell office:value-type="float" office:value="0.001111146" calcext:value-type="float">
            <text:p>0.00111114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5967417" calcext:value-type="float">
            <text:p>-0.059674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0" calcext:value-type="float">
            <text:p>11042000</text:p>
          </table:table-cell>
          <table:table-cell office:value-type="float" office:value="224.2996" calcext:value-type="float">
            <text:p>224.2996</text:p>
          </table:table-cell>
          <table:table-cell office:value-type="float" office:value="8.293912" calcext:value-type="float">
            <text:p>8.293912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28.217" calcext:value-type="float">
            <text:p>1228.217</text:p>
          </table:table-cell>
          <table:table-cell office:value-type="float" office:value="191.8191" calcext:value-type="float">
            <text:p>191.8191</text:p>
          </table:table-cell>
          <table:table-cell office:value-type="float" office:value="0" calcext:value-type="float">
            <text:p>0</text:p>
          </table:table-cell>
          <table:table-cell office:value-type="float" office:value="0.3006072" calcext:value-type="float">
            <text:p>0.3006072</text:p>
          </table:table-cell>
          <table:table-cell office:value-type="float" office:value="0.3198394" calcext:value-type="float">
            <text:p>0.3198394</text:p>
          </table:table-cell>
          <table:table-cell office:value-type="float" office:value="0.3336444" calcext:value-type="float">
            <text:p>0.3336444</text:p>
          </table:table-cell>
          <table:table-cell office:value-type="float" office:value="0.3191763" calcext:value-type="float">
            <text:p>0.3191763</text:p>
          </table:table-cell>
          <table:table-cell office:value-type="float" office:value="0.3209496" calcext:value-type="float">
            <text:p>0.3209496</text:p>
          </table:table-cell>
          <table:table-cell office:value-type="float" office:value="0.3241539" calcext:value-type="float">
            <text:p>0.3241539</text:p>
          </table:table-cell>
          <table:table-cell office:value-type="float" office:value="0.3732441" calcext:value-type="float">
            <text:p>0.3732441</text:p>
          </table:table-cell>
          <table:table-cell office:value-type="float" office:value="0.3882594" calcext:value-type="float">
            <text:p>0.3882594</text:p>
          </table:table-cell>
          <table:table-cell office:value-type="float" office:value="0.396296" calcext:value-type="float">
            <text:p>0.396296</text:p>
          </table:table-cell>
          <table:table-cell office:value-type="float" office:value="0.3944863" calcext:value-type="float">
            <text:p>0.3944863</text:p>
          </table:table-cell>
          <table:table-cell office:value-type="float" office:value="0.4145861" calcext:value-type="float">
            <text:p>0.4145861</text:p>
          </table:table-cell>
          <table:table-cell office:value-type="float" office:value="0.5112535" calcext:value-type="float">
            <text:p>0.511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5207" calcext:value-type="float">
            <text:p>0.1615207</text:p>
          </table:table-cell>
          <table:table-cell office:value-type="float" office:value="0.03384086" calcext:value-type="float">
            <text:p>0.03384086</text:p>
          </table:table-cell>
          <table:table-cell office:value-type="float" office:value="0.06549758" calcext:value-type="float">
            <text:p>0.06549758</text:p>
          </table:table-cell>
          <table:table-cell office:value-type="float" office:value="0.1880473" calcext:value-type="float">
            <text:p>0.1880473</text:p>
          </table:table-cell>
          <table:table-cell office:value-type="float" office:value="0.01802913" calcext:value-type="float">
            <text:p>0.018029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474975" calcext:value-type="float">
            <text:p>0.000474975</text:p>
          </table:table-cell>
          <table:table-cell office:value-type="float" office:value="-0.01784194" calcext:value-type="float">
            <text:p>-0.01784194</text:p>
          </table:table-cell>
          <table:table-cell office:value-type="float" office:value="-0.01185315" calcext:value-type="float">
            <text:p>-0.01185315</text:p>
          </table:table-cell>
          <table:table-cell office:value-type="float" office:value="-0.008899215" calcext:value-type="float">
            <text:p>-0.008899215</text:p>
          </table:table-cell>
          <table:table-cell office:value-type="float" office:value="-0.01241041" calcext:value-type="float">
            <text:p>-0.01241041</text:p>
          </table:table-cell>
          <table:table-cell office:value-type="float" office:value="-0.01193347" calcext:value-type="float">
            <text:p>-0.01193347</text:p>
          </table:table-cell>
          <table:table-cell office:value-type="float" office:value="-0.01112747" calcext:value-type="float">
            <text:p>-0.01112747</text:p>
          </table:table-cell>
          <table:table-cell office:value-type="float" office:value="-0.009126315" calcext:value-type="float">
            <text:p>-0.009126315</text:p>
          </table:table-cell>
          <table:table-cell office:value-type="float" office:value="-0.006914027" calcext:value-type="float">
            <text:p>-0.006914027</text:p>
          </table:table-cell>
          <table:table-cell office:value-type="float" office:value="-0.005698969" calcext:value-type="float">
            <text:p>-0.005698969</text:p>
          </table:table-cell>
          <table:table-cell office:value-type="float" office:value="-0.005969257" calcext:value-type="float">
            <text:p>-0.005969257</text:p>
          </table:table-cell>
          <table:table-cell office:value-type="float" office:value="852.9121" calcext:value-type="float">
            <text:p>852.9121</text:p>
          </table:table-cell>
          <table:table-cell office:value-type="float" office:value="0" calcext:value-type="float">
            <text:p>0</text:p>
          </table:table-cell>
          <table:table-cell office:value-type="float" office:value="-0.03694713" calcext:value-type="float">
            <text:p>-0.03694713</text:p>
          </table:table-cell>
          <table:table-cell office:value-type="float" office:value="0.001082408" calcext:value-type="float">
            <text:p>0.00108240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7028197" calcext:value-type="float">
            <text:p>-0.070281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0" calcext:value-type="float">
            <text:p>12042000</text:p>
          </table:table-cell>
          <table:table-cell office:value-type="float" office:value="227.1996" calcext:value-type="float">
            <text:p>227.1996</text:p>
          </table:table-cell>
          <table:table-cell office:value-type="float" office:value="9.113266" calcext:value-type="float">
            <text:p>9.113266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24.48" calcext:value-type="float">
            <text:p>1224.48</text:p>
          </table:table-cell>
          <table:table-cell office:value-type="float" office:value="197.6369" calcext:value-type="float">
            <text:p>197.6369</text:p>
          </table:table-cell>
          <table:table-cell office:value-type="float" office:value="12.06977" calcext:value-type="float">
            <text:p>12.06977</text:p>
          </table:table-cell>
          <table:table-cell office:value-type="float" office:value="0.3062327" calcext:value-type="float">
            <text:p>0.3062327</text:p>
          </table:table-cell>
          <table:table-cell office:value-type="float" office:value="0.3218749" calcext:value-type="float">
            <text:p>0.3218749</text:p>
          </table:table-cell>
          <table:table-cell office:value-type="float" office:value="0.3335606" calcext:value-type="float">
            <text:p>0.3335606</text:p>
          </table:table-cell>
          <table:table-cell office:value-type="float" office:value="0.3238557" calcext:value-type="float">
            <text:p>0.3238557</text:p>
          </table:table-cell>
          <table:table-cell office:value-type="float" office:value="0.3192779" calcext:value-type="float">
            <text:p>0.3192779</text:p>
          </table:table-cell>
          <table:table-cell office:value-type="float" office:value="0.3184811" calcext:value-type="float">
            <text:p>0.3184811</text:p>
          </table:table-cell>
          <table:table-cell office:value-type="float" office:value="0.3667504" calcext:value-type="float">
            <text:p>0.3667504</text:p>
          </table:table-cell>
          <table:table-cell office:value-type="float" office:value="0.381974" calcext:value-type="float">
            <text:p>0.381974</text:p>
          </table:table-cell>
          <table:table-cell office:value-type="float" office:value="0.3928202" calcext:value-type="float">
            <text:p>0.3928202</text:p>
          </table:table-cell>
          <table:table-cell office:value-type="float" office:value="0.3939416" calcext:value-type="float">
            <text:p>0.3939416</text:p>
          </table:table-cell>
          <table:table-cell office:value-type="float" office:value="0.4148832" calcext:value-type="float">
            <text:p>0.4148832</text:p>
          </table:table-cell>
          <table:table-cell office:value-type="float" office:value="0.5112569" calcext:value-type="float">
            <text:p>0.511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1702" calcext:value-type="float">
            <text:p>0.1121702</text:p>
          </table:table-cell>
          <table:table-cell office:value-type="float" office:value="0.02055087" calcext:value-type="float">
            <text:p>0.02055087</text:p>
          </table:table-cell>
          <table:table-cell office:value-type="float" office:value="0.03932783" calcext:value-type="float">
            <text:p>0.03932783</text:p>
          </table:table-cell>
          <table:table-cell office:value-type="float" office:value="0.1831768" calcext:value-type="float">
            <text:p>0.1831768</text:p>
          </table:table-cell>
          <table:table-cell office:value-type="float" office:value="0.01408614" calcext:value-type="float">
            <text:p>0.014086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4819993" calcext:value-type="float">
            <text:p>0.0004819993</text:p>
          </table:table-cell>
          <table:table-cell office:value-type="float" office:value="-0.01556083" calcext:value-type="float">
            <text:p>-0.01556083</text:p>
          </table:table-cell>
          <table:table-cell office:value-type="float" office:value="-0.01131396" calcext:value-type="float">
            <text:p>-0.01131396</text:p>
          </table:table-cell>
          <table:table-cell office:value-type="float" office:value="-0.008910581" calcext:value-type="float">
            <text:p>-0.008910581</text:p>
          </table:table-cell>
          <table:table-cell office:value-type="float" office:value="-0.01122111" calcext:value-type="float">
            <text:p>-0.01122111</text:p>
          </table:table-cell>
          <table:table-cell office:value-type="float" office:value="-0.01239406" calcext:value-type="float">
            <text:p>-0.01239406</text:p>
          </table:table-cell>
          <table:table-cell office:value-type="float" office:value="-0.01260286" calcext:value-type="float">
            <text:p>-0.01260286</text:p>
          </table:table-cell>
          <table:table-cell office:value-type="float" office:value="-0.01081541" calcext:value-type="float">
            <text:p>-0.01081541</text:p>
          </table:table-cell>
          <table:table-cell office:value-type="float" office:value="-0.008089432" calcext:value-type="float">
            <text:p>-0.008089432</text:p>
          </table:table-cell>
          <table:table-cell office:value-type="float" office:value="-0.006201661" calcext:value-type="float">
            <text:p>-0.006201661</text:p>
          </table:table-cell>
          <table:table-cell office:value-type="float" office:value="-0.006048659" calcext:value-type="float">
            <text:p>-0.006048659</text:p>
          </table:table-cell>
          <table:table-cell office:value-type="float" office:value="864.8729" calcext:value-type="float">
            <text:p>864.8729</text:p>
          </table:table-cell>
          <table:table-cell office:value-type="float" office:value="0" calcext:value-type="float">
            <text:p>0</text:p>
          </table:table-cell>
          <table:table-cell office:value-type="float" office:value="-0.03519798" calcext:value-type="float">
            <text:p>-0.03519798</text:p>
          </table:table-cell>
          <table:table-cell office:value-type="float" office:value="0.0008940185" calcext:value-type="float">
            <text:p>0.0008940185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7141826" calcext:value-type="float">
            <text:p>-0.071418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0" calcext:value-type="float">
            <text:p>13042000</text:p>
          </table:table-cell>
          <table:table-cell office:value-type="float" office:value="227.1996" calcext:value-type="float">
            <text:p>227.1996</text:p>
          </table:table-cell>
          <table:table-cell office:value-type="float" office:value="10.21883" calcext:value-type="float">
            <text:p>10.21883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18.815" calcext:value-type="float">
            <text:p>1218.815</text:p>
          </table:table-cell>
          <table:table-cell office:value-type="float" office:value="202.197" calcext:value-type="float">
            <text:p>202.197</text:p>
          </table:table-cell>
          <table:table-cell office:value-type="float" office:value="0.3785728" calcext:value-type="float">
            <text:p>0.3785728</text:p>
          </table:table-cell>
          <table:table-cell office:value-type="float" office:value="0.3115806" calcext:value-type="float">
            <text:p>0.3115806</text:p>
          </table:table-cell>
          <table:table-cell office:value-type="float" office:value="0.3230808" calcext:value-type="float">
            <text:p>0.3230808</text:p>
          </table:table-cell>
          <table:table-cell office:value-type="float" office:value="0.333583" calcext:value-type="float">
            <text:p>0.333583</text:p>
          </table:table-cell>
          <table:table-cell office:value-type="float" office:value="0.3359161" calcext:value-type="float">
            <text:p>0.3359161</text:p>
          </table:table-cell>
          <table:table-cell office:value-type="float" office:value="0.329854" calcext:value-type="float">
            <text:p>0.329854</text:p>
          </table:table-cell>
          <table:table-cell office:value-type="float" office:value="0.3226251" calcext:value-type="float">
            <text:p>0.3226251</text:p>
          </table:table-cell>
          <table:table-cell office:value-type="float" office:value="0.3638898" calcext:value-type="float">
            <text:p>0.3638898</text:p>
          </table:table-cell>
          <table:table-cell office:value-type="float" office:value="0.3770432" calcext:value-type="float">
            <text:p>0.3770432</text:p>
          </table:table-cell>
          <table:table-cell office:value-type="float" office:value="0.3901515" calcext:value-type="float">
            <text:p>0.3901515</text:p>
          </table:table-cell>
          <table:table-cell office:value-type="float" office:value="0.3940077" calcext:value-type="float">
            <text:p>0.3940077</text:p>
          </table:table-cell>
          <table:table-cell office:value-type="float" office:value="0.4162644" calcext:value-type="float">
            <text:p>0.4162644</text:p>
          </table:table-cell>
          <table:table-cell office:value-type="float" office:value="0.5112559" calcext:value-type="float">
            <text:p>0.5112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3215" calcext:value-type="float">
            <text:p>0.07153215</text:p>
          </table:table-cell>
          <table:table-cell office:value-type="float" office:value="0.01052696" calcext:value-type="float">
            <text:p>0.01052696</text:p>
          </table:table-cell>
          <table:table-cell office:value-type="float" office:value="0.001352914" calcext:value-type="float">
            <text:p>0.001352914</text:p>
          </table:table-cell>
          <table:table-cell office:value-type="float" office:value="0.1530013" calcext:value-type="float">
            <text:p>0.1530013</text:p>
          </table:table-cell>
          <table:table-cell office:value-type="float" office:value="0.006239649" calcext:value-type="float">
            <text:p>0.0062396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3704411" calcext:value-type="float">
            <text:p>0.0003704411</text:p>
          </table:table-cell>
          <table:table-cell office:value-type="float" office:value="-0.01396827" calcext:value-type="float">
            <text:p>-0.01396827</text:p>
          </table:table-cell>
          <table:table-cell office:value-type="float" office:value="-0.01110478" calcext:value-type="float">
            <text:p>-0.01110478</text:p>
          </table:table-cell>
          <table:table-cell office:value-type="float" office:value="-0.008983077" calcext:value-type="float">
            <text:p>-0.008983077</text:p>
          </table:table-cell>
          <table:table-cell office:value-type="float" office:value="-0.008613578" calcext:value-type="float">
            <text:p>-0.008613578</text:p>
          </table:table-cell>
          <table:table-cell office:value-type="float" office:value="-0.009871985" calcext:value-type="float">
            <text:p>-0.009871985</text:p>
          </table:table-cell>
          <table:table-cell office:value-type="float" office:value="-0.01156368" calcext:value-type="float">
            <text:p>-0.01156368</text:p>
          </table:table-cell>
          <table:table-cell office:value-type="float" office:value="-0.01168257" calcext:value-type="float">
            <text:p>-0.01168257</text:p>
          </table:table-cell>
          <table:table-cell office:value-type="float" office:value="-0.009169928" calcext:value-type="float">
            <text:p>-0.009169928</text:p>
          </table:table-cell>
          <table:table-cell office:value-type="float" office:value="-0.006624994" calcext:value-type="float">
            <text:p>-0.006624994</text:p>
          </table:table-cell>
          <table:table-cell office:value-type="float" office:value="-0.006044939" calcext:value-type="float">
            <text:p>-0.006044939</text:p>
          </table:table-cell>
          <table:table-cell office:value-type="float" office:value="875.645" calcext:value-type="float">
            <text:p>875.645</text:p>
          </table:table-cell>
          <table:table-cell office:value-type="float" office:value="0" calcext:value-type="float">
            <text:p>0</text:p>
          </table:table-cell>
          <table:table-cell office:value-type="float" office:value="-0.0338471" calcext:value-type="float">
            <text:p>-0.0338471</text:p>
          </table:table-cell>
          <table:table-cell office:value-type="float" office:value="0.0004338623" calcext:value-type="float">
            <text:p>0.000433862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718498" calcext:value-type="float">
            <text:p>-1.7184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0" calcext:value-type="float">
            <text:p>14042000</text:p>
          </table:table-cell>
          <table:table-cell office:value-type="float" office:value="227.1996" calcext:value-type="float">
            <text:p>227.1996</text:p>
          </table:table-cell>
          <table:table-cell office:value-type="float" office:value="12.22364" calcext:value-type="float">
            <text:p>12.22364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17.266" calcext:value-type="float">
            <text:p>1217.266</text:p>
          </table:table-cell>
          <table:table-cell office:value-type="float" office:value="201.741" calcext:value-type="float">
            <text:p>201.741</text:p>
          </table:table-cell>
          <table:table-cell office:value-type="float" office:value="0" calcext:value-type="float">
            <text:p>0</text:p>
          </table:table-cell>
          <table:table-cell office:value-type="float" office:value="0.3208159" calcext:value-type="float">
            <text:p>0.3208159</text:p>
          </table:table-cell>
          <table:table-cell office:value-type="float" office:value="0.3226929" calcext:value-type="float">
            <text:p>0.3226929</text:p>
          </table:table-cell>
          <table:table-cell office:value-type="float" office:value="0.3282731" calcext:value-type="float">
            <text:p>0.3282731</text:p>
          </table:table-cell>
          <table:table-cell office:value-type="float" office:value="0.3416641" calcext:value-type="float">
            <text:p>0.3416641</text:p>
          </table:table-cell>
          <table:table-cell office:value-type="float" office:value="0.3364488" calcext:value-type="float">
            <text:p>0.3364488</text:p>
          </table:table-cell>
          <table:table-cell office:value-type="float" office:value="0.3297035" calcext:value-type="float">
            <text:p>0.3297035</text:p>
          </table:table-cell>
          <table:table-cell office:value-type="float" office:value="0.3654275" calcext:value-type="float">
            <text:p>0.3654275</text:p>
          </table:table-cell>
          <table:table-cell office:value-type="float" office:value="0.374367" calcext:value-type="float">
            <text:p>0.374367</text:p>
          </table:table-cell>
          <table:table-cell office:value-type="float" office:value="0.3896517" calcext:value-type="float">
            <text:p>0.3896517</text:p>
          </table:table-cell>
          <table:table-cell office:value-type="float" office:value="0.3971442" calcext:value-type="float">
            <text:p>0.3971442</text:p>
          </table:table-cell>
          <table:table-cell office:value-type="float" office:value="0.4226557" calcext:value-type="float">
            <text:p>0.422655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0706" calcext:value-type="float">
            <text:p>1.960706E-08</text:p>
          </table:table-cell>
          <table:table-cell office:value-type="float" office:value="0.00001286406" calcext:value-type="float">
            <text:p>1.286406E-05</text:p>
          </table:table-cell>
          <table:table-cell office:value-type="float" office:value="1.882299E-015" calcext:value-type="float">
            <text:p>1.882299E-15</text:p>
          </table:table-cell>
          <table:table-cell office:value-type="float" office:value="9.78884E-016" calcext:value-type="float">
            <text:p>9.78884E-16</text:p>
          </table:table-cell>
          <table:table-cell office:value-type="float" office:value="0.04656917" calcext:value-type="float">
            <text:p>0.04656917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717622" calcext:value-type="float">
            <text:p>0.0001717622</text:p>
          </table:table-cell>
          <table:table-cell office:value-type="float" office:value="-0.01203287" calcext:value-type="float">
            <text:p>-0.01203287</text:p>
          </table:table-cell>
          <table:table-cell office:value-type="float" office:value="-0.01156686" calcext:value-type="float">
            <text:p>-0.01156686</text:p>
          </table:table-cell>
          <table:table-cell office:value-type="float" office:value="-0.01021959" calcext:value-type="float">
            <text:p>-0.01021959</text:p>
          </table:table-cell>
          <table:table-cell office:value-type="float" office:value="-0.00767904" calcext:value-type="float">
            <text:p>-0.00767904</text:p>
          </table:table-cell>
          <table:table-cell office:value-type="float" office:value="-0.008594832" calcext:value-type="float">
            <text:p>-0.008594832</text:p>
          </table:table-cell>
          <table:table-cell office:value-type="float" office:value="-0.009933754" calcext:value-type="float">
            <text:p>-0.009933754</text:p>
          </table:table-cell>
          <table:table-cell office:value-type="float" office:value="-0.01122434" calcext:value-type="float">
            <text:p>-0.01122434</text:p>
          </table:table-cell>
          <table:table-cell office:value-type="float" office:value="-0.009821861" calcext:value-type="float">
            <text:p>-0.009821861</text:p>
          </table:table-cell>
          <table:table-cell office:value-type="float" office:value="-0.006707058" calcext:value-type="float">
            <text:p>-0.006707058</text:p>
          </table:table-cell>
          <table:table-cell office:value-type="float" office:value="-0.005602076" calcext:value-type="float">
            <text:p>-0.005602076</text:p>
          </table:table-cell>
          <table:table-cell office:value-type="float" office:value="881.3184" calcext:value-type="float">
            <text:p>881.318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2888782" calcext:value-type="float">
            <text:p>-0.000288878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688748" calcext:value-type="float">
            <text:p>-1.6887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0" calcext:value-type="float">
            <text:p>15042000</text:p>
          </table:table-cell>
          <table:table-cell office:value-type="float" office:value="227.1996" calcext:value-type="float">
            <text:p>227.1996</text:p>
          </table:table-cell>
          <table:table-cell office:value-type="float" office:value="14.63838" calcext:value-type="float">
            <text:p>14.63838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14.853" calcext:value-type="float">
            <text:p>1214.853</text:p>
          </table:table-cell>
          <table:table-cell office:value-type="float" office:value="201.7404" calcext:value-type="float">
            <text:p>201.7404</text:p>
          </table:table-cell>
          <table:table-cell office:value-type="float" office:value="0" calcext:value-type="float">
            <text:p>0</text:p>
          </table:table-cell>
          <table:table-cell office:value-type="float" office:value="0.1645612" calcext:value-type="float">
            <text:p>0.1645612</text:p>
          </table:table-cell>
          <table:table-cell office:value-type="float" office:value="0.3165809" calcext:value-type="float">
            <text:p>0.3165809</text:p>
          </table:table-cell>
          <table:table-cell office:value-type="float" office:value="0.3187171" calcext:value-type="float">
            <text:p>0.3187171</text:p>
          </table:table-cell>
          <table:table-cell office:value-type="float" office:value="0.3221906" calcext:value-type="float">
            <text:p>0.3221906</text:p>
          </table:table-cell>
          <table:table-cell office:value-type="float" office:value="0.3243779" calcext:value-type="float">
            <text:p>0.3243779</text:p>
          </table:table-cell>
          <table:table-cell office:value-type="float" office:value="0.3255702" calcext:value-type="float">
            <text:p>0.3255702</text:p>
          </table:table-cell>
          <table:table-cell office:value-type="float" office:value="0.3670159" calcext:value-type="float">
            <text:p>0.3670159</text:p>
          </table:table-cell>
          <table:table-cell office:value-type="float" office:value="0.372691" calcext:value-type="float">
            <text:p>0.372691</text:p>
          </table:table-cell>
          <table:table-cell office:value-type="float" office:value="0.3891815" calcext:value-type="float">
            <text:p>0.3891815</text:p>
          </table:table-cell>
          <table:table-cell office:value-type="float" office:value="0.3997857" calcext:value-type="float">
            <text:p>0.3997857</text:p>
          </table:table-cell>
          <table:table-cell office:value-type="float" office:value="0.4284963" calcext:value-type="float">
            <text:p>0.428496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583469" calcext:value-type="float">
            <text:p>5.583469E-07</text:p>
          </table:table-cell>
          <table:table-cell office:value-type="float" office:value="1.882282E-015" calcext:value-type="float">
            <text:p>1.882282E-15</text:p>
          </table:table-cell>
          <table:table-cell office:value-type="float" office:value="9.788804E-016" calcext:value-type="float">
            <text:p>9.788804E-16</text:p>
          </table:table-cell>
          <table:table-cell office:value-type="float" office:value="9.963411E-016" calcext:value-type="float">
            <text:p>9.96341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1936797" calcext:value-type="float">
            <text:p>1.936797E-05</text:p>
          </table:table-cell>
          <table:table-cell office:value-type="float" office:value="-0.803093" calcext:value-type="float">
            <text:p>-0.803093</text:p>
          </table:table-cell>
          <table:table-cell office:value-type="float" office:value="-0.01309996" calcext:value-type="float">
            <text:p>-0.01309996</text:p>
          </table:table-cell>
          <table:table-cell office:value-type="float" office:value="-0.01250366" calcext:value-type="float">
            <text:p>-0.01250366</text:p>
          </table:table-cell>
          <table:table-cell office:value-type="float" office:value="-0.01159166" calcext:value-type="float">
            <text:p>-0.01159166</text:p>
          </table:table-cell>
          <table:table-cell office:value-type="float" office:value="-0.0110632" calcext:value-type="float">
            <text:p>-0.0110632</text:p>
          </table:table-cell>
          <table:table-cell office:value-type="float" office:value="-0.01079006" calcext:value-type="float">
            <text:p>-0.01079006</text:p>
          </table:table-cell>
          <table:table-cell office:value-type="float" office:value="-0.01074798" calcext:value-type="float">
            <text:p>-0.01074798</text:p>
          </table:table-cell>
          <table:table-cell office:value-type="float" office:value="-0.01025638" calcext:value-type="float">
            <text:p>-0.01025638</text:p>
          </table:table-cell>
          <table:table-cell office:value-type="float" office:value="-0.006785119" calcext:value-type="float">
            <text:p>-0.006785119</text:p>
          </table:table-cell>
          <table:table-cell office:value-type="float" office:value="-0.005256719" calcext:value-type="float">
            <text:p>-0.005256719</text:p>
          </table:table-cell>
          <table:table-cell office:value-type="float" office:value="887.2846" calcext:value-type="float">
            <text:p>887.2846</text:p>
          </table:table-cell>
          <table:table-cell office:value-type="float" office:value="0" calcext:value-type="float">
            <text:p>0</text:p>
          </table:table-cell>
          <table:table-cell office:value-type="float" office:value="-0.3040529" calcext:value-type="float">
            <text:p>-0.3040529</text:p>
          </table:table-cell>
          <table:table-cell office:value-type="float" office:value="-0.0006294205" calcext:value-type="float">
            <text:p>-0.000629420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61557" calcext:value-type="float">
            <text:p>-1.6615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0" calcext:value-type="float">
            <text:p>16042000</text:p>
          </table:table-cell>
          <table:table-cell office:value-type="float" office:value="227.2997" calcext:value-type="float">
            <text:p>227.2997</text:p>
          </table:table-cell>
          <table:table-cell office:value-type="float" office:value="15.74654" calcext:value-type="float">
            <text:p>15.74654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14.938" calcext:value-type="float">
            <text:p>1214.938</text:p>
          </table:table-cell>
          <table:table-cell office:value-type="float" office:value="200.6469" calcext:value-type="float">
            <text:p>200.6469</text:p>
          </table:table-cell>
          <table:table-cell office:value-type="float" office:value="0" calcext:value-type="float">
            <text:p>0</text:p>
          </table:table-cell>
          <table:table-cell office:value-type="float" office:value="0.07384045" calcext:value-type="float">
            <text:p>0.07384045</text:p>
          </table:table-cell>
          <table:table-cell office:value-type="float" office:value="0.3083482" calcext:value-type="float">
            <text:p>0.3083482</text:p>
          </table:table-cell>
          <table:table-cell office:value-type="float" office:value="0.3093809" calcext:value-type="float">
            <text:p>0.3093809</text:p>
          </table:table-cell>
          <table:table-cell office:value-type="float" office:value="0.31136" calcext:value-type="float">
            <text:p>0.31136</text:p>
          </table:table-cell>
          <table:table-cell office:value-type="float" office:value="0.3135734" calcext:value-type="float">
            <text:p>0.3135734</text:p>
          </table:table-cell>
          <table:table-cell office:value-type="float" office:value="0.3160404" calcext:value-type="float">
            <text:p>0.3160404</text:p>
          </table:table-cell>
          <table:table-cell office:value-type="float" office:value="0.3632475" calcext:value-type="float">
            <text:p>0.3632475</text:p>
          </table:table-cell>
          <table:table-cell office:value-type="float" office:value="0.3711961" calcext:value-type="float">
            <text:p>0.3711961</text:p>
          </table:table-cell>
          <table:table-cell office:value-type="float" office:value="0.3888062" calcext:value-type="float">
            <text:p>0.3888062</text:p>
          </table:table-cell>
          <table:table-cell office:value-type="float" office:value="0.4020031" calcext:value-type="float">
            <text:p>0.4020031</text:p>
          </table:table-cell>
          <table:table-cell office:value-type="float" office:value="0.4339825" calcext:value-type="float">
            <text:p>0.433982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107182" calcext:value-type="float">
            <text:p>1.107182E-07</text:p>
          </table:table-cell>
          <table:table-cell office:value-type="float" office:value="1.882266E-015" calcext:value-type="float">
            <text:p>1.882266E-15</text:p>
          </table:table-cell>
          <table:table-cell office:value-type="float" office:value="9.788762E-016" calcext:value-type="float">
            <text:p>9.788762E-16</text:p>
          </table:table-cell>
          <table:table-cell office:value-type="float" office:value="9.963411E-016" calcext:value-type="float">
            <text:p>9.96341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1476627" calcext:value-type="float">
            <text:p>1.476627E-06</text:p>
          </table:table-cell>
          <table:table-cell office:value-type="float" office:value="-109.1048" calcext:value-type="float">
            <text:p>-109.1048</text:p>
          </table:table-cell>
          <table:table-cell office:value-type="float" office:value="-0.01574497" calcext:value-type="float">
            <text:p>-0.01574497</text:p>
          </table:table-cell>
          <table:table-cell office:value-type="float" office:value="-0.01538552" calcext:value-type="float">
            <text:p>-0.01538552</text:p>
          </table:table-cell>
          <table:table-cell office:value-type="float" office:value="-0.01472326" calcext:value-type="float">
            <text:p>-0.01472326</text:p>
          </table:table-cell>
          <table:table-cell office:value-type="float" office:value="-0.01401841" calcext:value-type="float">
            <text:p>-0.01401841</text:p>
          </table:table-cell>
          <table:table-cell office:value-type="float" office:value="-0.01327308" calcext:value-type="float">
            <text:p>-0.01327308</text:p>
          </table:table-cell>
          <table:table-cell office:value-type="float" office:value="-0.0118646" calcext:value-type="float">
            <text:p>-0.0118646</text:p>
          </table:table-cell>
          <table:table-cell office:value-type="float" office:value="-0.01065956" calcext:value-type="float">
            <text:p>-0.01065956</text:p>
          </table:table-cell>
          <table:table-cell office:value-type="float" office:value="-0.006848448" calcext:value-type="float">
            <text:p>-0.006848448</text:p>
          </table:table-cell>
          <table:table-cell office:value-type="float" office:value="-0.004985019" calcext:value-type="float">
            <text:p>-0.004985019</text:p>
          </table:table-cell>
          <table:table-cell office:value-type="float" office:value="892.0551" calcext:value-type="float">
            <text:p>892.0551</text:p>
          </table:table-cell>
          <table:table-cell office:value-type="float" office:value="0" calcext:value-type="float">
            <text:p>0</text:p>
          </table:table-cell>
          <table:table-cell office:value-type="float" office:value="-57.81623" calcext:value-type="float">
            <text:p>-57.81623</text:p>
          </table:table-cell>
          <table:table-cell office:value-type="float" office:value="-0.0006478015" calcext:value-type="float">
            <text:p>-0.00064780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36008" calcext:value-type="float">
            <text:p>-1.6360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0" calcext:value-type="float">
            <text:p>17042000</text:p>
          </table:table-cell>
          <table:table-cell office:value-type="float" office:value="227.2997" calcext:value-type="float">
            <text:p>227.2997</text:p>
          </table:table-cell>
          <table:table-cell office:value-type="float" office:value="15.72851" calcext:value-type="float">
            <text:p>15.72851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16.816" calcext:value-type="float">
            <text:p>1216.816</text:p>
          </table:table-cell>
          <table:table-cell office:value-type="float" office:value="198.7865" calcext:value-type="float">
            <text:p>198.7865</text:p>
          </table:table-cell>
          <table:table-cell office:value-type="float" office:value="0" calcext:value-type="float">
            <text:p>0</text:p>
          </table:table-cell>
          <table:table-cell office:value-type="float" office:value="0.0761958" calcext:value-type="float">
            <text:p>0.0761958</text:p>
          </table:table-cell>
          <table:table-cell office:value-type="float" office:value="0.3038505" calcext:value-type="float">
            <text:p>0.3038505</text:p>
          </table:table-cell>
          <table:table-cell office:value-type="float" office:value="0.3047531" calcext:value-type="float">
            <text:p>0.3047531</text:p>
          </table:table-cell>
          <table:table-cell office:value-type="float" office:value="0.3064165" calcext:value-type="float">
            <text:p>0.3064165</text:p>
          </table:table-cell>
          <table:table-cell office:value-type="float" office:value="0.3084341" calcext:value-type="float">
            <text:p>0.3084341</text:p>
          </table:table-cell>
          <table:table-cell office:value-type="float" office:value="0.3109169" calcext:value-type="float">
            <text:p>0.3109169</text:p>
          </table:table-cell>
          <table:table-cell office:value-type="float" office:value="0.3594305" calcext:value-type="float">
            <text:p>0.3594305</text:p>
          </table:table-cell>
          <table:table-cell office:value-type="float" office:value="0.3696727" calcext:value-type="float">
            <text:p>0.3696727</text:p>
          </table:table-cell>
          <table:table-cell office:value-type="float" office:value="0.3884971" calcext:value-type="float">
            <text:p>0.3884971</text:p>
          </table:table-cell>
          <table:table-cell office:value-type="float" office:value="0.4039023" calcext:value-type="float">
            <text:p>0.4039023</text:p>
          </table:table-cell>
          <table:table-cell office:value-type="float" office:value="0.4392816" calcext:value-type="float">
            <text:p>0.43928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2365785" calcext:value-type="float">
            <text:p>2.365785E-08</text:p>
          </table:table-cell>
          <table:table-cell office:value-type="float" office:value="1.882251E-015" calcext:value-type="float">
            <text:p>1.882251E-15</text:p>
          </table:table-cell>
          <table:table-cell office:value-type="float" office:value="9.788727E-016" calcext:value-type="float">
            <text:p>9.788727E-16</text:p>
          </table:table-cell>
          <table:table-cell office:value-type="float" office:value="9.96341E-016" calcext:value-type="float">
            <text:p>9.9634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0.72964" calcext:value-type="float">
            <text:p>-90.72964</text:p>
          </table:table-cell>
          <table:table-cell office:value-type="float" office:value="-0.01744378" calcext:value-type="float">
            <text:p>-0.01744378</text:p>
          </table:table-cell>
          <table:table-cell office:value-type="float" office:value="-0.01709181" calcext:value-type="float">
            <text:p>-0.01709181</text:p>
          </table:table-cell>
          <table:table-cell office:value-type="float" office:value="-0.01646342" calcext:value-type="float">
            <text:p>-0.01646342</text:p>
          </table:table-cell>
          <table:table-cell office:value-type="float" office:value="-0.01573218" calcext:value-type="float">
            <text:p>-0.01573218</text:p>
          </table:table-cell>
          <table:table-cell office:value-type="float" office:value="-0.01487796" calcext:value-type="float">
            <text:p>-0.01487796</text:p>
          </table:table-cell>
          <table:table-cell office:value-type="float" office:value="-0.01313843" calcext:value-type="float">
            <text:p>-0.01313843</text:p>
          </table:table-cell>
          <table:table-cell office:value-type="float" office:value="-0.01108896" calcext:value-type="float">
            <text:p>-0.01108896</text:p>
          </table:table-cell>
          <table:table-cell office:value-type="float" office:value="-0.006900799" calcext:value-type="float">
            <text:p>-0.006900799</text:p>
          </table:table-cell>
          <table:table-cell office:value-type="float" office:value="-0.004764411" calcext:value-type="float">
            <text:p>-0.004764411</text:p>
          </table:table-cell>
          <table:table-cell office:value-type="float" office:value="895.9703" calcext:value-type="float">
            <text:p>895.9703</text:p>
          </table:table-cell>
          <table:table-cell office:value-type="float" office:value="0" calcext:value-type="float">
            <text:p>0</text:p>
          </table:table-cell>
          <table:table-cell office:value-type="float" office:value="-4.348477" calcext:value-type="float">
            <text:p>-4.348477</text:p>
          </table:table-cell>
          <table:table-cell office:value-type="float" office:value="-0.0006494374" calcext:value-type="float">
            <text:p>-0.00064943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611343" calcext:value-type="float">
            <text:p>-1.6113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227.2997" calcext:value-type="float">
            <text:p>227.2997</text:p>
          </table:table-cell>
          <table:table-cell office:value-type="float" office:value="15.6193" calcext:value-type="float">
            <text:p>15.6193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19.213" calcext:value-type="float">
            <text:p>1219.213</text:p>
          </table:table-cell>
          <table:table-cell office:value-type="float" office:value="196.4987" calcext:value-type="float">
            <text:p>196.4987</text:p>
          </table:table-cell>
          <table:table-cell office:value-type="float" office:value="0" calcext:value-type="float">
            <text:p>0</text:p>
          </table:table-cell>
          <table:table-cell office:value-type="float" office:value="0.0880581" calcext:value-type="float">
            <text:p>0.0880581</text:p>
          </table:table-cell>
          <table:table-cell office:value-type="float" office:value="0.3015556" calcext:value-type="float">
            <text:p>0.3015556</text:p>
          </table:table-cell>
          <table:table-cell office:value-type="float" office:value="0.3024645" calcext:value-type="float">
            <text:p>0.3024645</text:p>
          </table:table-cell>
          <table:table-cell office:value-type="float" office:value="0.3039657" calcext:value-type="float">
            <text:p>0.3039657</text:p>
          </table:table-cell>
          <table:table-cell office:value-type="float" office:value="0.3057687" calcext:value-type="float">
            <text:p>0.3057687</text:p>
          </table:table-cell>
          <table:table-cell office:value-type="float" office:value="0.3079976" calcext:value-type="float">
            <text:p>0.3079976</text:p>
          </table:table-cell>
          <table:table-cell office:value-type="float" office:value="0.3568425" calcext:value-type="float">
            <text:p>0.3568425</text:p>
          </table:table-cell>
          <table:table-cell office:value-type="float" office:value="0.3682206" calcext:value-type="float">
            <text:p>0.3682206</text:p>
          </table:table-cell>
          <table:table-cell office:value-type="float" office:value="0.3881955" calcext:value-type="float">
            <text:p>0.3881955</text:p>
          </table:table-cell>
          <table:table-cell office:value-type="float" office:value="0.4053784" calcext:value-type="float">
            <text:p>0.4053784</text:p>
          </table:table-cell>
          <table:table-cell office:value-type="float" office:value="0.4446133" calcext:value-type="float">
            <text:p>0.444613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4555032" calcext:value-type="float">
            <text:p>4.555032E-09</text:p>
          </table:table-cell>
          <table:table-cell office:value-type="float" office:value="1.909439E-015" calcext:value-type="float">
            <text:p>1.909439E-15</text:p>
          </table:table-cell>
          <table:table-cell office:value-type="float" office:value="9.788694E-016" calcext:value-type="float">
            <text:p>9.788694E-16</text:p>
          </table:table-cell>
          <table:table-cell office:value-type="float" office:value="9.963411E-016" calcext:value-type="float">
            <text:p>9.96341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7.94173" calcext:value-type="float">
            <text:p>-37.94173</text:p>
          </table:table-cell>
          <table:table-cell office:value-type="float" office:value="-0.01839074" calcext:value-type="float">
            <text:p>-0.01839074</text:p>
          </table:table-cell>
          <table:table-cell office:value-type="float" office:value="-0.01801463" calcext:value-type="float">
            <text:p>-0.01801463</text:p>
          </table:table-cell>
          <table:table-cell office:value-type="float" office:value="-0.01741275" calcext:value-type="float">
            <text:p>-0.01741275</text:p>
          </table:table-cell>
          <table:table-cell office:value-type="float" office:value="-0.0167143" calcext:value-type="float">
            <text:p>-0.0167143</text:p>
          </table:table-cell>
          <table:table-cell office:value-type="float" office:value="-0.01588911" calcext:value-type="float">
            <text:p>-0.01588911</text:p>
          </table:table-cell>
          <table:table-cell office:value-type="float" office:value="-0.01409086" calcext:value-type="float">
            <text:p>-0.01409086</text:p>
          </table:table-cell>
          <table:table-cell office:value-type="float" office:value="-0.01151634" calcext:value-type="float">
            <text:p>-0.01151634</text:p>
          </table:table-cell>
          <table:table-cell office:value-type="float" office:value="-0.006952764" calcext:value-type="float">
            <text:p>-0.006952764</text:p>
          </table:table-cell>
          <table:table-cell office:value-type="float" office:value="-0.004600489" calcext:value-type="float">
            <text:p>-0.004600489</text:p>
          </table:table-cell>
          <table:table-cell office:value-type="float" office:value="899.3749" calcext:value-type="float">
            <text:p>899.3749</text:p>
          </table:table-cell>
          <table:table-cell office:value-type="float" office:value="0" calcext:value-type="float">
            <text:p>0</text:p>
          </table:table-cell>
          <table:table-cell office:value-type="float" office:value="-0.009733412" calcext:value-type="float">
            <text:p>-0.009733412</text:p>
          </table:table-cell>
          <table:table-cell office:value-type="float" office:value="-0.0006495619" calcext:value-type="float">
            <text:p>-0.00064956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86515" calcext:value-type="float">
            <text:p>-1.5865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0" calcext:value-type="float">
            <text:p>19042000</text:p>
          </table:table-cell>
          <table:table-cell office:value-type="float" office:value="227.2997" calcext:value-type="float">
            <text:p>227.2997</text:p>
          </table:table-cell>
          <table:table-cell office:value-type="float" office:value="15.58806" calcext:value-type="float">
            <text:p>15.58806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21.739" calcext:value-type="float">
            <text:p>1221.739</text:p>
          </table:table-cell>
          <table:table-cell office:value-type="float" office:value="194.0038" calcext:value-type="float">
            <text:p>194.0038</text:p>
          </table:table-cell>
          <table:table-cell office:value-type="float" office:value="0" calcext:value-type="float">
            <text:p>0</text:p>
          </table:table-cell>
          <table:table-cell office:value-type="float" office:value="0.09358712" calcext:value-type="float">
            <text:p>0.09358712</text:p>
          </table:table-cell>
          <table:table-cell office:value-type="float" office:value="0.3002154" calcext:value-type="float">
            <text:p>0.3002154</text:p>
          </table:table-cell>
          <table:table-cell office:value-type="float" office:value="0.3011532" calcext:value-type="float">
            <text:p>0.3011532</text:p>
          </table:table-cell>
          <table:table-cell office:value-type="float" office:value="0.3026633" calcext:value-type="float">
            <text:p>0.3026633</text:p>
          </table:table-cell>
          <table:table-cell office:value-type="float" office:value="0.3043935" calcext:value-type="float">
            <text:p>0.3043935</text:p>
          </table:table-cell>
          <table:table-cell office:value-type="float" office:value="0.3064592" calcext:value-type="float">
            <text:p>0.3064592</text:p>
          </table:table-cell>
          <table:table-cell office:value-type="float" office:value="0.3550472" calcext:value-type="float">
            <text:p>0.3550472</text:p>
          </table:table-cell>
          <table:table-cell office:value-type="float" office:value="0.3668776" calcext:value-type="float">
            <text:p>0.3668776</text:p>
          </table:table-cell>
          <table:table-cell office:value-type="float" office:value="0.388077" calcext:value-type="float">
            <text:p>0.388077</text:p>
          </table:table-cell>
          <table:table-cell office:value-type="float" office:value="0.4066339" calcext:value-type="float">
            <text:p>0.4066339</text:p>
          </table:table-cell>
          <table:table-cell office:value-type="float" office:value="0.4497691" calcext:value-type="float">
            <text:p>0.44976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7686207" calcext:value-type="float">
            <text:p>7.686207E-10</text:p>
          </table:table-cell>
          <table:table-cell office:value-type="float" office:value="1.909426E-015" calcext:value-type="float">
            <text:p>1.909426E-15</text:p>
          </table:table-cell>
          <table:table-cell office:value-type="float" office:value="9.788654E-016" calcext:value-type="float">
            <text:p>9.788654E-16</text:p>
          </table:table-cell>
          <table:table-cell office:value-type="float" office:value="9.963411E-016" calcext:value-type="float">
            <text:p>9.96341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6.21824" calcext:value-type="float">
            <text:p>-26.21824</text:p>
          </table:table-cell>
          <table:table-cell office:value-type="float" office:value="-0.01897203" calcext:value-type="float">
            <text:p>-0.01897203</text:p>
          </table:table-cell>
          <table:table-cell office:value-type="float" office:value="-0.0185699" calcext:value-type="float">
            <text:p>-0.0185699</text:p>
          </table:table-cell>
          <table:table-cell office:value-type="float" office:value="-0.01794204" calcext:value-type="float">
            <text:p>-0.01794204</text:p>
          </table:table-cell>
          <table:table-cell office:value-type="float" office:value="-0.01724773" calcext:value-type="float">
            <text:p>-0.01724773</text:p>
          </table:table-cell>
          <table:table-cell office:value-type="float" office:value="-0.01645451" calcext:value-type="float">
            <text:p>-0.01645451</text:p>
          </table:table-cell>
          <table:table-cell office:value-type="float" office:value="-0.01479491" calcext:value-type="float">
            <text:p>-0.01479491</text:p>
          </table:table-cell>
          <table:table-cell office:value-type="float" office:value="-0.01192807" calcext:value-type="float">
            <text:p>-0.01192807</text:p>
          </table:table-cell>
          <table:table-cell office:value-type="float" office:value="-0.006973286" calcext:value-type="float">
            <text:p>-0.006973286</text:p>
          </table:table-cell>
          <table:table-cell office:value-type="float" office:value="-0.004466045" calcext:value-type="float">
            <text:p>-0.004466045</text:p>
          </table:table-cell>
          <table:table-cell office:value-type="float" office:value="902.5008" calcext:value-type="float">
            <text:p>902.5008</text:p>
          </table:table-cell>
          <table:table-cell office:value-type="float" office:value="0" calcext:value-type="float">
            <text:p>0</text:p>
          </table:table-cell>
          <table:table-cell office:value-type="float" office:value="-0.009731514" calcext:value-type="float">
            <text:p>-0.009731514</text:p>
          </table:table-cell>
          <table:table-cell office:value-type="float" office:value="-0.0006497608" calcext:value-type="float">
            <text:p>-0.00064976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62508" calcext:value-type="float">
            <text:p>-1.5625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0" calcext:value-type="float">
            <text:p>20042000</text:p>
          </table:table-cell>
          <table:table-cell office:value-type="float" office:value="227.5997" calcext:value-type="float">
            <text:p>227.5997</text:p>
          </table:table-cell>
          <table:table-cell office:value-type="float" office:value="15.76822" calcext:value-type="float">
            <text:p>15.76822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24.456" calcext:value-type="float">
            <text:p>1224.456</text:p>
          </table:table-cell>
          <table:table-cell office:value-type="float" office:value="191.4066" calcext:value-type="float">
            <text:p>191.4066</text:p>
          </table:table-cell>
          <table:table-cell office:value-type="float" office:value="0" calcext:value-type="float">
            <text:p>0</text:p>
          </table:table-cell>
          <table:table-cell office:value-type="float" office:value="0.108331" calcext:value-type="float">
            <text:p>0.108331</text:p>
          </table:table-cell>
          <table:table-cell office:value-type="float" office:value="0.2996739" calcext:value-type="float">
            <text:p>0.2996739</text:p>
          </table:table-cell>
          <table:table-cell office:value-type="float" office:value="0.3007509" calcext:value-type="float">
            <text:p>0.3007509</text:p>
          </table:table-cell>
          <table:table-cell office:value-type="float" office:value="0.3020425" calcext:value-type="float">
            <text:p>0.3020425</text:p>
          </table:table-cell>
          <table:table-cell office:value-type="float" office:value="0.3036449" calcext:value-type="float">
            <text:p>0.3036449</text:p>
          </table:table-cell>
          <table:table-cell office:value-type="float" office:value="0.3055969" calcext:value-type="float">
            <text:p>0.3055969</text:p>
          </table:table-cell>
          <table:table-cell office:value-type="float" office:value="0.3538549" calcext:value-type="float">
            <text:p>0.3538549</text:p>
          </table:table-cell>
          <table:table-cell office:value-type="float" office:value="0.3657194" calcext:value-type="float">
            <text:p>0.3657194</text:p>
          </table:table-cell>
          <table:table-cell office:value-type="float" office:value="0.3879937" calcext:value-type="float">
            <text:p>0.3879937</text:p>
          </table:table-cell>
          <table:table-cell office:value-type="float" office:value="0.4077576" calcext:value-type="float">
            <text:p>0.4077576</text:p>
          </table:table-cell>
          <table:table-cell office:value-type="float" office:value="0.4547582" calcext:value-type="float">
            <text:p>0.454758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342069" calcext:value-type="float">
            <text:p>1.342069E-10</text:p>
          </table:table-cell>
          <table:table-cell office:value-type="float" office:value="1.909408E-015" calcext:value-type="float">
            <text:p>1.909408E-15</text:p>
          </table:table-cell>
          <table:table-cell office:value-type="float" office:value="9.788602E-016" calcext:value-type="float">
            <text:p>9.788602E-16</text:p>
          </table:table-cell>
          <table:table-cell office:value-type="float" office:value="9.96341E-016" calcext:value-type="float">
            <text:p>9.9634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0.12712" calcext:value-type="float">
            <text:p>-10.12712</text:p>
          </table:table-cell>
          <table:table-cell office:value-type="float" office:value="-0.01920746" calcext:value-type="float">
            <text:p>-0.01920746</text:p>
          </table:table-cell>
          <table:table-cell office:value-type="float" office:value="-0.01874398" calcext:value-type="float">
            <text:p>-0.01874398</text:p>
          </table:table-cell>
          <table:table-cell office:value-type="float" office:value="-0.01820207" calcext:value-type="float">
            <text:p>-0.01820207</text:p>
          </table:table-cell>
          <table:table-cell office:value-type="float" office:value="-0.01754706" calcext:value-type="float">
            <text:p>-0.01754706</text:p>
          </table:table-cell>
          <table:table-cell office:value-type="float" office:value="-0.0167804" calcext:value-type="float">
            <text:p>-0.0167804</text:p>
          </table:table-cell>
          <table:table-cell office:value-type="float" office:value="-0.0152847" calcext:value-type="float">
            <text:p>-0.0152847</text:p>
          </table:table-cell>
          <table:table-cell office:value-type="float" office:value="-0.0122965" calcext:value-type="float">
            <text:p>-0.0122965</text:p>
          </table:table-cell>
          <table:table-cell office:value-type="float" office:value="-0.006987636" calcext:value-type="float">
            <text:p>-0.006987636</text:p>
          </table:table-cell>
          <table:table-cell office:value-type="float" office:value="-0.004349404" calcext:value-type="float">
            <text:p>-0.004349404</text:p>
          </table:table-cell>
          <table:table-cell office:value-type="float" office:value="905.4619" calcext:value-type="float">
            <text:p>905.4619</text:p>
          </table:table-cell>
          <table:table-cell office:value-type="float" office:value="0" calcext:value-type="float">
            <text:p>0</text:p>
          </table:table-cell>
          <table:table-cell office:value-type="float" office:value="-0.009731139" calcext:value-type="float">
            <text:p>-0.009731139</text:p>
          </table:table-cell>
          <table:table-cell office:value-type="float" office:value="-0.0006500274" calcext:value-type="float">
            <text:p>-0.00065002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39274" calcext:value-type="float">
            <text:p>-1.5392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0" calcext:value-type="float">
            <text:p>21042000</text:p>
          </table:table-cell>
          <table:table-cell office:value-type="float" office:value="248.1995" calcext:value-type="float">
            <text:p>248.1995</text:p>
          </table:table-cell>
          <table:table-cell office:value-type="float" office:value="15.96932" calcext:value-type="float">
            <text:p>15.96932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3.277" calcext:value-type="float">
            <text:p>1243.277</text:p>
          </table:table-cell>
          <table:table-cell office:value-type="float" office:value="192.9841" calcext:value-type="float">
            <text:p>192.9841</text:p>
          </table:table-cell>
          <table:table-cell office:value-type="float" office:value="0" calcext:value-type="float">
            <text:p>0</text:p>
          </table:table-cell>
          <table:table-cell office:value-type="float" office:value="0.3645879" calcext:value-type="float">
            <text:p>0.3645879</text:p>
          </table:table-cell>
          <table:table-cell office:value-type="float" office:value="0.3656431" calcext:value-type="float">
            <text:p>0.3656431</text:p>
          </table:table-cell>
          <table:table-cell office:value-type="float" office:value="0.3677996" calcext:value-type="float">
            <text:p>0.3677996</text:p>
          </table:table-cell>
          <table:table-cell office:value-type="float" office:value="0.3675115" calcext:value-type="float">
            <text:p>0.3675115</text:p>
          </table:table-cell>
          <table:table-cell office:value-type="float" office:value="0.3630425" calcext:value-type="float">
            <text:p>0.3630425</text:p>
          </table:table-cell>
          <table:table-cell office:value-type="float" office:value="0.3557312" calcext:value-type="float">
            <text:p>0.3557312</text:p>
          </table:table-cell>
          <table:table-cell office:value-type="float" office:value="0.3630891" calcext:value-type="float">
            <text:p>0.3630891</text:p>
          </table:table-cell>
          <table:table-cell office:value-type="float" office:value="0.3652322" calcext:value-type="float">
            <text:p>0.3652322</text:p>
          </table:table-cell>
          <table:table-cell office:value-type="float" office:value="0.3877966" calcext:value-type="float">
            <text:p>0.3877966</text:p>
          </table:table-cell>
          <table:table-cell office:value-type="float" office:value="0.4085648" calcext:value-type="float">
            <text:p>0.4085648</text:p>
          </table:table-cell>
          <table:table-cell office:value-type="float" office:value="0.4592119" calcext:value-type="float">
            <text:p>0.459211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57909" calcext:value-type="float">
            <text:p>1.57909E-11</text:p>
          </table:table-cell>
          <table:table-cell office:value-type="float" office:value="1.909396E-015" calcext:value-type="float">
            <text:p>1.909396E-15</text:p>
          </table:table-cell>
          <table:table-cell office:value-type="float" office:value="9.788559E-016" calcext:value-type="float">
            <text:p>9.788559E-16</text:p>
          </table:table-cell>
          <table:table-cell office:value-type="float" office:value="9.963414E-016" calcext:value-type="float">
            <text:p>9.963414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852698" calcext:value-type="float">
            <text:p>-0.004852698</text:p>
          </table:table-cell>
          <table:table-cell office:value-type="float" office:value="-0.004781218" calcext:value-type="float">
            <text:p>-0.004781218</text:p>
          </table:table-cell>
          <table:table-cell office:value-type="float" office:value="-0.004590531" calcext:value-type="float">
            <text:p>-0.004590531</text:p>
          </table:table-cell>
          <table:table-cell office:value-type="float" office:value="-0.004623558" calcext:value-type="float">
            <text:p>-0.004623558</text:p>
          </table:table-cell>
          <table:table-cell office:value-type="float" office:value="-0.005052602" calcext:value-type="float">
            <text:p>-0.005052602</text:p>
          </table:table-cell>
          <table:table-cell office:value-type="float" office:value="-0.005902189" calcext:value-type="float">
            <text:p>-0.005902189</text:p>
          </table:table-cell>
          <table:table-cell office:value-type="float" office:value="-0.01197728" calcext:value-type="float">
            <text:p>-0.01197728</text:p>
          </table:table-cell>
          <table:table-cell office:value-type="float" office:value="-0.0124587" calcext:value-type="float">
            <text:p>-0.0124587</text:p>
          </table:table-cell>
          <table:table-cell office:value-type="float" office:value="-0.007021852" calcext:value-type="float">
            <text:p>-0.007021852</text:p>
          </table:table-cell>
          <table:table-cell office:value-type="float" office:value="-0.004267692" calcext:value-type="float">
            <text:p>-0.004267692</text:p>
          </table:table-cell>
          <table:table-cell office:value-type="float" office:value="912.5146" calcext:value-type="float">
            <text:p>912.5146</text:p>
          </table:table-cell>
          <table:table-cell office:value-type="float" office:value="0" calcext:value-type="float">
            <text:p>0</text:p>
          </table:table-cell>
          <table:table-cell office:value-type="float" office:value="-0.009733868" calcext:value-type="float">
            <text:p>-0.009733868</text:p>
          </table:table-cell>
          <table:table-cell office:value-type="float" office:value="-0.0006502154" calcext:value-type="float">
            <text:p>-0.00065021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518532" calcext:value-type="float">
            <text:p>-1.5185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0" calcext:value-type="float">
            <text:p>22042000</text:p>
          </table:table-cell>
          <table:table-cell office:value-type="float" office:value="252.5996" calcext:value-type="float">
            <text:p>252.5996</text:p>
          </table:table-cell>
          <table:table-cell office:value-type="float" office:value="16.41883" calcext:value-type="float">
            <text:p>16.41883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4.497" calcext:value-type="float">
            <text:p>1244.497</text:p>
          </table:table-cell>
          <table:table-cell office:value-type="float" office:value="195.716" calcext:value-type="float">
            <text:p>195.716</text:p>
          </table:table-cell>
          <table:table-cell office:value-type="float" office:value="0" calcext:value-type="float">
            <text:p>0</text:p>
          </table:table-cell>
          <table:table-cell office:value-type="float" office:value="0.3718361" calcext:value-type="float">
            <text:p>0.3718361</text:p>
          </table:table-cell>
          <table:table-cell office:value-type="float" office:value="0.3684961" calcext:value-type="float">
            <text:p>0.3684961</text:p>
          </table:table-cell>
          <table:table-cell office:value-type="float" office:value="0.3629308" calcext:value-type="float">
            <text:p>0.3629308</text:p>
          </table:table-cell>
          <table:table-cell office:value-type="float" office:value="0.3532575" calcext:value-type="float">
            <text:p>0.3532575</text:p>
          </table:table-cell>
          <table:table-cell office:value-type="float" office:value="0.3447883" calcext:value-type="float">
            <text:p>0.3447883</text:p>
          </table:table-cell>
          <table:table-cell office:value-type="float" office:value="0.3411695" calcext:value-type="float">
            <text:p>0.3411695</text:p>
          </table:table-cell>
          <table:table-cell office:value-type="float" office:value="0.3738399" calcext:value-type="float">
            <text:p>0.3738399</text:p>
          </table:table-cell>
          <table:table-cell office:value-type="float" office:value="0.3659252" calcext:value-type="float">
            <text:p>0.3659252</text:p>
          </table:table-cell>
          <table:table-cell office:value-type="float" office:value="0.3877681" calcext:value-type="float">
            <text:p>0.3877681</text:p>
          </table:table-cell>
          <table:table-cell office:value-type="float" office:value="0.4092873" calcext:value-type="float">
            <text:p>0.4092873</text:p>
          </table:table-cell>
          <table:table-cell office:value-type="float" office:value="0.4640193" calcext:value-type="float">
            <text:p>0.46401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3867447" calcext:value-type="float">
            <text:p>3.867447E-12</text:p>
          </table:table-cell>
          <table:table-cell office:value-type="float" office:value="1.909383E-015" calcext:value-type="float">
            <text:p>1.909383E-15</text:p>
          </table:table-cell>
          <table:table-cell office:value-type="float" office:value="9.788519E-016" calcext:value-type="float">
            <text:p>9.788519E-16</text:p>
          </table:table-cell>
          <table:table-cell office:value-type="float" office:value="9.963411E-016" calcext:value-type="float">
            <text:p>9.963411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238781" calcext:value-type="float">
            <text:p>-0.004238781</text:p>
          </table:table-cell>
          <table:table-cell office:value-type="float" office:value="-0.004547134" calcext:value-type="float">
            <text:p>-0.004547134</text:p>
          </table:table-cell>
          <table:table-cell office:value-type="float" office:value="-0.005079206" calcext:value-type="float">
            <text:p>-0.005079206</text:p>
          </table:table-cell>
          <table:table-cell office:value-type="float" office:value="-0.006159381" calcext:value-type="float">
            <text:p>-0.006159381</text:p>
          </table:table-cell>
          <table:table-cell office:value-type="float" office:value="-0.007288102" calcext:value-type="float">
            <text:p>-0.007288102</text:p>
          </table:table-cell>
          <table:table-cell office:value-type="float" office:value="-0.007817736" calcext:value-type="float">
            <text:p>-0.007817736</text:p>
          </table:table-cell>
          <table:table-cell office:value-type="float" office:value="-0.00901116" calcext:value-type="float">
            <text:p>-0.00901116</text:p>
          </table:table-cell>
          <table:table-cell office:value-type="float" office:value="-0.01223701" calcext:value-type="float">
            <text:p>-0.01223701</text:p>
          </table:table-cell>
          <table:table-cell office:value-type="float" office:value="-0.007026879" calcext:value-type="float">
            <text:p>-0.007026879</text:p>
          </table:table-cell>
          <table:table-cell office:value-type="float" office:value="-0.004195689" calcext:value-type="float">
            <text:p>-0.004195689</text:p>
          </table:table-cell>
          <table:table-cell office:value-type="float" office:value="920.6913" calcext:value-type="float">
            <text:p>920.6913</text:p>
          </table:table-cell>
          <table:table-cell office:value-type="float" office:value="0" calcext:value-type="float">
            <text:p>0</text:p>
          </table:table-cell>
          <table:table-cell office:value-type="float" office:value="-0.009734462" calcext:value-type="float">
            <text:p>-0.009734462</text:p>
          </table:table-cell>
          <table:table-cell office:value-type="float" office:value="-0.0006503949" calcext:value-type="float">
            <text:p>-0.00065039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9616" calcext:value-type="float">
            <text:p>-1.496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0" calcext:value-type="float">
            <text:p>23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17.11574" calcext:value-type="float">
            <text:p>17.11574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2.04" calcext:value-type="float">
            <text:p>1242.04</text:p>
          </table:table-cell>
          <table:table-cell office:value-type="float" office:value="197.8763" calcext:value-type="float">
            <text:p>197.8763</text:p>
          </table:table-cell>
          <table:table-cell office:value-type="float" office:value="0" calcext:value-type="float">
            <text:p>0</text:p>
          </table:table-cell>
          <table:table-cell office:value-type="float" office:value="0.3239705" calcext:value-type="float">
            <text:p>0.3239705</text:p>
          </table:table-cell>
          <table:table-cell office:value-type="float" office:value="0.3245071" calcext:value-type="float">
            <text:p>0.3245071</text:p>
          </table:table-cell>
          <table:table-cell office:value-type="float" office:value="0.3260986" calcext:value-type="float">
            <text:p>0.3260986</text:p>
          </table:table-cell>
          <table:table-cell office:value-type="float" office:value="0.3291808" calcext:value-type="float">
            <text:p>0.3291808</text:p>
          </table:table-cell>
          <table:table-cell office:value-type="float" office:value="0.3314116" calcext:value-type="float">
            <text:p>0.3314116</text:p>
          </table:table-cell>
          <table:table-cell office:value-type="float" office:value="0.3329892" calcext:value-type="float">
            <text:p>0.3329892</text:p>
          </table:table-cell>
          <table:table-cell office:value-type="float" office:value="0.3736055" calcext:value-type="float">
            <text:p>0.3736055</text:p>
          </table:table-cell>
          <table:table-cell office:value-type="float" office:value="0.3667911" calcext:value-type="float">
            <text:p>0.3667911</text:p>
          </table:table-cell>
          <table:table-cell office:value-type="float" office:value="0.3878052" calcext:value-type="float">
            <text:p>0.3878052</text:p>
          </table:table-cell>
          <table:table-cell office:value-type="float" office:value="0.40988" calcext:value-type="float">
            <text:p>0.40988</text:p>
          </table:table-cell>
          <table:table-cell office:value-type="float" office:value="0.4687035" calcext:value-type="float">
            <text:p>0.468703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8741836" calcext:value-type="float">
            <text:p>8.741836E-13</text:p>
          </table:table-cell>
          <table:table-cell office:value-type="float" office:value="1.909369E-015" calcext:value-type="float">
            <text:p>1.909369E-15</text:p>
          </table:table-cell>
          <table:table-cell office:value-type="float" office:value="9.78848E-016" calcext:value-type="float">
            <text:p>9.78848E-16</text:p>
          </table:table-cell>
          <table:table-cell office:value-type="float" office:value="9.963414E-016" calcext:value-type="float">
            <text:p>9.963414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113731" calcext:value-type="float">
            <text:p>-0.01113731</text:p>
          </table:table-cell>
          <table:table-cell office:value-type="float" office:value="-0.01104058" calcext:value-type="float">
            <text:p>-0.01104058</text:p>
          </table:table-cell>
          <table:table-cell office:value-type="float" office:value="-0.01066344" calcext:value-type="float">
            <text:p>-0.01066344</text:p>
          </table:table-cell>
          <table:table-cell office:value-type="float" office:value="-0.009984486" calcext:value-type="float">
            <text:p>-0.009984486</text:p>
          </table:table-cell>
          <table:table-cell office:value-type="float" office:value="-0.009530384" calcext:value-type="float">
            <text:p>-0.009530384</text:p>
          </table:table-cell>
          <table:table-cell office:value-type="float" office:value="-0.009224264" calcext:value-type="float">
            <text:p>-0.009224264</text:p>
          </table:table-cell>
          <table:table-cell office:value-type="float" office:value="-0.009046739" calcext:value-type="float">
            <text:p>-0.009046739</text:p>
          </table:table-cell>
          <table:table-cell office:value-type="float" office:value="-0.01196141" calcext:value-type="float">
            <text:p>-0.01196141</text:p>
          </table:table-cell>
          <table:table-cell office:value-type="float" office:value="-0.007020543" calcext:value-type="float">
            <text:p>-0.007020543</text:p>
          </table:table-cell>
          <table:table-cell office:value-type="float" office:value="-0.004137896" calcext:value-type="float">
            <text:p>-0.004137896</text:p>
          </table:table-cell>
          <table:table-cell office:value-type="float" office:value="928.2797" calcext:value-type="float">
            <text:p>928.2797</text:p>
          </table:table-cell>
          <table:table-cell office:value-type="float" office:value="0" calcext:value-type="float">
            <text:p>0</text:p>
          </table:table-cell>
          <table:table-cell office:value-type="float" office:value="-0.009733821" calcext:value-type="float">
            <text:p>-0.009733821</text:p>
          </table:table-cell>
          <table:table-cell office:value-type="float" office:value="-0.0006505942" calcext:value-type="float">
            <text:p>-0.00065059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74345" calcext:value-type="float">
            <text:p>-1.4743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20.07422" calcext:value-type="float">
            <text:p>20.07422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38.567" calcext:value-type="float">
            <text:p>1238.567</text:p>
          </table:table-cell>
          <table:table-cell office:value-type="float" office:value="198.3912" calcext:value-type="float">
            <text:p>198.3912</text:p>
          </table:table-cell>
          <table:table-cell office:value-type="float" office:value="0" calcext:value-type="float">
            <text:p>0</text:p>
          </table:table-cell>
          <table:table-cell office:value-type="float" office:value="0.07026897" calcext:value-type="float">
            <text:p>0.07026897</text:p>
          </table:table-cell>
          <table:table-cell office:value-type="float" office:value="0.3101184" calcext:value-type="float">
            <text:p>0.3101184</text:p>
          </table:table-cell>
          <table:table-cell office:value-type="float" office:value="0.311346" calcext:value-type="float">
            <text:p>0.311346</text:p>
          </table:table-cell>
          <table:table-cell office:value-type="float" office:value="0.3143146" calcext:value-type="float">
            <text:p>0.3143146</text:p>
          </table:table-cell>
          <table:table-cell office:value-type="float" office:value="0.3173907" calcext:value-type="float">
            <text:p>0.3173907</text:p>
          </table:table-cell>
          <table:table-cell office:value-type="float" office:value="0.3203322" calcext:value-type="float">
            <text:p>0.3203322</text:p>
          </table:table-cell>
          <table:table-cell office:value-type="float" office:value="0.3669116" calcext:value-type="float">
            <text:p>0.3669116</text:p>
          </table:table-cell>
          <table:table-cell office:value-type="float" office:value="0.3670456" calcext:value-type="float">
            <text:p>0.3670456</text:p>
          </table:table-cell>
          <table:table-cell office:value-type="float" office:value="0.3878845" calcext:value-type="float">
            <text:p>0.3878845</text:p>
          </table:table-cell>
          <table:table-cell office:value-type="float" office:value="0.4104383" calcext:value-type="float">
            <text:p>0.4104383</text:p>
          </table:table-cell>
          <table:table-cell office:value-type="float" office:value="0.4731887" calcext:value-type="float">
            <text:p>0.47318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7172717" calcext:value-type="float">
            <text:p>7.172717E-14</text:p>
          </table:table-cell>
          <table:table-cell office:value-type="float" office:value="1.909347E-015" calcext:value-type="float">
            <text:p>1.909347E-15</text:p>
          </table:table-cell>
          <table:table-cell office:value-type="float" office:value="9.788432E-016" calcext:value-type="float">
            <text:p>9.788432E-16</text:p>
          </table:table-cell>
          <table:table-cell office:value-type="float" office:value="9.963409E-016" calcext:value-type="float">
            <text:p>9.963409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47.309" calcext:value-type="float">
            <text:p>-147.309</text:p>
          </table:table-cell>
          <table:table-cell office:value-type="float" office:value="-0.01513545" calcext:value-type="float">
            <text:p>-0.01513545</text:p>
          </table:table-cell>
          <table:table-cell office:value-type="float" office:value="-0.01472523" calcext:value-type="float">
            <text:p>-0.01472523</text:p>
          </table:table-cell>
          <table:table-cell office:value-type="float" office:value="-0.01378431" calcext:value-type="float">
            <text:p>-0.01378431</text:p>
          </table:table-cell>
          <table:table-cell office:value-type="float" office:value="-0.01288333" calcext:value-type="float">
            <text:p>-0.01288333</text:p>
          </table:table-cell>
          <table:table-cell office:value-type="float" office:value="-0.01208061" calcext:value-type="float">
            <text:p>-0.01208061</text:p>
          </table:table-cell>
          <table:table-cell office:value-type="float" office:value="-0.01076298" calcext:value-type="float">
            <text:p>-0.01076298</text:p>
          </table:table-cell>
          <table:table-cell office:value-type="float" office:value="-0.01187947" calcext:value-type="float">
            <text:p>-0.01187947</text:p>
          </table:table-cell>
          <table:table-cell office:value-type="float" office:value="-0.007006838" calcext:value-type="float">
            <text:p>-0.007006838</text:p>
          </table:table-cell>
          <table:table-cell office:value-type="float" office:value="-0.004084255" calcext:value-type="float">
            <text:p>-0.004084255</text:p>
          </table:table-cell>
          <table:table-cell office:value-type="float" office:value="934.1866" calcext:value-type="float">
            <text:p>934.1866</text:p>
          </table:table-cell>
          <table:table-cell office:value-type="float" office:value="0" calcext:value-type="float">
            <text:p>0</text:p>
          </table:table-cell>
          <table:table-cell office:value-type="float" office:value="-0.009732967" calcext:value-type="float">
            <text:p>-0.009732967</text:p>
          </table:table-cell>
          <table:table-cell office:value-type="float" office:value="-0.0006508911" calcext:value-type="float">
            <text:p>-0.00065089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53458" calcext:value-type="float">
            <text:p>-1.4534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0" calcext:value-type="float">
            <text:p>25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20.04544" calcext:value-type="float">
            <text:p>20.04544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39.158" calcext:value-type="float">
            <text:p>1239.158</text:p>
          </table:table-cell>
          <table:table-cell office:value-type="float" office:value="197.8284" calcext:value-type="float">
            <text:p>197.8284</text:p>
          </table:table-cell>
          <table:table-cell office:value-type="float" office:value="0" calcext:value-type="float">
            <text:p>0</text:p>
          </table:table-cell>
          <table:table-cell office:value-type="float" office:value="0.07334553" calcext:value-type="float">
            <text:p>0.07334553</text:p>
          </table:table-cell>
          <table:table-cell office:value-type="float" office:value="0.3052419" calcext:value-type="float">
            <text:p>0.3052419</text:p>
          </table:table-cell>
          <table:table-cell office:value-type="float" office:value="0.3061957" calcext:value-type="float">
            <text:p>0.3061957</text:p>
          </table:table-cell>
          <table:table-cell office:value-type="float" office:value="0.3080868" calcext:value-type="float">
            <text:p>0.3080868</text:p>
          </table:table-cell>
          <table:table-cell office:value-type="float" office:value="0.3103315" calcext:value-type="float">
            <text:p>0.3103315</text:p>
          </table:table-cell>
          <table:table-cell office:value-type="float" office:value="0.3129197" calcext:value-type="float">
            <text:p>0.3129197</text:p>
          </table:table-cell>
          <table:table-cell office:value-type="float" office:value="0.3610902" calcext:value-type="float">
            <text:p>0.3610902</text:p>
          </table:table-cell>
          <table:table-cell office:value-type="float" office:value="0.36667" calcext:value-type="float">
            <text:p>0.36667</text:p>
          </table:table-cell>
          <table:table-cell office:value-type="float" office:value="0.3879603" calcext:value-type="float">
            <text:p>0.3879603</text:p>
          </table:table-cell>
          <table:table-cell office:value-type="float" office:value="0.410964" calcext:value-type="float">
            <text:p>0.410964</text:p>
          </table:table-cell>
          <table:table-cell office:value-type="float" office:value="0.4774938" calcext:value-type="float">
            <text:p>0.47749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16962" calcext:value-type="float">
            <text:p>1.6962E-14</text:p>
          </table:table-cell>
          <table:table-cell office:value-type="float" office:value="1.909324E-015" calcext:value-type="float">
            <text:p>1.909324E-15</text:p>
          </table:table-cell>
          <table:table-cell office:value-type="float" office:value="9.788403E-016" calcext:value-type="float">
            <text:p>9.788403E-16</text:p>
          </table:table-cell>
          <table:table-cell office:value-type="float" office:value="9.963385E-016" calcext:value-type="float">
            <text:p>9.963385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14.7145" calcext:value-type="float">
            <text:p>-114.7145</text:p>
          </table:table-cell>
          <table:table-cell office:value-type="float" office:value="-0.01689838" calcext:value-type="float">
            <text:p>-0.01689838</text:p>
          </table:table-cell>
          <table:table-cell office:value-type="float" office:value="-0.0165382" calcext:value-type="float">
            <text:p>-0.0165382</text:p>
          </table:table-cell>
          <table:table-cell office:value-type="float" office:value="-0.01585102" calcext:value-type="float">
            <text:p>-0.01585102</text:p>
          </table:table-cell>
          <table:table-cell office:value-type="float" office:value="-0.01507277" calcext:value-type="float">
            <text:p>-0.01507277</text:p>
          </table:table-cell>
          <table:table-cell office:value-type="float" office:value="-0.0142246" calcext:value-type="float">
            <text:p>-0.0142246</text:p>
          </table:table-cell>
          <table:table-cell office:value-type="float" office:value="-0.01256323" calcext:value-type="float">
            <text:p>-0.01256323</text:p>
          </table:table-cell>
          <table:table-cell office:value-type="float" office:value="-0.0119953" calcext:value-type="float">
            <text:p>-0.0119953</text:p>
          </table:table-cell>
          <table:table-cell office:value-type="float" office:value="-0.006993679" calcext:value-type="float">
            <text:p>-0.006993679</text:p>
          </table:table-cell>
          <table:table-cell office:value-type="float" office:value="-0.004034447" calcext:value-type="float">
            <text:p>-0.004034447</text:p>
          </table:table-cell>
          <table:table-cell office:value-type="float" office:value="938.9877" calcext:value-type="float">
            <text:p>938.9877</text:p>
          </table:table-cell>
          <table:table-cell office:value-type="float" office:value="0" calcext:value-type="float">
            <text:p>0</text:p>
          </table:table-cell>
          <table:table-cell office:value-type="float" office:value="-0.009732846" calcext:value-type="float">
            <text:p>-0.009732846</text:p>
          </table:table-cell>
          <table:table-cell office:value-type="float" office:value="-0.000651243" calcext:value-type="float">
            <text:p>-0.0006512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3341" calcext:value-type="float">
            <text:p>-1.433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0" calcext:value-type="float">
            <text:p>26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19.98278" calcext:value-type="float">
            <text:p>19.98278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0.398" calcext:value-type="float">
            <text:p>1240.398</text:p>
          </table:table-cell>
          <table:table-cell office:value-type="float" office:value="196.6514" calcext:value-type="float">
            <text:p>196.6514</text:p>
          </table:table-cell>
          <table:table-cell office:value-type="float" office:value="0" calcext:value-type="float">
            <text:p>0</text:p>
          </table:table-cell>
          <table:table-cell office:value-type="float" office:value="0.07993262" calcext:value-type="float">
            <text:p>0.07993262</text:p>
          </table:table-cell>
          <table:table-cell office:value-type="float" office:value="0.3023118" calcext:value-type="float">
            <text:p>0.3023118</text:p>
          </table:table-cell>
          <table:table-cell office:value-type="float" office:value="0.3031967" calcext:value-type="float">
            <text:p>0.3031967</text:p>
          </table:table-cell>
          <table:table-cell office:value-type="float" office:value="0.3048064" calcext:value-type="float">
            <text:p>0.3048064</text:p>
          </table:table-cell>
          <table:table-cell office:value-type="float" office:value="0.3066874" calcext:value-type="float">
            <text:p>0.3066874</text:p>
          </table:table-cell>
          <table:table-cell office:value-type="float" office:value="0.3089465" calcext:value-type="float">
            <text:p>0.3089465</text:p>
          </table:table-cell>
          <table:table-cell office:value-type="float" office:value="0.3573492" calcext:value-type="float">
            <text:p>0.3573492</text:p>
          </table:table-cell>
          <table:table-cell office:value-type="float" office:value="0.3659798" calcext:value-type="float">
            <text:p>0.3659798</text:p>
          </table:table-cell>
          <table:table-cell office:value-type="float" office:value="0.3880074" calcext:value-type="float">
            <text:p>0.3880074</text:p>
          </table:table-cell>
          <table:table-cell office:value-type="float" office:value="0.4114575" calcext:value-type="float">
            <text:p>0.4114575</text:p>
          </table:table-cell>
          <table:table-cell office:value-type="float" office:value="0.4816348" calcext:value-type="float">
            <text:p>0.481634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8929E-015" calcext:value-type="float">
            <text:p>3.968929E-15</text:p>
          </table:table-cell>
          <table:table-cell office:value-type="float" office:value="1.909296E-015" calcext:value-type="float">
            <text:p>1.909296E-15</text:p>
          </table:table-cell>
          <table:table-cell office:value-type="float" office:value="9.788368E-016" calcext:value-type="float">
            <text:p>9.788368E-16</text:p>
          </table:table-cell>
          <table:table-cell office:value-type="float" office:value="9.96336E-016" calcext:value-type="float">
            <text:p>9.96336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9.32313" calcext:value-type="float">
            <text:p>-69.32313</text:p>
          </table:table-cell>
          <table:table-cell office:value-type="float" office:value="-0.01807509" calcext:value-type="float">
            <text:p>-0.01807509</text:p>
          </table:table-cell>
          <table:table-cell office:value-type="float" office:value="-0.01771412" calcext:value-type="float">
            <text:p>-0.01771412</text:p>
          </table:table-cell>
          <table:table-cell office:value-type="float" office:value="-0.01708024" calcext:value-type="float">
            <text:p>-0.01708024</text:p>
          </table:table-cell>
          <table:table-cell office:value-type="float" office:value="-0.01636693" calcext:value-type="float">
            <text:p>-0.01636693</text:p>
          </table:table-cell>
          <table:table-cell office:value-type="float" office:value="-0.01555051" calcext:value-type="float">
            <text:p>-0.01555051</text:p>
          </table:table-cell>
          <table:table-cell office:value-type="float" office:value="-0.01389695" calcext:value-type="float">
            <text:p>-0.01389695</text:p>
          </table:table-cell>
          <table:table-cell office:value-type="float" office:value="-0.01221375" calcext:value-type="float">
            <text:p>-0.01221375</text:p>
          </table:table-cell>
          <table:table-cell office:value-type="float" office:value="-0.00698548" calcext:value-type="float">
            <text:p>-0.00698548</text:p>
          </table:table-cell>
          <table:table-cell office:value-type="float" office:value="-0.003988294" calcext:value-type="float">
            <text:p>-0.003988294</text:p>
          </table:table-cell>
          <table:table-cell office:value-type="float" office:value="943.147" calcext:value-type="float">
            <text:p>943.147</text:p>
          </table:table-cell>
          <table:table-cell office:value-type="float" office:value="0" calcext:value-type="float">
            <text:p>0</text:p>
          </table:table-cell>
          <table:table-cell office:value-type="float" office:value="-0.009730563" calcext:value-type="float">
            <text:p>-0.009730563</text:p>
          </table:table-cell>
          <table:table-cell office:value-type="float" office:value="-0.000651616" calcext:value-type="float">
            <text:p>-0.0006516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414126" calcext:value-type="float">
            <text:p>-1.4141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0" calcext:value-type="float">
            <text:p>27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19.98224" calcext:value-type="float">
            <text:p>19.98224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1.925" calcext:value-type="float">
            <text:p>1241.925</text:p>
          </table:table-cell>
          <table:table-cell office:value-type="float" office:value="195.1248" calcext:value-type="float">
            <text:p>195.1248</text:p>
          </table:table-cell>
          <table:table-cell office:value-type="float" office:value="0" calcext:value-type="float">
            <text:p>0</text:p>
          </table:table-cell>
          <table:table-cell office:value-type="float" office:value="0.08067334" calcext:value-type="float">
            <text:p>0.08067334</text:p>
          </table:table-cell>
          <table:table-cell office:value-type="float" office:value="0.3007903" calcext:value-type="float">
            <text:p>0.3007903</text:p>
          </table:table-cell>
          <table:table-cell office:value-type="float" office:value="0.3016154" calcext:value-type="float">
            <text:p>0.3016154</text:p>
          </table:table-cell>
          <table:table-cell office:value-type="float" office:value="0.3030814" calcext:value-type="float">
            <text:p>0.3030814</text:p>
          </table:table-cell>
          <table:table-cell office:value-type="float" office:value="0.3047861" calcext:value-type="float">
            <text:p>0.3047861</text:p>
          </table:table-cell>
          <table:table-cell office:value-type="float" office:value="0.3067963" calcext:value-type="float">
            <text:p>0.3067963</text:p>
          </table:table-cell>
          <table:table-cell office:value-type="float" office:value="0.3551114" calcext:value-type="float">
            <text:p>0.3551114</text:p>
          </table:table-cell>
          <table:table-cell office:value-type="float" office:value="0.3652216" calcext:value-type="float">
            <text:p>0.3652216</text:p>
          </table:table-cell>
          <table:table-cell office:value-type="float" office:value="0.3880208" calcext:value-type="float">
            <text:p>0.3880208</text:p>
          </table:table-cell>
          <table:table-cell office:value-type="float" office:value="0.4119185" calcext:value-type="float">
            <text:p>0.4119185</text:p>
          </table:table-cell>
          <table:table-cell office:value-type="float" office:value="0.4856257" calcext:value-type="float">
            <text:p>0.485625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217E-015" calcext:value-type="float">
            <text:p>1.925217E-15</text:p>
          </table:table-cell>
          <table:table-cell office:value-type="float" office:value="1.909266E-015" calcext:value-type="float">
            <text:p>1.909266E-15</text:p>
          </table:table-cell>
          <table:table-cell office:value-type="float" office:value="9.788338E-016" calcext:value-type="float">
            <text:p>9.788338E-16</text:p>
          </table:table-cell>
          <table:table-cell office:value-type="float" office:value="9.963327E-016" calcext:value-type="float">
            <text:p>9.963327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4.72728" calcext:value-type="float">
            <text:p>-64.72728</text:p>
          </table:table-cell>
          <table:table-cell office:value-type="float" office:value="-0.01872402" calcext:value-type="float">
            <text:p>-0.01872402</text:p>
          </table:table-cell>
          <table:table-cell office:value-type="float" office:value="-0.01837295" calcext:value-type="float">
            <text:p>-0.01837295</text:p>
          </table:table-cell>
          <table:table-cell office:value-type="float" office:value="-0.01777043" calcext:value-type="float">
            <text:p>-0.01777043</text:p>
          </table:table-cell>
          <table:table-cell office:value-type="float" office:value="-0.01709335" calcext:value-type="float">
            <text:p>-0.01709335</text:p>
          </table:table-cell>
          <table:table-cell office:value-type="float" office:value="-0.01632756" calcext:value-type="float">
            <text:p>-0.01632756</text:p>
          </table:table-cell>
          <table:table-cell office:value-type="float" office:value="-0.01476809" calcext:value-type="float">
            <text:p>-0.01476809</text:p>
          </table:table-cell>
          <table:table-cell office:value-type="float" office:value="-0.01245942" calcext:value-type="float">
            <text:p>-0.01245942</text:p>
          </table:table-cell>
          <table:table-cell office:value-type="float" office:value="-0.006983106" calcext:value-type="float">
            <text:p>-0.006983106</text:p>
          </table:table-cell>
          <table:table-cell office:value-type="float" office:value="-0.003945724" calcext:value-type="float">
            <text:p>-0.003945724</text:p>
          </table:table-cell>
          <table:table-cell office:value-type="float" office:value="946.9304" calcext:value-type="float">
            <text:p>946.9304</text:p>
          </table:table-cell>
          <table:table-cell office:value-type="float" office:value="0" calcext:value-type="float">
            <text:p>0</text:p>
          </table:table-cell>
          <table:table-cell office:value-type="float" office:value="-0.009731018" calcext:value-type="float">
            <text:p>-0.009731018</text:p>
          </table:table-cell>
          <table:table-cell office:value-type="float" office:value="-0.0006520217" calcext:value-type="float">
            <text:p>-0.00065202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95541" calcext:value-type="float">
            <text:p>-1.3955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0" calcext:value-type="float">
            <text:p>28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20.02929" calcext:value-type="float">
            <text:p>20.02929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3.582" calcext:value-type="float">
            <text:p>1243.582</text:p>
          </table:table-cell>
          <table:table-cell office:value-type="float" office:value="193.4212" calcext:value-type="float">
            <text:p>193.4212</text:p>
          </table:table-cell>
          <table:table-cell office:value-type="float" office:value="0" calcext:value-type="float">
            <text:p>0</text:p>
          </table:table-cell>
          <table:table-cell office:value-type="float" office:value="0.07639559" calcext:value-type="float">
            <text:p>0.07639559</text:p>
          </table:table-cell>
          <table:table-cell office:value-type="float" office:value="0.3002011" calcext:value-type="float">
            <text:p>0.3002011</text:p>
          </table:table-cell>
          <table:table-cell office:value-type="float" office:value="0.3009486" calcext:value-type="float">
            <text:p>0.3009486</text:p>
          </table:table-cell>
          <table:table-cell office:value-type="float" office:value="0.3022205" calcext:value-type="float">
            <text:p>0.3022205</text:p>
          </table:table-cell>
          <table:table-cell office:value-type="float" office:value="0.3038012" calcext:value-type="float">
            <text:p>0.3038012</text:p>
          </table:table-cell>
          <table:table-cell office:value-type="float" office:value="0.3056916" calcext:value-type="float">
            <text:p>0.3056916</text:p>
          </table:table-cell>
          <table:table-cell office:value-type="float" office:value="0.3537339" calcext:value-type="float">
            <text:p>0.3537339</text:p>
          </table:table-cell>
          <table:table-cell office:value-type="float" office:value="0.3645047" calcext:value-type="float">
            <text:p>0.3645047</text:p>
          </table:table-cell>
          <table:table-cell office:value-type="float" office:value="0.3880058" calcext:value-type="float">
            <text:p>0.3880058</text:p>
          </table:table-cell>
          <table:table-cell office:value-type="float" office:value="0.4123452" calcext:value-type="float">
            <text:p>0.4123452</text:p>
          </table:table-cell>
          <table:table-cell office:value-type="float" office:value="0.4894801" calcext:value-type="float">
            <text:p>0.48948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291E-015" calcext:value-type="float">
            <text:p>1.925291E-15</text:p>
          </table:table-cell>
          <table:table-cell office:value-type="float" office:value="1.909232E-015" calcext:value-type="float">
            <text:p>1.909232E-15</text:p>
          </table:table-cell>
          <table:table-cell office:value-type="float" office:value="9.788297E-016" calcext:value-type="float">
            <text:p>9.788297E-16</text:p>
          </table:table-cell>
          <table:table-cell office:value-type="float" office:value="9.96329E-016" calcext:value-type="float">
            <text:p>9.96329E-16</text:p>
          </table:table-cell>
          <table:table-cell office:value-type="float" office:value="9.696787E-016" calcext:value-type="float">
            <text:p>9.6967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89.53502" calcext:value-type="float">
            <text:p>-89.53502</text:p>
          </table:table-cell>
          <table:table-cell office:value-type="float" office:value="-0.01898262" calcext:value-type="float">
            <text:p>-0.01898262</text:p>
          </table:table-cell>
          <table:table-cell office:value-type="float" office:value="-0.01866274" calcext:value-type="float">
            <text:p>-0.01866274</text:p>
          </table:table-cell>
          <table:table-cell office:value-type="float" office:value="-0.01812731" calcext:value-type="float">
            <text:p>-0.01812731</text:p>
          </table:table-cell>
          <table:table-cell office:value-type="float" office:value="-0.01748384" calcext:value-type="float">
            <text:p>-0.01748384</text:p>
          </table:table-cell>
          <table:table-cell office:value-type="float" office:value="-0.0167438" calcext:value-type="float">
            <text:p>-0.0167438</text:p>
          </table:table-cell>
          <table:table-cell office:value-type="float" office:value="-0.01533474" calcext:value-type="float">
            <text:p>-0.01533474</text:p>
          </table:table-cell>
          <table:table-cell office:value-type="float" office:value="-0.012697" calcext:value-type="float">
            <text:p>-0.012697</text:p>
          </table:table-cell>
          <table:table-cell office:value-type="float" office:value="-0.006985663" calcext:value-type="float">
            <text:p>-0.006985663</text:p>
          </table:table-cell>
          <table:table-cell office:value-type="float" office:value="-0.003906749" calcext:value-type="float">
            <text:p>-0.003906749</text:p>
          </table:table-cell>
          <table:table-cell office:value-type="float" office:value="950.5153" calcext:value-type="float">
            <text:p>950.5153</text:p>
          </table:table-cell>
          <table:table-cell office:value-type="float" office:value="0" calcext:value-type="float">
            <text:p>0</text:p>
          </table:table-cell>
          <table:table-cell office:value-type="float" office:value="-0.009727548" calcext:value-type="float">
            <text:p>-0.009727548</text:p>
          </table:table-cell>
          <table:table-cell office:value-type="float" office:value="-0.000652473" calcext:value-type="float">
            <text:p>-0.0006524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77592" calcext:value-type="float">
            <text:p>-1.3775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0" calcext:value-type="float">
            <text:p>29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20.04185" calcext:value-type="float">
            <text:p>20.04185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5.377" calcext:value-type="float">
            <text:p>1245.377</text:p>
          </table:table-cell>
          <table:table-cell office:value-type="float" office:value="191.6138" calcext:value-type="float">
            <text:p>191.6138</text:p>
          </table:table-cell>
          <table:table-cell office:value-type="float" office:value="0" calcext:value-type="float">
            <text:p>0</text:p>
          </table:table-cell>
          <table:table-cell office:value-type="float" office:value="0.07547892" calcext:value-type="float">
            <text:p>0.07547892</text:p>
          </table:table-cell>
          <table:table-cell office:value-type="float" office:value="0.3001316" calcext:value-type="float">
            <text:p>0.3001316</text:p>
          </table:table-cell>
          <table:table-cell office:value-type="float" office:value="0.3009004" calcext:value-type="float">
            <text:p>0.3009004</text:p>
          </table:table-cell>
          <table:table-cell office:value-type="float" office:value="0.3020933" calcext:value-type="float">
            <text:p>0.3020933</text:p>
          </table:table-cell>
          <table:table-cell office:value-type="float" office:value="0.3033576" calcext:value-type="float">
            <text:p>0.3033576</text:p>
          </table:table-cell>
          <table:table-cell office:value-type="float" office:value="0.3050041" calcext:value-type="float">
            <text:p>0.3050041</text:p>
          </table:table-cell>
          <table:table-cell office:value-type="float" office:value="0.3529542" calcext:value-type="float">
            <text:p>0.3529542</text:p>
          </table:table-cell>
          <table:table-cell office:value-type="float" office:value="0.3638999" calcext:value-type="float">
            <text:p>0.3638999</text:p>
          </table:table-cell>
          <table:table-cell office:value-type="float" office:value="0.3879706" calcext:value-type="float">
            <text:p>0.3879706</text:p>
          </table:table-cell>
          <table:table-cell office:value-type="float" office:value="0.4127415" calcext:value-type="float">
            <text:p>0.4127415</text:p>
          </table:table-cell>
          <table:table-cell office:value-type="float" office:value="0.4932056" calcext:value-type="float">
            <text:p>0.493205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382E-015" calcext:value-type="float">
            <text:p>1.925382E-15</text:p>
          </table:table-cell>
          <table:table-cell office:value-type="float" office:value="1.909195E-015" calcext:value-type="float">
            <text:p>1.909195E-15</text:p>
          </table:table-cell>
          <table:table-cell office:value-type="float" office:value="9.78827E-016" calcext:value-type="float">
            <text:p>9.78827E-16</text:p>
          </table:table-cell>
          <table:table-cell office:value-type="float" office:value="9.963234E-016" calcext:value-type="float">
            <text:p>9.963234E-16</text:p>
          </table:table-cell>
          <table:table-cell office:value-type="float" office:value="9.696781E-016" calcext:value-type="float">
            <text:p>9.69678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4.90632" calcext:value-type="float">
            <text:p>-94.90632</text:p>
          </table:table-cell>
          <table:table-cell office:value-type="float" office:value="-0.01901557" calcext:value-type="float">
            <text:p>-0.01901557</text:p>
          </table:table-cell>
          <table:table-cell office:value-type="float" office:value="-0.01868259" calcext:value-type="float">
            <text:p>-0.01868259</text:p>
          </table:table-cell>
          <table:table-cell office:value-type="float" office:value="-0.01818266" calcext:value-type="float">
            <text:p>-0.01818266</text:p>
          </table:table-cell>
          <table:table-cell office:value-type="float" office:value="-0.01766369" calcext:value-type="float">
            <text:p>-0.01766369</text:p>
          </table:table-cell>
          <table:table-cell office:value-type="float" office:value="-0.01700861" calcext:value-type="float">
            <text:p>-0.01700861</text:p>
          </table:table-cell>
          <table:table-cell office:value-type="float" office:value="-0.01566636" calcext:value-type="float">
            <text:p>-0.01566636</text:p>
          </table:table-cell>
          <table:table-cell office:value-type="float" office:value="-0.0129016" calcext:value-type="float">
            <text:p>-0.0129016</text:p>
          </table:table-cell>
          <table:table-cell office:value-type="float" office:value="-0.006991702" calcext:value-type="float">
            <text:p>-0.006991702</text:p>
          </table:table-cell>
          <table:table-cell office:value-type="float" office:value="-0.003870936" calcext:value-type="float">
            <text:p>-0.003870936</text:p>
          </table:table-cell>
          <table:table-cell office:value-type="float" office:value="953.9796" calcext:value-type="float">
            <text:p>953.9796</text:p>
          </table:table-cell>
          <table:table-cell office:value-type="float" office:value="0" calcext:value-type="float">
            <text:p>0</text:p>
          </table:table-cell>
          <table:table-cell office:value-type="float" office:value="-0.009730044" calcext:value-type="float">
            <text:p>-0.009730044</text:p>
          </table:table-cell>
          <table:table-cell office:value-type="float" office:value="-0.0006530111" calcext:value-type="float">
            <text:p>-0.00065301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60244" calcext:value-type="float">
            <text:p>-1.3602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0" calcext:value-type="float">
            <text:p>30042000</text:p>
          </table:table-cell>
          <table:table-cell office:value-type="float" office:value="252.9997" calcext:value-type="float">
            <text:p>252.9997</text:p>
          </table:table-cell>
          <table:table-cell office:value-type="float" office:value="20.08402" calcext:value-type="float">
            <text:p>20.08402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7.152" calcext:value-type="float">
            <text:p>1247.152</text:p>
          </table:table-cell>
          <table:table-cell office:value-type="float" office:value="189.7949" calcext:value-type="float">
            <text:p>189.7949</text:p>
          </table:table-cell>
          <table:table-cell office:value-type="float" office:value="0" calcext:value-type="float">
            <text:p>0</text:p>
          </table:table-cell>
          <table:table-cell office:value-type="float" office:value="0.07147748" calcext:value-type="float">
            <text:p>0.07147748</text:p>
          </table:table-cell>
          <table:table-cell office:value-type="float" office:value="0.3001325" calcext:value-type="float">
            <text:p>0.3001325</text:p>
          </table:table-cell>
          <table:table-cell office:value-type="float" office:value="0.300889" calcext:value-type="float">
            <text:p>0.300889</text:p>
          </table:table-cell>
          <table:table-cell office:value-type="float" office:value="0.3020464" calcext:value-type="float">
            <text:p>0.3020464</text:p>
          </table:table-cell>
          <table:table-cell office:value-type="float" office:value="0.3031895" calcext:value-type="float">
            <text:p>0.3031895</text:p>
          </table:table-cell>
          <table:table-cell office:value-type="float" office:value="0.3047047" calcext:value-type="float">
            <text:p>0.3047047</text:p>
          </table:table-cell>
          <table:table-cell office:value-type="float" office:value="0.3524901" calcext:value-type="float">
            <text:p>0.3524901</text:p>
          </table:table-cell>
          <table:table-cell office:value-type="float" office:value="0.3634219" calcext:value-type="float">
            <text:p>0.3634219</text:p>
          </table:table-cell>
          <table:table-cell office:value-type="float" office:value="0.3879253" calcext:value-type="float">
            <text:p>0.3879253</text:p>
          </table:table-cell>
          <table:table-cell office:value-type="float" office:value="0.4131083" calcext:value-type="float">
            <text:p>0.4131083</text:p>
          </table:table-cell>
          <table:table-cell office:value-type="float" office:value="0.4968109" calcext:value-type="float">
            <text:p>0.4968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467E-015" calcext:value-type="float">
            <text:p>1.925467E-15</text:p>
          </table:table-cell>
          <table:table-cell office:value-type="float" office:value="1.909159E-015" calcext:value-type="float">
            <text:p>1.909159E-15</text:p>
          </table:table-cell>
          <table:table-cell office:value-type="float" office:value="9.788256E-016" calcext:value-type="float">
            <text:p>9.788256E-16</text:p>
          </table:table-cell>
          <table:table-cell office:value-type="float" office:value="9.963174E-016" calcext:value-type="float">
            <text:p>9.963174E-16</text:p>
          </table:table-cell>
          <table:table-cell office:value-type="float" office:value="9.696776E-016" calcext:value-type="float">
            <text:p>9.69677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36.1561" calcext:value-type="float">
            <text:p>-136.1561</text:p>
          </table:table-cell>
          <table:table-cell office:value-type="float" office:value="-0.01901387" calcext:value-type="float">
            <text:p>-0.01901387</text:p>
          </table:table-cell>
          <table:table-cell office:value-type="float" office:value="-0.01868745" calcext:value-type="float">
            <text:p>-0.01868745</text:p>
          </table:table-cell>
          <table:table-cell office:value-type="float" office:value="-0.01820165" calcext:value-type="float">
            <text:p>-0.01820165</text:p>
          </table:table-cell>
          <table:table-cell office:value-type="float" office:value="-0.01773213" calcext:value-type="float">
            <text:p>-0.01773213</text:p>
          </table:table-cell>
          <table:table-cell office:value-type="float" office:value="-0.01712593" calcext:value-type="float">
            <text:p>-0.01712593</text:p>
          </table:table-cell>
          <table:table-cell office:value-type="float" office:value="-0.0158673" calcext:value-type="float">
            <text:p>-0.0158673</text:p>
          </table:table-cell>
          <table:table-cell office:value-type="float" office:value="-0.01306584" calcext:value-type="float">
            <text:p>-0.01306584</text:p>
          </table:table-cell>
          <table:table-cell office:value-type="float" office:value="-0.006999528" calcext:value-type="float">
            <text:p>-0.006999528</text:p>
          </table:table-cell>
          <table:table-cell office:value-type="float" office:value="-0.003838105" calcext:value-type="float">
            <text:p>-0.003838105</text:p>
          </table:table-cell>
          <table:table-cell office:value-type="float" office:value="957.4137" calcext:value-type="float">
            <text:p>957.4137</text:p>
          </table:table-cell>
          <table:table-cell office:value-type="float" office:value="0" calcext:value-type="float">
            <text:p>0</text:p>
          </table:table-cell>
          <table:table-cell office:value-type="float" office:value="-0.009730828" calcext:value-type="float">
            <text:p>-0.009730828</text:p>
          </table:table-cell>
          <table:table-cell office:value-type="float" office:value="-0.0006534865" calcext:value-type="float">
            <text:p>-0.00065348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43457" calcext:value-type="float">
            <text:p>-1.3434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253.2997" calcext:value-type="float">
            <text:p>253.2997</text:p>
          </table:table-cell>
          <table:table-cell office:value-type="float" office:value="20.07579" calcext:value-type="float">
            <text:p>20.07579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49.272" calcext:value-type="float">
            <text:p>1249.272</text:p>
          </table:table-cell>
          <table:table-cell office:value-type="float" office:value="187.9846" calcext:value-type="float">
            <text:p>187.9846</text:p>
          </table:table-cell>
          <table:table-cell office:value-type="float" office:value="0" calcext:value-type="float">
            <text:p>0</text:p>
          </table:table-cell>
          <table:table-cell office:value-type="float" office:value="0.1034713" calcext:value-type="float">
            <text:p>0.1034713</text:p>
          </table:table-cell>
          <table:table-cell office:value-type="float" office:value="0.2997515" calcext:value-type="float">
            <text:p>0.2997515</text:p>
          </table:table-cell>
          <table:table-cell office:value-type="float" office:value="0.3007672" calcext:value-type="float">
            <text:p>0.3007672</text:p>
          </table:table-cell>
          <table:table-cell office:value-type="float" office:value="0.3020545" calcext:value-type="float">
            <text:p>0.3020545</text:p>
          </table:table-cell>
          <table:table-cell office:value-type="float" office:value="0.3033404" calcext:value-type="float">
            <text:p>0.3033404</text:p>
          </table:table-cell>
          <table:table-cell office:value-type="float" office:value="0.304662" calcext:value-type="float">
            <text:p>0.304662</text:p>
          </table:table-cell>
          <table:table-cell office:value-type="float" office:value="0.3522196" calcext:value-type="float">
            <text:p>0.3522196</text:p>
          </table:table-cell>
          <table:table-cell office:value-type="float" office:value="0.3630418" calcext:value-type="float">
            <text:p>0.3630418</text:p>
          </table:table-cell>
          <table:table-cell office:value-type="float" office:value="0.3878776" calcext:value-type="float">
            <text:p>0.3878776</text:p>
          </table:table-cell>
          <table:table-cell office:value-type="float" office:value="0.4134468" calcext:value-type="float">
            <text:p>0.4134468</text:p>
          </table:table-cell>
          <table:table-cell office:value-type="float" office:value="0.5003042" calcext:value-type="float">
            <text:p>0.500304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531E-015" calcext:value-type="float">
            <text:p>1.925531E-15</text:p>
          </table:table-cell>
          <table:table-cell office:value-type="float" office:value="1.909135E-015" calcext:value-type="float">
            <text:p>1.909135E-15</text:p>
          </table:table-cell>
          <table:table-cell office:value-type="float" office:value="9.788258E-016" calcext:value-type="float">
            <text:p>9.788258E-16</text:p>
          </table:table-cell>
          <table:table-cell office:value-type="float" office:value="9.963109E-016" calcext:value-type="float">
            <text:p>9.963109E-16</text:p>
          </table:table-cell>
          <table:table-cell office:value-type="float" office:value="9.696776E-016" calcext:value-type="float">
            <text:p>9.69677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3.75874" calcext:value-type="float">
            <text:p>-13.75874</text:p>
          </table:table-cell>
          <table:table-cell office:value-type="float" office:value="-0.01917768" calcext:value-type="float">
            <text:p>-0.01917768</text:p>
          </table:table-cell>
          <table:table-cell office:value-type="float" office:value="-0.01873783" calcext:value-type="float">
            <text:p>-0.01873783</text:p>
          </table:table-cell>
          <table:table-cell office:value-type="float" office:value="-0.01819836" calcext:value-type="float">
            <text:p>-0.01819836</text:p>
          </table:table-cell>
          <table:table-cell office:value-type="float" office:value="-0.01767169" calcext:value-type="float">
            <text:p>-0.01767169</text:p>
          </table:table-cell>
          <table:table-cell office:value-type="float" office:value="-0.01714337" calcext:value-type="float">
            <text:p>-0.01714337</text:p>
          </table:table-cell>
          <table:table-cell office:value-type="float" office:value="-0.0159859" calcext:value-type="float">
            <text:p>-0.0159859</text:p>
          </table:table-cell>
          <table:table-cell office:value-type="float" office:value="-0.0131981" calcext:value-type="float">
            <text:p>-0.0131981</text:p>
          </table:table-cell>
          <table:table-cell office:value-type="float" office:value="-0.00700778" calcext:value-type="float">
            <text:p>-0.00700778</text:p>
          </table:table-cell>
          <table:table-cell office:value-type="float" office:value="-0.003808088" calcext:value-type="float">
            <text:p>-0.003808088</text:p>
          </table:table-cell>
          <table:table-cell office:value-type="float" office:value="960.8373" calcext:value-type="float">
            <text:p>960.8373</text:p>
          </table:table-cell>
          <table:table-cell office:value-type="float" office:value="0" calcext:value-type="float">
            <text:p>0</text:p>
          </table:table-cell>
          <table:table-cell office:value-type="float" office:value="-0.009730563" calcext:value-type="float">
            <text:p>-0.009730563</text:p>
          </table:table-cell>
          <table:table-cell office:value-type="float" office:value="-0.0006538473" calcext:value-type="float">
            <text:p>-0.00065384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32719" calcext:value-type="float">
            <text:p>-1.327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253.2997" calcext:value-type="float">
            <text:p>253.2997</text:p>
          </table:table-cell>
          <table:table-cell office:value-type="float" office:value="20.37066" calcext:value-type="float">
            <text:p>20.37066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0.615" calcext:value-type="float">
            <text:p>1250.615</text:p>
          </table:table-cell>
          <table:table-cell office:value-type="float" office:value="186.3459" calcext:value-type="float">
            <text:p>186.3459</text:p>
          </table:table-cell>
          <table:table-cell office:value-type="float" office:value="0" calcext:value-type="float">
            <text:p>0</text:p>
          </table:table-cell>
          <table:table-cell office:value-type="float" office:value="0.07562989" calcext:value-type="float">
            <text:p>0.07562989</text:p>
          </table:table-cell>
          <table:table-cell office:value-type="float" office:value="0.2999117" calcext:value-type="float">
            <text:p>0.2999117</text:p>
          </table:table-cell>
          <table:table-cell office:value-type="float" office:value="0.3006926" calcext:value-type="float">
            <text:p>0.3006926</text:p>
          </table:table-cell>
          <table:table-cell office:value-type="float" office:value="0.3019686" calcext:value-type="float">
            <text:p>0.3019686</text:p>
          </table:table-cell>
          <table:table-cell office:value-type="float" office:value="0.3032919" calcext:value-type="float">
            <text:p>0.3032919</text:p>
          </table:table-cell>
          <table:table-cell office:value-type="float" office:value="0.3046094" calcext:value-type="float">
            <text:p>0.3046094</text:p>
          </table:table-cell>
          <table:table-cell office:value-type="float" office:value="0.352068" calcext:value-type="float">
            <text:p>0.352068</text:p>
          </table:table-cell>
          <table:table-cell office:value-type="float" office:value="0.362748" calcext:value-type="float">
            <text:p>0.362748</text:p>
          </table:table-cell>
          <table:table-cell office:value-type="float" office:value="0.3878309" calcext:value-type="float">
            <text:p>0.3878309</text:p>
          </table:table-cell>
          <table:table-cell office:value-type="float" office:value="0.4137578" calcext:value-type="float">
            <text:p>0.4137578</text:p>
          </table:table-cell>
          <table:table-cell office:value-type="float" office:value="0.5034282" calcext:value-type="float">
            <text:p>0.503428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608E-015" calcext:value-type="float">
            <text:p>1.925608E-15</text:p>
          </table:table-cell>
          <table:table-cell office:value-type="float" office:value="1.9091E-015" calcext:value-type="float">
            <text:p>1.9091E-15</text:p>
          </table:table-cell>
          <table:table-cell office:value-type="float" office:value="9.788235E-016" calcext:value-type="float">
            <text:p>9.788235E-16</text:p>
          </table:table-cell>
          <table:table-cell office:value-type="float" office:value="9.96305E-016" calcext:value-type="float">
            <text:p>9.96305E-16</text:p>
          </table:table-cell>
          <table:table-cell office:value-type="float" office:value="9.696776E-016" calcext:value-type="float">
            <text:p>9.69677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4.84995" calcext:value-type="float">
            <text:p>-94.84995</text:p>
          </table:table-cell>
          <table:table-cell office:value-type="float" office:value="-0.01911316" calcext:value-type="float">
            <text:p>-0.01911316</text:p>
          </table:table-cell>
          <table:table-cell office:value-type="float" office:value="-0.01877285" calcext:value-type="float">
            <text:p>-0.01877285</text:p>
          </table:table-cell>
          <table:table-cell office:value-type="float" office:value="-0.01823461" calcext:value-type="float">
            <text:p>-0.01823461</text:p>
          </table:table-cell>
          <table:table-cell office:value-type="float" office:value="-0.01769101" calcext:value-type="float">
            <text:p>-0.01769101</text:p>
          </table:table-cell>
          <table:table-cell office:value-type="float" office:value="-0.0171637" calcext:value-type="float">
            <text:p>-0.0171637</text:p>
          </table:table-cell>
          <table:table-cell office:value-type="float" office:value="-0.0160526" calcext:value-type="float">
            <text:p>-0.0160526</text:p>
          </table:table-cell>
          <table:table-cell office:value-type="float" office:value="-0.0133014" calcext:value-type="float">
            <text:p>-0.0133014</text:p>
          </table:table-cell>
          <table:table-cell office:value-type="float" office:value="-0.007015898" calcext:value-type="float">
            <text:p>-0.007015898</text:p>
          </table:table-cell>
          <table:table-cell office:value-type="float" office:value="-0.003780734" calcext:value-type="float">
            <text:p>-0.003780734</text:p>
          </table:table-cell>
          <table:table-cell office:value-type="float" office:value="964.4263" calcext:value-type="float">
            <text:p>964.4263</text:p>
          </table:table-cell>
          <table:table-cell office:value-type="float" office:value="0" calcext:value-type="float">
            <text:p>0</text:p>
          </table:table-cell>
          <table:table-cell office:value-type="float" office:value="-0.009730591" calcext:value-type="float">
            <text:p>-0.009730591</text:p>
          </table:table-cell>
          <table:table-cell office:value-type="float" office:value="-0.0006542901" calcext:value-type="float">
            <text:p>-0.000654290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148" calcext:value-type="float">
            <text:p>-1.2271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0" calcext:value-type="float">
            <text:p>3052000</text:p>
          </table:table-cell>
          <table:table-cell office:value-type="float" office:value="253.3998" calcext:value-type="float">
            <text:p>253.3998</text:p>
          </table:table-cell>
          <table:table-cell office:value-type="float" office:value="20.46505" calcext:value-type="float">
            <text:p>20.46505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2.194" calcext:value-type="float">
            <text:p>1252.194</text:p>
          </table:table-cell>
          <table:table-cell office:value-type="float" office:value="184.7717" calcext:value-type="float">
            <text:p>184.7717</text:p>
          </table:table-cell>
          <table:table-cell office:value-type="float" office:value="0" calcext:value-type="float">
            <text:p>0</text:p>
          </table:table-cell>
          <table:table-cell office:value-type="float" office:value="0.07637753" calcext:value-type="float">
            <text:p>0.07637753</text:p>
          </table:table-cell>
          <table:table-cell office:value-type="float" office:value="0.2999934" calcext:value-type="float">
            <text:p>0.2999934</text:p>
          </table:table-cell>
          <table:table-cell office:value-type="float" office:value="0.3007581" calcext:value-type="float">
            <text:p>0.3007581</text:p>
          </table:table-cell>
          <table:table-cell office:value-type="float" office:value="0.3019839" calcext:value-type="float">
            <text:p>0.3019839</text:p>
          </table:table-cell>
          <table:table-cell office:value-type="float" office:value="0.3032624" calcext:value-type="float">
            <text:p>0.3032624</text:p>
          </table:table-cell>
          <table:table-cell office:value-type="float" office:value="0.3045559" calcext:value-type="float">
            <text:p>0.3045559</text:p>
          </table:table-cell>
          <table:table-cell office:value-type="float" office:value="0.3519592" calcext:value-type="float">
            <text:p>0.3519592</text:p>
          </table:table-cell>
          <table:table-cell office:value-type="float" office:value="0.3625235" calcext:value-type="float">
            <text:p>0.3625235</text:p>
          </table:table-cell>
          <table:table-cell office:value-type="float" office:value="0.3877817" calcext:value-type="float">
            <text:p>0.3877817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065066" calcext:value-type="float">
            <text:p>0.506506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697E-015" calcext:value-type="float">
            <text:p>1.925697E-15</text:p>
          </table:table-cell>
          <table:table-cell office:value-type="float" office:value="1.909063E-015" calcext:value-type="float">
            <text:p>1.909063E-15</text:p>
          </table:table-cell>
          <table:table-cell office:value-type="float" office:value="9.788222E-016" calcext:value-type="float">
            <text:p>9.788222E-16</text:p>
          </table:table-cell>
          <table:table-cell office:value-type="float" office:value="9.962991E-016" calcext:value-type="float">
            <text:p>9.962991E-16</text:p>
          </table:table-cell>
          <table:table-cell office:value-type="float" office:value="9.696762E-016" calcext:value-type="float">
            <text:p>9.696762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0.27905" calcext:value-type="float">
            <text:p>-90.27905</text:p>
          </table:table-cell>
          <table:table-cell office:value-type="float" office:value="-0.01907464" calcext:value-type="float">
            <text:p>-0.01907464</text:p>
          </table:table-cell>
          <table:table-cell office:value-type="float" office:value="-0.01874444" calcext:value-type="float">
            <text:p>-0.01874444</text:p>
          </table:table-cell>
          <table:table-cell office:value-type="float" office:value="-0.01822827" calcext:value-type="float">
            <text:p>-0.01822827</text:p>
          </table:table-cell>
          <table:table-cell office:value-type="float" office:value="-0.01770311" calcext:value-type="float">
            <text:p>-0.01770311</text:p>
          </table:table-cell>
          <table:table-cell office:value-type="float" office:value="-0.01718473" calcext:value-type="float">
            <text:p>-0.01718473</text:p>
          </table:table-cell>
          <table:table-cell office:value-type="float" office:value="-0.01610066" calcext:value-type="float">
            <text:p>-0.01610066</text:p>
          </table:table-cell>
          <table:table-cell office:value-type="float" office:value="-0.01338095" calcext:value-type="float">
            <text:p>-0.01338095</text:p>
          </table:table-cell>
          <table:table-cell office:value-type="float" office:value="-0.007024393" calcext:value-type="float">
            <text:p>-0.007024393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968.0738" calcext:value-type="float">
            <text:p>968.0738</text:p>
          </table:table-cell>
          <table:table-cell office:value-type="float" office:value="0" calcext:value-type="float">
            <text:p>0</text:p>
          </table:table-cell>
          <table:table-cell office:value-type="float" office:value="-0.009727956" calcext:value-type="float">
            <text:p>-0.009727956</text:p>
          </table:table-cell>
          <table:table-cell office:value-type="float" office:value="-0.0006547982" calcext:value-type="float">
            <text:p>-0.00065479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7217" calcext:value-type="float">
            <text:p>-1.2272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253.3998" calcext:value-type="float">
            <text:p>253.3998</text:p>
          </table:table-cell>
          <table:table-cell office:value-type="float" office:value="21.45637" calcext:value-type="float">
            <text:p>21.45637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2.78" calcext:value-type="float">
            <text:p>1252.78</text:p>
          </table:table-cell>
          <table:table-cell office:value-type="float" office:value="183.1937" calcext:value-type="float">
            <text:p>183.1937</text:p>
          </table:table-cell>
          <table:table-cell office:value-type="float" office:value="0" calcext:value-type="float">
            <text:p>0</text:p>
          </table:table-cell>
          <table:table-cell office:value-type="float" office:value="0.08808895" calcext:value-type="float">
            <text:p>0.08808895</text:p>
          </table:table-cell>
          <table:table-cell office:value-type="float" office:value="0.2899316" calcext:value-type="float">
            <text:p>0.2899316</text:p>
          </table:table-cell>
          <table:table-cell office:value-type="float" office:value="0.2914199" calcext:value-type="float">
            <text:p>0.2914199</text:p>
          </table:table-cell>
          <table:table-cell office:value-type="float" office:value="0.2960714" calcext:value-type="float">
            <text:p>0.2960714</text:p>
          </table:table-cell>
          <table:table-cell office:value-type="float" office:value="0.3005982" calcext:value-type="float">
            <text:p>0.3005982</text:p>
          </table:table-cell>
          <table:table-cell office:value-type="float" office:value="0.3036428" calcext:value-type="float">
            <text:p>0.3036428</text:p>
          </table:table-cell>
          <table:table-cell office:value-type="float" office:value="0.351732" calcext:value-type="float">
            <text:p>0.351732</text:p>
          </table:table-cell>
          <table:table-cell office:value-type="float" office:value="0.3622646" calcext:value-type="float">
            <text:p>0.3622646</text:p>
          </table:table-cell>
          <table:table-cell office:value-type="float" office:value="0.3878005" calcext:value-type="float">
            <text:p>0.3878005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097569" calcext:value-type="float">
            <text:p>0.509756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869E-015" calcext:value-type="float">
            <text:p>1.950869E-15</text:p>
          </table:table-cell>
          <table:table-cell office:value-type="float" office:value="1.913386E-015" calcext:value-type="float">
            <text:p>1.913386E-15</text:p>
          </table:table-cell>
          <table:table-cell office:value-type="float" office:value="9.775141E-016" calcext:value-type="float">
            <text:p>9.775141E-16</text:p>
          </table:table-cell>
          <table:table-cell office:value-type="float" office:value="9.912758E-016" calcext:value-type="float">
            <text:p>9.912758E-16</text:p>
          </table:table-cell>
          <table:table-cell office:value-type="float" office:value="9.696741E-016" calcext:value-type="float">
            <text:p>9.69674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8.12667" calcext:value-type="float">
            <text:p>-38.12667</text:p>
          </table:table-cell>
          <table:table-cell office:value-type="float" office:value="-0.02418106" calcext:value-type="float">
            <text:p>-0.02418106</text:p>
          </table:table-cell>
          <table:table-cell office:value-type="float" office:value="-0.02334419" calcext:value-type="float">
            <text:p>-0.02334419</text:p>
          </table:table-cell>
          <table:table-cell office:value-type="float" office:value="-0.02090596" calcext:value-type="float">
            <text:p>-0.02090596</text:p>
          </table:table-cell>
          <table:table-cell office:value-type="float" office:value="-0.01880863" calcext:value-type="float">
            <text:p>-0.01880863</text:p>
          </table:table-cell>
          <table:table-cell office:value-type="float" office:value="-0.01753833" calcext:value-type="float">
            <text:p>-0.01753833</text:p>
          </table:table-cell>
          <table:table-cell office:value-type="float" office:value="-0.01619937" calcext:value-type="float">
            <text:p>-0.01619937</text:p>
          </table:table-cell>
          <table:table-cell office:value-type="float" office:value="-0.01347273" calcext:value-type="float">
            <text:p>-0.01347273</text:p>
          </table:table-cell>
          <table:table-cell office:value-type="float" office:value="-0.007021353" calcext:value-type="float">
            <text:p>-0.007021353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971.6989" calcext:value-type="float">
            <text:p>971.6989</text:p>
          </table:table-cell>
          <table:table-cell office:value-type="float" office:value="0" calcext:value-type="float">
            <text:p>0</text:p>
          </table:table-cell>
          <table:table-cell office:value-type="float" office:value="-0.00972273" calcext:value-type="float">
            <text:p>-0.00972273</text:p>
          </table:table-cell>
          <table:table-cell office:value-type="float" office:value="-0.000656692" calcext:value-type="float">
            <text:p>-0.0006566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204" calcext:value-type="float">
            <text:p>-1.2282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253.3998" calcext:value-type="float">
            <text:p>253.3998</text:p>
          </table:table-cell>
          <table:table-cell office:value-type="float" office:value="21.44695" calcext:value-type="float">
            <text:p>21.44695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3.262" calcext:value-type="float">
            <text:p>1253.262</text:p>
          </table:table-cell>
          <table:table-cell office:value-type="float" office:value="182.7181" calcext:value-type="float">
            <text:p>182.7181</text:p>
          </table:table-cell>
          <table:table-cell office:value-type="float" office:value="0" calcext:value-type="float">
            <text:p>0</text:p>
          </table:table-cell>
          <table:table-cell office:value-type="float" office:value="0.09328449" calcext:value-type="float">
            <text:p>0.09328449</text:p>
          </table:table-cell>
          <table:table-cell office:value-type="float" office:value="0.2922343" calcext:value-type="float">
            <text:p>0.2922343</text:p>
          </table:table-cell>
          <table:table-cell office:value-type="float" office:value="0.2935698" calcext:value-type="float">
            <text:p>0.2935698</text:p>
          </table:table-cell>
          <table:table-cell office:value-type="float" office:value="0.2965059" calcext:value-type="float">
            <text:p>0.2965059</text:p>
          </table:table-cell>
          <table:table-cell office:value-type="float" office:value="0.299522" calcext:value-type="float">
            <text:p>0.299522</text:p>
          </table:table-cell>
          <table:table-cell office:value-type="float" office:value="0.3022633" calcext:value-type="float">
            <text:p>0.3022633</text:p>
          </table:table-cell>
          <table:table-cell office:value-type="float" office:value="0.3511204" calcext:value-type="float">
            <text:p>0.3511204</text:p>
          </table:table-cell>
          <table:table-cell office:value-type="float" office:value="0.3619981" calcext:value-type="float">
            <text:p>0.3619981</text:p>
          </table:table-cell>
          <table:table-cell office:value-type="float" office:value="0.3878414" calcext:value-type="float">
            <text:p>0.3878414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984E-015" calcext:value-type="float">
            <text:p>1.950984E-15</text:p>
          </table:table-cell>
          <table:table-cell office:value-type="float" office:value="1.913343E-015" calcext:value-type="float">
            <text:p>1.913343E-15</text:p>
          </table:table-cell>
          <table:table-cell office:value-type="float" office:value="9.775088E-016" calcext:value-type="float">
            <text:p>9.775088E-16</text:p>
          </table:table-cell>
          <table:table-cell office:value-type="float" office:value="9.91274E-016" calcext:value-type="float">
            <text:p>9.91274E-16</text:p>
          </table:table-cell>
          <table:table-cell office:value-type="float" office:value="9.696699E-016" calcext:value-type="float">
            <text:p>9.6966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6.96861" calcext:value-type="float">
            <text:p>-26.96861</text:p>
          </table:table-cell>
          <table:table-cell office:value-type="float" office:value="-0.02287338" calcext:value-type="float">
            <text:p>-0.02287338</text:p>
          </table:table-cell>
          <table:table-cell office:value-type="float" office:value="-0.02217281" calcext:value-type="float">
            <text:p>-0.02217281</text:p>
          </table:table-cell>
          <table:table-cell office:value-type="float" office:value="-0.02069525" calcext:value-type="float">
            <text:p>-0.02069525</text:p>
          </table:table-cell>
          <table:table-cell office:value-type="float" office:value="-0.01929145" calcext:value-type="float">
            <text:p>-0.01929145</text:p>
          </table:table-cell>
          <table:table-cell office:value-type="float" office:value="-0.01810535" calcext:value-type="float">
            <text:p>-0.01810535</text:p>
          </table:table-cell>
          <table:table-cell office:value-type="float" office:value="-0.01647263" calcext:value-type="float">
            <text:p>-0.01647263</text:p>
          </table:table-cell>
          <table:table-cell office:value-type="float" office:value="-0.01356839" calcext:value-type="float">
            <text:p>-0.01356839</text:p>
          </table:table-cell>
          <table:table-cell office:value-type="float" office:value="-0.007014198" calcext:value-type="float">
            <text:p>-0.007014198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975.2825" calcext:value-type="float">
            <text:p>975.2825</text:p>
          </table:table-cell>
          <table:table-cell office:value-type="float" office:value="0" calcext:value-type="float">
            <text:p>0</text:p>
          </table:table-cell>
          <table:table-cell office:value-type="float" office:value="-0.009721733" calcext:value-type="float">
            <text:p>-0.009721733</text:p>
          </table:table-cell>
          <table:table-cell office:value-type="float" office:value="-0.0006573541" calcext:value-type="float">
            <text:p>-0.00065735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253.3998" calcext:value-type="float">
            <text:p>253.3998</text:p>
          </table:table-cell>
          <table:table-cell office:value-type="float" office:value="21.53446" calcext:value-type="float">
            <text:p>21.53446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3.186" calcext:value-type="float">
            <text:p>1253.186</text:p>
          </table:table-cell>
          <table:table-cell office:value-type="float" office:value="182.7056" calcext:value-type="float">
            <text:p>182.7056</text:p>
          </table:table-cell>
          <table:table-cell office:value-type="float" office:value="0" calcext:value-type="float">
            <text:p>0</text:p>
          </table:table-cell>
          <table:table-cell office:value-type="float" office:value="0.08924635" calcext:value-type="float">
            <text:p>0.08924635</text:p>
          </table:table-cell>
          <table:table-cell office:value-type="float" office:value="0.2934299" calcext:value-type="float">
            <text:p>0.2934299</text:p>
          </table:table-cell>
          <table:table-cell office:value-type="float" office:value="0.2945702" calcext:value-type="float">
            <text:p>0.2945702</text:p>
          </table:table-cell>
          <table:table-cell office:value-type="float" office:value="0.2967818" calcext:value-type="float">
            <text:p>0.2967818</text:p>
          </table:table-cell>
          <table:table-cell office:value-type="float" office:value="0.2993169" calcext:value-type="float">
            <text:p>0.2993169</text:p>
          </table:table-cell>
          <table:table-cell office:value-type="float" office:value="0.301779" calcext:value-type="float">
            <text:p>0.301779</text:p>
          </table:table-cell>
          <table:table-cell office:value-type="float" office:value="0.3505904" calcext:value-type="float">
            <text:p>0.3505904</text:p>
          </table:table-cell>
          <table:table-cell office:value-type="float" office:value="0.3617548" calcext:value-type="float">
            <text:p>0.3617548</text:p>
          </table:table-cell>
          <table:table-cell office:value-type="float" office:value="0.387861" calcext:value-type="float">
            <text:p>0.387861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104E-015" calcext:value-type="float">
            <text:p>1.951104E-15</text:p>
          </table:table-cell>
          <table:table-cell office:value-type="float" office:value="1.913297E-015" calcext:value-type="float">
            <text:p>1.913297E-15</text:p>
          </table:table-cell>
          <table:table-cell office:value-type="float" office:value="9.775038E-016" calcext:value-type="float">
            <text:p>9.775038E-16</text:p>
          </table:table-cell>
          <table:table-cell office:value-type="float" office:value="9.912703E-016" calcext:value-type="float">
            <text:p>9.912703E-16</text:p>
          </table:table-cell>
          <table:table-cell office:value-type="float" office:value="9.69667E-016" calcext:value-type="float">
            <text:p>9.6966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4.73175" calcext:value-type="float">
            <text:p>-34.73175</text:p>
          </table:table-cell>
          <table:table-cell office:value-type="float" office:value="-0.02224022" calcext:value-type="float">
            <text:p>-0.02224022</text:p>
          </table:table-cell>
          <table:table-cell office:value-type="float" office:value="-0.02165279" calcext:value-type="float">
            <text:p>-0.02165279</text:p>
          </table:table-cell>
          <table:table-cell office:value-type="float" office:value="-0.02056079" calcext:value-type="float">
            <text:p>-0.02056079</text:p>
          </table:table-cell>
          <table:table-cell office:value-type="float" office:value="-0.0193847" calcext:value-type="float">
            <text:p>-0.0193847</text:p>
          </table:table-cell>
          <table:table-cell office:value-type="float" office:value="-0.01831071" calcext:value-type="float">
            <text:p>-0.01831071</text:p>
          </table:table-cell>
          <table:table-cell office:value-type="float" office:value="-0.0167153" calcext:value-type="float">
            <text:p>-0.0167153</text:p>
          </table:table-cell>
          <table:table-cell office:value-type="float" office:value="-0.01365639" calcext:value-type="float">
            <text:p>-0.01365639</text:p>
          </table:table-cell>
          <table:table-cell office:value-type="float" office:value="-0.007010771" calcext:value-type="float">
            <text:p>-0.007010771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978.8474" calcext:value-type="float">
            <text:p>978.8474</text:p>
          </table:table-cell>
          <table:table-cell office:value-type="float" office:value="0" calcext:value-type="float">
            <text:p>0</text:p>
          </table:table-cell>
          <table:table-cell office:value-type="float" office:value="-0.009724343" calcext:value-type="float">
            <text:p>-0.009724343</text:p>
          </table:table-cell>
          <table:table-cell office:value-type="float" office:value="-0.0006580221" calcext:value-type="float">
            <text:p>-0.00065802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0" calcext:value-type="float">
            <text:p>7052000</text:p>
          </table:table-cell>
          <table:table-cell office:value-type="float" office:value="253.3998" calcext:value-type="float">
            <text:p>253.3998</text:p>
          </table:table-cell>
          <table:table-cell office:value-type="float" office:value="21.55568" calcext:value-type="float">
            <text:p>21.55568</text:p>
          </table:table-cell>
          <table:table-cell office:value-type="float" office:value="39.49436" calcext:value-type="float">
            <text:p>39.49436</text:p>
          </table:table-cell>
          <table:table-cell office:value-type="float" office:value="1253.188" calcext:value-type="float">
            <text:p>1253.188</text:p>
          </table:table-cell>
          <table:table-cell office:value-type="float" office:value="182.6822" calcext:value-type="float">
            <text:p>182.6822</text:p>
          </table:table-cell>
          <table:table-cell office:value-type="float" office:value="0" calcext:value-type="float">
            <text:p>0</text:p>
          </table:table-cell>
          <table:table-cell office:value-type="float" office:value="0.09110215" calcext:value-type="float">
            <text:p>0.09110215</text:p>
          </table:table-cell>
          <table:table-cell office:value-type="float" office:value="0.2941316" calcext:value-type="float">
            <text:p>0.2941316</text:p>
          </table:table-cell>
          <table:table-cell office:value-type="float" office:value="0.2951691" calcext:value-type="float">
            <text:p>0.2951691</text:p>
          </table:table-cell>
          <table:table-cell office:value-type="float" office:value="0.297061" calcext:value-type="float">
            <text:p>0.297061</text:p>
          </table:table-cell>
          <table:table-cell office:value-type="float" office:value="0.2993203" calcext:value-type="float">
            <text:p>0.2993203</text:p>
          </table:table-cell>
          <table:table-cell office:value-type="float" office:value="0.3016204" calcext:value-type="float">
            <text:p>0.3016204</text:p>
          </table:table-cell>
          <table:table-cell office:value-type="float" office:value="0.3502902" calcext:value-type="float">
            <text:p>0.3502902</text:p>
          </table:table-cell>
          <table:table-cell office:value-type="float" office:value="0.3615434" calcext:value-type="float">
            <text:p>0.3615434</text:p>
          </table:table-cell>
          <table:table-cell office:value-type="float" office:value="0.3878652" calcext:value-type="float">
            <text:p>0.3878652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24E-015" calcext:value-type="float">
            <text:p>1.95124E-15</text:p>
          </table:table-cell>
          <table:table-cell office:value-type="float" office:value="1.913247E-015" calcext:value-type="float">
            <text:p>1.913247E-15</text:p>
          </table:table-cell>
          <table:table-cell office:value-type="float" office:value="9.774976E-016" calcext:value-type="float">
            <text:p>9.774976E-16</text:p>
          </table:table-cell>
          <table:table-cell office:value-type="float" office:value="9.912682E-016" calcext:value-type="float">
            <text:p>9.912682E-16</text:p>
          </table:table-cell>
          <table:table-cell office:value-type="float" office:value="9.69663E-016" calcext:value-type="float">
            <text:p>9.6966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1.10333" calcext:value-type="float">
            <text:p>-31.10333</text:p>
          </table:table-cell>
          <table:table-cell office:value-type="float" office:value="-0.02187466" calcext:value-type="float">
            <text:p>-0.02187466</text:p>
          </table:table-cell>
          <table:table-cell office:value-type="float" office:value="-0.02134871" calcext:value-type="float">
            <text:p>-0.02134871</text:p>
          </table:table-cell>
          <table:table-cell office:value-type="float" office:value="-0.02042782" calcext:value-type="float">
            <text:p>-0.02042782</text:p>
          </table:table-cell>
          <table:table-cell office:value-type="float" office:value="-0.01938398" calcext:value-type="float">
            <text:p>-0.01938398</text:p>
          </table:table-cell>
          <table:table-cell office:value-type="float" office:value="-0.01837805" calcext:value-type="float">
            <text:p>-0.01837805</text:p>
          </table:table-cell>
          <table:table-cell office:value-type="float" office:value="-0.0168547" calcext:value-type="float">
            <text:p>-0.0168547</text:p>
          </table:table-cell>
          <table:table-cell office:value-type="float" office:value="-0.01373338" calcext:value-type="float">
            <text:p>-0.01373338</text:p>
          </table:table-cell>
          <table:table-cell office:value-type="float" office:value="-0.007010019" calcext:value-type="float">
            <text:p>-0.007010019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982.4013" calcext:value-type="float">
            <text:p>982.4013</text:p>
          </table:table-cell>
          <table:table-cell office:value-type="float" office:value="0" calcext:value-type="float">
            <text:p>0</text:p>
          </table:table-cell>
          <table:table-cell office:value-type="float" office:value="-0.009720759" calcext:value-type="float">
            <text:p>-0.009720759</text:p>
          </table:table-cell>
          <table:table-cell office:value-type="float" office:value="-0.0006587633" calcext:value-type="float">
            <text:p>-0.00065876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0" calcext:value-type="float">
            <text:p>8052000</text:p>
          </table:table-cell>
          <table:table-cell office:value-type="float" office:value="271.5998" calcext:value-type="float">
            <text:p>271.5998</text:p>
          </table:table-cell>
          <table:table-cell office:value-type="float" office:value="22.12869" calcext:value-type="float">
            <text:p>22.12869</text:p>
          </table:table-cell>
          <table:table-cell office:value-type="float" office:value="39.49968" calcext:value-type="float">
            <text:p>39.49968</text:p>
          </table:table-cell>
          <table:table-cell office:value-type="float" office:value="1270.72" calcext:value-type="float">
            <text:p>1270.72</text:p>
          </table:table-cell>
          <table:table-cell office:value-type="float" office:value="182.7712" calcext:value-type="float">
            <text:p>182.7712</text:p>
          </table:table-cell>
          <table:table-cell office:value-type="float" office:value="0" calcext:value-type="float">
            <text:p>0</text:p>
          </table:table-cell>
          <table:table-cell office:value-type="float" office:value="0.5123181" calcext:value-type="float">
            <text:p>0.5123181</text:p>
          </table:table-cell>
          <table:table-cell office:value-type="float" office:value="0.469853" calcext:value-type="float">
            <text:p>0.469853</text:p>
          </table:table-cell>
          <table:table-cell office:value-type="float" office:value="0.3639662" calcext:value-type="float">
            <text:p>0.3639662</text:p>
          </table:table-cell>
          <table:table-cell office:value-type="float" office:value="0.3267896" calcext:value-type="float">
            <text:p>0.3267896</text:p>
          </table:table-cell>
          <table:table-cell office:value-type="float" office:value="0.3090809" calcext:value-type="float">
            <text:p>0.3090809</text:p>
          </table:table-cell>
          <table:table-cell office:value-type="float" office:value="0.3038827" calcext:value-type="float">
            <text:p>0.3038827</text:p>
          </table:table-cell>
          <table:table-cell office:value-type="float" office:value="0.356668" calcext:value-type="float">
            <text:p>0.356668</text:p>
          </table:table-cell>
          <table:table-cell office:value-type="float" office:value="0.3613776" calcext:value-type="float">
            <text:p>0.3613776</text:p>
          </table:table-cell>
          <table:table-cell office:value-type="float" office:value="0.387805" calcext:value-type="float">
            <text:p>0.387805</text:p>
          </table:table-cell>
          <table:table-cell office:value-type="float" office:value="0.4138711" calcext:value-type="float">
            <text:p>0.4138711</text:p>
          </table:table-cell>
          <table:table-cell office:value-type="float" office:value="0.5106646" calcext:value-type="float">
            <text:p>0.5106646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4794805" calcext:value-type="float">
            <text:p>0.004794805</text:p>
          </table:table-cell>
          <table:table-cell office:value-type="float" office:value="1.951348E-015" calcext:value-type="float">
            <text:p>1.951348E-15</text:p>
          </table:table-cell>
          <table:table-cell office:value-type="float" office:value="1.913206E-015" calcext:value-type="float">
            <text:p>1.913206E-15</text:p>
          </table:table-cell>
          <table:table-cell office:value-type="float" office:value="9.774935E-016" calcext:value-type="float">
            <text:p>9.774935E-16</text:p>
          </table:table-cell>
          <table:table-cell office:value-type="float" office:value="9.912657E-016" calcext:value-type="float">
            <text:p>9.912657E-16</text:p>
          </table:table-cell>
          <table:table-cell office:value-type="float" office:value="9.696588E-016" calcext:value-type="float">
            <text:p>9.69658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05186581" calcext:value-type="float">
            <text:p>-0.0005186581</text:p>
          </table:table-cell>
          <table:table-cell office:value-type="float" office:value="-0.0008587773" calcext:value-type="float">
            <text:p>-0.0008587773</text:p>
          </table:table-cell>
          <table:table-cell office:value-type="float" office:value="-0.006008293" calcext:value-type="float">
            <text:p>-0.006008293</text:p>
          </table:table-cell>
          <table:table-cell office:value-type="float" office:value="-0.01076039" calcext:value-type="float">
            <text:p>-0.01076039</text:p>
          </table:table-cell>
          <table:table-cell office:value-type="float" office:value="-0.01562916" calcext:value-type="float">
            <text:p>-0.01562916</text:p>
          </table:table-cell>
          <table:table-cell office:value-type="float" office:value="-0.01750048" calcext:value-type="float">
            <text:p>-0.01750048</text:p>
          </table:table-cell>
          <table:table-cell office:value-type="float" office:value="-0.0149029" calcext:value-type="float">
            <text:p>-0.0149029</text:p>
          </table:table-cell>
          <table:table-cell office:value-type="float" office:value="-0.01378978" calcext:value-type="float">
            <text:p>-0.01378978</text:p>
          </table:table-cell>
          <table:table-cell office:value-type="float" office:value="-0.007015713" calcext:value-type="float">
            <text:p>-0.007015713</text:p>
          </table:table-cell>
          <table:table-cell office:value-type="float" office:value="-0.003766977" calcext:value-type="float">
            <text:p>-0.003766977</text:p>
          </table:table-cell>
          <table:table-cell office:value-type="float" office:value="986.0776" calcext:value-type="float">
            <text:p>986.077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294201" calcext:value-type="float">
            <text:p>0.00229420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479481" calcext:value-type="float">
            <text:p>0.004794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0" calcext:value-type="float">
            <text:p>9052000</text:p>
          </table:table-cell>
          <table:table-cell office:value-type="float" office:value="286.8998" calcext:value-type="float">
            <text:p>286.8998</text:p>
          </table:table-cell>
          <table:table-cell office:value-type="float" office:value="22.47339" calcext:value-type="float">
            <text:p>22.47339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76.087" calcext:value-type="float">
            <text:p>1276.087</text:p>
          </table:table-cell>
          <table:table-cell office:value-type="float" office:value="189.1481" calcext:value-type="float">
            <text:p>189.1481</text:p>
          </table:table-cell>
          <table:table-cell office:value-type="float" office:value="0" calcext:value-type="float">
            <text:p>0</text:p>
          </table:table-cell>
          <table:table-cell office:value-type="float" office:value="0.3644159" calcext:value-type="float">
            <text:p>0.3644159</text:p>
          </table:table-cell>
          <table:table-cell office:value-type="float" office:value="0.3657816" calcext:value-type="float">
            <text:p>0.3657816</text:p>
          </table:table-cell>
          <table:table-cell office:value-type="float" office:value="0.369056" calcext:value-type="float">
            <text:p>0.369056</text:p>
          </table:table-cell>
          <table:table-cell office:value-type="float" office:value="0.3736335" calcext:value-type="float">
            <text:p>0.3736335</text:p>
          </table:table-cell>
          <table:table-cell office:value-type="float" office:value="0.3777021" calcext:value-type="float">
            <text:p>0.3777021</text:p>
          </table:table-cell>
          <table:table-cell office:value-type="float" office:value="0.3812371" calcext:value-type="float">
            <text:p>0.3812371</text:p>
          </table:table-cell>
          <table:table-cell office:value-type="float" office:value="0.3976463" calcext:value-type="float">
            <text:p>0.3976463</text:p>
          </table:table-cell>
          <table:table-cell office:value-type="float" office:value="0.3636062" calcext:value-type="float">
            <text:p>0.3636062</text:p>
          </table:table-cell>
          <table:table-cell office:value-type="float" office:value="0.3874816" calcext:value-type="float">
            <text:p>0.3874816</text:p>
          </table:table-cell>
          <table:table-cell office:value-type="float" office:value="0.4135941" calcext:value-type="float">
            <text:p>0.413594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425E-015" calcext:value-type="float">
            <text:p>1.951425E-15</text:p>
          </table:table-cell>
          <table:table-cell office:value-type="float" office:value="1.913169E-015" calcext:value-type="float">
            <text:p>1.913169E-15</text:p>
          </table:table-cell>
          <table:table-cell office:value-type="float" office:value="9.774929E-016" calcext:value-type="float">
            <text:p>9.774929E-16</text:p>
          </table:table-cell>
          <table:table-cell office:value-type="float" office:value="9.912598E-016" calcext:value-type="float">
            <text:p>9.912598E-16</text:p>
          </table:table-cell>
          <table:table-cell office:value-type="float" office:value="9.696585E-016" calcext:value-type="float">
            <text:p>9.69658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902597" calcext:value-type="float">
            <text:p>-0.004902597</text:p>
          </table:table-cell>
          <table:table-cell office:value-type="float" office:value="-0.00479038" calcext:value-type="float">
            <text:p>-0.00479038</text:p>
          </table:table-cell>
          <table:table-cell office:value-type="float" office:value="-0.004502562" calcext:value-type="float">
            <text:p>-0.004502562</text:p>
          </table:table-cell>
          <table:table-cell office:value-type="float" office:value="-0.004134279" calcext:value-type="float">
            <text:p>-0.004134279</text:p>
          </table:table-cell>
          <table:table-cell office:value-type="float" office:value="-0.003835584" calcext:value-type="float">
            <text:p>-0.003835584</text:p>
          </table:table-cell>
          <table:table-cell office:value-type="float" office:value="-0.003594783" calcext:value-type="float">
            <text:p>-0.003594783</text:p>
          </table:table-cell>
          <table:table-cell office:value-type="float" office:value="-0.00499616" calcext:value-type="float">
            <text:p>-0.00499616</text:p>
          </table:table-cell>
          <table:table-cell office:value-type="float" office:value="-0.01301658" calcext:value-type="float">
            <text:p>-0.01301658</text:p>
          </table:table-cell>
          <table:table-cell office:value-type="float" office:value="-0.007077009" calcext:value-type="float">
            <text:p>-0.007077009</text:p>
          </table:table-cell>
          <table:table-cell office:value-type="float" office:value="-0.003795159" calcext:value-type="float">
            <text:p>-0.003795159</text:p>
          </table:table-cell>
          <table:table-cell office:value-type="float" office:value="996.6032" calcext:value-type="float">
            <text:p>996.6032</text:p>
          </table:table-cell>
          <table:table-cell office:value-type="float" office:value="0" calcext:value-type="float">
            <text:p>0</text:p>
          </table:table-cell>
          <table:table-cell office:value-type="float" office:value="-0.009730828" calcext:value-type="float">
            <text:p>-0.009730828</text:p>
          </table:table-cell>
          <table:table-cell office:value-type="float" office:value="-0.0006598419" calcext:value-type="float">
            <text:p>-0.00065984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186" calcext:value-type="float">
            <text:p>-1.2301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0" calcext:value-type="float">
            <text:p>10052000</text:p>
          </table:table-cell>
          <table:table-cell office:value-type="float" office:value="296.0999" calcext:value-type="float">
            <text:p>296.0999</text:p>
          </table:table-cell>
          <table:table-cell office:value-type="float" office:value="22.65126" calcext:value-type="float">
            <text:p>22.6512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78.601" calcext:value-type="float">
            <text:p>1278.601</text:p>
          </table:table-cell>
          <table:table-cell office:value-type="float" office:value="195.6557" calcext:value-type="float">
            <text:p>195.6557</text:p>
          </table:table-cell>
          <table:table-cell office:value-type="float" office:value="0" calcext:value-type="float">
            <text:p>0</text:p>
          </table:table-cell>
          <table:table-cell office:value-type="float" office:value="0.3799668" calcext:value-type="float">
            <text:p>0.3799668</text:p>
          </table:table-cell>
          <table:table-cell office:value-type="float" office:value="0.3772568" calcext:value-type="float">
            <text:p>0.3772568</text:p>
          </table:table-cell>
          <table:table-cell office:value-type="float" office:value="0.3738199" calcext:value-type="float">
            <text:p>0.3738199</text:p>
          </table:table-cell>
          <table:table-cell office:value-type="float" office:value="0.3740757" calcext:value-type="float">
            <text:p>0.3740757</text:p>
          </table:table-cell>
          <table:table-cell office:value-type="float" office:value="0.3768045" calcext:value-type="float">
            <text:p>0.3768045</text:p>
          </table:table-cell>
          <table:table-cell office:value-type="float" office:value="0.3809317" calcext:value-type="float">
            <text:p>0.3809317</text:p>
          </table:table-cell>
          <table:table-cell office:value-type="float" office:value="0.4122626" calcext:value-type="float">
            <text:p>0.4122626</text:p>
          </table:table-cell>
          <table:table-cell office:value-type="float" office:value="0.3669268" calcext:value-type="float">
            <text:p>0.3669268</text:p>
          </table:table-cell>
          <table:table-cell office:value-type="float" office:value="0.3876654" calcext:value-type="float">
            <text:p>0.3876654</text:p>
          </table:table-cell>
          <table:table-cell office:value-type="float" office:value="0.413936" calcext:value-type="float">
            <text:p>0.41393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486E-015" calcext:value-type="float">
            <text:p>1.951486E-15</text:p>
          </table:table-cell>
          <table:table-cell office:value-type="float" office:value="1.913144E-015" calcext:value-type="float">
            <text:p>1.913144E-15</text:p>
          </table:table-cell>
          <table:table-cell office:value-type="float" office:value="9.774929E-016" calcext:value-type="float">
            <text:p>9.774929E-16</text:p>
          </table:table-cell>
          <table:table-cell office:value-type="float" office:value="9.912532E-016" calcext:value-type="float">
            <text:p>9.912532E-16</text:p>
          </table:table-cell>
          <table:table-cell office:value-type="float" office:value="9.696585E-016" calcext:value-type="float">
            <text:p>9.69658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372737" calcext:value-type="float">
            <text:p>-0.00372737</text:p>
          </table:table-cell>
          <table:table-cell office:value-type="float" office:value="-0.003926735" calcext:value-type="float">
            <text:p>-0.003926735</text:p>
          </table:table-cell>
          <table:table-cell office:value-type="float" office:value="-0.004171217" calcext:value-type="float">
            <text:p>-0.004171217</text:p>
          </table:table-cell>
          <table:table-cell office:value-type="float" office:value="-0.004124437" calcext:value-type="float">
            <text:p>-0.004124437</text:p>
          </table:table-cell>
          <table:table-cell office:value-type="float" office:value="-0.003914574" calcext:value-type="float">
            <text:p>-0.003914574</text:p>
          </table:table-cell>
          <table:table-cell office:value-type="float" office:value="-0.003628868" calcext:value-type="float">
            <text:p>-0.003628868</text:p>
          </table:table-cell>
          <table:table-cell office:value-type="float" office:value="-0.003510601" calcext:value-type="float">
            <text:p>-0.003510601</text:p>
          </table:table-cell>
          <table:table-cell office:value-type="float" office:value="-0.01192678" calcext:value-type="float">
            <text:p>-0.01192678</text:p>
          </table:table-cell>
          <table:table-cell office:value-type="float" office:value="-0.007045225" calcext:value-type="float">
            <text:p>-0.007045225</text:p>
          </table:table-cell>
          <table:table-cell office:value-type="float" office:value="-0.00376519" calcext:value-type="float">
            <text:p>-0.00376519</text:p>
          </table:table-cell>
          <table:table-cell office:value-type="float" office:value="1006.846" calcext:value-type="float">
            <text:p>1006.846</text:p>
          </table:table-cell>
          <table:table-cell office:value-type="float" office:value="0" calcext:value-type="float">
            <text:p>0</text:p>
          </table:table-cell>
          <table:table-cell office:value-type="float" office:value="-0.009730229" calcext:value-type="float">
            <text:p>-0.009730229</text:p>
          </table:table-cell>
          <table:table-cell office:value-type="float" office:value="-0.0006602008" calcext:value-type="float">
            <text:p>-0.00066020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91" calcext:value-type="float">
            <text:p>-1.2285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0" calcext:value-type="float">
            <text:p>11052000</text:p>
          </table:table-cell>
          <table:table-cell office:value-type="float" office:value="297.5999" calcext:value-type="float">
            <text:p>297.5999</text:p>
          </table:table-cell>
          <table:table-cell office:value-type="float" office:value="25.809" calcext:value-type="float">
            <text:p>25.809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70.973" calcext:value-type="float">
            <text:p>1270.973</text:p>
          </table:table-cell>
          <table:table-cell office:value-type="float" office:value="201.6254" calcext:value-type="float">
            <text:p>201.6254</text:p>
          </table:table-cell>
          <table:table-cell office:value-type="float" office:value="0" calcext:value-type="float">
            <text:p>0</text:p>
          </table:table-cell>
          <table:table-cell office:value-type="float" office:value="0.3227144" calcext:value-type="float">
            <text:p>0.3227144</text:p>
          </table:table-cell>
          <table:table-cell office:value-type="float" office:value="0.3246171" calcext:value-type="float">
            <text:p>0.3246171</text:p>
          </table:table-cell>
          <table:table-cell office:value-type="float" office:value="0.329969" calcext:value-type="float">
            <text:p>0.329969</text:p>
          </table:table-cell>
          <table:table-cell office:value-type="float" office:value="0.3418262" calcext:value-type="float">
            <text:p>0.3418262</text:p>
          </table:table-cell>
          <table:table-cell office:value-type="float" office:value="0.3513069" calcext:value-type="float">
            <text:p>0.3513069</text:p>
          </table:table-cell>
          <table:table-cell office:value-type="float" office:value="0.3587406" calcext:value-type="float">
            <text:p>0.3587406</text:p>
          </table:table-cell>
          <table:table-cell office:value-type="float" office:value="0.4012127" calcext:value-type="float">
            <text:p>0.4012127</text:p>
          </table:table-cell>
          <table:table-cell office:value-type="float" office:value="0.3702612" calcext:value-type="float">
            <text:p>0.3702612</text:p>
          </table:table-cell>
          <table:table-cell office:value-type="float" office:value="0.3879204" calcext:value-type="float">
            <text:p>0.387920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845E-015" calcext:value-type="float">
            <text:p>1.945845E-15</text:p>
          </table:table-cell>
          <table:table-cell office:value-type="float" office:value="1.913111E-015" calcext:value-type="float">
            <text:p>1.913111E-15</text:p>
          </table:table-cell>
          <table:table-cell office:value-type="float" office:value="9.774911E-016" calcext:value-type="float">
            <text:p>9.774911E-16</text:p>
          </table:table-cell>
          <table:table-cell office:value-type="float" office:value="9.912473E-016" calcext:value-type="float">
            <text:p>9.912473E-16</text:p>
          </table:table-cell>
          <table:table-cell office:value-type="float" office:value="9.696585E-016" calcext:value-type="float">
            <text:p>9.69658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156901" calcext:value-type="float">
            <text:p>-0.01156901</text:p>
          </table:table-cell>
          <table:table-cell office:value-type="float" office:value="-0.01109955" calcext:value-type="float">
            <text:p>-0.01109955</text:p>
          </table:table-cell>
          <table:table-cell office:value-type="float" office:value="-0.009852384" calcext:value-type="float">
            <text:p>-0.009852384</text:p>
          </table:table-cell>
          <table:table-cell office:value-type="float" office:value="-0.007675511" calcext:value-type="float">
            <text:p>-0.007675511</text:p>
          </table:table-cell>
          <table:table-cell office:value-type="float" office:value="-0.006345768" calcext:value-type="float">
            <text:p>-0.006345768</text:p>
          </table:table-cell>
          <table:table-cell office:value-type="float" office:value="-0.005486839" calcext:value-type="float">
            <text:p>-0.005486839</text:p>
          </table:table-cell>
          <table:table-cell office:value-type="float" office:value="-0.004531558" calcext:value-type="float">
            <text:p>-0.004531558</text:p>
          </table:table-cell>
          <table:table-cell office:value-type="float" office:value="-0.0109329" calcext:value-type="float">
            <text:p>-0.0109329</text:p>
          </table:table-cell>
          <table:table-cell office:value-type="float" office:value="-0.00700103" calcext:value-type="float">
            <text:p>-0.00700103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016.411" calcext:value-type="float">
            <text:p>1016.411</text:p>
          </table:table-cell>
          <table:table-cell office:value-type="float" office:value="0" calcext:value-type="float">
            <text:p>0</text:p>
          </table:table-cell>
          <table:table-cell office:value-type="float" office:value="-0.00972862" calcext:value-type="float">
            <text:p>-0.00972862</text:p>
          </table:table-cell>
          <table:table-cell office:value-type="float" office:value="-0.0006606545" calcext:value-type="float">
            <text:p>-0.00066065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297.5999" calcext:value-type="float">
            <text:p>297.5999</text:p>
          </table:table-cell>
          <table:table-cell office:value-type="float" office:value="28.76636" calcext:value-type="float">
            <text:p>28.7663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63.733" calcext:value-type="float">
            <text:p>1263.733</text:p>
          </table:table-cell>
          <table:table-cell office:value-type="float" office:value="205.9064" calcext:value-type="float">
            <text:p>205.9064</text:p>
          </table:table-cell>
          <table:table-cell office:value-type="float" office:value="0" calcext:value-type="float">
            <text:p>0</text:p>
          </table:table-cell>
          <table:table-cell office:value-type="float" office:value="0.1068907" calcext:value-type="float">
            <text:p>0.1068907</text:p>
          </table:table-cell>
          <table:table-cell office:value-type="float" office:value="0.3152879" calcext:value-type="float">
            <text:p>0.3152879</text:p>
          </table:table-cell>
          <table:table-cell office:value-type="float" office:value="0.3174425" calcext:value-type="float">
            <text:p>0.3174425</text:p>
          </table:table-cell>
          <table:table-cell office:value-type="float" office:value="0.3233716" calcext:value-type="float">
            <text:p>0.3233716</text:p>
          </table:table-cell>
          <table:table-cell office:value-type="float" office:value="0.3294482" calcext:value-type="float">
            <text:p>0.3294482</text:p>
          </table:table-cell>
          <table:table-cell office:value-type="float" office:value="0.3348636" calcext:value-type="float">
            <text:p>0.3348636</text:p>
          </table:table-cell>
          <table:table-cell office:value-type="float" office:value="0.3814788" calcext:value-type="float">
            <text:p>0.3814788</text:p>
          </table:table-cell>
          <table:table-cell office:value-type="float" office:value="0.3716558" calcext:value-type="float">
            <text:p>0.3716558</text:p>
          </table:table-cell>
          <table:table-cell office:value-type="float" office:value="0.3882382" calcext:value-type="float">
            <text:p>0.3882382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593E-015" calcext:value-type="float">
            <text:p>1.94593E-15</text:p>
          </table:table-cell>
          <table:table-cell office:value-type="float" office:value="1.913079E-015" calcext:value-type="float">
            <text:p>1.913079E-15</text:p>
          </table:table-cell>
          <table:table-cell office:value-type="float" office:value="9.774882E-016" calcext:value-type="float">
            <text:p>9.774882E-16</text:p>
          </table:table-cell>
          <table:table-cell office:value-type="float" office:value="9.912423E-016" calcext:value-type="float">
            <text:p>9.912423E-16</text:p>
          </table:table-cell>
          <table:table-cell office:value-type="float" office:value="9.696577E-016" calcext:value-type="float">
            <text:p>9.69657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1.24997" calcext:value-type="float">
            <text:p>-11.24997</text:p>
          </table:table-cell>
          <table:table-cell office:value-type="float" office:value="-0.0135008" calcext:value-type="float">
            <text:p>-0.0135008</text:p>
          </table:table-cell>
          <table:table-cell office:value-type="float" office:value="-0.01287394" calcext:value-type="float">
            <text:p>-0.01287394</text:p>
          </table:table-cell>
          <table:table-cell office:value-type="float" office:value="-0.01130946" calcext:value-type="float">
            <text:p>-0.01130946</text:p>
          </table:table-cell>
          <table:table-cell office:value-type="float" office:value="-0.009937112" calcext:value-type="float">
            <text:p>-0.009937112</text:p>
          </table:table-cell>
          <table:table-cell office:value-type="float" office:value="-0.008869086" calcext:value-type="float">
            <text:p>-0.008869086</text:p>
          </table:table-cell>
          <table:table-cell office:value-type="float" office:value="-0.007379256" calcext:value-type="float">
            <text:p>-0.007379256</text:p>
          </table:table-cell>
          <table:table-cell office:value-type="float" office:value="-0.01053912" calcext:value-type="float">
            <text:p>-0.01053912</text:p>
          </table:table-cell>
          <table:table-cell office:value-type="float" office:value="-0.006946087" calcext:value-type="float">
            <text:p>-0.006946087</text:p>
          </table:table-cell>
          <table:table-cell office:value-type="float" office:value="-0.003763365" calcext:value-type="float">
            <text:p>-0.003763365</text:p>
          </table:table-cell>
          <table:table-cell office:value-type="float" office:value="1024.259" calcext:value-type="float">
            <text:p>1024.259</text:p>
          </table:table-cell>
          <table:table-cell office:value-type="float" office:value="0" calcext:value-type="float">
            <text:p>0</text:p>
          </table:table-cell>
          <table:table-cell office:value-type="float" office:value="-0.009727432" calcext:value-type="float">
            <text:p>-0.009727432</text:p>
          </table:table-cell>
          <table:table-cell office:value-type="float" office:value="-0.0006611649" calcext:value-type="float">
            <text:p>-0.00066116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0" calcext:value-type="float">
            <text:p>13052000</text:p>
          </table:table-cell>
          <table:table-cell office:value-type="float" office:value="300.1" calcext:value-type="float">
            <text:p>300.1</text:p>
          </table:table-cell>
          <table:table-cell office:value-type="float" office:value="29.93773" calcext:value-type="float">
            <text:p>29.93773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62.113" calcext:value-type="float">
            <text:p>1262.113</text:p>
          </table:table-cell>
          <table:table-cell office:value-type="float" office:value="208.8542" calcext:value-type="float">
            <text:p>208.8542</text:p>
          </table:table-cell>
          <table:table-cell office:value-type="float" office:value="0" calcext:value-type="float">
            <text:p>0</text:p>
          </table:table-cell>
          <table:table-cell office:value-type="float" office:value="0.2968067" calcext:value-type="float">
            <text:p>0.2968067</text:p>
          </table:table-cell>
          <table:table-cell office:value-type="float" office:value="0.3011466" calcext:value-type="float">
            <text:p>0.3011466</text:p>
          </table:table-cell>
          <table:table-cell office:value-type="float" office:value="0.3065263" calcext:value-type="float">
            <text:p>0.3065263</text:p>
          </table:table-cell>
          <table:table-cell office:value-type="float" office:value="0.312373" calcext:value-type="float">
            <text:p>0.312373</text:p>
          </table:table-cell>
          <table:table-cell office:value-type="float" office:value="0.3169773" calcext:value-type="float">
            <text:p>0.3169773</text:p>
          </table:table-cell>
          <table:table-cell office:value-type="float" office:value="0.321189" calcext:value-type="float">
            <text:p>0.321189</text:p>
          </table:table-cell>
          <table:table-cell office:value-type="float" office:value="0.3694718" calcext:value-type="float">
            <text:p>0.3694718</text:p>
          </table:table-cell>
          <table:table-cell office:value-type="float" office:value="0.3713652" calcext:value-type="float">
            <text:p>0.3713652</text:p>
          </table:table-cell>
          <table:table-cell office:value-type="float" office:value="0.3884209" calcext:value-type="float">
            <text:p>0.3884209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018E-015" calcext:value-type="float">
            <text:p>1.946018E-15</text:p>
          </table:table-cell>
          <table:table-cell office:value-type="float" office:value="1.913042E-015" calcext:value-type="float">
            <text:p>1.913042E-15</text:p>
          </table:table-cell>
          <table:table-cell office:value-type="float" office:value="9.774854E-016" calcext:value-type="float">
            <text:p>9.774854E-16</text:p>
          </table:table-cell>
          <table:table-cell office:value-type="float" office:value="9.91237E-016" calcext:value-type="float">
            <text:p>9.91237E-16</text:p>
          </table:table-cell>
          <table:table-cell office:value-type="float" office:value="9.696566E-016" calcext:value-type="float">
            <text:p>9.69656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045495" calcext:value-type="float">
            <text:p>-0.02045495</text:p>
          </table:table-cell>
          <table:table-cell office:value-type="float" office:value="-0.01852004" calcext:value-type="float">
            <text:p>-0.01852004</text:p>
          </table:table-cell>
          <table:table-cell office:value-type="float" office:value="-0.01639213" calcext:value-type="float">
            <text:p>-0.01639213</text:p>
          </table:table-cell>
          <table:table-cell office:value-type="float" office:value="-0.0143838" calcext:value-type="float">
            <text:p>-0.0143838</text:p>
          </table:table-cell>
          <table:table-cell office:value-type="float" office:value="-0.01300003" calcext:value-type="float">
            <text:p>-0.01300003</text:p>
          </table:table-cell>
          <table:table-cell office:value-type="float" office:value="-0.01185868" calcext:value-type="float">
            <text:p>-0.01185868</text:p>
          </table:table-cell>
          <table:table-cell office:value-type="float" office:value="-0.01005822" calcext:value-type="float">
            <text:p>-0.01005822</text:p>
          </table:table-cell>
          <table:table-cell office:value-type="float" office:value="-0.01061504" calcext:value-type="float">
            <text:p>-0.01061504</text:p>
          </table:table-cell>
          <table:table-cell office:value-type="float" office:value="-0.006914706" calcext:value-type="float">
            <text:p>-0.006914706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030.727" calcext:value-type="float">
            <text:p>1030.727</text:p>
          </table:table-cell>
          <table:table-cell office:value-type="float" office:value="0" calcext:value-type="float">
            <text:p>0</text:p>
          </table:table-cell>
          <table:table-cell office:value-type="float" office:value="-0.00972862" calcext:value-type="float">
            <text:p>-0.00972862</text:p>
          </table:table-cell>
          <table:table-cell office:value-type="float" office:value="-0.0006616879" calcext:value-type="float">
            <text:p>-0.000661687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0" calcext:value-type="float">
            <text:p>14052000</text:p>
          </table:table-cell>
          <table:table-cell office:value-type="float" office:value="301.6" calcext:value-type="float">
            <text:p>301.6</text:p>
          </table:table-cell>
          <table:table-cell office:value-type="float" office:value="32.62339" calcext:value-type="float">
            <text:p>32.62339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9.35" calcext:value-type="float">
            <text:p>1259.35</text:p>
          </table:table-cell>
          <table:table-cell office:value-type="float" office:value="210.4296" calcext:value-type="float">
            <text:p>210.4296</text:p>
          </table:table-cell>
          <table:table-cell office:value-type="float" office:value="0" calcext:value-type="float">
            <text:p>0</text:p>
          </table:table-cell>
          <table:table-cell office:value-type="float" office:value="0.2809657" calcext:value-type="float">
            <text:p>0.2809657</text:p>
          </table:table-cell>
          <table:table-cell office:value-type="float" office:value="0.2872897" calcext:value-type="float">
            <text:p>0.2872897</text:p>
          </table:table-cell>
          <table:table-cell office:value-type="float" office:value="0.2971328" calcext:value-type="float">
            <text:p>0.2971328</text:p>
          </table:table-cell>
          <table:table-cell office:value-type="float" office:value="0.3045565" calcext:value-type="float">
            <text:p>0.3045565</text:p>
          </table:table-cell>
          <table:table-cell office:value-type="float" office:value="0.3090407" calcext:value-type="float">
            <text:p>0.3090407</text:p>
          </table:table-cell>
          <table:table-cell office:value-type="float" office:value="0.3129239" calcext:value-type="float">
            <text:p>0.3129239</text:p>
          </table:table-cell>
          <table:table-cell office:value-type="float" office:value="0.3624377" calcext:value-type="float">
            <text:p>0.3624377</text:p>
          </table:table-cell>
          <table:table-cell office:value-type="float" office:value="0.3702282" calcext:value-type="float">
            <text:p>0.3702282</text:p>
          </table:table-cell>
          <table:table-cell office:value-type="float" office:value="0.3885119" calcext:value-type="float">
            <text:p>0.3885119</text:p>
          </table:table-cell>
          <table:table-cell office:value-type="float" office:value="0.4139572" calcext:value-type="float">
            <text:p>0.413957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096E-015" calcext:value-type="float">
            <text:p>1.946096E-15</text:p>
          </table:table-cell>
          <table:table-cell office:value-type="float" office:value="1.913008E-015" calcext:value-type="float">
            <text:p>1.913008E-15</text:p>
          </table:table-cell>
          <table:table-cell office:value-type="float" office:value="9.774836E-016" calcext:value-type="float">
            <text:p>9.774836E-16</text:p>
          </table:table-cell>
          <table:table-cell office:value-type="float" office:value="9.912313E-016" calcext:value-type="float">
            <text:p>9.912313E-16</text:p>
          </table:table-cell>
          <table:table-cell office:value-type="float" office:value="9.696564E-016" calcext:value-type="float">
            <text:p>9.69656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3032924" calcext:value-type="float">
            <text:p>-0.03032924</text:p>
          </table:table-cell>
          <table:table-cell office:value-type="float" office:value="-0.0258175" calcext:value-type="float">
            <text:p>-0.0258175</text:p>
          </table:table-cell>
          <table:table-cell office:value-type="float" office:value="-0.02033667" calcext:value-type="float">
            <text:p>-0.02033667</text:p>
          </table:table-cell>
          <table:table-cell office:value-type="float" office:value="-0.01715693" calcext:value-type="float">
            <text:p>-0.01715693</text:p>
          </table:table-cell>
          <table:table-cell office:value-type="float" office:value="-0.0155103" calcext:value-type="float">
            <text:p>-0.0155103</text:p>
          </table:table-cell>
          <table:table-cell office:value-type="float" office:value="-0.01422073" calcext:value-type="float">
            <text:p>-0.01422073</text:p>
          </table:table-cell>
          <table:table-cell office:value-type="float" office:value="-0.01211817" calcext:value-type="float">
            <text:p>-0.01211817</text:p>
          </table:table-cell>
          <table:table-cell office:value-type="float" office:value="-0.01093078" calcext:value-type="float">
            <text:p>-0.01093078</text:p>
          </table:table-cell>
          <table:table-cell office:value-type="float" office:value="-0.006899019" calcext:value-type="float">
            <text:p>-0.006899019</text:p>
          </table:table-cell>
          <table:table-cell office:value-type="float" office:value="-0.003763058" calcext:value-type="float">
            <text:p>-0.003763058</text:p>
          </table:table-cell>
          <table:table-cell office:value-type="float" office:value="1035.826" calcext:value-type="float">
            <text:p>1035.826</text:p>
          </table:table-cell>
          <table:table-cell office:value-type="float" office:value="0" calcext:value-type="float">
            <text:p>0</text:p>
          </table:table-cell>
          <table:table-cell office:value-type="float" office:value="-0.009732392" calcext:value-type="float">
            <text:p>-0.009732392</text:p>
          </table:table-cell>
          <table:table-cell office:value-type="float" office:value="-0.0006621584" calcext:value-type="float">
            <text:p>-0.000662158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77" calcext:value-type="float">
            <text:p>-1.2284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0" calcext:value-type="float">
            <text:p>15052000</text:p>
          </table:table-cell>
          <table:table-cell office:value-type="float" office:value="301.6" calcext:value-type="float">
            <text:p>301.6</text:p>
          </table:table-cell>
          <table:table-cell office:value-type="float" office:value="35.08934" calcext:value-type="float">
            <text:p>35.08934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6.072" calcext:value-type="float">
            <text:p>1256.072</text:p>
          </table:table-cell>
          <table:table-cell office:value-type="float" office:value="211.2398" calcext:value-type="float">
            <text:p>211.2398</text:p>
          </table:table-cell>
          <table:table-cell office:value-type="float" office:value="0" calcext:value-type="float">
            <text:p>0</text:p>
          </table:table-cell>
          <table:table-cell office:value-type="float" office:value="0.07833391" calcext:value-type="float">
            <text:p>0.07833391</text:p>
          </table:table-cell>
          <table:table-cell office:value-type="float" office:value="0.293916" calcext:value-type="float">
            <text:p>0.293916</text:p>
          </table:table-cell>
          <table:table-cell office:value-type="float" office:value="0.2954425" calcext:value-type="float">
            <text:p>0.2954425</text:p>
          </table:table-cell>
          <table:table-cell office:value-type="float" office:value="0.3005143" calcext:value-type="float">
            <text:p>0.3005143</text:p>
          </table:table-cell>
          <table:table-cell office:value-type="float" office:value="0.3046546" calcext:value-type="float">
            <text:p>0.3046546</text:p>
          </table:table-cell>
          <table:table-cell office:value-type="float" office:value="0.3082302" calcext:value-type="float">
            <text:p>0.3082302</text:p>
          </table:table-cell>
          <table:table-cell office:value-type="float" office:value="0.3580273" calcext:value-type="float">
            <text:p>0.3580273</text:p>
          </table:table-cell>
          <table:table-cell office:value-type="float" office:value="0.3688397" calcext:value-type="float">
            <text:p>0.3688397</text:p>
          </table:table-cell>
          <table:table-cell office:value-type="float" office:value="0.3885011" calcext:value-type="float">
            <text:p>0.3885011</text:p>
          </table:table-cell>
          <table:table-cell office:value-type="float" office:value="0.4139622" calcext:value-type="float">
            <text:p>0.413962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172E-015" calcext:value-type="float">
            <text:p>1.946172E-15</text:p>
          </table:table-cell>
          <table:table-cell office:value-type="float" office:value="1.912976E-015" calcext:value-type="float">
            <text:p>1.912976E-15</text:p>
          </table:table-cell>
          <table:table-cell office:value-type="float" office:value="9.774822E-016" calcext:value-type="float">
            <text:p>9.774822E-16</text:p>
          </table:table-cell>
          <table:table-cell office:value-type="float" office:value="9.912252E-016" calcext:value-type="float">
            <text:p>9.912252E-16</text:p>
          </table:table-cell>
          <table:table-cell office:value-type="float" office:value="9.696561E-016" calcext:value-type="float">
            <text:p>9.69656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76.67439" calcext:value-type="float">
            <text:p>-76.67439</text:p>
          </table:table-cell>
          <table:table-cell office:value-type="float" office:value="-0.02201874" calcext:value-type="float">
            <text:p>-0.02201874</text:p>
          </table:table-cell>
          <table:table-cell office:value-type="float" office:value="-0.02123331" calcext:value-type="float">
            <text:p>-0.02123331</text:p>
          </table:table-cell>
          <table:table-cell office:value-type="float" office:value="-0.01884882" calcext:value-type="float">
            <text:p>-0.01884882</text:p>
          </table:table-cell>
          <table:table-cell office:value-type="float" office:value="-0.01713838" calcext:value-type="float">
            <text:p>-0.01713838</text:p>
          </table:table-cell>
          <table:table-cell office:value-type="float" office:value="-0.01579928" calcext:value-type="float">
            <text:p>-0.01579928</text:p>
          </table:table-cell>
          <table:table-cell office:value-type="float" office:value="-0.01364418" calcext:value-type="float">
            <text:p>-0.01364418</text:p>
          </table:table-cell>
          <table:table-cell office:value-type="float" office:value="-0.01133217" calcext:value-type="float">
            <text:p>-0.01133217</text:p>
          </table:table-cell>
          <table:table-cell office:value-type="float" office:value="-0.006900674" calcext:value-type="float">
            <text:p>-0.006900674</text:p>
          </table:table-cell>
          <table:table-cell office:value-type="float" office:value="-0.003762627" calcext:value-type="float">
            <text:p>-0.003762627</text:p>
          </table:table-cell>
          <table:table-cell office:value-type="float" office:value="1040.168" calcext:value-type="float">
            <text:p>1040.168</text:p>
          </table:table-cell>
          <table:table-cell office:value-type="float" office:value="0" calcext:value-type="float">
            <text:p>0</text:p>
          </table:table-cell>
          <table:table-cell office:value-type="float" office:value="-0.009731231" calcext:value-type="float">
            <text:p>-0.009731231</text:p>
          </table:table-cell>
          <table:table-cell office:value-type="float" office:value="-0.0006626041" calcext:value-type="float">
            <text:p>-0.00066260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54" calcext:value-type="float">
            <text:p>-1.2284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0" calcext:value-type="float">
            <text:p>16052000</text:p>
          </table:table-cell>
          <table:table-cell office:value-type="float" office:value="301.6" calcext:value-type="float">
            <text:p>301.6</text:p>
          </table:table-cell>
          <table:table-cell office:value-type="float" office:value="35.02372" calcext:value-type="float">
            <text:p>35.02372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657" calcext:value-type="float">
            <text:p>1255.657</text:p>
          </table:table-cell>
          <table:table-cell office:value-type="float" office:value="211.7206" calcext:value-type="float">
            <text:p>211.7206</text:p>
          </table:table-cell>
          <table:table-cell office:value-type="float" office:value="0" calcext:value-type="float">
            <text:p>0</text:p>
          </table:table-cell>
          <table:table-cell office:value-type="float" office:value="0.08576827" calcext:value-type="float">
            <text:p>0.08576827</text:p>
          </table:table-cell>
          <table:table-cell office:value-type="float" office:value="0.2970092" calcext:value-type="float">
            <text:p>0.2970092</text:p>
          </table:table-cell>
          <table:table-cell office:value-type="float" office:value="0.2980286" calcext:value-type="float">
            <text:p>0.2980286</text:p>
          </table:table-cell>
          <table:table-cell office:value-type="float" office:value="0.3004983" calcext:value-type="float">
            <text:p>0.3004983</text:p>
          </table:table-cell>
          <table:table-cell office:value-type="float" office:value="0.3032098" calcext:value-type="float">
            <text:p>0.3032098</text:p>
          </table:table-cell>
          <table:table-cell office:value-type="float" office:value="0.3060324" calcext:value-type="float">
            <text:p>0.3060324</text:p>
          </table:table-cell>
          <table:table-cell office:value-type="float" office:value="0.3555058" calcext:value-type="float">
            <text:p>0.3555058</text:p>
          </table:table-cell>
          <table:table-cell office:value-type="float" office:value="0.3675109" calcext:value-type="float">
            <text:p>0.3675109</text:p>
          </table:table-cell>
          <table:table-cell office:value-type="float" office:value="0.3884092" calcext:value-type="float">
            <text:p>0.3884092</text:p>
          </table:table-cell>
          <table:table-cell office:value-type="float" office:value="0.4139632" calcext:value-type="float">
            <text:p>0.413963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6259E-015" calcext:value-type="float">
            <text:p>1.946259E-15</text:p>
          </table:table-cell>
          <table:table-cell office:value-type="float" office:value="1.912942E-015" calcext:value-type="float">
            <text:p>1.912942E-15</text:p>
          </table:table-cell>
          <table:table-cell office:value-type="float" office:value="9.774799E-016" calcext:value-type="float">
            <text:p>9.774799E-16</text:p>
          </table:table-cell>
          <table:table-cell office:value-type="float" office:value="9.912202E-016" calcext:value-type="float">
            <text:p>9.912202E-16</text:p>
          </table:table-cell>
          <table:table-cell office:value-type="float" office:value="9.696548E-016" calcext:value-type="float">
            <text:p>9.69654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4.88871" calcext:value-type="float">
            <text:p>-44.88871</text:p>
          </table:table-cell>
          <table:table-cell office:value-type="float" office:value="-0.02045377" calcext:value-type="float">
            <text:p>-0.02045377</text:p>
          </table:table-cell>
          <table:table-cell office:value-type="float" office:value="-0.01997288" calcext:value-type="float">
            <text:p>-0.01997288</text:p>
          </table:table-cell>
          <table:table-cell office:value-type="float" office:value="-0.01886243" calcext:value-type="float">
            <text:p>-0.01886243</text:p>
          </table:table-cell>
          <table:table-cell office:value-type="float" office:value="-0.01772229" calcext:value-type="float">
            <text:p>-0.01772229</text:p>
          </table:table-cell>
          <table:table-cell office:value-type="float" office:value="-0.01661346" calcext:value-type="float">
            <text:p>-0.01661346</text:p>
          </table:table-cell>
          <table:table-cell office:value-type="float" office:value="-0.01460947" calcext:value-type="float">
            <text:p>-0.01460947</text:p>
          </table:table-cell>
          <table:table-cell office:value-type="float" office:value="-0.01173193" calcext:value-type="float">
            <text:p>-0.01173193</text:p>
          </table:table-cell>
          <table:table-cell office:value-type="float" office:value="-0.006916407" calcext:value-type="float">
            <text:p>-0.006916407</text:p>
          </table:table-cell>
          <table:table-cell office:value-type="float" office:value="-0.003762525" calcext:value-type="float">
            <text:p>-0.003762525</text:p>
          </table:table-cell>
          <table:table-cell office:value-type="float" office:value="1044.17" calcext:value-type="float">
            <text:p>1044.17</text:p>
          </table:table-cell>
          <table:table-cell office:value-type="float" office:value="0" calcext:value-type="float">
            <text:p>0</text:p>
          </table:table-cell>
          <table:table-cell office:value-type="float" office:value="-0.009730898" calcext:value-type="float">
            <text:p>-0.009730898</text:p>
          </table:table-cell>
          <table:table-cell office:value-type="float" office:value="-0.000663089" calcext:value-type="float">
            <text:p>-0.0006630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49" calcext:value-type="float">
            <text:p>-1.2284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0" calcext:value-type="float">
            <text:p>17052000</text:p>
          </table:table-cell>
          <table:table-cell office:value-type="float" office:value="301.6" calcext:value-type="float">
            <text:p>301.6</text:p>
          </table:table-cell>
          <table:table-cell office:value-type="float" office:value="35.25039" calcext:value-type="float">
            <text:p>35.25039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089" calcext:value-type="float">
            <text:p>1255.089</text:p>
          </table:table-cell>
          <table:table-cell office:value-type="float" office:value="212.062" calcext:value-type="float">
            <text:p>212.062</text:p>
          </table:table-cell>
          <table:table-cell office:value-type="float" office:value="0" calcext:value-type="float">
            <text:p>0</text:p>
          </table:table-cell>
          <table:table-cell office:value-type="float" office:value="0.08359056" calcext:value-type="float">
            <text:p>0.08359056</text:p>
          </table:table-cell>
          <table:table-cell office:value-type="float" office:value="0.2960192" calcext:value-type="float">
            <text:p>0.2960192</text:p>
          </table:table-cell>
          <table:table-cell office:value-type="float" office:value="0.2971708" calcext:value-type="float">
            <text:p>0.2971708</text:p>
          </table:table-cell>
          <table:table-cell office:value-type="float" office:value="0.2999477" calcext:value-type="float">
            <text:p>0.2999477</text:p>
          </table:table-cell>
          <table:table-cell office:value-type="float" office:value="0.3026279" calcext:value-type="float">
            <text:p>0.3026279</text:p>
          </table:table-cell>
          <table:table-cell office:value-type="float" office:value="0.305106" calcext:value-type="float">
            <text:p>0.305106</text:p>
          </table:table-cell>
          <table:table-cell office:value-type="float" office:value="0.3539031" calcext:value-type="float">
            <text:p>0.3539031</text:p>
          </table:table-cell>
          <table:table-cell office:value-type="float" office:value="0.3662744" calcext:value-type="float">
            <text:p>0.3662744</text:p>
          </table:table-cell>
          <table:table-cell office:value-type="float" office:value="0.3883514" calcext:value-type="float">
            <text:p>0.3883514</text:p>
          </table:table-cell>
          <table:table-cell office:value-type="float" office:value="0.4139604" calcext:value-type="float">
            <text:p>0.413960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245E-015" calcext:value-type="float">
            <text:p>1.948245E-15</text:p>
          </table:table-cell>
          <table:table-cell office:value-type="float" office:value="1.912787E-015" calcext:value-type="float">
            <text:p>1.912787E-15</text:p>
          </table:table-cell>
          <table:table-cell office:value-type="float" office:value="9.771346E-016" calcext:value-type="float">
            <text:p>9.771346E-16</text:p>
          </table:table-cell>
          <table:table-cell office:value-type="float" office:value="9.912155E-016" calcext:value-type="float">
            <text:p>9.912155E-16</text:p>
          </table:table-cell>
          <table:table-cell office:value-type="float" office:value="9.696527E-016" calcext:value-type="float">
            <text:p>9.69652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2.27151" calcext:value-type="float">
            <text:p>-52.27151</text:p>
          </table:table-cell>
          <table:table-cell office:value-type="float" office:value="-0.02093134" calcext:value-type="float">
            <text:p>-0.02093134</text:p>
          </table:table-cell>
          <table:table-cell office:value-type="float" office:value="-0.02037704" calcext:value-type="float">
            <text:p>-0.02037704</text:p>
          </table:table-cell>
          <table:table-cell office:value-type="float" office:value="-0.01910124" calcext:value-type="float">
            <text:p>-0.01910124</text:p>
          </table:table-cell>
          <table:table-cell office:value-type="float" office:value="-0.01795943" calcext:value-type="float">
            <text:p>-0.01795943</text:p>
          </table:table-cell>
          <table:table-cell office:value-type="float" office:value="-0.01696814" calcext:value-type="float">
            <text:p>-0.01696814</text:p>
          </table:table-cell>
          <table:table-cell office:value-type="float" office:value="-0.01526369" calcext:value-type="float">
            <text:p>-0.01526369</text:p>
          </table:table-cell>
          <table:table-cell office:value-type="float" office:value="-0.01211852" calcext:value-type="float">
            <text:p>-0.01211852</text:p>
          </table:table-cell>
          <table:table-cell office:value-type="float" office:value="-0.006926176" calcext:value-type="float">
            <text:p>-0.006926176</text:p>
          </table:table-cell>
          <table:table-cell office:value-type="float" office:value="-0.003762775" calcext:value-type="float">
            <text:p>-0.003762775</text:p>
          </table:table-cell>
          <table:table-cell office:value-type="float" office:value="1048.035" calcext:value-type="float">
            <text:p>1048.035</text:p>
          </table:table-cell>
          <table:table-cell office:value-type="float" office:value="0" calcext:value-type="float">
            <text:p>0</text:p>
          </table:table-cell>
          <table:table-cell office:value-type="float" office:value="-0.009726885" calcext:value-type="float">
            <text:p>-0.009726885</text:p>
          </table:table-cell>
          <table:table-cell office:value-type="float" office:value="-0.0006637512" calcext:value-type="float">
            <text:p>-0.00066375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62" calcext:value-type="float">
            <text:p>-1.2284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0" calcext:value-type="float">
            <text:p>18052000</text:p>
          </table:table-cell>
          <table:table-cell office:value-type="float" office:value="315.3" calcext:value-type="float">
            <text:p>315.3</text:p>
          </table:table-cell>
          <table:table-cell office:value-type="float" office:value="36.24976" calcext:value-type="float">
            <text:p>36.2497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65.127" calcext:value-type="float">
            <text:p>1265.127</text:p>
          </table:table-cell>
          <table:table-cell office:value-type="float" office:value="214.7238" calcext:value-type="float">
            <text:p>214.7238</text:p>
          </table:table-cell>
          <table:table-cell office:value-type="float" office:value="0" calcext:value-type="float">
            <text:p>0</text:p>
          </table:table-cell>
          <table:table-cell office:value-type="float" office:value="0.33928" calcext:value-type="float">
            <text:p>0.33928</text:p>
          </table:table-cell>
          <table:table-cell office:value-type="float" office:value="0.3406967" calcext:value-type="float">
            <text:p>0.3406967</text:p>
          </table:table-cell>
          <table:table-cell office:value-type="float" office:value="0.3428785" calcext:value-type="float">
            <text:p>0.3428785</text:p>
          </table:table-cell>
          <table:table-cell office:value-type="float" office:value="0.3397978" calcext:value-type="float">
            <text:p>0.3397978</text:p>
          </table:table-cell>
          <table:table-cell office:value-type="float" office:value="0.3290952" calcext:value-type="float">
            <text:p>0.3290952</text:p>
          </table:table-cell>
          <table:table-cell office:value-type="float" office:value="0.3196782" calcext:value-type="float">
            <text:p>0.3196782</text:p>
          </table:table-cell>
          <table:table-cell office:value-type="float" office:value="0.3632461" calcext:value-type="float">
            <text:p>0.3632461</text:p>
          </table:table-cell>
          <table:table-cell office:value-type="float" office:value="0.3658808" calcext:value-type="float">
            <text:p>0.3658808</text:p>
          </table:table-cell>
          <table:table-cell office:value-type="float" office:value="0.388125" calcext:value-type="float">
            <text:p>0.388125</text:p>
          </table:table-cell>
          <table:table-cell office:value-type="float" office:value="0.4138159" calcext:value-type="float">
            <text:p>0.413815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28E-015" calcext:value-type="float">
            <text:p>1.948328E-15</text:p>
          </table:table-cell>
          <table:table-cell office:value-type="float" office:value="1.912751E-015" calcext:value-type="float">
            <text:p>1.912751E-15</text:p>
          </table:table-cell>
          <table:table-cell office:value-type="float" office:value="9.771323E-016" calcext:value-type="float">
            <text:p>9.771323E-16</text:p>
          </table:table-cell>
          <table:table-cell office:value-type="float" office:value="9.912095E-016" calcext:value-type="float">
            <text:p>9.912095E-16</text:p>
          </table:table-cell>
          <table:table-cell office:value-type="float" office:value="9.696519E-016" calcext:value-type="float">
            <text:p>9.69651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8025101" calcext:value-type="float">
            <text:p>-0.008025101</text:p>
          </table:table-cell>
          <table:table-cell office:value-type="float" office:value="-0.007812794" calcext:value-type="float">
            <text:p>-0.007812794</text:p>
          </table:table-cell>
          <table:table-cell office:value-type="float" office:value="-0.007470756" calcext:value-type="float">
            <text:p>-0.007470756</text:p>
          </table:table-cell>
          <table:table-cell office:value-type="float" office:value="-0.007978505" calcext:value-type="float">
            <text:p>-0.007978505</text:p>
          </table:table-cell>
          <table:table-cell office:value-type="float" office:value="-0.01005033" calcext:value-type="float">
            <text:p>-0.01005033</text:p>
          </table:table-cell>
          <table:table-cell office:value-type="float" office:value="-0.0123397" calcext:value-type="float">
            <text:p>-0.0123397</text:p>
          </table:table-cell>
          <table:table-cell office:value-type="float" office:value="-0.01186838" calcext:value-type="float">
            <text:p>-0.01186838</text:p>
          </table:table-cell>
          <table:table-cell office:value-type="float" office:value="-0.01224766" calcext:value-type="float">
            <text:p>-0.01224766</text:p>
          </table:table-cell>
          <table:table-cell office:value-type="float" office:value="-0.00696531" calcext:value-type="float">
            <text:p>-0.00696531</text:p>
          </table:table-cell>
          <table:table-cell office:value-type="float" office:value="-0.003775706" calcext:value-type="float">
            <text:p>-0.003775706</text:p>
          </table:table-cell>
          <table:table-cell office:value-type="float" office:value="1054.582" calcext:value-type="float">
            <text:p>1054.582</text:p>
          </table:table-cell>
          <table:table-cell office:value-type="float" office:value="0" calcext:value-type="float">
            <text:p>0</text:p>
          </table:table-cell>
          <table:table-cell office:value-type="float" office:value="-0.009733181" calcext:value-type="float">
            <text:p>-0.009733181</text:p>
          </table:table-cell>
          <table:table-cell office:value-type="float" office:value="-0.0006642472" calcext:value-type="float">
            <text:p>-0.00066424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52" calcext:value-type="float">
            <text:p>-1.2291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0" calcext:value-type="float">
            <text:p>19052000</text:p>
          </table:table-cell>
          <table:table-cell office:value-type="float" office:value="315.3" calcext:value-type="float">
            <text:p>315.3</text:p>
          </table:table-cell>
          <table:table-cell office:value-type="float" office:value="39.71179" calcext:value-type="float">
            <text:p>39.71179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8.724" calcext:value-type="float">
            <text:p>1258.724</text:p>
          </table:table-cell>
          <table:table-cell office:value-type="float" office:value="217.6646" calcext:value-type="float">
            <text:p>217.6646</text:p>
          </table:table-cell>
          <table:table-cell office:value-type="float" office:value="0" calcext:value-type="float">
            <text:p>0</text:p>
          </table:table-cell>
          <table:table-cell office:value-type="float" office:value="0.1226355" calcext:value-type="float">
            <text:p>0.1226355</text:p>
          </table:table-cell>
          <table:table-cell office:value-type="float" office:value="0.3068594" calcext:value-type="float">
            <text:p>0.3068594</text:p>
          </table:table-cell>
          <table:table-cell office:value-type="float" office:value="0.309301" calcext:value-type="float">
            <text:p>0.309301</text:p>
          </table:table-cell>
          <table:table-cell office:value-type="float" office:value="0.3136764" calcext:value-type="float">
            <text:p>0.3136764</text:p>
          </table:table-cell>
          <table:table-cell office:value-type="float" office:value="0.3165377" calcext:value-type="float">
            <text:p>0.3165377</text:p>
          </table:table-cell>
          <table:table-cell office:value-type="float" office:value="0.3181599" calcext:value-type="float">
            <text:p>0.3181599</text:p>
          </table:table-cell>
          <table:table-cell office:value-type="float" office:value="0.3619553" calcext:value-type="float">
            <text:p>0.3619553</text:p>
          </table:table-cell>
          <table:table-cell office:value-type="float" office:value="0.3657307" calcext:value-type="float">
            <text:p>0.3657307</text:p>
          </table:table-cell>
          <table:table-cell office:value-type="float" office:value="0.3881844" calcext:value-type="float">
            <text:p>0.3881844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395E-015" calcext:value-type="float">
            <text:p>1.948395E-15</text:p>
          </table:table-cell>
          <table:table-cell office:value-type="float" office:value="1.912722E-015" calcext:value-type="float">
            <text:p>1.912722E-15</text:p>
          </table:table-cell>
          <table:table-cell office:value-type="float" office:value="9.771319E-016" calcext:value-type="float">
            <text:p>9.771319E-16</text:p>
          </table:table-cell>
          <table:table-cell office:value-type="float" office:value="9.912027E-016" calcext:value-type="float">
            <text:p>9.912027E-16</text:p>
          </table:table-cell>
          <table:table-cell office:value-type="float" office:value="9.696519E-016" calcext:value-type="float">
            <text:p>9.69651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.809983" calcext:value-type="float">
            <text:p>-4.809983</text:p>
          </table:table-cell>
          <table:table-cell office:value-type="float" office:value="-0.01628097" calcext:value-type="float">
            <text:p>-0.01628097</text:p>
          </table:table-cell>
          <table:table-cell office:value-type="float" office:value="-0.01541352" calcext:value-type="float">
            <text:p>-0.01541352</text:p>
          </table:table-cell>
          <table:table-cell office:value-type="float" office:value="-0.01397012" calcext:value-type="float">
            <text:p>-0.01397012</text:p>
          </table:table-cell>
          <table:table-cell office:value-type="float" office:value="-0.01311854" calcext:value-type="float">
            <text:p>-0.01311854</text:p>
          </table:table-cell>
          <table:table-cell office:value-type="float" office:value="-0.01266555" calcext:value-type="float">
            <text:p>-0.01266555</text:p>
          </table:table-cell>
          <table:table-cell office:value-type="float" office:value="-0.01228443" calcext:value-type="float">
            <text:p>-0.01228443</text:p>
          </table:table-cell>
          <table:table-cell office:value-type="float" office:value="-0.0122958" calcext:value-type="float">
            <text:p>-0.0122958</text:p>
          </table:table-cell>
          <table:table-cell office:value-type="float" office:value="-0.006955015" calcext:value-type="float">
            <text:p>-0.006955015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061.154" calcext:value-type="float">
            <text:p>1061.154</text:p>
          </table:table-cell>
          <table:table-cell office:value-type="float" office:value="0" calcext:value-type="float">
            <text:p>0</text:p>
          </table:table-cell>
          <table:table-cell office:value-type="float" office:value="-0.009733654" calcext:value-type="float">
            <text:p>-0.009733654</text:p>
          </table:table-cell>
          <table:table-cell office:value-type="float" office:value="-0.0006646506" calcext:value-type="float">
            <text:p>-0.000664650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315.3" calcext:value-type="float">
            <text:p>315.3</text:p>
          </table:table-cell>
          <table:table-cell office:value-type="float" office:value="40.14206" calcext:value-type="float">
            <text:p>40.1420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6.739" calcext:value-type="float">
            <text:p>1256.739</text:p>
          </table:table-cell>
          <table:table-cell office:value-type="float" office:value="219.2178" calcext:value-type="float">
            <text:p>219.2178</text:p>
          </table:table-cell>
          <table:table-cell office:value-type="float" office:value="0" calcext:value-type="float">
            <text:p>0</text:p>
          </table:table-cell>
          <table:table-cell office:value-type="float" office:value="0.08748259" calcext:value-type="float">
            <text:p>0.08748259</text:p>
          </table:table-cell>
          <table:table-cell office:value-type="float" office:value="0.3038443" calcext:value-type="float">
            <text:p>0.3038443</text:p>
          </table:table-cell>
          <table:table-cell office:value-type="float" office:value="0.3049203" calcext:value-type="float">
            <text:p>0.3049203</text:p>
          </table:table-cell>
          <table:table-cell office:value-type="float" office:value="0.3068289" calcext:value-type="float">
            <text:p>0.3068289</text:p>
          </table:table-cell>
          <table:table-cell office:value-type="float" office:value="0.3089515" calcext:value-type="float">
            <text:p>0.3089515</text:p>
          </table:table-cell>
          <table:table-cell office:value-type="float" office:value="0.3112111" calcext:value-type="float">
            <text:p>0.3112111</text:p>
          </table:table-cell>
          <table:table-cell office:value-type="float" office:value="0.3586647" calcext:value-type="float">
            <text:p>0.3586647</text:p>
          </table:table-cell>
          <table:table-cell office:value-type="float" office:value="0.365424" calcext:value-type="float">
            <text:p>0.365424</text:p>
          </table:table-cell>
          <table:table-cell office:value-type="float" office:value="0.3882131" calcext:value-type="float">
            <text:p>0.3882131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481E-015" calcext:value-type="float">
            <text:p>1.948481E-15</text:p>
          </table:table-cell>
          <table:table-cell office:value-type="float" office:value="1.912686E-015" calcext:value-type="float">
            <text:p>1.912686E-15</text:p>
          </table:table-cell>
          <table:table-cell office:value-type="float" office:value="9.771296E-016" calcext:value-type="float">
            <text:p>9.771296E-16</text:p>
          </table:table-cell>
          <table:table-cell office:value-type="float" office:value="9.91198E-016" calcext:value-type="float">
            <text:p>9.91198E-16</text:p>
          </table:table-cell>
          <table:table-cell office:value-type="float" office:value="9.696508E-016" calcext:value-type="float">
            <text:p>9.69650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9.78553" calcext:value-type="float">
            <text:p>-39.78553</text:p>
          </table:table-cell>
          <table:table-cell office:value-type="float" office:value="-0.01744251" calcext:value-type="float">
            <text:p>-0.01744251</text:p>
          </table:table-cell>
          <table:table-cell office:value-type="float" office:value="-0.01702503" calcext:value-type="float">
            <text:p>-0.01702503</text:p>
          </table:table-cell>
          <table:table-cell office:value-type="float" office:value="-0.01630697" calcext:value-type="float">
            <text:p>-0.01630697</text:p>
          </table:table-cell>
          <table:table-cell office:value-type="float" office:value="-0.01554732" calcext:value-type="float">
            <text:p>-0.01554732</text:p>
          </table:table-cell>
          <table:table-cell office:value-type="float" office:value="-0.01477798" calcext:value-type="float">
            <text:p>-0.01477798</text:p>
          </table:table-cell>
          <table:table-cell office:value-type="float" office:value="-0.0134112" calcext:value-type="float">
            <text:p>-0.0134112</text:p>
          </table:table-cell>
          <table:table-cell office:value-type="float" office:value="-0.01239442" calcext:value-type="float">
            <text:p>-0.01239442</text:p>
          </table:table-cell>
          <table:table-cell office:value-type="float" office:value="-0.006950056" calcext:value-type="float">
            <text:p>-0.006950056</text:p>
          </table:table-cell>
          <table:table-cell office:value-type="float" office:value="-0.00376336" calcext:value-type="float">
            <text:p>-0.00376336</text:p>
          </table:table-cell>
          <table:table-cell office:value-type="float" office:value="1066.266" calcext:value-type="float">
            <text:p>1066.266</text:p>
          </table:table-cell>
          <table:table-cell office:value-type="float" office:value="0" calcext:value-type="float">
            <text:p>0</text:p>
          </table:table-cell>
          <table:table-cell office:value-type="float" office:value="-0.009730067" calcext:value-type="float">
            <text:p>-0.009730067</text:p>
          </table:table-cell>
          <table:table-cell office:value-type="float" office:value="-0.0006651109" calcext:value-type="float">
            <text:p>-0.00066511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315.3" calcext:value-type="float">
            <text:p>315.3</text:p>
          </table:table-cell>
          <table:table-cell office:value-type="float" office:value="40.34822" calcext:value-type="float">
            <text:p>40.34822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69" calcext:value-type="float">
            <text:p>1255.69</text:p>
          </table:table-cell>
          <table:table-cell office:value-type="float" office:value="220.0589" calcext:value-type="float">
            <text:p>220.0589</text:p>
          </table:table-cell>
          <table:table-cell office:value-type="float" office:value="0" calcext:value-type="float">
            <text:p>0</text:p>
          </table:table-cell>
          <table:table-cell office:value-type="float" office:value="0.08881669" calcext:value-type="float">
            <text:p>0.08881669</text:p>
          </table:table-cell>
          <table:table-cell office:value-type="float" office:value="0.3000205" calcext:value-type="float">
            <text:p>0.3000205</text:p>
          </table:table-cell>
          <table:table-cell office:value-type="float" office:value="0.301179" calcext:value-type="float">
            <text:p>0.301179</text:p>
          </table:table-cell>
          <table:table-cell office:value-type="float" office:value="0.3033494" calcext:value-type="float">
            <text:p>0.3033494</text:p>
          </table:table-cell>
          <table:table-cell office:value-type="float" office:value="0.3055373" calcext:value-type="float">
            <text:p>0.3055373</text:p>
          </table:table-cell>
          <table:table-cell office:value-type="float" office:value="0.3077559" calcext:value-type="float">
            <text:p>0.3077559</text:p>
          </table:table-cell>
          <table:table-cell office:value-type="float" office:value="0.3559906" calcext:value-type="float">
            <text:p>0.3559906</text:p>
          </table:table-cell>
          <table:table-cell office:value-type="float" office:value="0.364922" calcext:value-type="float">
            <text:p>0.364922</text:p>
          </table:table-cell>
          <table:table-cell office:value-type="float" office:value="0.3882128" calcext:value-type="float">
            <text:p>0.3882128</text:p>
          </table:table-cell>
          <table:table-cell office:value-type="float" office:value="0.4139538" calcext:value-type="float">
            <text:p>0.413953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281E-015" calcext:value-type="float">
            <text:p>1.950281E-15</text:p>
          </table:table-cell>
          <table:table-cell office:value-type="float" office:value="1.912563E-015" calcext:value-type="float">
            <text:p>1.912563E-15</text:p>
          </table:table-cell>
          <table:table-cell office:value-type="float" office:value="9.768105E-016" calcext:value-type="float">
            <text:p>9.768105E-16</text:p>
          </table:table-cell>
          <table:table-cell office:value-type="float" office:value="9.911936E-016" calcext:value-type="float">
            <text:p>9.911936E-16</text:p>
          </table:table-cell>
          <table:table-cell office:value-type="float" office:value="9.69649E-016" calcext:value-type="float">
            <text:p>9.6964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5.75673" calcext:value-type="float">
            <text:p>-35.75673</text:p>
          </table:table-cell>
          <table:table-cell office:value-type="float" office:value="-0.01905995" calcext:value-type="float">
            <text:p>-0.01905995</text:p>
          </table:table-cell>
          <table:table-cell office:value-type="float" office:value="-0.01855953" calcext:value-type="float">
            <text:p>-0.01855953</text:p>
          </table:table-cell>
          <table:table-cell office:value-type="float" office:value="-0.01765806" calcext:value-type="float">
            <text:p>-0.01765806</text:p>
          </table:table-cell>
          <table:table-cell office:value-type="float" office:value="-0.0168004" calcext:value-type="float">
            <text:p>-0.0168004</text:p>
          </table:table-cell>
          <table:table-cell office:value-type="float" office:value="-0.0159745" calcext:value-type="float">
            <text:p>-0.0159745</text:p>
          </table:table-cell>
          <table:table-cell office:value-type="float" office:value="-0.01441859" calcext:value-type="float">
            <text:p>-0.01441859</text:p>
          </table:table-cell>
          <table:table-cell office:value-type="float" office:value="-0.01255869" calcext:value-type="float">
            <text:p>-0.01255869</text:p>
          </table:table-cell>
          <table:table-cell office:value-type="float" office:value="-0.006950043" calcext:value-type="float">
            <text:p>-0.006950043</text:p>
          </table:table-cell>
          <table:table-cell office:value-type="float" office:value="-0.003763363" calcext:value-type="float">
            <text:p>-0.003763363</text:p>
          </table:table-cell>
          <table:table-cell office:value-type="float" office:value="1070.669" calcext:value-type="float">
            <text:p>1070.669</text:p>
          </table:table-cell>
          <table:table-cell office:value-type="float" office:value="0" calcext:value-type="float">
            <text:p>0</text:p>
          </table:table-cell>
          <table:table-cell office:value-type="float" office:value="-0.009728002" calcext:value-type="float">
            <text:p>-0.009728002</text:p>
          </table:table-cell>
          <table:table-cell office:value-type="float" office:value="-0.0006657571" calcext:value-type="float">
            <text:p>-0.00066575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0" calcext:value-type="float">
            <text:p>22052000</text:p>
          </table:table-cell>
          <table:table-cell office:value-type="float" office:value="315.9" calcext:value-type="float">
            <text:p>315.9</text:p>
          </table:table-cell>
          <table:table-cell office:value-type="float" office:value="40.38027" calcext:value-type="float">
            <text:p>40.38027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796" calcext:value-type="float">
            <text:p>1255.796</text:p>
          </table:table-cell>
          <table:table-cell office:value-type="float" office:value="220.5192" calcext:value-type="float">
            <text:p>220.5192</text:p>
          </table:table-cell>
          <table:table-cell office:value-type="float" office:value="0" calcext:value-type="float">
            <text:p>0</text:p>
          </table:table-cell>
          <table:table-cell office:value-type="float" office:value="0.1507407" calcext:value-type="float">
            <text:p>0.1507407</text:p>
          </table:table-cell>
          <table:table-cell office:value-type="float" office:value="0.2991908" calcext:value-type="float">
            <text:p>0.2991908</text:p>
          </table:table-cell>
          <table:table-cell office:value-type="float" office:value="0.3006575" calcext:value-type="float">
            <text:p>0.3006575</text:p>
          </table:table-cell>
          <table:table-cell office:value-type="float" office:value="0.3022265" calcext:value-type="float">
            <text:p>0.3022265</text:p>
          </table:table-cell>
          <table:table-cell office:value-type="float" office:value="0.3040102" calcext:value-type="float">
            <text:p>0.3040102</text:p>
          </table:table-cell>
          <table:table-cell office:value-type="float" office:value="0.3060355" calcext:value-type="float">
            <text:p>0.3060355</text:p>
          </table:table-cell>
          <table:table-cell office:value-type="float" office:value="0.3542244" calcext:value-type="float">
            <text:p>0.3542244</text:p>
          </table:table-cell>
          <table:table-cell office:value-type="float" office:value="0.3643559" calcext:value-type="float">
            <text:p>0.3643559</text:p>
          </table:table-cell>
          <table:table-cell office:value-type="float" office:value="0.3881829" calcext:value-type="float">
            <text:p>0.3881829</text:p>
          </table:table-cell>
          <table:table-cell office:value-type="float" office:value="0.4139538" calcext:value-type="float">
            <text:p>0.4139538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382E-015" calcext:value-type="float">
            <text:p>1.950382E-15</text:p>
          </table:table-cell>
          <table:table-cell office:value-type="float" office:value="1.912523E-015" calcext:value-type="float">
            <text:p>1.912523E-15</text:p>
          </table:table-cell>
          <table:table-cell office:value-type="float" office:value="9.768062E-016" calcext:value-type="float">
            <text:p>9.768062E-16</text:p>
          </table:table-cell>
          <table:table-cell office:value-type="float" office:value="9.911911E-016" calcext:value-type="float">
            <text:p>9.911911E-16</text:p>
          </table:table-cell>
          <table:table-cell office:value-type="float" office:value="9.696455E-016" calcext:value-type="float">
            <text:p>9.69645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640536" calcext:value-type="float">
            <text:p>-2.640536</text:p>
          </table:table-cell>
          <table:table-cell office:value-type="float" office:value="-0.01935065" calcext:value-type="float">
            <text:p>-0.01935065</text:p>
          </table:table-cell>
          <table:table-cell office:value-type="float" office:value="-0.01878141" calcext:value-type="float">
            <text:p>-0.01878141</text:p>
          </table:table-cell>
          <table:table-cell office:value-type="float" office:value="-0.01812262" calcext:value-type="float">
            <text:p>-0.01812262</text:p>
          </table:table-cell>
          <table:table-cell office:value-type="float" office:value="-0.01739997" calcext:value-type="float">
            <text:p>-0.01739997</text:p>
          </table:table-cell>
          <table:table-cell office:value-type="float" office:value="-0.01661297" calcext:value-type="float">
            <text:p>-0.01661297</text:p>
          </table:table-cell>
          <table:table-cell office:value-type="float" office:value="-0.01513416" calcext:value-type="float">
            <text:p>-0.01513416</text:p>
          </table:table-cell>
          <table:table-cell office:value-type="float" office:value="-0.01274728" calcext:value-type="float">
            <text:p>-0.01274728</text:p>
          </table:table-cell>
          <table:table-cell office:value-type="float" office:value="-0.006955125" calcext:value-type="float">
            <text:p>-0.006955125</text:p>
          </table:table-cell>
          <table:table-cell office:value-type="float" office:value="-0.003763363" calcext:value-type="float">
            <text:p>-0.003763363</text:p>
          </table:table-cell>
          <table:table-cell office:value-type="float" office:value="1074.686" calcext:value-type="float">
            <text:p>1074.686</text:p>
          </table:table-cell>
          <table:table-cell office:value-type="float" office:value="0" calcext:value-type="float">
            <text:p>0</text:p>
          </table:table-cell>
          <table:table-cell office:value-type="float" office:value="-0.009727196" calcext:value-type="float">
            <text:p>-0.009727196</text:p>
          </table:table-cell>
          <table:table-cell office:value-type="float" office:value="-0.0006663175" calcext:value-type="float">
            <text:p>-0.000666317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0" calcext:value-type="float">
            <text:p>23052000</text:p>
          </table:table-cell>
          <table:table-cell office:value-type="float" office:value="322.2001" calcext:value-type="float">
            <text:p>322.2001</text:p>
          </table:table-cell>
          <table:table-cell office:value-type="float" office:value="42.88076" calcext:value-type="float">
            <text:p>42.8807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8.737" calcext:value-type="float">
            <text:p>1258.737</text:p>
          </table:table-cell>
          <table:table-cell office:value-type="float" office:value="221.378" calcext:value-type="float">
            <text:p>221.378</text:p>
          </table:table-cell>
          <table:table-cell office:value-type="float" office:value="0" calcext:value-type="float">
            <text:p>0</text:p>
          </table:table-cell>
          <table:table-cell office:value-type="float" office:value="0.3532261" calcext:value-type="float">
            <text:p>0.3532261</text:p>
          </table:table-cell>
          <table:table-cell office:value-type="float" office:value="0.3494733" calcext:value-type="float">
            <text:p>0.3494733</text:p>
          </table:table-cell>
          <table:table-cell office:value-type="float" office:value="0.304888" calcext:value-type="float">
            <text:p>0.304888</text:p>
          </table:table-cell>
          <table:table-cell office:value-type="float" office:value="0.3037154" calcext:value-type="float">
            <text:p>0.3037154</text:p>
          </table:table-cell>
          <table:table-cell office:value-type="float" office:value="0.304858" calcext:value-type="float">
            <text:p>0.304858</text:p>
          </table:table-cell>
          <table:table-cell office:value-type="float" office:value="0.3060443" calcext:value-type="float">
            <text:p>0.3060443</text:p>
          </table:table-cell>
          <table:table-cell office:value-type="float" office:value="0.3535965" calcext:value-type="float">
            <text:p>0.3535965</text:p>
          </table:table-cell>
          <table:table-cell office:value-type="float" office:value="0.3638357" calcext:value-type="float">
            <text:p>0.3638357</text:p>
          </table:table-cell>
          <table:table-cell office:value-type="float" office:value="0.3881292" calcext:value-type="float">
            <text:p>0.3881292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483E-015" calcext:value-type="float">
            <text:p>1.950483E-15</text:p>
          </table:table-cell>
          <table:table-cell office:value-type="float" office:value="1.912482E-015" calcext:value-type="float">
            <text:p>1.912482E-15</text:p>
          </table:table-cell>
          <table:table-cell office:value-type="float" office:value="9.768027E-016" calcext:value-type="float">
            <text:p>9.768027E-16</text:p>
          </table:table-cell>
          <table:table-cell office:value-type="float" office:value="9.911874E-016" calcext:value-type="float">
            <text:p>9.911874E-16</text:p>
          </table:table-cell>
          <table:table-cell office:value-type="float" office:value="9.696423E-016" calcext:value-type="float">
            <text:p>9.69642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116638" calcext:value-type="float">
            <text:p>-0.006116638</text:p>
          </table:table-cell>
          <table:table-cell office:value-type="float" office:value="-0.006579842" calcext:value-type="float">
            <text:p>-0.006579842</text:p>
          </table:table-cell>
          <table:table-cell office:value-type="float" office:value="-0.01741963" calcext:value-type="float">
            <text:p>-0.01741963</text:p>
          </table:table-cell>
          <table:table-cell office:value-type="float" office:value="-0.01752265" calcext:value-type="float">
            <text:p>-0.01752265</text:p>
          </table:table-cell>
          <table:table-cell office:value-type="float" office:value="-0.01706307" calcext:value-type="float">
            <text:p>-0.01706307</text:p>
          </table:table-cell>
          <table:table-cell office:value-type="float" office:value="-0.01661315" calcext:value-type="float">
            <text:p>-0.01661315</text:p>
          </table:table-cell>
          <table:table-cell office:value-type="float" office:value="-0.01539342" calcext:value-type="float">
            <text:p>-0.01539342</text:p>
          </table:table-cell>
          <table:table-cell office:value-type="float" office:value="-0.01292374" calcext:value-type="float">
            <text:p>-0.01292374</text:p>
          </table:table-cell>
          <table:table-cell office:value-type="float" office:value="-0.006964327" calcext:value-type="float">
            <text:p>-0.006964327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079.083" calcext:value-type="float">
            <text:p>1079.083</text:p>
          </table:table-cell>
          <table:table-cell office:value-type="float" office:value="0" calcext:value-type="float">
            <text:p>0</text:p>
          </table:table-cell>
          <table:table-cell office:value-type="float" office:value="-0.009727335" calcext:value-type="float">
            <text:p>-0.009727335</text:p>
          </table:table-cell>
          <table:table-cell office:value-type="float" office:value="-0.0006669002" calcext:value-type="float">
            <text:p>-0.00066690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336.8999" calcext:value-type="float">
            <text:p>336.8999</text:p>
          </table:table-cell>
          <table:table-cell office:value-type="float" office:value="46.01624" calcext:value-type="float">
            <text:p>46.01624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67.136" calcext:value-type="float">
            <text:p>1267.136</text:p>
          </table:table-cell>
          <table:table-cell office:value-type="float" office:value="224.5415" calcext:value-type="float">
            <text:p>224.5415</text:p>
          </table:table-cell>
          <table:table-cell office:value-type="float" office:value="0" calcext:value-type="float">
            <text:p>0</text:p>
          </table:table-cell>
          <table:table-cell office:value-type="float" office:value="0.368228" calcext:value-type="float">
            <text:p>0.368228</text:p>
          </table:table-cell>
          <table:table-cell office:value-type="float" office:value="0.3692048" calcext:value-type="float">
            <text:p>0.3692048</text:p>
          </table:table-cell>
          <table:table-cell office:value-type="float" office:value="0.3697842" calcext:value-type="float">
            <text:p>0.3697842</text:p>
          </table:table-cell>
          <table:table-cell office:value-type="float" office:value="0.3545507" calcext:value-type="float">
            <text:p>0.3545507</text:p>
          </table:table-cell>
          <table:table-cell office:value-type="float" office:value="0.3250339" calcext:value-type="float">
            <text:p>0.3250339</text:p>
          </table:table-cell>
          <table:table-cell office:value-type="float" office:value="0.3153494" calcext:value-type="float">
            <text:p>0.3153494</text:p>
          </table:table-cell>
          <table:table-cell office:value-type="float" office:value="0.3662075" calcext:value-type="float">
            <text:p>0.3662075</text:p>
          </table:table-cell>
          <table:table-cell office:value-type="float" office:value="0.3637159" calcext:value-type="float">
            <text:p>0.3637159</text:p>
          </table:table-cell>
          <table:table-cell office:value-type="float" office:value="0.3878349" calcext:value-type="float">
            <text:p>0.3878349</text:p>
          </table:table-cell>
          <table:table-cell office:value-type="float" office:value="0.4136725" calcext:value-type="float">
            <text:p>0.413672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594E-015" calcext:value-type="float">
            <text:p>1.950594E-15</text:p>
          </table:table-cell>
          <table:table-cell office:value-type="float" office:value="1.912441E-015" calcext:value-type="float">
            <text:p>1.912441E-15</text:p>
          </table:table-cell>
          <table:table-cell office:value-type="float" office:value="9.767981E-016" calcext:value-type="float">
            <text:p>9.767981E-16</text:p>
          </table:table-cell>
          <table:table-cell office:value-type="float" office:value="9.911846E-016" calcext:value-type="float">
            <text:p>9.911846E-16</text:p>
          </table:table-cell>
          <table:table-cell office:value-type="float" office:value="9.69639E-016" calcext:value-type="float">
            <text:p>9.6963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48335" calcext:value-type="float">
            <text:p>-0.00448335</text:p>
          </table:table-cell>
          <table:table-cell office:value-type="float" office:value="-0.004413408" calcext:value-type="float">
            <text:p>-0.004413408</text:p>
          </table:table-cell>
          <table:table-cell office:value-type="float" office:value="-0.00436731" calcext:value-type="float">
            <text:p>-0.00436731</text:p>
          </table:table-cell>
          <table:table-cell office:value-type="float" office:value="-0.006003499" calcext:value-type="float">
            <text:p>-0.006003499</text:p>
          </table:table-cell>
          <table:table-cell office:value-type="float" office:value="-0.01110778" calcext:value-type="float">
            <text:p>-0.01110778</text:p>
          </table:table-cell>
          <table:table-cell office:value-type="float" office:value="-0.01359593" calcext:value-type="float">
            <text:p>-0.01359593</text:p>
          </table:table-cell>
          <table:table-cell office:value-type="float" office:value="-0.01095154" calcext:value-type="float">
            <text:p>-0.01095154</text:p>
          </table:table-cell>
          <table:table-cell office:value-type="float" office:value="-0.01296962" calcext:value-type="float">
            <text:p>-0.01296962</text:p>
          </table:table-cell>
          <table:table-cell office:value-type="float" office:value="-0.007015309" calcext:value-type="float">
            <text:p>-0.007015309</text:p>
          </table:table-cell>
          <table:table-cell office:value-type="float" office:value="-0.003788274" calcext:value-type="float">
            <text:p>-0.003788274</text:p>
          </table:table-cell>
          <table:table-cell office:value-type="float" office:value="1086.075" calcext:value-type="float">
            <text:p>1086.075</text:p>
          </table:table-cell>
          <table:table-cell office:value-type="float" office:value="0" calcext:value-type="float">
            <text:p>0</text:p>
          </table:table-cell>
          <table:table-cell office:value-type="float" office:value="-0.009728569" calcext:value-type="float">
            <text:p>-0.009728569</text:p>
          </table:table-cell>
          <table:table-cell office:value-type="float" office:value="-0.0006675366" calcext:value-type="float">
            <text:p>-0.00066753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821" calcext:value-type="float">
            <text:p>-1.2298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0" calcext:value-type="float">
            <text:p>25052000</text:p>
          </table:table-cell>
          <table:table-cell office:value-type="float" office:value="349.1998" calcext:value-type="float">
            <text:p>349.1998</text:p>
          </table:table-cell>
          <table:table-cell office:value-type="float" office:value="48.71678" calcext:value-type="float">
            <text:p>48.71678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71.097" calcext:value-type="float">
            <text:p>1271.097</text:p>
          </table:table-cell>
          <table:table-cell office:value-type="float" office:value="230.1795" calcext:value-type="float">
            <text:p>230.1795</text:p>
          </table:table-cell>
          <table:table-cell office:value-type="float" office:value="0" calcext:value-type="float">
            <text:p>0</text:p>
          </table:table-cell>
          <table:table-cell office:value-type="float" office:value="0.3490126" calcext:value-type="float">
            <text:p>0.3490126</text:p>
          </table:table-cell>
          <table:table-cell office:value-type="float" office:value="0.3504903" calcext:value-type="float">
            <text:p>0.3504903</text:p>
          </table:table-cell>
          <table:table-cell office:value-type="float" office:value="0.3535345" calcext:value-type="float">
            <text:p>0.3535345</text:p>
          </table:table-cell>
          <table:table-cell office:value-type="float" office:value="0.3566718" calcext:value-type="float">
            <text:p>0.3566718</text:p>
          </table:table-cell>
          <table:table-cell office:value-type="float" office:value="0.35818" calcext:value-type="float">
            <text:p>0.35818</text:p>
          </table:table-cell>
          <table:table-cell office:value-type="float" office:value="0.3584077" calcext:value-type="float">
            <text:p>0.3584077</text:p>
          </table:table-cell>
          <table:table-cell office:value-type="float" office:value="0.379432" calcext:value-type="float">
            <text:p>0.379432</text:p>
          </table:table-cell>
          <table:table-cell office:value-type="float" office:value="0.3649046" calcext:value-type="float">
            <text:p>0.3649046</text:p>
          </table:table-cell>
          <table:table-cell office:value-type="float" office:value="0.3878065" calcext:value-type="float">
            <text:p>0.3878065</text:p>
          </table:table-cell>
          <table:table-cell office:value-type="float" office:value="0.4138901" calcext:value-type="float">
            <text:p>0.413890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697E-015" calcext:value-type="float">
            <text:p>1.950697E-15</text:p>
          </table:table-cell>
          <table:table-cell office:value-type="float" office:value="1.912399E-015" calcext:value-type="float">
            <text:p>1.912399E-15</text:p>
          </table:table-cell>
          <table:table-cell office:value-type="float" office:value="9.767936E-016" calcext:value-type="float">
            <text:p>9.767936E-16</text:p>
          </table:table-cell>
          <table:table-cell office:value-type="float" office:value="9.911811E-016" calcext:value-type="float">
            <text:p>9.911811E-16</text:p>
          </table:table-cell>
          <table:table-cell office:value-type="float" office:value="9.69636E-016" calcext:value-type="float">
            <text:p>9.6963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621066" calcext:value-type="float">
            <text:p>-0.006621066</text:p>
          </table:table-cell>
          <table:table-cell office:value-type="float" office:value="-0.006442412" calcext:value-type="float">
            <text:p>-0.006442412</text:p>
          </table:table-cell>
          <table:table-cell office:value-type="float" office:value="-0.006063554" calcext:value-type="float">
            <text:p>-0.006063554</text:p>
          </table:table-cell>
          <table:table-cell office:value-type="float" office:value="-0.005706371" calcext:value-type="float">
            <text:p>-0.005706371</text:p>
          </table:table-cell>
          <table:table-cell office:value-type="float" office:value="-0.005550799" calcext:value-type="float">
            <text:p>-0.005550799</text:p>
          </table:table-cell>
          <table:table-cell office:value-type="float" office:value="-0.005526286" calcext:value-type="float">
            <text:p>-0.005526286</text:p>
          </table:table-cell>
          <table:table-cell office:value-type="float" office:value="-0.007832037" calcext:value-type="float">
            <text:p>-0.007832037</text:p>
          </table:table-cell>
          <table:table-cell office:value-type="float" office:value="-0.01257261" calcext:value-type="float">
            <text:p>-0.01257261</text:p>
          </table:table-cell>
          <table:table-cell office:value-type="float" office:value="-0.007020389" calcext:value-type="float">
            <text:p>-0.007020389</text:p>
          </table:table-cell>
          <table:table-cell office:value-type="float" office:value="-0.003769211" calcext:value-type="float">
            <text:p>-0.003769211</text:p>
          </table:table-cell>
          <table:table-cell office:value-type="float" office:value="1095.532" calcext:value-type="float">
            <text:p>1095.532</text:p>
          </table:table-cell>
          <table:table-cell office:value-type="float" office:value="0" calcext:value-type="float">
            <text:p>0</text:p>
          </table:table-cell>
          <table:table-cell office:value-type="float" office:value="-0.009729951" calcext:value-type="float">
            <text:p>-0.009729951</text:p>
          </table:table-cell>
          <table:table-cell office:value-type="float" office:value="-0.0006681316" calcext:value-type="float">
            <text:p>-0.00066813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806" calcext:value-type="float">
            <text:p>-1.2288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349.6998" calcext:value-type="float">
            <text:p>349.6998</text:p>
          </table:table-cell>
          <table:table-cell office:value-type="float" office:value="51.34422" calcext:value-type="float">
            <text:p>51.34422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64.372" calcext:value-type="float">
            <text:p>1264.372</text:p>
          </table:table-cell>
          <table:table-cell office:value-type="float" office:value="234.7761" calcext:value-type="float">
            <text:p>234.7761</text:p>
          </table:table-cell>
          <table:table-cell office:value-type="float" office:value="0" calcext:value-type="float">
            <text:p>0</text:p>
          </table:table-cell>
          <table:table-cell office:value-type="float" office:value="0.3042303" calcext:value-type="float">
            <text:p>0.3042303</text:p>
          </table:table-cell>
          <table:table-cell office:value-type="float" office:value="0.3078701" calcext:value-type="float">
            <text:p>0.3078701</text:p>
          </table:table-cell>
          <table:table-cell office:value-type="float" office:value="0.3149354" calcext:value-type="float">
            <text:p>0.3149354</text:p>
          </table:table-cell>
          <table:table-cell office:value-type="float" office:value="0.3253874" calcext:value-type="float">
            <text:p>0.3253874</text:p>
          </table:table-cell>
          <table:table-cell office:value-type="float" office:value="0.3317482" calcext:value-type="float">
            <text:p>0.3317482</text:p>
          </table:table-cell>
          <table:table-cell office:value-type="float" office:value="0.3357593" calcext:value-type="float">
            <text:p>0.3357593</text:p>
          </table:table-cell>
          <table:table-cell office:value-type="float" office:value="0.3783391" calcext:value-type="float">
            <text:p>0.3783391</text:p>
          </table:table-cell>
          <table:table-cell office:value-type="float" office:value="0.3665196" calcext:value-type="float">
            <text:p>0.3665196</text:p>
          </table:table-cell>
          <table:table-cell office:value-type="float" office:value="0.3879329" calcext:value-type="float">
            <text:p>0.3879329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792E-015" calcext:value-type="float">
            <text:p>1.950792E-15</text:p>
          </table:table-cell>
          <table:table-cell office:value-type="float" office:value="1.912359E-015" calcext:value-type="float">
            <text:p>1.912359E-15</text:p>
          </table:table-cell>
          <table:table-cell office:value-type="float" office:value="9.767903E-016" calcext:value-type="float">
            <text:p>9.767903E-16</text:p>
          </table:table-cell>
          <table:table-cell office:value-type="float" office:value="9.91178E-016" calcext:value-type="float">
            <text:p>9.91178E-16</text:p>
          </table:table-cell>
          <table:table-cell office:value-type="float" office:value="9.696328E-016" calcext:value-type="float">
            <text:p>9.69632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743534" calcext:value-type="float">
            <text:p>-0.01743534</text:p>
          </table:table-cell>
          <table:table-cell office:value-type="float" office:value="-0.01599124" calcext:value-type="float">
            <text:p>-0.01599124</text:p>
          </table:table-cell>
          <table:table-cell office:value-type="float" office:value="-0.01358957" calcext:value-type="float">
            <text:p>-0.01358957</text:p>
          </table:table-cell>
          <table:table-cell office:value-type="float" office:value="-0.0108038" calcext:value-type="float">
            <text:p>-0.0108038</text:p>
          </table:table-cell>
          <table:table-cell office:value-type="float" office:value="-0.009452039" calcext:value-type="float">
            <text:p>-0.009452039</text:p>
          </table:table-cell>
          <table:table-cell office:value-type="float" office:value="-0.008699318" calcext:value-type="float">
            <text:p>-0.008699318</text:p>
          </table:table-cell>
          <table:table-cell office:value-type="float" office:value="-0.008004303" calcext:value-type="float">
            <text:p>-0.008004303</text:p>
          </table:table-cell>
          <table:table-cell office:value-type="float" office:value="-0.01204832" calcext:value-type="float">
            <text:p>-0.01204832</text:p>
          </table:table-cell>
          <table:table-cell office:value-type="float" office:value="-0.006998573" calcext:value-type="float">
            <text:p>-0.006998573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103.744" calcext:value-type="float">
            <text:p>1103.744</text:p>
          </table:table-cell>
          <table:table-cell office:value-type="float" office:value="0" calcext:value-type="float">
            <text:p>0</text:p>
          </table:table-cell>
          <table:table-cell office:value-type="float" office:value="-0.009730257" calcext:value-type="float">
            <text:p>-0.009730257</text:p>
          </table:table-cell>
          <table:table-cell office:value-type="float" office:value="-0.0006686769" calcext:value-type="float">
            <text:p>-0.00066867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349.6998" calcext:value-type="float">
            <text:p>349.6998</text:p>
          </table:table-cell>
          <table:table-cell office:value-type="float" office:value="53.94487" calcext:value-type="float">
            <text:p>53.94487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9.205" calcext:value-type="float">
            <text:p>1259.205</text:p>
          </table:table-cell>
          <table:table-cell office:value-type="float" office:value="237.341" calcext:value-type="float">
            <text:p>237.341</text:p>
          </table:table-cell>
          <table:table-cell office:value-type="float" office:value="0" calcext:value-type="float">
            <text:p>0</text:p>
          </table:table-cell>
          <table:table-cell office:value-type="float" office:value="0.130455" calcext:value-type="float">
            <text:p>0.130455</text:p>
          </table:table-cell>
          <table:table-cell office:value-type="float" office:value="0.3030067" calcext:value-type="float">
            <text:p>0.3030067</text:p>
          </table:table-cell>
          <table:table-cell office:value-type="float" office:value="0.3053909" calcext:value-type="float">
            <text:p>0.3053909</text:p>
          </table:table-cell>
          <table:table-cell office:value-type="float" office:value="0.3108635" calcext:value-type="float">
            <text:p>0.3108635</text:p>
          </table:table-cell>
          <table:table-cell office:value-type="float" office:value="0.3159867" calcext:value-type="float">
            <text:p>0.3159867</text:p>
          </table:table-cell>
          <table:table-cell office:value-type="float" office:value="0.3203323" calcext:value-type="float">
            <text:p>0.3203323</text:p>
          </table:table-cell>
          <table:table-cell office:value-type="float" office:value="0.3682935" calcext:value-type="float">
            <text:p>0.3682935</text:p>
          </table:table-cell>
          <table:table-cell office:value-type="float" office:value="0.367088" calcext:value-type="float">
            <text:p>0.367088</text:p>
          </table:table-cell>
          <table:table-cell office:value-type="float" office:value="0.3880864" calcext:value-type="float">
            <text:p>0.3880864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88E-015" calcext:value-type="float">
            <text:p>1.95088E-15</text:p>
          </table:table-cell>
          <table:table-cell office:value-type="float" office:value="1.912323E-015" calcext:value-type="float">
            <text:p>1.912323E-15</text:p>
          </table:table-cell>
          <table:table-cell office:value-type="float" office:value="9.767879E-016" calcext:value-type="float">
            <text:p>9.767879E-16</text:p>
          </table:table-cell>
          <table:table-cell office:value-type="float" office:value="9.911733E-016" calcext:value-type="float">
            <text:p>9.911733E-16</text:p>
          </table:table-cell>
          <table:table-cell office:value-type="float" office:value="9.696307E-016" calcext:value-type="float">
            <text:p>9.69630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.251295" calcext:value-type="float">
            <text:p>-3.251295</text:p>
          </table:table-cell>
          <table:table-cell office:value-type="float" office:value="-0.01781116" calcext:value-type="float">
            <text:p>-0.01781116</text:p>
          </table:table-cell>
          <table:table-cell office:value-type="float" office:value="-0.01685651" calcext:value-type="float">
            <text:p>-0.01685651</text:p>
          </table:table-cell>
          <table:table-cell office:value-type="float" office:value="-0.01488496" calcext:value-type="float">
            <text:p>-0.01488496</text:p>
          </table:table-cell>
          <table:table-cell office:value-type="float" office:value="-0.01328388" calcext:value-type="float">
            <text:p>-0.01328388</text:p>
          </table:table-cell>
          <table:table-cell office:value-type="float" office:value="-0.01207495" calcext:value-type="float">
            <text:p>-0.01207495</text:p>
          </table:table-cell>
          <table:table-cell office:value-type="float" office:value="-0.01037562" calcext:value-type="float">
            <text:p>-0.01037562</text:p>
          </table:table-cell>
          <table:table-cell office:value-type="float" office:value="-0.01186676" calcext:value-type="float">
            <text:p>-0.01186676</text:p>
          </table:table-cell>
          <table:table-cell office:value-type="float" office:value="-0.006972069" calcext:value-type="float">
            <text:p>-0.006972069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109.885" calcext:value-type="float">
            <text:p>1109.885</text:p>
          </table:table-cell>
          <table:table-cell office:value-type="float" office:value="0" calcext:value-type="float">
            <text:p>0</text:p>
          </table:table-cell>
          <table:table-cell office:value-type="float" office:value="-0.009730758" calcext:value-type="float">
            <text:p>-0.009730758</text:p>
          </table:table-cell>
          <table:table-cell office:value-type="float" office:value="-0.0006691844" calcext:value-type="float">
            <text:p>-0.00066918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0" calcext:value-type="float">
            <text:p>28052000</text:p>
          </table:table-cell>
          <table:table-cell office:value-type="float" office:value="349.6998" calcext:value-type="float">
            <text:p>349.6998</text:p>
          </table:table-cell>
          <table:table-cell office:value-type="float" office:value="54.42858" calcext:value-type="float">
            <text:p>54.42858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7.191" calcext:value-type="float">
            <text:p>1257.191</text:p>
          </table:table-cell>
          <table:table-cell office:value-type="float" office:value="238.8711" calcext:value-type="float">
            <text:p>238.8711</text:p>
          </table:table-cell>
          <table:table-cell office:value-type="float" office:value="0" calcext:value-type="float">
            <text:p>0</text:p>
          </table:table-cell>
          <table:table-cell office:value-type="float" office:value="0.08845203" calcext:value-type="float">
            <text:p>0.08845203</text:p>
          </table:table-cell>
          <table:table-cell office:value-type="float" office:value="0.3027911" calcext:value-type="float">
            <text:p>0.3027911</text:p>
          </table:table-cell>
          <table:table-cell office:value-type="float" office:value="0.3039104" calcext:value-type="float">
            <text:p>0.3039104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0.3091963" calcext:value-type="float">
            <text:p>0.3091963</text:p>
          </table:table-cell>
          <table:table-cell office:value-type="float" office:value="0.3123508" calcext:value-type="float">
            <text:p>0.3123508</text:p>
          </table:table-cell>
          <table:table-cell office:value-type="float" office:value="0.3613008" calcext:value-type="float">
            <text:p>0.3613008</text:p>
          </table:table-cell>
          <table:table-cell office:value-type="float" office:value="0.3667671" calcext:value-type="float">
            <text:p>0.3667671</text:p>
          </table:table-cell>
          <table:table-cell office:value-type="float" office:value="0.3882091" calcext:value-type="float">
            <text:p>0.3882091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0966E-015" calcext:value-type="float">
            <text:p>1.950966E-15</text:p>
          </table:table-cell>
          <table:table-cell office:value-type="float" office:value="1.912289E-015" calcext:value-type="float">
            <text:p>1.912289E-15</text:p>
          </table:table-cell>
          <table:table-cell office:value-type="float" office:value="9.767856E-016" calcext:value-type="float">
            <text:p>9.767856E-16</text:p>
          </table:table-cell>
          <table:table-cell office:value-type="float" office:value="9.911687E-016" calcext:value-type="float">
            <text:p>9.911687E-16</text:p>
          </table:table-cell>
          <table:table-cell office:value-type="float" office:value="9.696291E-016" calcext:value-type="float">
            <text:p>9.69629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7.21918" calcext:value-type="float">
            <text:p>-37.21918</text:p>
          </table:table-cell>
          <table:table-cell office:value-type="float" office:value="-0.01787734" calcext:value-type="float">
            <text:p>-0.01787734</text:p>
          </table:table-cell>
          <table:table-cell office:value-type="float" office:value="-0.01742741" calcext:value-type="float">
            <text:p>-0.01742741</text:p>
          </table:table-cell>
          <table:table-cell office:value-type="float" office:value="-0.01649355" calcext:value-type="float">
            <text:p>-0.01649355</text:p>
          </table:table-cell>
          <table:table-cell office:value-type="float" office:value="-0.01546281" calcext:value-type="float">
            <text:p>-0.01546281</text:p>
          </table:table-cell>
          <table:table-cell office:value-type="float" office:value="-0.0144064" calcext:value-type="float">
            <text:p>-0.0144064</text:p>
          </table:table-cell>
          <table:table-cell office:value-type="float" office:value="-0.01249084" calcext:value-type="float">
            <text:p>-0.01249084</text:p>
          </table:table-cell>
          <table:table-cell office:value-type="float" office:value="-0.01196489" calcext:value-type="float">
            <text:p>-0.01196489</text:p>
          </table:table-cell>
          <table:table-cell office:value-type="float" office:value="-0.006950891" calcext:value-type="float">
            <text:p>-0.006950891</text:p>
          </table:table-cell>
          <table:table-cell office:value-type="float" office:value="-0.00376336" calcext:value-type="float">
            <text:p>-0.00376336</text:p>
          </table:table-cell>
          <table:table-cell office:value-type="float" office:value="1114.982" calcext:value-type="float">
            <text:p>1114.982</text:p>
          </table:table-cell>
          <table:table-cell office:value-type="float" office:value="0" calcext:value-type="float">
            <text:p>0</text:p>
          </table:table-cell>
          <table:table-cell office:value-type="float" office:value="-0.009729877" calcext:value-type="float">
            <text:p>-0.009729877</text:p>
          </table:table-cell>
          <table:table-cell office:value-type="float" office:value="-0.0006696755" calcext:value-type="float">
            <text:p>-0.00066967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0" calcext:value-type="float">
            <text:p>29052000</text:p>
          </table:table-cell>
          <table:table-cell office:value-type="float" office:value="349.6998" calcext:value-type="float">
            <text:p>349.6998</text:p>
          </table:table-cell>
          <table:table-cell office:value-type="float" office:value="54.51417" calcext:value-type="float">
            <text:p>54.51417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6.12" calcext:value-type="float">
            <text:p>1256.12</text:p>
          </table:table-cell>
          <table:table-cell office:value-type="float" office:value="239.8533" calcext:value-type="float">
            <text:p>239.8533</text:p>
          </table:table-cell>
          <table:table-cell office:value-type="float" office:value="0" calcext:value-type="float">
            <text:p>0</text:p>
          </table:table-cell>
          <table:table-cell office:value-type="float" office:value="0.08109234" calcext:value-type="float">
            <text:p>0.08109234</text:p>
          </table:table-cell>
          <table:table-cell office:value-type="float" office:value="0.3014203" calcext:value-type="float">
            <text:p>0.3014203</text:p>
          </table:table-cell>
          <table:table-cell office:value-type="float" office:value="0.3023006" calcext:value-type="float">
            <text:p>0.3023006</text:p>
          </table:table-cell>
          <table:table-cell office:value-type="float" office:value="0.3040276" calcext:value-type="float">
            <text:p>0.3040276</text:p>
          </table:table-cell>
          <table:table-cell office:value-type="float" office:value="0.3060999" calcext:value-type="float">
            <text:p>0.3060999</text:p>
          </table:table-cell>
          <table:table-cell office:value-type="float" office:value="0.3085139" calcext:value-type="float">
            <text:p>0.3085139</text:p>
          </table:table-cell>
          <table:table-cell office:value-type="float" office:value="0.3572524" calcext:value-type="float">
            <text:p>0.3572524</text:p>
          </table:table-cell>
          <table:table-cell office:value-type="float" office:value="0.3660855" calcext:value-type="float">
            <text:p>0.3660855</text:p>
          </table:table-cell>
          <table:table-cell office:value-type="float" office:value="0.3882316" calcext:value-type="float">
            <text:p>0.3882316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086E-015" calcext:value-type="float">
            <text:p>1.951086E-15</text:p>
          </table:table-cell>
          <table:table-cell office:value-type="float" office:value="1.912241E-015" calcext:value-type="float">
            <text:p>1.912241E-15</text:p>
          </table:table-cell>
          <table:table-cell office:value-type="float" office:value="9.767809E-016" calcext:value-type="float">
            <text:p>9.767809E-16</text:p>
          </table:table-cell>
          <table:table-cell office:value-type="float" office:value="9.911642E-016" calcext:value-type="float">
            <text:p>9.911642E-16</text:p>
          </table:table-cell>
          <table:table-cell office:value-type="float" office:value="9.696273E-016" calcext:value-type="float">
            <text:p>9.69627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3.04459" calcext:value-type="float">
            <text:p>-63.04459</text:p>
          </table:table-cell>
          <table:table-cell office:value-type="float" office:value="-0.01845377" calcext:value-type="float">
            <text:p>-0.01845377</text:p>
          </table:table-cell>
          <table:table-cell office:value-type="float" office:value="-0.01808362" calcext:value-type="float">
            <text:p>-0.01808362</text:p>
          </table:table-cell>
          <table:table-cell office:value-type="float" office:value="-0.0173872" calcext:value-type="float">
            <text:p>-0.0173872</text:p>
          </table:table-cell>
          <table:table-cell office:value-type="float" office:value="-0.0165884" calcext:value-type="float">
            <text:p>-0.0165884</text:p>
          </table:table-cell>
          <table:table-cell office:value-type="float" office:value="-0.01570348" calcext:value-type="float">
            <text:p>-0.01570348</text:p>
          </table:table-cell>
          <table:table-cell office:value-type="float" office:value="-0.01393291" calcext:value-type="float">
            <text:p>-0.01393291</text:p>
          </table:table-cell>
          <table:table-cell office:value-type="float" office:value="-0.01217994" calcext:value-type="float">
            <text:p>-0.01217994</text:p>
          </table:table-cell>
          <table:table-cell office:value-type="float" office:value="-0.006946855" calcext:value-type="float">
            <text:p>-0.006946855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119.513" calcext:value-type="float">
            <text:p>1119.513</text:p>
          </table:table-cell>
          <table:table-cell office:value-type="float" office:value="0" calcext:value-type="float">
            <text:p>0</text:p>
          </table:table-cell>
          <table:table-cell office:value-type="float" office:value="-0.009727576" calcext:value-type="float">
            <text:p>-0.009727576</text:p>
          </table:table-cell>
          <table:table-cell office:value-type="float" office:value="-0.0006703383" calcext:value-type="float">
            <text:p>-0.00067033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0" calcext:value-type="float">
            <text:p>30052000</text:p>
          </table:table-cell>
          <table:table-cell office:value-type="float" office:value="349.6998" calcext:value-type="float">
            <text:p>349.6998</text:p>
          </table:table-cell>
          <table:table-cell office:value-type="float" office:value="54.52385" calcext:value-type="float">
            <text:p>54.52385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485" calcext:value-type="float">
            <text:p>1255.485</text:p>
          </table:table-cell>
          <table:table-cell office:value-type="float" office:value="240.476" calcext:value-type="float">
            <text:p>240.476</text:p>
          </table:table-cell>
          <table:table-cell office:value-type="float" office:value="0" calcext:value-type="float">
            <text:p>0</text:p>
          </table:table-cell>
          <table:table-cell office:value-type="float" office:value="0.08099148" calcext:value-type="float">
            <text:p>0.08099148</text:p>
          </table:table-cell>
          <table:table-cell office:value-type="float" office:value="0.300432" calcext:value-type="float">
            <text:p>0.300432</text:p>
          </table:table-cell>
          <table:table-cell office:value-type="float" office:value="0.3012606" calcext:value-type="float">
            <text:p>0.3012606</text:p>
          </table:table-cell>
          <table:table-cell office:value-type="float" office:value="0.3027532" calcext:value-type="float">
            <text:p>0.3027532</text:p>
          </table:table-cell>
          <table:table-cell office:value-type="float" office:value="0.3045029" calcext:value-type="float">
            <text:p>0.3045029</text:p>
          </table:table-cell>
          <table:table-cell office:value-type="float" office:value="0.3065538" calcext:value-type="float">
            <text:p>0.3065538</text:p>
          </table:table-cell>
          <table:table-cell office:value-type="float" office:value="0.3549801" calcext:value-type="float">
            <text:p>0.3549801</text:p>
          </table:table-cell>
          <table:table-cell office:value-type="float" office:value="0.3653093" calcext:value-type="float">
            <text:p>0.3653093</text:p>
          </table:table-cell>
          <table:table-cell office:value-type="float" office:value="0.3882316" calcext:value-type="float">
            <text:p>0.3882316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233E-015" calcext:value-type="float">
            <text:p>1.951233E-15</text:p>
          </table:table-cell>
          <table:table-cell office:value-type="float" office:value="1.912186E-015" calcext:value-type="float">
            <text:p>1.912186E-15</text:p>
          </table:table-cell>
          <table:table-cell office:value-type="float" office:value="9.767746E-016" calcext:value-type="float">
            <text:p>9.767746E-16</text:p>
          </table:table-cell>
          <table:table-cell office:value-type="float" office:value="9.911613E-016" calcext:value-type="float">
            <text:p>9.911613E-16</text:p>
          </table:table-cell>
          <table:table-cell office:value-type="float" office:value="9.696231E-016" calcext:value-type="float">
            <text:p>9.69623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3.14366" calcext:value-type="float">
            <text:p>-63.14366</text:p>
          </table:table-cell>
          <table:table-cell office:value-type="float" office:value="-0.01888156" calcext:value-type="float">
            <text:p>-0.01888156</text:p>
          </table:table-cell>
          <table:table-cell office:value-type="float" office:value="-0.01852368" calcext:value-type="float">
            <text:p>-0.01852368</text:p>
          </table:table-cell>
          <table:table-cell office:value-type="float" office:value="-0.01790444" calcext:value-type="float">
            <text:p>-0.01790444</text:p>
          </table:table-cell>
          <table:table-cell office:value-type="float" office:value="-0.01720515" calcext:value-type="float">
            <text:p>-0.01720515</text:p>
          </table:table-cell>
          <table:table-cell office:value-type="float" office:value="-0.0164183" calcext:value-type="float">
            <text:p>-0.0164183</text:p>
          </table:table-cell>
          <table:table-cell office:value-type="float" office:value="-0.01482102" calcext:value-type="float">
            <text:p>-0.01482102</text:p>
          </table:table-cell>
          <table:table-cell office:value-type="float" office:value="-0.01243067" calcext:value-type="float">
            <text:p>-0.01243067</text:p>
          </table:table-cell>
          <table:table-cell office:value-type="float" office:value="-0.006946838" calcext:value-type="float">
            <text:p>-0.006946838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123.694" calcext:value-type="float">
            <text:p>1123.694</text:p>
          </table:table-cell>
          <table:table-cell office:value-type="float" office:value="0" calcext:value-type="float">
            <text:p>0</text:p>
          </table:table-cell>
          <table:table-cell office:value-type="float" office:value="-0.009725887" calcext:value-type="float">
            <text:p>-0.009725887</text:p>
          </table:table-cell>
          <table:table-cell office:value-type="float" office:value="-0.0006711271" calcext:value-type="float">
            <text:p>-0.00067112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0" calcext:value-type="float">
            <text:p>31052000</text:p>
          </table:table-cell>
          <table:table-cell office:value-type="float" office:value="349.6998" calcext:value-type="float">
            <text:p>349.6998</text:p>
          </table:table-cell>
          <table:table-cell office:value-type="float" office:value="54.41494" calcext:value-type="float">
            <text:p>54.41494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204" calcext:value-type="float">
            <text:p>1255.204</text:p>
          </table:table-cell>
          <table:table-cell office:value-type="float" office:value="240.8627" calcext:value-type="float">
            <text:p>240.8627</text:p>
          </table:table-cell>
          <table:table-cell office:value-type="float" office:value="0" calcext:value-type="float">
            <text:p>0</text:p>
          </table:table-cell>
          <table:table-cell office:value-type="float" office:value="0.0934853" calcext:value-type="float">
            <text:p>0.0934853</text:p>
          </table:table-cell>
          <table:table-cell office:value-type="float" office:value="0.2999158" calcext:value-type="float">
            <text:p>0.2999158</text:p>
          </table:table-cell>
          <table:table-cell office:value-type="float" office:value="0.3008566" calcext:value-type="float">
            <text:p>0.3008566</text:p>
          </table:table-cell>
          <table:table-cell office:value-type="float" office:value="0.3021021" calcext:value-type="float">
            <text:p>0.3021021</text:p>
          </table:table-cell>
          <table:table-cell office:value-type="float" office:value="0.3036742" calcext:value-type="float">
            <text:p>0.3036742</text:p>
          </table:table-cell>
          <table:table-cell office:value-type="float" office:value="0.3055706" calcext:value-type="float">
            <text:p>0.3055706</text:p>
          </table:table-cell>
          <table:table-cell office:value-type="float" office:value="0.3536442" calcext:value-type="float">
            <text:p>0.3536442</text:p>
          </table:table-cell>
          <table:table-cell office:value-type="float" office:value="0.3645665" calcext:value-type="float">
            <text:p>0.3645665</text:p>
          </table:table-cell>
          <table:table-cell office:value-type="float" office:value="0.3882132" calcext:value-type="float">
            <text:p>0.3882132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373E-015" calcext:value-type="float">
            <text:p>1.951373E-15</text:p>
          </table:table-cell>
          <table:table-cell office:value-type="float" office:value="1.912131E-015" calcext:value-type="float">
            <text:p>1.912131E-15</text:p>
          </table:table-cell>
          <table:table-cell office:value-type="float" office:value="9.767683E-016" calcext:value-type="float">
            <text:p>9.767683E-16</text:p>
          </table:table-cell>
          <table:table-cell office:value-type="float" office:value="9.911592E-016" calcext:value-type="float">
            <text:p>9.911592E-16</text:p>
          </table:table-cell>
          <table:table-cell office:value-type="float" office:value="9.696188E-016" calcext:value-type="float">
            <text:p>9.69618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6.44739" calcext:value-type="float">
            <text:p>-26.44739</text:p>
          </table:table-cell>
          <table:table-cell office:value-type="float" office:value="-0.01910499" calcext:value-type="float">
            <text:p>-0.01910499</text:p>
          </table:table-cell>
          <table:table-cell office:value-type="float" office:value="-0.01869855" calcext:value-type="float">
            <text:p>-0.01869855</text:p>
          </table:table-cell>
          <table:table-cell office:value-type="float" office:value="-0.018176" calcext:value-type="float">
            <text:p>-0.018176</text:p>
          </table:table-cell>
          <table:table-cell office:value-type="float" office:value="-0.01753559" calcext:value-type="float">
            <text:p>-0.01753559</text:p>
          </table:table-cell>
          <table:table-cell office:value-type="float" office:value="-0.01679057" calcext:value-type="float">
            <text:p>-0.01679057</text:p>
          </table:table-cell>
          <table:table-cell office:value-type="float" office:value="-0.01537256" calcext:value-type="float">
            <text:p>-0.01537256</text:p>
          </table:table-cell>
          <table:table-cell office:value-type="float" office:value="-0.01267629" calcext:value-type="float">
            <text:p>-0.01267629</text:p>
          </table:table-cell>
          <table:table-cell office:value-type="float" office:value="-0.006949937" calcext:value-type="float">
            <text:p>-0.006949937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127.646" calcext:value-type="float">
            <text:p>1127.646</text:p>
          </table:table-cell>
          <table:table-cell office:value-type="float" office:value="0" calcext:value-type="float">
            <text:p>0</text:p>
          </table:table-cell>
          <table:table-cell office:value-type="float" office:value="-0.009726054" calcext:value-type="float">
            <text:p>-0.009726054</text:p>
          </table:table-cell>
          <table:table-cell office:value-type="float" office:value="-0.0006718807" calcext:value-type="float">
            <text:p>-0.000671880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349.7998" calcext:value-type="float">
            <text:p>349.7998</text:p>
          </table:table-cell>
          <table:table-cell office:value-type="float" office:value="54.64663" calcext:value-type="float">
            <text:p>54.64663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4.831" calcext:value-type="float">
            <text:p>1254.831</text:p>
          </table:table-cell>
          <table:table-cell office:value-type="float" office:value="241.1033" calcext:value-type="float">
            <text:p>241.1033</text:p>
          </table:table-cell>
          <table:table-cell office:value-type="float" office:value="0" calcext:value-type="float">
            <text:p>0</text:p>
          </table:table-cell>
          <table:table-cell office:value-type="float" office:value="0.0824868" calcext:value-type="float">
            <text:p>0.0824868</text:p>
          </table:table-cell>
          <table:table-cell office:value-type="float" office:value="0.299838" calcext:value-type="float">
            <text:p>0.299838</text:p>
          </table:table-cell>
          <table:table-cell office:value-type="float" office:value="0.3006607" calcext:value-type="float">
            <text:p>0.3006607</text:p>
          </table:table-cell>
          <table:table-cell office:value-type="float" office:value="0.3019585" calcext:value-type="float">
            <text:p>0.3019585</text:p>
          </table:table-cell>
          <table:table-cell office:value-type="float" office:value="0.3032789" calcext:value-type="float">
            <text:p>0.3032789</text:p>
          </table:table-cell>
          <table:table-cell office:value-type="float" office:value="0.3049337" calcext:value-type="float">
            <text:p>0.3049337</text:p>
          </table:table-cell>
          <table:table-cell office:value-type="float" office:value="0.3529079" calcext:value-type="float">
            <text:p>0.3529079</text:p>
          </table:table-cell>
          <table:table-cell office:value-type="float" office:value="0.3639499" calcext:value-type="float">
            <text:p>0.3639499</text:p>
          </table:table-cell>
          <table:table-cell office:value-type="float" office:value="0.3881614" calcext:value-type="float">
            <text:p>0.3881614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517E-015" calcext:value-type="float">
            <text:p>1.951517E-15</text:p>
          </table:table-cell>
          <table:table-cell office:value-type="float" office:value="1.912074E-015" calcext:value-type="float">
            <text:p>1.912074E-15</text:p>
          </table:table-cell>
          <table:table-cell office:value-type="float" office:value="9.76762E-016" calcext:value-type="float">
            <text:p>9.76762E-16</text:p>
          </table:table-cell>
          <table:table-cell office:value-type="float" office:value="9.911557E-016" calcext:value-type="float">
            <text:p>9.911557E-16</text:p>
          </table:table-cell>
          <table:table-cell office:value-type="float" office:value="9.696159E-016" calcext:value-type="float">
            <text:p>9.69615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6.45899" calcext:value-type="float">
            <text:p>-56.45899</text:p>
          </table:table-cell>
          <table:table-cell office:value-type="float" office:value="-0.01914311" calcext:value-type="float">
            <text:p>-0.01914311</text:p>
          </table:table-cell>
          <table:table-cell office:value-type="float" office:value="-0.01878513" calcext:value-type="float">
            <text:p>-0.01878513</text:p>
          </table:table-cell>
          <table:table-cell office:value-type="float" office:value="-0.01823747" calcext:value-type="float">
            <text:p>-0.01823747</text:p>
          </table:table-cell>
          <table:table-cell office:value-type="float" office:value="-0.0176959" calcext:value-type="float">
            <text:p>-0.0176959</text:p>
          </table:table-cell>
          <table:table-cell office:value-type="float" office:value="-0.01703648" calcext:value-type="float">
            <text:p>-0.01703648</text:p>
          </table:table-cell>
          <table:table-cell office:value-type="float" office:value="-0.01568644" calcext:value-type="float">
            <text:p>-0.01568644</text:p>
          </table:table-cell>
          <table:table-cell office:value-type="float" office:value="-0.01288456" calcext:value-type="float">
            <text:p>-0.01288456</text:p>
          </table:table-cell>
          <table:table-cell office:value-type="float" office:value="-0.006958797" calcext:value-type="float">
            <text:p>-0.006958797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131.449" calcext:value-type="float">
            <text:p>1131.449</text:p>
          </table:table-cell>
          <table:table-cell office:value-type="float" office:value="0" calcext:value-type="float">
            <text:p>0</text:p>
          </table:table-cell>
          <table:table-cell office:value-type="float" office:value="-0.009727381" calcext:value-type="float">
            <text:p>-0.009727381</text:p>
          </table:table-cell>
          <table:table-cell office:value-type="float" office:value="-0.0006726453" calcext:value-type="float">
            <text:p>-0.00067264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0" calcext:value-type="float">
            <text:p>2062000</text:p>
          </table:table-cell>
          <table:table-cell office:value-type="float" office:value="351.3998" calcext:value-type="float">
            <text:p>351.3998</text:p>
          </table:table-cell>
          <table:table-cell office:value-type="float" office:value="56.74799" calcext:value-type="float">
            <text:p>56.74799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4.165" calcext:value-type="float">
            <text:p>1254.165</text:p>
          </table:table-cell>
          <table:table-cell office:value-type="float" office:value="241.2666" calcext:value-type="float">
            <text:p>241.2666</text:p>
          </table:table-cell>
          <table:table-cell office:value-type="float" office:value="0" calcext:value-type="float">
            <text:p>0</text:p>
          </table:table-cell>
          <table:table-cell office:value-type="float" office:value="0.08257097" calcext:value-type="float">
            <text:p>0.08257097</text:p>
          </table:table-cell>
          <table:table-cell office:value-type="float" office:value="0.2945291" calcext:value-type="float">
            <text:p>0.2945291</text:p>
          </table:table-cell>
          <table:table-cell office:value-type="float" office:value="0.2958061" calcext:value-type="float">
            <text:p>0.2958061</text:p>
          </table:table-cell>
          <table:table-cell office:value-type="float" office:value="0.2994103" calcext:value-type="float">
            <text:p>0.2994103</text:p>
          </table:table-cell>
          <table:table-cell office:value-type="float" office:value="0.3023388" calcext:value-type="float">
            <text:p>0.3023388</text:p>
          </table:table-cell>
          <table:table-cell office:value-type="float" office:value="0.3044347" calcext:value-type="float">
            <text:p>0.3044347</text:p>
          </table:table-cell>
          <table:table-cell office:value-type="float" office:value="0.3525033" calcext:value-type="float">
            <text:p>0.3525033</text:p>
          </table:table-cell>
          <table:table-cell office:value-type="float" office:value="0.3634689" calcext:value-type="float">
            <text:p>0.3634689</text:p>
          </table:table-cell>
          <table:table-cell office:value-type="float" office:value="0.3880906" calcext:value-type="float">
            <text:p>0.3880906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652E-015" calcext:value-type="float">
            <text:p>1.951652E-15</text:p>
          </table:table-cell>
          <table:table-cell office:value-type="float" office:value="1.912022E-015" calcext:value-type="float">
            <text:p>1.912022E-15</text:p>
          </table:table-cell>
          <table:table-cell office:value-type="float" office:value="9.767556E-016" calcext:value-type="float">
            <text:p>9.767556E-16</text:p>
          </table:table-cell>
          <table:table-cell office:value-type="float" office:value="9.911531E-016" calcext:value-type="float">
            <text:p>9.911531E-16</text:p>
          </table:table-cell>
          <table:table-cell office:value-type="float" office:value="9.696125E-016" calcext:value-type="float">
            <text:p>9.69612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5.28791" calcext:value-type="float">
            <text:p>-55.28791</text:p>
          </table:table-cell>
          <table:table-cell office:value-type="float" office:value="-0.02169125" calcext:value-type="float">
            <text:p>-0.02169125</text:p>
          </table:table-cell>
          <table:table-cell office:value-type="float" office:value="-0.02104369" calcext:value-type="float">
            <text:p>-0.02104369</text:p>
          </table:table-cell>
          <table:table-cell office:value-type="float" office:value="-0.01933588" calcext:value-type="float">
            <text:p>-0.01933588</text:p>
          </table:table-cell>
          <table:table-cell office:value-type="float" office:value="-0.01807546" calcext:value-type="float">
            <text:p>-0.01807546</text:p>
          </table:table-cell>
          <table:table-cell office:value-type="float" office:value="-0.01722918" calcext:value-type="float">
            <text:p>-0.01722918</text:p>
          </table:table-cell>
          <table:table-cell office:value-type="float" office:value="-0.01586106" calcext:value-type="float">
            <text:p>-0.01586106</text:p>
          </table:table-cell>
          <table:table-cell office:value-type="float" office:value="-0.01304964" calcext:value-type="float">
            <text:p>-0.01304964</text:p>
          </table:table-cell>
          <table:table-cell office:value-type="float" office:value="-0.006970959" calcext:value-type="float">
            <text:p>-0.006970959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135.181" calcext:value-type="float">
            <text:p>1135.181</text:p>
          </table:table-cell>
          <table:table-cell office:value-type="float" office:value="0" calcext:value-type="float">
            <text:p>0</text:p>
          </table:table-cell>
          <table:table-cell office:value-type="float" office:value="-0.00972881" calcext:value-type="float">
            <text:p>-0.00972881</text:p>
          </table:table-cell>
          <table:table-cell office:value-type="float" office:value="-0.000673369" calcext:value-type="float">
            <text:p>-0.00067336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351.4998" calcext:value-type="float">
            <text:p>351.4998</text:p>
          </table:table-cell>
          <table:table-cell office:value-type="float" office:value="56.80493" calcext:value-type="float">
            <text:p>56.80493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4.121" calcext:value-type="float">
            <text:p>1254.121</text:p>
          </table:table-cell>
          <table:table-cell office:value-type="float" office:value="241.3527" calcext:value-type="float">
            <text:p>241.3527</text:p>
          </table:table-cell>
          <table:table-cell office:value-type="float" office:value="0" calcext:value-type="float">
            <text:p>0</text:p>
          </table:table-cell>
          <table:table-cell office:value-type="float" office:value="0.08736787" calcext:value-type="float">
            <text:p>0.08736787</text:p>
          </table:table-cell>
          <table:table-cell office:value-type="float" office:value="0.2964197" calcext:value-type="float">
            <text:p>0.2964197</text:p>
          </table:table-cell>
          <table:table-cell office:value-type="float" office:value="0.297388" calcext:value-type="float">
            <text:p>0.297388</text:p>
          </table:table-cell>
          <table:table-cell office:value-type="float" office:value="0.2994164" calcext:value-type="float">
            <text:p>0.2994164</text:p>
          </table:table-cell>
          <table:table-cell office:value-type="float" office:value="0.301643" calcext:value-type="float">
            <text:p>0.301643</text:p>
          </table:table-cell>
          <table:table-cell office:value-type="float" office:value="0.3038152" calcext:value-type="float">
            <text:p>0.3038152</text:p>
          </table:table-cell>
          <table:table-cell office:value-type="float" office:value="0.3520619" calcext:value-type="float">
            <text:p>0.3520619</text:p>
          </table:table-cell>
          <table:table-cell office:value-type="float" office:value="0.3630752" calcext:value-type="float">
            <text:p>0.3630752</text:p>
          </table:table-cell>
          <table:table-cell office:value-type="float" office:value="0.388011" calcext:value-type="float">
            <text:p>0.388011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805E-015" calcext:value-type="float">
            <text:p>1.951805E-15</text:p>
          </table:table-cell>
          <table:table-cell office:value-type="float" office:value="1.911963E-015" calcext:value-type="float">
            <text:p>1.911963E-15</text:p>
          </table:table-cell>
          <table:table-cell office:value-type="float" office:value="9.767504E-016" calcext:value-type="float">
            <text:p>9.767504E-16</text:p>
          </table:table-cell>
          <table:table-cell office:value-type="float" office:value="9.911483E-016" calcext:value-type="float">
            <text:p>9.911483E-16</text:p>
          </table:table-cell>
          <table:table-cell office:value-type="float" office:value="9.696088E-016" calcext:value-type="float">
            <text:p>9.69608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9.19191" calcext:value-type="float">
            <text:p>-39.19191</text:p>
          </table:table-cell>
          <table:table-cell office:value-type="float" office:value="-0.02072919" calcext:value-type="float">
            <text:p>-0.02072919</text:p>
          </table:table-cell>
          <table:table-cell office:value-type="float" office:value="-0.02027063" calcext:value-type="float">
            <text:p>-0.02027063</text:p>
          </table:table-cell>
          <table:table-cell office:value-type="float" office:value="-0.01934017" calcext:value-type="float">
            <text:p>-0.01934017</text:p>
          </table:table-cell>
          <table:table-cell office:value-type="float" office:value="-0.01837161" calcext:value-type="float">
            <text:p>-0.01837161</text:p>
          </table:table-cell>
          <table:table-cell office:value-type="float" office:value="-0.01747619" calcext:value-type="float">
            <text:p>-0.01747619</text:p>
          </table:table-cell>
          <table:table-cell office:value-type="float" office:value="-0.01605414" calcext:value-type="float">
            <text:p>-0.01605414</text:p>
          </table:table-cell>
          <table:table-cell office:value-type="float" office:value="-0.01318642" calcext:value-type="float">
            <text:p>-0.01318642</text:p>
          </table:table-cell>
          <table:table-cell office:value-type="float" office:value="-0.006984674" calcext:value-type="float">
            <text:p>-0.006984674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1138.829" calcext:value-type="float">
            <text:p>1138.829</text:p>
          </table:table-cell>
          <table:table-cell office:value-type="float" office:value="0" calcext:value-type="float">
            <text:p>0</text:p>
          </table:table-cell>
          <table:table-cell office:value-type="float" office:value="-0.009727548" calcext:value-type="float">
            <text:p>-0.009727548</text:p>
          </table:table-cell>
          <table:table-cell office:value-type="float" office:value="-0.0006741793" calcext:value-type="float">
            <text:p>-0.000674179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355.8998" calcext:value-type="float">
            <text:p>355.8998</text:p>
          </table:table-cell>
          <table:table-cell office:value-type="float" office:value="58.38758" calcext:value-type="float">
            <text:p>58.38758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6.876" calcext:value-type="float">
            <text:p>1256.876</text:p>
          </table:table-cell>
          <table:table-cell office:value-type="float" office:value="241.4139" calcext:value-type="float">
            <text:p>241.4139</text:p>
          </table:table-cell>
          <table:table-cell office:value-type="float" office:value="0" calcext:value-type="float">
            <text:p>0</text:p>
          </table:table-cell>
          <table:table-cell office:value-type="float" office:value="0.3000415" calcext:value-type="float">
            <text:p>0.3000415</text:p>
          </table:table-cell>
          <table:table-cell office:value-type="float" office:value="0.3017575" calcext:value-type="float">
            <text:p>0.3017575</text:p>
          </table:table-cell>
          <table:table-cell office:value-type="float" office:value="0.3046694" calcext:value-type="float">
            <text:p>0.3046694</text:p>
          </table:table-cell>
          <table:table-cell office:value-type="float" office:value="0.303498" calcext:value-type="float">
            <text:p>0.303498</text:p>
          </table:table-cell>
          <table:table-cell office:value-type="float" office:value="0.3028024" calcext:value-type="float">
            <text:p>0.3028024</text:p>
          </table:table-cell>
          <table:table-cell office:value-type="float" office:value="0.3039416" calcext:value-type="float">
            <text:p>0.3039416</text:p>
          </table:table-cell>
          <table:table-cell office:value-type="float" office:value="0.3520645" calcext:value-type="float">
            <text:p>0.3520645</text:p>
          </table:table-cell>
          <table:table-cell office:value-type="float" office:value="0.3627734" calcext:value-type="float">
            <text:p>0.3627734</text:p>
          </table:table-cell>
          <table:table-cell office:value-type="float" office:value="0.3879288" calcext:value-type="float">
            <text:p>0.3879288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1934E-015" calcext:value-type="float">
            <text:p>1.951934E-15</text:p>
          </table:table-cell>
          <table:table-cell office:value-type="float" office:value="1.911915E-015" calcext:value-type="float">
            <text:p>1.911915E-15</text:p>
          </table:table-cell>
          <table:table-cell office:value-type="float" office:value="9.767445E-016" calcext:value-type="float">
            <text:p>9.767445E-16</text:p>
          </table:table-cell>
          <table:table-cell office:value-type="float" office:value="9.91145E-016" calcext:value-type="float">
            <text:p>9.91145E-16</text:p>
          </table:table-cell>
          <table:table-cell office:value-type="float" office:value="9.696058E-016" calcext:value-type="float">
            <text:p>9.69605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905417" calcext:value-type="float">
            <text:p>-0.01905417</text:p>
          </table:table-cell>
          <table:table-cell office:value-type="float" office:value="-0.01831052" calcext:value-type="float">
            <text:p>-0.01831052</text:p>
          </table:table-cell>
          <table:table-cell office:value-type="float" office:value="-0.01709226" calcext:value-type="float">
            <text:p>-0.01709226</text:p>
          </table:table-cell>
          <table:table-cell office:value-type="float" office:value="-0.01761156" calcext:value-type="float">
            <text:p>-0.01761156</text:p>
          </table:table-cell>
          <table:table-cell office:value-type="float" office:value="-0.01790372" calcext:value-type="float">
            <text:p>-0.01790372</text:p>
          </table:table-cell>
          <table:table-cell office:value-type="float" office:value="-0.01743219" calcext:value-type="float">
            <text:p>-0.01743219</text:p>
          </table:table-cell>
          <table:table-cell office:value-type="float" office:value="-0.01605295" calcext:value-type="float">
            <text:p>-0.01605295</text:p>
          </table:table-cell>
          <table:table-cell office:value-type="float" office:value="-0.01329247" calcext:value-type="float">
            <text:p>-0.01329247</text:p>
          </table:table-cell>
          <table:table-cell office:value-type="float" office:value="-0.00699887" calcext:value-type="float">
            <text:p>-0.00699887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142.458" calcext:value-type="float">
            <text:p>1142.458</text:p>
          </table:table-cell>
          <table:table-cell office:value-type="float" office:value="0" calcext:value-type="float">
            <text:p>0</text:p>
          </table:table-cell>
          <table:table-cell office:value-type="float" office:value="-0.009732656" calcext:value-type="float">
            <text:p>-0.009732656</text:p>
          </table:table-cell>
          <table:table-cell office:value-type="float" office:value="-0.0006748502" calcext:value-type="float">
            <text:p>-0.00067485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0" calcext:value-type="float">
            <text:p>5062000</text:p>
          </table:table-cell>
          <table:table-cell office:value-type="float" office:value="356.0999" calcext:value-type="float">
            <text:p>356.0999</text:p>
          </table:table-cell>
          <table:table-cell office:value-type="float" office:value="61.17786" calcext:value-type="float">
            <text:p>61.1778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4.219" calcext:value-type="float">
            <text:p>1254.219</text:p>
          </table:table-cell>
          <table:table-cell office:value-type="float" office:value="241.4805" calcext:value-type="float">
            <text:p>241.4805</text:p>
          </table:table-cell>
          <table:table-cell office:value-type="float" office:value="0" calcext:value-type="float">
            <text:p>0</text:p>
          </table:table-cell>
          <table:table-cell office:value-type="float" office:value="0.08804763" calcext:value-type="float">
            <text:p>0.08804763</text:p>
          </table:table-cell>
          <table:table-cell office:value-type="float" office:value="0.2972786" calcext:value-type="float">
            <text:p>0.2972786</text:p>
          </table:table-cell>
          <table:table-cell office:value-type="float" office:value="0.2983734" calcext:value-type="float">
            <text:p>0.2983734</text:p>
          </table:table-cell>
          <table:table-cell office:value-type="float" office:value="0.3010856" calcext:value-type="float">
            <text:p>0.3010856</text:p>
          </table:table-cell>
          <table:table-cell office:value-type="float" office:value="0.3030964" calcext:value-type="float">
            <text:p>0.3030964</text:p>
          </table:table-cell>
          <table:table-cell office:value-type="float" office:value="0.3045351" calcext:value-type="float">
            <text:p>0.3045351</text:p>
          </table:table-cell>
          <table:table-cell office:value-type="float" office:value="0.3519247" calcext:value-type="float">
            <text:p>0.3519247</text:p>
          </table:table-cell>
          <table:table-cell office:value-type="float" office:value="0.3625393" calcext:value-type="float">
            <text:p>0.3625393</text:p>
          </table:table-cell>
          <table:table-cell office:value-type="float" office:value="0.3878498" calcext:value-type="float">
            <text:p>0.3878498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042E-015" calcext:value-type="float">
            <text:p>1.952042E-15</text:p>
          </table:table-cell>
          <table:table-cell office:value-type="float" office:value="1.911873E-015" calcext:value-type="float">
            <text:p>1.911873E-15</text:p>
          </table:table-cell>
          <table:table-cell office:value-type="float" office:value="9.767406E-016" calcext:value-type="float">
            <text:p>9.767406E-16</text:p>
          </table:table-cell>
          <table:table-cell office:value-type="float" office:value="9.911423E-016" calcext:value-type="float">
            <text:p>9.911423E-16</text:p>
          </table:table-cell>
          <table:table-cell office:value-type="float" office:value="9.696021E-016" calcext:value-type="float">
            <text:p>9.69602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4.82469" calcext:value-type="float">
            <text:p>-44.82469</text:p>
          </table:table-cell>
          <table:table-cell office:value-type="float" office:value="-0.02032484" calcext:value-type="float">
            <text:p>-0.02032484</text:p>
          </table:table-cell>
          <table:table-cell office:value-type="float" office:value="-0.0198145" calcext:value-type="float">
            <text:p>-0.0198145</text:p>
          </table:table-cell>
          <table:table-cell office:value-type="float" office:value="-0.01860251" calcext:value-type="float">
            <text:p>-0.01860251</text:p>
          </table:table-cell>
          <table:table-cell office:value-type="float" office:value="-0.0177668" calcext:value-type="float">
            <text:p>-0.0177668</text:p>
          </table:table-cell>
          <table:table-cell office:value-type="float" office:value="-0.01719225" calcext:value-type="float">
            <text:p>-0.01719225</text:p>
          </table:table-cell>
          <table:table-cell office:value-type="float" office:value="-0.01611615" calcext:value-type="float">
            <text:p>-0.01611615</text:p>
          </table:table-cell>
          <table:table-cell office:value-type="float" office:value="-0.01337538" calcext:value-type="float">
            <text:p>-0.01337538</text:p>
          </table:table-cell>
          <table:table-cell office:value-type="float" office:value="-0.007012567" calcext:value-type="float">
            <text:p>-0.007012567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146.098" calcext:value-type="float">
            <text:p>1146.098</text:p>
          </table:table-cell>
          <table:table-cell office:value-type="float" office:value="0" calcext:value-type="float">
            <text:p>0</text:p>
          </table:table-cell>
          <table:table-cell office:value-type="float" office:value="-0.009728569" calcext:value-type="float">
            <text:p>-0.009728569</text:p>
          </table:table-cell>
          <table:table-cell office:value-type="float" office:value="-0.0006754476" calcext:value-type="float">
            <text:p>-0.00067544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0" calcext:value-type="float">
            <text:p>6062000</text:p>
          </table:table-cell>
          <table:table-cell office:value-type="float" office:value="359.2999" calcext:value-type="float">
            <text:p>359.2999</text:p>
          </table:table-cell>
          <table:table-cell office:value-type="float" office:value="63.44733" calcext:value-type="float">
            <text:p>63.44733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5.074" calcext:value-type="float">
            <text:p>1255.074</text:p>
          </table:table-cell>
          <table:table-cell office:value-type="float" office:value="241.5535" calcext:value-type="float">
            <text:p>241.5535</text:p>
          </table:table-cell>
          <table:table-cell office:value-type="float" office:value="0" calcext:value-type="float">
            <text:p>0</text:p>
          </table:table-cell>
          <table:table-cell office:value-type="float" office:value="0.2004045" calcext:value-type="float">
            <text:p>0.2004045</text:p>
          </table:table-cell>
          <table:table-cell office:value-type="float" office:value="0.2910295" calcext:value-type="float">
            <text:p>0.2910295</text:p>
          </table:table-cell>
          <table:table-cell office:value-type="float" office:value="0.2961405" calcext:value-type="float">
            <text:p>0.2961405</text:p>
          </table:table-cell>
          <table:table-cell office:value-type="float" office:value="0.300969" calcext:value-type="float">
            <text:p>0.300969</text:p>
          </table:table-cell>
          <table:table-cell office:value-type="float" office:value="0.3031153" calcext:value-type="float">
            <text:p>0.3031153</text:p>
          </table:table-cell>
          <table:table-cell office:value-type="float" office:value="0.3044924" calcext:value-type="float">
            <text:p>0.3044924</text:p>
          </table:table-cell>
          <table:table-cell office:value-type="float" office:value="0.3518681" calcext:value-type="float">
            <text:p>0.3518681</text:p>
          </table:table-cell>
          <table:table-cell office:value-type="float" office:value="0.3622986" calcext:value-type="float">
            <text:p>0.3622986</text:p>
          </table:table-cell>
          <table:table-cell office:value-type="float" office:value="0.3878429" calcext:value-type="float">
            <text:p>0.3878429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153E-015" calcext:value-type="float">
            <text:p>1.952153E-15</text:p>
          </table:table-cell>
          <table:table-cell office:value-type="float" office:value="1.91183E-015" calcext:value-type="float">
            <text:p>1.91183E-15</text:p>
          </table:table-cell>
          <table:table-cell office:value-type="float" office:value="9.767365E-016" calcext:value-type="float">
            <text:p>9.767365E-16</text:p>
          </table:table-cell>
          <table:table-cell office:value-type="float" office:value="9.911396E-016" calcext:value-type="float">
            <text:p>9.911396E-16</text:p>
          </table:table-cell>
          <table:table-cell office:value-type="float" office:value="9.695979E-016" calcext:value-type="float">
            <text:p>9.69597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2437256" calcext:value-type="float">
            <text:p>-0.2437256</text:p>
          </table:table-cell>
          <table:table-cell office:value-type="float" office:value="-0.02352671" calcext:value-type="float">
            <text:p>-0.02352671</text:p>
          </table:table-cell>
          <table:table-cell office:value-type="float" office:value="-0.02084358" calcext:value-type="float">
            <text:p>-0.02084358</text:p>
          </table:table-cell>
          <table:table-cell office:value-type="float" office:value="-0.018638" calcext:value-type="float">
            <text:p>-0.018638</text:p>
          </table:table-cell>
          <table:table-cell office:value-type="float" office:value="-0.01775776" calcext:value-type="float">
            <text:p>-0.01775776</text:p>
          </table:table-cell>
          <table:table-cell office:value-type="float" office:value="-0.01720952" calcext:value-type="float">
            <text:p>-0.01720952</text:p>
          </table:table-cell>
          <table:table-cell office:value-type="float" office:value="-0.01614038" calcext:value-type="float">
            <text:p>-0.01614038</text:p>
          </table:table-cell>
          <table:table-cell office:value-type="float" office:value="-0.01346063" calcext:value-type="float">
            <text:p>-0.01346063</text:p>
          </table:table-cell>
          <table:table-cell office:value-type="float" office:value="-0.007013974" calcext:value-type="float">
            <text:p>-0.007013974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149.737" calcext:value-type="float">
            <text:p>1149.737</text:p>
          </table:table-cell>
          <table:table-cell office:value-type="float" office:value="0" calcext:value-type="float">
            <text:p>0</text:p>
          </table:table-cell>
          <table:table-cell office:value-type="float" office:value="-0.009731468" calcext:value-type="float">
            <text:p>-0.009731468</text:p>
          </table:table-cell>
          <table:table-cell office:value-type="float" office:value="-0.0006760434" calcext:value-type="float">
            <text:p>-0.00067604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359.2999" calcext:value-type="float">
            <text:p>359.2999</text:p>
          </table:table-cell>
          <table:table-cell office:value-type="float" office:value="64.88638" calcext:value-type="float">
            <text:p>64.88638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3.597" calcext:value-type="float">
            <text:p>1253.597</text:p>
          </table:table-cell>
          <table:table-cell office:value-type="float" office:value="241.5901" calcext:value-type="float">
            <text:p>241.5901</text:p>
          </table:table-cell>
          <table:table-cell office:value-type="float" office:value="0" calcext:value-type="float">
            <text:p>0</text:p>
          </table:table-cell>
          <table:table-cell office:value-type="float" office:value="0.07675381" calcext:value-type="float">
            <text:p>0.07675381</text:p>
          </table:table-cell>
          <table:table-cell office:value-type="float" office:value="0.2948969" calcext:value-type="float">
            <text:p>0.2948969</text:p>
          </table:table-cell>
          <table:table-cell office:value-type="float" office:value="0.2958575" calcext:value-type="float">
            <text:p>0.2958575</text:p>
          </table:table-cell>
          <table:table-cell office:value-type="float" office:value="0.2987307" calcext:value-type="float">
            <text:p>0.2987307</text:p>
          </table:table-cell>
          <table:table-cell office:value-type="float" office:value="0.3015647" calcext:value-type="float">
            <text:p>0.3015647</text:p>
          </table:table-cell>
          <table:table-cell office:value-type="float" office:value="0.3037735" calcext:value-type="float">
            <text:p>0.3037735</text:p>
          </table:table-cell>
          <table:table-cell office:value-type="float" office:value="0.3516065" calcext:value-type="float">
            <text:p>0.3516065</text:p>
          </table:table-cell>
          <table:table-cell office:value-type="float" office:value="0.3620485" calcext:value-type="float">
            <text:p>0.3620485</text:p>
          </table:table-cell>
          <table:table-cell office:value-type="float" office:value="0.3878767" calcext:value-type="float">
            <text:p>0.3878767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274E-015" calcext:value-type="float">
            <text:p>1.952274E-15</text:p>
          </table:table-cell>
          <table:table-cell office:value-type="float" office:value="1.911784E-015" calcext:value-type="float">
            <text:p>1.911784E-15</text:p>
          </table:table-cell>
          <table:table-cell office:value-type="float" office:value="9.767316E-016" calcext:value-type="float">
            <text:p>9.767316E-16</text:p>
          </table:table-cell>
          <table:table-cell office:value-type="float" office:value="9.911368E-016" calcext:value-type="float">
            <text:p>9.911368E-16</text:p>
          </table:table-cell>
          <table:table-cell office:value-type="float" office:value="9.695942E-016" calcext:value-type="float">
            <text:p>9.695942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87.5055" calcext:value-type="float">
            <text:p>-87.5055</text:p>
          </table:table-cell>
          <table:table-cell office:value-type="float" office:value="-0.02149364" calcext:value-type="float">
            <text:p>-0.02149364</text:p>
          </table:table-cell>
          <table:table-cell office:value-type="float" office:value="-0.02101471" calcext:value-type="float">
            <text:p>-0.02101471</text:p>
          </table:table-cell>
          <table:table-cell office:value-type="float" office:value="-0.01964802" calcext:value-type="float">
            <text:p>-0.01964802</text:p>
          </table:table-cell>
          <table:table-cell office:value-type="float" office:value="-0.01840189" calcext:value-type="float">
            <text:p>-0.01840189</text:p>
          </table:table-cell>
          <table:table-cell office:value-type="float" office:value="-0.01749131" calcext:value-type="float">
            <text:p>-0.01749131</text:p>
          </table:table-cell>
          <table:table-cell office:value-type="float" office:value="-0.01625599" calcext:value-type="float">
            <text:p>-0.01625599</text:p>
          </table:table-cell>
          <table:table-cell office:value-type="float" office:value="-0.01355043" calcext:value-type="float">
            <text:p>-0.01355043</text:p>
          </table:table-cell>
          <table:table-cell office:value-type="float" office:value="-0.007008087" calcext:value-type="float">
            <text:p>-0.007008087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153.36" calcext:value-type="float">
            <text:p>1153.36</text:p>
          </table:table-cell>
          <table:table-cell office:value-type="float" office:value="0" calcext:value-type="float">
            <text:p>0</text:p>
          </table:table-cell>
          <table:table-cell office:value-type="float" office:value="-0.009729663" calcext:value-type="float">
            <text:p>-0.009729663</text:p>
          </table:table-cell>
          <table:table-cell office:value-type="float" office:value="-0.0006766904" calcext:value-type="float">
            <text:p>-0.00067669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0" calcext:value-type="float">
            <text:p>8062000</text:p>
          </table:table-cell>
          <table:table-cell office:value-type="float" office:value="360.8" calcext:value-type="float">
            <text:p>360.8</text:p>
          </table:table-cell>
          <table:table-cell office:value-type="float" office:value="66.34886" calcext:value-type="float">
            <text:p>66.34886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3.618" calcext:value-type="float">
            <text:p>1253.618</text:p>
          </table:table-cell>
          <table:table-cell office:value-type="float" office:value="241.6072" calcext:value-type="float">
            <text:p>241.6072</text:p>
          </table:table-cell>
          <table:table-cell office:value-type="float" office:value="0" calcext:value-type="float">
            <text:p>0</text:p>
          </table:table-cell>
          <table:table-cell office:value-type="float" office:value="0.09193024" calcext:value-type="float">
            <text:p>0.09193024</text:p>
          </table:table-cell>
          <table:table-cell office:value-type="float" office:value="0.2947277" calcext:value-type="float">
            <text:p>0.2947277</text:p>
          </table:table-cell>
          <table:table-cell office:value-type="float" office:value="0.2958699" calcext:value-type="float">
            <text:p>0.2958699</text:p>
          </table:table-cell>
          <table:table-cell office:value-type="float" office:value="0.2984891" calcext:value-type="float">
            <text:p>0.2984891</text:p>
          </table:table-cell>
          <table:table-cell office:value-type="float" office:value="0.3010145" calcext:value-type="float">
            <text:p>0.3010145</text:p>
          </table:table-cell>
          <table:table-cell office:value-type="float" office:value="0.3032351" calcext:value-type="float">
            <text:p>0.3032351</text:p>
          </table:table-cell>
          <table:table-cell office:value-type="float" office:value="0.3512858" calcext:value-type="float">
            <text:p>0.3512858</text:p>
          </table:table-cell>
          <table:table-cell office:value-type="float" office:value="0.3618431" calcext:value-type="float">
            <text:p>0.3618431</text:p>
          </table:table-cell>
          <table:table-cell office:value-type="float" office:value="0.3878922" calcext:value-type="float">
            <text:p>0.3878922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385E-015" calcext:value-type="float">
            <text:p>1.952385E-15</text:p>
          </table:table-cell>
          <table:table-cell office:value-type="float" office:value="1.911741E-015" calcext:value-type="float">
            <text:p>1.911741E-15</text:p>
          </table:table-cell>
          <table:table-cell office:value-type="float" office:value="9.767269E-016" calcext:value-type="float">
            <text:p>9.767269E-16</text:p>
          </table:table-cell>
          <table:table-cell office:value-type="float" office:value="9.911334E-016" calcext:value-type="float">
            <text:p>9.911334E-16</text:p>
          </table:table-cell>
          <table:table-cell office:value-type="float" office:value="9.69591E-016" calcext:value-type="float">
            <text:p>9.6959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8.96282" calcext:value-type="float">
            <text:p>-28.96282</text:p>
          </table:table-cell>
          <table:table-cell office:value-type="float" office:value="-0.02157424" calcext:value-type="float">
            <text:p>-0.02157424</text:p>
          </table:table-cell>
          <table:table-cell office:value-type="float" office:value="-0.02100452" calcext:value-type="float">
            <text:p>-0.02100452</text:p>
          </table:table-cell>
          <table:table-cell office:value-type="float" office:value="-0.0197582" calcext:value-type="float">
            <text:p>-0.0197582</text:p>
          </table:table-cell>
          <table:table-cell office:value-type="float" office:value="-0.01863858" calcext:value-type="float">
            <text:p>-0.01863858</text:p>
          </table:table-cell>
          <table:table-cell office:value-type="float" office:value="-0.01770911" calcext:value-type="float">
            <text:p>-0.01770911</text:p>
          </table:table-cell>
          <table:table-cell office:value-type="float" office:value="-0.01639957" calcext:value-type="float">
            <text:p>-0.01639957</text:p>
          </table:table-cell>
          <table:table-cell office:value-type="float" office:value="-0.01362459" calcext:value-type="float">
            <text:p>-0.01362459</text:p>
          </table:table-cell>
          <table:table-cell office:value-type="float" office:value="-0.007005381" calcext:value-type="float">
            <text:p>-0.007005381</text:p>
          </table:table-cell>
          <table:table-cell office:value-type="float" office:value="-0.003763387" calcext:value-type="float">
            <text:p>-0.003763387</text:p>
          </table:table-cell>
          <table:table-cell office:value-type="float" office:value="1156.949" calcext:value-type="float">
            <text:p>1156.949</text:p>
          </table:table-cell>
          <table:table-cell office:value-type="float" office:value="0" calcext:value-type="float">
            <text:p>0</text:p>
          </table:table-cell>
          <table:table-cell office:value-type="float" office:value="-0.009725697" calcext:value-type="float">
            <text:p>-0.009725697</text:p>
          </table:table-cell>
          <table:table-cell office:value-type="float" office:value="-0.0006772736" calcext:value-type="float">
            <text:p>-0.00067727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366.5002" calcext:value-type="float">
            <text:p>366.5002</text:p>
          </table:table-cell>
          <table:table-cell office:value-type="float" office:value="68.15813" calcext:value-type="float">
            <text:p>68.15813</text:p>
          </table:table-cell>
          <table:table-cell office:value-type="float" office:value="42.71109" calcext:value-type="float">
            <text:p>42.71109</text:p>
          </table:table-cell>
          <table:table-cell office:value-type="float" office:value="1257.503" calcext:value-type="float">
            <text:p>1257.503</text:p>
          </table:table-cell>
          <table:table-cell office:value-type="float" office:value="241.6121" calcext:value-type="float">
            <text:p>241.6121</text:p>
          </table:table-cell>
          <table:table-cell office:value-type="float" office:value="0" calcext:value-type="float">
            <text:p>0</text:p>
          </table:table-cell>
          <table:table-cell office:value-type="float" office:value="0.3638278" calcext:value-type="float">
            <text:p>0.3638278</text:p>
          </table:table-cell>
          <table:table-cell office:value-type="float" office:value="0.3634722" calcext:value-type="float">
            <text:p>0.3634722</text:p>
          </table:table-cell>
          <table:table-cell office:value-type="float" office:value="0.2995613" calcext:value-type="float">
            <text:p>0.2995613</text:p>
          </table:table-cell>
          <table:table-cell office:value-type="float" office:value="0.2983944" calcext:value-type="float">
            <text:p>0.2983944</text:p>
          </table:table-cell>
          <table:table-cell office:value-type="float" office:value="0.300696" calcext:value-type="float">
            <text:p>0.300696</text:p>
          </table:table-cell>
          <table:table-cell office:value-type="float" office:value="0.3028872" calcext:value-type="float">
            <text:p>0.3028872</text:p>
          </table:table-cell>
          <table:table-cell office:value-type="float" office:value="0.3515037" calcext:value-type="float">
            <text:p>0.3515037</text:p>
          </table:table-cell>
          <table:table-cell office:value-type="float" office:value="0.3616717" calcext:value-type="float">
            <text:p>0.3616717</text:p>
          </table:table-cell>
          <table:table-cell office:value-type="float" office:value="0.387895" calcext:value-type="float">
            <text:p>0.387895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493E-015" calcext:value-type="float">
            <text:p>1.952493E-15</text:p>
          </table:table-cell>
          <table:table-cell office:value-type="float" office:value="1.911701E-015" calcext:value-type="float">
            <text:p>1.911701E-15</text:p>
          </table:table-cell>
          <table:table-cell office:value-type="float" office:value="9.767229E-016" calcext:value-type="float">
            <text:p>9.767229E-16</text:p>
          </table:table-cell>
          <table:table-cell office:value-type="float" office:value="9.911314E-016" calcext:value-type="float">
            <text:p>9.911314E-16</text:p>
          </table:table-cell>
          <table:table-cell office:value-type="float" office:value="9.695871E-016" calcext:value-type="float">
            <text:p>9.69587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784614" calcext:value-type="float">
            <text:p>-0.004784614</text:p>
          </table:table-cell>
          <table:table-cell office:value-type="float" office:value="-0.004851016" calcext:value-type="float">
            <text:p>-0.004851016</text:p>
          </table:table-cell>
          <table:table-cell office:value-type="float" office:value="-0.01971115" calcext:value-type="float">
            <text:p>-0.01971115</text:p>
          </table:table-cell>
          <table:table-cell office:value-type="float" office:value="-0.01982341" calcext:value-type="float">
            <text:p>-0.01982341</text:p>
          </table:table-cell>
          <table:table-cell office:value-type="float" office:value="-0.018777" calcext:value-type="float">
            <text:p>-0.018777</text:p>
          </table:table-cell>
          <table:table-cell office:value-type="float" office:value="-0.01785262" calcext:value-type="float">
            <text:p>-0.01785262</text:p>
          </table:table-cell>
          <table:table-cell office:value-type="float" office:value="-0.01629982" calcext:value-type="float">
            <text:p>-0.01629982</text:p>
          </table:table-cell>
          <table:table-cell office:value-type="float" office:value="-0.01368701" calcext:value-type="float">
            <text:p>-0.01368701</text:p>
          </table:table-cell>
          <table:table-cell office:value-type="float" office:value="-0.00700488" calcext:value-type="float">
            <text:p>-0.00700488</text:p>
          </table:table-cell>
          <table:table-cell office:value-type="float" office:value="-0.003763363" calcext:value-type="float">
            <text:p>-0.003763363</text:p>
          </table:table-cell>
          <table:table-cell office:value-type="float" office:value="1160.52" calcext:value-type="float">
            <text:p>1160.52</text:p>
          </table:table-cell>
          <table:table-cell office:value-type="float" office:value="0" calcext:value-type="float">
            <text:p>0</text:p>
          </table:table-cell>
          <table:table-cell office:value-type="float" office:value="-0.009729543" calcext:value-type="float">
            <text:p>-0.009729543</text:p>
          </table:table-cell>
          <table:table-cell office:value-type="float" office:value="-0.0006778312" calcext:value-type="float">
            <text:p>-0.00067783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0" calcext:value-type="float">
            <text:p>10062000</text:p>
          </table:table-cell>
          <table:table-cell office:value-type="float" office:value="382.6002" calcext:value-type="float">
            <text:p>382.6002</text:p>
          </table:table-cell>
          <table:table-cell office:value-type="float" office:value="69.98597" calcext:value-type="float">
            <text:p>69.98597</text:p>
          </table:table-cell>
          <table:table-cell office:value-type="float" office:value="44.22509" calcext:value-type="float">
            <text:p>44.22509</text:p>
          </table:table-cell>
          <table:table-cell office:value-type="float" office:value="1269.909" calcext:value-type="float">
            <text:p>1269.909</text:p>
          </table:table-cell>
          <table:table-cell office:value-type="float" office:value="241.9632" calcext:value-type="float">
            <text:p>241.9632</text:p>
          </table:table-cell>
          <table:table-cell office:value-type="float" office:value="0" calcext:value-type="float">
            <text:p>0</text:p>
          </table:table-cell>
          <table:table-cell office:value-type="float" office:value="0.5155339" calcext:value-type="float">
            <text:p>0.5155339</text:p>
          </table:table-cell>
          <table:table-cell office:value-type="float" office:value="0.4733647" calcext:value-type="float">
            <text:p>0.4733647</text:p>
          </table:table-cell>
          <table:table-cell office:value-type="float" office:value="0.3604297" calcext:value-type="float">
            <text:p>0.3604297</text:p>
          </table:table-cell>
          <table:table-cell office:value-type="float" office:value="0.3072678" calcext:value-type="float">
            <text:p>0.3072678</text:p>
          </table:table-cell>
          <table:table-cell office:value-type="float" office:value="0.3041969" calcext:value-type="float">
            <text:p>0.3041969</text:p>
          </table:table-cell>
          <table:table-cell office:value-type="float" office:value="0.3047184" calcext:value-type="float">
            <text:p>0.3047184</text:p>
          </table:table-cell>
          <table:table-cell office:value-type="float" office:value="0.364847" calcext:value-type="float">
            <text:p>0.364847</text:p>
          </table:table-cell>
          <table:table-cell office:value-type="float" office:value="0.3614807" calcext:value-type="float">
            <text:p>0.361480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413667" calcext:value-type="float">
            <text:p>0.413667</text:p>
          </table:table-cell>
          <table:table-cell office:value-type="float" office:value="0.5105544" calcext:value-type="float">
            <text:p>0.5105544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4795692" calcext:value-type="float">
            <text:p>0.004795692</text:p>
          </table:table-cell>
          <table:table-cell office:value-type="float" office:value="1.952586E-015" calcext:value-type="float">
            <text:p>1.952586E-15</text:p>
          </table:table-cell>
          <table:table-cell office:value-type="float" office:value="1.911665E-015" calcext:value-type="float">
            <text:p>1.911665E-15</text:p>
          </table:table-cell>
          <table:table-cell office:value-type="float" office:value="9.767192E-016" calcext:value-type="float">
            <text:p>9.767192E-16</text:p>
          </table:table-cell>
          <table:table-cell office:value-type="float" office:value="9.911288E-016" calcext:value-type="float">
            <text:p>9.911288E-16</text:p>
          </table:table-cell>
          <table:table-cell office:value-type="float" office:value="9.695831E-016" calcext:value-type="float">
            <text:p>9.69583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7988182" calcext:value-type="float">
            <text:p>-0.0007988182</text:p>
          </table:table-cell>
          <table:table-cell office:value-type="float" office:value="-0.00638107" calcext:value-type="float">
            <text:p>-0.00638107</text:p>
          </table:table-cell>
          <table:table-cell office:value-type="float" office:value="-0.01653215" calcext:value-type="float">
            <text:p>-0.01653215</text:p>
          </table:table-cell>
          <table:table-cell office:value-type="float" office:value="-0.01734891" calcext:value-type="float">
            <text:p>-0.01734891</text:p>
          </table:table-cell>
          <table:table-cell office:value-type="float" office:value="-0.01717928" calcext:value-type="float">
            <text:p>-0.01717928</text:p>
          </table:table-cell>
          <table:table-cell office:value-type="float" office:value="-0.0119212" calcext:value-type="float">
            <text:p>-0.0119212</text:p>
          </table:table-cell>
          <table:table-cell office:value-type="float" office:value="-0.01375479" calcext:value-type="float">
            <text:p>-0.01375479</text:p>
          </table:table-cell>
          <table:table-cell office:value-type="float" office:value="-0.007034013" calcext:value-type="float">
            <text:p>-0.007034013</text:p>
          </table:table-cell>
          <table:table-cell office:value-type="float" office:value="-0.003784851" calcext:value-type="float">
            <text:p>-0.003784851</text:p>
          </table:table-cell>
          <table:table-cell office:value-type="float" office:value="1164.547" calcext:value-type="float">
            <text:p>1164.54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144819" calcext:value-type="float">
            <text:p>0.00414481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4795697" calcext:value-type="float">
            <text:p>0.00479569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396.2002" calcext:value-type="float">
            <text:p>396.2002</text:p>
          </table:table-cell>
          <table:table-cell office:value-type="float" office:value="71.2606" calcext:value-type="float">
            <text:p>71.2606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72.367" calcext:value-type="float">
            <text:p>1272.367</text:p>
          </table:table-cell>
          <table:table-cell office:value-type="float" office:value="248.0713" calcext:value-type="float">
            <text:p>248.0713</text:p>
          </table:table-cell>
          <table:table-cell office:value-type="float" office:value="0" calcext:value-type="float">
            <text:p>0</text:p>
          </table:table-cell>
          <table:table-cell office:value-type="float" office:value="0.3519939" calcext:value-type="float">
            <text:p>0.3519939</text:p>
          </table:table-cell>
          <table:table-cell office:value-type="float" office:value="0.3533497" calcext:value-type="float">
            <text:p>0.3533497</text:p>
          </table:table-cell>
          <table:table-cell office:value-type="float" office:value="0.3561827" calcext:value-type="float">
            <text:p>0.3561827</text:p>
          </table:table-cell>
          <table:table-cell office:value-type="float" office:value="0.3599232" calcext:value-type="float">
            <text:p>0.3599232</text:p>
          </table:table-cell>
          <table:table-cell office:value-type="float" office:value="0.3628792" calcext:value-type="float">
            <text:p>0.3628792</text:p>
          </table:table-cell>
          <table:table-cell office:value-type="float" office:value="0.3651488" calcext:value-type="float">
            <text:p>0.3651488</text:p>
          </table:table-cell>
          <table:table-cell office:value-type="float" office:value="0.3923317" calcext:value-type="float">
            <text:p>0.3923317</text:p>
          </table:table-cell>
          <table:table-cell office:value-type="float" office:value="0.3639138" calcext:value-type="float">
            <text:p>0.3639138</text:p>
          </table:table-cell>
          <table:table-cell office:value-type="float" office:value="0.3873228" calcext:value-type="float">
            <text:p>0.3873228</text:p>
          </table:table-cell>
          <table:table-cell office:value-type="float" office:value="0.4132988" calcext:value-type="float">
            <text:p>0.4132988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656E-015" calcext:value-type="float">
            <text:p>1.952656E-15</text:p>
          </table:table-cell>
          <table:table-cell office:value-type="float" office:value="1.911636E-015" calcext:value-type="float">
            <text:p>1.911636E-15</text:p>
          </table:table-cell>
          <table:table-cell office:value-type="float" office:value="9.767189E-016" calcext:value-type="float">
            <text:p>9.767189E-16</text:p>
          </table:table-cell>
          <table:table-cell office:value-type="float" office:value="9.911225E-016" calcext:value-type="float">
            <text:p>9.911225E-16</text:p>
          </table:table-cell>
          <table:table-cell office:value-type="float" office:value="9.695831E-016" calcext:value-type="float">
            <text:p>9.69583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239967" calcext:value-type="float">
            <text:p>-0.006239967</text:p>
          </table:table-cell>
          <table:table-cell office:value-type="float" office:value="-0.006091577" calcext:value-type="float">
            <text:p>-0.006091577</text:p>
          </table:table-cell>
          <table:table-cell office:value-type="float" office:value="-0.005763791" calcext:value-type="float">
            <text:p>-0.005763791</text:p>
          </table:table-cell>
          <table:table-cell office:value-type="float" office:value="-0.005363964" calcext:value-type="float">
            <text:p>-0.005363964</text:p>
          </table:table-cell>
          <table:table-cell office:value-type="float" office:value="-0.005070122" calcext:value-type="float">
            <text:p>-0.005070122</text:p>
          </table:table-cell>
          <table:table-cell office:value-type="float" office:value="-0.004856342" calcext:value-type="float">
            <text:p>-0.004856342</text:p>
          </table:table-cell>
          <table:table-cell office:value-type="float" office:value="-0.005663379" calcext:value-type="float">
            <text:p>-0.005663379</text:p>
          </table:table-cell>
          <table:table-cell office:value-type="float" office:value="-0.01290979" calcext:value-type="float">
            <text:p>-0.01290979</text:p>
          </table:table-cell>
          <table:table-cell office:value-type="float" office:value="-0.007104979" calcext:value-type="float">
            <text:p>-0.007104979</text:p>
          </table:table-cell>
          <table:table-cell office:value-type="float" office:value="-0.003821259" calcext:value-type="float">
            <text:p>-0.003821259</text:p>
          </table:table-cell>
          <table:table-cell office:value-type="float" office:value="1174.953" calcext:value-type="float">
            <text:p>1174.953</text:p>
          </table:table-cell>
          <table:table-cell office:value-type="float" office:value="0" calcext:value-type="float">
            <text:p>0</text:p>
          </table:table-cell>
          <table:table-cell office:value-type="float" office:value="-0.009730851" calcext:value-type="float">
            <text:p>-0.009730851</text:p>
          </table:table-cell>
          <table:table-cell office:value-type="float" office:value="-0.0006787746" calcext:value-type="float">
            <text:p>-0.000678774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564" calcext:value-type="float">
            <text:p>-1.2315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0" calcext:value-type="float">
            <text:p>12062000</text:p>
          </table:table-cell>
          <table:table-cell office:value-type="float" office:value="396.2002" calcext:value-type="float">
            <text:p>396.2002</text:p>
          </table:table-cell>
          <table:table-cell office:value-type="float" office:value="74.63287" calcext:value-type="float">
            <text:p>74.63287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64.25" calcext:value-type="float">
            <text:p>1264.25</text:p>
          </table:table-cell>
          <table:table-cell office:value-type="float" office:value="252.8172" calcext:value-type="float">
            <text:p>252.8172</text:p>
          </table:table-cell>
          <table:table-cell office:value-type="float" office:value="0" calcext:value-type="float">
            <text:p>0</text:p>
          </table:table-cell>
          <table:table-cell office:value-type="float" office:value="0.08368561" calcext:value-type="float">
            <text:p>0.08368561</text:p>
          </table:table-cell>
          <table:table-cell office:value-type="float" office:value="0.3275061" calcext:value-type="float">
            <text:p>0.3275061</text:p>
          </table:table-cell>
          <table:table-cell office:value-type="float" office:value="0.3292432" calcext:value-type="float">
            <text:p>0.3292432</text:p>
          </table:table-cell>
          <table:table-cell office:value-type="float" office:value="0.3329279" calcext:value-type="float">
            <text:p>0.3329279</text:p>
          </table:table-cell>
          <table:table-cell office:value-type="float" office:value="0.3370169" calcext:value-type="float">
            <text:p>0.3370169</text:p>
          </table:table-cell>
          <table:table-cell office:value-type="float" office:value="0.3410887" calcext:value-type="float">
            <text:p>0.3410887</text:p>
          </table:table-cell>
          <table:table-cell office:value-type="float" office:value="0.3843496" calcext:value-type="float">
            <text:p>0.3843496</text:p>
          </table:table-cell>
          <table:table-cell office:value-type="float" office:value="0.3663735" calcext:value-type="float">
            <text:p>0.3663735</text:p>
          </table:table-cell>
          <table:table-cell office:value-type="float" office:value="0.3875301" calcext:value-type="float">
            <text:p>0.3875301</text:p>
          </table:table-cell>
          <table:table-cell office:value-type="float" office:value="0.4136805" calcext:value-type="float">
            <text:p>0.413680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755E-015" calcext:value-type="float">
            <text:p>1.952755E-15</text:p>
          </table:table-cell>
          <table:table-cell office:value-type="float" office:value="1.911598E-015" calcext:value-type="float">
            <text:p>1.911598E-15</text:p>
          </table:table-cell>
          <table:table-cell office:value-type="float" office:value="9.76716E-016" calcext:value-type="float">
            <text:p>9.76716E-16</text:p>
          </table:table-cell>
          <table:table-cell office:value-type="float" office:value="9.911174E-016" calcext:value-type="float">
            <text:p>9.911174E-16</text:p>
          </table:table-cell>
          <table:table-cell office:value-type="float" office:value="9.695818E-016" calcext:value-type="float">
            <text:p>9.69581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2.7117" calcext:value-type="float">
            <text:p>-52.7117</text:p>
          </table:table-cell>
          <table:table-cell office:value-type="float" office:value="-0.0103493" calcext:value-type="float">
            <text:p>-0.0103493</text:p>
          </table:table-cell>
          <table:table-cell office:value-type="float" office:value="-0.009976486" calcext:value-type="float">
            <text:p>-0.009976486</text:p>
          </table:table-cell>
          <table:table-cell office:value-type="float" office:value="-0.009237187" calcext:value-type="float">
            <text:p>-0.009237187</text:p>
          </table:table-cell>
          <table:table-cell office:value-type="float" office:value="-0.008486857" calcext:value-type="float">
            <text:p>-0.008486857</text:p>
          </table:table-cell>
          <table:table-cell office:value-type="float" office:value="-0.007804431" calcext:value-type="float">
            <text:p>-0.007804431</text:p>
          </table:table-cell>
          <table:table-cell office:value-type="float" office:value="-0.006868764" calcext:value-type="float">
            <text:p>-0.006868764</text:p>
          </table:table-cell>
          <table:table-cell office:value-type="float" office:value="-0.01209647" calcext:value-type="float">
            <text:p>-0.01209647</text:p>
          </table:table-cell>
          <table:table-cell office:value-type="float" office:value="-0.007068834" calcext:value-type="float">
            <text:p>-0.007068834</text:p>
          </table:table-cell>
          <table:table-cell office:value-type="float" office:value="-0.003787559" calcext:value-type="float">
            <text:p>-0.003787559</text:p>
          </table:table-cell>
          <table:table-cell office:value-type="float" office:value="1183.479" calcext:value-type="float">
            <text:p>1183.479</text:p>
          </table:table-cell>
          <table:table-cell office:value-type="float" office:value="0" calcext:value-type="float">
            <text:p>0</text:p>
          </table:table-cell>
          <table:table-cell office:value-type="float" office:value="-0.009728475" calcext:value-type="float">
            <text:p>-0.009728475</text:p>
          </table:table-cell>
          <table:table-cell office:value-type="float" office:value="-0.0006793261" calcext:value-type="float">
            <text:p>-0.00067932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783" calcext:value-type="float">
            <text:p>-1.2297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0" calcext:value-type="float">
            <text:p>13062000</text:p>
          </table:table-cell>
          <table:table-cell office:value-type="float" office:value="396.7002" calcext:value-type="float">
            <text:p>396.7002</text:p>
          </table:table-cell>
          <table:table-cell office:value-type="float" office:value="74.91621" calcext:value-type="float">
            <text:p>74.91621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61.055" calcext:value-type="float">
            <text:p>1261.055</text:p>
          </table:table-cell>
          <table:table-cell office:value-type="float" office:value="256.2286" calcext:value-type="float">
            <text:p>256.2286</text:p>
          </table:table-cell>
          <table:table-cell office:value-type="float" office:value="0" calcext:value-type="float">
            <text:p>0</text:p>
          </table:table-cell>
          <table:table-cell office:value-type="float" office:value="0.1069804" calcext:value-type="float">
            <text:p>0.1069804</text:p>
          </table:table-cell>
          <table:table-cell office:value-type="float" office:value="0.3154885" calcext:value-type="float">
            <text:p>0.3154885</text:p>
          </table:table-cell>
          <table:table-cell office:value-type="float" office:value="0.3169072" calcext:value-type="float">
            <text:p>0.3169072</text:p>
          </table:table-cell>
          <table:table-cell office:value-type="float" office:value="0.3195445" calcext:value-type="float">
            <text:p>0.3195445</text:p>
          </table:table-cell>
          <table:table-cell office:value-type="float" office:value="0.322585" calcext:value-type="float">
            <text:p>0.322585</text:p>
          </table:table-cell>
          <table:table-cell office:value-type="float" office:value="0.3259892" calcext:value-type="float">
            <text:p>0.3259892</text:p>
          </table:table-cell>
          <table:table-cell office:value-type="float" office:value="0.3724574" calcext:value-type="float">
            <text:p>0.3724574</text:p>
          </table:table-cell>
          <table:table-cell office:value-type="float" office:value="0.3673405" calcext:value-type="float">
            <text:p>0.3673405</text:p>
          </table:table-cell>
          <table:table-cell office:value-type="float" office:value="0.3877876" calcext:value-type="float">
            <text:p>0.3877876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871E-015" calcext:value-type="float">
            <text:p>1.952871E-15</text:p>
          </table:table-cell>
          <table:table-cell office:value-type="float" office:value="1.911554E-015" calcext:value-type="float">
            <text:p>1.911554E-15</text:p>
          </table:table-cell>
          <table:table-cell office:value-type="float" office:value="9.767115E-016" calcext:value-type="float">
            <text:p>9.767115E-16</text:p>
          </table:table-cell>
          <table:table-cell office:value-type="float" office:value="9.911151E-016" calcext:value-type="float">
            <text:p>9.911151E-16</text:p>
          </table:table-cell>
          <table:table-cell office:value-type="float" office:value="9.69577E-016" calcext:value-type="float">
            <text:p>9.6957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1.45589" calcext:value-type="float">
            <text:p>-11.45589</text:p>
          </table:table-cell>
          <table:table-cell office:value-type="float" office:value="-0.013419" calcext:value-type="float">
            <text:p>-0.013419</text:p>
          </table:table-cell>
          <table:table-cell office:value-type="float" office:value="-0.0130107" calcext:value-type="float">
            <text:p>-0.0130107</text:p>
          </table:table-cell>
          <table:table-cell office:value-type="float" office:value="-0.01228851" calcext:value-type="float">
            <text:p>-0.01228851</text:p>
          </table:table-cell>
          <table:table-cell office:value-type="float" office:value="-0.01150998" calcext:value-type="float">
            <text:p>-0.01150998</text:p>
          </table:table-cell>
          <table:table-cell office:value-type="float" office:value="-0.01069597" calcext:value-type="float">
            <text:p>-0.01069597</text:p>
          </table:table-cell>
          <table:table-cell office:value-type="float" office:value="-0.009307434" calcext:value-type="float">
            <text:p>-0.009307434</text:p>
          </table:table-cell>
          <table:table-cell office:value-type="float" office:value="-0.01178969" calcext:value-type="float">
            <text:p>-0.01178969</text:p>
          </table:table-cell>
          <table:table-cell office:value-type="float" office:value="-0.007023931" calcext:value-type="float">
            <text:p>-0.007023931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190.619" calcext:value-type="float">
            <text:p>1190.619</text:p>
          </table:table-cell>
          <table:table-cell office:value-type="float" office:value="0" calcext:value-type="float">
            <text:p>0</text:p>
          </table:table-cell>
          <table:table-cell office:value-type="float" office:value="-0.009727743" calcext:value-type="float">
            <text:p>-0.009727743</text:p>
          </table:table-cell>
          <table:table-cell office:value-type="float" office:value="-0.0006799454" calcext:value-type="float">
            <text:p>-0.00067994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0" calcext:value-type="float">
            <text:p>14062000</text:p>
          </table:table-cell>
          <table:table-cell office:value-type="float" office:value="397.1003" calcext:value-type="float">
            <text:p>397.1003</text:p>
          </table:table-cell>
          <table:table-cell office:value-type="float" office:value="75.44135" calcext:value-type="float">
            <text:p>75.44135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8.55" calcext:value-type="float">
            <text:p>1258.55</text:p>
          </table:table-cell>
          <table:table-cell office:value-type="float" office:value="258.6079" calcext:value-type="float">
            <text:p>258.6079</text:p>
          </table:table-cell>
          <table:table-cell office:value-type="float" office:value="0" calcext:value-type="float">
            <text:p>0</text:p>
          </table:table-cell>
          <table:table-cell office:value-type="float" office:value="0.0994477" calcext:value-type="float">
            <text:p>0.0994477</text:p>
          </table:table-cell>
          <table:table-cell office:value-type="float" office:value="0.3076859" calcext:value-type="float">
            <text:p>0.3076859</text:p>
          </table:table-cell>
          <table:table-cell office:value-type="float" office:value="0.3088522" calcext:value-type="float">
            <text:p>0.3088522</text:p>
          </table:table-cell>
          <table:table-cell office:value-type="float" office:value="0.3110158" calcext:value-type="float">
            <text:p>0.3110158</text:p>
          </table:table-cell>
          <table:table-cell office:value-type="float" office:value="0.3135634" calcext:value-type="float">
            <text:p>0.3135634</text:p>
          </table:table-cell>
          <table:table-cell office:value-type="float" office:value="0.3165218" calcext:value-type="float">
            <text:p>0.3165218</text:p>
          </table:table-cell>
          <table:table-cell office:value-type="float" office:value="0.3643881" calcext:value-type="float">
            <text:p>0.3643881</text:p>
          </table:table-cell>
          <table:table-cell office:value-type="float" office:value="0.3672568" calcext:value-type="float">
            <text:p>0.3672568</text:p>
          </table:table-cell>
          <table:table-cell office:value-type="float" office:value="0.3879965" calcext:value-type="float">
            <text:p>0.3879965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967E-015" calcext:value-type="float">
            <text:p>1.952967E-15</text:p>
          </table:table-cell>
          <table:table-cell office:value-type="float" office:value="1.911517E-015" calcext:value-type="float">
            <text:p>1.911517E-15</text:p>
          </table:table-cell>
          <table:table-cell office:value-type="float" office:value="9.767076E-016" calcext:value-type="float">
            <text:p>9.767076E-16</text:p>
          </table:table-cell>
          <table:table-cell office:value-type="float" office:value="9.911129E-016" calcext:value-type="float">
            <text:p>9.911129E-16</text:p>
          </table:table-cell>
          <table:table-cell office:value-type="float" office:value="9.695733E-016" calcext:value-type="float">
            <text:p>9.6957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8.13379" calcext:value-type="float">
            <text:p>-18.13379</text:p>
          </table:table-cell>
          <table:table-cell office:value-type="float" office:value="-0.0159818" calcext:value-type="float">
            <text:p>-0.0159818</text:p>
          </table:table-cell>
          <table:table-cell office:value-type="float" office:value="-0.01556928" calcext:value-type="float">
            <text:p>-0.01556928</text:p>
          </table:table-cell>
          <table:table-cell office:value-type="float" office:value="-0.01483806" calcext:value-type="float">
            <text:p>-0.01483806</text:p>
          </table:table-cell>
          <table:table-cell office:value-type="float" office:value="-0.01402349" calcext:value-type="float">
            <text:p>-0.01402349</text:p>
          </table:table-cell>
          <table:table-cell office:value-type="float" office:value="-0.01313537" calcext:value-type="float">
            <text:p>-0.01313537</text:p>
          </table:table-cell>
          <table:table-cell office:value-type="float" office:value="-0.01150377" calcext:value-type="float">
            <text:p>-0.01150377</text:p>
          </table:table-cell>
          <table:table-cell office:value-type="float" office:value="-0.01181316" calcext:value-type="float">
            <text:p>-0.01181316</text:p>
          </table:table-cell>
          <table:table-cell office:value-type="float" office:value="-0.006987646" calcext:value-type="float">
            <text:p>-0.006987646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196.573" calcext:value-type="float">
            <text:p>1196.573</text:p>
          </table:table-cell>
          <table:table-cell office:value-type="float" office:value="0" calcext:value-type="float">
            <text:p>0</text:p>
          </table:table-cell>
          <table:table-cell office:value-type="float" office:value="-0.009727455" calcext:value-type="float">
            <text:p>-0.009727455</text:p>
          </table:table-cell>
          <table:table-cell office:value-type="float" office:value="-0.0006804213" calcext:value-type="float">
            <text:p>-0.00068042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0" calcext:value-type="float">
            <text:p>15062000</text:p>
          </table:table-cell>
          <table:table-cell office:value-type="float" office:value="404.9001" calcext:value-type="float">
            <text:p>404.9001</text:p>
          </table:table-cell>
          <table:table-cell office:value-type="float" office:value="77.8354" calcext:value-type="float">
            <text:p>77.8354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60.815" calcext:value-type="float">
            <text:p>1260.815</text:p>
          </table:table-cell>
          <table:table-cell office:value-type="float" office:value="261.749" calcext:value-type="float">
            <text:p>261.749</text:p>
          </table:table-cell>
          <table:table-cell office:value-type="float" office:value="0" calcext:value-type="float">
            <text:p>0</text:p>
          </table:table-cell>
          <table:table-cell office:value-type="float" office:value="0.2784415" calcext:value-type="float">
            <text:p>0.2784415</text:p>
          </table:table-cell>
          <table:table-cell office:value-type="float" office:value="0.3040055" calcext:value-type="float">
            <text:p>0.3040055</text:p>
          </table:table-cell>
          <table:table-cell office:value-type="float" office:value="0.3134542" calcext:value-type="float">
            <text:p>0.3134542</text:p>
          </table:table-cell>
          <table:table-cell office:value-type="float" office:value="0.3178162" calcext:value-type="float">
            <text:p>0.3178162</text:p>
          </table:table-cell>
          <table:table-cell office:value-type="float" office:value="0.3179457" calcext:value-type="float">
            <text:p>0.3179457</text:p>
          </table:table-cell>
          <table:table-cell office:value-type="float" office:value="0.3174162" calcext:value-type="float">
            <text:p>0.3174162</text:p>
          </table:table-cell>
          <table:table-cell office:value-type="float" office:value="0.3611319" calcext:value-type="float">
            <text:p>0.3611319</text:p>
          </table:table-cell>
          <table:table-cell office:value-type="float" office:value="0.3667286" calcext:value-type="float">
            <text:p>0.3667286</text:p>
          </table:table-cell>
          <table:table-cell office:value-type="float" office:value="0.3881406" calcext:value-type="float">
            <text:p>0.3881406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084E-015" calcext:value-type="float">
            <text:p>1.953084E-15</text:p>
          </table:table-cell>
          <table:table-cell office:value-type="float" office:value="1.911474E-015" calcext:value-type="float">
            <text:p>1.911474E-15</text:p>
          </table:table-cell>
          <table:table-cell office:value-type="float" office:value="9.767026E-016" calcext:value-type="float">
            <text:p>9.767026E-16</text:p>
          </table:table-cell>
          <table:table-cell office:value-type="float" office:value="9.911107E-016" calcext:value-type="float">
            <text:p>9.911107E-16</text:p>
          </table:table-cell>
          <table:table-cell office:value-type="float" office:value="9.695691E-016" calcext:value-type="float">
            <text:p>9.69569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3365658" calcext:value-type="float">
            <text:p>-0.03365658</text:p>
          </table:table-cell>
          <table:table-cell office:value-type="float" office:value="-0.01720551" calcext:value-type="float">
            <text:p>-0.01720551</text:p>
          </table:table-cell>
          <table:table-cell office:value-type="float" office:value="-0.01397127" calcext:value-type="float">
            <text:p>-0.01397127</text:p>
          </table:table-cell>
          <table:table-cell office:value-type="float" office:value="-0.01273041" calcext:value-type="float">
            <text:p>-0.01273041</text:p>
          </table:table-cell>
          <table:table-cell office:value-type="float" office:value="-0.01272407" calcext:value-type="float">
            <text:p>-0.01272407</text:p>
          </table:table-cell>
          <table:table-cell office:value-type="float" office:value="-0.01288923" calcext:value-type="float">
            <text:p>-0.01288923</text:p>
          </table:table-cell>
          <table:table-cell office:value-type="float" office:value="-0.01255957" calcext:value-type="float">
            <text:p>-0.01255957</text:p>
          </table:table-cell>
          <table:table-cell office:value-type="float" office:value="-0.01197694" calcext:value-type="float">
            <text:p>-0.01197694</text:p>
          </table:table-cell>
          <table:table-cell office:value-type="float" office:value="-0.006962687" calcext:value-type="float">
            <text:p>-0.006962687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203.275" calcext:value-type="float">
            <text:p>1203.275</text:p>
          </table:table-cell>
          <table:table-cell office:value-type="float" office:value="0" calcext:value-type="float">
            <text:p>0</text:p>
          </table:table-cell>
          <table:table-cell office:value-type="float" office:value="-0.009725535" calcext:value-type="float">
            <text:p>-0.009725535</text:p>
          </table:table-cell>
          <table:table-cell office:value-type="float" office:value="-0.0006810621" calcext:value-type="float">
            <text:p>-0.000681062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405.3002" calcext:value-type="float">
            <text:p>405.3002</text:p>
          </table:table-cell>
          <table:table-cell office:value-type="float" office:value="80.54276" calcext:value-type="float">
            <text:p>80.54276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6.959" calcext:value-type="float">
            <text:p>1256.959</text:p>
          </table:table-cell>
          <table:table-cell office:value-type="float" office:value="263.298" calcext:value-type="float">
            <text:p>263.298</text:p>
          </table:table-cell>
          <table:table-cell office:value-type="float" office:value="0" calcext:value-type="float">
            <text:p>0</text:p>
          </table:table-cell>
          <table:table-cell office:value-type="float" office:value="0.1126698" calcext:value-type="float">
            <text:p>0.1126698</text:p>
          </table:table-cell>
          <table:table-cell office:value-type="float" office:value="0.3017265" calcext:value-type="float">
            <text:p>0.3017265</text:p>
          </table:table-cell>
          <table:table-cell office:value-type="float" office:value="0.30297" calcext:value-type="float">
            <text:p>0.30297</text:p>
          </table:table-cell>
          <table:table-cell office:value-type="float" office:value="0.3059937" calcext:value-type="float">
            <text:p>0.3059937</text:p>
          </table:table-cell>
          <table:table-cell office:value-type="float" office:value="0.308774" calcext:value-type="float">
            <text:p>0.308774</text:p>
          </table:table-cell>
          <table:table-cell office:value-type="float" office:value="0.3112145" calcext:value-type="float">
            <text:p>0.3112145</text:p>
          </table:table-cell>
          <table:table-cell office:value-type="float" office:value="0.3585382" calcext:value-type="float">
            <text:p>0.3585382</text:p>
          </table:table-cell>
          <table:table-cell office:value-type="float" office:value="0.3661155" calcext:value-type="float">
            <text:p>0.3661155</text:p>
          </table:table-cell>
          <table:table-cell office:value-type="float" office:value="0.3882226" calcext:value-type="float">
            <text:p>0.3882226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241E-015" calcext:value-type="float">
            <text:p>1.953241E-15</text:p>
          </table:table-cell>
          <table:table-cell office:value-type="float" office:value="1.911414E-015" calcext:value-type="float">
            <text:p>1.911414E-15</text:p>
          </table:table-cell>
          <table:table-cell office:value-type="float" office:value="9.766966E-016" calcext:value-type="float">
            <text:p>9.766966E-16</text:p>
          </table:table-cell>
          <table:table-cell office:value-type="float" office:value="9.911064E-016" calcext:value-type="float">
            <text:p>9.911064E-16</text:p>
          </table:table-cell>
          <table:table-cell office:value-type="float" office:value="9.695648E-016" calcext:value-type="float">
            <text:p>9.69564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8.06594" calcext:value-type="float">
            <text:p>-8.06594</text:p>
          </table:table-cell>
          <table:table-cell office:value-type="float" office:value="-0.01832108" calcext:value-type="float">
            <text:p>-0.01832108</text:p>
          </table:table-cell>
          <table:table-cell office:value-type="float" office:value="-0.01781292" calcext:value-type="float">
            <text:p>-0.01781292</text:p>
          </table:table-cell>
          <table:table-cell office:value-type="float" office:value="-0.01661838" calcext:value-type="float">
            <text:p>-0.01661838</text:p>
          </table:table-cell>
          <table:table-cell office:value-type="float" office:value="-0.01560686" calcext:value-type="float">
            <text:p>-0.01560686</text:p>
          </table:table-cell>
          <table:table-cell office:value-type="float" office:value="-0.01477548" calcext:value-type="float">
            <text:p>-0.01477548</text:p>
          </table:table-cell>
          <table:table-cell office:value-type="float" office:value="-0.01345809" calcext:value-type="float">
            <text:p>-0.01345809</text:p>
          </table:table-cell>
          <table:table-cell office:value-type="float" office:value="-0.01217068" calcext:value-type="float">
            <text:p>-0.01217068</text:p>
          </table:table-cell>
          <table:table-cell office:value-type="float" office:value="-0.006948499" calcext:value-type="float">
            <text:p>-0.006948499</text:p>
          </table:table-cell>
          <table:table-cell office:value-type="float" office:value="-0.003763352" calcext:value-type="float">
            <text:p>-0.003763352</text:p>
          </table:table-cell>
          <table:table-cell office:value-type="float" office:value="1208.379" calcext:value-type="float">
            <text:p>1208.379</text:p>
          </table:table-cell>
          <table:table-cell office:value-type="float" office:value="0" calcext:value-type="float">
            <text:p>0</text:p>
          </table:table-cell>
          <table:table-cell office:value-type="float" office:value="-0.009720213" calcext:value-type="float">
            <text:p>-0.009720213</text:p>
          </table:table-cell>
          <table:table-cell office:value-type="float" office:value="-0.0006819087" calcext:value-type="float">
            <text:p>-0.00068190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2" calcext:value-type="float">
            <text:p>-1.2284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0" calcext:value-type="float">
            <text:p>17062000</text:p>
          </table:table-cell>
          <table:table-cell office:value-type="float" office:value="405.3002" calcext:value-type="float">
            <text:p>405.3002</text:p>
          </table:table-cell>
          <table:table-cell office:value-type="float" office:value="81.14597" calcext:value-type="float">
            <text:p>81.14597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5.584" calcext:value-type="float">
            <text:p>1255.584</text:p>
          </table:table-cell>
          <table:table-cell office:value-type="float" office:value="264.0699" calcext:value-type="float">
            <text:p>264.0699</text:p>
          </table:table-cell>
          <table:table-cell office:value-type="float" office:value="0" calcext:value-type="float">
            <text:p>0</text:p>
          </table:table-cell>
          <table:table-cell office:value-type="float" office:value="0.07776085" calcext:value-type="float">
            <text:p>0.07776085</text:p>
          </table:table-cell>
          <table:table-cell office:value-type="float" office:value="0.2997007" calcext:value-type="float">
            <text:p>0.2997007</text:p>
          </table:table-cell>
          <table:table-cell office:value-type="float" office:value="0.3005295" calcext:value-type="float">
            <text:p>0.3005295</text:p>
          </table:table-cell>
          <table:table-cell office:value-type="float" office:value="0.3027765" calcext:value-type="float">
            <text:p>0.3027765</text:p>
          </table:table-cell>
          <table:table-cell office:value-type="float" office:value="0.3051042" calcext:value-type="float">
            <text:p>0.3051042</text:p>
          </table:table-cell>
          <table:table-cell office:value-type="float" office:value="0.3074465" calcext:value-type="float">
            <text:p>0.3074465</text:p>
          </table:table-cell>
          <table:table-cell office:value-type="float" office:value="0.3559025" calcext:value-type="float">
            <text:p>0.3559025</text:p>
          </table:table-cell>
          <table:table-cell office:value-type="float" office:value="0.3654279" calcext:value-type="float">
            <text:p>0.3654279</text:p>
          </table:table-cell>
          <table:table-cell office:value-type="float" office:value="0.3882319" calcext:value-type="float">
            <text:p>0.3882319</text:p>
          </table:table-cell>
          <table:table-cell office:value-type="float" office:value="0.4139538" calcext:value-type="float">
            <text:p>0.4139538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429E-015" calcext:value-type="float">
            <text:p>1.953429E-15</text:p>
          </table:table-cell>
          <table:table-cell office:value-type="float" office:value="1.911345E-015" calcext:value-type="float">
            <text:p>1.911345E-15</text:p>
          </table:table-cell>
          <table:table-cell office:value-type="float" office:value="9.766908E-016" calcext:value-type="float">
            <text:p>9.766908E-16</text:p>
          </table:table-cell>
          <table:table-cell office:value-type="float" office:value="9.91101E-016" calcext:value-type="float">
            <text:p>9.91101E-16</text:p>
          </table:table-cell>
          <table:table-cell office:value-type="float" office:value="9.695601E-016" calcext:value-type="float">
            <text:p>9.69560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79.79964" calcext:value-type="float">
            <text:p>-79.79964</text:p>
          </table:table-cell>
          <table:table-cell office:value-type="float" office:value="-0.01920905" calcext:value-type="float">
            <text:p>-0.01920905</text:p>
          </table:table-cell>
          <table:table-cell office:value-type="float" office:value="-0.01884615" calcext:value-type="float">
            <text:p>-0.01884615</text:p>
          </table:table-cell>
          <table:table-cell office:value-type="float" office:value="-0.01789393" calcext:value-type="float">
            <text:p>-0.01789393</text:p>
          </table:table-cell>
          <table:table-cell office:value-type="float" office:value="-0.0169679" calcext:value-type="float">
            <text:p>-0.0169679</text:p>
          </table:table-cell>
          <table:table-cell office:value-type="float" office:value="-0.01608705" calcext:value-type="float">
            <text:p>-0.01608705</text:p>
          </table:table-cell>
          <table:table-cell office:value-type="float" office:value="-0.01445302" calcext:value-type="float">
            <text:p>-0.01445302</text:p>
          </table:table-cell>
          <table:table-cell office:value-type="float" office:value="-0.01239222" calcext:value-type="float">
            <text:p>-0.01239222</text:p>
          </table:table-cell>
          <table:table-cell office:value-type="float" office:value="-0.006946816" calcext:value-type="float">
            <text:p>-0.006946816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212.703" calcext:value-type="float">
            <text:p>1212.703</text:p>
          </table:table-cell>
          <table:table-cell office:value-type="float" office:value="0" calcext:value-type="float">
            <text:p>0</text:p>
          </table:table-cell>
          <table:table-cell office:value-type="float" office:value="-0.009726268" calcext:value-type="float">
            <text:p>-0.009726268</text:p>
          </table:table-cell>
          <table:table-cell office:value-type="float" office:value="-0.0006828968" calcext:value-type="float">
            <text:p>-0.000682896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0" calcext:value-type="float">
            <text:p>18062000</text:p>
          </table:table-cell>
          <table:table-cell office:value-type="float" office:value="408.5002" calcext:value-type="float">
            <text:p>408.5002</text:p>
          </table:table-cell>
          <table:table-cell office:value-type="float" office:value="82.65054" calcext:value-type="float">
            <text:p>82.65054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6.832" calcext:value-type="float">
            <text:p>1256.832</text:p>
          </table:table-cell>
          <table:table-cell office:value-type="float" office:value="264.518" calcext:value-type="float">
            <text:p>264.518</text:p>
          </table:table-cell>
          <table:table-cell office:value-type="float" office:value="0" calcext:value-type="float">
            <text:p>0</text:p>
          </table:table-cell>
          <table:table-cell office:value-type="float" office:value="0.2824352" calcext:value-type="float">
            <text:p>0.2824352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0.2969446" calcext:value-type="float">
            <text:p>0.2969446</text:p>
          </table:table-cell>
          <table:table-cell office:value-type="float" office:value="0.3016022" calcext:value-type="float">
            <text:p>0.3016022</text:p>
          </table:table-cell>
          <table:table-cell office:value-type="float" office:value="0.3038225" calcext:value-type="float">
            <text:p>0.3038225</text:p>
          </table:table-cell>
          <table:table-cell office:value-type="float" office:value="0.3059365" calcext:value-type="float">
            <text:p>0.3059365</text:p>
          </table:table-cell>
          <table:table-cell office:value-type="float" office:value="0.3542872" calcext:value-type="float">
            <text:p>0.3542872</text:p>
          </table:table-cell>
          <table:table-cell office:value-type="float" office:value="0.364726" calcext:value-type="float">
            <text:p>0.364726</text:p>
          </table:table-cell>
          <table:table-cell office:value-type="float" office:value="0.3882203" calcext:value-type="float">
            <text:p>0.3882203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566E-015" calcext:value-type="float">
            <text:p>1.953566E-15</text:p>
          </table:table-cell>
          <table:table-cell office:value-type="float" office:value="1.911296E-015" calcext:value-type="float">
            <text:p>1.911296E-15</text:p>
          </table:table-cell>
          <table:table-cell office:value-type="float" office:value="9.766847E-016" calcext:value-type="float">
            <text:p>9.766847E-16</text:p>
          </table:table-cell>
          <table:table-cell office:value-type="float" office:value="9.910968E-016" calcext:value-type="float">
            <text:p>9.910968E-16</text:p>
          </table:table-cell>
          <table:table-cell office:value-type="float" office:value="9.695571E-016" calcext:value-type="float">
            <text:p>9.69557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933796" calcext:value-type="float">
            <text:p>-0.02933796</text:p>
          </table:table-cell>
          <table:table-cell office:value-type="float" office:value="-0.02470167" calcext:value-type="float">
            <text:p>-0.02470167</text:p>
          </table:table-cell>
          <table:table-cell office:value-type="float" office:value="-0.02042422" calcext:value-type="float">
            <text:p>-0.02042422</text:p>
          </table:table-cell>
          <table:table-cell office:value-type="float" office:value="-0.0183692" calcext:value-type="float">
            <text:p>-0.0183692</text:p>
          </table:table-cell>
          <table:table-cell office:value-type="float" office:value="-0.01747337" calcext:value-type="float">
            <text:p>-0.01747337</text:p>
          </table:table-cell>
          <table:table-cell office:value-type="float" office:value="-0.01665094" calcext:value-type="float">
            <text:p>-0.01665094</text:p>
          </table:table-cell>
          <table:table-cell office:value-type="float" office:value="-0.01510384" calcext:value-type="float">
            <text:p>-0.01510384</text:p>
          </table:table-cell>
          <table:table-cell office:value-type="float" office:value="-0.01262324" calcext:value-type="float">
            <text:p>-0.01262324</text:p>
          </table:table-cell>
          <table:table-cell office:value-type="float" office:value="-0.00694875" calcext:value-type="float">
            <text:p>-0.00694875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216.695" calcext:value-type="float">
            <text:p>1216.695</text:p>
          </table:table-cell>
          <table:table-cell office:value-type="float" office:value="0" calcext:value-type="float">
            <text:p>0</text:p>
          </table:table-cell>
          <table:table-cell office:value-type="float" office:value="-0.009729617" calcext:value-type="float">
            <text:p>-0.009729617</text:p>
          </table:table-cell>
          <table:table-cell office:value-type="float" office:value="-0.0006835953" calcext:value-type="float">
            <text:p>-0.00068359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0" calcext:value-type="float">
            <text:p>19062000</text:p>
          </table:table-cell>
          <table:table-cell office:value-type="float" office:value="414.8002" calcext:value-type="float">
            <text:p>414.8002</text:p>
          </table:table-cell>
          <table:table-cell office:value-type="float" office:value="85.63675" calcext:value-type="float">
            <text:p>85.63675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9.899" calcext:value-type="float">
            <text:p>1259.899</text:p>
          </table:table-cell>
          <table:table-cell office:value-type="float" office:value="264.7658" calcext:value-type="float">
            <text:p>264.7658</text:p>
          </table:table-cell>
          <table:table-cell office:value-type="float" office:value="0" calcext:value-type="float">
            <text:p>0</text:p>
          </table:table-cell>
          <table:table-cell office:value-type="float" office:value="0.3724736" calcext:value-type="float">
            <text:p>0.3724736</text:p>
          </table:table-cell>
          <table:table-cell office:value-type="float" office:value="0.3710346" calcext:value-type="float">
            <text:p>0.3710346</text:p>
          </table:table-cell>
          <table:table-cell office:value-type="float" office:value="0.3179593" calcext:value-type="float">
            <text:p>0.3179593</text:p>
          </table:table-cell>
          <table:table-cell office:value-type="float" office:value="0.301137" calcext:value-type="float">
            <text:p>0.301137</text:p>
          </table:table-cell>
          <table:table-cell office:value-type="float" office:value="0.3020582" calcext:value-type="float">
            <text:p>0.3020582</text:p>
          </table:table-cell>
          <table:table-cell office:value-type="float" office:value="0.305048" calcext:value-type="float">
            <text:p>0.305048</text:p>
          </table:table-cell>
          <table:table-cell office:value-type="float" office:value="0.3564813" calcext:value-type="float">
            <text:p>0.3564813</text:p>
          </table:table-cell>
          <table:table-cell office:value-type="float" office:value="0.364132" calcext:value-type="float">
            <text:p>0.364132</text:p>
          </table:table-cell>
          <table:table-cell office:value-type="float" office:value="0.3881515" calcext:value-type="float">
            <text:p>0.3881515</text:p>
          </table:table-cell>
          <table:table-cell office:value-type="float" office:value="0.4139538" calcext:value-type="float">
            <text:p>0.413953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689E-015" calcext:value-type="float">
            <text:p>1.953689E-15</text:p>
          </table:table-cell>
          <table:table-cell office:value-type="float" office:value="1.911249E-015" calcext:value-type="float">
            <text:p>1.911249E-15</text:p>
          </table:table-cell>
          <table:table-cell office:value-type="float" office:value="9.766789E-016" calcext:value-type="float">
            <text:p>9.766789E-16</text:p>
          </table:table-cell>
          <table:table-cell office:value-type="float" office:value="9.910945E-016" calcext:value-type="float">
            <text:p>9.910945E-16</text:p>
          </table:table-cell>
          <table:table-cell office:value-type="float" office:value="9.695539E-016" calcext:value-type="float">
            <text:p>9.69553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3997938" calcext:value-type="float">
            <text:p>-0.003997938</text:p>
          </table:table-cell>
          <table:table-cell office:value-type="float" office:value="-0.00410234" calcext:value-type="float">
            <text:p>-0.00410234</text:p>
          </table:table-cell>
          <table:table-cell office:value-type="float" office:value="-0.0130956" calcext:value-type="float">
            <text:p>-0.0130956</text:p>
          </table:table-cell>
          <table:table-cell office:value-type="float" office:value="-0.01873724" calcext:value-type="float">
            <text:p>-0.01873724</text:p>
          </table:table-cell>
          <table:table-cell office:value-type="float" office:value="-0.01821343" calcext:value-type="float">
            <text:p>-0.01821343</text:p>
          </table:table-cell>
          <table:table-cell office:value-type="float" office:value="-0.0169977" calcext:value-type="float">
            <text:p>-0.0169977</text:p>
          </table:table-cell>
          <table:table-cell office:value-type="float" office:value="-0.01421895" calcext:value-type="float">
            <text:p>-0.01421895</text:p>
          </table:table-cell>
          <table:table-cell office:value-type="float" office:value="-0.01282392" calcext:value-type="float">
            <text:p>-0.01282392</text:p>
          </table:table-cell>
          <table:table-cell office:value-type="float" office:value="-0.006960529" calcext:value-type="float">
            <text:p>-0.006960529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220.539" calcext:value-type="float">
            <text:p>1220.539</text:p>
          </table:table-cell>
          <table:table-cell office:value-type="float" office:value="0" calcext:value-type="float">
            <text:p>0</text:p>
          </table:table-cell>
          <table:table-cell office:value-type="float" office:value="-0.009727622" calcext:value-type="float">
            <text:p>-0.009727622</text:p>
          </table:table-cell>
          <table:table-cell office:value-type="float" office:value="-0.0006842444" calcext:value-type="float">
            <text:p>-0.00068424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414.8002" calcext:value-type="float">
            <text:p>414.8002</text:p>
          </table:table-cell>
          <table:table-cell office:value-type="float" office:value="88.78396" calcext:value-type="float">
            <text:p>88.78396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5.693" calcext:value-type="float">
            <text:p>1255.693</text:p>
          </table:table-cell>
          <table:table-cell office:value-type="float" office:value="265.8236" calcext:value-type="float">
            <text:p>265.8236</text:p>
          </table:table-cell>
          <table:table-cell office:value-type="float" office:value="0" calcext:value-type="float">
            <text:p>0</text:p>
          </table:table-cell>
          <table:table-cell office:value-type="float" office:value="0.08345946" calcext:value-type="float">
            <text:p>0.08345946</text:p>
          </table:table-cell>
          <table:table-cell office:value-type="float" office:value="0.3052068" calcext:value-type="float">
            <text:p>0.3052068</text:p>
          </table:table-cell>
          <table:table-cell office:value-type="float" office:value="0.3059043" calcext:value-type="float">
            <text:p>0.3059043</text:p>
          </table:table-cell>
          <table:table-cell office:value-type="float" office:value="0.3063498" calcext:value-type="float">
            <text:p>0.3063498</text:p>
          </table:table-cell>
          <table:table-cell office:value-type="float" office:value="0.3062902" calcext:value-type="float">
            <text:p>0.3062902</text:p>
          </table:table-cell>
          <table:table-cell office:value-type="float" office:value="0.3068887" calcext:value-type="float">
            <text:p>0.3068887</text:p>
          </table:table-cell>
          <table:table-cell office:value-type="float" office:value="0.3540289" calcext:value-type="float">
            <text:p>0.3540289</text:p>
          </table:table-cell>
          <table:table-cell office:value-type="float" office:value="0.3637426" calcext:value-type="float">
            <text:p>0.3637426</text:p>
          </table:table-cell>
          <table:table-cell office:value-type="float" office:value="0.3880972" calcext:value-type="float">
            <text:p>0.3880972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833E-015" calcext:value-type="float">
            <text:p>1.953833E-15</text:p>
          </table:table-cell>
          <table:table-cell office:value-type="float" office:value="1.911193E-015" calcext:value-type="float">
            <text:p>1.911193E-15</text:p>
          </table:table-cell>
          <table:table-cell office:value-type="float" office:value="9.766726E-016" calcext:value-type="float">
            <text:p>9.766726E-16</text:p>
          </table:table-cell>
          <table:table-cell office:value-type="float" office:value="9.910911E-016" calcext:value-type="float">
            <text:p>9.910911E-16</text:p>
          </table:table-cell>
          <table:table-cell office:value-type="float" office:value="9.695502E-016" calcext:value-type="float">
            <text:p>9.695502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2.16912" calcext:value-type="float">
            <text:p>-52.16912</text:p>
          </table:table-cell>
          <table:table-cell office:value-type="float" office:value="-0.01690258" calcext:value-type="float">
            <text:p>-0.01690258</text:p>
          </table:table-cell>
          <table:table-cell office:value-type="float" office:value="-0.01663883" calcext:value-type="float">
            <text:p>-0.01663883</text:p>
          </table:table-cell>
          <table:table-cell office:value-type="float" office:value="-0.01648187" calcext:value-type="float">
            <text:p>-0.01648187</text:p>
          </table:table-cell>
          <table:table-cell office:value-type="float" office:value="-0.01651945" calcext:value-type="float">
            <text:p>-0.01651945</text:p>
          </table:table-cell>
          <table:table-cell office:value-type="float" office:value="-0.01630026" calcext:value-type="float">
            <text:p>-0.01630026</text:p>
          </table:table-cell>
          <table:table-cell office:value-type="float" office:value="-0.01521306" calcext:value-type="float">
            <text:p>-0.01521306</text:p>
          </table:table-cell>
          <table:table-cell office:value-type="float" office:value="-0.01295582" calcext:value-type="float">
            <text:p>-0.01295582</text:p>
          </table:table-cell>
          <table:table-cell office:value-type="float" office:value="-0.006969849" calcext:value-type="float">
            <text:p>-0.006969849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225.162" calcext:value-type="float">
            <text:p>1225.162</text:p>
          </table:table-cell>
          <table:table-cell office:value-type="float" office:value="0" calcext:value-type="float">
            <text:p>0</text:p>
          </table:table-cell>
          <table:table-cell office:value-type="float" office:value="-0.00972413" calcext:value-type="float">
            <text:p>-0.00972413</text:p>
          </table:table-cell>
          <table:table-cell office:value-type="float" office:value="-0.0006850176" calcext:value-type="float">
            <text:p>-0.00068501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0" calcext:value-type="float">
            <text:p>21062000</text:p>
          </table:table-cell>
          <table:table-cell office:value-type="float" office:value="432.0002" calcext:value-type="float">
            <text:p>432.0002</text:p>
          </table:table-cell>
          <table:table-cell office:value-type="float" office:value="90.10851" calcext:value-type="float">
            <text:p>90.10851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68.438" calcext:value-type="float">
            <text:p>1268.438</text:p>
          </table:table-cell>
          <table:table-cell office:value-type="float" office:value="268.9532" calcext:value-type="float">
            <text:p>268.9532</text:p>
          </table:table-cell>
          <table:table-cell office:value-type="float" office:value="0" calcext:value-type="float">
            <text:p>0</text:p>
          </table:table-cell>
          <table:table-cell office:value-type="float" office:value="0.3612967" calcext:value-type="float">
            <text:p>0.3612967</text:p>
          </table:table-cell>
          <table:table-cell office:value-type="float" office:value="0.3621686" calcext:value-type="float">
            <text:p>0.3621686</text:p>
          </table:table-cell>
          <table:table-cell office:value-type="float" office:value="0.3637957" calcext:value-type="float">
            <text:p>0.3637957</text:p>
          </table:table-cell>
          <table:table-cell office:value-type="float" office:value="0.3598725" calcext:value-type="float">
            <text:p>0.3598725</text:p>
          </table:table-cell>
          <table:table-cell office:value-type="float" office:value="0.3442045" calcext:value-type="float">
            <text:p>0.3442045</text:p>
          </table:table-cell>
          <table:table-cell office:value-type="float" office:value="0.3257774" calcext:value-type="float">
            <text:p>0.3257774</text:p>
          </table:table-cell>
          <table:table-cell office:value-type="float" office:value="0.3639943" calcext:value-type="float">
            <text:p>0.3639943</text:p>
          </table:table-cell>
          <table:table-cell office:value-type="float" office:value="0.3640247" calcext:value-type="float">
            <text:p>0.3640247</text:p>
          </table:table-cell>
          <table:table-cell office:value-type="float" office:value="0.3878864" calcext:value-type="float">
            <text:p>0.3878864</text:p>
          </table:table-cell>
          <table:table-cell office:value-type="float" office:value="0.4138675" calcext:value-type="float">
            <text:p>0.413867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98E-015" calcext:value-type="float">
            <text:p>1.95398E-15</text:p>
          </table:table-cell>
          <table:table-cell office:value-type="float" office:value="1.911139E-015" calcext:value-type="float">
            <text:p>1.911139E-15</text:p>
          </table:table-cell>
          <table:table-cell office:value-type="float" office:value="9.766664E-016" calcext:value-type="float">
            <text:p>9.766664E-16</text:p>
          </table:table-cell>
          <table:table-cell office:value-type="float" office:value="9.910889E-016" calcext:value-type="float">
            <text:p>9.910889E-16</text:p>
          </table:table-cell>
          <table:table-cell office:value-type="float" office:value="9.69546E-016" calcext:value-type="float">
            <text:p>9.6954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5159875" calcext:value-type="float">
            <text:p>-0.005159875</text:p>
          </table:table-cell>
          <table:table-cell office:value-type="float" office:value="-0.005093068" calcext:value-type="float">
            <text:p>-0.005093068</text:p>
          </table:table-cell>
          <table:table-cell office:value-type="float" office:value="-0.004938914" calcext:value-type="float">
            <text:p>-0.004938914</text:p>
          </table:table-cell>
          <table:table-cell office:value-type="float" office:value="-0.005335566" calcext:value-type="float">
            <text:p>-0.005335566</text:p>
          </table:table-cell>
          <table:table-cell office:value-type="float" office:value="-0.007372011" calcext:value-type="float">
            <text:p>-0.007372011</text:p>
          </table:table-cell>
          <table:table-cell office:value-type="float" office:value="-0.01091359" calcext:value-type="float">
            <text:p>-0.01091359</text:p>
          </table:table-cell>
          <table:table-cell office:value-type="float" office:value="-0.01164563" calcext:value-type="float">
            <text:p>-0.01164563</text:p>
          </table:table-cell>
          <table:table-cell office:value-type="float" office:value="-0.01286326" calcext:value-type="float">
            <text:p>-0.01286326</text:p>
          </table:table-cell>
          <table:table-cell office:value-type="float" office:value="-0.00700641" calcext:value-type="float">
            <text:p>-0.00700641</text:p>
          </table:table-cell>
          <table:table-cell office:value-type="float" office:value="-0.003771184" calcext:value-type="float">
            <text:p>-0.003771184</text:p>
          </table:table-cell>
          <table:table-cell office:value-type="float" office:value="1232.125" calcext:value-type="float">
            <text:p>1232.125</text:p>
          </table:table-cell>
          <table:table-cell office:value-type="float" office:value="0" calcext:value-type="float">
            <text:p>0</text:p>
          </table:table-cell>
          <table:table-cell office:value-type="float" office:value="-0.00972368" calcext:value-type="float">
            <text:p>-0.00972368</text:p>
          </table:table-cell>
          <table:table-cell office:value-type="float" office:value="-0.0006857919" calcext:value-type="float">
            <text:p>-0.000685791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911" calcext:value-type="float">
            <text:p>-1.2289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0" calcext:value-type="float">
            <text:p>22062000</text:p>
          </table:table-cell>
          <table:table-cell office:value-type="float" office:value="439.2003" calcext:value-type="float">
            <text:p>439.2003</text:p>
          </table:table-cell>
          <table:table-cell office:value-type="float" office:value="93.74406" calcext:value-type="float">
            <text:p>93.74406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67.302" calcext:value-type="float">
            <text:p>1267.302</text:p>
          </table:table-cell>
          <table:table-cell office:value-type="float" office:value="273.6541" calcext:value-type="float">
            <text:p>273.6541</text:p>
          </table:table-cell>
          <table:table-cell office:value-type="float" office:value="0" calcext:value-type="float">
            <text:p>0</text:p>
          </table:table-cell>
          <table:table-cell office:value-type="float" office:value="0.3482629" calcext:value-type="float">
            <text:p>0.3482629</text:p>
          </table:table-cell>
          <table:table-cell office:value-type="float" office:value="0.3493669" calcext:value-type="float">
            <text:p>0.3493669</text:p>
          </table:table-cell>
          <table:table-cell office:value-type="float" office:value="0.3507588" calcext:value-type="float">
            <text:p>0.3507588</text:p>
          </table:table-cell>
          <table:table-cell office:value-type="float" office:value="0.3467523" calcext:value-type="float">
            <text:p>0.3467523</text:p>
          </table:table-cell>
          <table:table-cell office:value-type="float" office:value="0.3385926" calcext:value-type="float">
            <text:p>0.3385926</text:p>
          </table:table-cell>
          <table:table-cell office:value-type="float" office:value="0.3327267" calcext:value-type="float">
            <text:p>0.3327267</text:p>
          </table:table-cell>
          <table:table-cell office:value-type="float" office:value="0.3671641" calcext:value-type="float">
            <text:p>0.3671641</text:p>
          </table:table-cell>
          <table:table-cell office:value-type="float" office:value="0.3646708" calcext:value-type="float">
            <text:p>0.3646708</text:p>
          </table:table-cell>
          <table:table-cell office:value-type="float" office:value="0.3879163" calcext:value-type="float">
            <text:p>0.3879163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124E-015" calcext:value-type="float">
            <text:p>1.954124E-15</text:p>
          </table:table-cell>
          <table:table-cell office:value-type="float" office:value="1.911086E-015" calcext:value-type="float">
            <text:p>1.911086E-15</text:p>
          </table:table-cell>
          <table:table-cell office:value-type="float" office:value="9.766595E-016" calcext:value-type="float">
            <text:p>9.766595E-16</text:p>
          </table:table-cell>
          <table:table-cell office:value-type="float" office:value="9.910864E-016" calcext:value-type="float">
            <text:p>9.910864E-16</text:p>
          </table:table-cell>
          <table:table-cell office:value-type="float" office:value="9.695426E-016" calcext:value-type="float">
            <text:p>9.69542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681869" calcext:value-type="float">
            <text:p>-0.006681869</text:p>
          </table:table-cell>
          <table:table-cell office:value-type="float" office:value="-0.006552033" calcext:value-type="float">
            <text:p>-0.006552033</text:p>
          </table:table-cell>
          <table:table-cell office:value-type="float" office:value="-0.006374671" calcext:value-type="float">
            <text:p>-0.006374671</text:p>
          </table:table-cell>
          <table:table-cell office:value-type="float" office:value="-0.00695052" calcext:value-type="float">
            <text:p>-0.00695052</text:p>
          </table:table-cell>
          <table:table-cell office:value-type="float" office:value="-0.008251349" calcext:value-type="float">
            <text:p>-0.008251349</text:p>
          </table:table-cell>
          <table:table-cell office:value-type="float" office:value="-0.009321051" calcext:value-type="float">
            <text:p>-0.009321051</text:p>
          </table:table-cell>
          <table:table-cell office:value-type="float" office:value="-0.01071543" calcext:value-type="float">
            <text:p>-0.01071543</text:p>
          </table:table-cell>
          <table:table-cell office:value-type="float" office:value="-0.0126463" calcext:value-type="float">
            <text:p>-0.0126463</text:p>
          </table:table-cell>
          <table:table-cell office:value-type="float" office:value="-0.007001273" calcext:value-type="float">
            <text:p>-0.007001273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240.432" calcext:value-type="float">
            <text:p>1240.432</text:p>
          </table:table-cell>
          <table:table-cell office:value-type="float" office:value="0" calcext:value-type="float">
            <text:p>0</text:p>
          </table:table-cell>
          <table:table-cell office:value-type="float" office:value="-0.009726885" calcext:value-type="float">
            <text:p>-0.009726885</text:p>
          </table:table-cell>
          <table:table-cell office:value-type="float" office:value="-0.0006865713" calcext:value-type="float">
            <text:p>-0.00068657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0" calcext:value-type="float">
            <text:p>23062000</text:p>
          </table:table-cell>
          <table:table-cell office:value-type="float" office:value="439.3003" calcext:value-type="float">
            <text:p>439.3003</text:p>
          </table:table-cell>
          <table:table-cell office:value-type="float" office:value="97.2213" calcext:value-type="float">
            <text:p>97.2213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60.114" calcext:value-type="float">
            <text:p>1260.114</text:p>
          </table:table-cell>
          <table:table-cell office:value-type="float" office:value="277.4654" calcext:value-type="float">
            <text:p>277.4654</text:p>
          </table:table-cell>
          <table:table-cell office:value-type="float" office:value="0" calcext:value-type="float">
            <text:p>0</text:p>
          </table:table-cell>
          <table:table-cell office:value-type="float" office:value="0.0826756" calcext:value-type="float">
            <text:p>0.0826756</text:p>
          </table:table-cell>
          <table:table-cell office:value-type="float" office:value="0.3173406" calcext:value-type="float">
            <text:p>0.3173406</text:p>
          </table:table-cell>
          <table:table-cell office:value-type="float" office:value="0.3186103" calcext:value-type="float">
            <text:p>0.3186103</text:p>
          </table:table-cell>
          <table:table-cell office:value-type="float" office:value="0.3209699" calcext:value-type="float">
            <text:p>0.3209699</text:p>
          </table:table-cell>
          <table:table-cell office:value-type="float" office:value="0.3228528" calcext:value-type="float">
            <text:p>0.3228528</text:p>
          </table:table-cell>
          <table:table-cell office:value-type="float" office:value="0.3242446" calcext:value-type="float">
            <text:p>0.3242446</text:p>
          </table:table-cell>
          <table:table-cell office:value-type="float" office:value="0.3663223" calcext:value-type="float">
            <text:p>0.3663223</text:p>
          </table:table-cell>
          <table:table-cell office:value-type="float" office:value="0.3651938" calcext:value-type="float">
            <text:p>0.3651938</text:p>
          </table:table-cell>
          <table:table-cell office:value-type="float" office:value="0.3879623" calcext:value-type="float">
            <text:p>0.3879623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269E-015" calcext:value-type="float">
            <text:p>1.954269E-15</text:p>
          </table:table-cell>
          <table:table-cell office:value-type="float" office:value="1.911031E-015" calcext:value-type="float">
            <text:p>1.911031E-15</text:p>
          </table:table-cell>
          <table:table-cell office:value-type="float" office:value="9.766531E-016" calcext:value-type="float">
            <text:p>9.766531E-16</text:p>
          </table:table-cell>
          <table:table-cell office:value-type="float" office:value="9.910831E-016" calcext:value-type="float">
            <text:p>9.910831E-16</text:p>
          </table:table-cell>
          <table:table-cell office:value-type="float" office:value="9.695389E-016" calcext:value-type="float">
            <text:p>9.69538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6.88037" calcext:value-type="float">
            <text:p>-56.88037</text:p>
          </table:table-cell>
          <table:table-cell office:value-type="float" office:value="-0.01288538" calcext:value-type="float">
            <text:p>-0.01288538</text:p>
          </table:table-cell>
          <table:table-cell office:value-type="float" office:value="-0.01253338" calcext:value-type="float">
            <text:p>-0.01253338</text:p>
          </table:table-cell>
          <table:table-cell office:value-type="float" office:value="-0.01190731" calcext:value-type="float">
            <text:p>-0.01190731</text:p>
          </table:table-cell>
          <table:table-cell office:value-type="float" office:value="-0.01143728" calcext:value-type="float">
            <text:p>-0.01143728</text:p>
          </table:table-cell>
          <table:table-cell office:value-type="float" office:value="-0.01110096" calcext:value-type="float">
            <text:p>-0.01110096</text:p>
          </table:table-cell>
          <table:table-cell office:value-type="float" office:value="-0.01094067" calcext:value-type="float">
            <text:p>-0.01094067</text:p>
          </table:table-cell>
          <table:table-cell office:value-type="float" office:value="-0.01247265" calcext:value-type="float">
            <text:p>-0.01247265</text:p>
          </table:table-cell>
          <table:table-cell office:value-type="float" office:value="-0.006993342" calcext:value-type="float">
            <text:p>-0.006993342</text:p>
          </table:table-cell>
          <table:table-cell office:value-type="float" office:value="-0.003763356" calcext:value-type="float">
            <text:p>-0.003763356</text:p>
          </table:table-cell>
          <table:table-cell office:value-type="float" office:value="1247.817" calcext:value-type="float">
            <text:p>1247.817</text:p>
          </table:table-cell>
          <table:table-cell office:value-type="float" office:value="0" calcext:value-type="float">
            <text:p>0</text:p>
          </table:table-cell>
          <table:table-cell office:value-type="float" office:value="-0.009727455" calcext:value-type="float">
            <text:p>-0.009727455</text:p>
          </table:table-cell>
          <table:table-cell office:value-type="float" office:value="-0.0006873418" calcext:value-type="float">
            <text:p>-0.00068734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2" calcext:value-type="float">
            <text:p>-1.2284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0" calcext:value-type="float">
            <text:p>24062000</text:p>
          </table:table-cell>
          <table:table-cell office:value-type="float" office:value="439.3003" calcext:value-type="float">
            <text:p>439.3003</text:p>
          </table:table-cell>
          <table:table-cell office:value-type="float" office:value="97.71771" calcext:value-type="float">
            <text:p>97.71771</text:p>
          </table:table-cell>
          <table:table-cell office:value-type="float" office:value="47.98332" calcext:value-type="float">
            <text:p>47.98332</text:p>
          </table:table-cell>
          <table:table-cell office:value-type="float" office:value="1257.415" calcext:value-type="float">
            <text:p>1257.415</text:p>
          </table:table-cell>
          <table:table-cell office:value-type="float" office:value="279.6675" calcext:value-type="float">
            <text:p>279.6675</text:p>
          </table:table-cell>
          <table:table-cell office:value-type="float" office:value="0" calcext:value-type="float">
            <text:p>0</text:p>
          </table:table-cell>
          <table:table-cell office:value-type="float" office:value="0.08207515" calcext:value-type="float">
            <text:p>0.08207515</text:p>
          </table:table-cell>
          <table:table-cell office:value-type="float" office:value="0.3056755" calcext:value-type="float">
            <text:p>0.3056755</text:p>
          </table:table-cell>
          <table:table-cell office:value-type="float" office:value="0.3067602" calcext:value-type="float">
            <text:p>0.3067602</text:p>
          </table:table-cell>
          <table:table-cell office:value-type="float" office:value="0.3095077" calcext:value-type="float">
            <text:p>0.3095077</text:p>
          </table:table-cell>
          <table:table-cell office:value-type="float" office:value="0.3120997" calcext:value-type="float">
            <text:p>0.3120997</text:p>
          </table:table-cell>
          <table:table-cell office:value-type="float" office:value="0.3145224" calcext:value-type="float">
            <text:p>0.3145224</text:p>
          </table:table-cell>
          <table:table-cell office:value-type="float" office:value="0.3614767" calcext:value-type="float">
            <text:p>0.3614767</text:p>
          </table:table-cell>
          <table:table-cell office:value-type="float" office:value="0.3652625" calcext:value-type="float">
            <text:p>0.3652625</text:p>
          </table:table-cell>
          <table:table-cell office:value-type="float" office:value="0.3880084" calcext:value-type="float">
            <text:p>0.388008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432E-015" calcext:value-type="float">
            <text:p>1.954432E-15</text:p>
          </table:table-cell>
          <table:table-cell office:value-type="float" office:value="1.910972E-015" calcext:value-type="float">
            <text:p>1.910972E-15</text:p>
          </table:table-cell>
          <table:table-cell office:value-type="float" office:value="9.76647E-016" calcext:value-type="float">
            <text:p>9.76647E-16</text:p>
          </table:table-cell>
          <table:table-cell office:value-type="float" office:value="9.910774E-016" calcext:value-type="float">
            <text:p>9.910774E-16</text:p>
          </table:table-cell>
          <table:table-cell office:value-type="float" office:value="9.695354E-016" calcext:value-type="float">
            <text:p>9.69535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8.09266" calcext:value-type="float">
            <text:p>-58.09266</text:p>
          </table:table-cell>
          <table:table-cell office:value-type="float" office:value="-0.01673597" calcext:value-type="float">
            <text:p>-0.01673597</text:p>
          </table:table-cell>
          <table:table-cell office:value-type="float" office:value="-0.01632984" calcext:value-type="float">
            <text:p>-0.01632984</text:p>
          </table:table-cell>
          <table:table-cell office:value-type="float" office:value="-0.01534577" calcext:value-type="float">
            <text:p>-0.01534577</text:p>
          </table:table-cell>
          <table:table-cell office:value-type="float" office:value="-0.01448411" calcext:value-type="float">
            <text:p>-0.01448411</text:p>
          </table:table-cell>
          <table:table-cell office:value-type="float" office:value="-0.0137253" calcext:value-type="float">
            <text:p>-0.0137253</text:p>
          </table:table-cell>
          <table:table-cell office:value-type="float" office:value="-0.01243509" calcext:value-type="float">
            <text:p>-0.01243509</text:p>
          </table:table-cell>
          <table:table-cell office:value-type="float" office:value="-0.01244827" calcext:value-type="float">
            <text:p>-0.01244827</text:p>
          </table:table-cell>
          <table:table-cell office:value-type="float" office:value="-0.006985364" calcext:value-type="float">
            <text:p>-0.006985364</text:p>
          </table:table-cell>
          <table:table-cell office:value-type="float" office:value="-0.00376336" calcext:value-type="float">
            <text:p>-0.00376336</text:p>
          </table:table-cell>
          <table:table-cell office:value-type="float" office:value="1253.6" calcext:value-type="float">
            <text:p>1253.6</text:p>
          </table:table-cell>
          <table:table-cell office:value-type="float" office:value="0" calcext:value-type="float">
            <text:p>0</text:p>
          </table:table-cell>
          <table:table-cell office:value-type="float" office:value="-0.009722539" calcext:value-type="float">
            <text:p>-0.009722539</text:p>
          </table:table-cell>
          <table:table-cell office:value-type="float" office:value="-0.0006881763" calcext:value-type="float">
            <text:p>-0.00068817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0" calcext:value-type="float">
            <text:p>25062000</text:p>
          </table:table-cell>
          <table:table-cell office:value-type="float" office:value="487.4003" calcext:value-type="float">
            <text:p>487.4003</text:p>
          </table:table-cell>
          <table:table-cell office:value-type="float" office:value="101.349" calcext:value-type="float">
            <text:p>101.34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81.183" calcext:value-type="float">
            <text:p>1281.183</text:p>
          </table:table-cell>
          <table:table-cell office:value-type="float" office:value="286.1867" calcext:value-type="float">
            <text:p>286.1867</text:p>
          </table:table-cell>
          <table:table-cell office:value-type="float" office:value="0" calcext:value-type="float">
            <text:p>0</text:p>
          </table:table-cell>
          <table:table-cell office:value-type="float" office:value="0.3680905" calcext:value-type="float">
            <text:p>0.3680905</text:p>
          </table:table-cell>
          <table:table-cell office:value-type="float" office:value="0.3701424" calcext:value-type="float">
            <text:p>0.3701424</text:p>
          </table:table-cell>
          <table:table-cell office:value-type="float" office:value="0.3745003" calcext:value-type="float">
            <text:p>0.3745003</text:p>
          </table:table-cell>
          <table:table-cell office:value-type="float" office:value="0.3817726" calcext:value-type="float">
            <text:p>0.3817726</text:p>
          </table:table-cell>
          <table:table-cell office:value-type="float" office:value="0.3892989" calcext:value-type="float">
            <text:p>0.3892989</text:p>
          </table:table-cell>
          <table:table-cell office:value-type="float" office:value="0.3972847" calcext:value-type="float">
            <text:p>0.3972847</text:p>
          </table:table-cell>
          <table:table-cell office:value-type="float" office:value="0.4303627" calcext:value-type="float">
            <text:p>0.4303627</text:p>
          </table:table-cell>
          <table:table-cell office:value-type="float" office:value="0.3671566" calcext:value-type="float">
            <text:p>0.3671566</text:p>
          </table:table-cell>
          <table:table-cell office:value-type="float" office:value="0.3874204" calcext:value-type="float">
            <text:p>0.3874204</text:p>
          </table:table-cell>
          <table:table-cell office:value-type="float" office:value="0.4130847" calcext:value-type="float">
            <text:p>0.413084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585E-015" calcext:value-type="float">
            <text:p>1.954585E-15</text:p>
          </table:table-cell>
          <table:table-cell office:value-type="float" office:value="1.910917E-015" calcext:value-type="float">
            <text:p>1.910917E-15</text:p>
          </table:table-cell>
          <table:table-cell office:value-type="float" office:value="9.766407E-016" calcext:value-type="float">
            <text:p>9.766407E-16</text:p>
          </table:table-cell>
          <table:table-cell office:value-type="float" office:value="9.910742E-016" calcext:value-type="float">
            <text:p>9.910742E-16</text:p>
          </table:table-cell>
          <table:table-cell office:value-type="float" office:value="9.695312E-016" calcext:value-type="float">
            <text:p>9.695312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590731" calcext:value-type="float">
            <text:p>-0.004590731</text:p>
          </table:table-cell>
          <table:table-cell office:value-type="float" office:value="-0.004422005" calcext:value-type="float">
            <text:p>-0.004422005</text:p>
          </table:table-cell>
          <table:table-cell office:value-type="float" office:value="-0.004073186" calcext:value-type="float">
            <text:p>-0.004073186</text:p>
          </table:table-cell>
          <table:table-cell office:value-type="float" office:value="-0.003562581" calcext:value-type="float">
            <text:p>-0.003562581</text:p>
          </table:table-cell>
          <table:table-cell office:value-type="float" office:value="-0.003111721" calcext:value-type="float">
            <text:p>-0.003111721</text:p>
          </table:table-cell>
          <table:table-cell office:value-type="float" office:value="-0.002702845" calcext:value-type="float">
            <text:p>-0.002702845</text:p>
          </table:table-cell>
          <table:table-cell office:value-type="float" office:value="-0.002321426" calcext:value-type="float">
            <text:p>-0.002321426</text:p>
          </table:table-cell>
          <table:table-cell office:value-type="float" office:value="-0.01185684" calcext:value-type="float">
            <text:p>-0.01185684</text:p>
          </table:table-cell>
          <table:table-cell office:value-type="float" office:value="-0.007088141" calcext:value-type="float">
            <text:p>-0.007088141</text:p>
          </table:table-cell>
          <table:table-cell office:value-type="float" office:value="-0.003840311" calcext:value-type="float">
            <text:p>-0.003840311</text:p>
          </table:table-cell>
          <table:table-cell office:value-type="float" office:value="1264.52" calcext:value-type="float">
            <text:p>1264.52</text:p>
          </table:table-cell>
          <table:table-cell office:value-type="float" office:value="0" calcext:value-type="float">
            <text:p>0</text:p>
          </table:table-cell>
          <table:table-cell office:value-type="float" office:value="-0.009722679" calcext:value-type="float">
            <text:p>-0.009722679</text:p>
          </table:table-cell>
          <table:table-cell office:value-type="float" office:value="-0.0006890058" calcext:value-type="float">
            <text:p>-0.00068900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2563" calcext:value-type="float">
            <text:p>-1.23256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0" calcext:value-type="float">
            <text:p>26062000</text:p>
          </table:table-cell>
          <table:table-cell office:value-type="float" office:value="487.4003" calcext:value-type="float">
            <text:p>487.4003</text:p>
          </table:table-cell>
          <table:table-cell office:value-type="float" office:value="105.5296" calcext:value-type="float">
            <text:p>105.529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71.069" calcext:value-type="float">
            <text:p>1271.069</text:p>
          </table:table-cell>
          <table:table-cell office:value-type="float" office:value="292.1196" calcext:value-type="float">
            <text:p>292.1196</text:p>
          </table:table-cell>
          <table:table-cell office:value-type="float" office:value="0" calcext:value-type="float">
            <text:p>0</text:p>
          </table:table-cell>
          <table:table-cell office:value-type="float" office:value="0.08674148" calcext:value-type="float">
            <text:p>0.08674148</text:p>
          </table:table-cell>
          <table:table-cell office:value-type="float" office:value="0.3429051" calcext:value-type="float">
            <text:p>0.3429051</text:p>
          </table:table-cell>
          <table:table-cell office:value-type="float" office:value="0.3454536" calcext:value-type="float">
            <text:p>0.3454536</text:p>
          </table:table-cell>
          <table:table-cell office:value-type="float" office:value="0.3512796" calcext:value-type="float">
            <text:p>0.3512796</text:p>
          </table:table-cell>
          <table:table-cell office:value-type="float" office:value="0.3580745" calcext:value-type="float">
            <text:p>0.3580745</text:p>
          </table:table-cell>
          <table:table-cell office:value-type="float" office:value="0.3650735" calcext:value-type="float">
            <text:p>0.3650735</text:p>
          </table:table-cell>
          <table:table-cell office:value-type="float" office:value="0.4068107" calcext:value-type="float">
            <text:p>0.4068107</text:p>
          </table:table-cell>
          <table:table-cell office:value-type="float" office:value="0.3707421" calcext:value-type="float">
            <text:p>0.3707421</text:p>
          </table:table-cell>
          <table:table-cell office:value-type="float" office:value="0.3877051" calcext:value-type="float">
            <text:p>0.3877051</text:p>
          </table:table-cell>
          <table:table-cell office:value-type="float" office:value="0.4135048" calcext:value-type="float">
            <text:p>0.4135048</text:p>
          </table:table-cell>
          <table:table-cell office:value-type="float" office:value="0.5107091" calcext:value-type="float">
            <text:p>0.51070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759E-015" calcext:value-type="float">
            <text:p>1.954759E-15</text:p>
          </table:table-cell>
          <table:table-cell office:value-type="float" office:value="1.910854E-015" calcext:value-type="float">
            <text:p>1.910854E-15</text:p>
          </table:table-cell>
          <table:table-cell office:value-type="float" office:value="9.76635E-016" calcext:value-type="float">
            <text:p>9.76635E-16</text:p>
          </table:table-cell>
          <table:table-cell office:value-type="float" office:value="9.91068E-016" calcext:value-type="float">
            <text:p>9.91068E-16</text:p>
          </table:table-cell>
          <table:table-cell office:value-type="float" office:value="9.695275E-016" calcext:value-type="float">
            <text:p>9.69527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1.57244" calcext:value-type="float">
            <text:p>-41.57244</text:p>
          </table:table-cell>
          <table:table-cell office:value-type="float" office:value="-0.00752907" calcext:value-type="float">
            <text:p>-0.00752907</text:p>
          </table:table-cell>
          <table:table-cell office:value-type="float" office:value="-0.007151484" calcext:value-type="float">
            <text:p>-0.007151484</text:p>
          </table:table-cell>
          <table:table-cell office:value-type="float" office:value="-0.006366099" calcext:value-type="float">
            <text:p>-0.006366099</text:p>
          </table:table-cell>
          <table:table-cell office:value-type="float" office:value="-0.005570524" calcext:value-type="float">
            <text:p>-0.005570524</text:p>
          </table:table-cell>
          <table:table-cell office:value-type="float" office:value="-0.004865762" calcext:value-type="float">
            <text:p>-0.004865762</text:p>
          </table:table-cell>
          <table:table-cell office:value-type="float" office:value="-0.003963797" calcext:value-type="float">
            <text:p>-0.003963797</text:p>
          </table:table-cell>
          <table:table-cell office:value-type="float" office:value="-0.010798" calcext:value-type="float">
            <text:p>-0.010798</text:p>
          </table:table-cell>
          <table:table-cell office:value-type="float" office:value="-0.007038556" calcext:value-type="float">
            <text:p>-0.007038556</text:p>
          </table:table-cell>
          <table:table-cell office:value-type="float" office:value="-0.003803036" calcext:value-type="float">
            <text:p>-0.003803036</text:p>
          </table:table-cell>
          <table:table-cell office:value-type="float" office:value="1274.244" calcext:value-type="float">
            <text:p>1274.244</text:p>
          </table:table-cell>
          <table:table-cell office:value-type="float" office:value="0" calcext:value-type="float">
            <text:p>0</text:p>
          </table:table-cell>
          <table:table-cell office:value-type="float" office:value="-0.009720996" calcext:value-type="float">
            <text:p>-0.009720996</text:p>
          </table:table-cell>
          <table:table-cell office:value-type="float" office:value="-0.0006899303" calcext:value-type="float">
            <text:p>-0.00068993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603" calcext:value-type="float">
            <text:p>-1.230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0" calcext:value-type="float">
            <text:p>27062000</text:p>
          </table:table-cell>
          <table:table-cell office:value-type="float" office:value="490.8004" calcext:value-type="float">
            <text:p>490.8004</text:p>
          </table:table-cell>
          <table:table-cell office:value-type="float" office:value="109.604" calcext:value-type="float">
            <text:p>109.60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65.56" calcext:value-type="float">
            <text:p>1265.56</text:p>
          </table:table-cell>
          <table:table-cell office:value-type="float" office:value="296.9538" calcext:value-type="float">
            <text:p>296.9538</text:p>
          </table:table-cell>
          <table:table-cell office:value-type="float" office:value="0" calcext:value-type="float">
            <text:p>0</text:p>
          </table:table-cell>
          <table:table-cell office:value-type="float" office:value="0.0810711" calcext:value-type="float">
            <text:p>0.0810711</text:p>
          </table:table-cell>
          <table:table-cell office:value-type="float" office:value="0.3242882" calcext:value-type="float">
            <text:p>0.3242882</text:p>
          </table:table-cell>
          <table:table-cell office:value-type="float" office:value="0.3261484" calcext:value-type="float">
            <text:p>0.3261484</text:p>
          </table:table-cell>
          <table:table-cell office:value-type="float" office:value="0.3310986" calcext:value-type="float">
            <text:p>0.3310986</text:p>
          </table:table-cell>
          <table:table-cell office:value-type="float" office:value="0.336456" calcext:value-type="float">
            <text:p>0.336456</text:p>
          </table:table-cell>
          <table:table-cell office:value-type="float" office:value="0.3416132" calcext:value-type="float">
            <text:p>0.3416132</text:p>
          </table:table-cell>
          <table:table-cell office:value-type="float" office:value="0.3863645" calcext:value-type="float">
            <text:p>0.3863645</text:p>
          </table:table-cell>
          <table:table-cell office:value-type="float" office:value="0.3721776" calcext:value-type="float">
            <text:p>0.3721776</text:p>
          </table:table-cell>
          <table:table-cell office:value-type="float" office:value="0.3880603" calcext:value-type="float">
            <text:p>0.3880603</text:p>
          </table:table-cell>
          <table:table-cell office:value-type="float" office:value="0.4138735" calcext:value-type="float">
            <text:p>0.413873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4944E-015" calcext:value-type="float">
            <text:p>1.954944E-15</text:p>
          </table:table-cell>
          <table:table-cell office:value-type="float" office:value="1.910787E-015" calcext:value-type="float">
            <text:p>1.910787E-15</text:p>
          </table:table-cell>
          <table:table-cell office:value-type="float" office:value="9.766299E-016" calcext:value-type="float">
            <text:p>9.766299E-16</text:p>
          </table:table-cell>
          <table:table-cell office:value-type="float" office:value="9.910602E-016" calcext:value-type="float">
            <text:p>9.910602E-16</text:p>
          </table:table-cell>
          <table:table-cell office:value-type="float" office:value="9.695238E-016" calcext:value-type="float">
            <text:p>9.69523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2.19175" calcext:value-type="float">
            <text:p>-62.19175</text:p>
          </table:table-cell>
          <table:table-cell office:value-type="float" office:value="-0.01109659" calcext:value-type="float">
            <text:p>-0.01109659</text:p>
          </table:table-cell>
          <table:table-cell office:value-type="float" office:value="-0.01066356" calcext:value-type="float">
            <text:p>-0.01066356</text:p>
          </table:table-cell>
          <table:table-cell office:value-type="float" office:value="-0.009599033" calcext:value-type="float">
            <text:p>-0.009599033</text:p>
          </table:table-cell>
          <table:table-cell office:value-type="float" office:value="-0.008584752" calcext:value-type="float">
            <text:p>-0.008584752</text:p>
          </table:table-cell>
          <table:table-cell office:value-type="float" office:value="-0.007719578" calcext:value-type="float">
            <text:p>-0.007719578</text:p>
          </table:table-cell>
          <table:table-cell office:value-type="float" office:value="-0.006526879" calcext:value-type="float">
            <text:p>-0.006526879</text:p>
          </table:table-cell>
          <table:table-cell office:value-type="float" office:value="-0.01039887" calcext:value-type="float">
            <text:p>-0.01039887</text:p>
          </table:table-cell>
          <table:table-cell office:value-type="float" office:value="-0.006977058" calcext:value-type="float">
            <text:p>-0.006977058</text:p>
          </table:table-cell>
          <table:table-cell office:value-type="float" office:value="-0.003770667" calcext:value-type="float">
            <text:p>-0.003770667</text:p>
          </table:table-cell>
          <table:table-cell office:value-type="float" office:value="1282.838" calcext:value-type="float">
            <text:p>1282.838</text:p>
          </table:table-cell>
          <table:table-cell office:value-type="float" office:value="0" calcext:value-type="float">
            <text:p>0</text:p>
          </table:table-cell>
          <table:table-cell office:value-type="float" office:value="-0.009725767" calcext:value-type="float">
            <text:p>-0.009725767</text:p>
          </table:table-cell>
          <table:table-cell office:value-type="float" office:value="-0.0006908566" calcext:value-type="float">
            <text:p>-0.00069085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883" calcext:value-type="float">
            <text:p>-1.2288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0" calcext:value-type="float">
            <text:p>28062000</text:p>
          </table:table-cell>
          <table:table-cell office:value-type="float" office:value="491.0005" calcext:value-type="float">
            <text:p>491.0005</text:p>
          </table:table-cell>
          <table:table-cell office:value-type="float" office:value="110.5159" calcext:value-type="float">
            <text:p>110.515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61.373" calcext:value-type="float">
            <text:p>1261.373</text:p>
          </table:table-cell>
          <table:table-cell office:value-type="float" office:value="300.4294" calcext:value-type="float">
            <text:p>300.4294</text:p>
          </table:table-cell>
          <table:table-cell office:value-type="float" office:value="0" calcext:value-type="float">
            <text:p>0</text:p>
          </table:table-cell>
          <table:table-cell office:value-type="float" office:value="0.08291589" calcext:value-type="float">
            <text:p>0.08291589</text:p>
          </table:table-cell>
          <table:table-cell office:value-type="float" office:value="0.3107854" calcext:value-type="float">
            <text:p>0.3107854</text:p>
          </table:table-cell>
          <table:table-cell office:value-type="float" office:value="0.3122488" calcext:value-type="float">
            <text:p>0.3122488</text:p>
          </table:table-cell>
          <table:table-cell office:value-type="float" office:value="0.3164768" calcext:value-type="float">
            <text:p>0.3164768</text:p>
          </table:table-cell>
          <table:table-cell office:value-type="float" office:value="0.3208529" calcext:value-type="float">
            <text:p>0.3208529</text:p>
          </table:table-cell>
          <table:table-cell office:value-type="float" office:value="0.3250264" calcext:value-type="float">
            <text:p>0.3250264</text:p>
          </table:table-cell>
          <table:table-cell office:value-type="float" office:value="0.3725014" calcext:value-type="float">
            <text:p>0.3725014</text:p>
          </table:table-cell>
          <table:table-cell office:value-type="float" office:value="0.3719199" calcext:value-type="float">
            <text:p>0.3719199</text:p>
          </table:table-cell>
          <table:table-cell office:value-type="float" office:value="0.3883058" calcext:value-type="float">
            <text:p>0.3883058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125E-015" calcext:value-type="float">
            <text:p>1.955125E-15</text:p>
          </table:table-cell>
          <table:table-cell office:value-type="float" office:value="1.910721E-015" calcext:value-type="float">
            <text:p>1.910721E-15</text:p>
          </table:table-cell>
          <table:table-cell office:value-type="float" office:value="9.766251E-016" calcext:value-type="float">
            <text:p>9.766251E-16</text:p>
          </table:table-cell>
          <table:table-cell office:value-type="float" office:value="9.910535E-016" calcext:value-type="float">
            <text:p>9.910535E-16</text:p>
          </table:table-cell>
          <table:table-cell office:value-type="float" office:value="9.695193E-016" calcext:value-type="float">
            <text:p>9.69519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3.58401" calcext:value-type="float">
            <text:p>-53.58401</text:p>
          </table:table-cell>
          <table:table-cell office:value-type="float" office:value="-0.0149176" calcext:value-type="float">
            <text:p>-0.0149176</text:p>
          </table:table-cell>
          <table:table-cell office:value-type="float" office:value="-0.01443669" calcext:value-type="float">
            <text:p>-0.01443669</text:p>
          </table:table-cell>
          <table:table-cell office:value-type="float" office:value="-0.0131431" calcext:value-type="float">
            <text:p>-0.0131431</text:p>
          </table:table-cell>
          <table:table-cell office:value-type="float" office:value="-0.01194657" calcext:value-type="float">
            <text:p>-0.01194657</text:p>
          </table:table-cell>
          <table:table-cell office:value-type="float" office:value="-0.01091538" calcext:value-type="float">
            <text:p>-0.01091538</text:p>
          </table:table-cell>
          <table:table-cell office:value-type="float" office:value="-0.009295955" calcext:value-type="float">
            <text:p>-0.009295955</text:p>
          </table:table-cell>
          <table:table-cell office:value-type="float" office:value="-0.01046437" calcext:value-type="float">
            <text:p>-0.01046437</text:p>
          </table:table-cell>
          <table:table-cell office:value-type="float" office:value="-0.006934517" calcext:value-type="float">
            <text:p>-0.006934517</text:p>
          </table:table-cell>
          <table:table-cell office:value-type="float" office:value="-0.00376337" calcext:value-type="float">
            <text:p>-0.00376337</text:p>
          </table:table-cell>
          <table:table-cell office:value-type="float" office:value="1289.901" calcext:value-type="float">
            <text:p>1289.901</text:p>
          </table:table-cell>
          <table:table-cell office:value-type="float" office:value="0" calcext:value-type="float">
            <text:p>0</text:p>
          </table:table-cell>
          <table:table-cell office:value-type="float" office:value="-0.009725484" calcext:value-type="float">
            <text:p>-0.009725484</text:p>
          </table:table-cell>
          <table:table-cell office:value-type="float" office:value="-0.0006916674" calcext:value-type="float">
            <text:p>-0.00069166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0" calcext:value-type="float">
            <text:p>29062000</text:p>
          </table:table-cell>
          <table:table-cell office:value-type="float" office:value="492.6005" calcext:value-type="float">
            <text:p>492.6005</text:p>
          </table:table-cell>
          <table:table-cell office:value-type="float" office:value="111.2374" calcext:value-type="float">
            <text:p>111.237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60.076" calcext:value-type="float">
            <text:p>1260.076</text:p>
          </table:table-cell>
          <table:table-cell office:value-type="float" office:value="302.6042" calcext:value-type="float">
            <text:p>302.6042</text:p>
          </table:table-cell>
          <table:table-cell office:value-type="float" office:value="0" calcext:value-type="float">
            <text:p>0</text:p>
          </table:table-cell>
          <table:table-cell office:value-type="float" office:value="0.2080518" calcext:value-type="float">
            <text:p>0.2080518</text:p>
          </table:table-cell>
          <table:table-cell office:value-type="float" office:value="0.3030427" calcext:value-type="float">
            <text:p>0.3030427</text:p>
          </table:table-cell>
          <table:table-cell office:value-type="float" office:value="0.3047976" calcext:value-type="float">
            <text:p>0.3047976</text:p>
          </table:table-cell>
          <table:table-cell office:value-type="float" office:value="0.3080357" calcext:value-type="float">
            <text:p>0.3080357</text:p>
          </table:table-cell>
          <table:table-cell office:value-type="float" office:value="0.3115929" calcext:value-type="float">
            <text:p>0.3115929</text:p>
          </table:table-cell>
          <table:table-cell office:value-type="float" office:value="0.3151477" calcext:value-type="float">
            <text:p>0.3151477</text:p>
          </table:table-cell>
          <table:table-cell office:value-type="float" office:value="0.3640077" calcext:value-type="float">
            <text:p>0.3640077</text:p>
          </table:table-cell>
          <table:table-cell office:value-type="float" office:value="0.3707253" calcext:value-type="float">
            <text:p>0.3707253</text:p>
          </table:table-cell>
          <table:table-cell office:value-type="float" office:value="0.3884101" calcext:value-type="float">
            <text:p>0.3884101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29E-015" calcext:value-type="float">
            <text:p>1.95529E-15</text:p>
          </table:table-cell>
          <table:table-cell office:value-type="float" office:value="1.910661E-015" calcext:value-type="float">
            <text:p>1.910661E-15</text:p>
          </table:table-cell>
          <table:table-cell office:value-type="float" office:value="9.766189E-016" calcext:value-type="float">
            <text:p>9.766189E-16</text:p>
          </table:table-cell>
          <table:table-cell office:value-type="float" office:value="9.910491E-016" calcext:value-type="float">
            <text:p>9.910491E-16</text:p>
          </table:table-cell>
          <table:table-cell office:value-type="float" office:value="9.695153E-016" calcext:value-type="float">
            <text:p>9.69515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903884" calcext:value-type="float">
            <text:p>-0.1903884</text:p>
          </table:table-cell>
          <table:table-cell office:value-type="float" office:value="-0.01774954" calcext:value-type="float">
            <text:p>-0.01774954</text:p>
          </table:table-cell>
          <table:table-cell office:value-type="float" office:value="-0.01707629" calcext:value-type="float">
            <text:p>-0.01707629</text:p>
          </table:table-cell>
          <table:table-cell office:value-type="float" office:value="-0.01586876" calcext:value-type="float">
            <text:p>-0.01586876</text:p>
          </table:table-cell>
          <table:table-cell office:value-type="float" office:value="-0.01465268" calcext:value-type="float">
            <text:p>-0.01465268</text:p>
          </table:table-cell>
          <table:table-cell office:value-type="float" office:value="-0.01353862" calcext:value-type="float">
            <text:p>-0.01353862</text:p>
          </table:table-cell>
          <table:table-cell office:value-type="float" office:value="-0.01162048" calcext:value-type="float">
            <text:p>-0.01162048</text:p>
          </table:table-cell>
          <table:table-cell office:value-type="float" office:value="-0.01079096" calcext:value-type="float">
            <text:p>-0.01079096</text:p>
          </table:table-cell>
          <table:table-cell office:value-type="float" office:value="-0.006916493" calcext:value-type="float">
            <text:p>-0.006916493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1295.595" calcext:value-type="float">
            <text:p>1295.595</text:p>
          </table:table-cell>
          <table:table-cell office:value-type="float" office:value="0" calcext:value-type="float">
            <text:p>0</text:p>
          </table:table-cell>
          <table:table-cell office:value-type="float" office:value="-0.009728072" calcext:value-type="float">
            <text:p>-0.009728072</text:p>
          </table:table-cell>
          <table:table-cell office:value-type="float" office:value="-0.0006924625" calcext:value-type="float">
            <text:p>-0.000692462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0" calcext:value-type="float">
            <text:p>30062000</text:p>
          </table:table-cell>
          <table:table-cell office:value-type="float" office:value="493.2004" calcext:value-type="float">
            <text:p>493.2004</text:p>
          </table:table-cell>
          <table:table-cell office:value-type="float" office:value="114.1772" calcext:value-type="float">
            <text:p>114.177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6.624" calcext:value-type="float">
            <text:p>1256.624</text:p>
          </table:table-cell>
          <table:table-cell office:value-type="float" office:value="303.7159" calcext:value-type="float">
            <text:p>303.7159</text:p>
          </table:table-cell>
          <table:table-cell office:value-type="float" office:value="0" calcext:value-type="float">
            <text:p>0</text:p>
          </table:table-cell>
          <table:table-cell office:value-type="float" office:value="0.08758826" calcext:value-type="float">
            <text:p>0.08758826</text:p>
          </table:table-cell>
          <table:table-cell office:value-type="float" office:value="0.2955902" calcext:value-type="float">
            <text:p>0.2955902</text:p>
          </table:table-cell>
          <table:table-cell office:value-type="float" office:value="0.2970908" calcext:value-type="float">
            <text:p>0.2970908</text:p>
          </table:table-cell>
          <table:table-cell office:value-type="float" office:value="0.3020593" calcext:value-type="float">
            <text:p>0.3020593</text:p>
          </table:table-cell>
          <table:table-cell office:value-type="float" office:value="0.3059316" calcext:value-type="float">
            <text:p>0.3059316</text:p>
          </table:table-cell>
          <table:table-cell office:value-type="float" office:value="0.3092875" calcext:value-type="float">
            <text:p>0.3092875</text:p>
          </table:table-cell>
          <table:table-cell office:value-type="float" office:value="0.3585986" calcext:value-type="float">
            <text:p>0.3585986</text:p>
          </table:table-cell>
          <table:table-cell office:value-type="float" office:value="0.3691179" calcext:value-type="float">
            <text:p>0.3691179</text:p>
          </table:table-cell>
          <table:table-cell office:value-type="float" office:value="0.3883831" calcext:value-type="float">
            <text:p>0.3883831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443E-015" calcext:value-type="float">
            <text:p>1.955443E-15</text:p>
          </table:table-cell>
          <table:table-cell office:value-type="float" office:value="1.910606E-015" calcext:value-type="float">
            <text:p>1.910606E-15</text:p>
          </table:table-cell>
          <table:table-cell office:value-type="float" office:value="9.766129E-016" calcext:value-type="float">
            <text:p>9.766129E-16</text:p>
          </table:table-cell>
          <table:table-cell office:value-type="float" office:value="9.910451E-016" calcext:value-type="float">
            <text:p>9.910451E-16</text:p>
          </table:table-cell>
          <table:table-cell office:value-type="float" office:value="9.695114E-016" calcext:value-type="float">
            <text:p>9.69511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8.88779" calcext:value-type="float">
            <text:p>-38.88779</text:p>
          </table:table-cell>
          <table:table-cell office:value-type="float" office:value="-0.02116783" calcext:value-type="float">
            <text:p>-0.02116783</text:p>
          </table:table-cell>
          <table:table-cell office:value-type="float" office:value="-0.02042671" calcext:value-type="float">
            <text:p>-0.02042671</text:p>
          </table:table-cell>
          <table:table-cell office:value-type="float" office:value="-0.01818713" calcext:value-type="float">
            <text:p>-0.01818713</text:p>
          </table:table-cell>
          <table:table-cell office:value-type="float" office:value="-0.01664626" calcext:value-type="float">
            <text:p>-0.01664626</text:p>
          </table:table-cell>
          <table:table-cell office:value-type="float" office:value="-0.0154305" calcext:value-type="float">
            <text:p>-0.0154305</text:p>
          </table:table-cell>
          <table:table-cell office:value-type="float" office:value="-0.01343472" calcext:value-type="float">
            <text:p>-0.01343472</text:p>
          </table:table-cell>
          <table:table-cell office:value-type="float" office:value="-0.01125026" calcext:value-type="float">
            <text:p>-0.01125026</text:p>
          </table:table-cell>
          <table:table-cell office:value-type="float" office:value="-0.006920897" calcext:value-type="float">
            <text:p>-0.006920897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300.229" calcext:value-type="float">
            <text:p>1300.229</text:p>
          </table:table-cell>
          <table:table-cell office:value-type="float" office:value="0" calcext:value-type="float">
            <text:p>0</text:p>
          </table:table-cell>
          <table:table-cell office:value-type="float" office:value="-0.009725934" calcext:value-type="float">
            <text:p>-0.009725934</text:p>
          </table:table-cell>
          <table:table-cell office:value-type="float" office:value="-0.0006932616" calcext:value-type="float">
            <text:p>-0.00069326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500.9005" calcext:value-type="float">
            <text:p>500.9005</text:p>
          </table:table-cell>
          <table:table-cell office:value-type="float" office:value="115.9426" calcext:value-type="float">
            <text:p>115.942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61.979" calcext:value-type="float">
            <text:p>1261.979</text:p>
          </table:table-cell>
          <table:table-cell office:value-type="float" office:value="304.2965" calcext:value-type="float">
            <text:p>304.2965</text:p>
          </table:table-cell>
          <table:table-cell office:value-type="float" office:value="0" calcext:value-type="float">
            <text:p>0</text:p>
          </table:table-cell>
          <table:table-cell office:value-type="float" office:value="0.364693" calcext:value-type="float">
            <text:p>0.364693</text:p>
          </table:table-cell>
          <table:table-cell office:value-type="float" office:value="0.3600321" calcext:value-type="float">
            <text:p>0.3600321</text:p>
          </table:table-cell>
          <table:table-cell office:value-type="float" office:value="0.3325559" calcext:value-type="float">
            <text:p>0.3325559</text:p>
          </table:table-cell>
          <table:table-cell office:value-type="float" office:value="0.3060926" calcext:value-type="float">
            <text:p>0.3060926</text:p>
          </table:table-cell>
          <table:table-cell office:value-type="float" office:value="0.3035568" calcext:value-type="float">
            <text:p>0.3035568</text:p>
          </table:table-cell>
          <table:table-cell office:value-type="float" office:value="0.3071433" calcext:value-type="float">
            <text:p>0.3071433</text:p>
          </table:table-cell>
          <table:table-cell office:value-type="float" office:value="0.361379" calcext:value-type="float">
            <text:p>0.361379</text:p>
          </table:table-cell>
          <table:table-cell office:value-type="float" office:value="0.3675854" calcext:value-type="float">
            <text:p>0.3675854</text:p>
          </table:table-cell>
          <table:table-cell office:value-type="float" office:value="0.3882058" calcext:value-type="float">
            <text:p>0.3882058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615E-015" calcext:value-type="float">
            <text:p>1.955615E-15</text:p>
          </table:table-cell>
          <table:table-cell office:value-type="float" office:value="1.910542E-015" calcext:value-type="float">
            <text:p>1.910542E-15</text:p>
          </table:table-cell>
          <table:table-cell office:value-type="float" office:value="9.766069E-016" calcext:value-type="float">
            <text:p>9.766069E-16</text:p>
          </table:table-cell>
          <table:table-cell office:value-type="float" office:value="9.910402E-016" calcext:value-type="float">
            <text:p>9.910402E-16</text:p>
          </table:table-cell>
          <table:table-cell office:value-type="float" office:value="9.695068E-016" calcext:value-type="float">
            <text:p>9.69506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559645" calcext:value-type="float">
            <text:p>-0.004559645</text:p>
          </table:table-cell>
          <table:table-cell office:value-type="float" office:value="-0.005009739" calcext:value-type="float">
            <text:p>-0.005009739</text:p>
          </table:table-cell>
          <table:table-cell office:value-type="float" office:value="-0.009495524" calcext:value-type="float">
            <text:p>-0.009495524</text:p>
          </table:table-cell>
          <table:table-cell office:value-type="float" office:value="-0.01680861" calcext:value-type="float">
            <text:p>-0.01680861</text:p>
          </table:table-cell>
          <table:table-cell office:value-type="float" office:value="-0.0176247" calcext:value-type="float">
            <text:p>-0.0176247</text:p>
          </table:table-cell>
          <table:table-cell office:value-type="float" office:value="-0.01621748" calcext:value-type="float">
            <text:p>-0.01621748</text:p>
          </table:table-cell>
          <table:table-cell office:value-type="float" office:value="-0.01245302" calcext:value-type="float">
            <text:p>-0.01245302</text:p>
          </table:table-cell>
          <table:table-cell office:value-type="float" office:value="-0.01171137" calcext:value-type="float">
            <text:p>-0.01171137</text:p>
          </table:table-cell>
          <table:table-cell office:value-type="float" office:value="-0.006951405" calcext:value-type="float">
            <text:p>-0.006951405</text:p>
          </table:table-cell>
          <table:table-cell office:value-type="float" office:value="-0.003763607" calcext:value-type="float">
            <text:p>-0.003763607</text:p>
          </table:table-cell>
          <table:table-cell office:value-type="float" office:value="1304.441" calcext:value-type="float">
            <text:p>1304.441</text:p>
          </table:table-cell>
          <table:table-cell office:value-type="float" office:value="0" calcext:value-type="float">
            <text:p>0</text:p>
          </table:table-cell>
          <table:table-cell office:value-type="float" office:value="-0.009726222" calcext:value-type="float">
            <text:p>-0.009726222</text:p>
          </table:table-cell>
          <table:table-cell office:value-type="float" office:value="-0.0006941242" calcext:value-type="float">
            <text:p>-0.00069412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06" calcext:value-type="float">
            <text:p>-1.22850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510.6005" calcext:value-type="float">
            <text:p>510.6005</text:p>
          </table:table-cell>
          <table:table-cell office:value-type="float" office:value="120.1388" calcext:value-type="float">
            <text:p>120.1388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65.325" calcext:value-type="float">
            <text:p>1265.325</text:p>
          </table:table-cell>
          <table:table-cell office:value-type="float" office:value="306.4557" calcext:value-type="float">
            <text:p>306.4557</text:p>
          </table:table-cell>
          <table:table-cell office:value-type="float" office:value="0" calcext:value-type="float">
            <text:p>0</text:p>
          </table:table-cell>
          <table:table-cell office:value-type="float" office:value="0.3728254" calcext:value-type="float">
            <text:p>0.3728254</text:p>
          </table:table-cell>
          <table:table-cell office:value-type="float" office:value="0.3711841" calcext:value-type="float">
            <text:p>0.3711841</text:p>
          </table:table-cell>
          <table:table-cell office:value-type="float" office:value="0.370427" calcext:value-type="float">
            <text:p>0.370427</text:p>
          </table:table-cell>
          <table:table-cell office:value-type="float" office:value="0.3277972" calcext:value-type="float">
            <text:p>0.3277972</text:p>
          </table:table-cell>
          <table:table-cell office:value-type="float" office:value="0.3107347" calcext:value-type="float">
            <text:p>0.3107347</text:p>
          </table:table-cell>
          <table:table-cell office:value-type="float" office:value="0.3088826" calcext:value-type="float">
            <text:p>0.3088826</text:p>
          </table:table-cell>
          <table:table-cell office:value-type="float" office:value="0.3570597" calcext:value-type="float">
            <text:p>0.3570597</text:p>
          </table:table-cell>
          <table:table-cell office:value-type="float" office:value="0.3663923" calcext:value-type="float">
            <text:p>0.3663923</text:p>
          </table:table-cell>
          <table:table-cell office:value-type="float" office:value="0.3882025" calcext:value-type="float">
            <text:p>0.3882025</text:p>
          </table:table-cell>
          <table:table-cell office:value-type="float" office:value="0.4139537" calcext:value-type="float">
            <text:p>0.413953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772E-015" calcext:value-type="float">
            <text:p>1.955772E-15</text:p>
          </table:table-cell>
          <table:table-cell office:value-type="float" office:value="1.910484E-015" calcext:value-type="float">
            <text:p>1.910484E-15</text:p>
          </table:table-cell>
          <table:table-cell office:value-type="float" office:value="9.766005E-016" calcext:value-type="float">
            <text:p>9.766005E-16</text:p>
          </table:table-cell>
          <table:table-cell office:value-type="float" office:value="9.91037E-016" calcext:value-type="float">
            <text:p>9.91037E-16</text:p>
          </table:table-cell>
          <table:table-cell office:value-type="float" office:value="9.695026E-016" calcext:value-type="float">
            <text:p>9.69502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06005" calcext:value-type="float">
            <text:p>-0.00406005</text:p>
          </table:table-cell>
          <table:table-cell office:value-type="float" office:value="-0.004206284" calcext:value-type="float">
            <text:p>-0.004206284</text:p>
          </table:table-cell>
          <table:table-cell office:value-type="float" office:value="-0.004317671" calcext:value-type="float">
            <text:p>-0.004317671</text:p>
          </table:table-cell>
          <table:table-cell office:value-type="float" office:value="-0.01057324" calcext:value-type="float">
            <text:p>-0.01057324</text:p>
          </table:table-cell>
          <table:table-cell office:value-type="float" office:value="-0.01507598" calcext:value-type="float">
            <text:p>-0.01507598</text:p>
          </table:table-cell>
          <table:table-cell office:value-type="float" office:value="-0.01560226" calcext:value-type="float">
            <text:p>-0.01560226</text:p>
          </table:table-cell>
          <table:table-cell office:value-type="float" office:value="-0.01400747" calcext:value-type="float">
            <text:p>-0.01400747</text:p>
          </table:table-cell>
          <table:table-cell office:value-type="float" office:value="-0.01208194" calcext:value-type="float">
            <text:p>-0.01208194</text:p>
          </table:table-cell>
          <table:table-cell office:value-type="float" office:value="-0.006951991" calcext:value-type="float">
            <text:p>-0.006951991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310.149" calcext:value-type="float">
            <text:p>1310.149</text:p>
          </table:table-cell>
          <table:table-cell office:value-type="float" office:value="0" calcext:value-type="float">
            <text:p>0</text:p>
          </table:table-cell>
          <table:table-cell office:value-type="float" office:value="-0.009724868" calcext:value-type="float">
            <text:p>-0.009724868</text:p>
          </table:table-cell>
          <table:table-cell office:value-type="float" office:value="-0.0006949592" calcext:value-type="float">
            <text:p>-0.00069495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511.3005" calcext:value-type="float">
            <text:p>511.3005</text:p>
          </table:table-cell>
          <table:table-cell office:value-type="float" office:value="121.8621" calcext:value-type="float">
            <text:p>121.862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309.7095" calcext:value-type="float">
            <text:p>309.7095</text:p>
          </table:table-cell>
          <table:table-cell office:value-type="float" office:value="0" calcext:value-type="float">
            <text:p>0</text:p>
          </table:table-cell>
          <table:table-cell office:value-type="float" office:value="0.3075685" calcext:value-type="float">
            <text:p>0.3075685</text:p>
          </table:table-cell>
          <table:table-cell office:value-type="float" office:value="0.3126333" calcext:value-type="float">
            <text:p>0.3126333</text:p>
          </table:table-cell>
          <table:table-cell office:value-type="float" office:value="0.3161218" calcext:value-type="float">
            <text:p>0.3161218</text:p>
          </table:table-cell>
          <table:table-cell office:value-type="float" office:value="0.3185328" calcext:value-type="float">
            <text:p>0.3185328</text:p>
          </table:table-cell>
          <table:table-cell office:value-type="float" office:value="0.3179975" calcext:value-type="float">
            <text:p>0.3179975</text:p>
          </table:table-cell>
          <table:table-cell office:value-type="float" office:value="0.3166671" calcext:value-type="float">
            <text:p>0.3166671</text:p>
          </table:table-cell>
          <table:table-cell office:value-type="float" office:value="0.3575709" calcext:value-type="float">
            <text:p>0.3575709</text:p>
          </table:table-cell>
          <table:table-cell office:value-type="float" office:value="0.3655728" calcext:value-type="float">
            <text:p>0.3655728</text:p>
          </table:table-cell>
          <table:table-cell office:value-type="float" office:value="0.3882276" calcext:value-type="float">
            <text:p>0.3882276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92E-015" calcext:value-type="float">
            <text:p>1.95592E-15</text:p>
          </table:table-cell>
          <table:table-cell office:value-type="float" office:value="1.910431E-015" calcext:value-type="float">
            <text:p>1.910431E-15</text:p>
          </table:table-cell>
          <table:table-cell office:value-type="float" office:value="9.765938E-016" calcext:value-type="float">
            <text:p>9.765938E-16</text:p>
          </table:table-cell>
          <table:table-cell office:value-type="float" office:value="9.910348E-016" calcext:value-type="float">
            <text:p>9.910348E-16</text:p>
          </table:table-cell>
          <table:table-cell office:value-type="float" office:value="9.694989E-016" calcext:value-type="float">
            <text:p>9.69498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610596" calcext:value-type="float">
            <text:p>-0.01610596</text:p>
          </table:table-cell>
          <table:table-cell office:value-type="float" office:value="-0.01431179" calcext:value-type="float">
            <text:p>-0.01431179</text:p>
          </table:table-cell>
          <table:table-cell office:value-type="float" office:value="-0.01321188" calcext:value-type="float">
            <text:p>-0.01321188</text:p>
          </table:table-cell>
          <table:table-cell office:value-type="float" office:value="-0.01254071" calcext:value-type="float">
            <text:p>-0.01254071</text:p>
          </table:table-cell>
          <table:table-cell office:value-type="float" office:value="-0.01270888" calcext:value-type="float">
            <text:p>-0.01270888</text:p>
          </table:table-cell>
          <table:table-cell office:value-type="float" office:value="-0.01310161" calcext:value-type="float">
            <text:p>-0.01310161</text:p>
          </table:table-cell>
          <table:table-cell office:value-type="float" office:value="-0.01382964" calcext:value-type="float">
            <text:p>-0.01382964</text:p>
          </table:table-cell>
          <table:table-cell office:value-type="float" office:value="-0.01234557" calcext:value-type="float">
            <text:p>-0.01234557</text:p>
          </table:table-cell>
          <table:table-cell office:value-type="float" office:value="-0.006947584" calcext:value-type="float">
            <text:p>-0.006947584</text:p>
          </table:table-cell>
          <table:table-cell office:value-type="float" office:value="-0.003763356" calcext:value-type="float">
            <text:p>-0.003763356</text:p>
          </table:table-cell>
          <table:table-cell office:value-type="float" office:value="1316.959" calcext:value-type="float">
            <text:p>1316.959</text:p>
          </table:table-cell>
          <table:table-cell office:value-type="float" office:value="0" calcext:value-type="float">
            <text:p>0</text:p>
          </table:table-cell>
          <table:table-cell office:value-type="float" office:value="-0.009726077" calcext:value-type="float">
            <text:p>-0.009726077</text:p>
          </table:table-cell>
          <table:table-cell office:value-type="float" office:value="-0.0006957409" calcext:value-type="float">
            <text:p>-0.000695740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0" calcext:value-type="float">
            <text:p>4072000</text:p>
          </table:table-cell>
          <table:table-cell office:value-type="float" office:value="511.3005" calcext:value-type="float">
            <text:p>511.3005</text:p>
          </table:table-cell>
          <table:table-cell office:value-type="float" office:value="126.066" calcext:value-type="float">
            <text:p>126.06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5.473" calcext:value-type="float">
            <text:p>1255.473</text:p>
          </table:table-cell>
          <table:table-cell office:value-type="float" office:value="311.0814" calcext:value-type="float">
            <text:p>311.0814</text:p>
          </table:table-cell>
          <table:table-cell office:value-type="float" office:value="0" calcext:value-type="float">
            <text:p>0</text:p>
          </table:table-cell>
          <table:table-cell office:value-type="float" office:value="0.07875232" calcext:value-type="float">
            <text:p>0.07875232</text:p>
          </table:table-cell>
          <table:table-cell office:value-type="float" office:value="0.2948949" calcext:value-type="float">
            <text:p>0.2948949</text:p>
          </table:table-cell>
          <table:table-cell office:value-type="float" office:value="0.297079" calcext:value-type="float">
            <text:p>0.297079</text:p>
          </table:table-cell>
          <table:table-cell office:value-type="float" office:value="0.3033207" calcext:value-type="float">
            <text:p>0.3033207</text:p>
          </table:table-cell>
          <table:table-cell office:value-type="float" office:value="0.3069701" calcext:value-type="float">
            <text:p>0.3069701</text:p>
          </table:table-cell>
          <table:table-cell office:value-type="float" office:value="0.3092221" calcext:value-type="float">
            <text:p>0.3092221</text:p>
          </table:table-cell>
          <table:table-cell office:value-type="float" office:value="0.3556635" calcext:value-type="float">
            <text:p>0.3556635</text:p>
          </table:table-cell>
          <table:table-cell office:value-type="float" office:value="0.3645809" calcext:value-type="float">
            <text:p>0.3645809</text:p>
          </table:table-cell>
          <table:table-cell office:value-type="float" office:value="0.3880356" calcext:value-type="float">
            <text:p>0.3880356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068E-015" calcext:value-type="float">
            <text:p>1.956068E-15</text:p>
          </table:table-cell>
          <table:table-cell office:value-type="float" office:value="1.910375E-015" calcext:value-type="float">
            <text:p>1.910375E-15</text:p>
          </table:table-cell>
          <table:table-cell office:value-type="float" office:value="9.765878E-016" calcext:value-type="float">
            <text:p>9.765878E-16</text:p>
          </table:table-cell>
          <table:table-cell office:value-type="float" office:value="9.910308E-016" calcext:value-type="float">
            <text:p>9.910308E-16</text:p>
          </table:table-cell>
          <table:table-cell office:value-type="float" office:value="9.694946E-016" calcext:value-type="float">
            <text:p>9.69494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72.61292" calcext:value-type="float">
            <text:p>-72.61292</text:p>
          </table:table-cell>
          <table:table-cell office:value-type="float" office:value="-0.02153688" calcext:value-type="float">
            <text:p>-0.02153688</text:p>
          </table:table-cell>
          <table:table-cell office:value-type="float" office:value="-0.02043045" calcext:value-type="float">
            <text:p>-0.02043045</text:p>
          </table:table-cell>
          <table:table-cell office:value-type="float" office:value="-0.01765457" calcext:value-type="float">
            <text:p>-0.01765457</text:p>
          </table:table-cell>
          <table:table-cell office:value-type="float" office:value="-0.01625092" calcext:value-type="float">
            <text:p>-0.01625092</text:p>
          </table:table-cell>
          <table:table-cell office:value-type="float" office:value="-0.01544818" calcext:value-type="float">
            <text:p>-0.01544818</text:p>
          </table:table-cell>
          <table:table-cell office:value-type="float" office:value="-0.01455107" calcext:value-type="float">
            <text:p>-0.01455107</text:p>
          </table:table-cell>
          <table:table-cell office:value-type="float" office:value="-0.01267213" calcext:value-type="float">
            <text:p>-0.01267213</text:p>
          </table:table-cell>
          <table:table-cell office:value-type="float" office:value="-0.006980565" calcext:value-type="float">
            <text:p>-0.006980565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321.918" calcext:value-type="float">
            <text:p>1321.918</text:p>
          </table:table-cell>
          <table:table-cell office:value-type="float" office:value="0" calcext:value-type="float">
            <text:p>0</text:p>
          </table:table-cell>
          <table:table-cell office:value-type="float" office:value="-0.009724654" calcext:value-type="float">
            <text:p>-0.009724654</text:p>
          </table:table-cell>
          <table:table-cell office:value-type="float" office:value="-0.000696513" calcext:value-type="float">
            <text:p>-0.0006965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0" calcext:value-type="float">
            <text:p>5072000</text:p>
          </table:table-cell>
          <table:table-cell office:value-type="float" office:value="511.3005" calcext:value-type="float">
            <text:p>511.3005</text:p>
          </table:table-cell>
          <table:table-cell office:value-type="float" office:value="127.5331" calcext:value-type="float">
            <text:p>127.533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3.717" calcext:value-type="float">
            <text:p>1253.717</text:p>
          </table:table-cell>
          <table:table-cell office:value-type="float" office:value="311.3699" calcext:value-type="float">
            <text:p>311.3699</text:p>
          </table:table-cell>
          <table:table-cell office:value-type="float" office:value="0" calcext:value-type="float">
            <text:p>0</text:p>
          </table:table-cell>
          <table:table-cell office:value-type="float" office:value="0.08035079" calcext:value-type="float">
            <text:p>0.08035079</text:p>
          </table:table-cell>
          <table:table-cell office:value-type="float" office:value="0.2863216" calcext:value-type="float">
            <text:p>0.2863216</text:p>
          </table:table-cell>
          <table:table-cell office:value-type="float" office:value="0.289045" calcext:value-type="float">
            <text:p>0.289045</text:p>
          </table:table-cell>
          <table:table-cell office:value-type="float" office:value="0.297001" calcext:value-type="float">
            <text:p>0.297001</text:p>
          </table:table-cell>
          <table:table-cell office:value-type="float" office:value="0.3016783" calcext:value-type="float">
            <text:p>0.3016783</text:p>
          </table:table-cell>
          <table:table-cell office:value-type="float" office:value="0.3045705" calcext:value-type="float">
            <text:p>0.3045705</text:p>
          </table:table-cell>
          <table:table-cell office:value-type="float" office:value="0.3529237" calcext:value-type="float">
            <text:p>0.3529237</text:p>
          </table:table-cell>
          <table:table-cell office:value-type="float" office:value="0.3636537" calcext:value-type="float">
            <text:p>0.3636537</text:p>
          </table:table-cell>
          <table:table-cell office:value-type="float" office:value="0.3878462" calcext:value-type="float">
            <text:p>0.3878462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167E-015" calcext:value-type="float">
            <text:p>1.956167E-15</text:p>
          </table:table-cell>
          <table:table-cell office:value-type="float" office:value="1.910334E-015" calcext:value-type="float">
            <text:p>1.910334E-15</text:p>
          </table:table-cell>
          <table:table-cell office:value-type="float" office:value="9.765822E-016" calcext:value-type="float">
            <text:p>9.765822E-16</text:p>
          </table:table-cell>
          <table:table-cell office:value-type="float" office:value="9.910284E-016" calcext:value-type="float">
            <text:p>9.910284E-16</text:p>
          </table:table-cell>
          <table:table-cell office:value-type="float" office:value="9.694936E-016" calcext:value-type="float">
            <text:p>9.69493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8.02303" calcext:value-type="float">
            <text:p>-68.02303</text:p>
          </table:table-cell>
          <table:table-cell office:value-type="float" office:value="-0.02644181" calcext:value-type="float">
            <text:p>-0.02644181</text:p>
          </table:table-cell>
          <table:table-cell office:value-type="float" office:value="-0.02471461" calcext:value-type="float">
            <text:p>-0.02471461</text:p>
          </table:table-cell>
          <table:table-cell office:value-type="float" office:value="-0.02044107" calcext:value-type="float">
            <text:p>-0.02044107</text:p>
          </table:table-cell>
          <table:table-cell office:value-type="float" office:value="-0.01834734" calcext:value-type="float">
            <text:p>-0.01834734</text:p>
          </table:table-cell>
          <table:table-cell office:value-type="float" office:value="-0.01717084" calcext:value-type="float">
            <text:p>-0.01717084</text:p>
          </table:table-cell>
          <table:table-cell office:value-type="float" office:value="-0.01567826" calcext:value-type="float">
            <text:p>-0.01567826</text:p>
          </table:table-cell>
          <table:table-cell office:value-type="float" office:value="-0.01298594" calcext:value-type="float">
            <text:p>-0.01298594</text:p>
          </table:table-cell>
          <table:table-cell office:value-type="float" office:value="-0.007013319" calcext:value-type="float">
            <text:p>-0.007013319</text:p>
          </table:table-cell>
          <table:table-cell office:value-type="float" office:value="-0.003763374" calcext:value-type="float">
            <text:p>-0.003763374</text:p>
          </table:table-cell>
          <table:table-cell office:value-type="float" office:value="1325.817" calcext:value-type="float">
            <text:p>1325.817</text:p>
          </table:table-cell>
          <table:table-cell office:value-type="float" office:value="0" calcext:value-type="float">
            <text:p>0</text:p>
          </table:table-cell>
          <table:table-cell office:value-type="float" office:value="-0.009726885" calcext:value-type="float">
            <text:p>-0.009726885</text:p>
          </table:table-cell>
          <table:table-cell office:value-type="float" office:value="-0.000696998" calcext:value-type="float">
            <text:p>-0.00069699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0" calcext:value-type="float">
            <text:p>6072000</text:p>
          </table:table-cell>
          <table:table-cell office:value-type="float" office:value="511.3005" calcext:value-type="float">
            <text:p>511.3005</text:p>
          </table:table-cell>
          <table:table-cell office:value-type="float" office:value="129.2355" calcext:value-type="float">
            <text:p>129.2355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2.011" calcext:value-type="float">
            <text:p>1252.011</text:p>
          </table:table-cell>
          <table:table-cell office:value-type="float" office:value="311.3734" calcext:value-type="float">
            <text:p>311.3734</text:p>
          </table:table-cell>
          <table:table-cell office:value-type="float" office:value="0" calcext:value-type="float">
            <text:p>0</text:p>
          </table:table-cell>
          <table:table-cell office:value-type="float" office:value="0.07727313" calcext:value-type="float">
            <text:p>0.07727313</text:p>
          </table:table-cell>
          <table:table-cell office:value-type="float" office:value="0.277029" calcext:value-type="float">
            <text:p>0.277029</text:p>
          </table:table-cell>
          <table:table-cell office:value-type="float" office:value="0.2806781" calcext:value-type="float">
            <text:p>0.2806781</text:p>
          </table:table-cell>
          <table:table-cell office:value-type="float" office:value="0.29093" calcext:value-type="float">
            <text:p>0.29093</text:p>
          </table:table-cell>
          <table:table-cell office:value-type="float" office:value="0.2971264" calcext:value-type="float">
            <text:p>0.2971264</text:p>
          </table:table-cell>
          <table:table-cell office:value-type="float" office:value="0.3011135" calcext:value-type="float">
            <text:p>0.3011135</text:p>
          </table:table-cell>
          <table:table-cell office:value-type="float" office:value="0.3505606" calcext:value-type="float">
            <text:p>0.3505606</text:p>
          </table:table-cell>
          <table:table-cell office:value-type="float" office:value="0.3627007" calcext:value-type="float">
            <text:p>0.3627007</text:p>
          </table:table-cell>
          <table:table-cell office:value-type="float" office:value="0.3876214" calcext:value-type="float">
            <text:p>0.3876214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223E-015" calcext:value-type="float">
            <text:p>1.956223E-15</text:p>
          </table:table-cell>
          <table:table-cell office:value-type="float" office:value="1.910306E-015" calcext:value-type="float">
            <text:p>1.910306E-15</text:p>
          </table:table-cell>
          <table:table-cell office:value-type="float" office:value="9.765765E-016" calcext:value-type="float">
            <text:p>9.765765E-16</text:p>
          </table:table-cell>
          <table:table-cell office:value-type="float" office:value="9.910284E-016" calcext:value-type="float">
            <text:p>9.910284E-16</text:p>
          </table:table-cell>
          <table:table-cell office:value-type="float" office:value="9.694936E-016" calcext:value-type="float">
            <text:p>9.69493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84.07801" calcext:value-type="float">
            <text:p>-84.07801</text:p>
          </table:table-cell>
          <table:table-cell office:value-type="float" office:value="-0.03325045" calcext:value-type="float">
            <text:p>-0.03325045</text:p>
          </table:table-cell>
          <table:table-cell office:value-type="float" office:value="-0.03030462" calcext:value-type="float">
            <text:p>-0.03030462</text:p>
          </table:table-cell>
          <table:table-cell office:value-type="float" office:value="-0.02358297" calcext:value-type="float">
            <text:p>-0.02358297</text:p>
          </table:table-cell>
          <table:table-cell office:value-type="float" office:value="-0.02038441" calcext:value-type="float">
            <text:p>-0.02038441</text:p>
          </table:table-cell>
          <table:table-cell office:value-type="float" office:value="-0.01858453" calcext:value-type="float">
            <text:p>-0.01858453</text:p>
          </table:table-cell>
          <table:table-cell office:value-type="float" office:value="-0.01672895" calcext:value-type="float">
            <text:p>-0.01672895</text:p>
          </table:table-cell>
          <table:table-cell office:value-type="float" office:value="-0.01331742" calcext:value-type="float">
            <text:p>-0.01331742</text:p>
          </table:table-cell>
          <table:table-cell office:value-type="float" office:value="-0.007052384" calcext:value-type="float">
            <text:p>-0.007052384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329.451" calcext:value-type="float">
            <text:p>1329.451</text:p>
          </table:table-cell>
          <table:table-cell office:value-type="float" office:value="0" calcext:value-type="float">
            <text:p>0</text:p>
          </table:table-cell>
          <table:table-cell office:value-type="float" office:value="-0.009726955" calcext:value-type="float">
            <text:p>-0.009726955</text:p>
          </table:table-cell>
          <table:table-cell office:value-type="float" office:value="-0.0006972549" calcext:value-type="float">
            <text:p>-0.00069725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0" calcext:value-type="float">
            <text:p>7072000</text:p>
          </table:table-cell>
          <table:table-cell office:value-type="float" office:value="512.9003" calcext:value-type="float">
            <text:p>512.9003</text:p>
          </table:table-cell>
          <table:table-cell office:value-type="float" office:value="131.7861" calcext:value-type="float">
            <text:p>131.786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1.107" calcext:value-type="float">
            <text:p>1251.107</text:p>
          </table:table-cell>
          <table:table-cell office:value-type="float" office:value="311.3239" calcext:value-type="float">
            <text:p>311.3239</text:p>
          </table:table-cell>
          <table:table-cell office:value-type="float" office:value="0" calcext:value-type="float">
            <text:p>0</text:p>
          </table:table-cell>
          <table:table-cell office:value-type="float" office:value="0.08952993" calcext:value-type="float">
            <text:p>0.08952993</text:p>
          </table:table-cell>
          <table:table-cell office:value-type="float" office:value="0.2734908" calcext:value-type="float">
            <text:p>0.2734908</text:p>
          </table:table-cell>
          <table:table-cell office:value-type="float" office:value="0.277326" calcext:value-type="float">
            <text:p>0.277326</text:p>
          </table:table-cell>
          <table:table-cell office:value-type="float" office:value="0.2870938" calcext:value-type="float">
            <text:p>0.2870938</text:p>
          </table:table-cell>
          <table:table-cell office:value-type="float" office:value="0.2936088" calcext:value-type="float">
            <text:p>0.2936088</text:p>
          </table:table-cell>
          <table:table-cell office:value-type="float" office:value="0.2981605" calcext:value-type="float">
            <text:p>0.2981605</text:p>
          </table:table-cell>
          <table:table-cell office:value-type="float" office:value="0.3488448" calcext:value-type="float">
            <text:p>0.3488448</text:p>
          </table:table-cell>
          <table:table-cell office:value-type="float" office:value="0.3619092" calcext:value-type="float">
            <text:p>0.3619092</text:p>
          </table:table-cell>
          <table:table-cell office:value-type="float" office:value="0.3875356" calcext:value-type="float">
            <text:p>0.3875356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278E-015" calcext:value-type="float">
            <text:p>1.956278E-15</text:p>
          </table:table-cell>
          <table:table-cell office:value-type="float" office:value="1.910278E-015" calcext:value-type="float">
            <text:p>1.910278E-15</text:p>
          </table:table-cell>
          <table:table-cell office:value-type="float" office:value="9.765706E-016" calcext:value-type="float">
            <text:p>9.765706E-16</text:p>
          </table:table-cell>
          <table:table-cell office:value-type="float" office:value="9.910284E-016" calcext:value-type="float">
            <text:p>9.910284E-16</text:p>
          </table:table-cell>
          <table:table-cell office:value-type="float" office:value="9.694936E-016" calcext:value-type="float">
            <text:p>9.69493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4.02084" calcext:value-type="float">
            <text:p>-34.02084</text:p>
          </table:table-cell>
          <table:table-cell office:value-type="float" office:value="-0.0359359" calcext:value-type="float">
            <text:p>-0.0359359</text:p>
          </table:table-cell>
          <table:table-cell office:value-type="float" office:value="-0.03293209" calcext:value-type="float">
            <text:p>-0.03293209</text:p>
          </table:table-cell>
          <table:table-cell office:value-type="float" office:value="-0.02586519" calcext:value-type="float">
            <text:p>-0.02586519</text:p>
          </table:table-cell>
          <table:table-cell office:value-type="float" office:value="-0.0221422" calcext:value-type="float">
            <text:p>-0.0221422</text:p>
          </table:table-cell>
          <table:table-cell office:value-type="float" office:value="-0.01990159" calcext:value-type="float">
            <text:p>-0.01990159</text:p>
          </table:table-cell>
          <table:table-cell office:value-type="float" office:value="-0.01753754" calcext:value-type="float">
            <text:p>-0.01753754</text:p>
          </table:table-cell>
          <table:table-cell office:value-type="float" office:value="-0.01359963" calcext:value-type="float">
            <text:p>-0.01359963</text:p>
          </table:table-cell>
          <table:table-cell office:value-type="float" office:value="-0.007067584" calcext:value-type="float">
            <text:p>-0.007067584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333.011" calcext:value-type="float">
            <text:p>1333.011</text:p>
          </table:table-cell>
          <table:table-cell office:value-type="float" office:value="0" calcext:value-type="float">
            <text:p>0</text:p>
          </table:table-cell>
          <table:table-cell office:value-type="float" office:value="-0.009728735" calcext:value-type="float">
            <text:p>-0.009728735</text:p>
          </table:table-cell>
          <table:table-cell office:value-type="float" office:value="-0.000697515" calcext:value-type="float">
            <text:p>-0.0006975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514.1003" calcext:value-type="float">
            <text:p>514.1003</text:p>
          </table:table-cell>
          <table:table-cell office:value-type="float" office:value="134.1793" calcext:value-type="float">
            <text:p>134.179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0.034" calcext:value-type="float">
            <text:p>1250.034</text:p>
          </table:table-cell>
          <table:table-cell office:value-type="float" office:value="311.2037" calcext:value-type="float">
            <text:p>311.2037</text:p>
          </table:table-cell>
          <table:table-cell office:value-type="float" office:value="0" calcext:value-type="float">
            <text:p>0</text:p>
          </table:table-cell>
          <table:table-cell office:value-type="float" office:value="0.1568988" calcext:value-type="float">
            <text:p>0.1568988</text:p>
          </table:table-cell>
          <table:table-cell office:value-type="float" office:value="0.2561911" calcext:value-type="float">
            <text:p>0.2561911</text:p>
          </table:table-cell>
          <table:table-cell office:value-type="float" office:value="0.2649469" calcext:value-type="float">
            <text:p>0.2649469</text:p>
          </table:table-cell>
          <table:table-cell office:value-type="float" office:value="0.2814981" calcext:value-type="float">
            <text:p>0.2814981</text:p>
          </table:table-cell>
          <table:table-cell office:value-type="float" office:value="0.2891759" calcext:value-type="float">
            <text:p>0.2891759</text:p>
          </table:table-cell>
          <table:table-cell office:value-type="float" office:value="0.2940932" calcext:value-type="float">
            <text:p>0.2940932</text:p>
          </table:table-cell>
          <table:table-cell office:value-type="float" office:value="0.3460054" calcext:value-type="float">
            <text:p>0.3460054</text:p>
          </table:table-cell>
          <table:table-cell office:value-type="float" office:value="0.3608201" calcext:value-type="float">
            <text:p>0.3608201</text:p>
          </table:table-cell>
          <table:table-cell office:value-type="float" office:value="0.3873361" calcext:value-type="float">
            <text:p>0.3873361</text:p>
          </table:table-cell>
          <table:table-cell office:value-type="float" office:value="0.4139535" calcext:value-type="float">
            <text:p>0.4139535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368E-015" calcext:value-type="float">
            <text:p>1.956368E-15</text:p>
          </table:table-cell>
          <table:table-cell office:value-type="float" office:value="1.910239E-015" calcext:value-type="float">
            <text:p>1.910239E-15</text:p>
          </table:table-cell>
          <table:table-cell office:value-type="float" office:value="9.765639E-016" calcext:value-type="float">
            <text:p>9.765639E-16</text:p>
          </table:table-cell>
          <table:table-cell office:value-type="float" office:value="9.910263E-016" calcext:value-type="float">
            <text:p>9.910263E-16</text:p>
          </table:table-cell>
          <table:table-cell office:value-type="float" office:value="9.694936E-016" calcext:value-type="float">
            <text:p>9.69493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.08971" calcext:value-type="float">
            <text:p>-1.08971</text:p>
          </table:table-cell>
          <table:table-cell office:value-type="float" office:value="-0.05372884" calcext:value-type="float">
            <text:p>-0.05372884</text:p>
          </table:table-cell>
          <table:table-cell office:value-type="float" office:value="-0.04354173" calcext:value-type="float">
            <text:p>-0.04354173</text:p>
          </table:table-cell>
          <table:table-cell office:value-type="float" office:value="-0.02963016" calcext:value-type="float">
            <text:p>-0.02963016</text:p>
          </table:table-cell>
          <table:table-cell office:value-type="float" office:value="-0.02459981" calcext:value-type="float">
            <text:p>-0.02459981</text:p>
          </table:table-cell>
          <table:table-cell office:value-type="float" office:value="-0.02189002" calcext:value-type="float">
            <text:p>-0.02189002</text:p>
          </table:table-cell>
          <table:table-cell office:value-type="float" office:value="-0.01897633" calcext:value-type="float">
            <text:p>-0.01897633</text:p>
          </table:table-cell>
          <table:table-cell office:value-type="float" office:value="-0.01399934" calcext:value-type="float">
            <text:p>-0.01399934</text:p>
          </table:table-cell>
          <table:table-cell office:value-type="float" office:value="-0.00710252" calcext:value-type="float">
            <text:p>-0.00710252</text:p>
          </table:table-cell>
          <table:table-cell office:value-type="float" office:value="-0.003763383" calcext:value-type="float">
            <text:p>-0.003763383</text:p>
          </table:table-cell>
          <table:table-cell office:value-type="float" office:value="1336.536" calcext:value-type="float">
            <text:p>1336.536</text:p>
          </table:table-cell>
          <table:table-cell office:value-type="float" office:value="0" calcext:value-type="float">
            <text:p>0</text:p>
          </table:table-cell>
          <table:table-cell office:value-type="float" office:value="-0.009725582" calcext:value-type="float">
            <text:p>-0.009725582</text:p>
          </table:table-cell>
          <table:table-cell office:value-type="float" office:value="-0.0006979367" calcext:value-type="float">
            <text:p>-0.00069793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522.8004" calcext:value-type="float">
            <text:p>522.8004</text:p>
          </table:table-cell>
          <table:table-cell office:value-type="float" office:value="135.6483" calcext:value-type="float">
            <text:p>135.648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7.269" calcext:value-type="float">
            <text:p>1257.269</text:p>
          </table:table-cell>
          <table:table-cell office:value-type="float" office:value="311.1967" calcext:value-type="float">
            <text:p>311.1967</text:p>
          </table:table-cell>
          <table:table-cell office:value-type="float" office:value="0" calcext:value-type="float">
            <text:p>0</text:p>
          </table:table-cell>
          <table:table-cell office:value-type="float" office:value="0.3476728" calcext:value-type="float">
            <text:p>0.3476728</text:p>
          </table:table-cell>
          <table:table-cell office:value-type="float" office:value="0.3434273" calcext:value-type="float">
            <text:p>0.3434273</text:p>
          </table:table-cell>
          <table:table-cell office:value-type="float" office:value="0.3323409" calcext:value-type="float">
            <text:p>0.3323409</text:p>
          </table:table-cell>
          <table:table-cell office:value-type="float" office:value="0.2943519" calcext:value-type="float">
            <text:p>0.2943519</text:p>
          </table:table-cell>
          <table:table-cell office:value-type="float" office:value="0.2890841" calcext:value-type="float">
            <text:p>0.2890841</text:p>
          </table:table-cell>
          <table:table-cell office:value-type="float" office:value="0.2930869" calcext:value-type="float">
            <text:p>0.2930869</text:p>
          </table:table-cell>
          <table:table-cell office:value-type="float" office:value="0.3474034" calcext:value-type="float">
            <text:p>0.3474034</text:p>
          </table:table-cell>
          <table:table-cell office:value-type="float" office:value="0.3605015" calcext:value-type="float">
            <text:p>0.3605015</text:p>
          </table:table-cell>
          <table:table-cell office:value-type="float" office:value="0.3873039" calcext:value-type="float">
            <text:p>0.3873039</text:p>
          </table:table-cell>
          <table:table-cell office:value-type="float" office:value="0.4139073" calcext:value-type="float">
            <text:p>0.413907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475E-015" calcext:value-type="float">
            <text:p>1.956475E-15</text:p>
          </table:table-cell>
          <table:table-cell office:value-type="float" office:value="1.910202E-015" calcext:value-type="float">
            <text:p>1.910202E-15</text:p>
          </table:table-cell>
          <table:table-cell office:value-type="float" office:value="9.765602E-016" calcext:value-type="float">
            <text:p>9.765602E-16</text:p>
          </table:table-cell>
          <table:table-cell office:value-type="float" office:value="9.910193E-016" calcext:value-type="float">
            <text:p>9.910193E-16</text:p>
          </table:table-cell>
          <table:table-cell office:value-type="float" office:value="9.694934E-016" calcext:value-type="float">
            <text:p>9.69493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620639" calcext:value-type="float">
            <text:p>-0.006620639</text:p>
          </table:table-cell>
          <table:table-cell office:value-type="float" office:value="-0.007245481" calcext:value-type="float">
            <text:p>-0.007245481</text:p>
          </table:table-cell>
          <table:table-cell office:value-type="float" office:value="-0.009417703" calcext:value-type="float">
            <text:p>-0.009417703</text:p>
          </table:table-cell>
          <table:table-cell office:value-type="float" office:value="-0.02202754" calcext:value-type="float">
            <text:p>-0.02202754</text:p>
          </table:table-cell>
          <table:table-cell office:value-type="float" office:value="-0.02473451" calcext:value-type="float">
            <text:p>-0.02473451</text:p>
          </table:table-cell>
          <table:table-cell office:value-type="float" office:value="-0.02243089" calcext:value-type="float">
            <text:p>-0.02243089</text:p>
          </table:table-cell>
          <table:table-cell office:value-type="float" office:value="-0.01824593" calcext:value-type="float">
            <text:p>-0.01824593</text:p>
          </table:table-cell>
          <table:table-cell office:value-type="float" office:value="-0.01411965" calcext:value-type="float">
            <text:p>-0.01411965</text:p>
          </table:table-cell>
          <table:table-cell office:value-type="float" office:value="-0.007108242" calcext:value-type="float">
            <text:p>-0.007108242</text:p>
          </table:table-cell>
          <table:table-cell office:value-type="float" office:value="-0.00376769" calcext:value-type="float">
            <text:p>-0.00376769</text:p>
          </table:table-cell>
          <table:table-cell office:value-type="float" office:value="1340.278" calcext:value-type="float">
            <text:p>1340.278</text:p>
          </table:table-cell>
          <table:table-cell office:value-type="float" office:value="0" calcext:value-type="float">
            <text:p>0</text:p>
          </table:table-cell>
          <table:table-cell office:value-type="float" office:value="-0.009727669" calcext:value-type="float">
            <text:p>-0.009727669</text:p>
          </table:table-cell>
          <table:table-cell office:value-type="float" office:value="-0.0006985041" calcext:value-type="float">
            <text:p>-0.000698504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724" calcext:value-type="float">
            <text:p>-1.2287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0" calcext:value-type="float">
            <text:p>10072000</text:p>
          </table:table-cell>
          <table:table-cell office:value-type="float" office:value="523.1003" calcext:value-type="float">
            <text:p>523.1003</text:p>
          </table:table-cell>
          <table:table-cell office:value-type="float" office:value="140.1121" calcext:value-type="float">
            <text:p>140.112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3.273" calcext:value-type="float">
            <text:p>1253.273</text:p>
          </table:table-cell>
          <table:table-cell office:value-type="float" office:value="311.0291" calcext:value-type="float">
            <text:p>311.0291</text:p>
          </table:table-cell>
          <table:table-cell office:value-type="float" office:value="0" calcext:value-type="float">
            <text:p>0</text:p>
          </table:table-cell>
          <table:table-cell office:value-type="float" office:value="0.1072556" calcext:value-type="float">
            <text:p>0.1072556</text:p>
          </table:table-cell>
          <table:table-cell office:value-type="float" office:value="0.2996649" calcext:value-type="float">
            <text:p>0.2996649</text:p>
          </table:table-cell>
          <table:table-cell office:value-type="float" office:value="0.3012546" calcext:value-type="float">
            <text:p>0.3012546</text:p>
          </table:table-cell>
          <table:table-cell office:value-type="float" office:value="0.3024892" calcext:value-type="float">
            <text:p>0.3024892</text:p>
          </table:table-cell>
          <table:table-cell office:value-type="float" office:value="0.2995242" calcext:value-type="float">
            <text:p>0.2995242</text:p>
          </table:table-cell>
          <table:table-cell office:value-type="float" office:value="0.2975795" calcext:value-type="float">
            <text:p>0.2975795</text:p>
          </table:table-cell>
          <table:table-cell office:value-type="float" office:value="0.3456697" calcext:value-type="float">
            <text:p>0.3456697</text:p>
          </table:table-cell>
          <table:table-cell office:value-type="float" office:value="0.3599542" calcext:value-type="float">
            <text:p>0.3599542</text:p>
          </table:table-cell>
          <table:table-cell office:value-type="float" office:value="0.3872066" calcext:value-type="float">
            <text:p>0.3872066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579E-015" calcext:value-type="float">
            <text:p>1.956579E-15</text:p>
          </table:table-cell>
          <table:table-cell office:value-type="float" office:value="1.910159E-015" calcext:value-type="float">
            <text:p>1.910159E-15</text:p>
          </table:table-cell>
          <table:table-cell office:value-type="float" office:value="9.76556E-016" calcext:value-type="float">
            <text:p>9.76556E-16</text:p>
          </table:table-cell>
          <table:table-cell office:value-type="float" office:value="9.910141E-016" calcext:value-type="float">
            <text:p>9.910141E-16</text:p>
          </table:table-cell>
          <table:table-cell office:value-type="float" office:value="9.694928E-016" calcext:value-type="float">
            <text:p>9.69492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0.96075" calcext:value-type="float">
            <text:p>-10.96075</text:p>
          </table:table-cell>
          <table:table-cell office:value-type="float" office:value="-0.01923749" calcext:value-type="float">
            <text:p>-0.01923749</text:p>
          </table:table-cell>
          <table:table-cell office:value-type="float" office:value="-0.018517" calcext:value-type="float">
            <text:p>-0.018517</text:p>
          </table:table-cell>
          <table:table-cell office:value-type="float" office:value="-0.01798613" calcext:value-type="float">
            <text:p>-0.01798613</text:p>
          </table:table-cell>
          <table:table-cell office:value-type="float" office:value="-0.01930325" calcext:value-type="float">
            <text:p>-0.01930325</text:p>
          </table:table-cell>
          <table:table-cell office:value-type="float" office:value="-0.02020659" calcext:value-type="float">
            <text:p>-0.02020659</text:p>
          </table:table-cell>
          <table:table-cell office:value-type="float" office:value="-0.01916314" calcext:value-type="float">
            <text:p>-0.01916314</text:p>
          </table:table-cell>
          <table:table-cell office:value-type="float" office:value="-0.01432699" calcext:value-type="float">
            <text:p>-0.01432699</text:p>
          </table:table-cell>
          <table:table-cell office:value-type="float" office:value="-0.007125308" calcext:value-type="float">
            <text:p>-0.007125308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343.766" calcext:value-type="float">
            <text:p>1343.766</text:p>
          </table:table-cell>
          <table:table-cell office:value-type="float" office:value="0" calcext:value-type="float">
            <text:p>0</text:p>
          </table:table-cell>
          <table:table-cell office:value-type="float" office:value="-0.009728095" calcext:value-type="float">
            <text:p>-0.009728095</text:p>
          </table:table-cell>
          <table:table-cell office:value-type="float" office:value="-0.0006989808" calcext:value-type="float">
            <text:p>-0.00069898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0" calcext:value-type="float">
            <text:p>11072000</text:p>
          </table:table-cell>
          <table:table-cell office:value-type="float" office:value="523.1003" calcext:value-type="float">
            <text:p>523.1003</text:p>
          </table:table-cell>
          <table:table-cell office:value-type="float" office:value="142.8687" calcext:value-type="float">
            <text:p>142.868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0.728" calcext:value-type="float">
            <text:p>1250.728</text:p>
          </table:table-cell>
          <table:table-cell office:value-type="float" office:value="310.817" calcext:value-type="float">
            <text:p>310.817</text:p>
          </table:table-cell>
          <table:table-cell office:value-type="float" office:value="0" calcext:value-type="float">
            <text:p>0</text:p>
          </table:table-cell>
          <table:table-cell office:value-type="float" office:value="0.08488809" calcext:value-type="float">
            <text:p>0.08488809</text:p>
          </table:table-cell>
          <table:table-cell office:value-type="float" office:value="0.2770657" calcext:value-type="float">
            <text:p>0.2770657</text:p>
          </table:table-cell>
          <table:table-cell office:value-type="float" office:value="0.2816406" calcext:value-type="float">
            <text:p>0.2816406</text:p>
          </table:table-cell>
          <table:table-cell office:value-type="float" office:value="0.2918301" calcext:value-type="float">
            <text:p>0.2918301</text:p>
          </table:table-cell>
          <table:table-cell office:value-type="float" office:value="0.2957067" calcext:value-type="float">
            <text:p>0.2957067</text:p>
          </table:table-cell>
          <table:table-cell office:value-type="float" office:value="0.2973094" calcext:value-type="float">
            <text:p>0.2973094</text:p>
          </table:table-cell>
          <table:table-cell office:value-type="float" office:value="0.3447098" calcext:value-type="float">
            <text:p>0.3447098</text:p>
          </table:table-cell>
          <table:table-cell office:value-type="float" office:value="0.3591591" calcext:value-type="float">
            <text:p>0.3591591</text:p>
          </table:table-cell>
          <table:table-cell office:value-type="float" office:value="0.386966" calcext:value-type="float">
            <text:p>0.386966</text:p>
          </table:table-cell>
          <table:table-cell office:value-type="float" office:value="0.4139533" calcext:value-type="float">
            <text:p>0.4139533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705E-015" calcext:value-type="float">
            <text:p>1.956705E-15</text:p>
          </table:table-cell>
          <table:table-cell office:value-type="float" office:value="1.910112E-015" calcext:value-type="float">
            <text:p>1.910112E-15</text:p>
          </table:table-cell>
          <table:table-cell office:value-type="float" office:value="9.765511E-016" calcext:value-type="float">
            <text:p>9.765511E-16</text:p>
          </table:table-cell>
          <table:table-cell office:value-type="float" office:value="9.910094E-016" calcext:value-type="float">
            <text:p>9.910094E-16</text:p>
          </table:table-cell>
          <table:table-cell office:value-type="float" office:value="9.694913E-016" calcext:value-type="float">
            <text:p>9.69491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7.76025" calcext:value-type="float">
            <text:p>-47.76025</text:p>
          </table:table-cell>
          <table:table-cell office:value-type="float" office:value="-0.03326056" calcext:value-type="float">
            <text:p>-0.03326056</text:p>
          </table:table-cell>
          <table:table-cell office:value-type="float" office:value="-0.02958147" calcext:value-type="float">
            <text:p>-0.02958147</text:p>
          </table:table-cell>
          <table:table-cell office:value-type="float" office:value="-0.02306758" calcext:value-type="float">
            <text:p>-0.02306758</text:p>
          </table:table-cell>
          <table:table-cell office:value-type="float" office:value="-0.02106974" calcext:value-type="float">
            <text:p>-0.02106974</text:p>
          </table:table-cell>
          <table:table-cell office:value-type="float" office:value="-0.02030355" calcext:value-type="float">
            <text:p>-0.02030355</text:p>
          </table:table-cell>
          <table:table-cell office:value-type="float" office:value="-0.01968652" calcext:value-type="float">
            <text:p>-0.01968652</text:p>
          </table:table-cell>
          <table:table-cell office:value-type="float" office:value="-0.0146351" calcext:value-type="float">
            <text:p>-0.0146351</text:p>
          </table:table-cell>
          <table:table-cell office:value-type="float" office:value="-0.007167919" calcext:value-type="float">
            <text:p>-0.007167919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347.233" calcext:value-type="float">
            <text:p>1347.233</text:p>
          </table:table-cell>
          <table:table-cell office:value-type="float" office:value="0" calcext:value-type="float">
            <text:p>0</text:p>
          </table:table-cell>
          <table:table-cell office:value-type="float" office:value="-0.009725911" calcext:value-type="float">
            <text:p>-0.009725911</text:p>
          </table:table-cell>
          <table:table-cell office:value-type="float" office:value="-0.0006995386" calcext:value-type="float">
            <text:p>-0.00069953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523.1003" calcext:value-type="float">
            <text:p>523.1003</text:p>
          </table:table-cell>
          <table:table-cell office:value-type="float" office:value="146.1214" calcext:value-type="float">
            <text:p>146.121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7.755" calcext:value-type="float">
            <text:p>1247.755</text:p>
          </table:table-cell>
          <table:table-cell office:value-type="float" office:value="310.5376" calcext:value-type="float">
            <text:p>310.5376</text:p>
          </table:table-cell>
          <table:table-cell office:value-type="float" office:value="0" calcext:value-type="float">
            <text:p>0</text:p>
          </table:table-cell>
          <table:table-cell office:value-type="float" office:value="0.08452991" calcext:value-type="float">
            <text:p>0.08452991</text:p>
          </table:table-cell>
          <table:table-cell office:value-type="float" office:value="0.2461004" calcext:value-type="float">
            <text:p>0.2461004</text:p>
          </table:table-cell>
          <table:table-cell office:value-type="float" office:value="0.2612084" calcext:value-type="float">
            <text:p>0.2612084</text:p>
          </table:table-cell>
          <table:table-cell office:value-type="float" office:value="0.2817612" calcext:value-type="float">
            <text:p>0.2817612</text:p>
          </table:table-cell>
          <table:table-cell office:value-type="float" office:value="0.2887709" calcext:value-type="float">
            <text:p>0.2887709</text:p>
          </table:table-cell>
          <table:table-cell office:value-type="float" office:value="0.2926698" calcext:value-type="float">
            <text:p>0.2926698</text:p>
          </table:table-cell>
          <table:table-cell office:value-type="float" office:value="0.3424786" calcext:value-type="float">
            <text:p>0.3424786</text:p>
          </table:table-cell>
          <table:table-cell office:value-type="float" office:value="0.3582617" calcext:value-type="float">
            <text:p>0.3582617</text:p>
          </table:table-cell>
          <table:table-cell office:value-type="float" office:value="0.3866414" calcext:value-type="float">
            <text:p>0.3866414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6854E-015" calcext:value-type="float">
            <text:p>1.956854E-15</text:p>
          </table:table-cell>
          <table:table-cell office:value-type="float" office:value="1.910054E-015" calcext:value-type="float">
            <text:p>1.910054E-15</text:p>
          </table:table-cell>
          <table:table-cell office:value-type="float" office:value="9.765432E-016" calcext:value-type="float">
            <text:p>9.765432E-16</text:p>
          </table:table-cell>
          <table:table-cell office:value-type="float" office:value="9.910083E-016" calcext:value-type="float">
            <text:p>9.910083E-16</text:p>
          </table:table-cell>
          <table:table-cell office:value-type="float" office:value="9.694862E-016" calcext:value-type="float">
            <text:p>9.694862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7.99702" calcext:value-type="float">
            <text:p>-47.99702</text:p>
          </table:table-cell>
          <table:table-cell office:value-type="float" office:value="-0.06895697" calcext:value-type="float">
            <text:p>-0.06895697</text:p>
          </table:table-cell>
          <table:table-cell office:value-type="float" office:value="-0.04746173" calcext:value-type="float">
            <text:p>-0.04746173</text:p>
          </table:table-cell>
          <table:table-cell office:value-type="float" office:value="-0.02942748" calcext:value-type="float">
            <text:p>-0.02942748</text:p>
          </table:table-cell>
          <table:table-cell office:value-type="float" office:value="-0.02483683" calcext:value-type="float">
            <text:p>-0.02483683</text:p>
          </table:table-cell>
          <table:table-cell office:value-type="float" office:value="-0.02263358" calcext:value-type="float">
            <text:p>-0.02263358</text:p>
          </table:table-cell>
          <table:table-cell office:value-type="float" office:value="-0.02095356" calcext:value-type="float">
            <text:p>-0.02095356</text:p>
          </table:table-cell>
          <table:table-cell office:value-type="float" office:value="-0.01499145" calcext:value-type="float">
            <text:p>-0.01499145</text:p>
          </table:table-cell>
          <table:table-cell office:value-type="float" office:value="-0.007225864" calcext:value-type="float">
            <text:p>-0.007225864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350.673" calcext:value-type="float">
            <text:p>1350.673</text:p>
          </table:table-cell>
          <table:table-cell office:value-type="float" office:value="0" calcext:value-type="float">
            <text:p>0</text:p>
          </table:table-cell>
          <table:table-cell office:value-type="float" office:value="-0.009725081" calcext:value-type="float">
            <text:p>-0.009725081</text:p>
          </table:table-cell>
          <table:table-cell office:value-type="float" office:value="-0.0007000844" calcext:value-type="float">
            <text:p>-0.000700084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523.1003" calcext:value-type="float">
            <text:p>523.1003</text:p>
          </table:table-cell>
          <table:table-cell office:value-type="float" office:value="149.1681" calcext:value-type="float">
            <text:p>149.168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5.034" calcext:value-type="float">
            <text:p>1245.034</text:p>
          </table:table-cell>
          <table:table-cell office:value-type="float" office:value="310.2126" calcext:value-type="float">
            <text:p>310.2126</text:p>
          </table:table-cell>
          <table:table-cell office:value-type="float" office:value="0" calcext:value-type="float">
            <text:p>0</text:p>
          </table:table-cell>
          <table:table-cell office:value-type="float" office:value="0.08072286" calcext:value-type="float">
            <text:p>0.08072286</text:p>
          </table:table-cell>
          <table:table-cell office:value-type="float" office:value="0.2200685" calcext:value-type="float">
            <text:p>0.2200685</text:p>
          </table:table-cell>
          <table:table-cell office:value-type="float" office:value="0.2440003" calcext:value-type="float">
            <text:p>0.2440003</text:p>
          </table:table-cell>
          <table:table-cell office:value-type="float" office:value="0.2730754" calcext:value-type="float">
            <text:p>0.2730754</text:p>
          </table:table-cell>
          <table:table-cell office:value-type="float" office:value="0.282126" calcext:value-type="float">
            <text:p>0.282126</text:p>
          </table:table-cell>
          <table:table-cell office:value-type="float" office:value="0.287471" calcext:value-type="float">
            <text:p>0.287471</text:p>
          </table:table-cell>
          <table:table-cell office:value-type="float" office:value="0.3398414" calcext:value-type="float">
            <text:p>0.3398414</text:p>
          </table:table-cell>
          <table:table-cell office:value-type="float" office:value="0.3574511" calcext:value-type="float">
            <text:p>0.3574511</text:p>
          </table:table-cell>
          <table:table-cell office:value-type="float" office:value="0.3863494" calcext:value-type="float">
            <text:p>0.3863494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01E-015" calcext:value-type="float">
            <text:p>1.95701E-15</text:p>
          </table:table-cell>
          <table:table-cell office:value-type="float" office:value="1.909999E-015" calcext:value-type="float">
            <text:p>1.909999E-15</text:p>
          </table:table-cell>
          <table:table-cell office:value-type="float" office:value="9.76537E-016" calcext:value-type="float">
            <text:p>9.76537E-16</text:p>
          </table:table-cell>
          <table:table-cell office:value-type="float" office:value="9.910055E-016" calcext:value-type="float">
            <text:p>9.910055E-16</text:p>
          </table:table-cell>
          <table:table-cell office:value-type="float" office:value="9.694807E-016" calcext:value-type="float">
            <text:p>9.69480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4.47761" calcext:value-type="float">
            <text:p>-64.47761</text:p>
          </table:table-cell>
          <table:table-cell office:value-type="float" office:value="-0.1366208" calcext:value-type="float">
            <text:p>-0.1366208</text:p>
          </table:table-cell>
          <table:table-cell office:value-type="float" office:value="-0.07200113" calcext:value-type="float">
            <text:p>-0.07200113</text:p>
          </table:table-cell>
          <table:table-cell office:value-type="float" office:value="-0.03613041" calcext:value-type="float">
            <text:p>-0.03613041</text:p>
          </table:table-cell>
          <table:table-cell office:value-type="float" office:value="-0.02919228" calcext:value-type="float">
            <text:p>-0.02919228</text:p>
          </table:table-cell>
          <table:table-cell office:value-type="float" office:value="-0.02562701" calcext:value-type="float">
            <text:p>-0.02562701</text:p>
          </table:table-cell>
          <table:table-cell office:value-type="float" office:value="-0.02257103" calcext:value-type="float">
            <text:p>-0.02257103</text:p>
          </table:table-cell>
          <table:table-cell office:value-type="float" office:value="-0.01532086" calcext:value-type="float">
            <text:p>-0.01532086</text:p>
          </table:table-cell>
          <table:table-cell office:value-type="float" office:value="-0.007278416" calcext:value-type="float">
            <text:p>-0.007278416</text:p>
          </table:table-cell>
          <table:table-cell office:value-type="float" office:value="-0.003763388" calcext:value-type="float">
            <text:p>-0.003763388</text:p>
          </table:table-cell>
          <table:table-cell office:value-type="float" office:value="1354.069" calcext:value-type="float">
            <text:p>1354.069</text:p>
          </table:table-cell>
          <table:table-cell office:value-type="float" office:value="0" calcext:value-type="float">
            <text:p>0</text:p>
          </table:table-cell>
          <table:table-cell office:value-type="float" office:value="-0.009723703" calcext:value-type="float">
            <text:p>-0.009723703</text:p>
          </table:table-cell>
          <table:table-cell office:value-type="float" office:value="-0.0007006636" calcext:value-type="float">
            <text:p>-0.000700663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0" calcext:value-type="float">
            <text:p>14072000</text:p>
          </table:table-cell>
          <table:table-cell office:value-type="float" office:value="525.0002" calcext:value-type="float">
            <text:p>525.0002</text:p>
          </table:table-cell>
          <table:table-cell office:value-type="float" office:value="152.6606" calcext:value-type="float">
            <text:p>152.660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3.798" calcext:value-type="float">
            <text:p>1243.798</text:p>
          </table:table-cell>
          <table:table-cell office:value-type="float" office:value="309.8568" calcext:value-type="float">
            <text:p>309.8568</text:p>
          </table:table-cell>
          <table:table-cell office:value-type="float" office:value="0" calcext:value-type="float">
            <text:p>0</text:p>
          </table:table-cell>
          <table:table-cell office:value-type="float" office:value="0.1349029" calcext:value-type="float">
            <text:p>0.1349029</text:p>
          </table:table-cell>
          <table:table-cell office:value-type="float" office:value="0.2013098" calcext:value-type="float">
            <text:p>0.2013098</text:p>
          </table:table-cell>
          <table:table-cell office:value-type="float" office:value="0.2303466" calcext:value-type="float">
            <text:p>0.2303466</text:p>
          </table:table-cell>
          <table:table-cell office:value-type="float" office:value="0.2665562" calcext:value-type="float">
            <text:p>0.2665562</text:p>
          </table:table-cell>
          <table:table-cell office:value-type="float" office:value="0.2767629" calcext:value-type="float">
            <text:p>0.2767629</text:p>
          </table:table-cell>
          <table:table-cell office:value-type="float" office:value="0.2828139" calcext:value-type="float">
            <text:p>0.2828139</text:p>
          </table:table-cell>
          <table:table-cell office:value-type="float" office:value="0.3371919" calcext:value-type="float">
            <text:p>0.3371919</text:p>
          </table:table-cell>
          <table:table-cell office:value-type="float" office:value="0.3567012" calcext:value-type="float">
            <text:p>0.3567012</text:p>
          </table:table-cell>
          <table:table-cell office:value-type="float" office:value="0.3862088" calcext:value-type="float">
            <text:p>0.3862088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171E-015" calcext:value-type="float">
            <text:p>1.957171E-15</text:p>
          </table:table-cell>
          <table:table-cell office:value-type="float" office:value="1.909943E-015" calcext:value-type="float">
            <text:p>1.909943E-15</text:p>
          </table:table-cell>
          <table:table-cell office:value-type="float" office:value="9.765299E-016" calcext:value-type="float">
            <text:p>9.765299E-16</text:p>
          </table:table-cell>
          <table:table-cell office:value-type="float" office:value="9.910008E-016" calcext:value-type="float">
            <text:p>9.910008E-16</text:p>
          </table:table-cell>
          <table:table-cell office:value-type="float" office:value="9.694775E-016" calcext:value-type="float">
            <text:p>9.69477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.684391" calcext:value-type="float">
            <text:p>-2.684391</text:p>
          </table:table-cell>
          <table:table-cell office:value-type="float" office:value="-0.2348827" calcext:value-type="float">
            <text:p>-0.2348827</text:p>
          </table:table-cell>
          <table:table-cell office:value-type="float" office:value="-0.1024298" calcext:value-type="float">
            <text:p>-0.1024298</text:p>
          </table:table-cell>
          <table:table-cell office:value-type="float" office:value="-0.04190681" calcext:value-type="float">
            <text:p>-0.04190681</text:p>
          </table:table-cell>
          <table:table-cell office:value-type="float" office:value="-0.03330632" calcext:value-type="float">
            <text:p>-0.03330632</text:p>
          </table:table-cell>
          <table:table-cell office:value-type="float" office:value="-0.02870063" calcext:value-type="float">
            <text:p>-0.02870063</text:p>
          </table:table-cell>
          <table:table-cell office:value-type="float" office:value="-0.0243356" calcext:value-type="float">
            <text:p>-0.0243356</text:p>
          </table:table-cell>
          <table:table-cell office:value-type="float" office:value="-0.01563285" calcext:value-type="float">
            <text:p>-0.01563285</text:p>
          </table:table-cell>
          <table:table-cell office:value-type="float" office:value="-0.007304144" calcext:value-type="float">
            <text:p>-0.007304144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357.424" calcext:value-type="float">
            <text:p>1357.424</text:p>
          </table:table-cell>
          <table:table-cell office:value-type="float" office:value="0" calcext:value-type="float">
            <text:p>0</text:p>
          </table:table-cell>
          <table:table-cell office:value-type="float" office:value="-0.009725006" calcext:value-type="float">
            <text:p>-0.009725006</text:p>
          </table:table-cell>
          <table:table-cell office:value-type="float" office:value="-0.0007012748" calcext:value-type="float">
            <text:p>-0.00070127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532.0999" calcext:value-type="float">
            <text:p>532.0999</text:p>
          </table:table-cell>
          <table:table-cell office:value-type="float" office:value="154.9154" calcext:value-type="float">
            <text:p>154.915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8.918" calcext:value-type="float">
            <text:p>1248.918</text:p>
          </table:table-cell>
          <table:table-cell office:value-type="float" office:value="309.5808" calcext:value-type="float">
            <text:p>309.5808</text:p>
          </table:table-cell>
          <table:table-cell office:value-type="float" office:value="0" calcext:value-type="float">
            <text:p>0</text:p>
          </table:table-cell>
          <table:table-cell office:value-type="float" office:value="0.3668137" calcext:value-type="float">
            <text:p>0.3668137</text:p>
          </table:table-cell>
          <table:table-cell office:value-type="float" office:value="0.3609079" calcext:value-type="float">
            <text:p>0.3609079</text:p>
          </table:table-cell>
          <table:table-cell office:value-type="float" office:value="0.2367816" calcext:value-type="float">
            <text:p>0.2367816</text:p>
          </table:table-cell>
          <table:table-cell office:value-type="float" office:value="0.2649285" calcext:value-type="float">
            <text:p>0.2649285</text:p>
          </table:table-cell>
          <table:table-cell office:value-type="float" office:value="0.2749406" calcext:value-type="float">
            <text:p>0.2749406</text:p>
          </table:table-cell>
          <table:table-cell office:value-type="float" office:value="0.2810529" calcext:value-type="float">
            <text:p>0.2810529</text:p>
          </table:table-cell>
          <table:table-cell office:value-type="float" office:value="0.337295" calcext:value-type="float">
            <text:p>0.337295</text:p>
          </table:table-cell>
          <table:table-cell office:value-type="float" office:value="0.3567475" calcext:value-type="float">
            <text:p>0.3567475</text:p>
          </table:table-cell>
          <table:table-cell office:value-type="float" office:value="0.3864298" calcext:value-type="float">
            <text:p>0.3864298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312E-015" calcext:value-type="float">
            <text:p>1.957312E-15</text:p>
          </table:table-cell>
          <table:table-cell office:value-type="float" office:value="1.909894E-015" calcext:value-type="float">
            <text:p>1.909894E-15</text:p>
          </table:table-cell>
          <table:table-cell office:value-type="float" office:value="9.765241E-016" calcext:value-type="float">
            <text:p>9.765241E-16</text:p>
          </table:table-cell>
          <table:table-cell office:value-type="float" office:value="9.909973E-016" calcext:value-type="float">
            <text:p>9.909973E-16</text:p>
          </table:table-cell>
          <table:table-cell office:value-type="float" office:value="9.69474E-016" calcext:value-type="float">
            <text:p>9.6947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874047" calcext:value-type="float">
            <text:p>-0.004874047</text:p>
          </table:table-cell>
          <table:table-cell office:value-type="float" office:value="-0.005544276" calcext:value-type="float">
            <text:p>-0.005544276</text:p>
          </table:table-cell>
          <table:table-cell office:value-type="float" office:value="-0.08705815" calcext:value-type="float">
            <text:p>-0.08705815</text:p>
          </table:table-cell>
          <table:table-cell office:value-type="float" office:value="-0.04351771" calcext:value-type="float">
            <text:p>-0.04351771</text:p>
          </table:table-cell>
          <table:table-cell office:value-type="float" office:value="-0.03468284" calcext:value-type="float">
            <text:p>-0.03468284</text:p>
          </table:table-cell>
          <table:table-cell office:value-type="float" office:value="-0.02997999" calcext:value-type="float">
            <text:p>-0.02997999</text:p>
          </table:table-cell>
          <table:table-cell office:value-type="float" office:value="-0.02426242" calcext:value-type="float">
            <text:p>-0.02426242</text:p>
          </table:table-cell>
          <table:table-cell office:value-type="float" office:value="-0.01561395" calcext:value-type="float">
            <text:p>-0.01561395</text:p>
          </table:table-cell>
          <table:table-cell office:value-type="float" office:value="-0.007264194" calcext:value-type="float">
            <text:p>-0.007264194</text:p>
          </table:table-cell>
          <table:table-cell office:value-type="float" office:value="-0.003763385" calcext:value-type="float">
            <text:p>-0.003763385</text:p>
          </table:table-cell>
          <table:table-cell office:value-type="float" office:value="1360.767" calcext:value-type="float">
            <text:p>1360.767</text:p>
          </table:table-cell>
          <table:table-cell office:value-type="float" office:value="0" calcext:value-type="float">
            <text:p>0</text:p>
          </table:table-cell>
          <table:table-cell office:value-type="float" office:value="-0.009726147" calcext:value-type="float">
            <text:p>-0.009726147</text:p>
          </table:table-cell>
          <table:table-cell office:value-type="float" office:value="-0.0007019826" calcext:value-type="float">
            <text:p>-0.00070198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535.3994" calcext:value-type="float">
            <text:p>535.3994</text:p>
          </table:table-cell>
          <table:table-cell office:value-type="float" office:value="157.4219" calcext:value-type="float">
            <text:p>157.421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9.99" calcext:value-type="float">
            <text:p>1249.99</text:p>
          </table:table-cell>
          <table:table-cell office:value-type="float" office:value="309.3013" calcext:value-type="float">
            <text:p>309.3013</text:p>
          </table:table-cell>
          <table:table-cell office:value-type="float" office:value="0" calcext:value-type="float">
            <text:p>0</text:p>
          </table:table-cell>
          <table:table-cell office:value-type="float" office:value="0.3522767" calcext:value-type="float">
            <text:p>0.3522767</text:p>
          </table:table-cell>
          <table:table-cell office:value-type="float" office:value="0.3511077" calcext:value-type="float">
            <text:p>0.3511077</text:p>
          </table:table-cell>
          <table:table-cell office:value-type="float" office:value="0.2653977" calcext:value-type="float">
            <text:p>0.2653977</text:p>
          </table:table-cell>
          <table:table-cell office:value-type="float" office:value="0.2650591" calcext:value-type="float">
            <text:p>0.2650591</text:p>
          </table:table-cell>
          <table:table-cell office:value-type="float" office:value="0.2732944" calcext:value-type="float">
            <text:p>0.2732944</text:p>
          </table:table-cell>
          <table:table-cell office:value-type="float" office:value="0.2798231" calcext:value-type="float">
            <text:p>0.2798231</text:p>
          </table:table-cell>
          <table:table-cell office:value-type="float" office:value="0.3366201" calcext:value-type="float">
            <text:p>0.3366201</text:p>
          </table:table-cell>
          <table:table-cell office:value-type="float" office:value="0.3567217" calcext:value-type="float">
            <text:p>0.3567217</text:p>
          </table:table-cell>
          <table:table-cell office:value-type="float" office:value="0.3865854" calcext:value-type="float">
            <text:p>0.3865854</text:p>
          </table:table-cell>
          <table:table-cell office:value-type="float" office:value="0.4139536" calcext:value-type="float">
            <text:p>0.413953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44E-015" calcext:value-type="float">
            <text:p>1.95744E-15</text:p>
          </table:table-cell>
          <table:table-cell office:value-type="float" office:value="1.909847E-015" calcext:value-type="float">
            <text:p>1.909847E-15</text:p>
          </table:table-cell>
          <table:table-cell office:value-type="float" office:value="9.765179E-016" calcext:value-type="float">
            <text:p>9.765179E-16</text:p>
          </table:table-cell>
          <table:table-cell office:value-type="float" office:value="9.909953E-016" calcext:value-type="float">
            <text:p>9.909953E-16</text:p>
          </table:table-cell>
          <table:table-cell office:value-type="float" office:value="9.694698E-016" calcext:value-type="float">
            <text:p>9.69469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126832" calcext:value-type="float">
            <text:p>-0.006126832</text:p>
          </table:table-cell>
          <table:table-cell office:value-type="float" office:value="-0.006293276" calcext:value-type="float">
            <text:p>-0.006293276</text:p>
          </table:table-cell>
          <table:table-cell office:value-type="float" office:value="-0.04351431" calcext:value-type="float">
            <text:p>-0.04351431</text:p>
          </table:table-cell>
          <table:table-cell office:value-type="float" office:value="-0.0434498" calcext:value-type="float">
            <text:p>-0.0434498</text:p>
          </table:table-cell>
          <table:table-cell office:value-type="float" office:value="-0.03599038" calcext:value-type="float">
            <text:p>-0.03599038</text:p>
          </table:table-cell>
          <table:table-cell office:value-type="float" office:value="-0.03091113" calcext:value-type="float">
            <text:p>-0.03091113</text:p>
          </table:table-cell>
          <table:table-cell office:value-type="float" office:value="-0.02473466" calcext:value-type="float">
            <text:p>-0.02473466</text:p>
          </table:table-cell>
          <table:table-cell office:value-type="float" office:value="-0.01562463" calcext:value-type="float">
            <text:p>-0.01562463</text:p>
          </table:table-cell>
          <table:table-cell office:value-type="float" office:value="-0.007236142" calcext:value-type="float">
            <text:p>-0.007236142</text:p>
          </table:table-cell>
          <table:table-cell office:value-type="float" office:value="-0.003763377" calcext:value-type="float">
            <text:p>-0.003763377</text:p>
          </table:table-cell>
          <table:table-cell office:value-type="float" office:value="1364.12" calcext:value-type="float">
            <text:p>1364.12</text:p>
          </table:table-cell>
          <table:table-cell office:value-type="float" office:value="0" calcext:value-type="float">
            <text:p>0</text:p>
          </table:table-cell>
          <table:table-cell office:value-type="float" office:value="-0.009724654" calcext:value-type="float">
            <text:p>-0.009724654</text:p>
          </table:table-cell>
          <table:table-cell office:value-type="float" office:value="-0.0007026761" calcext:value-type="float">
            <text:p>-0.00070267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4" calcext:value-type="float">
            <text:p>-1.2284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535.4993" calcext:value-type="float">
            <text:p>535.4993</text:p>
          </table:table-cell>
          <table:table-cell office:value-type="float" office:value="162.5653" calcext:value-type="float">
            <text:p>162.565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5.28" calcext:value-type="float">
            <text:p>1245.28</text:p>
          </table:table-cell>
          <table:table-cell office:value-type="float" office:value="308.9677" calcext:value-type="float">
            <text:p>308.9677</text:p>
          </table:table-cell>
          <table:table-cell office:value-type="float" office:value="0" calcext:value-type="float">
            <text:p>0</text:p>
          </table:table-cell>
          <table:table-cell office:value-type="float" office:value="0.1280203" calcext:value-type="float">
            <text:p>0.1280203</text:p>
          </table:table-cell>
          <table:table-cell office:value-type="float" office:value="0.2555108" calcext:value-type="float">
            <text:p>0.2555108</text:p>
          </table:table-cell>
          <table:table-cell office:value-type="float" office:value="0.2632762" calcext:value-type="float">
            <text:p>0.2632762</text:p>
          </table:table-cell>
          <table:table-cell office:value-type="float" office:value="0.267502" calcext:value-type="float">
            <text:p>0.267502</text:p>
          </table:table-cell>
          <table:table-cell office:value-type="float" office:value="0.2718555" calcext:value-type="float">
            <text:p>0.2718555</text:p>
          </table:table-cell>
          <table:table-cell office:value-type="float" office:value="0.2778349" calcext:value-type="float">
            <text:p>0.2778349</text:p>
          </table:table-cell>
          <table:table-cell office:value-type="float" office:value="0.3343593" calcext:value-type="float">
            <text:p>0.3343593</text:p>
          </table:table-cell>
          <table:table-cell office:value-type="float" office:value="0.3561466" calcext:value-type="float">
            <text:p>0.3561466</text:p>
          </table:table-cell>
          <table:table-cell office:value-type="float" office:value="0.386513" calcext:value-type="float">
            <text:p>0.38651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573E-015" calcext:value-type="float">
            <text:p>1.957573E-15</text:p>
          </table:table-cell>
          <table:table-cell office:value-type="float" office:value="1.909796E-015" calcext:value-type="float">
            <text:p>1.909796E-15</text:p>
          </table:table-cell>
          <table:table-cell office:value-type="float" office:value="9.765116E-016" calcext:value-type="float">
            <text:p>9.765116E-16</text:p>
          </table:table-cell>
          <table:table-cell office:value-type="float" office:value="9.909928E-016" calcext:value-type="float">
            <text:p>9.909928E-16</text:p>
          </table:table-cell>
          <table:table-cell office:value-type="float" office:value="9.694664E-016" calcext:value-type="float">
            <text:p>9.69466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.725037" calcext:value-type="float">
            <text:p>-3.725037</text:p>
          </table:table-cell>
          <table:table-cell office:value-type="float" office:value="-0.0544934" calcext:value-type="float">
            <text:p>-0.0544934</text:p>
          </table:table-cell>
          <table:table-cell office:value-type="float" office:value="-0.04516751" calcext:value-type="float">
            <text:p>-0.04516751</text:p>
          </table:table-cell>
          <table:table-cell office:value-type="float" office:value="-0.04102939" calcext:value-type="float">
            <text:p>-0.04102939</text:p>
          </table:table-cell>
          <table:table-cell office:value-type="float" office:value="-0.03718195" calcext:value-type="float">
            <text:p>-0.03718195</text:p>
          </table:table-cell>
          <table:table-cell office:value-type="float" office:value="-0.03247878" calcext:value-type="float">
            <text:p>-0.03247878</text:p>
          </table:table-cell>
          <table:table-cell office:value-type="float" office:value="-0.02639686" calcext:value-type="float">
            <text:p>-0.02639686</text:p>
          </table:table-cell>
          <table:table-cell office:value-type="float" office:value="-0.01586762" calcext:value-type="float">
            <text:p>-0.01586762</text:p>
          </table:table-cell>
          <table:table-cell office:value-type="float" office:value="-0.007249031" calcext:value-type="float">
            <text:p>-0.007249031</text:p>
          </table:table-cell>
          <table:table-cell office:value-type="float" office:value="-0.003763404" calcext:value-type="float">
            <text:p>-0.003763404</text:p>
          </table:table-cell>
          <table:table-cell office:value-type="float" office:value="1367.477" calcext:value-type="float">
            <text:p>1367.477</text:p>
          </table:table-cell>
          <table:table-cell office:value-type="float" office:value="0" calcext:value-type="float">
            <text:p>0</text:p>
          </table:table-cell>
          <table:table-cell office:value-type="float" office:value="-0.009724273" calcext:value-type="float">
            <text:p>-0.009724273</text:p>
          </table:table-cell>
          <table:table-cell office:value-type="float" office:value="-0.0007033037" calcext:value-type="float">
            <text:p>-0.00070330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535.5992" calcext:value-type="float">
            <text:p>535.5992</text:p>
          </table:table-cell>
          <table:table-cell office:value-type="float" office:value="165.4014" calcext:value-type="float">
            <text:p>165.401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2.898" calcext:value-type="float">
            <text:p>1242.898</text:p>
          </table:table-cell>
          <table:table-cell office:value-type="float" office:value="308.6147" calcext:value-type="float">
            <text:p>308.6147</text:p>
          </table:table-cell>
          <table:table-cell office:value-type="float" office:value="0" calcext:value-type="float">
            <text:p>0</text:p>
          </table:table-cell>
          <table:table-cell office:value-type="float" office:value="0.08043783" calcext:value-type="float">
            <text:p>0.08043783</text:p>
          </table:table-cell>
          <table:table-cell office:value-type="float" office:value="0.2328246" calcext:value-type="float">
            <text:p>0.2328246</text:p>
          </table:table-cell>
          <table:table-cell office:value-type="float" office:value="0.2471994" calcext:value-type="float">
            <text:p>0.2471994</text:p>
          </table:table-cell>
          <table:table-cell office:value-type="float" office:value="0.2628332" calcext:value-type="float">
            <text:p>0.2628332</text:p>
          </table:table-cell>
          <table:table-cell office:value-type="float" office:value="0.2695646" calcext:value-type="float">
            <text:p>0.2695646</text:p>
          </table:table-cell>
          <table:table-cell office:value-type="float" office:value="0.27544" calcext:value-type="float">
            <text:p>0.27544</text:p>
          </table:table-cell>
          <table:table-cell office:value-type="float" office:value="0.3323162" calcext:value-type="float">
            <text:p>0.3323162</text:p>
          </table:table-cell>
          <table:table-cell office:value-type="float" office:value="0.3554309" calcext:value-type="float">
            <text:p>0.3554309</text:p>
          </table:table-cell>
          <table:table-cell office:value-type="float" office:value="0.3863862" calcext:value-type="float">
            <text:p>0.3863862</text:p>
          </table:table-cell>
          <table:table-cell office:value-type="float" office:value="0.4139531" calcext:value-type="float">
            <text:p>0.41395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709E-015" calcext:value-type="float">
            <text:p>1.957709E-15</text:p>
          </table:table-cell>
          <table:table-cell office:value-type="float" office:value="1.909749E-015" calcext:value-type="float">
            <text:p>1.909749E-15</text:p>
          </table:table-cell>
          <table:table-cell office:value-type="float" office:value="9.765056E-016" calcext:value-type="float">
            <text:p>9.765056E-16</text:p>
          </table:table-cell>
          <table:table-cell office:value-type="float" office:value="9.909898E-016" calcext:value-type="float">
            <text:p>9.909898E-16</text:p>
          </table:table-cell>
          <table:table-cell office:value-type="float" office:value="9.694627E-016" calcext:value-type="float">
            <text:p>9.69462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4.38255" calcext:value-type="float">
            <text:p>-64.38255</text:p>
          </table:table-cell>
          <table:table-cell office:value-type="float" office:value="-0.0964905" calcext:value-type="float">
            <text:p>-0.0964905</text:p>
          </table:table-cell>
          <table:table-cell office:value-type="float" office:value="-0.06645513" calcext:value-type="float">
            <text:p>-0.06645513</text:p>
          </table:table-cell>
          <table:table-cell office:value-type="float" office:value="-0.04566853" calcext:value-type="float">
            <text:p>-0.04566853</text:p>
          </table:table-cell>
          <table:table-cell office:value-type="float" office:value="-0.0391467" calcext:value-type="float">
            <text:p>-0.0391467</text:p>
          </table:table-cell>
          <table:table-cell office:value-type="float" office:value="-0.03430318" calcext:value-type="float">
            <text:p>-0.03430318</text:p>
          </table:table-cell>
          <table:table-cell office:value-type="float" office:value="-0.02800544" calcext:value-type="float">
            <text:p>-0.02800544</text:p>
          </table:table-cell>
          <table:table-cell office:value-type="float" office:value="-0.0161773" calcext:value-type="float">
            <text:p>-0.0161773</text:p>
          </table:table-cell>
          <table:table-cell office:value-type="float" office:value="-0.007271842" calcext:value-type="float">
            <text:p>-0.007271842</text:p>
          </table:table-cell>
          <table:table-cell office:value-type="float" office:value="-0.003763395" calcext:value-type="float">
            <text:p>-0.003763395</text:p>
          </table:table-cell>
          <table:table-cell office:value-type="float" office:value="1370.826" calcext:value-type="float">
            <text:p>1370.826</text:p>
          </table:table-cell>
          <table:table-cell office:value-type="float" office:value="0" calcext:value-type="float">
            <text:p>0</text:p>
          </table:table-cell>
          <table:table-cell office:value-type="float" office:value="-0.009727483" calcext:value-type="float">
            <text:p>-0.009727483</text:p>
          </table:table-cell>
          <table:table-cell office:value-type="float" office:value="-0.0007037586" calcext:value-type="float">
            <text:p>-0.000703758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0" calcext:value-type="float">
            <text:p>19072000</text:p>
          </table:table-cell>
          <table:table-cell office:value-type="float" office:value="535.799" calcext:value-type="float">
            <text:p>535.799</text:p>
          </table:table-cell>
          <table:table-cell office:value-type="float" office:value="168.492" calcext:value-type="float">
            <text:p>168.49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0.399" calcext:value-type="float">
            <text:p>1240.399</text:p>
          </table:table-cell>
          <table:table-cell office:value-type="float" office:value="308.2251" calcext:value-type="float">
            <text:p>308.2251</text:p>
          </table:table-cell>
          <table:table-cell office:value-type="float" office:value="0" calcext:value-type="float">
            <text:p>0</text:p>
          </table:table-cell>
          <table:table-cell office:value-type="float" office:value="0.0873517" calcext:value-type="float">
            <text:p>0.0873517</text:p>
          </table:table-cell>
          <table:table-cell office:value-type="float" office:value="0.2006107" calcext:value-type="float">
            <text:p>0.2006107</text:p>
          </table:table-cell>
          <table:table-cell office:value-type="float" office:value="0.229527" calcext:value-type="float">
            <text:p>0.229527</text:p>
          </table:table-cell>
          <table:table-cell office:value-type="float" office:value="0.2560226" calcext:value-type="float">
            <text:p>0.2560226</text:p>
          </table:table-cell>
          <table:table-cell office:value-type="float" office:value="0.2649378" calcext:value-type="float">
            <text:p>0.2649378</text:p>
          </table:table-cell>
          <table:table-cell office:value-type="float" office:value="0.2719003" calcext:value-type="float">
            <text:p>0.2719003</text:p>
          </table:table-cell>
          <table:table-cell office:value-type="float" office:value="0.329548" calcext:value-type="float">
            <text:p>0.329548</text:p>
          </table:table-cell>
          <table:table-cell office:value-type="float" office:value="0.3543964" calcext:value-type="float">
            <text:p>0.3543964</text:p>
          </table:table-cell>
          <table:table-cell office:value-type="float" office:value="0.3861341" calcext:value-type="float">
            <text:p>0.3861341</text:p>
          </table:table-cell>
          <table:table-cell office:value-type="float" office:value="0.4139532" calcext:value-type="float">
            <text:p>0.413953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837E-015" calcext:value-type="float">
            <text:p>1.957837E-15</text:p>
          </table:table-cell>
          <table:table-cell office:value-type="float" office:value="1.909702E-015" calcext:value-type="float">
            <text:p>1.909702E-15</text:p>
          </table:table-cell>
          <table:table-cell office:value-type="float" office:value="9.764992E-016" calcext:value-type="float">
            <text:p>9.764992E-16</text:p>
          </table:table-cell>
          <table:table-cell office:value-type="float" office:value="9.909885E-016" calcext:value-type="float">
            <text:p>9.909885E-16</text:p>
          </table:table-cell>
          <table:table-cell office:value-type="float" office:value="9.694579E-016" calcext:value-type="float">
            <text:p>9.69457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0.01179" calcext:value-type="float">
            <text:p>-40.01179</text:p>
          </table:table-cell>
          <table:table-cell office:value-type="float" office:value="-0.2400487" calcext:value-type="float">
            <text:p>-0.2400487</text:p>
          </table:table-cell>
          <table:table-cell office:value-type="float" office:value="-0.1046327" calcext:value-type="float">
            <text:p>-0.1046327</text:p>
          </table:table-cell>
          <table:table-cell office:value-type="float" office:value="-0.05361878" calcext:value-type="float">
            <text:p>-0.05361878</text:p>
          </table:table-cell>
          <table:table-cell office:value-type="float" office:value="-0.04351095" calcext:value-type="float">
            <text:p>-0.04351095</text:p>
          </table:table-cell>
          <table:table-cell office:value-type="float" office:value="-0.03712453" calcext:value-type="float">
            <text:p>-0.03712453</text:p>
          </table:table-cell>
          <table:table-cell office:value-type="float" office:value="-0.03035987" calcext:value-type="float">
            <text:p>-0.03035987</text:p>
          </table:table-cell>
          <table:table-cell office:value-type="float" office:value="-0.01663569" calcext:value-type="float">
            <text:p>-0.01663569</text:p>
          </table:table-cell>
          <table:table-cell office:value-type="float" office:value="-0.007317475" calcext:value-type="float">
            <text:p>-0.007317475</text:p>
          </table:table-cell>
          <table:table-cell office:value-type="float" office:value="-0.003763397" calcext:value-type="float">
            <text:p>-0.003763397</text:p>
          </table:table-cell>
          <table:table-cell office:value-type="float" office:value="1374.17" calcext:value-type="float">
            <text:p>1374.17</text:p>
          </table:table-cell>
          <table:table-cell office:value-type="float" office:value="0" calcext:value-type="float">
            <text:p>0</text:p>
          </table:table-cell>
          <table:table-cell office:value-type="float" office:value="-0.009728569" calcext:value-type="float">
            <text:p>-0.009728569</text:p>
          </table:table-cell>
          <table:table-cell office:value-type="float" office:value="-0.0007041571" calcext:value-type="float">
            <text:p>-0.000704157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5" calcext:value-type="float">
            <text:p>-1.22849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0" calcext:value-type="float">
            <text:p>20072000</text:p>
          </table:table-cell>
          <table:table-cell office:value-type="float" office:value="535.799" calcext:value-type="float">
            <text:p>535.799</text:p>
          </table:table-cell>
          <table:table-cell office:value-type="float" office:value="171.9416" calcext:value-type="float">
            <text:p>171.941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37.364" calcext:value-type="float">
            <text:p>1237.364</text:p>
          </table:table-cell>
          <table:table-cell office:value-type="float" office:value="307.8106" calcext:value-type="float">
            <text:p>307.8106</text:p>
          </table:table-cell>
          <table:table-cell office:value-type="float" office:value="0" calcext:value-type="float">
            <text:p>0</text:p>
          </table:table-cell>
          <table:table-cell office:value-type="float" office:value="0.08117057" calcext:value-type="float">
            <text:p>0.08117057</text:p>
          </table:table-cell>
          <table:table-cell office:value-type="float" office:value="0.1728639" calcext:value-type="float">
            <text:p>0.1728639</text:p>
          </table:table-cell>
          <table:table-cell office:value-type="float" office:value="0.2094932" calcext:value-type="float">
            <text:p>0.2094932</text:p>
          </table:table-cell>
          <table:table-cell office:value-type="float" office:value="0.2487175" calcext:value-type="float">
            <text:p>0.2487175</text:p>
          </table:table-cell>
          <table:table-cell office:value-type="float" office:value="0.2587571" calcext:value-type="float">
            <text:p>0.2587571</text:p>
          </table:table-cell>
          <table:table-cell office:value-type="float" office:value="0.2670227" calcext:value-type="float">
            <text:p>0.2670227</text:p>
          </table:table-cell>
          <table:table-cell office:value-type="float" office:value="0.3260019" calcext:value-type="float">
            <text:p>0.3260019</text:p>
          </table:table-cell>
          <table:table-cell office:value-type="float" office:value="0.3530122" calcext:value-type="float">
            <text:p>0.3530122</text:p>
          </table:table-cell>
          <table:table-cell office:value-type="float" office:value="0.3857532" calcext:value-type="float">
            <text:p>0.3857532</text:p>
          </table:table-cell>
          <table:table-cell office:value-type="float" office:value="0.4139021" calcext:value-type="float">
            <text:p>0.413902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7962E-015" calcext:value-type="float">
            <text:p>1.957962E-15</text:p>
          </table:table-cell>
          <table:table-cell office:value-type="float" office:value="1.909657E-015" calcext:value-type="float">
            <text:p>1.909657E-15</text:p>
          </table:table-cell>
          <table:table-cell office:value-type="float" office:value="9.764937E-016" calcext:value-type="float">
            <text:p>9.764937E-16</text:p>
          </table:table-cell>
          <table:table-cell office:value-type="float" office:value="9.909856E-016" calcext:value-type="float">
            <text:p>9.909856E-16</text:p>
          </table:table-cell>
          <table:table-cell office:value-type="float" office:value="9.694547E-016" calcext:value-type="float">
            <text:p>9.69454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2.70655" calcext:value-type="float">
            <text:p>-62.70655</text:p>
          </table:table-cell>
          <table:table-cell office:value-type="float" office:value="-0.5967764" calcext:value-type="float">
            <text:p>-0.5967764</text:p>
          </table:table-cell>
          <table:table-cell office:value-type="float" office:value="-0.1829202" calcext:value-type="float">
            <text:p>-0.1829202</text:p>
          </table:table-cell>
          <table:table-cell office:value-type="float" office:value="-0.06401722" calcext:value-type="float">
            <text:p>-0.06401722</text:p>
          </table:table-cell>
          <table:table-cell office:value-type="float" office:value="-0.0502608" calcext:value-type="float">
            <text:p>-0.0502608</text:p>
          </table:table-cell>
          <table:table-cell office:value-type="float" office:value="-0.04146815" calcext:value-type="float">
            <text:p>-0.04146815</text:p>
          </table:table-cell>
          <table:table-cell office:value-type="float" office:value="-0.03354866" calcext:value-type="float">
            <text:p>-0.03354866</text:p>
          </table:table-cell>
          <table:table-cell office:value-type="float" office:value="-0.01727255" calcext:value-type="float">
            <text:p>-0.01727255</text:p>
          </table:table-cell>
          <table:table-cell office:value-type="float" office:value="-0.007387002" calcext:value-type="float">
            <text:p>-0.007387002</text:p>
          </table:table-cell>
          <table:table-cell office:value-type="float" office:value="-0.003768032" calcext:value-type="float">
            <text:p>-0.003768032</text:p>
          </table:table-cell>
          <table:table-cell office:value-type="float" office:value="1377.512" calcext:value-type="float">
            <text:p>1377.512</text:p>
          </table:table-cell>
          <table:table-cell office:value-type="float" office:value="0" calcext:value-type="float">
            <text:p>0</text:p>
          </table:table-cell>
          <table:table-cell office:value-type="float" office:value="-0.009725248" calcext:value-type="float">
            <text:p>-0.009725248</text:p>
          </table:table-cell>
          <table:table-cell office:value-type="float" office:value="-0.0007046155" calcext:value-type="float">
            <text:p>-0.000704615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743" calcext:value-type="float">
            <text:p>-1.2287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0" calcext:value-type="float">
            <text:p>21072000</text:p>
          </table:table-cell>
          <table:table-cell office:value-type="float" office:value="547.0986" calcext:value-type="float">
            <text:p>547.0986</text:p>
          </table:table-cell>
          <table:table-cell office:value-type="float" office:value="173.4326" calcext:value-type="float">
            <text:p>173.432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7.472" calcext:value-type="float">
            <text:p>1247.472</text:p>
          </table:table-cell>
          <table:table-cell office:value-type="float" office:value="307.5112" calcext:value-type="float">
            <text:p>307.5112</text:p>
          </table:table-cell>
          <table:table-cell office:value-type="float" office:value="0" calcext:value-type="float">
            <text:p>0</text:p>
          </table:table-cell>
          <table:table-cell office:value-type="float" office:value="0.4477993" calcext:value-type="float">
            <text:p>0.4477993</text:p>
          </table:table-cell>
          <table:table-cell office:value-type="float" office:value="0.4523403" calcext:value-type="float">
            <text:p>0.4523403</text:p>
          </table:table-cell>
          <table:table-cell office:value-type="float" office:value="0.2244916" calcext:value-type="float">
            <text:p>0.2244916</text:p>
          </table:table-cell>
          <table:table-cell office:value-type="float" office:value="0.2477907" calcext:value-type="float">
            <text:p>0.2477907</text:p>
          </table:table-cell>
          <table:table-cell office:value-type="float" office:value="0.2587475" calcext:value-type="float">
            <text:p>0.2587475</text:p>
          </table:table-cell>
          <table:table-cell office:value-type="float" office:value="0.2684002" calcext:value-type="float">
            <text:p>0.2684002</text:p>
          </table:table-cell>
          <table:table-cell office:value-type="float" office:value="0.3340645" calcext:value-type="float">
            <text:p>0.3340645</text:p>
          </table:table-cell>
          <table:table-cell office:value-type="float" office:value="0.3531226" calcext:value-type="float">
            <text:p>0.3531226</text:p>
          </table:table-cell>
          <table:table-cell office:value-type="float" office:value="0.3858326" calcext:value-type="float">
            <text:p>0.3858326</text:p>
          </table:table-cell>
          <table:table-cell office:value-type="float" office:value="0.4139372" calcext:value-type="float">
            <text:p>0.413937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076E-015" calcext:value-type="float">
            <text:p>1.958076E-15</text:p>
          </table:table-cell>
          <table:table-cell office:value-type="float" office:value="1.909612E-015" calcext:value-type="float">
            <text:p>1.909612E-15</text:p>
          </table:table-cell>
          <table:table-cell office:value-type="float" office:value="9.764888E-016" calcext:value-type="float">
            <text:p>9.764888E-16</text:p>
          </table:table-cell>
          <table:table-cell office:value-type="float" office:value="9.909832E-016" calcext:value-type="float">
            <text:p>9.909832E-16</text:p>
          </table:table-cell>
          <table:table-cell office:value-type="float" office:value="9.694505E-016" calcext:value-type="float">
            <text:p>9.6945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182747" calcext:value-type="float">
            <text:p>-0.001182747</text:p>
          </table:table-cell>
          <table:table-cell office:value-type="float" office:value="-0.001108172" calcext:value-type="float">
            <text:p>-0.001108172</text:p>
          </table:table-cell>
          <table:table-cell office:value-type="float" office:value="-0.1262941" calcext:value-type="float">
            <text:p>-0.1262941</text:p>
          </table:table-cell>
          <table:table-cell office:value-type="float" office:value="-0.06550642" calcext:value-type="float">
            <text:p>-0.06550642</text:p>
          </table:table-cell>
          <table:table-cell office:value-type="float" office:value="-0.0502954" calcext:value-type="float">
            <text:p>-0.0502954</text:p>
          </table:table-cell>
          <table:table-cell office:value-type="float" office:value="-0.04022619" calcext:value-type="float">
            <text:p>-0.04022619</text:p>
          </table:table-cell>
          <table:table-cell office:value-type="float" office:value="-0.02660664" calcext:value-type="float">
            <text:p>-0.02660664</text:p>
          </table:table-cell>
          <table:table-cell office:value-type="float" office:value="-0.01722389" calcext:value-type="float">
            <text:p>-0.01722389</text:p>
          </table:table-cell>
          <table:table-cell office:value-type="float" office:value="-0.007372665" calcext:value-type="float">
            <text:p>-0.007372665</text:p>
          </table:table-cell>
          <table:table-cell office:value-type="float" office:value="-0.003765022" calcext:value-type="float">
            <text:p>-0.003765022</text:p>
          </table:table-cell>
          <table:table-cell office:value-type="float" office:value="1381.023" calcext:value-type="float">
            <text:p>1381.023</text:p>
          </table:table-cell>
          <table:table-cell office:value-type="float" office:value="0" calcext:value-type="float">
            <text:p>0</text:p>
          </table:table-cell>
          <table:table-cell office:value-type="float" office:value="-0.00969677" calcext:value-type="float">
            <text:p>-0.00969677</text:p>
          </table:table-cell>
          <table:table-cell office:value-type="float" office:value="-0.0007051597" calcext:value-type="float">
            <text:p>-0.000705159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582" calcext:value-type="float">
            <text:p>-1.2285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0" calcext:value-type="float">
            <text:p>22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176.4969" calcext:value-type="float">
            <text:p>176.496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51.179" calcext:value-type="float">
            <text:p>1251.179</text:p>
          </table:table-cell>
          <table:table-cell office:value-type="float" office:value="307.2398" calcext:value-type="float">
            <text:p>307.2398</text:p>
          </table:table-cell>
          <table:table-cell office:value-type="float" office:value="0" calcext:value-type="float">
            <text:p>0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3354791" calcext:value-type="float">
            <text:p>0.3354791</text:p>
          </table:table-cell>
          <table:table-cell office:value-type="float" office:value="0.3361966" calcext:value-type="float">
            <text:p>0.3361966</text:p>
          </table:table-cell>
          <table:table-cell office:value-type="float" office:value="0.2644744" calcext:value-type="float">
            <text:p>0.2644744</text:p>
          </table:table-cell>
          <table:table-cell office:value-type="float" office:value="0.2614706" calcext:value-type="float">
            <text:p>0.2614706</text:p>
          </table:table-cell>
          <table:table-cell office:value-type="float" office:value="0.2722341" calcext:value-type="float">
            <text:p>0.2722341</text:p>
          </table:table-cell>
          <table:table-cell office:value-type="float" office:value="0.3395996" calcext:value-type="float">
            <text:p>0.3395996</text:p>
          </table:table-cell>
          <table:table-cell office:value-type="float" office:value="0.3536773" calcext:value-type="float">
            <text:p>0.3536773</text:p>
          </table:table-cell>
          <table:table-cell office:value-type="float" office:value="0.3859045" calcext:value-type="float">
            <text:p>0.3859045</text:p>
          </table:table-cell>
          <table:table-cell office:value-type="float" office:value="0.4139096" calcext:value-type="float">
            <text:p>0.4139096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183E-015" calcext:value-type="float">
            <text:p>1.958183E-15</text:p>
          </table:table-cell>
          <table:table-cell office:value-type="float" office:value="1.909573E-015" calcext:value-type="float">
            <text:p>1.909573E-15</text:p>
          </table:table-cell>
          <table:table-cell office:value-type="float" office:value="9.764841E-016" calcext:value-type="float">
            <text:p>9.764841E-16</text:p>
          </table:table-cell>
          <table:table-cell office:value-type="float" office:value="9.909809E-016" calcext:value-type="float">
            <text:p>9.909809E-16</text:p>
          </table:table-cell>
          <table:table-cell office:value-type="float" office:value="9.694468E-016" calcext:value-type="float">
            <text:p>9.69446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8906526" calcext:value-type="float">
            <text:p>-0.008906526</text:p>
          </table:table-cell>
          <table:table-cell office:value-type="float" office:value="-0.008736627" calcext:value-type="float">
            <text:p>-0.008736627</text:p>
          </table:table-cell>
          <table:table-cell office:value-type="float" office:value="-0.008593443" calcext:value-type="float">
            <text:p>-0.008593443</text:p>
          </table:table-cell>
          <table:table-cell office:value-type="float" office:value="-0.04441517" calcext:value-type="float">
            <text:p>-0.04441517</text:p>
          </table:table-cell>
          <table:table-cell office:value-type="float" office:value="-0.04725455" calcext:value-type="float">
            <text:p>-0.04725455</text:p>
          </table:table-cell>
          <table:table-cell office:value-type="float" office:value="-0.03689467" calcext:value-type="float">
            <text:p>-0.03689467</text:p>
          </table:table-cell>
          <table:table-cell office:value-type="float" office:value="-0.02268912" calcext:value-type="float">
            <text:p>-0.02268912</text:p>
          </table:table-cell>
          <table:table-cell office:value-type="float" office:value="-0.01696785" calcext:value-type="float">
            <text:p>-0.01696785</text:p>
          </table:table-cell>
          <table:table-cell office:value-type="float" office:value="-0.007359529" calcext:value-type="float">
            <text:p>-0.007359529</text:p>
          </table:table-cell>
          <table:table-cell office:value-type="float" office:value="-0.003767432" calcext:value-type="float">
            <text:p>-0.003767432</text:p>
          </table:table-cell>
          <table:table-cell office:value-type="float" office:value="1384.591" calcext:value-type="float">
            <text:p>1384.591</text:p>
          </table:table-cell>
          <table:table-cell office:value-type="float" office:value="0" calcext:value-type="float">
            <text:p>0</text:p>
          </table:table-cell>
          <table:table-cell office:value-type="float" office:value="-0.009727789" calcext:value-type="float">
            <text:p>-0.009727789</text:p>
          </table:table-cell>
          <table:table-cell office:value-type="float" office:value="-0.0007057183" calcext:value-type="float">
            <text:p>-0.00070571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71" calcext:value-type="float">
            <text:p>-1.228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181.2683" calcext:value-type="float">
            <text:p>181.268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6.822" calcext:value-type="float">
            <text:p>1246.822</text:p>
          </table:table-cell>
          <table:table-cell office:value-type="float" office:value="306.8255" calcext:value-type="float">
            <text:p>306.8255</text:p>
          </table:table-cell>
          <table:table-cell office:value-type="float" office:value="0" calcext:value-type="float">
            <text:p>0</text:p>
          </table:table-cell>
          <table:table-cell office:value-type="float" office:value="0.1464847" calcext:value-type="float">
            <text:p>0.1464847</text:p>
          </table:table-cell>
          <table:table-cell office:value-type="float" office:value="0.282844" calcext:value-type="float">
            <text:p>0.282844</text:p>
          </table:table-cell>
          <table:table-cell office:value-type="float" office:value="0.2850739" calcext:value-type="float">
            <text:p>0.2850739</text:p>
          </table:table-cell>
          <table:table-cell office:value-type="float" office:value="0.280303" calcext:value-type="float">
            <text:p>0.280303</text:p>
          </table:table-cell>
          <table:table-cell office:value-type="float" office:value="0.270004" calcext:value-type="float">
            <text:p>0.270004</text:p>
          </table:table-cell>
          <table:table-cell office:value-type="float" office:value="0.2733898" calcext:value-type="float">
            <text:p>0.2733898</text:p>
          </table:table-cell>
          <table:table-cell office:value-type="float" office:value="0.3341872" calcext:value-type="float">
            <text:p>0.3341872</text:p>
          </table:table-cell>
          <table:table-cell office:value-type="float" office:value="0.3534529" calcext:value-type="float">
            <text:p>0.3534529</text:p>
          </table:table-cell>
          <table:table-cell office:value-type="float" office:value="0.3858126" calcext:value-type="float">
            <text:p>0.3858126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3E-015" calcext:value-type="float">
            <text:p>1.9583E-15</text:p>
          </table:table-cell>
          <table:table-cell office:value-type="float" office:value="1.909532E-015" calcext:value-type="float">
            <text:p>1.909532E-15</text:p>
          </table:table-cell>
          <table:table-cell office:value-type="float" office:value="9.76479E-016" calcext:value-type="float">
            <text:p>9.76479E-16</text:p>
          </table:table-cell>
          <table:table-cell office:value-type="float" office:value="9.909783E-016" calcext:value-type="float">
            <text:p>9.909783E-16</text:p>
          </table:table-cell>
          <table:table-cell office:value-type="float" office:value="9.694425E-016" calcext:value-type="float">
            <text:p>9.69442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.62422" calcext:value-type="float">
            <text:p>-1.62422</text:p>
          </table:table-cell>
          <table:table-cell office:value-type="float" office:value="-0.0287184" calcext:value-type="float">
            <text:p>-0.0287184</text:p>
          </table:table-cell>
          <table:table-cell office:value-type="float" office:value="-0.02710301" calcext:value-type="float">
            <text:p>-0.02710301</text:p>
          </table:table-cell>
          <table:table-cell office:value-type="float" office:value="-0.03052602" calcext:value-type="float">
            <text:p>-0.03052602</text:p>
          </table:table-cell>
          <table:table-cell office:value-type="float" office:value="-0.03885512" calcext:value-type="float">
            <text:p>-0.03885512</text:p>
          </table:table-cell>
          <table:table-cell office:value-type="float" office:value="-0.03594416" calcext:value-type="float">
            <text:p>-0.03594416</text:p>
          </table:table-cell>
          <table:table-cell office:value-type="float" office:value="-0.02651765" calcext:value-type="float">
            <text:p>-0.02651765</text:p>
          </table:table-cell>
          <table:table-cell office:value-type="float" office:value="-0.01706946" calcext:value-type="float">
            <text:p>-0.01706946</text:p>
          </table:table-cell>
          <table:table-cell office:value-type="float" office:value="-0.007376298" calcext:value-type="float">
            <text:p>-0.007376298</text:p>
          </table:table-cell>
          <table:table-cell office:value-type="float" office:value="-0.003763408" calcext:value-type="float">
            <text:p>-0.003763408</text:p>
          </table:table-cell>
          <table:table-cell office:value-type="float" office:value="1387.933" calcext:value-type="float">
            <text:p>1387.933</text:p>
          </table:table-cell>
          <table:table-cell office:value-type="float" office:value="0" calcext:value-type="float">
            <text:p>0</text:p>
          </table:table-cell>
          <table:table-cell office:value-type="float" office:value="-0.009726908" calcext:value-type="float">
            <text:p>-0.009726908</text:p>
          </table:table-cell>
          <table:table-cell office:value-type="float" office:value="-0.0007062948" calcext:value-type="float">
            <text:p>-0.00070629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0" calcext:value-type="float">
            <text:p>24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186.0549" calcext:value-type="float">
            <text:p>186.054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42.463" calcext:value-type="float">
            <text:p>1242.463</text:p>
          </table:table-cell>
          <table:table-cell office:value-type="float" office:value="306.3983" calcext:value-type="float">
            <text:p>306.3983</text:p>
          </table:table-cell>
          <table:table-cell office:value-type="float" office:value="0" calcext:value-type="float">
            <text:p>0</text:p>
          </table:table-cell>
          <table:table-cell office:value-type="float" office:value="0.09026687" calcext:value-type="float">
            <text:p>0.09026687</text:p>
          </table:table-cell>
          <table:table-cell office:value-type="float" office:value="0.2271372" calcext:value-type="float">
            <text:p>0.2271372</text:p>
          </table:table-cell>
          <table:table-cell office:value-type="float" office:value="0.2525757" calcext:value-type="float">
            <text:p>0.2525757</text:p>
          </table:table-cell>
          <table:table-cell office:value-type="float" office:value="0.2681157" calcext:value-type="float">
            <text:p>0.2681157</text:p>
          </table:table-cell>
          <table:table-cell office:value-type="float" office:value="0.2690687" calcext:value-type="float">
            <text:p>0.2690687</text:p>
          </table:table-cell>
          <table:table-cell office:value-type="float" office:value="0.2722036" calcext:value-type="float">
            <text:p>0.2722036</text:p>
          </table:table-cell>
          <table:table-cell office:value-type="float" office:value="0.3295926" calcext:value-type="float">
            <text:p>0.3295926</text:p>
          </table:table-cell>
          <table:table-cell office:value-type="float" office:value="0.3524473" calcext:value-type="float">
            <text:p>0.3524473</text:p>
          </table:table-cell>
          <table:table-cell office:value-type="float" office:value="0.3854995" calcext:value-type="float">
            <text:p>0.3854995</text:p>
          </table:table-cell>
          <table:table-cell office:value-type="float" office:value="0.4139026" calcext:value-type="float">
            <text:p>0.413902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424E-015" calcext:value-type="float">
            <text:p>1.958424E-15</text:p>
          </table:table-cell>
          <table:table-cell office:value-type="float" office:value="1.909487E-015" calcext:value-type="float">
            <text:p>1.909487E-15</text:p>
          </table:table-cell>
          <table:table-cell office:value-type="float" office:value="9.764741E-016" calcext:value-type="float">
            <text:p>9.764741E-16</text:p>
          </table:table-cell>
          <table:table-cell office:value-type="float" office:value="9.909737E-016" calcext:value-type="float">
            <text:p>9.909737E-16</text:p>
          </table:table-cell>
          <table:table-cell office:value-type="float" office:value="9.694401E-016" calcext:value-type="float">
            <text:p>9.69440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2.83043" calcext:value-type="float">
            <text:p>-32.83043</text:p>
          </table:table-cell>
          <table:table-cell office:value-type="float" office:value="-0.112712" calcext:value-type="float">
            <text:p>-0.112712</text:p>
          </table:table-cell>
          <table:table-cell office:value-type="float" office:value="-0.05819269" calcext:value-type="float">
            <text:p>-0.05819269</text:p>
          </table:table-cell>
          <table:table-cell office:value-type="float" office:value="-0.04039563" calcext:value-type="float">
            <text:p>-0.04039563</text:p>
          </table:table-cell>
          <table:table-cell office:value-type="float" office:value="-0.03959842" calcext:value-type="float">
            <text:p>-0.03959842</text:p>
          </table:table-cell>
          <table:table-cell office:value-type="float" office:value="-0.03689088" calcext:value-type="float">
            <text:p>-0.03689088</text:p>
          </table:table-cell>
          <table:table-cell office:value-type="float" office:value="-0.03031878" calcext:value-type="float">
            <text:p>-0.03031878</text:p>
          </table:table-cell>
          <table:table-cell office:value-type="float" office:value="-0.01754173" calcext:value-type="float">
            <text:p>-0.01754173</text:p>
          </table:table-cell>
          <table:table-cell office:value-type="float" office:value="-0.007433906" calcext:value-type="float">
            <text:p>-0.007433906</text:p>
          </table:table-cell>
          <table:table-cell office:value-type="float" office:value="-0.003767992" calcext:value-type="float">
            <text:p>-0.003767992</text:p>
          </table:table-cell>
          <table:table-cell office:value-type="float" office:value="1391.27" calcext:value-type="float">
            <text:p>1391.27</text:p>
          </table:table-cell>
          <table:table-cell office:value-type="float" office:value="0" calcext:value-type="float">
            <text:p>0</text:p>
          </table:table-cell>
          <table:table-cell office:value-type="float" office:value="-0.009724413" calcext:value-type="float">
            <text:p>-0.009724413</text:p>
          </table:table-cell>
          <table:table-cell office:value-type="float" office:value="-0.0007068535" calcext:value-type="float">
            <text:p>-0.00070685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8741" calcext:value-type="float">
            <text:p>-1.2287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0" calcext:value-type="float">
            <text:p>25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190.7785" calcext:value-type="float">
            <text:p>190.7785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38.217" calcext:value-type="float">
            <text:p>1238.217</text:p>
          </table:table-cell>
          <table:table-cell office:value-type="float" office:value="305.9213" calcext:value-type="float">
            <text:p>305.9213</text:p>
          </table:table-cell>
          <table:table-cell office:value-type="float" office:value="0" calcext:value-type="float">
            <text:p>0</text:p>
          </table:table-cell>
          <table:table-cell office:value-type="float" office:value="0.09106672" calcext:value-type="float">
            <text:p>0.09106672</text:p>
          </table:table-cell>
          <table:table-cell office:value-type="float" office:value="0.1773869" calcext:value-type="float">
            <text:p>0.1773869</text:p>
          </table:table-cell>
          <table:table-cell office:value-type="float" office:value="0.2233786" calcext:value-type="float">
            <text:p>0.2233786</text:p>
          </table:table-cell>
          <table:table-cell office:value-type="float" office:value="0.2547844" calcext:value-type="float">
            <text:p>0.2547844</text:p>
          </table:table-cell>
          <table:table-cell office:value-type="float" office:value="0.2614123" calcext:value-type="float">
            <text:p>0.2614123</text:p>
          </table:table-cell>
          <table:table-cell office:value-type="float" office:value="0.2673327" calcext:value-type="float">
            <text:p>0.2673327</text:p>
          </table:table-cell>
          <table:table-cell office:value-type="float" office:value="0.3247671" calcext:value-type="float">
            <text:p>0.3247671</text:p>
          </table:table-cell>
          <table:table-cell office:value-type="float" office:value="0.3508878" calcext:value-type="float">
            <text:p>0.3508878</text:p>
          </table:table-cell>
          <table:table-cell office:value-type="float" office:value="0.3851548" calcext:value-type="float">
            <text:p>0.3851548</text:p>
          </table:table-cell>
          <table:table-cell office:value-type="float" office:value="0.4138397" calcext:value-type="float">
            <text:p>0.4138397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565E-015" calcext:value-type="float">
            <text:p>1.958565E-15</text:p>
          </table:table-cell>
          <table:table-cell office:value-type="float" office:value="1.909433E-015" calcext:value-type="float">
            <text:p>1.909433E-15</text:p>
          </table:table-cell>
          <table:table-cell office:value-type="float" office:value="9.764682E-016" calcext:value-type="float">
            <text:p>9.764682E-16</text:p>
          </table:table-cell>
          <table:table-cell office:value-type="float" office:value="9.909711E-016" calcext:value-type="float">
            <text:p>9.909711E-16</text:p>
          </table:table-cell>
          <table:table-cell office:value-type="float" office:value="9.694359E-016" calcext:value-type="float">
            <text:p>9.69435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0.86864" calcext:value-type="float">
            <text:p>-30.86864</text:p>
          </table:table-cell>
          <table:table-cell office:value-type="float" office:value="-0.5097637" calcext:value-type="float">
            <text:p>-0.5097637</text:p>
          </table:table-cell>
          <table:table-cell office:value-type="float" office:value="-0.1235768" calcext:value-type="float">
            <text:p>-0.1235768</text:p>
          </table:table-cell>
          <table:table-cell office:value-type="float" office:value="-0.05520429" calcext:value-type="float">
            <text:p>-0.05520429</text:p>
          </table:table-cell>
          <table:table-cell office:value-type="float" office:value="-0.04721981" calcext:value-type="float">
            <text:p>-0.04721981</text:p>
          </table:table-cell>
          <table:table-cell office:value-type="float" office:value="-0.04117617" calcext:value-type="float">
            <text:p>-0.04117617</text:p>
          </table:table-cell>
          <table:table-cell office:value-type="float" office:value="-0.03453226" calcext:value-type="float">
            <text:p>-0.03453226</text:p>
          </table:table-cell>
          <table:table-cell office:value-type="float" office:value="-0.01830335" calcext:value-type="float">
            <text:p>-0.01830335</text:p>
          </table:table-cell>
          <table:table-cell office:value-type="float" office:value="-0.007498229" calcext:value-type="float">
            <text:p>-0.007498229</text:p>
          </table:table-cell>
          <table:table-cell office:value-type="float" office:value="-0.003773456" calcext:value-type="float">
            <text:p>-0.003773456</text:p>
          </table:table-cell>
          <table:table-cell office:value-type="float" office:value="1394.594" calcext:value-type="float">
            <text:p>1394.594</text:p>
          </table:table-cell>
          <table:table-cell office:value-type="float" office:value="0" calcext:value-type="float">
            <text:p>0</text:p>
          </table:table-cell>
          <table:table-cell office:value-type="float" office:value="-0.009723801" calcext:value-type="float">
            <text:p>-0.009723801</text:p>
          </table:table-cell>
          <table:table-cell office:value-type="float" office:value="-0.000707374" calcext:value-type="float">
            <text:p>-0.00070737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032" calcext:value-type="float">
            <text:p>-1.22903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0" calcext:value-type="float">
            <text:p>26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194.1996" calcext:value-type="float">
            <text:p>194.199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35.291" calcext:value-type="float">
            <text:p>1235.291</text:p>
          </table:table-cell>
          <table:table-cell office:value-type="float" office:value="305.4256" calcext:value-type="float">
            <text:p>305.4256</text:p>
          </table:table-cell>
          <table:table-cell office:value-type="float" office:value="0" calcext:value-type="float">
            <text:p>0</text:p>
          </table:table-cell>
          <table:table-cell office:value-type="float" office:value="0.08921491" calcext:value-type="float">
            <text:p>0.08921491</text:p>
          </table:table-cell>
          <table:table-cell office:value-type="float" office:value="0.1654209" calcext:value-type="float">
            <text:p>0.1654209</text:p>
          </table:table-cell>
          <table:table-cell office:value-type="float" office:value="0.2033495" calcext:value-type="float">
            <text:p>0.2033495</text:p>
          </table:table-cell>
          <table:table-cell office:value-type="float" office:value="0.2452627" calcext:value-type="float">
            <text:p>0.2452627</text:p>
          </table:table-cell>
          <table:table-cell office:value-type="float" office:value="0.2542651" calcext:value-type="float">
            <text:p>0.2542651</text:p>
          </table:table-cell>
          <table:table-cell office:value-type="float" office:value="0.2619479" calcext:value-type="float">
            <text:p>0.2619479</text:p>
          </table:table-cell>
          <table:table-cell office:value-type="float" office:value="0.3207697" calcext:value-type="float">
            <text:p>0.3207697</text:p>
          </table:table-cell>
          <table:table-cell office:value-type="float" office:value="0.3494549" calcext:value-type="float">
            <text:p>0.3494549</text:p>
          </table:table-cell>
          <table:table-cell office:value-type="float" office:value="0.3849413" calcext:value-type="float">
            <text:p>0.3849413</text:p>
          </table:table-cell>
          <table:table-cell office:value-type="float" office:value="0.4138054" calcext:value-type="float">
            <text:p>0.413805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708E-015" calcext:value-type="float">
            <text:p>1.958708E-15</text:p>
          </table:table-cell>
          <table:table-cell office:value-type="float" office:value="1.90938E-015" calcext:value-type="float">
            <text:p>1.90938E-15</text:p>
          </table:table-cell>
          <table:table-cell office:value-type="float" office:value="9.764624E-016" calcext:value-type="float">
            <text:p>9.764624E-16</text:p>
          </table:table-cell>
          <table:table-cell office:value-type="float" office:value="9.909694E-016" calcext:value-type="float">
            <text:p>9.909694E-16</text:p>
          </table:table-cell>
          <table:table-cell office:value-type="float" office:value="9.694306E-016" calcext:value-type="float">
            <text:p>9.69430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5.0126" calcext:value-type="float">
            <text:p>-35.0126</text:p>
          </table:table-cell>
          <table:table-cell office:value-type="float" office:value="-0.7816254" calcext:value-type="float">
            <text:p>-0.7816254</text:p>
          </table:table-cell>
          <table:table-cell office:value-type="float" office:value="-0.2194638" calcext:value-type="float">
            <text:p>-0.2194638</text:p>
          </table:table-cell>
          <table:table-cell office:value-type="float" office:value="-0.069717" calcext:value-type="float">
            <text:p>-0.069717</text:p>
          </table:table-cell>
          <table:table-cell office:value-type="float" office:value="-0.05593863" calcext:value-type="float">
            <text:p>-0.05593863</text:p>
          </table:table-cell>
          <table:table-cell office:value-type="float" office:value="-0.0466217" calcext:value-type="float">
            <text:p>-0.0466217</text:p>
          </table:table-cell>
          <table:table-cell office:value-type="float" office:value="-0.03794653" calcext:value-type="float">
            <text:p>-0.03794653</text:p>
          </table:table-cell>
          <table:table-cell office:value-type="float" office:value="-0.01903667" calcext:value-type="float">
            <text:p>-0.01903667</text:p>
          </table:table-cell>
          <table:table-cell office:value-type="float" office:value="-0.007538058" calcext:value-type="float">
            <text:p>-0.007538058</text:p>
          </table:table-cell>
          <table:table-cell office:value-type="float" office:value="-0.003776432" calcext:value-type="float">
            <text:p>-0.003776432</text:p>
          </table:table-cell>
          <table:table-cell office:value-type="float" office:value="1397.913" calcext:value-type="float">
            <text:p>1397.913</text:p>
          </table:table-cell>
          <table:table-cell office:value-type="float" office:value="0" calcext:value-type="float">
            <text:p>0</text:p>
          </table:table-cell>
          <table:table-cell office:value-type="float" office:value="-0.009722586" calcext:value-type="float">
            <text:p>-0.009722586</text:p>
          </table:table-cell>
          <table:table-cell office:value-type="float" office:value="-0.0007078722" calcext:value-type="float">
            <text:p>-0.00070787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191" calcext:value-type="float">
            <text:p>-1.22919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0" calcext:value-type="float">
            <text:p>27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197.2876" calcext:value-type="float">
            <text:p>197.287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32.714" calcext:value-type="float">
            <text:p>1232.714</text:p>
          </table:table-cell>
          <table:table-cell office:value-type="float" office:value="304.9145" calcext:value-type="float">
            <text:p>304.9145</text:p>
          </table:table-cell>
          <table:table-cell office:value-type="float" office:value="0" calcext:value-type="float">
            <text:p>0</text:p>
          </table:table-cell>
          <table:table-cell office:value-type="float" office:value="0.09490889" calcext:value-type="float">
            <text:p>0.09490889</text:p>
          </table:table-cell>
          <table:table-cell office:value-type="float" office:value="0.1620942" calcext:value-type="float">
            <text:p>0.1620942</text:p>
          </table:table-cell>
          <table:table-cell office:value-type="float" office:value="0.1866795" calcext:value-type="float">
            <text:p>0.1866795</text:p>
          </table:table-cell>
          <table:table-cell office:value-type="float" office:value="0.2369721" calcext:value-type="float">
            <text:p>0.2369721</text:p>
          </table:table-cell>
          <table:table-cell office:value-type="float" office:value="0.2469961" calcext:value-type="float">
            <text:p>0.2469961</text:p>
          </table:table-cell>
          <table:table-cell office:value-type="float" office:value="0.2562061" calcext:value-type="float">
            <text:p>0.2562061</text:p>
          </table:table-cell>
          <table:table-cell office:value-type="float" office:value="0.3163959" calcext:value-type="float">
            <text:p>0.3163959</text:p>
          </table:table-cell>
          <table:table-cell office:value-type="float" office:value="0.3479936" calcext:value-type="float">
            <text:p>0.3479936</text:p>
          </table:table-cell>
          <table:table-cell office:value-type="float" office:value="0.3846646" calcext:value-type="float">
            <text:p>0.3846646</text:p>
          </table:table-cell>
          <table:table-cell office:value-type="float" office:value="0.4137483" calcext:value-type="float">
            <text:p>0.413748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847E-015" calcext:value-type="float">
            <text:p>1.958847E-15</text:p>
          </table:table-cell>
          <table:table-cell office:value-type="float" office:value="1.90933E-015" calcext:value-type="float">
            <text:p>1.90933E-15</text:p>
          </table:table-cell>
          <table:table-cell office:value-type="float" office:value="9.764558E-016" calcext:value-type="float">
            <text:p>9.764558E-16</text:p>
          </table:table-cell>
          <table:table-cell office:value-type="float" office:value="9.909679E-016" calcext:value-type="float">
            <text:p>9.909679E-16</text:p>
          </table:table-cell>
          <table:table-cell office:value-type="float" office:value="9.694258E-016" calcext:value-type="float">
            <text:p>9.69425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.90386" calcext:value-type="float">
            <text:p>-23.90386</text:p>
          </table:table-cell>
          <table:table-cell office:value-type="float" office:value="-0.8833823" calcext:value-type="float">
            <text:p>-0.8833823</text:p>
          </table:table-cell>
          <table:table-cell office:value-type="float" office:value="-0.3703295" calcext:value-type="float">
            <text:p>-0.3703295</text:p>
          </table:table-cell>
          <table:table-cell office:value-type="float" office:value="-0.08605035" calcext:value-type="float">
            <text:p>-0.08605035</text:p>
          </table:table-cell>
          <table:table-cell office:value-type="float" office:value="-0.06679627" calcext:value-type="float">
            <text:p>-0.06679627</text:p>
          </table:table-cell>
          <table:table-cell office:value-type="float" office:value="-0.05338879" calcext:value-type="float">
            <text:p>-0.05338879</text:p>
          </table:table-cell>
          <table:table-cell office:value-type="float" office:value="-0.04212924" calcext:value-type="float">
            <text:p>-0.04212924</text:p>
          </table:table-cell>
          <table:table-cell office:value-type="float" office:value="-0.01981847" calcext:value-type="float">
            <text:p>-0.01981847</text:p>
          </table:table-cell>
          <table:table-cell office:value-type="float" office:value="-0.007590133" calcext:value-type="float">
            <text:p>-0.007590133</text:p>
          </table:table-cell>
          <table:table-cell office:value-type="float" office:value="-0.003781411" calcext:value-type="float">
            <text:p>-0.003781411</text:p>
          </table:table-cell>
          <table:table-cell office:value-type="float" office:value="1401.232" calcext:value-type="float">
            <text:p>1401.232</text:p>
          </table:table-cell>
          <table:table-cell office:value-type="float" office:value="0" calcext:value-type="float">
            <text:p>0</text:p>
          </table:table-cell>
          <table:table-cell office:value-type="float" office:value="-0.00972304" calcext:value-type="float">
            <text:p>-0.00972304</text:p>
          </table:table-cell>
          <table:table-cell office:value-type="float" office:value="-0.0007083328" calcext:value-type="float">
            <text:p>-0.000708332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456" calcext:value-type="float">
            <text:p>-1.2294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0" calcext:value-type="float">
            <text:p>28072000</text:p>
          </table:table-cell>
          <table:table-cell office:value-type="float" office:value="553.5986" calcext:value-type="float">
            <text:p>553.5986</text:p>
          </table:table-cell>
          <table:table-cell office:value-type="float" office:value="200.9493" calcext:value-type="float">
            <text:p>200.949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9.584" calcext:value-type="float">
            <text:p>1229.584</text:p>
          </table:table-cell>
          <table:table-cell office:value-type="float" office:value="304.3828" calcext:value-type="float">
            <text:p>304.3828</text:p>
          </table:table-cell>
          <table:table-cell office:value-type="float" office:value="0" calcext:value-type="float">
            <text:p>0</text:p>
          </table:table-cell>
          <table:table-cell office:value-type="float" office:value="0.08978694" calcext:value-type="float">
            <text:p>0.08978694</text:p>
          </table:table-cell>
          <table:table-cell office:value-type="float" office:value="0.1553455" calcext:value-type="float">
            <text:p>0.1553455</text:p>
          </table:table-cell>
          <table:table-cell office:value-type="float" office:value="0.1709653" calcext:value-type="float">
            <text:p>0.1709653</text:p>
          </table:table-cell>
          <table:table-cell office:value-type="float" office:value="0.2274222" calcext:value-type="float">
            <text:p>0.2274222</text:p>
          </table:table-cell>
          <table:table-cell office:value-type="float" office:value="0.2384034" calcext:value-type="float">
            <text:p>0.2384034</text:p>
          </table:table-cell>
          <table:table-cell office:value-type="float" office:value="0.2492286" calcext:value-type="float">
            <text:p>0.2492286</text:p>
          </table:table-cell>
          <table:table-cell office:value-type="float" office:value="0.3105047" calcext:value-type="float">
            <text:p>0.3105047</text:p>
          </table:table-cell>
          <table:table-cell office:value-type="float" office:value="0.3461404" calcext:value-type="float">
            <text:p>0.3461404</text:p>
          </table:table-cell>
          <table:table-cell office:value-type="float" office:value="0.3843023" calcext:value-type="float">
            <text:p>0.3843023</text:p>
          </table:table-cell>
          <table:table-cell office:value-type="float" office:value="0.4136217" calcext:value-type="float">
            <text:p>0.413621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8987E-015" calcext:value-type="float">
            <text:p>1.958987E-15</text:p>
          </table:table-cell>
          <table:table-cell office:value-type="float" office:value="1.909279E-015" calcext:value-type="float">
            <text:p>1.909279E-15</text:p>
          </table:table-cell>
          <table:table-cell office:value-type="float" office:value="9.764496E-016" calcext:value-type="float">
            <text:p>9.764496E-16</text:p>
          </table:table-cell>
          <table:table-cell office:value-type="float" office:value="9.909639E-016" calcext:value-type="float">
            <text:p>9.909639E-16</text:p>
          </table:table-cell>
          <table:table-cell office:value-type="float" office:value="9.69423E-016" calcext:value-type="float">
            <text:p>9.6942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3.61384" calcext:value-type="float">
            <text:p>-33.61384</text:p>
          </table:table-cell>
          <table:table-cell office:value-type="float" office:value="-1.146452" calcext:value-type="float">
            <text:p>-1.146452</text:p>
          </table:table-cell>
          <table:table-cell office:value-type="float" office:value="-0.6343583" calcext:value-type="float">
            <text:p>-0.6343583</text:p>
          </table:table-cell>
          <table:table-cell office:value-type="float" office:value="-0.1106506" calcext:value-type="float">
            <text:p>-0.1106506</text:p>
          </table:table-cell>
          <table:table-cell office:value-type="float" office:value="-0.0829415" calcext:value-type="float">
            <text:p>-0.0829415</text:p>
          </table:table-cell>
          <table:table-cell office:value-type="float" office:value="-0.06320851" calcext:value-type="float">
            <text:p>-0.06320851</text:p>
          </table:table-cell>
          <table:table-cell office:value-type="float" office:value="-0.04861163" calcext:value-type="float">
            <text:p>-0.04861163</text:p>
          </table:table-cell>
          <table:table-cell office:value-type="float" office:value="-0.02085969" calcext:value-type="float">
            <text:p>-0.02085969</text:p>
          </table:table-cell>
          <table:table-cell office:value-type="float" office:value="-0.007659329" calcext:value-type="float">
            <text:p>-0.007659329</text:p>
          </table:table-cell>
          <table:table-cell office:value-type="float" office:value="-0.003792498" calcext:value-type="float">
            <text:p>-0.003792498</text:p>
          </table:table-cell>
          <table:table-cell office:value-type="float" office:value="1404.54" calcext:value-type="float">
            <text:p>1404.54</text:p>
          </table:table-cell>
          <table:table-cell office:value-type="float" office:value="0" calcext:value-type="float">
            <text:p>0</text:p>
          </table:table-cell>
          <table:table-cell office:value-type="float" office:value="-0.009722632" calcext:value-type="float">
            <text:p>-0.009722632</text:p>
          </table:table-cell>
          <table:table-cell office:value-type="float" office:value="-0.0007088682" calcext:value-type="float">
            <text:p>-0.000708868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045" calcext:value-type="float">
            <text:p>-1.2300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0" calcext:value-type="float">
            <text:p>29072000</text:p>
          </table:table-cell>
          <table:table-cell office:value-type="float" office:value="557.7986" calcext:value-type="float">
            <text:p>557.7986</text:p>
          </table:table-cell>
          <table:table-cell office:value-type="float" office:value="203.6399" calcext:value-type="float">
            <text:p>203.639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31.636" calcext:value-type="float">
            <text:p>1231.636</text:p>
          </table:table-cell>
          <table:table-cell office:value-type="float" office:value="303.8412" calcext:value-type="float">
            <text:p>303.8412</text:p>
          </table:table-cell>
          <table:table-cell office:value-type="float" office:value="0" calcext:value-type="float">
            <text:p>0</text:p>
          </table:table-cell>
          <table:table-cell office:value-type="float" office:value="0.3418419" calcext:value-type="float">
            <text:p>0.3418419</text:p>
          </table:table-cell>
          <table:table-cell office:value-type="float" office:value="0.1712821" calcext:value-type="float">
            <text:p>0.1712821</text:p>
          </table:table-cell>
          <table:table-cell office:value-type="float" office:value="0.1694946" calcext:value-type="float">
            <text:p>0.1694946</text:p>
          </table:table-cell>
          <table:table-cell office:value-type="float" office:value="0.2235319" calcext:value-type="float">
            <text:p>0.2235319</text:p>
          </table:table-cell>
          <table:table-cell office:value-type="float" office:value="0.2348959" calcext:value-type="float">
            <text:p>0.2348959</text:p>
          </table:table-cell>
          <table:table-cell office:value-type="float" office:value="0.2459309" calcext:value-type="float">
            <text:p>0.2459309</text:p>
          </table:table-cell>
          <table:table-cell office:value-type="float" office:value="0.3088245" calcext:value-type="float">
            <text:p>0.3088245</text:p>
          </table:table-cell>
          <table:table-cell office:value-type="float" office:value="0.3452015" calcext:value-type="float">
            <text:p>0.3452015</text:p>
          </table:table-cell>
          <table:table-cell office:value-type="float" office:value="0.3844476" calcext:value-type="float">
            <text:p>0.3844476</text:p>
          </table:table-cell>
          <table:table-cell office:value-type="float" office:value="0.413665" calcext:value-type="float">
            <text:p>0.413665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118E-015" calcext:value-type="float">
            <text:p>1.959118E-15</text:p>
          </table:table-cell>
          <table:table-cell office:value-type="float" office:value="1.909233E-015" calcext:value-type="float">
            <text:p>1.909233E-15</text:p>
          </table:table-cell>
          <table:table-cell office:value-type="float" office:value="9.764427E-016" calcext:value-type="float">
            <text:p>9.764427E-16</text:p>
          </table:table-cell>
          <table:table-cell office:value-type="float" office:value="9.90962E-016" calcext:value-type="float">
            <text:p>9.90962E-16</text:p>
          </table:table-cell>
          <table:table-cell office:value-type="float" office:value="9.694193E-016" calcext:value-type="float">
            <text:p>9.69419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7571622" calcext:value-type="float">
            <text:p>-0.007571622</text:p>
          </table:table-cell>
          <table:table-cell office:value-type="float" office:value="-0.6339155" calcext:value-type="float">
            <text:p>-0.6339155</text:p>
          </table:table-cell>
          <table:table-cell office:value-type="float" office:value="-0.6692928" calcext:value-type="float">
            <text:p>-0.6692928</text:p>
          </table:table-cell>
          <table:table-cell office:value-type="float" office:value="-0.1230448" calcext:value-type="float">
            <text:p>-0.1230448</text:p>
          </table:table-cell>
          <table:table-cell office:value-type="float" office:value="-0.0908592" calcext:value-type="float">
            <text:p>-0.0908592</text:p>
          </table:table-cell>
          <table:table-cell office:value-type="float" office:value="-0.06860323" calcext:value-type="float">
            <text:p>-0.06860323</text:p>
          </table:table-cell>
          <table:table-cell office:value-type="float" office:value="-0.05068761" calcext:value-type="float">
            <text:p>-0.05068761</text:p>
          </table:table-cell>
          <table:table-cell office:value-type="float" office:value="-0.02141382" calcext:value-type="float">
            <text:p>-0.02141382</text:p>
          </table:table-cell>
          <table:table-cell office:value-type="float" office:value="-0.007631858" calcext:value-type="float">
            <text:p>-0.007631858</text:p>
          </table:table-cell>
          <table:table-cell office:value-type="float" office:value="-0.003788762" calcext:value-type="float">
            <text:p>-0.003788762</text:p>
          </table:table-cell>
          <table:table-cell office:value-type="float" office:value="1407.837" calcext:value-type="float">
            <text:p>1407.837</text:p>
          </table:table-cell>
          <table:table-cell office:value-type="float" office:value="0" calcext:value-type="float">
            <text:p>0</text:p>
          </table:table-cell>
          <table:table-cell office:value-type="float" office:value="-0.009724533" calcext:value-type="float">
            <text:p>-0.009724533</text:p>
          </table:table-cell>
          <table:table-cell office:value-type="float" office:value="-0.0007094639" calcext:value-type="float">
            <text:p>-0.000709463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29847" calcext:value-type="float">
            <text:p>-1.2298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0" calcext:value-type="float">
            <text:p>30072000</text:p>
          </table:table-cell>
          <table:table-cell office:value-type="float" office:value="557.7986" calcext:value-type="float">
            <text:p>557.7986</text:p>
          </table:table-cell>
          <table:table-cell office:value-type="float" office:value="208.5248" calcext:value-type="float">
            <text:p>208.5248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7.292" calcext:value-type="float">
            <text:p>1227.292</text:p>
          </table:table-cell>
          <table:table-cell office:value-type="float" office:value="303.301" calcext:value-type="float">
            <text:p>303.301</text:p>
          </table:table-cell>
          <table:table-cell office:value-type="float" office:value="0" calcext:value-type="float">
            <text:p>0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159541" calcext:value-type="float">
            <text:p>0.159541</text:p>
          </table:table-cell>
          <table:table-cell office:value-type="float" office:value="0.1651607" calcext:value-type="float">
            <text:p>0.1651607</text:p>
          </table:table-cell>
          <table:table-cell office:value-type="float" office:value="0.2162036" calcext:value-type="float">
            <text:p>0.2162036</text:p>
          </table:table-cell>
          <table:table-cell office:value-type="float" office:value="0.2283339" calcext:value-type="float">
            <text:p>0.2283339</text:p>
          </table:table-cell>
          <table:table-cell office:value-type="float" office:value="0.2406279" calcext:value-type="float">
            <text:p>0.2406279</text:p>
          </table:table-cell>
          <table:table-cell office:value-type="float" office:value="0.304143" calcext:value-type="float">
            <text:p>0.304143</text:p>
          </table:table-cell>
          <table:table-cell office:value-type="float" office:value="0.3436932" calcext:value-type="float">
            <text:p>0.3436932</text:p>
          </table:table-cell>
          <table:table-cell office:value-type="float" office:value="0.3842429" calcext:value-type="float">
            <text:p>0.3842429</text:p>
          </table:table-cell>
          <table:table-cell office:value-type="float" office:value="0.4135951" calcext:value-type="float">
            <text:p>0.413595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235E-015" calcext:value-type="float">
            <text:p>1.959235E-15</text:p>
          </table:table-cell>
          <table:table-cell office:value-type="float" office:value="1.909189E-015" calcext:value-type="float">
            <text:p>1.909189E-15</text:p>
          </table:table-cell>
          <table:table-cell office:value-type="float" office:value="9.764371E-016" calcext:value-type="float">
            <text:p>9.764371E-16</text:p>
          </table:table-cell>
          <table:table-cell office:value-type="float" office:value="9.909597E-016" calcext:value-type="float">
            <text:p>9.909597E-16</text:p>
          </table:table-cell>
          <table:table-cell office:value-type="float" office:value="9.69415E-016" calcext:value-type="float">
            <text:p>9.6941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.058446" calcext:value-type="float">
            <text:p>-5.058446</text:p>
          </table:table-cell>
          <table:table-cell office:value-type="float" office:value="-0.9711726" calcext:value-type="float">
            <text:p>-0.9711726</text:p>
          </table:table-cell>
          <table:table-cell office:value-type="float" office:value="-0.783878" calcext:value-type="float">
            <text:p>-0.783878</text:p>
          </table:table-cell>
          <table:table-cell office:value-type="float" office:value="-0.1507554" calcext:value-type="float">
            <text:p>-0.1507554</text:p>
          </table:table-cell>
          <table:table-cell office:value-type="float" office:value="-0.107985" calcext:value-type="float">
            <text:p>-0.107985</text:p>
          </table:table-cell>
          <table:table-cell office:value-type="float" office:value="-0.07834165" calcext:value-type="float">
            <text:p>-0.07834165</text:p>
          </table:table-cell>
          <table:table-cell office:value-type="float" office:value="-0.05691409" calcext:value-type="float">
            <text:p>-0.05691409</text:p>
          </table:table-cell>
          <table:table-cell office:value-type="float" office:value="-0.02233035" calcext:value-type="float">
            <text:p>-0.02233035</text:p>
          </table:table-cell>
          <table:table-cell office:value-type="float" office:value="-0.007670366" calcext:value-type="float">
            <text:p>-0.007670366</text:p>
          </table:table-cell>
          <table:table-cell office:value-type="float" office:value="-0.003794819" calcext:value-type="float">
            <text:p>-0.003794819</text:p>
          </table:table-cell>
          <table:table-cell office:value-type="float" office:value="1411.139" calcext:value-type="float">
            <text:p>1411.139</text:p>
          </table:table-cell>
          <table:table-cell office:value-type="float" office:value="0" calcext:value-type="float">
            <text:p>0</text:p>
          </table:table-cell>
          <table:table-cell office:value-type="float" office:value="-0.009723819" calcext:value-type="float">
            <text:p>-0.009723819</text:p>
          </table:table-cell>
          <table:table-cell office:value-type="float" office:value="-0.0007100333" calcext:value-type="float">
            <text:p>-0.00071003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168" calcext:value-type="float">
            <text:p>-1.2301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0" calcext:value-type="float">
            <text:p>31072000</text:p>
          </table:table-cell>
          <table:table-cell office:value-type="float" office:value="557.7986" calcext:value-type="float">
            <text:p>557.7986</text:p>
          </table:table-cell>
          <table:table-cell office:value-type="float" office:value="210.5607" calcext:value-type="float">
            <text:p>210.560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5.813" calcext:value-type="float">
            <text:p>1225.813</text:p>
          </table:table-cell>
          <table:table-cell office:value-type="float" office:value="302.7436" calcext:value-type="float">
            <text:p>302.7436</text:p>
          </table:table-cell>
          <table:table-cell office:value-type="float" office:value="0" calcext:value-type="float">
            <text:p>0</text:p>
          </table:table-cell>
          <table:table-cell office:value-type="float" office:value="0.1092964" calcext:value-type="float">
            <text:p>0.1092964</text:p>
          </table:table-cell>
          <table:table-cell office:value-type="float" office:value="0.1626179" calcext:value-type="float">
            <text:p>0.1626179</text:p>
          </table:table-cell>
          <table:table-cell office:value-type="float" office:value="0.1655385" calcext:value-type="float">
            <text:p>0.1655385</text:p>
          </table:table-cell>
          <table:table-cell office:value-type="float" office:value="0.210061" calcext:value-type="float">
            <text:p>0.210061</text:p>
          </table:table-cell>
          <table:table-cell office:value-type="float" office:value="0.2227164" calcext:value-type="float">
            <text:p>0.2227164</text:p>
          </table:table-cell>
          <table:table-cell office:value-type="float" office:value="0.2360142" calcext:value-type="float">
            <text:p>0.2360142</text:p>
          </table:table-cell>
          <table:table-cell office:value-type="float" office:value="0.3000798" calcext:value-type="float">
            <text:p>0.3000798</text:p>
          </table:table-cell>
          <table:table-cell office:value-type="float" office:value="0.3424561" calcext:value-type="float">
            <text:p>0.3424561</text:p>
          </table:table-cell>
          <table:table-cell office:value-type="float" office:value="0.3840746" calcext:value-type="float">
            <text:p>0.3840746</text:p>
          </table:table-cell>
          <table:table-cell office:value-type="float" office:value="0.413547" calcext:value-type="float">
            <text:p>0.41354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353E-015" calcext:value-type="float">
            <text:p>1.959353E-15</text:p>
          </table:table-cell>
          <table:table-cell office:value-type="float" office:value="1.909141E-015" calcext:value-type="float">
            <text:p>1.909141E-15</text:p>
          </table:table-cell>
          <table:table-cell office:value-type="float" office:value="9.764315E-016" calcext:value-type="float">
            <text:p>9.764315E-16</text:p>
          </table:table-cell>
          <table:table-cell office:value-type="float" office:value="9.909577E-016" calcext:value-type="float">
            <text:p>9.909577E-16</text:p>
          </table:table-cell>
          <table:table-cell office:value-type="float" office:value="9.694108E-016" calcext:value-type="float">
            <text:p>9.69410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0.09705" calcext:value-type="float">
            <text:p>-10.09705</text:p>
          </table:table-cell>
          <table:table-cell office:value-type="float" office:value="-0.8636888" calcext:value-type="float">
            <text:p>-0.8636888</text:p>
          </table:table-cell>
          <table:table-cell office:value-type="float" office:value="-0.7729995" calcext:value-type="float">
            <text:p>-0.7729995</text:p>
          </table:table-cell>
          <table:table-cell office:value-type="float" office:value="-0.1798173" calcext:value-type="float">
            <text:p>-0.1798173</text:p>
          </table:table-cell>
          <table:table-cell office:value-type="float" office:value="-0.1257409" calcext:value-type="float">
            <text:p>-0.1257409</text:p>
          </table:table-cell>
          <table:table-cell office:value-type="float" office:value="-0.08819647" calcext:value-type="float">
            <text:p>-0.08819647</text:p>
          </table:table-cell>
          <table:table-cell office:value-type="float" office:value="-0.06305614" calcext:value-type="float">
            <text:p>-0.06305614</text:p>
          </table:table-cell>
          <table:table-cell office:value-type="float" office:value="-0.02311806" calcext:value-type="float">
            <text:p>-0.02311806</text:p>
          </table:table-cell>
          <table:table-cell office:value-type="float" office:value="-0.007702595" calcext:value-type="float">
            <text:p>-0.007702595</text:p>
          </table:table-cell>
          <table:table-cell office:value-type="float" office:value="-0.003799043" calcext:value-type="float">
            <text:p>-0.003799043</text:p>
          </table:table-cell>
          <table:table-cell office:value-type="float" office:value="1414.435" calcext:value-type="float">
            <text:p>1414.435</text:p>
          </table:table-cell>
          <table:table-cell office:value-type="float" office:value="0" calcext:value-type="float">
            <text:p>0</text:p>
          </table:table-cell>
          <table:table-cell office:value-type="float" office:value="-0.009722396" calcext:value-type="float">
            <text:p>-0.009722396</text:p>
          </table:table-cell>
          <table:table-cell office:value-type="float" office:value="-0.0007105735" calcext:value-type="float">
            <text:p>-0.000710573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392" calcext:value-type="float">
            <text:p>-1.2303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558.0985" calcext:value-type="float">
            <text:p>558.0985</text:p>
          </table:table-cell>
          <table:table-cell office:value-type="float" office:value="211.9556" calcext:value-type="float">
            <text:p>211.955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5.28" calcext:value-type="float">
            <text:p>1225.28</text:p>
          </table:table-cell>
          <table:table-cell office:value-type="float" office:value="302.1814" calcext:value-type="float">
            <text:p>302.1814</text:p>
          </table:table-cell>
          <table:table-cell office:value-type="float" office:value="0" calcext:value-type="float">
            <text:p>0</text:p>
          </table:table-cell>
          <table:table-cell office:value-type="float" office:value="0.1216606" calcext:value-type="float">
            <text:p>0.1216606</text:p>
          </table:table-cell>
          <table:table-cell office:value-type="float" office:value="0.1647106" calcext:value-type="float">
            <text:p>0.1647106</text:p>
          </table:table-cell>
          <table:table-cell office:value-type="float" office:value="0.1671104" calcext:value-type="float">
            <text:p>0.1671104</text:p>
          </table:table-cell>
          <table:table-cell office:value-type="float" office:value="0.2064267" calcext:value-type="float">
            <text:p>0.2064267</text:p>
          </table:table-cell>
          <table:table-cell office:value-type="float" office:value="0.2192486" calcext:value-type="float">
            <text:p>0.2192486</text:p>
          </table:table-cell>
          <table:table-cell office:value-type="float" office:value="0.2327654" calcext:value-type="float">
            <text:p>0.2327654</text:p>
          </table:table-cell>
          <table:table-cell office:value-type="float" office:value="0.2974868" calcext:value-type="float">
            <text:p>0.2974868</text:p>
          </table:table-cell>
          <table:table-cell office:value-type="float" office:value="0.3416016" calcext:value-type="float">
            <text:p>0.3416016</text:p>
          </table:table-cell>
          <table:table-cell office:value-type="float" office:value="0.3841279" calcext:value-type="float">
            <text:p>0.3841279</text:p>
          </table:table-cell>
          <table:table-cell office:value-type="float" office:value="0.4135628" calcext:value-type="float">
            <text:p>0.413562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73E-015" calcext:value-type="float">
            <text:p>1.959473E-15</text:p>
          </table:table-cell>
          <table:table-cell office:value-type="float" office:value="1.909092E-015" calcext:value-type="float">
            <text:p>1.909092E-15</text:p>
          </table:table-cell>
          <table:table-cell office:value-type="float" office:value="9.764263E-016" calcext:value-type="float">
            <text:p>9.764263E-16</text:p>
          </table:table-cell>
          <table:table-cell office:value-type="float" office:value="9.909553E-016" calcext:value-type="float">
            <text:p>9.909553E-16</text:p>
          </table:table-cell>
          <table:table-cell office:value-type="float" office:value="9.694057E-016" calcext:value-type="float">
            <text:p>9.69405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.203969" calcext:value-type="float">
            <text:p>-5.203969</text:p>
          </table:table-cell>
          <table:table-cell office:value-type="float" office:value="-0.7983423" calcext:value-type="float">
            <text:p>-0.7983423</text:p>
          </table:table-cell>
          <table:table-cell office:value-type="float" office:value="-0.7295222" calcext:value-type="float">
            <text:p>-0.7295222</text:p>
          </table:table-cell>
          <table:table-cell office:value-type="float" office:value="-0.2001044" calcext:value-type="float">
            <text:p>-0.2001044</text:p>
          </table:table-cell>
          <table:table-cell office:value-type="float" office:value="-0.1384275" calcext:value-type="float">
            <text:p>-0.1384275</text:p>
          </table:table-cell>
          <table:table-cell office:value-type="float" office:value="-0.09599262" calcext:value-type="float">
            <text:p>-0.09599262</text:p>
          </table:table-cell>
          <table:table-cell office:value-type="float" office:value="-0.06736574" calcext:value-type="float">
            <text:p>-0.06736574</text:p>
          </table:table-cell>
          <table:table-cell office:value-type="float" office:value="-0.02367906" calcext:value-type="float">
            <text:p>-0.02367906</text:p>
          </table:table-cell>
          <table:table-cell office:value-type="float" office:value="-0.007692728" calcext:value-type="float">
            <text:p>-0.007692728</text:p>
          </table:table-cell>
          <table:table-cell office:value-type="float" office:value="-0.003797655" calcext:value-type="float">
            <text:p>-0.003797655</text:p>
          </table:table-cell>
          <table:table-cell office:value-type="float" office:value="1417.731" calcext:value-type="float">
            <text:p>1417.731</text:p>
          </table:table-cell>
          <table:table-cell office:value-type="float" office:value="0" calcext:value-type="float">
            <text:p>0</text:p>
          </table:table-cell>
          <table:table-cell office:value-type="float" office:value="-0.009724366" calcext:value-type="float">
            <text:p>-0.009724366</text:p>
          </table:table-cell>
          <table:table-cell office:value-type="float" office:value="-0.0007111002" calcext:value-type="float">
            <text:p>-0.00071110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318" calcext:value-type="float">
            <text:p>-1.2303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558.0985" calcext:value-type="float">
            <text:p>558.0985</text:p>
          </table:table-cell>
          <table:table-cell office:value-type="float" office:value="214.4754" calcext:value-type="float">
            <text:p>214.475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3.322" calcext:value-type="float">
            <text:p>1223.322</text:p>
          </table:table-cell>
          <table:table-cell office:value-type="float" office:value="301.6187" calcext:value-type="float">
            <text:p>301.6187</text:p>
          </table:table-cell>
          <table:table-cell office:value-type="float" office:value="0" calcext:value-type="float">
            <text:p>0</text:p>
          </table:table-cell>
          <table:table-cell office:value-type="float" office:value="0.1049496" calcext:value-type="float">
            <text:p>0.1049496</text:p>
          </table:table-cell>
          <table:table-cell office:value-type="float" office:value="0.1594382" calcext:value-type="float">
            <text:p>0.1594382</text:p>
          </table:table-cell>
          <table:table-cell office:value-type="float" office:value="0.1643136" calcext:value-type="float">
            <text:p>0.1643136</text:p>
          </table:table-cell>
          <table:table-cell office:value-type="float" office:value="0.2002347" calcext:value-type="float">
            <text:p>0.2002347</text:p>
          </table:table-cell>
          <table:table-cell office:value-type="float" office:value="0.2135045" calcext:value-type="float">
            <text:p>0.2135045</text:p>
          </table:table-cell>
          <table:table-cell office:value-type="float" office:value="0.2277652" calcext:value-type="float">
            <text:p>0.2277652</text:p>
          </table:table-cell>
          <table:table-cell office:value-type="float" office:value="0.2928058" calcext:value-type="float">
            <text:p>0.2928058</text:p>
          </table:table-cell>
          <table:table-cell office:value-type="float" office:value="0.3401793" calcext:value-type="float">
            <text:p>0.3401793</text:p>
          </table:table-cell>
          <table:table-cell office:value-type="float" office:value="0.3840324" calcext:value-type="float">
            <text:p>0.3840324</text:p>
          </table:table-cell>
          <table:table-cell office:value-type="float" office:value="0.4134923" calcext:value-type="float">
            <text:p>0.413492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9E-015" calcext:value-type="float">
            <text:p>1.95959E-15</text:p>
          </table:table-cell>
          <table:table-cell office:value-type="float" office:value="1.909046E-015" calcext:value-type="float">
            <text:p>1.909046E-15</text:p>
          </table:table-cell>
          <table:table-cell office:value-type="float" office:value="9.764201E-016" calcext:value-type="float">
            <text:p>9.764201E-16</text:p>
          </table:table-cell>
          <table:table-cell office:value-type="float" office:value="9.909543E-016" calcext:value-type="float">
            <text:p>9.909543E-16</text:p>
          </table:table-cell>
          <table:table-cell office:value-type="float" office:value="9.694013E-016" calcext:value-type="float">
            <text:p>9.69401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3.0495" calcext:value-type="float">
            <text:p>-13.0495</text:p>
          </table:table-cell>
          <table:table-cell office:value-type="float" office:value="-0.9755817" calcext:value-type="float">
            <text:p>-0.9755817</text:p>
          </table:table-cell>
          <table:table-cell office:value-type="float" office:value="-0.8088801" calcext:value-type="float">
            <text:p>-0.8088801</text:p>
          </table:table-cell>
          <table:table-cell office:value-type="float" office:value="-0.2410592" calcext:value-type="float">
            <text:p>-0.2410592</text:p>
          </table:table-cell>
          <table:table-cell office:value-type="float" office:value="-0.1628147" calcext:value-type="float">
            <text:p>-0.1628147</text:p>
          </table:table-cell>
          <table:table-cell office:value-type="float" office:value="-0.1096239" calcext:value-type="float">
            <text:p>-0.1096239</text:p>
          </table:table-cell>
          <table:table-cell office:value-type="float" office:value="-0.07602312" calcext:value-type="float">
            <text:p>-0.07602312</text:p>
          </table:table-cell>
          <table:table-cell office:value-type="float" office:value="-0.0246457" calcext:value-type="float">
            <text:p>-0.0246457</text:p>
          </table:table-cell>
          <table:table-cell office:value-type="float" office:value="-0.007710903" calcext:value-type="float">
            <text:p>-0.007710903</text:p>
          </table:table-cell>
          <table:table-cell office:value-type="float" office:value="-0.003803857" calcext:value-type="float">
            <text:p>-0.003803857</text:p>
          </table:table-cell>
          <table:table-cell office:value-type="float" office:value="1421.027" calcext:value-type="float">
            <text:p>1421.027</text:p>
          </table:table-cell>
          <table:table-cell office:value-type="float" office:value="0" calcext:value-type="float">
            <text:p>0</text:p>
          </table:table-cell>
          <table:table-cell office:value-type="float" office:value="-0.009721659" calcext:value-type="float">
            <text:p>-0.009721659</text:p>
          </table:table-cell>
          <table:table-cell office:value-type="float" office:value="-0.0007115292" calcext:value-type="float">
            <text:p>-0.000711529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0646" calcext:value-type="float">
            <text:p>-1.2306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0" calcext:value-type="float">
            <text:p>3082000</text:p>
          </table:table-cell>
          <table:table-cell office:value-type="float" office:value="558.0985" calcext:value-type="float">
            <text:p>558.0985</text:p>
          </table:table-cell>
          <table:table-cell office:value-type="float" office:value="217.5753" calcext:value-type="float">
            <text:p>217.575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0.801" calcext:value-type="float">
            <text:p>1220.801</text:p>
          </table:table-cell>
          <table:table-cell office:value-type="float" office:value="301.0392" calcext:value-type="float">
            <text:p>301.0392</text:p>
          </table:table-cell>
          <table:table-cell office:value-type="float" office:value="0" calcext:value-type="float">
            <text:p>0</text:p>
          </table:table-cell>
          <table:table-cell office:value-type="float" office:value="0.08744287" calcext:value-type="float">
            <text:p>0.08744287</text:p>
          </table:table-cell>
          <table:table-cell office:value-type="float" office:value="0.1540119" calcext:value-type="float">
            <text:p>0.1540119</text:p>
          </table:table-cell>
          <table:table-cell office:value-type="float" office:value="0.1589486" calcext:value-type="float">
            <text:p>0.1589486</text:p>
          </table:table-cell>
          <table:table-cell office:value-type="float" office:value="0.1926375" calcext:value-type="float">
            <text:p>0.1926375</text:p>
          </table:table-cell>
          <table:table-cell office:value-type="float" office:value="0.2060969" calcext:value-type="float">
            <text:p>0.2060969</text:p>
          </table:table-cell>
          <table:table-cell office:value-type="float" office:value="0.221615" calcext:value-type="float">
            <text:p>0.221615</text:p>
          </table:table-cell>
          <table:table-cell office:value-type="float" office:value="0.2865468" calcext:value-type="float">
            <text:p>0.2865468</text:p>
          </table:table-cell>
          <table:table-cell office:value-type="float" office:value="0.338495" calcext:value-type="float">
            <text:p>0.338495</text:p>
          </table:table-cell>
          <table:table-cell office:value-type="float" office:value="0.3837248" calcext:value-type="float">
            <text:p>0.3837248</text:p>
          </table:table-cell>
          <table:table-cell office:value-type="float" office:value="0.4133544" calcext:value-type="float">
            <text:p>0.4133544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711E-015" calcext:value-type="float">
            <text:p>1.959711E-15</text:p>
          </table:table-cell>
          <table:table-cell office:value-type="float" office:value="1.909E-015" calcext:value-type="float">
            <text:p>1.909E-15</text:p>
          </table:table-cell>
          <table:table-cell office:value-type="float" office:value="9.764141E-016" calcext:value-type="float">
            <text:p>9.764141E-16</text:p>
          </table:table-cell>
          <table:table-cell office:value-type="float" office:value="9.909518E-016" calcext:value-type="float">
            <text:p>9.909518E-16</text:p>
          </table:table-cell>
          <table:table-cell office:value-type="float" office:value="9.693976E-016" calcext:value-type="float">
            <text:p>9.69397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9.73631" calcext:value-type="float">
            <text:p>-39.73631</text:p>
          </table:table-cell>
          <table:table-cell office:value-type="float" office:value="-1.207852" calcext:value-type="float">
            <text:p>-1.207852</text:p>
          </table:table-cell>
          <table:table-cell office:value-type="float" office:value="-0.9911937" calcext:value-type="float">
            <text:p>-0.9911937</text:p>
          </table:table-cell>
          <table:table-cell office:value-type="float" office:value="-0.3054345" calcext:value-type="float">
            <text:p>-0.3054345</text:p>
          </table:table-cell>
          <table:table-cell office:value-type="float" office:value="-0.2020715" calcext:value-type="float">
            <text:p>-0.2020715</text:p>
          </table:table-cell>
          <table:table-cell office:value-type="float" office:value="-0.1295981" calcext:value-type="float">
            <text:p>-0.1295981</text:p>
          </table:table-cell>
          <table:table-cell office:value-type="float" office:value="-0.08962168" calcext:value-type="float">
            <text:p>-0.08962168</text:p>
          </table:table-cell>
          <table:table-cell office:value-type="float" office:value="-0.0258512" calcext:value-type="float">
            <text:p>-0.0258512</text:p>
          </table:table-cell>
          <table:table-cell office:value-type="float" office:value="-0.007770336" calcext:value-type="float">
            <text:p>-0.007770336</text:p>
          </table:table-cell>
          <table:table-cell office:value-type="float" office:value="-0.003816026" calcext:value-type="float">
            <text:p>-0.003816026</text:p>
          </table:table-cell>
          <table:table-cell office:value-type="float" office:value="1424.319" calcext:value-type="float">
            <text:p>1424.319</text:p>
          </table:table-cell>
          <table:table-cell office:value-type="float" office:value="0" calcext:value-type="float">
            <text:p>0</text:p>
          </table:table-cell>
          <table:table-cell office:value-type="float" office:value="-0.009727381" calcext:value-type="float">
            <text:p>-0.009727381</text:p>
          </table:table-cell>
          <table:table-cell office:value-type="float" office:value="-0.0007120453" calcext:value-type="float">
            <text:p>-0.00071204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1288" calcext:value-type="float">
            <text:p>-1.2312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0" calcext:value-type="float">
            <text:p>4082000</text:p>
          </table:table-cell>
          <table:table-cell office:value-type="float" office:value="558.0985" calcext:value-type="float">
            <text:p>558.0985</text:p>
          </table:table-cell>
          <table:table-cell office:value-type="float" office:value="220.9614" calcext:value-type="float">
            <text:p>220.961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8.024" calcext:value-type="float">
            <text:p>1218.024</text:p>
          </table:table-cell>
          <table:table-cell office:value-type="float" office:value="300.4287" calcext:value-type="float">
            <text:p>300.4287</text:p>
          </table:table-cell>
          <table:table-cell office:value-type="float" office:value="0" calcext:value-type="float">
            <text:p>0</text:p>
          </table:table-cell>
          <table:table-cell office:value-type="float" office:value="0.08883579" calcext:value-type="float">
            <text:p>0.08883579</text:p>
          </table:table-cell>
          <table:table-cell office:value-type="float" office:value="0.1504066" calcext:value-type="float">
            <text:p>0.1504066</text:p>
          </table:table-cell>
          <table:table-cell office:value-type="float" office:value="0.1534337" calcext:value-type="float">
            <text:p>0.1534337</text:p>
          </table:table-cell>
          <table:table-cell office:value-type="float" office:value="0.1840017" calcext:value-type="float">
            <text:p>0.1840017</text:p>
          </table:table-cell>
          <table:table-cell office:value-type="float" office:value="0.197394" calcext:value-type="float">
            <text:p>0.197394</text:p>
          </table:table-cell>
          <table:table-cell office:value-type="float" office:value="0.2143123" calcext:value-type="float">
            <text:p>0.2143123</text:p>
          </table:table-cell>
          <table:table-cell office:value-type="float" office:value="0.2786579" calcext:value-type="float">
            <text:p>0.2786579</text:p>
          </table:table-cell>
          <table:table-cell office:value-type="float" office:value="0.3364367" calcext:value-type="float">
            <text:p>0.3364367</text:p>
          </table:table-cell>
          <table:table-cell office:value-type="float" office:value="0.3832864" calcext:value-type="float">
            <text:p>0.3832864</text:p>
          </table:table-cell>
          <table:table-cell office:value-type="float" office:value="0.4131454" calcext:value-type="float">
            <text:p>0.413145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797E-015" calcext:value-type="float">
            <text:p>1.959797E-15</text:p>
          </table:table-cell>
          <table:table-cell office:value-type="float" office:value="1.908963E-015" calcext:value-type="float">
            <text:p>1.908963E-15</text:p>
          </table:table-cell>
          <table:table-cell office:value-type="float" office:value="9.764118E-016" calcext:value-type="float">
            <text:p>9.764118E-16</text:p>
          </table:table-cell>
          <table:table-cell office:value-type="float" office:value="9.909484E-016" calcext:value-type="float">
            <text:p>9.909484E-16</text:p>
          </table:table-cell>
          <table:table-cell office:value-type="float" office:value="9.693935E-016" calcext:value-type="float">
            <text:p>9.69393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5.6494" calcext:value-type="float">
            <text:p>-35.6494</text:p>
          </table:table-cell>
          <table:table-cell office:value-type="float" office:value="-1.396869" calcext:value-type="float">
            <text:p>-1.396869</text:p>
          </table:table-cell>
          <table:table-cell office:value-type="float" office:value="-1.230519" calcext:value-type="float">
            <text:p>-1.230519</text:p>
          </table:table-cell>
          <table:table-cell office:value-type="float" office:value="-0.4043603" calcext:value-type="float">
            <text:p>-0.4043603</text:p>
          </table:table-cell>
          <table:table-cell office:value-type="float" office:value="-0.2630538" calcext:value-type="float">
            <text:p>-0.2630538</text:p>
          </table:table-cell>
          <table:table-cell office:value-type="float" office:value="-0.1590575" calcext:value-type="float">
            <text:p>-0.1590575</text:p>
          </table:table-cell>
          <table:table-cell office:value-type="float" office:value="-0.1108548" calcext:value-type="float">
            <text:p>-0.1108548</text:p>
          </table:table-cell>
          <table:table-cell office:value-type="float" office:value="-0.02740732" calcext:value-type="float">
            <text:p>-0.02740732</text:p>
          </table:table-cell>
          <table:table-cell office:value-type="float" office:value="-0.007856294" calcext:value-type="float">
            <text:p>-0.007856294</text:p>
          </table:table-cell>
          <table:table-cell office:value-type="float" office:value="-0.003834536" calcext:value-type="float">
            <text:p>-0.003834536</text:p>
          </table:table-cell>
          <table:table-cell office:value-type="float" office:value="1427.589" calcext:value-type="float">
            <text:p>1427.589</text:p>
          </table:table-cell>
          <table:table-cell office:value-type="float" office:value="0" calcext:value-type="float">
            <text:p>0</text:p>
          </table:table-cell>
          <table:table-cell office:value-type="float" office:value="-0.009726936" calcext:value-type="float">
            <text:p>-0.009726936</text:p>
          </table:table-cell>
          <table:table-cell office:value-type="float" office:value="-0.0007123948" calcext:value-type="float">
            <text:p>-0.00071239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2261" calcext:value-type="float">
            <text:p>-1.2322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0" calcext:value-type="float">
            <text:p>5082000</text:p>
          </table:table-cell>
          <table:table-cell office:value-type="float" office:value="558.0985" calcext:value-type="float">
            <text:p>558.0985</text:p>
          </table:table-cell>
          <table:table-cell office:value-type="float" office:value="224.5607" calcext:value-type="float">
            <text:p>224.560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5.071" calcext:value-type="float">
            <text:p>1215.071</text:p>
          </table:table-cell>
          <table:table-cell office:value-type="float" office:value="299.7814" calcext:value-type="float">
            <text:p>299.7814</text:p>
          </table:table-cell>
          <table:table-cell office:value-type="float" office:value="0" calcext:value-type="float">
            <text:p>0</text:p>
          </table:table-cell>
          <table:table-cell office:value-type="float" office:value="0.08855203" calcext:value-type="float">
            <text:p>0.08855203</text:p>
          </table:table-cell>
          <table:table-cell office:value-type="float" office:value="0.1478765" calcext:value-type="float">
            <text:p>0.1478765</text:p>
          </table:table-cell>
          <table:table-cell office:value-type="float" office:value="0.149192" calcext:value-type="float">
            <text:p>0.149192</text:p>
          </table:table-cell>
          <table:table-cell office:value-type="float" office:value="0.1754291" calcext:value-type="float">
            <text:p>0.1754291</text:p>
          </table:table-cell>
          <table:table-cell office:value-type="float" office:value="0.1882184" calcext:value-type="float">
            <text:p>0.1882184</text:p>
          </table:table-cell>
          <table:table-cell office:value-type="float" office:value="0.2063169" calcext:value-type="float">
            <text:p>0.2063169</text:p>
          </table:table-cell>
          <table:table-cell office:value-type="float" office:value="0.2695793" calcext:value-type="float">
            <text:p>0.2695793</text:p>
          </table:table-cell>
          <table:table-cell office:value-type="float" office:value="0.3339871" calcext:value-type="float">
            <text:p>0.3339871</text:p>
          </table:table-cell>
          <table:table-cell office:value-type="float" office:value="0.3828517" calcext:value-type="float">
            <text:p>0.3828517</text:p>
          </table:table-cell>
          <table:table-cell office:value-type="float" office:value="0.4128936" calcext:value-type="float">
            <text:p>0.412893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861E-015" calcext:value-type="float">
            <text:p>1.959861E-15</text:p>
          </table:table-cell>
          <table:table-cell office:value-type="float" office:value="1.908939E-015" calcext:value-type="float">
            <text:p>1.908939E-15</text:p>
          </table:table-cell>
          <table:table-cell office:value-type="float" office:value="9.764114E-016" calcext:value-type="float">
            <text:p>9.764114E-16</text:p>
          </table:table-cell>
          <table:table-cell office:value-type="float" office:value="9.909428E-016" calcext:value-type="float">
            <text:p>9.909428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7.0882" calcext:value-type="float">
            <text:p>-37.0882</text:p>
          </table:table-cell>
          <table:table-cell office:value-type="float" office:value="-1.550642" calcext:value-type="float">
            <text:p>-1.550642</text:p>
          </table:table-cell>
          <table:table-cell office:value-type="float" office:value="-1.461012" calcext:value-type="float">
            <text:p>-1.461012</text:p>
          </table:table-cell>
          <table:table-cell office:value-type="float" office:value="-0.5413705" calcext:value-type="float">
            <text:p>-0.5413705</text:p>
          </table:table-cell>
          <table:table-cell office:value-type="float" office:value="-0.3519797" calcext:value-type="float">
            <text:p>-0.3519797</text:p>
          </table:table-cell>
          <table:table-cell office:value-type="float" office:value="-0.2006538" calcext:value-type="float">
            <text:p>-0.2006538</text:p>
          </table:table-cell>
          <table:table-cell office:value-type="float" office:value="-0.1426639" calcext:value-type="float">
            <text:p>-0.1426639</text:p>
          </table:table-cell>
          <table:table-cell office:value-type="float" office:value="-0.02940041" calcext:value-type="float">
            <text:p>-0.02940041</text:p>
          </table:table-cell>
          <table:table-cell office:value-type="float" office:value="-0.007942096" calcext:value-type="float">
            <text:p>-0.007942096</text:p>
          </table:table-cell>
          <table:table-cell office:value-type="float" office:value="-0.003856989" calcext:value-type="float">
            <text:p>-0.003856989</text:p>
          </table:table-cell>
          <table:table-cell office:value-type="float" office:value="1430.839" calcext:value-type="float">
            <text:p>1430.839</text:p>
          </table:table-cell>
          <table:table-cell office:value-type="float" office:value="0" calcext:value-type="float">
            <text:p>0</text:p>
          </table:table-cell>
          <table:table-cell office:value-type="float" office:value="-0.009724678" calcext:value-type="float">
            <text:p>-0.009724678</text:p>
          </table:table-cell>
          <table:table-cell office:value-type="float" office:value="-0.0007126894" calcext:value-type="float">
            <text:p>-0.00071268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3434" calcext:value-type="float">
            <text:p>-1.2334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0" calcext:value-type="float">
            <text:p>6082000</text:p>
          </table:table-cell>
          <table:table-cell office:value-type="float" office:value="558.0985" calcext:value-type="float">
            <text:p>558.0985</text:p>
          </table:table-cell>
          <table:table-cell office:value-type="float" office:value="226.5164" calcext:value-type="float">
            <text:p>226.516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3.793" calcext:value-type="float">
            <text:p>1213.793</text:p>
          </table:table-cell>
          <table:table-cell office:value-type="float" office:value="299.101" calcext:value-type="float">
            <text:p>299.101</text:p>
          </table:table-cell>
          <table:table-cell office:value-type="float" office:value="0" calcext:value-type="float">
            <text:p>0</text:p>
          </table:table-cell>
          <table:table-cell office:value-type="float" office:value="0.09878374" calcext:value-type="float">
            <text:p>0.09878374</text:p>
          </table:table-cell>
          <table:table-cell office:value-type="float" office:value="0.1525887" calcext:value-type="float">
            <text:p>0.1525887</text:p>
          </table:table-cell>
          <table:table-cell office:value-type="float" office:value="0.1512074" calcext:value-type="float">
            <text:p>0.1512074</text:p>
          </table:table-cell>
          <table:table-cell office:value-type="float" office:value="0.1713817" calcext:value-type="float">
            <text:p>0.1713817</text:p>
          </table:table-cell>
          <table:table-cell office:value-type="float" office:value="0.1832598" calcext:value-type="float">
            <text:p>0.1832598</text:p>
          </table:table-cell>
          <table:table-cell office:value-type="float" office:value="0.200747" calcext:value-type="float">
            <text:p>0.200747</text:p>
          </table:table-cell>
          <table:table-cell office:value-type="float" office:value="0.2632951" calcext:value-type="float">
            <text:p>0.2632951</text:p>
          </table:table-cell>
          <table:table-cell office:value-type="float" office:value="0.3324282" calcext:value-type="float">
            <text:p>0.3324282</text:p>
          </table:table-cell>
          <table:table-cell office:value-type="float" office:value="0.3827092" calcext:value-type="float">
            <text:p>0.3827092</text:p>
          </table:table-cell>
          <table:table-cell office:value-type="float" office:value="0.4127776" calcext:value-type="float">
            <text:p>0.412777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11E-015" calcext:value-type="float">
            <text:p>1.959911E-15</text:p>
          </table:table-cell>
          <table:table-cell office:value-type="float" office:value="1.908914E-015" calcext:value-type="float">
            <text:p>1.908914E-15</text:p>
          </table:table-cell>
          <table:table-cell office:value-type="float" office:value="9.764116E-016" calcext:value-type="float">
            <text:p>9.764116E-16</text:p>
          </table:table-cell>
          <table:table-cell office:value-type="float" office:value="9.909363E-016" calcext:value-type="float">
            <text:p>9.909363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8.92339" calcext:value-type="float">
            <text:p>-18.92339</text:p>
          </table:table-cell>
          <table:table-cell office:value-type="float" office:value="-1.276777" calcext:value-type="float">
            <text:p>-1.276777</text:p>
          </table:table-cell>
          <table:table-cell office:value-type="float" office:value="-1.345614" calcext:value-type="float">
            <text:p>-1.345614</text:p>
          </table:table-cell>
          <table:table-cell office:value-type="float" office:value="-0.6244892" calcext:value-type="float">
            <text:p>-0.6244892</text:p>
          </table:table-cell>
          <table:table-cell office:value-type="float" office:value="-0.4145482" calcext:value-type="float">
            <text:p>-0.4145482</text:p>
          </table:table-cell>
          <table:table-cell office:value-type="float" office:value="-0.2372498" calcext:value-type="float">
            <text:p>-0.2372498</text:p>
          </table:table-cell>
          <table:table-cell office:value-type="float" office:value="-0.1707858" calcext:value-type="float">
            <text:p>-0.1707858</text:p>
          </table:table-cell>
          <table:table-cell office:value-type="float" office:value="-0.03075324" calcext:value-type="float">
            <text:p>-0.03075324</text:p>
          </table:table-cell>
          <table:table-cell office:value-type="float" office:value="-0.007970509" calcext:value-type="float">
            <text:p>-0.007970509</text:p>
          </table:table-cell>
          <table:table-cell office:value-type="float" office:value="-0.003867413" calcext:value-type="float">
            <text:p>-0.003867413</text:p>
          </table:table-cell>
          <table:table-cell office:value-type="float" office:value="1434.079" calcext:value-type="float">
            <text:p>1434.079</text:p>
          </table:table-cell>
          <table:table-cell office:value-type="float" office:value="0" calcext:value-type="float">
            <text:p>0</text:p>
          </table:table-cell>
          <table:table-cell office:value-type="float" office:value="-0.009725535" calcext:value-type="float">
            <text:p>-0.009725535</text:p>
          </table:table-cell>
          <table:table-cell office:value-type="float" office:value="-0.000712959" calcext:value-type="float">
            <text:p>-0.0007129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3975" calcext:value-type="float">
            <text:p>-1.233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558.7985" calcext:value-type="float">
            <text:p>558.7985</text:p>
          </table:table-cell>
          <table:table-cell office:value-type="float" office:value="228.4615" calcext:value-type="float">
            <text:p>228.4615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3.233" calcext:value-type="float">
            <text:p>1213.233</text:p>
          </table:table-cell>
          <table:table-cell office:value-type="float" office:value="298.4154" calcext:value-type="float">
            <text:p>298.4154</text:p>
          </table:table-cell>
          <table:table-cell office:value-type="float" office:value="0" calcext:value-type="float">
            <text:p>0</text:p>
          </table:table-cell>
          <table:table-cell office:value-type="float" office:value="0.1172463" calcext:value-type="float">
            <text:p>0.1172463</text:p>
          </table:table-cell>
          <table:table-cell office:value-type="float" office:value="0.1569987" calcext:value-type="float">
            <text:p>0.1569987</text:p>
          </table:table-cell>
          <table:table-cell office:value-type="float" office:value="0.1544077" calcext:value-type="float">
            <text:p>0.1544077</text:p>
          </table:table-cell>
          <table:table-cell office:value-type="float" office:value="0.169883" calcext:value-type="float">
            <text:p>0.169883</text:p>
          </table:table-cell>
          <table:table-cell office:value-type="float" office:value="0.1806621" calcext:value-type="float">
            <text:p>0.1806621</text:p>
          </table:table-cell>
          <table:table-cell office:value-type="float" office:value="0.1968241" calcext:value-type="float">
            <text:p>0.1968241</text:p>
          </table:table-cell>
          <table:table-cell office:value-type="float" office:value="0.2587517" calcext:value-type="float">
            <text:p>0.2587517</text:p>
          </table:table-cell>
          <table:table-cell office:value-type="float" office:value="0.3313124" calcext:value-type="float">
            <text:p>0.3313124</text:p>
          </table:table-cell>
          <table:table-cell office:value-type="float" office:value="0.3827901" calcext:value-type="float">
            <text:p>0.3827901</text:p>
          </table:table-cell>
          <table:table-cell office:value-type="float" office:value="0.4127417" calcext:value-type="float">
            <text:p>0.412741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5E-015" calcext:value-type="float">
            <text:p>1.95995E-15</text:p>
          </table:table-cell>
          <table:table-cell office:value-type="float" office:value="1.908898E-015" calcext:value-type="float">
            <text:p>1.908898E-15</text:p>
          </table:table-cell>
          <table:table-cell office:value-type="float" office:value="9.764116E-016" calcext:value-type="float">
            <text:p>9.764116E-16</text:p>
          </table:table-cell>
          <table:table-cell office:value-type="float" office:value="9.909302E-016" calcext:value-type="float">
            <text:p>9.909302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.555387" calcext:value-type="float">
            <text:p>-6.555387</text:p>
          </table:table-cell>
          <table:table-cell office:value-type="float" office:value="-1.069833" calcext:value-type="float">
            <text:p>-1.069833</text:p>
          </table:table-cell>
          <table:table-cell office:value-type="float" office:value="-1.183414" calcext:value-type="float">
            <text:p>-1.183414</text:p>
          </table:table-cell>
          <table:table-cell office:value-type="float" office:value="-0.6589521" calcext:value-type="float">
            <text:p>-0.6589521</text:p>
          </table:table-cell>
          <table:table-cell office:value-type="float" office:value="-0.4523398" calcext:value-type="float">
            <text:p>-0.4523398</text:p>
          </table:table-cell>
          <table:table-cell office:value-type="float" office:value="-0.2676854" calcext:value-type="float">
            <text:p>-0.2676854</text:p>
          </table:table-cell>
          <table:table-cell office:value-type="float" office:value="-0.1949984" calcext:value-type="float">
            <text:p>-0.1949984</text:p>
          </table:table-cell>
          <table:table-cell office:value-type="float" office:value="-0.03175968" calcext:value-type="float">
            <text:p>-0.03175968</text:p>
          </table:table-cell>
          <table:table-cell office:value-type="float" office:value="-0.007954577" calcext:value-type="float">
            <text:p>-0.007954577</text:p>
          </table:table-cell>
          <table:table-cell office:value-type="float" office:value="-0.003870625" calcext:value-type="float">
            <text:p>-0.003870625</text:p>
          </table:table-cell>
          <table:table-cell office:value-type="float" office:value="1437.314" calcext:value-type="float">
            <text:p>1437.314</text:p>
          </table:table-cell>
          <table:table-cell office:value-type="float" office:value="0" calcext:value-type="float">
            <text:p>0</text:p>
          </table:table-cell>
          <table:table-cell office:value-type="float" office:value="-0.0097233" calcext:value-type="float">
            <text:p>-0.0097233</text:p>
          </table:table-cell>
          <table:table-cell office:value-type="float" office:value="-0.000713154" calcext:value-type="float">
            <text:p>-0.00071315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142" calcext:value-type="float">
            <text:p>-1.2341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0" calcext:value-type="float">
            <text:p>8082000</text:p>
          </table:table-cell>
          <table:table-cell office:value-type="float" office:value="558.7985" calcext:value-type="float">
            <text:p>558.7985</text:p>
          </table:table-cell>
          <table:table-cell office:value-type="float" office:value="231.3503" calcext:value-type="float">
            <text:p>231.350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1.037" calcext:value-type="float">
            <text:p>1211.037</text:p>
          </table:table-cell>
          <table:table-cell office:value-type="float" office:value="297.7207" calcext:value-type="float">
            <text:p>297.7207</text:p>
          </table:table-cell>
          <table:table-cell office:value-type="float" office:value="0" calcext:value-type="float">
            <text:p>0</text:p>
          </table:table-cell>
          <table:table-cell office:value-type="float" office:value="0.1004269" calcext:value-type="float">
            <text:p>0.1004269</text:p>
          </table:table-cell>
          <table:table-cell office:value-type="float" office:value="0.1508263" calcext:value-type="float">
            <text:p>0.1508263</text:p>
          </table:table-cell>
          <table:table-cell office:value-type="float" office:value="0.1520831" calcext:value-type="float">
            <text:p>0.1520831</text:p>
          </table:table-cell>
          <table:table-cell office:value-type="float" office:value="0.1657377" calcext:value-type="float">
            <text:p>0.1657377</text:p>
          </table:table-cell>
          <table:table-cell office:value-type="float" office:value="0.1754854" calcext:value-type="float">
            <text:p>0.1754854</text:p>
          </table:table-cell>
          <table:table-cell office:value-type="float" office:value="0.1911225" calcext:value-type="float">
            <text:p>0.1911225</text:p>
          </table:table-cell>
          <table:table-cell office:value-type="float" office:value="0.2515709" calcext:value-type="float">
            <text:p>0.2515709</text:p>
          </table:table-cell>
          <table:table-cell office:value-type="float" office:value="0.3293625" calcext:value-type="float">
            <text:p>0.3293625</text:p>
          </table:table-cell>
          <table:table-cell office:value-type="float" office:value="0.3826004" calcext:value-type="float">
            <text:p>0.3826004</text:p>
          </table:table-cell>
          <table:table-cell office:value-type="float" office:value="0.4125853" calcext:value-type="float">
            <text:p>0.412585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84E-015" calcext:value-type="float">
            <text:p>1.959984E-15</text:p>
          </table:table-cell>
          <table:table-cell office:value-type="float" office:value="1.908889E-015" calcext:value-type="float">
            <text:p>1.908889E-15</text:p>
          </table:table-cell>
          <table:table-cell office:value-type="float" office:value="9.764112E-016" calcext:value-type="float">
            <text:p>9.764112E-16</text:p>
          </table:table-cell>
          <table:table-cell office:value-type="float" office:value="9.909247E-016" calcext:value-type="float">
            <text:p>9.90924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.95393" calcext:value-type="float">
            <text:p>-16.95393</text:p>
          </table:table-cell>
          <table:table-cell office:value-type="float" office:value="-1.370919" calcext:value-type="float">
            <text:p>-1.370919</text:p>
          </table:table-cell>
          <table:table-cell office:value-type="float" office:value="-1.298406" calcext:value-type="float">
            <text:p>-1.298406</text:p>
          </table:table-cell>
          <table:table-cell office:value-type="float" office:value="-0.7664358" calcext:value-type="float">
            <text:p>-0.7664358</text:p>
          </table:table-cell>
          <table:table-cell office:value-type="float" office:value="-0.5403994" calcext:value-type="float">
            <text:p>-0.5403994</text:p>
          </table:table-cell>
          <table:table-cell office:value-type="float" office:value="-0.3203926" calcext:value-type="float">
            <text:p>-0.3203926</text:p>
          </table:table-cell>
          <table:table-cell office:value-type="float" office:value="-0.2416244" calcext:value-type="float">
            <text:p>-0.2416244</text:p>
          </table:table-cell>
          <table:table-cell office:value-type="float" office:value="-0.0334853" calcext:value-type="float">
            <text:p>-0.0334853</text:p>
          </table:table-cell>
          <table:table-cell office:value-type="float" office:value="-0.007992294" calcext:value-type="float">
            <text:p>-0.007992294</text:p>
          </table:table-cell>
          <table:table-cell office:value-type="float" office:value="-0.003884699" calcext:value-type="float">
            <text:p>-0.003884699</text:p>
          </table:table-cell>
          <table:table-cell office:value-type="float" office:value="1440.548" calcext:value-type="float">
            <text:p>1440.548</text:p>
          </table:table-cell>
          <table:table-cell office:value-type="float" office:value="0" calcext:value-type="float">
            <text:p>0</text:p>
          </table:table-cell>
          <table:table-cell office:value-type="float" office:value="-0.009723416" calcext:value-type="float">
            <text:p>-0.009723416</text:p>
          </table:table-cell>
          <table:table-cell office:value-type="float" office:value="-0.0007133179" calcext:value-type="float">
            <text:p>-0.000713317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87" calcext:value-type="float">
            <text:p>-1.234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0" calcext:value-type="float">
            <text:p>9082000</text:p>
          </table:table-cell>
          <table:table-cell office:value-type="float" office:value="558.8984" calcext:value-type="float">
            <text:p>558.8984</text:p>
          </table:table-cell>
          <table:table-cell office:value-type="float" office:value="233.5119" calcext:value-type="float">
            <text:p>233.511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9.685" calcext:value-type="float">
            <text:p>1209.685</text:p>
          </table:table-cell>
          <table:table-cell office:value-type="float" office:value="297.009" calcext:value-type="float">
            <text:p>297.009</text:p>
          </table:table-cell>
          <table:table-cell office:value-type="float" office:value="0" calcext:value-type="float">
            <text:p>0</text:p>
          </table:table-cell>
          <table:table-cell office:value-type="float" office:value="0.1007119" calcext:value-type="float">
            <text:p>0.1007119</text:p>
          </table:table-cell>
          <table:table-cell office:value-type="float" office:value="0.1513804" calcext:value-type="float">
            <text:p>0.1513804</text:p>
          </table:table-cell>
          <table:table-cell office:value-type="float" office:value="0.1518674" calcext:value-type="float">
            <text:p>0.1518674</text:p>
          </table:table-cell>
          <table:table-cell office:value-type="float" office:value="0.1632281" calcext:value-type="float">
            <text:p>0.1632281</text:p>
          </table:table-cell>
          <table:table-cell office:value-type="float" office:value="0.1720745" calcext:value-type="float">
            <text:p>0.1720745</text:p>
          </table:table-cell>
          <table:table-cell office:value-type="float" office:value="0.1865929" calcext:value-type="float">
            <text:p>0.1865929</text:p>
          </table:table-cell>
          <table:table-cell office:value-type="float" office:value="0.2456621" calcext:value-type="float">
            <text:p>0.2456621</text:p>
          </table:table-cell>
          <table:table-cell office:value-type="float" office:value="0.3278112" calcext:value-type="float">
            <text:p>0.3278112</text:p>
          </table:table-cell>
          <table:table-cell office:value-type="float" office:value="0.382492" calcext:value-type="float">
            <text:p>0.382492</text:p>
          </table:table-cell>
          <table:table-cell office:value-type="float" office:value="0.4124828" calcext:value-type="float">
            <text:p>0.4124828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16E-015" calcext:value-type="float">
            <text:p>1.960016E-15</text:p>
          </table:table-cell>
          <table:table-cell office:value-type="float" office:value="1.908881E-015" calcext:value-type="float">
            <text:p>1.908881E-15</text:p>
          </table:table-cell>
          <table:table-cell office:value-type="float" office:value="9.764109E-016" calcext:value-type="float">
            <text:p>9.764109E-16</text:p>
          </table:table-cell>
          <table:table-cell office:value-type="float" office:value="9.90919E-016" calcext:value-type="float">
            <text:p>9.90919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.64598" calcext:value-type="float">
            <text:p>-16.64598</text:p>
          </table:table-cell>
          <table:table-cell office:value-type="float" office:value="-1.340003" calcext:value-type="float">
            <text:p>-1.340003</text:p>
          </table:table-cell>
          <table:table-cell office:value-type="float" office:value="-1.309719" calcext:value-type="float">
            <text:p>-1.309719</text:p>
          </table:table-cell>
          <table:table-cell office:value-type="float" office:value="-0.8414215" calcext:value-type="float">
            <text:p>-0.8414215</text:p>
          </table:table-cell>
          <table:table-cell office:value-type="float" office:value="-0.60931" calcext:value-type="float">
            <text:p>-0.60931</text:p>
          </table:table-cell>
          <table:table-cell office:value-type="float" office:value="-0.3710557" calcext:value-type="float">
            <text:p>-0.3710557</text:p>
          </table:table-cell>
          <table:table-cell office:value-type="float" office:value="-0.2896453" calcext:value-type="float">
            <text:p>-0.2896453</text:p>
          </table:table-cell>
          <table:table-cell office:value-type="float" office:value="-0.0347128" calcext:value-type="float">
            <text:p>-0.0347128</text:p>
          </table:table-cell>
          <table:table-cell office:value-type="float" office:value="-0.008013966" calcext:value-type="float">
            <text:p>-0.008013966</text:p>
          </table:table-cell>
          <table:table-cell office:value-type="float" office:value="-0.003893965" calcext:value-type="float">
            <text:p>-0.003893965</text:p>
          </table:table-cell>
          <table:table-cell office:value-type="float" office:value="1443.766" calcext:value-type="float">
            <text:p>1443.766</text:p>
          </table:table-cell>
          <table:table-cell office:value-type="float" office:value="0" calcext:value-type="float">
            <text:p>0</text:p>
          </table:table-cell>
          <table:table-cell office:value-type="float" office:value="-0.009724626" calcext:value-type="float">
            <text:p>-0.009724626</text:p>
          </table:table-cell>
          <table:table-cell office:value-type="float" office:value="-0.0007134543" calcext:value-type="float">
            <text:p>-0.00071345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349" calcext:value-type="float">
            <text:p>-1.2353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0" calcext:value-type="float">
            <text:p>10082000</text:p>
          </table:table-cell>
          <table:table-cell office:value-type="float" office:value="562.4985" calcext:value-type="float">
            <text:p>562.4985</text:p>
          </table:table-cell>
          <table:table-cell office:value-type="float" office:value="237.8649" calcext:value-type="float">
            <text:p>237.864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9.652" calcext:value-type="float">
            <text:p>1209.652</text:p>
          </table:table-cell>
          <table:table-cell office:value-type="float" office:value="296.2903" calcext:value-type="float">
            <text:p>296.2903</text:p>
          </table:table-cell>
          <table:table-cell office:value-type="float" office:value="0" calcext:value-type="float">
            <text:p>0</text:p>
          </table:table-cell>
          <table:table-cell office:value-type="float" office:value="0.1968295" calcext:value-type="float">
            <text:p>0.1968295</text:p>
          </table:table-cell>
          <table:table-cell office:value-type="float" office:value="0.1563719" calcext:value-type="float">
            <text:p>0.1563719</text:p>
          </table:table-cell>
          <table:table-cell office:value-type="float" office:value="0.1516791" calcext:value-type="float">
            <text:p>0.1516791</text:p>
          </table:table-cell>
          <table:table-cell office:value-type="float" office:value="0.1611201" calcext:value-type="float">
            <text:p>0.1611201</text:p>
          </table:table-cell>
          <table:table-cell office:value-type="float" office:value="0.1691601" calcext:value-type="float">
            <text:p>0.1691601</text:p>
          </table:table-cell>
          <table:table-cell office:value-type="float" office:value="0.1827578" calcext:value-type="float">
            <text:p>0.1827578</text:p>
          </table:table-cell>
          <table:table-cell office:value-type="float" office:value="0.2408669" calcext:value-type="float">
            <text:p>0.2408669</text:p>
          </table:table-cell>
          <table:table-cell office:value-type="float" office:value="0.3263452" calcext:value-type="float">
            <text:p>0.3263452</text:p>
          </table:table-cell>
          <table:table-cell office:value-type="float" office:value="0.382483" calcext:value-type="float">
            <text:p>0.382483</text:p>
          </table:table-cell>
          <table:table-cell office:value-type="float" office:value="0.4124086" calcext:value-type="float">
            <text:p>0.412408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47E-015" calcext:value-type="float">
            <text:p>1.960047E-15</text:p>
          </table:table-cell>
          <table:table-cell office:value-type="float" office:value="1.908873E-015" calcext:value-type="float">
            <text:p>1.908873E-15</text:p>
          </table:table-cell>
          <table:table-cell office:value-type="float" office:value="9.764096E-016" calcext:value-type="float">
            <text:p>9.764096E-16</text:p>
          </table:table-cell>
          <table:table-cell office:value-type="float" office:value="9.909152E-016" calcext:value-type="float">
            <text:p>9.909152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2627866" calcext:value-type="float">
            <text:p>-0.2627866</text:p>
          </table:table-cell>
          <table:table-cell office:value-type="float" office:value="-1.103973" calcext:value-type="float">
            <text:p>-1.103973</text:p>
          </table:table-cell>
          <table:table-cell office:value-type="float" office:value="-1.320268" calcext:value-type="float">
            <text:p>-1.320268</text:p>
          </table:table-cell>
          <table:table-cell office:value-type="float" office:value="-0.9111588" calcext:value-type="float">
            <text:p>-0.9111588</text:p>
          </table:table-cell>
          <table:table-cell office:value-type="float" office:value="-0.6764981" calcext:value-type="float">
            <text:p>-0.6764981</text:p>
          </table:table-cell>
          <table:table-cell office:value-type="float" office:value="-0.4214855" calcext:value-type="float">
            <text:p>-0.4214855</text:p>
          </table:table-cell>
          <table:table-cell office:value-type="float" office:value="-0.3368835" calcext:value-type="float">
            <text:p>-0.3368835</text:p>
          </table:table-cell>
          <table:table-cell office:value-type="float" office:value="-0.03592264" calcext:value-type="float">
            <text:p>-0.03592264</text:p>
          </table:table-cell>
          <table:table-cell office:value-type="float" office:value="-0.008016676" calcext:value-type="float">
            <text:p>-0.008016676</text:p>
          </table:table-cell>
          <table:table-cell office:value-type="float" office:value="-0.003900791" calcext:value-type="float">
            <text:p>-0.003900791</text:p>
          </table:table-cell>
          <table:table-cell office:value-type="float" office:value="1446.974" calcext:value-type="float">
            <text:p>1446.974</text:p>
          </table:table-cell>
          <table:table-cell office:value-type="float" office:value="0" calcext:value-type="float">
            <text:p>0</text:p>
          </table:table-cell>
          <table:table-cell office:value-type="float" office:value="-0.009724678" calcext:value-type="float">
            <text:p>-0.009724678</text:p>
          </table:table-cell>
          <table:table-cell office:value-type="float" office:value="-0.000713572" calcext:value-type="float">
            <text:p>-0.00071357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7" calcext:value-type="float">
            <text:p>-1.23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0" calcext:value-type="float">
            <text:p>11082000</text:p>
          </table:table-cell>
          <table:table-cell office:value-type="float" office:value="569.9987" calcext:value-type="float">
            <text:p>569.9987</text:p>
          </table:table-cell>
          <table:table-cell office:value-type="float" office:value="239.7852" calcext:value-type="float">
            <text:p>239.785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5.836" calcext:value-type="float">
            <text:p>1215.836</text:p>
          </table:table-cell>
          <table:table-cell office:value-type="float" office:value="295.6848" calcext:value-type="float">
            <text:p>295.6848</text:p>
          </table:table-cell>
          <table:table-cell office:value-type="float" office:value="0" calcext:value-type="float">
            <text:p>0</text:p>
          </table:table-cell>
          <table:table-cell office:value-type="float" office:value="0.4530073" calcext:value-type="float">
            <text:p>0.4530073</text:p>
          </table:table-cell>
          <table:table-cell office:value-type="float" office:value="0.343016" calcext:value-type="float">
            <text:p>0.343016</text:p>
          </table:table-cell>
          <table:table-cell office:value-type="float" office:value="0.1548539" calcext:value-type="float">
            <text:p>0.1548539</text:p>
          </table:table-cell>
          <table:table-cell office:value-type="float" office:value="0.1608523" calcext:value-type="float">
            <text:p>0.1608523</text:p>
          </table:table-cell>
          <table:table-cell office:value-type="float" office:value="0.1680545" calcext:value-type="float">
            <text:p>0.1680545</text:p>
          </table:table-cell>
          <table:table-cell office:value-type="float" office:value="0.1805102" calcext:value-type="float">
            <text:p>0.1805102</text:p>
          </table:table-cell>
          <table:table-cell office:value-type="float" office:value="0.2409619" calcext:value-type="float">
            <text:p>0.2409619</text:p>
          </table:table-cell>
          <table:table-cell office:value-type="float" office:value="0.3253484" calcext:value-type="float">
            <text:p>0.3253484</text:p>
          </table:table-cell>
          <table:table-cell office:value-type="float" office:value="0.3826946" calcext:value-type="float">
            <text:p>0.3826946</text:p>
          </table:table-cell>
          <table:table-cell office:value-type="float" office:value="0.4123108" calcext:value-type="float">
            <text:p>0.412310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1223998" calcext:value-type="float">
            <text:p>1.223998E-07</text:p>
          </table:table-cell>
          <table:table-cell office:value-type="float" office:value="1.960076E-015" calcext:value-type="float">
            <text:p>1.960076E-15</text:p>
          </table:table-cell>
          <table:table-cell office:value-type="float" office:value="1.908862E-015" calcext:value-type="float">
            <text:p>1.908862E-15</text:p>
          </table:table-cell>
          <table:table-cell office:value-type="float" office:value="9.764063E-016" calcext:value-type="float">
            <text:p>9.764063E-16</text:p>
          </table:table-cell>
          <table:table-cell office:value-type="float" office:value="9.909137E-016" calcext:value-type="float">
            <text:p>9.90913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063377" calcext:value-type="float">
            <text:p>-0.001063377</text:p>
          </table:table-cell>
          <table:table-cell office:value-type="float" office:value="-0.008383255" calcext:value-type="float">
            <text:p>-0.008383255</text:p>
          </table:table-cell>
          <table:table-cell office:value-type="float" office:value="-1.163954" calcext:value-type="float">
            <text:p>-1.163954</text:p>
          </table:table-cell>
          <table:table-cell office:value-type="float" office:value="-0.9205933" calcext:value-type="float">
            <text:p>-0.9205933</text:p>
          </table:table-cell>
          <table:table-cell office:value-type="float" office:value="-0.7042372" calcext:value-type="float">
            <text:p>-0.7042372</text:p>
          </table:table-cell>
          <table:table-cell office:value-type="float" office:value="-0.4546651" calcext:value-type="float">
            <text:p>-0.4546651</text:p>
          </table:table-cell>
          <table:table-cell office:value-type="float" office:value="-0.335932" calcext:value-type="float">
            <text:p>-0.335932</text:p>
          </table:table-cell>
          <table:table-cell office:value-type="float" office:value="-0.03677618" calcext:value-type="float">
            <text:p>-0.03677618</text:p>
          </table:table-cell>
          <table:table-cell office:value-type="float" office:value="-0.007974702" calcext:value-type="float">
            <text:p>-0.007974702</text:p>
          </table:table-cell>
          <table:table-cell office:value-type="float" office:value="-0.003909779" calcext:value-type="float">
            <text:p>-0.003909779</text:p>
          </table:table-cell>
          <table:table-cell office:value-type="float" office:value="1450.36" calcext:value-type="float">
            <text:p>1450.36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7130833" calcext:value-type="float">
            <text:p>-0.00071308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157" calcext:value-type="float">
            <text:p>-1.2361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0" calcext:value-type="float">
            <text:p>12082000</text:p>
          </table:table-cell>
          <table:table-cell office:value-type="float" office:value="571.0985" calcext:value-type="float">
            <text:p>571.0985</text:p>
          </table:table-cell>
          <table:table-cell office:value-type="float" office:value="245.1542" calcext:value-type="float">
            <text:p>245.154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2.261" calcext:value-type="float">
            <text:p>1212.261</text:p>
          </table:table-cell>
          <table:table-cell office:value-type="float" office:value="294.9893" calcext:value-type="float">
            <text:p>294.9893</text:p>
          </table:table-cell>
          <table:table-cell office:value-type="float" office:value="0" calcext:value-type="float">
            <text:p>0</text:p>
          </table:table-cell>
          <table:table-cell office:value-type="float" office:value="0.263025" calcext:value-type="float">
            <text:p>0.263025</text:p>
          </table:table-cell>
          <table:table-cell office:value-type="float" office:value="0.2681523" calcext:value-type="float">
            <text:p>0.2681523</text:p>
          </table:table-cell>
          <table:table-cell office:value-type="float" office:value="0.1594777" calcext:value-type="float">
            <text:p>0.1594777</text:p>
          </table:table-cell>
          <table:table-cell office:value-type="float" office:value="0.1613506" calcext:value-type="float">
            <text:p>0.1613506</text:p>
          </table:table-cell>
          <table:table-cell office:value-type="float" office:value="0.1679509" calcext:value-type="float">
            <text:p>0.1679509</text:p>
          </table:table-cell>
          <table:table-cell office:value-type="float" office:value="0.1793951" calcext:value-type="float">
            <text:p>0.1793951</text:p>
          </table:table-cell>
          <table:table-cell office:value-type="float" office:value="0.2397562" calcext:value-type="float">
            <text:p>0.2397562</text:p>
          </table:table-cell>
          <table:table-cell office:value-type="float" office:value="0.3251942" calcext:value-type="float">
            <text:p>0.3251942</text:p>
          </table:table-cell>
          <table:table-cell office:value-type="float" office:value="0.3832405" calcext:value-type="float">
            <text:p>0.3832405</text:p>
          </table:table-cell>
          <table:table-cell office:value-type="float" office:value="0.4124985" calcext:value-type="float">
            <text:p>0.412498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03E-015" calcext:value-type="float">
            <text:p>1.960103E-15</text:p>
          </table:table-cell>
          <table:table-cell office:value-type="float" office:value="1.908852E-015" calcext:value-type="float">
            <text:p>1.908852E-15</text:p>
          </table:table-cell>
          <table:table-cell office:value-type="float" office:value="9.764024E-016" calcext:value-type="float">
            <text:p>9.764024E-16</text:p>
          </table:table-cell>
          <table:table-cell office:value-type="float" office:value="9.909125E-016" calcext:value-type="float">
            <text:p>9.909125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4512755" calcext:value-type="float">
            <text:p>-0.04512755</text:p>
          </table:table-cell>
          <table:table-cell office:value-type="float" office:value="-0.0401136" calcext:value-type="float">
            <text:p>-0.0401136</text:p>
          </table:table-cell>
          <table:table-cell office:value-type="float" office:value="-0.9719472" calcext:value-type="float">
            <text:p>-0.9719472</text:p>
          </table:table-cell>
          <table:table-cell office:value-type="float" office:value="-0.9033825" calcext:value-type="float">
            <text:p>-0.9033825</text:p>
          </table:table-cell>
          <table:table-cell office:value-type="float" office:value="-0.7069025" calcext:value-type="float">
            <text:p>-0.7069025</text:p>
          </table:table-cell>
          <table:table-cell office:value-type="float" office:value="-0.4722344" calcext:value-type="float">
            <text:p>-0.4722344</text:p>
          </table:table-cell>
          <table:table-cell office:value-type="float" office:value="-0.3489922" calcext:value-type="float">
            <text:p>-0.3489922</text:p>
          </table:table-cell>
          <table:table-cell office:value-type="float" office:value="-0.03691011" calcext:value-type="float">
            <text:p>-0.03691011</text:p>
          </table:table-cell>
          <table:table-cell office:value-type="float" office:value="-0.007866242" calcext:value-type="float">
            <text:p>-0.007866242</text:p>
          </table:table-cell>
          <table:table-cell office:value-type="float" office:value="-0.003892775" calcext:value-type="float">
            <text:p>-0.003892775</text:p>
          </table:table-cell>
          <table:table-cell office:value-type="float" office:value="1453.587" calcext:value-type="float">
            <text:p>1453.587</text:p>
          </table:table-cell>
          <table:table-cell office:value-type="float" office:value="0" calcext:value-type="float">
            <text:p>0</text:p>
          </table:table-cell>
          <table:table-cell office:value-type="float" office:value="-0.009726625" calcext:value-type="float">
            <text:p>-0.009726625</text:p>
          </table:table-cell>
          <table:table-cell office:value-type="float" office:value="-0.0007138022" calcext:value-type="float">
            <text:p>-0.000713802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287" calcext:value-type="float">
            <text:p>-1.23528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0" calcext:value-type="float">
            <text:p>13082000</text:p>
          </table:table-cell>
          <table:table-cell office:value-type="float" office:value="571.0985" calcext:value-type="float">
            <text:p>571.0985</text:p>
          </table:table-cell>
          <table:table-cell office:value-type="float" office:value="250.3378" calcext:value-type="float">
            <text:p>250.3378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7.753" calcext:value-type="float">
            <text:p>1207.753</text:p>
          </table:table-cell>
          <table:table-cell office:value-type="float" office:value="294.3126" calcext:value-type="float">
            <text:p>294.3126</text:p>
          </table:table-cell>
          <table:table-cell office:value-type="float" office:value="0" calcext:value-type="float">
            <text:p>0</text:p>
          </table:table-cell>
          <table:table-cell office:value-type="float" office:value="0.1051572" calcext:value-type="float">
            <text:p>0.1051572</text:p>
          </table:table-cell>
          <table:table-cell office:value-type="float" office:value="0.1628316" calcext:value-type="float">
            <text:p>0.1628316</text:p>
          </table:table-cell>
          <table:table-cell office:value-type="float" office:value="0.1561459" calcext:value-type="float">
            <text:p>0.1561459</text:p>
          </table:table-cell>
          <table:table-cell office:value-type="float" office:value="0.1598427" calcext:value-type="float">
            <text:p>0.1598427</text:p>
          </table:table-cell>
          <table:table-cell office:value-type="float" office:value="0.1656195" calcext:value-type="float">
            <text:p>0.1656195</text:p>
          </table:table-cell>
          <table:table-cell office:value-type="float" office:value="0.1764061" calcext:value-type="float">
            <text:p>0.1764061</text:p>
          </table:table-cell>
          <table:table-cell office:value-type="float" office:value="0.2353058" calcext:value-type="float">
            <text:p>0.2353058</text:p>
          </table:table-cell>
          <table:table-cell office:value-type="float" office:value="0.3238977" calcext:value-type="float">
            <text:p>0.3238977</text:p>
          </table:table-cell>
          <table:table-cell office:value-type="float" office:value="0.3831835" calcext:value-type="float">
            <text:p>0.3831835</text:p>
          </table:table-cell>
          <table:table-cell office:value-type="float" office:value="0.4124772" calcext:value-type="float">
            <text:p>0.412477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29E-015" calcext:value-type="float">
            <text:p>1.960129E-15</text:p>
          </table:table-cell>
          <table:table-cell office:value-type="float" office:value="1.908843E-015" calcext:value-type="float">
            <text:p>1.908843E-15</text:p>
          </table:table-cell>
          <table:table-cell office:value-type="float" office:value="9.763987E-016" calcext:value-type="float">
            <text:p>9.763987E-16</text:p>
          </table:table-cell>
          <table:table-cell office:value-type="float" office:value="9.909111E-016" calcext:value-type="float">
            <text:p>9.909111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2.7071" calcext:value-type="float">
            <text:p>-12.7071</text:p>
          </table:table-cell>
          <table:table-cell office:value-type="float" office:value="-0.8544587" calcext:value-type="float">
            <text:p>-0.8544587</text:p>
          </table:table-cell>
          <table:table-cell office:value-type="float" office:value="-1.104602" calcext:value-type="float">
            <text:p>-1.104602</text:p>
          </table:table-cell>
          <table:table-cell office:value-type="float" office:value="-0.9565428" calcext:value-type="float">
            <text:p>-0.9565428</text:p>
          </table:table-cell>
          <table:table-cell office:value-type="float" office:value="-0.7698281" calcext:value-type="float">
            <text:p>-0.7698281</text:p>
          </table:table-cell>
          <table:table-cell office:value-type="float" office:value="-0.5232049" calcext:value-type="float">
            <text:p>-0.5232049</text:p>
          </table:table-cell>
          <table:table-cell office:value-type="float" office:value="-0.4022647" calcext:value-type="float">
            <text:p>-0.4022647</text:p>
          </table:table-cell>
          <table:table-cell office:value-type="float" office:value="-0.03803834" calcext:value-type="float">
            <text:p>-0.03803834</text:p>
          </table:table-cell>
          <table:table-cell office:value-type="float" office:value="-0.007876113" calcext:value-type="float">
            <text:p>-0.007876113</text:p>
          </table:table-cell>
          <table:table-cell office:value-type="float" office:value="-0.003894468" calcext:value-type="float">
            <text:p>-0.003894468</text:p>
          </table:table-cell>
          <table:table-cell office:value-type="float" office:value="1456.823" calcext:value-type="float">
            <text:p>1456.823</text:p>
          </table:table-cell>
          <table:table-cell office:value-type="float" office:value="0" calcext:value-type="float">
            <text:p>0</text:p>
          </table:table-cell>
          <table:table-cell office:value-type="float" office:value="-0.0097256" calcext:value-type="float">
            <text:p>-0.0097256</text:p>
          </table:table-cell>
          <table:table-cell office:value-type="float" office:value="-0.0007138934" calcext:value-type="float">
            <text:p>-0.000713893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374" calcext:value-type="float">
            <text:p>-1.23537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0" calcext:value-type="float">
            <text:p>14082000</text:p>
          </table:table-cell>
          <table:table-cell office:value-type="float" office:value="571.0985" calcext:value-type="float">
            <text:p>571.0985</text:p>
          </table:table-cell>
          <table:table-cell office:value-type="float" office:value="253.3678" calcext:value-type="float">
            <text:p>253.3678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5.422" calcext:value-type="float">
            <text:p>1205.422</text:p>
          </table:table-cell>
          <table:table-cell office:value-type="float" office:value="293.6137" calcext:value-type="float">
            <text:p>293.6137</text:p>
          </table:table-cell>
          <table:table-cell office:value-type="float" office:value="0" calcext:value-type="float">
            <text:p>0</text:p>
          </table:table-cell>
          <table:table-cell office:value-type="float" office:value="0.09240796" calcext:value-type="float">
            <text:p>0.09240796</text:p>
          </table:table-cell>
          <table:table-cell office:value-type="float" office:value="0.1485336" calcext:value-type="float">
            <text:p>0.1485336</text:p>
          </table:table-cell>
          <table:table-cell office:value-type="float" office:value="0.1506339" calcext:value-type="float">
            <text:p>0.1506339</text:p>
          </table:table-cell>
          <table:table-cell office:value-type="float" office:value="0.1570235" calcext:value-type="float">
            <text:p>0.1570235</text:p>
          </table:table-cell>
          <table:table-cell office:value-type="float" office:value="0.16206" calcext:value-type="float">
            <text:p>0.16206</text:p>
          </table:table-cell>
          <table:table-cell office:value-type="float" office:value="0.1723362" calcext:value-type="float">
            <text:p>0.1723362</text:p>
          </table:table-cell>
          <table:table-cell office:value-type="float" office:value="0.2289378" calcext:value-type="float">
            <text:p>0.2289378</text:p>
          </table:table-cell>
          <table:table-cell office:value-type="float" office:value="0.3217131" calcext:value-type="float">
            <text:p>0.3217131</text:p>
          </table:table-cell>
          <table:table-cell office:value-type="float" office:value="0.3827314" calcext:value-type="float">
            <text:p>0.3827314</text:p>
          </table:table-cell>
          <table:table-cell office:value-type="float" office:value="0.4122983" calcext:value-type="float">
            <text:p>0.412298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53E-015" calcext:value-type="float">
            <text:p>1.960153E-15</text:p>
          </table:table-cell>
          <table:table-cell office:value-type="float" office:value="1.908832E-015" calcext:value-type="float">
            <text:p>1.908832E-15</text:p>
          </table:table-cell>
          <table:table-cell office:value-type="float" office:value="9.763952E-016" calcext:value-type="float">
            <text:p>9.763952E-16</text:p>
          </table:table-cell>
          <table:table-cell office:value-type="float" office:value="9.9091E-016" calcext:value-type="float">
            <text:p>9.9091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8.82461" calcext:value-type="float">
            <text:p>-28.82461</text:p>
          </table:table-cell>
          <table:table-cell office:value-type="float" office:value="-1.505563" calcext:value-type="float">
            <text:p>-1.505563</text:p>
          </table:table-cell>
          <table:table-cell office:value-type="float" office:value="-1.376368" calcext:value-type="float">
            <text:p>-1.376368</text:p>
          </table:table-cell>
          <table:table-cell office:value-type="float" office:value="-1.066463" calcext:value-type="float">
            <text:p>-1.066463</text:p>
          </table:table-cell>
          <table:table-cell office:value-type="float" office:value="-0.8792195" calcext:value-type="float">
            <text:p>-0.8792195</text:p>
          </table:table-cell>
          <table:table-cell office:value-type="float" office:value="-0.6034825" calcext:value-type="float">
            <text:p>-0.6034825</text:p>
          </table:table-cell>
          <table:table-cell office:value-type="float" office:value="-0.4958552" calcext:value-type="float">
            <text:p>-0.4958552</text:p>
          </table:table-cell>
          <table:table-cell office:value-type="float" office:value="-0.04005039" calcext:value-type="float">
            <text:p>-0.04005039</text:p>
          </table:table-cell>
          <table:table-cell office:value-type="float" office:value="-0.007965699" calcext:value-type="float">
            <text:p>-0.007965699</text:p>
          </table:table-cell>
          <table:table-cell office:value-type="float" office:value="-0.003910659" calcext:value-type="float">
            <text:p>-0.003910659</text:p>
          </table:table-cell>
          <table:table-cell office:value-type="float" office:value="1460.048" calcext:value-type="float">
            <text:p>1460.048</text:p>
          </table:table-cell>
          <table:table-cell office:value-type="float" office:value="0" calcext:value-type="float">
            <text:p>0</text:p>
          </table:table-cell>
          <table:table-cell office:value-type="float" office:value="-0.009723652" calcext:value-type="float">
            <text:p>-0.009723652</text:p>
          </table:table-cell>
          <table:table-cell office:value-type="float" office:value="-0.0007139616" calcext:value-type="float">
            <text:p>-0.00071396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206" calcext:value-type="float">
            <text:p>-1.2362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0" calcext:value-type="float">
            <text:p>15082000</text:p>
          </table:table-cell>
          <table:table-cell office:value-type="float" office:value="575.7985" calcext:value-type="float">
            <text:p>575.7985</text:p>
          </table:table-cell>
          <table:table-cell office:value-type="float" office:value="256.4729" calcext:value-type="float">
            <text:p>256.472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7.751" calcext:value-type="float">
            <text:p>1207.751</text:p>
          </table:table-cell>
          <table:table-cell office:value-type="float" office:value="292.8803" calcext:value-type="float">
            <text:p>292.8803</text:p>
          </table:table-cell>
          <table:table-cell office:value-type="float" office:value="0" calcext:value-type="float">
            <text:p>0</text:p>
          </table:table-cell>
          <table:table-cell office:value-type="float" office:value="0.4325332" calcext:value-type="float">
            <text:p>0.4325332</text:p>
          </table:table-cell>
          <table:table-cell office:value-type="float" office:value="0.1626236" calcext:value-type="float">
            <text:p>0.1626236</text:p>
          </table:table-cell>
          <table:table-cell office:value-type="float" office:value="0.1465845" calcext:value-type="float">
            <text:p>0.1465845</text:p>
          </table:table-cell>
          <table:table-cell office:value-type="float" office:value="0.1538771" calcext:value-type="float">
            <text:p>0.1538771</text:p>
          </table:table-cell>
          <table:table-cell office:value-type="float" office:value="0.1583086" calcext:value-type="float">
            <text:p>0.1583086</text:p>
          </table:table-cell>
          <table:table-cell office:value-type="float" office:value="0.1681057" calcext:value-type="float">
            <text:p>0.1681057</text:p>
          </table:table-cell>
          <table:table-cell office:value-type="float" office:value="0.2230128" calcext:value-type="float">
            <text:p>0.2230128</text:p>
          </table:table-cell>
          <table:table-cell office:value-type="float" office:value="0.3190629" calcext:value-type="float">
            <text:p>0.3190629</text:p>
          </table:table-cell>
          <table:table-cell office:value-type="float" office:value="0.3823492" calcext:value-type="float">
            <text:p>0.3823492</text:p>
          </table:table-cell>
          <table:table-cell office:value-type="float" office:value="0.4120825" calcext:value-type="float">
            <text:p>0.412082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75E-015" calcext:value-type="float">
            <text:p>1.960175E-15</text:p>
          </table:table-cell>
          <table:table-cell office:value-type="float" office:value="1.908822E-015" calcext:value-type="float">
            <text:p>1.908822E-15</text:p>
          </table:table-cell>
          <table:table-cell office:value-type="float" office:value="9.763925E-016" calcext:value-type="float">
            <text:p>9.763925E-16</text:p>
          </table:table-cell>
          <table:table-cell office:value-type="float" office:value="9.909074E-016" calcext:value-type="float">
            <text:p>9.909074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457375" calcext:value-type="float">
            <text:p>-0.001457375</text:p>
          </table:table-cell>
          <table:table-cell office:value-type="float" office:value="-0.8707247" calcext:value-type="float">
            <text:p>-0.8707247</text:p>
          </table:table-cell>
          <table:table-cell office:value-type="float" office:value="-1.628068" calcext:value-type="float">
            <text:p>-1.628068</text:p>
          </table:table-cell>
          <table:table-cell office:value-type="float" office:value="-1.207227" calcext:value-type="float">
            <text:p>-1.207227</text:p>
          </table:table-cell>
          <table:table-cell office:value-type="float" office:value="-1.014816" calcext:value-type="float">
            <text:p>-1.014816</text:p>
          </table:table-cell>
          <table:table-cell office:value-type="float" office:value="-0.7026855" calcext:value-type="float">
            <text:p>-0.7026855</text:p>
          </table:table-cell>
          <table:table-cell office:value-type="float" office:value="-0.6059631" calcext:value-type="float">
            <text:p>-0.6059631</text:p>
          </table:table-cell>
          <table:table-cell office:value-type="float" office:value="-0.04266544" calcext:value-type="float">
            <text:p>-0.04266544</text:p>
          </table:table-cell>
          <table:table-cell office:value-type="float" office:value="-0.008043766" calcext:value-type="float">
            <text:p>-0.008043766</text:p>
          </table:table-cell>
          <table:table-cell office:value-type="float" office:value="-0.00393051" calcext:value-type="float">
            <text:p>-0.00393051</text:p>
          </table:table-cell>
          <table:table-cell office:value-type="float" office:value="1463.264" calcext:value-type="float">
            <text:p>1463.264</text:p>
          </table:table-cell>
          <table:table-cell office:value-type="float" office:value="0" calcext:value-type="float">
            <text:p>0</text:p>
          </table:table-cell>
          <table:table-cell office:value-type="float" office:value="-0.009722609" calcext:value-type="float">
            <text:p>-0.009722609</text:p>
          </table:table-cell>
          <table:table-cell office:value-type="float" office:value="-0.0007139987" calcext:value-type="float">
            <text:p>-0.00071399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221" calcext:value-type="float">
            <text:p>-1.2372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0" calcext:value-type="float">
            <text:p>16082000</text:p>
          </table:table-cell>
          <table:table-cell office:value-type="float" office:value="576.1985" calcext:value-type="float">
            <text:p>576.1985</text:p>
          </table:table-cell>
          <table:table-cell office:value-type="float" office:value="261.0893" calcext:value-type="float">
            <text:p>261.089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4.274" calcext:value-type="float">
            <text:p>1204.274</text:p>
          </table:table-cell>
          <table:table-cell office:value-type="float" office:value="292.1386" calcext:value-type="float">
            <text:p>292.1386</text:p>
          </table:table-cell>
          <table:table-cell office:value-type="float" office:value="0" calcext:value-type="float">
            <text:p>0</text:p>
          </table:table-cell>
          <table:table-cell office:value-type="float" office:value="0.1458198" calcext:value-type="float">
            <text:p>0.1458198</text:p>
          </table:table-cell>
          <table:table-cell office:value-type="float" office:value="0.16168" calcext:value-type="float">
            <text:p>0.16168</text:p>
          </table:table-cell>
          <table:table-cell office:value-type="float" office:value="0.1506993" calcext:value-type="float">
            <text:p>0.1506993</text:p>
          </table:table-cell>
          <table:table-cell office:value-type="float" office:value="0.1544036" calcext:value-type="float">
            <text:p>0.1544036</text:p>
          </table:table-cell>
          <table:table-cell office:value-type="float" office:value="0.1585587" calcext:value-type="float">
            <text:p>0.1585587</text:p>
          </table:table-cell>
          <table:table-cell office:value-type="float" office:value="0.1671154" calcext:value-type="float">
            <text:p>0.1671154</text:p>
          </table:table-cell>
          <table:table-cell office:value-type="float" office:value="0.2217964" calcext:value-type="float">
            <text:p>0.2217964</text:p>
          </table:table-cell>
          <table:table-cell office:value-type="float" office:value="0.3180991" calcext:value-type="float">
            <text:p>0.3180991</text:p>
          </table:table-cell>
          <table:table-cell office:value-type="float" office:value="0.3826682" calcext:value-type="float">
            <text:p>0.3826682</text:p>
          </table:table-cell>
          <table:table-cell office:value-type="float" office:value="0.4121582" calcext:value-type="float">
            <text:p>0.412158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93E-015" calcext:value-type="float">
            <text:p>1.960193E-15</text:p>
          </table:table-cell>
          <table:table-cell office:value-type="float" office:value="1.908812E-015" calcext:value-type="float">
            <text:p>1.908812E-15</text:p>
          </table:table-cell>
          <table:table-cell office:value-type="float" office:value="9.763881E-016" calcext:value-type="float">
            <text:p>9.763881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.625412" calcext:value-type="float">
            <text:p>-1.625412</text:p>
          </table:table-cell>
          <table:table-cell office:value-type="float" office:value="-0.8930537" calcext:value-type="float">
            <text:p>-0.8930537</text:p>
          </table:table-cell>
          <table:table-cell office:value-type="float" office:value="-1.37321" calcext:value-type="float">
            <text:p>-1.37321</text:p>
          </table:table-cell>
          <table:table-cell office:value-type="float" office:value="-1.182168" calcext:value-type="float">
            <text:p>-1.182168</text:p>
          </table:table-cell>
          <table:table-cell office:value-type="float" office:value="-1.004935" calcext:value-type="float">
            <text:p>-1.004935</text:p>
          </table:table-cell>
          <table:table-cell office:value-type="float" office:value="-0.7285098" calcext:value-type="float">
            <text:p>-0.7285098</text:p>
          </table:table-cell>
          <table:table-cell office:value-type="float" office:value="-0.6316842" calcext:value-type="float">
            <text:p>-0.6316842</text:p>
          </table:table-cell>
          <table:table-cell office:value-type="float" office:value="-0.04365337" calcext:value-type="float">
            <text:p>-0.04365337</text:p>
          </table:table-cell>
          <table:table-cell office:value-type="float" office:value="-0.007978841" calcext:value-type="float">
            <text:p>-0.007978841</text:p>
          </table:table-cell>
          <table:table-cell office:value-type="float" office:value="-0.003923484" calcext:value-type="float">
            <text:p>-0.003923484</text:p>
          </table:table-cell>
          <table:table-cell office:value-type="float" office:value="1466.478" calcext:value-type="float">
            <text:p>1466.478</text:p>
          </table:table-cell>
          <table:table-cell office:value-type="float" office:value="0" calcext:value-type="float">
            <text:p>0</text:p>
          </table:table-cell>
          <table:table-cell office:value-type="float" office:value="-0.00972862" calcext:value-type="float">
            <text:p>-0.00972862</text:p>
          </table:table-cell>
          <table:table-cell office:value-type="float" office:value="-0.0007140533" calcext:value-type="float">
            <text:p>-0.000714053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863" calcext:value-type="float">
            <text:p>-1.23686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0" calcext:value-type="float">
            <text:p>17082000</text:p>
          </table:table-cell>
          <table:table-cell office:value-type="float" office:value="576.1985" calcext:value-type="float">
            <text:p>576.1985</text:p>
          </table:table-cell>
          <table:table-cell office:value-type="float" office:value="263.3762" calcext:value-type="float">
            <text:p>263.376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2.724" calcext:value-type="float">
            <text:p>1202.724</text:p>
          </table:table-cell>
          <table:table-cell office:value-type="float" office:value="291.4017" calcext:value-type="float">
            <text:p>291.4017</text:p>
          </table:table-cell>
          <table:table-cell office:value-type="float" office:value="0" calcext:value-type="float">
            <text:p>0</text:p>
          </table:table-cell>
          <table:table-cell office:value-type="float" office:value="0.09117095" calcext:value-type="float">
            <text:p>0.09117095</text:p>
          </table:table-cell>
          <table:table-cell office:value-type="float" office:value="0.1511252" calcext:value-type="float">
            <text:p>0.1511252</text:p>
          </table:table-cell>
          <table:table-cell office:value-type="float" office:value="0.150993" calcext:value-type="float">
            <text:p>0.150993</text:p>
          </table:table-cell>
          <table:table-cell office:value-type="float" office:value="0.1538964" calcext:value-type="float">
            <text:p>0.1538964</text:p>
          </table:table-cell>
          <table:table-cell office:value-type="float" office:value="0.1575031" calcext:value-type="float">
            <text:p>0.1575031</text:p>
          </table:table-cell>
          <table:table-cell office:value-type="float" office:value="0.1652184" calcext:value-type="float">
            <text:p>0.1652184</text:p>
          </table:table-cell>
          <table:table-cell office:value-type="float" office:value="0.2189815" calcext:value-type="float">
            <text:p>0.2189815</text:p>
          </table:table-cell>
          <table:table-cell office:value-type="float" office:value="0.3162639" calcext:value-type="float">
            <text:p>0.3162639</text:p>
          </table:table-cell>
          <table:table-cell office:value-type="float" office:value="0.3825718" calcext:value-type="float">
            <text:p>0.3825718</text:p>
          </table:table-cell>
          <table:table-cell office:value-type="float" office:value="0.4120841" calcext:value-type="float">
            <text:p>0.412084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99E-015" calcext:value-type="float">
            <text:p>1.960199E-15</text:p>
          </table:table-cell>
          <table:table-cell office:value-type="float" office:value="1.908809E-015" calcext:value-type="float">
            <text:p>1.908809E-15</text:p>
          </table:table-cell>
          <table:table-cell office:value-type="float" office:value="9.763854E-016" calcext:value-type="float">
            <text:p>9.763854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0.39332" calcext:value-type="float">
            <text:p>-30.39332</text:p>
          </table:table-cell>
          <table:table-cell office:value-type="float" office:value="-1.352678" calcext:value-type="float">
            <text:p>-1.352678</text:p>
          </table:table-cell>
          <table:table-cell office:value-type="float" office:value="-1.356314" calcext:value-type="float">
            <text:p>-1.356314</text:p>
          </table:table-cell>
          <table:table-cell office:value-type="float" office:value="-1.206145" calcext:value-type="float">
            <text:p>-1.206145</text:p>
          </table:table-cell>
          <table:table-cell office:value-type="float" office:value="-1.046794" calcext:value-type="float">
            <text:p>-1.046794</text:p>
          </table:table-cell>
          <table:table-cell office:value-type="float" office:value="-0.7811685" calcext:value-type="float">
            <text:p>-0.7811685</text:p>
          </table:table-cell>
          <table:table-cell office:value-type="float" office:value="-0.6962684" calcext:value-type="float">
            <text:p>-0.6962684</text:p>
          </table:table-cell>
          <table:table-cell office:value-type="float" office:value="-0.04561461" calcext:value-type="float">
            <text:p>-0.04561461</text:p>
          </table:table-cell>
          <table:table-cell office:value-type="float" office:value="-0.007998092" calcext:value-type="float">
            <text:p>-0.007998092</text:p>
          </table:table-cell>
          <table:table-cell office:value-type="float" office:value="-0.003930184" calcext:value-type="float">
            <text:p>-0.003930184</text:p>
          </table:table-cell>
          <table:table-cell office:value-type="float" office:value="1469.697" calcext:value-type="float">
            <text:p>1469.697</text:p>
          </table:table-cell>
          <table:table-cell office:value-type="float" office:value="0" calcext:value-type="float">
            <text:p>0</text:p>
          </table:table-cell>
          <table:table-cell office:value-type="float" office:value="-0.009729093" calcext:value-type="float">
            <text:p>-0.009729093</text:p>
          </table:table-cell>
          <table:table-cell office:value-type="float" office:value="-0.0007140526" calcext:value-type="float">
            <text:p>-0.00071405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205" calcext:value-type="float">
            <text:p>-1.2372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0" calcext:value-type="float">
            <text:p>18082000</text:p>
          </table:table-cell>
          <table:table-cell office:value-type="float" office:value="576.1985" calcext:value-type="float">
            <text:p>576.1985</text:p>
          </table:table-cell>
          <table:table-cell office:value-type="float" office:value="265.5333" calcext:value-type="float">
            <text:p>265.533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1.319" calcext:value-type="float">
            <text:p>1201.319</text:p>
          </table:table-cell>
          <table:table-cell office:value-type="float" office:value="290.6489" calcext:value-type="float">
            <text:p>290.6489</text:p>
          </table:table-cell>
          <table:table-cell office:value-type="float" office:value="0" calcext:value-type="float">
            <text:p>0</text:p>
          </table:table-cell>
          <table:table-cell office:value-type="float" office:value="0.09147355" calcext:value-type="float">
            <text:p>0.09147355</text:p>
          </table:table-cell>
          <table:table-cell office:value-type="float" office:value="0.1476958" calcext:value-type="float">
            <text:p>0.1476958</text:p>
          </table:table-cell>
          <table:table-cell office:value-type="float" office:value="0.1486447" calcext:value-type="float">
            <text:p>0.1486447</text:p>
          </table:table-cell>
          <table:table-cell office:value-type="float" office:value="0.1524471" calcext:value-type="float">
            <text:p>0.1524471</text:p>
          </table:table-cell>
          <table:table-cell office:value-type="float" office:value="0.1555877" calcext:value-type="float">
            <text:p>0.1555877</text:p>
          </table:table-cell>
          <table:table-cell office:value-type="float" office:value="0.1626699" calcext:value-type="float">
            <text:p>0.1626699</text:p>
          </table:table-cell>
          <table:table-cell office:value-type="float" office:value="0.2152682" calcext:value-type="float">
            <text:p>0.2152682</text:p>
          </table:table-cell>
          <table:table-cell office:value-type="float" office:value="0.3137352" calcext:value-type="float">
            <text:p>0.3137352</text:p>
          </table:table-cell>
          <table:table-cell office:value-type="float" office:value="0.3823725" calcext:value-type="float">
            <text:p>0.3823725</text:p>
          </table:table-cell>
          <table:table-cell office:value-type="float" office:value="0.4119304" calcext:value-type="float">
            <text:p>0.4119304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99E-015" calcext:value-type="float">
            <text:p>1.960199E-15</text:p>
          </table:table-cell>
          <table:table-cell office:value-type="float" office:value="1.908812E-015" calcext:value-type="float">
            <text:p>1.908812E-15</text:p>
          </table:table-cell>
          <table:table-cell office:value-type="float" office:value="9.763827E-016" calcext:value-type="float">
            <text:p>9.763827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9.71748" calcext:value-type="float">
            <text:p>-29.71748</text:p>
          </table:table-cell>
          <table:table-cell office:value-type="float" office:value="-1.557765" calcext:value-type="float">
            <text:p>-1.557765</text:p>
          </table:table-cell>
          <table:table-cell office:value-type="float" office:value="-1.492946" calcext:value-type="float">
            <text:p>-1.492946</text:p>
          </table:table-cell>
          <table:table-cell office:value-type="float" office:value="-1.277964" calcext:value-type="float">
            <text:p>-1.277964</text:p>
          </table:table-cell>
          <table:table-cell office:value-type="float" office:value="-1.128124" calcext:value-type="float">
            <text:p>-1.128124</text:p>
          </table:table-cell>
          <table:table-cell office:value-type="float" office:value="-0.8590792" calcext:value-type="float">
            <text:p>-0.8590792</text:p>
          </table:table-cell>
          <table:table-cell office:value-type="float" office:value="-0.7932125" calcext:value-type="float">
            <text:p>-0.7932125</text:p>
          </table:table-cell>
          <table:table-cell office:value-type="float" office:value="-0.04849182" calcext:value-type="float">
            <text:p>-0.04849182</text:p>
          </table:table-cell>
          <table:table-cell office:value-type="float" office:value="-0.008038008" calcext:value-type="float">
            <text:p>-0.008038008</text:p>
          </table:table-cell>
          <table:table-cell office:value-type="float" office:value="-0.003944249" calcext:value-type="float">
            <text:p>-0.003944249</text:p>
          </table:table-cell>
          <table:table-cell office:value-type="float" office:value="1472.903" calcext:value-type="float">
            <text:p>1472.903</text:p>
          </table:table-cell>
          <table:table-cell office:value-type="float" office:value="0" calcext:value-type="float">
            <text:p>0</text:p>
          </table:table-cell>
          <table:table-cell office:value-type="float" office:value="-0.009726723" calcext:value-type="float">
            <text:p>-0.009726723</text:p>
          </table:table-cell>
          <table:table-cell office:value-type="float" office:value="-0.0007140065" calcext:value-type="float">
            <text:p>-0.000714006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921" calcext:value-type="float">
            <text:p>-1.2379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0" calcext:value-type="float">
            <text:p>19082000</text:p>
          </table:table-cell>
          <table:table-cell office:value-type="float" office:value="577.1984" calcext:value-type="float">
            <text:p>577.1984</text:p>
          </table:table-cell>
          <table:table-cell office:value-type="float" office:value="268.2073" calcext:value-type="float">
            <text:p>268.207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0.412" calcext:value-type="float">
            <text:p>1200.412</text:p>
          </table:table-cell>
          <table:table-cell office:value-type="float" office:value="289.8809" calcext:value-type="float">
            <text:p>289.8809</text:p>
          </table:table-cell>
          <table:table-cell office:value-type="float" office:value="0" calcext:value-type="float">
            <text:p>0</text:p>
          </table:table-cell>
          <table:table-cell office:value-type="float" office:value="0.08383097" calcext:value-type="float">
            <text:p>0.08383097</text:p>
          </table:table-cell>
          <table:table-cell office:value-type="float" office:value="0.1485524" calcext:value-type="float">
            <text:p>0.1485524</text:p>
          </table:table-cell>
          <table:table-cell office:value-type="float" office:value="0.1486626" calcext:value-type="float">
            <text:p>0.1486626</text:p>
          </table:table-cell>
          <table:table-cell office:value-type="float" office:value="0.1517958" calcext:value-type="float">
            <text:p>0.1517958</text:p>
          </table:table-cell>
          <table:table-cell office:value-type="float" office:value="0.1546137" calcext:value-type="float">
            <text:p>0.1546137</text:p>
          </table:table-cell>
          <table:table-cell office:value-type="float" office:value="0.1610562" calcext:value-type="float">
            <text:p>0.1610562</text:p>
          </table:table-cell>
          <table:table-cell office:value-type="float" office:value="0.2130647" calcext:value-type="float">
            <text:p>0.2130647</text:p>
          </table:table-cell>
          <table:table-cell office:value-type="float" office:value="0.3115497" calcext:value-type="float">
            <text:p>0.3115497</text:p>
          </table:table-cell>
          <table:table-cell office:value-type="float" office:value="0.3822744" calcext:value-type="float">
            <text:p>0.3822744</text:p>
          </table:table-cell>
          <table:table-cell office:value-type="float" office:value="0.4118359" calcext:value-type="float">
            <text:p>0.411835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97E-015" calcext:value-type="float">
            <text:p>1.960197E-15</text:p>
          </table:table-cell>
          <table:table-cell office:value-type="float" office:value="1.908818E-015" calcext:value-type="float">
            <text:p>1.908818E-15</text:p>
          </table:table-cell>
          <table:table-cell office:value-type="float" office:value="9.763817E-016" calcext:value-type="float">
            <text:p>9.763817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50.26873" calcext:value-type="float">
            <text:p>-50.26873</text:p>
          </table:table-cell>
          <table:table-cell office:value-type="float" office:value="-1.503482" calcext:value-type="float">
            <text:p>-1.503482</text:p>
          </table:table-cell>
          <table:table-cell office:value-type="float" office:value="-1.491824" calcext:value-type="float">
            <text:p>-1.491824</text:p>
          </table:table-cell>
          <table:table-cell office:value-type="float" office:value="-1.311877" calcext:value-type="float">
            <text:p>-1.311877</text:p>
          </table:table-cell>
          <table:table-cell office:value-type="float" office:value="-1.172295" calcext:value-type="float">
            <text:p>-1.172295</text:p>
          </table:table-cell>
          <table:table-cell office:value-type="float" office:value="-0.9130977" calcext:value-type="float">
            <text:p>-0.9130977</text:p>
          </table:table-cell>
          <table:table-cell office:value-type="float" office:value="-0.8579451" calcext:value-type="float">
            <text:p>-0.8579451</text:p>
          </table:table-cell>
          <table:table-cell office:value-type="float" office:value="-0.05114569" calcext:value-type="float">
            <text:p>-0.05114569</text:p>
          </table:table-cell>
          <table:table-cell office:value-type="float" office:value="-0.008057752" calcext:value-type="float">
            <text:p>-0.008057752</text:p>
          </table:table-cell>
          <table:table-cell office:value-type="float" office:value="-0.003952933" calcext:value-type="float">
            <text:p>-0.003952933</text:p>
          </table:table-cell>
          <table:table-cell office:value-type="float" office:value="1476.096" calcext:value-type="float">
            <text:p>1476.096</text:p>
          </table:table-cell>
          <table:table-cell office:value-type="float" office:value="0" calcext:value-type="float">
            <text:p>0</text:p>
          </table:table-cell>
          <table:table-cell office:value-type="float" office:value="-0.009728188" calcext:value-type="float">
            <text:p>-0.009728188</text:p>
          </table:table-cell>
          <table:table-cell office:value-type="float" office:value="-0.0007139216" calcext:value-type="float">
            <text:p>-0.000713921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8361" calcext:value-type="float">
            <text:p>-1.2383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0" calcext:value-type="float">
            <text:p>20082000</text:p>
          </table:table-cell>
          <table:table-cell office:value-type="float" office:value="577.1984" calcext:value-type="float">
            <text:p>577.1984</text:p>
          </table:table-cell>
          <table:table-cell office:value-type="float" office:value="269.8095" calcext:value-type="float">
            <text:p>269.8095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9.59" calcext:value-type="float">
            <text:p>1199.59</text:p>
          </table:table-cell>
          <table:table-cell office:value-type="float" office:value="289.0997" calcext:value-type="float">
            <text:p>289.0997</text:p>
          </table:table-cell>
          <table:table-cell office:value-type="float" office:value="0" calcext:value-type="float">
            <text:p>0</text:p>
          </table:table-cell>
          <table:table-cell office:value-type="float" office:value="0.09121616" calcext:value-type="float">
            <text:p>0.09121616</text:p>
          </table:table-cell>
          <table:table-cell office:value-type="float" office:value="0.1484841" calcext:value-type="float">
            <text:p>0.1484841</text:p>
          </table:table-cell>
          <table:table-cell office:value-type="float" office:value="0.1485829" calcext:value-type="float">
            <text:p>0.1485829</text:p>
          </table:table-cell>
          <table:table-cell office:value-type="float" office:value="0.151166" calcext:value-type="float">
            <text:p>0.151166</text:p>
          </table:table-cell>
          <table:table-cell office:value-type="float" office:value="0.1535911" calcext:value-type="float">
            <text:p>0.1535911</text:p>
          </table:table-cell>
          <table:table-cell office:value-type="float" office:value="0.1593625" calcext:value-type="float">
            <text:p>0.1593625</text:p>
          </table:table-cell>
          <table:table-cell office:value-type="float" office:value="0.2107933" calcext:value-type="float">
            <text:p>0.2107933</text:p>
          </table:table-cell>
          <table:table-cell office:value-type="float" office:value="0.3090945" calcext:value-type="float">
            <text:p>0.3090945</text:p>
          </table:table-cell>
          <table:table-cell office:value-type="float" office:value="0.3822272" calcext:value-type="float">
            <text:p>0.3822272</text:p>
          </table:table-cell>
          <table:table-cell office:value-type="float" office:value="0.4117315" calcext:value-type="float">
            <text:p>0.4117315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87E-015" calcext:value-type="float">
            <text:p>1.960187E-15</text:p>
          </table:table-cell>
          <table:table-cell office:value-type="float" office:value="1.908832E-015" calcext:value-type="float">
            <text:p>1.908832E-15</text:p>
          </table:table-cell>
          <table:table-cell office:value-type="float" office:value="9.763814E-016" calcext:value-type="float">
            <text:p>9.763814E-16</text:p>
          </table:table-cell>
          <table:table-cell office:value-type="float" office:value="9.909069E-016" calcext:value-type="float">
            <text:p>9.909069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0.35912" calcext:value-type="float">
            <text:p>-30.35912</text:p>
          </table:table-cell>
          <table:table-cell office:value-type="float" office:value="-1.50723" calcext:value-type="float">
            <text:p>-1.50723</text:p>
          </table:table-cell>
          <table:table-cell office:value-type="float" office:value="-1.496671" calcext:value-type="float">
            <text:p>-1.496671</text:p>
          </table:table-cell>
          <table:table-cell office:value-type="float" office:value="-1.345667" calcext:value-type="float">
            <text:p>-1.345667</text:p>
          </table:table-cell>
          <table:table-cell office:value-type="float" office:value="-1.220855" calcext:value-type="float">
            <text:p>-1.220855</text:p>
          </table:table-cell>
          <table:table-cell office:value-type="float" office:value="-0.9740831" calcext:value-type="float">
            <text:p>-0.9740831</text:p>
          </table:table-cell>
          <table:table-cell office:value-type="float" office:value="-0.9309705" calcext:value-type="float">
            <text:p>-0.9309705</text:p>
          </table:table-cell>
          <table:table-cell office:value-type="float" office:value="-0.05432188" calcext:value-type="float">
            <text:p>-0.05432188</text:p>
          </table:table-cell>
          <table:table-cell office:value-type="float" office:value="-0.008067524" calcext:value-type="float">
            <text:p>-0.008067524</text:p>
          </table:table-cell>
          <table:table-cell office:value-type="float" office:value="-0.003962555" calcext:value-type="float">
            <text:p>-0.003962555</text:p>
          </table:table-cell>
          <table:table-cell office:value-type="float" office:value="1479.288" calcext:value-type="float">
            <text:p>1479.288</text:p>
          </table:table-cell>
          <table:table-cell office:value-type="float" office:value="0" calcext:value-type="float">
            <text:p>0</text:p>
          </table:table-cell>
          <table:table-cell office:value-type="float" office:value="-0.00972919" calcext:value-type="float">
            <text:p>-0.00972919</text:p>
          </table:table-cell>
          <table:table-cell office:value-type="float" office:value="-0.0007138145" calcext:value-type="float">
            <text:p>-0.00071381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8848" calcext:value-type="float">
            <text:p>-1.2388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0" calcext:value-type="float">
            <text:p>21082000</text:p>
          </table:table-cell>
          <table:table-cell office:value-type="float" office:value="577.1984" calcext:value-type="float">
            <text:p>577.1984</text:p>
          </table:table-cell>
          <table:table-cell office:value-type="float" office:value="272.1486" calcext:value-type="float">
            <text:p>272.148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8.049" calcext:value-type="float">
            <text:p>1198.049</text:p>
          </table:table-cell>
          <table:table-cell office:value-type="float" office:value="288.3008" calcext:value-type="float">
            <text:p>288.3008</text:p>
          </table:table-cell>
          <table:table-cell office:value-type="float" office:value="0" calcext:value-type="float">
            <text:p>0</text:p>
          </table:table-cell>
          <table:table-cell office:value-type="float" office:value="0.09011411" calcext:value-type="float">
            <text:p>0.09011411</text:p>
          </table:table-cell>
          <table:table-cell office:value-type="float" office:value="0.1447051" calcext:value-type="float">
            <text:p>0.1447051</text:p>
          </table:table-cell>
          <table:table-cell office:value-type="float" office:value="0.1455549" calcext:value-type="float">
            <text:p>0.1455549</text:p>
          </table:table-cell>
          <table:table-cell office:value-type="float" office:value="0.1494598" calcext:value-type="float">
            <text:p>0.1494598</text:p>
          </table:table-cell>
          <table:table-cell office:value-type="float" office:value="0.1516057" calcext:value-type="float">
            <text:p>0.1516057</text:p>
          </table:table-cell>
          <table:table-cell office:value-type="float" office:value="0.1570397" calcext:value-type="float">
            <text:p>0.1570397</text:p>
          </table:table-cell>
          <table:table-cell office:value-type="float" office:value="0.2075988" calcext:value-type="float">
            <text:p>0.2075988</text:p>
          </table:table-cell>
          <table:table-cell office:value-type="float" office:value="0.3061749" calcext:value-type="float">
            <text:p>0.3061749</text:p>
          </table:table-cell>
          <table:table-cell office:value-type="float" office:value="0.3819742" calcext:value-type="float">
            <text:p>0.3819742</text:p>
          </table:table-cell>
          <table:table-cell office:value-type="float" office:value="0.4115568" calcext:value-type="float">
            <text:p>0.411556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73E-015" calcext:value-type="float">
            <text:p>1.960173E-15</text:p>
          </table:table-cell>
          <table:table-cell office:value-type="float" office:value="1.90885E-015" calcext:value-type="float">
            <text:p>1.90885E-15</text:p>
          </table:table-cell>
          <table:table-cell office:value-type="float" office:value="9.763814E-016" calcext:value-type="float">
            <text:p>9.763814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2.69293" calcext:value-type="float">
            <text:p>-32.69293</text:p>
          </table:table-cell>
          <table:table-cell office:value-type="float" office:value="-1.766186" calcext:value-type="float">
            <text:p>-1.766186</text:p>
          </table:table-cell>
          <table:table-cell office:value-type="float" office:value="-1.69779" calcext:value-type="float">
            <text:p>-1.69779</text:p>
          </table:table-cell>
          <table:table-cell office:value-type="float" office:value="-1.442371" calcext:value-type="float">
            <text:p>-1.442371</text:p>
          </table:table-cell>
          <table:table-cell office:value-type="float" office:value="-1.321951" calcext:value-type="float">
            <text:p>-1.321951</text:p>
          </table:table-cell>
          <table:table-cell office:value-type="float" office:value="-1.065602" calcext:value-type="float">
            <text:p>-1.065602</text:p>
          </table:table-cell>
          <table:table-cell office:value-type="float" office:value="-1.045923" calcext:value-type="float">
            <text:p>-1.045923</text:p>
          </table:table-cell>
          <table:table-cell office:value-type="float" office:value="-0.05839111" calcext:value-type="float">
            <text:p>-0.05839111</text:p>
          </table:table-cell>
          <table:table-cell office:value-type="float" office:value="-0.008119017" calcext:value-type="float">
            <text:p>-0.008119017</text:p>
          </table:table-cell>
          <table:table-cell office:value-type="float" office:value="-0.003978673" calcext:value-type="float">
            <text:p>-0.003978673</text:p>
          </table:table-cell>
          <table:table-cell office:value-type="float" office:value="1482.478" calcext:value-type="float">
            <text:p>1482.478</text:p>
          </table:table-cell>
          <table:table-cell office:value-type="float" office:value="0" calcext:value-type="float">
            <text:p>0</text:p>
          </table:table-cell>
          <table:table-cell office:value-type="float" office:value="-0.009727051" calcext:value-type="float">
            <text:p>-0.009727051</text:p>
          </table:table-cell>
          <table:table-cell office:value-type="float" office:value="-0.0007135994" calcext:value-type="float">
            <text:p>-0.00071359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966" calcext:value-type="float">
            <text:p>-1.239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577.1984" calcext:value-type="float">
            <text:p>577.1984</text:p>
          </table:table-cell>
          <table:table-cell office:value-type="float" office:value="273.9627" calcext:value-type="float">
            <text:p>273.962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7.055" calcext:value-type="float">
            <text:p>1197.055</text:p>
          </table:table-cell>
          <table:table-cell office:value-type="float" office:value="287.4799" calcext:value-type="float">
            <text:p>287.4799</text:p>
          </table:table-cell>
          <table:table-cell office:value-type="float" office:value="0" calcext:value-type="float">
            <text:p>0</text:p>
          </table:table-cell>
          <table:table-cell office:value-type="float" office:value="0.0949164" calcext:value-type="float">
            <text:p>0.0949164</text:p>
          </table:table-cell>
          <table:table-cell office:value-type="float" office:value="0.1456975" calcext:value-type="float">
            <text:p>0.1456975</text:p>
          </table:table-cell>
          <table:table-cell office:value-type="float" office:value="0.1452461" calcext:value-type="float">
            <text:p>0.1452461</text:p>
          </table:table-cell>
          <table:table-cell office:value-type="float" office:value="0.1484197" calcext:value-type="float">
            <text:p>0.1484197</text:p>
          </table:table-cell>
          <table:table-cell office:value-type="float" office:value="0.1503439" calcext:value-type="float">
            <text:p>0.1503439</text:p>
          </table:table-cell>
          <table:table-cell office:value-type="float" office:value="0.1553083" calcext:value-type="float">
            <text:p>0.1553083</text:p>
          </table:table-cell>
          <table:table-cell office:value-type="float" office:value="0.2053826" calcext:value-type="float">
            <text:p>0.2053826</text:p>
          </table:table-cell>
          <table:table-cell office:value-type="float" office:value="0.303222" calcext:value-type="float">
            <text:p>0.303222</text:p>
          </table:table-cell>
          <table:table-cell office:value-type="float" office:value="0.3818844" calcext:value-type="float">
            <text:p>0.3818844</text:p>
          </table:table-cell>
          <table:table-cell office:value-type="float" office:value="0.4114166" calcext:value-type="float">
            <text:p>0.4114166</text:p>
          </table:table-cell>
          <table:table-cell office:value-type="float" office:value="0.5107088" calcext:value-type="float">
            <text:p>0.510708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56E-015" calcext:value-type="float">
            <text:p>1.960156E-15</text:p>
          </table:table-cell>
          <table:table-cell office:value-type="float" office:value="1.908871E-015" calcext:value-type="float">
            <text:p>1.908871E-15</text:p>
          </table:table-cell>
          <table:table-cell office:value-type="float" office:value="9.763814E-016" calcext:value-type="float">
            <text:p>9.763814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.8506" calcext:value-type="float">
            <text:p>-23.8506</text:p>
          </table:table-cell>
          <table:table-cell office:value-type="float" office:value="-1.692798" calcext:value-type="float">
            <text:p>-1.692798</text:p>
          </table:table-cell>
          <table:table-cell office:value-type="float" office:value="-1.720126" calcext:value-type="float">
            <text:p>-1.720126</text:p>
          </table:table-cell>
          <table:table-cell office:value-type="float" office:value="-1.505358" calcext:value-type="float">
            <text:p>-1.505358</text:p>
          </table:table-cell>
          <table:table-cell office:value-type="float" office:value="-1.391314" calcext:value-type="float">
            <text:p>-1.391314</text:p>
          </table:table-cell>
          <table:table-cell office:value-type="float" office:value="-1.140369" calcext:value-type="float">
            <text:p>-1.140369</text:p>
          </table:table-cell>
          <table:table-cell office:value-type="float" office:value="-1.1351" calcext:value-type="float">
            <text:p>-1.1351</text:p>
          </table:table-cell>
          <table:table-cell office:value-type="float" office:value="-0.06286983" calcext:value-type="float">
            <text:p>-0.06286983</text:p>
          </table:table-cell>
          <table:table-cell office:value-type="float" office:value="-0.00813735" calcext:value-type="float">
            <text:p>-0.00813735</text:p>
          </table:table-cell>
          <table:table-cell office:value-type="float" office:value="-0.003991717" calcext:value-type="float">
            <text:p>-0.003991717</text:p>
          </table:table-cell>
          <table:table-cell office:value-type="float" office:value="1485.659" calcext:value-type="float">
            <text:p>1485.659</text:p>
          </table:table-cell>
          <table:table-cell office:value-type="float" office:value="0" calcext:value-type="float">
            <text:p>0</text:p>
          </table:table-cell>
          <table:table-cell office:value-type="float" office:value="-0.009726314" calcext:value-type="float">
            <text:p>-0.009726314</text:p>
          </table:table-cell>
          <table:table-cell office:value-type="float" office:value="-0.0007133491" calcext:value-type="float">
            <text:p>-0.000713349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0315" calcext:value-type="float">
            <text:p>-1.2403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0" calcext:value-type="float">
            <text:p>23082000</text:p>
          </table:table-cell>
          <table:table-cell office:value-type="float" office:value="596.1982" calcext:value-type="float">
            <text:p>596.1982</text:p>
          </table:table-cell>
          <table:table-cell office:value-type="float" office:value="275.8527" calcext:value-type="float">
            <text:p>275.852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4.536" calcext:value-type="float">
            <text:p>1214.536</text:p>
          </table:table-cell>
          <table:table-cell office:value-type="float" office:value="287.1079" calcext:value-type="float">
            <text:p>287.1079</text:p>
          </table:table-cell>
          <table:table-cell office:value-type="float" office:value="0" calcext:value-type="float">
            <text:p>0</text:p>
          </table:table-cell>
          <table:table-cell office:value-type="float" office:value="0.3330381" calcext:value-type="float">
            <text:p>0.3330381</text:p>
          </table:table-cell>
          <table:table-cell office:value-type="float" office:value="0.3334302" calcext:value-type="float">
            <text:p>0.3334302</text:p>
          </table:table-cell>
          <table:table-cell office:value-type="float" office:value="0.3319913" calcext:value-type="float">
            <text:p>0.3319913</text:p>
          </table:table-cell>
          <table:table-cell office:value-type="float" office:value="0.1506452" calcext:value-type="float">
            <text:p>0.1506452</text:p>
          </table:table-cell>
          <table:table-cell office:value-type="float" office:value="0.15144" calcext:value-type="float">
            <text:p>0.15144</text:p>
          </table:table-cell>
          <table:table-cell office:value-type="float" office:value="0.1560991" calcext:value-type="float">
            <text:p>0.1560991</text:p>
          </table:table-cell>
          <table:table-cell office:value-type="float" office:value="0.2324931" calcext:value-type="float">
            <text:p>0.2324931</text:p>
          </table:table-cell>
          <table:table-cell office:value-type="float" office:value="0.303221" calcext:value-type="float">
            <text:p>0.303221</text:p>
          </table:table-cell>
          <table:table-cell office:value-type="float" office:value="0.3826621" calcext:value-type="float">
            <text:p>0.3826621</text:p>
          </table:table-cell>
          <table:table-cell office:value-type="float" office:value="0.4112383" calcext:value-type="float">
            <text:p>0.4112383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41E-015" calcext:value-type="float">
            <text:p>1.960141E-15</text:p>
          </table:table-cell>
          <table:table-cell office:value-type="float" office:value="1.908891E-015" calcext:value-type="float">
            <text:p>1.908891E-15</text:p>
          </table:table-cell>
          <table:table-cell office:value-type="float" office:value="9.763819E-016" calcext:value-type="float">
            <text:p>9.763819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9151896" calcext:value-type="float">
            <text:p>-0.009151896</text:p>
          </table:table-cell>
          <table:table-cell office:value-type="float" office:value="-0.009037711" calcext:value-type="float">
            <text:p>-0.009037711</text:p>
          </table:table-cell>
          <table:table-cell office:value-type="float" office:value="-0.00948423" calcext:value-type="float">
            <text:p>-0.00948423</text:p>
          </table:table-cell>
          <table:table-cell office:value-type="float" office:value="-1.375684" calcext:value-type="float">
            <text:p>-1.375684</text:p>
          </table:table-cell>
          <table:table-cell office:value-type="float" office:value="-1.331235" calcext:value-type="float">
            <text:p>-1.331235</text:p>
          </table:table-cell>
          <table:table-cell office:value-type="float" office:value="-1.105971" calcext:value-type="float">
            <text:p>-1.105971</text:p>
          </table:table-cell>
          <table:table-cell office:value-type="float" office:value="-0.4411834" calcext:value-type="float">
            <text:p>-0.4411834</text:p>
          </table:table-cell>
          <table:table-cell office:value-type="float" office:value="-0.06290679" calcext:value-type="float">
            <text:p>-0.06290679</text:p>
          </table:table-cell>
          <table:table-cell office:value-type="float" office:value="-0.007981893" calcext:value-type="float">
            <text:p>-0.007981893</text:p>
          </table:table-cell>
          <table:table-cell office:value-type="float" office:value="-0.004008779" calcext:value-type="float">
            <text:p>-0.004008779</text:p>
          </table:table-cell>
          <table:table-cell office:value-type="float" office:value="1489.632" calcext:value-type="float">
            <text:p>1489.632</text:p>
          </table:table-cell>
          <table:table-cell office:value-type="float" office:value="0" calcext:value-type="float">
            <text:p>0</text:p>
          </table:table-cell>
          <table:table-cell office:value-type="float" office:value="-0.009729046" calcext:value-type="float">
            <text:p>-0.009729046</text:p>
          </table:table-cell>
          <table:table-cell office:value-type="float" office:value="-0.0007132213" calcext:value-type="float">
            <text:p>-0.00071322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41168" calcext:value-type="float">
            <text:p>-1.2411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596.1982" calcext:value-type="float">
            <text:p>596.1982</text:p>
          </table:table-cell>
          <table:table-cell office:value-type="float" office:value="280.572" calcext:value-type="float">
            <text:p>280.57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10.586" calcext:value-type="float">
            <text:p>1210.586</text:p>
          </table:table-cell>
          <table:table-cell office:value-type="float" office:value="286.3392" calcext:value-type="float">
            <text:p>286.3392</text:p>
          </table:table-cell>
          <table:table-cell office:value-type="float" office:value="0" calcext:value-type="float">
            <text:p>0</text:p>
          </table:table-cell>
          <table:table-cell office:value-type="float" office:value="0.1996467" calcext:value-type="float">
            <text:p>0.1996467</text:p>
          </table:table-cell>
          <table:table-cell office:value-type="float" office:value="0.282795" calcext:value-type="float">
            <text:p>0.282795</text:p>
          </table:table-cell>
          <table:table-cell office:value-type="float" office:value="0.2882918" calcext:value-type="float">
            <text:p>0.2882918</text:p>
          </table:table-cell>
          <table:table-cell office:value-type="float" office:value="0.1531528" calcext:value-type="float">
            <text:p>0.1531528</text:p>
          </table:table-cell>
          <table:table-cell office:value-type="float" office:value="0.152435" calcext:value-type="float">
            <text:p>0.152435</text:p>
          </table:table-cell>
          <table:table-cell office:value-type="float" office:value="0.1569519" calcext:value-type="float">
            <text:p>0.1569519</text:p>
          </table:table-cell>
          <table:table-cell office:value-type="float" office:value="0.2319997" calcext:value-type="float">
            <text:p>0.2319997</text:p>
          </table:table-cell>
          <table:table-cell office:value-type="float" office:value="0.3029592" calcext:value-type="float">
            <text:p>0.3029592</text:p>
          </table:table-cell>
          <table:table-cell office:value-type="float" office:value="0.3834705" calcext:value-type="float">
            <text:p>0.3834705</text:p>
          </table:table-cell>
          <table:table-cell office:value-type="float" office:value="0.4116226" calcext:value-type="float">
            <text:p>0.4116226</text:p>
          </table:table-cell>
          <table:table-cell office:value-type="float" office:value="0.5107089" calcext:value-type="float">
            <text:p>0.510708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27E-015" calcext:value-type="float">
            <text:p>1.960127E-15</text:p>
          </table:table-cell>
          <table:table-cell office:value-type="float" office:value="1.908909E-015" calcext:value-type="float">
            <text:p>1.908909E-15</text:p>
          </table:table-cell>
          <table:table-cell office:value-type="float" office:value="9.763821E-016" calcext:value-type="float">
            <text:p>9.763821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2454819" calcext:value-type="float">
            <text:p>-0.2454819</text:p>
          </table:table-cell>
          <table:table-cell office:value-type="float" office:value="-0.02874704" calcext:value-type="float">
            <text:p>-0.02874704</text:p>
          </table:table-cell>
          <table:table-cell office:value-type="float" office:value="-0.02506145" calcext:value-type="float">
            <text:p>-0.02506145</text:p>
          </table:table-cell>
          <table:table-cell office:value-type="float" office:value="-1.243585" calcext:value-type="float">
            <text:p>-1.243585</text:p>
          </table:table-cell>
          <table:table-cell office:value-type="float" office:value="-1.278978" calcext:value-type="float">
            <text:p>-1.278978</text:p>
          </table:table-cell>
          <table:table-cell office:value-type="float" office:value="-1.069664" calcext:value-type="float">
            <text:p>-1.069664</text:p>
          </table:table-cell>
          <table:table-cell office:value-type="float" office:value="-0.4483682" calcext:value-type="float">
            <text:p>-0.4483682</text:p>
          </table:table-cell>
          <table:table-cell office:value-type="float" office:value="-0.06332322" calcext:value-type="float">
            <text:p>-0.06332322</text:p>
          </table:table-cell>
          <table:table-cell office:value-type="float" office:value="-0.007821516" calcext:value-type="float">
            <text:p>-0.007821516</text:p>
          </table:table-cell>
          <table:table-cell office:value-type="float" office:value="-0.003973009" calcext:value-type="float">
            <text:p>-0.003973009</text:p>
          </table:table-cell>
          <table:table-cell office:value-type="float" office:value="1492.836" calcext:value-type="float">
            <text:p>1492.836</text:p>
          </table:table-cell>
          <table:table-cell office:value-type="float" office:value="0" calcext:value-type="float">
            <text:p>0</text:p>
          </table:table-cell>
          <table:table-cell office:value-type="float" office:value="-0.009727525" calcext:value-type="float">
            <text:p>-0.009727525</text:p>
          </table:table-cell>
          <table:table-cell office:value-type="float" office:value="-0.0007130815" calcext:value-type="float">
            <text:p>-0.00071308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9375" calcext:value-type="float">
            <text:p>-1.2393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0" calcext:value-type="float">
            <text:p>25082000</text:p>
          </table:table-cell>
          <table:table-cell office:value-type="float" office:value="596.1982" calcext:value-type="float">
            <text:p>596.1982</text:p>
          </table:table-cell>
          <table:table-cell office:value-type="float" office:value="285.0844" calcext:value-type="float">
            <text:p>285.084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6.786" calcext:value-type="float">
            <text:p>1206.786</text:p>
          </table:table-cell>
          <table:table-cell office:value-type="float" office:value="285.626" calcext:value-type="float">
            <text:p>285.626</text:p>
          </table:table-cell>
          <table:table-cell office:value-type="float" office:value="0" calcext:value-type="float">
            <text:p>0</text:p>
          </table:table-cell>
          <table:table-cell office:value-type="float" office:value="0.09637652" calcext:value-type="float">
            <text:p>0.09637652</text:p>
          </table:table-cell>
          <table:table-cell office:value-type="float" office:value="0.2223708" calcext:value-type="float">
            <text:p>0.2223708</text:p>
          </table:table-cell>
          <table:table-cell office:value-type="float" office:value="0.249869" calcext:value-type="float">
            <text:p>0.249869</text:p>
          </table:table-cell>
          <table:table-cell office:value-type="float" office:value="0.1552369" calcext:value-type="float">
            <text:p>0.1552369</text:p>
          </table:table-cell>
          <table:table-cell office:value-type="float" office:value="0.1532391" calcext:value-type="float">
            <text:p>0.1532391</text:p>
          </table:table-cell>
          <table:table-cell office:value-type="float" office:value="0.1574324" calcext:value-type="float">
            <text:p>0.1574324</text:p>
          </table:table-cell>
          <table:table-cell office:value-type="float" office:value="0.2300629" calcext:value-type="float">
            <text:p>0.2300629</text:p>
          </table:table-cell>
          <table:table-cell office:value-type="float" office:value="0.302215" calcext:value-type="float">
            <text:p>0.302215</text:p>
          </table:table-cell>
          <table:table-cell office:value-type="float" office:value="0.3838959" calcext:value-type="float">
            <text:p>0.3838959</text:p>
          </table:table-cell>
          <table:table-cell office:value-type="float" office:value="0.4118868" calcext:value-type="float">
            <text:p>0.411886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113E-015" calcext:value-type="float">
            <text:p>1.960113E-15</text:p>
          </table:table-cell>
          <table:table-cell office:value-type="float" office:value="1.908928E-015" calcext:value-type="float">
            <text:p>1.908928E-15</text:p>
          </table:table-cell>
          <table:table-cell office:value-type="float" office:value="9.76382E-016" calcext:value-type="float">
            <text:p>9.76382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1.68304" calcext:value-type="float">
            <text:p>-21.68304</text:p>
          </table:table-cell>
          <table:table-cell office:value-type="float" office:value="-0.1280912" calcext:value-type="float">
            <text:p>-0.1280912</text:p>
          </table:table-cell>
          <table:table-cell office:value-type="float" office:value="-0.06197218" calcext:value-type="float">
            <text:p>-0.06197218</text:p>
          </table:table-cell>
          <table:table-cell office:value-type="float" office:value="-1.144709" calcext:value-type="float">
            <text:p>-1.144709</text:p>
          </table:table-cell>
          <table:table-cell office:value-type="float" office:value="-1.238435" calcext:value-type="float">
            <text:p>-1.238435</text:p>
          </table:table-cell>
          <table:table-cell office:value-type="float" office:value="-1.04984" calcext:value-type="float">
            <text:p>-1.04984</text:p>
          </table:table-cell>
          <table:table-cell office:value-type="float" office:value="-0.4779413" calcext:value-type="float">
            <text:p>-0.4779413</text:p>
          </table:table-cell>
          <table:table-cell office:value-type="float" office:value="-0.06451676" calcext:value-type="float">
            <text:p>-0.06451676</text:p>
          </table:table-cell>
          <table:table-cell office:value-type="float" office:value="-0.007738352" calcext:value-type="float">
            <text:p>-0.007738352</text:p>
          </table:table-cell>
          <table:table-cell office:value-type="float" office:value="-0.003948598" calcext:value-type="float">
            <text:p>-0.003948598</text:p>
          </table:table-cell>
          <table:table-cell office:value-type="float" office:value="1496.072" calcext:value-type="float">
            <text:p>1496.072</text:p>
          </table:table-cell>
          <table:table-cell office:value-type="float" office:value="0" calcext:value-type="float">
            <text:p>0</text:p>
          </table:table-cell>
          <table:table-cell office:value-type="float" office:value="-0.0097242" calcext:value-type="float">
            <text:p>-0.0097242</text:p>
          </table:table-cell>
          <table:table-cell office:value-type="float" office:value="-0.0007129289" calcext:value-type="float">
            <text:p>-0.00071292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8141" calcext:value-type="float">
            <text:p>-1.2381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0" calcext:value-type="float">
            <text:p>26082000</text:p>
          </table:table-cell>
          <table:table-cell office:value-type="float" office:value="596.2982" calcext:value-type="float">
            <text:p>596.2982</text:p>
          </table:table-cell>
          <table:table-cell office:value-type="float" office:value="287.4789" calcext:value-type="float">
            <text:p>287.478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5.167" calcext:value-type="float">
            <text:p>1205.167</text:p>
          </table:table-cell>
          <table:table-cell office:value-type="float" office:value="284.9512" calcext:value-type="float">
            <text:p>284.9512</text:p>
          </table:table-cell>
          <table:table-cell office:value-type="float" office:value="0" calcext:value-type="float">
            <text:p>0</text:p>
          </table:table-cell>
          <table:table-cell office:value-type="float" office:value="0.09975739" calcext:value-type="float">
            <text:p>0.09975739</text:p>
          </table:table-cell>
          <table:table-cell office:value-type="float" office:value="0.1940551" calcext:value-type="float">
            <text:p>0.1940551</text:p>
          </table:table-cell>
          <table:table-cell office:value-type="float" office:value="0.2220199" calcext:value-type="float">
            <text:p>0.2220199</text:p>
          </table:table-cell>
          <table:table-cell office:value-type="float" office:value="0.1571211" calcext:value-type="float">
            <text:p>0.1571211</text:p>
          </table:table-cell>
          <table:table-cell office:value-type="float" office:value="0.1541169" calcext:value-type="float">
            <text:p>0.1541169</text:p>
          </table:table-cell>
          <table:table-cell office:value-type="float" office:value="0.1580409" calcext:value-type="float">
            <text:p>0.1580409</text:p>
          </table:table-cell>
          <table:table-cell office:value-type="float" office:value="0.228923" calcext:value-type="float">
            <text:p>0.228923</text:p>
          </table:table-cell>
          <table:table-cell office:value-type="float" office:value="0.3015898" calcext:value-type="float">
            <text:p>0.3015898</text:p>
          </table:table-cell>
          <table:table-cell office:value-type="float" office:value="0.3842716" calcext:value-type="float">
            <text:p>0.3842716</text:p>
          </table:table-cell>
          <table:table-cell office:value-type="float" office:value="0.4121413" calcext:value-type="float">
            <text:p>0.412141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99E-015" calcext:value-type="float">
            <text:p>1.960099E-15</text:p>
          </table:table-cell>
          <table:table-cell office:value-type="float" office:value="1.908947E-015" calcext:value-type="float">
            <text:p>1.908947E-15</text:p>
          </table:table-cell>
          <table:table-cell office:value-type="float" office:value="9.763819E-016" calcext:value-type="float">
            <text:p>9.763819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7.70743" calcext:value-type="float">
            <text:p>-17.70743</text:p>
          </table:table-cell>
          <table:table-cell office:value-type="float" office:value="-0.2937441" calcext:value-type="float">
            <text:p>-0.2937441</text:p>
          </table:table-cell>
          <table:table-cell office:value-type="float" office:value="-0.1278087" calcext:value-type="float">
            <text:p>-0.1278087</text:p>
          </table:table-cell>
          <table:table-cell office:value-type="float" office:value="-1.06311" calcext:value-type="float">
            <text:p>-1.06311</text:p>
          </table:table-cell>
          <table:table-cell office:value-type="float" office:value="-1.195875" calcext:value-type="float">
            <text:p>-1.195875</text:p>
          </table:table-cell>
          <table:table-cell office:value-type="float" office:value="-1.025326" calcext:value-type="float">
            <text:p>-1.025326</text:p>
          </table:table-cell>
          <table:table-cell office:value-type="float" office:value="-0.4963809" calcext:value-type="float">
            <text:p>-0.4963809</text:p>
          </table:table-cell>
          <table:table-cell office:value-type="float" office:value="-0.06553975" calcext:value-type="float">
            <text:p>-0.06553975</text:p>
          </table:table-cell>
          <table:table-cell office:value-type="float" office:value="-0.007665734" calcext:value-type="float">
            <text:p>-0.007665734</text:p>
          </table:table-cell>
          <table:table-cell office:value-type="float" office:value="-0.003925243" calcext:value-type="float">
            <text:p>-0.003925243</text:p>
          </table:table-cell>
          <table:table-cell office:value-type="float" office:value="1499.316" calcext:value-type="float">
            <text:p>1499.316</text:p>
          </table:table-cell>
          <table:table-cell office:value-type="float" office:value="0" calcext:value-type="float">
            <text:p>0</text:p>
          </table:table-cell>
          <table:table-cell office:value-type="float" office:value="-0.009723254" calcext:value-type="float">
            <text:p>-0.009723254</text:p>
          </table:table-cell>
          <table:table-cell office:value-type="float" office:value="-0.0007127649" calcext:value-type="float">
            <text:p>-0.000712764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953" calcext:value-type="float">
            <text:p>-1.2369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0" calcext:value-type="float">
            <text:p>27082000</text:p>
          </table:table-cell>
          <table:table-cell office:value-type="float" office:value="596.2982" calcext:value-type="float">
            <text:p>596.2982</text:p>
          </table:table-cell>
          <table:table-cell office:value-type="float" office:value="290.0972" calcext:value-type="float">
            <text:p>290.097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3.193" calcext:value-type="float">
            <text:p>1203.193</text:p>
          </table:table-cell>
          <table:table-cell office:value-type="float" office:value="284.3046" calcext:value-type="float">
            <text:p>284.3046</text:p>
          </table:table-cell>
          <table:table-cell office:value-type="float" office:value="0" calcext:value-type="float">
            <text:p>0</text:p>
          </table:table-cell>
          <table:table-cell office:value-type="float" office:value="0.0857614" calcext:value-type="float">
            <text:p>0.0857614</text:p>
          </table:table-cell>
          <table:table-cell office:value-type="float" office:value="0.1685228" calcext:value-type="float">
            <text:p>0.1685228</text:p>
          </table:table-cell>
          <table:table-cell office:value-type="float" office:value="0.1963345" calcext:value-type="float">
            <text:p>0.1963345</text:p>
          </table:table-cell>
          <table:table-cell office:value-type="float" office:value="0.1584344" calcext:value-type="float">
            <text:p>0.1584344</text:p>
          </table:table-cell>
          <table:table-cell office:value-type="float" office:value="0.1547413" calcext:value-type="float">
            <text:p>0.1547413</text:p>
          </table:table-cell>
          <table:table-cell office:value-type="float" office:value="0.1583599" calcext:value-type="float">
            <text:p>0.1583599</text:p>
          </table:table-cell>
          <table:table-cell office:value-type="float" office:value="0.2270569" calcext:value-type="float">
            <text:p>0.2270569</text:p>
          </table:table-cell>
          <table:table-cell office:value-type="float" office:value="0.3004906" calcext:value-type="float">
            <text:p>0.3004906</text:p>
          </table:table-cell>
          <table:table-cell office:value-type="float" office:value="0.3844443" calcext:value-type="float">
            <text:p>0.3844443</text:p>
          </table:table-cell>
          <table:table-cell office:value-type="float" office:value="0.4122985" calcext:value-type="float">
            <text:p>0.4122985</text:p>
          </table:table-cell>
          <table:table-cell office:value-type="float" office:value="0.5107091" calcext:value-type="float">
            <text:p>0.510709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83E-015" calcext:value-type="float">
            <text:p>1.960083E-15</text:p>
          </table:table-cell>
          <table:table-cell office:value-type="float" office:value="1.908968E-015" calcext:value-type="float">
            <text:p>1.908968E-15</text:p>
          </table:table-cell>
          <table:table-cell office:value-type="float" office:value="9.76382E-016" calcext:value-type="float">
            <text:p>9.76382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4.46431" calcext:value-type="float">
            <text:p>-44.46431</text:p>
          </table:table-cell>
          <table:table-cell office:value-type="float" office:value="-0.6956332" calcext:value-type="float">
            <text:p>-0.6956332</text:p>
          </table:table-cell>
          <table:table-cell office:value-type="float" office:value="-0.2713102" calcext:value-type="float">
            <text:p>-0.2713102</text:p>
          </table:table-cell>
          <table:table-cell office:value-type="float" office:value="-1.010226" calcext:value-type="float">
            <text:p>-1.010226</text:p>
          </table:table-cell>
          <table:table-cell office:value-type="float" office:value="-1.166614" calcext:value-type="float">
            <text:p>-1.166614</text:p>
          </table:table-cell>
          <table:table-cell office:value-type="float" office:value="-1.012697" calcext:value-type="float">
            <text:p>-1.012697</text:p>
          </table:table-cell>
          <table:table-cell office:value-type="float" office:value="-0.5283121" calcext:value-type="float">
            <text:p>-0.5283121</text:p>
          </table:table-cell>
          <table:table-cell office:value-type="float" office:value="-0.0673814" calcext:value-type="float">
            <text:p>-0.0673814</text:p>
          </table:table-cell>
          <table:table-cell office:value-type="float" office:value="-0.007632663" calcext:value-type="float">
            <text:p>-0.007632663</text:p>
          </table:table-cell>
          <table:table-cell office:value-type="float" office:value="-0.003910859" calcext:value-type="float">
            <text:p>-0.003910859</text:p>
          </table:table-cell>
          <table:table-cell office:value-type="float" office:value="1502.571" calcext:value-type="float">
            <text:p>1502.571</text:p>
          </table:table-cell>
          <table:table-cell office:value-type="float" office:value="0" calcext:value-type="float">
            <text:p>0</text:p>
          </table:table-cell>
          <table:table-cell office:value-type="float" office:value="-0.009727761" calcext:value-type="float">
            <text:p>-0.009727761</text:p>
          </table:table-cell>
          <table:table-cell office:value-type="float" office:value="-0.0007125915" calcext:value-type="float">
            <text:p>-0.00071259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217" calcext:value-type="float">
            <text:p>-1.2362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0" calcext:value-type="float">
            <text:p>28082000</text:p>
          </table:table-cell>
          <table:table-cell office:value-type="float" office:value="596.2982" calcext:value-type="float">
            <text:p>596.2982</text:p>
          </table:table-cell>
          <table:table-cell office:value-type="float" office:value="292.6291" calcext:value-type="float">
            <text:p>292.629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1.296" calcext:value-type="float">
            <text:p>1201.296</text:p>
          </table:table-cell>
          <table:table-cell office:value-type="float" office:value="283.671" calcext:value-type="float">
            <text:p>283.671</text:p>
          </table:table-cell>
          <table:table-cell office:value-type="float" office:value="0" calcext:value-type="float">
            <text:p>0</text:p>
          </table:table-cell>
          <table:table-cell office:value-type="float" office:value="0.08705658" calcext:value-type="float">
            <text:p>0.08705658</text:p>
          </table:table-cell>
          <table:table-cell office:value-type="float" office:value="0.1562674" calcext:value-type="float">
            <text:p>0.1562674</text:p>
          </table:table-cell>
          <table:table-cell office:value-type="float" office:value="0.1747996" calcext:value-type="float">
            <text:p>0.1747996</text:p>
          </table:table-cell>
          <table:table-cell office:value-type="float" office:value="0.1581803" calcext:value-type="float">
            <text:p>0.1581803</text:p>
          </table:table-cell>
          <table:table-cell office:value-type="float" office:value="0.1546125" calcext:value-type="float">
            <text:p>0.1546125</text:p>
          </table:table-cell>
          <table:table-cell office:value-type="float" office:value="0.1580786" calcext:value-type="float">
            <text:p>0.1580786</text:p>
          </table:table-cell>
          <table:table-cell office:value-type="float" office:value="0.2241175" calcext:value-type="float">
            <text:p>0.2241175</text:p>
          </table:table-cell>
          <table:table-cell office:value-type="float" office:value="0.2987711" calcext:value-type="float">
            <text:p>0.2987711</text:p>
          </table:table-cell>
          <table:table-cell office:value-type="float" office:value="0.3844153" calcext:value-type="float">
            <text:p>0.3844153</text:p>
          </table:table-cell>
          <table:table-cell office:value-type="float" office:value="0.4123466" calcext:value-type="float">
            <text:p>0.4123466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58E-015" calcext:value-type="float">
            <text:p>1.960058E-15</text:p>
          </table:table-cell>
          <table:table-cell office:value-type="float" office:value="1.908983E-015" calcext:value-type="float">
            <text:p>1.908983E-15</text:p>
          </table:table-cell>
          <table:table-cell office:value-type="float" office:value="9.763847E-016" calcext:value-type="float">
            <text:p>9.763847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0.33982" calcext:value-type="float">
            <text:p>-40.33982</text:p>
          </table:table-cell>
          <table:table-cell office:value-type="float" office:value="-1.103207" calcext:value-type="float">
            <text:p>-1.103207</text:p>
          </table:table-cell>
          <table:table-cell office:value-type="float" office:value="-0.5530768" calcext:value-type="float">
            <text:p>-0.5530768</text:p>
          </table:table-cell>
          <table:table-cell office:value-type="float" office:value="-1.019877" calcext:value-type="float">
            <text:p>-1.019877</text:p>
          </table:table-cell>
          <table:table-cell office:value-type="float" office:value="-1.172491" calcext:value-type="float">
            <text:p>-1.172491</text:p>
          </table:table-cell>
          <table:table-cell office:value-type="float" office:value="-1.023714" calcext:value-type="float">
            <text:p>-1.023714</text:p>
          </table:table-cell>
          <table:table-cell office:value-type="float" office:value="-0.5834672" calcext:value-type="float">
            <text:p>-0.5834672</text:p>
          </table:table-cell>
          <table:table-cell office:value-type="float" office:value="-0.0703854" calcext:value-type="float">
            <text:p>-0.0703854</text:p>
          </table:table-cell>
          <table:table-cell office:value-type="float" office:value="-0.007637738" calcext:value-type="float">
            <text:p>-0.007637738</text:p>
          </table:table-cell>
          <table:table-cell office:value-type="float" office:value="-0.003906403" calcext:value-type="float">
            <text:p>-0.003906403</text:p>
          </table:table-cell>
          <table:table-cell office:value-type="float" office:value="1505.83" calcext:value-type="float">
            <text:p>1505.83</text:p>
          </table:table-cell>
          <table:table-cell office:value-type="float" office:value="0" calcext:value-type="float">
            <text:p>0</text:p>
          </table:table-cell>
          <table:table-cell office:value-type="float" office:value="-0.009727576" calcext:value-type="float">
            <text:p>-0.009727576</text:p>
          </table:table-cell>
          <table:table-cell office:value-type="float" office:value="-0.000712364" calcext:value-type="float">
            <text:p>-0.0007123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988" calcext:value-type="float">
            <text:p>-1.2359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596.2982" calcext:value-type="float">
            <text:p>596.2982</text:p>
          </table:table-cell>
          <table:table-cell office:value-type="float" office:value="294.8274" calcext:value-type="float">
            <text:p>294.827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9.734" calcext:value-type="float">
            <text:p>1199.734</text:p>
          </table:table-cell>
          <table:table-cell office:value-type="float" office:value="283.0343" calcext:value-type="float">
            <text:p>283.0343</text:p>
          </table:table-cell>
          <table:table-cell office:value-type="float" office:value="0" calcext:value-type="float">
            <text:p>0</text:p>
          </table:table-cell>
          <table:table-cell office:value-type="float" office:value="0.09387339" calcext:value-type="float">
            <text:p>0.09387339</text:p>
          </table:table-cell>
          <table:table-cell office:value-type="float" office:value="0.1511008" calcext:value-type="float">
            <text:p>0.1511008</text:p>
          </table:table-cell>
          <table:table-cell office:value-type="float" office:value="0.1614873" calcext:value-type="float">
            <text:p>0.1614873</text:p>
          </table:table-cell>
          <table:table-cell office:value-type="float" office:value="0.1570354" calcext:value-type="float">
            <text:p>0.1570354</text:p>
          </table:table-cell>
          <table:table-cell office:value-type="float" office:value="0.1541129" calcext:value-type="float">
            <text:p>0.1541129</text:p>
          </table:table-cell>
          <table:table-cell office:value-type="float" office:value="0.1574895" calcext:value-type="float">
            <text:p>0.1574895</text:p>
          </table:table-cell>
          <table:table-cell office:value-type="float" office:value="0.2208161" calcext:value-type="float">
            <text:p>0.2208161</text:p>
          </table:table-cell>
          <table:table-cell office:value-type="float" office:value="0.2967383" calcext:value-type="float">
            <text:p>0.2967383</text:p>
          </table:table-cell>
          <table:table-cell office:value-type="float" office:value="0.3842251" calcext:value-type="float">
            <text:p>0.3842251</text:p>
          </table:table-cell>
          <table:table-cell office:value-type="float" office:value="0.4123219" calcext:value-type="float">
            <text:p>0.412321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0026E-015" calcext:value-type="float">
            <text:p>1.960026E-15</text:p>
          </table:table-cell>
          <table:table-cell office:value-type="float" office:value="1.908995E-015" calcext:value-type="float">
            <text:p>1.908995E-15</text:p>
          </table:table-cell>
          <table:table-cell office:value-type="float" office:value="9.763891E-016" calcext:value-type="float">
            <text:p>9.763891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5.64593" calcext:value-type="float">
            <text:p>-25.64593</text:p>
          </table:table-cell>
          <table:table-cell office:value-type="float" office:value="-1.355059" calcext:value-type="float">
            <text:p>-1.355059</text:p>
          </table:table-cell>
          <table:table-cell office:value-type="float" office:value="-0.898379" calcext:value-type="float">
            <text:p>-0.898379</text:p>
          </table:table-cell>
          <table:table-cell office:value-type="float" office:value="-1.065976" calcext:value-type="float">
            <text:p>-1.065976</text:p>
          </table:table-cell>
          <table:table-cell office:value-type="float" office:value="-1.195863" calcext:value-type="float">
            <text:p>-1.195863</text:p>
          </table:table-cell>
          <table:table-cell office:value-type="float" office:value="-1.047295" calcext:value-type="float">
            <text:p>-1.047295</text:p>
          </table:table-cell>
          <table:table-cell office:value-type="float" office:value="-0.6533161" calcext:value-type="float">
            <text:p>-0.6533161</text:p>
          </table:table-cell>
          <table:table-cell office:value-type="float" office:value="-0.07413835" calcext:value-type="float">
            <text:p>-0.07413835</text:p>
          </table:table-cell>
          <table:table-cell office:value-type="float" office:value="-0.007673758" calcext:value-type="float">
            <text:p>-0.007673758</text:p>
          </table:table-cell>
          <table:table-cell office:value-type="float" office:value="-0.003908579" calcext:value-type="float">
            <text:p>-0.003908579</text:p>
          </table:table-cell>
          <table:table-cell office:value-type="float" office:value="1509.087" calcext:value-type="float">
            <text:p>1509.087</text:p>
          </table:table-cell>
          <table:table-cell office:value-type="float" office:value="0" calcext:value-type="float">
            <text:p>0</text:p>
          </table:table-cell>
          <table:table-cell office:value-type="float" office:value="-0.009721969" calcext:value-type="float">
            <text:p>-0.009721969</text:p>
          </table:table-cell>
          <table:table-cell office:value-type="float" office:value="-0.0007120853" calcext:value-type="float">
            <text:p>-0.000712085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1" calcext:value-type="float">
            <text:p>-1.23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0" calcext:value-type="float">
            <text:p>30082000</text:p>
          </table:table-cell>
          <table:table-cell office:value-type="float" office:value="596.2982" calcext:value-type="float">
            <text:p>596.2982</text:p>
          </table:table-cell>
          <table:table-cell office:value-type="float" office:value="296.5501" calcext:value-type="float">
            <text:p>296.550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8.662" calcext:value-type="float">
            <text:p>1198.662</text:p>
          </table:table-cell>
          <table:table-cell office:value-type="float" office:value="282.383" calcext:value-type="float">
            <text:p>282.383</text:p>
          </table:table-cell>
          <table:table-cell office:value-type="float" office:value="0" calcext:value-type="float">
            <text:p>0</text:p>
          </table:table-cell>
          <table:table-cell office:value-type="float" office:value="0.1004076" calcext:value-type="float">
            <text:p>0.1004076</text:p>
          </table:table-cell>
          <table:table-cell office:value-type="float" office:value="0.1507356" calcext:value-type="float">
            <text:p>0.1507356</text:p>
          </table:table-cell>
          <table:table-cell office:value-type="float" office:value="0.1554812" calcext:value-type="float">
            <text:p>0.1554812</text:p>
          </table:table-cell>
          <table:table-cell office:value-type="float" office:value="0.155969" calcext:value-type="float">
            <text:p>0.155969</text:p>
          </table:table-cell>
          <table:table-cell office:value-type="float" office:value="0.1537808" calcext:value-type="float">
            <text:p>0.1537808</text:p>
          </table:table-cell>
          <table:table-cell office:value-type="float" office:value="0.1569665" calcext:value-type="float">
            <text:p>0.1569665</text:p>
          </table:table-cell>
          <table:table-cell office:value-type="float" office:value="0.2179433" calcext:value-type="float">
            <text:p>0.2179433</text:p>
          </table:table-cell>
          <table:table-cell office:value-type="float" office:value="0.2945444" calcext:value-type="float">
            <text:p>0.2945444</text:p>
          </table:table-cell>
          <table:table-cell office:value-type="float" office:value="0.3840589" calcext:value-type="float">
            <text:p>0.3840589</text:p>
          </table:table-cell>
          <table:table-cell office:value-type="float" office:value="0.4122712" calcext:value-type="float">
            <text:p>0.4122712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94E-015" calcext:value-type="float">
            <text:p>1.959994E-15</text:p>
          </table:table-cell>
          <table:table-cell office:value-type="float" office:value="1.909007E-015" calcext:value-type="float">
            <text:p>1.909007E-15</text:p>
          </table:table-cell>
          <table:table-cell office:value-type="float" office:value="9.763934E-016" calcext:value-type="float">
            <text:p>9.763934E-16</text:p>
          </table:table-cell>
          <table:table-cell office:value-type="float" office:value="9.909072E-016" calcext:value-type="float">
            <text:p>9.909072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7.01134" calcext:value-type="float">
            <text:p>-17.01134</text:p>
          </table:table-cell>
          <table:table-cell office:value-type="float" office:value="-1.373963" calcext:value-type="float">
            <text:p>-1.373963</text:p>
          </table:table-cell>
          <table:table-cell office:value-type="float" office:value="-1.133221" calcext:value-type="float">
            <text:p>-1.133221</text:p>
          </table:table-cell>
          <table:table-cell office:value-type="float" office:value="-1.111271" calcext:value-type="float">
            <text:p>-1.111271</text:p>
          </table:table-cell>
          <table:table-cell office:value-type="float" office:value="-1.211709" calcext:value-type="float">
            <text:p>-1.211709</text:p>
          </table:table-cell>
          <table:table-cell office:value-type="float" office:value="-1.068787" calcext:value-type="float">
            <text:p>-1.068787</text:p>
          </table:table-cell>
          <table:table-cell office:value-type="float" office:value="-0.7219214" calcext:value-type="float">
            <text:p>-0.7219214</text:p>
          </table:table-cell>
          <table:table-cell office:value-type="float" office:value="-0.07844671" calcext:value-type="float">
            <text:p>-0.07844671</text:p>
          </table:table-cell>
          <table:table-cell office:value-type="float" office:value="-0.007705794" calcext:value-type="float">
            <text:p>-0.007705794</text:p>
          </table:table-cell>
          <table:table-cell office:value-type="float" office:value="-0.003913159" calcext:value-type="float">
            <text:p>-0.003913159</text:p>
          </table:table-cell>
          <table:table-cell office:value-type="float" office:value="1512.337" calcext:value-type="float">
            <text:p>1512.337</text:p>
          </table:table-cell>
          <table:table-cell office:value-type="float" office:value="0" calcext:value-type="float">
            <text:p>0</text:p>
          </table:table-cell>
          <table:table-cell office:value-type="float" office:value="-0.009722466" calcext:value-type="float">
            <text:p>-0.009722466</text:p>
          </table:table-cell>
          <table:table-cell office:value-type="float" office:value="-0.0007117959" calcext:value-type="float">
            <text:p>-0.000711795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334" calcext:value-type="float">
            <text:p>-1.2363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0" calcext:value-type="float">
            <text:p>31082000</text:p>
          </table:table-cell>
          <table:table-cell office:value-type="float" office:value="596.2982" calcext:value-type="float">
            <text:p>596.2982</text:p>
          </table:table-cell>
          <table:table-cell office:value-type="float" office:value="299.0461" calcext:value-type="float">
            <text:p>299.046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6.834" calcext:value-type="float">
            <text:p>1196.834</text:p>
          </table:table-cell>
          <table:table-cell office:value-type="float" office:value="281.7136" calcext:value-type="float">
            <text:p>281.7136</text:p>
          </table:table-cell>
          <table:table-cell office:value-type="float" office:value="0" calcext:value-type="float">
            <text:p>0</text:p>
          </table:table-cell>
          <table:table-cell office:value-type="float" office:value="0.0923779" calcext:value-type="float">
            <text:p>0.0923779</text:p>
          </table:table-cell>
          <table:table-cell office:value-type="float" office:value="0.1456028" calcext:value-type="float">
            <text:p>0.1456028</text:p>
          </table:table-cell>
          <table:table-cell office:value-type="float" office:value="0.1489543" calcext:value-type="float">
            <text:p>0.1489543</text:p>
          </table:table-cell>
          <table:table-cell office:value-type="float" office:value="0.153607" calcext:value-type="float">
            <text:p>0.153607</text:p>
          </table:table-cell>
          <table:table-cell office:value-type="float" office:value="0.1522656" calcext:value-type="float">
            <text:p>0.1522656</text:p>
          </table:table-cell>
          <table:table-cell office:value-type="float" office:value="0.1556348" calcext:value-type="float">
            <text:p>0.1556348</text:p>
          </table:table-cell>
          <table:table-cell office:value-type="float" office:value="0.2139345" calcext:value-type="float">
            <text:p>0.2139345</text:p>
          </table:table-cell>
          <table:table-cell office:value-type="float" office:value="0.2917477" calcext:value-type="float">
            <text:p>0.2917477</text:p>
          </table:table-cell>
          <table:table-cell office:value-type="float" office:value="0.3837094" calcext:value-type="float">
            <text:p>0.3837094</text:p>
          </table:table-cell>
          <table:table-cell office:value-type="float" office:value="0.4121227" calcext:value-type="float">
            <text:p>0.412122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61E-015" calcext:value-type="float">
            <text:p>1.959961E-15</text:p>
          </table:table-cell>
          <table:table-cell office:value-type="float" office:value="1.909024E-015" calcext:value-type="float">
            <text:p>1.909024E-15</text:p>
          </table:table-cell>
          <table:table-cell office:value-type="float" office:value="9.763966E-016" calcext:value-type="float">
            <text:p>9.763966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8.5391" calcext:value-type="float">
            <text:p>-28.5391</text:p>
          </table:table-cell>
          <table:table-cell office:value-type="float" office:value="-1.699346" calcext:value-type="float">
            <text:p>-1.699346</text:p>
          </table:table-cell>
          <table:table-cell office:value-type="float" office:value="-1.473677" calcext:value-type="float">
            <text:p>-1.473677</text:p>
          </table:table-cell>
          <table:table-cell office:value-type="float" office:value="-1.219908" calcext:value-type="float">
            <text:p>-1.219908</text:p>
          </table:table-cell>
          <table:table-cell office:value-type="float" office:value="-1.287331" calcext:value-type="float">
            <text:p>-1.287331</text:p>
          </table:table-cell>
          <table:table-cell office:value-type="float" office:value="-1.125911" calcext:value-type="float">
            <text:p>-1.125911</text:p>
          </table:table-cell>
          <table:table-cell office:value-type="float" office:value="-0.8316575" calcext:value-type="float">
            <text:p>-0.8316575</text:p>
          </table:table-cell>
          <table:table-cell office:value-type="float" office:value="-0.08435943" calcext:value-type="float">
            <text:p>-0.08435943</text:p>
          </table:table-cell>
          <table:table-cell office:value-type="float" office:value="-0.007773256" calcext:value-type="float">
            <text:p>-0.007773256</text:p>
          </table:table-cell>
          <table:table-cell office:value-type="float" office:value="-0.003926654" calcext:value-type="float">
            <text:p>-0.003926654</text:p>
          </table:table-cell>
          <table:table-cell office:value-type="float" office:value="1515.587" calcext:value-type="float">
            <text:p>1515.587</text:p>
          </table:table-cell>
          <table:table-cell office:value-type="float" office:value="0" calcext:value-type="float">
            <text:p>0</text:p>
          </table:table-cell>
          <table:table-cell office:value-type="float" office:value="-25264200" calcext:value-type="float">
            <text:p>-25264200</text:p>
          </table:table-cell>
          <table:table-cell office:value-type="float" office:value="-0.0006426156" calcext:value-type="float">
            <text:p>-0.000642615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025" calcext:value-type="float">
            <text:p>-1.2370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596.3981" calcext:value-type="float">
            <text:p>596.3981</text:p>
          </table:table-cell>
          <table:table-cell office:value-type="float" office:value="301.007" calcext:value-type="float">
            <text:p>301.00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5.668" calcext:value-type="float">
            <text:p>1195.668</text:p>
          </table:table-cell>
          <table:table-cell office:value-type="float" office:value="281.0178" calcext:value-type="float">
            <text:p>281.0178</text:p>
          </table:table-cell>
          <table:table-cell office:value-type="float" office:value="0" calcext:value-type="float">
            <text:p>0</text:p>
          </table:table-cell>
          <table:table-cell office:value-type="float" office:value="0.09133762" calcext:value-type="float">
            <text:p>0.09133762</text:p>
          </table:table-cell>
          <table:table-cell office:value-type="float" office:value="0.1457561" calcext:value-type="float">
            <text:p>0.1457561</text:p>
          </table:table-cell>
          <table:table-cell office:value-type="float" office:value="0.1468816" calcext:value-type="float">
            <text:p>0.1468816</text:p>
          </table:table-cell>
          <table:table-cell office:value-type="float" office:value="0.1518638" calcext:value-type="float">
            <text:p>0.1518638</text:p>
          </table:table-cell>
          <table:table-cell office:value-type="float" office:value="0.1512012" calcext:value-type="float">
            <text:p>0.1512012</text:p>
          </table:table-cell>
          <table:table-cell office:value-type="float" office:value="0.1545164" calcext:value-type="float">
            <text:p>0.1545164</text:p>
          </table:table-cell>
          <table:table-cell office:value-type="float" office:value="0.2108234" calcext:value-type="float">
            <text:p>0.2108234</text:p>
          </table:table-cell>
          <table:table-cell office:value-type="float" office:value="0.288968" calcext:value-type="float">
            <text:p>0.288968</text:p>
          </table:table-cell>
          <table:table-cell office:value-type="float" office:value="0.3834674" calcext:value-type="float">
            <text:p>0.3834674</text:p>
          </table:table-cell>
          <table:table-cell office:value-type="float" office:value="0.4119876" calcext:value-type="float">
            <text:p>0.4119876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929E-015" calcext:value-type="float">
            <text:p>1.959929E-15</text:p>
          </table:table-cell>
          <table:table-cell office:value-type="float" office:value="1.909038E-015" calcext:value-type="float">
            <text:p>1.909038E-15</text:p>
          </table:table-cell>
          <table:table-cell office:value-type="float" office:value="9.764004E-016" calcext:value-type="float">
            <text:p>9.764004E-16</text:p>
          </table:table-cell>
          <table:table-cell office:value-type="float" office:value="9.909072E-016" calcext:value-type="float">
            <text:p>9.909072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0.55726" calcext:value-type="float">
            <text:p>-30.55726</text:p>
          </table:table-cell>
          <table:table-cell office:value-type="float" office:value="-1.689138" calcext:value-type="float">
            <text:p>-1.689138</text:p>
          </table:table-cell>
          <table:table-cell office:value-type="float" office:value="-1.60584" calcext:value-type="float">
            <text:p>-1.60584</text:p>
          </table:table-cell>
          <table:table-cell office:value-type="float" office:value="-1.308136" calcext:value-type="float">
            <text:p>-1.308136</text:p>
          </table:table-cell>
          <table:table-cell office:value-type="float" office:value="-1.343742" calcext:value-type="float">
            <text:p>-1.343742</text:p>
          </table:table-cell>
          <table:table-cell office:value-type="float" office:value="-1.176666" calcext:value-type="float">
            <text:p>-1.176666</text:p>
          </table:table-cell>
          <table:table-cell office:value-type="float" office:value="-0.9299181" calcext:value-type="float">
            <text:p>-0.9299181</text:p>
          </table:table-cell>
          <table:table-cell office:value-type="float" office:value="-0.09074213" calcext:value-type="float">
            <text:p>-0.09074213</text:p>
          </table:table-cell>
          <table:table-cell office:value-type="float" office:value="-0.007820651" calcext:value-type="float">
            <text:p>-0.007820651</text:p>
          </table:table-cell>
          <table:table-cell office:value-type="float" office:value="-0.003939024" calcext:value-type="float">
            <text:p>-0.003939024</text:p>
          </table:table-cell>
          <table:table-cell office:value-type="float" office:value="1518.825" calcext:value-type="float">
            <text:p>1518.825</text:p>
          </table:table-cell>
          <table:table-cell office:value-type="float" office:value="0" calcext:value-type="float">
            <text:p>0</text:p>
          </table:table-cell>
          <table:table-cell office:value-type="float" office:value="-77871480" calcext:value-type="float">
            <text:p>-77871480</text:p>
          </table:table-cell>
          <table:table-cell office:value-type="float" office:value="-0.0006159095" calcext:value-type="float">
            <text:p>-0.00061590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655" calcext:value-type="float">
            <text:p>-1.2376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600.3978" calcext:value-type="float">
            <text:p>600.3978</text:p>
          </table:table-cell>
          <table:table-cell office:value-type="float" office:value="302.1608" calcext:value-type="float">
            <text:p>302.1608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9.187" calcext:value-type="float">
            <text:p>1199.187</text:p>
          </table:table-cell>
          <table:table-cell office:value-type="float" office:value="280.3441" calcext:value-type="float">
            <text:p>280.3441</text:p>
          </table:table-cell>
          <table:table-cell office:value-type="float" office:value="0" calcext:value-type="float">
            <text:p>0</text:p>
          </table:table-cell>
          <table:table-cell office:value-type="float" office:value="0.2871354" calcext:value-type="float">
            <text:p>0.2871354</text:p>
          </table:table-cell>
          <table:table-cell office:value-type="float" office:value="0.1698241" calcext:value-type="float">
            <text:p>0.1698241</text:p>
          </table:table-cell>
          <table:table-cell office:value-type="float" office:value="0.1512141" calcext:value-type="float">
            <text:p>0.1512141</text:p>
          </table:table-cell>
          <table:table-cell office:value-type="float" office:value="0.1525453" calcext:value-type="float">
            <text:p>0.1525453</text:p>
          </table:table-cell>
          <table:table-cell office:value-type="float" office:value="0.1520571" calcext:value-type="float">
            <text:p>0.1520571</text:p>
          </table:table-cell>
          <table:table-cell office:value-type="float" office:value="0.154943" calcext:value-type="float">
            <text:p>0.154943</text:p>
          </table:table-cell>
          <table:table-cell office:value-type="float" office:value="0.211902" calcext:value-type="float">
            <text:p>0.211902</text:p>
          </table:table-cell>
          <table:table-cell office:value-type="float" office:value="0.2885498" calcext:value-type="float">
            <text:p>0.2885498</text:p>
          </table:table-cell>
          <table:table-cell office:value-type="float" office:value="0.3842723" calcext:value-type="float">
            <text:p>0.3842723</text:p>
          </table:table-cell>
          <table:table-cell office:value-type="float" office:value="0.4122772" calcext:value-type="float">
            <text:p>0.4122772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892E-015" calcext:value-type="float">
            <text:p>1.959892E-15</text:p>
          </table:table-cell>
          <table:table-cell office:value-type="float" office:value="1.909053E-015" calcext:value-type="float">
            <text:p>1.909053E-15</text:p>
          </table:table-cell>
          <table:table-cell office:value-type="float" office:value="9.76406E-016" calcext:value-type="float">
            <text:p>9.76406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532053" calcext:value-type="float">
            <text:p>-0.02532053</text:p>
          </table:table-cell>
          <table:table-cell office:value-type="float" office:value="-0.6669098" calcext:value-type="float">
            <text:p>-0.6669098</text:p>
          </table:table-cell>
          <table:table-cell office:value-type="float" office:value="-1.345384" calcext:value-type="float">
            <text:p>-1.345384</text:p>
          </table:table-cell>
          <table:table-cell office:value-type="float" office:value="-1.273141" calcext:value-type="float">
            <text:p>-1.273141</text:p>
          </table:table-cell>
          <table:table-cell office:value-type="float" office:value="-1.298381" calcext:value-type="float">
            <text:p>-1.298381</text:p>
          </table:table-cell>
          <table:table-cell office:value-type="float" office:value="-1.157148" calcext:value-type="float">
            <text:p>-1.157148</text:p>
          </table:table-cell>
          <table:table-cell office:value-type="float" office:value="-0.8946149" calcext:value-type="float">
            <text:p>-0.8946149</text:p>
          </table:table-cell>
          <table:table-cell office:value-type="float" office:value="-0.09179299" calcext:value-type="float">
            <text:p>-0.09179299</text:p>
          </table:table-cell>
          <table:table-cell office:value-type="float" office:value="-0.007666147" calcext:value-type="float">
            <text:p>-0.007666147</text:p>
          </table:table-cell>
          <table:table-cell office:value-type="float" office:value="-0.003912872" calcext:value-type="float">
            <text:p>-0.003912872</text:p>
          </table:table-cell>
          <table:table-cell office:value-type="float" office:value="1522.067" calcext:value-type="float">
            <text:p>1522.067</text:p>
          </table:table-cell>
          <table:table-cell office:value-type="float" office:value="0" calcext:value-type="float">
            <text:p>0</text:p>
          </table:table-cell>
          <table:table-cell office:value-type="float" office:value="-77871040" calcext:value-type="float">
            <text:p>-77871040</text:p>
          </table:table-cell>
          <table:table-cell office:value-type="float" office:value="-0.0006156211" calcext:value-type="float">
            <text:p>-0.00061562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319" calcext:value-type="float">
            <text:p>-1.2363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0" calcext:value-type="float">
            <text:p>3092000</text:p>
          </table:table-cell>
          <table:table-cell office:value-type="float" office:value="601.5975" calcext:value-type="float">
            <text:p>601.5975</text:p>
          </table:table-cell>
          <table:table-cell office:value-type="float" office:value="303.5986" calcext:value-type="float">
            <text:p>303.5986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9.566" calcext:value-type="float">
            <text:p>1199.566</text:p>
          </table:table-cell>
          <table:table-cell office:value-type="float" office:value="279.7269" calcext:value-type="float">
            <text:p>279.7269</text:p>
          </table:table-cell>
          <table:table-cell office:value-type="float" office:value="0" calcext:value-type="float">
            <text:p>0</text:p>
          </table:table-cell>
          <table:table-cell office:value-type="float" office:value="0.2112532" calcext:value-type="float">
            <text:p>0.2112532</text:p>
          </table:table-cell>
          <table:table-cell office:value-type="float" office:value="0.1795522" calcext:value-type="float">
            <text:p>0.1795522</text:p>
          </table:table-cell>
          <table:table-cell office:value-type="float" office:value="0.1552654" calcext:value-type="float">
            <text:p>0.1552654</text:p>
          </table:table-cell>
          <table:table-cell office:value-type="float" office:value="0.1533301" calcext:value-type="float">
            <text:p>0.1533301</text:p>
          </table:table-cell>
          <table:table-cell office:value-type="float" office:value="0.1528908" calcext:value-type="float">
            <text:p>0.1528908</text:p>
          </table:table-cell>
          <table:table-cell office:value-type="float" office:value="0.1553919" calcext:value-type="float">
            <text:p>0.1553919</text:p>
          </table:table-cell>
          <table:table-cell office:value-type="float" office:value="0.2127573" calcext:value-type="float">
            <text:p>0.2127573</text:p>
          </table:table-cell>
          <table:table-cell office:value-type="float" office:value="0.2881451" calcext:value-type="float">
            <text:p>0.2881451</text:p>
          </table:table-cell>
          <table:table-cell office:value-type="float" office:value="0.3849082" calcext:value-type="float">
            <text:p>0.3849082</text:p>
          </table:table-cell>
          <table:table-cell office:value-type="float" office:value="0.412555" calcext:value-type="float">
            <text:p>0.41255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849E-015" calcext:value-type="float">
            <text:p>1.959849E-15</text:p>
          </table:table-cell>
          <table:table-cell office:value-type="float" office:value="1.909072E-015" calcext:value-type="float">
            <text:p>1.909072E-15</text:p>
          </table:table-cell>
          <table:table-cell office:value-type="float" office:value="9.764129E-016" calcext:value-type="float">
            <text:p>9.764129E-16</text:p>
          </table:table-cell>
          <table:table-cell office:value-type="float" office:value="9.909072E-016" calcext:value-type="float">
            <text:p>9.909072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2199908" calcext:value-type="float">
            <text:p>-0.2199908</text:p>
          </table:table-cell>
          <table:table-cell office:value-type="float" office:value="-0.4715882" calcext:value-type="float">
            <text:p>-0.4715882</text:p>
          </table:table-cell>
          <table:table-cell office:value-type="float" office:value="-1.143946" calcext:value-type="float">
            <text:p>-1.143946</text:p>
          </table:table-cell>
          <table:table-cell office:value-type="float" office:value="-1.233761" calcext:value-type="float">
            <text:p>-1.233761</text:p>
          </table:table-cell>
          <table:table-cell office:value-type="float" office:value="-1.255603" calcext:value-type="float">
            <text:p>-1.255603</text:p>
          </table:table-cell>
          <table:table-cell office:value-type="float" office:value="-1.136824" calcext:value-type="float">
            <text:p>-1.136824</text:p>
          </table:table-cell>
          <table:table-cell office:value-type="float" office:value="-0.8675545" calcext:value-type="float">
            <text:p>-0.8675545</text:p>
          </table:table-cell>
          <table:table-cell office:value-type="float" office:value="-0.09276773" calcext:value-type="float">
            <text:p>-0.09276773</text:p>
          </table:table-cell>
          <table:table-cell office:value-type="float" office:value="-0.007544876" calcext:value-type="float">
            <text:p>-0.007544876</text:p>
          </table:table-cell>
          <table:table-cell office:value-type="float" office:value="-0.003887601" calcext:value-type="float">
            <text:p>-0.003887601</text:p>
          </table:table-cell>
          <table:table-cell office:value-type="float" office:value="1525.335" calcext:value-type="float">
            <text:p>1525.335</text:p>
          </table:table-cell>
          <table:table-cell office:value-type="float" office:value="0" calcext:value-type="float">
            <text:p>0</text:p>
          </table:table-cell>
          <table:table-cell office:value-type="float" office:value="-77870140" calcext:value-type="float">
            <text:p>-77870140</text:p>
          </table:table-cell>
          <table:table-cell office:value-type="float" office:value="-0.0006153148" calcext:value-type="float">
            <text:p>-0.000615314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02" calcext:value-type="float">
            <text:p>-1.235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0" calcext:value-type="float">
            <text:p>4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07.1954" calcext:value-type="float">
            <text:p>307.195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8.632" calcext:value-type="float">
            <text:p>1198.632</text:p>
          </table:table-cell>
          <table:table-cell office:value-type="float" office:value="279.1644" calcext:value-type="float">
            <text:p>279.1644</text:p>
          </table:table-cell>
          <table:table-cell office:value-type="float" office:value="0" calcext:value-type="float">
            <text:p>0</text:p>
          </table:table-cell>
          <table:table-cell office:value-type="float" office:value="0.1669195" calcext:value-type="float">
            <text:p>0.1669195</text:p>
          </table:table-cell>
          <table:table-cell office:value-type="float" office:value="0.1770562" calcext:value-type="float">
            <text:p>0.1770562</text:p>
          </table:table-cell>
          <table:table-cell office:value-type="float" office:value="0.1582948" calcext:value-type="float">
            <text:p>0.1582948</text:p>
          </table:table-cell>
          <table:table-cell office:value-type="float" office:value="0.1540596" calcext:value-type="float">
            <text:p>0.1540596</text:p>
          </table:table-cell>
          <table:table-cell office:value-type="float" office:value="0.1535803" calcext:value-type="float">
            <text:p>0.1535803</text:p>
          </table:table-cell>
          <table:table-cell office:value-type="float" office:value="0.155781" calcext:value-type="float">
            <text:p>0.155781</text:p>
          </table:table-cell>
          <table:table-cell office:value-type="float" office:value="0.2133592" calcext:value-type="float">
            <text:p>0.2133592</text:p>
          </table:table-cell>
          <table:table-cell office:value-type="float" office:value="0.2874114" calcext:value-type="float">
            <text:p>0.2874114</text:p>
          </table:table-cell>
          <table:table-cell office:value-type="float" office:value="0.3852734" calcext:value-type="float">
            <text:p>0.3852734</text:p>
          </table:table-cell>
          <table:table-cell office:value-type="float" office:value="0.4127532" calcext:value-type="float">
            <text:p>0.412753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808E-015" calcext:value-type="float">
            <text:p>1.959808E-15</text:p>
          </table:table-cell>
          <table:table-cell office:value-type="float" office:value="1.909088E-015" calcext:value-type="float">
            <text:p>1.909088E-15</text:p>
          </table:table-cell>
          <table:table-cell office:value-type="float" office:value="9.764197E-016" calcext:value-type="float">
            <text:p>9.764197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7224503" calcext:value-type="float">
            <text:p>-0.7224503</text:p>
          </table:table-cell>
          <table:table-cell office:value-type="float" office:value="-0.5110667" calcext:value-type="float">
            <text:p>-0.5110667</text:p>
          </table:table-cell>
          <table:table-cell office:value-type="float" office:value="-1.016081" calcext:value-type="float">
            <text:p>-1.016081</text:p>
          </table:table-cell>
          <table:table-cell office:value-type="float" office:value="-1.198452" calcext:value-type="float">
            <text:p>-1.198452</text:p>
          </table:table-cell>
          <table:table-cell office:value-type="float" office:value="-1.221469" calcext:value-type="float">
            <text:p>-1.221469</text:p>
          </table:table-cell>
          <table:table-cell office:value-type="float" office:value="-1.11955" calcext:value-type="float">
            <text:p>-1.11955</text:p>
          </table:table-cell>
          <table:table-cell office:value-type="float" office:value="-0.8490152" calcext:value-type="float">
            <text:p>-0.8490152</text:p>
          </table:table-cell>
          <table:table-cell office:value-type="float" office:value="-0.09458284" calcext:value-type="float">
            <text:p>-0.09458284</text:p>
          </table:table-cell>
          <table:table-cell office:value-type="float" office:value="-0.00747623" calcext:value-type="float">
            <text:p>-0.00747623</text:p>
          </table:table-cell>
          <table:table-cell office:value-type="float" office:value="-0.003869707" calcext:value-type="float">
            <text:p>-0.003869707</text:p>
          </table:table-cell>
          <table:table-cell office:value-type="float" office:value="1528.619" calcext:value-type="float">
            <text:p>1528.619</text:p>
          </table:table-cell>
          <table:table-cell office:value-type="float" office:value="0" calcext:value-type="float">
            <text:p>0</text:p>
          </table:table-cell>
          <table:table-cell office:value-type="float" office:value="-77869850" calcext:value-type="float">
            <text:p>-77869850</text:p>
          </table:table-cell>
          <table:table-cell office:value-type="float" office:value="-0.0006150188" calcext:value-type="float">
            <text:p>-0.000615018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095" calcext:value-type="float">
            <text:p>-1.23409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0" calcext:value-type="float">
            <text:p>5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09.3841" calcext:value-type="float">
            <text:p>309.3841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7.005" calcext:value-type="float">
            <text:p>1197.005</text:p>
          </table:table-cell>
          <table:table-cell office:value-type="float" office:value="278.6016" calcext:value-type="float">
            <text:p>278.6016</text:p>
          </table:table-cell>
          <table:table-cell office:value-type="float" office:value="0" calcext:value-type="float">
            <text:p>0</text:p>
          </table:table-cell>
          <table:table-cell office:value-type="float" office:value="0.09063187" calcext:value-type="float">
            <text:p>0.09063187</text:p>
          </table:table-cell>
          <table:table-cell office:value-type="float" office:value="0.1562379" calcext:value-type="float">
            <text:p>0.1562379</text:p>
          </table:table-cell>
          <table:table-cell office:value-type="float" office:value="0.1566926" calcext:value-type="float">
            <text:p>0.1566926</text:p>
          </table:table-cell>
          <table:table-cell office:value-type="float" office:value="0.1541993" calcext:value-type="float">
            <text:p>0.1541993</text:p>
          </table:table-cell>
          <table:table-cell office:value-type="float" office:value="0.1537459" calcext:value-type="float">
            <text:p>0.1537459</text:p>
          </table:table-cell>
          <table:table-cell office:value-type="float" office:value="0.1557649" calcext:value-type="float">
            <text:p>0.1557649</text:p>
          </table:table-cell>
          <table:table-cell office:value-type="float" office:value="0.212584" calcext:value-type="float">
            <text:p>0.212584</text:p>
          </table:table-cell>
          <table:table-cell office:value-type="float" office:value="0.2857639" calcext:value-type="float">
            <text:p>0.2857639</text:p>
          </table:table-cell>
          <table:table-cell office:value-type="float" office:value="0.3851851" calcext:value-type="float">
            <text:p>0.3851851</text:p>
          </table:table-cell>
          <table:table-cell office:value-type="float" office:value="0.4127723" calcext:value-type="float">
            <text:p>0.4127723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762E-015" calcext:value-type="float">
            <text:p>1.959762E-15</text:p>
          </table:table-cell>
          <table:table-cell office:value-type="float" office:value="1.909107E-015" calcext:value-type="float">
            <text:p>1.909107E-15</text:p>
          </table:table-cell>
          <table:table-cell office:value-type="float" office:value="9.764277E-016" calcext:value-type="float">
            <text:p>9.764277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1.37473" calcext:value-type="float">
            <text:p>-31.37473</text:p>
          </table:table-cell>
          <table:table-cell office:value-type="float" office:value="-1.101539" calcext:value-type="float">
            <text:p>-1.101539</text:p>
          </table:table-cell>
          <table:table-cell office:value-type="float" office:value="-1.080689" calcext:value-type="float">
            <text:p>-1.080689</text:p>
          </table:table-cell>
          <table:table-cell office:value-type="float" office:value="-1.191695" calcext:value-type="float">
            <text:p>-1.191695</text:p>
          </table:table-cell>
          <table:table-cell office:value-type="float" office:value="-1.213347" calcext:value-type="float">
            <text:p>-1.213347</text:p>
          </table:table-cell>
          <table:table-cell office:value-type="float" office:value="-1.120203" calcext:value-type="float">
            <text:p>-1.120203</text:p>
          </table:table-cell>
          <table:table-cell office:value-type="float" office:value="-0.8728423" calcext:value-type="float">
            <text:p>-0.8728423</text:p>
          </table:table-cell>
          <table:table-cell office:value-type="float" office:value="-0.09879934" calcext:value-type="float">
            <text:p>-0.09879934</text:p>
          </table:table-cell>
          <table:table-cell office:value-type="float" office:value="-0.007492315" calcext:value-type="float">
            <text:p>-0.007492315</text:p>
          </table:table-cell>
          <table:table-cell office:value-type="float" office:value="-0.003867883" calcext:value-type="float">
            <text:p>-0.003867883</text:p>
          </table:table-cell>
          <table:table-cell office:value-type="float" office:value="1531.909" calcext:value-type="float">
            <text:p>1531.909</text:p>
          </table:table-cell>
          <table:table-cell office:value-type="float" office:value="0" calcext:value-type="float">
            <text:p>0</text:p>
          </table:table-cell>
          <table:table-cell office:value-type="float" office:value="-78397100" calcext:value-type="float">
            <text:p>-78397100</text:p>
          </table:table-cell>
          <table:table-cell office:value-type="float" office:value="-0.0006145212" calcext:value-type="float">
            <text:p>-0.00061452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" calcext:value-type="float">
            <text:p>-1.2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0" calcext:value-type="float">
            <text:p>6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11.1235" calcext:value-type="float">
            <text:p>311.1235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5.839" calcext:value-type="float">
            <text:p>1195.839</text:p>
          </table:table-cell>
          <table:table-cell office:value-type="float" office:value="278.0271" calcext:value-type="float">
            <text:p>278.0271</text:p>
          </table:table-cell>
          <table:table-cell office:value-type="float" office:value="0" calcext:value-type="float">
            <text:p>0</text:p>
          </table:table-cell>
          <table:table-cell office:value-type="float" office:value="0.08910357" calcext:value-type="float">
            <text:p>0.08910357</text:p>
          </table:table-cell>
          <table:table-cell office:value-type="float" office:value="0.1494901" calcext:value-type="float">
            <text:p>0.1494901</text:p>
          </table:table-cell>
          <table:table-cell office:value-type="float" office:value="0.1525903" calcext:value-type="float">
            <text:p>0.1525903</text:p>
          </table:table-cell>
          <table:table-cell office:value-type="float" office:value="0.1534034" calcext:value-type="float">
            <text:p>0.1534034</text:p>
          </table:table-cell>
          <table:table-cell office:value-type="float" office:value="0.153135" calcext:value-type="float">
            <text:p>0.153135</text:p>
          </table:table-cell>
          <table:table-cell office:value-type="float" office:value="0.1552135" calcext:value-type="float">
            <text:p>0.1552135</text:p>
          </table:table-cell>
          <table:table-cell office:value-type="float" office:value="0.2108044" calcext:value-type="float">
            <text:p>0.2108044</text:p>
          </table:table-cell>
          <table:table-cell office:value-type="float" office:value="0.2834727" calcext:value-type="float">
            <text:p>0.2834727</text:p>
          </table:table-cell>
          <table:table-cell office:value-type="float" office:value="0.3849368" calcext:value-type="float">
            <text:p>0.3849368</text:p>
          </table:table-cell>
          <table:table-cell office:value-type="float" office:value="0.4126855" calcext:value-type="float">
            <text:p>0.412685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719E-015" calcext:value-type="float">
            <text:p>1.959719E-15</text:p>
          </table:table-cell>
          <table:table-cell office:value-type="float" office:value="1.909126E-015" calcext:value-type="float">
            <text:p>1.909126E-15</text:p>
          </table:table-cell>
          <table:table-cell office:value-type="float" office:value="9.764349E-016" calcext:value-type="float">
            <text:p>9.764349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5.33128" calcext:value-type="float">
            <text:p>-35.33128</text:p>
          </table:table-cell>
          <table:table-cell office:value-type="float" office:value="-1.444945" calcext:value-type="float">
            <text:p>-1.444945</text:p>
          </table:table-cell>
          <table:table-cell office:value-type="float" office:value="-1.271213" calcext:value-type="float">
            <text:p>-1.271213</text:p>
          </table:table-cell>
          <table:table-cell office:value-type="float" office:value="-1.229941" calcext:value-type="float">
            <text:p>-1.229941</text:p>
          </table:table-cell>
          <table:table-cell office:value-type="float" office:value="-1.243229" calcext:value-type="float">
            <text:p>-1.243229</text:p>
          </table:table-cell>
          <table:table-cell office:value-type="float" office:value="-1.144734" calcext:value-type="float">
            <text:p>-1.144734</text:p>
          </table:table-cell>
          <table:table-cell office:value-type="float" office:value="-0.9305763" calcext:value-type="float">
            <text:p>-0.9305763</text:p>
          </table:table-cell>
          <table:table-cell office:value-type="float" office:value="-0.105047" calcext:value-type="float">
            <text:p>-0.105047</text:p>
          </table:table-cell>
          <table:table-cell office:value-type="float" office:value="-0.007538684" calcext:value-type="float">
            <text:p>-0.007538684</text:p>
          </table:table-cell>
          <table:table-cell office:value-type="float" office:value="-0.003875652" calcext:value-type="float">
            <text:p>-0.003875652</text:p>
          </table:table-cell>
          <table:table-cell office:value-type="float" office:value="1535.194" calcext:value-type="float">
            <text:p>1535.194</text:p>
          </table:table-cell>
          <table:table-cell office:value-type="float" office:value="0" calcext:value-type="float">
            <text:p>0</text:p>
          </table:table-cell>
          <table:table-cell office:value-type="float" office:value="-85446180" calcext:value-type="float">
            <text:p>-85446180</text:p>
          </table:table-cell>
          <table:table-cell office:value-type="float" office:value="-0.0006118143" calcext:value-type="float">
            <text:p>-0.000611814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402" calcext:value-type="float">
            <text:p>-1.2344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0" calcext:value-type="float">
            <text:p>7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12.9383" calcext:value-type="float">
            <text:p>312.9383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4.619" calcext:value-type="float">
            <text:p>1194.619</text:p>
          </table:table-cell>
          <table:table-cell office:value-type="float" office:value="277.4325" calcext:value-type="float">
            <text:p>277.4325</text:p>
          </table:table-cell>
          <table:table-cell office:value-type="float" office:value="0" calcext:value-type="float">
            <text:p>0</text:p>
          </table:table-cell>
          <table:table-cell office:value-type="float" office:value="0.08748452" calcext:value-type="float">
            <text:p>0.08748452</text:p>
          </table:table-cell>
          <table:table-cell office:value-type="float" office:value="0.146725" calcext:value-type="float">
            <text:p>0.146725</text:p>
          </table:table-cell>
          <table:table-cell office:value-type="float" office:value="0.149204" calcext:value-type="float">
            <text:p>0.149204</text:p>
          </table:table-cell>
          <table:table-cell office:value-type="float" office:value="0.1521919" calcext:value-type="float">
            <text:p>0.1521919</text:p>
          </table:table-cell>
          <table:table-cell office:value-type="float" office:value="0.1521795" calcext:value-type="float">
            <text:p>0.1521795</text:p>
          </table:table-cell>
          <table:table-cell office:value-type="float" office:value="0.1544024" calcext:value-type="float">
            <text:p>0.1544024</text:p>
          </table:table-cell>
          <table:table-cell office:value-type="float" office:value="0.2087319" calcext:value-type="float">
            <text:p>0.2087319</text:p>
          </table:table-cell>
          <table:table-cell office:value-type="float" office:value="0.2809795" calcext:value-type="float">
            <text:p>0.2809795</text:p>
          </table:table-cell>
          <table:table-cell office:value-type="float" office:value="0.384613" calcext:value-type="float">
            <text:p>0.384613</text:p>
          </table:table-cell>
          <table:table-cell office:value-type="float" office:value="0.4125557" calcext:value-type="float">
            <text:p>0.412555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68E-015" calcext:value-type="float">
            <text:p>1.95968E-15</text:p>
          </table:table-cell>
          <table:table-cell office:value-type="float" office:value="1.909142E-015" calcext:value-type="float">
            <text:p>1.909142E-15</text:p>
          </table:table-cell>
          <table:table-cell office:value-type="float" office:value="9.764413E-016" calcext:value-type="float">
            <text:p>9.764413E-16</text:p>
          </table:table-cell>
          <table:table-cell office:value-type="float" office:value="9.909069E-016" calcext:value-type="float">
            <text:p>9.909069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9.35262" calcext:value-type="float">
            <text:p>-39.35262</text:p>
          </table:table-cell>
          <table:table-cell office:value-type="float" office:value="-1.620192" calcext:value-type="float">
            <text:p>-1.620192</text:p>
          </table:table-cell>
          <table:table-cell office:value-type="float" office:value="-1.458513" calcext:value-type="float">
            <text:p>-1.458513</text:p>
          </table:table-cell>
          <table:table-cell office:value-type="float" office:value="-1.291003" calcext:value-type="float">
            <text:p>-1.291003</text:p>
          </table:table-cell>
          <table:table-cell office:value-type="float" office:value="-1.291718" calcext:value-type="float">
            <text:p>-1.291718</text:p>
          </table:table-cell>
          <table:table-cell office:value-type="float" office:value="-1.181991" calcext:value-type="float">
            <text:p>-1.181991</text:p>
          </table:table-cell>
          <table:table-cell office:value-type="float" office:value="-1.003378" calcext:value-type="float">
            <text:p>-1.003378</text:p>
          </table:table-cell>
          <table:table-cell office:value-type="float" office:value="-0.1123598" calcext:value-type="float">
            <text:p>-0.1123598</text:p>
          </table:table-cell>
          <table:table-cell office:value-type="float" office:value="-0.007599716" calcext:value-type="float">
            <text:p>-0.007599716</text:p>
          </table:table-cell>
          <table:table-cell office:value-type="float" office:value="-0.003887323" calcext:value-type="float">
            <text:p>-0.003887323</text:p>
          </table:table-cell>
          <table:table-cell office:value-type="float" office:value="1538.476" calcext:value-type="float">
            <text:p>1538.476</text:p>
          </table:table-cell>
          <table:table-cell office:value-type="float" office:value="0" calcext:value-type="float">
            <text:p>0</text:p>
          </table:table-cell>
          <table:table-cell office:value-type="float" office:value="-141092000" calcext:value-type="float">
            <text:p>-141092000</text:p>
          </table:table-cell>
          <table:table-cell office:value-type="float" office:value="-0.0005962989" calcext:value-type="float">
            <text:p>-0.00059629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006" calcext:value-type="float">
            <text:p>-1.2350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0" calcext:value-type="float">
            <text:p>8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14.6414" calcext:value-type="float">
            <text:p>314.641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3.535" calcext:value-type="float">
            <text:p>1193.535</text:p>
          </table:table-cell>
          <table:table-cell office:value-type="float" office:value="276.8134" calcext:value-type="float">
            <text:p>276.8134</text:p>
          </table:table-cell>
          <table:table-cell office:value-type="float" office:value="0" calcext:value-type="float">
            <text:p>0</text:p>
          </table:table-cell>
          <table:table-cell office:value-type="float" office:value="0.09149174" calcext:value-type="float">
            <text:p>0.09149174</text:p>
          </table:table-cell>
          <table:table-cell office:value-type="float" office:value="0.1450495" calcext:value-type="float">
            <text:p>0.1450495</text:p>
          </table:table-cell>
          <table:table-cell office:value-type="float" office:value="0.1470009" calcext:value-type="float">
            <text:p>0.1470009</text:p>
          </table:table-cell>
          <table:table-cell office:value-type="float" office:value="0.1510013" calcext:value-type="float">
            <text:p>0.1510013</text:p>
          </table:table-cell>
          <table:table-cell office:value-type="float" office:value="0.1512244" calcext:value-type="float">
            <text:p>0.1512244</text:p>
          </table:table-cell>
          <table:table-cell office:value-type="float" office:value="0.1535406" calcext:value-type="float">
            <text:p>0.1535406</text:p>
          </table:table-cell>
          <table:table-cell office:value-type="float" office:value="0.2067779" calcext:value-type="float">
            <text:p>0.2067779</text:p>
          </table:table-cell>
          <table:table-cell office:value-type="float" office:value="0.2783415" calcext:value-type="float">
            <text:p>0.2783415</text:p>
          </table:table-cell>
          <table:table-cell office:value-type="float" office:value="0.3843464" calcext:value-type="float">
            <text:p>0.3843464</text:p>
          </table:table-cell>
          <table:table-cell office:value-type="float" office:value="0.4124149" calcext:value-type="float">
            <text:p>0.412414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65E-015" calcext:value-type="float">
            <text:p>1.95965E-15</text:p>
          </table:table-cell>
          <table:table-cell office:value-type="float" office:value="1.909151E-015" calcext:value-type="float">
            <text:p>1.909151E-15</text:p>
          </table:table-cell>
          <table:table-cell office:value-type="float" office:value="9.764466E-016" calcext:value-type="float">
            <text:p>9.764466E-16</text:p>
          </table:table-cell>
          <table:table-cell office:value-type="float" office:value="9.909072E-016" calcext:value-type="float">
            <text:p>9.909072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9.67761" calcext:value-type="float">
            <text:p>-29.67761</text:p>
          </table:table-cell>
          <table:table-cell office:value-type="float" office:value="-1.738552" calcext:value-type="float">
            <text:p>-1.738552</text:p>
          </table:table-cell>
          <table:table-cell office:value-type="float" office:value="-1.597619" calcext:value-type="float">
            <text:p>-1.597619</text:p>
          </table:table-cell>
          <table:table-cell office:value-type="float" office:value="-1.354514" calcext:value-type="float">
            <text:p>-1.354514</text:p>
          </table:table-cell>
          <table:table-cell office:value-type="float" office:value="-1.342419" calcext:value-type="float">
            <text:p>-1.342419</text:p>
          </table:table-cell>
          <table:table-cell office:value-type="float" office:value="-1.223125" calcext:value-type="float">
            <text:p>-1.223125</text:p>
          </table:table-cell>
          <table:table-cell office:value-type="float" office:value="-1.077937" calcext:value-type="float">
            <text:p>-1.077937</text:p>
          </table:table-cell>
          <table:table-cell office:value-type="float" office:value="-0.12073" calcext:value-type="float">
            <text:p>-0.12073</text:p>
          </table:table-cell>
          <table:table-cell office:value-type="float" office:value="-0.007650557" calcext:value-type="float">
            <text:p>-0.007650557</text:p>
          </table:table-cell>
          <table:table-cell office:value-type="float" office:value="-0.003900049" calcext:value-type="float">
            <text:p>-0.003900049</text:p>
          </table:table-cell>
          <table:table-cell office:value-type="float" office:value="1541.746" calcext:value-type="float">
            <text:p>1541.746</text:p>
          </table:table-cell>
          <table:table-cell office:value-type="float" office:value="0" calcext:value-type="float">
            <text:p>0</text:p>
          </table:table-cell>
          <table:table-cell office:value-type="float" office:value="-401530000" calcext:value-type="float">
            <text:p>-401530000</text:p>
          </table:table-cell>
          <table:table-cell office:value-type="float" office:value="-0.0005562576" calcext:value-type="float">
            <text:p>-0.000556257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5662" calcext:value-type="float">
            <text:p>-1.23566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16.5082" calcext:value-type="float">
            <text:p>316.5082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2.311" calcext:value-type="float">
            <text:p>1192.311</text:p>
          </table:table-cell>
          <table:table-cell office:value-type="float" office:value="276.1696" calcext:value-type="float">
            <text:p>276.1696</text:p>
          </table:table-cell>
          <table:table-cell office:value-type="float" office:value="0" calcext:value-type="float">
            <text:p>0</text:p>
          </table:table-cell>
          <table:table-cell office:value-type="float" office:value="0.09106815" calcext:value-type="float">
            <text:p>0.09106815</text:p>
          </table:table-cell>
          <table:table-cell office:value-type="float" office:value="0.1440764" calcext:value-type="float">
            <text:p>0.1440764</text:p>
          </table:table-cell>
          <table:table-cell office:value-type="float" office:value="0.1451782" calcext:value-type="float">
            <text:p>0.1451782</text:p>
          </table:table-cell>
          <table:table-cell office:value-type="float" office:value="0.1496157" calcext:value-type="float">
            <text:p>0.1496157</text:p>
          </table:table-cell>
          <table:table-cell office:value-type="float" office:value="0.1500632" calcext:value-type="float">
            <text:p>0.1500632</text:p>
          </table:table-cell>
          <table:table-cell office:value-type="float" office:value="0.1524855" calcext:value-type="float">
            <text:p>0.1524855</text:p>
          </table:table-cell>
          <table:table-cell office:value-type="float" office:value="0.2046434" calcext:value-type="float">
            <text:p>0.2046434</text:p>
          </table:table-cell>
          <table:table-cell office:value-type="float" office:value="0.2754715" calcext:value-type="float">
            <text:p>0.2754715</text:p>
          </table:table-cell>
          <table:table-cell office:value-type="float" office:value="0.3840209" calcext:value-type="float">
            <text:p>0.3840209</text:p>
          </table:table-cell>
          <table:table-cell office:value-type="float" office:value="0.4122378" calcext:value-type="float">
            <text:p>0.412237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62E-015" calcext:value-type="float">
            <text:p>1.95962E-15</text:p>
          </table:table-cell>
          <table:table-cell office:value-type="float" office:value="1.909163E-015" calcext:value-type="float">
            <text:p>1.909163E-15</text:p>
          </table:table-cell>
          <table:table-cell office:value-type="float" office:value="9.76451E-016" calcext:value-type="float">
            <text:p>9.76451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0.60131" calcext:value-type="float">
            <text:p>-30.60131</text:p>
          </table:table-cell>
          <table:table-cell office:value-type="float" office:value="-1.811972" calcext:value-type="float">
            <text:p>-1.811972</text:p>
          </table:table-cell>
          <table:table-cell office:value-type="float" office:value="-1.724527" calcext:value-type="float">
            <text:p>-1.724527</text:p>
          </table:table-cell>
          <table:table-cell office:value-type="float" office:value="-1.433072" calcext:value-type="float">
            <text:p>-1.433072</text:p>
          </table:table-cell>
          <table:table-cell office:value-type="float" office:value="-1.407224" calcext:value-type="float">
            <text:p>-1.407224</text:p>
          </table:table-cell>
          <table:table-cell office:value-type="float" office:value="-1.275794" calcext:value-type="float">
            <text:p>-1.275794</text:p>
          </table:table-cell>
          <table:table-cell office:value-type="float" office:value="-1.166688" calcext:value-type="float">
            <text:p>-1.166688</text:p>
          </table:table-cell>
          <table:table-cell office:value-type="float" office:value="-0.1306491" calcext:value-type="float">
            <text:p>-0.1306491</text:p>
          </table:table-cell>
          <table:table-cell office:value-type="float" office:value="-0.007713128" calcext:value-type="float">
            <text:p>-0.007713128</text:p>
          </table:table-cell>
          <table:table-cell office:value-type="float" office:value="-0.003916133" calcext:value-type="float">
            <text:p>-0.003916133</text:p>
          </table:table-cell>
          <table:table-cell office:value-type="float" office:value="1544.999" calcext:value-type="float">
            <text:p>1544.999</text:p>
          </table:table-cell>
          <table:table-cell office:value-type="float" office:value="0" calcext:value-type="float">
            <text:p>0</text:p>
          </table:table-cell>
          <table:table-cell office:value-type="float" office:value="-1006662000" calcext:value-type="float">
            <text:p>-1006662000</text:p>
          </table:table-cell>
          <table:table-cell office:value-type="float" office:value="-0.0005096637" calcext:value-type="float">
            <text:p>-0.000509663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6487" calcext:value-type="float">
            <text:p>-1.2364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0" calcext:value-type="float">
            <text:p>10092000</text:p>
          </table:table-cell>
          <table:table-cell office:value-type="float" office:value="603.6973" calcext:value-type="float">
            <text:p>603.6973</text:p>
          </table:table-cell>
          <table:table-cell office:value-type="float" office:value="318.2249" calcext:value-type="float">
            <text:p>318.2249</text:p>
          </table:table-cell>
          <table:table-cell office:value-type="float" office:value="62.164" calcext:value-type="float">
            <text:p>62.164</text:p>
          </table:table-cell>
          <table:table-cell office:value-type="float" office:value="1191.264" calcext:value-type="float">
            <text:p>1191.264</text:p>
          </table:table-cell>
          <table:table-cell office:value-type="float" office:value="275.4989" calcext:value-type="float">
            <text:p>275.4989</text:p>
          </table:table-cell>
          <table:table-cell office:value-type="float" office:value="0" calcext:value-type="float">
            <text:p>0</text:p>
          </table:table-cell>
          <table:table-cell office:value-type="float" office:value="0.09208576" calcext:value-type="float">
            <text:p>0.09208576</text:p>
          </table:table-cell>
          <table:table-cell office:value-type="float" office:value="0.1438675" calcext:value-type="float">
            <text:p>0.1438675</text:p>
          </table:table-cell>
          <table:table-cell office:value-type="float" office:value="0.1443561" calcext:value-type="float">
            <text:p>0.1443561</text:p>
          </table:table-cell>
          <table:table-cell office:value-type="float" office:value="0.1484959" calcext:value-type="float">
            <text:p>0.1484959</text:p>
          </table:table-cell>
          <table:table-cell office:value-type="float" office:value="0.1491063" calcext:value-type="float">
            <text:p>0.1491063</text:p>
          </table:table-cell>
          <table:table-cell office:value-type="float" office:value="0.1515692" calcext:value-type="float">
            <text:p>0.1515692</text:p>
          </table:table-cell>
          <table:table-cell office:value-type="float" office:value="0.2029303" calcext:value-type="float">
            <text:p>0.2029303</text:p>
          </table:table-cell>
          <table:table-cell office:value-type="float" office:value="0.2725864" calcext:value-type="float">
            <text:p>0.2725864</text:p>
          </table:table-cell>
          <table:table-cell office:value-type="float" office:value="0.3837968" calcext:value-type="float">
            <text:p>0.3837968</text:p>
          </table:table-cell>
          <table:table-cell office:value-type="float" office:value="0.4120781" calcext:value-type="float">
            <text:p>0.4120781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95E-015" calcext:value-type="float">
            <text:p>1.959595E-15</text:p>
          </table:table-cell>
          <table:table-cell office:value-type="float" office:value="1.909177E-015" calcext:value-type="float">
            <text:p>1.909177E-15</text:p>
          </table:table-cell>
          <table:table-cell office:value-type="float" office:value="9.764541E-016" calcext:value-type="float">
            <text:p>9.764541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9.12207" calcext:value-type="float">
            <text:p>-29.12207</text:p>
          </table:table-cell>
          <table:table-cell office:value-type="float" office:value="-1.82734" calcext:value-type="float">
            <text:p>-1.82734</text:p>
          </table:table-cell>
          <table:table-cell office:value-type="float" office:value="-1.785587" calcext:value-type="float">
            <text:p>-1.785587</text:p>
          </table:table-cell>
          <table:table-cell office:value-type="float" office:value="-1.50047" calcext:value-type="float">
            <text:p>-1.50047</text:p>
          </table:table-cell>
          <table:table-cell office:value-type="float" office:value="-1.463374" calcext:value-type="float">
            <text:p>-1.463374</text:p>
          </table:table-cell>
          <table:table-cell office:value-type="float" office:value="-1.323691" calcext:value-type="float">
            <text:p>-1.323691</text:p>
          </table:table-cell>
          <table:table-cell office:value-type="float" office:value="-1.24393" calcext:value-type="float">
            <text:p>-1.24393</text:p>
          </table:table-cell>
          <table:table-cell office:value-type="float" office:value="-0.1415656" calcext:value-type="float">
            <text:p>-0.1415656</text:p>
          </table:table-cell>
          <table:table-cell office:value-type="float" office:value="-0.007756476" calcext:value-type="float">
            <text:p>-0.007756476</text:p>
          </table:table-cell>
          <table:table-cell office:value-type="float" office:value="-0.003930705" calcext:value-type="float">
            <text:p>-0.003930705</text:p>
          </table:table-cell>
          <table:table-cell office:value-type="float" office:value="1548.249" calcext:value-type="float">
            <text:p>1548.249</text:p>
          </table:table-cell>
          <table:table-cell office:value-type="float" office:value="0" calcext:value-type="float">
            <text:p>0</text:p>
          </table:table-cell>
          <table:table-cell office:value-type="float" office:value="-3118698000" calcext:value-type="float">
            <text:p>-3118698000</text:p>
          </table:table-cell>
          <table:table-cell office:value-type="float" office:value="-0.0004327323" calcext:value-type="float">
            <text:p>-0.00043273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231" calcext:value-type="float">
            <text:p>-1.2372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616.897" calcext:value-type="float">
            <text:p>616.897</text:p>
          </table:table-cell>
          <table:table-cell office:value-type="float" office:value="319.4564" calcext:value-type="float">
            <text:p>319.4564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3.637" calcext:value-type="float">
            <text:p>1203.637</text:p>
          </table:table-cell>
          <table:table-cell office:value-type="float" office:value="275.0943" calcext:value-type="float">
            <text:p>275.0943</text:p>
          </table:table-cell>
          <table:table-cell office:value-type="float" office:value="0" calcext:value-type="float">
            <text:p>0</text:p>
          </table:table-cell>
          <table:table-cell office:value-type="float" office:value="0.4281763" calcext:value-type="float">
            <text:p>0.4281763</text:p>
          </table:table-cell>
          <table:table-cell office:value-type="float" office:value="0.4333384" calcext:value-type="float">
            <text:p>0.4333384</text:p>
          </table:table-cell>
          <table:table-cell office:value-type="float" office:value="0.1987903" calcext:value-type="float">
            <text:p>0.1987903</text:p>
          </table:table-cell>
          <table:table-cell office:value-type="float" office:value="0.1502502" calcext:value-type="float">
            <text:p>0.1502502</text:p>
          </table:table-cell>
          <table:table-cell office:value-type="float" office:value="0.1499952" calcext:value-type="float">
            <text:p>0.1499952</text:p>
          </table:table-cell>
          <table:table-cell office:value-type="float" office:value="0.1521657" calcext:value-type="float">
            <text:p>0.1521657</text:p>
          </table:table-cell>
          <table:table-cell office:value-type="float" office:value="0.2161989" calcext:value-type="float">
            <text:p>0.2161989</text:p>
          </table:table-cell>
          <table:table-cell office:value-type="float" office:value="0.2724246" calcext:value-type="float">
            <text:p>0.2724246</text:p>
          </table:table-cell>
          <table:table-cell office:value-type="float" office:value="0.3846172" calcext:value-type="float">
            <text:p>0.3846172</text:p>
          </table:table-cell>
          <table:table-cell office:value-type="float" office:value="0.412126" calcext:value-type="float">
            <text:p>0.41212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77E-015" calcext:value-type="float">
            <text:p>1.959577E-15</text:p>
          </table:table-cell>
          <table:table-cell office:value-type="float" office:value="1.909196E-015" calcext:value-type="float">
            <text:p>1.909196E-15</text:p>
          </table:table-cell>
          <table:table-cell office:value-type="float" office:value="9.764552E-016" calcext:value-type="float">
            <text:p>9.764552E-16</text:p>
          </table:table-cell>
          <table:table-cell office:value-type="float" office:value="9.909069E-016" calcext:value-type="float">
            <text:p>9.909069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606213" calcext:value-type="float">
            <text:p>-0.001606213</text:p>
          </table:table-cell>
          <table:table-cell office:value-type="float" office:value="-0.001484345" calcext:value-type="float">
            <text:p>-0.001484345</text:p>
          </table:table-cell>
          <table:table-cell office:value-type="float" office:value="-0.2524313" calcext:value-type="float">
            <text:p>-0.2524313</text:p>
          </table:table-cell>
          <table:table-cell office:value-type="float" office:value="-1.39757" calcext:value-type="float">
            <text:p>-1.39757</text:p>
          </table:table-cell>
          <table:table-cell office:value-type="float" office:value="-1.411456" calcext:value-type="float">
            <text:p>-1.411456</text:p>
          </table:table-cell>
          <table:table-cell office:value-type="float" office:value="-1.292585" calcext:value-type="float">
            <text:p>-1.292585</text:p>
          </table:table-cell>
          <table:table-cell office:value-type="float" office:value="-0.7676503" calcext:value-type="float">
            <text:p>-0.7676503</text:p>
          </table:table-cell>
          <table:table-cell office:value-type="float" office:value="-0.1422885" calcext:value-type="float">
            <text:p>-0.1422885</text:p>
          </table:table-cell>
          <table:table-cell office:value-type="float" office:value="-0.007600876" calcext:value-type="float">
            <text:p>-0.007600876</text:p>
          </table:table-cell>
          <table:table-cell office:value-type="float" office:value="-0.00392674" calcext:value-type="float">
            <text:p>-0.00392674</text:p>
          </table:table-cell>
          <table:table-cell office:value-type="float" office:value="1551.947" calcext:value-type="float">
            <text:p>1551.947</text:p>
          </table:table-cell>
          <table:table-cell office:value-type="float" office:value="0" calcext:value-type="float">
            <text:p>0</text:p>
          </table:table-cell>
          <table:table-cell office:value-type="float" office:value="-0.004233277" calcext:value-type="float">
            <text:p>-0.004233277</text:p>
          </table:table-cell>
          <table:table-cell office:value-type="float" office:value="-0.0003916517" calcext:value-type="float">
            <text:p>-0.000391651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7029" calcext:value-type="float">
            <text:p>-1.2370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618.2968" calcext:value-type="float">
            <text:p>618.2968</text:p>
          </table:table-cell>
          <table:table-cell office:value-type="float" office:value="321.3387" calcext:value-type="float">
            <text:p>321.3387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3.753" calcext:value-type="float">
            <text:p>1203.753</text:p>
          </table:table-cell>
          <table:table-cell office:value-type="float" office:value="274.4962" calcext:value-type="float">
            <text:p>274.4962</text:p>
          </table:table-cell>
          <table:table-cell office:value-type="float" office:value="0" calcext:value-type="float">
            <text:p>0</text:p>
          </table:table-cell>
          <table:table-cell office:value-type="float" office:value="0.3889963" calcext:value-type="float">
            <text:p>0.3889963</text:p>
          </table:table-cell>
          <table:table-cell office:value-type="float" office:value="0.3916088" calcext:value-type="float">
            <text:p>0.3916088</text:p>
          </table:table-cell>
          <table:table-cell office:value-type="float" office:value="0.2095337" calcext:value-type="float">
            <text:p>0.2095337</text:p>
          </table:table-cell>
          <table:table-cell office:value-type="float" office:value="0.152336" calcext:value-type="float">
            <text:p>0.152336</text:p>
          </table:table-cell>
          <table:table-cell office:value-type="float" office:value="0.1509456" calcext:value-type="float">
            <text:p>0.1509456</text:p>
          </table:table-cell>
          <table:table-cell office:value-type="float" office:value="0.1528756" calcext:value-type="float">
            <text:p>0.1528756</text:p>
          </table:table-cell>
          <table:table-cell office:value-type="float" office:value="0.2169469" calcext:value-type="float">
            <text:p>0.2169469</text:p>
          </table:table-cell>
          <table:table-cell office:value-type="float" office:value="0.2725574" calcext:value-type="float">
            <text:p>0.2725574</text:p>
          </table:table-cell>
          <table:table-cell office:value-type="float" office:value="0.3855686" calcext:value-type="float">
            <text:p>0.3855686</text:p>
          </table:table-cell>
          <table:table-cell office:value-type="float" office:value="0.4125662" calcext:value-type="float">
            <text:p>0.412566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66E-015" calcext:value-type="float">
            <text:p>1.959566E-15</text:p>
          </table:table-cell>
          <table:table-cell office:value-type="float" office:value="1.909211E-015" calcext:value-type="float">
            <text:p>1.909211E-15</text:p>
          </table:table-cell>
          <table:table-cell office:value-type="float" office:value="9.764548E-016" calcext:value-type="float">
            <text:p>9.764548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3109671" calcext:value-type="float">
            <text:p>-0.003109671</text:p>
          </table:table-cell>
          <table:table-cell office:value-type="float" office:value="-0.002977065" calcext:value-type="float">
            <text:p>-0.002977065</text:p>
          </table:table-cell>
          <table:table-cell office:value-type="float" office:value="-0.183027" calcext:value-type="float">
            <text:p>-0.183027</text:p>
          </table:table-cell>
          <table:table-cell office:value-type="float" office:value="-1.284668" calcext:value-type="float">
            <text:p>-1.284668</text:p>
          </table:table-cell>
          <table:table-cell office:value-type="float" office:value="-1.357964" calcext:value-type="float">
            <text:p>-1.357964</text:p>
          </table:table-cell>
          <table:table-cell office:value-type="float" office:value="-1.256322" calcext:value-type="float">
            <text:p>-1.256322</text:p>
          </table:table-cell>
          <table:table-cell office:value-type="float" office:value="-0.747691" calcext:value-type="float">
            <text:p>-0.747691</text:p>
          </table:table-cell>
          <table:table-cell office:value-type="float" office:value="-0.141761" calcext:value-type="float">
            <text:p>-0.141761</text:p>
          </table:table-cell>
          <table:table-cell office:value-type="float" office:value="-0.007422504" calcext:value-type="float">
            <text:p>-0.007422504</text:p>
          </table:table-cell>
          <table:table-cell office:value-type="float" office:value="-0.00388676" calcext:value-type="float">
            <text:p>-0.00388676</text:p>
          </table:table-cell>
          <table:table-cell office:value-type="float" office:value="1555.224" calcext:value-type="float">
            <text:p>1555.224</text:p>
          </table:table-cell>
          <table:table-cell office:value-type="float" office:value="0" calcext:value-type="float">
            <text:p>0</text:p>
          </table:table-cell>
          <table:table-cell office:value-type="float" office:value="-0.003307376" calcext:value-type="float">
            <text:p>-0.003307376</text:p>
          </table:table-cell>
          <table:table-cell office:value-type="float" office:value="-0.0002937038" calcext:value-type="float">
            <text:p>-0.00029370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1.234977" calcext:value-type="float">
            <text:p>-1.23497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0" calcext:value-type="float">
            <text:p>13092000</text:p>
          </table:table-cell>
          <table:table-cell office:value-type="float" office:value="618.2968" calcext:value-type="float">
            <text:p>618.2968</text:p>
          </table:table-cell>
          <table:table-cell office:value-type="float" office:value="324.2695" calcext:value-type="float">
            <text:p>324.2695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01.36" calcext:value-type="float">
            <text:p>1201.36</text:p>
          </table:table-cell>
          <table:table-cell office:value-type="float" office:value="273.9569" calcext:value-type="float">
            <text:p>273.9569</text:p>
          </table:table-cell>
          <table:table-cell office:value-type="float" office:value="0" calcext:value-type="float">
            <text:p>0</text:p>
          </table:table-cell>
          <table:table-cell office:value-type="float" office:value="0.2717936" calcext:value-type="float">
            <text:p>0.2717936</text:p>
          </table:table-cell>
          <table:table-cell office:value-type="float" office:value="0.2741599" calcext:value-type="float">
            <text:p>0.2741599</text:p>
          </table:table-cell>
          <table:table-cell office:value-type="float" office:value="0.2102947" calcext:value-type="float">
            <text:p>0.2102947</text:p>
          </table:table-cell>
          <table:table-cell office:value-type="float" office:value="0.1544383" calcext:value-type="float">
            <text:p>0.1544383</text:p>
          </table:table-cell>
          <table:table-cell office:value-type="float" office:value="0.1517885" calcext:value-type="float">
            <text:p>0.1517885</text:p>
          </table:table-cell>
          <table:table-cell office:value-type="float" office:value="0.1535465" calcext:value-type="float">
            <text:p>0.1535465</text:p>
          </table:table-cell>
          <table:table-cell office:value-type="float" office:value="0.2175837" calcext:value-type="float">
            <text:p>0.2175837</text:p>
          </table:table-cell>
          <table:table-cell office:value-type="float" office:value="0.2723795" calcext:value-type="float">
            <text:p>0.2723795</text:p>
          </table:table-cell>
          <table:table-cell office:value-type="float" office:value="0.3861787" calcext:value-type="float">
            <text:p>0.3861787</text:p>
          </table:table-cell>
          <table:table-cell office:value-type="float" office:value="0.4129045" calcext:value-type="float">
            <text:p>0.412904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51E-015" calcext:value-type="float">
            <text:p>1.959551E-15</text:p>
          </table:table-cell>
          <table:table-cell office:value-type="float" office:value="1.909229E-015" calcext:value-type="float">
            <text:p>1.909229E-15</text:p>
          </table:table-cell>
          <table:table-cell office:value-type="float" office:value="9.764556E-016" calcext:value-type="float">
            <text:p>9.764556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3702655" calcext:value-type="float">
            <text:p>-0.03702655</text:p>
          </table:table-cell>
          <table:table-cell office:value-type="float" office:value="-0.0349857" calcext:value-type="float">
            <text:p>-0.0349857</text:p>
          </table:table-cell>
          <table:table-cell office:value-type="float" office:value="-0.1789314" calcext:value-type="float">
            <text:p>-0.1789314</text:p>
          </table:table-cell>
          <table:table-cell office:value-type="float" office:value="-1.181232" calcext:value-type="float">
            <text:p>-1.181232</text:p>
          </table:table-cell>
          <table:table-cell office:value-type="float" office:value="-1.312478" calcext:value-type="float">
            <text:p>-1.312478</text:p>
          </table:table-cell>
          <table:table-cell office:value-type="float" office:value="-1.223126" calcext:value-type="float">
            <text:p>-1.223126</text:p>
          </table:table-cell>
          <table:table-cell office:value-type="float" office:value="-0.7311755" calcext:value-type="float">
            <text:p>-0.7311755</text:p>
          </table:table-cell>
          <table:table-cell office:value-type="float" office:value="-0.1424666" calcext:value-type="float">
            <text:p>-0.1424666</text:p>
          </table:table-cell>
          <table:table-cell office:value-type="float" office:value="-0.007310492" calcext:value-type="float">
            <text:p>-0.007310492</text:p>
          </table:table-cell>
          <table:table-cell office:value-type="float" office:value="-0.003856314" calcext:value-type="float">
            <text:p>-0.003856314</text:p>
          </table:table-cell>
          <table:table-cell office:value-type="float" office:value="1558.533" calcext:value-type="float">
            <text:p>1558.533</text:p>
          </table:table-cell>
          <table:table-cell office:value-type="float" office:value="0" calcext:value-type="float">
            <text:p>0</text:p>
          </table:table-cell>
          <table:table-cell office:value-type="float" office:value="-0.0383218" calcext:value-type="float">
            <text:p>-0.0383218</text:p>
          </table:table-cell>
          <table:table-cell office:value-type="float" office:value="-0.0001938825" calcext:value-type="float">
            <text:p>-0.000193882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3398" calcext:value-type="float">
            <text:p>-1.2333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0" calcext:value-type="float">
            <text:p>14092000</text:p>
          </table:table-cell>
          <table:table-cell office:value-type="float" office:value="643.3965" calcext:value-type="float">
            <text:p>643.3965</text:p>
          </table:table-cell>
          <table:table-cell office:value-type="float" office:value="325.7048" calcext:value-type="float">
            <text:p>325.7048</text:p>
          </table:table-cell>
          <table:table-cell office:value-type="float" office:value="62.164" calcext:value-type="float">
            <text:p>62.164</text:p>
          </table:table-cell>
          <table:table-cell office:value-type="float" office:value="1225.043" calcext:value-type="float">
            <text:p>1225.043</text:p>
          </table:table-cell>
          <table:table-cell office:value-type="float" office:value="273.938" calcext:value-type="float">
            <text:p>273.938</text:p>
          </table:table-cell>
          <table:table-cell office:value-type="float" office:value="0" calcext:value-type="float">
            <text:p>0</text:p>
          </table:table-cell>
          <table:table-cell office:value-type="float" office:value="0.4458237" calcext:value-type="float">
            <text:p>0.4458237</text:p>
          </table:table-cell>
          <table:table-cell office:value-type="float" office:value="0.4439015" calcext:value-type="float">
            <text:p>0.4439015</text:p>
          </table:table-cell>
          <table:table-cell office:value-type="float" office:value="0.4537409" calcext:value-type="float">
            <text:p>0.4537409</text:p>
          </table:table-cell>
          <table:table-cell office:value-type="float" office:value="0.2497312" calcext:value-type="float">
            <text:p>0.2497312</text:p>
          </table:table-cell>
          <table:table-cell office:value-type="float" office:value="0.1528398" calcext:value-type="float">
            <text:p>0.1528398</text:p>
          </table:table-cell>
          <table:table-cell office:value-type="float" office:value="0.1544371" calcext:value-type="float">
            <text:p>0.1544371</text:p>
          </table:table-cell>
          <table:table-cell office:value-type="float" office:value="0.2384099" calcext:value-type="float">
            <text:p>0.2384099</text:p>
          </table:table-cell>
          <table:table-cell office:value-type="float" office:value="0.2725385" calcext:value-type="float">
            <text:p>0.2725385</text:p>
          </table:table-cell>
          <table:table-cell office:value-type="float" office:value="0.3865044" calcext:value-type="float">
            <text:p>0.3865044</text:p>
          </table:table-cell>
          <table:table-cell office:value-type="float" office:value="0.4126959" calcext:value-type="float">
            <text:p>0.412695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3556124" calcext:value-type="float">
            <text:p>3.556124E-07</text:p>
          </table:table-cell>
          <table:table-cell office:value-type="float" office:value="1.959536E-015" calcext:value-type="float">
            <text:p>1.959536E-15</text:p>
          </table:table-cell>
          <table:table-cell office:value-type="float" office:value="1.909248E-015" calcext:value-type="float">
            <text:p>1.909248E-15</text:p>
          </table:table-cell>
          <table:table-cell office:value-type="float" office:value="9.764559E-016" calcext:value-type="float">
            <text:p>9.764559E-16</text:p>
          </table:table-cell>
          <table:table-cell office:value-type="float" office:value="9.909069E-016" calcext:value-type="float">
            <text:p>9.909069E-16</text:p>
          </table:table-cell>
          <table:table-cell office:value-type="float" office:value="9.693933E-016" calcext:value-type="float">
            <text:p>9.6939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120639" calcext:value-type="float">
            <text:p>-0.00120639</text:p>
          </table:table-cell>
          <table:table-cell office:value-type="float" office:value="-0.001227524" calcext:value-type="float">
            <text:p>-0.001227524</text:p>
          </table:table-cell>
          <table:table-cell office:value-type="float" office:value="-0.00106011" calcext:value-type="float">
            <text:p>-0.00106011</text:p>
          </table:table-cell>
          <table:table-cell office:value-type="float" office:value="-0.0763021" calcext:value-type="float">
            <text:p>-0.0763021</text:p>
          </table:table-cell>
          <table:table-cell office:value-type="float" office:value="-1.259082" calcext:value-type="float">
            <text:p>-1.259082</text:p>
          </table:table-cell>
          <table:table-cell office:value-type="float" office:value="-1.180869" calcext:value-type="float">
            <text:p>-1.180869</text:p>
          </table:table-cell>
          <table:table-cell office:value-type="float" office:value="-0.3646992" calcext:value-type="float">
            <text:p>-0.3646992</text:p>
          </table:table-cell>
          <table:table-cell office:value-type="float" office:value="-0.1418356" calcext:value-type="float">
            <text:p>-0.1418356</text:p>
          </table:table-cell>
          <table:table-cell office:value-type="float" office:value="-0.007251648" calcext:value-type="float">
            <text:p>-0.007251648</text:p>
          </table:table-cell>
          <table:table-cell office:value-type="float" office:value="-0.003875103" calcext:value-type="float">
            <text:p>-0.003875103</text:p>
          </table:table-cell>
          <table:table-cell office:value-type="float" office:value="1562.649" calcext:value-type="float">
            <text:p>1562.64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01071863" calcext:value-type="float">
            <text:p>-0.000107186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374" calcext:value-type="float">
            <text:p>-1.2343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0" calcext:value-type="float">
            <text:p>15092000</text:p>
          </table:table-cell>
          <table:table-cell office:value-type="float" office:value="661.9963" calcext:value-type="float">
            <text:p>661.9963</text:p>
          </table:table-cell>
          <table:table-cell office:value-type="float" office:value="328.5292" calcext:value-type="float">
            <text:p>328.529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0.78" calcext:value-type="float">
            <text:p>1240.78</text:p>
          </table:table-cell>
          <table:table-cell office:value-type="float" office:value="273.7917" calcext:value-type="float">
            <text:p>273.7917</text:p>
          </table:table-cell>
          <table:table-cell office:value-type="float" office:value="0" calcext:value-type="float">
            <text:p>0</text:p>
          </table:table-cell>
          <table:table-cell office:value-type="float" office:value="0.3803054" calcext:value-type="float">
            <text:p>0.3803054</text:p>
          </table:table-cell>
          <table:table-cell office:value-type="float" office:value="0.3824851" calcext:value-type="float">
            <text:p>0.3824851</text:p>
          </table:table-cell>
          <table:table-cell office:value-type="float" office:value="0.3869525" calcext:value-type="float">
            <text:p>0.3869525</text:p>
          </table:table-cell>
          <table:table-cell office:value-type="float" office:value="0.3902618" calcext:value-type="float">
            <text:p>0.3902618</text:p>
          </table:table-cell>
          <table:table-cell office:value-type="float" office:value="0.3941619" calcext:value-type="float">
            <text:p>0.3941619</text:p>
          </table:table-cell>
          <table:table-cell office:value-type="float" office:value="0.1571104" calcext:value-type="float">
            <text:p>0.1571104</text:p>
          </table:table-cell>
          <table:table-cell office:value-type="float" office:value="0.2646425" calcext:value-type="float">
            <text:p>0.2646425</text:p>
          </table:table-cell>
          <table:table-cell office:value-type="float" office:value="0.2727899" calcext:value-type="float">
            <text:p>0.2727899</text:p>
          </table:table-cell>
          <table:table-cell office:value-type="float" office:value="0.3869044" calcext:value-type="float">
            <text:p>0.3869044</text:p>
          </table:table-cell>
          <table:table-cell office:value-type="float" office:value="0.41271" calcext:value-type="float">
            <text:p>0.4127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21E-015" calcext:value-type="float">
            <text:p>1.959521E-15</text:p>
          </table:table-cell>
          <table:table-cell office:value-type="float" office:value="1.909262E-015" calcext:value-type="float">
            <text:p>1.909262E-15</text:p>
          </table:table-cell>
          <table:table-cell office:value-type="float" office:value="9.764578E-016" calcext:value-type="float">
            <text:p>9.764578E-16</text:p>
          </table:table-cell>
          <table:table-cell office:value-type="float" office:value="9.909063E-016" calcext:value-type="float">
            <text:p>9.909063E-16</text:p>
          </table:table-cell>
          <table:table-cell office:value-type="float" office:value="9.693941E-016" calcext:value-type="float">
            <text:p>9.69394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3620242" calcext:value-type="float">
            <text:p>-0.003620242</text:p>
          </table:table-cell>
          <table:table-cell office:value-type="float" office:value="-0.003494004" calcext:value-type="float">
            <text:p>-0.003494004</text:p>
          </table:table-cell>
          <table:table-cell office:value-type="float" office:value="-0.003230572" calcext:value-type="float">
            <text:p>-0.003230572</text:p>
          </table:table-cell>
          <table:table-cell office:value-type="float" office:value="-0.003080168" calcext:value-type="float">
            <text:p>-0.003080168</text:p>
          </table:table-cell>
          <table:table-cell office:value-type="float" office:value="-0.002921045" calcext:value-type="float">
            <text:p>-0.002921045</text:p>
          </table:table-cell>
          <table:table-cell office:value-type="float" office:value="-1.064015" calcext:value-type="float">
            <text:p>-1.064015</text:p>
          </table:table-cell>
          <table:table-cell office:value-type="float" office:value="-0.1643393" calcext:value-type="float">
            <text:p>-0.1643393</text:p>
          </table:table-cell>
          <table:table-cell office:value-type="float" office:value="-0.1408469" calcext:value-type="float">
            <text:p>-0.1408469</text:p>
          </table:table-cell>
          <table:table-cell office:value-type="float" office:value="-0.007179919" calcext:value-type="float">
            <text:p>-0.007179919</text:p>
          </table:table-cell>
          <table:table-cell office:value-type="float" office:value="-0.003873846" calcext:value-type="float">
            <text:p>-0.003873846</text:p>
          </table:table-cell>
          <table:table-cell office:value-type="float" office:value="1566.591" calcext:value-type="float">
            <text:p>1566.591</text:p>
          </table:table-cell>
          <table:table-cell office:value-type="float" office:value="0" calcext:value-type="float">
            <text:p>0</text:p>
          </table:table-cell>
          <table:table-cell office:value-type="float" office:value="-0.003754913" calcext:value-type="float">
            <text:p>-0.003754913</text:p>
          </table:table-cell>
          <table:table-cell office:value-type="float" office:value="-0.00005194591" calcext:value-type="float">
            <text:p>-5.19459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309" calcext:value-type="float">
            <text:p>-1.2343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0" calcext:value-type="float">
            <text:p>16092000</text:p>
          </table:table-cell>
          <table:table-cell office:value-type="float" office:value="662.9965" calcext:value-type="float">
            <text:p>662.9965</text:p>
          </table:table-cell>
          <table:table-cell office:value-type="float" office:value="330.0665" calcext:value-type="float">
            <text:p>330.066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0.707" calcext:value-type="float">
            <text:p>1240.707</text:p>
          </table:table-cell>
          <table:table-cell office:value-type="float" office:value="273.3276" calcext:value-type="float">
            <text:p>273.3276</text:p>
          </table:table-cell>
          <table:table-cell office:value-type="float" office:value="0" calcext:value-type="float">
            <text:p>0</text:p>
          </table:table-cell>
          <table:table-cell office:value-type="float" office:value="0.3711458" calcext:value-type="float">
            <text:p>0.3711458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3781484" calcext:value-type="float">
            <text:p>0.3781484</text:p>
          </table:table-cell>
          <table:table-cell office:value-type="float" office:value="0.3862274" calcext:value-type="float">
            <text:p>0.3862274</text:p>
          </table:table-cell>
          <table:table-cell office:value-type="float" office:value="0.3954543" calcext:value-type="float">
            <text:p>0.3954543</text:p>
          </table:table-cell>
          <table:table-cell office:value-type="float" office:value="0.1606066" calcext:value-type="float">
            <text:p>0.1606066</text:p>
          </table:table-cell>
          <table:table-cell office:value-type="float" office:value="0.2639964" calcext:value-type="float">
            <text:p>0.2639964</text:p>
          </table:table-cell>
          <table:table-cell office:value-type="float" office:value="0.2730588" calcext:value-type="float">
            <text:p>0.2730588</text:p>
          </table:table-cell>
          <table:table-cell office:value-type="float" office:value="0.3874787" calcext:value-type="float">
            <text:p>0.3874787</text:p>
          </table:table-cell>
          <table:table-cell office:value-type="float" office:value="0.4131678" calcext:value-type="float">
            <text:p>0.413167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02E-015" calcext:value-type="float">
            <text:p>1.959502E-15</text:p>
          </table:table-cell>
          <table:table-cell office:value-type="float" office:value="1.909268E-015" calcext:value-type="float">
            <text:p>1.909268E-15</text:p>
          </table:table-cell>
          <table:table-cell office:value-type="float" office:value="9.764609E-016" calcext:value-type="float">
            <text:p>9.764609E-16</text:p>
          </table:table-cell>
          <table:table-cell office:value-type="float" office:value="9.909069E-016" calcext:value-type="float">
            <text:p>9.909069E-16</text:p>
          </table:table-cell>
          <table:table-cell office:value-type="float" office:value="9.693949E-016" calcext:value-type="float">
            <text:p>9.69394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347399" calcext:value-type="float">
            <text:p>-0.004347399</text:p>
          </table:table-cell>
          <table:table-cell office:value-type="float" office:value="-0.004181385" calcext:value-type="float">
            <text:p>-0.004181385</text:p>
          </table:table-cell>
          <table:table-cell office:value-type="float" office:value="-0.003830627" calcext:value-type="float">
            <text:p>-0.003830627</text:p>
          </table:table-cell>
          <table:table-cell office:value-type="float" office:value="-0.003311062" calcext:value-type="float">
            <text:p>-0.003311062</text:p>
          </table:table-cell>
          <table:table-cell office:value-type="float" office:value="-0.002811799" calcext:value-type="float">
            <text:p>-0.002811799</text:p>
          </table:table-cell>
          <table:table-cell office:value-type="float" office:value="-0.9300842" calcext:value-type="float">
            <text:p>-0.9300842</text:p>
          </table:table-cell>
          <table:table-cell office:value-type="float" office:value="-0.1674277" calcext:value-type="float">
            <text:p>-0.1674277</text:p>
          </table:table-cell>
          <table:table-cell office:value-type="float" office:value="-0.1397927" calcext:value-type="float">
            <text:p>-0.1397927</text:p>
          </table:table-cell>
          <table:table-cell office:value-type="float" office:value="-0.007078332" calcext:value-type="float">
            <text:p>-0.007078332</text:p>
          </table:table-cell>
          <table:table-cell office:value-type="float" office:value="-0.003832878" calcext:value-type="float">
            <text:p>-0.003832878</text:p>
          </table:table-cell>
          <table:table-cell office:value-type="float" office:value="1569.931" calcext:value-type="float">
            <text:p>1569.931</text:p>
          </table:table-cell>
          <table:table-cell office:value-type="float" office:value="0" calcext:value-type="float">
            <text:p>0</text:p>
          </table:table-cell>
          <table:table-cell office:value-type="float" office:value="-0.004438882" calcext:value-type="float">
            <text:p>-0.004438882</text:p>
          </table:table-cell>
          <table:table-cell office:value-type="float" office:value="-0.00002190401" calcext:value-type="float">
            <text:p>-2.19040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2174" calcext:value-type="float">
            <text:p>-1.23217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0" calcext:value-type="float">
            <text:p>17092000</text:p>
          </table:table-cell>
          <table:table-cell office:value-type="float" office:value="662.9965" calcext:value-type="float">
            <text:p>662.9965</text:p>
          </table:table-cell>
          <table:table-cell office:value-type="float" office:value="331.3658" calcext:value-type="float">
            <text:p>331.365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9.819" calcext:value-type="float">
            <text:p>1239.819</text:p>
          </table:table-cell>
          <table:table-cell office:value-type="float" office:value="272.9152" calcext:value-type="float">
            <text:p>272.9152</text:p>
          </table:table-cell>
          <table:table-cell office:value-type="float" office:value="0" calcext:value-type="float">
            <text:p>0</text:p>
          </table:table-cell>
          <table:table-cell office:value-type="float" office:value="0.3654232" calcext:value-type="float">
            <text:p>0.3654232</text:p>
          </table:table-cell>
          <table:table-cell office:value-type="float" office:value="0.3674635" calcext:value-type="float">
            <text:p>0.3674635</text:p>
          </table:table-cell>
          <table:table-cell office:value-type="float" office:value="0.3717016" calcext:value-type="float">
            <text:p>0.3717016</text:p>
          </table:table-cell>
          <table:table-cell office:value-type="float" office:value="0.3789717" calcext:value-type="float">
            <text:p>0.3789717</text:p>
          </table:table-cell>
          <table:table-cell office:value-type="float" office:value="0.3870136" calcext:value-type="float">
            <text:p>0.3870136</text:p>
          </table:table-cell>
          <table:table-cell office:value-type="float" office:value="0.163995" calcext:value-type="float">
            <text:p>0.163995</text:p>
          </table:table-cell>
          <table:table-cell office:value-type="float" office:value="0.2633636" calcext:value-type="float">
            <text:p>0.2633636</text:p>
          </table:table-cell>
          <table:table-cell office:value-type="float" office:value="0.2733028" calcext:value-type="float">
            <text:p>0.2733028</text:p>
          </table:table-cell>
          <table:table-cell office:value-type="float" office:value="0.3879241" calcext:value-type="float">
            <text:p>0.3879241</text:p>
          </table:table-cell>
          <table:table-cell office:value-type="float" office:value="0.4135619" calcext:value-type="float">
            <text:p>0.413561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86E-015" calcext:value-type="float">
            <text:p>1.959486E-15</text:p>
          </table:table-cell>
          <table:table-cell office:value-type="float" office:value="1.909273E-015" calcext:value-type="float">
            <text:p>1.909273E-15</text:p>
          </table:table-cell>
          <table:table-cell office:value-type="float" office:value="9.764621E-016" calcext:value-type="float">
            <text:p>9.764621E-16</text:p>
          </table:table-cell>
          <table:table-cell office:value-type="float" office:value="9.909078E-016" calcext:value-type="float">
            <text:p>9.909078E-16</text:p>
          </table:table-cell>
          <table:table-cell office:value-type="float" office:value="9.69396E-016" calcext:value-type="float">
            <text:p>9.6939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838354" calcext:value-type="float">
            <text:p>-0.004838354</text:p>
          </table:table-cell>
          <table:table-cell office:value-type="float" office:value="-0.004671029" calcext:value-type="float">
            <text:p>-0.004671029</text:p>
          </table:table-cell>
          <table:table-cell office:value-type="float" office:value="-0.004317378" calcext:value-type="float">
            <text:p>-0.004317378</text:p>
          </table:table-cell>
          <table:table-cell office:value-type="float" office:value="-0.003776259" calcext:value-type="float">
            <text:p>-0.003776259</text:p>
          </table:table-cell>
          <table:table-cell office:value-type="float" office:value="-0.003264038" calcext:value-type="float">
            <text:p>-0.003264038</text:p>
          </table:table-cell>
          <table:table-cell office:value-type="float" office:value="-0.8186753" calcext:value-type="float">
            <text:p>-0.8186753</text:p>
          </table:table-cell>
          <table:table-cell office:value-type="float" office:value="-0.1705162" calcext:value-type="float">
            <text:p>-0.1705162</text:p>
          </table:table-cell>
          <table:table-cell office:value-type="float" office:value="-0.138844" calcext:value-type="float">
            <text:p>-0.138844</text:p>
          </table:table-cell>
          <table:table-cell office:value-type="float" office:value="-0.007000639" calcext:value-type="float">
            <text:p>-0.007000639</text:p>
          </table:table-cell>
          <table:table-cell office:value-type="float" office:value="-0.003797989" calcext:value-type="float">
            <text:p>-0.003797989</text:p>
          </table:table-cell>
          <table:table-cell office:value-type="float" office:value="1573.306" calcext:value-type="float">
            <text:p>1573.306</text:p>
          </table:table-cell>
          <table:table-cell office:value-type="float" office:value="0" calcext:value-type="float">
            <text:p>0</text:p>
          </table:table-cell>
          <table:table-cell office:value-type="float" office:value="-0.004986357" calcext:value-type="float">
            <text:p>-0.004986357</text:p>
          </table:table-cell>
          <table:table-cell office:value-type="float" office:value="0.0000592224" calcext:value-type="float">
            <text:p>5.9222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336" calcext:value-type="float">
            <text:p>-1.23033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0" calcext:value-type="float">
            <text:p>18092000</text:p>
          </table:table-cell>
          <table:table-cell office:value-type="float" office:value="662.9965" calcext:value-type="float">
            <text:p>662.9965</text:p>
          </table:table-cell>
          <table:table-cell office:value-type="float" office:value="333.6766" calcext:value-type="float">
            <text:p>333.676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878" calcext:value-type="float">
            <text:p>1237.878</text:p>
          </table:table-cell>
          <table:table-cell office:value-type="float" office:value="272.546" calcext:value-type="float">
            <text:p>272.546</text:p>
          </table:table-cell>
          <table:table-cell office:value-type="float" office:value="0" calcext:value-type="float">
            <text:p>0</text:p>
          </table:table-cell>
          <table:table-cell office:value-type="float" office:value="0.3526036" calcext:value-type="float">
            <text:p>0.3526036</text:p>
          </table:table-cell>
          <table:table-cell office:value-type="float" office:value="0.3547816" calcext:value-type="float">
            <text:p>0.3547816</text:p>
          </table:table-cell>
          <table:table-cell office:value-type="float" office:value="0.3587992" calcext:value-type="float">
            <text:p>0.3587992</text:p>
          </table:table-cell>
          <table:table-cell office:value-type="float" office:value="0.3658855" calcext:value-type="float">
            <text:p>0.3658855</text:p>
          </table:table-cell>
          <table:table-cell office:value-type="float" office:value="0.3727618" calcext:value-type="float">
            <text:p>0.3727618</text:p>
          </table:table-cell>
          <table:table-cell office:value-type="float" office:value="0.1672829" calcext:value-type="float">
            <text:p>0.1672829</text:p>
          </table:table-cell>
          <table:table-cell office:value-type="float" office:value="0.2624995" calcext:value-type="float">
            <text:p>0.2624995</text:p>
          </table:table-cell>
          <table:table-cell office:value-type="float" office:value="0.2734486" calcext:value-type="float">
            <text:p>0.2734486</text:p>
          </table:table-cell>
          <table:table-cell office:value-type="float" office:value="0.3882431" calcext:value-type="float">
            <text:p>0.3882431</text:p>
          </table:table-cell>
          <table:table-cell office:value-type="float" office:value="0.4138909" calcext:value-type="float">
            <text:p>0.413890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78E-015" calcext:value-type="float">
            <text:p>1.959478E-15</text:p>
          </table:table-cell>
          <table:table-cell office:value-type="float" office:value="1.909277E-015" calcext:value-type="float">
            <text:p>1.909277E-15</text:p>
          </table:table-cell>
          <table:table-cell office:value-type="float" office:value="9.764633E-016" calcext:value-type="float">
            <text:p>9.764633E-16</text:p>
          </table:table-cell>
          <table:table-cell office:value-type="float" office:value="9.909067E-016" calcext:value-type="float">
            <text:p>9.909067E-16</text:p>
          </table:table-cell>
          <table:table-cell office:value-type="float" office:value="9.693978E-016" calcext:value-type="float">
            <text:p>9.69397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220527" calcext:value-type="float">
            <text:p>-0.006220527</text:p>
          </table:table-cell>
          <table:table-cell office:value-type="float" office:value="-0.005970805" calcext:value-type="float">
            <text:p>-0.005970805</text:p>
          </table:table-cell>
          <table:table-cell office:value-type="float" office:value="-0.005519897" calcext:value-type="float">
            <text:p>-0.005519897</text:p>
          </table:table-cell>
          <table:table-cell office:value-type="float" office:value="-0.004814819" calcext:value-type="float">
            <text:p>-0.004814819</text:p>
          </table:table-cell>
          <table:table-cell office:value-type="float" office:value="-0.004228004" calcext:value-type="float">
            <text:p>-0.004228004</text:p>
          </table:table-cell>
          <table:table-cell office:value-type="float" office:value="-0.7249461" calcext:value-type="float">
            <text:p>-0.7249461</text:p>
          </table:table-cell>
          <table:table-cell office:value-type="float" office:value="-0.1748489" calcext:value-type="float">
            <text:p>-0.1748489</text:p>
          </table:table-cell>
          <table:table-cell office:value-type="float" office:value="-0.1382803" calcext:value-type="float">
            <text:p>-0.1382803</text:p>
          </table:table-cell>
          <table:table-cell office:value-type="float" office:value="-0.006945471" calcext:value-type="float">
            <text:p>-0.006945471</text:p>
          </table:table-cell>
          <table:table-cell office:value-type="float" office:value="-0.003769166" calcext:value-type="float">
            <text:p>-0.003769166</text:p>
          </table:table-cell>
          <table:table-cell office:value-type="float" office:value="1576.693" calcext:value-type="float">
            <text:p>1576.693</text:p>
          </table:table-cell>
          <table:table-cell office:value-type="float" office:value="0" calcext:value-type="float">
            <text:p>0</text:p>
          </table:table-cell>
          <table:table-cell office:value-type="float" office:value="-0.006362536" calcext:value-type="float">
            <text:p>-0.006362536</text:p>
          </table:table-cell>
          <table:table-cell office:value-type="float" office:value="0.0001842445" calcext:value-type="float">
            <text:p>0.000184244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803" calcext:value-type="float">
            <text:p>-1.22880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0" calcext:value-type="float">
            <text:p>19092000</text:p>
          </table:table-cell>
          <table:table-cell office:value-type="float" office:value="662.9965" calcext:value-type="float">
            <text:p>662.9965</text:p>
          </table:table-cell>
          <table:table-cell office:value-type="float" office:value="335.9409" calcext:value-type="float">
            <text:p>335.9409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5.811" calcext:value-type="float">
            <text:p>1235.811</text:p>
          </table:table-cell>
          <table:table-cell office:value-type="float" office:value="272.3483" calcext:value-type="float">
            <text:p>272.3483</text:p>
          </table:table-cell>
          <table:table-cell office:value-type="float" office:value="0" calcext:value-type="float">
            <text:p>0</text:p>
          </table:table-cell>
          <table:table-cell office:value-type="float" office:value="0.3401743" calcext:value-type="float">
            <text:p>0.3401743</text:p>
          </table:table-cell>
          <table:table-cell office:value-type="float" office:value="0.3422392" calcext:value-type="float">
            <text:p>0.3422392</text:p>
          </table:table-cell>
          <table:table-cell office:value-type="float" office:value="0.3458751" calcext:value-type="float">
            <text:p>0.3458751</text:p>
          </table:table-cell>
          <table:table-cell office:value-type="float" office:value="0.352834" calcext:value-type="float">
            <text:p>0.352834</text:p>
          </table:table-cell>
          <table:table-cell office:value-type="float" office:value="0.3590364" calcext:value-type="float">
            <text:p>0.3590364</text:p>
          </table:table-cell>
          <table:table-cell office:value-type="float" office:value="0.1707902" calcext:value-type="float">
            <text:p>0.1707902</text:p>
          </table:table-cell>
          <table:table-cell office:value-type="float" office:value="0.2616064" calcext:value-type="float">
            <text:p>0.2616064</text:p>
          </table:table-cell>
          <table:table-cell office:value-type="float" office:value="0.273579" calcext:value-type="float">
            <text:p>0.273579</text:p>
          </table:table-cell>
          <table:table-cell office:value-type="float" office:value="0.3884199" calcext:value-type="float">
            <text:p>0.3884199</text:p>
          </table:table-cell>
          <table:table-cell office:value-type="float" office:value="0.4139528" calcext:value-type="float">
            <text:p>0.4139528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76E-015" calcext:value-type="float">
            <text:p>1.959476E-15</text:p>
          </table:table-cell>
          <table:table-cell office:value-type="float" office:value="1.909276E-015" calcext:value-type="float">
            <text:p>1.909276E-15</text:p>
          </table:table-cell>
          <table:table-cell office:value-type="float" office:value="9.764623E-016" calcext:value-type="float">
            <text:p>9.764623E-16</text:p>
          </table:table-cell>
          <table:table-cell office:value-type="float" office:value="9.909071E-016" calcext:value-type="float">
            <text:p>9.909071E-16</text:p>
          </table:table-cell>
          <table:table-cell office:value-type="float" office:value="9.693983E-016" calcext:value-type="float">
            <text:p>9.69398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7993639" calcext:value-type="float">
            <text:p>-0.007993639</text:p>
          </table:table-cell>
          <table:table-cell office:value-type="float" office:value="-0.007669488" calcext:value-type="float">
            <text:p>-0.007669488</text:p>
          </table:table-cell>
          <table:table-cell office:value-type="float" office:value="-0.007121368" calcext:value-type="float">
            <text:p>-0.007121368</text:p>
          </table:table-cell>
          <table:table-cell office:value-type="float" office:value="-0.006191366" calcext:value-type="float">
            <text:p>-0.006191366</text:p>
          </table:table-cell>
          <table:table-cell office:value-type="float" office:value="-0.005480734" calcext:value-type="float">
            <text:p>-0.005480734</text:p>
          </table:table-cell>
          <table:table-cell office:value-type="float" office:value="-0.638594" calcext:value-type="float">
            <text:p>-0.638594</text:p>
          </table:table-cell>
          <table:table-cell office:value-type="float" office:value="-0.1794508" calcext:value-type="float">
            <text:p>-0.1794508</text:p>
          </table:table-cell>
          <table:table-cell office:value-type="float" office:value="-0.1377788" calcext:value-type="float">
            <text:p>-0.1377788</text:p>
          </table:table-cell>
          <table:table-cell office:value-type="float" office:value="-0.006915082" calcext:value-type="float">
            <text:p>-0.006915082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580.081" calcext:value-type="float">
            <text:p>1580.081</text:p>
          </table:table-cell>
          <table:table-cell office:value-type="float" office:value="0" calcext:value-type="float">
            <text:p>0</text:p>
          </table:table-cell>
          <table:table-cell office:value-type="float" office:value="-0.008134661" calcext:value-type="float">
            <text:p>-0.008134661</text:p>
          </table:table-cell>
          <table:table-cell office:value-type="float" office:value="0.0003122113" calcext:value-type="float">
            <text:p>0.000312211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0" calcext:value-type="float">
            <text:p>20092000</text:p>
          </table:table-cell>
          <table:table-cell office:value-type="float" office:value="662.9965" calcext:value-type="float">
            <text:p>662.9965</text:p>
          </table:table-cell>
          <table:table-cell office:value-type="float" office:value="338.0105" calcext:value-type="float">
            <text:p>338.010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3.891" calcext:value-type="float">
            <text:p>1233.891</text:p>
          </table:table-cell>
          <table:table-cell office:value-type="float" office:value="272.1994" calcext:value-type="float">
            <text:p>272.1994</text:p>
          </table:table-cell>
          <table:table-cell office:value-type="float" office:value="0" calcext:value-type="float">
            <text:p>0</text:p>
          </table:table-cell>
          <table:table-cell office:value-type="float" office:value="0.3245365" calcext:value-type="float">
            <text:p>0.3245365</text:p>
          </table:table-cell>
          <table:table-cell office:value-type="float" office:value="0.3288561" calcext:value-type="float">
            <text:p>0.3288561</text:p>
          </table:table-cell>
          <table:table-cell office:value-type="float" office:value="0.3339334" calcext:value-type="float">
            <text:p>0.3339334</text:p>
          </table:table-cell>
          <table:table-cell office:value-type="float" office:value="0.3417879" calcext:value-type="float">
            <text:p>0.3417879</text:p>
          </table:table-cell>
          <table:table-cell office:value-type="float" office:value="0.3473603" calcext:value-type="float">
            <text:p>0.3473603</text:p>
          </table:table-cell>
          <table:table-cell office:value-type="float" office:value="0.1742369" calcext:value-type="float">
            <text:p>0.1742369</text:p>
          </table:table-cell>
          <table:table-cell office:value-type="float" office:value="0.2609226" calcext:value-type="float">
            <text:p>0.2609226</text:p>
          </table:table-cell>
          <table:table-cell office:value-type="float" office:value="0.2737418" calcext:value-type="float">
            <text:p>0.2737418</text:p>
          </table:table-cell>
          <table:table-cell office:value-type="float" office:value="0.3885746" calcext:value-type="float">
            <text:p>0.3885746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87E-015" calcext:value-type="float">
            <text:p>1.959487E-15</text:p>
          </table:table-cell>
          <table:table-cell office:value-type="float" office:value="1.90927E-015" calcext:value-type="float">
            <text:p>1.90927E-15</text:p>
          </table:table-cell>
          <table:table-cell office:value-type="float" office:value="9.764605E-016" calcext:value-type="float">
            <text:p>9.764605E-16</text:p>
          </table:table-cell>
          <table:table-cell office:value-type="float" office:value="9.90907E-016" calcext:value-type="float">
            <text:p>9.90907E-16</text:p>
          </table:table-cell>
          <table:table-cell office:value-type="float" office:value="9.693983E-016" calcext:value-type="float">
            <text:p>9.69398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102294" calcext:value-type="float">
            <text:p>-0.01102294</text:p>
          </table:table-cell>
          <table:table-cell office:value-type="float" office:value="-0.01008591" calcext:value-type="float">
            <text:p>-0.01008591</text:p>
          </table:table-cell>
          <table:table-cell office:value-type="float" office:value="-0.00907568" calcext:value-type="float">
            <text:p>-0.00907568</text:p>
          </table:table-cell>
          <table:table-cell office:value-type="float" office:value="-0.007714526" calcext:value-type="float">
            <text:p>-0.007714526</text:p>
          </table:table-cell>
          <table:table-cell office:value-type="float" office:value="-0.006891355" calcext:value-type="float">
            <text:p>-0.006891355</text:p>
          </table:table-cell>
          <table:table-cell office:value-type="float" office:value="-0.5652056" calcext:value-type="float">
            <text:p>-0.5652056</text:p>
          </table:table-cell>
          <table:table-cell office:value-type="float" office:value="-0.183065" calcext:value-type="float">
            <text:p>-0.183065</text:p>
          </table:table-cell>
          <table:table-cell office:value-type="float" office:value="-0.1371554" calcext:value-type="float">
            <text:p>-0.1371554</text:p>
          </table:table-cell>
          <table:table-cell office:value-type="float" office:value="-0.006888641" calcext:value-type="float">
            <text:p>-0.006888641</text:p>
          </table:table-cell>
          <table:table-cell office:value-type="float" office:value="-0.003763367" calcext:value-type="float">
            <text:p>-0.003763367</text:p>
          </table:table-cell>
          <table:table-cell office:value-type="float" office:value="1583.476" calcext:value-type="float">
            <text:p>1583.476</text:p>
          </table:table-cell>
          <table:table-cell office:value-type="float" office:value="0" calcext:value-type="float">
            <text:p>0</text:p>
          </table:table-cell>
          <table:table-cell office:value-type="float" office:value="-0.01187047" calcext:value-type="float">
            <text:p>-0.01187047</text:p>
          </table:table-cell>
          <table:table-cell office:value-type="float" office:value="0.0004429847" calcext:value-type="float">
            <text:p>0.000442984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671.5963" calcext:value-type="float">
            <text:p>671.5963</text:p>
          </table:table-cell>
          <table:table-cell office:value-type="float" office:value="341.1414" calcext:value-type="float">
            <text:p>341.141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9.461" calcext:value-type="float">
            <text:p>1239.461</text:p>
          </table:table-cell>
          <table:table-cell office:value-type="float" office:value="272.0974" calcext:value-type="float">
            <text:p>272.0974</text:p>
          </table:table-cell>
          <table:table-cell office:value-type="float" office:value="0" calcext:value-type="float">
            <text:p>0</text:p>
          </table:table-cell>
          <table:table-cell office:value-type="float" office:value="0.355942" calcext:value-type="float">
            <text:p>0.355942</text:p>
          </table:table-cell>
          <table:table-cell office:value-type="float" office:value="0.3580734" calcext:value-type="float">
            <text:p>0.3580734</text:p>
          </table:table-cell>
          <table:table-cell office:value-type="float" office:value="0.3618591" calcext:value-type="float">
            <text:p>0.3618591</text:p>
          </table:table-cell>
          <table:table-cell office:value-type="float" office:value="0.3675899" calcext:value-type="float">
            <text:p>0.3675899</text:p>
          </table:table-cell>
          <table:table-cell office:value-type="float" office:value="0.3735425" calcext:value-type="float">
            <text:p>0.3735425</text:p>
          </table:table-cell>
          <table:table-cell office:value-type="float" office:value="0.1778163" calcext:value-type="float">
            <text:p>0.1778163</text:p>
          </table:table-cell>
          <table:table-cell office:value-type="float" office:value="0.263593" calcext:value-type="float">
            <text:p>0.263593</text:p>
          </table:table-cell>
          <table:table-cell office:value-type="float" office:value="0.2739975" calcext:value-type="float">
            <text:p>0.2739975</text:p>
          </table:table-cell>
          <table:table-cell office:value-type="float" office:value="0.3887599" calcext:value-type="float">
            <text:p>0.3887599</text:p>
          </table:table-cell>
          <table:table-cell office:value-type="float" office:value="0.4139621" calcext:value-type="float">
            <text:p>0.41396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5E-015" calcext:value-type="float">
            <text:p>1.9595E-15</text:p>
          </table:table-cell>
          <table:table-cell office:value-type="float" office:value="1.909263E-015" calcext:value-type="float">
            <text:p>1.909263E-15</text:p>
          </table:table-cell>
          <table:table-cell office:value-type="float" office:value="9.764577E-016" calcext:value-type="float">
            <text:p>9.764577E-16</text:p>
          </table:table-cell>
          <table:table-cell office:value-type="float" office:value="9.909054E-016" calcext:value-type="float">
            <text:p>9.909054E-16</text:p>
          </table:table-cell>
          <table:table-cell office:value-type="float" office:value="9.693999E-016" calcext:value-type="float">
            <text:p>9.6939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5811776" calcext:value-type="float">
            <text:p>-0.005811776</text:p>
          </table:table-cell>
          <table:table-cell office:value-type="float" office:value="-0.00558706" calcext:value-type="float">
            <text:p>-0.00558706</text:p>
          </table:table-cell>
          <table:table-cell office:value-type="float" office:value="-0.00519512" calcext:value-type="float">
            <text:p>-0.00519512</text:p>
          </table:table-cell>
          <table:table-cell office:value-type="float" office:value="-0.00466412" calcext:value-type="float">
            <text:p>-0.00466412</text:p>
          </table:table-cell>
          <table:table-cell office:value-type="float" office:value="-0.004174711" calcext:value-type="float">
            <text:p>-0.004174711</text:p>
          </table:table-cell>
          <table:table-cell office:value-type="float" office:value="-0.4992166" calcext:value-type="float">
            <text:p>-0.4992166</text:p>
          </table:table-cell>
          <table:table-cell office:value-type="float" office:value="-0.1693873" calcext:value-type="float">
            <text:p>-0.1693873</text:p>
          </table:table-cell>
          <table:table-cell office:value-type="float" office:value="-0.1361828" calcext:value-type="float">
            <text:p>-0.1361828</text:p>
          </table:table-cell>
          <table:table-cell office:value-type="float" office:value="-0.00685718" calcext:value-type="float">
            <text:p>-0.00685718</text:p>
          </table:table-cell>
          <table:table-cell office:value-type="float" office:value="-0.00376262" calcext:value-type="float">
            <text:p>-0.00376262</text:p>
          </table:table-cell>
          <table:table-cell office:value-type="float" office:value="1586.933" calcext:value-type="float">
            <text:p>1586.933</text:p>
          </table:table-cell>
          <table:table-cell office:value-type="float" office:value="0" calcext:value-type="float">
            <text:p>0</text:p>
          </table:table-cell>
          <table:table-cell office:value-type="float" office:value="-0.005892583" calcext:value-type="float">
            <text:p>-0.005892583</text:p>
          </table:table-cell>
          <table:table-cell office:value-type="float" office:value="0.0004620511" calcext:value-type="float">
            <text:p>0.000462051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54" calcext:value-type="float">
            <text:p>-1.2284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0" calcext:value-type="float">
            <text:p>22092000</text:p>
          </table:table-cell>
          <table:table-cell office:value-type="float" office:value="671.5963" calcext:value-type="float">
            <text:p>671.5963</text:p>
          </table:table-cell>
          <table:table-cell office:value-type="float" office:value="342.975" calcext:value-type="float">
            <text:p>342.97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745" calcext:value-type="float">
            <text:p>1237.745</text:p>
          </table:table-cell>
          <table:table-cell office:value-type="float" office:value="271.9783" calcext:value-type="float">
            <text:p>271.9783</text:p>
          </table:table-cell>
          <table:table-cell office:value-type="float" office:value="0" calcext:value-type="float">
            <text:p>0</text:p>
          </table:table-cell>
          <table:table-cell office:value-type="float" office:value="0.3465935" calcext:value-type="float">
            <text:p>0.3465935</text:p>
          </table:table-cell>
          <table:table-cell office:value-type="float" office:value="0.3485489" calcext:value-type="float">
            <text:p>0.3485489</text:p>
          </table:table-cell>
          <table:table-cell office:value-type="float" office:value="0.3520568" calcext:value-type="float">
            <text:p>0.3520568</text:p>
          </table:table-cell>
          <table:table-cell office:value-type="float" office:value="0.3581328" calcext:value-type="float">
            <text:p>0.3581328</text:p>
          </table:table-cell>
          <table:table-cell office:value-type="float" office:value="0.3639455" calcext:value-type="float">
            <text:p>0.3639455</text:p>
          </table:table-cell>
          <table:table-cell office:value-type="float" office:value="0.1817545" calcext:value-type="float">
            <text:p>0.1817545</text:p>
          </table:table-cell>
          <table:table-cell office:value-type="float" office:value="0.2630547" calcext:value-type="float">
            <text:p>0.2630547</text:p>
          </table:table-cell>
          <table:table-cell office:value-type="float" office:value="0.2742418" calcext:value-type="float">
            <text:p>0.2742418</text:p>
          </table:table-cell>
          <table:table-cell office:value-type="float" office:value="0.3889132" calcext:value-type="float">
            <text:p>0.3889132</text:p>
          </table:table-cell>
          <table:table-cell office:value-type="float" office:value="0.413974" calcext:value-type="float">
            <text:p>0.41397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96E-015" calcext:value-type="float">
            <text:p>1.959496E-15</text:p>
          </table:table-cell>
          <table:table-cell office:value-type="float" office:value="1.909266E-015" calcext:value-type="float">
            <text:p>1.909266E-15</text:p>
          </table:table-cell>
          <table:table-cell office:value-type="float" office:value="9.764583E-016" calcext:value-type="float">
            <text:p>9.764583E-16</text:p>
          </table:table-cell>
          <table:table-cell office:value-type="float" office:value="9.909038E-016" calcext:value-type="float">
            <text:p>9.909038E-16</text:p>
          </table:table-cell>
          <table:table-cell office:value-type="float" office:value="9.694018E-016" calcext:value-type="float">
            <text:p>9.694018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7006437" calcext:value-type="float">
            <text:p>-0.007006437</text:p>
          </table:table-cell>
          <table:table-cell office:value-type="float" office:value="-0.006747493" calcext:value-type="float">
            <text:p>-0.006747493</text:p>
          </table:table-cell>
          <table:table-cell office:value-type="float" office:value="-0.006293318" calcext:value-type="float">
            <text:p>-0.006293318</text:p>
          </table:table-cell>
          <table:table-cell office:value-type="float" office:value="-0.00558622" calcext:value-type="float">
            <text:p>-0.00558622</text:p>
          </table:table-cell>
          <table:table-cell office:value-type="float" office:value="-0.004993159" calcext:value-type="float">
            <text:p>-0.004993159</text:p>
          </table:table-cell>
          <table:table-cell office:value-type="float" office:value="-0.4365163" calcext:value-type="float">
            <text:p>-0.4365163</text:p>
          </table:table-cell>
          <table:table-cell office:value-type="float" office:value="-0.172057" calcext:value-type="float">
            <text:p>-0.172057</text:p>
          </table:table-cell>
          <table:table-cell office:value-type="float" office:value="-0.1352608" calcext:value-type="float">
            <text:p>-0.1352608</text:p>
          </table:table-cell>
          <table:table-cell office:value-type="float" office:value="-0.006831241" calcext:value-type="float">
            <text:p>-0.006831241</text:p>
          </table:table-cell>
          <table:table-cell office:value-type="float" office:value="-0.003761589" calcext:value-type="float">
            <text:p>-0.003761589</text:p>
          </table:table-cell>
          <table:table-cell office:value-type="float" office:value="1590.344" calcext:value-type="float">
            <text:p>1590.344</text:p>
          </table:table-cell>
          <table:table-cell office:value-type="float" office:value="0" calcext:value-type="float">
            <text:p>0</text:p>
          </table:table-cell>
          <table:table-cell office:value-type="float" office:value="-0.007071916" calcext:value-type="float">
            <text:p>-0.007071916</text:p>
          </table:table-cell>
          <table:table-cell office:value-type="float" office:value="0.0004621001" calcext:value-type="float">
            <text:p>0.000462100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98" calcext:value-type="float">
            <text:p>-1.2283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0" calcext:value-type="float">
            <text:p>23092000</text:p>
          </table:table-cell>
          <table:table-cell office:value-type="float" office:value="679.8961" calcext:value-type="float">
            <text:p>679.8961</text:p>
          </table:table-cell>
          <table:table-cell office:value-type="float" office:value="345.2484" calcext:value-type="float">
            <text:p>345.248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3.855" calcext:value-type="float">
            <text:p>1243.855</text:p>
          </table:table-cell>
          <table:table-cell office:value-type="float" office:value="271.8936" calcext:value-type="float">
            <text:p>271.8936</text:p>
          </table:table-cell>
          <table:table-cell office:value-type="float" office:value="0" calcext:value-type="float">
            <text:p>0</text:p>
          </table:table-cell>
          <table:table-cell office:value-type="float" office:value="0.3783644" calcext:value-type="float">
            <text:p>0.3783644</text:p>
          </table:table-cell>
          <table:table-cell office:value-type="float" office:value="0.3799842" calcext:value-type="float">
            <text:p>0.3799842</text:p>
          </table:table-cell>
          <table:table-cell office:value-type="float" office:value="0.3841444" calcext:value-type="float">
            <text:p>0.3841444</text:p>
          </table:table-cell>
          <table:table-cell office:value-type="float" office:value="0.3879597" calcext:value-type="float">
            <text:p>0.3879597</text:p>
          </table:table-cell>
          <table:table-cell office:value-type="float" office:value="0.3933921" calcext:value-type="float">
            <text:p>0.3933921</text:p>
          </table:table-cell>
          <table:table-cell office:value-type="float" office:value="0.185894" calcext:value-type="float">
            <text:p>0.185894</text:p>
          </table:table-cell>
          <table:table-cell office:value-type="float" office:value="0.2632273" calcext:value-type="float">
            <text:p>0.2632273</text:p>
          </table:table-cell>
          <table:table-cell office:value-type="float" office:value="0.2744859" calcext:value-type="float">
            <text:p>0.2744859</text:p>
          </table:table-cell>
          <table:table-cell office:value-type="float" office:value="0.3890583" calcext:value-type="float">
            <text:p>0.3890583</text:p>
          </table:table-cell>
          <table:table-cell office:value-type="float" office:value="0.4139995" calcext:value-type="float">
            <text:p>0.4139995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82E-015" calcext:value-type="float">
            <text:p>1.959482E-15</text:p>
          </table:table-cell>
          <table:table-cell office:value-type="float" office:value="1.909272E-015" calcext:value-type="float">
            <text:p>1.909272E-15</text:p>
          </table:table-cell>
          <table:table-cell office:value-type="float" office:value="9.764605E-016" calcext:value-type="float">
            <text:p>9.764605E-16</text:p>
          </table:table-cell>
          <table:table-cell office:value-type="float" office:value="9.909028E-016" calcext:value-type="float">
            <text:p>9.909028E-16</text:p>
          </table:table-cell>
          <table:table-cell office:value-type="float" office:value="9.694031E-016" calcext:value-type="float">
            <text:p>9.694031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3798074" calcext:value-type="float">
            <text:p>-0.003798074</text:p>
          </table:table-cell>
          <table:table-cell office:value-type="float" office:value="-0.003674835" calcext:value-type="float">
            <text:p>-0.003674835</text:p>
          </table:table-cell>
          <table:table-cell office:value-type="float" office:value="-0.003406306" calcext:value-type="float">
            <text:p>-0.003406306</text:p>
          </table:table-cell>
          <table:table-cell office:value-type="float" office:value="-0.003214757" calcext:value-type="float">
            <text:p>-0.003214757</text:p>
          </table:table-cell>
          <table:table-cell office:value-type="float" office:value="-0.002945992" calcext:value-type="float">
            <text:p>-0.002945992</text:p>
          </table:table-cell>
          <table:table-cell office:value-type="float" office:value="-0.380404" calcext:value-type="float">
            <text:p>-0.380404</text:p>
          </table:table-cell>
          <table:table-cell office:value-type="float" office:value="-0.1712006" calcext:value-type="float">
            <text:p>-0.1712006</text:p>
          </table:table-cell>
          <table:table-cell office:value-type="float" office:value="-0.1343465" calcext:value-type="float">
            <text:p>-0.1343465</text:p>
          </table:table-cell>
          <table:table-cell office:value-type="float" office:value="-0.006806795" calcext:value-type="float">
            <text:p>-0.006806795</text:p>
          </table:table-cell>
          <table:table-cell office:value-type="float" office:value="-0.003759371" calcext:value-type="float">
            <text:p>-0.003759371</text:p>
          </table:table-cell>
          <table:table-cell office:value-type="float" office:value="1593.754" calcext:value-type="float">
            <text:p>1593.754</text:p>
          </table:table-cell>
          <table:table-cell office:value-type="float" office:value="0" calcext:value-type="float">
            <text:p>0</text:p>
          </table:table-cell>
          <table:table-cell office:value-type="float" office:value="-0.003893062" calcext:value-type="float">
            <text:p>-0.003893062</text:p>
          </table:table-cell>
          <table:table-cell office:value-type="float" office:value="0.0004622015" calcext:value-type="float">
            <text:p>0.000462201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279" calcext:value-type="float">
            <text:p>-1.22827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0" calcext:value-type="float">
            <text:p>24092000</text:p>
          </table:table-cell>
          <table:table-cell office:value-type="float" office:value="679.8961" calcext:value-type="float">
            <text:p>679.8961</text:p>
          </table:table-cell>
          <table:table-cell office:value-type="float" office:value="346.7944" calcext:value-type="float">
            <text:p>346.794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2.412" calcext:value-type="float">
            <text:p>1242.412</text:p>
          </table:table-cell>
          <table:table-cell office:value-type="float" office:value="271.7877" calcext:value-type="float">
            <text:p>271.7877</text:p>
          </table:table-cell>
          <table:table-cell office:value-type="float" office:value="0" calcext:value-type="float">
            <text:p>0</text:p>
          </table:table-cell>
          <table:table-cell office:value-type="float" office:value="0.3666245" calcext:value-type="float">
            <text:p>0.3666245</text:p>
          </table:table-cell>
          <table:table-cell office:value-type="float" office:value="0.3689873" calcext:value-type="float">
            <text:p>0.3689873</text:p>
          </table:table-cell>
          <table:table-cell office:value-type="float" office:value="0.3736467" calcext:value-type="float">
            <text:p>0.3736467</text:p>
          </table:table-cell>
          <table:table-cell office:value-type="float" office:value="0.3813929" calcext:value-type="float">
            <text:p>0.3813929</text:p>
          </table:table-cell>
          <table:table-cell office:value-type="float" office:value="0.3898558" calcext:value-type="float">
            <text:p>0.3898558</text:p>
          </table:table-cell>
          <table:table-cell office:value-type="float" office:value="0.1902544" calcext:value-type="float">
            <text:p>0.1902544</text:p>
          </table:table-cell>
          <table:table-cell office:value-type="float" office:value="0.262825" calcext:value-type="float">
            <text:p>0.262825</text:p>
          </table:table-cell>
          <table:table-cell office:value-type="float" office:value="0.2747245" calcext:value-type="float">
            <text:p>0.2747245</text:p>
          </table:table-cell>
          <table:table-cell office:value-type="float" office:value="0.3891679" calcext:value-type="float">
            <text:p>0.3891679</text:p>
          </table:table-cell>
          <table:table-cell office:value-type="float" office:value="0.4140243" calcext:value-type="float">
            <text:p>0.4140243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71E-015" calcext:value-type="float">
            <text:p>1.959471E-15</text:p>
          </table:table-cell>
          <table:table-cell office:value-type="float" office:value="1.909275E-015" calcext:value-type="float">
            <text:p>1.909275E-15</text:p>
          </table:table-cell>
          <table:table-cell office:value-type="float" office:value="9.764631E-016" calcext:value-type="float">
            <text:p>9.764631E-16</text:p>
          </table:table-cell>
          <table:table-cell office:value-type="float" office:value="9.909018E-016" calcext:value-type="float">
            <text:p>9.909018E-16</text:p>
          </table:table-cell>
          <table:table-cell office:value-type="float" office:value="9.694044E-016" calcext:value-type="float">
            <text:p>9.69404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4732815" calcext:value-type="float">
            <text:p>-0.004732815</text:p>
          </table:table-cell>
          <table:table-cell office:value-type="float" office:value="-0.004539015" calcext:value-type="float">
            <text:p>-0.004539015</text:p>
          </table:table-cell>
          <table:table-cell office:value-type="float" office:value="-0.00416258" calcext:value-type="float">
            <text:p>-0.00416258</text:p>
          </table:table-cell>
          <table:table-cell office:value-type="float" office:value="-0.003612008" calcext:value-type="float">
            <text:p>-0.003612008</text:p>
          </table:table-cell>
          <table:table-cell office:value-type="float" office:value="-0.003101808" calcext:value-type="float">
            <text:p>-0.003101808</text:p>
          </table:table-cell>
          <table:table-cell office:value-type="float" office:value="-0.3301576" calcext:value-type="float">
            <text:p>-0.3301576</text:p>
          </table:table-cell>
          <table:table-cell office:value-type="float" office:value="-0.1732108" calcext:value-type="float">
            <text:p>-0.1732108</text:p>
          </table:table-cell>
          <table:table-cell office:value-type="float" office:value="-0.1334599" calcext:value-type="float">
            <text:p>-0.1334599</text:p>
          </table:table-cell>
          <table:table-cell office:value-type="float" office:value="-0.006788385" calcext:value-type="float">
            <text:p>-0.006788385</text:p>
          </table:table-cell>
          <table:table-cell office:value-type="float" office:value="-0.003757217" calcext:value-type="float">
            <text:p>-0.003757217</text:p>
          </table:table-cell>
          <table:table-cell office:value-type="float" office:value="1597.164" calcext:value-type="float">
            <text:p>1597.164</text:p>
          </table:table-cell>
          <table:table-cell office:value-type="float" office:value="0" calcext:value-type="float">
            <text:p>0</text:p>
          </table:table-cell>
          <table:table-cell office:value-type="float" office:value="-0.004795838" calcext:value-type="float">
            <text:p>-0.004795838</text:p>
          </table:table-cell>
          <table:table-cell office:value-type="float" office:value="0.0004622906" calcext:value-type="float">
            <text:p>0.000462290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164" calcext:value-type="float">
            <text:p>-1.2281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0" calcext:value-type="float">
            <text:p>25092000</text:p>
          </table:table-cell>
          <table:table-cell office:value-type="float" office:value="679.8961" calcext:value-type="float">
            <text:p>679.8961</text:p>
          </table:table-cell>
          <table:table-cell office:value-type="float" office:value="347.8762" calcext:value-type="float">
            <text:p>347.876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1.427" calcext:value-type="float">
            <text:p>1241.427</text:p>
          </table:table-cell>
          <table:table-cell office:value-type="float" office:value="271.6898" calcext:value-type="float">
            <text:p>271.6898</text:p>
          </table:table-cell>
          <table:table-cell office:value-type="float" office:value="0" calcext:value-type="float">
            <text:p>0</text:p>
          </table:table-cell>
          <table:table-cell office:value-type="float" office:value="0.3612345" calcext:value-type="float">
            <text:p>0.3612345</text:p>
          </table:table-cell>
          <table:table-cell office:value-type="float" office:value="0.3632219" calcext:value-type="float">
            <text:p>0.3632219</text:p>
          </table:table-cell>
          <table:table-cell office:value-type="float" office:value="0.3672139" calcext:value-type="float">
            <text:p>0.3672139</text:p>
          </table:table-cell>
          <table:table-cell office:value-type="float" office:value="0.3738748" calcext:value-type="float">
            <text:p>0.3738748</text:p>
          </table:table-cell>
          <table:table-cell office:value-type="float" office:value="0.380968" calcext:value-type="float">
            <text:p>0.380968</text:p>
          </table:table-cell>
          <table:table-cell office:value-type="float" office:value="0.1949122" calcext:value-type="float">
            <text:p>0.1949122</text:p>
          </table:table-cell>
          <table:table-cell office:value-type="float" office:value="0.2625282" calcext:value-type="float">
            <text:p>0.2625282</text:p>
          </table:table-cell>
          <table:table-cell office:value-type="float" office:value="0.2749572" calcext:value-type="float">
            <text:p>0.2749572</text:p>
          </table:table-cell>
          <table:table-cell office:value-type="float" office:value="0.3892591" calcext:value-type="float">
            <text:p>0.3892591</text:p>
          </table:table-cell>
          <table:table-cell office:value-type="float" office:value="0.4140503" calcext:value-type="float">
            <text:p>0.414050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54E-015" calcext:value-type="float">
            <text:p>1.959454E-15</text:p>
          </table:table-cell>
          <table:table-cell office:value-type="float" office:value="1.909283E-015" calcext:value-type="float">
            <text:p>1.909283E-15</text:p>
          </table:table-cell>
          <table:table-cell office:value-type="float" office:value="9.764656E-016" calcext:value-type="float">
            <text:p>9.764656E-16</text:p>
          </table:table-cell>
          <table:table-cell office:value-type="float" office:value="9.909012E-016" calcext:value-type="float">
            <text:p>9.909012E-16</text:p>
          </table:table-cell>
          <table:table-cell office:value-type="float" office:value="9.694055E-016" calcext:value-type="float">
            <text:p>9.69405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5242429" calcext:value-type="float">
            <text:p>-0.005242429</text:p>
          </table:table-cell>
          <table:table-cell office:value-type="float" office:value="-0.00506258" calcext:value-type="float">
            <text:p>-0.00506258</text:p>
          </table:table-cell>
          <table:table-cell office:value-type="float" office:value="-0.004695894" calcext:value-type="float">
            <text:p>-0.004695894</text:p>
          </table:table-cell>
          <table:table-cell office:value-type="float" office:value="-0.004147053" calcext:value-type="float">
            <text:p>-0.004147053</text:p>
          </table:table-cell>
          <table:table-cell office:value-type="float" office:value="-0.00363988" calcext:value-type="float">
            <text:p>-0.00363988</text:p>
          </table:table-cell>
          <table:table-cell office:value-type="float" office:value="-0.2848004" calcext:value-type="float">
            <text:p>-0.2848004</text:p>
          </table:table-cell>
          <table:table-cell office:value-type="float" office:value="-0.1747154" calcext:value-type="float">
            <text:p>-0.1747154</text:p>
          </table:table-cell>
          <table:table-cell office:value-type="float" office:value="-0.1326008" calcext:value-type="float">
            <text:p>-0.1326008</text:p>
          </table:table-cell>
          <table:table-cell office:value-type="float" office:value="-0.006773124" calcext:value-type="float">
            <text:p>-0.006773124</text:p>
          </table:table-cell>
          <table:table-cell office:value-type="float" office:value="-0.003754949" calcext:value-type="float">
            <text:p>-0.003754949</text:p>
          </table:table-cell>
          <table:table-cell office:value-type="float" office:value="1600.575" calcext:value-type="float">
            <text:p>1600.575</text:p>
          </table:table-cell>
          <table:table-cell office:value-type="float" office:value="0" calcext:value-type="float">
            <text:p>0</text:p>
          </table:table-cell>
          <table:table-cell office:value-type="float" office:value="-0.005301188" calcext:value-type="float">
            <text:p>-0.005301188</text:p>
          </table:table-cell>
          <table:table-cell office:value-type="float" office:value="0.0004624111" calcext:value-type="float">
            <text:p>0.000462411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043" calcext:value-type="float">
            <text:p>-1.2280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0" calcext:value-type="float">
            <text:p>26092000</text:p>
          </table:table-cell>
          <table:table-cell office:value-type="float" office:value="679.8961" calcext:value-type="float">
            <text:p>679.8961</text:p>
          </table:table-cell>
          <table:table-cell office:value-type="float" office:value="349.1548" calcext:value-type="float">
            <text:p>349.154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0.24" calcext:value-type="float">
            <text:p>1240.24</text:p>
          </table:table-cell>
          <table:table-cell office:value-type="float" office:value="271.6017" calcext:value-type="float">
            <text:p>271.6017</text:p>
          </table:table-cell>
          <table:table-cell office:value-type="float" office:value="0" calcext:value-type="float">
            <text:p>0</text:p>
          </table:table-cell>
          <table:table-cell office:value-type="float" office:value="0.3534082" calcext:value-type="float">
            <text:p>0.3534082</text:p>
          </table:table-cell>
          <table:table-cell office:value-type="float" office:value="0.3553896" calcext:value-type="float">
            <text:p>0.3553896</text:p>
          </table:table-cell>
          <table:table-cell office:value-type="float" office:value="0.3591967" calcext:value-type="float">
            <text:p>0.3591967</text:p>
          </table:table-cell>
          <table:table-cell office:value-type="float" office:value="0.3655567" calcext:value-type="float">
            <text:p>0.3655567</text:p>
          </table:table-cell>
          <table:table-cell office:value-type="float" office:value="0.3717434" calcext:value-type="float">
            <text:p>0.3717434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0.2623824" calcext:value-type="float">
            <text:p>0.2623824</text:p>
          </table:table-cell>
          <table:table-cell office:value-type="float" office:value="0.2751871" calcext:value-type="float">
            <text:p>0.2751871</text:p>
          </table:table-cell>
          <table:table-cell office:value-type="float" office:value="0.3893311" calcext:value-type="float">
            <text:p>0.3893311</text:p>
          </table:table-cell>
          <table:table-cell office:value-type="float" office:value="0.4140748" calcext:value-type="float">
            <text:p>0.4140748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39E-015" calcext:value-type="float">
            <text:p>1.959439E-15</text:p>
          </table:table-cell>
          <table:table-cell office:value-type="float" office:value="1.90929E-015" calcext:value-type="float">
            <text:p>1.90929E-15</text:p>
          </table:table-cell>
          <table:table-cell office:value-type="float" office:value="9.764686E-016" calcext:value-type="float">
            <text:p>9.764686E-16</text:p>
          </table:table-cell>
          <table:table-cell office:value-type="float" office:value="9.909006E-016" calcext:value-type="float">
            <text:p>9.909006E-16</text:p>
          </table:table-cell>
          <table:table-cell office:value-type="float" office:value="9.694066E-016" calcext:value-type="float">
            <text:p>9.69406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118289" calcext:value-type="float">
            <text:p>-0.006118289</text:p>
          </table:table-cell>
          <table:table-cell office:value-type="float" office:value="-0.005895804" calcext:value-type="float">
            <text:p>-0.005895804</text:p>
          </table:table-cell>
          <table:table-cell office:value-type="float" office:value="-0.005473786" calcext:value-type="float">
            <text:p>-0.005473786</text:p>
          </table:table-cell>
          <table:table-cell office:value-type="float" office:value="-0.00484498" calcext:value-type="float">
            <text:p>-0.00484498</text:p>
          </table:table-cell>
          <table:table-cell office:value-type="float" office:value="-0.004311094" calcext:value-type="float">
            <text:p>-0.004311094</text:p>
          </table:table-cell>
          <table:table-cell office:value-type="float" office:value="-0.243674" calcext:value-type="float">
            <text:p>-0.243674</text:p>
          </table:table-cell>
          <table:table-cell office:value-type="float" office:value="-0.1754673" calcext:value-type="float">
            <text:p>-0.1754673</text:p>
          </table:table-cell>
          <table:table-cell office:value-type="float" office:value="-0.1317592" calcext:value-type="float">
            <text:p>-0.1317592</text:p>
          </table:table-cell>
          <table:table-cell office:value-type="float" office:value="-0.006761097" calcext:value-type="float">
            <text:p>-0.006761097</text:p>
          </table:table-cell>
          <table:table-cell office:value-type="float" office:value="-0.003752819" calcext:value-type="float">
            <text:p>-0.003752819</text:p>
          </table:table-cell>
          <table:table-cell office:value-type="float" office:value="1603.987" calcext:value-type="float">
            <text:p>1603.987</text:p>
          </table:table-cell>
          <table:table-cell office:value-type="float" office:value="0" calcext:value-type="float">
            <text:p>0</text:p>
          </table:table-cell>
          <table:table-cell office:value-type="float" office:value="-0.006190315" calcext:value-type="float">
            <text:p>-0.006190315</text:p>
          </table:table-cell>
          <table:table-cell office:value-type="float" office:value="0.0004625208" calcext:value-type="float">
            <text:p>0.000462520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928" calcext:value-type="float">
            <text:p>-1.2279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0" calcext:value-type="float">
            <text:p>27092000</text:p>
          </table:table-cell>
          <table:table-cell office:value-type="float" office:value="680.6959" calcext:value-type="float">
            <text:p>680.6959</text:p>
          </table:table-cell>
          <table:table-cell office:value-type="float" office:value="350.3015" calcext:value-type="float">
            <text:p>350.301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9.976" calcext:value-type="float">
            <text:p>1239.976</text:p>
          </table:table-cell>
          <table:table-cell office:value-type="float" office:value="271.5185" calcext:value-type="float">
            <text:p>271.5185</text:p>
          </table:table-cell>
          <table:table-cell office:value-type="float" office:value="0" calcext:value-type="float">
            <text:p>0</text:p>
          </table:table-cell>
          <table:table-cell office:value-type="float" office:value="0.3497724" calcext:value-type="float">
            <text:p>0.3497724</text:p>
          </table:table-cell>
          <table:table-cell office:value-type="float" office:value="0.3524184" calcext:value-type="float">
            <text:p>0.3524184</text:p>
          </table:table-cell>
          <table:table-cell office:value-type="float" office:value="0.3564765" calcext:value-type="float">
            <text:p>0.3564765</text:p>
          </table:table-cell>
          <table:table-cell office:value-type="float" office:value="0.3619805" calcext:value-type="float">
            <text:p>0.3619805</text:p>
          </table:table-cell>
          <table:table-cell office:value-type="float" office:value="0.3671662" calcext:value-type="float">
            <text:p>0.3671662</text:p>
          </table:table-cell>
          <table:table-cell office:value-type="float" office:value="0.2055314" calcext:value-type="float">
            <text:p>0.2055314</text:p>
          </table:table-cell>
          <table:table-cell office:value-type="float" office:value="0.2624248" calcext:value-type="float">
            <text:p>0.2624248</text:p>
          </table:table-cell>
          <table:table-cell office:value-type="float" office:value="0.2754194" calcext:value-type="float">
            <text:p>0.2754194</text:p>
          </table:table-cell>
          <table:table-cell office:value-type="float" office:value="0.3893979" calcext:value-type="float">
            <text:p>0.3893979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9429E-015" calcext:value-type="float">
            <text:p>1.959429E-15</text:p>
          </table:table-cell>
          <table:table-cell office:value-type="float" office:value="1.909294E-015" calcext:value-type="float">
            <text:p>1.909294E-15</text:p>
          </table:table-cell>
          <table:table-cell office:value-type="float" office:value="9.764702E-016" calcext:value-type="float">
            <text:p>9.764702E-16</text:p>
          </table:table-cell>
          <table:table-cell office:value-type="float" office:value="9.909001E-016" calcext:value-type="float">
            <text:p>9.909001E-16</text:p>
          </table:table-cell>
          <table:table-cell office:value-type="float" office:value="9.694073E-016" calcext:value-type="float">
            <text:p>9.69407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6558869" calcext:value-type="float">
            <text:p>-0.006558869</text:p>
          </table:table-cell>
          <table:table-cell office:value-type="float" office:value="-0.00623492" calcext:value-type="float">
            <text:p>-0.00623492</text:p>
          </table:table-cell>
          <table:table-cell office:value-type="float" office:value="-0.00575981" calcext:value-type="float">
            <text:p>-0.00575981</text:p>
          </table:table-cell>
          <table:table-cell office:value-type="float" office:value="-0.005185859" calcext:value-type="float">
            <text:p>-0.005185859</text:p>
          </table:table-cell>
          <table:table-cell office:value-type="float" office:value="-0.004701347" calcext:value-type="float">
            <text:p>-0.004701347</text:p>
          </table:table-cell>
          <table:table-cell office:value-type="float" office:value="-0.2059481" calcext:value-type="float">
            <text:p>-0.2059481</text:p>
          </table:table-cell>
          <table:table-cell office:value-type="float" office:value="-0.1752594" calcext:value-type="float">
            <text:p>-0.1752594</text:p>
          </table:table-cell>
          <table:table-cell office:value-type="float" office:value="-0.1309139" calcext:value-type="float">
            <text:p>-0.1309139</text:p>
          </table:table-cell>
          <table:table-cell office:value-type="float" office:value="-0.006749961" calcext:value-type="float">
            <text:p>-0.006749961</text:p>
          </table:table-cell>
          <table:table-cell office:value-type="float" office:value="-0.003750638" calcext:value-type="float">
            <text:p>-0.003750638</text:p>
          </table:table-cell>
          <table:table-cell office:value-type="float" office:value="1607.408" calcext:value-type="float">
            <text:p>1607.408</text:p>
          </table:table-cell>
          <table:table-cell office:value-type="float" office:value="0" calcext:value-type="float">
            <text:p>0</text:p>
          </table:table-cell>
          <table:table-cell office:value-type="float" office:value="-0.006705236" calcext:value-type="float">
            <text:p>-0.006705236</text:p>
          </table:table-cell>
          <table:table-cell office:value-type="float" office:value="0.0004626008" calcext:value-type="float">
            <text:p>0.000462600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811" calcext:value-type="float">
            <text:p>-1.2278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0" calcext:value-type="float">
            <text:p>28092000</text:p>
          </table:table-cell>
          <table:table-cell office:value-type="float" office:value="680.6959" calcext:value-type="float">
            <text:p>680.6959</text:p>
          </table:table-cell>
          <table:table-cell office:value-type="float" office:value="351.6083" calcext:value-type="float">
            <text:p>351.608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8.746" calcext:value-type="float">
            <text:p>1238.746</text:p>
          </table:table-cell>
          <table:table-cell office:value-type="float" office:value="271.4394" calcext:value-type="float">
            <text:p>271.4394</text:p>
          </table:table-cell>
          <table:table-cell office:value-type="float" office:value="0" calcext:value-type="float">
            <text:p>0</text:p>
          </table:table-cell>
          <table:table-cell office:value-type="float" office:value="0.3399952" calcext:value-type="float">
            <text:p>0.3399952</text:p>
          </table:table-cell>
          <table:table-cell office:value-type="float" office:value="0.3429063" calcext:value-type="float">
            <text:p>0.3429063</text:p>
          </table:table-cell>
          <table:table-cell office:value-type="float" office:value="0.3467439" calcext:value-type="float">
            <text:p>0.3467439</text:p>
          </table:table-cell>
          <table:table-cell office:value-type="float" office:value="0.3525326" calcext:value-type="float">
            <text:p>0.3525326</text:p>
          </table:table-cell>
          <table:table-cell office:value-type="float" office:value="0.3574567" calcext:value-type="float">
            <text:p>0.3574567</text:p>
          </table:table-cell>
          <table:table-cell office:value-type="float" office:value="0.2119719" calcext:value-type="float">
            <text:p>0.2119719</text:p>
          </table:table-cell>
          <table:table-cell office:value-type="float" office:value="0.2627364" calcext:value-type="float">
            <text:p>0.2627364</text:p>
          </table:table-cell>
          <table:table-cell office:value-type="float" office:value="0.2756415" calcext:value-type="float">
            <text:p>0.2756415</text:p>
          </table:table-cell>
          <table:table-cell office:value-type="float" office:value="0.3894482" calcext:value-type="float">
            <text:p>0.3894482</text:p>
          </table:table-cell>
          <table:table-cell office:value-type="float" office:value="0.4141226" calcext:value-type="float">
            <text:p>0.414122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763576" calcext:value-type="float">
            <text:p>0.0009763576</text:p>
          </table:table-cell>
          <table:table-cell office:value-type="float" office:value="0.00000000001024366" calcext:value-type="float">
            <text:p>1.024366E-11</text:p>
          </table:table-cell>
          <table:table-cell office:value-type="float" office:value="9.764725E-016" calcext:value-type="float">
            <text:p>9.764725E-16</text:p>
          </table:table-cell>
          <table:table-cell office:value-type="float" office:value="9.908993E-016" calcext:value-type="float">
            <text:p>9.908993E-16</text:p>
          </table:table-cell>
          <table:table-cell office:value-type="float" office:value="9.694087E-016" calcext:value-type="float">
            <text:p>9.694087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7943945" calcext:value-type="float">
            <text:p>-0.007943945</text:p>
          </table:table-cell>
          <table:table-cell office:value-type="float" office:value="-0.007536383" calcext:value-type="float">
            <text:p>-0.007536383</text:p>
          </table:table-cell>
          <table:table-cell office:value-type="float" office:value="-0.006987716" calcext:value-type="float">
            <text:p>-0.006987716</text:p>
          </table:table-cell>
          <table:table-cell office:value-type="float" office:value="-0.006227952" calcext:value-type="float">
            <text:p>-0.006227952</text:p>
          </table:table-cell>
          <table:table-cell office:value-type="float" office:value="-0.005654078" calcext:value-type="float">
            <text:p>-0.005654078</text:p>
          </table:table-cell>
          <table:table-cell office:value-type="float" office:value="-0.1705494" calcext:value-type="float">
            <text:p>-0.1705494</text:p>
          </table:table-cell>
          <table:table-cell office:value-type="float" office:value="-0.1736918" calcext:value-type="float">
            <text:p>-0.1736918</text:p>
          </table:table-cell>
          <table:table-cell office:value-type="float" office:value="-0.1301121" calcext:value-type="float">
            <text:p>-0.1301121</text:p>
          </table:table-cell>
          <table:table-cell office:value-type="float" office:value="-0.006741591" calcext:value-type="float">
            <text:p>-0.006741591</text:p>
          </table:table-cell>
          <table:table-cell office:value-type="float" office:value="-0.003748673" calcext:value-type="float">
            <text:p>-0.003748673</text:p>
          </table:table-cell>
          <table:table-cell office:value-type="float" office:value="1610.83" calcext:value-type="float">
            <text:p>1610.83</text:p>
          </table:table-cell>
          <table:table-cell office:value-type="float" office:value="0" calcext:value-type="float">
            <text:p>0</text:p>
          </table:table-cell>
          <table:table-cell office:value-type="float" office:value="-0.008424595" calcext:value-type="float">
            <text:p>-0.008424595</text:p>
          </table:table-cell>
          <table:table-cell office:value-type="float" office:value="0.000463492" calcext:value-type="float">
            <text:p>0.00046349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706" calcext:value-type="float">
            <text:p>-1.2277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0" calcext:value-type="float">
            <text:p>29092000</text:p>
          </table:table-cell>
          <table:table-cell office:value-type="float" office:value="680.6959" calcext:value-type="float">
            <text:p>680.6959</text:p>
          </table:table-cell>
          <table:table-cell office:value-type="float" office:value="352.6545" calcext:value-type="float">
            <text:p>352.654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755" calcext:value-type="float">
            <text:p>1237.755</text:p>
          </table:table-cell>
          <table:table-cell office:value-type="float" office:value="271.3818" calcext:value-type="float">
            <text:p>271.3818</text:p>
          </table:table-cell>
          <table:table-cell office:value-type="float" office:value="0" calcext:value-type="float">
            <text:p>0</text:p>
          </table:table-cell>
          <table:table-cell office:value-type="float" office:value="0.3321061" calcext:value-type="float">
            <text:p>0.3321061</text:p>
          </table:table-cell>
          <table:table-cell office:value-type="float" office:value="0.3337315" calcext:value-type="float">
            <text:p>0.3337315</text:p>
          </table:table-cell>
          <table:table-cell office:value-type="float" office:value="0.3367074" calcext:value-type="float">
            <text:p>0.3367074</text:p>
          </table:table-cell>
          <table:table-cell office:value-type="float" office:value="0.34174" calcext:value-type="float">
            <text:p>0.34174</text:p>
          </table:table-cell>
          <table:table-cell office:value-type="float" office:value="0.3453738" calcext:value-type="float">
            <text:p>0.3453738</text:p>
          </table:table-cell>
          <table:table-cell office:value-type="float" office:value="0.220115" calcext:value-type="float">
            <text:p>0.220115</text:p>
          </table:table-cell>
          <table:table-cell office:value-type="float" office:value="0.2683925" calcext:value-type="float">
            <text:p>0.2683925</text:p>
          </table:table-cell>
          <table:table-cell office:value-type="float" office:value="0.2759609" calcext:value-type="float">
            <text:p>0.2759609</text:p>
          </table:table-cell>
          <table:table-cell office:value-type="float" office:value="0.3894378" calcext:value-type="float">
            <text:p>0.3894378</text:p>
          </table:table-cell>
          <table:table-cell office:value-type="float" office:value="0.4141408" calcext:value-type="float">
            <text:p>0.4141408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757E-015" calcext:value-type="float">
            <text:p>1.929757E-15</text:p>
          </table:table-cell>
          <table:table-cell office:value-type="float" office:value="1.930383E-015" calcext:value-type="float">
            <text:p>1.930383E-15</text:p>
          </table:table-cell>
          <table:table-cell office:value-type="float" office:value="9.591126E-016" calcext:value-type="float">
            <text:p>9.591126E-16</text:p>
          </table:table-cell>
          <table:table-cell office:value-type="float" office:value="9.908987E-016" calcext:value-type="float">
            <text:p>9.908987E-16</text:p>
          </table:table-cell>
          <table:table-cell office:value-type="float" office:value="9.694094E-016" calcext:value-type="float">
            <text:p>9.69409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9429198" calcext:value-type="float">
            <text:p>-0.009429198</text:p>
          </table:table-cell>
          <table:table-cell office:value-type="float" office:value="-0.009123121" calcext:value-type="float">
            <text:p>-0.009123121</text:p>
          </table:table-cell>
          <table:table-cell office:value-type="float" office:value="-0.008571401" calcext:value-type="float">
            <text:p>-0.008571401</text:p>
          </table:table-cell>
          <table:table-cell office:value-type="float" office:value="-0.007724571" calcext:value-type="float">
            <text:p>-0.007724571</text:p>
          </table:table-cell>
          <table:table-cell office:value-type="float" office:value="-0.007173643" calcext:value-type="float">
            <text:p>-0.007173643</text:p>
          </table:table-cell>
          <table:table-cell office:value-type="float" office:value="-0.135549" calcext:value-type="float">
            <text:p>-0.135549</text:p>
          </table:table-cell>
          <table:table-cell office:value-type="float" office:value="-0.1476674" calcext:value-type="float">
            <text:p>-0.1476674</text:p>
          </table:table-cell>
          <table:table-cell office:value-type="float" office:value="-0.1289733" calcext:value-type="float">
            <text:p>-0.1289733</text:p>
          </table:table-cell>
          <table:table-cell office:value-type="float" office:value="-0.006743225" calcext:value-type="float">
            <text:p>-0.006743225</text:p>
          </table:table-cell>
          <table:table-cell office:value-type="float" office:value="-0.003747086" calcext:value-type="float">
            <text:p>-0.003747086</text:p>
          </table:table-cell>
          <table:table-cell office:value-type="float" office:value="1614.252" calcext:value-type="float">
            <text:p>1614.252</text:p>
          </table:table-cell>
          <table:table-cell office:value-type="float" office:value="0" calcext:value-type="float">
            <text:p>0</text:p>
          </table:table-cell>
          <table:table-cell office:value-type="float" office:value="-0.009499147" calcext:value-type="float">
            <text:p>-0.009499147</text:p>
          </table:table-cell>
          <table:table-cell office:value-type="float" office:value="0.0004628351" calcext:value-type="float">
            <text:p>0.000462835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621" calcext:value-type="float">
            <text:p>-1.2276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0" calcext:value-type="float">
            <text:p>30092000</text:p>
          </table:table-cell>
          <table:table-cell office:value-type="float" office:value="680.6959" calcext:value-type="float">
            <text:p>680.6959</text:p>
          </table:table-cell>
          <table:table-cell office:value-type="float" office:value="353.7844" calcext:value-type="float">
            <text:p>353.784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703" calcext:value-type="float">
            <text:p>1236.703</text:p>
          </table:table-cell>
          <table:table-cell office:value-type="float" office:value="271.3011" calcext:value-type="float">
            <text:p>271.3011</text:p>
          </table:table-cell>
          <table:table-cell office:value-type="float" office:value="0" calcext:value-type="float">
            <text:p>0</text:p>
          </table:table-cell>
          <table:table-cell office:value-type="float" office:value="0.3218024" calcext:value-type="float">
            <text:p>0.3218024</text:p>
          </table:table-cell>
          <table:table-cell office:value-type="float" office:value="0.3238549" calcext:value-type="float">
            <text:p>0.3238549</text:p>
          </table:table-cell>
          <table:table-cell office:value-type="float" office:value="0.3274032" calcext:value-type="float">
            <text:p>0.3274032</text:p>
          </table:table-cell>
          <table:table-cell office:value-type="float" office:value="0.3326976" calcext:value-type="float">
            <text:p>0.3326976</text:p>
          </table:table-cell>
          <table:table-cell office:value-type="float" office:value="0.335236" calcext:value-type="float">
            <text:p>0.335236</text:p>
          </table:table-cell>
          <table:table-cell office:value-type="float" office:value="0.230712" calcext:value-type="float">
            <text:p>0.230712</text:p>
          </table:table-cell>
          <table:table-cell office:value-type="float" office:value="0.2689458" calcext:value-type="float">
            <text:p>0.2689458</text:p>
          </table:table-cell>
          <table:table-cell office:value-type="float" office:value="0.2762984" calcext:value-type="float">
            <text:p>0.2762984</text:p>
          </table:table-cell>
          <table:table-cell office:value-type="float" office:value="0.3894208" calcext:value-type="float">
            <text:p>0.3894208</text:p>
          </table:table-cell>
          <table:table-cell office:value-type="float" office:value="0.4141533" calcext:value-type="float">
            <text:p>0.414153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753E-015" calcext:value-type="float">
            <text:p>1.929753E-15</text:p>
          </table:table-cell>
          <table:table-cell office:value-type="float" office:value="1.930385E-015" calcext:value-type="float">
            <text:p>1.930385E-15</text:p>
          </table:table-cell>
          <table:table-cell office:value-type="float" office:value="9.591128E-016" calcext:value-type="float">
            <text:p>9.591128E-16</text:p>
          </table:table-cell>
          <table:table-cell office:value-type="float" office:value="9.908986E-016" calcext:value-type="float">
            <text:p>9.908986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175709" calcext:value-type="float">
            <text:p>-0.01175709</text:p>
          </table:table-cell>
          <table:table-cell office:value-type="float" office:value="-0.01124531" calcext:value-type="float">
            <text:p>-0.01124531</text:p>
          </table:table-cell>
          <table:table-cell office:value-type="float" office:value="-0.0104043" calcext:value-type="float">
            <text:p>-0.0104043</text:p>
          </table:table-cell>
          <table:table-cell office:value-type="float" office:value="-0.009296123" calcext:value-type="float">
            <text:p>-0.009296123</text:p>
          </table:table-cell>
          <table:table-cell office:value-type="float" office:value="-0.008814925" calcext:value-type="float">
            <text:p>-0.008814925</text:p>
          </table:table-cell>
          <table:table-cell office:value-type="float" office:value="-0.1017504" calcext:value-type="float">
            <text:p>-0.1017504</text:p>
          </table:table-cell>
          <table:table-cell office:value-type="float" office:value="-0.1453847" calcext:value-type="float">
            <text:p>-0.1453847</text:p>
          </table:table-cell>
          <table:table-cell office:value-type="float" office:value="-0.1277773" calcext:value-type="float">
            <text:p>-0.1277773</text:p>
          </table:table-cell>
          <table:table-cell office:value-type="float" office:value="-0.006746049" calcext:value-type="float">
            <text:p>-0.006746049</text:p>
          </table:table-cell>
          <table:table-cell office:value-type="float" office:value="-0.003746004" calcext:value-type="float">
            <text:p>-0.003746004</text:p>
          </table:table-cell>
          <table:table-cell office:value-type="float" office:value="1617.674" calcext:value-type="float">
            <text:p>1617.674</text:p>
          </table:table-cell>
          <table:table-cell office:value-type="float" office:value="0" calcext:value-type="float">
            <text:p>0</text:p>
          </table:table-cell>
          <table:table-cell office:value-type="float" office:value="-0.01189755" calcext:value-type="float">
            <text:p>-0.01189755</text:p>
          </table:table-cell>
          <table:table-cell office:value-type="float" office:value="0.0004628791" calcext:value-type="float">
            <text:p>0.000462879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562" calcext:value-type="float">
            <text:p>-1.2275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680.6959" calcext:value-type="float">
            <text:p>680.6959</text:p>
          </table:table-cell>
          <table:table-cell office:value-type="float" office:value="355.0159" calcext:value-type="float">
            <text:p>355.0159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5.549" calcext:value-type="float">
            <text:p>1235.549</text:p>
          </table:table-cell>
          <table:table-cell office:value-type="float" office:value="271.2191" calcext:value-type="float">
            <text:p>271.2191</text:p>
          </table:table-cell>
          <table:table-cell office:value-type="float" office:value="0" calcext:value-type="float">
            <text:p>0</text:p>
          </table:table-cell>
          <table:table-cell office:value-type="float" office:value="0.3092559" calcext:value-type="float">
            <text:p>0.3092559</text:p>
          </table:table-cell>
          <table:table-cell office:value-type="float" office:value="0.3121048" calcext:value-type="float">
            <text:p>0.3121048</text:p>
          </table:table-cell>
          <table:table-cell office:value-type="float" office:value="0.3162391" calcext:value-type="float">
            <text:p>0.3162391</text:p>
          </table:table-cell>
          <table:table-cell office:value-type="float" office:value="0.3215837" calcext:value-type="float">
            <text:p>0.3215837</text:p>
          </table:table-cell>
          <table:table-cell office:value-type="float" office:value="0.3221021" calcext:value-type="float">
            <text:p>0.3221021</text:p>
          </table:table-cell>
          <table:table-cell office:value-type="float" office:value="0.2460636" calcext:value-type="float">
            <text:p>0.2460636</text:p>
          </table:table-cell>
          <table:table-cell office:value-type="float" office:value="0.2699201" calcext:value-type="float">
            <text:p>0.2699201</text:p>
          </table:table-cell>
          <table:table-cell office:value-type="float" office:value="0.2766354" calcext:value-type="float">
            <text:p>0.2766354</text:p>
          </table:table-cell>
          <table:table-cell office:value-type="float" office:value="0.3894042" calcext:value-type="float">
            <text:p>0.3894042</text:p>
          </table:table-cell>
          <table:table-cell office:value-type="float" office:value="0.4141603" calcext:value-type="float">
            <text:p>0.414160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759E-015" calcext:value-type="float">
            <text:p>1.929759E-15</text:p>
          </table:table-cell>
          <table:table-cell office:value-type="float" office:value="1.930381E-015" calcext:value-type="float">
            <text:p>1.930381E-15</text:p>
          </table:table-cell>
          <table:table-cell office:value-type="float" office:value="9.591117E-016" calcext:value-type="float">
            <text:p>9.591117E-16</text:p>
          </table:table-cell>
          <table:table-cell office:value-type="float" office:value="9.908985E-016" calcext:value-type="float">
            <text:p>9.908985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552341" calcext:value-type="float">
            <text:p>-0.01552341</text:p>
          </table:table-cell>
          <table:table-cell office:value-type="float" office:value="-0.01452763" calcext:value-type="float">
            <text:p>-0.01452763</text:p>
          </table:table-cell>
          <table:table-cell office:value-type="float" office:value="-0.01322818" calcext:value-type="float">
            <text:p>-0.01322818</text:p>
          </table:table-cell>
          <table:table-cell office:value-type="float" office:value="-0.01175434" calcext:value-type="float">
            <text:p>-0.01175434</text:p>
          </table:table-cell>
          <table:table-cell office:value-type="float" office:value="-0.01161686" calcext:value-type="float">
            <text:p>-0.01161686</text:p>
          </table:table-cell>
          <table:table-cell office:value-type="float" office:value="-0.06872442" calcext:value-type="float">
            <text:p>-0.06872442</text:p>
          </table:table-cell>
          <table:table-cell office:value-type="float" office:value="-0.1414506" calcext:value-type="float">
            <text:p>-0.1414506</text:p>
          </table:table-cell>
          <table:table-cell office:value-type="float" office:value="-0.1265957" calcext:value-type="float">
            <text:p>-0.1265957</text:p>
          </table:table-cell>
          <table:table-cell office:value-type="float" office:value="-0.006748809" calcext:value-type="float">
            <text:p>-0.006748809</text:p>
          </table:table-cell>
          <table:table-cell office:value-type="float" office:value="-0.003745402" calcext:value-type="float">
            <text:p>-0.003745402</text:p>
          </table:table-cell>
          <table:table-cell office:value-type="float" office:value="1621.096" calcext:value-type="float">
            <text:p>1621.096</text:p>
          </table:table-cell>
          <table:table-cell office:value-type="float" office:value="0" calcext:value-type="float">
            <text:p>0</text:p>
          </table:table-cell>
          <table:table-cell office:value-type="float" office:value="-0.01573843" calcext:value-type="float">
            <text:p>-0.01573843</text:p>
          </table:table-cell>
          <table:table-cell office:value-type="float" office:value="0.00046286" calcext:value-type="float">
            <text:p>0.0004628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53" calcext:value-type="float">
            <text:p>-1.2275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682.2957" calcext:value-type="float">
            <text:p>682.2957</text:p>
          </table:table-cell>
          <table:table-cell office:value-type="float" office:value="356.295" calcext:value-type="float">
            <text:p>356.29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5.943" calcext:value-type="float">
            <text:p>1235.943</text:p>
          </table:table-cell>
          <table:table-cell office:value-type="float" office:value="271.1418" calcext:value-type="float">
            <text:p>271.1418</text:p>
          </table:table-cell>
          <table:table-cell office:value-type="float" office:value="0" calcext:value-type="float">
            <text:p>0</text:p>
          </table:table-cell>
          <table:table-cell office:value-type="float" office:value="0.317468" calcext:value-type="float">
            <text:p>0.317468</text:p>
          </table:table-cell>
          <table:table-cell office:value-type="float" office:value="0.3161519" calcext:value-type="float">
            <text:p>0.3161519</text:p>
          </table:table-cell>
          <table:table-cell office:value-type="float" office:value="0.3113091" calcext:value-type="float">
            <text:p>0.3113091</text:p>
          </table:table-cell>
          <table:table-cell office:value-type="float" office:value="0.3097855" calcext:value-type="float">
            <text:p>0.3097855</text:p>
          </table:table-cell>
          <table:table-cell office:value-type="float" office:value="0.3051959" calcext:value-type="float">
            <text:p>0.3051959</text:p>
          </table:table-cell>
          <table:table-cell office:value-type="float" office:value="0.2694543" calcext:value-type="float">
            <text:p>0.2694543</text:p>
          </table:table-cell>
          <table:table-cell office:value-type="float" office:value="0.2713349" calcext:value-type="float">
            <text:p>0.2713349</text:p>
          </table:table-cell>
          <table:table-cell office:value-type="float" office:value="0.2769758" calcext:value-type="float">
            <text:p>0.2769758</text:p>
          </table:table-cell>
          <table:table-cell office:value-type="float" office:value="0.3893929" calcext:value-type="float">
            <text:p>0.3893929</text:p>
          </table:table-cell>
          <table:table-cell office:value-type="float" office:value="0.4141664" calcext:value-type="float">
            <text:p>0.414166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776E-015" calcext:value-type="float">
            <text:p>1.929776E-15</text:p>
          </table:table-cell>
          <table:table-cell office:value-type="float" office:value="1.930372E-015" calcext:value-type="float">
            <text:p>1.930372E-15</text:p>
          </table:table-cell>
          <table:table-cell office:value-type="float" office:value="9.591086E-016" calcext:value-type="float">
            <text:p>9.591086E-16</text:p>
          </table:table-cell>
          <table:table-cell office:value-type="float" office:value="9.908982E-016" calcext:value-type="float">
            <text:p>9.908982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26908" calcext:value-type="float">
            <text:p>-0.0126908</text:p>
          </table:table-cell>
          <table:table-cell office:value-type="float" office:value="-0.01313356" calcext:value-type="float">
            <text:p>-0.01313356</text:p>
          </table:table-cell>
          <table:table-cell office:value-type="float" office:value="-0.01480829" calcext:value-type="float">
            <text:p>-0.01480829</text:p>
          </table:table-cell>
          <table:table-cell office:value-type="float" office:value="-0.015255" calcext:value-type="float">
            <text:p>-0.015255</text:p>
          </table:table-cell>
          <table:table-cell office:value-type="float" office:value="-0.01686626" calcext:value-type="float">
            <text:p>-0.01686626</text:p>
          </table:table-cell>
          <table:table-cell office:value-type="float" office:value="-0.03951811" calcext:value-type="float">
            <text:p>-0.03951811</text:p>
          </table:table-cell>
          <table:table-cell office:value-type="float" office:value="-0.1359394" calcext:value-type="float">
            <text:p>-0.1359394</text:p>
          </table:table-cell>
          <table:table-cell office:value-type="float" office:value="-0.1254149" calcext:value-type="float">
            <text:p>-0.1254149</text:p>
          </table:table-cell>
          <table:table-cell office:value-type="float" office:value="-0.006750682" calcext:value-type="float">
            <text:p>-0.006750682</text:p>
          </table:table-cell>
          <table:table-cell office:value-type="float" office:value="-0.003744868" calcext:value-type="float">
            <text:p>-0.003744868</text:p>
          </table:table-cell>
          <table:table-cell office:value-type="float" office:value="1624.517" calcext:value-type="float">
            <text:p>1624.517</text:p>
          </table:table-cell>
          <table:table-cell office:value-type="float" office:value="0" calcext:value-type="float">
            <text:p>0</text:p>
          </table:table-cell>
          <table:table-cell office:value-type="float" office:value="-0.01266563" calcext:value-type="float">
            <text:p>-0.01266563</text:p>
          </table:table-cell>
          <table:table-cell office:value-type="float" office:value="0.0004627837" calcext:value-type="float">
            <text:p>0.00046278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501" calcext:value-type="float">
            <text:p>-1.2275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0" calcext:value-type="float">
            <text:p>3102000</text:p>
          </table:table-cell>
          <table:table-cell office:value-type="float" office:value="682.2957" calcext:value-type="float">
            <text:p>682.2957</text:p>
          </table:table-cell>
          <table:table-cell office:value-type="float" office:value="357.978" calcext:value-type="float">
            <text:p>357.97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4.338" calcext:value-type="float">
            <text:p>1234.338</text:p>
          </table:table-cell>
          <table:table-cell office:value-type="float" office:value="271.0611" calcext:value-type="float">
            <text:p>271.0611</text:p>
          </table:table-cell>
          <table:table-cell office:value-type="float" office:value="0" calcext:value-type="float">
            <text:p>0</text:p>
          </table:table-cell>
          <table:table-cell office:value-type="float" office:value="0.2854549" calcext:value-type="float">
            <text:p>0.2854549</text:p>
          </table:table-cell>
          <table:table-cell office:value-type="float" office:value="0.2922045" calcext:value-type="float">
            <text:p>0.2922045</text:p>
          </table:table-cell>
          <table:table-cell office:value-type="float" office:value="0.2988354" calcext:value-type="float">
            <text:p>0.2988354</text:p>
          </table:table-cell>
          <table:table-cell office:value-type="float" office:value="0.3014363" calcext:value-type="float">
            <text:p>0.3014363</text:p>
          </table:table-cell>
          <table:table-cell office:value-type="float" office:value="0.2969123" calcext:value-type="float">
            <text:p>0.2969123</text:p>
          </table:table-cell>
          <table:table-cell office:value-type="float" office:value="0.2879595" calcext:value-type="float">
            <text:p>0.2879595</text:p>
          </table:table-cell>
          <table:table-cell office:value-type="float" office:value="0.2731211" calcext:value-type="float">
            <text:p>0.2731211</text:p>
          </table:table-cell>
          <table:table-cell office:value-type="float" office:value="0.2773227" calcext:value-type="float">
            <text:p>0.2773227</text:p>
          </table:table-cell>
          <table:table-cell office:value-type="float" office:value="0.3893886" calcext:value-type="float">
            <text:p>0.3893886</text:p>
          </table:table-cell>
          <table:table-cell office:value-type="float" office:value="0.4141709" calcext:value-type="float">
            <text:p>0.414170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8E-015" calcext:value-type="float">
            <text:p>1.9298E-15</text:p>
          </table:table-cell>
          <table:table-cell office:value-type="float" office:value="1.93036E-015" calcext:value-type="float">
            <text:p>1.93036E-15</text:p>
          </table:table-cell>
          <table:table-cell office:value-type="float" office:value="9.591049E-016" calcext:value-type="float">
            <text:p>9.591049E-16</text:p>
          </table:table-cell>
          <table:table-cell office:value-type="float" office:value="9.908981E-016" calcext:value-type="float">
            <text:p>9.908981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701454" calcext:value-type="float">
            <text:p>-0.02701454</text:p>
          </table:table-cell>
          <table:table-cell office:value-type="float" office:value="-0.02287952" calcext:value-type="float">
            <text:p>-0.02287952</text:p>
          </table:table-cell>
          <table:table-cell office:value-type="float" office:value="-0.01954523" calcext:value-type="float">
            <text:p>-0.01954523</text:p>
          </table:table-cell>
          <table:table-cell office:value-type="float" office:value="-0.01841143" calcext:value-type="float">
            <text:p>-0.01841143</text:p>
          </table:table-cell>
          <table:table-cell office:value-type="float" office:value="-0.02048473" calcext:value-type="float">
            <text:p>-0.02048473</text:p>
          </table:table-cell>
          <table:table-cell office:value-type="float" office:value="-0.02540146" calcext:value-type="float">
            <text:p>-0.02540146</text:p>
          </table:table-cell>
          <table:table-cell office:value-type="float" office:value="-0.1293322" calcext:value-type="float">
            <text:p>-0.1293322</text:p>
          </table:table-cell>
          <table:table-cell office:value-type="float" office:value="-0.1242243" calcext:value-type="float">
            <text:p>-0.1242243</text:p>
          </table:table-cell>
          <table:table-cell office:value-type="float" office:value="-0.006751397" calcext:value-type="float">
            <text:p>-0.006751397</text:p>
          </table:table-cell>
          <table:table-cell office:value-type="float" office:value="-0.003744469" calcext:value-type="float">
            <text:p>-0.003744469</text:p>
          </table:table-cell>
          <table:table-cell office:value-type="float" office:value="1627.939" calcext:value-type="float">
            <text:p>1627.939</text:p>
          </table:table-cell>
          <table:table-cell office:value-type="float" office:value="0" calcext:value-type="float">
            <text:p>0</text:p>
          </table:table-cell>
          <table:table-cell office:value-type="float" office:value="-0.02900049" calcext:value-type="float">
            <text:p>-0.02900049</text:p>
          </table:table-cell>
          <table:table-cell office:value-type="float" office:value="0.0004626697" calcext:value-type="float">
            <text:p>0.000462669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8" calcext:value-type="float">
            <text:p>-1.227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0" calcext:value-type="float">
            <text:p>4102000</text:p>
          </table:table-cell>
          <table:table-cell office:value-type="float" office:value="683.5953" calcext:value-type="float">
            <text:p>683.5953</text:p>
          </table:table-cell>
          <table:table-cell office:value-type="float" office:value="358.9922" calcext:value-type="float">
            <text:p>358.992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4.697" calcext:value-type="float">
            <text:p>1234.697</text:p>
          </table:table-cell>
          <table:table-cell office:value-type="float" office:value="270.9855" calcext:value-type="float">
            <text:p>270.9855</text:p>
          </table:table-cell>
          <table:table-cell office:value-type="float" office:value="0" calcext:value-type="float">
            <text:p>0</text:p>
          </table:table-cell>
          <table:table-cell office:value-type="float" office:value="0.2916656" calcext:value-type="float">
            <text:p>0.2916656</text:p>
          </table:table-cell>
          <table:table-cell office:value-type="float" office:value="0.2956498" calcext:value-type="float">
            <text:p>0.2956498</text:p>
          </table:table-cell>
          <table:table-cell office:value-type="float" office:value="0.2978606" calcext:value-type="float">
            <text:p>0.2978606</text:p>
          </table:table-cell>
          <table:table-cell office:value-type="float" office:value="0.2969506" calcext:value-type="float">
            <text:p>0.2969506</text:p>
          </table:table-cell>
          <table:table-cell office:value-type="float" office:value="0.2949207" calcext:value-type="float">
            <text:p>0.2949207</text:p>
          </table:table-cell>
          <table:table-cell office:value-type="float" office:value="0.2924806" calcext:value-type="float">
            <text:p>0.2924806</text:p>
          </table:table-cell>
          <table:table-cell office:value-type="float" office:value="0.2752884" calcext:value-type="float">
            <text:p>0.2752884</text:p>
          </table:table-cell>
          <table:table-cell office:value-type="float" office:value="0.277677" calcext:value-type="float">
            <text:p>0.277677</text:p>
          </table:table-cell>
          <table:table-cell office:value-type="float" office:value="0.3893956" calcext:value-type="float">
            <text:p>0.3893956</text:p>
          </table:table-cell>
          <table:table-cell office:value-type="float" office:value="0.4141794" calcext:value-type="float">
            <text:p>0.414179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813E-015" calcext:value-type="float">
            <text:p>1.929813E-15</text:p>
          </table:table-cell>
          <table:table-cell office:value-type="float" office:value="1.930352E-015" calcext:value-type="float">
            <text:p>1.930352E-15</text:p>
          </table:table-cell>
          <table:table-cell office:value-type="float" office:value="9.591017E-016" calcext:value-type="float">
            <text:p>9.591017E-16</text:p>
          </table:table-cell>
          <table:table-cell office:value-type="float" office:value="9.908981E-016" calcext:value-type="float">
            <text:p>9.908981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323271" calcext:value-type="float">
            <text:p>-0.02323271</text:p>
          </table:table-cell>
          <table:table-cell office:value-type="float" office:value="-0.0209988" calcext:value-type="float">
            <text:p>-0.0209988</text:p>
          </table:table-cell>
          <table:table-cell office:value-type="float" office:value="-0.02001643" calcext:value-type="float">
            <text:p>-0.02001643</text:p>
          </table:table-cell>
          <table:table-cell office:value-type="float" office:value="-0.02047321" calcext:value-type="float">
            <text:p>-0.02047321</text:p>
          </table:table-cell>
          <table:table-cell office:value-type="float" office:value="-0.02147947" calcext:value-type="float">
            <text:p>-0.02147947</text:p>
          </table:table-cell>
          <table:table-cell office:value-type="float" office:value="-0.02275949" calcext:value-type="float">
            <text:p>-0.02275949</text:p>
          </table:table-cell>
          <table:table-cell office:value-type="float" office:value="-0.121765" calcext:value-type="float">
            <text:p>-0.121765</text:p>
          </table:table-cell>
          <table:table-cell office:value-type="float" office:value="-0.1230215" calcext:value-type="float">
            <text:p>-0.1230215</text:p>
          </table:table-cell>
          <table:table-cell office:value-type="float" office:value="-0.006750238" calcext:value-type="float">
            <text:p>-0.006750238</text:p>
          </table:table-cell>
          <table:table-cell office:value-type="float" office:value="-0.003743732" calcext:value-type="float">
            <text:p>-0.003743732</text:p>
          </table:table-cell>
          <table:table-cell office:value-type="float" office:value="1631.361" calcext:value-type="float">
            <text:p>1631.361</text:p>
          </table:table-cell>
          <table:table-cell office:value-type="float" office:value="0" calcext:value-type="float">
            <text:p>0</text:p>
          </table:table-cell>
          <table:table-cell office:value-type="float" office:value="-0.02372376" calcext:value-type="float">
            <text:p>-0.02372376</text:p>
          </table:table-cell>
          <table:table-cell office:value-type="float" office:value="0.0004626146" calcext:value-type="float">
            <text:p>0.000462614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4" calcext:value-type="float">
            <text:p>-1.227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0" calcext:value-type="float">
            <text:p>5102000</text:p>
          </table:table-cell>
          <table:table-cell office:value-type="float" office:value="687.4954" calcext:value-type="float">
            <text:p>687.4954</text:p>
          </table:table-cell>
          <table:table-cell office:value-type="float" office:value="360.0198" calcext:value-type="float">
            <text:p>360.019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635" calcext:value-type="float">
            <text:p>1237.635</text:p>
          </table:table-cell>
          <table:table-cell office:value-type="float" office:value="270.9167" calcext:value-type="float">
            <text:p>270.9167</text:p>
          </table:table-cell>
          <table:table-cell office:value-type="float" office:value="0" calcext:value-type="float">
            <text:p>0</text:p>
          </table:table-cell>
          <table:table-cell office:value-type="float" office:value="0.3879437" calcext:value-type="float">
            <text:p>0.3879437</text:p>
          </table:table-cell>
          <table:table-cell office:value-type="float" office:value="0.3802994" calcext:value-type="float">
            <text:p>0.3802994</text:p>
          </table:table-cell>
          <table:table-cell office:value-type="float" office:value="0.2987572" calcext:value-type="float">
            <text:p>0.2987572</text:p>
          </table:table-cell>
          <table:table-cell office:value-type="float" office:value="0.2940668" calcext:value-type="float">
            <text:p>0.2940668</text:p>
          </table:table-cell>
          <table:table-cell office:value-type="float" office:value="0.2940737" calcext:value-type="float">
            <text:p>0.2940737</text:p>
          </table:table-cell>
          <table:table-cell office:value-type="float" office:value="0.2930988" calcext:value-type="float">
            <text:p>0.2930988</text:p>
          </table:table-cell>
          <table:table-cell office:value-type="float" office:value="0.2775164" calcext:value-type="float">
            <text:p>0.2775164</text:p>
          </table:table-cell>
          <table:table-cell office:value-type="float" office:value="0.2780369" calcext:value-type="float">
            <text:p>0.2780369</text:p>
          </table:table-cell>
          <table:table-cell office:value-type="float" office:value="0.3893962" calcext:value-type="float">
            <text:p>0.3893962</text:p>
          </table:table-cell>
          <table:table-cell office:value-type="float" office:value="0.4141822" calcext:value-type="float">
            <text:p>0.414182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818E-015" calcext:value-type="float">
            <text:p>1.929818E-15</text:p>
          </table:table-cell>
          <table:table-cell office:value-type="float" office:value="1.930349E-015" calcext:value-type="float">
            <text:p>1.930349E-15</text:p>
          </table:table-cell>
          <table:table-cell office:value-type="float" office:value="9.591004E-016" calcext:value-type="float">
            <text:p>9.591004E-16</text:p>
          </table:table-cell>
          <table:table-cell office:value-type="float" office:value="9.908981E-016" calcext:value-type="float">
            <text:p>9.908981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3426637" calcext:value-type="float">
            <text:p>-0.003426637</text:p>
          </table:table-cell>
          <table:table-cell office:value-type="float" office:value="-0.004051989" calcext:value-type="float">
            <text:p>-0.004051989</text:p>
          </table:table-cell>
          <table:table-cell office:value-type="float" office:value="-0.02007661" calcext:value-type="float">
            <text:p>-0.02007661</text:p>
          </table:table-cell>
          <table:table-cell office:value-type="float" office:value="-0.02194539" calcext:value-type="float">
            <text:p>-0.02194539</text:p>
          </table:table-cell>
          <table:table-cell office:value-type="float" office:value="-0.02190578" calcext:value-type="float">
            <text:p>-0.02190578</text:p>
          </table:table-cell>
          <table:table-cell office:value-type="float" office:value="-0.02241709" calcext:value-type="float">
            <text:p>-0.02241709</text:p>
          </table:table-cell>
          <table:table-cell office:value-type="float" office:value="-0.1145491" calcext:value-type="float">
            <text:p>-0.1145491</text:p>
          </table:table-cell>
          <table:table-cell office:value-type="float" office:value="-0.1218135" calcext:value-type="float">
            <text:p>-0.1218135</text:p>
          </table:table-cell>
          <table:table-cell office:value-type="float" office:value="-0.006750164" calcext:value-type="float">
            <text:p>-0.006750164</text:p>
          </table:table-cell>
          <table:table-cell office:value-type="float" office:value="-0.003743486" calcext:value-type="float">
            <text:p>-0.003743486</text:p>
          </table:table-cell>
          <table:table-cell office:value-type="float" office:value="1634.783" calcext:value-type="float">
            <text:p>1634.783</text:p>
          </table:table-cell>
          <table:table-cell office:value-type="float" office:value="0" calcext:value-type="float">
            <text:p>0</text:p>
          </table:table-cell>
          <table:table-cell office:value-type="float" office:value="-0.002413395" calcext:value-type="float">
            <text:p>-0.002413395</text:p>
          </table:table-cell>
          <table:table-cell office:value-type="float" office:value="0.0004626092" calcext:value-type="float">
            <text:p>0.000462609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27" calcext:value-type="float">
            <text:p>-1.2274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689.5952" calcext:value-type="float">
            <text:p>689.5952</text:p>
          </table:table-cell>
          <table:table-cell office:value-type="float" office:value="360.7964" calcext:value-type="float">
            <text:p>360.796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9.025" calcext:value-type="float">
            <text:p>1239.025</text:p>
          </table:table-cell>
          <table:table-cell office:value-type="float" office:value="270.846" calcext:value-type="float">
            <text:p>270.846</text:p>
          </table:table-cell>
          <table:table-cell office:value-type="float" office:value="0" calcext:value-type="float">
            <text:p>0</text:p>
          </table:table-cell>
          <table:table-cell office:value-type="float" office:value="0.3212736" calcext:value-type="float">
            <text:p>0.3212736</text:p>
          </table:table-cell>
          <table:table-cell office:value-type="float" office:value="0.3218248" calcext:value-type="float">
            <text:p>0.3218248</text:p>
          </table:table-cell>
          <table:table-cell office:value-type="float" office:value="0.3217385" calcext:value-type="float">
            <text:p>0.3217385</text:p>
          </table:table-cell>
          <table:table-cell office:value-type="float" office:value="0.3155313" calcext:value-type="float">
            <text:p>0.3155313</text:p>
          </table:table-cell>
          <table:table-cell office:value-type="float" office:value="0.304925" calcext:value-type="float">
            <text:p>0.304925</text:p>
          </table:table-cell>
          <table:table-cell office:value-type="float" office:value="0.2971063" calcext:value-type="float">
            <text:p>0.2971063</text:p>
          </table:table-cell>
          <table:table-cell office:value-type="float" office:value="0.2800829" calcext:value-type="float">
            <text:p>0.2800829</text:p>
          </table:table-cell>
          <table:table-cell office:value-type="float" office:value="0.2784133" calcext:value-type="float">
            <text:p>0.2784133</text:p>
          </table:table-cell>
          <table:table-cell office:value-type="float" office:value="0.3894152" calcext:value-type="float">
            <text:p>0.3894152</text:p>
          </table:table-cell>
          <table:table-cell office:value-type="float" office:value="0.4141909" calcext:value-type="float">
            <text:p>0.414190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813E-015" calcext:value-type="float">
            <text:p>1.929813E-15</text:p>
          </table:table-cell>
          <table:table-cell office:value-type="float" office:value="1.930354E-015" calcext:value-type="float">
            <text:p>1.930354E-15</text:p>
          </table:table-cell>
          <table:table-cell office:value-type="float" office:value="9.59101E-016" calcext:value-type="float">
            <text:p>9.59101E-16</text:p>
          </table:table-cell>
          <table:table-cell office:value-type="float" office:value="9.908981E-016" calcext:value-type="float">
            <text:p>9.908981E-16</text:p>
          </table:table-cell>
          <table:table-cell office:value-type="float" office:value="9.694099E-016" calcext:value-type="float">
            <text:p>9.694099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17747" calcext:value-type="float">
            <text:p>-0.0117747</text:p>
          </table:table-cell>
          <table:table-cell office:value-type="float" office:value="-0.01166835" calcext:value-type="float">
            <text:p>-0.01166835</text:p>
          </table:table-cell>
          <table:table-cell office:value-type="float" office:value="-0.01170386" calcext:value-type="float">
            <text:p>-0.01170386</text:p>
          </table:table-cell>
          <table:table-cell office:value-type="float" office:value="-0.01343352" calcext:value-type="float">
            <text:p>-0.01343352</text:p>
          </table:table-cell>
          <table:table-cell office:value-type="float" office:value="-0.01709532" calcext:value-type="float">
            <text:p>-0.01709532</text:p>
          </table:table-cell>
          <table:table-cell office:value-type="float" office:value="-0.02046122" calcext:value-type="float">
            <text:p>-0.02046122</text:p>
          </table:table-cell>
          <table:table-cell office:value-type="float" office:value="-0.1067599" calcext:value-type="float">
            <text:p>-0.1067599</text:p>
          </table:table-cell>
          <table:table-cell office:value-type="float" office:value="-0.1205643" calcext:value-type="float">
            <text:p>-0.1205643</text:p>
          </table:table-cell>
          <table:table-cell office:value-type="float" office:value="-0.006747004" calcext:value-type="float">
            <text:p>-0.006747004</text:p>
          </table:table-cell>
          <table:table-cell office:value-type="float" office:value="-0.003742738" calcext:value-type="float">
            <text:p>-0.003742738</text:p>
          </table:table-cell>
          <table:table-cell office:value-type="float" office:value="1638.204" calcext:value-type="float">
            <text:p>1638.204</text:p>
          </table:table-cell>
          <table:table-cell office:value-type="float" office:value="0" calcext:value-type="float">
            <text:p>0</text:p>
          </table:table-cell>
          <table:table-cell office:value-type="float" office:value="-0.01173268" calcext:value-type="float">
            <text:p>-0.01173268</text:p>
          </table:table-cell>
          <table:table-cell office:value-type="float" office:value="0.0004626538" calcext:value-type="float">
            <text:p>0.000462653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86" calcext:value-type="float">
            <text:p>-1.2273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0" calcext:value-type="float">
            <text:p>7102000</text:p>
          </table:table-cell>
          <table:table-cell office:value-type="float" office:value="689.5952" calcext:value-type="float">
            <text:p>689.5952</text:p>
          </table:table-cell>
          <table:table-cell office:value-type="float" office:value="361.8581" calcext:value-type="float">
            <text:p>361.8581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8.037" calcext:value-type="float">
            <text:p>1238.037</text:p>
          </table:table-cell>
          <table:table-cell office:value-type="float" office:value="270.7691" calcext:value-type="float">
            <text:p>270.7691</text:p>
          </table:table-cell>
          <table:table-cell office:value-type="float" office:value="0" calcext:value-type="float">
            <text:p>0</text:p>
          </table:table-cell>
          <table:table-cell office:value-type="float" office:value="0.3037022" calcext:value-type="float">
            <text:p>0.3037022</text:p>
          </table:table-cell>
          <table:table-cell office:value-type="float" office:value="0.3059815" calcext:value-type="float">
            <text:p>0.3059815</text:p>
          </table:table-cell>
          <table:table-cell office:value-type="float" office:value="0.3087037" calcext:value-type="float">
            <text:p>0.3087037</text:p>
          </table:table-cell>
          <table:table-cell office:value-type="float" office:value="0.309669" calcext:value-type="float">
            <text:p>0.309669</text:p>
          </table:table-cell>
          <table:table-cell office:value-type="float" office:value="0.3077738" calcext:value-type="float">
            <text:p>0.3077738</text:p>
          </table:table-cell>
          <table:table-cell office:value-type="float" office:value="0.3050977" calcext:value-type="float">
            <text:p>0.3050977</text:p>
          </table:table-cell>
          <table:table-cell office:value-type="float" office:value="0.2824176" calcext:value-type="float">
            <text:p>0.2824176</text:p>
          </table:table-cell>
          <table:table-cell office:value-type="float" office:value="0.2787971" calcext:value-type="float">
            <text:p>0.2787971</text:p>
          </table:table-cell>
          <table:table-cell office:value-type="float" office:value="0.3894281" calcext:value-type="float">
            <text:p>0.3894281</text:p>
          </table:table-cell>
          <table:table-cell office:value-type="float" office:value="0.4141974" calcext:value-type="float">
            <text:p>0.414197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807E-015" calcext:value-type="float">
            <text:p>1.929807E-15</text:p>
          </table:table-cell>
          <table:table-cell office:value-type="float" office:value="1.930357E-015" calcext:value-type="float">
            <text:p>1.930357E-15</text:p>
          </table:table-cell>
          <table:table-cell office:value-type="float" office:value="9.591018E-016" calcext:value-type="float">
            <text:p>9.591018E-16</text:p>
          </table:table-cell>
          <table:table-cell office:value-type="float" office:value="9.90898E-016" calcext:value-type="float">
            <text:p>9.90898E-16</text:p>
          </table:table-cell>
          <table:table-cell office:value-type="float" office:value="9.694103E-016" calcext:value-type="float">
            <text:p>9.69410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750032" calcext:value-type="float">
            <text:p>-0.01750032</text:p>
          </table:table-cell>
          <table:table-cell office:value-type="float" office:value="-0.01662318" calcext:value-type="float">
            <text:p>-0.01662318</text:p>
          </table:table-cell>
          <table:table-cell office:value-type="float" office:value="-0.01562172" calcext:value-type="float">
            <text:p>-0.01562172</text:p>
          </table:table-cell>
          <table:table-cell office:value-type="float" office:value="-0.01529503" calcext:value-type="float">
            <text:p>-0.01529503</text:p>
          </table:table-cell>
          <table:table-cell office:value-type="float" office:value="-0.01597979" calcext:value-type="float">
            <text:p>-0.01597979</text:p>
          </table:table-cell>
          <table:table-cell office:value-type="float" office:value="-0.01699355" calcext:value-type="float">
            <text:p>-0.01699355</text:p>
          </table:table-cell>
          <table:table-cell office:value-type="float" office:value="-0.1002106" calcext:value-type="float">
            <text:p>-0.1002106</text:p>
          </table:table-cell>
          <table:table-cell office:value-type="float" office:value="-0.1193054" calcext:value-type="float">
            <text:p>-0.1193054</text:p>
          </table:table-cell>
          <table:table-cell office:value-type="float" office:value="-0.006744845" calcext:value-type="float">
            <text:p>-0.006744845</text:p>
          </table:table-cell>
          <table:table-cell office:value-type="float" office:value="-0.003742176" calcext:value-type="float">
            <text:p>-0.003742176</text:p>
          </table:table-cell>
          <table:table-cell office:value-type="float" office:value="1641.626" calcext:value-type="float">
            <text:p>1641.626</text:p>
          </table:table-cell>
          <table:table-cell office:value-type="float" office:value="0" calcext:value-type="float">
            <text:p>0</text:p>
          </table:table-cell>
          <table:table-cell office:value-type="float" office:value="-0.01767656" calcext:value-type="float">
            <text:p>-0.01767656</text:p>
          </table:table-cell>
          <table:table-cell office:value-type="float" office:value="0.0004627117" calcext:value-type="float">
            <text:p>0.000462711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57" calcext:value-type="float">
            <text:p>-1.22735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0" calcext:value-type="float">
            <text:p>8102000</text:p>
          </table:table-cell>
          <table:table-cell office:value-type="float" office:value="689.795" calcext:value-type="float">
            <text:p>689.795</text:p>
          </table:table-cell>
          <table:table-cell office:value-type="float" office:value="362.5657" calcext:value-type="float">
            <text:p>362.5657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602" calcext:value-type="float">
            <text:p>1237.602</text:p>
          </table:table-cell>
          <table:table-cell office:value-type="float" office:value="270.6927" calcext:value-type="float">
            <text:p>270.6927</text:p>
          </table:table-cell>
          <table:table-cell office:value-type="float" office:value="0" calcext:value-type="float">
            <text:p>0</text:p>
          </table:table-cell>
          <table:table-cell office:value-type="float" office:value="0.297087" calcext:value-type="float">
            <text:p>0.297087</text:p>
          </table:table-cell>
          <table:table-cell office:value-type="float" office:value="0.2993143" calcext:value-type="float">
            <text:p>0.2993143</text:p>
          </table:table-cell>
          <table:table-cell office:value-type="float" office:value="0.3024715" calcext:value-type="float">
            <text:p>0.3024715</text:p>
          </table:table-cell>
          <table:table-cell office:value-type="float" office:value="0.3053343" calcext:value-type="float">
            <text:p>0.3053343</text:p>
          </table:table-cell>
          <table:table-cell office:value-type="float" office:value="0.3060986" calcext:value-type="float">
            <text:p>0.3060986</text:p>
          </table:table-cell>
          <table:table-cell office:value-type="float" office:value="0.3056756" calcext:value-type="float">
            <text:p>0.3056756</text:p>
          </table:table-cell>
          <table:table-cell office:value-type="float" office:value="0.2852941" calcext:value-type="float">
            <text:p>0.2852941</text:p>
          </table:table-cell>
          <table:table-cell office:value-type="float" office:value="0.2791921" calcext:value-type="float">
            <text:p>0.2791921</text:p>
          </table:table-cell>
          <table:table-cell office:value-type="float" office:value="0.3894381" calcext:value-type="float">
            <text:p>0.3894381</text:p>
          </table:table-cell>
          <table:table-cell office:value-type="float" office:value="0.4142021" calcext:value-type="float">
            <text:p>0.414202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802E-015" calcext:value-type="float">
            <text:p>1.929802E-15</text:p>
          </table:table-cell>
          <table:table-cell office:value-type="float" office:value="1.930361E-015" calcext:value-type="float">
            <text:p>1.930361E-15</text:p>
          </table:table-cell>
          <table:table-cell office:value-type="float" office:value="9.591017E-016" calcext:value-type="float">
            <text:p>9.591017E-16</text:p>
          </table:table-cell>
          <table:table-cell office:value-type="float" office:value="9.90898E-016" calcext:value-type="float">
            <text:p>9.90898E-16</text:p>
          </table:table-cell>
          <table:table-cell office:value-type="float" office:value="9.694103E-016" calcext:value-type="float">
            <text:p>9.69410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04309" calcext:value-type="float">
            <text:p>-0.0204309</text:p>
          </table:table-cell>
          <table:table-cell office:value-type="float" office:value="-0.01938915" calcext:value-type="float">
            <text:p>-0.01938915</text:p>
          </table:table-cell>
          <table:table-cell office:value-type="float" office:value="-0.01800591" calcext:value-type="float">
            <text:p>-0.01800591</text:p>
          </table:table-cell>
          <table:table-cell office:value-type="float" office:value="-0.01687197" calcext:value-type="float">
            <text:p>-0.01687197</text:p>
          </table:table-cell>
          <table:table-cell office:value-type="float" office:value="-0.01659023" calcext:value-type="float">
            <text:p>-0.01659023</text:p>
          </table:table-cell>
          <table:table-cell office:value-type="float" office:value="-0.01675134" calcext:value-type="float">
            <text:p>-0.01675134</text:p>
          </table:table-cell>
          <table:table-cell office:value-type="float" office:value="-0.0927749" calcext:value-type="float">
            <text:p>-0.0927749</text:p>
          </table:table-cell>
          <table:table-cell office:value-type="float" office:value="-0.118025" calcext:value-type="float">
            <text:p>-0.118025</text:p>
          </table:table-cell>
          <table:table-cell office:value-type="float" office:value="-0.006743186" calcext:value-type="float">
            <text:p>-0.006743186</text:p>
          </table:table-cell>
          <table:table-cell office:value-type="float" office:value="-0.003741769" calcext:value-type="float">
            <text:p>-0.003741769</text:p>
          </table:table-cell>
          <table:table-cell office:value-type="float" office:value="1645.048" calcext:value-type="float">
            <text:p>1645.048</text:p>
          </table:table-cell>
          <table:table-cell office:value-type="float" office:value="0" calcext:value-type="float">
            <text:p>0</text:p>
          </table:table-cell>
          <table:table-cell office:value-type="float" office:value="-0.02059248" calcext:value-type="float">
            <text:p>-0.02059248</text:p>
          </table:table-cell>
          <table:table-cell office:value-type="float" office:value="0.0004627654" calcext:value-type="float">
            <text:p>0.000462765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34" calcext:value-type="float">
            <text:p>-1.22733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0" calcext:value-type="float">
            <text:p>9102000</text:p>
          </table:table-cell>
          <table:table-cell office:value-type="float" office:value="689.795" calcext:value-type="float">
            <text:p>689.795</text:p>
          </table:table-cell>
          <table:table-cell office:value-type="float" office:value="363.2787" calcext:value-type="float">
            <text:p>363.2787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964" calcext:value-type="float">
            <text:p>1236.964</text:p>
          </table:table-cell>
          <table:table-cell office:value-type="float" office:value="270.6171" calcext:value-type="float">
            <text:p>270.6171</text:p>
          </table:table-cell>
          <table:table-cell office:value-type="float" office:value="0" calcext:value-type="float">
            <text:p>0</text:p>
          </table:table-cell>
          <table:table-cell office:value-type="float" office:value="0.2884069" calcext:value-type="float">
            <text:p>0.2884069</text:p>
          </table:table-cell>
          <table:table-cell office:value-type="float" office:value="0.2919675" calcext:value-type="float">
            <text:p>0.2919675</text:p>
          </table:table-cell>
          <table:table-cell office:value-type="float" office:value="0.2966353" calcext:value-type="float">
            <text:p>0.2966353</text:p>
          </table:table-cell>
          <table:table-cell office:value-type="float" office:value="0.3015065" calcext:value-type="float">
            <text:p>0.3015065</text:p>
          </table:table-cell>
          <table:table-cell office:value-type="float" office:value="0.3035787" calcext:value-type="float">
            <text:p>0.3035787</text:p>
          </table:table-cell>
          <table:table-cell office:value-type="float" office:value="0.303718" calcext:value-type="float">
            <text:p>0.303718</text:p>
          </table:table-cell>
          <table:table-cell office:value-type="float" office:value="0.2880186" calcext:value-type="float">
            <text:p>0.2880186</text:p>
          </table:table-cell>
          <table:table-cell office:value-type="float" office:value="0.2795964" calcext:value-type="float">
            <text:p>0.2795964</text:p>
          </table:table-cell>
          <table:table-cell office:value-type="float" office:value="0.3894428" calcext:value-type="float">
            <text:p>0.3894428</text:p>
          </table:table-cell>
          <table:table-cell office:value-type="float" office:value="0.4142049" calcext:value-type="float">
            <text:p>0.414204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67E-015" calcext:value-type="float">
            <text:p>1.928467E-15</text:p>
          </table:table-cell>
          <table:table-cell office:value-type="float" office:value="1.878351E-015" calcext:value-type="float">
            <text:p>1.878351E-15</text:p>
          </table:table-cell>
          <table:table-cell office:value-type="float" office:value="9.828232E-016" calcext:value-type="float">
            <text:p>9.828232E-16</text:p>
          </table:table-cell>
          <table:table-cell office:value-type="float" office:value="9.908976E-016" calcext:value-type="float">
            <text:p>9.908976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516182" calcext:value-type="float">
            <text:p>-0.02516182</text:p>
          </table:table-cell>
          <table:table-cell office:value-type="float" office:value="-0.02305871" calcext:value-type="float">
            <text:p>-0.02305871</text:p>
          </table:table-cell>
          <table:table-cell office:value-type="float" office:value="-0.02061064" calcext:value-type="float">
            <text:p>-0.02061064</text:p>
          </table:table-cell>
          <table:table-cell office:value-type="float" office:value="-0.01841085" calcext:value-type="float">
            <text:p>-0.01841085</text:p>
          </table:table-cell>
          <table:table-cell office:value-type="float" office:value="-0.01756451" calcext:value-type="float">
            <text:p>-0.01756451</text:p>
          </table:table-cell>
          <table:table-cell office:value-type="float" office:value="-0.01750319" calcext:value-type="float">
            <text:p>-0.01750319</text:p>
          </table:table-cell>
          <table:table-cell office:value-type="float" office:value="-0.08630574" calcext:value-type="float">
            <text:p>-0.08630574</text:p>
          </table:table-cell>
          <table:table-cell office:value-type="float" office:value="-0.116731" calcext:value-type="float">
            <text:p>-0.116731</text:p>
          </table:table-cell>
          <table:table-cell office:value-type="float" office:value="-0.006742402" calcext:value-type="float">
            <text:p>-0.006742402</text:p>
          </table:table-cell>
          <table:table-cell office:value-type="float" office:value="-0.003741527" calcext:value-type="float">
            <text:p>-0.003741527</text:p>
          </table:table-cell>
          <table:table-cell office:value-type="float" office:value="1648.47" calcext:value-type="float">
            <text:p>1648.47</text:p>
          </table:table-cell>
          <table:table-cell office:value-type="float" office:value="0" calcext:value-type="float">
            <text:p>0</text:p>
          </table:table-cell>
          <table:table-cell office:value-type="float" office:value="-0.02596457" calcext:value-type="float">
            <text:p>-0.02596457</text:p>
          </table:table-cell>
          <table:table-cell office:value-type="float" office:value="0.0004628454" calcext:value-type="float">
            <text:p>0.000462845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21" calcext:value-type="float">
            <text:p>-1.2273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0" calcext:value-type="float">
            <text:p>10102000</text:p>
          </table:table-cell>
          <table:table-cell office:value-type="float" office:value="692.095" calcext:value-type="float">
            <text:p>692.095</text:p>
          </table:table-cell>
          <table:table-cell office:value-type="float" office:value="363.6878" calcext:value-type="float">
            <text:p>363.687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8.924" calcext:value-type="float">
            <text:p>1238.924</text:p>
          </table:table-cell>
          <table:table-cell office:value-type="float" office:value="270.5473" calcext:value-type="float">
            <text:p>270.5473</text:p>
          </table:table-cell>
          <table:table-cell office:value-type="float" office:value="0" calcext:value-type="float">
            <text:p>0</text:p>
          </table:table-cell>
          <table:table-cell office:value-type="float" office:value="0.3098924" calcext:value-type="float">
            <text:p>0.3098924</text:p>
          </table:table-cell>
          <table:table-cell office:value-type="float" office:value="0.3100761" calcext:value-type="float">
            <text:p>0.3100761</text:p>
          </table:table-cell>
          <table:table-cell office:value-type="float" office:value="0.309521" calcext:value-type="float">
            <text:p>0.309521</text:p>
          </table:table-cell>
          <table:table-cell office:value-type="float" office:value="0.3050411" calcext:value-type="float">
            <text:p>0.3050411</text:p>
          </table:table-cell>
          <table:table-cell office:value-type="float" office:value="0.3022753" calcext:value-type="float">
            <text:p>0.3022753</text:p>
          </table:table-cell>
          <table:table-cell office:value-type="float" office:value="0.3009563" calcext:value-type="float">
            <text:p>0.3009563</text:p>
          </table:table-cell>
          <table:table-cell office:value-type="float" office:value="0.2913054" calcext:value-type="float">
            <text:p>0.2913054</text:p>
          </table:table-cell>
          <table:table-cell office:value-type="float" office:value="0.2800155" calcext:value-type="float">
            <text:p>0.2800155</text:p>
          </table:table-cell>
          <table:table-cell office:value-type="float" office:value="0.3894578" calcext:value-type="float">
            <text:p>0.3894578</text:p>
          </table:table-cell>
          <table:table-cell office:value-type="float" office:value="0.414212" calcext:value-type="float">
            <text:p>0.41421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56E-015" calcext:value-type="float">
            <text:p>1.928456E-15</text:p>
          </table:table-cell>
          <table:table-cell office:value-type="float" office:value="1.878359E-015" calcext:value-type="float">
            <text:p>1.878359E-15</text:p>
          </table:table-cell>
          <table:table-cell office:value-type="float" office:value="9.82825E-016" calcext:value-type="float">
            <text:p>9.82825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515034" calcext:value-type="float">
            <text:p>-0.01515034</text:p>
          </table:table-cell>
          <table:table-cell office:value-type="float" office:value="-0.015118" calcext:value-type="float">
            <text:p>-0.015118</text:p>
          </table:table-cell>
          <table:table-cell office:value-type="float" office:value="-0.01533514" calcext:value-type="float">
            <text:p>-0.01533514</text:p>
          </table:table-cell>
          <table:table-cell office:value-type="float" office:value="-0.01702243" calcext:value-type="float">
            <text:p>-0.01702243</text:p>
          </table:table-cell>
          <table:table-cell office:value-type="float" office:value="-0.01812305" calcext:value-type="float">
            <text:p>-0.01812305</text:p>
          </table:table-cell>
          <table:table-cell office:value-type="float" office:value="-0.01866086" calcext:value-type="float">
            <text:p>-0.01866086</text:p>
          </table:table-cell>
          <table:table-cell office:value-type="float" office:value="-0.07914443" calcext:value-type="float">
            <text:p>-0.07914443</text:p>
          </table:table-cell>
          <table:table-cell office:value-type="float" office:value="-0.1154066" calcext:value-type="float">
            <text:p>-0.1154066</text:p>
          </table:table-cell>
          <table:table-cell office:value-type="float" office:value="-0.006739927" calcext:value-type="float">
            <text:p>-0.006739927</text:p>
          </table:table-cell>
          <table:table-cell office:value-type="float" office:value="-0.003740907" calcext:value-type="float">
            <text:p>-0.003740907</text:p>
          </table:table-cell>
          <table:table-cell office:value-type="float" office:value="1651.892" calcext:value-type="float">
            <text:p>1651.892</text:p>
          </table:table-cell>
          <table:table-cell office:value-type="float" office:value="0" calcext:value-type="float">
            <text:p>0</text:p>
          </table:table-cell>
          <table:table-cell office:value-type="float" office:value="-0.01509899" calcext:value-type="float">
            <text:p>-0.01509899</text:p>
          </table:table-cell>
          <table:table-cell office:value-type="float" office:value="0.0004629322" calcext:value-type="float">
            <text:p>0.000462932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288" calcext:value-type="float">
            <text:p>-1.2272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0" calcext:value-type="float">
            <text:p>11102000</text:p>
          </table:table-cell>
          <table:table-cell office:value-type="float" office:value="692.095" calcext:value-type="float">
            <text:p>692.095</text:p>
          </table:table-cell>
          <table:table-cell office:value-type="float" office:value="365.1935" calcext:value-type="float">
            <text:p>365.193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49" calcext:value-type="float">
            <text:p>1237.49</text:p>
          </table:table-cell>
          <table:table-cell office:value-type="float" office:value="270.4781" calcext:value-type="float">
            <text:p>270.4781</text:p>
          </table:table-cell>
          <table:table-cell office:value-type="float" office:value="0" calcext:value-type="float">
            <text:p>0</text:p>
          </table:table-cell>
          <table:table-cell office:value-type="float" office:value="0.2870302" calcext:value-type="float">
            <text:p>0.2870302</text:p>
          </table:table-cell>
          <table:table-cell office:value-type="float" office:value="0.2915349" calcext:value-type="float">
            <text:p>0.2915349</text:p>
          </table:table-cell>
          <table:table-cell office:value-type="float" office:value="0.2976518" calcext:value-type="float">
            <text:p>0.2976518</text:p>
          </table:table-cell>
          <table:table-cell office:value-type="float" office:value="0.3021559" calcext:value-type="float">
            <text:p>0.3021559</text:p>
          </table:table-cell>
          <table:table-cell office:value-type="float" office:value="0.3023426" calcext:value-type="float">
            <text:p>0.3023426</text:p>
          </table:table-cell>
          <table:table-cell office:value-type="float" office:value="0.3007611" calcext:value-type="float">
            <text:p>0.3007611</text:p>
          </table:table-cell>
          <table:table-cell office:value-type="float" office:value="0.294549" calcext:value-type="float">
            <text:p>0.294549</text:p>
          </table:table-cell>
          <table:table-cell office:value-type="float" office:value="0.2804432" calcext:value-type="float">
            <text:p>0.2804432</text:p>
          </table:table-cell>
          <table:table-cell office:value-type="float" office:value="0.3894597" calcext:value-type="float">
            <text:p>0.3894597</text:p>
          </table:table-cell>
          <table:table-cell office:value-type="float" office:value="0.4142137" calcext:value-type="float">
            <text:p>0.414213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5E-015" calcext:value-type="float">
            <text:p>1.92845E-15</text:p>
          </table:table-cell>
          <table:table-cell office:value-type="float" office:value="1.878362E-015" calcext:value-type="float">
            <text:p>1.878362E-15</text:p>
          </table:table-cell>
          <table:table-cell office:value-type="float" office:value="9.82826E-016" calcext:value-type="float">
            <text:p>9.82826E-16</text:p>
          </table:table-cell>
          <table:table-cell office:value-type="float" office:value="9.908979E-016" calcext:value-type="float">
            <text:p>9.908979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605248" calcext:value-type="float">
            <text:p>-0.02605248</text:p>
          </table:table-cell>
          <table:table-cell office:value-type="float" office:value="-0.0233081" calcext:value-type="float">
            <text:p>-0.0233081</text:p>
          </table:table-cell>
          <table:table-cell office:value-type="float" office:value="-0.02010805" calcext:value-type="float">
            <text:p>-0.02010805</text:p>
          </table:table-cell>
          <table:table-cell office:value-type="float" office:value="-0.01812812" calcext:value-type="float">
            <text:p>-0.01812812</text:p>
          </table:table-cell>
          <table:table-cell office:value-type="float" office:value="-0.018069" calcext:value-type="float">
            <text:p>-0.018069</text:p>
          </table:table-cell>
          <table:table-cell office:value-type="float" office:value="-0.01874278" calcext:value-type="float">
            <text:p>-0.01874278</text:p>
          </table:table-cell>
          <table:table-cell office:value-type="float" office:value="-0.07274996" calcext:value-type="float">
            <text:p>-0.07274996</text:p>
          </table:table-cell>
          <table:table-cell office:value-type="float" office:value="-0.1140721" calcext:value-type="float">
            <text:p>-0.1140721</text:p>
          </table:table-cell>
          <table:table-cell office:value-type="float" office:value="-0.006739595" calcext:value-type="float">
            <text:p>-0.006739595</text:p>
          </table:table-cell>
          <table:table-cell office:value-type="float" office:value="-0.003740759" calcext:value-type="float">
            <text:p>-0.003740759</text:p>
          </table:table-cell>
          <table:table-cell office:value-type="float" office:value="1655.313" calcext:value-type="float">
            <text:p>1655.313</text:p>
          </table:table-cell>
          <table:table-cell office:value-type="float" office:value="0" calcext:value-type="float">
            <text:p>0</text:p>
          </table:table-cell>
          <table:table-cell office:value-type="float" office:value="-0.0272149" calcext:value-type="float">
            <text:p>-0.0272149</text:p>
          </table:table-cell>
          <table:table-cell office:value-type="float" office:value="0.000462982" calcext:value-type="float">
            <text:p>0.00046298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28" calcext:value-type="float">
            <text:p>-1.227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0" calcext:value-type="float">
            <text:p>12102000</text:p>
          </table:table-cell>
          <table:table-cell office:value-type="float" office:value="692.095" calcext:value-type="float">
            <text:p>692.095</text:p>
          </table:table-cell>
          <table:table-cell office:value-type="float" office:value="366.438" calcext:value-type="float">
            <text:p>366.43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318" calcext:value-type="float">
            <text:p>1236.318</text:p>
          </table:table-cell>
          <table:table-cell office:value-type="float" office:value="270.408" calcext:value-type="float">
            <text:p>270.408</text:p>
          </table:table-cell>
          <table:table-cell office:value-type="float" office:value="0" calcext:value-type="float">
            <text:p>0</text:p>
          </table:table-cell>
          <table:table-cell office:value-type="float" office:value="0.2575579" calcext:value-type="float">
            <text:p>0.2575579</text:p>
          </table:table-cell>
          <table:table-cell office:value-type="float" office:value="0.2799261" calcext:value-type="float">
            <text:p>0.2799261</text:p>
          </table:table-cell>
          <table:table-cell office:value-type="float" office:value="0.2894649" calcext:value-type="float">
            <text:p>0.2894649</text:p>
          </table:table-cell>
          <table:table-cell office:value-type="float" office:value="0.2965372" calcext:value-type="float">
            <text:p>0.2965372</text:p>
          </table:table-cell>
          <table:table-cell office:value-type="float" office:value="0.2988293" calcext:value-type="float">
            <text:p>0.2988293</text:p>
          </table:table-cell>
          <table:table-cell office:value-type="float" office:value="0.298518" calcext:value-type="float">
            <text:p>0.298518</text:p>
          </table:table-cell>
          <table:table-cell office:value-type="float" office:value="0.2977566" calcext:value-type="float">
            <text:p>0.2977566</text:p>
          </table:table-cell>
          <table:table-cell office:value-type="float" office:value="0.2809151" calcext:value-type="float">
            <text:p>0.2809151</text:p>
          </table:table-cell>
          <table:table-cell office:value-type="float" office:value="0.3894336" calcext:value-type="float">
            <text:p>0.3894336</text:p>
          </table:table-cell>
          <table:table-cell office:value-type="float" office:value="0.4142087" calcext:value-type="float">
            <text:p>0.414208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49E-015" calcext:value-type="float">
            <text:p>1.928449E-15</text:p>
          </table:table-cell>
          <table:table-cell office:value-type="float" office:value="1.878361E-015" calcext:value-type="float">
            <text:p>1.878361E-15</text:p>
          </table:table-cell>
          <table:table-cell office:value-type="float" office:value="9.828263E-016" calcext:value-type="float">
            <text:p>9.828263E-16</text:p>
          </table:table-cell>
          <table:table-cell office:value-type="float" office:value="9.908976E-016" calcext:value-type="float">
            <text:p>9.908976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5225649" calcext:value-type="float">
            <text:p>-0.05225649</text:p>
          </table:table-cell>
          <table:table-cell office:value-type="float" office:value="-0.03081501" calcext:value-type="float">
            <text:p>-0.03081501</text:p>
          </table:table-cell>
          <table:table-cell office:value-type="float" office:value="-0.02437594" calcext:value-type="float">
            <text:p>-0.02437594</text:p>
          </table:table-cell>
          <table:table-cell office:value-type="float" office:value="-0.02064498" calcext:value-type="float">
            <text:p>-0.02064498</text:p>
          </table:table-cell>
          <table:table-cell office:value-type="float" office:value="-0.01958901" calcext:value-type="float">
            <text:p>-0.01958901</text:p>
          </table:table-cell>
          <table:table-cell office:value-type="float" office:value="-0.01972639" calcext:value-type="float">
            <text:p>-0.01972639</text:p>
          </table:table-cell>
          <table:table-cell office:value-type="float" office:value="-0.06698506" calcext:value-type="float">
            <text:p>-0.06698506</text:p>
          </table:table-cell>
          <table:table-cell office:value-type="float" office:value="-0.1126244" calcext:value-type="float">
            <text:p>-0.1126244</text:p>
          </table:table-cell>
          <table:table-cell office:value-type="float" office:value="-0.006743778" calcext:value-type="float">
            <text:p>-0.006743778</text:p>
          </table:table-cell>
          <table:table-cell office:value-type="float" office:value="-0.003741179" calcext:value-type="float">
            <text:p>-0.003741179</text:p>
          </table:table-cell>
          <table:table-cell office:value-type="float" office:value="1658.735" calcext:value-type="float">
            <text:p>1658.735</text:p>
          </table:table-cell>
          <table:table-cell office:value-type="float" office:value="0" calcext:value-type="float">
            <text:p>0</text:p>
          </table:table-cell>
          <table:table-cell office:value-type="float" office:value="-0.0699323" calcext:value-type="float">
            <text:p>-0.0699323</text:p>
          </table:table-cell>
          <table:table-cell office:value-type="float" office:value="0.0004629975" calcext:value-type="float">
            <text:p>0.000462997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03" calcext:value-type="float">
            <text:p>-1.2273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0" calcext:value-type="float">
            <text:p>13102000</text:p>
          </table:table-cell>
          <table:table-cell office:value-type="float" office:value="692.6948" calcext:value-type="float">
            <text:p>692.6948</text:p>
          </table:table-cell>
          <table:table-cell office:value-type="float" office:value="367.1026" calcext:value-type="float">
            <text:p>367.102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328" calcext:value-type="float">
            <text:p>1236.328</text:p>
          </table:table-cell>
          <table:table-cell office:value-type="float" office:value="270.3312" calcext:value-type="float">
            <text:p>270.3312</text:p>
          </table:table-cell>
          <table:table-cell office:value-type="float" office:value="0" calcext:value-type="float">
            <text:p>0</text:p>
          </table:table-cell>
          <table:table-cell office:value-type="float" office:value="0.2752628" calcext:value-type="float">
            <text:p>0.2752628</text:p>
          </table:table-cell>
          <table:table-cell office:value-type="float" office:value="0.27711" calcext:value-type="float">
            <text:p>0.27711</text:p>
          </table:table-cell>
          <table:table-cell office:value-type="float" office:value="0.2830048" calcext:value-type="float">
            <text:p>0.2830048</text:p>
          </table:table-cell>
          <table:table-cell office:value-type="float" office:value="0.2909046" calcext:value-type="float">
            <text:p>0.2909046</text:p>
          </table:table-cell>
          <table:table-cell office:value-type="float" office:value="0.2941334" calcext:value-type="float">
            <text:p>0.2941334</text:p>
          </table:table-cell>
          <table:table-cell office:value-type="float" office:value="0.2941611" calcext:value-type="float">
            <text:p>0.2941611</text:p>
          </table:table-cell>
          <table:table-cell office:value-type="float" office:value="0.3013269" calcext:value-type="float">
            <text:p>0.3013269</text:p>
          </table:table-cell>
          <table:table-cell office:value-type="float" office:value="0.2815152" calcext:value-type="float">
            <text:p>0.2815152</text:p>
          </table:table-cell>
          <table:table-cell office:value-type="float" office:value="0.3893694" calcext:value-type="float">
            <text:p>0.3893694</text:p>
          </table:table-cell>
          <table:table-cell office:value-type="float" office:value="0.4142022" calcext:value-type="float">
            <text:p>0.414202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59E-015" calcext:value-type="float">
            <text:p>1.928459E-15</text:p>
          </table:table-cell>
          <table:table-cell office:value-type="float" office:value="1.878355E-015" calcext:value-type="float">
            <text:p>1.878355E-15</text:p>
          </table:table-cell>
          <table:table-cell office:value-type="float" office:value="9.828239E-016" calcext:value-type="float">
            <text:p>9.828239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346539" calcext:value-type="float">
            <text:p>-0.0346539</text:p>
          </table:table-cell>
          <table:table-cell office:value-type="float" office:value="-0.03320724" calcext:value-type="float">
            <text:p>-0.03320724</text:p>
          </table:table-cell>
          <table:table-cell office:value-type="float" office:value="-0.02857752" calcext:value-type="float">
            <text:p>-0.02857752</text:p>
          </table:table-cell>
          <table:table-cell office:value-type="float" office:value="-0.02359135" calcext:value-type="float">
            <text:p>-0.02359135</text:p>
          </table:table-cell>
          <table:table-cell office:value-type="float" office:value="-0.02185978" calcext:value-type="float">
            <text:p>-0.02185978</text:p>
          </table:table-cell>
          <table:table-cell office:value-type="float" office:value="-0.02184079" calcext:value-type="float">
            <text:p>-0.02184079</text:p>
          </table:table-cell>
          <table:table-cell office:value-type="float" office:value="-0.06116221" calcext:value-type="float">
            <text:p>-0.06116221</text:p>
          </table:table-cell>
          <table:table-cell office:value-type="float" office:value="-0.110808" calcext:value-type="float">
            <text:p>-0.110808</text:p>
          </table:table-cell>
          <table:table-cell office:value-type="float" office:value="-0.006754501" calcext:value-type="float">
            <text:p>-0.006754501</text:p>
          </table:table-cell>
          <table:table-cell office:value-type="float" office:value="-0.003741751" calcext:value-type="float">
            <text:p>-0.003741751</text:p>
          </table:table-cell>
          <table:table-cell office:value-type="float" office:value="1662.157" calcext:value-type="float">
            <text:p>1662.157</text:p>
          </table:table-cell>
          <table:table-cell office:value-type="float" office:value="0" calcext:value-type="float">
            <text:p>0</text:p>
          </table:table-cell>
          <table:table-cell office:value-type="float" office:value="-0.03580718" calcext:value-type="float">
            <text:p>-0.03580718</text:p>
          </table:table-cell>
          <table:table-cell office:value-type="float" office:value="0.0004629601" calcext:value-type="float">
            <text:p>0.000462960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33" calcext:value-type="float">
            <text:p>-1.2273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0" calcext:value-type="float">
            <text:p>14102000</text:p>
          </table:table-cell>
          <table:table-cell office:value-type="float" office:value="696.0949" calcext:value-type="float">
            <text:p>696.0949</text:p>
          </table:table-cell>
          <table:table-cell office:value-type="float" office:value="368.476" calcext:value-type="float">
            <text:p>368.47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8.415" calcext:value-type="float">
            <text:p>1238.415</text:p>
          </table:table-cell>
          <table:table-cell office:value-type="float" office:value="270.2668" calcext:value-type="float">
            <text:p>270.2668</text:p>
          </table:table-cell>
          <table:table-cell office:value-type="float" office:value="0" calcext:value-type="float">
            <text:p>0</text:p>
          </table:table-cell>
          <table:table-cell office:value-type="float" office:value="0.3043488" calcext:value-type="float">
            <text:p>0.3043488</text:p>
          </table:table-cell>
          <table:table-cell office:value-type="float" office:value="0.3053745" calcext:value-type="float">
            <text:p>0.3053745</text:p>
          </table:table-cell>
          <table:table-cell office:value-type="float" office:value="0.3063583" calcext:value-type="float">
            <text:p>0.3063583</text:p>
          </table:table-cell>
          <table:table-cell office:value-type="float" office:value="0.3005642" calcext:value-type="float">
            <text:p>0.3005642</text:p>
          </table:table-cell>
          <table:table-cell office:value-type="float" office:value="0.2945884" calcext:value-type="float">
            <text:p>0.2945884</text:p>
          </table:table-cell>
          <table:table-cell office:value-type="float" office:value="0.2908916" calcext:value-type="float">
            <text:p>0.2908916</text:p>
          </table:table-cell>
          <table:table-cell office:value-type="float" office:value="0.304942" calcext:value-type="float">
            <text:p>0.304942</text:p>
          </table:table-cell>
          <table:table-cell office:value-type="float" office:value="0.2821274" calcext:value-type="float">
            <text:p>0.2821274</text:p>
          </table:table-cell>
          <table:table-cell office:value-type="float" office:value="0.3893389" calcext:value-type="float">
            <text:p>0.3893389</text:p>
          </table:table-cell>
          <table:table-cell office:value-type="float" office:value="0.4142008" calcext:value-type="float">
            <text:p>0.414200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81E-015" calcext:value-type="float">
            <text:p>1.928481E-15</text:p>
          </table:table-cell>
          <table:table-cell office:value-type="float" office:value="1.878342E-015" calcext:value-type="float">
            <text:p>1.878342E-15</text:p>
          </table:table-cell>
          <table:table-cell office:value-type="float" office:value="9.828201E-016" calcext:value-type="float">
            <text:p>9.828201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723259" calcext:value-type="float">
            <text:p>-0.01723259</text:p>
          </table:table-cell>
          <table:table-cell office:value-type="float" office:value="-0.01682611" calcext:value-type="float">
            <text:p>-0.01682611</text:p>
          </table:table-cell>
          <table:table-cell office:value-type="float" office:value="-0.01644139" calcext:value-type="float">
            <text:p>-0.01644139</text:p>
          </table:table-cell>
          <table:table-cell office:value-type="float" office:value="-0.01884098" calcext:value-type="float">
            <text:p>-0.01884098</text:p>
          </table:table-cell>
          <table:table-cell office:value-type="float" office:value="-0.02167477" calcext:value-type="float">
            <text:p>-0.02167477</text:p>
          </table:table-cell>
          <table:table-cell office:value-type="float" office:value="-0.02362863" calcext:value-type="float">
            <text:p>-0.02362863</text:p>
          </table:table-cell>
          <table:table-cell office:value-type="float" office:value="-0.05585181" calcext:value-type="float">
            <text:p>-0.05585181</text:p>
          </table:table-cell>
          <table:table-cell office:value-type="float" office:value="-0.1089889" calcext:value-type="float">
            <text:p>-0.1089889</text:p>
          </table:table-cell>
          <table:table-cell office:value-type="float" office:value="-0.006759611" calcext:value-type="float">
            <text:p>-0.006759611</text:p>
          </table:table-cell>
          <table:table-cell office:value-type="float" office:value="-0.003741862" calcext:value-type="float">
            <text:p>-0.003741862</text:p>
          </table:table-cell>
          <table:table-cell office:value-type="float" office:value="1665.579" calcext:value-type="float">
            <text:p>1665.579</text:p>
          </table:table-cell>
          <table:table-cell office:value-type="float" office:value="0" calcext:value-type="float">
            <text:p>0</text:p>
          </table:table-cell>
          <table:table-cell office:value-type="float" office:value="-0.01762229" calcext:value-type="float">
            <text:p>-0.01762229</text:p>
          </table:table-cell>
          <table:table-cell office:value-type="float" office:value="0.0004628653" calcext:value-type="float">
            <text:p>0.000462865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4" calcext:value-type="float">
            <text:p>-1.2273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0" calcext:value-type="float">
            <text:p>15102000</text:p>
          </table:table-cell>
          <table:table-cell office:value-type="float" office:value="696.0949" calcext:value-type="float">
            <text:p>696.0949</text:p>
          </table:table-cell>
          <table:table-cell office:value-type="float" office:value="369.7339" calcext:value-type="float">
            <text:p>369.7339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235" calcext:value-type="float">
            <text:p>1237.235</text:p>
          </table:table-cell>
          <table:table-cell office:value-type="float" office:value="270.187" calcext:value-type="float">
            <text:p>270.187</text:p>
          </table:table-cell>
          <table:table-cell office:value-type="float" office:value="0" calcext:value-type="float">
            <text:p>0</text:p>
          </table:table-cell>
          <table:table-cell office:value-type="float" office:value="0.2727072" calcext:value-type="float">
            <text:p>0.2727072</text:p>
          </table:table-cell>
          <table:table-cell office:value-type="float" office:value="0.2837828" calcext:value-type="float">
            <text:p>0.2837828</text:p>
          </table:table-cell>
          <table:table-cell office:value-type="float" office:value="0.2919846" calcext:value-type="float">
            <text:p>0.2919846</text:p>
          </table:table-cell>
          <table:table-cell office:value-type="float" office:value="0.2961029" calcext:value-type="float">
            <text:p>0.2961029</text:p>
          </table:table-cell>
          <table:table-cell office:value-type="float" office:value="0.2950338" calcext:value-type="float">
            <text:p>0.2950338</text:p>
          </table:table-cell>
          <table:table-cell office:value-type="float" office:value="0.2918056" calcext:value-type="float">
            <text:p>0.2918056</text:p>
          </table:table-cell>
          <table:table-cell office:value-type="float" office:value="0.3082961" calcext:value-type="float">
            <text:p>0.3082961</text:p>
          </table:table-cell>
          <table:table-cell office:value-type="float" office:value="0.2827435" calcext:value-type="float">
            <text:p>0.2827435</text:p>
          </table:table-cell>
          <table:table-cell office:value-type="float" office:value="0.3893093" calcext:value-type="float">
            <text:p>0.3893093</text:p>
          </table:table-cell>
          <table:table-cell office:value-type="float" office:value="0.4141948" calcext:value-type="float">
            <text:p>0.414194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498E-015" calcext:value-type="float">
            <text:p>1.928498E-15</text:p>
          </table:table-cell>
          <table:table-cell office:value-type="float" office:value="1.878333E-015" calcext:value-type="float">
            <text:p>1.878333E-15</text:p>
          </table:table-cell>
          <table:table-cell office:value-type="float" office:value="9.828172E-016" calcext:value-type="float">
            <text:p>9.828172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364785" calcext:value-type="float">
            <text:p>-0.0364785</text:p>
          </table:table-cell>
          <table:table-cell office:value-type="float" office:value="-0.02799827" calcext:value-type="float">
            <text:p>-0.02799827</text:p>
          </table:table-cell>
          <table:table-cell office:value-type="float" office:value="-0.0229555" calcext:value-type="float">
            <text:p>-0.0229555</text:p>
          </table:table-cell>
          <table:table-cell office:value-type="float" office:value="-0.020853" calcext:value-type="float">
            <text:p>-0.020853</text:p>
          </table:table-cell>
          <table:table-cell office:value-type="float" office:value="-0.02140878" calcext:value-type="float">
            <text:p>-0.02140878</text:p>
          </table:table-cell>
          <table:table-cell office:value-type="float" office:value="-0.02311052" calcext:value-type="float">
            <text:p>-0.02311052</text:p>
          </table:table-cell>
          <table:table-cell office:value-type="float" office:value="-0.0513915" calcext:value-type="float">
            <text:p>-0.0513915</text:p>
          </table:table-cell>
          <table:table-cell office:value-type="float" office:value="-0.1071917" calcext:value-type="float">
            <text:p>-0.1071917</text:p>
          </table:table-cell>
          <table:table-cell office:value-type="float" office:value="-0.006764532" calcext:value-type="float">
            <text:p>-0.006764532</text:p>
          </table:table-cell>
          <table:table-cell office:value-type="float" office:value="-0.003742383" calcext:value-type="float">
            <text:p>-0.003742383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float" office:value="-0.04146492" calcext:value-type="float">
            <text:p>-0.04146492</text:p>
          </table:table-cell>
          <table:table-cell office:value-type="float" office:value="0.000462788" calcext:value-type="float">
            <text:p>0.00046278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368" calcext:value-type="float">
            <text:p>-1.2273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0" calcext:value-type="float">
            <text:p>16102000</text:p>
          </table:table-cell>
          <table:table-cell office:value-type="float" office:value="696.0949" calcext:value-type="float">
            <text:p>696.0949</text:p>
          </table:table-cell>
          <table:table-cell office:value-type="float" office:value="370.6263" calcext:value-type="float">
            <text:p>370.626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423" calcext:value-type="float">
            <text:p>1236.423</text:p>
          </table:table-cell>
          <table:table-cell office:value-type="float" office:value="270.1063" calcext:value-type="float">
            <text:p>270.1063</text:p>
          </table:table-cell>
          <table:table-cell office:value-type="float" office:value="0" calcext:value-type="float">
            <text:p>0</text:p>
          </table:table-cell>
          <table:table-cell office:value-type="float" office:value="0.2667444" calcext:value-type="float">
            <text:p>0.2667444</text:p>
          </table:table-cell>
          <table:table-cell office:value-type="float" office:value="0.2749083" calcext:value-type="float">
            <text:p>0.2749083</text:p>
          </table:table-cell>
          <table:table-cell office:value-type="float" office:value="0.2832934" calcext:value-type="float">
            <text:p>0.2832934</text:p>
          </table:table-cell>
          <table:table-cell office:value-type="float" office:value="0.2897985" calcext:value-type="float">
            <text:p>0.2897985</text:p>
          </table:table-cell>
          <table:table-cell office:value-type="float" office:value="0.2913103" calcext:value-type="float">
            <text:p>0.2913103</text:p>
          </table:table-cell>
          <table:table-cell office:value-type="float" office:value="0.2897743" calcext:value-type="float">
            <text:p>0.2897743</text:p>
          </table:table-cell>
          <table:table-cell office:value-type="float" office:value="0.311906" calcext:value-type="float">
            <text:p>0.311906</text:p>
          </table:table-cell>
          <table:table-cell office:value-type="float" office:value="0.2833628" calcext:value-type="float">
            <text:p>0.2833628</text:p>
          </table:table-cell>
          <table:table-cell office:value-type="float" office:value="0.3892877" calcext:value-type="float">
            <text:p>0.3892877</text:p>
          </table:table-cell>
          <table:table-cell office:value-type="float" office:value="0.4141874" calcext:value-type="float">
            <text:p>0.414187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502E-015" calcext:value-type="float">
            <text:p>1.928502E-15</text:p>
          </table:table-cell>
          <table:table-cell office:value-type="float" office:value="1.878329E-015" calcext:value-type="float">
            <text:p>1.878329E-15</text:p>
          </table:table-cell>
          <table:table-cell office:value-type="float" office:value="9.828162E-016" calcext:value-type="float">
            <text:p>9.828162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4209427" calcext:value-type="float">
            <text:p>-0.04209427</text:p>
          </table:table-cell>
          <table:table-cell office:value-type="float" office:value="-0.03475397" calcext:value-type="float">
            <text:p>-0.03475397</text:p>
          </table:table-cell>
          <table:table-cell office:value-type="float" office:value="-0.02833999" calcext:value-type="float">
            <text:p>-0.02833999</text:p>
          </table:table-cell>
          <table:table-cell office:value-type="float" office:value="-0.02421881" calcext:value-type="float">
            <text:p>-0.02421881</text:p>
          </table:table-cell>
          <table:table-cell office:value-type="float" office:value="-0.02337027" calcext:value-type="float">
            <text:p>-0.02337027</text:p>
          </table:table-cell>
          <table:table-cell office:value-type="float" office:value="-0.02424948" calcext:value-type="float">
            <text:p>-0.02424948</text:p>
          </table:table-cell>
          <table:table-cell office:value-type="float" office:value="-0.0470168" calcext:value-type="float">
            <text:p>-0.0470168</text:p>
          </table:table-cell>
          <table:table-cell office:value-type="float" office:value="-0.1054192" calcext:value-type="float">
            <text:p>-0.1054192</text:p>
          </table:table-cell>
          <table:table-cell office:value-type="float" office:value="-0.006768171" calcext:value-type="float">
            <text:p>-0.006768171</text:p>
          </table:table-cell>
          <table:table-cell office:value-type="float" office:value="-0.003743022" calcext:value-type="float">
            <text:p>-0.003743022</text:p>
          </table:table-cell>
          <table:table-cell office:value-type="float" office:value="1672.422" calcext:value-type="float">
            <text:p>1672.422</text:p>
          </table:table-cell>
          <table:table-cell office:value-type="float" office:value="0" calcext:value-type="float">
            <text:p>0</text:p>
          </table:table-cell>
          <table:table-cell office:value-type="float" office:value="-0.04579241" calcext:value-type="float">
            <text:p>-0.04579241</text:p>
          </table:table-cell>
          <table:table-cell office:value-type="float" office:value="0.0004627871" calcext:value-type="float">
            <text:p>0.00046278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02" calcext:value-type="float">
            <text:p>-1.2274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0" calcext:value-type="float">
            <text:p>17102000</text:p>
          </table:table-cell>
          <table:table-cell office:value-type="float" office:value="697.2947" calcext:value-type="float">
            <text:p>697.2947</text:p>
          </table:table-cell>
          <table:table-cell office:value-type="float" office:value="370.8476" calcext:value-type="float">
            <text:p>370.847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478" calcext:value-type="float">
            <text:p>1237.478</text:p>
          </table:table-cell>
          <table:table-cell office:value-type="float" office:value="270.0313" calcext:value-type="float">
            <text:p>270.0313</text:p>
          </table:table-cell>
          <table:table-cell office:value-type="float" office:value="0" calcext:value-type="float">
            <text:p>0</text:p>
          </table:table-cell>
          <table:table-cell office:value-type="float" office:value="0.3001935" calcext:value-type="float">
            <text:p>0.3001935</text:p>
          </table:table-cell>
          <table:table-cell office:value-type="float" office:value="0.2905052" calcext:value-type="float">
            <text:p>0.2905052</text:p>
          </table:table-cell>
          <table:table-cell office:value-type="float" office:value="0.2823462" calcext:value-type="float">
            <text:p>0.2823462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0.2876053" calcext:value-type="float">
            <text:p>0.2876053</text:p>
          </table:table-cell>
          <table:table-cell office:value-type="float" office:value="0.2863692" calcext:value-type="float">
            <text:p>0.2863692</text:p>
          </table:table-cell>
          <table:table-cell office:value-type="float" office:value="0.3152176" calcext:value-type="float">
            <text:p>0.3152176</text:p>
          </table:table-cell>
          <table:table-cell office:value-type="float" office:value="0.2839864" calcext:value-type="float">
            <text:p>0.2839864</text:p>
          </table:table-cell>
          <table:table-cell office:value-type="float" office:value="0.3892803" calcext:value-type="float">
            <text:p>0.3892803</text:p>
          </table:table-cell>
          <table:table-cell office:value-type="float" office:value="0.4141829" calcext:value-type="float">
            <text:p>0.414182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505E-015" calcext:value-type="float">
            <text:p>1.928505E-15</text:p>
          </table:table-cell>
          <table:table-cell office:value-type="float" office:value="1.878326E-015" calcext:value-type="float">
            <text:p>1.878326E-15</text:p>
          </table:table-cell>
          <table:table-cell office:value-type="float" office:value="9.82815E-016" calcext:value-type="float">
            <text:p>9.82815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91849" calcext:value-type="float">
            <text:p>-0.0191849</text:p>
          </table:table-cell>
          <table:table-cell office:value-type="float" office:value="-0.02432349" calcext:value-type="float">
            <text:p>-0.02432349</text:p>
          </table:table-cell>
          <table:table-cell office:value-type="float" office:value="-0.02916168" calcext:value-type="float">
            <text:p>-0.02916168</text:p>
          </table:table-cell>
          <table:table-cell office:value-type="float" office:value="-0.02669742" calcext:value-type="float">
            <text:p>-0.02669742</text:p>
          </table:table-cell>
          <table:table-cell office:value-type="float" office:value="-0.02554148" calcext:value-type="float">
            <text:p>-0.02554148</text:p>
          </table:table-cell>
          <table:table-cell office:value-type="float" office:value="-0.02631481" calcext:value-type="float">
            <text:p>-0.02631481</text:p>
          </table:table-cell>
          <table:table-cell office:value-type="float" office:value="-0.0433789" calcext:value-type="float">
            <text:p>-0.0433789</text:p>
          </table:table-cell>
          <table:table-cell office:value-type="float" office:value="-0.1036677" calcext:value-type="float">
            <text:p>-0.1036677</text:p>
          </table:table-cell>
          <table:table-cell office:value-type="float" office:value="-0.006769417" calcext:value-type="float">
            <text:p>-0.006769417</text:p>
          </table:table-cell>
          <table:table-cell office:value-type="float" office:value="-0.003743415" calcext:value-type="float">
            <text:p>-0.003743415</text:p>
          </table:table-cell>
          <table:table-cell office:value-type="float" office:value="1675.844" calcext:value-type="float">
            <text:p>1675.844</text:p>
          </table:table-cell>
          <table:table-cell office:value-type="float" office:value="0" calcext:value-type="float">
            <text:p>0</text:p>
          </table:table-cell>
          <table:table-cell office:value-type="float" office:value="-0.01567161" calcext:value-type="float">
            <text:p>-0.01567161</text:p>
          </table:table-cell>
          <table:table-cell office:value-type="float" office:value="0.0004627877" calcext:value-type="float">
            <text:p>0.000462787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23" calcext:value-type="float">
            <text:p>-1.2274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0" calcext:value-type="float">
            <text:p>18102000</text:p>
          </table:table-cell>
          <table:table-cell office:value-type="float" office:value="703.7944" calcext:value-type="float">
            <text:p>703.7944</text:p>
          </table:table-cell>
          <table:table-cell office:value-type="float" office:value="372.783" calcext:value-type="float">
            <text:p>372.78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2.107" calcext:value-type="float">
            <text:p>1242.107</text:p>
          </table:table-cell>
          <table:table-cell office:value-type="float" office:value="269.9677" calcext:value-type="float">
            <text:p>269.9677</text:p>
          </table:table-cell>
          <table:table-cell office:value-type="float" office:value="0" calcext:value-type="float">
            <text:p>0</text:p>
          </table:table-cell>
          <table:table-cell office:value-type="float" office:value="0.3299969" calcext:value-type="float">
            <text:p>0.3299969</text:p>
          </table:table-cell>
          <table:table-cell office:value-type="float" office:value="0.3300754" calcext:value-type="float">
            <text:p>0.3300754</text:p>
          </table:table-cell>
          <table:table-cell office:value-type="float" office:value="0.328697" calcext:value-type="float">
            <text:p>0.328697</text:p>
          </table:table-cell>
          <table:table-cell office:value-type="float" office:value="0.3134092" calcext:value-type="float">
            <text:p>0.3134092</text:p>
          </table:table-cell>
          <table:table-cell office:value-type="float" office:value="0.2944517" calcext:value-type="float">
            <text:p>0.2944517</text:p>
          </table:table-cell>
          <table:table-cell office:value-type="float" office:value="0.2859167" calcext:value-type="float">
            <text:p>0.2859167</text:p>
          </table:table-cell>
          <table:table-cell office:value-type="float" office:value="0.318565" calcext:value-type="float">
            <text:p>0.318565</text:p>
          </table:table-cell>
          <table:table-cell office:value-type="float" office:value="0.2846164" calcext:value-type="float">
            <text:p>0.2846164</text:p>
          </table:table-cell>
          <table:table-cell office:value-type="float" office:value="0.3892931" calcext:value-type="float">
            <text:p>0.3892931</text:p>
          </table:table-cell>
          <table:table-cell office:value-type="float" office:value="0.4141847" calcext:value-type="float">
            <text:p>0.4141847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509E-015" calcext:value-type="float">
            <text:p>1.928509E-15</text:p>
          </table:table-cell>
          <table:table-cell office:value-type="float" office:value="1.878323E-015" calcext:value-type="float">
            <text:p>1.878323E-15</text:p>
          </table:table-cell>
          <table:table-cell office:value-type="float" office:value="9.828135E-016" calcext:value-type="float">
            <text:p>9.828135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9756739" calcext:value-type="float">
            <text:p>-0.009756739</text:p>
          </table:table-cell>
          <table:table-cell office:value-type="float" office:value="-0.009765481" calcext:value-type="float">
            <text:p>-0.009765481</text:p>
          </table:table-cell>
          <table:table-cell office:value-type="float" office:value="-0.01006613" calcext:value-type="float">
            <text:p>-0.01006613</text:p>
          </table:table-cell>
          <table:table-cell office:value-type="float" office:value="-0.01412396" calcext:value-type="float">
            <text:p>-0.01412396</text:p>
          </table:table-cell>
          <table:table-cell office:value-type="float" office:value="-0.0218265" calcext:value-type="float">
            <text:p>-0.0218265</text:p>
          </table:table-cell>
          <table:table-cell office:value-type="float" office:value="-0.02666696" calcext:value-type="float">
            <text:p>-0.02666696</text:p>
          </table:table-cell>
          <table:table-cell office:value-type="float" office:value="-0.04002355" calcext:value-type="float">
            <text:p>-0.04002355</text:p>
          </table:table-cell>
          <table:table-cell office:value-type="float" office:value="-0.1019317" calcext:value-type="float">
            <text:p>-0.1019317</text:p>
          </table:table-cell>
          <table:table-cell office:value-type="float" office:value="-0.006767316" calcext:value-type="float">
            <text:p>-0.006767316</text:p>
          </table:table-cell>
          <table:table-cell office:value-type="float" office:value="-0.003743268" calcext:value-type="float">
            <text:p>-0.003743268</text:p>
          </table:table-cell>
          <table:table-cell office:value-type="float" office:value="1679.266" calcext:value-type="float">
            <text:p>1679.266</text:p>
          </table:table-cell>
          <table:table-cell office:value-type="float" office:value="0" calcext:value-type="float">
            <text:p>0</text:p>
          </table:table-cell>
          <table:table-cell office:value-type="float" office:value="-0.009764456" calcext:value-type="float">
            <text:p>-0.009764456</text:p>
          </table:table-cell>
          <table:table-cell office:value-type="float" office:value="0.0004627807" calcext:value-type="float">
            <text:p>0.000462780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15" calcext:value-type="float">
            <text:p>-1.2274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0" calcext:value-type="float">
            <text:p>19102000</text:p>
          </table:table-cell>
          <table:table-cell office:value-type="float" office:value="703.8943" calcext:value-type="float">
            <text:p>703.8943</text:p>
          </table:table-cell>
          <table:table-cell office:value-type="float" office:value="373.7157" calcext:value-type="float">
            <text:p>373.7157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1.355" calcext:value-type="float">
            <text:p>1241.355</text:p>
          </table:table-cell>
          <table:table-cell office:value-type="float" office:value="269.8872" calcext:value-type="float">
            <text:p>269.8872</text:p>
          </table:table-cell>
          <table:table-cell office:value-type="float" office:value="0" calcext:value-type="float">
            <text:p>0</text:p>
          </table:table-cell>
          <table:table-cell office:value-type="float" office:value="0.3031421" calcext:value-type="float">
            <text:p>0.3031421</text:p>
          </table:table-cell>
          <table:table-cell office:value-type="float" office:value="0.3054951" calcext:value-type="float">
            <text:p>0.3054951</text:p>
          </table:table-cell>
          <table:table-cell office:value-type="float" office:value="0.3083944" calcext:value-type="float">
            <text:p>0.3083944</text:p>
          </table:table-cell>
          <table:table-cell office:value-type="float" office:value="0.3080165" calcext:value-type="float">
            <text:p>0.3080165</text:p>
          </table:table-cell>
          <table:table-cell office:value-type="float" office:value="0.3024404" calcext:value-type="float">
            <text:p>0.3024404</text:p>
          </table:table-cell>
          <table:table-cell office:value-type="float" office:value="0.294621" calcext:value-type="float">
            <text:p>0.294621</text:p>
          </table:table-cell>
          <table:table-cell office:value-type="float" office:value="0.3220035" calcext:value-type="float">
            <text:p>0.3220035</text:p>
          </table:table-cell>
          <table:table-cell office:value-type="float" office:value="0.2852449" calcext:value-type="float">
            <text:p>0.2852449</text:p>
          </table:table-cell>
          <table:table-cell office:value-type="float" office:value="0.3892995" calcext:value-type="float">
            <text:p>0.3892995</text:p>
          </table:table-cell>
          <table:table-cell office:value-type="float" office:value="0.4141841" calcext:value-type="float">
            <text:p>0.4141841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517E-015" calcext:value-type="float">
            <text:p>1.928517E-15</text:p>
          </table:table-cell>
          <table:table-cell office:value-type="float" office:value="1.878316E-015" calcext:value-type="float">
            <text:p>1.878316E-15</text:p>
          </table:table-cell>
          <table:table-cell office:value-type="float" office:value="9.828118E-016" calcext:value-type="float">
            <text:p>9.828118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772942" calcext:value-type="float">
            <text:p>-0.01772942</text:p>
          </table:table-cell>
          <table:table-cell office:value-type="float" office:value="-0.01679863" calcext:value-type="float">
            <text:p>-0.01679863</text:p>
          </table:table-cell>
          <table:table-cell office:value-type="float" office:value="-0.01571992" calcext:value-type="float">
            <text:p>-0.01571992</text:p>
          </table:table-cell>
          <table:table-cell office:value-type="float" office:value="-0.01586244" calcext:value-type="float">
            <text:p>-0.01586244</text:p>
          </table:table-cell>
          <table:table-cell office:value-type="float" office:value="-0.0180317" calcext:value-type="float">
            <text:p>-0.0180317</text:p>
          </table:table-cell>
          <table:table-cell office:value-type="float" office:value="-0.02166912" calcext:value-type="float">
            <text:p>-0.02166912</text:p>
          </table:table-cell>
          <table:table-cell office:value-type="float" office:value="-0.03688477" calcext:value-type="float">
            <text:p>-0.03688477</text:p>
          </table:table-cell>
          <table:table-cell office:value-type="float" office:value="-0.1002323" calcext:value-type="float">
            <text:p>-0.1002323</text:p>
          </table:table-cell>
          <table:table-cell office:value-type="float" office:value="-0.006766241" calcext:value-type="float">
            <text:p>-0.006766241</text:p>
          </table:table-cell>
          <table:table-cell office:value-type="float" office:value="-0.00374332" calcext:value-type="float">
            <text:p>-0.00374332</text:p>
          </table:table-cell>
          <table:table-cell office:value-type="float" office:value="1682.688" calcext:value-type="float">
            <text:p>1682.688</text:p>
          </table:table-cell>
          <table:table-cell office:value-type="float" office:value="0" calcext:value-type="float">
            <text:p>0</text:p>
          </table:table-cell>
          <table:table-cell office:value-type="float" office:value="-0.01788617" calcext:value-type="float">
            <text:p>-0.01788617</text:p>
          </table:table-cell>
          <table:table-cell office:value-type="float" office:value="0.0004627447" calcext:value-type="float">
            <text:p>0.000462744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18" calcext:value-type="float">
            <text:p>-1.2274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0" calcext:value-type="float">
            <text:p>20102000</text:p>
          </table:table-cell>
          <table:table-cell office:value-type="float" office:value="703.8943" calcext:value-type="float">
            <text:p>703.8943</text:p>
          </table:table-cell>
          <table:table-cell office:value-type="float" office:value="374.6983" calcext:value-type="float">
            <text:p>374.698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0.453" calcext:value-type="float">
            <text:p>1240.453</text:p>
          </table:table-cell>
          <table:table-cell office:value-type="float" office:value="269.8074" calcext:value-type="float">
            <text:p>269.8074</text:p>
          </table:table-cell>
          <table:table-cell office:value-type="float" office:value="0" calcext:value-type="float">
            <text:p>0</text:p>
          </table:table-cell>
          <table:table-cell office:value-type="float" office:value="0.2863145" calcext:value-type="float">
            <text:p>0.2863145</text:p>
          </table:table-cell>
          <table:table-cell office:value-type="float" office:value="0.2911358" calcext:value-type="float">
            <text:p>0.2911358</text:p>
          </table:table-cell>
          <table:table-cell office:value-type="float" office:value="0.2970413" calcext:value-type="float">
            <text:p>0.2970413</text:p>
          </table:table-cell>
          <table:table-cell office:value-type="float" office:value="0.3008909" calcext:value-type="float">
            <text:p>0.3008909</text:p>
          </table:table-cell>
          <table:table-cell office:value-type="float" office:value="0.3000612" calcext:value-type="float">
            <text:p>0.3000612</text:p>
          </table:table-cell>
          <table:table-cell office:value-type="float" office:value="0.2967629" calcext:value-type="float">
            <text:p>0.2967629</text:p>
          </table:table-cell>
          <table:table-cell office:value-type="float" office:value="0.3263403" calcext:value-type="float">
            <text:p>0.3263403</text:p>
          </table:table-cell>
          <table:table-cell office:value-type="float" office:value="0.2858716" calcext:value-type="float">
            <text:p>0.2858716</text:p>
          </table:table-cell>
          <table:table-cell office:value-type="float" office:value="0.3892989" calcext:value-type="float">
            <text:p>0.3892989</text:p>
          </table:table-cell>
          <table:table-cell office:value-type="float" office:value="0.4141809" calcext:value-type="float">
            <text:p>0.414180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528E-015" calcext:value-type="float">
            <text:p>1.928528E-15</text:p>
          </table:table-cell>
          <table:table-cell office:value-type="float" office:value="1.87831E-015" calcext:value-type="float">
            <text:p>1.87831E-15</text:p>
          </table:table-cell>
          <table:table-cell office:value-type="float" office:value="9.82809E-016" calcext:value-type="float">
            <text:p>9.82809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632551" calcext:value-type="float">
            <text:p>-0.02632551</text:p>
          </table:table-cell>
          <table:table-cell office:value-type="float" office:value="-0.02348552" calcext:value-type="float">
            <text:p>-0.02348552</text:p>
          </table:table-cell>
          <table:table-cell office:value-type="float" office:value="-0.02039198" calcext:value-type="float">
            <text:p>-0.02039198</text:p>
          </table:table-cell>
          <table:table-cell office:value-type="float" office:value="-0.01865836" calcext:value-type="float">
            <text:p>-0.01865836</text:p>
          </table:table-cell>
          <table:table-cell office:value-type="float" office:value="-0.01903953" calcext:value-type="float">
            <text:p>-0.01903953</text:p>
          </table:table-cell>
          <table:table-cell office:value-type="float" office:value="-0.02056804" calcext:value-type="float">
            <text:p>-0.02056804</text:p>
          </table:table-cell>
          <table:table-cell office:value-type="float" office:value="-0.03331182" calcext:value-type="float">
            <text:p>-0.03331182</text:p>
          </table:table-cell>
          <table:table-cell office:value-type="float" office:value="-0.09856971" calcext:value-type="float">
            <text:p>-0.09856971</text:p>
          </table:table-cell>
          <table:table-cell office:value-type="float" office:value="-0.006766319" calcext:value-type="float">
            <text:p>-0.006766319</text:p>
          </table:table-cell>
          <table:table-cell office:value-type="float" office:value="-0.003743589" calcext:value-type="float">
            <text:p>-0.003743589</text:p>
          </table:table-cell>
          <table:table-cell office:value-type="float" office:value="1686.109" calcext:value-type="float">
            <text:p>1686.109</text:p>
          </table:table-cell>
          <table:table-cell office:value-type="float" office:value="0" calcext:value-type="float">
            <text:p>0</text:p>
          </table:table-cell>
          <table:table-cell office:value-type="float" office:value="-0.02880993" calcext:value-type="float">
            <text:p>-0.02880993</text:p>
          </table:table-cell>
          <table:table-cell office:value-type="float" office:value="0.0004627099" calcext:value-type="float">
            <text:p>0.000462709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33" calcext:value-type="float">
            <text:p>-1.2274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703.9942" calcext:value-type="float">
            <text:p>703.9942</text:p>
          </table:table-cell>
          <table:table-cell office:value-type="float" office:value="376.164" calcext:value-type="float">
            <text:p>376.16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9.17" calcext:value-type="float">
            <text:p>1239.17</text:p>
          </table:table-cell>
          <table:table-cell office:value-type="float" office:value="269.7246" calcext:value-type="float">
            <text:p>269.7246</text:p>
          </table:table-cell>
          <table:table-cell office:value-type="float" office:value="0" calcext:value-type="float">
            <text:p>0</text:p>
          </table:table-cell>
          <table:table-cell office:value-type="float" office:value="0.2504109" calcext:value-type="float">
            <text:p>0.2504109</text:p>
          </table:table-cell>
          <table:table-cell office:value-type="float" office:value="0.2770853" calcext:value-type="float">
            <text:p>0.2770853</text:p>
          </table:table-cell>
          <table:table-cell office:value-type="float" office:value="0.2877466" calcext:value-type="float">
            <text:p>0.2877466</text:p>
          </table:table-cell>
          <table:table-cell office:value-type="float" office:value="0.2945352" calcext:value-type="float">
            <text:p>0.2945352</text:p>
          </table:table-cell>
          <table:table-cell office:value-type="float" office:value="0.2960235" calcext:value-type="float">
            <text:p>0.2960235</text:p>
          </table:table-cell>
          <table:table-cell office:value-type="float" office:value="0.2945813" calcext:value-type="float">
            <text:p>0.2945813</text:p>
          </table:table-cell>
          <table:table-cell office:value-type="float" office:value="0.3299285" calcext:value-type="float">
            <text:p>0.3299285</text:p>
          </table:table-cell>
          <table:table-cell office:value-type="float" office:value="0.2867143" calcext:value-type="float">
            <text:p>0.2867143</text:p>
          </table:table-cell>
          <table:table-cell office:value-type="float" office:value="0.3892189" calcext:value-type="float">
            <text:p>0.3892189</text:p>
          </table:table-cell>
          <table:table-cell office:value-type="float" office:value="0.4141715" calcext:value-type="float">
            <text:p>0.414171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549E-015" calcext:value-type="float">
            <text:p>1.928549E-15</text:p>
          </table:table-cell>
          <table:table-cell office:value-type="float" office:value="1.878297E-015" calcext:value-type="float">
            <text:p>1.878297E-15</text:p>
          </table:table-cell>
          <table:table-cell office:value-type="float" office:value="9.828057E-016" calcext:value-type="float">
            <text:p>9.828057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6219275" calcext:value-type="float">
            <text:p>-0.06219275</text:p>
          </table:table-cell>
          <table:table-cell office:value-type="float" office:value="-0.03297545" calcext:value-type="float">
            <text:p>-0.03297545</text:p>
          </table:table-cell>
          <table:table-cell office:value-type="float" office:value="-0.025408" calcext:value-type="float">
            <text:p>-0.025408</text:p>
          </table:table-cell>
          <table:table-cell office:value-type="float" office:value="-0.02163858" calcext:value-type="float">
            <text:p>-0.02163858</text:p>
          </table:table-cell>
          <table:table-cell office:value-type="float" office:value="-0.02090852" calcext:value-type="float">
            <text:p>-0.02090852</text:p>
          </table:table-cell>
          <table:table-cell office:value-type="float" office:value="-0.02163522" calcext:value-type="float">
            <text:p>-0.02163522</text:p>
          </table:table-cell>
          <table:table-cell office:value-type="float" office:value="-0.03004608" calcext:value-type="float">
            <text:p>-0.03004608</text:p>
          </table:table-cell>
          <table:table-cell office:value-type="float" office:value="-0.09638876" calcext:value-type="float">
            <text:p>-0.09638876</text:p>
          </table:table-cell>
          <table:table-cell office:value-type="float" office:value="-0.00677956" calcext:value-type="float">
            <text:p>-0.00677956</text:p>
          </table:table-cell>
          <table:table-cell office:value-type="float" office:value="-0.003744396" calcext:value-type="float">
            <text:p>-0.003744396</text:p>
          </table:table-cell>
          <table:table-cell office:value-type="float" office:value="1689.531" calcext:value-type="float">
            <text:p>1689.531</text:p>
          </table:table-cell>
          <table:table-cell office:value-type="float" office:value="0" calcext:value-type="float">
            <text:p>0</text:p>
          </table:table-cell>
          <table:table-cell office:value-type="float" office:value="-0.0791469" calcext:value-type="float">
            <text:p>-0.0791469</text:p>
          </table:table-cell>
          <table:table-cell office:value-type="float" office:value="0.0004626016" calcext:value-type="float">
            <text:p>0.000462601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476" calcext:value-type="float">
            <text:p>-1.22747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0" calcext:value-type="float">
            <text:p>22102000</text:p>
          </table:table-cell>
          <table:table-cell office:value-type="float" office:value="703.9942" calcext:value-type="float">
            <text:p>703.9942</text:p>
          </table:table-cell>
          <table:table-cell office:value-type="float" office:value="377.0612" calcext:value-type="float">
            <text:p>377.061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8.359" calcext:value-type="float">
            <text:p>1238.359</text:p>
          </table:table-cell>
          <table:table-cell office:value-type="float" office:value="269.6363" calcext:value-type="float">
            <text:p>269.6363</text:p>
          </table:table-cell>
          <table:table-cell office:value-type="float" office:value="0" calcext:value-type="float">
            <text:p>0</text:p>
          </table:table-cell>
          <table:table-cell office:value-type="float" office:value="0.249303" calcext:value-type="float">
            <text:p>0.249303</text:p>
          </table:table-cell>
          <table:table-cell office:value-type="float" office:value="0.2693418" calcext:value-type="float">
            <text:p>0.2693418</text:p>
          </table:table-cell>
          <table:table-cell office:value-type="float" office:value="0.280073" calcext:value-type="float">
            <text:p>0.280073</text:p>
          </table:table-cell>
          <table:table-cell office:value-type="float" office:value="0.2885171" calcext:value-type="float">
            <text:p>0.2885171</text:p>
          </table:table-cell>
          <table:table-cell office:value-type="float" office:value="0.2917525" calcext:value-type="float">
            <text:p>0.2917525</text:p>
          </table:table-cell>
          <table:table-cell office:value-type="float" office:value="0.2917764" calcext:value-type="float">
            <text:p>0.2917764</text:p>
          </table:table-cell>
          <table:table-cell office:value-type="float" office:value="0.3321482" calcext:value-type="float">
            <text:p>0.3321482</text:p>
          </table:table-cell>
          <table:table-cell office:value-type="float" office:value="0.2875515" calcext:value-type="float">
            <text:p>0.2875515</text:p>
          </table:table-cell>
          <table:table-cell office:value-type="float" office:value="0.3891656" calcext:value-type="float">
            <text:p>0.3891656</text:p>
          </table:table-cell>
          <table:table-cell office:value-type="float" office:value="0.4141628" calcext:value-type="float">
            <text:p>0.414162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953" calcext:value-type="float">
            <text:p>0.00140953</text:p>
          </table:table-cell>
          <table:table-cell office:value-type="float" office:value="1.878291E-015" calcext:value-type="float">
            <text:p>1.878291E-15</text:p>
          </table:table-cell>
          <table:table-cell office:value-type="float" office:value="9.828038E-016" calcext:value-type="float">
            <text:p>9.828038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6264567" calcext:value-type="float">
            <text:p>-0.06264567</text:p>
          </table:table-cell>
          <table:table-cell office:value-type="float" office:value="-0.03927587" calcext:value-type="float">
            <text:p>-0.03927587</text:p>
          </table:table-cell>
          <table:table-cell office:value-type="float" office:value="-0.03066769" calcext:value-type="float">
            <text:p>-0.03066769</text:p>
          </table:table-cell>
          <table:table-cell office:value-type="float" office:value="-0.02497464" calcext:value-type="float">
            <text:p>-0.02497464</text:p>
          </table:table-cell>
          <table:table-cell office:value-type="float" office:value="-0.02312681" calcext:value-type="float">
            <text:p>-0.02312681</text:p>
          </table:table-cell>
          <table:table-cell office:value-type="float" office:value="-0.02311796" calcext:value-type="float">
            <text:p>-0.02311796</text:p>
          </table:table-cell>
          <table:table-cell office:value-type="float" office:value="-0.02815185" calcext:value-type="float">
            <text:p>-0.02815185</text:p>
          </table:table-cell>
          <table:table-cell office:value-type="float" office:value="-0.09426995" calcext:value-type="float">
            <text:p>-0.09426995</text:p>
          </table:table-cell>
          <table:table-cell office:value-type="float" office:value="-0.006788501" calcext:value-type="float">
            <text:p>-0.006788501</text:p>
          </table:table-cell>
          <table:table-cell office:value-type="float" office:value="-0.003745157" calcext:value-type="float">
            <text:p>-0.003745157</text:p>
          </table:table-cell>
          <table:table-cell office:value-type="float" office:value="1692.953" calcext:value-type="float">
            <text:p>1692.953</text:p>
          </table:table-cell>
          <table:table-cell office:value-type="float" office:value="0" calcext:value-type="float">
            <text:p>0</text:p>
          </table:table-cell>
          <table:table-cell office:value-type="float" office:value="-0.08360886" calcext:value-type="float">
            <text:p>-0.08360886</text:p>
          </table:table-cell>
          <table:table-cell office:value-type="float" office:value="0.0004637109" calcext:value-type="float">
            <text:p>0.000463710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517" calcext:value-type="float">
            <text:p>-1.2275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0" calcext:value-type="float">
            <text:p>23102000</text:p>
          </table:table-cell>
          <table:table-cell office:value-type="float" office:value="703.9942" calcext:value-type="float">
            <text:p>703.9942</text:p>
          </table:table-cell>
          <table:table-cell office:value-type="float" office:value="377.709" calcext:value-type="float">
            <text:p>377.709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8" calcext:value-type="float">
            <text:p>1237.8</text:p>
          </table:table-cell>
          <table:table-cell office:value-type="float" office:value="269.5436" calcext:value-type="float">
            <text:p>269.5436</text:p>
          </table:table-cell>
          <table:table-cell office:value-type="float" office:value="0" calcext:value-type="float">
            <text:p>0</text:p>
          </table:table-cell>
          <table:table-cell office:value-type="float" office:value="0.2562672" calcext:value-type="float">
            <text:p>0.2562672</text:p>
          </table:table-cell>
          <table:table-cell office:value-type="float" office:value="0.2658138" calcext:value-type="float">
            <text:p>0.2658138</text:p>
          </table:table-cell>
          <table:table-cell office:value-type="float" office:value="0.2757379" calcext:value-type="float">
            <text:p>0.2757379</text:p>
          </table:table-cell>
          <table:table-cell office:value-type="float" office:value="0.2841611" calcext:value-type="float">
            <text:p>0.2841611</text:p>
          </table:table-cell>
          <table:table-cell office:value-type="float" office:value="0.2880224" calcext:value-type="float">
            <text:p>0.2880224</text:p>
          </table:table-cell>
          <table:table-cell office:value-type="float" office:value="0.2890395" calcext:value-type="float">
            <text:p>0.2890395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2883719" calcext:value-type="float">
            <text:p>0.2883719</text:p>
          </table:table-cell>
          <table:table-cell office:value-type="float" office:value="0.3891268" calcext:value-type="float">
            <text:p>0.3891268</text:p>
          </table:table-cell>
          <table:table-cell office:value-type="float" office:value="0.4141512" calcext:value-type="float">
            <text:p>0.414151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007E-015" calcext:value-type="float">
            <text:p>1.920007E-15</text:p>
          </table:table-cell>
          <table:table-cell office:value-type="float" office:value="1.906638E-015" calcext:value-type="float">
            <text:p>1.906638E-15</text:p>
          </table:table-cell>
          <table:table-cell office:value-type="float" office:value="9.85231E-016" calcext:value-type="float">
            <text:p>9.85231E-16</text:p>
          </table:table-cell>
          <table:table-cell office:value-type="float" office:value="9.908979E-016" calcext:value-type="float">
            <text:p>9.908979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5375914" calcext:value-type="float">
            <text:p>-0.05375914</text:p>
          </table:table-cell>
          <table:table-cell office:value-type="float" office:value="-0.04270429" calcext:value-type="float">
            <text:p>-0.04270429</text:p>
          </table:table-cell>
          <table:table-cell office:value-type="float" office:value="-0.03405384" calcext:value-type="float">
            <text:p>-0.03405384</text:p>
          </table:table-cell>
          <table:table-cell office:value-type="float" office:value="-0.02775945" calcext:value-type="float">
            <text:p>-0.02775945</text:p>
          </table:table-cell>
          <table:table-cell office:value-type="float" office:value="-0.02528654" calcext:value-type="float">
            <text:p>-0.02528654</text:p>
          </table:table-cell>
          <table:table-cell office:value-type="float" office:value="-0.02467704" calcext:value-type="float">
            <text:p>-0.02467704</text:p>
          </table:table-cell>
          <table:table-cell office:value-type="float" office:value="-0.02737964" calcext:value-type="float">
            <text:p>-0.02737964</text:p>
          </table:table-cell>
          <table:table-cell office:value-type="float" office:value="-0.09224454" calcext:value-type="float">
            <text:p>-0.09224454</text:p>
          </table:table-cell>
          <table:table-cell office:value-type="float" office:value="-0.006795011" calcext:value-type="float">
            <text:p>-0.006795011</text:p>
          </table:table-cell>
          <table:table-cell office:value-type="float" office:value="-0.003746157" calcext:value-type="float">
            <text:p>-0.003746157</text:p>
          </table:table-cell>
          <table:table-cell office:value-type="float" office:value="1696.375" calcext:value-type="float">
            <text:p>1696.375</text:p>
          </table:table-cell>
          <table:table-cell office:value-type="float" office:value="0" calcext:value-type="float">
            <text:p>0</text:p>
          </table:table-cell>
          <table:table-cell office:value-type="float" office:value="-0.06104171" calcext:value-type="float">
            <text:p>-0.06104171</text:p>
          </table:table-cell>
          <table:table-cell office:value-type="float" office:value="0.0004626128" calcext:value-type="float">
            <text:p>0.0004626128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57" calcext:value-type="float">
            <text:p>-1.2275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0" calcext:value-type="float">
            <text:p>24102000</text:p>
          </table:table-cell>
          <table:table-cell office:value-type="float" office:value="703.9942" calcext:value-type="float">
            <text:p>703.9942</text:p>
          </table:table-cell>
          <table:table-cell office:value-type="float" office:value="378.1096" calcext:value-type="float">
            <text:p>378.109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7.491" calcext:value-type="float">
            <text:p>1237.491</text:p>
          </table:table-cell>
          <table:table-cell office:value-type="float" office:value="269.4486" calcext:value-type="float">
            <text:p>269.4486</text:p>
          </table:table-cell>
          <table:table-cell office:value-type="float" office:value="0" calcext:value-type="float">
            <text:p>0</text:p>
          </table:table-cell>
          <table:table-cell office:value-type="float" office:value="0.2576126" calcext:value-type="float">
            <text:p>0.2576126</text:p>
          </table:table-cell>
          <table:table-cell office:value-type="float" office:value="0.2671845" calcext:value-type="float">
            <text:p>0.2671845</text:p>
          </table:table-cell>
          <table:table-cell office:value-type="float" office:value="0.2738978" calcext:value-type="float">
            <text:p>0.2738978</text:p>
          </table:table-cell>
          <table:table-cell office:value-type="float" office:value="0.2811058" calcext:value-type="float">
            <text:p>0.2811058</text:p>
          </table:table-cell>
          <table:table-cell office:value-type="float" office:value="0.2850356" calcext:value-type="float">
            <text:p>0.2850356</text:p>
          </table:table-cell>
          <table:table-cell office:value-type="float" office:value="0.2865603" calcext:value-type="float">
            <text:p>0.2865603</text:p>
          </table:table-cell>
          <table:table-cell office:value-type="float" office:value="0.3333554" calcext:value-type="float">
            <text:p>0.3333554</text:p>
          </table:table-cell>
          <table:table-cell office:value-type="float" office:value="0.2891769" calcext:value-type="float">
            <text:p>0.2891769</text:p>
          </table:table-cell>
          <table:table-cell office:value-type="float" office:value="0.3891048" calcext:value-type="float">
            <text:p>0.3891048</text:p>
          </table:table-cell>
          <table:table-cell office:value-type="float" office:value="0.414143" calcext:value-type="float">
            <text:p>0.41414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0019E-015" calcext:value-type="float">
            <text:p>1.920019E-15</text:p>
          </table:table-cell>
          <table:table-cell office:value-type="float" office:value="1.90663E-015" calcext:value-type="float">
            <text:p>1.90663E-15</text:p>
          </table:table-cell>
          <table:table-cell office:value-type="float" office:value="9.852285E-016" calcext:value-type="float">
            <text:p>9.852285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5055489" calcext:value-type="float">
            <text:p>-0.05055489</text:p>
          </table:table-cell>
          <table:table-cell office:value-type="float" office:value="-0.04122847" calcext:value-type="float">
            <text:p>-0.04122847</text:p>
          </table:table-cell>
          <table:table-cell office:value-type="float" office:value="-0.03549772" calcext:value-type="float">
            <text:p>-0.03549772</text:p>
          </table:table-cell>
          <table:table-cell office:value-type="float" office:value="-0.02993781" calcext:value-type="float">
            <text:p>-0.02993781</text:p>
          </table:table-cell>
          <table:table-cell office:value-type="float" office:value="-0.02718521" calcext:value-type="float">
            <text:p>-0.02718521</text:p>
          </table:table-cell>
          <table:table-cell office:value-type="float" office:value="-0.02619992" calcext:value-type="float">
            <text:p>-0.02619992</text:p>
          </table:table-cell>
          <table:table-cell office:value-type="float" office:value="-0.02717051" calcext:value-type="float">
            <text:p>-0.02717051</text:p>
          </table:table-cell>
          <table:table-cell office:value-type="float" office:value="-0.09030491" calcext:value-type="float">
            <text:p>-0.09030491</text:p>
          </table:table-cell>
          <table:table-cell office:value-type="float" office:value="-0.006798725" calcext:value-type="float">
            <text:p>-0.006798725</text:p>
          </table:table-cell>
          <table:table-cell office:value-type="float" office:value="-0.003746861" calcext:value-type="float">
            <text:p>-0.003746861</text:p>
          </table:table-cell>
          <table:table-cell office:value-type="float" office:value="1699.797" calcext:value-type="float">
            <text:p>1699.797</text:p>
          </table:table-cell>
          <table:table-cell office:value-type="float" office:value="0" calcext:value-type="float">
            <text:p>0</text:p>
          </table:table-cell>
          <table:table-cell office:value-type="float" office:value="-0.05323444" calcext:value-type="float">
            <text:p>-0.05323444</text:p>
          </table:table-cell>
          <table:table-cell office:value-type="float" office:value="0.0004625687" calcext:value-type="float">
            <text:p>0.000462568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608" calcext:value-type="float">
            <text:p>-1.2276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0" calcext:value-type="float">
            <text:p>25102000</text:p>
          </table:table-cell>
          <table:table-cell office:value-type="float" office:value="704.0941" calcext:value-type="float">
            <text:p>704.0941</text:p>
          </table:table-cell>
          <table:table-cell office:value-type="float" office:value="379.233" calcext:value-type="float">
            <text:p>379.23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561" calcext:value-type="float">
            <text:p>1236.561</text:p>
          </table:table-cell>
          <table:table-cell office:value-type="float" office:value="269.3538" calcext:value-type="float">
            <text:p>269.3538</text:p>
          </table:table-cell>
          <table:table-cell office:value-type="float" office:value="0" calcext:value-type="float">
            <text:p>0</text:p>
          </table:table-cell>
          <table:table-cell office:value-type="float" office:value="0.2313156" calcext:value-type="float">
            <text:p>0.2313156</text:p>
          </table:table-cell>
          <table:table-cell office:value-type="float" office:value="0.2581766" calcext:value-type="float">
            <text:p>0.2581766</text:p>
          </table:table-cell>
          <table:table-cell office:value-type="float" office:value="0.2690494" calcext:value-type="float">
            <text:p>0.2690494</text:p>
          </table:table-cell>
          <table:table-cell office:value-type="float" office:value="0.2783246" calcext:value-type="float">
            <text:p>0.2783246</text:p>
          </table:table-cell>
          <table:table-cell office:value-type="float" office:value="0.2826501" calcext:value-type="float">
            <text:p>0.2826501</text:p>
          </table:table-cell>
          <table:table-cell office:value-type="float" office:value="0.2845446" calcext:value-type="float">
            <text:p>0.2845446</text:p>
          </table:table-cell>
          <table:table-cell office:value-type="float" office:value="0.3328185" calcext:value-type="float">
            <text:p>0.3328185</text:p>
          </table:table-cell>
          <table:table-cell office:value-type="float" office:value="0.2899565" calcext:value-type="float">
            <text:p>0.2899565</text:p>
          </table:table-cell>
          <table:table-cell office:value-type="float" office:value="0.3890812" calcext:value-type="float">
            <text:p>0.3890812</text:p>
          </table:table-cell>
          <table:table-cell office:value-type="float" office:value="0.4141296" calcext:value-type="float">
            <text:p>0.414129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181E-015" calcext:value-type="float">
            <text:p>1.987181E-15</text:p>
          </table:table-cell>
          <table:table-cell office:value-type="float" office:value="1.872622E-015" calcext:value-type="float">
            <text:p>1.872622E-15</text:p>
          </table:table-cell>
          <table:table-cell office:value-type="float" office:value="9.852261E-016" calcext:value-type="float">
            <text:p>9.852261E-16</text:p>
          </table:table-cell>
          <table:table-cell office:value-type="float" office:value="9.908979E-016" calcext:value-type="float">
            <text:p>9.908979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9781802" calcext:value-type="float">
            <text:p>-0.09781802</text:p>
          </table:table-cell>
          <table:table-cell office:value-type="float" office:value="-0.0509246" calcext:value-type="float">
            <text:p>-0.0509246</text:p>
          </table:table-cell>
          <table:table-cell office:value-type="float" office:value="-0.03956505" calcext:value-type="float">
            <text:p>-0.03956505</text:p>
          </table:table-cell>
          <table:table-cell office:value-type="float" office:value="-0.03206019" calcext:value-type="float">
            <text:p>-0.03206019</text:p>
          </table:table-cell>
          <table:table-cell office:value-type="float" office:value="-0.02881915" calcext:value-type="float">
            <text:p>-0.02881915</text:p>
          </table:table-cell>
          <table:table-cell office:value-type="float" office:value="-0.0275164" calcext:value-type="float">
            <text:p>-0.0275164</text:p>
          </table:table-cell>
          <table:table-cell office:value-type="float" office:value="-0.0275908" calcext:value-type="float">
            <text:p>-0.0275908</text:p>
          </table:table-cell>
          <table:table-cell office:value-type="float" office:value="-0.08846994" calcext:value-type="float">
            <text:p>-0.08846994</text:p>
          </table:table-cell>
          <table:table-cell office:value-type="float" office:value="-0.006802668" calcext:value-type="float">
            <text:p>-0.006802668</text:p>
          </table:table-cell>
          <table:table-cell office:value-type="float" office:value="-0.003748023" calcext:value-type="float">
            <text:p>-0.003748023</text:p>
          </table:table-cell>
          <table:table-cell office:value-type="float" office:value="1703.218" calcext:value-type="float">
            <text:p>1703.218</text:p>
          </table:table-cell>
          <table:table-cell office:value-type="float" office:value="0" calcext:value-type="float">
            <text:p>0</text:p>
          </table:table-cell>
          <table:table-cell office:value-type="float" office:value="-0.1309371" calcext:value-type="float">
            <text:p>-0.1309371</text:p>
          </table:table-cell>
          <table:table-cell office:value-type="float" office:value="0.000462529" calcext:value-type="float">
            <text:p>0.00046252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671" calcext:value-type="float">
            <text:p>-1.22767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0" calcext:value-type="float">
            <text:p>26102000</text:p>
          </table:table-cell>
          <table:table-cell office:value-type="float" office:value="704.3938" calcext:value-type="float">
            <text:p>704.3938</text:p>
          </table:table-cell>
          <table:table-cell office:value-type="float" office:value="380.5854" calcext:value-type="float">
            <text:p>380.585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5.603" calcext:value-type="float">
            <text:p>1235.603</text:p>
          </table:table-cell>
          <table:table-cell office:value-type="float" office:value="269.2575" calcext:value-type="float">
            <text:p>269.2575</text:p>
          </table:table-cell>
          <table:table-cell office:value-type="float" office:value="0" calcext:value-type="float">
            <text:p>0</text:p>
          </table:table-cell>
          <table:table-cell office:value-type="float" office:value="0.1841134" calcext:value-type="float">
            <text:p>0.1841134</text:p>
          </table:table-cell>
          <table:table-cell office:value-type="float" office:value="0.2575879" calcext:value-type="float">
            <text:p>0.2575879</text:p>
          </table:table-cell>
          <table:table-cell office:value-type="float" office:value="0.2658383" calcext:value-type="float">
            <text:p>0.2658383</text:p>
          </table:table-cell>
          <table:table-cell office:value-type="float" office:value="0.2756628" calcext:value-type="float">
            <text:p>0.2756628</text:p>
          </table:table-cell>
          <table:table-cell office:value-type="float" office:value="0.2803363" calcext:value-type="float">
            <text:p>0.2803363</text:p>
          </table:table-cell>
          <table:table-cell office:value-type="float" office:value="0.2826906" calcext:value-type="float">
            <text:p>0.2826906</text:p>
          </table:table-cell>
          <table:table-cell office:value-type="float" office:value="0.3318999" calcext:value-type="float">
            <text:p>0.3318999</text:p>
          </table:table-cell>
          <table:table-cell office:value-type="float" office:value="0.2907108" calcext:value-type="float">
            <text:p>0.2907108</text:p>
          </table:table-cell>
          <table:table-cell office:value-type="float" office:value="0.3890619" calcext:value-type="float">
            <text:p>0.3890619</text:p>
          </table:table-cell>
          <table:table-cell office:value-type="float" office:value="0.4141147" calcext:value-type="float">
            <text:p>0.4141147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19E-015" calcext:value-type="float">
            <text:p>1.98719E-15</text:p>
          </table:table-cell>
          <table:table-cell office:value-type="float" office:value="1.872616E-015" calcext:value-type="float">
            <text:p>1.872616E-15</text:p>
          </table:table-cell>
          <table:table-cell office:value-type="float" office:value="9.85224E-016" calcext:value-type="float">
            <text:p>9.85224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3870872" calcext:value-type="float">
            <text:p>-0.3870872</text:p>
          </table:table-cell>
          <table:table-cell office:value-type="float" office:value="-0.05175297" calcext:value-type="float">
            <text:p>-0.05175297</text:p>
          </table:table-cell>
          <table:table-cell office:value-type="float" office:value="-0.04260616" calcext:value-type="float">
            <text:p>-0.04260616</text:p>
          </table:table-cell>
          <table:table-cell office:value-type="float" office:value="-0.03412043" calcext:value-type="float">
            <text:p>-0.03412043</text:p>
          </table:table-cell>
          <table:table-cell office:value-type="float" office:value="-0.03050693" calcext:value-type="float">
            <text:p>-0.03050693</text:p>
          </table:table-cell>
          <table:table-cell office:value-type="float" office:value="-0.02879077" calcext:value-type="float">
            <text:p>-0.02879077</text:p>
          </table:table-cell>
          <table:table-cell office:value-type="float" office:value="-0.02833278" calcext:value-type="float">
            <text:p>-0.02833278</text:p>
          </table:table-cell>
          <table:table-cell office:value-type="float" office:value="-0.08673472" calcext:value-type="float">
            <text:p>-0.08673472</text:p>
          </table:table-cell>
          <table:table-cell office:value-type="float" office:value="-0.006805893" calcext:value-type="float">
            <text:p>-0.006805893</text:p>
          </table:table-cell>
          <table:table-cell office:value-type="float" office:value="-0.00374931" calcext:value-type="float">
            <text:p>-0.00374931</text:p>
          </table:table-cell>
          <table:table-cell office:value-type="float" office:value="1706.64" calcext:value-type="float">
            <text:p>1706.64</text:p>
          </table:table-cell>
          <table:table-cell office:value-type="float" office:value="0" calcext:value-type="float">
            <text:p>0</text:p>
          </table:table-cell>
          <table:table-cell office:value-type="float" office:value="-1.005556" calcext:value-type="float">
            <text:p>-1.005556</text:p>
          </table:table-cell>
          <table:table-cell office:value-type="float" office:value="0.0004624971" calcext:value-type="float">
            <text:p>0.00046249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74" calcext:value-type="float">
            <text:p>-1.227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0" calcext:value-type="float">
            <text:p>2710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1.5973" calcext:value-type="float">
            <text:p>381.597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8.281" calcext:value-type="float">
            <text:p>1238.281</text:p>
          </table:table-cell>
          <table:table-cell office:value-type="float" office:value="269.1675" calcext:value-type="float">
            <text:p>269.1675</text:p>
          </table:table-cell>
          <table:table-cell office:value-type="float" office:value="0" calcext:value-type="float">
            <text:p>0</text:p>
          </table:table-cell>
          <table:table-cell office:value-type="float" office:value="0.2986706" calcext:value-type="float">
            <text:p>0.2986706</text:p>
          </table:table-cell>
          <table:table-cell office:value-type="float" office:value="0.2978938" calcext:value-type="float">
            <text:p>0.2978938</text:p>
          </table:table-cell>
          <table:table-cell office:value-type="float" office:value="0.2748213" calcext:value-type="float">
            <text:p>0.2748213</text:p>
          </table:table-cell>
          <table:table-cell office:value-type="float" office:value="0.2744485" calcext:value-type="float">
            <text:p>0.2744485</text:p>
          </table:table-cell>
          <table:table-cell office:value-type="float" office:value="0.2784444" calcext:value-type="float">
            <text:p>0.2784444</text:p>
          </table:table-cell>
          <table:table-cell office:value-type="float" office:value="0.2809135" calcext:value-type="float">
            <text:p>0.2809135</text:p>
          </table:table-cell>
          <table:table-cell office:value-type="float" office:value="0.3309053" calcext:value-type="float">
            <text:p>0.3309053</text:p>
          </table:table-cell>
          <table:table-cell office:value-type="float" office:value="0.2916034" calcext:value-type="float">
            <text:p>0.2916034</text:p>
          </table:table-cell>
          <table:table-cell office:value-type="float" office:value="0.3890047" calcext:value-type="float">
            <text:p>0.3890047</text:p>
          </table:table-cell>
          <table:table-cell office:value-type="float" office:value="0.4141054" calcext:value-type="float">
            <text:p>0.4141054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206E-015" calcext:value-type="float">
            <text:p>1.987206E-15</text:p>
          </table:table-cell>
          <table:table-cell office:value-type="float" office:value="1.872604E-015" calcext:value-type="float">
            <text:p>1.872604E-15</text:p>
          </table:table-cell>
          <table:table-cell office:value-type="float" office:value="9.852205E-016" calcext:value-type="float">
            <text:p>9.852205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1928032" calcext:value-type="float">
            <text:p>-0.01928032</text:p>
          </table:table-cell>
          <table:table-cell office:value-type="float" office:value="-0.01962669" calcext:value-type="float">
            <text:p>-0.01962669</text:p>
          </table:table-cell>
          <table:table-cell office:value-type="float" office:value="-0.0350142" calcext:value-type="float">
            <text:p>-0.0350142</text:p>
          </table:table-cell>
          <table:table-cell office:value-type="float" office:value="-0.03510359" calcext:value-type="float">
            <text:p>-0.03510359</text:p>
          </table:table-cell>
          <table:table-cell office:value-type="float" office:value="-0.03198285" calcext:value-type="float">
            <text:p>-0.03198285</text:p>
          </table:table-cell>
          <table:table-cell office:value-type="float" office:value="-0.03008082" calcext:value-type="float">
            <text:p>-0.03008082</text:p>
          </table:table-cell>
          <table:table-cell office:value-type="float" office:value="-0.02916289" calcext:value-type="float">
            <text:p>-0.02916289</text:p>
          </table:table-cell>
          <table:table-cell office:value-type="float" office:value="-0.08473682" calcext:value-type="float">
            <text:p>-0.08473682</text:p>
          </table:table-cell>
          <table:table-cell office:value-type="float" office:value="-0.006815434" calcext:value-type="float">
            <text:p>-0.006815434</text:p>
          </table:table-cell>
          <table:table-cell office:value-type="float" office:value="-0.003750132" calcext:value-type="float">
            <text:p>-0.003750132</text:p>
          </table:table-cell>
          <table:table-cell office:value-type="float" office:value="1710.062" calcext:value-type="float">
            <text:p>1710.062</text:p>
          </table:table-cell>
          <table:table-cell office:value-type="float" office:value="0" calcext:value-type="float">
            <text:p>0</text:p>
          </table:table-cell>
          <table:table-cell office:value-type="float" office:value="-0.01920001" calcext:value-type="float">
            <text:p>-0.01920001</text:p>
          </table:table-cell>
          <table:table-cell office:value-type="float" office:value="0.0004624145" calcext:value-type="float">
            <text:p>0.000462414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784" calcext:value-type="float">
            <text:p>-1.2277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0" calcext:value-type="float">
            <text:p>2810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3.3055" calcext:value-type="float">
            <text:p>383.305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6.674" calcext:value-type="float">
            <text:p>1236.674</text:p>
          </table:table-cell>
          <table:table-cell office:value-type="float" office:value="269.0662" calcext:value-type="float">
            <text:p>269.0662</text:p>
          </table:table-cell>
          <table:table-cell office:value-type="float" office:value="0" calcext:value-type="float">
            <text:p>0</text:p>
          </table:table-cell>
          <table:table-cell office:value-type="float" office:value="0.2403705" calcext:value-type="float">
            <text:p>0.2403705</text:p>
          </table:table-cell>
          <table:table-cell office:value-type="float" office:value="0.2632267" calcext:value-type="float">
            <text:p>0.2632267</text:p>
          </table:table-cell>
          <table:table-cell office:value-type="float" office:value="0.2736175" calcext:value-type="float">
            <text:p>0.2736175</text:p>
          </table:table-cell>
          <table:table-cell office:value-type="float" office:value="0.2768212" calcext:value-type="float">
            <text:p>0.2768212</text:p>
          </table:table-cell>
          <table:table-cell office:value-type="float" office:value="0.2783579" calcext:value-type="float">
            <text:p>0.2783579</text:p>
          </table:table-cell>
          <table:table-cell office:value-type="float" office:value="0.2797954" calcext:value-type="float">
            <text:p>0.2797954</text:p>
          </table:table-cell>
          <table:table-cell office:value-type="float" office:value="0.3296796" calcext:value-type="float">
            <text:p>0.3296796</text:p>
          </table:table-cell>
          <table:table-cell office:value-type="float" office:value="0.2925562" calcext:value-type="float">
            <text:p>0.2925562</text:p>
          </table:table-cell>
          <table:table-cell office:value-type="float" office:value="0.3889452" calcext:value-type="float">
            <text:p>0.3889452</text:p>
          </table:table-cell>
          <table:table-cell office:value-type="float" office:value="0.4140985" calcext:value-type="float">
            <text:p>0.414098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12329" calcext:value-type="float">
            <text:p>0.0005012329</text:p>
          </table:table-cell>
          <table:table-cell office:value-type="float" office:value="1.872595E-015" calcext:value-type="float">
            <text:p>1.872595E-15</text:p>
          </table:table-cell>
          <table:table-cell office:value-type="float" office:value="9.852179E-016" calcext:value-type="float">
            <text:p>9.852179E-16</text:p>
          </table:table-cell>
          <table:table-cell office:value-type="float" office:value="9.908979E-016" calcext:value-type="float">
            <text:p>9.908979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7836673" calcext:value-type="float">
            <text:p>-0.07836673</text:p>
          </table:table-cell>
          <table:table-cell office:value-type="float" office:value="-0.04508911" calcext:value-type="float">
            <text:p>-0.04508911</text:p>
          </table:table-cell>
          <table:table-cell office:value-type="float" office:value="-0.03566384" calcext:value-type="float">
            <text:p>-0.03566384</text:p>
          </table:table-cell>
          <table:table-cell office:value-type="float" office:value="-0.03326881" calcext:value-type="float">
            <text:p>-0.03326881</text:p>
          </table:table-cell>
          <table:table-cell office:value-type="float" office:value="-0.0320597" calcext:value-type="float">
            <text:p>-0.0320597</text:p>
          </table:table-cell>
          <table:table-cell office:value-type="float" office:value="-0.03092964" calcext:value-type="float">
            <text:p>-0.03092964</text:p>
          </table:table-cell>
          <table:table-cell office:value-type="float" office:value="-0.03022504" calcext:value-type="float">
            <text:p>-0.03022504</text:p>
          </table:table-cell>
          <table:table-cell office:value-type="float" office:value="-0.08265503" calcext:value-type="float">
            <text:p>-0.08265503</text:p>
          </table:table-cell>
          <table:table-cell office:value-type="float" office:value="-0.006825439" calcext:value-type="float">
            <text:p>-0.006825439</text:p>
          </table:table-cell>
          <table:table-cell office:value-type="float" office:value="-0.003750719" calcext:value-type="float">
            <text:p>-0.003750719</text:p>
          </table:table-cell>
          <table:table-cell office:value-type="float" office:value="1713.484" calcext:value-type="float">
            <text:p>1713.484</text:p>
          </table:table-cell>
          <table:table-cell office:value-type="float" office:value="0" calcext:value-type="float">
            <text:p>0</text:p>
          </table:table-cell>
          <table:table-cell office:value-type="float" office:value="-0.1162735" calcext:value-type="float">
            <text:p>-0.1162735</text:p>
          </table:table-cell>
          <table:table-cell office:value-type="float" office:value="0.0004627671" calcext:value-type="float">
            <text:p>0.000462767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816" calcext:value-type="float">
            <text:p>-1.2278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0" calcext:value-type="float">
            <text:p>2910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4.1843" calcext:value-type="float">
            <text:p>384.184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5.899" calcext:value-type="float">
            <text:p>1235.899</text:p>
          </table:table-cell>
          <table:table-cell office:value-type="float" office:value="268.9628" calcext:value-type="float">
            <text:p>268.9628</text:p>
          </table:table-cell>
          <table:table-cell office:value-type="float" office:value="0" calcext:value-type="float">
            <text:p>0</text:p>
          </table:table-cell>
          <table:table-cell office:value-type="float" office:value="0.2210101" calcext:value-type="float">
            <text:p>0.2210101</text:p>
          </table:table-cell>
          <table:table-cell office:value-type="float" office:value="0.2559098" calcext:value-type="float">
            <text:p>0.2559098</text:p>
          </table:table-cell>
          <table:table-cell office:value-type="float" office:value="0.2669753" calcext:value-type="float">
            <text:p>0.2669753</text:p>
          </table:table-cell>
          <table:table-cell office:value-type="float" office:value="0.2744743" calcext:value-type="float">
            <text:p>0.2744743</text:p>
          </table:table-cell>
          <table:table-cell office:value-type="float" office:value="0.2775533" calcext:value-type="float">
            <text:p>0.2775533</text:p>
          </table:table-cell>
          <table:table-cell office:value-type="float" office:value="0.2789806" calcext:value-type="float">
            <text:p>0.2789806</text:p>
          </table:table-cell>
          <table:table-cell office:value-type="float" office:value="0.3286068" calcext:value-type="float">
            <text:p>0.3286068</text:p>
          </table:table-cell>
          <table:table-cell office:value-type="float" office:value="0.2934687" calcext:value-type="float">
            <text:p>0.2934687</text:p>
          </table:table-cell>
          <table:table-cell office:value-type="float" office:value="0.3888975" calcext:value-type="float">
            <text:p>0.3888975</text:p>
          </table:table-cell>
          <table:table-cell office:value-type="float" office:value="0.4140863" calcext:value-type="float">
            <text:p>0.4140863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094E-015" calcext:value-type="float">
            <text:p>1.952094E-15</text:p>
          </table:table-cell>
          <table:table-cell office:value-type="float" office:value="1.922116E-015" calcext:value-type="float">
            <text:p>1.922116E-15</text:p>
          </table:table-cell>
          <table:table-cell office:value-type="float" office:value="9.977552E-016" calcext:value-type="float">
            <text:p>9.977552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318463" calcext:value-type="float">
            <text:p>-0.1318463</text:p>
          </table:table-cell>
          <table:table-cell office:value-type="float" office:value="-0.05373104" calcext:value-type="float">
            <text:p>-0.05373104</text:p>
          </table:table-cell>
          <table:table-cell office:value-type="float" office:value="-0.0414747" calcext:value-type="float">
            <text:p>-0.0414747</text:p>
          </table:table-cell>
          <table:table-cell office:value-type="float" office:value="-0.03503339" calcext:value-type="float">
            <text:p>-0.03503339</text:p>
          </table:table-cell>
          <table:table-cell office:value-type="float" office:value="-0.03269827" calcext:value-type="float">
            <text:p>-0.03269827</text:p>
          </table:table-cell>
          <table:table-cell office:value-type="float" office:value="-0.03156004" calcext:value-type="float">
            <text:p>-0.03156004</text:p>
          </table:table-cell>
          <table:table-cell office:value-type="float" office:value="-0.03119088" calcext:value-type="float">
            <text:p>-0.03119088</text:p>
          </table:table-cell>
          <table:table-cell office:value-type="float" office:value="-0.08071548" calcext:value-type="float">
            <text:p>-0.08071548</text:p>
          </table:table-cell>
          <table:table-cell office:value-type="float" office:value="-0.006833498" calcext:value-type="float">
            <text:p>-0.006833498</text:p>
          </table:table-cell>
          <table:table-cell office:value-type="float" office:value="-0.003751778" calcext:value-type="float">
            <text:p>-0.003751778</text:p>
          </table:table-cell>
          <table:table-cell office:value-type="float" office:value="1716.906" calcext:value-type="float">
            <text:p>1716.906</text:p>
          </table:table-cell>
          <table:table-cell office:value-type="float" office:value="0" calcext:value-type="float">
            <text:p>0</text:p>
          </table:table-cell>
          <table:table-cell office:value-type="float" office:value="-0.1830765" calcext:value-type="float">
            <text:p>-0.1830765</text:p>
          </table:table-cell>
          <table:table-cell office:value-type="float" office:value="0.0004623915" calcext:value-type="float">
            <text:p>0.000462391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873" calcext:value-type="float">
            <text:p>-1.2278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0" calcext:value-type="float">
            <text:p>3010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5.003" calcext:value-type="float">
            <text:p>385.00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5.189" calcext:value-type="float">
            <text:p>1235.189</text:p>
          </table:table-cell>
          <table:table-cell office:value-type="float" office:value="268.8537" calcext:value-type="float">
            <text:p>268.8537</text:p>
          </table:table-cell>
          <table:table-cell office:value-type="float" office:value="0" calcext:value-type="float">
            <text:p>0</text:p>
          </table:table-cell>
          <table:table-cell office:value-type="float" office:value="0.1808303" calcext:value-type="float">
            <text:p>0.1808303</text:p>
          </table:table-cell>
          <table:table-cell office:value-type="float" office:value="0.2550968" calcext:value-type="float">
            <text:p>0.2550968</text:p>
          </table:table-cell>
          <table:table-cell office:value-type="float" office:value="0.2629963" calcext:value-type="float">
            <text:p>0.2629963</text:p>
          </table:table-cell>
          <table:table-cell office:value-type="float" office:value="0.2718405" calcext:value-type="float">
            <text:p>0.2718405</text:p>
          </table:table-cell>
          <table:table-cell office:value-type="float" office:value="0.2760074" calcext:value-type="float">
            <text:p>0.2760074</text:p>
          </table:table-cell>
          <table:table-cell office:value-type="float" office:value="0.2778774" calcext:value-type="float">
            <text:p>0.2778774</text:p>
          </table:table-cell>
          <table:table-cell office:value-type="float" office:value="0.3276052" calcext:value-type="float">
            <text:p>0.3276052</text:p>
          </table:table-cell>
          <table:table-cell office:value-type="float" office:value="0.2943444" calcext:value-type="float">
            <text:p>0.2943444</text:p>
          </table:table-cell>
          <table:table-cell office:value-type="float" office:value="0.3888614" calcext:value-type="float">
            <text:p>0.3888614</text:p>
          </table:table-cell>
          <table:table-cell office:value-type="float" office:value="0.4140717" calcext:value-type="float">
            <text:p>0.4140717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993316" calcext:value-type="float">
            <text:p>0.008993316</text:p>
          </table:table-cell>
          <table:table-cell office:value-type="float" office:value="0.00000000005235608" calcext:value-type="float">
            <text:p>5.235608E-11</text:p>
          </table:table-cell>
          <table:table-cell office:value-type="float" office:value="9.977891E-016" calcext:value-type="float">
            <text:p>9.977891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339845" calcext:value-type="float">
            <text:p>-0.4339845</text:p>
          </table:table-cell>
          <table:table-cell office:value-type="float" office:value="-0.05492923" calcext:value-type="float">
            <text:p>-0.05492923</text:p>
          </table:table-cell>
          <table:table-cell office:value-type="float" office:value="-0.04550338" calcext:value-type="float">
            <text:p>-0.04550338</text:p>
          </table:table-cell>
          <table:table-cell office:value-type="float" office:value="-0.03716688" calcext:value-type="float">
            <text:p>-0.03716688</text:p>
          </table:table-cell>
          <table:table-cell office:value-type="float" office:value="-0.03386878" calcext:value-type="float">
            <text:p>-0.03386878</text:p>
          </table:table-cell>
          <table:table-cell office:value-type="float" office:value="-0.03243639" calcext:value-type="float">
            <text:p>-0.03243639</text:p>
          </table:table-cell>
          <table:table-cell office:value-type="float" office:value="-0.03212288" calcext:value-type="float">
            <text:p>-0.03212288</text:p>
          </table:table-cell>
          <table:table-cell office:value-type="float" office:value="-0.07890233" calcext:value-type="float">
            <text:p>-0.07890233</text:p>
          </table:table-cell>
          <table:table-cell office:value-type="float" office:value="-0.00683962" calcext:value-type="float">
            <text:p>-0.00683962</text:p>
          </table:table-cell>
          <table:table-cell office:value-type="float" office:value="-0.003753037" calcext:value-type="float">
            <text:p>-0.003753037</text:p>
          </table:table-cell>
          <table:table-cell office:value-type="float" office:value="1720.327" calcext:value-type="float">
            <text:p>1720.327</text:p>
          </table:table-cell>
          <table:table-cell office:value-type="float" office:value="0" calcext:value-type="float">
            <text:p>0</text:p>
          </table:table-cell>
          <table:table-cell office:value-type="float" office:value="-0.7484709" calcext:value-type="float">
            <text:p>-0.7484709</text:p>
          </table:table-cell>
          <table:table-cell office:value-type="float" office:value="0.0004696046" calcext:value-type="float">
            <text:p>0.000469604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7941" calcext:value-type="float">
            <text:p>-1.2279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0" calcext:value-type="float">
            <text:p>3110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5.4898" calcext:value-type="float">
            <text:p>385.489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4.81" calcext:value-type="float">
            <text:p>1234.81</text:p>
          </table:table-cell>
          <table:table-cell office:value-type="float" office:value="268.7462" calcext:value-type="float">
            <text:p>268.7462</text:p>
          </table:table-cell>
          <table:table-cell office:value-type="float" office:value="0" calcext:value-type="float">
            <text:p>0</text:p>
          </table:table-cell>
          <table:table-cell office:value-type="float" office:value="0.1690373" calcext:value-type="float">
            <text:p>0.1690373</text:p>
          </table:table-cell>
          <table:table-cell office:value-type="float" office:value="0.2564341" calcext:value-type="float">
            <text:p>0.2564341</text:p>
          </table:table-cell>
          <table:table-cell office:value-type="float" office:value="0.2622804" calcext:value-type="float">
            <text:p>0.2622804</text:p>
          </table:table-cell>
          <table:table-cell office:value-type="float" office:value="0.2700746" calcext:value-type="float">
            <text:p>0.2700746</text:p>
          </table:table-cell>
          <table:table-cell office:value-type="float" office:value="0.2743084" calcext:value-type="float">
            <text:p>0.2743084</text:p>
          </table:table-cell>
          <table:table-cell office:value-type="float" office:value="0.2765351" calcext:value-type="float">
            <text:p>0.2765351</text:p>
          </table:table-cell>
          <table:table-cell office:value-type="float" office:value="0.3266386" calcext:value-type="float">
            <text:p>0.3266386</text:p>
          </table:table-cell>
          <table:table-cell office:value-type="float" office:value="0.2951858" calcext:value-type="float">
            <text:p>0.2951858</text:p>
          </table:table-cell>
          <table:table-cell office:value-type="float" office:value="0.3888398" calcext:value-type="float">
            <text:p>0.3888398</text:p>
          </table:table-cell>
          <table:table-cell office:value-type="float" office:value="0.4140571" calcext:value-type="float">
            <text:p>0.414057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8217E-015" calcext:value-type="float">
            <text:p>1.938217E-15</text:p>
          </table:table-cell>
          <table:table-cell office:value-type="float" office:value="1.875609E-015" calcext:value-type="float">
            <text:p>1.875609E-15</text:p>
          </table:table-cell>
          <table:table-cell office:value-type="float" office:value="9.290703E-016" calcext:value-type="float">
            <text:p>9.290703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681336" calcext:value-type="float">
            <text:p>-0.681336</text:p>
          </table:table-cell>
          <table:table-cell office:value-type="float" office:value="-0.05314149" calcext:value-type="float">
            <text:p>-0.05314149</text:p>
          </table:table-cell>
          <table:table-cell office:value-type="float" office:value="-0.04628028" calcext:value-type="float">
            <text:p>-0.04628028</text:p>
          </table:table-cell>
          <table:table-cell office:value-type="float" office:value="-0.03868326" calcext:value-type="float">
            <text:p>-0.03868326</text:p>
          </table:table-cell>
          <table:table-cell office:value-type="float" office:value="-0.03517257" calcext:value-type="float">
            <text:p>-0.03517257</text:p>
          </table:table-cell>
          <table:table-cell office:value-type="float" office:value="-0.0334773" calcext:value-type="float">
            <text:p>-0.0334773</text:p>
          </table:table-cell>
          <table:table-cell office:value-type="float" office:value="-0.03303996" calcext:value-type="float">
            <text:p>-0.03303996</text:p>
          </table:table-cell>
          <table:table-cell office:value-type="float" office:value="-0.07720351" calcext:value-type="float">
            <text:p>-0.07720351</text:p>
          </table:table-cell>
          <table:table-cell office:value-type="float" office:value="-0.006843284" calcext:value-type="float">
            <text:p>-0.006843284</text:p>
          </table:table-cell>
          <table:table-cell office:value-type="float" office:value="-0.003754308" calcext:value-type="float">
            <text:p>-0.003754308</text:p>
          </table:table-cell>
          <table:table-cell office:value-type="float" office:value="1723.742" calcext:value-type="float">
            <text:p>1723.742</text:p>
          </table:table-cell>
          <table:table-cell office:value-type="float" office:value="0" calcext:value-type="float">
            <text:p>0</text:p>
          </table:table-cell>
          <table:table-cell office:value-type="float" office:value="-1.239955" calcext:value-type="float">
            <text:p>-1.239955</text:p>
          </table:table-cell>
          <table:table-cell office:value-type="float" office:value="0.0004624259" calcext:value-type="float">
            <text:p>0.000462425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009" calcext:value-type="float">
            <text:p>-1.2280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5.9835" calcext:value-type="float">
            <text:p>385.983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4.428" calcext:value-type="float">
            <text:p>1234.428</text:p>
          </table:table-cell>
          <table:table-cell office:value-type="float" office:value="268.6341" calcext:value-type="float">
            <text:p>268.6341</text:p>
          </table:table-cell>
          <table:table-cell office:value-type="float" office:value="0" calcext:value-type="float">
            <text:p>0</text:p>
          </table:table-cell>
          <table:table-cell office:value-type="float" office:value="0.149313" calcext:value-type="float">
            <text:p>0.149313</text:p>
          </table:table-cell>
          <table:table-cell office:value-type="float" office:value="0.2566603" calcext:value-type="float">
            <text:p>0.2566603</text:p>
          </table:table-cell>
          <table:table-cell office:value-type="float" office:value="0.2616559" calcext:value-type="float">
            <text:p>0.2616559</text:p>
          </table:table-cell>
          <table:table-cell office:value-type="float" office:value="0.2685945" calcext:value-type="float">
            <text:p>0.2685945</text:p>
          </table:table-cell>
          <table:table-cell office:value-type="float" office:value="0.2728842" calcext:value-type="float">
            <text:p>0.2728842</text:p>
          </table:table-cell>
          <table:table-cell office:value-type="float" office:value="0.2751918" calcext:value-type="float">
            <text:p>0.2751918</text:p>
          </table:table-cell>
          <table:table-cell office:value-type="float" office:value="0.3256308" calcext:value-type="float">
            <text:p>0.3256308</text:p>
          </table:table-cell>
          <table:table-cell office:value-type="float" office:value="0.2959957" calcext:value-type="float">
            <text:p>0.2959957</text:p>
          </table:table-cell>
          <table:table-cell office:value-type="float" office:value="0.3888249" calcext:value-type="float">
            <text:p>0.3888249</text:p>
          </table:table-cell>
          <table:table-cell office:value-type="float" office:value="0.4140432" calcext:value-type="float">
            <text:p>0.414043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9951E-015" calcext:value-type="float">
            <text:p>1.929951E-15</text:p>
          </table:table-cell>
          <table:table-cell office:value-type="float" office:value="1.934082E-015" calcext:value-type="float">
            <text:p>1.934082E-15</text:p>
          </table:table-cell>
          <table:table-cell office:value-type="float" office:value="9.290696E-016" calcext:value-type="float">
            <text:p>9.290696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.452722" calcext:value-type="float">
            <text:p>-1.452722</text:p>
          </table:table-cell>
          <table:table-cell office:value-type="float" office:value="-0.05285306" calcext:value-type="float">
            <text:p>-0.05285306</text:p>
          </table:table-cell>
          <table:table-cell office:value-type="float" office:value="-0.04695596" calcext:value-type="float">
            <text:p>-0.04695596</text:p>
          </table:table-cell>
          <table:table-cell office:value-type="float" office:value="-0.04000695" calcext:value-type="float">
            <text:p>-0.04000695</text:p>
          </table:table-cell>
          <table:table-cell office:value-type="float" office:value="-0.03631371" calcext:value-type="float">
            <text:p>-0.03631371</text:p>
          </table:table-cell>
          <table:table-cell office:value-type="float" office:value="-0.03449011" calcext:value-type="float">
            <text:p>-0.03449011</text:p>
          </table:table-cell>
          <table:table-cell office:value-type="float" office:value="-0.03382679" calcext:value-type="float">
            <text:p>-0.03382679</text:p>
          </table:table-cell>
          <table:table-cell office:value-type="float" office:value="-0.07560741" calcext:value-type="float">
            <text:p>-0.07560741</text:p>
          </table:table-cell>
          <table:table-cell office:value-type="float" office:value="-0.006845797" calcext:value-type="float">
            <text:p>-0.006845797</text:p>
          </table:table-cell>
          <table:table-cell office:value-type="float" office:value="-0.003755524" calcext:value-type="float">
            <text:p>-0.003755524</text:p>
          </table:table-cell>
          <table:table-cell office:value-type="float" office:value="1727.152" calcext:value-type="float">
            <text:p>1727.152</text:p>
          </table:table-cell>
          <table:table-cell office:value-type="float" office:value="0" calcext:value-type="float">
            <text:p>0</text:p>
          </table:table-cell>
          <table:table-cell office:value-type="float" office:value="-2.67266" calcext:value-type="float">
            <text:p>-2.67266</text:p>
          </table:table-cell>
          <table:table-cell office:value-type="float" office:value="0.0004624386" calcext:value-type="float">
            <text:p>0.0004624386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073" calcext:value-type="float">
            <text:p>-1.22807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6.5249" calcext:value-type="float">
            <text:p>386.5249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4.001" calcext:value-type="float">
            <text:p>1234.001</text:p>
          </table:table-cell>
          <table:table-cell office:value-type="float" office:value="268.5186" calcext:value-type="float">
            <text:p>268.5186</text:p>
          </table:table-cell>
          <table:table-cell office:value-type="float" office:value="0" calcext:value-type="float">
            <text:p>0</text:p>
          </table:table-cell>
          <table:table-cell office:value-type="float" office:value="0.1283423" calcext:value-type="float">
            <text:p>0.1283423</text:p>
          </table:table-cell>
          <table:table-cell office:value-type="float" office:value="0.2560913" calcext:value-type="float">
            <text:p>0.2560913</text:p>
          </table:table-cell>
          <table:table-cell office:value-type="float" office:value="0.2606937" calcext:value-type="float">
            <text:p>0.2606937</text:p>
          </table:table-cell>
          <table:table-cell office:value-type="float" office:value="0.2673308" calcext:value-type="float">
            <text:p>0.2673308</text:p>
          </table:table-cell>
          <table:table-cell office:value-type="float" office:value="0.2715926" calcext:value-type="float">
            <text:p>0.2715926</text:p>
          </table:table-cell>
          <table:table-cell office:value-type="float" office:value="0.273867" calcext:value-type="float">
            <text:p>0.273867</text:p>
          </table:table-cell>
          <table:table-cell office:value-type="float" office:value="0.324346" calcext:value-type="float">
            <text:p>0.324346</text:p>
          </table:table-cell>
          <table:table-cell office:value-type="float" office:value="0.2970013" calcext:value-type="float">
            <text:p>0.2970013</text:p>
          </table:table-cell>
          <table:table-cell office:value-type="float" office:value="0.3887228" calcext:value-type="float">
            <text:p>0.3887228</text:p>
          </table:table-cell>
          <table:table-cell office:value-type="float" office:value="0.4140249" calcext:value-type="float">
            <text:p>0.414024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251E-015" calcext:value-type="float">
            <text:p>1.931251E-15</text:p>
          </table:table-cell>
          <table:table-cell office:value-type="float" office:value="1.864496E-015" calcext:value-type="float">
            <text:p>1.864496E-15</text:p>
          </table:table-cell>
          <table:table-cell office:value-type="float" office:value="9.290687E-016" calcext:value-type="float">
            <text:p>9.290687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.667854" calcext:value-type="float">
            <text:p>-3.667854</text:p>
          </table:table-cell>
          <table:table-cell office:value-type="float" office:value="-0.05357093" calcext:value-type="float">
            <text:p>-0.05357093</text:p>
          </table:table-cell>
          <table:table-cell office:value-type="float" office:value="-0.048024" calcext:value-type="float">
            <text:p>-0.048024</text:p>
          </table:table-cell>
          <table:table-cell office:value-type="float" office:value="-0.04117783" calcext:value-type="float">
            <text:p>-0.04117783</text:p>
          </table:table-cell>
          <table:table-cell office:value-type="float" office:value="-0.03738033" calcext:value-type="float">
            <text:p>-0.03738033</text:p>
          </table:table-cell>
          <table:table-cell office:value-type="float" office:value="-0.0355236" calcext:value-type="float">
            <text:p>-0.0355236</text:p>
          </table:table-cell>
          <table:table-cell office:value-type="float" office:value="-0.03485919" calcext:value-type="float">
            <text:p>-0.03485919</text:p>
          </table:table-cell>
          <table:table-cell office:value-type="float" office:value="-0.07368232" calcext:value-type="float">
            <text:p>-0.07368232</text:p>
          </table:table-cell>
          <table:table-cell office:value-type="float" office:value="-0.006862904" calcext:value-type="float">
            <text:p>-0.006862904</text:p>
          </table:table-cell>
          <table:table-cell office:value-type="float" office:value="-0.003757102" calcext:value-type="float">
            <text:p>-0.003757102</text:p>
          </table:table-cell>
          <table:table-cell office:value-type="float" office:value="1730.561" calcext:value-type="float">
            <text:p>1730.561</text:p>
          </table:table-cell>
          <table:table-cell office:value-type="float" office:value="0" calcext:value-type="float">
            <text:p>0</text:p>
          </table:table-cell>
          <table:table-cell office:value-type="float" office:value="-6.294873" calcext:value-type="float">
            <text:p>-6.294873</text:p>
          </table:table-cell>
          <table:table-cell office:value-type="float" office:value="0.000462437" calcext:value-type="float">
            <text:p>0.00046243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158" calcext:value-type="float">
            <text:p>-1.2281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0" calcext:value-type="float">
            <text:p>3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6.8284" calcext:value-type="float">
            <text:p>386.828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3.817" calcext:value-type="float">
            <text:p>1233.817</text:p>
          </table:table-cell>
          <table:table-cell office:value-type="float" office:value="268.3962" calcext:value-type="float">
            <text:p>268.3962</text:p>
          </table:table-cell>
          <table:table-cell office:value-type="float" office:value="0" calcext:value-type="float">
            <text:p>0</text:p>
          </table:table-cell>
          <table:table-cell office:value-type="float" office:value="0.125212" calcext:value-type="float">
            <text:p>0.125212</text:p>
          </table:table-cell>
          <table:table-cell office:value-type="float" office:value="0.2558825" calcext:value-type="float">
            <text:p>0.2558825</text:p>
          </table:table-cell>
          <table:table-cell office:value-type="float" office:value="0.2599449" calcext:value-type="float">
            <text:p>0.2599449</text:p>
          </table:table-cell>
          <table:table-cell office:value-type="float" office:value="0.2661516" calcext:value-type="float">
            <text:p>0.2661516</text:p>
          </table:table-cell>
          <table:table-cell office:value-type="float" office:value="0.2702355" calcext:value-type="float">
            <text:p>0.2702355</text:p>
          </table:table-cell>
          <table:table-cell office:value-type="float" office:value="0.2725792" calcext:value-type="float">
            <text:p>0.2725792</text:p>
          </table:table-cell>
          <table:table-cell office:value-type="float" office:value="0.3231077" calcext:value-type="float">
            <text:p>0.3231077</text:p>
          </table:table-cell>
          <table:table-cell office:value-type="float" office:value="0.2979952" calcext:value-type="float">
            <text:p>0.2979952</text:p>
          </table:table-cell>
          <table:table-cell office:value-type="float" office:value="0.3886403" calcext:value-type="float">
            <text:p>0.3886403</text:p>
          </table:table-cell>
          <table:table-cell office:value-type="float" office:value="0.4140043" calcext:value-type="float">
            <text:p>0.414004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254E-015" calcext:value-type="float">
            <text:p>1.931254E-15</text:p>
          </table:table-cell>
          <table:table-cell office:value-type="float" office:value="1.864494E-015" calcext:value-type="float">
            <text:p>1.864494E-15</text:p>
          </table:table-cell>
          <table:table-cell office:value-type="float" office:value="9.290675E-016" calcext:value-type="float">
            <text:p>9.290675E-16</text:p>
          </table:table-cell>
          <table:table-cell office:value-type="float" office:value="9.908976E-016" calcext:value-type="float">
            <text:p>9.908976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.153325" calcext:value-type="float">
            <text:p>-4.153325</text:p>
          </table:table-cell>
          <table:table-cell office:value-type="float" office:value="-0.05384298" calcext:value-type="float">
            <text:p>-0.05384298</text:p>
          </table:table-cell>
          <table:table-cell office:value-type="float" office:value="-0.04887903" calcext:value-type="float">
            <text:p>-0.04887903</text:p>
          </table:table-cell>
          <table:table-cell office:value-type="float" office:value="-0.04230733" calcext:value-type="float">
            <text:p>-0.04230733</text:p>
          </table:table-cell>
          <table:table-cell office:value-type="float" office:value="-0.03854426" calcext:value-type="float">
            <text:p>-0.03854426</text:p>
          </table:table-cell>
          <table:table-cell office:value-type="float" office:value="-0.03656158" calcext:value-type="float">
            <text:p>-0.03656158</text:p>
          </table:table-cell>
          <table:table-cell office:value-type="float" office:value="-0.03589112" calcext:value-type="float">
            <text:p>-0.03589112</text:p>
          </table:table-cell>
          <table:table-cell office:value-type="float" office:value="-0.07182902" calcext:value-type="float">
            <text:p>-0.07182902</text:p>
          </table:table-cell>
          <table:table-cell office:value-type="float" office:value="-0.006876938" calcext:value-type="float">
            <text:p>-0.006876938</text:p>
          </table:table-cell>
          <table:table-cell office:value-type="float" office:value="-0.00375889" calcext:value-type="float">
            <text:p>-0.00375889</text:p>
          </table:table-cell>
          <table:table-cell office:value-type="float" office:value="1733.96" calcext:value-type="float">
            <text:p>1733.96</text:p>
          </table:table-cell>
          <table:table-cell office:value-type="float" office:value="0" calcext:value-type="float">
            <text:p>0</text:p>
          </table:table-cell>
          <table:table-cell office:value-type="float" office:value="-6.103892" calcext:value-type="float">
            <text:p>-6.103892</text:p>
          </table:table-cell>
          <table:table-cell office:value-type="float" office:value="0.0004624344" calcext:value-type="float">
            <text:p>0.0004624344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254" calcext:value-type="float">
            <text:p>-1.2282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7.448" calcext:value-type="float">
            <text:p>387.44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3.323" calcext:value-type="float">
            <text:p>1233.323</text:p>
          </table:table-cell>
          <table:table-cell office:value-type="float" office:value="268.2689" calcext:value-type="float">
            <text:p>268.2689</text:p>
          </table:table-cell>
          <table:table-cell office:value-type="float" office:value="0" calcext:value-type="float">
            <text:p>0</text:p>
          </table:table-cell>
          <table:table-cell office:value-type="float" office:value="0.08864298" calcext:value-type="float">
            <text:p>0.08864298</text:p>
          </table:table-cell>
          <table:table-cell office:value-type="float" office:value="0.2574325" calcext:value-type="float">
            <text:p>0.2574325</text:p>
          </table:table-cell>
          <table:table-cell office:value-type="float" office:value="0.2596678" calcext:value-type="float">
            <text:p>0.2596678</text:p>
          </table:table-cell>
          <table:table-cell office:value-type="float" office:value="0.2650734" calcext:value-type="float">
            <text:p>0.2650734</text:p>
          </table:table-cell>
          <table:table-cell office:value-type="float" office:value="0.2689318" calcext:value-type="float">
            <text:p>0.2689318</text:p>
          </table:table-cell>
          <table:table-cell office:value-type="float" office:value="0.2712294" calcext:value-type="float">
            <text:p>0.2712294</text:p>
          </table:table-cell>
          <table:table-cell office:value-type="float" office:value="0.3219095" calcext:value-type="float">
            <text:p>0.3219095</text:p>
          </table:table-cell>
          <table:table-cell office:value-type="float" office:value="0.2989312" calcext:value-type="float">
            <text:p>0.2989312</text:p>
          </table:table-cell>
          <table:table-cell office:value-type="float" office:value="0.3885801" calcext:value-type="float">
            <text:p>0.3885801</text:p>
          </table:table-cell>
          <table:table-cell office:value-type="float" office:value="0.4139817" calcext:value-type="float">
            <text:p>0.4139817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268E-015" calcext:value-type="float">
            <text:p>1.931268E-15</text:p>
          </table:table-cell>
          <table:table-cell office:value-type="float" office:value="1.906307E-015" calcext:value-type="float">
            <text:p>1.906307E-15</text:p>
          </table:table-cell>
          <table:table-cell office:value-type="float" office:value="9.290667E-016" calcext:value-type="float">
            <text:p>9.290667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35.43498" calcext:value-type="float">
            <text:p>-35.43498</text:p>
          </table:table-cell>
          <table:table-cell office:value-type="float" office:value="-0.05190884" calcext:value-type="float">
            <text:p>-0.05190884</text:p>
          </table:table-cell>
          <table:table-cell office:value-type="float" office:value="-0.04921357" calcext:value-type="float">
            <text:p>-0.04921357</text:p>
          </table:table-cell>
          <table:table-cell office:value-type="float" office:value="-0.04337161" calcext:value-type="float">
            <text:p>-0.04337161</text:p>
          </table:table-cell>
          <table:table-cell office:value-type="float" office:value="-0.03970317" calcext:value-type="float">
            <text:p>-0.03970317</text:p>
          </table:table-cell>
          <table:table-cell office:value-type="float" office:value="-0.03769019" calcext:value-type="float">
            <text:p>-0.03769019</text:p>
          </table:table-cell>
          <table:table-cell office:value-type="float" office:value="-0.03692282" calcext:value-type="float">
            <text:p>-0.03692282</text:p>
          </table:table-cell>
          <table:table-cell office:value-type="float" office:value="-0.07013145" calcext:value-type="float">
            <text:p>-0.07013145</text:p>
          </table:table-cell>
          <table:table-cell office:value-type="float" office:value="-0.006887225" calcext:value-type="float">
            <text:p>-0.006887225</text:p>
          </table:table-cell>
          <table:table-cell office:value-type="float" office:value="-0.003760864" calcext:value-type="float">
            <text:p>-0.003760864</text:p>
          </table:table-cell>
          <table:table-cell office:value-type="float" office:value="1737.359" calcext:value-type="float">
            <text:p>1737.359</text:p>
          </table:table-cell>
          <table:table-cell office:value-type="float" office:value="0" calcext:value-type="float">
            <text:p>0</text:p>
          </table:table-cell>
          <table:table-cell office:value-type="float" office:value="-32.68579" calcext:value-type="float">
            <text:p>-32.68579</text:p>
          </table:table-cell>
          <table:table-cell office:value-type="float" office:value="0.0004624375" calcext:value-type="float">
            <text:p>0.000462437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36" calcext:value-type="float">
            <text:p>-1.228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0" calcext:value-type="float">
            <text:p>5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7.6086" calcext:value-type="float">
            <text:p>387.608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3.29" calcext:value-type="float">
            <text:p>1233.29</text:p>
          </table:table-cell>
          <table:table-cell office:value-type="float" office:value="268.1384" calcext:value-type="float">
            <text:p>268.1384</text:p>
          </table:table-cell>
          <table:table-cell office:value-type="float" office:value="0" calcext:value-type="float">
            <text:p>0</text:p>
          </table:table-cell>
          <table:table-cell office:value-type="float" office:value="0.08511265" calcext:value-type="float">
            <text:p>0.08511265</text:p>
          </table:table-cell>
          <table:table-cell office:value-type="float" office:value="0.2587999" calcext:value-type="float">
            <text:p>0.2587999</text:p>
          </table:table-cell>
          <table:table-cell office:value-type="float" office:value="0.2602753" calcext:value-type="float">
            <text:p>0.2602753</text:p>
          </table:table-cell>
          <table:table-cell office:value-type="float" office:value="0.2643981" calcext:value-type="float">
            <text:p>0.2643981</text:p>
          </table:table-cell>
          <table:table-cell office:value-type="float" office:value="0.2679283" calcext:value-type="float">
            <text:p>0.2679283</text:p>
          </table:table-cell>
          <table:table-cell office:value-type="float" office:value="0.2701308" calcext:value-type="float">
            <text:p>0.2701308</text:p>
          </table:table-cell>
          <table:table-cell office:value-type="float" office:value="0.3208656" calcext:value-type="float">
            <text:p>0.3208656</text:p>
          </table:table-cell>
          <table:table-cell office:value-type="float" office:value="0.2998352" calcext:value-type="float">
            <text:p>0.2998352</text:p>
          </table:table-cell>
          <table:table-cell office:value-type="float" office:value="0.3885519" calcext:value-type="float">
            <text:p>0.3885519</text:p>
          </table:table-cell>
          <table:table-cell office:value-type="float" office:value="0.4139667" calcext:value-type="float">
            <text:p>0.4139667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1274E-015" calcext:value-type="float">
            <text:p>1.931274E-15</text:p>
          </table:table-cell>
          <table:table-cell office:value-type="float" office:value="1.906302E-015" calcext:value-type="float">
            <text:p>1.906302E-15</text:p>
          </table:table-cell>
          <table:table-cell office:value-type="float" office:value="9.290652E-016" calcext:value-type="float">
            <text:p>9.290652E-16</text:p>
          </table:table-cell>
          <table:table-cell office:value-type="float" office:value="9.908977E-016" calcext:value-type="float">
            <text:p>9.908977E-16</text:p>
          </table:table-cell>
          <table:table-cell office:value-type="float" office:value="9.694105E-016" calcext:value-type="float">
            <text:p>9.6941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45.83513" calcext:value-type="float">
            <text:p>-45.83513</text:p>
          </table:table-cell>
          <table:table-cell office:value-type="float" office:value="-0.05025019" calcext:value-type="float">
            <text:p>-0.05025019</text:p>
          </table:table-cell>
          <table:table-cell office:value-type="float" office:value="-0.04851686" calcext:value-type="float">
            <text:p>-0.04851686</text:p>
          </table:table-cell>
          <table:table-cell office:value-type="float" office:value="-0.04406032" calcext:value-type="float">
            <text:p>-0.04406032</text:p>
          </table:table-cell>
          <table:table-cell office:value-type="float" office:value="-0.04062318" calcext:value-type="float">
            <text:p>-0.04062318</text:p>
          </table:table-cell>
          <table:table-cell office:value-type="float" office:value="-0.03863792" calcext:value-type="float">
            <text:p>-0.03863792</text:p>
          </table:table-cell>
          <table:table-cell office:value-type="float" office:value="-0.03784955" calcext:value-type="float">
            <text:p>-0.03784955</text:p>
          </table:table-cell>
          <table:table-cell office:value-type="float" office:value="-0.06853525" calcext:value-type="float">
            <text:p>-0.06853525</text:p>
          </table:table-cell>
          <table:table-cell office:value-type="float" office:value="-0.006892048" calcext:value-type="float">
            <text:p>-0.006892048</text:p>
          </table:table-cell>
          <table:table-cell office:value-type="float" office:value="-0.003762177" calcext:value-type="float">
            <text:p>-0.003762177</text:p>
          </table:table-cell>
          <table:table-cell office:value-type="float" office:value="1740.758" calcext:value-type="float">
            <text:p>1740.758</text:p>
          </table:table-cell>
          <table:table-cell office:value-type="float" office:value="0" calcext:value-type="float">
            <text:p>0</text:p>
          </table:table-cell>
          <table:table-cell office:value-type="float" office:value="-29.05425" calcext:value-type="float">
            <text:p>-29.05425</text:p>
          </table:table-cell>
          <table:table-cell office:value-type="float" office:value="0.0004624221" calcext:value-type="float">
            <text:p>0.0004624221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3" calcext:value-type="float">
            <text:p>-1.2284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0" calcext:value-type="float">
            <text:p>6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7.2444" calcext:value-type="float">
            <text:p>387.244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3.798" calcext:value-type="float">
            <text:p>1233.798</text:p>
          </table:table-cell>
          <table:table-cell office:value-type="float" office:value="267.9933" calcext:value-type="float">
            <text:p>267.9933</text:p>
          </table:table-cell>
          <table:table-cell office:value-type="float" office:value="0" calcext:value-type="float">
            <text:p>0</text:p>
          </table:table-cell>
          <table:table-cell office:value-type="float" office:value="0.09009953" calcext:value-type="float">
            <text:p>0.09009953</text:p>
          </table:table-cell>
          <table:table-cell office:value-type="float" office:value="0.2596934" calcext:value-type="float">
            <text:p>0.2596934</text:p>
          </table:table-cell>
          <table:table-cell office:value-type="float" office:value="0.2609626" calcext:value-type="float">
            <text:p>0.2609626</text:p>
          </table:table-cell>
          <table:table-cell office:value-type="float" office:value="0.2642083" calcext:value-type="float">
            <text:p>0.2642083</text:p>
          </table:table-cell>
          <table:table-cell office:value-type="float" office:value="0.2672201" calcext:value-type="float">
            <text:p>0.2672201</text:p>
          </table:table-cell>
          <table:table-cell office:value-type="float" office:value="0.2691967" calcext:value-type="float">
            <text:p>0.2691967</text:p>
          </table:table-cell>
          <table:table-cell office:value-type="float" office:value="0.320005" calcext:value-type="float">
            <text:p>0.320005</text:p>
          </table:table-cell>
          <table:table-cell office:value-type="float" office:value="0.3007058" calcext:value-type="float">
            <text:p>0.3007058</text:p>
          </table:table-cell>
          <table:table-cell office:value-type="float" office:value="0.3885665" calcext:value-type="float">
            <text:p>0.3885665</text:p>
          </table:table-cell>
          <table:table-cell office:value-type="float" office:value="0.4139649" calcext:value-type="float">
            <text:p>0.413964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107E-015" calcext:value-type="float">
            <text:p>1.927107E-15</text:p>
          </table:table-cell>
          <table:table-cell office:value-type="float" office:value="1.906967E-015" calcext:value-type="float">
            <text:p>1.906967E-15</text:p>
          </table:table-cell>
          <table:table-cell office:value-type="float" office:value="9.29509E-016" calcext:value-type="float">
            <text:p>9.29509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97608" calcext:value-type="float">
            <text:p>-31.97608</text:p>
          </table:table-cell>
          <table:table-cell office:value-type="float" office:value="-0.04919438" calcext:value-type="float">
            <text:p>-0.04919438</text:p>
          </table:table-cell>
          <table:table-cell office:value-type="float" office:value="-0.04773956" calcext:value-type="float">
            <text:p>-0.04773956</text:p>
          </table:table-cell>
          <table:table-cell office:value-type="float" office:value="-0.04425745" calcext:value-type="float">
            <text:p>-0.04425745</text:p>
          </table:table-cell>
          <table:table-cell office:value-type="float" office:value="-0.04128867" calcext:value-type="float">
            <text:p>-0.04128867</text:p>
          </table:table-cell>
          <table:table-cell office:value-type="float" office:value="-0.03946684" calcext:value-type="float">
            <text:p>-0.03946684</text:p>
          </table:table-cell>
          <table:table-cell office:value-type="float" office:value="-0.03863369" calcext:value-type="float">
            <text:p>-0.03863369</text:p>
          </table:table-cell>
          <table:table-cell office:value-type="float" office:value="-0.06703663" calcext:value-type="float">
            <text:p>-0.06703663</text:p>
          </table:table-cell>
          <table:table-cell office:value-type="float" office:value="-0.006889594" calcext:value-type="float">
            <text:p>-0.006889594</text:p>
          </table:table-cell>
          <table:table-cell office:value-type="float" office:value="-0.003762315" calcext:value-type="float">
            <text:p>-0.003762315</text:p>
          </table:table-cell>
          <table:table-cell office:value-type="float" office:value="1744.157" calcext:value-type="float">
            <text:p>1744.157</text:p>
          </table:table-cell>
          <table:table-cell office:value-type="float" office:value="0" calcext:value-type="float">
            <text:p>0</text:p>
          </table:table-cell>
          <table:table-cell office:value-type="float" office:value="-24.87664" calcext:value-type="float">
            <text:p>-24.87664</text:p>
          </table:table-cell>
          <table:table-cell office:value-type="float" office:value="0.02599423" calcext:value-type="float">
            <text:p>0.0259942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37" calcext:value-type="float">
            <text:p>-1.2284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7.1899" calcext:value-type="float">
            <text:p>387.1899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3.98" calcext:value-type="float">
            <text:p>1233.98</text:p>
          </table:table-cell>
          <table:table-cell office:value-type="float" office:value="267.8617" calcext:value-type="float">
            <text:p>267.8617</text:p>
          </table:table-cell>
          <table:table-cell office:value-type="float" office:value="0" calcext:value-type="float">
            <text:p>0</text:p>
          </table:table-cell>
          <table:table-cell office:value-type="float" office:value="0.09405316" calcext:value-type="float">
            <text:p>0.09405316</text:p>
          </table:table-cell>
          <table:table-cell office:value-type="float" office:value="0.2601387" calcext:value-type="float">
            <text:p>0.2601387</text:p>
          </table:table-cell>
          <table:table-cell office:value-type="float" office:value="0.2615047" calcext:value-type="float">
            <text:p>0.2615047</text:p>
          </table:table-cell>
          <table:table-cell office:value-type="float" office:value="0.2641896" calcext:value-type="float">
            <text:p>0.2641896</text:p>
          </table:table-cell>
          <table:table-cell office:value-type="float" office:value="0.2666813" calcext:value-type="float">
            <text:p>0.2666813</text:p>
          </table:table-cell>
          <table:table-cell office:value-type="float" office:value="0.2684733" calcext:value-type="float">
            <text:p>0.2684733</text:p>
          </table:table-cell>
          <table:table-cell office:value-type="float" office:value="0.3191716" calcext:value-type="float">
            <text:p>0.3191716</text:p>
          </table:table-cell>
          <table:table-cell office:value-type="float" office:value="0.3016518" calcext:value-type="float">
            <text:p>0.3016518</text:p>
          </table:table-cell>
          <table:table-cell office:value-type="float" office:value="0.3885509" calcext:value-type="float">
            <text:p>0.3885509</text:p>
          </table:table-cell>
          <table:table-cell office:value-type="float" office:value="0.4139707" calcext:value-type="float">
            <text:p>0.413970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139E-015" calcext:value-type="float">
            <text:p>1.927139E-15</text:p>
          </table:table-cell>
          <table:table-cell office:value-type="float" office:value="1.906954E-015" calcext:value-type="float">
            <text:p>1.906954E-15</text:p>
          </table:table-cell>
          <table:table-cell office:value-type="float" office:value="9.295043E-016" calcext:value-type="float">
            <text:p>9.295043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.6267" calcext:value-type="float">
            <text:p>-24.6267</text:p>
          </table:table-cell>
          <table:table-cell office:value-type="float" office:value="-0.04867323" calcext:value-type="float">
            <text:p>-0.04867323</text:p>
          </table:table-cell>
          <table:table-cell office:value-type="float" office:value="-0.04713326" calcext:value-type="float">
            <text:p>-0.04713326</text:p>
          </table:table-cell>
          <table:table-cell office:value-type="float" office:value="-0.04427685" calcext:value-type="float">
            <text:p>-0.04427685</text:p>
          </table:table-cell>
          <table:table-cell office:value-type="float" office:value="-0.0418024" calcext:value-type="float">
            <text:p>-0.0418024</text:p>
          </table:table-cell>
          <table:table-cell office:value-type="float" office:value="-0.04012312" calcext:value-type="float">
            <text:p>-0.04012312</text:p>
          </table:table-cell>
          <table:table-cell office:value-type="float" office:value="-0.03940796" calcext:value-type="float">
            <text:p>-0.03940796</text:p>
          </table:table-cell>
          <table:table-cell office:value-type="float" office:value="-0.06545477" calcext:value-type="float">
            <text:p>-0.06545477</text:p>
          </table:table-cell>
          <table:table-cell office:value-type="float" office:value="-0.006892032" calcext:value-type="float">
            <text:p>-0.006892032</text:p>
          </table:table-cell>
          <table:table-cell office:value-type="float" office:value="-0.003761813" calcext:value-type="float">
            <text:p>-0.003761813</text:p>
          </table:table-cell>
          <table:table-cell office:value-type="float" office:value="1747.556" calcext:value-type="float">
            <text:p>1747.556</text:p>
          </table:table-cell>
          <table:table-cell office:value-type="float" office:value="0" calcext:value-type="float">
            <text:p>0</text:p>
          </table:table-cell>
          <table:table-cell office:value-type="float" office:value="-16.78689" calcext:value-type="float">
            <text:p>-16.78689</text:p>
          </table:table-cell>
          <table:table-cell office:value-type="float" office:value="0.02599406" calcext:value-type="float">
            <text:p>0.0259940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1" calcext:value-type="float">
            <text:p>-1.228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0" calcext:value-type="float">
            <text:p>8112000</text:p>
          </table:table-cell>
          <table:table-cell office:value-type="float" office:value="707.9937" calcext:value-type="float">
            <text:p>707.9937</text:p>
          </table:table-cell>
          <table:table-cell office:value-type="float" office:value="386.943" calcext:value-type="float">
            <text:p>386.94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34.358" calcext:value-type="float">
            <text:p>1234.358</text:p>
          </table:table-cell>
          <table:table-cell office:value-type="float" office:value="267.7302" calcext:value-type="float">
            <text:p>267.7302</text:p>
          </table:table-cell>
          <table:table-cell office:value-type="float" office:value="0" calcext:value-type="float">
            <text:p>0</text:p>
          </table:table-cell>
          <table:table-cell office:value-type="float" office:value="0.1054904" calcext:value-type="float">
            <text:p>0.1054904</text:p>
          </table:table-cell>
          <table:table-cell office:value-type="float" office:value="0.2599052" calcext:value-type="float">
            <text:p>0.2599052</text:p>
          </table:table-cell>
          <table:table-cell office:value-type="float" office:value="0.2616856" calcext:value-type="float">
            <text:p>0.2616856</text:p>
          </table:table-cell>
          <table:table-cell office:value-type="float" office:value="0.2641369" calcext:value-type="float">
            <text:p>0.2641369</text:p>
          </table:table-cell>
          <table:table-cell office:value-type="float" office:value="0.2662628" calcext:value-type="float">
            <text:p>0.2662628</text:p>
          </table:table-cell>
          <table:table-cell office:value-type="float" office:value="0.2678208" calcext:value-type="float">
            <text:p>0.2678208</text:p>
          </table:table-cell>
          <table:table-cell office:value-type="float" office:value="0.3183335" calcext:value-type="float">
            <text:p>0.3183335</text:p>
          </table:table-cell>
          <table:table-cell office:value-type="float" office:value="0.302708" calcext:value-type="float">
            <text:p>0.302708</text:p>
          </table:table-cell>
          <table:table-cell office:value-type="float" office:value="0.3884875" calcext:value-type="float">
            <text:p>0.3884875</text:p>
          </table:table-cell>
          <table:table-cell office:value-type="float" office:value="0.4139731" calcext:value-type="float">
            <text:p>0.4139731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171E-015" calcext:value-type="float">
            <text:p>1.927171E-15</text:p>
          </table:table-cell>
          <table:table-cell office:value-type="float" office:value="1.906945E-015" calcext:value-type="float">
            <text:p>1.906945E-15</text:p>
          </table:table-cell>
          <table:table-cell office:value-type="float" office:value="9.294994E-016" calcext:value-type="float">
            <text:p>9.294994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.24069" calcext:value-type="float">
            <text:p>-12.24069</text:p>
          </table:table-cell>
          <table:table-cell office:value-type="float" office:value="-0.04893393" calcext:value-type="float">
            <text:p>-0.04893393</text:p>
          </table:table-cell>
          <table:table-cell office:value-type="float" office:value="-0.0469292" calcext:value-type="float">
            <text:p>-0.0469292</text:p>
          </table:table-cell>
          <table:table-cell office:value-type="float" office:value="-0.04433008" calcext:value-type="float">
            <text:p>-0.04433008</text:p>
          </table:table-cell>
          <table:table-cell office:value-type="float" office:value="-0.04220667" calcext:value-type="float">
            <text:p>-0.04220667</text:p>
          </table:table-cell>
          <table:table-cell office:value-type="float" office:value="-0.04072514" calcext:value-type="float">
            <text:p>-0.04072514</text:p>
          </table:table-cell>
          <table:table-cell office:value-type="float" office:value="-0.04020692" calcext:value-type="float">
            <text:p>-0.04020692</text:p>
          </table:table-cell>
          <table:table-cell office:value-type="float" office:value="-0.06373326" calcext:value-type="float">
            <text:p>-0.06373326</text:p>
          </table:table-cell>
          <table:table-cell office:value-type="float" office:value="-0.006902889" calcext:value-type="float">
            <text:p>-0.006902889</text:p>
          </table:table-cell>
          <table:table-cell office:value-type="float" office:value="-0.0037616" calcext:value-type="float">
            <text:p>-0.0037616</text:p>
          </table:table-cell>
          <table:table-cell office:value-type="float" office:value="1750.953" calcext:value-type="float">
            <text:p>1750.953</text:p>
          </table:table-cell>
          <table:table-cell office:value-type="float" office:value="0" calcext:value-type="float">
            <text:p>0</text:p>
          </table:table-cell>
          <table:table-cell office:value-type="float" office:value="-5.055789" calcext:value-type="float">
            <text:p>-5.055789</text:p>
          </table:table-cell>
          <table:table-cell office:value-type="float" office:value="0.02599388" calcext:value-type="float">
            <text:p>0.0259938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398" calcext:value-type="float">
            <text:p>-1.2283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719.4933" calcext:value-type="float">
            <text:p>719.4933</text:p>
          </table:table-cell>
          <table:table-cell office:value-type="float" office:value="386.7392" calcext:value-type="float">
            <text:p>386.739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46.177" calcext:value-type="float">
            <text:p>1246.177</text:p>
          </table:table-cell>
          <table:table-cell office:value-type="float" office:value="267.6143" calcext:value-type="float">
            <text:p>267.6143</text:p>
          </table:table-cell>
          <table:table-cell office:value-type="float" office:value="0" calcext:value-type="float">
            <text:p>0</text:p>
          </table:table-cell>
          <table:table-cell office:value-type="float" office:value="0.4531763" calcext:value-type="float">
            <text:p>0.4531763</text:p>
          </table:table-cell>
          <table:table-cell office:value-type="float" office:value="0.4584721" calcext:value-type="float">
            <text:p>0.4584721</text:p>
          </table:table-cell>
          <table:table-cell office:value-type="float" office:value="0.3009363" calcext:value-type="float">
            <text:p>0.3009363</text:p>
          </table:table-cell>
          <table:table-cell office:value-type="float" office:value="0.265353" calcext:value-type="float">
            <text:p>0.265353</text:p>
          </table:table-cell>
          <table:table-cell office:value-type="float" office:value="0.2659175" calcext:value-type="float">
            <text:p>0.2659175</text:p>
          </table:table-cell>
          <table:table-cell office:value-type="float" office:value="0.2673545" calcext:value-type="float">
            <text:p>0.2673545</text:p>
          </table:table-cell>
          <table:table-cell office:value-type="float" office:value="0.3215908" calcext:value-type="float">
            <text:p>0.3215908</text:p>
          </table:table-cell>
          <table:table-cell office:value-type="float" office:value="0.303715" calcext:value-type="float">
            <text:p>0.303715</text:p>
          </table:table-cell>
          <table:table-cell office:value-type="float" office:value="0.3884505" calcext:value-type="float">
            <text:p>0.3884505</text:p>
          </table:table-cell>
          <table:table-cell office:value-type="float" office:value="0.4139731" calcext:value-type="float">
            <text:p>0.4139731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1580291" calcext:value-type="float">
            <text:p>1.580291E-05</text:p>
          </table:table-cell>
          <table:table-cell office:value-type="float" office:value="1.927202E-015" calcext:value-type="float">
            <text:p>1.927202E-15</text:p>
          </table:table-cell>
          <table:table-cell office:value-type="float" office:value="1.906934E-015" calcext:value-type="float">
            <text:p>1.906934E-15</text:p>
          </table:table-cell>
          <table:table-cell office:value-type="float" office:value="9.294949E-016" calcext:value-type="float">
            <text:p>9.294949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085479" calcext:value-type="float">
            <text:p>-0.001085479</text:p>
          </table:table-cell>
          <table:table-cell office:value-type="float" office:value="-0.00100523" calcext:value-type="float">
            <text:p>-0.00100523</text:p>
          </table:table-cell>
          <table:table-cell office:value-type="float" office:value="-0.02051317" calcext:value-type="float">
            <text:p>-0.02051317</text:p>
          </table:table-cell>
          <table:table-cell office:value-type="float" office:value="-0.04335752" calcext:value-type="float">
            <text:p>-0.04335752</text:p>
          </table:table-cell>
          <table:table-cell office:value-type="float" office:value="-0.04255103" calcext:value-type="float">
            <text:p>-0.04255103</text:p>
          </table:table-cell>
          <table:table-cell office:value-type="float" office:value="-0.04117272" calcext:value-type="float">
            <text:p>-0.04117272</text:p>
          </table:table-cell>
          <table:table-cell office:value-type="float" office:value="-0.0373821" calcext:value-type="float">
            <text:p>-0.0373821</text:p>
          </table:table-cell>
          <table:table-cell office:value-type="float" office:value="-0.06214007" calcext:value-type="float">
            <text:p>-0.06214007</text:p>
          </table:table-cell>
          <table:table-cell office:value-type="float" office:value="-0.006909234" calcext:value-type="float">
            <text:p>-0.006909234</text:p>
          </table:table-cell>
          <table:table-cell office:value-type="float" office:value="-0.003761601" calcext:value-type="float">
            <text:p>-0.003761601</text:p>
          </table:table-cell>
          <table:table-cell office:value-type="float" office:value="1754.34" calcext:value-type="float">
            <text:p>1754.3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2600949" calcext:value-type="float">
            <text:p>0.0260094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383" calcext:value-type="float">
            <text:p>-1.22838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0" calcext:value-type="float">
            <text:p>10112000</text:p>
          </table:table-cell>
          <table:table-cell office:value-type="float" office:value="727.9922" calcext:value-type="float">
            <text:p>727.9922</text:p>
          </table:table-cell>
          <table:table-cell office:value-type="float" office:value="386.4311" calcext:value-type="float">
            <text:p>386.4311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5.097" calcext:value-type="float">
            <text:p>1255.097</text:p>
          </table:table-cell>
          <table:table-cell office:value-type="float" office:value="267.4988" calcext:value-type="float">
            <text:p>267.4988</text:p>
          </table:table-cell>
          <table:table-cell office:value-type="float" office:value="0" calcext:value-type="float">
            <text:p>0</text:p>
          </table:table-cell>
          <table:table-cell office:value-type="float" office:value="0.3744093" calcext:value-type="float">
            <text:p>0.3744093</text:p>
          </table:table-cell>
          <table:table-cell office:value-type="float" office:value="0.3747627" calcext:value-type="float">
            <text:p>0.3747627</text:p>
          </table:table-cell>
          <table:table-cell office:value-type="float" office:value="0.376164" calcext:value-type="float">
            <text:p>0.376164</text:p>
          </table:table-cell>
          <table:table-cell office:value-type="float" office:value="0.3719605" calcext:value-type="float">
            <text:p>0.3719605</text:p>
          </table:table-cell>
          <table:table-cell office:value-type="float" office:value="0.2908696" calcext:value-type="float">
            <text:p>0.2908696</text:p>
          </table:table-cell>
          <table:table-cell office:value-type="float" office:value="0.2725884" calcext:value-type="float">
            <text:p>0.2725884</text:p>
          </table:table-cell>
          <table:table-cell office:value-type="float" office:value="0.3249316" calcext:value-type="float">
            <text:p>0.3249316</text:p>
          </table:table-cell>
          <table:table-cell office:value-type="float" office:value="0.3047646" calcext:value-type="float">
            <text:p>0.3047646</text:p>
          </table:table-cell>
          <table:table-cell office:value-type="float" office:value="0.388434" calcext:value-type="float">
            <text:p>0.388434</text:p>
          </table:table-cell>
          <table:table-cell office:value-type="float" office:value="0.4139706" calcext:value-type="float">
            <text:p>0.413970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242E-015" calcext:value-type="float">
            <text:p>1.927242E-15</text:p>
          </table:table-cell>
          <table:table-cell office:value-type="float" office:value="1.906913E-015" calcext:value-type="float">
            <text:p>1.906913E-15</text:p>
          </table:table-cell>
          <table:table-cell office:value-type="float" office:value="9.294899E-016" calcext:value-type="float">
            <text:p>9.294899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4035994" calcext:value-type="float">
            <text:p>-0.004035994</text:p>
          </table:table-cell>
          <table:table-cell office:value-type="float" office:value="-0.004011248" calcext:value-type="float">
            <text:p>-0.004011248</text:p>
          </table:table-cell>
          <table:table-cell office:value-type="float" office:value="-0.003924726" calcext:value-type="float">
            <text:p>-0.003924726</text:p>
          </table:table-cell>
          <table:table-cell office:value-type="float" office:value="-0.004320679" calcext:value-type="float">
            <text:p>-0.004320679</text:p>
          </table:table-cell>
          <table:table-cell office:value-type="float" office:value="-0.02409582" calcext:value-type="float">
            <text:p>-0.02409582</text:p>
          </table:table-cell>
          <table:table-cell office:value-type="float" office:value="-0.03670523" calcext:value-type="float">
            <text:p>-0.03670523</text:p>
          </table:table-cell>
          <table:table-cell office:value-type="float" office:value="-0.03438212" calcext:value-type="float">
            <text:p>-0.03438212</text:p>
          </table:table-cell>
          <table:table-cell office:value-type="float" office:value="-0.06052759" calcext:value-type="float">
            <text:p>-0.06052759</text:p>
          </table:table-cell>
          <table:table-cell office:value-type="float" office:value="-0.006912088" calcext:value-type="float">
            <text:p>-0.006912088</text:p>
          </table:table-cell>
          <table:table-cell office:value-type="float" office:value="-0.003761818" calcext:value-type="float">
            <text:p>-0.003761818</text:p>
          </table:table-cell>
          <table:table-cell office:value-type="float" office:value="1757.728" calcext:value-type="float">
            <text:p>1757.728</text:p>
          </table:table-cell>
          <table:table-cell office:value-type="float" office:value="0" calcext:value-type="float">
            <text:p>0</text:p>
          </table:table-cell>
          <table:table-cell office:value-type="float" office:value="-0.004394651" calcext:value-type="float">
            <text:p>-0.004394651</text:p>
          </table:table-cell>
          <table:table-cell office:value-type="float" office:value="0.02599344" calcext:value-type="float">
            <text:p>0.0259934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1" calcext:value-type="float">
            <text:p>-1.228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727.9922" calcext:value-type="float">
            <text:p>727.9922</text:p>
          </table:table-cell>
          <table:table-cell office:value-type="float" office:value="386.8633" calcext:value-type="float">
            <text:p>386.8633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4.799" calcext:value-type="float">
            <text:p>1254.799</text:p>
          </table:table-cell>
          <table:table-cell office:value-type="float" office:value="267.3616" calcext:value-type="float">
            <text:p>267.3616</text:p>
          </table:table-cell>
          <table:table-cell office:value-type="float" office:value="0" calcext:value-type="float">
            <text:p>0</text:p>
          </table:table-cell>
          <table:table-cell office:value-type="float" office:value="0.3369105" calcext:value-type="float">
            <text:p>0.3369105</text:p>
          </table:table-cell>
          <table:table-cell office:value-type="float" office:value="0.3382111" calcext:value-type="float">
            <text:p>0.3382111</text:p>
          </table:table-cell>
          <table:table-cell office:value-type="float" office:value="0.3396276" calcext:value-type="float">
            <text:p>0.3396276</text:p>
          </table:table-cell>
          <table:table-cell office:value-type="float" office:value="0.3370994" calcext:value-type="float">
            <text:p>0.3370994</text:p>
          </table:table-cell>
          <table:table-cell office:value-type="float" office:value="0.3287444" calcext:value-type="float">
            <text:p>0.3287444</text:p>
          </table:table-cell>
          <table:table-cell office:value-type="float" office:value="0.3125584" calcext:value-type="float">
            <text:p>0.3125584</text:p>
          </table:table-cell>
          <table:table-cell office:value-type="float" office:value="0.3274565" calcext:value-type="float">
            <text:p>0.3274565</text:p>
          </table:table-cell>
          <table:table-cell office:value-type="float" office:value="0.3057776" calcext:value-type="float">
            <text:p>0.3057776</text:p>
          </table:table-cell>
          <table:table-cell office:value-type="float" office:value="0.3884332" calcext:value-type="float">
            <text:p>0.3884332</text:p>
          </table:table-cell>
          <table:table-cell office:value-type="float" office:value="0.4139687" calcext:value-type="float">
            <text:p>0.413968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285E-015" calcext:value-type="float">
            <text:p>1.927285E-15</text:p>
          </table:table-cell>
          <table:table-cell office:value-type="float" office:value="1.906889E-015" calcext:value-type="float">
            <text:p>1.906889E-15</text:p>
          </table:table-cell>
          <table:table-cell office:value-type="float" office:value="9.294848E-016" calcext:value-type="float">
            <text:p>9.294848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8441315" calcext:value-type="float">
            <text:p>-0.008441315</text:p>
          </table:table-cell>
          <table:table-cell office:value-type="float" office:value="-0.008249705" calcext:value-type="float">
            <text:p>-0.008249705</text:p>
          </table:table-cell>
          <table:table-cell office:value-type="float" office:value="-0.008038468" calcext:value-type="float">
            <text:p>-0.008038468</text:p>
          </table:table-cell>
          <table:table-cell office:value-type="float" office:value="-0.008476487" calcext:value-type="float">
            <text:p>-0.008476487</text:p>
          </table:table-cell>
          <table:table-cell office:value-type="float" office:value="-0.01010968" calcext:value-type="float">
            <text:p>-0.01010968</text:p>
          </table:table-cell>
          <table:table-cell office:value-type="float" office:value="-0.01446994" calcext:value-type="float">
            <text:p>-0.01446994</text:p>
          </table:table-cell>
          <table:table-cell office:value-type="float" office:value="-0.03233303" calcext:value-type="float">
            <text:p>-0.03233303</text:p>
          </table:table-cell>
          <table:table-cell office:value-type="float" office:value="-0.05901556" calcext:value-type="float">
            <text:p>-0.05901556</text:p>
          </table:table-cell>
          <table:table-cell office:value-type="float" office:value="-0.00691224" calcext:value-type="float">
            <text:p>-0.00691224</text:p>
          </table:table-cell>
          <table:table-cell office:value-type="float" office:value="-0.003761985" calcext:value-type="float">
            <text:p>-0.003761985</text:p>
          </table:table-cell>
          <table:table-cell office:value-type="float" office:value="1761.115" calcext:value-type="float">
            <text:p>1761.115</text:p>
          </table:table-cell>
          <table:table-cell office:value-type="float" office:value="0" calcext:value-type="float">
            <text:p>0</text:p>
          </table:table-cell>
          <table:table-cell office:value-type="float" office:value="-0.008751951" calcext:value-type="float">
            <text:p>-0.008751951</text:p>
          </table:table-cell>
          <table:table-cell office:value-type="float" office:value="0.0259932" calcext:value-type="float">
            <text:p>0.025993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19" calcext:value-type="float">
            <text:p>-1.2284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0" calcext:value-type="float">
            <text:p>12112000</text:p>
          </table:table-cell>
          <table:table-cell office:value-type="float" office:value="727.9922" calcext:value-type="float">
            <text:p>727.9922</text:p>
          </table:table-cell>
          <table:table-cell office:value-type="float" office:value="387.6418" calcext:value-type="float">
            <text:p>387.641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4.143" calcext:value-type="float">
            <text:p>1254.143</text:p>
          </table:table-cell>
          <table:table-cell office:value-type="float" office:value="267.2375" calcext:value-type="float">
            <text:p>267.2375</text:p>
          </table:table-cell>
          <table:table-cell office:value-type="float" office:value="0" calcext:value-type="float">
            <text:p>0</text:p>
          </table:table-cell>
          <table:table-cell office:value-type="float" office:value="0.3080885" calcext:value-type="float">
            <text:p>0.3080885</text:p>
          </table:table-cell>
          <table:table-cell office:value-type="float" office:value="0.3128913" calcext:value-type="float">
            <text:p>0.3128913</text:p>
          </table:table-cell>
          <table:table-cell office:value-type="float" office:value="0.3186492" calcext:value-type="float">
            <text:p>0.3186492</text:p>
          </table:table-cell>
          <table:table-cell office:value-type="float" office:value="0.3224623" calcext:value-type="float">
            <text:p>0.3224623</text:p>
          </table:table-cell>
          <table:table-cell office:value-type="float" office:value="0.3231417" calcext:value-type="float">
            <text:p>0.3231417</text:p>
          </table:table-cell>
          <table:table-cell office:value-type="float" office:value="0.3214746" calcext:value-type="float">
            <text:p>0.3214746</text:p>
          </table:table-cell>
          <table:table-cell office:value-type="float" office:value="0.3454143" calcext:value-type="float">
            <text:p>0.3454143</text:p>
          </table:table-cell>
          <table:table-cell office:value-type="float" office:value="0.307098" calcext:value-type="float">
            <text:p>0.307098</text:p>
          </table:table-cell>
          <table:table-cell office:value-type="float" office:value="0.3883741" calcext:value-type="float">
            <text:p>0.3883741</text:p>
          </table:table-cell>
          <table:table-cell office:value-type="float" office:value="0.4139673" calcext:value-type="float">
            <text:p>0.4139673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321E-015" calcext:value-type="float">
            <text:p>1.927321E-15</text:p>
          </table:table-cell>
          <table:table-cell office:value-type="float" office:value="1.906874E-015" calcext:value-type="float">
            <text:p>1.906874E-15</text:p>
          </table:table-cell>
          <table:table-cell office:value-type="float" office:value="9.294797E-016" calcext:value-type="float">
            <text:p>9.294797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70395" calcext:value-type="float">
            <text:p>-0.01570395</text:p>
          </table:table-cell>
          <table:table-cell office:value-type="float" office:value="-0.01416953" calcext:value-type="float">
            <text:p>-0.01416953</text:p>
          </table:table-cell>
          <table:table-cell office:value-type="float" office:value="-0.01252228" calcext:value-type="float">
            <text:p>-0.01252228</text:p>
          </table:table-cell>
          <table:table-cell office:value-type="float" office:value="-0.01154751" calcext:value-type="float">
            <text:p>-0.01154751</text:p>
          </table:table-cell>
          <table:table-cell office:value-type="float" office:value="-0.01138684" calcext:value-type="float">
            <text:p>-0.01138684</text:p>
          </table:table-cell>
          <table:table-cell office:value-type="float" office:value="-0.01180603" calcext:value-type="float">
            <text:p>-0.01180603</text:p>
          </table:table-cell>
          <table:table-cell office:value-type="float" office:value="-0.01933363" calcext:value-type="float">
            <text:p>-0.01933363</text:p>
          </table:table-cell>
          <table:table-cell office:value-type="float" office:value="-0.05711674" calcext:value-type="float">
            <text:p>-0.05711674</text:p>
          </table:table-cell>
          <table:table-cell office:value-type="float" office:value="-0.006922142" calcext:value-type="float">
            <text:p>-0.006922142</text:p>
          </table:table-cell>
          <table:table-cell office:value-type="float" office:value="-0.003762102" calcext:value-type="float">
            <text:p>-0.003762102</text:p>
          </table:table-cell>
          <table:table-cell office:value-type="float" office:value="1764.502" calcext:value-type="float">
            <text:p>1764.502</text:p>
          </table:table-cell>
          <table:table-cell office:value-type="float" office:value="0" calcext:value-type="float">
            <text:p>0</text:p>
          </table:table-cell>
          <table:table-cell office:value-type="float" office:value="-0.017249" calcext:value-type="float">
            <text:p>-0.017249</text:p>
          </table:table-cell>
          <table:table-cell office:value-type="float" office:value="0.02599299" calcext:value-type="float">
            <text:p>0.0259929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25" calcext:value-type="float">
            <text:p>-1.2284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0" calcext:value-type="float">
            <text:p>13112000</text:p>
          </table:table-cell>
          <table:table-cell office:value-type="float" office:value="727.9922" calcext:value-type="float">
            <text:p>727.9922</text:p>
          </table:table-cell>
          <table:table-cell office:value-type="float" office:value="387.6224" calcext:value-type="float">
            <text:p>387.622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4.284" calcext:value-type="float">
            <text:p>1254.284</text:p>
          </table:table-cell>
          <table:table-cell office:value-type="float" office:value="267.1129" calcext:value-type="float">
            <text:p>267.1129</text:p>
          </table:table-cell>
          <table:table-cell office:value-type="float" office:value="0" calcext:value-type="float">
            <text:p>0</text:p>
          </table:table-cell>
          <table:table-cell office:value-type="float" office:value="0.3138283" calcext:value-type="float">
            <text:p>0.3138283</text:p>
          </table:table-cell>
          <table:table-cell office:value-type="float" office:value="0.3136096" calcext:value-type="float">
            <text:p>0.3136096</text:p>
          </table:table-cell>
          <table:table-cell office:value-type="float" office:value="0.3140232" calcext:value-type="float">
            <text:p>0.3140232</text:p>
          </table:table-cell>
          <table:table-cell office:value-type="float" office:value="0.3161257" calcext:value-type="float">
            <text:p>0.3161257</text:p>
          </table:table-cell>
          <table:table-cell office:value-type="float" office:value="0.3179739" calcext:value-type="float">
            <text:p>0.3179739</text:p>
          </table:table-cell>
          <table:table-cell office:value-type="float" office:value="0.3187808" calcext:value-type="float">
            <text:p>0.3187808</text:p>
          </table:table-cell>
          <table:table-cell office:value-type="float" office:value="0.3584801" calcext:value-type="float">
            <text:p>0.3584801</text:p>
          </table:table-cell>
          <table:table-cell office:value-type="float" office:value="0.3086918" calcext:value-type="float">
            <text:p>0.3086918</text:p>
          </table:table-cell>
          <table:table-cell office:value-type="float" office:value="0.3882899" calcext:value-type="float">
            <text:p>0.3882899</text:p>
          </table:table-cell>
          <table:table-cell office:value-type="float" office:value="0.4139608" calcext:value-type="float">
            <text:p>0.413960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353E-015" calcext:value-type="float">
            <text:p>1.927353E-15</text:p>
          </table:table-cell>
          <table:table-cell office:value-type="float" office:value="1.906863E-015" calcext:value-type="float">
            <text:p>1.906863E-15</text:p>
          </table:table-cell>
          <table:table-cell office:value-type="float" office:value="9.294752E-016" calcext:value-type="float">
            <text:p>9.294752E-1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396356" calcext:value-type="float">
            <text:p>-0.01396356</text:p>
          </table:table-cell>
          <table:table-cell office:value-type="float" office:value="-0.01403959" calcext:value-type="float">
            <text:p>-0.01403959</text:p>
          </table:table-cell>
          <table:table-cell office:value-type="float" office:value="-0.01390595" calcext:value-type="float">
            <text:p>-0.01390595</text:p>
          </table:table-cell>
          <table:table-cell office:value-type="float" office:value="-0.01327304" calcext:value-type="float">
            <text:p>-0.01327304</text:p>
          </table:table-cell>
          <table:table-cell office:value-type="float" office:value="-0.01274354" calcext:value-type="float">
            <text:p>-0.01274354</text:p>
          </table:table-cell>
          <table:table-cell office:value-type="float" office:value="-0.0125161" calcext:value-type="float">
            <text:p>-0.0125161</text:p>
          </table:table-cell>
          <table:table-cell office:value-type="float" office:value="-0.0134958" calcext:value-type="float">
            <text:p>-0.0134958</text:p>
          </table:table-cell>
          <table:table-cell office:value-type="float" office:value="-0.05490766" calcext:value-type="float">
            <text:p>-0.05490766</text:p>
          </table:table-cell>
          <table:table-cell office:value-type="float" office:value="-0.006936627" calcext:value-type="float">
            <text:p>-0.006936627</text:p>
          </table:table-cell>
          <table:table-cell office:value-type="float" office:value="-0.003762663" calcext:value-type="float">
            <text:p>-0.003762663</text:p>
          </table:table-cell>
          <table:table-cell office:value-type="float" office:value="1767.89" calcext:value-type="float">
            <text:p>1767.89</text:p>
          </table:table-cell>
          <table:table-cell office:value-type="float" office:value="0" calcext:value-type="float">
            <text:p>0</text:p>
          </table:table-cell>
          <table:table-cell office:value-type="float" office:value="-0.01395626" calcext:value-type="float">
            <text:p>-0.01395626</text:p>
          </table:table-cell>
          <table:table-cell office:value-type="float" office:value="0.02599279" calcext:value-type="float">
            <text:p>0.0259927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56" calcext:value-type="float">
            <text:p>-1.2284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0" calcext:value-type="float">
            <text:p>14112000</text:p>
          </table:table-cell>
          <table:table-cell office:value-type="float" office:value="728.3918" calcext:value-type="float">
            <text:p>728.3918</text:p>
          </table:table-cell>
          <table:table-cell office:value-type="float" office:value="387.6395" calcext:value-type="float">
            <text:p>387.639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4.809" calcext:value-type="float">
            <text:p>1254.809</text:p>
          </table:table-cell>
          <table:table-cell office:value-type="float" office:value="266.9699" calcext:value-type="float">
            <text:p>266.9699</text:p>
          </table:table-cell>
          <table:table-cell office:value-type="float" office:value="0" calcext:value-type="float">
            <text:p>0</text:p>
          </table:table-cell>
          <table:table-cell office:value-type="float" office:value="0.3073441" calcext:value-type="float">
            <text:p>0.3073441</text:p>
          </table:table-cell>
          <table:table-cell office:value-type="float" office:value="0.3116778" calcext:value-type="float">
            <text:p>0.3116778</text:p>
          </table:table-cell>
          <table:table-cell office:value-type="float" office:value="0.3156728" calcext:value-type="float">
            <text:p>0.3156728</text:p>
          </table:table-cell>
          <table:table-cell office:value-type="float" office:value="0.3171706" calcext:value-type="float">
            <text:p>0.3171706</text:p>
          </table:table-cell>
          <table:table-cell office:value-type="float" office:value="0.3176058" calcext:value-type="float">
            <text:p>0.3176058</text:p>
          </table:table-cell>
          <table:table-cell office:value-type="float" office:value="0.3178322" calcext:value-type="float">
            <text:p>0.3178322</text:p>
          </table:table-cell>
          <table:table-cell office:value-type="float" office:value="0.3592302" calcext:value-type="float">
            <text:p>0.3592302</text:p>
          </table:table-cell>
          <table:table-cell office:value-type="float" office:value="0.3102415" calcext:value-type="float">
            <text:p>0.3102415</text:p>
          </table:table-cell>
          <table:table-cell office:value-type="float" office:value="0.3882459" calcext:value-type="float">
            <text:p>0.3882459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385E-015" calcext:value-type="float">
            <text:p>1.927385E-15</text:p>
          </table:table-cell>
          <table:table-cell office:value-type="float" office:value="1.906852E-015" calcext:value-type="float">
            <text:p>1.906852E-15</text:p>
          </table:table-cell>
          <table:table-cell office:value-type="float" office:value="9.294705E-016" calcext:value-type="float">
            <text:p>9.294705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1586409" calcext:value-type="float">
            <text:p>-0.01586409</text:p>
          </table:table-cell>
          <table:table-cell office:value-type="float" office:value="-0.01451304" calcext:value-type="float">
            <text:p>-0.01451304</text:p>
          </table:table-cell>
          <table:table-cell office:value-type="float" office:value="-0.01336541" calcext:value-type="float">
            <text:p>-0.01336541</text:p>
          </table:table-cell>
          <table:table-cell office:value-type="float" office:value="-0.01296755" calcext:value-type="float">
            <text:p>-0.01296755</text:p>
          </table:table-cell>
          <table:table-cell office:value-type="float" office:value="-0.01285257" calcext:value-type="float">
            <text:p>-0.01285257</text:p>
          </table:table-cell>
          <table:table-cell office:value-type="float" office:value="-0.01278672" calcext:value-type="float">
            <text:p>-0.01278672</text:p>
          </table:table-cell>
          <table:table-cell office:value-type="float" office:value="-0.01322246" calcext:value-type="float">
            <text:p>-0.01322246</text:p>
          </table:table-cell>
          <table:table-cell office:value-type="float" office:value="-0.05285041" calcext:value-type="float">
            <text:p>-0.05285041</text:p>
          </table:table-cell>
          <table:table-cell office:value-type="float" office:value="-0.006944219" calcext:value-type="float">
            <text:p>-0.006944219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771.277" calcext:value-type="float">
            <text:p>1771.277</text:p>
          </table:table-cell>
          <table:table-cell office:value-type="float" office:value="0" calcext:value-type="float">
            <text:p>0</text:p>
          </table:table-cell>
          <table:table-cell office:value-type="float" office:value="-0.01748912" calcext:value-type="float">
            <text:p>-0.01748912</text:p>
          </table:table-cell>
          <table:table-cell office:value-type="float" office:value="0.02599261" calcext:value-type="float">
            <text:p>0.0259926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728.3918" calcext:value-type="float">
            <text:p>728.3918</text:p>
          </table:table-cell>
          <table:table-cell office:value-type="float" office:value="387.9075" calcext:value-type="float">
            <text:p>387.907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4.677" calcext:value-type="float">
            <text:p>1254.677</text:p>
          </table:table-cell>
          <table:table-cell office:value-type="float" office:value="266.8345" calcext:value-type="float">
            <text:p>266.8345</text:p>
          </table:table-cell>
          <table:table-cell office:value-type="float" office:value="0" calcext:value-type="float">
            <text:p>0</text:p>
          </table:table-cell>
          <table:table-cell office:value-type="float" office:value="0.2959509" calcext:value-type="float">
            <text:p>0.2959509</text:p>
          </table:table-cell>
          <table:table-cell office:value-type="float" office:value="0.3008112" calcext:value-type="float">
            <text:p>0.3008112</text:p>
          </table:table-cell>
          <table:table-cell office:value-type="float" office:value="0.3063754" calcext:value-type="float">
            <text:p>0.3063754</text:p>
          </table:table-cell>
          <table:table-cell office:value-type="float" office:value="0.3120258" calcext:value-type="float">
            <text:p>0.3120258</text:p>
          </table:table-cell>
          <table:table-cell office:value-type="float" office:value="0.3166627" calcext:value-type="float">
            <text:p>0.3166627</text:p>
          </table:table-cell>
          <table:table-cell office:value-type="float" office:value="0.320533" calcext:value-type="float">
            <text:p>0.320533</text:p>
          </table:table-cell>
          <table:table-cell office:value-type="float" office:value="0.3672478" calcext:value-type="float">
            <text:p>0.3672478</text:p>
          </table:table-cell>
          <table:table-cell office:value-type="float" office:value="0.311889" calcext:value-type="float">
            <text:p>0.311889</text:p>
          </table:table-cell>
          <table:table-cell office:value-type="float" office:value="0.3882101" calcext:value-type="float">
            <text:p>0.3882101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416E-015" calcext:value-type="float">
            <text:p>1.927416E-15</text:p>
          </table:table-cell>
          <table:table-cell office:value-type="float" office:value="1.906841E-015" calcext:value-type="float">
            <text:p>1.906841E-15</text:p>
          </table:table-cell>
          <table:table-cell office:value-type="float" office:value="9.294657E-016" calcext:value-type="float">
            <text:p>9.294657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76531" calcext:value-type="float">
            <text:p>-0.02076531</text:p>
          </table:table-cell>
          <table:table-cell office:value-type="float" office:value="-0.01861818" calcext:value-type="float">
            <text:p>-0.01861818</text:p>
          </table:table-cell>
          <table:table-cell office:value-type="float" office:value="-0.01646636" calcext:value-type="float">
            <text:p>-0.01646636</text:p>
          </table:table-cell>
          <table:table-cell office:value-type="float" office:value="-0.01452697" calcext:value-type="float">
            <text:p>-0.01452697</text:p>
          </table:table-cell>
          <table:table-cell office:value-type="float" office:value="-0.01311743" calcext:value-type="float">
            <text:p>-0.01311743</text:p>
          </table:table-cell>
          <table:table-cell office:value-type="float" office:value="-0.01205225" calcext:value-type="float">
            <text:p>-0.01205225</text:p>
          </table:table-cell>
          <table:table-cell office:value-type="float" office:value="-0.01067308" calcext:value-type="float">
            <text:p>-0.01067308</text:p>
          </table:table-cell>
          <table:table-cell office:value-type="float" office:value="-0.05076541" calcext:value-type="float">
            <text:p>-0.05076541</text:p>
          </table:table-cell>
          <table:table-cell office:value-type="float" office:value="-0.006950275" calcext:value-type="float">
            <text:p>-0.006950275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774.665" calcext:value-type="float">
            <text:p>1774.665</text:p>
          </table:table-cell>
          <table:table-cell office:value-type="float" office:value="0" calcext:value-type="float">
            <text:p>0</text:p>
          </table:table-cell>
          <table:table-cell office:value-type="float" office:value="-0.02288467" calcext:value-type="float">
            <text:p>-0.02288467</text:p>
          </table:table-cell>
          <table:table-cell office:value-type="float" office:value="0.02599243" calcext:value-type="float">
            <text:p>0.02599243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0" calcext:value-type="float">
            <text:p>16112000</text:p>
          </table:table-cell>
          <table:table-cell office:value-type="float" office:value="731.0914" calcext:value-type="float">
            <text:p>731.0914</text:p>
          </table:table-cell>
          <table:table-cell office:value-type="float" office:value="388.1125" calcext:value-type="float">
            <text:p>388.112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7.331" calcext:value-type="float">
            <text:p>1257.331</text:p>
          </table:table-cell>
          <table:table-cell office:value-type="float" office:value="266.6768" calcext:value-type="float">
            <text:p>266.6768</text:p>
          </table:table-cell>
          <table:table-cell office:value-type="float" office:value="0" calcext:value-type="float">
            <text:p>0</text:p>
          </table:table-cell>
          <table:table-cell office:value-type="float" office:value="0.3342866" calcext:value-type="float">
            <text:p>0.3342866</text:p>
          </table:table-cell>
          <table:table-cell office:value-type="float" office:value="0.3267184" calcext:value-type="float">
            <text:p>0.3267184</text:p>
          </table:table-cell>
          <table:table-cell office:value-type="float" office:value="0.320762" calcext:value-type="float">
            <text:p>0.320762</text:p>
          </table:table-cell>
          <table:table-cell office:value-type="float" office:value="0.3174038" calcext:value-type="float">
            <text:p>0.3174038</text:p>
          </table:table-cell>
          <table:table-cell office:value-type="float" office:value="0.3184165" calcext:value-type="float">
            <text:p>0.3184165</text:p>
          </table:table-cell>
          <table:table-cell office:value-type="float" office:value="0.3223789" calcext:value-type="float">
            <text:p>0.3223789</text:p>
          </table:table-cell>
          <table:table-cell office:value-type="float" office:value="0.3704426" calcext:value-type="float">
            <text:p>0.3704426</text:p>
          </table:table-cell>
          <table:table-cell office:value-type="float" office:value="0.3138403" calcext:value-type="float">
            <text:p>0.3138403</text:p>
          </table:table-cell>
          <table:table-cell office:value-type="float" office:value="0.3881547" calcext:value-type="float">
            <text:p>0.3881547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447E-015" calcext:value-type="float">
            <text:p>1.927447E-15</text:p>
          </table:table-cell>
          <table:table-cell office:value-type="float" office:value="1.906829E-015" calcext:value-type="float">
            <text:p>1.906829E-15</text:p>
          </table:table-cell>
          <table:table-cell office:value-type="float" office:value="9.294614E-016" calcext:value-type="float">
            <text:p>9.294614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939576" calcext:value-type="float">
            <text:p>-0.00939576</text:p>
          </table:table-cell>
          <table:table-cell office:value-type="float" office:value="-0.01097601" calcext:value-type="float">
            <text:p>-0.01097601</text:p>
          </table:table-cell>
          <table:table-cell office:value-type="float" office:value="-0.01203348" calcext:value-type="float">
            <text:p>-0.01203348</text:p>
          </table:table-cell>
          <table:table-cell office:value-type="float" office:value="-0.01294426" calcext:value-type="float">
            <text:p>-0.01294426</text:p>
          </table:table-cell>
          <table:table-cell office:value-type="float" office:value="-0.01264955" calcext:value-type="float">
            <text:p>-0.01264955</text:p>
          </table:table-cell>
          <table:table-cell office:value-type="float" office:value="-0.01159031" calcext:value-type="float">
            <text:p>-0.01159031</text:p>
          </table:table-cell>
          <table:table-cell office:value-type="float" office:value="-0.009813224" calcext:value-type="float">
            <text:p>-0.009813224</text:p>
          </table:table-cell>
          <table:table-cell office:value-type="float" office:value="-0.04840744" calcext:value-type="float">
            <text:p>-0.04840744</text:p>
          </table:table-cell>
          <table:table-cell office:value-type="float" office:value="-0.006959889" calcext:value-type="float">
            <text:p>-0.006959889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778.052" calcext:value-type="float">
            <text:p>1778.052</text:p>
          </table:table-cell>
          <table:table-cell office:value-type="float" office:value="0" calcext:value-type="float">
            <text:p>0</text:p>
          </table:table-cell>
          <table:table-cell office:value-type="float" office:value="-0.009366157" calcext:value-type="float">
            <text:p>-0.009366157</text:p>
          </table:table-cell>
          <table:table-cell office:value-type="float" office:value="0.02599227" calcext:value-type="float">
            <text:p>0.0259922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0" calcext:value-type="float">
            <text:p>17112000</text:p>
          </table:table-cell>
          <table:table-cell office:value-type="float" office:value="732.3911" calcext:value-type="float">
            <text:p>732.3911</text:p>
          </table:table-cell>
          <table:table-cell office:value-type="float" office:value="388.4282" calcext:value-type="float">
            <text:p>388.428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8.479" calcext:value-type="float">
            <text:p>1258.479</text:p>
          </table:table-cell>
          <table:table-cell office:value-type="float" office:value="266.5119" calcext:value-type="float">
            <text:p>266.5119</text:p>
          </table:table-cell>
          <table:table-cell office:value-type="float" office:value="0" calcext:value-type="float">
            <text:p>0</text:p>
          </table:table-cell>
          <table:table-cell office:value-type="float" office:value="0.2813083" calcext:value-type="float">
            <text:p>0.2813083</text:p>
          </table:table-cell>
          <table:table-cell office:value-type="float" office:value="0.3034939" calcext:value-type="float">
            <text:p>0.3034939</text:p>
          </table:table-cell>
          <table:table-cell office:value-type="float" office:value="0.3183185" calcext:value-type="float">
            <text:p>0.3183185</text:p>
          </table:table-cell>
          <table:table-cell office:value-type="float" office:value="0.3244224" calcext:value-type="float">
            <text:p>0.3244224</text:p>
          </table:table-cell>
          <table:table-cell office:value-type="float" office:value="0.3257079" calcext:value-type="float">
            <text:p>0.3257079</text:p>
          </table:table-cell>
          <table:table-cell office:value-type="float" office:value="0.3273976" calcext:value-type="float">
            <text:p>0.3273976</text:p>
          </table:table-cell>
          <table:table-cell office:value-type="float" office:value="0.3785832" calcext:value-type="float">
            <text:p>0.3785832</text:p>
          </table:table-cell>
          <table:table-cell office:value-type="float" office:value="0.3156715" calcext:value-type="float">
            <text:p>0.3156715</text:p>
          </table:table-cell>
          <table:table-cell office:value-type="float" office:value="0.3881417" calcext:value-type="float">
            <text:p>0.3881417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479E-015" calcext:value-type="float">
            <text:p>1.927479E-15</text:p>
          </table:table-cell>
          <table:table-cell office:value-type="float" office:value="1.906817E-015" calcext:value-type="float">
            <text:p>1.906817E-15</text:p>
          </table:table-cell>
          <table:table-cell office:value-type="float" office:value="9.294573E-016" calcext:value-type="float">
            <text:p>9.294573E-1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858126" calcext:value-type="float">
            <text:p>-0.02858126</text:p>
          </table:table-cell>
          <table:table-cell office:value-type="float" office:value="-0.01733588" calcext:value-type="float">
            <text:p>-0.01733588</text:p>
          </table:table-cell>
          <table:table-cell office:value-type="float" office:value="-0.01253997" calcext:value-type="float">
            <text:p>-0.01253997</text:p>
          </table:table-cell>
          <table:table-cell office:value-type="float" office:value="-0.01106248" calcext:value-type="float">
            <text:p>-0.01106248</text:p>
          </table:table-cell>
          <table:table-cell office:value-type="float" office:value="-0.01079722" calcext:value-type="float">
            <text:p>-0.01079722</text:p>
          </table:table-cell>
          <table:table-cell office:value-type="float" office:value="-0.01044608" calcext:value-type="float">
            <text:p>-0.01044608</text:p>
          </table:table-cell>
          <table:table-cell office:value-type="float" office:value="-0.008098911" calcext:value-type="float">
            <text:p>-0.008098911</text:p>
          </table:table-cell>
          <table:table-cell office:value-type="float" office:value="-0.04630716" calcext:value-type="float">
            <text:p>-0.04630716</text:p>
          </table:table-cell>
          <table:table-cell office:value-type="float" office:value="-0.006962176" calcext:value-type="float">
            <text:p>-0.006962176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781.44" calcext:value-type="float">
            <text:p>1781.44</text:p>
          </table:table-cell>
          <table:table-cell office:value-type="float" office:value="0" calcext:value-type="float">
            <text:p>0</text:p>
          </table:table-cell>
          <table:table-cell office:value-type="float" office:value="-0.0433904" calcext:value-type="float">
            <text:p>-0.0433904</text:p>
          </table:table-cell>
          <table:table-cell office:value-type="float" office:value="0.02607234" calcext:value-type="float">
            <text:p>0.0260723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0" calcext:value-type="float">
            <text:p>18112000</text:p>
          </table:table-cell>
          <table:table-cell office:value-type="float" office:value="732.3911" calcext:value-type="float">
            <text:p>732.3911</text:p>
          </table:table-cell>
          <table:table-cell office:value-type="float" office:value="388.7958" calcext:value-type="float">
            <text:p>388.7958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8.253" calcext:value-type="float">
            <text:p>1258.253</text:p>
          </table:table-cell>
          <table:table-cell office:value-type="float" office:value="266.3695" calcext:value-type="float">
            <text:p>266.3695</text:p>
          </table:table-cell>
          <table:table-cell office:value-type="float" office:value="0" calcext:value-type="float">
            <text:p>0</text:p>
          </table:table-cell>
          <table:table-cell office:value-type="float" office:value="0.2027196" calcext:value-type="float">
            <text:p>0.2027196</text:p>
          </table:table-cell>
          <table:table-cell office:value-type="float" office:value="0.298951" calcext:value-type="float">
            <text:p>0.298951</text:p>
          </table:table-cell>
          <table:table-cell office:value-type="float" office:value="0.3067037" calcext:value-type="float">
            <text:p>0.3067037</text:p>
          </table:table-cell>
          <table:table-cell office:value-type="float" office:value="0.3185695" calcext:value-type="float">
            <text:p>0.3185695</text:p>
          </table:table-cell>
          <table:table-cell office:value-type="float" office:value="0.3279831" calcext:value-type="float">
            <text:p>0.3279831</text:p>
          </table:table-cell>
          <table:table-cell office:value-type="float" office:value="0.3357976" calcext:value-type="float">
            <text:p>0.3357976</text:p>
          </table:table-cell>
          <table:table-cell office:value-type="float" office:value="0.386687" calcext:value-type="float">
            <text:p>0.386687</text:p>
          </table:table-cell>
          <table:table-cell office:value-type="float" office:value="0.3178158" calcext:value-type="float">
            <text:p>0.3178158</text:p>
          </table:table-cell>
          <table:table-cell office:value-type="float" office:value="0.3880694" calcext:value-type="float">
            <text:p>0.388069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83741" calcext:value-type="float">
            <text:p>0.006983741</text:p>
          </table:table-cell>
          <table:table-cell office:value-type="float" office:value="1.906803E-015" calcext:value-type="float">
            <text:p>1.906803E-15</text:p>
          </table:table-cell>
          <table:table-cell office:value-type="float" office:value="9.294537E-016" calcext:value-type="float">
            <text:p>9.294537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120611" calcext:value-type="float">
            <text:p>-0.2120611</text:p>
          </table:table-cell>
          <table:table-cell office:value-type="float" office:value="-0.0196162" calcext:value-type="float">
            <text:p>-0.0196162</text:p>
          </table:table-cell>
          <table:table-cell office:value-type="float" office:value="-0.01637129" calcext:value-type="float">
            <text:p>-0.01637129</text:p>
          </table:table-cell>
          <table:table-cell office:value-type="float" office:value="-0.01258038" calcext:value-type="float">
            <text:p>-0.01258038</text:p>
          </table:table-cell>
          <table:table-cell office:value-type="float" office:value="-0.01028549" calcext:value-type="float">
            <text:p>-0.01028549</text:p>
          </table:table-cell>
          <table:table-cell office:value-type="float" office:value="-0.008737607" calcext:value-type="float">
            <text:p>-0.008737607</text:p>
          </table:table-cell>
          <table:table-cell office:value-type="float" office:value="-0.006520648" calcext:value-type="float">
            <text:p>-0.006520648</text:p>
          </table:table-cell>
          <table:table-cell office:value-type="float" office:value="-0.04398393" calcext:value-type="float">
            <text:p>-0.04398393</text:p>
          </table:table-cell>
          <table:table-cell office:value-type="float" office:value="-0.00697441" calcext:value-type="float">
            <text:p>-0.00697441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784.827" calcext:value-type="float">
            <text:p>1784.827</text:p>
          </table:table-cell>
          <table:table-cell office:value-type="float" office:value="0" calcext:value-type="float">
            <text:p>0</text:p>
          </table:table-cell>
          <table:table-cell office:value-type="float" office:value="-0.8048231" calcext:value-type="float">
            <text:p>-0.8048231</text:p>
          </table:table-cell>
          <table:table-cell office:value-type="float" office:value="0.02607437" calcext:value-type="float">
            <text:p>0.02607437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0" calcext:value-type="float">
            <text:p>19112000</text:p>
          </table:table-cell>
          <table:table-cell office:value-type="float" office:value="732.3911" calcext:value-type="float">
            <text:p>732.3911</text:p>
          </table:table-cell>
          <table:table-cell office:value-type="float" office:value="389.0011" calcext:value-type="float">
            <text:p>389.0011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8.209" calcext:value-type="float">
            <text:p>1258.209</text:p>
          </table:table-cell>
          <table:table-cell office:value-type="float" office:value="266.208" calcext:value-type="float">
            <text:p>266.208</text:p>
          </table:table-cell>
          <table:table-cell office:value-type="float" office:value="0" calcext:value-type="float">
            <text:p>0</text:p>
          </table:table-cell>
          <table:table-cell office:value-type="float" office:value="0.2122711" calcext:value-type="float">
            <text:p>0.2122711</text:p>
          </table:table-cell>
          <table:table-cell office:value-type="float" office:value="0.306398" calcext:value-type="float">
            <text:p>0.306398</text:p>
          </table:table-cell>
          <table:table-cell office:value-type="float" office:value="0.3121518" calcext:value-type="float">
            <text:p>0.3121518</text:p>
          </table:table-cell>
          <table:table-cell office:value-type="float" office:value="0.32019" calcext:value-type="float">
            <text:p>0.32019</text:p>
          </table:table-cell>
          <table:table-cell office:value-type="float" office:value="0.3273605" calcext:value-type="float">
            <text:p>0.3273605</text:p>
          </table:table-cell>
          <table:table-cell office:value-type="float" office:value="0.3336937" calcext:value-type="float">
            <text:p>0.3336937</text:p>
          </table:table-cell>
          <table:table-cell office:value-type="float" office:value="0.3799326" calcext:value-type="float">
            <text:p>0.3799326</text:p>
          </table:table-cell>
          <table:table-cell office:value-type="float" office:value="0.3200693" calcext:value-type="float">
            <text:p>0.3200693</text:p>
          </table:table-cell>
          <table:table-cell office:value-type="float" office:value="0.3879859" calcext:value-type="float">
            <text:p>0.3879859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8788E-015" calcext:value-type="float">
            <text:p>1.928788E-15</text:p>
          </table:table-cell>
          <table:table-cell office:value-type="float" office:value="1.906788E-015" calcext:value-type="float">
            <text:p>1.906788E-15</text:p>
          </table:table-cell>
          <table:table-cell office:value-type="float" office:value="9.294503E-016" calcext:value-type="float">
            <text:p>9.294503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697033" calcext:value-type="float">
            <text:p>-0.1697033</text:p>
          </table:table-cell>
          <table:table-cell office:value-type="float" office:value="-0.01646964" calcext:value-type="float">
            <text:p>-0.01646964</text:p>
          </table:table-cell>
          <table:table-cell office:value-type="float" office:value="-0.01448234" calcext:value-type="float">
            <text:p>-0.01448234</text:p>
          </table:table-cell>
          <table:table-cell office:value-type="float" office:value="-0.01215109" calcext:value-type="float">
            <text:p>-0.01215109</text:p>
          </table:table-cell>
          <table:table-cell office:value-type="float" office:value="-0.01041746" calcext:value-type="float">
            <text:p>-0.01041746</text:p>
          </table:table-cell>
          <table:table-cell office:value-type="float" office:value="-0.009112956" calcext:value-type="float">
            <text:p>-0.009112956</text:p>
          </table:table-cell>
          <table:table-cell office:value-type="float" office:value="-0.007687884" calcext:value-type="float">
            <text:p>-0.007687884</text:p>
          </table:table-cell>
          <table:table-cell office:value-type="float" office:value="-0.04167582" calcext:value-type="float">
            <text:p>-0.04167582</text:p>
          </table:table-cell>
          <table:table-cell office:value-type="float" office:value="-0.006988932" calcext:value-type="float">
            <text:p>-0.006988932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788.215" calcext:value-type="float">
            <text:p>1788.215</text:p>
          </table:table-cell>
          <table:table-cell office:value-type="float" office:value="0" calcext:value-type="float">
            <text:p>0</text:p>
          </table:table-cell>
          <table:table-cell office:value-type="float" office:value="-0.3039743" calcext:value-type="float">
            <text:p>-0.3039743</text:p>
          </table:table-cell>
          <table:table-cell office:value-type="float" office:value="0.02599186" calcext:value-type="float">
            <text:p>0.02599186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0" calcext:value-type="float">
            <text:p>20112000</text:p>
          </table:table-cell>
          <table:table-cell office:value-type="float" office:value="732.3911" calcext:value-type="float">
            <text:p>732.3911</text:p>
          </table:table-cell>
          <table:table-cell office:value-type="float" office:value="388.9932" calcext:value-type="float">
            <text:p>388.9932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8.384" calcext:value-type="float">
            <text:p>1258.384</text:p>
          </table:table-cell>
          <table:table-cell office:value-type="float" office:value="266.0426" calcext:value-type="float">
            <text:p>266.0426</text:p>
          </table:table-cell>
          <table:table-cell office:value-type="float" office:value="0" calcext:value-type="float">
            <text:p>0</text:p>
          </table:table-cell>
          <table:table-cell office:value-type="float" office:value="0.1882747" calcext:value-type="float">
            <text:p>0.1882747</text:p>
          </table:table-cell>
          <table:table-cell office:value-type="float" office:value="0.3065876" calcext:value-type="float">
            <text:p>0.3065876</text:p>
          </table:table-cell>
          <table:table-cell office:value-type="float" office:value="0.3111762" calcext:value-type="float">
            <text:p>0.3111762</text:p>
          </table:table-cell>
          <table:table-cell office:value-type="float" office:value="0.3188762" calcext:value-type="float">
            <text:p>0.3188762</text:p>
          </table:table-cell>
          <table:table-cell office:value-type="float" office:value="0.325168" calcext:value-type="float">
            <text:p>0.325168</text:p>
          </table:table-cell>
          <table:table-cell office:value-type="float" office:value="0.3304638" calcext:value-type="float">
            <text:p>0.3304638</text:p>
          </table:table-cell>
          <table:table-cell office:value-type="float" office:value="0.3793674" calcext:value-type="float">
            <text:p>0.3793674</text:p>
          </table:table-cell>
          <table:table-cell office:value-type="float" office:value="0.3223101" calcext:value-type="float">
            <text:p>0.3223101</text:p>
          </table:table-cell>
          <table:table-cell office:value-type="float" office:value="0.3879092" calcext:value-type="float">
            <text:p>0.3879092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93486" calcext:value-type="float">
            <text:p>0.01193486</text:p>
          </table:table-cell>
          <table:table-cell office:value-type="float" office:value="1.906772E-015" calcext:value-type="float">
            <text:p>1.906772E-15</text:p>
          </table:table-cell>
          <table:table-cell office:value-type="float" office:value="9.294468E-016" calcext:value-type="float">
            <text:p>9.294468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312066" calcext:value-type="float">
            <text:p>-0.3312066</text:p>
          </table:table-cell>
          <table:table-cell office:value-type="float" office:value="-0.01644446" calcext:value-type="float">
            <text:p>-0.01644446</text:p>
          </table:table-cell>
          <table:table-cell office:value-type="float" office:value="-0.0148064" calcext:value-type="float">
            <text:p>-0.0148064</text:p>
          </table:table-cell>
          <table:table-cell office:value-type="float" office:value="-0.0124963" calcext:value-type="float">
            <text:p>-0.0124963</text:p>
          </table:table-cell>
          <table:table-cell office:value-type="float" office:value="-0.01091752" calcext:value-type="float">
            <text:p>-0.01091752</text:p>
          </table:table-cell>
          <table:table-cell office:value-type="float" office:value="-0.009764172" calcext:value-type="float">
            <text:p>-0.009764172</text:p>
          </table:table-cell>
          <table:table-cell office:value-type="float" office:value="-0.007836202" calcext:value-type="float">
            <text:p>-0.007836202</text:p>
          </table:table-cell>
          <table:table-cell office:value-type="float" office:value="-0.03952231" calcext:value-type="float">
            <text:p>-0.03952231</text:p>
          </table:table-cell>
          <table:table-cell office:value-type="float" office:value="-0.007001948" calcext:value-type="float">
            <text:p>-0.007001948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791.602" calcext:value-type="float">
            <text:p>1791.602</text:p>
          </table:table-cell>
          <table:table-cell office:value-type="float" office:value="0" calcext:value-type="float">
            <text:p>0</text:p>
          </table:table-cell>
          <table:table-cell office:value-type="float" office:value="-1.417038" calcext:value-type="float">
            <text:p>-1.417038</text:p>
          </table:table-cell>
          <table:table-cell office:value-type="float" office:value="0.02607211" calcext:value-type="float">
            <text:p>0.02607211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0" calcext:value-type="float">
            <text:p>21112000</text:p>
          </table:table-cell>
          <table:table-cell office:value-type="float" office:value="734.8909" calcext:value-type="float">
            <text:p>734.8909</text:p>
          </table:table-cell>
          <table:table-cell office:value-type="float" office:value="388.9225" calcext:value-type="float">
            <text:p>388.922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61.117" calcext:value-type="float">
            <text:p>1261.117</text:p>
          </table:table-cell>
          <table:table-cell office:value-type="float" office:value="265.8809" calcext:value-type="float">
            <text:p>265.8809</text:p>
          </table:table-cell>
          <table:table-cell office:value-type="float" office:value="15.40996" calcext:value-type="float">
            <text:p>15.40996</text:p>
          </table:table-cell>
          <table:table-cell office:value-type="float" office:value="0.1525621" calcext:value-type="float">
            <text:p>0.1525621</text:p>
          </table:table-cell>
          <table:table-cell office:value-type="float" office:value="0.3112207" calcext:value-type="float">
            <text:p>0.3112207</text:p>
          </table:table-cell>
          <table:table-cell office:value-type="float" office:value="0.3141633" calcext:value-type="float">
            <text:p>0.3141633</text:p>
          </table:table-cell>
          <table:table-cell office:value-type="float" office:value="0.3199124" calcext:value-type="float">
            <text:p>0.3199124</text:p>
          </table:table-cell>
          <table:table-cell office:value-type="float" office:value="0.325481" calcext:value-type="float">
            <text:p>0.325481</text:p>
          </table:table-cell>
          <table:table-cell office:value-type="float" office:value="0.3311492" calcext:value-type="float">
            <text:p>0.3311492</text:p>
          </table:table-cell>
          <table:table-cell office:value-type="float" office:value="0.379861" calcext:value-type="float">
            <text:p>0.379861</text:p>
          </table:table-cell>
          <table:table-cell office:value-type="float" office:value="0.3248626" calcext:value-type="float">
            <text:p>0.3248626</text:p>
          </table:table-cell>
          <table:table-cell office:value-type="float" office:value="0.3877724" calcext:value-type="float">
            <text:p>0.3877724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0633" calcext:value-type="float">
            <text:p>0.02910633</text:p>
          </table:table-cell>
          <table:table-cell office:value-type="float" office:value="1.90826E-015" calcext:value-type="float">
            <text:p>1.90826E-15</text:p>
          </table:table-cell>
          <table:table-cell office:value-type="float" office:value="9.294446E-016" calcext:value-type="float">
            <text:p>9.294446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92501" calcext:value-type="float">
            <text:p>-1.192501</text:p>
          </table:table-cell>
          <table:table-cell office:value-type="float" office:value="-0.01479881" calcext:value-type="float">
            <text:p>-0.01479881</text:p>
          </table:table-cell>
          <table:table-cell office:value-type="float" office:value="-0.01386394" calcext:value-type="float">
            <text:p>-0.01386394</text:p>
          </table:table-cell>
          <table:table-cell office:value-type="float" office:value="-0.01222827" calcext:value-type="float">
            <text:p>-0.01222827</text:p>
          </table:table-cell>
          <table:table-cell office:value-type="float" office:value="-0.01084925" calcext:value-type="float">
            <text:p>-0.01084925</text:p>
          </table:table-cell>
          <table:table-cell office:value-type="float" office:value="-0.009621933" calcext:value-type="float">
            <text:p>-0.009621933</text:p>
          </table:table-cell>
          <table:table-cell office:value-type="float" office:value="-0.007714121" calcext:value-type="float">
            <text:p>-0.007714121</text:p>
          </table:table-cell>
          <table:table-cell office:value-type="float" office:value="-0.03721432" calcext:value-type="float">
            <text:p>-0.03721432</text:p>
          </table:table-cell>
          <table:table-cell office:value-type="float" office:value="-0.007025847" calcext:value-type="float">
            <text:p>-0.007025847</text:p>
          </table:table-cell>
          <table:table-cell office:value-type="float" office:value="-0.003763467" calcext:value-type="float">
            <text:p>-0.003763467</text:p>
          </table:table-cell>
          <table:table-cell office:value-type="float" office:value="1794.99" calcext:value-type="float">
            <text:p>1794.99</text:p>
          </table:table-cell>
          <table:table-cell office:value-type="float" office:value="0" calcext:value-type="float">
            <text:p>0</text:p>
          </table:table-cell>
          <table:table-cell office:value-type="float" office:value="-4.614636" calcext:value-type="float">
            <text:p>-4.614636</text:p>
          </table:table-cell>
          <table:table-cell office:value-type="float" office:value="0.02606004" calcext:value-type="float">
            <text:p>0.0260600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0" calcext:value-type="float">
            <text:p>22112000</text:p>
          </table:table-cell>
          <table:table-cell office:value-type="float" office:value="735.1908" calcext:value-type="float">
            <text:p>735.1908</text:p>
          </table:table-cell>
          <table:table-cell office:value-type="float" office:value="388.995" calcext:value-type="float">
            <text:p>388.99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61.572" calcext:value-type="float">
            <text:p>1261.572</text:p>
          </table:table-cell>
          <table:table-cell office:value-type="float" office:value="265.6542" calcext:value-type="float">
            <text:p>265.6542</text:p>
          </table:table-cell>
          <table:table-cell office:value-type="float" office:value="18.05047" calcext:value-type="float">
            <text:p>18.05047</text:p>
          </table:table-cell>
          <table:table-cell office:value-type="float" office:value="0.1229334" calcext:value-type="float">
            <text:p>0.1229334</text:p>
          </table:table-cell>
          <table:table-cell office:value-type="float" office:value="0.296324" calcext:value-type="float">
            <text:p>0.296324</text:p>
          </table:table-cell>
          <table:table-cell office:value-type="float" office:value="0.3089131" calcext:value-type="float">
            <text:p>0.3089131</text:p>
          </table:table-cell>
          <table:table-cell office:value-type="float" office:value="0.3179332" calcext:value-type="float">
            <text:p>0.3179332</text:p>
          </table:table-cell>
          <table:table-cell office:value-type="float" office:value="0.3240432" calcext:value-type="float">
            <text:p>0.3240432</text:p>
          </table:table-cell>
          <table:table-cell office:value-type="float" office:value="0.3287048" calcext:value-type="float">
            <text:p>0.3287048</text:p>
          </table:table-cell>
          <table:table-cell office:value-type="float" office:value="0.3736344" calcext:value-type="float">
            <text:p>0.3736344</text:p>
          </table:table-cell>
          <table:table-cell office:value-type="float" office:value="0.3273564" calcext:value-type="float">
            <text:p>0.3273564</text:p>
          </table:table-cell>
          <table:table-cell office:value-type="float" office:value="0.3876701" calcext:value-type="float">
            <text:p>0.3876701</text:p>
          </table:table-cell>
          <table:table-cell office:value-type="float" office:value="0.4139517" calcext:value-type="float">
            <text:p>0.413951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18" calcext:value-type="float">
            <text:p>0.511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992" calcext:value-type="float">
            <text:p>0.0553992</text:p>
          </table:table-cell>
          <table:table-cell office:value-type="float" office:value="0.06762708" calcext:value-type="float">
            <text:p>0.06762708</text:p>
          </table:table-cell>
          <table:table-cell office:value-type="float" office:value="0.0000120725" calcext:value-type="float">
            <text:p>1.20725E-05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0389" calcext:value-type="float">
            <text:p>-4.70389</text:p>
          </table:table-cell>
          <table:table-cell office:value-type="float" office:value="-0.02048092" calcext:value-type="float">
            <text:p>-0.02048092</text:p>
          </table:table-cell>
          <table:table-cell office:value-type="float" office:value="-0.01550234" calcext:value-type="float">
            <text:p>-0.01550234</text:p>
          </table:table-cell>
          <table:table-cell office:value-type="float" office:value="-0.01274874" calcext:value-type="float">
            <text:p>-0.01274874</text:p>
          </table:table-cell>
          <table:table-cell office:value-type="float" office:value="-0.01117678" calcext:value-type="float">
            <text:p>-0.01117678</text:p>
          </table:table-cell>
          <table:table-cell office:value-type="float" office:value="-0.01011915" calcext:value-type="float">
            <text:p>-0.01011915</text:p>
          </table:table-cell>
          <table:table-cell office:value-type="float" office:value="-0.009039969" calcext:value-type="float">
            <text:p>-0.009039969</text:p>
          </table:table-cell>
          <table:table-cell office:value-type="float" office:value="-0.03511107" calcext:value-type="float">
            <text:p>-0.03511107</text:p>
          </table:table-cell>
          <table:table-cell office:value-type="float" office:value="-0.007043391" calcext:value-type="float">
            <text:p>-0.007043391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1798.377" calcext:value-type="float">
            <text:p>1798.377</text:p>
          </table:table-cell>
          <table:table-cell office:value-type="float" office:value="0" calcext:value-type="float">
            <text:p>0</text:p>
          </table:table-cell>
          <table:table-cell office:value-type="float" office:value="-10.25071" calcext:value-type="float">
            <text:p>-10.25071</text:p>
          </table:table-cell>
          <table:table-cell office:value-type="float" office:value="0.02612919" calcext:value-type="float">
            <text:p>0.0261291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0" calcext:value-type="float">
            <text:p>23112000</text:p>
          </table:table-cell>
          <table:table-cell office:value-type="float" office:value="735.1908" calcext:value-type="float">
            <text:p>735.1908</text:p>
          </table:table-cell>
          <table:table-cell office:value-type="float" office:value="389.2036" calcext:value-type="float">
            <text:p>389.2036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61.654" calcext:value-type="float">
            <text:p>1261.654</text:p>
          </table:table-cell>
          <table:table-cell office:value-type="float" office:value="265.3618" calcext:value-type="float">
            <text:p>265.3618</text:p>
          </table:table-cell>
          <table:table-cell office:value-type="float" office:value="17.67141" calcext:value-type="float">
            <text:p>17.67141</text:p>
          </table:table-cell>
          <table:table-cell office:value-type="float" office:value="0.1170329" calcext:value-type="float">
            <text:p>0.1170329</text:p>
          </table:table-cell>
          <table:table-cell office:value-type="float" office:value="0.2685753" calcext:value-type="float">
            <text:p>0.2685753</text:p>
          </table:table-cell>
          <table:table-cell office:value-type="float" office:value="0.2928691" calcext:value-type="float">
            <text:p>0.2928691</text:p>
          </table:table-cell>
          <table:table-cell office:value-type="float" office:value="0.3100017" calcext:value-type="float">
            <text:p>0.3100017</text:p>
          </table:table-cell>
          <table:table-cell office:value-type="float" office:value="0.3181057" calcext:value-type="float">
            <text:p>0.3181057</text:p>
          </table:table-cell>
          <table:table-cell office:value-type="float" office:value="0.3232408" calcext:value-type="float">
            <text:p>0.3232408</text:p>
          </table:table-cell>
          <table:table-cell office:value-type="float" office:value="0.3685041" calcext:value-type="float">
            <text:p>0.3685041</text:p>
          </table:table-cell>
          <table:table-cell office:value-type="float" office:value="0.3300993" calcext:value-type="float">
            <text:p>0.3300993</text:p>
          </table:table-cell>
          <table:table-cell office:value-type="float" office:value="0.3875046" calcext:value-type="float">
            <text:p>0.3875046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05" calcext:value-type="float">
            <text:p>0.511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59885" calcext:value-type="float">
            <text:p>0.05959885</text:p>
          </table:table-cell>
          <table:table-cell office:value-type="float" office:value="0.213236" calcext:value-type="float">
            <text:p>0.213236</text:p>
          </table:table-cell>
          <table:table-cell office:value-type="float" office:value="0.00274693" calcext:value-type="float">
            <text:p>0.00274693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355566" calcext:value-type="float">
            <text:p>-6.355566</text:p>
          </table:table-cell>
          <table:table-cell office:value-type="float" office:value="-0.03916486" calcext:value-type="float">
            <text:p>-0.03916486</text:p>
          </table:table-cell>
          <table:table-cell office:value-type="float" office:value="-0.02234065" calcext:value-type="float">
            <text:p>-0.02234065</text:p>
          </table:table-cell>
          <table:table-cell office:value-type="float" office:value="-0.01517312" calcext:value-type="float">
            <text:p>-0.01517312</text:p>
          </table:table-cell>
          <table:table-cell office:value-type="float" office:value="-0.01269496" calcext:value-type="float">
            <text:p>-0.01269496</text:p>
          </table:table-cell>
          <table:table-cell office:value-type="float" office:value="-0.01136014" calcext:value-type="float">
            <text:p>-0.01136014</text:p>
          </table:table-cell>
          <table:table-cell office:value-type="float" office:value="-0.01032709" calcext:value-type="float">
            <text:p>-0.01032709</text:p>
          </table:table-cell>
          <table:table-cell office:value-type="float" office:value="-0.03293063" calcext:value-type="float">
            <text:p>-0.03293063</text:p>
          </table:table-cell>
          <table:table-cell office:value-type="float" office:value="-0.007072509" calcext:value-type="float">
            <text:p>-0.007072509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801.754" calcext:value-type="float">
            <text:p>1801.754</text:p>
          </table:table-cell>
          <table:table-cell office:value-type="float" office:value="0" calcext:value-type="float">
            <text:p>0</text:p>
          </table:table-cell>
          <table:table-cell office:value-type="float" office:value="-13.48209" calcext:value-type="float">
            <text:p>-13.48209</text:p>
          </table:table-cell>
          <table:table-cell office:value-type="float" office:value="0.02630614" calcext:value-type="float">
            <text:p>0.0263061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0" calcext:value-type="float">
            <text:p>24112000</text:p>
          </table:table-cell>
          <table:table-cell office:value-type="float" office:value="735.1908" calcext:value-type="float">
            <text:p>735.1908</text:p>
          </table:table-cell>
          <table:table-cell office:value-type="float" office:value="389.345" calcext:value-type="float">
            <text:p>389.345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8.479" calcext:value-type="float">
            <text:p>1258.479</text:p>
          </table:table-cell>
          <table:table-cell office:value-type="float" office:value="268.3947" calcext:value-type="float">
            <text:p>268.3947</text:p>
          </table:table-cell>
          <table:table-cell office:value-type="float" office:value="17.36579" calcext:value-type="float">
            <text:p>17.36579</text:p>
          </table:table-cell>
          <table:table-cell office:value-type="float" office:value="0.12134" calcext:value-type="float">
            <text:p>0.12134</text:p>
          </table:table-cell>
          <table:table-cell office:value-type="float" office:value="0.1603885" calcext:value-type="float">
            <text:p>0.1603885</text:p>
          </table:table-cell>
          <table:table-cell office:value-type="float" office:value="0.2920652" calcext:value-type="float">
            <text:p>0.2920652</text:p>
          </table:table-cell>
          <table:table-cell office:value-type="float" office:value="0.3042533" calcext:value-type="float">
            <text:p>0.3042533</text:p>
          </table:table-cell>
          <table:table-cell office:value-type="float" office:value="0.3118999" calcext:value-type="float">
            <text:p>0.3118999</text:p>
          </table:table-cell>
          <table:table-cell office:value-type="float" office:value="0.317018" calcext:value-type="float">
            <text:p>0.317018</text:p>
          </table:table-cell>
          <table:table-cell office:value-type="float" office:value="0.3633972" calcext:value-type="float">
            <text:p>0.3633972</text:p>
          </table:table-cell>
          <table:table-cell office:value-type="float" office:value="0.3327006" calcext:value-type="float">
            <text:p>0.3327006</text:p>
          </table:table-cell>
          <table:table-cell office:value-type="float" office:value="0.3852324" calcext:value-type="float">
            <text:p>0.3852324</text:p>
          </table:table-cell>
          <table:table-cell office:value-type="float" office:value="0.4106399" calcext:value-type="float">
            <text:p>0.4106399</text:p>
          </table:table-cell>
          <table:table-cell office:value-type="float" office:value="0.5085811" calcext:value-type="float">
            <text:p>0.5085811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9189" calcext:value-type="float">
            <text:p>0.05579189</text:p>
          </table:table-cell>
          <table:table-cell office:value-type="float" office:value="0.3466807" calcext:value-type="float">
            <text:p>0.3466807</text:p>
          </table:table-cell>
          <table:table-cell office:value-type="float" office:value="0.01733637" calcext:value-type="float">
            <text:p>0.01733637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132943" calcext:value-type="float">
            <text:p>-5.132943</text:p>
          </table:table-cell>
          <table:table-cell office:value-type="float" office:value="-0.9065088" calcext:value-type="float">
            <text:p>-0.9065088</text:p>
          </table:table-cell>
          <table:table-cell office:value-type="float" office:value="-0.02289731" calcext:value-type="float">
            <text:p>-0.02289731</text:p>
          </table:table-cell>
          <table:table-cell office:value-type="float" office:value="-0.01729197" calcext:value-type="float">
            <text:p>-0.01729197</text:p>
          </table:table-cell>
          <table:table-cell office:value-type="float" office:value="-0.01456392" calcext:value-type="float">
            <text:p>-0.01456392</text:p>
          </table:table-cell>
          <table:table-cell office:value-type="float" office:value="-0.01299913" calcext:value-type="float">
            <text:p>-0.01299913</text:p>
          </table:table-cell>
          <table:table-cell office:value-type="float" office:value="-0.01181227" calcext:value-type="float">
            <text:p>-0.01181227</text:p>
          </table:table-cell>
          <table:table-cell office:value-type="float" office:value="-0.03054211" calcext:value-type="float">
            <text:p>-0.03054211</text:p>
          </table:table-cell>
          <table:table-cell office:value-type="float" office:value="-0.007478277" calcext:value-type="float">
            <text:p>-0.007478277</text:p>
          </table:table-cell>
          <table:table-cell office:value-type="float" office:value="-0.004061042" calcext:value-type="float">
            <text:p>-0.004061042</text:p>
          </table:table-cell>
          <table:table-cell office:value-type="float" office:value="1809.892" calcext:value-type="float">
            <text:p>1809.892</text:p>
          </table:table-cell>
          <table:table-cell office:value-type="float" office:value="0" calcext:value-type="float">
            <text:p>0</text:p>
          </table:table-cell>
          <table:table-cell office:value-type="float" office:value="-9.868568" calcext:value-type="float">
            <text:p>-9.868568</text:p>
          </table:table-cell>
          <table:table-cell office:value-type="float" office:value="0.02652154" calcext:value-type="float">
            <text:p>0.0265215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238" calcext:value-type="float">
            <text:p>-0.010002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0" calcext:value-type="float">
            <text:p>25112000</text:p>
          </table:table-cell>
          <table:table-cell office:value-type="float" office:value="735.1908" calcext:value-type="float">
            <text:p>735.1908</text:p>
          </table:table-cell>
          <table:table-cell office:value-type="float" office:value="389.454" calcext:value-type="float">
            <text:p>389.454</text:p>
          </table:table-cell>
          <table:table-cell office:value-type="float" office:value="62.34893" calcext:value-type="float">
            <text:p>62.34893</text:p>
          </table:table-cell>
          <table:table-cell office:value-type="float" office:value="1255.154" calcext:value-type="float">
            <text:p>1255.154</text:p>
          </table:table-cell>
          <table:table-cell office:value-type="float" office:value="271.6109" calcext:value-type="float">
            <text:p>271.6109</text:p>
          </table:table-cell>
          <table:table-cell office:value-type="float" office:value="15.61697" calcext:value-type="float">
            <text:p>15.61697</text:p>
          </table:table-cell>
          <table:table-cell office:value-type="float" office:value="0.1446563" calcext:value-type="float">
            <text:p>0.1446563</text:p>
          </table:table-cell>
          <table:table-cell office:value-type="float" office:value="0.1762424" calcext:value-type="float">
            <text:p>0.1762424</text:p>
          </table:table-cell>
          <table:table-cell office:value-type="float" office:value="0.2910304" calcext:value-type="float">
            <text:p>0.2910304</text:p>
          </table:table-cell>
          <table:table-cell office:value-type="float" office:value="0.2997572" calcext:value-type="float">
            <text:p>0.2997572</text:p>
          </table:table-cell>
          <table:table-cell office:value-type="float" office:value="0.3069401" calcext:value-type="float">
            <text:p>0.3069401</text:p>
          </table:table-cell>
          <table:table-cell office:value-type="float" office:value="0.3117874" calcext:value-type="float">
            <text:p>0.3117874</text:p>
          </table:table-cell>
          <table:table-cell office:value-type="float" office:value="0.3587298" calcext:value-type="float">
            <text:p>0.3587298</text:p>
          </table:table-cell>
          <table:table-cell office:value-type="float" office:value="0.3353185" calcext:value-type="float">
            <text:p>0.3353185</text:p>
          </table:table-cell>
          <table:table-cell office:value-type="float" office:value="0.3830722" calcext:value-type="float">
            <text:p>0.3830722</text:p>
          </table:table-cell>
          <table:table-cell office:value-type="float" office:value="0.4075024" calcext:value-type="float">
            <text:p>0.4075024</text:p>
          </table:table-cell>
          <table:table-cell office:value-type="float" office:value="0.5060612" calcext:value-type="float">
            <text:p>0.5060612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17844" calcext:value-type="float">
            <text:p>0.03217844</text:p>
          </table:table-cell>
          <table:table-cell office:value-type="float" office:value="0.3307582" calcext:value-type="float">
            <text:p>0.3307582</text:p>
          </table:table-cell>
          <table:table-cell office:value-type="float" office:value="0.03465216" calcext:value-type="float">
            <text:p>0.034652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85686" calcext:value-type="float">
            <text:p>-1.685686</text:p>
          </table:table-cell>
          <table:table-cell office:value-type="float" office:value="-0.5220074" calcext:value-type="float">
            <text:p>-0.5220074</text:p>
          </table:table-cell>
          <table:table-cell office:value-type="float" office:value="-0.02356612" calcext:value-type="float">
            <text:p>-0.02356612</text:p>
          </table:table-cell>
          <table:table-cell office:value-type="float" office:value="-0.01918679" calcext:value-type="float">
            <text:p>-0.01918679</text:p>
          </table:table-cell>
          <table:table-cell office:value-type="float" office:value="-0.0162714" calcext:value-type="float">
            <text:p>-0.0162714</text:p>
          </table:table-cell>
          <table:table-cell office:value-type="float" office:value="-0.01458981" calcext:value-type="float">
            <text:p>-0.01458981</text:p>
          </table:table-cell>
          <table:table-cell office:value-type="float" office:value="-0.01338517" calcext:value-type="float">
            <text:p>-0.01338517</text:p>
          </table:table-cell>
          <table:table-cell office:value-type="float" office:value="-0.02832323" calcext:value-type="float">
            <text:p>-0.02832323</text:p>
          </table:table-cell>
          <table:table-cell office:value-type="float" office:value="-0.007893702" calcext:value-type="float">
            <text:p>-0.007893702</text:p>
          </table:table-cell>
          <table:table-cell office:value-type="float" office:value="-0.004371316" calcext:value-type="float">
            <text:p>-0.004371316</text:p>
          </table:table-cell>
          <table:table-cell office:value-type="float" office:value="1818.469" calcext:value-type="float">
            <text:p>1818.469</text:p>
          </table:table-cell>
          <table:table-cell office:value-type="float" office:value="0" calcext:value-type="float">
            <text:p>0</text:p>
          </table:table-cell>
          <table:table-cell office:value-type="float" office:value="-3.446164" calcext:value-type="float">
            <text:p>-3.446164</text:p>
          </table:table-cell>
          <table:table-cell office:value-type="float" office:value="0.02655944" calcext:value-type="float">
            <text:p>0.0265594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136" calcext:value-type="float">
            <text:p>-0.010001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782.4902" calcext:value-type="float">
            <text:p>782.4902</text:p>
          </table:table-cell>
          <table:table-cell office:value-type="float" office:value="389.3468" calcext:value-type="float">
            <text:p>389.3468</text:p>
          </table:table-cell>
          <table:table-cell office:value-type="float" office:value="71.48524" calcext:value-type="float">
            <text:p>71.48524</text:p>
          </table:table-cell>
          <table:table-cell office:value-type="float" office:value="1290.308" calcext:value-type="float">
            <text:p>1290.308</text:p>
          </table:table-cell>
          <table:table-cell office:value-type="float" office:value="274.7294" calcext:value-type="float">
            <text:p>274.7294</text:p>
          </table:table-cell>
          <table:table-cell office:value-type="float" office:value="131.1553" calcext:value-type="float">
            <text:p>131.1553</text:p>
          </table:table-cell>
          <table:table-cell office:value-type="float" office:value="0.4745546" calcext:value-type="float">
            <text:p>0.4745546</text:p>
          </table:table-cell>
          <table:table-cell office:value-type="float" office:value="0.1981111" calcext:value-type="float">
            <text:p>0.1981111</text:p>
          </table:table-cell>
          <table:table-cell office:value-type="float" office:value="0.2988521" calcext:value-type="float">
            <text:p>0.2988521</text:p>
          </table:table-cell>
          <table:table-cell office:value-type="float" office:value="0.3026721" calcext:value-type="float">
            <text:p>0.3026721</text:p>
          </table:table-cell>
          <table:table-cell office:value-type="float" office:value="0.3162834" calcext:value-type="float">
            <text:p>0.3162834</text:p>
          </table:table-cell>
          <table:table-cell office:value-type="float" office:value="0.3468516" calcext:value-type="float">
            <text:p>0.3468516</text:p>
          </table:table-cell>
          <table:table-cell office:value-type="float" office:value="0.4252508" calcext:value-type="float">
            <text:p>0.4252508</text:p>
          </table:table-cell>
          <table:table-cell office:value-type="float" office:value="0.338192" calcext:value-type="float">
            <text:p>0.338192</text:p>
          </table:table-cell>
          <table:table-cell office:value-type="float" office:value="0.381333" calcext:value-type="float">
            <text:p>0.381333</text:p>
          </table:table-cell>
          <table:table-cell office:value-type="float" office:value="0.4048495" calcext:value-type="float">
            <text:p>0.4048495</text:p>
          </table:table-cell>
          <table:table-cell office:value-type="float" office:value="0.5032974" calcext:value-type="float">
            <text:p>0.5032974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3818491" calcext:value-type="float">
            <text:p>0.003818491</text:p>
          </table:table-cell>
          <table:table-cell office:value-type="float" office:value="0.04092645" calcext:value-type="float">
            <text:p>0.04092645</text:p>
          </table:table-cell>
          <table:table-cell office:value-type="float" office:value="0.3089462" calcext:value-type="float">
            <text:p>0.3089462</text:p>
          </table:table-cell>
          <table:table-cell office:value-type="float" office:value="0.03359887" calcext:value-type="float">
            <text:p>0.03359887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08948857" calcext:value-type="float">
            <text:p>-0.0008948857</text:p>
          </table:table-cell>
          <table:table-cell office:value-type="float" office:value="-0.2603296" calcext:value-type="float">
            <text:p>-0.2603296</text:p>
          </table:table-cell>
          <table:table-cell office:value-type="float" office:value="-0.01966097" calcext:value-type="float">
            <text:p>-0.01966097</text:p>
          </table:table-cell>
          <table:table-cell office:value-type="float" office:value="-0.01802532" calcext:value-type="float">
            <text:p>-0.01802532</text:p>
          </table:table-cell>
          <table:table-cell office:value-type="float" office:value="-0.01341043" calcext:value-type="float">
            <text:p>-0.01341043</text:p>
          </table:table-cell>
          <table:table-cell office:value-type="float" office:value="-0.007146555" calcext:value-type="float">
            <text:p>-0.007146555</text:p>
          </table:table-cell>
          <table:table-cell office:value-type="float" office:value="-0.002639518" calcext:value-type="float">
            <text:p>-0.002639518</text:p>
          </table:table-cell>
          <table:table-cell office:value-type="float" office:value="-0.02610599" calcext:value-type="float">
            <text:p>-0.02610599</text:p>
          </table:table-cell>
          <table:table-cell office:value-type="float" office:value="-0.008246165" calcext:value-type="float">
            <text:p>-0.008246165</text:p>
          </table:table-cell>
          <table:table-cell office:value-type="float" office:value="-0.004653906" calcext:value-type="float">
            <text:p>-0.004653906</text:p>
          </table:table-cell>
          <table:table-cell office:value-type="float" office:value="1826.959" calcext:value-type="float">
            <text:p>1826.95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3328002" calcext:value-type="float">
            <text:p>0.03328002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0.003819376" calcext:value-type="float">
            <text:p>0.0038193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0" calcext:value-type="float">
            <text:p>27112000</text:p>
          </table:table-cell>
          <table:table-cell office:value-type="float" office:value="789.0896" calcext:value-type="float">
            <text:p>789.0896</text:p>
          </table:table-cell>
          <table:table-cell office:value-type="float" office:value="389.1926" calcext:value-type="float">
            <text:p>389.1926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93.057" calcext:value-type="float">
            <text:p>1293.057</text:p>
          </table:table-cell>
          <table:table-cell office:value-type="float" office:value="277.6586" calcext:value-type="float">
            <text:p>277.6586</text:p>
          </table:table-cell>
          <table:table-cell office:value-type="float" office:value="126.2331" calcext:value-type="float">
            <text:p>126.2331</text:p>
          </table:table-cell>
          <table:table-cell office:value-type="float" office:value="0.1960102" calcext:value-type="float">
            <text:p>0.1960102</text:p>
          </table:table-cell>
          <table:table-cell office:value-type="float" office:value="0.221954" calcext:value-type="float">
            <text:p>0.221954</text:p>
          </table:table-cell>
          <table:table-cell office:value-type="float" office:value="0.3428457" calcext:value-type="float">
            <text:p>0.3428457</text:p>
          </table:table-cell>
          <table:table-cell office:value-type="float" office:value="0.359291" calcext:value-type="float">
            <text:p>0.359291</text:p>
          </table:table-cell>
          <table:table-cell office:value-type="float" office:value="0.3803687" calcext:value-type="float">
            <text:p>0.3803687</text:p>
          </table:table-cell>
          <table:table-cell office:value-type="float" office:value="0.4009875" calcext:value-type="float">
            <text:p>0.4009875</text:p>
          </table:table-cell>
          <table:table-cell office:value-type="float" office:value="0.451494" calcext:value-type="float">
            <text:p>0.451494</text:p>
          </table:table-cell>
          <table:table-cell office:value-type="float" office:value="0.3418308" calcext:value-type="float">
            <text:p>0.3418308</text:p>
          </table:table-cell>
          <table:table-cell office:value-type="float" office:value="0.3799121" calcext:value-type="float">
            <text:p>0.3799121</text:p>
          </table:table-cell>
          <table:table-cell office:value-type="float" office:value="0.402606" calcext:value-type="float">
            <text:p>0.402606</text:p>
          </table:table-cell>
          <table:table-cell office:value-type="float" office:value="0.5004205" calcext:value-type="float">
            <text:p>0.50042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0904" calcext:value-type="float">
            <text:p>0.04620904</text:p>
          </table:table-cell>
          <table:table-cell office:value-type="float" office:value="0.28493" calcext:value-type="float">
            <text:p>0.28493</text:p>
          </table:table-cell>
          <table:table-cell office:value-type="float" office:value="0.01928898" calcext:value-type="float">
            <text:p>0.01928898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98821" calcext:value-type="float">
            <text:p>-0.2698821</text:p>
          </table:table-cell>
          <table:table-cell office:value-type="float" office:value="-0.1288345" calcext:value-type="float">
            <text:p>-0.1288345</text:p>
          </table:table-cell>
          <table:table-cell office:value-type="float" office:value="-0.007677553" calcext:value-type="float">
            <text:p>-0.007677553</text:p>
          </table:table-cell>
          <table:table-cell office:value-type="float" office:value="-0.00552235" calcext:value-type="float">
            <text:p>-0.00552235</text:p>
          </table:table-cell>
          <table:table-cell office:value-type="float" office:value="-0.00370799" calcext:value-type="float">
            <text:p>-0.00370799</text:p>
          </table:table-cell>
          <table:table-cell office:value-type="float" office:value="-0.002560597" calcext:value-type="float">
            <text:p>-0.002560597</text:p>
          </table:table-cell>
          <table:table-cell office:value-type="float" office:value="-0.001456684" calcext:value-type="float">
            <text:p>-0.001456684</text:p>
          </table:table-cell>
          <table:table-cell office:value-type="float" office:value="-0.02355338" calcext:value-type="float">
            <text:p>-0.02355338</text:p>
          </table:table-cell>
          <table:table-cell office:value-type="float" office:value="-0.008547736" calcext:value-type="float">
            <text:p>-0.008547736</text:p>
          </table:table-cell>
          <table:table-cell office:value-type="float" office:value="-0.004908901" calcext:value-type="float">
            <text:p>-0.004908901</text:p>
          </table:table-cell>
          <table:table-cell office:value-type="float" office:value="1835.349" calcext:value-type="float">
            <text:p>1835.349</text:p>
          </table:table-cell>
          <table:table-cell office:value-type="float" office:value="0" calcext:value-type="float">
            <text:p>0</text:p>
          </table:table-cell>
          <table:table-cell office:value-type="float" office:value="-0.9447698" calcext:value-type="float">
            <text:p>-0.9447698</text:p>
          </table:table-cell>
          <table:table-cell office:value-type="float" office:value="0.02676503" calcext:value-type="float">
            <text:p>0.02676503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0.00999929" calcext:value-type="float">
            <text:p>-0.0099992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0" calcext:value-type="float">
            <text:p>28112000</text:p>
          </table:table-cell>
          <table:table-cell office:value-type="float" office:value="789.3895" calcext:value-type="float">
            <text:p>789.3895</text:p>
          </table:table-cell>
          <table:table-cell office:value-type="float" office:value="388.8982" calcext:value-type="float">
            <text:p>388.8982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90.969" calcext:value-type="float">
            <text:p>1290.969</text:p>
          </table:table-cell>
          <table:table-cell office:value-type="float" office:value="280.3402" calcext:value-type="float">
            <text:p>280.3402</text:p>
          </table:table-cell>
          <table:table-cell office:value-type="float" office:value="118.7305" calcext:value-type="float">
            <text:p>118.7305</text:p>
          </table:table-cell>
          <table:table-cell office:value-type="float" office:value="0.1828015" calcext:value-type="float">
            <text:p>0.1828015</text:p>
          </table:table-cell>
          <table:table-cell office:value-type="float" office:value="0.2262561" calcext:value-type="float">
            <text:p>0.2262561</text:p>
          </table:table-cell>
          <table:table-cell office:value-type="float" office:value="0.3722072" calcext:value-type="float">
            <text:p>0.3722072</text:p>
          </table:table-cell>
          <table:table-cell office:value-type="float" office:value="0.3787978" calcext:value-type="float">
            <text:p>0.3787978</text:p>
          </table:table-cell>
          <table:table-cell office:value-type="float" office:value="0.3867125" calcext:value-type="float">
            <text:p>0.3867125</text:p>
          </table:table-cell>
          <table:table-cell office:value-type="float" office:value="0.3960705" calcext:value-type="float">
            <text:p>0.3960705</text:p>
          </table:table-cell>
          <table:table-cell office:value-type="float" office:value="0.4337235" calcext:value-type="float">
            <text:p>0.4337235</text:p>
          </table:table-cell>
          <table:table-cell office:value-type="float" office:value="0.3458572" calcext:value-type="float">
            <text:p>0.3458572</text:p>
          </table:table-cell>
          <table:table-cell office:value-type="float" office:value="0.3787594" calcext:value-type="float">
            <text:p>0.3787594</text:p>
          </table:table-cell>
          <table:table-cell office:value-type="float" office:value="0.4007271" calcext:value-type="float">
            <text:p>0.4007271</text:p>
          </table:table-cell>
          <table:table-cell office:value-type="float" office:value="0.4974305" calcext:value-type="float">
            <text:p>0.49743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85664" calcext:value-type="float">
            <text:p>0.03485664</text:p>
          </table:table-cell>
          <table:table-cell office:value-type="float" office:value="0.2805848" calcext:value-type="float">
            <text:p>0.2805848</text:p>
          </table:table-cell>
          <table:table-cell office:value-type="float" office:value="0.006452891" calcext:value-type="float">
            <text:p>0.006452891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17618" calcext:value-type="float">
            <text:p>-0.4217618</text:p>
          </table:table-cell>
          <table:table-cell office:value-type="float" office:value="-0.1144341" calcext:value-type="float">
            <text:p>-0.1144341</text:p>
          </table:table-cell>
          <table:table-cell office:value-type="float" office:value="-0.00427995" calcext:value-type="float">
            <text:p>-0.00427995</text:p>
          </table:table-cell>
          <table:table-cell office:value-type="float" office:value="-0.003793191" calcext:value-type="float">
            <text:p>-0.003793191</text:p>
          </table:table-cell>
          <table:table-cell office:value-type="float" office:value="-0.003286191" calcext:value-type="float">
            <text:p>-0.003286191</text:p>
          </table:table-cell>
          <table:table-cell office:value-type="float" office:value="-0.002780867" calcext:value-type="float">
            <text:p>-0.002780867</text:p>
          </table:table-cell>
          <table:table-cell office:value-type="float" office:value="-0.00214852" calcext:value-type="float">
            <text:p>-0.00214852</text:p>
          </table:table-cell>
          <table:table-cell office:value-type="float" office:value="-0.02105" calcext:value-type="float">
            <text:p>-0.02105</text:p>
          </table:table-cell>
          <table:table-cell office:value-type="float" office:value="-0.008800982" calcext:value-type="float">
            <text:p>-0.008800982</text:p>
          </table:table-cell>
          <table:table-cell office:value-type="float" office:value="-0.005134213" calcext:value-type="float">
            <text:p>-0.005134213</text:p>
          </table:table-cell>
          <table:table-cell office:value-type="float" office:value="1843.613" calcext:value-type="float">
            <text:p>1843.613</text:p>
          </table:table-cell>
          <table:table-cell office:value-type="float" office:value="0" calcext:value-type="float">
            <text:p>0</text:p>
          </table:table-cell>
          <table:table-cell office:value-type="float" office:value="-0.8317751" calcext:value-type="float">
            <text:p>-0.8317751</text:p>
          </table:table-cell>
          <table:table-cell office:value-type="float" office:value="0.02639739" calcext:value-type="float">
            <text:p>0.0263973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262" calcext:value-type="float">
            <text:p>-0.00999926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0" calcext:value-type="float">
            <text:p>29112000</text:p>
          </table:table-cell>
          <table:table-cell office:value-type="float" office:value="789.3895" calcext:value-type="float">
            <text:p>789.3895</text:p>
          </table:table-cell>
          <table:table-cell office:value-type="float" office:value="388.6501" calcext:value-type="float">
            <text:p>388.6501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8.7" calcext:value-type="float">
            <text:p>1288.7</text:p>
          </table:table-cell>
          <table:table-cell office:value-type="float" office:value="282.8575" calcext:value-type="float">
            <text:p>282.8575</text:p>
          </table:table-cell>
          <table:table-cell office:value-type="float" office:value="112.4359" calcext:value-type="float">
            <text:p>112.4359</text:p>
          </table:table-cell>
          <table:table-cell office:value-type="float" office:value="0.1977068" calcext:value-type="float">
            <text:p>0.1977068</text:p>
          </table:table-cell>
          <table:table-cell office:value-type="float" office:value="0.2442033" calcext:value-type="float">
            <text:p>0.2442033</text:p>
          </table:table-cell>
          <table:table-cell office:value-type="float" office:value="0.3714227" calcext:value-type="float">
            <text:p>0.3714227</text:p>
          </table:table-cell>
          <table:table-cell office:value-type="float" office:value="0.3787416" calcext:value-type="float">
            <text:p>0.3787416</text:p>
          </table:table-cell>
          <table:table-cell office:value-type="float" office:value="0.3869057" calcext:value-type="float">
            <text:p>0.3869057</text:p>
          </table:table-cell>
          <table:table-cell office:value-type="float" office:value="0.39626" calcext:value-type="float">
            <text:p>0.39626</text:p>
          </table:table-cell>
          <table:table-cell office:value-type="float" office:value="0.4335777" calcext:value-type="float">
            <text:p>0.4335777</text:p>
          </table:table-cell>
          <table:table-cell office:value-type="float" office:value="0.3499852" calcext:value-type="float">
            <text:p>0.3499852</text:p>
          </table:table-cell>
          <table:table-cell office:value-type="float" office:value="0.3778817" calcext:value-type="float">
            <text:p>0.3778817</text:p>
          </table:table-cell>
          <table:table-cell office:value-type="float" office:value="0.3991073" calcext:value-type="float">
            <text:p>0.3991073</text:p>
          </table:table-cell>
          <table:table-cell office:value-type="float" office:value="0.4943828" calcext:value-type="float">
            <text:p>0.4943828</text:p>
          </table:table-cell>
          <table:table-cell office:value-type="float" office:value="0.5112643" calcext:value-type="float">
            <text:p>0.511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8717" calcext:value-type="float">
            <text:p>0.01908717</text:p>
          </table:table-cell>
          <table:table-cell office:value-type="float" office:value="0.2625154" calcext:value-type="float">
            <text:p>0.2625154</text:p>
          </table:table-cell>
          <table:table-cell office:value-type="float" office:value="9.622255E-016" calcext:value-type="float">
            <text:p>9.622255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16842" calcext:value-type="float">
            <text:p>-0.2616842</text:p>
          </table:table-cell>
          <table:table-cell office:value-type="float" office:value="-0.07220498" calcext:value-type="float">
            <text:p>-0.07220498</text:p>
          </table:table-cell>
          <table:table-cell office:value-type="float" office:value="-0.004337528" calcext:value-type="float">
            <text:p>-0.004337528</text:p>
          </table:table-cell>
          <table:table-cell office:value-type="float" office:value="-0.00379329" calcext:value-type="float">
            <text:p>-0.00379329</text:p>
          </table:table-cell>
          <table:table-cell office:value-type="float" office:value="-0.003272711" calcext:value-type="float">
            <text:p>-0.003272711</text:p>
          </table:table-cell>
          <table:table-cell office:value-type="float" office:value="-0.002770729" calcext:value-type="float">
            <text:p>-0.002770729</text:p>
          </table:table-cell>
          <table:table-cell office:value-type="float" office:value="-0.002156048" calcext:value-type="float">
            <text:p>-0.002156048</text:p>
          </table:table-cell>
          <table:table-cell office:value-type="float" office:value="-0.01878485" calcext:value-type="float">
            <text:p>-0.01878485</text:p>
          </table:table-cell>
          <table:table-cell office:value-type="float" office:value="-0.008999579" calcext:value-type="float">
            <text:p>-0.008999579</text:p>
          </table:table-cell>
          <table:table-cell office:value-type="float" office:value="-0.005337627" calcext:value-type="float">
            <text:p>-0.005337627</text:p>
          </table:table-cell>
          <table:table-cell office:value-type="float" office:value="1851.801" calcext:value-type="float">
            <text:p>1851.801</text:p>
          </table:table-cell>
          <table:table-cell office:value-type="float" office:value="0" calcext:value-type="float">
            <text:p>0</text:p>
          </table:table-cell>
          <table:table-cell office:value-type="float" office:value="-0.4948046" calcext:value-type="float">
            <text:p>-0.4948046</text:p>
          </table:table-cell>
          <table:table-cell office:value-type="float" office:value="0.02633619" calcext:value-type="float">
            <text:p>0.0263361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413" calcext:value-type="float">
            <text:p>-0.0099994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0" calcext:value-type="float">
            <text:p>30112000</text:p>
          </table:table-cell>
          <table:table-cell office:value-type="float" office:value="789.9894" calcext:value-type="float">
            <text:p>789.9894</text:p>
          </table:table-cell>
          <table:table-cell office:value-type="float" office:value="388.4994" calcext:value-type="float">
            <text:p>388.4994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7.07" calcext:value-type="float">
            <text:p>1287.07</text:p>
          </table:table-cell>
          <table:table-cell office:value-type="float" office:value="285.2368" calcext:value-type="float">
            <text:p>285.2368</text:p>
          </table:table-cell>
          <table:table-cell office:value-type="float" office:value="110.2556" calcext:value-type="float">
            <text:p>110.2556</text:p>
          </table:table-cell>
          <table:table-cell office:value-type="float" office:value="0.2104631" calcext:value-type="float">
            <text:p>0.2104631</text:p>
          </table:table-cell>
          <table:table-cell office:value-type="float" office:value="0.2812733" calcext:value-type="float">
            <text:p>0.2812733</text:p>
          </table:table-cell>
          <table:table-cell office:value-type="float" office:value="0.3680057" calcext:value-type="float">
            <text:p>0.3680057</text:p>
          </table:table-cell>
          <table:table-cell office:value-type="float" office:value="0.3757248" calcext:value-type="float">
            <text:p>0.3757248</text:p>
          </table:table-cell>
          <table:table-cell office:value-type="float" office:value="0.3839473" calcext:value-type="float">
            <text:p>0.3839473</text:p>
          </table:table-cell>
          <table:table-cell office:value-type="float" office:value="0.3931517" calcext:value-type="float">
            <text:p>0.3931517</text:p>
          </table:table-cell>
          <table:table-cell office:value-type="float" office:value="0.4310541" calcext:value-type="float">
            <text:p>0.4310541</text:p>
          </table:table-cell>
          <table:table-cell office:value-type="float" office:value="0.3542133" calcext:value-type="float">
            <text:p>0.3542133</text:p>
          </table:table-cell>
          <table:table-cell office:value-type="float" office:value="0.3772865" calcext:value-type="float">
            <text:p>0.3772865</text:p>
          </table:table-cell>
          <table:table-cell office:value-type="float" office:value="0.3977261" calcext:value-type="float">
            <text:p>0.3977261</text:p>
          </table:table-cell>
          <table:table-cell office:value-type="float" office:value="0.4912838" calcext:value-type="float">
            <text:p>0.491283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255" calcext:value-type="float">
            <text:p>0.0025255</text:p>
          </table:table-cell>
          <table:table-cell office:value-type="float" office:value="0.2251617" calcext:value-type="float">
            <text:p>0.2251617</text:p>
          </table:table-cell>
          <table:table-cell office:value-type="float" office:value="9.622221E-016" calcext:value-type="float">
            <text:p>9.622221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776572" calcext:value-type="float">
            <text:p>-0.1776572</text:p>
          </table:table-cell>
          <table:table-cell office:value-type="float" office:value="-0.03009892" calcext:value-type="float">
            <text:p>-0.03009892</text:p>
          </table:table-cell>
          <table:table-cell office:value-type="float" office:value="-0.004623159" calcext:value-type="float">
            <text:p>-0.004623159</text:p>
          </table:table-cell>
          <table:table-cell office:value-type="float" office:value="-0.004008101" calcext:value-type="float">
            <text:p>-0.004008101</text:p>
          </table:table-cell>
          <table:table-cell office:value-type="float" office:value="-0.00345073" calcext:value-type="float">
            <text:p>-0.00345073</text:p>
          </table:table-cell>
          <table:table-cell office:value-type="float" office:value="-0.002926019" calcext:value-type="float">
            <text:p>-0.002926019</text:p>
          </table:table-cell>
          <table:table-cell office:value-type="float" office:value="-0.002282086" calcext:value-type="float">
            <text:p>-0.002282086</text:p>
          </table:table-cell>
          <table:table-cell office:value-type="float" office:value="-0.01674048" calcext:value-type="float">
            <text:p>-0.01674048</text:p>
          </table:table-cell>
          <table:table-cell office:value-type="float" office:value="-0.009137105" calcext:value-type="float">
            <text:p>-0.009137105</text:p>
          </table:table-cell>
          <table:table-cell office:value-type="float" office:value="-0.005518176" calcext:value-type="float">
            <text:p>-0.005518176</text:p>
          </table:table-cell>
          <table:table-cell office:value-type="float" office:value="1859.917" calcext:value-type="float">
            <text:p>1859.917</text:p>
          </table:table-cell>
          <table:table-cell office:value-type="float" office:value="0" calcext:value-type="float">
            <text:p>0</text:p>
          </table:table-cell>
          <table:table-cell office:value-type="float" office:value="-0.3531421" calcext:value-type="float">
            <text:p>-0.3531421</text:p>
          </table:table-cell>
          <table:table-cell office:value-type="float" office:value="0.02629078" calcext:value-type="float">
            <text:p>0.0262907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531" calcext:value-type="float">
            <text:p>-0.0099995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789.9894" calcext:value-type="float">
            <text:p>789.9894</text:p>
          </table:table-cell>
          <table:table-cell office:value-type="float" office:value="388.5554" calcext:value-type="float">
            <text:p>388.5554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4.597" calcext:value-type="float">
            <text:p>1284.597</text:p>
          </table:table-cell>
          <table:table-cell office:value-type="float" office:value="287.6557" calcext:value-type="float">
            <text:p>287.6557</text:p>
          </table:table-cell>
          <table:table-cell office:value-type="float" office:value="107.6064" calcext:value-type="float">
            <text:p>107.6064</text:p>
          </table:table-cell>
          <table:table-cell office:value-type="float" office:value="0.196436" calcext:value-type="float">
            <text:p>0.196436</text:p>
          </table:table-cell>
          <table:table-cell office:value-type="float" office:value="0.3129627" calcext:value-type="float">
            <text:p>0.3129627</text:p>
          </table:table-cell>
          <table:table-cell office:value-type="float" office:value="0.3659263" calcext:value-type="float">
            <text:p>0.3659263</text:p>
          </table:table-cell>
          <table:table-cell office:value-type="float" office:value="0.3732496" calcext:value-type="float">
            <text:p>0.3732496</text:p>
          </table:table-cell>
          <table:table-cell office:value-type="float" office:value="0.3812235" calcext:value-type="float">
            <text:p>0.3812235</text:p>
          </table:table-cell>
          <table:table-cell office:value-type="float" office:value="0.3900587" calcext:value-type="float">
            <text:p>0.3900587</text:p>
          </table:table-cell>
          <table:table-cell office:value-type="float" office:value="0.4282641" calcext:value-type="float">
            <text:p>0.4282641</text:p>
          </table:table-cell>
          <table:table-cell office:value-type="float" office:value="0.3577414" calcext:value-type="float">
            <text:p>0.3577414</text:p>
          </table:table-cell>
          <table:table-cell office:value-type="float" office:value="0.3769065" calcext:value-type="float">
            <text:p>0.3769065</text:p>
          </table:table-cell>
          <table:table-cell office:value-type="float" office:value="0.4002097" calcext:value-type="float">
            <text:p>0.4002097</text:p>
          </table:table-cell>
          <table:table-cell office:value-type="float" office:value="0.484477" calcext:value-type="float">
            <text:p>0.48447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94307" calcext:value-type="float">
            <text:p>0.003894307</text:p>
          </table:table-cell>
          <table:table-cell office:value-type="float" office:value="0.193692" calcext:value-type="float">
            <text:p>0.193692</text:p>
          </table:table-cell>
          <table:table-cell office:value-type="float" office:value="9.622191E-016" calcext:value-type="float">
            <text:p>9.622191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81886" calcext:value-type="float">
            <text:p>-0.2681886</text:p>
          </table:table-cell>
          <table:table-cell office:value-type="float" office:value="-0.01430312" calcext:value-type="float">
            <text:p>-0.01430312</text:p>
          </table:table-cell>
          <table:table-cell office:value-type="float" office:value="-0.00481299" calcext:value-type="float">
            <text:p>-0.00481299</text:p>
          </table:table-cell>
          <table:table-cell office:value-type="float" office:value="-0.004197686" calcext:value-type="float">
            <text:p>-0.004197686</text:p>
          </table:table-cell>
          <table:table-cell office:value-type="float" office:value="-0.003625762" calcext:value-type="float">
            <text:p>-0.003625762</text:p>
          </table:table-cell>
          <table:table-cell office:value-type="float" office:value="-0.003090435" calcext:value-type="float">
            <text:p>-0.003090435</text:p>
          </table:table-cell>
          <table:table-cell office:value-type="float" office:value="-0.002427457" calcext:value-type="float">
            <text:p>-0.002427457</text:p>
          </table:table-cell>
          <table:table-cell office:value-type="float" office:value="-0.0152152" calcext:value-type="float">
            <text:p>-0.0152152</text:p>
          </table:table-cell>
          <table:table-cell office:value-type="float" office:value="-0.009226451" calcext:value-type="float">
            <text:p>-0.009226451</text:p>
          </table:table-cell>
          <table:table-cell office:value-type="float" office:value="-0.005198371" calcext:value-type="float">
            <text:p>-0.005198371</text:p>
          </table:table-cell>
          <table:table-cell office:value-type="float" office:value="1868.123" calcext:value-type="float">
            <text:p>1868.123</text:p>
          </table:table-cell>
          <table:table-cell office:value-type="float" office:value="0" calcext:value-type="float">
            <text:p>0</text:p>
          </table:table-cell>
          <table:table-cell office:value-type="float" office:value="-0.6614065" calcext:value-type="float">
            <text:p>-0.6614065</text:p>
          </table:table-cell>
          <table:table-cell office:value-type="float" office:value="0.02625759" calcext:value-type="float">
            <text:p>0.0262575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805" calcext:value-type="float">
            <text:p>-0.0099998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789.9894" calcext:value-type="float">
            <text:p>789.9894</text:p>
          </table:table-cell>
          <table:table-cell office:value-type="float" office:value="388.5605" calcext:value-type="float">
            <text:p>388.5605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5.886" calcext:value-type="float">
            <text:p>1275.886</text:p>
          </table:table-cell>
          <table:table-cell office:value-type="float" office:value="296.3605" calcext:value-type="float">
            <text:p>296.3605</text:p>
          </table:table-cell>
          <table:table-cell office:value-type="float" office:value="105.6504" calcext:value-type="float">
            <text:p>105.6504</text:p>
          </table:table-cell>
          <table:table-cell office:value-type="float" office:value="0.1709503" calcext:value-type="float">
            <text:p>0.1709503</text:p>
          </table:table-cell>
          <table:table-cell office:value-type="float" office:value="0.3279468" calcext:value-type="float">
            <text:p>0.3279468</text:p>
          </table:table-cell>
          <table:table-cell office:value-type="float" office:value="0.342867" calcext:value-type="float">
            <text:p>0.342867</text:p>
          </table:table-cell>
          <table:table-cell office:value-type="float" office:value="0.3490456" calcext:value-type="float">
            <text:p>0.3490456</text:p>
          </table:table-cell>
          <table:table-cell office:value-type="float" office:value="0.3555965" calcext:value-type="float">
            <text:p>0.3555965</text:p>
          </table:table-cell>
          <table:table-cell office:value-type="float" office:value="0.362565" calcext:value-type="float">
            <text:p>0.362565</text:p>
          </table:table-cell>
          <table:table-cell office:value-type="float" office:value="0.4060217" calcext:value-type="float">
            <text:p>0.4060217</text:p>
          </table:table-cell>
          <table:table-cell office:value-type="float" office:value="0.3602407" calcext:value-type="float">
            <text:p>0.3602407</text:p>
          </table:table-cell>
          <table:table-cell office:value-type="float" office:value="0.3767365" calcext:value-type="float">
            <text:p>0.3767365</text:p>
          </table:table-cell>
          <table:table-cell office:value-type="float" office:value="0.3986914" calcext:value-type="float">
            <text:p>0.3986914</text:p>
          </table:table-cell>
          <table:table-cell office:value-type="float" office:value="0.4814422" calcext:value-type="float">
            <text:p>0.481442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46492" calcext:value-type="float">
            <text:p>0.01246492</text:p>
          </table:table-cell>
          <table:table-cell office:value-type="float" office:value="0.178736" calcext:value-type="float">
            <text:p>0.178736</text:p>
          </table:table-cell>
          <table:table-cell office:value-type="float" office:value="9.622153E-016" calcext:value-type="float">
            <text:p>9.622153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275585" calcext:value-type="float">
            <text:p>-0.6275585</text:p>
          </table:table-cell>
          <table:table-cell office:value-type="float" office:value="-0.01028785" calcext:value-type="float">
            <text:p>-0.01028785</text:p>
          </table:table-cell>
          <table:table-cell office:value-type="float" office:value="-0.007523339" calcext:value-type="float">
            <text:p>-0.007523339</text:p>
          </table:table-cell>
          <table:table-cell office:value-type="float" office:value="-0.00665171" calcext:value-type="float">
            <text:p>-0.00665171</text:p>
          </table:table-cell>
          <table:table-cell office:value-type="float" office:value="-0.005847948" calcext:value-type="float">
            <text:p>-0.005847948</text:p>
          </table:table-cell>
          <table:table-cell office:value-type="float" office:value="-0.005106234" calcext:value-type="float">
            <text:p>-0.005106234</text:p>
          </table:table-cell>
          <table:table-cell office:value-type="float" office:value="-0.004040627" calcext:value-type="float">
            <text:p>-0.004040627</text:p>
          </table:table-cell>
          <table:table-cell office:value-type="float" office:value="-0.0142254" calcext:value-type="float">
            <text:p>-0.0142254</text:p>
          </table:table-cell>
          <table:table-cell office:value-type="float" office:value="-0.009266781" calcext:value-type="float">
            <text:p>-0.009266781</text:p>
          </table:table-cell>
          <table:table-cell office:value-type="float" office:value="-0.00539129" calcext:value-type="float">
            <text:p>-0.00539129</text:p>
          </table:table-cell>
          <table:table-cell office:value-type="float" office:value="1882.598" calcext:value-type="float">
            <text:p>1882.598</text:p>
          </table:table-cell>
          <table:table-cell office:value-type="float" office:value="0" calcext:value-type="float">
            <text:p>0</text:p>
          </table:table-cell>
          <table:table-cell office:value-type="float" office:value="-1.672024" calcext:value-type="float">
            <text:p>-1.672024</text:p>
          </table:table-cell>
          <table:table-cell office:value-type="float" office:value="0.02623818" calcext:value-type="float">
            <text:p>0.0262381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8" calcext:value-type="float">
            <text:p>-0.010000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0" calcext:value-type="float">
            <text:p>3122000</text:p>
          </table:table-cell>
          <table:table-cell office:value-type="float" office:value="789.9894" calcext:value-type="float">
            <text:p>789.9894</text:p>
          </table:table-cell>
          <table:table-cell office:value-type="float" office:value="388.647" calcext:value-type="float">
            <text:p>388.647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68.109" calcext:value-type="float">
            <text:p>1268.109</text:p>
          </table:table-cell>
          <table:table-cell office:value-type="float" office:value="304.0527" calcext:value-type="float">
            <text:p>304.0527</text:p>
          </table:table-cell>
          <table:table-cell office:value-type="float" office:value="103.3804" calcext:value-type="float">
            <text:p>103.3804</text:p>
          </table:table-cell>
          <table:table-cell office:value-type="float" office:value="0.1673669" calcext:value-type="float">
            <text:p>0.1673669</text:p>
          </table:table-cell>
          <table:table-cell office:value-type="float" office:value="0.3222098" calcext:value-type="float">
            <text:p>0.3222098</text:p>
          </table:table-cell>
          <table:table-cell office:value-type="float" office:value="0.3247975" calcext:value-type="float">
            <text:p>0.3247975</text:p>
          </table:table-cell>
          <table:table-cell office:value-type="float" office:value="0.3293888" calcext:value-type="float">
            <text:p>0.3293888</text:p>
          </table:table-cell>
          <table:table-cell office:value-type="float" office:value="0.3343756" calcext:value-type="float">
            <text:p>0.3343756</text:p>
          </table:table-cell>
          <table:table-cell office:value-type="float" office:value="0.3396114" calcext:value-type="float">
            <text:p>0.3396114</text:p>
          </table:table-cell>
          <table:table-cell office:value-type="float" office:value="0.3861554" calcext:value-type="float">
            <text:p>0.3861554</text:p>
          </table:table-cell>
          <table:table-cell office:value-type="float" office:value="0.3613671" calcext:value-type="float">
            <text:p>0.3613671</text:p>
          </table:table-cell>
          <table:table-cell office:value-type="float" office:value="0.3766471" calcext:value-type="float">
            <text:p>0.3766471</text:p>
          </table:table-cell>
          <table:table-cell office:value-type="float" office:value="0.3973302" calcext:value-type="float">
            <text:p>0.3973302</text:p>
          </table:table-cell>
          <table:table-cell office:value-type="float" office:value="0.4784585" calcext:value-type="float">
            <text:p>0.478458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3501" calcext:value-type="float">
            <text:p>0.00703501</text:p>
          </table:table-cell>
          <table:table-cell office:value-type="float" office:value="0.1819006" calcext:value-type="float">
            <text:p>0.1819006</text:p>
          </table:table-cell>
          <table:table-cell office:value-type="float" office:value="9.622121E-016" calcext:value-type="float">
            <text:p>9.622121E-1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226503" calcext:value-type="float">
            <text:p>-0.7226503</text:p>
          </table:table-cell>
          <table:table-cell office:value-type="float" office:value="-0.01158081" calcext:value-type="float">
            <text:p>-0.01158081</text:p>
          </table:table-cell>
          <table:table-cell office:value-type="float" office:value="-0.01096262" calcext:value-type="float">
            <text:p>-0.01096262</text:p>
          </table:table-cell>
          <table:table-cell office:value-type="float" office:value="-0.009947343" calcext:value-type="float">
            <text:p>-0.009947343</text:p>
          </table:table-cell>
          <table:table-cell office:value-type="float" office:value="-0.008962817" calcext:value-type="float">
            <text:p>-0.008962817</text:p>
          </table:table-cell>
          <table:table-cell office:value-type="float" office:value="-0.008044166" calcext:value-type="float">
            <text:p>-0.008044166</text:p>
          </table:table-cell>
          <table:table-cell office:value-type="float" office:value="-0.006561328" calcext:value-type="float">
            <text:p>-0.006561328</text:p>
          </table:table-cell>
          <table:table-cell office:value-type="float" office:value="-0.01380039" calcext:value-type="float">
            <text:p>-0.01380039</text:p>
          </table:table-cell>
          <table:table-cell office:value-type="float" office:value="-0.009287997" calcext:value-type="float">
            <text:p>-0.009287997</text:p>
          </table:table-cell>
          <table:table-cell office:value-type="float" office:value="-0.005571063" calcext:value-type="float">
            <text:p>-0.005571063</text:p>
          </table:table-cell>
          <table:table-cell office:value-type="float" office:value="1896.108" calcext:value-type="float">
            <text:p>1896.108</text:p>
          </table:table-cell>
          <table:table-cell office:value-type="float" office:value="0" calcext:value-type="float">
            <text:p>0</text:p>
          </table:table-cell>
          <table:table-cell office:value-type="float" office:value="-1.62773" calcext:value-type="float">
            <text:p>-1.62773</text:p>
          </table:table-cell>
          <table:table-cell office:value-type="float" office:value="0.02623069" calcext:value-type="float">
            <text:p>0.02623069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909" calcext:value-type="float">
            <text:p>-0.0099999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0" calcext:value-type="float">
            <text:p>4122000</text:p>
          </table:table-cell>
          <table:table-cell office:value-type="float" office:value="789.9894" calcext:value-type="float">
            <text:p>789.9894</text:p>
          </table:table-cell>
          <table:table-cell office:value-type="float" office:value="388.6454" calcext:value-type="float">
            <text:p>388.6454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65.533" calcext:value-type="float">
            <text:p>1265.533</text:p>
          </table:table-cell>
          <table:table-cell office:value-type="float" office:value="306.6323" calcext:value-type="float">
            <text:p>306.6323</text:p>
          </table:table-cell>
          <table:table-cell office:value-type="float" office:value="100.4405" calcext:value-type="float">
            <text:p>100.4405</text:p>
          </table:table-cell>
          <table:table-cell office:value-type="float" office:value="0.1742537" calcext:value-type="float">
            <text:p>0.1742537</text:p>
          </table:table-cell>
          <table:table-cell office:value-type="float" office:value="0.3123743" calcext:value-type="float">
            <text:p>0.3123743</text:p>
          </table:table-cell>
          <table:table-cell office:value-type="float" office:value="0.3138598" calcext:value-type="float">
            <text:p>0.3138598</text:p>
          </table:table-cell>
          <table:table-cell office:value-type="float" office:value="0.3169053" calcext:value-type="float">
            <text:p>0.3169053</text:p>
          </table:table-cell>
          <table:table-cell office:value-type="float" office:value="0.3207289" calcext:value-type="float">
            <text:p>0.3207289</text:p>
          </table:table-cell>
          <table:table-cell office:value-type="float" office:value="0.3250147" calcext:value-type="float">
            <text:p>0.3250147</text:p>
          </table:table-cell>
          <table:table-cell office:value-type="float" office:value="0.3732715" calcext:value-type="float">
            <text:p>0.3732715</text:p>
          </table:table-cell>
          <table:table-cell office:value-type="float" office:value="0.3622474" calcext:value-type="float">
            <text:p>0.3622474</text:p>
          </table:table-cell>
          <table:table-cell office:value-type="float" office:value="0.3779551" calcext:value-type="float">
            <text:p>0.3779551</text:p>
          </table:table-cell>
          <table:table-cell office:value-type="float" office:value="0.3984278" calcext:value-type="float">
            <text:p>0.3984278</text:p>
          </table:table-cell>
          <table:table-cell office:value-type="float" office:value="0.4787869" calcext:value-type="float">
            <text:p>0.478786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26959" calcext:value-type="float">
            <text:p>0.0001226959</text:p>
          </table:table-cell>
          <table:table-cell office:value-type="float" office:value="0.1700759" calcext:value-type="float">
            <text:p>0.1700759</text:p>
          </table:table-cell>
          <table:table-cell office:value-type="float" office:value="9.622093E-016" calcext:value-type="float">
            <text:p>9.622093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665965" calcext:value-type="float">
            <text:p>-0.5665965</text:p>
          </table:table-cell>
          <table:table-cell office:value-type="float" office:value="-0.01437281" calcext:value-type="float">
            <text:p>-0.01437281</text:p>
          </table:table-cell>
          <table:table-cell office:value-type="float" office:value="-0.01392115" calcext:value-type="float">
            <text:p>-0.01392115</text:p>
          </table:table-cell>
          <table:table-cell office:value-type="float" office:value="-0.01302669" calcext:value-type="float">
            <text:p>-0.01302669</text:p>
          </table:table-cell>
          <table:table-cell office:value-type="float" office:value="-0.01198537" calcext:value-type="float">
            <text:p>-0.01198537</text:p>
          </table:table-cell>
          <table:table-cell office:value-type="float" office:value="-0.01092136" calcext:value-type="float">
            <text:p>-0.01092136</text:p>
          </table:table-cell>
          <table:table-cell office:value-type="float" office:value="-0.009113955" calcext:value-type="float">
            <text:p>-0.009113955</text:p>
          </table:table-cell>
          <table:table-cell office:value-type="float" office:value="-0.01348347" calcext:value-type="float">
            <text:p>-0.01348347</text:p>
          </table:table-cell>
          <table:table-cell office:value-type="float" office:value="-0.008989834" calcext:value-type="float">
            <text:p>-0.008989834</text:p>
          </table:table-cell>
          <table:table-cell office:value-type="float" office:value="-0.005431316" calcext:value-type="float">
            <text:p>-0.005431316</text:p>
          </table:table-cell>
          <table:table-cell office:value-type="float" office:value="1904.557" calcext:value-type="float">
            <text:p>1904.557</text:p>
          </table:table-cell>
          <table:table-cell office:value-type="float" office:value="0" calcext:value-type="float">
            <text:p>0</text:p>
          </table:table-cell>
          <table:table-cell office:value-type="float" office:value="-0.9814951" calcext:value-type="float">
            <text:p>-0.9814951</text:p>
          </table:table-cell>
          <table:table-cell office:value-type="float" office:value="0.02620438" calcext:value-type="float">
            <text:p>0.0262043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427325" calcext:value-type="float">
            <text:p>-1.4273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0" calcext:value-type="float">
            <text:p>5122000</text:p>
          </table:table-cell>
          <table:table-cell office:value-type="float" office:value="794.3892" calcext:value-type="float">
            <text:p>794.3892</text:p>
          </table:table-cell>
          <table:table-cell office:value-type="float" office:value="388.582" calcext:value-type="float">
            <text:p>388.582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0.942" calcext:value-type="float">
            <text:p>1270.942</text:p>
          </table:table-cell>
          <table:table-cell office:value-type="float" office:value="305.6858" calcext:value-type="float">
            <text:p>305.6858</text:p>
          </table:table-cell>
          <table:table-cell office:value-type="float" office:value="101.9694" calcext:value-type="float">
            <text:p>101.9694</text:p>
          </table:table-cell>
          <table:table-cell office:value-type="float" office:value="0.1949352" calcext:value-type="float">
            <text:p>0.1949352</text:p>
          </table:table-cell>
          <table:table-cell office:value-type="float" office:value="0.3045781" calcext:value-type="float">
            <text:p>0.3045781</text:p>
          </table:table-cell>
          <table:table-cell office:value-type="float" office:value="0.3066267" calcext:value-type="float">
            <text:p>0.3066267</text:p>
          </table:table-cell>
          <table:table-cell office:value-type="float" office:value="0.3108396" calcext:value-type="float">
            <text:p>0.3108396</text:p>
          </table:table-cell>
          <table:table-cell office:value-type="float" office:value="0.3173375" calcext:value-type="float">
            <text:p>0.3173375</text:p>
          </table:table-cell>
          <table:table-cell office:value-type="float" office:value="0.3280342" calcext:value-type="float">
            <text:p>0.3280342</text:p>
          </table:table-cell>
          <table:table-cell office:value-type="float" office:value="0.3865371" calcext:value-type="float">
            <text:p>0.3865371</text:p>
          </table:table-cell>
          <table:table-cell office:value-type="float" office:value="0.3640513" calcext:value-type="float">
            <text:p>0.3640513</text:p>
          </table:table-cell>
          <table:table-cell office:value-type="float" office:value="0.3799041" calcext:value-type="float">
            <text:p>0.3799041</text:p>
          </table:table-cell>
          <table:table-cell office:value-type="float" office:value="0.4009962" calcext:value-type="float">
            <text:p>0.4009962</text:p>
          </table:table-cell>
          <table:table-cell office:value-type="float" office:value="0.481737" calcext:value-type="float">
            <text:p>0.481737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4295" calcext:value-type="float">
            <text:p>0.0001204295</text:p>
          </table:table-cell>
          <table:table-cell office:value-type="float" office:value="0.1431732" calcext:value-type="float">
            <text:p>0.1431732</text:p>
          </table:table-cell>
          <table:table-cell office:value-type="float" office:value="9.622061E-016" calcext:value-type="float">
            <text:p>9.622061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82605" calcext:value-type="float">
            <text:p>-0.282605</text:p>
          </table:table-cell>
          <table:table-cell office:value-type="float" office:value="-0.01714827" calcext:value-type="float">
            <text:p>-0.01714827</text:p>
          </table:table-cell>
          <table:table-cell office:value-type="float" office:value="-0.01638256" calcext:value-type="float">
            <text:p>-0.01638256</text:p>
          </table:table-cell>
          <table:table-cell office:value-type="float" office:value="-0.01491649" calcext:value-type="float">
            <text:p>-0.01491649</text:p>
          </table:table-cell>
          <table:table-cell office:value-type="float" office:value="-0.01293699" calcext:value-type="float">
            <text:p>-0.01293699</text:p>
          </table:table-cell>
          <table:table-cell office:value-type="float" office:value="-0.01026553" calcext:value-type="float">
            <text:p>-0.01026553</text:p>
          </table:table-cell>
          <table:table-cell office:value-type="float" office:value="-0.006485418" calcext:value-type="float">
            <text:p>-0.006485418</text:p>
          </table:table-cell>
          <table:table-cell office:value-type="float" office:value="-0.01285968" calcext:value-type="float">
            <text:p>-0.01285968</text:p>
          </table:table-cell>
          <table:table-cell office:value-type="float" office:value="-0.008556145" calcext:value-type="float">
            <text:p>-0.008556145</text:p>
          </table:table-cell>
          <table:table-cell office:value-type="float" office:value="-0.00510654" calcext:value-type="float">
            <text:p>-0.00510654</text:p>
          </table:table-cell>
          <table:table-cell office:value-type="float" office:value="1909.375" calcext:value-type="float">
            <text:p>1909.375</text:p>
          </table:table-cell>
          <table:table-cell office:value-type="float" office:value="0" calcext:value-type="float">
            <text:p>0</text:p>
          </table:table-cell>
          <table:table-cell office:value-type="float" office:value="-0.6662694" calcext:value-type="float">
            <text:p>-0.6662694</text:p>
          </table:table-cell>
          <table:table-cell office:value-type="float" office:value="0.02619199" calcext:value-type="float">
            <text:p>0.02619199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413597" calcext:value-type="float">
            <text:p>-1.41359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0" calcext:value-type="float">
            <text:p>6122000</text:p>
          </table:table-cell>
          <table:table-cell office:value-type="float" office:value="795.3891" calcext:value-type="float">
            <text:p>795.3891</text:p>
          </table:table-cell>
          <table:table-cell office:value-type="float" office:value="388.5995" calcext:value-type="float">
            <text:p>388.5995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2.917" calcext:value-type="float">
            <text:p>1272.917</text:p>
          </table:table-cell>
          <table:table-cell office:value-type="float" office:value="304.6923" calcext:value-type="float">
            <text:p>304.6923</text:p>
          </table:table-cell>
          <table:table-cell office:value-type="float" office:value="113.9174" calcext:value-type="float">
            <text:p>113.9174</text:p>
          </table:table-cell>
          <table:table-cell office:value-type="float" office:value="0.1587213" calcext:value-type="float">
            <text:p>0.1587213</text:p>
          </table:table-cell>
          <table:table-cell office:value-type="float" office:value="0.299313" calcext:value-type="float">
            <text:p>0.299313</text:p>
          </table:table-cell>
          <table:table-cell office:value-type="float" office:value="0.3032944" calcext:value-type="float">
            <text:p>0.3032944</text:p>
          </table:table-cell>
          <table:table-cell office:value-type="float" office:value="0.3083552" calcext:value-type="float">
            <text:p>0.3083552</text:p>
          </table:table-cell>
          <table:table-cell office:value-type="float" office:value="0.313804" calcext:value-type="float">
            <text:p>0.313804</text:p>
          </table:table-cell>
          <table:table-cell office:value-type="float" office:value="0.3196062" calcext:value-type="float">
            <text:p>0.3196062</text:p>
          </table:table-cell>
          <table:table-cell office:value-type="float" office:value="0.3715657" calcext:value-type="float">
            <text:p>0.3715657</text:p>
          </table:table-cell>
          <table:table-cell office:value-type="float" office:value="0.3653151" calcext:value-type="float">
            <text:p>0.3653151</text:p>
          </table:table-cell>
          <table:table-cell office:value-type="float" office:value="0.3815348" calcext:value-type="float">
            <text:p>0.3815348</text:p>
          </table:table-cell>
          <table:table-cell office:value-type="float" office:value="0.4032146" calcext:value-type="float">
            <text:p>0.4032146</text:p>
          </table:table-cell>
          <table:table-cell office:value-type="float" office:value="0.484668" calcext:value-type="float">
            <text:p>0.484668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6568" calcext:value-type="float">
            <text:p>0.01906568</text:p>
          </table:table-cell>
          <table:table-cell office:value-type="float" office:value="0.1418143" calcext:value-type="float">
            <text:p>0.1418143</text:p>
          </table:table-cell>
          <table:table-cell office:value-type="float" office:value="9.622031E-016" calcext:value-type="float">
            <text:p>9.622031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876807" calcext:value-type="float">
            <text:p>-0.9876807</text:p>
          </table:table-cell>
          <table:table-cell office:value-type="float" office:value="-0.01933787" calcext:value-type="float">
            <text:p>-0.01933787</text:p>
          </table:table-cell>
          <table:table-cell office:value-type="float" office:value="-0.01766476" calcext:value-type="float">
            <text:p>-0.01766476</text:p>
          </table:table-cell>
          <table:table-cell office:value-type="float" office:value="-0.01575942" calcext:value-type="float">
            <text:p>-0.01575942</text:p>
          </table:table-cell>
          <table:table-cell office:value-type="float" office:value="-0.01395426" calcext:value-type="float">
            <text:p>-0.01395426</text:p>
          </table:table-cell>
          <table:table-cell office:value-type="float" office:value="-0.0122812" calcext:value-type="float">
            <text:p>-0.0122812</text:p>
          </table:table-cell>
          <table:table-cell office:value-type="float" office:value="-0.009524746" calcext:value-type="float">
            <text:p>-0.009524746</text:p>
          </table:table-cell>
          <table:table-cell office:value-type="float" office:value="-0.01243305" calcext:value-type="float">
            <text:p>-0.01243305</text:p>
          </table:table-cell>
          <table:table-cell office:value-type="float" office:value="-0.008211212" calcext:value-type="float">
            <text:p>-0.008211212</text:p>
          </table:table-cell>
          <table:table-cell office:value-type="float" office:value="-0.004843289" calcext:value-type="float">
            <text:p>-0.004843289</text:p>
          </table:table-cell>
          <table:table-cell office:value-type="float" office:value="1914.027" calcext:value-type="float">
            <text:p>1914.027</text:p>
          </table:table-cell>
          <table:table-cell office:value-type="float" office:value="0" calcext:value-type="float">
            <text:p>0</text:p>
          </table:table-cell>
          <table:table-cell office:value-type="float" office:value="-2.588528" calcext:value-type="float">
            <text:p>-2.588528</text:p>
          </table:table-cell>
          <table:table-cell office:value-type="float" office:value="0.02619842" calcext:value-type="float">
            <text:p>0.02619842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1.39995" calcext:value-type="float">
            <text:p>-1.3999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0" calcext:value-type="float">
            <text:p>7122000</text:p>
          </table:table-cell>
          <table:table-cell office:value-type="float" office:value="796.389" calcext:value-type="float">
            <text:p>796.389</text:p>
          </table:table-cell>
          <table:table-cell office:value-type="float" office:value="388.6495" calcext:value-type="float">
            <text:p>388.6495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5.347" calcext:value-type="float">
            <text:p>1275.347</text:p>
          </table:table-cell>
          <table:table-cell office:value-type="float" office:value="303.2141" calcext:value-type="float">
            <text:p>303.2141</text:p>
          </table:table-cell>
          <table:table-cell office:value-type="float" office:value="123.3525" calcext:value-type="float">
            <text:p>123.3525</text:p>
          </table:table-cell>
          <table:table-cell office:value-type="float" office:value="0.1512359" calcext:value-type="float">
            <text:p>0.1512359</text:p>
          </table:table-cell>
          <table:table-cell office:value-type="float" office:value="0.2923809" calcext:value-type="float">
            <text:p>0.2923809</text:p>
          </table:table-cell>
          <table:table-cell office:value-type="float" office:value="0.2985916" calcext:value-type="float">
            <text:p>0.2985916</text:p>
          </table:table-cell>
          <table:table-cell office:value-type="float" office:value="0.304146" calcext:value-type="float">
            <text:p>0.304146</text:p>
          </table:table-cell>
          <table:table-cell office:value-type="float" office:value="0.3085632" calcext:value-type="float">
            <text:p>0.3085632</text:p>
          </table:table-cell>
          <table:table-cell office:value-type="float" office:value="0.3130995" calcext:value-type="float">
            <text:p>0.3130995</text:p>
          </table:table-cell>
          <table:table-cell office:value-type="float" office:value="0.3641061" calcext:value-type="float">
            <text:p>0.3641061</text:p>
          </table:table-cell>
          <table:table-cell office:value-type="float" office:value="0.3654413" calcext:value-type="float">
            <text:p>0.3654413</text:p>
          </table:table-cell>
          <table:table-cell office:value-type="float" office:value="0.3828629" calcext:value-type="float">
            <text:p>0.3828629</text:p>
          </table:table-cell>
          <table:table-cell office:value-type="float" office:value="0.4050589" calcext:value-type="float">
            <text:p>0.4050589</text:p>
          </table:table-cell>
          <table:table-cell office:value-type="float" office:value="0.4876783" calcext:value-type="float">
            <text:p>0.4876783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2859" calcext:value-type="float">
            <text:p>0.01942859</text:p>
          </table:table-cell>
          <table:table-cell office:value-type="float" office:value="0.1696891" calcext:value-type="float">
            <text:p>0.1696891</text:p>
          </table:table-cell>
          <table:table-cell office:value-type="float" office:value="9.621999E-016" calcext:value-type="float">
            <text:p>9.621999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31934" calcext:value-type="float">
            <text:p>-1.331934</text:p>
          </table:table-cell>
          <table:table-cell office:value-type="float" office:value="-0.02274487" calcext:value-type="float">
            <text:p>-0.02274487</text:p>
          </table:table-cell>
          <table:table-cell office:value-type="float" office:value="-0.01968112" calcext:value-type="float">
            <text:p>-0.01968112</text:p>
          </table:table-cell>
          <table:table-cell office:value-type="float" office:value="-0.01733577" calcext:value-type="float">
            <text:p>-0.01733577</text:p>
          </table:table-cell>
          <table:table-cell office:value-type="float" office:value="-0.01568828" calcext:value-type="float">
            <text:p>-0.01568828</text:p>
          </table:table-cell>
          <table:table-cell office:value-type="float" office:value="-0.01417286" calcext:value-type="float">
            <text:p>-0.01417286</text:p>
          </table:table-cell>
          <table:table-cell office:value-type="float" office:value="-0.01159416" calcext:value-type="float">
            <text:p>-0.01159416</text:p>
          </table:table-cell>
          <table:table-cell office:value-type="float" office:value="-0.01238944" calcext:value-type="float">
            <text:p>-0.01238944</text:p>
          </table:table-cell>
          <table:table-cell office:value-type="float" office:value="-0.007941506" calcext:value-type="float">
            <text:p>-0.007941506</text:p>
          </table:table-cell>
          <table:table-cell office:value-type="float" office:value="-0.00463568" calcext:value-type="float">
            <text:p>-0.00463568</text:p>
          </table:table-cell>
          <table:table-cell office:value-type="float" office:value="1918.098" calcext:value-type="float">
            <text:p>1918.098</text:p>
          </table:table-cell>
          <table:table-cell office:value-type="float" office:value="0" calcext:value-type="float">
            <text:p>0</text:p>
          </table:table-cell>
          <table:table-cell office:value-type="float" office:value="-3.273395" calcext:value-type="float">
            <text:p>-3.273395</text:p>
          </table:table-cell>
          <table:table-cell office:value-type="float" office:value="0.02622918" calcext:value-type="float">
            <text:p>0.0262291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385944" calcext:value-type="float">
            <text:p>-1.3859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0" calcext:value-type="float">
            <text:p>8122000</text:p>
          </table:table-cell>
          <table:table-cell office:value-type="float" office:value="796.389" calcext:value-type="float">
            <text:p>796.389</text:p>
          </table:table-cell>
          <table:table-cell office:value-type="float" office:value="388.7422" calcext:value-type="float">
            <text:p>388.7422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6.418" calcext:value-type="float">
            <text:p>1276.418</text:p>
          </table:table-cell>
          <table:table-cell office:value-type="float" office:value="302.0521" calcext:value-type="float">
            <text:p>302.0521</text:p>
          </table:table-cell>
          <table:table-cell office:value-type="float" office:value="121.9046" calcext:value-type="float">
            <text:p>121.9046</text:p>
          </table:table-cell>
          <table:table-cell office:value-type="float" office:value="0.146595" calcext:value-type="float">
            <text:p>0.146595</text:p>
          </table:table-cell>
          <table:table-cell office:value-type="float" office:value="0.2823752" calcext:value-type="float">
            <text:p>0.2823752</text:p>
          </table:table-cell>
          <table:table-cell office:value-type="float" office:value="0.291633" calcext:value-type="float">
            <text:p>0.291633</text:p>
          </table:table-cell>
          <table:table-cell office:value-type="float" office:value="0.3001511" calcext:value-type="float">
            <text:p>0.3001511</text:p>
          </table:table-cell>
          <table:table-cell office:value-type="float" office:value="0.3047276" calcext:value-type="float">
            <text:p>0.3047276</text:p>
          </table:table-cell>
          <table:table-cell office:value-type="float" office:value="0.3087158" calcext:value-type="float">
            <text:p>0.3087158</text:p>
          </table:table-cell>
          <table:table-cell office:value-type="float" office:value="0.3599522" calcext:value-type="float">
            <text:p>0.3599522</text:p>
          </table:table-cell>
          <table:table-cell office:value-type="float" office:value="0.3649725" calcext:value-type="float">
            <text:p>0.3649725</text:p>
          </table:table-cell>
          <table:table-cell office:value-type="float" office:value="0.3836019" calcext:value-type="float">
            <text:p>0.3836019</text:p>
          </table:table-cell>
          <table:table-cell office:value-type="float" office:value="0.4062167" calcext:value-type="float">
            <text:p>0.4062167</text:p>
          </table:table-cell>
          <table:table-cell office:value-type="float" office:value="0.4901118" calcext:value-type="float">
            <text:p>0.4901118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2069" calcext:value-type="float">
            <text:p>0.01832069</text:p>
          </table:table-cell>
          <table:table-cell office:value-type="float" office:value="0.2196162" calcext:value-type="float">
            <text:p>0.2196162</text:p>
          </table:table-cell>
          <table:table-cell office:value-type="float" office:value="9.62197E-016" calcext:value-type="float">
            <text:p>9.62197E-1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18036" calcext:value-type="float">
            <text:p>-1.618036</text:p>
          </table:table-cell>
          <table:table-cell office:value-type="float" office:value="-0.02898321" calcext:value-type="float">
            <text:p>-0.02898321</text:p>
          </table:table-cell>
          <table:table-cell office:value-type="float" office:value="-0.02317379" calcext:value-type="float">
            <text:p>-0.02317379</text:p>
          </table:table-cell>
          <table:table-cell office:value-type="float" office:value="-0.01899452" calcext:value-type="float">
            <text:p>-0.01899452</text:p>
          </table:table-cell>
          <table:table-cell office:value-type="float" office:value="-0.01710083" calcext:value-type="float">
            <text:p>-0.01710083</text:p>
          </table:table-cell>
          <table:table-cell office:value-type="float" office:value="-0.01562222" calcext:value-type="float">
            <text:p>-0.01562222</text:p>
          </table:table-cell>
          <table:table-cell office:value-type="float" office:value="-0.0129509" calcext:value-type="float">
            <text:p>-0.0129509</text:p>
          </table:table-cell>
          <table:table-cell office:value-type="float" office:value="-0.01253695" calcext:value-type="float">
            <text:p>-0.01253695</text:p>
          </table:table-cell>
          <table:table-cell office:value-type="float" office:value="-0.007790206" calcext:value-type="float">
            <text:p>-0.007790206</text:p>
          </table:table-cell>
          <table:table-cell office:value-type="float" office:value="-0.00450581" calcext:value-type="float">
            <text:p>-0.00450581</text:p>
          </table:table-cell>
          <table:table-cell office:value-type="float" office:value="1922.407" calcext:value-type="float">
            <text:p>1922.407</text:p>
          </table:table-cell>
          <table:table-cell office:value-type="float" office:value="0" calcext:value-type="float">
            <text:p>0</text:p>
          </table:table-cell>
          <table:table-cell office:value-type="float" office:value="-3.86432" calcext:value-type="float">
            <text:p>-3.86432</text:p>
          </table:table-cell>
          <table:table-cell office:value-type="float" office:value="0.02628671" calcext:value-type="float">
            <text:p>0.0262867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66" calcext:value-type="float">
            <text:p>-0.010000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0" calcext:value-type="float">
            <text:p>9122000</text:p>
          </table:table-cell>
          <table:table-cell office:value-type="float" office:value="796.389" calcext:value-type="float">
            <text:p>796.389</text:p>
          </table:table-cell>
          <table:table-cell office:value-type="float" office:value="388.7919" calcext:value-type="float">
            <text:p>388.7919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2.298" calcext:value-type="float">
            <text:p>1272.298</text:p>
          </table:table-cell>
          <table:table-cell office:value-type="float" office:value="306.1242" calcext:value-type="float">
            <text:p>306.1242</text:p>
          </table:table-cell>
          <table:table-cell office:value-type="float" office:value="120.5064" calcext:value-type="float">
            <text:p>120.5064</text:p>
          </table:table-cell>
          <table:table-cell office:value-type="float" office:value="0.148284" calcext:value-type="float">
            <text:p>0.148284</text:p>
          </table:table-cell>
          <table:table-cell office:value-type="float" office:value="0.2370548" calcext:value-type="float">
            <text:p>0.2370548</text:p>
          </table:table-cell>
          <table:table-cell office:value-type="float" office:value="0.2932871" calcext:value-type="float">
            <text:p>0.2932871</text:p>
          </table:table-cell>
          <table:table-cell office:value-type="float" office:value="0.2979569" calcext:value-type="float">
            <text:p>0.2979569</text:p>
          </table:table-cell>
          <table:table-cell office:value-type="float" office:value="0.3018598" calcext:value-type="float">
            <text:p>0.3018598</text:p>
          </table:table-cell>
          <table:table-cell office:value-type="float" office:value="0.3046842" calcext:value-type="float">
            <text:p>0.3046842</text:p>
          </table:table-cell>
          <table:table-cell office:value-type="float" office:value="0.3560079" calcext:value-type="float">
            <text:p>0.3560079</text:p>
          </table:table-cell>
          <table:table-cell office:value-type="float" office:value="0.3630074" calcext:value-type="float">
            <text:p>0.3630074</text:p>
          </table:table-cell>
          <table:table-cell office:value-type="float" office:value="0.3820861" calcext:value-type="float">
            <text:p>0.3820861</text:p>
          </table:table-cell>
          <table:table-cell office:value-type="float" office:value="0.4037122" calcext:value-type="float">
            <text:p>0.4037122</text:p>
          </table:table-cell>
          <table:table-cell office:value-type="float" office:value="0.4875026" calcext:value-type="float">
            <text:p>0.4875026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73813" calcext:value-type="float">
            <text:p>0.01173813</text:p>
          </table:table-cell>
          <table:table-cell office:value-type="float" office:value="0.2698693" calcext:value-type="float">
            <text:p>0.2698693</text:p>
          </table:table-cell>
          <table:table-cell office:value-type="float" office:value="9.621935E-016" calcext:value-type="float">
            <text:p>9.621935E-1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09429" calcext:value-type="float">
            <text:p>-1.509429</text:p>
          </table:table-cell>
          <table:table-cell office:value-type="float" office:value="-0.08496454" calcext:value-type="float">
            <text:p>-0.08496454</text:p>
          </table:table-cell>
          <table:table-cell office:value-type="float" office:value="-0.02231893" calcext:value-type="float">
            <text:p>-0.02231893</text:p>
          </table:table-cell>
          <table:table-cell office:value-type="float" office:value="-0.02000468" calcext:value-type="float">
            <text:p>-0.02000468</text:p>
          </table:table-cell>
          <table:table-cell office:value-type="float" office:value="-0.01827747" calcext:value-type="float">
            <text:p>-0.01827747</text:p>
          </table:table-cell>
          <table:table-cell office:value-type="float" office:value="-0.01712794" calcext:value-type="float">
            <text:p>-0.01712794</text:p>
          </table:table-cell>
          <table:table-cell office:value-type="float" office:value="-0.01441006" calcext:value-type="float">
            <text:p>-0.01441006</text:p>
          </table:table-cell>
          <table:table-cell office:value-type="float" office:value="-0.01320427" calcext:value-type="float">
            <text:p>-0.01320427</text:p>
          </table:table-cell>
          <table:table-cell office:value-type="float" office:value="-0.008092221" calcext:value-type="float">
            <text:p>-0.008092221</text:p>
          </table:table-cell>
          <table:table-cell office:value-type="float" office:value="-0.004781302" calcext:value-type="float">
            <text:p>-0.004781302</text:p>
          </table:table-cell>
          <table:table-cell office:value-type="float" office:value="1931.932" calcext:value-type="float">
            <text:p>1931.932</text:p>
          </table:table-cell>
          <table:table-cell office:value-type="float" office:value="0" calcext:value-type="float">
            <text:p>0</text:p>
          </table:table-cell>
          <table:table-cell office:value-type="float" office:value="-3.439711" calcext:value-type="float">
            <text:p>-3.439711</text:p>
          </table:table-cell>
          <table:table-cell office:value-type="float" office:value="0.02634166" calcext:value-type="float">
            <text:p>0.02634166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52" calcext:value-type="float">
            <text:p>-0.010000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0" calcext:value-type="float">
            <text:p>10122000</text:p>
          </table:table-cell>
          <table:table-cell office:value-type="float" office:value="796.7891" calcext:value-type="float">
            <text:p>796.7891</text:p>
          </table:table-cell>
          <table:table-cell office:value-type="float" office:value="388.6337" calcext:value-type="float">
            <text:p>388.6337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69.299" calcext:value-type="float">
            <text:p>1269.299</text:p>
          </table:table-cell>
          <table:table-cell office:value-type="float" office:value="309.6832" calcext:value-type="float">
            <text:p>309.6832</text:p>
          </table:table-cell>
          <table:table-cell office:value-type="float" office:value="122.2201" calcext:value-type="float">
            <text:p>122.2201</text:p>
          </table:table-cell>
          <table:table-cell office:value-type="float" office:value="0.1517004" calcext:value-type="float">
            <text:p>0.1517004</text:p>
          </table:table-cell>
          <table:table-cell office:value-type="float" office:value="0.201648" calcext:value-type="float">
            <text:p>0.201648</text:p>
          </table:table-cell>
          <table:table-cell office:value-type="float" office:value="0.293682" calcext:value-type="float">
            <text:p>0.293682</text:p>
          </table:table-cell>
          <table:table-cell office:value-type="float" office:value="0.2974884" calcext:value-type="float">
            <text:p>0.2974884</text:p>
          </table:table-cell>
          <table:table-cell office:value-type="float" office:value="0.3006607" calcext:value-type="float">
            <text:p>0.3006607</text:p>
          </table:table-cell>
          <table:table-cell office:value-type="float" office:value="0.3034208" calcext:value-type="float">
            <text:p>0.3034208</text:p>
          </table:table-cell>
          <table:table-cell office:value-type="float" office:value="0.3534833" calcext:value-type="float">
            <text:p>0.3534833</text:p>
          </table:table-cell>
          <table:table-cell office:value-type="float" office:value="0.3611642" calcext:value-type="float">
            <text:p>0.3611642</text:p>
          </table:table-cell>
          <table:table-cell office:value-type="float" office:value="0.3808407" calcext:value-type="float">
            <text:p>0.3808407</text:p>
          </table:table-cell>
          <table:table-cell office:value-type="float" office:value="0.4016514" calcext:value-type="float">
            <text:p>0.4016514</text:p>
          </table:table-cell>
          <table:table-cell office:value-type="float" office:value="0.4846961" calcext:value-type="float">
            <text:p>0.484696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1552" calcext:value-type="float">
            <text:p>0.003331552</text:p>
          </table:table-cell>
          <table:table-cell office:value-type="float" office:value="0.3053057" calcext:value-type="float">
            <text:p>0.3053057</text:p>
          </table:table-cell>
          <table:table-cell office:value-type="float" office:value="9.621908E-016" calcext:value-type="float">
            <text:p>9.621908E-16</text:p>
          </table:table-cell>
          <table:table-cell office:value-type="float" office:value="9.909106E-016" calcext:value-type="float">
            <text:p>9.909106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3E-028" calcext:value-type="float">
            <text:p>3.257763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20446" calcext:value-type="float">
            <text:p>-1.320446</text:p>
          </table:table-cell>
          <table:table-cell office:value-type="float" office:value="-0.2297198" calcext:value-type="float">
            <text:p>-0.2297198</text:p>
          </table:table-cell>
          <table:table-cell office:value-type="float" office:value="-0.02211009" calcext:value-type="float">
            <text:p>-0.02211009</text:p>
          </table:table-cell>
          <table:table-cell office:value-type="float" office:value="-0.02022456" calcext:value-type="float">
            <text:p>-0.02022456</text:p>
          </table:table-cell>
          <table:table-cell office:value-type="float" office:value="-0.01879173" calcext:value-type="float">
            <text:p>-0.01879173</text:p>
          </table:table-cell>
          <table:table-cell office:value-type="float" office:value="-0.01763686" calcext:value-type="float">
            <text:p>-0.01763686</text:p>
          </table:table-cell>
          <table:table-cell office:value-type="float" office:value="-0.01543507" calcext:value-type="float">
            <text:p>-0.01543507</text:p>
          </table:table-cell>
          <table:table-cell office:value-type="float" office:value="-0.01386634" calcext:value-type="float">
            <text:p>-0.01386634</text:p>
          </table:table-cell>
          <table:table-cell office:value-type="float" office:value="-0.008350079" calcext:value-type="float">
            <text:p>-0.008350079</text:p>
          </table:table-cell>
          <table:table-cell office:value-type="float" office:value="-0.005021934" calcext:value-type="float">
            <text:p>-0.005021934</text:p>
          </table:table-cell>
          <table:table-cell office:value-type="float" office:value="1941.041" calcext:value-type="float">
            <text:p>1941.041</text:p>
          </table:table-cell>
          <table:table-cell office:value-type="float" office:value="0" calcext:value-type="float">
            <text:p>0</text:p>
          </table:table-cell>
          <table:table-cell office:value-type="float" office:value="-2.703549" calcext:value-type="float">
            <text:p>-2.703549</text:p>
          </table:table-cell>
          <table:table-cell office:value-type="float" office:value="0.02637182" calcext:value-type="float">
            <text:p>0.0263718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3" calcext:value-type="float">
            <text:p>-0.010000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0" calcext:value-type="float">
            <text:p>11122000</text:p>
          </table:table-cell>
          <table:table-cell office:value-type="float" office:value="804.8889" calcext:value-type="float">
            <text:p>804.8889</text:p>
          </table:table-cell>
          <table:table-cell office:value-type="float" office:value="388.5316" calcext:value-type="float">
            <text:p>388.5316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74.354" calcext:value-type="float">
            <text:p>1274.354</text:p>
          </table:table-cell>
          <table:table-cell office:value-type="float" office:value="312.8297" calcext:value-type="float">
            <text:p>312.8297</text:p>
          </table:table-cell>
          <table:table-cell office:value-type="float" office:value="169.849" calcext:value-type="float">
            <text:p>169.849</text:p>
          </table:table-cell>
          <table:table-cell office:value-type="float" office:value="0.1546054" calcext:value-type="float">
            <text:p>0.1546054</text:p>
          </table:table-cell>
          <table:table-cell office:value-type="float" office:value="0.1950247" calcext:value-type="float">
            <text:p>0.1950247</text:p>
          </table:table-cell>
          <table:table-cell office:value-type="float" office:value="0.2932828" calcext:value-type="float">
            <text:p>0.2932828</text:p>
          </table:table-cell>
          <table:table-cell office:value-type="float" office:value="0.2970516" calcext:value-type="float">
            <text:p>0.2970516</text:p>
          </table:table-cell>
          <table:table-cell office:value-type="float" office:value="0.3002121" calcext:value-type="float">
            <text:p>0.3002121</text:p>
          </table:table-cell>
          <table:table-cell office:value-type="float" office:value="0.3030102" calcext:value-type="float">
            <text:p>0.3030102</text:p>
          </table:table-cell>
          <table:table-cell office:value-type="float" office:value="0.3518979" calcext:value-type="float">
            <text:p>0.3518979</text:p>
          </table:table-cell>
          <table:table-cell office:value-type="float" office:value="0.3595912" calcext:value-type="float">
            <text:p>0.3595912</text:p>
          </table:table-cell>
          <table:table-cell office:value-type="float" office:value="0.3797671" calcext:value-type="float">
            <text:p>0.3797671</text:p>
          </table:table-cell>
          <table:table-cell office:value-type="float" office:value="0.3998663" calcext:value-type="float">
            <text:p>0.3998663</text:p>
          </table:table-cell>
          <table:table-cell office:value-type="float" office:value="0.4818729" calcext:value-type="float">
            <text:p>0.4818729</text:p>
          </table:table-cell>
          <table:table-cell office:value-type="float" office:value="0.5112643" calcext:value-type="float">
            <text:p>0.511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5214" calcext:value-type="float">
            <text:p>0.0001205214</text:p>
          </table:table-cell>
          <table:table-cell office:value-type="float" office:value="0.3119199" calcext:value-type="float">
            <text:p>0.3119199</text:p>
          </table:table-cell>
          <table:table-cell office:value-type="float" office:value="0.00000004224639" calcext:value-type="float">
            <text:p>4.224639E-08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7356" calcext:value-type="float">
            <text:p>-1.17356</text:p>
          </table:table-cell>
          <table:table-cell office:value-type="float" office:value="-0.2825697" calcext:value-type="float">
            <text:p>-0.2825697</text:p>
          </table:table-cell>
          <table:table-cell office:value-type="float" office:value="-0.02231809" calcext:value-type="float">
            <text:p>-0.02231809</text:p>
          </table:table-cell>
          <table:table-cell office:value-type="float" office:value="-0.0204317" calcext:value-type="float">
            <text:p>-0.0204317</text:p>
          </table:table-cell>
          <table:table-cell office:value-type="float" office:value="-0.01898753" calcext:value-type="float">
            <text:p>-0.01898753</text:p>
          </table:table-cell>
          <table:table-cell office:value-type="float" office:value="-0.01780054" calcext:value-type="float">
            <text:p>-0.01780054</text:p>
          </table:table-cell>
          <table:table-cell office:value-type="float" office:value="-0.01612119" calcext:value-type="float">
            <text:p>-0.01612119</text:p>
          </table:table-cell>
          <table:table-cell office:value-type="float" office:value="-0.01446114" calcext:value-type="float">
            <text:p>-0.01446114</text:p>
          </table:table-cell>
          <table:table-cell office:value-type="float" office:value="-0.008579522" calcext:value-type="float">
            <text:p>-0.008579522</text:p>
          </table:table-cell>
          <table:table-cell office:value-type="float" office:value="-0.005241169" calcext:value-type="float">
            <text:p>-0.005241169</text:p>
          </table:table-cell>
          <table:table-cell office:value-type="float" office:value="1949.824" calcext:value-type="float">
            <text:p>1949.824</text:p>
          </table:table-cell>
          <table:table-cell office:value-type="float" office:value="0" calcext:value-type="float">
            <text:p>0</text:p>
          </table:table-cell>
          <table:table-cell office:value-type="float" office:value="-1.973738" calcext:value-type="float">
            <text:p>-1.973738</text:p>
          </table:table-cell>
          <table:table-cell office:value-type="float" office:value="0.02637321" calcext:value-type="float">
            <text:p>0.0263732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1" calcext:value-type="float">
            <text:p>-0.010000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0" calcext:value-type="float">
            <text:p>12122000</text:p>
          </table:table-cell>
          <table:table-cell office:value-type="float" office:value="816.0889" calcext:value-type="float">
            <text:p>816.0889</text:p>
          </table:table-cell>
          <table:table-cell office:value-type="float" office:value="388.3974" calcext:value-type="float">
            <text:p>388.3974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2.773" calcext:value-type="float">
            <text:p>1282.773</text:p>
          </table:table-cell>
          <table:table-cell office:value-type="float" office:value="315.7433" calcext:value-type="float">
            <text:p>315.7433</text:p>
          </table:table-cell>
          <table:table-cell office:value-type="float" office:value="221.9456" calcext:value-type="float">
            <text:p>221.9456</text:p>
          </table:table-cell>
          <table:table-cell office:value-type="float" office:value="0.156305" calcext:value-type="float">
            <text:p>0.156305</text:p>
          </table:table-cell>
          <table:table-cell office:value-type="float" office:value="0.1961537" calcext:value-type="float">
            <text:p>0.1961537</text:p>
          </table:table-cell>
          <table:table-cell office:value-type="float" office:value="0.2930272" calcext:value-type="float">
            <text:p>0.2930272</text:p>
          </table:table-cell>
          <table:table-cell office:value-type="float" office:value="0.296643" calcext:value-type="float">
            <text:p>0.296643</text:p>
          </table:table-cell>
          <table:table-cell office:value-type="float" office:value="0.2996243" calcext:value-type="float">
            <text:p>0.2996243</text:p>
          </table:table-cell>
          <table:table-cell office:value-type="float" office:value="0.3021758" calcext:value-type="float">
            <text:p>0.3021758</text:p>
          </table:table-cell>
          <table:table-cell office:value-type="float" office:value="0.3506178" calcext:value-type="float">
            <text:p>0.3506178</text:p>
          </table:table-cell>
          <table:table-cell office:value-type="float" office:value="0.3582988" calcext:value-type="float">
            <text:p>0.3582988</text:p>
          </table:table-cell>
          <table:table-cell office:value-type="float" office:value="0.3788329" calcext:value-type="float">
            <text:p>0.3788329</text:p>
          </table:table-cell>
          <table:table-cell office:value-type="float" office:value="0.3983347" calcext:value-type="float">
            <text:p>0.3983347</text:p>
          </table:table-cell>
          <table:table-cell office:value-type="float" office:value="0.4790131" calcext:value-type="float">
            <text:p>0.479013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4503" calcext:value-type="float">
            <text:p>0.0001204503</text:p>
          </table:table-cell>
          <table:table-cell office:value-type="float" office:value="0.3107896" calcext:value-type="float">
            <text:p>0.3107896</text:p>
          </table:table-cell>
          <table:table-cell office:value-type="float" office:value="9.766258E-016" calcext:value-type="float">
            <text:p>9.766258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98146" calcext:value-type="float">
            <text:p>-1.098146</text:p>
          </table:table-cell>
          <table:table-cell office:value-type="float" office:value="-0.2739153" calcext:value-type="float">
            <text:p>-0.2739153</text:p>
          </table:table-cell>
          <table:table-cell office:value-type="float" office:value="-0.0224524" calcext:value-type="float">
            <text:p>-0.0224524</text:p>
          </table:table-cell>
          <table:table-cell office:value-type="float" office:value="-0.02062718" calcext:value-type="float">
            <text:p>-0.02062718</text:p>
          </table:table-cell>
          <table:table-cell office:value-type="float" office:value="-0.01924661" calcext:value-type="float">
            <text:p>-0.01924661</text:p>
          </table:table-cell>
          <table:table-cell office:value-type="float" office:value="-0.01814363" calcext:value-type="float">
            <text:p>-0.01814363</text:p>
          </table:table-cell>
          <table:table-cell office:value-type="float" office:value="-0.01669836" calcext:value-type="float">
            <text:p>-0.01669836</text:p>
          </table:table-cell>
          <table:table-cell office:value-type="float" office:value="-0.01497093" calcext:value-type="float">
            <text:p>-0.01497093</text:p>
          </table:table-cell>
          <table:table-cell office:value-type="float" office:value="-0.008784864" calcext:value-type="float">
            <text:p>-0.008784864</text:p>
          </table:table-cell>
          <table:table-cell office:value-type="float" office:value="-0.005437776" calcext:value-type="float">
            <text:p>-0.005437776</text:p>
          </table:table-cell>
          <table:table-cell office:value-type="float" office:value="1958.457" calcext:value-type="float">
            <text:p>1958.457</text:p>
          </table:table-cell>
          <table:table-cell office:value-type="float" office:value="0" calcext:value-type="float">
            <text:p>0</text:p>
          </table:table-cell>
          <table:table-cell office:value-type="float" office:value="-1.783435" calcext:value-type="float">
            <text:p>-1.783435</text:p>
          </table:table-cell>
          <table:table-cell office:value-type="float" office:value="0.02637043" calcext:value-type="float">
            <text:p>0.0263704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945" calcext:value-type="float">
            <text:p>-0.00999994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0" calcext:value-type="float">
            <text:p>13122000</text:p>
          </table:table-cell>
          <table:table-cell office:value-type="float" office:value="816.0889" calcext:value-type="float">
            <text:p>816.0889</text:p>
          </table:table-cell>
          <table:table-cell office:value-type="float" office:value="388.3579" calcext:value-type="float">
            <text:p>388.3579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0.14" calcext:value-type="float">
            <text:p>1280.14</text:p>
          </table:table-cell>
          <table:table-cell office:value-type="float" office:value="318.4134" calcext:value-type="float">
            <text:p>318.4134</text:p>
          </table:table-cell>
          <table:table-cell office:value-type="float" office:value="219.9803" calcext:value-type="float">
            <text:p>219.9803</text:p>
          </table:table-cell>
          <table:table-cell office:value-type="float" office:value="0.1543858" calcext:value-type="float">
            <text:p>0.1543858</text:p>
          </table:table-cell>
          <table:table-cell office:value-type="float" office:value="0.1933187" calcext:value-type="float">
            <text:p>0.1933187</text:p>
          </table:table-cell>
          <table:table-cell office:value-type="float" office:value="0.2926146" calcext:value-type="float">
            <text:p>0.2926146</text:p>
          </table:table-cell>
          <table:table-cell office:value-type="float" office:value="0.2960804" calcext:value-type="float">
            <text:p>0.2960804</text:p>
          </table:table-cell>
          <table:table-cell office:value-type="float" office:value="0.2990181" calcext:value-type="float">
            <text:p>0.2990181</text:p>
          </table:table-cell>
          <table:table-cell office:value-type="float" office:value="0.3015953" calcext:value-type="float">
            <text:p>0.3015953</text:p>
          </table:table-cell>
          <table:table-cell office:value-type="float" office:value="0.3505752" calcext:value-type="float">
            <text:p>0.3505752</text:p>
          </table:table-cell>
          <table:table-cell office:value-type="float" office:value="0.3572575" calcext:value-type="float">
            <text:p>0.3572575</text:p>
          </table:table-cell>
          <table:table-cell office:value-type="float" office:value="0.3780436" calcext:value-type="float">
            <text:p>0.3780436</text:p>
          </table:table-cell>
          <table:table-cell office:value-type="float" office:value="0.397036" calcext:value-type="float">
            <text:p>0.397036</text:p>
          </table:table-cell>
          <table:table-cell office:value-type="float" office:value="0.4761041" calcext:value-type="float">
            <text:p>0.4761041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4507" calcext:value-type="float">
            <text:p>0.0001204507</text:p>
          </table:table-cell>
          <table:table-cell office:value-type="float" office:value="0.3136225" calcext:value-type="float">
            <text:p>0.3136225</text:p>
          </table:table-cell>
          <table:table-cell office:value-type="float" office:value="0.0001625015" calcext:value-type="float">
            <text:p>0.000162501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80793" calcext:value-type="float">
            <text:p>-1.180793</text:p>
          </table:table-cell>
          <table:table-cell office:value-type="float" office:value="-0.2985287" calcext:value-type="float">
            <text:p>-0.2985287</text:p>
          </table:table-cell>
          <table:table-cell office:value-type="float" office:value="-0.02266761" calcext:value-type="float">
            <text:p>-0.02266761</text:p>
          </table:table-cell>
          <table:table-cell office:value-type="float" office:value="-0.02089928" calcext:value-type="float">
            <text:p>-0.02089928</text:p>
          </table:table-cell>
          <table:table-cell office:value-type="float" office:value="-0.01951921" calcext:value-type="float">
            <text:p>-0.01951921</text:p>
          </table:table-cell>
          <table:table-cell office:value-type="float" office:value="-0.01838985" calcext:value-type="float">
            <text:p>-0.01838985</text:p>
          </table:table-cell>
          <table:table-cell office:value-type="float" office:value="-0.01672727" calcext:value-type="float">
            <text:p>-0.01672727</text:p>
          </table:table-cell>
          <table:table-cell office:value-type="float" office:value="-0.01539591" calcext:value-type="float">
            <text:p>-0.01539591</text:p>
          </table:table-cell>
          <table:table-cell office:value-type="float" office:value="-0.008962831" calcext:value-type="float">
            <text:p>-0.008962831</text:p>
          </table:table-cell>
          <table:table-cell office:value-type="float" office:value="-0.005610824" calcext:value-type="float">
            <text:p>-0.005610824</text:p>
          </table:table-cell>
          <table:table-cell office:value-type="float" office:value="1966.921" calcext:value-type="float">
            <text:p>1966.921</text:p>
          </table:table-cell>
          <table:table-cell office:value-type="float" office:value="0" calcext:value-type="float">
            <text:p>0</text:p>
          </table:table-cell>
          <table:table-cell office:value-type="float" office:value="-2.263305" calcext:value-type="float">
            <text:p>-2.263305</text:p>
          </table:table-cell>
          <table:table-cell office:value-type="float" office:value="0.02637953" calcext:value-type="float">
            <text:p>0.0263795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9" calcext:value-type="float">
            <text:p>-0.0100000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0" calcext:value-type="float">
            <text:p>14122000</text:p>
          </table:table-cell>
          <table:table-cell office:value-type="float" office:value="820.4886" calcext:value-type="float">
            <text:p>820.4886</text:p>
          </table:table-cell>
          <table:table-cell office:value-type="float" office:value="388.1652" calcext:value-type="float">
            <text:p>388.1652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2.313" calcext:value-type="float">
            <text:p>1282.313</text:p>
          </table:table-cell>
          <table:table-cell office:value-type="float" office:value="320.8317" calcext:value-type="float">
            <text:p>320.8317</text:p>
          </table:table-cell>
          <table:table-cell office:value-type="float" office:value="240.4275" calcext:value-type="float">
            <text:p>240.4275</text:p>
          </table:table-cell>
          <table:table-cell office:value-type="float" office:value="0.1533061" calcext:value-type="float">
            <text:p>0.1533061</text:p>
          </table:table-cell>
          <table:table-cell office:value-type="float" office:value="0.1919693" calcext:value-type="float">
            <text:p>0.1919693</text:p>
          </table:table-cell>
          <table:table-cell office:value-type="float" office:value="0.2914906" calcext:value-type="float">
            <text:p>0.2914906</text:p>
          </table:table-cell>
          <table:table-cell office:value-type="float" office:value="0.295262" calcext:value-type="float">
            <text:p>0.295262</text:p>
          </table:table-cell>
          <table:table-cell office:value-type="float" office:value="0.298483" calcext:value-type="float">
            <text:p>0.298483</text:p>
          </table:table-cell>
          <table:table-cell office:value-type="float" office:value="0.3013046" calcext:value-type="float">
            <text:p>0.3013046</text:p>
          </table:table-cell>
          <table:table-cell office:value-type="float" office:value="0.3505597" calcext:value-type="float">
            <text:p>0.3505597</text:p>
          </table:table-cell>
          <table:table-cell office:value-type="float" office:value="0.3565951" calcext:value-type="float">
            <text:p>0.3565951</text:p>
          </table:table-cell>
          <table:table-cell office:value-type="float" office:value="0.3774963" calcext:value-type="float">
            <text:p>0.3774963</text:p>
          </table:table-cell>
          <table:table-cell office:value-type="float" office:value="0.3959009" calcext:value-type="float">
            <text:p>0.3959009</text:p>
          </table:table-cell>
          <table:table-cell office:value-type="float" office:value="0.4732022" calcext:value-type="float">
            <text:p>0.473202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4509" calcext:value-type="float">
            <text:p>0.0001204509</text:p>
          </table:table-cell>
          <table:table-cell office:value-type="float" office:value="0.314963" calcext:value-type="float">
            <text:p>0.314963</text:p>
          </table:table-cell>
          <table:table-cell office:value-type="float" office:value="0.001124119" calcext:value-type="float">
            <text:p>0.001124119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236368" calcext:value-type="float">
            <text:p>-1.236368</text:p>
          </table:table-cell>
          <table:table-cell office:value-type="float" office:value="-0.3124168" calcext:value-type="float">
            <text:p>-0.3124168</text:p>
          </table:table-cell>
          <table:table-cell office:value-type="float" office:value="-0.02328501" calcext:value-type="float">
            <text:p>-0.02328501</text:p>
          </table:table-cell>
          <table:table-cell office:value-type="float" office:value="-0.02130369" calcext:value-type="float">
            <text:p>-0.02130369</text:p>
          </table:table-cell>
          <table:table-cell office:value-type="float" office:value="-0.01976261" calcext:value-type="float">
            <text:p>-0.01976261</text:p>
          </table:table-cell>
          <table:table-cell office:value-type="float" office:value="-0.0185123" calcext:value-type="float">
            <text:p>-0.0185123</text:p>
          </table:table-cell>
          <table:table-cell office:value-type="float" office:value="-0.01672806" calcext:value-type="float">
            <text:p>-0.01672806</text:p>
          </table:table-cell>
          <table:table-cell office:value-type="float" office:value="-0.01567682" calcext:value-type="float">
            <text:p>-0.01567682</text:p>
          </table:table-cell>
          <table:table-cell office:value-type="float" office:value="-0.009088541" calcext:value-type="float">
            <text:p>-0.009088541</text:p>
          </table:table-cell>
          <table:table-cell office:value-type="float" office:value="-0.005767054" calcext:value-type="float">
            <text:p>-0.005767054</text:p>
          </table:table-cell>
          <table:table-cell office:value-type="float" office:value="1975.2" calcext:value-type="float">
            <text:p>1975.2</text:p>
          </table:table-cell>
          <table:table-cell office:value-type="float" office:value="0" calcext:value-type="float">
            <text:p>0</text:p>
          </table:table-cell>
          <table:table-cell office:value-type="float" office:value="-1.987173" calcext:value-type="float">
            <text:p>-1.987173</text:p>
          </table:table-cell>
          <table:table-cell office:value-type="float" office:value="0.02638091" calcext:value-type="float">
            <text:p>0.0263809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97" calcext:value-type="float">
            <text:p>-0.009999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820.4886" calcext:value-type="float">
            <text:p>820.4886</text:p>
          </table:table-cell>
          <table:table-cell office:value-type="float" office:value="388.0348" calcext:value-type="float">
            <text:p>388.0348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0.278" calcext:value-type="float">
            <text:p>1280.278</text:p>
          </table:table-cell>
          <table:table-cell office:value-type="float" office:value="322.996" calcext:value-type="float">
            <text:p>322.996</text:p>
          </table:table-cell>
          <table:table-cell office:value-type="float" office:value="238.2175" calcext:value-type="float">
            <text:p>238.2175</text:p>
          </table:table-cell>
          <table:table-cell office:value-type="float" office:value="0.1567402" calcext:value-type="float">
            <text:p>0.1567402</text:p>
          </table:table-cell>
          <table:table-cell office:value-type="float" office:value="0.1947642" calcext:value-type="float">
            <text:p>0.1947642</text:p>
          </table:table-cell>
          <table:table-cell office:value-type="float" office:value="0.2914213" calcext:value-type="float">
            <text:p>0.2914213</text:p>
          </table:table-cell>
          <table:table-cell office:value-type="float" office:value="0.2947895" calcext:value-type="float">
            <text:p>0.2947895</text:p>
          </table:table-cell>
          <table:table-cell office:value-type="float" office:value="0.2979225" calcext:value-type="float">
            <text:p>0.2979225</text:p>
          </table:table-cell>
          <table:table-cell office:value-type="float" office:value="0.3007151" calcext:value-type="float">
            <text:p>0.3007151</text:p>
          </table:table-cell>
          <table:table-cell office:value-type="float" office:value="0.3498608" calcext:value-type="float">
            <text:p>0.3498608</text:p>
          </table:table-cell>
          <table:table-cell office:value-type="float" office:value="0.3565957" calcext:value-type="float">
            <text:p>0.3565957</text:p>
          </table:table-cell>
          <table:table-cell office:value-type="float" office:value="0.3770433" calcext:value-type="float">
            <text:p>0.3770433</text:p>
          </table:table-cell>
          <table:table-cell office:value-type="float" office:value="0.3949222" calcext:value-type="float">
            <text:p>0.3949222</text:p>
          </table:table-cell>
          <table:table-cell office:value-type="float" office:value="0.47033" calcext:value-type="float">
            <text:p>0.4703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4403" calcext:value-type="float">
            <text:p>0.0001204403</text:p>
          </table:table-cell>
          <table:table-cell office:value-type="float" office:value="0.312183" calcext:value-type="float">
            <text:p>0.312183</text:p>
          </table:table-cell>
          <table:table-cell office:value-type="float" office:value="0.0009953561" calcext:value-type="float">
            <text:p>0.0009953561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7935" calcext:value-type="float">
            <text:p>-1.07935</text:p>
          </table:table-cell>
          <table:table-cell office:value-type="float" office:value="-0.285945" calcext:value-type="float">
            <text:p>-0.285945</text:p>
          </table:table-cell>
          <table:table-cell office:value-type="float" office:value="-0.02332709" calcext:value-type="float">
            <text:p>-0.02332709</text:p>
          </table:table-cell>
          <table:table-cell office:value-type="float" office:value="-0.02154393" calcext:value-type="float">
            <text:p>-0.02154393</text:p>
          </table:table-cell>
          <table:table-cell office:value-type="float" office:value="-0.02002213" calcext:value-type="float">
            <text:p>-0.02002213</text:p>
          </table:table-cell>
          <table:table-cell office:value-type="float" office:value="-0.01876463" calcext:value-type="float">
            <text:p>-0.01876463</text:p>
          </table:table-cell>
          <table:table-cell office:value-type="float" office:value="-0.01705311" calcext:value-type="float">
            <text:p>-0.01705311</text:p>
          </table:table-cell>
          <table:table-cell office:value-type="float" office:value="-0.01567682" calcext:value-type="float">
            <text:p>-0.01567682</text:p>
          </table:table-cell>
          <table:table-cell office:value-type="float" office:value="-0.009194017" calcext:value-type="float">
            <text:p>-0.009194017</text:p>
          </table:table-cell>
          <table:table-cell office:value-type="float" office:value="-0.00590564" calcext:value-type="float">
            <text:p>-0.00590564</text:p>
          </table:table-cell>
          <table:table-cell office:value-type="float" office:value="1983.282" calcext:value-type="float">
            <text:p>1983.282</text:p>
          </table:table-cell>
          <table:table-cell office:value-type="float" office:value="0" calcext:value-type="float">
            <text:p>0</text:p>
          </table:table-cell>
          <table:table-cell office:value-type="float" office:value="-1.764536" calcext:value-type="float">
            <text:p>-1.764536</text:p>
          </table:table-cell>
          <table:table-cell office:value-type="float" office:value="0.02637608" calcext:value-type="float">
            <text:p>0.0263760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942" calcext:value-type="float">
            <text:p>-0.0099999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0" calcext:value-type="float">
            <text:p>16122000</text:p>
          </table:table-cell>
          <table:table-cell office:value-type="float" office:value="826.2884" calcext:value-type="float">
            <text:p>826.2884</text:p>
          </table:table-cell>
          <table:table-cell office:value-type="float" office:value="387.854" calcext:value-type="float">
            <text:p>387.854</text:p>
          </table:table-cell>
          <table:table-cell office:value-type="float" office:value="72.56175" calcext:value-type="float">
            <text:p>72.56175</text:p>
          </table:table-cell>
          <table:table-cell office:value-type="float" office:value="1284.208" calcext:value-type="float">
            <text:p>1284.208</text:p>
          </table:table-cell>
          <table:table-cell office:value-type="float" office:value="325.0445" calcext:value-type="float">
            <text:p>325.0445</text:p>
          </table:table-cell>
          <table:table-cell office:value-type="float" office:value="240.1456" calcext:value-type="float">
            <text:p>240.1456</text:p>
          </table:table-cell>
          <table:table-cell office:value-type="float" office:value="0.162748" calcext:value-type="float">
            <text:p>0.162748</text:p>
          </table:table-cell>
          <table:table-cell office:value-type="float" office:value="0.1979882" calcext:value-type="float">
            <text:p>0.1979882</text:p>
          </table:table-cell>
          <table:table-cell office:value-type="float" office:value="0.2913695" calcext:value-type="float">
            <text:p>0.2913695</text:p>
          </table:table-cell>
          <table:table-cell office:value-type="float" office:value="0.2944996" calcext:value-type="float">
            <text:p>0.2944996</text:p>
          </table:table-cell>
          <table:table-cell office:value-type="float" office:value="0.2974851" calcext:value-type="float">
            <text:p>0.2974851</text:p>
          </table:table-cell>
          <table:table-cell office:value-type="float" office:value="0.3002184" calcext:value-type="float">
            <text:p>0.3002184</text:p>
          </table:table-cell>
          <table:table-cell office:value-type="float" office:value="0.3498531" calcext:value-type="float">
            <text:p>0.3498531</text:p>
          </table:table-cell>
          <table:table-cell office:value-type="float" office:value="0.3565956" calcext:value-type="float">
            <text:p>0.3565956</text:p>
          </table:table-cell>
          <table:table-cell office:value-type="float" office:value="0.3766727" calcext:value-type="float">
            <text:p>0.3766727</text:p>
          </table:table-cell>
          <table:table-cell office:value-type="float" office:value="0.3940793" calcext:value-type="float">
            <text:p>0.3940793</text:p>
          </table:table-cell>
          <table:table-cell office:value-type="float" office:value="0.4674916" calcext:value-type="float">
            <text:p>0.467491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045" calcext:value-type="float">
            <text:p>0.00012045</text:p>
          </table:table-cell>
          <table:table-cell office:value-type="float" office:value="0.308937" calcext:value-type="float">
            <text:p>0.308937</text:p>
          </table:table-cell>
          <table:table-cell office:value-type="float" office:value="0.00006194958" calcext:value-type="float">
            <text:p>6.194958E-0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724931" calcext:value-type="float">
            <text:p>-0.9724931</text:p>
          </table:table-cell>
          <table:table-cell office:value-type="float" office:value="-0.2593213" calcext:value-type="float">
            <text:p>-0.2593213</text:p>
          </table:table-cell>
          <table:table-cell office:value-type="float" office:value="-0.02336059" calcext:value-type="float">
            <text:p>-0.02336059</text:p>
          </table:table-cell>
          <table:table-cell office:value-type="float" office:value="-0.02169205" calcext:value-type="float">
            <text:p>-0.02169205</text:p>
          </table:table-cell>
          <table:table-cell office:value-type="float" office:value="-0.02022762" calcext:value-type="float">
            <text:p>-0.02022762</text:p>
          </table:table-cell>
          <table:table-cell office:value-type="float" office:value="-0.01898186" calcext:value-type="float">
            <text:p>-0.01898186</text:p>
          </table:table-cell>
          <table:table-cell office:value-type="float" office:value="-0.01719732" calcext:value-type="float">
            <text:p>-0.01719732</text:p>
          </table:table-cell>
          <table:table-cell office:value-type="float" office:value="-0.01567673" calcext:value-type="float">
            <text:p>-0.01567673</text:p>
          </table:table-cell>
          <table:table-cell office:value-type="float" office:value="-0.009281304" calcext:value-type="float">
            <text:p>-0.009281304</text:p>
          </table:table-cell>
          <table:table-cell office:value-type="float" office:value="-0.006027951" calcext:value-type="float">
            <text:p>-0.006027951</text:p>
          </table:table-cell>
          <table:table-cell office:value-type="float" office:value="1991.308" calcext:value-type="float">
            <text:p>1991.308</text:p>
          </table:table-cell>
          <table:table-cell office:value-type="float" office:value="0" calcext:value-type="float">
            <text:p>0</text:p>
          </table:table-cell>
          <table:table-cell office:value-type="float" office:value="-1.492584" calcext:value-type="float">
            <text:p>-1.492584</text:p>
          </table:table-cell>
          <table:table-cell office:value-type="float" office:value="0.02636788" calcext:value-type="float">
            <text:p>0.0263678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759" calcext:value-type="float">
            <text:p>-0.0099997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0" calcext:value-type="float">
            <text:p>17122000</text:p>
          </table:table-cell>
          <table:table-cell office:value-type="float" office:value="841.9885" calcext:value-type="float">
            <text:p>841.9885</text:p>
          </table:table-cell>
          <table:table-cell office:value-type="float" office:value="387.5526" calcext:value-type="float">
            <text:p>387.5526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96.054" calcext:value-type="float">
            <text:p>1296.054</text:p>
          </table:table-cell>
          <table:table-cell office:value-type="float" office:value="328.0112" calcext:value-type="float">
            <text:p>328.0112</text:p>
          </table:table-cell>
          <table:table-cell office:value-type="float" office:value="232.2969" calcext:value-type="float">
            <text:p>232.2969</text:p>
          </table:table-cell>
          <table:table-cell office:value-type="float" office:value="0.3013438" calcext:value-type="float">
            <text:p>0.3013438</text:p>
          </table:table-cell>
          <table:table-cell office:value-type="float" office:value="0.2321154" calcext:value-type="float">
            <text:p>0.2321154</text:p>
          </table:table-cell>
          <table:table-cell office:value-type="float" office:value="0.2955866" calcext:value-type="float">
            <text:p>0.2955866</text:p>
          </table:table-cell>
          <table:table-cell office:value-type="float" office:value="0.3050497" calcext:value-type="float">
            <text:p>0.3050497</text:p>
          </table:table-cell>
          <table:table-cell office:value-type="float" office:value="0.3308306" calcext:value-type="float">
            <text:p>0.3308306</text:p>
          </table:table-cell>
          <table:table-cell office:value-type="float" office:value="0.3690648" calcext:value-type="float">
            <text:p>0.3690648</text:p>
          </table:table-cell>
          <table:table-cell office:value-type="float" office:value="0.4353682" calcext:value-type="float">
            <text:p>0.4353682</text:p>
          </table:table-cell>
          <table:table-cell office:value-type="float" office:value="0.3586281" calcext:value-type="float">
            <text:p>0.3586281</text:p>
          </table:table-cell>
          <table:table-cell office:value-type="float" office:value="0.3763482" calcext:value-type="float">
            <text:p>0.3763482</text:p>
          </table:table-cell>
          <table:table-cell office:value-type="float" office:value="0.393323" calcext:value-type="float">
            <text:p>0.393323</text:p>
          </table:table-cell>
          <table:table-cell office:value-type="float" office:value="0.4646949" calcext:value-type="float">
            <text:p>0.464694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425" calcext:value-type="float">
            <text:p>0.00145425</text:p>
          </table:table-cell>
          <table:table-cell office:value-type="float" office:value="0.2749463" calcext:value-type="float">
            <text:p>0.2749463</text:p>
          </table:table-cell>
          <table:table-cell office:value-type="float" office:value="9.45203E-016" calcext:value-type="float">
            <text:p>9.45203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021943" calcext:value-type="float">
            <text:p>-0.02021943</text:p>
          </table:table-cell>
          <table:table-cell office:value-type="float" office:value="-0.09858893" calcext:value-type="float">
            <text:p>-0.09858893</text:p>
          </table:table-cell>
          <table:table-cell office:value-type="float" office:value="-0.02120957" calcext:value-type="float">
            <text:p>-0.02120957</text:p>
          </table:table-cell>
          <table:table-cell office:value-type="float" office:value="-0.01714597" calcext:value-type="float">
            <text:p>-0.01714597</text:p>
          </table:table-cell>
          <table:table-cell office:value-type="float" office:value="-0.009846734" calcext:value-type="float">
            <text:p>-0.009846734</text:p>
          </table:table-cell>
          <table:table-cell office:value-type="float" office:value="-0.004565343" calcext:value-type="float">
            <text:p>-0.004565343</text:p>
          </table:table-cell>
          <table:table-cell office:value-type="float" office:value="-0.002092123" calcext:value-type="float">
            <text:p>-0.002092123</text:p>
          </table:table-cell>
          <table:table-cell office:value-type="float" office:value="-0.01485679" calcext:value-type="float">
            <text:p>-0.01485679</text:p>
          </table:table-cell>
          <table:table-cell office:value-type="float" office:value="-0.009358541" calcext:value-type="float">
            <text:p>-0.009358541</text:p>
          </table:table-cell>
          <table:table-cell office:value-type="float" office:value="-0.006140034" calcext:value-type="float">
            <text:p>-0.006140034</text:p>
          </table:table-cell>
          <table:table-cell office:value-type="float" office:value="2000.249" calcext:value-type="float">
            <text:p>2000.249</text:p>
          </table:table-cell>
          <table:table-cell office:value-type="float" office:value="0" calcext:value-type="float">
            <text:p>0</text:p>
          </table:table-cell>
          <table:table-cell office:value-type="float" office:value="-0.06310887" calcext:value-type="float">
            <text:p>-0.06310887</text:p>
          </table:table-cell>
          <table:table-cell office:value-type="float" office:value="0.02765108" calcext:value-type="float">
            <text:p>0.02765108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0.007707783" calcext:value-type="float">
            <text:p>-0.0077077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0" calcext:value-type="float">
            <text:p>18122000</text:p>
          </table:table-cell>
          <table:table-cell office:value-type="float" office:value="841.9885" calcext:value-type="float">
            <text:p>841.9885</text:p>
          </table:table-cell>
          <table:table-cell office:value-type="float" office:value="387.5331" calcext:value-type="float">
            <text:p>387.5331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90.047" calcext:value-type="float">
            <text:p>1290.047</text:p>
          </table:table-cell>
          <table:table-cell office:value-type="float" office:value="334.0388" calcext:value-type="float">
            <text:p>334.0388</text:p>
          </table:table-cell>
          <table:table-cell office:value-type="float" office:value="228.4321" calcext:value-type="float">
            <text:p>228.4321</text:p>
          </table:table-cell>
          <table:table-cell office:value-type="float" office:value="0.1871816" calcext:value-type="float">
            <text:p>0.1871816</text:p>
          </table:table-cell>
          <table:table-cell office:value-type="float" office:value="0.2585936" calcext:value-type="float">
            <text:p>0.2585936</text:p>
          </table:table-cell>
          <table:table-cell office:value-type="float" office:value="0.3127984" calcext:value-type="float">
            <text:p>0.3127984</text:p>
          </table:table-cell>
          <table:table-cell office:value-type="float" office:value="0.3252259" calcext:value-type="float">
            <text:p>0.3252259</text:p>
          </table:table-cell>
          <table:table-cell office:value-type="float" office:value="0.3376437" calcext:value-type="float">
            <text:p>0.3376437</text:p>
          </table:table-cell>
          <table:table-cell office:value-type="float" office:value="0.348573" calcext:value-type="float">
            <text:p>0.348573</text:p>
          </table:table-cell>
          <table:table-cell office:value-type="float" office:value="0.3978749" calcext:value-type="float">
            <text:p>0.3978749</text:p>
          </table:table-cell>
          <table:table-cell office:value-type="float" office:value="0.3608217" calcext:value-type="float">
            <text:p>0.3608217</text:p>
          </table:table-cell>
          <table:table-cell office:value-type="float" office:value="0.3761927" calcext:value-type="float">
            <text:p>0.3761927</text:p>
          </table:table-cell>
          <table:table-cell office:value-type="float" office:value="0.3926917" calcext:value-type="float">
            <text:p>0.3926917</text:p>
          </table:table-cell>
          <table:table-cell office:value-type="float" office:value="0.4619696" calcext:value-type="float">
            <text:p>0.46196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245569" calcext:value-type="float">
            <text:p>0.0001245569</text:p>
          </table:table-cell>
          <table:table-cell office:value-type="float" office:value="0.2481758" calcext:value-type="float">
            <text:p>0.2481758</text:p>
          </table:table-cell>
          <table:table-cell office:value-type="float" office:value="9.452004E-016" calcext:value-type="float">
            <text:p>9.452004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656945" calcext:value-type="float">
            <text:p>-0.3656945</text:p>
          </table:table-cell>
          <table:table-cell office:value-type="float" office:value="-0.05082044" calcext:value-type="float">
            <text:p>-0.05082044</text:p>
          </table:table-cell>
          <table:table-cell office:value-type="float" office:value="-0.01430481" calcext:value-type="float">
            <text:p>-0.01430481</text:p>
          </table:table-cell>
          <table:table-cell office:value-type="float" office:value="-0.01088954" calcext:value-type="float">
            <text:p>-0.01088954</text:p>
          </table:table-cell>
          <table:table-cell office:value-type="float" office:value="-0.008372821" calcext:value-type="float">
            <text:p>-0.008372821</text:p>
          </table:table-cell>
          <table:table-cell office:value-type="float" office:value="-0.006697624" calcext:value-type="float">
            <text:p>-0.006697624</text:p>
          </table:table-cell>
          <table:table-cell office:value-type="float" office:value="-0.004903116" calcext:value-type="float">
            <text:p>-0.004903116</text:p>
          </table:table-cell>
          <table:table-cell office:value-type="float" office:value="-0.01400484" calcext:value-type="float">
            <text:p>-0.01400484</text:p>
          </table:table-cell>
          <table:table-cell office:value-type="float" office:value="-0.009396052" calcext:value-type="float">
            <text:p>-0.009396052</text:p>
          </table:table-cell>
          <table:table-cell office:value-type="float" office:value="-0.006235417" calcext:value-type="float">
            <text:p>-0.006235417</text:p>
          </table:table-cell>
          <table:table-cell office:value-type="float" office:value="2012.334" calcext:value-type="float">
            <text:p>2012.334</text:p>
          </table:table-cell>
          <table:table-cell office:value-type="float" office:value="0" calcext:value-type="float">
            <text:p>0</text:p>
          </table:table-cell>
          <table:table-cell office:value-type="float" office:value="-0.6127322" calcext:value-type="float">
            <text:p>-0.6127322</text:p>
          </table:table-cell>
          <table:table-cell office:value-type="float" office:value="0.02629783" calcext:value-type="float">
            <text:p>0.0262978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654" calcext:value-type="float">
            <text:p>-0.00999965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0" calcext:value-type="float">
            <text:p>19122000</text:p>
          </table:table-cell>
          <table:table-cell office:value-type="float" office:value="842.5886" calcext:value-type="float">
            <text:p>842.5886</text:p>
          </table:table-cell>
          <table:table-cell office:value-type="float" office:value="387.4164" calcext:value-type="float">
            <text:p>387.4164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5.232" calcext:value-type="float">
            <text:p>1285.232</text:p>
          </table:table-cell>
          <table:table-cell office:value-type="float" office:value="339.5688" calcext:value-type="float">
            <text:p>339.5688</text:p>
          </table:table-cell>
          <table:table-cell office:value-type="float" office:value="229.2751" calcext:value-type="float">
            <text:p>229.2751</text:p>
          </table:table-cell>
          <table:table-cell office:value-type="float" office:value="0.2070186" calcext:value-type="float">
            <text:p>0.2070186</text:p>
          </table:table-cell>
          <table:table-cell office:value-type="float" office:value="0.2875047" calcext:value-type="float">
            <text:p>0.2875047</text:p>
          </table:table-cell>
          <table:table-cell office:value-type="float" office:value="0.3068567" calcext:value-type="float">
            <text:p>0.3068567</text:p>
          </table:table-cell>
          <table:table-cell office:value-type="float" office:value="0.3144513" calcext:value-type="float">
            <text:p>0.3144513</text:p>
          </table:table-cell>
          <table:table-cell office:value-type="float" office:value="0.3208258" calcext:value-type="float">
            <text:p>0.3208258</text:p>
          </table:table-cell>
          <table:table-cell office:value-type="float" office:value="0.3271178" calcext:value-type="float">
            <text:p>0.3271178</text:p>
          </table:table-cell>
          <table:table-cell office:value-type="float" office:value="0.3779349" calcext:value-type="float">
            <text:p>0.3779349</text:p>
          </table:table-cell>
          <table:table-cell office:value-type="float" office:value="0.3613563" calcext:value-type="float">
            <text:p>0.3613563</text:p>
          </table:table-cell>
          <table:table-cell office:value-type="float" office:value="0.3761141" calcext:value-type="float">
            <text:p>0.3761141</text:p>
          </table:table-cell>
          <table:table-cell office:value-type="float" office:value="0.3921471" calcext:value-type="float">
            <text:p>0.3921471</text:p>
          </table:table-cell>
          <table:table-cell office:value-type="float" office:value="0.4593045" calcext:value-type="float">
            <text:p>0.4593045</text:p>
          </table:table-cell>
          <table:table-cell office:value-type="float" office:value="0.5112643" calcext:value-type="float">
            <text:p>0.5112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4857" calcext:value-type="float">
            <text:p>0.0001194857</text:p>
          </table:table-cell>
          <table:table-cell office:value-type="float" office:value="0.2189638" calcext:value-type="float">
            <text:p>0.2189638</text:p>
          </table:table-cell>
          <table:table-cell office:value-type="float" office:value="9.451965E-016" calcext:value-type="float">
            <text:p>9.451965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77588" calcext:value-type="float">
            <text:p>-0.1977588</text:p>
          </table:table-cell>
          <table:table-cell office:value-type="float" office:value="-0.02581778" calcext:value-type="float">
            <text:p>-0.02581778</text:p>
          </table:table-cell>
          <table:table-cell office:value-type="float" office:value="-0.01626448" calcext:value-type="float">
            <text:p>-0.01626448</text:p>
          </table:table-cell>
          <table:table-cell office:value-type="float" office:value="-0.01373591" calcext:value-type="float">
            <text:p>-0.01373591</text:p>
          </table:table-cell>
          <table:table-cell office:value-type="float" office:value="-0.011954" calcext:value-type="float">
            <text:p>-0.011954</text:p>
          </table:table-cell>
          <table:table-cell office:value-type="float" office:value="-0.01043421" calcext:value-type="float">
            <text:p>-0.01043421</text:p>
          </table:table-cell>
          <table:table-cell office:value-type="float" office:value="-0.008083847" calcext:value-type="float">
            <text:p>-0.008083847</text:p>
          </table:table-cell>
          <table:table-cell office:value-type="float" office:value="-0.0138022" calcext:value-type="float">
            <text:p>-0.0138022</text:p>
          </table:table-cell>
          <table:table-cell office:value-type="float" office:value="-0.009414983" calcext:value-type="float">
            <text:p>-0.009414983</text:p>
          </table:table-cell>
          <table:table-cell office:value-type="float" office:value="-0.006318977" calcext:value-type="float">
            <text:p>-0.006318977</text:p>
          </table:table-cell>
          <table:table-cell office:value-type="float" office:value="2023.935" calcext:value-type="float">
            <text:p>2023.935</text:p>
          </table:table-cell>
          <table:table-cell office:value-type="float" office:value="0" calcext:value-type="float">
            <text:p>0</text:p>
          </table:table-cell>
          <table:table-cell office:value-type="float" office:value="-0.3501877" calcext:value-type="float">
            <text:p>-0.3501877</text:p>
          </table:table-cell>
          <table:table-cell office:value-type="float" office:value="0.02627228" calcext:value-type="float">
            <text:p>0.0262722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621" calcext:value-type="float">
            <text:p>-0.0099996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0" calcext:value-type="float">
            <text:p>20122000</text:p>
          </table:table-cell>
          <table:table-cell office:value-type="float" office:value="842.5886" calcext:value-type="float">
            <text:p>842.5886</text:p>
          </table:table-cell>
          <table:table-cell office:value-type="float" office:value="387.3615" calcext:value-type="float">
            <text:p>387.3615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3.084" calcext:value-type="float">
            <text:p>1283.084</text:p>
          </table:table-cell>
          <table:table-cell office:value-type="float" office:value="341.7733" calcext:value-type="float">
            <text:p>341.7733</text:p>
          </table:table-cell>
          <table:table-cell office:value-type="float" office:value="227.1229" calcext:value-type="float">
            <text:p>227.1229</text:p>
          </table:table-cell>
          <table:table-cell office:value-type="float" office:value="0.2017778" calcext:value-type="float">
            <text:p>0.2017778</text:p>
          </table:table-cell>
          <table:table-cell office:value-type="float" office:value="0.2930844" calcext:value-type="float">
            <text:p>0.2930844</text:p>
          </table:table-cell>
          <table:table-cell office:value-type="float" office:value="0.2990805" calcext:value-type="float">
            <text:p>0.2990805</text:p>
          </table:table-cell>
          <table:table-cell office:value-type="float" office:value="0.3057856" calcext:value-type="float">
            <text:p>0.3057856</text:p>
          </table:table-cell>
          <table:table-cell office:value-type="float" office:value="0.3115582" calcext:value-type="float">
            <text:p>0.3115582</text:p>
          </table:table-cell>
          <table:table-cell office:value-type="float" office:value="0.3178126" calcext:value-type="float">
            <text:p>0.3178126</text:p>
          </table:table-cell>
          <table:table-cell office:value-type="float" office:value="0.3723212" calcext:value-type="float">
            <text:p>0.3723212</text:p>
          </table:table-cell>
          <table:table-cell office:value-type="float" office:value="0.3615557" calcext:value-type="float">
            <text:p>0.3615557</text:p>
          </table:table-cell>
          <table:table-cell office:value-type="float" office:value="0.3767813" calcext:value-type="float">
            <text:p>0.3767813</text:p>
          </table:table-cell>
          <table:table-cell office:value-type="float" office:value="0.3928809" calcext:value-type="float">
            <text:p>0.3928809</text:p>
          </table:table-cell>
          <table:table-cell office:value-type="float" office:value="0.4584845" calcext:value-type="float">
            <text:p>0.458484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032052" calcext:value-type="float">
            <text:p>0.003032052</text:p>
          </table:table-cell>
          <table:table-cell office:value-type="float" office:value="0.198974" calcext:value-type="float">
            <text:p>0.198974</text:p>
          </table:table-cell>
          <table:table-cell office:value-type="float" office:value="9.451937E-016" calcext:value-type="float">
            <text:p>9.451937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28182" calcext:value-type="float">
            <text:p>-0.228182</text:p>
          </table:table-cell>
          <table:table-cell office:value-type="float" office:value="-0.02244433" calcext:value-type="float">
            <text:p>-0.02244433</text:p>
          </table:table-cell>
          <table:table-cell office:value-type="float" office:value="-0.01947265" calcext:value-type="float">
            <text:p>-0.01947265</text:p>
          </table:table-cell>
          <table:table-cell office:value-type="float" office:value="-0.01670306" calcext:value-type="float">
            <text:p>-0.01670306</text:p>
          </table:table-cell>
          <table:table-cell office:value-type="float" office:value="-0.01466909" calcext:value-type="float">
            <text:p>-0.01466909</text:p>
          </table:table-cell>
          <table:table-cell office:value-type="float" office:value="-0.01277801" calcext:value-type="float">
            <text:p>-0.01277801</text:p>
          </table:table-cell>
          <table:table-cell office:value-type="float" office:value="-0.009354499" calcext:value-type="float">
            <text:p>-0.009354499</text:p>
          </table:table-cell>
          <table:table-cell office:value-type="float" office:value="-0.01373364" calcext:value-type="float">
            <text:p>-0.01373364</text:p>
          </table:table-cell>
          <table:table-cell office:value-type="float" office:value="-0.009262363" calcext:value-type="float">
            <text:p>-0.009262363</text:p>
          </table:table-cell>
          <table:table-cell office:value-type="float" office:value="-0.006213296" calcext:value-type="float">
            <text:p>-0.006213296</text:p>
          </table:table-cell>
          <table:table-cell office:value-type="float" office:value="2032.242" calcext:value-type="float">
            <text:p>2032.242</text:p>
          </table:table-cell>
          <table:table-cell office:value-type="float" office:value="0" calcext:value-type="float">
            <text:p>0</text:p>
          </table:table-cell>
          <table:table-cell office:value-type="float" office:value="-0.528316" calcext:value-type="float">
            <text:p>-0.528316</text:p>
          </table:table-cell>
          <table:table-cell office:value-type="float" office:value="0.02626357" calcext:value-type="float">
            <text:p>0.02626357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21864" calcext:value-type="float">
            <text:p>-1.5218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0" calcext:value-type="float">
            <text:p>21122000</text:p>
          </table:table-cell>
          <table:table-cell office:value-type="float" office:value="842.5886" calcext:value-type="float">
            <text:p>842.5886</text:p>
          </table:table-cell>
          <table:table-cell office:value-type="float" office:value="387.2679" calcext:value-type="float">
            <text:p>387.2679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6.111" calcext:value-type="float">
            <text:p>1286.111</text:p>
          </table:table-cell>
          <table:table-cell office:value-type="float" office:value="338.8386" calcext:value-type="float">
            <text:p>338.8386</text:p>
          </table:table-cell>
          <table:table-cell office:value-type="float" office:value="225.4944" calcext:value-type="float">
            <text:p>225.4944</text:p>
          </table:table-cell>
          <table:table-cell office:value-type="float" office:value="0.1790964" calcext:value-type="float">
            <text:p>0.1790964</text:p>
          </table:table-cell>
          <table:table-cell office:value-type="float" office:value="0.2934337" calcext:value-type="float">
            <text:p>0.2934337</text:p>
          </table:table-cell>
          <table:table-cell office:value-type="float" office:value="0.2975902" calcext:value-type="float">
            <text:p>0.2975902</text:p>
          </table:table-cell>
          <table:table-cell office:value-type="float" office:value="0.3031739" calcext:value-type="float">
            <text:p>0.3031739</text:p>
          </table:table-cell>
          <table:table-cell office:value-type="float" office:value="0.3082106" calcext:value-type="float">
            <text:p>0.3082106</text:p>
          </table:table-cell>
          <table:table-cell office:value-type="float" office:value="0.313593" calcext:value-type="float">
            <text:p>0.313593</text:p>
          </table:table-cell>
          <table:table-cell office:value-type="float" office:value="0.3666978" calcext:value-type="float">
            <text:p>0.3666978</text:p>
          </table:table-cell>
          <table:table-cell office:value-type="float" office:value="0.3623741" calcext:value-type="float">
            <text:p>0.3623741</text:p>
          </table:table-cell>
          <table:table-cell office:value-type="float" office:value="0.3788969" calcext:value-type="float">
            <text:p>0.3788969</text:p>
          </table:table-cell>
          <table:table-cell office:value-type="float" office:value="0.3962149" calcext:value-type="float">
            <text:p>0.3962149</text:p>
          </table:table-cell>
          <table:table-cell office:value-type="float" office:value="0.4620259" calcext:value-type="float">
            <text:p>0.462025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56057" calcext:value-type="float">
            <text:p>0.01056057</text:p>
          </table:table-cell>
          <table:table-cell office:value-type="float" office:value="0.1904964" calcext:value-type="float">
            <text:p>0.1904964</text:p>
          </table:table-cell>
          <table:table-cell office:value-type="float" office:value="9.451909E-016" calcext:value-type="float">
            <text:p>9.451909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743733" calcext:value-type="float">
            <text:p>-0.4743733</text:p>
          </table:table-cell>
          <table:table-cell office:value-type="float" office:value="-0.02222561" calcext:value-type="float">
            <text:p>-0.02222561</text:p>
          </table:table-cell>
          <table:table-cell office:value-type="float" office:value="-0.02016801" calcext:value-type="float">
            <text:p>-0.02016801</text:p>
          </table:table-cell>
          <table:table-cell office:value-type="float" office:value="-0.01773157" calcext:value-type="float">
            <text:p>-0.01773157</text:p>
          </table:table-cell>
          <table:table-cell office:value-type="float" office:value="-0.01581551" calcext:value-type="float">
            <text:p>-0.01581551</text:p>
          </table:table-cell>
          <table:table-cell office:value-type="float" office:value="-0.01402076" calcext:value-type="float">
            <text:p>-0.01402076</text:p>
          </table:table-cell>
          <table:table-cell office:value-type="float" office:value="-0.01082982" calcext:value-type="float">
            <text:p>-0.01082982</text:p>
          </table:table-cell>
          <table:table-cell office:value-type="float" office:value="-0.01343658" calcext:value-type="float">
            <text:p>-0.01343658</text:p>
          </table:table-cell>
          <table:table-cell office:value-type="float" office:value="-0.008776984" calcext:value-type="float">
            <text:p>-0.008776984</text:p>
          </table:table-cell>
          <table:table-cell office:value-type="float" office:value="-0.005729399" calcext:value-type="float">
            <text:p>-0.005729399</text:p>
          </table:table-cell>
          <table:table-cell office:value-type="float" office:value="2035.35" calcext:value-type="float">
            <text:p>2035.35</text:p>
          </table:table-cell>
          <table:table-cell office:value-type="float" office:value="0" calcext:value-type="float">
            <text:p>0</text:p>
          </table:table-cell>
          <table:table-cell office:value-type="float" office:value="-1.133035" calcext:value-type="float">
            <text:p>-1.133035</text:p>
          </table:table-cell>
          <table:table-cell office:value-type="float" office:value="0.02625068" calcext:value-type="float">
            <text:p>0.02625068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505378" calcext:value-type="float">
            <text:p>-1.50537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0" calcext:value-type="float">
            <text:p>22122000</text:p>
          </table:table-cell>
          <table:table-cell office:value-type="float" office:value="843.1887" calcext:value-type="float">
            <text:p>843.1887</text:p>
          </table:table-cell>
          <table:table-cell office:value-type="float" office:value="387.1231" calcext:value-type="float">
            <text:p>387.1231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9.747" calcext:value-type="float">
            <text:p>1289.747</text:p>
          </table:table-cell>
          <table:table-cell office:value-type="float" office:value="335.9472" calcext:value-type="float">
            <text:p>335.9472</text:p>
          </table:table-cell>
          <table:table-cell office:value-type="float" office:value="227.0019" calcext:value-type="float">
            <text:p>227.0019</text:p>
          </table:table-cell>
          <table:table-cell office:value-type="float" office:value="0.1723093" calcext:value-type="float">
            <text:p>0.1723093</text:p>
          </table:table-cell>
          <table:table-cell office:value-type="float" office:value="0.2914387" calcext:value-type="float">
            <text:p>0.2914387</text:p>
          </table:table-cell>
          <table:table-cell office:value-type="float" office:value="0.295936" calcext:value-type="float">
            <text:p>0.295936</text:p>
          </table:table-cell>
          <table:table-cell office:value-type="float" office:value="0.3014584" calcext:value-type="float">
            <text:p>0.3014584</text:p>
          </table:table-cell>
          <table:table-cell office:value-type="float" office:value="0.3057735" calcext:value-type="float">
            <text:p>0.3057735</text:p>
          </table:table-cell>
          <table:table-cell office:value-type="float" office:value="0.30998" calcext:value-type="float">
            <text:p>0.30998</text:p>
          </table:table-cell>
          <table:table-cell office:value-type="float" office:value="0.3619926" calcext:value-type="float">
            <text:p>0.3619926</text:p>
          </table:table-cell>
          <table:table-cell office:value-type="float" office:value="0.3628897" calcext:value-type="float">
            <text:p>0.3628897</text:p>
          </table:table-cell>
          <table:table-cell office:value-type="float" office:value="0.3805466" calcext:value-type="float">
            <text:p>0.3805466</text:p>
          </table:table-cell>
          <table:table-cell office:value-type="float" office:value="0.3990722" calcext:value-type="float">
            <text:p>0.3990722</text:p>
          </table:table-cell>
          <table:table-cell office:value-type="float" office:value="0.4655475" calcext:value-type="float">
            <text:p>0.465547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70685" calcext:value-type="float">
            <text:p>0.01070685</text:p>
          </table:table-cell>
          <table:table-cell office:value-type="float" office:value="0.192625" calcext:value-type="float">
            <text:p>0.192625</text:p>
          </table:table-cell>
          <table:table-cell office:value-type="float" office:value="9.451883E-016" calcext:value-type="float">
            <text:p>9.451883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041765" calcext:value-type="float">
            <text:p>-0.6041765</text:p>
          </table:table-cell>
          <table:table-cell office:value-type="float" office:value="-0.02330451" calcext:value-type="float">
            <text:p>-0.02330451</text:p>
          </table:table-cell>
          <table:table-cell office:value-type="float" office:value="-0.02095775" calcext:value-type="float">
            <text:p>-0.02095775</text:p>
          </table:table-cell>
          <table:table-cell office:value-type="float" office:value="-0.01844366" calcext:value-type="float">
            <text:p>-0.01844366</text:p>
          </table:table-cell>
          <table:table-cell office:value-type="float" office:value="-0.01671324" calcext:value-type="float">
            <text:p>-0.01671324</text:p>
          </table:table-cell>
          <table:table-cell office:value-type="float" office:value="-0.01519686" calcext:value-type="float">
            <text:p>-0.01519686</text:p>
          </table:table-cell>
          <table:table-cell office:value-type="float" office:value="-0.01227077" calcext:value-type="float">
            <text:p>-0.01227077</text:p>
          </table:table-cell>
          <table:table-cell office:value-type="float" office:value="-0.01325344" calcext:value-type="float">
            <text:p>-0.01325344</text:p>
          </table:table-cell>
          <table:table-cell office:value-type="float" office:value="-0.008417941" calcext:value-type="float">
            <text:p>-0.008417941</text:p>
          </table:table-cell>
          <table:table-cell office:value-type="float" office:value="-0.005347614" calcext:value-type="float">
            <text:p>-0.005347614</text:p>
          </table:table-cell>
          <table:table-cell office:value-type="float" office:value="2038.319" calcext:value-type="float">
            <text:p>2038.319</text:p>
          </table:table-cell>
          <table:table-cell office:value-type="float" office:value="0" calcext:value-type="float">
            <text:p>0</text:p>
          </table:table-cell>
          <table:table-cell office:value-type="float" office:value="-1.41952" calcext:value-type="float">
            <text:p>-1.41952</text:p>
          </table:table-cell>
          <table:table-cell office:value-type="float" office:value="0.02625015" calcext:value-type="float">
            <text:p>0.0262501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488988" calcext:value-type="float">
            <text:p>-1.48898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0" calcext:value-type="float">
            <text:p>23122000</text:p>
          </table:table-cell>
          <table:table-cell office:value-type="float" office:value="843.1887" calcext:value-type="float">
            <text:p>843.1887</text:p>
          </table:table-cell>
          <table:table-cell office:value-type="float" office:value="387.1237" calcext:value-type="float">
            <text:p>387.1237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92.592" calcext:value-type="float">
            <text:p>1292.592</text:p>
          </table:table-cell>
          <table:table-cell office:value-type="float" office:value="333.1021" calcext:value-type="float">
            <text:p>333.1021</text:p>
          </table:table-cell>
          <table:table-cell office:value-type="float" office:value="225.1914" calcext:value-type="float">
            <text:p>225.1914</text:p>
          </table:table-cell>
          <table:table-cell office:value-type="float" office:value="0.1681419" calcext:value-type="float">
            <text:p>0.1681419</text:p>
          </table:table-cell>
          <table:table-cell office:value-type="float" office:value="0.2898497" calcext:value-type="float">
            <text:p>0.2898497</text:p>
          </table:table-cell>
          <table:table-cell office:value-type="float" office:value="0.2942908" calcext:value-type="float">
            <text:p>0.2942908</text:p>
          </table:table-cell>
          <table:table-cell office:value-type="float" office:value="0.2995945" calcext:value-type="float">
            <text:p>0.2995945</text:p>
          </table:table-cell>
          <table:table-cell office:value-type="float" office:value="0.3038189" calcext:value-type="float">
            <text:p>0.3038189</text:p>
          </table:table-cell>
          <table:table-cell office:value-type="float" office:value="0.3079314" calcext:value-type="float">
            <text:p>0.3079314</text:p>
          </table:table-cell>
          <table:table-cell office:value-type="float" office:value="0.3594179" calcext:value-type="float">
            <text:p>0.3594179</text:p>
          </table:table-cell>
          <table:table-cell office:value-type="float" office:value="0.3630424" calcext:value-type="float">
            <text:p>0.3630424</text:p>
          </table:table-cell>
          <table:table-cell office:value-type="float" office:value="0.3818777" calcext:value-type="float">
            <text:p>0.3818777</text:p>
          </table:table-cell>
          <table:table-cell office:value-type="float" office:value="0.401485" calcext:value-type="float">
            <text:p>0.401485</text:p>
          </table:table-cell>
          <table:table-cell office:value-type="float" office:value="0.4690974" calcext:value-type="float">
            <text:p>0.4690974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75479" calcext:value-type="float">
            <text:p>0.009175479</text:p>
          </table:table-cell>
          <table:table-cell office:value-type="float" office:value="0.1985148" calcext:value-type="float">
            <text:p>0.1985148</text:p>
          </table:table-cell>
          <table:table-cell office:value-type="float" office:value="9.451855E-016" calcext:value-type="float">
            <text:p>9.451855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001447" calcext:value-type="float">
            <text:p>-0.7001447</text:p>
          </table:table-cell>
          <table:table-cell office:value-type="float" office:value="-0.02419651" calcext:value-type="float">
            <text:p>-0.02419651</text:p>
          </table:table-cell>
          <table:table-cell office:value-type="float" office:value="-0.02178228" calcext:value-type="float">
            <text:p>-0.02178228</text:p>
          </table:table-cell>
          <table:table-cell office:value-type="float" office:value="-0.01925276" calcext:value-type="float">
            <text:p>-0.01925276</text:p>
          </table:table-cell>
          <table:table-cell office:value-type="float" office:value="-0.01747544" calcext:value-type="float">
            <text:p>-0.01747544</text:p>
          </table:table-cell>
          <table:table-cell office:value-type="float" office:value="-0.01591724" calcext:value-type="float">
            <text:p>-0.01591724</text:p>
          </table:table-cell>
          <table:table-cell office:value-type="float" office:value="-0.0131499" calcext:value-type="float">
            <text:p>-0.0131499</text:p>
          </table:table-cell>
          <table:table-cell office:value-type="float" office:value="-0.01319911" calcext:value-type="float">
            <text:p>-0.01319911</text:p>
          </table:table-cell>
          <table:table-cell office:value-type="float" office:value="-0.008140194" calcext:value-type="float">
            <text:p>-0.008140194</text:p>
          </table:table-cell>
          <table:table-cell office:value-type="float" office:value="-0.005047134" calcext:value-type="float">
            <text:p>-0.005047134</text:p>
          </table:table-cell>
          <table:table-cell office:value-type="float" office:value="2041.217" calcext:value-type="float">
            <text:p>2041.217</text:p>
          </table:table-cell>
          <table:table-cell office:value-type="float" office:value="0" calcext:value-type="float">
            <text:p>0</text:p>
          </table:table-cell>
          <table:table-cell office:value-type="float" office:value="-1.60503" calcext:value-type="float">
            <text:p>-1.60503</text:p>
          </table:table-cell>
          <table:table-cell office:value-type="float" office:value="0.02625575" calcext:value-type="float">
            <text:p>0.0262557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1.472462" calcext:value-type="float">
            <text:p>-1.47246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0" calcext:value-type="float">
            <text:p>24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7.0184" calcext:value-type="float">
            <text:p>387.0184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96.642" calcext:value-type="float">
            <text:p>1296.642</text:p>
          </table:table-cell>
          <table:table-cell office:value-type="float" office:value="331.259" calcext:value-type="float">
            <text:p>331.259</text:p>
          </table:table-cell>
          <table:table-cell office:value-type="float" office:value="236.4132" calcext:value-type="float">
            <text:p>236.4132</text:p>
          </table:table-cell>
          <table:table-cell office:value-type="float" office:value="0.16216" calcext:value-type="float">
            <text:p>0.16216</text:p>
          </table:table-cell>
          <table:table-cell office:value-type="float" office:value="0.2849065" calcext:value-type="float">
            <text:p>0.2849065</text:p>
          </table:table-cell>
          <table:table-cell office:value-type="float" office:value="0.2910636" calcext:value-type="float">
            <text:p>0.2910636</text:p>
          </table:table-cell>
          <table:table-cell office:value-type="float" office:value="0.2978585" calcext:value-type="float">
            <text:p>0.2978585</text:p>
          </table:table-cell>
          <table:table-cell office:value-type="float" office:value="0.3023876" calcext:value-type="float">
            <text:p>0.3023876</text:p>
          </table:table-cell>
          <table:table-cell office:value-type="float" office:value="0.3060786" calcext:value-type="float">
            <text:p>0.3060786</text:p>
          </table:table-cell>
          <table:table-cell office:value-type="float" office:value="0.3577422" calcext:value-type="float">
            <text:p>0.3577422</text:p>
          </table:table-cell>
          <table:table-cell office:value-type="float" office:value="0.3628101" calcext:value-type="float">
            <text:p>0.3628101</text:p>
          </table:table-cell>
          <table:table-cell office:value-type="float" office:value="0.3826232" calcext:value-type="float">
            <text:p>0.3826232</text:p>
          </table:table-cell>
          <table:table-cell office:value-type="float" office:value="0.4030108" calcext:value-type="float">
            <text:p>0.4030108</text:p>
          </table:table-cell>
          <table:table-cell office:value-type="float" office:value="0.4717906" calcext:value-type="float">
            <text:p>0.4717906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41811" calcext:value-type="float">
            <text:p>0.009741811</text:p>
          </table:table-cell>
          <table:table-cell office:value-type="float" office:value="0.2144762" calcext:value-type="float">
            <text:p>0.2144762</text:p>
          </table:table-cell>
          <table:table-cell office:value-type="float" office:value="9.451816E-016" calcext:value-type="float">
            <text:p>9.451816E-16</text:p>
          </table:table-cell>
          <table:table-cell office:value-type="float" office:value="9.909109E-016" calcext:value-type="float">
            <text:p>9.909109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757395" calcext:value-type="float">
            <text:p>-0.8757395</text:p>
          </table:table-cell>
          <table:table-cell office:value-type="float" office:value="-0.02725935" calcext:value-type="float">
            <text:p>-0.02725935</text:p>
          </table:table-cell>
          <table:table-cell office:value-type="float" office:value="-0.02350403" calcext:value-type="float">
            <text:p>-0.02350403</text:p>
          </table:table-cell>
          <table:table-cell office:value-type="float" office:value="-0.02004007" calcext:value-type="float">
            <text:p>-0.02004007</text:p>
          </table:table-cell>
          <table:table-cell office:value-type="float" office:value="-0.01804811" calcext:value-type="float">
            <text:p>-0.01804811</text:p>
          </table:table-cell>
          <table:table-cell office:value-type="float" office:value="-0.01658609" calcext:value-type="float">
            <text:p>-0.01658609</text:p>
          </table:table-cell>
          <table:table-cell office:value-type="float" office:value="-0.01375052" calcext:value-type="float">
            <text:p>-0.01375052</text:p>
          </table:table-cell>
          <table:table-cell office:value-type="float" office:value="-0.01327438" calcext:value-type="float">
            <text:p>-0.01327438</text:p>
          </table:table-cell>
          <table:table-cell office:value-type="float" office:value="-0.007983613" calcext:value-type="float">
            <text:p>-0.007983613</text:p>
          </table:table-cell>
          <table:table-cell office:value-type="float" office:value="-0.004861652" calcext:value-type="float">
            <text:p>-0.004861652</text:p>
          </table:table-cell>
          <table:table-cell office:value-type="float" office:value="2044.994" calcext:value-type="float">
            <text:p>2044.994</text:p>
          </table:table-cell>
          <table:table-cell office:value-type="float" office:value="0" calcext:value-type="float">
            <text:p>0</text:p>
          </table:table-cell>
          <table:table-cell office:value-type="float" office:value="-2.076128" calcext:value-type="float">
            <text:p>-2.076128</text:p>
          </table:table-cell>
          <table:table-cell office:value-type="float" office:value="0.02627355" calcext:value-type="float">
            <text:p>0.0262735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4" calcext:value-type="float">
            <text:p>-0.010000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0" calcext:value-type="float">
            <text:p>25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7.0051" calcext:value-type="float">
            <text:p>387.0051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93.153" calcext:value-type="float">
            <text:p>1293.153</text:p>
          </table:table-cell>
          <table:table-cell office:value-type="float" office:value="334.7636" calcext:value-type="float">
            <text:p>334.7636</text:p>
          </table:table-cell>
          <table:table-cell office:value-type="float" office:value="235.0466" calcext:value-type="float">
            <text:p>235.0466</text:p>
          </table:table-cell>
          <table:table-cell office:value-type="float" office:value="0.1597448" calcext:value-type="float">
            <text:p>0.1597448</text:p>
          </table:table-cell>
          <table:table-cell office:value-type="float" office:value="0.2711502" calcext:value-type="float">
            <text:p>0.2711502</text:p>
          </table:table-cell>
          <table:table-cell office:value-type="float" office:value="0.2906372" calcext:value-type="float">
            <text:p>0.2906372</text:p>
          </table:table-cell>
          <table:table-cell office:value-type="float" office:value="0.2959443" calcext:value-type="float">
            <text:p>0.2959443</text:p>
          </table:table-cell>
          <table:table-cell office:value-type="float" office:value="0.3002764" calcext:value-type="float">
            <text:p>0.3002764</text:p>
          </table:table-cell>
          <table:table-cell office:value-type="float" office:value="0.3034865" calcext:value-type="float">
            <text:p>0.3034865</text:p>
          </table:table-cell>
          <table:table-cell office:value-type="float" office:value="0.355066" calcext:value-type="float">
            <text:p>0.355066</text:p>
          </table:table-cell>
          <table:table-cell office:value-type="float" office:value="0.3611574" calcext:value-type="float">
            <text:p>0.3611574</text:p>
          </table:table-cell>
          <table:table-cell office:value-type="float" office:value="0.381236" calcext:value-type="float">
            <text:p>0.381236</text:p>
          </table:table-cell>
          <table:table-cell office:value-type="float" office:value="0.4009557" calcext:value-type="float">
            <text:p>0.4009557</text:p>
          </table:table-cell>
          <table:table-cell office:value-type="float" office:value="0.4693374" calcext:value-type="float">
            <text:p>0.469337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9218" calcext:value-type="float">
            <text:p>0.00719218</text:p>
          </table:table-cell>
          <table:table-cell office:value-type="float" office:value="0.2357314" calcext:value-type="float">
            <text:p>0.2357314</text:p>
          </table:table-cell>
          <table:table-cell office:value-type="float" office:value="9.45179E-016" calcext:value-type="float">
            <text:p>9.45179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587899" calcext:value-type="float">
            <text:p>-0.9587899</text:p>
          </table:table-cell>
          <table:table-cell office:value-type="float" office:value="-0.03756754" calcext:value-type="float">
            <text:p>-0.03756754</text:p>
          </table:table-cell>
          <table:table-cell office:value-type="float" office:value="-0.02376866" calcext:value-type="float">
            <text:p>-0.02376866</text:p>
          </table:table-cell>
          <table:table-cell office:value-type="float" office:value="-0.02096507" calcext:value-type="float">
            <text:p>-0.02096507</text:p>
          </table:table-cell>
          <table:table-cell office:value-type="float" office:value="-0.01895345" calcext:value-type="float">
            <text:p>-0.01895345</text:p>
          </table:table-cell>
          <table:table-cell office:value-type="float" office:value="-0.01760325" calcext:value-type="float">
            <text:p>-0.01760325</text:p>
          </table:table-cell>
          <table:table-cell office:value-type="float" office:value="-0.01478579" calcext:value-type="float">
            <text:p>-0.01478579</text:p>
          </table:table-cell>
          <table:table-cell office:value-type="float" office:value="-0.0138695" calcext:value-type="float">
            <text:p>-0.0138695</text:p>
          </table:table-cell>
          <table:table-cell office:value-type="float" office:value="-0.00826715" calcext:value-type="float">
            <text:p>-0.00826715</text:p>
          </table:table-cell>
          <table:table-cell office:value-type="float" office:value="-0.005106015" calcext:value-type="float">
            <text:p>-0.005106015</text:p>
          </table:table-cell>
          <table:table-cell office:value-type="float" office:value="2054.104" calcext:value-type="float">
            <text:p>2054.104</text:p>
          </table:table-cell>
          <table:table-cell office:value-type="float" office:value="0" calcext:value-type="float">
            <text:p>0</text:p>
          </table:table-cell>
          <table:table-cell office:value-type="float" office:value="-2.179981" calcext:value-type="float">
            <text:p>-2.179981</text:p>
          </table:table-cell>
          <table:table-cell office:value-type="float" office:value="0.02629634" calcext:value-type="float">
            <text:p>0.0262963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7" calcext:value-type="float">
            <text:p>-0.010000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0" calcext:value-type="float">
            <text:p>26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7.0052" calcext:value-type="float">
            <text:p>387.0052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90.108" calcext:value-type="float">
            <text:p>1290.108</text:p>
          </table:table-cell>
          <table:table-cell office:value-type="float" office:value="337.8092" calcext:value-type="float">
            <text:p>337.8092</text:p>
          </table:table-cell>
          <table:table-cell office:value-type="float" office:value="233.6598" calcext:value-type="float">
            <text:p>233.6598</text:p>
          </table:table-cell>
          <table:table-cell office:value-type="float" office:value="0.1574554" calcext:value-type="float">
            <text:p>0.1574554</text:p>
          </table:table-cell>
          <table:table-cell office:value-type="float" office:value="0.2453183" calcext:value-type="float">
            <text:p>0.2453183</text:p>
          </table:table-cell>
          <table:table-cell office:value-type="float" office:value="0.2903962" calcext:value-type="float">
            <text:p>0.2903962</text:p>
          </table:table-cell>
          <table:table-cell office:value-type="float" office:value="0.2952846" calcext:value-type="float">
            <text:p>0.2952846</text:p>
          </table:table-cell>
          <table:table-cell office:value-type="float" office:value="0.2994243" calcext:value-type="float">
            <text:p>0.2994243</text:p>
          </table:table-cell>
          <table:table-cell office:value-type="float" office:value="0.3032505" calcext:value-type="float">
            <text:p>0.3032505</text:p>
          </table:table-cell>
          <table:table-cell office:value-type="float" office:value="0.353706" calcext:value-type="float">
            <text:p>0.353706</text:p>
          </table:table-cell>
          <table:table-cell office:value-type="float" office:value="0.3597226" calcext:value-type="float">
            <text:p>0.3597226</text:p>
          </table:table-cell>
          <table:table-cell office:value-type="float" office:value="0.3800524" calcext:value-type="float">
            <text:p>0.3800524</text:p>
          </table:table-cell>
          <table:table-cell office:value-type="float" office:value="0.3991723" calcext:value-type="float">
            <text:p>0.3991723</text:p>
          </table:table-cell>
          <table:table-cell office:value-type="float" office:value="0.4668412" calcext:value-type="float">
            <text:p>0.466841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713825" calcext:value-type="float">
            <text:p>0.004713825</text:p>
          </table:table-cell>
          <table:table-cell office:value-type="float" office:value="0.2615503" calcext:value-type="float">
            <text:p>0.2615503</text:p>
          </table:table-cell>
          <table:table-cell office:value-type="float" office:value="9.451765E-016" calcext:value-type="float">
            <text:p>9.451765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49386" calcext:value-type="float">
            <text:p>-1.049386</text:p>
          </table:table-cell>
          <table:table-cell office:value-type="float" office:value="-0.06922985" calcext:value-type="float">
            <text:p>-0.06922985</text:p>
          </table:table-cell>
          <table:table-cell office:value-type="float" office:value="-0.02390045" calcext:value-type="float">
            <text:p>-0.02390045</text:p>
          </table:table-cell>
          <table:table-cell office:value-type="float" office:value="-0.02129348" calcext:value-type="float">
            <text:p>-0.02129348</text:p>
          </table:table-cell>
          <table:table-cell office:value-type="float" office:value="-0.01933643" calcext:value-type="float">
            <text:p>-0.01933643</text:p>
          </table:table-cell>
          <table:table-cell office:value-type="float" office:value="-0.01770404" calcext:value-type="float">
            <text:p>-0.01770404</text:p>
          </table:table-cell>
          <table:table-cell office:value-type="float" office:value="-0.01534787" calcext:value-type="float">
            <text:p>-0.01534787</text:p>
          </table:table-cell>
          <table:table-cell office:value-type="float" office:value="-0.01441103" calcext:value-type="float">
            <text:p>-0.01441103</text:p>
          </table:table-cell>
          <table:table-cell office:value-type="float" office:value="-0.008517746" calcext:value-type="float">
            <text:p>-0.008517746</text:p>
          </table:table-cell>
          <table:table-cell office:value-type="float" office:value="-0.005329108" calcext:value-type="float">
            <text:p>-0.005329108</text:p>
          </table:table-cell>
          <table:table-cell office:value-type="float" office:value="2062.847" calcext:value-type="float">
            <text:p>2062.847</text:p>
          </table:table-cell>
          <table:table-cell office:value-type="float" office:value="0" calcext:value-type="float">
            <text:p>0</text:p>
          </table:table-cell>
          <table:table-cell office:value-type="float" office:value="-2.30569" calcext:value-type="float">
            <text:p>-2.30569</text:p>
          </table:table-cell>
          <table:table-cell office:value-type="float" office:value="0.02632635" calcext:value-type="float">
            <text:p>0.0263263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25" calcext:value-type="float">
            <text:p>-0.010000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7.0313" calcext:value-type="float">
            <text:p>387.0313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7.287" calcext:value-type="float">
            <text:p>1287.287</text:p>
          </table:table-cell>
          <table:table-cell office:value-type="float" office:value="340.6059" calcext:value-type="float">
            <text:p>340.6059</text:p>
          </table:table-cell>
          <table:table-cell office:value-type="float" office:value="232.0462" calcext:value-type="float">
            <text:p>232.0462</text:p>
          </table:table-cell>
          <table:table-cell office:value-type="float" office:value="0.1578616" calcext:value-type="float">
            <text:p>0.1578616</text:p>
          </table:table-cell>
          <table:table-cell office:value-type="float" office:value="0.224202" calcext:value-type="float">
            <text:p>0.224202</text:p>
          </table:table-cell>
          <table:table-cell office:value-type="float" office:value="0.2900104" calcext:value-type="float">
            <text:p>0.2900104</text:p>
          </table:table-cell>
          <table:table-cell office:value-type="float" office:value="0.2945934" calcext:value-type="float">
            <text:p>0.2945934</text:p>
          </table:table-cell>
          <table:table-cell office:value-type="float" office:value="0.2988091" calcext:value-type="float">
            <text:p>0.2988091</text:p>
          </table:table-cell>
          <table:table-cell office:value-type="float" office:value="0.3025965" calcext:value-type="float">
            <text:p>0.3025965</text:p>
          </table:table-cell>
          <table:table-cell office:value-type="float" office:value="0.3528802" calcext:value-type="float">
            <text:p>0.3528802</text:p>
          </table:table-cell>
          <table:table-cell office:value-type="float" office:value="0.3585606" calcext:value-type="float">
            <text:p>0.3585606</text:p>
          </table:table-cell>
          <table:table-cell office:value-type="float" office:value="0.3790471" calcext:value-type="float">
            <text:p>0.3790471</text:p>
          </table:table-cell>
          <table:table-cell office:value-type="float" office:value="0.3976687" calcext:value-type="float">
            <text:p>0.3976687</text:p>
          </table:table-cell>
          <table:table-cell office:value-type="float" office:value="0.4642861" calcext:value-type="float">
            <text:p>0.464286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4" calcext:value-type="float">
            <text:p>0.000119064</text:p>
          </table:table-cell>
          <table:table-cell office:value-type="float" office:value="0.2826766" calcext:value-type="float">
            <text:p>0.2826766</text:p>
          </table:table-cell>
          <table:table-cell office:value-type="float" office:value="9.451742E-016" calcext:value-type="float">
            <text:p>9.451742E-1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31845" calcext:value-type="float">
            <text:p>-1.031845</text:p>
          </table:table-cell>
          <table:table-cell office:value-type="float" office:value="-0.1202796" calcext:value-type="float">
            <text:p>-0.1202796</text:p>
          </table:table-cell>
          <table:table-cell office:value-type="float" office:value="-0.02412152" calcext:value-type="float">
            <text:p>-0.02412152</text:p>
          </table:table-cell>
          <table:table-cell office:value-type="float" office:value="-0.02164199" calcext:value-type="float">
            <text:p>-0.02164199</text:p>
          </table:table-cell>
          <table:table-cell office:value-type="float" office:value="-0.01961303" calcext:value-type="float">
            <text:p>-0.01961303</text:p>
          </table:table-cell>
          <table:table-cell office:value-type="float" office:value="-0.01796945" calcext:value-type="float">
            <text:p>-0.01796945</text:p>
          </table:table-cell>
          <table:table-cell office:value-type="float" office:value="-0.01569688" calcext:value-type="float">
            <text:p>-0.01569688</text:p>
          </table:table-cell>
          <table:table-cell office:value-type="float" office:value="-0.01486688" calcext:value-type="float">
            <text:p>-0.01486688</text:p>
          </table:table-cell>
          <table:table-cell office:value-type="float" office:value="-0.008737232" calcext:value-type="float">
            <text:p>-0.008737232</text:p>
          </table:table-cell>
          <table:table-cell office:value-type="float" office:value="-0.005525664" calcext:value-type="float">
            <text:p>-0.005525664</text:p>
          </table:table-cell>
          <table:table-cell office:value-type="float" office:value="2071.465" calcext:value-type="float">
            <text:p>2071.465</text:p>
          </table:table-cell>
          <table:table-cell office:value-type="float" office:value="0" calcext:value-type="float">
            <text:p>0</text:p>
          </table:table-cell>
          <table:table-cell office:value-type="float" office:value="-2.075501" calcext:value-type="float">
            <text:p>-2.075501</text:p>
          </table:table-cell>
          <table:table-cell office:value-type="float" office:value="0.02634441" calcext:value-type="float">
            <text:p>0.0263444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9" calcext:value-type="float">
            <text:p>-0.010000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6.955" calcext:value-type="float">
            <text:p>386.955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4.793" calcext:value-type="float">
            <text:p>1284.793</text:p>
          </table:table-cell>
          <table:table-cell office:value-type="float" office:value="343.1775" calcext:value-type="float">
            <text:p>343.1775</text:p>
          </table:table-cell>
          <table:table-cell office:value-type="float" office:value="230.827" calcext:value-type="float">
            <text:p>230.827</text:p>
          </table:table-cell>
          <table:table-cell office:value-type="float" office:value="0.1570979" calcext:value-type="float">
            <text:p>0.1570979</text:p>
          </table:table-cell>
          <table:table-cell office:value-type="float" office:value="0.2080923" calcext:value-type="float">
            <text:p>0.2080923</text:p>
          </table:table-cell>
          <table:table-cell office:value-type="float" office:value="0.2894555" calcext:value-type="float">
            <text:p>0.2894555</text:p>
          </table:table-cell>
          <table:table-cell office:value-type="float" office:value="0.2940334" calcext:value-type="float">
            <text:p>0.2940334</text:p>
          </table:table-cell>
          <table:table-cell office:value-type="float" office:value="0.2982558" calcext:value-type="float">
            <text:p>0.2982558</text:p>
          </table:table-cell>
          <table:table-cell office:value-type="float" office:value="0.3017727" calcext:value-type="float">
            <text:p>0.3017727</text:p>
          </table:table-cell>
          <table:table-cell office:value-type="float" office:value="0.3521197" calcext:value-type="float">
            <text:p>0.3521197</text:p>
          </table:table-cell>
          <table:table-cell office:value-type="float" office:value="0.3576206" calcext:value-type="float">
            <text:p>0.3576206</text:p>
          </table:table-cell>
          <table:table-cell office:value-type="float" office:value="0.3781938" calcext:value-type="float">
            <text:p>0.3781938</text:p>
          </table:table-cell>
          <table:table-cell office:value-type="float" office:value="0.3963803" calcext:value-type="float">
            <text:p>0.3963803</text:p>
          </table:table-cell>
          <table:table-cell office:value-type="float" office:value="0.4617194" calcext:value-type="float">
            <text:p>0.4617194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59" calcext:value-type="float">
            <text:p>0.0001190659</text:p>
          </table:table-cell>
          <table:table-cell office:value-type="float" office:value="0.2987997" calcext:value-type="float">
            <text:p>0.2987997</text:p>
          </table:table-cell>
          <table:table-cell office:value-type="float" office:value="0.0000002587091" calcext:value-type="float">
            <text:p>2.587091E-07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63201" calcext:value-type="float">
            <text:p>-1.063201</text:p>
          </table:table-cell>
          <table:table-cell office:value-type="float" office:value="-0.1897625" calcext:value-type="float">
            <text:p>-0.1897625</text:p>
          </table:table-cell>
          <table:table-cell office:value-type="float" office:value="-0.02444285" calcext:value-type="float">
            <text:p>-0.02444285</text:p>
          </table:table-cell>
          <table:table-cell office:value-type="float" office:value="-0.02192919" calcext:value-type="float">
            <text:p>-0.02192919</text:p>
          </table:table-cell>
          <table:table-cell office:value-type="float" office:value="-0.01986766" calcext:value-type="float">
            <text:p>-0.01986766</text:p>
          </table:table-cell>
          <table:table-cell office:value-type="float" office:value="-0.0183137" calcext:value-type="float">
            <text:p>-0.0183137</text:p>
          </table:table-cell>
          <table:table-cell office:value-type="float" office:value="-0.01603165" calcext:value-type="float">
            <text:p>-0.01603165</text:p>
          </table:table-cell>
          <table:table-cell office:value-type="float" office:value="-0.01524729" calcext:value-type="float">
            <text:p>-0.01524729</text:p>
          </table:table-cell>
          <table:table-cell office:value-type="float" office:value="-0.008928411" calcext:value-type="float">
            <text:p>-0.008928411</text:p>
          </table:table-cell>
          <table:table-cell office:value-type="float" office:value="-0.005700377" calcext:value-type="float">
            <text:p>-0.005700377</text:p>
          </table:table-cell>
          <table:table-cell office:value-type="float" office:value="2079.906" calcext:value-type="float">
            <text:p>2079.906</text:p>
          </table:table-cell>
          <table:table-cell office:value-type="float" office:value="0" calcext:value-type="float">
            <text:p>0</text:p>
          </table:table-cell>
          <table:table-cell office:value-type="float" office:value="-2.128236" calcext:value-type="float">
            <text:p>-2.128236</text:p>
          </table:table-cell>
          <table:table-cell office:value-type="float" office:value="0.02636234" calcext:value-type="float">
            <text:p>0.02636234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8" calcext:value-type="float">
            <text:p>-0.01000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0" calcext:value-type="float">
            <text:p>29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6.8404" calcext:value-type="float">
            <text:p>386.8404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2.596" calcext:value-type="float">
            <text:p>1282.596</text:p>
          </table:table-cell>
          <table:table-cell office:value-type="float" office:value="345.487" calcext:value-type="float">
            <text:p>345.487</text:p>
          </table:table-cell>
          <table:table-cell office:value-type="float" office:value="229.5508" calcext:value-type="float">
            <text:p>229.5508</text:p>
          </table:table-cell>
          <table:table-cell office:value-type="float" office:value="0.1571043" calcext:value-type="float">
            <text:p>0.1571043</text:p>
          </table:table-cell>
          <table:table-cell office:value-type="float" office:value="0.1985987" calcext:value-type="float">
            <text:p>0.1985987</text:p>
          </table:table-cell>
          <table:table-cell office:value-type="float" office:value="0.2882549" calcext:value-type="float">
            <text:p>0.2882549</text:p>
          </table:table-cell>
          <table:table-cell office:value-type="float" office:value="0.2935057" calcext:value-type="float">
            <text:p>0.2935057</text:p>
          </table:table-cell>
          <table:table-cell office:value-type="float" office:value="0.297755" calcext:value-type="float">
            <text:p>0.297755</text:p>
          </table:table-cell>
          <table:table-cell office:value-type="float" office:value="0.3012743" calcext:value-type="float">
            <text:p>0.3012743</text:p>
          </table:table-cell>
          <table:table-cell office:value-type="float" office:value="0.3518139" calcext:value-type="float">
            <text:p>0.3518139</text:p>
          </table:table-cell>
          <table:table-cell office:value-type="float" office:value="0.3567461" calcext:value-type="float">
            <text:p>0.3567461</text:p>
          </table:table-cell>
          <table:table-cell office:value-type="float" office:value="0.3775743" calcext:value-type="float">
            <text:p>0.3775743</text:p>
          </table:table-cell>
          <table:table-cell office:value-type="float" office:value="0.3952504" calcext:value-type="float">
            <text:p>0.3952504</text:p>
          </table:table-cell>
          <table:table-cell office:value-type="float" office:value="0.4591802" calcext:value-type="float">
            <text:p>0.4591802</text:p>
          </table:table-cell>
          <table:table-cell office:value-type="float" office:value="0.5112638" calcext:value-type="float">
            <text:p>0.511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41" calcext:value-type="float">
            <text:p>0.0001190641</text:p>
          </table:table-cell>
          <table:table-cell office:value-type="float" office:value="0.3083073" calcext:value-type="float">
            <text:p>0.3083073</text:p>
          </table:table-cell>
          <table:table-cell office:value-type="float" office:value="0.0009801866" calcext:value-type="float">
            <text:p>0.0009801866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3E-039" calcext:value-type="float">
            <text:p>9.074073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62928" calcext:value-type="float">
            <text:p>-1.062928</text:p>
          </table:table-cell>
          <table:table-cell office:value-type="float" office:value="-0.2531839" calcext:value-type="float">
            <text:p>-0.2531839</text:p>
          </table:table-cell>
          <table:table-cell office:value-type="float" office:value="-0.02515369" calcext:value-type="float">
            <text:p>-0.02515369</text:p>
          </table:table-cell>
          <table:table-cell office:value-type="float" office:value="-0.02220304" calcext:value-type="float">
            <text:p>-0.02220304</text:p>
          </table:table-cell>
          <table:table-cell office:value-type="float" office:value="-0.02010018" calcext:value-type="float">
            <text:p>-0.02010018</text:p>
          </table:table-cell>
          <table:table-cell office:value-type="float" office:value="-0.01852504" calcext:value-type="float">
            <text:p>-0.01852504</text:p>
          </table:table-cell>
          <table:table-cell office:value-type="float" office:value="-0.01616366" calcext:value-type="float">
            <text:p>-0.01616366</text:p>
          </table:table-cell>
          <table:table-cell office:value-type="float" office:value="-0.01560996" calcext:value-type="float">
            <text:p>-0.01560996</text:p>
          </table:table-cell>
          <table:table-cell office:value-type="float" office:value="-0.009070475" calcext:value-type="float">
            <text:p>-0.009070475</text:p>
          </table:table-cell>
          <table:table-cell office:value-type="float" office:value="-0.005858618" calcext:value-type="float">
            <text:p>-0.005858618</text:p>
          </table:table-cell>
          <table:table-cell office:value-type="float" office:value="2088.147" calcext:value-type="float">
            <text:p>2088.147</text:p>
          </table:table-cell>
          <table:table-cell office:value-type="float" office:value="0" calcext:value-type="float">
            <text:p>0</text:p>
          </table:table-cell>
          <table:table-cell office:value-type="float" office:value="-1.930317" calcext:value-type="float">
            <text:p>-1.930317</text:p>
          </table:table-cell>
          <table:table-cell office:value-type="float" office:value="0.02637561" calcext:value-type="float">
            <text:p>0.02637561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12" calcext:value-type="float">
            <text:p>-0.010000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0" calcext:value-type="float">
            <text:p>30122000</text:p>
          </table:table-cell>
          <table:table-cell office:value-type="float" office:value="845.2889" calcext:value-type="float">
            <text:p>845.2889</text:p>
          </table:table-cell>
          <table:table-cell office:value-type="float" office:value="386.6889" calcext:value-type="float">
            <text:p>386.6889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0.714" calcext:value-type="float">
            <text:p>1280.714</text:p>
          </table:table-cell>
          <table:table-cell office:value-type="float" office:value="347.5202" calcext:value-type="float">
            <text:p>347.5202</text:p>
          </table:table-cell>
          <table:table-cell office:value-type="float" office:value="228.2442" calcext:value-type="float">
            <text:p>228.2442</text:p>
          </table:table-cell>
          <table:table-cell office:value-type="float" office:value="0.1575383" calcext:value-type="float">
            <text:p>0.1575383</text:p>
          </table:table-cell>
          <table:table-cell office:value-type="float" office:value="0.196119" calcext:value-type="float">
            <text:p>0.196119</text:p>
          </table:table-cell>
          <table:table-cell office:value-type="float" office:value="0.2872074" calcext:value-type="float">
            <text:p>0.2872074</text:p>
          </table:table-cell>
          <table:table-cell office:value-type="float" office:value="0.2926835" calcext:value-type="float">
            <text:p>0.2926835</text:p>
          </table:table-cell>
          <table:table-cell office:value-type="float" office:value="0.2971117" calcext:value-type="float">
            <text:p>0.2971117</text:p>
          </table:table-cell>
          <table:table-cell office:value-type="float" office:value="0.300671" calcext:value-type="float">
            <text:p>0.300671</text:p>
          </table:table-cell>
          <table:table-cell office:value-type="float" office:value="0.35116" calcext:value-type="float">
            <text:p>0.35116</text:p>
          </table:table-cell>
          <table:table-cell office:value-type="float" office:value="0.3565958" calcext:value-type="float">
            <text:p>0.3565958</text:p>
          </table:table-cell>
          <table:table-cell office:value-type="float" office:value="0.3770861" calcext:value-type="float">
            <text:p>0.3770861</text:p>
          </table:table-cell>
          <table:table-cell office:value-type="float" office:value="0.3942716" calcext:value-type="float">
            <text:p>0.3942716</text:p>
          </table:table-cell>
          <table:table-cell office:value-type="float" office:value="0.4566798" calcext:value-type="float">
            <text:p>0.45667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378" calcext:value-type="float">
            <text:p>0.0001190378</text:p>
          </table:table-cell>
          <table:table-cell office:value-type="float" office:value="0.3107953" calcext:value-type="float">
            <text:p>0.3107953</text:p>
          </table:table-cell>
          <table:table-cell office:value-type="float" office:value="0.002708423" calcext:value-type="float">
            <text:p>0.002708423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2E-039" calcext:value-type="float">
            <text:p>9.074072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046242" calcext:value-type="float">
            <text:p>-1.046242</text:p>
          </table:table-cell>
          <table:table-cell office:value-type="float" office:value="-0.2739338" calcext:value-type="float">
            <text:p>-0.2739338</text:p>
          </table:table-cell>
          <table:table-cell office:value-type="float" office:value="-0.02580103" calcext:value-type="float">
            <text:p>-0.02580103</text:p>
          </table:table-cell>
          <table:table-cell office:value-type="float" office:value="-0.02263855" calcext:value-type="float">
            <text:p>-0.02263855</text:p>
          </table:table-cell>
          <table:table-cell office:value-type="float" office:value="-0.02040268" calcext:value-type="float">
            <text:p>-0.02040268</text:p>
          </table:table-cell>
          <table:table-cell office:value-type="float" office:value="-0.01878323" calcext:value-type="float">
            <text:p>-0.01878323</text:p>
          </table:table-cell>
          <table:table-cell office:value-type="float" office:value="-0.01645374" calcext:value-type="float">
            <text:p>-0.01645374</text:p>
          </table:table-cell>
          <table:table-cell office:value-type="float" office:value="-0.01567724" calcext:value-type="float">
            <text:p>-0.01567724</text:p>
          </table:table-cell>
          <table:table-cell office:value-type="float" office:value="-0.009183935" calcext:value-type="float">
            <text:p>-0.009183935</text:p>
          </table:table-cell>
          <table:table-cell office:value-type="float" office:value="-0.005999645" calcext:value-type="float">
            <text:p>-0.005999645</text:p>
          </table:table-cell>
          <table:table-cell office:value-type="float" office:value="2096.169" calcext:value-type="float">
            <text:p>2096.169</text:p>
          </table:table-cell>
          <table:table-cell office:value-type="float" office:value="0" calcext:value-type="float">
            <text:p>0</text:p>
          </table:table-cell>
          <table:table-cell office:value-type="float" office:value="-1.726672" calcext:value-type="float">
            <text:p>-1.726672</text:p>
          </table:table-cell>
          <table:table-cell office:value-type="float" office:value="0.02638303" calcext:value-type="float">
            <text:p>0.0263830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1000004" calcext:value-type="float">
            <text:p>-0.0100000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0" calcext:value-type="float">
            <text:p>31122000</text:p>
          </table:table-cell>
          <table:table-cell office:value-type="float" office:value="852.0891" calcext:value-type="float">
            <text:p>852.0891</text:p>
          </table:table-cell>
          <table:table-cell office:value-type="float" office:value="386.5143" calcext:value-type="float">
            <text:p>386.5143</text:p>
          </table:table-cell>
          <table:table-cell office:value-type="float" office:value="73.75235" calcext:value-type="float">
            <text:p>73.75235</text:p>
          </table:table-cell>
          <table:table-cell office:value-type="float" office:value="1285.812" calcext:value-type="float">
            <text:p>1285.812</text:p>
          </table:table-cell>
          <table:table-cell office:value-type="float" office:value="349.3952" calcext:value-type="float">
            <text:p>349.3952</text:p>
          </table:table-cell>
          <table:table-cell office:value-type="float" office:value="251.0985" calcext:value-type="float">
            <text:p>251.0985</text:p>
          </table:table-cell>
          <table:table-cell office:value-type="float" office:value="0.1596664" calcext:value-type="float">
            <text:p>0.1596664</text:p>
          </table:table-cell>
          <table:table-cell office:value-type="float" office:value="0.1974822" calcext:value-type="float">
            <text:p>0.1974822</text:p>
          </table:table-cell>
          <table:table-cell office:value-type="float" office:value="0.2868636" calcext:value-type="float">
            <text:p>0.2868636</text:p>
          </table:table-cell>
          <table:table-cell office:value-type="float" office:value="0.292027" calcext:value-type="float">
            <text:p>0.292027</text:p>
          </table:table-cell>
          <table:table-cell office:value-type="float" office:value="0.2963731" calcext:value-type="float">
            <text:p>0.2963731</text:p>
          </table:table-cell>
          <table:table-cell office:value-type="float" office:value="0.2998686" calcext:value-type="float">
            <text:p>0.2998686</text:p>
          </table:table-cell>
          <table:table-cell office:value-type="float" office:value="0.3502645" calcext:value-type="float">
            <text:p>0.3502645</text:p>
          </table:table-cell>
          <table:table-cell office:value-type="float" office:value="0.3565954" calcext:value-type="float">
            <text:p>0.3565954</text:p>
          </table:table-cell>
          <table:table-cell office:value-type="float" office:value="0.3766893" calcext:value-type="float">
            <text:p>0.3766893</text:p>
          </table:table-cell>
          <table:table-cell office:value-type="float" office:value="0.3934282" calcext:value-type="float">
            <text:p>0.3934282</text:p>
          </table:table-cell>
          <table:table-cell office:value-type="float" office:value="0.4542269" calcext:value-type="float">
            <text:p>0.454226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90678" calcext:value-type="float">
            <text:p>0.0001190678</text:p>
          </table:table-cell>
          <table:table-cell office:value-type="float" office:value="0.309445" calcext:value-type="float">
            <text:p>0.309445</text:p>
          </table:table-cell>
          <table:table-cell office:value-type="float" office:value="0.003992835" calcext:value-type="float">
            <text:p>0.003992835</text:p>
          </table:table-cell>
          <table:table-cell office:value-type="float" office:value="9.909107E-016" calcext:value-type="float">
            <text:p>9.909107E-16</text:p>
          </table:table-cell>
          <table:table-cell office:value-type="float" office:value="9.694383E-016" calcext:value-type="float">
            <text:p>9.694383E-16</text:p>
          </table:table-cell>
          <table:table-cell office:value-type="float" office:value="1.487934E-019" calcext:value-type="float">
            <text:p>1.487934E-19</text:p>
          </table:table-cell>
          <table:table-cell office:value-type="float" office:value="1.383635E-023" calcext:value-type="float">
            <text:p>1.383635E-23</text:p>
          </table:table-cell>
          <table:table-cell office:value-type="float" office:value="3.257764E-028" calcext:value-type="float">
            <text:p>3.257764E-28</text:p>
          </table:table-cell>
          <table:table-cell office:value-type="float" office:value="3.171603E-033" calcext:value-type="float">
            <text:p>3.171603E-33</text:p>
          </table:table-cell>
          <table:table-cell office:value-type="float" office:value="9.074075E-039" calcext:value-type="float">
            <text:p>9.074075E-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640694" calcext:value-type="float">
            <text:p>-0.9640694</text:p>
          </table:table-cell>
          <table:table-cell office:value-type="float" office:value="-0.2627091" calcext:value-type="float">
            <text:p>-0.2627091</text:p>
          </table:table-cell>
          <table:table-cell office:value-type="float" office:value="-0.02602012" calcext:value-type="float">
            <text:p>-0.02602012</text:p>
          </table:table-cell>
          <table:table-cell office:value-type="float" office:value="-0.0229952" calcext:value-type="float">
            <text:p>-0.0229952</text:p>
          </table:table-cell>
          <table:table-cell office:value-type="float" office:value="-0.02075766" calcext:value-type="float">
            <text:p>-0.02075766</text:p>
          </table:table-cell>
          <table:table-cell office:value-type="float" office:value="-0.01913381" calcext:value-type="float">
            <text:p>-0.01913381</text:p>
          </table:table-cell>
          <table:table-cell office:value-type="float" office:value="-0.01686293" calcext:value-type="float">
            <text:p>-0.01686293</text:p>
          </table:table-cell>
          <table:table-cell office:value-type="float" office:value="-0.01567706" calcext:value-type="float">
            <text:p>-0.01567706</text:p>
          </table:table-cell>
          <table:table-cell office:value-type="float" office:value="-0.009277357" calcext:value-type="float">
            <text:p>-0.009277357</text:p>
          </table:table-cell>
          <table:table-cell office:value-type="float" office:value="-0.0061242" calcext:value-type="float">
            <text:p>-0.0061242</text:p>
          </table:table-cell>
          <table:table-cell office:value-type="float" office:value="2104.118" calcext:value-type="float">
            <text:p>2104.118</text:p>
          </table:table-cell>
          <table:table-cell office:value-type="float" office:value="0" calcext:value-type="float">
            <text:p>0</text:p>
          </table:table-cell>
          <table:table-cell office:value-type="float" office:value="-1.551828" calcext:value-type="float">
            <text:p>-1.551828</text:p>
          </table:table-cell>
          <table:table-cell office:value-type="float" office:value="0.02638492" calcext:value-type="float">
            <text:p>0.02638492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0.009999998" calcext:value-type="float">
            <text:p>-0.00999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7:30.558781583</dc:date>
    <meta:editing-duration>PT13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